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55.05pt"/>
    </style:style>
    <style:style style:name="co3" style:family="table-column">
      <style:table-column-properties fo:break-before="auto" style:column-width="57.34pt"/>
    </style:style>
    <style:style style:name="co4" style:family="table-column">
      <style:table-column-properties fo:break-before="auto" style:column-width="82.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ab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/>
        </table:table-row>
        <table:table-row table:style-name="ro1">
          <table:table-cell table:style-name="ce1" office:value-type="string" calcext:value-type="string">
            <text:p>2007-03-15</text:p>
          </table:table-cell>
          <table:table-cell office:value-type="float" office:value="61.91" calcext:value-type="float">
            <text:p>61.91</text:p>
          </table:table-cell>
          <table:table-cell office:value-type="float" office:value="12711000" calcext:value-type="float">
            <text:p>12711000</text:p>
          </table:table-cell>
          <table:table-cell/>
        </table:table-row>
        <table:table-row table:style-name="ro1">
          <table:table-cell table:style-name="ce1" office:value-type="string" calcext:value-type="string">
            <text:p>2007-03-16</text:p>
          </table:table-cell>
          <table:table-cell office:value-type="float" office:value="61.610001" calcext:value-type="float">
            <text:p>61.610001</text:p>
          </table:table-cell>
          <table:table-cell office:value-type="float" office:value="12357900" calcext:value-type="float">
            <text:p>12357900</text:p>
          </table:table-cell>
          <table:table-cell table:formula="of:=([.B3]-[.B2])*[.C3]+([.C3]-[.C2])*[.B3]" office:value-type="float" office:value="-25461848.9952" calcext:value-type="float">
            <text:p>-25,461,849.00</text:p>
          </table:table-cell>
        </table:table-row>
        <table:table-row table:style-name="ro1">
          <table:table-cell table:style-name="ce1" office:value-type="string" calcext:value-type="string">
            <text:p>2007-03-19</text:p>
          </table:table-cell>
          <table:table-cell office:value-type="float" office:value="61.98" calcext:value-type="float">
            <text:p>61.98</text:p>
          </table:table-cell>
          <table:table-cell office:value-type="float" office:value="5646600" calcext:value-type="float">
            <text:p>5646600</text:p>
          </table:table-cell>
          <table:table-cell table:formula="of:=([.B4]-[.B3])*[.C4]+([.C4]-[.C3])*[.B4]" office:value-type="float" office:value="-413877137.6466" calcext:value-type="float">
            <text:p>-413,877,137.65</text:p>
          </table:table-cell>
        </table:table-row>
        <table:table-row table:style-name="ro1">
          <table:table-cell table:style-name="ce1" office:value-type="string" calcext:value-type="string">
            <text:p>2007-03-20</text:p>
          </table:table-cell>
          <table:table-cell office:value-type="float" office:value="62.279999" calcext:value-type="float">
            <text:p>62.279999</text:p>
          </table:table-cell>
          <table:table-cell office:value-type="float" office:value="6516400" calcext:value-type="float">
            <text:p>6516400</text:p>
          </table:table-cell>
          <table:table-cell table:formula="of:=([.B5]-[.B4])*[.C5]+([.C5]-[.C4])*[.B5]" office:value-type="float" office:value="56126056.6138" calcext:value-type="float">
            <text:p>56,126,056.61</text:p>
          </table:table-cell>
        </table:table-row>
        <table:table-row table:style-name="ro1">
          <table:table-cell table:style-name="ce1" office:value-type="string" calcext:value-type="string">
            <text:p>2007-03-21</text:p>
          </table:table-cell>
          <table:table-cell office:value-type="float" office:value="62.959999" calcext:value-type="float">
            <text:p>62.959999</text:p>
          </table:table-cell>
          <table:table-cell office:value-type="float" office:value="8562700" calcext:value-type="float">
            <text:p>8562700</text:p>
          </table:table-cell>
          <table:table-cell table:formula="of:=([.B6]-[.B5])*[.C6]+([.C6]-[.C5])*[.B6]" office:value-type="float" office:value="134657681.9537" calcext:value-type="float">
            <text:p>134,657,681.95</text:p>
          </table:table-cell>
        </table:table-row>
        <table:table-row table:style-name="ro1">
          <table:table-cell table:style-name="ce1" office:value-type="string" calcext:value-type="string">
            <text:p>2007-03-22</text:p>
          </table:table-cell>
          <table:table-cell office:value-type="float" office:value="63.849998" calcext:value-type="float">
            <text:p>63.849998</text:p>
          </table:table-cell>
          <table:table-cell office:value-type="float" office:value="14690800" calcext:value-type="float">
            <text:p>14690800</text:p>
          </table:table-cell>
          <table:table-cell table:formula="of:=([.B7]-[.B6])*[.C7]+([.C7]-[.C6])*[.B7]" office:value-type="float" office:value="404353970.053" calcext:value-type="float">
            <text:p>404,353,970.05</text:p>
          </table:table-cell>
        </table:table-row>
        <table:table-row table:style-name="ro1">
          <table:table-cell table:style-name="ce1" office:value-type="string" calcext:value-type="string">
            <text:p>2007-03-23</text:p>
          </table:table-cell>
          <table:table-cell office:value-type="float" office:value="63.799999" calcext:value-type="float">
            <text:p>63.799999</text:p>
          </table:table-cell>
          <table:table-cell office:value-type="float" office:value="7081600" calcext:value-type="float">
            <text:p>7081600</text:p>
          </table:table-cell>
          <table:table-cell table:formula="of:=([.B8]-[.B7])*[.C8]+([.C8]-[.C7])*[.B8]" office:value-type="float" office:value="-485821025.3092" calcext:value-type="float">
            <text:p>-485,821,025.31</text:p>
          </table:table-cell>
        </table:table-row>
        <table:table-row table:style-name="ro1">
          <table:table-cell table:style-name="ce1" office:value-type="string" calcext:value-type="string">
            <text:p>2007-03-26</text:p>
          </table:table-cell>
          <table:table-cell office:value-type="float" office:value="63.900002" calcext:value-type="float">
            <text:p>63.900002</text:p>
          </table:table-cell>
          <table:table-cell office:value-type="float" office:value="7491800" calcext:value-type="float">
            <text:p>7491800</text:p>
          </table:table-cell>
          <table:table-cell table:formula="of:=([.B9]-[.B8])*[.C9]+([.C9]-[.C8])*[.B9]" office:value-type="float" office:value="26960983.2958" calcext:value-type="float">
            <text:p>26,960,983.30</text:p>
          </table:table-cell>
        </table:table-row>
        <table:table-row table:style-name="ro1">
          <table:table-cell table:style-name="ce1" office:value-type="string" calcext:value-type="string">
            <text:p>2007-03-27</text:p>
          </table:table-cell>
          <table:table-cell office:value-type="float" office:value="63.27" calcext:value-type="float">
            <text:p>63.27</text:p>
          </table:table-cell>
          <table:table-cell office:value-type="float" office:value="8039100" calcext:value-type="float">
            <text:p>8039100</text:p>
          </table:table-cell>
          <table:table-cell table:formula="of:=([.B10]-[.B9])*[.C10]+([.C10]-[.C9])*[.B10]" office:value-type="float" office:value="29563021.9218" calcext:value-type="float">
            <text:p>29,563,021.92</text:p>
          </table:table-cell>
        </table:table-row>
        <table:table-row table:style-name="ro1">
          <table:table-cell table:style-name="ce1" office:value-type="string" calcext:value-type="string">
            <text:p>2007-03-28</text:p>
          </table:table-cell>
          <table:table-cell office:value-type="float" office:value="63.009998" calcext:value-type="float">
            <text:p>63.009998</text:p>
          </table:table-cell>
          <table:table-cell office:value-type="float" office:value="7296800" calcext:value-type="float">
            <text:p>7296800</text:p>
          </table:table-cell>
          <table:table-cell table:formula="of:=([.B11]-[.B10])*[.C11]+([.C11]-[.C10])*[.B11]" office:value-type="float" office:value="-48669504.109" calcext:value-type="float">
            <text:p>-48,669,504.11</text:p>
          </table:table-cell>
        </table:table-row>
        <table:table-row table:style-name="ro1">
          <table:table-cell table:style-name="ce1" office:value-type="string" calcext:value-type="string">
            <text:p>2007-03-29</text:p>
          </table:table-cell>
          <table:table-cell office:value-type="float" office:value="63.259998" calcext:value-type="float">
            <text:p>63.259998</text:p>
          </table:table-cell>
          <table:table-cell office:value-type="float" office:value="5366300" calcext:value-type="float">
            <text:p>5366300</text:p>
          </table:table-cell>
          <table:table-cell table:formula="of:=([.B12]-[.B11])*[.C12]+([.C12]-[.C11])*[.B12]" office:value-type="float" office:value="-120781851.139" calcext:value-type="float">
            <text:p>-120,781,851.14</text:p>
          </table:table-cell>
        </table:table-row>
        <table:table-row table:style-name="ro1">
          <table:table-cell table:style-name="ce1" office:value-type="string" calcext:value-type="string">
            <text:p>2007-03-30</text:p>
          </table:table-cell>
          <table:table-cell office:value-type="float" office:value="63.16" calcext:value-type="float">
            <text:p>63.16</text:p>
          </table:table-cell>
          <table:table-cell office:value-type="float" office:value="8527800" calcext:value-type="float">
            <text:p>8527800</text:p>
          </table:table-cell>
          <table:table-cell table:formula="of:=([.B13]-[.B12])*[.C13]+([.C13]-[.C12])*[.B13]" office:value-type="float" office:value="198827577.0556" calcext:value-type="float">
            <text:p>198,827,577.06</text:p>
          </table:table-cell>
        </table:table-row>
        <table:table-row table:style-name="ro1">
          <table:table-cell table:style-name="ce1" office:value-type="string" calcext:value-type="string">
            <text:p>2007-04-02</text:p>
          </table:table-cell>
          <table:table-cell office:value-type="float" office:value="63.02" calcext:value-type="float">
            <text:p>63.02</text:p>
          </table:table-cell>
          <table:table-cell office:value-type="float" office:value="6484000" calcext:value-type="float">
            <text:p>6484000</text:p>
          </table:table-cell>
          <table:table-cell table:formula="of:=([.B14]-[.B13])*[.C14]+([.C14]-[.C13])*[.B14]" office:value-type="float" office:value="-129708036" calcext:value-type="float">
            <text:p>-129,708,036.00</text:p>
          </table:table-cell>
        </table:table-row>
        <table:table-row table:style-name="ro1">
          <table:table-cell table:style-name="ce1" office:value-type="string" calcext:value-type="string">
            <text:p>2007-04-03</text:p>
          </table:table-cell>
          <table:table-cell office:value-type="float" office:value="62.900002" calcext:value-type="float">
            <text:p>62.900002</text:p>
          </table:table-cell>
          <table:table-cell office:value-type="float" office:value="11410000" calcext:value-type="float">
            <text:p>11410000</text:p>
          </table:table-cell>
          <table:table-cell table:formula="of:=([.B15]-[.B14])*[.C15]+([.C15]-[.C14])*[.B15]" office:value-type="float" office:value="308476232.672" calcext:value-type="float">
            <text:p>308,476,232.67</text:p>
          </table:table-cell>
        </table:table-row>
        <table:table-row table:style-name="ro1">
          <table:table-cell table:style-name="ce1" office:value-type="string" calcext:value-type="string">
            <text:p>2007-04-04</text:p>
          </table:table-cell>
          <table:table-cell office:value-type="float" office:value="63.049999" calcext:value-type="float">
            <text:p>63.049999</text:p>
          </table:table-cell>
          <table:table-cell office:value-type="float" office:value="9728200" calcext:value-type="float">
            <text:p>9728200</text:p>
          </table:table-cell>
          <table:table-cell table:formula="of:=([.B16]-[.B15])*[.C16]+([.C16]-[.C15])*[.B16]" office:value-type="float" office:value="-104578287.5028" calcext:value-type="float">
            <text:p>-104,578,287.50</text:p>
          </table:table-cell>
        </table:table-row>
        <table:table-row table:style-name="ro1">
          <table:table-cell table:style-name="ce1" office:value-type="string" calcext:value-type="string">
            <text:p>2007-04-05</text:p>
          </table:table-cell>
          <table:table-cell office:value-type="float" office:value="63" calcext:value-type="float">
            <text:p>63</text:p>
          </table:table-cell>
          <table:table-cell office:value-type="float" office:value="6453000" calcext:value-type="float">
            <text:p>6453000</text:p>
          </table:table-cell>
          <table:table-cell table:formula="of:=([.B17]-[.B16])*[.C17]+([.C17]-[.C16])*[.B17]" office:value-type="float" office:value="-206660243.547" calcext:value-type="float">
            <text:p>-206,660,243.55</text:p>
          </table:table-cell>
        </table:table-row>
        <table:table-row table:style-name="ro1">
          <table:table-cell table:style-name="ce1" office:value-type="string" calcext:value-type="string">
            <text:p>2007-04-09</text:p>
          </table:table-cell>
          <table:table-cell office:value-type="float" office:value="63.259998" calcext:value-type="float">
            <text:p>63.259998</text:p>
          </table:table-cell>
          <table:table-cell office:value-type="float" office:value="7690700" calcext:value-type="float">
            <text:p>7690700</text:p>
          </table:table-cell>
          <table:table-cell table:formula="of:=([.B18]-[.B17])*[.C18]+([.C18]-[.C17])*[.B18]" office:value-type="float" office:value="80296466.1432" calcext:value-type="float">
            <text:p>80,296,466.14</text:p>
          </table:table-cell>
        </table:table-row>
        <table:table-row table:style-name="ro1">
          <table:table-cell table:style-name="ce1" office:value-type="string" calcext:value-type="string">
            <text:p>2007-04-10</text:p>
          </table:table-cell>
          <table:table-cell office:value-type="float" office:value="63.209999" calcext:value-type="float">
            <text:p>63.209999</text:p>
          </table:table-cell>
          <table:table-cell office:value-type="float" office:value="6554400" calcext:value-type="float">
            <text:p>6554400</text:p>
          </table:table-cell>
          <table:table-cell table:formula="of:=([.B19]-[.B18])*[.C19]+([.C19]-[.C18])*[.B19]" office:value-type="float" office:value="-72153235.3093" calcext:value-type="float">
            <text:p>-72,153,235.31</text:p>
          </table:table-cell>
        </table:table-row>
        <table:table-row table:style-name="ro1">
          <table:table-cell table:style-name="ce1" office:value-type="string" calcext:value-type="string">
            <text:p>2007-04-11</text:p>
          </table:table-cell>
          <table:table-cell office:value-type="float" office:value="63.040001" calcext:value-type="float">
            <text:p>63.040001</text:p>
          </table:table-cell>
          <table:table-cell office:value-type="float" office:value="9100200" calcext:value-type="float">
            <text:p>9100200</text:p>
          </table:table-cell>
          <table:table-cell table:formula="of:=([.B20]-[.B19])*[.C20]+([.C20]-[.C19])*[.B20]" office:value-type="float" office:value="158940218.7462" calcext:value-type="float">
            <text:p>158,940,218.75</text:p>
          </table:table-cell>
        </table:table-row>
        <table:table-row table:style-name="ro1">
          <table:table-cell table:style-name="ce1" office:value-type="string" calcext:value-type="string">
            <text:p>2007-04-12</text:p>
          </table:table-cell>
          <table:table-cell office:value-type="float" office:value="63.52" calcext:value-type="float">
            <text:p>63.52</text:p>
          </table:table-cell>
          <table:table-cell office:value-type="float" office:value="7570100" calcext:value-type="float">
            <text:p>7570100</text:p>
          </table:table-cell>
          <table:table-cell table:formula="of:=([.B21]-[.B20])*[.C21]+([.C21]-[.C20])*[.B21]" office:value-type="float" office:value="-93558311.5700999" calcext:value-type="float">
            <text:p>-93,558,311.57</text:p>
          </table:table-cell>
        </table:table-row>
        <table:table-row table:style-name="ro1">
          <table:table-cell table:style-name="ce1" office:value-type="string" calcext:value-type="string">
            <text:p>2007-04-13</text:p>
          </table:table-cell>
          <table:table-cell office:value-type="float" office:value="63.380001" calcext:value-type="float">
            <text:p>63.380001</text:p>
          </table:table-cell>
          <table:table-cell office:value-type="float" office:value="6548000" calcext:value-type="float">
            <text:p>6548000</text:p>
          </table:table-cell>
          <table:table-cell table:formula="of:=([.B22]-[.B21])*[.C22]+([.C22]-[.C21])*[.B22]" office:value-type="float" office:value="-65697412.4741" calcext:value-type="float">
            <text:p>-65,697,412.47</text:p>
          </table:table-cell>
        </table:table-row>
        <table:table-row table:style-name="ro1">
          <table:table-cell table:style-name="ce1" office:value-type="string" calcext:value-type="string">
            <text:p>2007-04-16</text:p>
          </table:table-cell>
          <table:table-cell office:value-type="float" office:value="63.73" calcext:value-type="float">
            <text:p>63.73</text:p>
          </table:table-cell>
          <table:table-cell office:value-type="float" office:value="8574400" calcext:value-type="float">
            <text:p>8574400</text:p>
          </table:table-cell>
          <table:table-cell table:formula="of:=([.B23]-[.B22])*[.C23]+([.C23]-[.C22])*[.B23]" office:value-type="float" office:value="132143503.4256" calcext:value-type="float">
            <text:p>132,143,503.43</text:p>
          </table:table-cell>
        </table:table-row>
        <table:table-row table:style-name="ro1">
          <table:table-cell table:style-name="ce1" office:value-type="string" calcext:value-type="string">
            <text:p>2007-04-17</text:p>
          </table:table-cell>
          <table:table-cell office:value-type="float" office:value="63.900002" calcext:value-type="float">
            <text:p>63.900002</text:p>
          </table:table-cell>
          <table:table-cell office:value-type="float" office:value="12344700" calcext:value-type="float">
            <text:p>12344700</text:p>
          </table:table-cell>
          <table:table-cell table:formula="of:=([.B24]-[.B23])*[.C24]+([.C24]-[.C23])*[.B24]" office:value-type="float" office:value="243020801.23" calcext:value-type="float">
            <text:p>243,020,801.23</text:p>
          </table:table-cell>
        </table:table-row>
        <table:table-row table:style-name="ro1">
          <table:table-cell table:style-name="ce1" office:value-type="string" calcext:value-type="string">
            <text:p>2007-04-18</text:p>
          </table:table-cell>
          <table:table-cell office:value-type="float" office:value="63.759998" calcext:value-type="float">
            <text:p>63.759998</text:p>
          </table:table-cell>
          <table:table-cell office:value-type="float" office:value="8303800" calcext:value-type="float">
            <text:p>8303800</text:p>
          </table:table-cell>
          <table:table-cell table:formula="of:=([.B25]-[.B24])*[.C25]+([.C25]-[.C24])*[.B25]" office:value-type="float" office:value="-258810341.1334" calcext:value-type="float">
            <text:p>-258,810,341.13</text:p>
          </table:table-cell>
        </table:table-row>
        <table:table-row table:style-name="ro1">
          <table:table-cell table:style-name="ce1" office:value-type="string" calcext:value-type="string">
            <text:p>2007-04-19</text:p>
          </table:table-cell>
          <table:table-cell office:value-type="float" office:value="63.619999" calcext:value-type="float">
            <text:p>63.619999</text:p>
          </table:table-cell>
          <table:table-cell office:value-type="float" office:value="8840500" calcext:value-type="float">
            <text:p>8840500</text:p>
          </table:table-cell>
          <table:table-cell table:formula="of:=([.B26]-[.B25])*[.C26]+([.C26]-[.C25])*[.B26]" office:value-type="float" office:value="32907192.3038" calcext:value-type="float">
            <text:p>32,907,192.30</text:p>
          </table:table-cell>
        </table:table-row>
        <table:table-row table:style-name="ro1">
          <table:table-cell table:style-name="ce1" office:value-type="string" calcext:value-type="string">
            <text:p>2007-04-20</text:p>
          </table:table-cell>
          <table:table-cell office:value-type="float" office:value="63.799999" calcext:value-type="float">
            <text:p>63.799999</text:p>
          </table:table-cell>
          <table:table-cell office:value-type="float" office:value="18753200" calcext:value-type="float">
            <text:p>18753200</text:p>
          </table:table-cell>
          <table:table-cell table:formula="of:=([.B27]-[.B26])*[.C27]+([.C27]-[.C26])*[.B27]" office:value-type="float" office:value="635805826.0873" calcext:value-type="float">
            <text:p>635,805,826.09</text:p>
          </table:table-cell>
        </table:table-row>
        <table:table-row table:style-name="ro1">
          <table:table-cell table:style-name="ce1" office:value-type="string" calcext:value-type="string">
            <text:p>2007-04-23</text:p>
          </table:table-cell>
          <table:table-cell office:value-type="float" office:value="63.630001" calcext:value-type="float">
            <text:p>63.630001</text:p>
          </table:table-cell>
          <table:table-cell office:value-type="float" office:value="6754000" calcext:value-type="float">
            <text:p>6754000</text:p>
          </table:table-cell>
          <table:table-cell table:formula="of:=([.B28]-[.B27])*[.C28]+([.C28]-[.C27])*[.B28]" office:value-type="float" office:value="-764657274.4912" calcext:value-type="float">
            <text:p>-764,657,274.49</text:p>
          </table:table-cell>
        </table:table-row>
        <table:table-row table:style-name="ro1">
          <table:table-cell table:style-name="ce1" office:value-type="string" calcext:value-type="string">
            <text:p>2007-04-24</text:p>
          </table:table-cell>
          <table:table-cell office:value-type="float" office:value="63.73" calcext:value-type="float">
            <text:p>63.73</text:p>
          </table:table-cell>
          <table:table-cell office:value-type="float" office:value="10107400" calcext:value-type="float">
            <text:p>10107400</text:p>
          </table:table-cell>
          <table:table-cell table:formula="of:=([.B29]-[.B28])*[.C29]+([.C29]-[.C28])*[.B29]" office:value-type="float" office:value="214722911.8926" calcext:value-type="float">
            <text:p>214,722,911.89</text:p>
          </table:table-cell>
        </table:table-row>
        <table:table-row table:style-name="ro1">
          <table:table-cell table:style-name="ce1" office:value-type="string" calcext:value-type="string">
            <text:p>2007-04-25</text:p>
          </table:table-cell>
          <table:table-cell office:value-type="float" office:value="63.529999" calcext:value-type="float">
            <text:p>63.529999</text:p>
          </table:table-cell>
          <table:table-cell office:value-type="float" office:value="7323400" calcext:value-type="float">
            <text:p>7323400</text:p>
          </table:table-cell>
          <table:table-cell table:formula="of:=([.B30]-[.B29])*[.C30]+([.C30]-[.C29])*[.B30]" office:value-type="float" office:value="-178332204.5394" calcext:value-type="float">
            <text:p>-178,332,204.54</text:p>
          </table:table-cell>
        </table:table-row>
        <table:table-row table:style-name="ro1">
          <table:table-cell table:style-name="ce1" office:value-type="string" calcext:value-type="string">
            <text:p>2007-04-26</text:p>
          </table:table-cell>
          <table:table-cell office:value-type="float" office:value="62.990002" calcext:value-type="float">
            <text:p>62.990002</text:p>
          </table:table-cell>
          <table:table-cell office:value-type="float" office:value="9165200" calcext:value-type="float">
            <text:p>9165200</text:p>
          </table:table-cell>
          <table:table-cell table:formula="of:=([.B31]-[.B30])*[.C31]+([.C31]-[.C30])*[.B31]" office:value-type="float" office:value="111065805.1792" calcext:value-type="float">
            <text:p>111,065,805.18</text:p>
          </table:table-cell>
        </table:table-row>
        <table:table-row table:style-name="ro1">
          <table:table-cell table:style-name="ce1" office:value-type="string" calcext:value-type="string">
            <text:p>2007-04-27</text:p>
          </table:table-cell>
          <table:table-cell office:value-type="float" office:value="62.98" calcext:value-type="float">
            <text:p>62.98</text:p>
          </table:table-cell>
          <table:table-cell office:value-type="float" office:value="9744800" calcext:value-type="float">
            <text:p>9744800</text:p>
          </table:table-cell>
          <table:table-cell table:formula="of:=([.B32]-[.B31])*[.C32]+([.C32]-[.C31])*[.B32]" office:value-type="float" office:value="36405740.5104" calcext:value-type="float">
            <text:p>36,405,740.51</text:p>
          </table:table-cell>
        </table:table-row>
        <table:table-row table:style-name="ro1">
          <table:table-cell table:style-name="ce1" office:value-type="string" calcext:value-type="string">
            <text:p>2007-04-30</text:p>
          </table:table-cell>
          <table:table-cell office:value-type="float" office:value="64.400002" calcext:value-type="float">
            <text:p>64.400002</text:p>
          </table:table-cell>
          <table:table-cell office:value-type="float" office:value="19243300" calcext:value-type="float">
            <text:p>19243300</text:p>
          </table:table-cell>
          <table:table-cell table:formula="of:=([.B33]-[.B32])*[.C33]+([.C33]-[.C32])*[.B33]" office:value-type="float" office:value="639028943.4836" calcext:value-type="float">
            <text:p>639,028,943.48</text:p>
          </table:table-cell>
        </table:table-row>
        <table:table-row table:style-name="ro1">
          <table:table-cell table:style-name="ce1" office:value-type="string" calcext:value-type="string">
            <text:p>2007-05-01</text:p>
          </table:table-cell>
          <table:table-cell office:value-type="float" office:value="62.959999" calcext:value-type="float">
            <text:p>62.959999</text:p>
          </table:table-cell>
          <table:table-cell office:value-type="float" office:value="18845800" calcext:value-type="float">
            <text:p>18845800</text:p>
          </table:table-cell>
          <table:table-cell table:formula="of:=([.B34]-[.B33])*[.C34]+([.C34]-[.C33])*[.B34]" office:value-type="float" office:value="-52164608.1399" calcext:value-type="float">
            <text:p>-52,164,608.14</text:p>
          </table:table-cell>
        </table:table-row>
        <table:table-row table:style-name="ro1">
          <table:table-cell table:style-name="ce1" office:value-type="string" calcext:value-type="string">
            <text:p>2007-05-02</text:p>
          </table:table-cell>
          <table:table-cell office:value-type="float" office:value="62.369999" calcext:value-type="float">
            <text:p>62.369999</text:p>
          </table:table-cell>
          <table:table-cell office:value-type="float" office:value="19498800" calcext:value-type="float">
            <text:p>19498800</text:p>
          </table:table-cell>
          <table:table-cell table:formula="of:=([.B35]-[.B34])*[.C35]+([.C35]-[.C34])*[.B35]" office:value-type="float" office:value="29223317.3469999" calcext:value-type="float">
            <text:p>29,223,317.35</text:p>
          </table:table-cell>
        </table:table-row>
        <table:table-row table:style-name="ro1">
          <table:table-cell table:style-name="ce1" office:value-type="string" calcext:value-type="string">
            <text:p>2007-05-03</text:p>
          </table:table-cell>
          <table:table-cell office:value-type="float" office:value="62" calcext:value-type="float">
            <text:p>62</text:p>
          </table:table-cell>
          <table:table-cell office:value-type="float" office:value="17770600" calcext:value-type="float">
            <text:p>17770600</text:p>
          </table:table-cell>
          <table:table-cell table:formula="of:=([.B36]-[.B35])*[.C36]+([.C36]-[.C35])*[.B36]" office:value-type="float" office:value="-113723504.2294" calcext:value-type="float">
            <text:p>-113,723,504.23</text:p>
          </table:table-cell>
        </table:table-row>
        <table:table-row table:style-name="ro1">
          <table:table-cell table:style-name="ce1" office:value-type="string" calcext:value-type="string">
            <text:p>2007-05-04</text:p>
          </table:table-cell>
          <table:table-cell office:value-type="float" office:value="62.41" calcext:value-type="float">
            <text:p>62.41</text:p>
          </table:table-cell>
          <table:table-cell office:value-type="float" office:value="12431700" calcext:value-type="float">
            <text:p>12431700</text:p>
          </table:table-cell>
          <table:table-cell table:formula="of:=([.B37]-[.B36])*[.C37]+([.C37]-[.C36])*[.B37]" office:value-type="float" office:value="-328103752" calcext:value-type="float">
            <text:p>-328,103,752.00</text:p>
          </table:table-cell>
        </table:table-row>
        <table:table-row table:style-name="ro1">
          <table:table-cell table:style-name="ce1" office:value-type="string" calcext:value-type="string">
            <text:p>2007-05-07</text:p>
          </table:table-cell>
          <table:table-cell office:value-type="float" office:value="62.18" calcext:value-type="float">
            <text:p>62.18</text:p>
          </table:table-cell>
          <table:table-cell office:value-type="float" office:value="12124700" calcext:value-type="float">
            <text:p>12124700</text:p>
          </table:table-cell>
          <table:table-cell table:formula="of:=([.B38]-[.B37])*[.C38]+([.C38]-[.C37])*[.B38]" office:value-type="float" office:value="-21877941" calcext:value-type="float">
            <text:p>-21,877,941.00</text:p>
          </table:table-cell>
        </table:table-row>
        <table:table-row table:style-name="ro1">
          <table:table-cell table:style-name="ce1" office:value-type="string" calcext:value-type="string">
            <text:p>2007-05-08</text:p>
          </table:table-cell>
          <table:table-cell office:value-type="float" office:value="61.75" calcext:value-type="float">
            <text:p>61.75</text:p>
          </table:table-cell>
          <table:table-cell office:value-type="float" office:value="16578900" calcext:value-type="float">
            <text:p>16578900</text:p>
          </table:table-cell>
          <table:table-cell table:formula="of:=([.B39]-[.B38])*[.C39]+([.C39]-[.C38])*[.B39]" office:value-type="float" office:value="267917923" calcext:value-type="float">
            <text:p>267,917,923.00</text:p>
          </table:table-cell>
        </table:table-row>
        <table:table-row table:style-name="ro1">
          <table:table-cell table:style-name="ce1" office:value-type="string" calcext:value-type="string">
            <text:p>2007-05-09</text:p>
          </table:table-cell>
          <table:table-cell office:value-type="float" office:value="62.009998" calcext:value-type="float">
            <text:p>62.009998</text:p>
          </table:table-cell>
          <table:table-cell office:value-type="float" office:value="10520000" calcext:value-type="float">
            <text:p>10520000</text:p>
          </table:table-cell>
          <table:table-cell table:formula="of:=([.B40]-[.B39])*[.C40]+([.C40]-[.C39])*[.B40]" office:value-type="float" office:value="-372977197.9222" calcext:value-type="float">
            <text:p>-372,977,197.92</text:p>
          </table:table-cell>
        </table:table-row>
        <table:table-row table:style-name="ro1">
          <table:table-cell table:style-name="ce1" office:value-type="string" calcext:value-type="string">
            <text:p>2007-05-10</text:p>
          </table:table-cell>
          <table:table-cell office:value-type="float" office:value="61.490002" calcext:value-type="float">
            <text:p>61.490002</text:p>
          </table:table-cell>
          <table:table-cell office:value-type="float" office:value="14107600" calcext:value-type="float">
            <text:p>14107600</text:p>
          </table:table-cell>
          <table:table-cell table:formula="of:=([.B41]-[.B40])*[.C41]+([.C41]-[.C40])*[.B41]" office:value-type="float" office:value="213265635.6056" calcext:value-type="float">
            <text:p>213,265,635.61</text:p>
          </table:table-cell>
        </table:table-row>
        <table:table-row table:style-name="ro1">
          <table:table-cell table:style-name="ce1" office:value-type="string" calcext:value-type="string">
            <text:p>2007-05-11</text:p>
          </table:table-cell>
          <table:table-cell office:value-type="float" office:value="61.650002" calcext:value-type="float">
            <text:p>61.650002</text:p>
          </table:table-cell>
          <table:table-cell office:value-type="float" office:value="8479000" calcext:value-type="float">
            <text:p>8479000</text:p>
          </table:table-cell>
          <table:table-cell table:formula="of:=([.B42]-[.B41])*[.C42]+([.C42]-[.C41])*[.B42]" office:value-type="float" office:value="-345646561.2572" calcext:value-type="float">
            <text:p>-345,646,561.26</text:p>
          </table:table-cell>
        </table:table-row>
        <table:table-row table:style-name="ro1">
          <table:table-cell table:style-name="ce1" office:value-type="string" calcext:value-type="string">
            <text:p>2007-05-14</text:p>
          </table:table-cell>
          <table:table-cell office:value-type="float" office:value="61.720001" calcext:value-type="float">
            <text:p>61.720001</text:p>
          </table:table-cell>
          <table:table-cell office:value-type="float" office:value="8754800" calcext:value-type="float">
            <text:p>8754800</text:p>
          </table:table-cell>
          <table:table-cell table:formula="of:=([.B43]-[.B42])*[.C43]+([.C43]-[.C42])*[.B43]" office:value-type="float" office:value="17635203.521" calcext:value-type="float">
            <text:p>17,635,203.52</text:p>
          </table:table-cell>
        </table:table-row>
        <table:table-row table:style-name="ro1">
          <table:table-cell table:style-name="ce1" office:value-type="string" calcext:value-type="string">
            <text:p>2007-05-15</text:p>
          </table:table-cell>
          <table:table-cell office:value-type="float" office:value="62.07" calcext:value-type="float">
            <text:p>62.07</text:p>
          </table:table-cell>
          <table:table-cell office:value-type="float" office:value="14855900" calcext:value-type="float">
            <text:p>14855900</text:p>
          </table:table-cell>
          <table:table-cell table:formula="of:=([.B44]-[.B43])*[.C44]+([.C44]-[.C43])*[.B44]" office:value-type="float" office:value="383894827.1441" calcext:value-type="float">
            <text:p>383,894,827.14</text:p>
          </table:table-cell>
        </table:table-row>
        <table:table-row table:style-name="ro1">
          <table:table-cell table:style-name="ce1" office:value-type="string" calcext:value-type="string">
            <text:p>2007-05-16</text:p>
          </table:table-cell>
          <table:table-cell office:value-type="float" office:value="63.32" calcext:value-type="float">
            <text:p>63.32</text:p>
          </table:table-cell>
          <table:table-cell office:value-type="float" office:value="15809800" calcext:value-type="float">
            <text:p>15809800</text:p>
          </table:table-cell>
          <table:table-cell table:formula="of:=([.B45]-[.B44])*[.C45]+([.C45]-[.C44])*[.B45]" office:value-type="float" office:value="80163198" calcext:value-type="float">
            <text:p>80,163,198.00</text:p>
          </table:table-cell>
        </table:table-row>
        <table:table-row table:style-name="ro1">
          <table:table-cell table:style-name="ce1" office:value-type="string" calcext:value-type="string">
            <text:p>2007-05-17</text:p>
          </table:table-cell>
          <table:table-cell office:value-type="float" office:value="63.369999" calcext:value-type="float">
            <text:p>63.369999</text:p>
          </table:table-cell>
          <table:table-cell office:value-type="float" office:value="10088800" calcext:value-type="float">
            <text:p>10088800</text:p>
          </table:table-cell>
          <table:table-cell table:formula="of:=([.B46]-[.B45])*[.C46]+([.C46]-[.C45])*[.B46]" office:value-type="float" office:value="-362035334.3678" calcext:value-type="float">
            <text:p>-362,035,334.37</text:p>
          </table:table-cell>
        </table:table-row>
        <table:table-row table:style-name="ro1">
          <table:table-cell table:style-name="ce1" office:value-type="string" calcext:value-type="string">
            <text:p>2007-05-18</text:p>
          </table:table-cell>
          <table:table-cell office:value-type="float" office:value="63.48" calcext:value-type="float">
            <text:p>63.48</text:p>
          </table:table-cell>
          <table:table-cell office:value-type="float" office:value="16434000" calcext:value-type="float">
            <text:p>16434000</text:p>
          </table:table-cell>
          <table:table-cell table:formula="of:=([.B47]-[.B46])*[.C47]+([.C47]-[.C46])*[.B47]" office:value-type="float" office:value="404601052.434" calcext:value-type="float">
            <text:p>404,601,052.43</text:p>
          </table:table-cell>
        </table:table-row>
        <table:table-row table:style-name="ro1">
          <table:table-cell table:style-name="ce1" office:value-type="string" calcext:value-type="string">
            <text:p>2007-05-21</text:p>
          </table:table-cell>
          <table:table-cell office:value-type="float" office:value="63.27" calcext:value-type="float">
            <text:p>63.27</text:p>
          </table:table-cell>
          <table:table-cell office:value-type="float" office:value="9699500" calcext:value-type="float">
            <text:p>9699500</text:p>
          </table:table-cell>
          <table:table-cell table:formula="of:=([.B48]-[.B47])*[.C48]+([.C48]-[.C47])*[.B48]" office:value-type="float" office:value="-428128710" calcext:value-type="float">
            <text:p>-428,128,710.00</text:p>
          </table:table-cell>
        </table:table-row>
        <table:table-row table:style-name="ro1">
          <table:table-cell table:style-name="ce1" office:value-type="string" calcext:value-type="string">
            <text:p>2007-05-22</text:p>
          </table:table-cell>
          <table:table-cell office:value-type="float" office:value="63" calcext:value-type="float">
            <text:p>63</text:p>
          </table:table-cell>
          <table:table-cell office:value-type="float" office:value="9681300" calcext:value-type="float">
            <text:p>9681300</text:p>
          </table:table-cell>
          <table:table-cell table:formula="of:=([.B49]-[.B48])*[.C49]+([.C49]-[.C48])*[.B49]" office:value-type="float" office:value="-3760551.00000003" calcext:value-type="float">
            <text:p>-3,760,551.00</text:p>
          </table:table-cell>
        </table:table-row>
        <table:table-row table:style-name="ro1">
          <table:table-cell table:style-name="ce1" office:value-type="string" calcext:value-type="string">
            <text:p>2007-05-23</text:p>
          </table:table-cell>
          <table:table-cell office:value-type="float" office:value="63.099998" calcext:value-type="float">
            <text:p>63.099998</text:p>
          </table:table-cell>
          <table:table-cell office:value-type="float" office:value="7685800" calcext:value-type="float">
            <text:p>7685800</text:p>
          </table:table-cell>
          <table:table-cell table:formula="of:=([.B50]-[.B49])*[.C50]+([.C50]-[.C49])*[.B50]" office:value-type="float" office:value="-125147481.3806" calcext:value-type="float">
            <text:p>-125,147,481.38</text:p>
          </table:table-cell>
        </table:table-row>
        <table:table-row table:style-name="ro1">
          <table:table-cell table:style-name="ce1" office:value-type="string" calcext:value-type="string">
            <text:p>2007-05-24</text:p>
          </table:table-cell>
          <table:table-cell office:value-type="float" office:value="62.869999" calcext:value-type="float">
            <text:p>62.869999</text:p>
          </table:table-cell>
          <table:table-cell office:value-type="float" office:value="8971500" calcext:value-type="float">
            <text:p>8971500</text:p>
          </table:table-cell>
          <table:table-cell table:formula="of:=([.B51]-[.B50])*[.C51]+([.C51]-[.C50])*[.B51]" office:value-type="float" office:value="78768521.6858" calcext:value-type="float">
            <text:p>78,768,521.69</text:p>
          </table:table-cell>
        </table:table-row>
        <table:table-row table:style-name="ro1">
          <table:table-cell table:style-name="ce1" office:value-type="string" calcext:value-type="string">
            <text:p>2007-05-25</text:p>
          </table:table-cell>
          <table:table-cell office:value-type="float" office:value="62.959999" calcext:value-type="float">
            <text:p>62.959999</text:p>
          </table:table-cell>
          <table:table-cell office:value-type="float" office:value="9440800" calcext:value-type="float">
            <text:p>9440800</text:p>
          </table:table-cell>
          <table:table-cell table:formula="of:=([.B52]-[.B51])*[.C52]+([.C52]-[.C51])*[.B52]" office:value-type="float" office:value="30396799.5307" calcext:value-type="float">
            <text:p>30,396,799.53</text:p>
          </table:table-cell>
        </table:table-row>
        <table:table-row table:style-name="ro1">
          <table:table-cell table:style-name="ce1" office:value-type="string" calcext:value-type="string">
            <text:p>2007-05-29</text:p>
          </table:table-cell>
          <table:table-cell office:value-type="float" office:value="63.650002" calcext:value-type="float">
            <text:p>63.650002</text:p>
          </table:table-cell>
          <table:table-cell office:value-type="float" office:value="9891900" calcext:value-type="float">
            <text:p>9891900</text:p>
          </table:table-cell>
          <table:table-cell table:formula="of:=([.B53]-[.B52])*[.C53]+([.C53]-[.C52])*[.B53]" office:value-type="float" office:value="35537956.5779" calcext:value-type="float">
            <text:p>35,537,956.58</text:p>
          </table:table-cell>
        </table:table-row>
        <table:table-row table:style-name="ro1">
          <table:table-cell table:style-name="ce1" office:value-type="string" calcext:value-type="string">
            <text:p>2007-05-30</text:p>
          </table:table-cell>
          <table:table-cell office:value-type="float" office:value="63.849998" calcext:value-type="float">
            <text:p>63.849998</text:p>
          </table:table-cell>
          <table:table-cell office:value-type="float" office:value="10316200" calcext:value-type="float">
            <text:p>10316200</text:p>
          </table:table-cell>
          <table:table-cell table:formula="of:=([.B54]-[.B53])*[.C54]+([.C54]-[.C53])*[.B54]" office:value-type="float" office:value="29154752.8866" calcext:value-type="float">
            <text:p>29,154,752.89</text:p>
          </table:table-cell>
        </table:table-row>
        <table:table-row table:style-name="ro1">
          <table:table-cell table:style-name="ce1" office:value-type="string" calcext:value-type="string">
            <text:p>2007-05-31</text:p>
          </table:table-cell>
          <table:table-cell office:value-type="float" office:value="63.549999" calcext:value-type="float">
            <text:p>63.549999</text:p>
          </table:table-cell>
          <table:table-cell office:value-type="float" office:value="8615300" calcext:value-type="float">
            <text:p>8615300</text:p>
          </table:table-cell>
          <table:table-cell table:formula="of:=([.B55]-[.B54])*[.C55]+([.C55]-[.C54])*[.B55]" office:value-type="float" office:value="-110676774.6838" calcext:value-type="float">
            <text:p>-110,676,774.68</text:p>
          </table:table-cell>
        </table:table-row>
        <table:table-row table:style-name="ro1">
          <table:table-cell table:style-name="ce1" office:value-type="string" calcext:value-type="string">
            <text:p>2007-06-01</text:p>
          </table:table-cell>
          <table:table-cell office:value-type="float" office:value="63.48" calcext:value-type="float">
            <text:p>63.48</text:p>
          </table:table-cell>
          <table:table-cell office:value-type="float" office:value="9025800" calcext:value-type="float">
            <text:p>9025800</text:p>
          </table:table-cell>
          <table:table-cell table:formula="of:=([.B56]-[.B55])*[.C56]+([.C56]-[.C55])*[.B56]" office:value-type="float" office:value="25426743.0258" calcext:value-type="float">
            <text:p>25,426,743.03</text:p>
          </table:table-cell>
        </table:table-row>
        <table:table-row table:style-name="ro1">
          <table:table-cell table:style-name="ce1" office:value-type="string" calcext:value-type="string">
            <text:p>2007-06-04</text:p>
          </table:table-cell>
          <table:table-cell office:value-type="float" office:value="63.189999" calcext:value-type="float">
            <text:p>63.189999</text:p>
          </table:table-cell>
          <table:table-cell office:value-type="float" office:value="11481300" calcext:value-type="float">
            <text:p>11481300</text:p>
          </table:table-cell>
          <table:table-cell table:formula="of:=([.B57]-[.B56])*[.C57]+([.C57]-[.C56])*[.B57]" office:value-type="float" office:value="151833454.0632" calcext:value-type="float">
            <text:p>151,833,454.06</text:p>
          </table:table-cell>
        </table:table-row>
        <table:table-row table:style-name="ro1">
          <table:table-cell table:style-name="ce1" office:value-type="string" calcext:value-type="string">
            <text:p>2007-06-05</text:p>
          </table:table-cell>
          <table:table-cell office:value-type="float" office:value="63.459999" calcext:value-type="float">
            <text:p>63.459999</text:p>
          </table:table-cell>
          <table:table-cell office:value-type="float" office:value="13480400" calcext:value-type="float">
            <text:p>13480400</text:p>
          </table:table-cell>
          <table:table-cell table:formula="of:=([.B58]-[.B57])*[.C58]+([.C58]-[.C57])*[.B58]" office:value-type="float" office:value="130502592.0009" calcext:value-type="float">
            <text:p>130,502,592.00</text:p>
          </table:table-cell>
        </table:table-row>
        <table:table-row table:style-name="ro1">
          <table:table-cell table:style-name="ce1" office:value-type="string" calcext:value-type="string">
            <text:p>2007-06-06</text:p>
          </table:table-cell>
          <table:table-cell office:value-type="float" office:value="63.189999" calcext:value-type="float">
            <text:p>63.189999</text:p>
          </table:table-cell>
          <table:table-cell office:value-type="float" office:value="9903700" calcext:value-type="float">
            <text:p>9903700</text:p>
          </table:table-cell>
          <table:table-cell table:formula="of:=([.B59]-[.B58])*[.C59]+([.C59]-[.C58])*[.B59]" office:value-type="float" office:value="-228685668.4233" calcext:value-type="float">
            <text:p>-228,685,668.42</text:p>
          </table:table-cell>
        </table:table-row>
        <table:table-row table:style-name="ro1">
          <table:table-cell table:style-name="ce1" office:value-type="string" calcext:value-type="string">
            <text:p>2007-06-07</text:p>
          </table:table-cell>
          <table:table-cell office:value-type="float" office:value="62.32" calcext:value-type="float">
            <text:p>62.32</text:p>
          </table:table-cell>
          <table:table-cell office:value-type="float" office:value="21180400" calcext:value-type="float">
            <text:p>21180400</text:p>
          </table:table-cell>
          <table:table-cell table:formula="of:=([.B60]-[.B59])*[.C60]+([.C60]-[.C59])*[.B60]" office:value-type="float" office:value="684337017.1804" calcext:value-type="float">
            <text:p>684,337,017.18</text:p>
          </table:table-cell>
        </table:table-row>
        <table:table-row table:style-name="ro1">
          <table:table-cell table:style-name="ce1" office:value-type="string" calcext:value-type="string">
            <text:p>2007-06-08</text:p>
          </table:table-cell>
          <table:table-cell office:value-type="float" office:value="63.07" calcext:value-type="float">
            <text:p>63.07</text:p>
          </table:table-cell>
          <table:table-cell office:value-type="float" office:value="15468500" calcext:value-type="float">
            <text:p>15468500</text:p>
          </table:table-cell>
          <table:table-cell table:formula="of:=([.B61]-[.B60])*[.C61]+([.C61]-[.C60])*[.B61]" office:value-type="float" office:value="-348648158" calcext:value-type="float">
            <text:p>-348,648,158.00</text:p>
          </table:table-cell>
        </table:table-row>
        <table:table-row table:style-name="ro1">
          <table:table-cell table:style-name="ce1" office:value-type="string" calcext:value-type="string">
            <text:p>2007-06-11</text:p>
          </table:table-cell>
          <table:table-cell office:value-type="float" office:value="63.049999" calcext:value-type="float">
            <text:p>63.049999</text:p>
          </table:table-cell>
          <table:table-cell office:value-type="float" office:value="8119600" calcext:value-type="float">
            <text:p>8119600</text:p>
          </table:table-cell>
          <table:table-cell table:formula="of:=([.B62]-[.B61])*[.C62]+([.C62]-[.C61])*[.B62]" office:value-type="float" office:value="-463510537.7707" calcext:value-type="float">
            <text:p>-463,510,537.77</text:p>
          </table:table-cell>
        </table:table-row>
        <table:table-row table:style-name="ro1">
          <table:table-cell table:style-name="ce1" office:value-type="string" calcext:value-type="string">
            <text:p>2007-06-12</text:p>
          </table:table-cell>
          <table:table-cell office:value-type="float" office:value="62.16" calcext:value-type="float">
            <text:p>62.16</text:p>
          </table:table-cell>
          <table:table-cell office:value-type="float" office:value="10403400" calcext:value-type="float">
            <text:p>10403400</text:p>
          </table:table-cell>
          <table:table-cell table:formula="of:=([.B63]-[.B62])*[.C63]+([.C63]-[.C62])*[.B63]" office:value-type="float" office:value="132701992.4034" calcext:value-type="float">
            <text:p>132,701,992.40</text:p>
          </table:table-cell>
        </table:table-row>
        <table:table-row table:style-name="ro1">
          <table:table-cell table:style-name="ce1" office:value-type="string" calcext:value-type="string">
            <text:p>2007-06-13</text:p>
          </table:table-cell>
          <table:table-cell office:value-type="float" office:value="62.369999" calcext:value-type="float">
            <text:p>62.369999</text:p>
          </table:table-cell>
          <table:table-cell office:value-type="float" office:value="15511000" calcext:value-type="float">
            <text:p>15511000</text:p>
          </table:table-cell>
          <table:table-cell table:formula="of:=([.B64]-[.B63])*[.C64]+([.C64]-[.C63])*[.B64]" office:value-type="float" office:value="321818301.3814" calcext:value-type="float">
            <text:p>321,818,301.38</text:p>
          </table:table-cell>
        </table:table-row>
        <table:table-row table:style-name="ro1">
          <table:table-cell table:style-name="ce1" office:value-type="string" calcext:value-type="string">
            <text:p>2007-06-14</text:p>
          </table:table-cell>
          <table:table-cell office:value-type="float" office:value="62.419998" calcext:value-type="float">
            <text:p>62.419998</text:p>
          </table:table-cell>
          <table:table-cell office:value-type="float" office:value="11103000" calcext:value-type="float">
            <text:p>11103000</text:p>
          </table:table-cell>
          <table:table-cell table:formula="of:=([.B65]-[.B64])*[.C65]+([.C65]-[.C64])*[.B65]" office:value-type="float" office:value="-274592212.287" calcext:value-type="float">
            <text:p>-274,592,212.29</text:p>
          </table:table-cell>
        </table:table-row>
        <table:table-row table:style-name="ro1">
          <table:table-cell table:style-name="ce1" office:value-type="string" calcext:value-type="string">
            <text:p>2007-06-15</text:p>
          </table:table-cell>
          <table:table-cell office:value-type="float" office:value="62.57" calcext:value-type="float">
            <text:p>62.57</text:p>
          </table:table-cell>
          <table:table-cell office:value-type="float" office:value="17155500" calcext:value-type="float">
            <text:p>17155500</text:p>
          </table:table-cell>
          <table:table-cell table:formula="of:=([.B66]-[.B65])*[.C66]+([.C66]-[.C65])*[.B66]" office:value-type="float" office:value="381278284.311" calcext:value-type="float">
            <text:p>381,278,284.31</text:p>
          </table:table-cell>
        </table:table-row>
        <table:table-row table:style-name="ro1">
          <table:table-cell table:style-name="ce1" office:value-type="string" calcext:value-type="string">
            <text:p>2007-06-18</text:p>
          </table:table-cell>
          <table:table-cell office:value-type="float" office:value="61.77" calcext:value-type="float">
            <text:p>61.77</text:p>
          </table:table-cell>
          <table:table-cell office:value-type="float" office:value="15244900" calcext:value-type="float">
            <text:p>15244900</text:p>
          </table:table-cell>
          <table:table-cell table:formula="of:=([.B67]-[.B66])*[.C67]+([.C67]-[.C66])*[.B67]" office:value-type="float" office:value="-130213682" calcext:value-type="float">
            <text:p>-130,213,682.00</text:p>
          </table:table-cell>
        </table:table-row>
        <table:table-row table:style-name="ro1">
          <table:table-cell table:style-name="ce1" office:value-type="string" calcext:value-type="string">
            <text:p>2007-06-19</text:p>
          </table:table-cell>
          <table:table-cell office:value-type="float" office:value="61.82" calcext:value-type="float">
            <text:p>61.82</text:p>
          </table:table-cell>
          <table:table-cell office:value-type="float" office:value="19293000" calcext:value-type="float">
            <text:p>19293000</text:p>
          </table:table-cell>
          <table:table-cell table:formula="of:=([.B68]-[.B67])*[.C68]+([.C68]-[.C67])*[.B68]" office:value-type="float" office:value="251218192" calcext:value-type="float">
            <text:p>251,218,192.00</text:p>
          </table:table-cell>
        </table:table-row>
        <table:table-row table:style-name="ro1">
          <table:table-cell table:style-name="ce1" office:value-type="string" calcext:value-type="string">
            <text:p>2007-06-20</text:p>
          </table:table-cell>
          <table:table-cell office:value-type="float" office:value="61.939999" calcext:value-type="float">
            <text:p>61.939999</text:p>
          </table:table-cell>
          <table:table-cell office:value-type="float" office:value="18520400" calcext:value-type="float">
            <text:p>18520400</text:p>
          </table:table-cell>
          <table:table-cell table:formula="of:=([.B69]-[.B68])*[.C69]+([.C69]-[.C68])*[.B69]" office:value-type="float" office:value="-45632413.7478" calcext:value-type="float">
            <text:p>-45,632,413.75</text:p>
          </table:table-cell>
        </table:table-row>
        <table:table-row table:style-name="ro1">
          <table:table-cell table:style-name="ce1" office:value-type="string" calcext:value-type="string">
            <text:p>2007-06-21</text:p>
          </table:table-cell>
          <table:table-cell office:value-type="float" office:value="61.880001" calcext:value-type="float">
            <text:p>61.880001</text:p>
          </table:table-cell>
          <table:table-cell office:value-type="float" office:value="13153300" calcext:value-type="float">
            <text:p>13153300</text:p>
          </table:table-cell>
          <table:table-cell table:formula="of:=([.B70]-[.B69])*[.C70]+([.C70]-[.C69])*[.B70]" office:value-type="float" office:value="-332905325.0605" calcext:value-type="float">
            <text:p>-332,905,325.06</text:p>
          </table:table-cell>
        </table:table-row>
        <table:table-row table:style-name="ro1">
          <table:table-cell table:style-name="ce1" office:value-type="string" calcext:value-type="string">
            <text:p>2007-06-22</text:p>
          </table:table-cell>
          <table:table-cell office:value-type="float" office:value="61.029999" calcext:value-type="float">
            <text:p>61.029999</text:p>
          </table:table-cell>
          <table:table-cell office:value-type="float" office:value="19720000" calcext:value-type="float">
            <text:p>19720000</text:p>
          </table:table-cell>
          <table:table-cell table:formula="of:=([.B71]-[.B70])*[.C71]+([.C71]-[.C70])*[.B71]" office:value-type="float" office:value="384003654.9933" calcext:value-type="float">
            <text:p>384,003,654.99</text:p>
          </table:table-cell>
        </table:table-row>
        <table:table-row table:style-name="ro1">
          <table:table-cell table:style-name="ce1" office:value-type="string" calcext:value-type="string">
            <text:p>2007-06-25</text:p>
          </table:table-cell>
          <table:table-cell office:value-type="float" office:value="61.080002" calcext:value-type="float">
            <text:p>61.080002</text:p>
          </table:table-cell>
          <table:table-cell office:value-type="float" office:value="11690800" calcext:value-type="float">
            <text:p>11690800</text:p>
          </table:table-cell>
          <table:table-cell table:formula="of:=([.B72]-[.B71])*[.C72]+([.C72]-[.C71])*[.B72]" office:value-type="float" office:value="-489838976.986" calcext:value-type="float">
            <text:p>-489,838,976.99</text:p>
          </table:table-cell>
        </table:table-row>
        <table:table-row table:style-name="ro1">
          <table:table-cell table:style-name="ce1" office:value-type="string" calcext:value-type="string">
            <text:p>2007-06-26</text:p>
          </table:table-cell>
          <table:table-cell office:value-type="float" office:value="61.189999" calcext:value-type="float">
            <text:p>61.189999</text:p>
          </table:table-cell>
          <table:table-cell office:value-type="float" office:value="14784000" calcext:value-type="float">
            <text:p>14784000</text:p>
          </table:table-cell>
          <table:table-cell table:formula="of:=([.B73]-[.B72])*[.C73]+([.C73]-[.C72])*[.B73]" office:value-type="float" office:value="190899100.5548" calcext:value-type="float">
            <text:p>190,899,100.55</text:p>
          </table:table-cell>
        </table:table-row>
        <table:table-row table:style-name="ro1">
          <table:table-cell table:style-name="ce1" office:value-type="string" calcext:value-type="string">
            <text:p>2007-06-27</text:p>
          </table:table-cell>
          <table:table-cell office:value-type="float" office:value="61.43" calcext:value-type="float">
            <text:p>61.43</text:p>
          </table:table-cell>
          <table:table-cell office:value-type="float" office:value="10475800" calcext:value-type="float">
            <text:p>10475800</text:p>
          </table:table-cell>
          <table:table-cell table:formula="of:=([.B74]-[.B73])*[.C74]+([.C74]-[.C73])*[.B74]" office:value-type="float" office:value="-262138523.5242" calcext:value-type="float">
            <text:p>-262,138,523.52</text:p>
          </table:table-cell>
        </table:table-row>
        <table:table-row table:style-name="ro1">
          <table:table-cell table:style-name="ce1" office:value-type="string" calcext:value-type="string">
            <text:p>2007-06-28</text:p>
          </table:table-cell>
          <table:table-cell office:value-type="float" office:value="61.360001" calcext:value-type="float">
            <text:p>61.360001</text:p>
          </table:table-cell>
          <table:table-cell office:value-type="float" office:value="9235900" calcext:value-type="float">
            <text:p>9235900</text:p>
          </table:table-cell>
          <table:table-cell table:formula="of:=([.B75]-[.B74])*[.C75]+([.C75]-[.C74])*[.B75]" office:value-type="float" office:value="-76726769.004" calcext:value-type="float">
            <text:p>-76,726,769.00</text:p>
          </table:table-cell>
        </table:table-row>
        <table:table-row table:style-name="ro1">
          <table:table-cell table:style-name="ce1" office:value-type="string" calcext:value-type="string">
            <text:p>2007-06-29</text:p>
          </table:table-cell>
          <table:table-cell office:value-type="float" office:value="61.189999" calcext:value-type="float">
            <text:p>61.189999</text:p>
          </table:table-cell>
          <table:table-cell office:value-type="float" office:value="11984900" calcext:value-type="float">
            <text:p>11984900</text:p>
          </table:table-cell>
          <table:table-cell table:formula="of:=([.B76]-[.B75])*[.C76]+([.C76]-[.C75])*[.B76]" office:value-type="float" office:value="166173850.2812" calcext:value-type="float">
            <text:p>166,173,850.28</text:p>
          </table:table-cell>
        </table:table-row>
        <table:table-row table:style-name="ro1">
          <table:table-cell table:style-name="ce1" office:value-type="string" calcext:value-type="string">
            <text:p>2007-07-02</text:p>
          </table:table-cell>
          <table:table-cell office:value-type="float" office:value="61.740002" calcext:value-type="float">
            <text:p>61.740002</text:p>
          </table:table-cell>
          <table:table-cell office:value-type="float" office:value="9868700" calcext:value-type="float">
            <text:p>9868700</text:p>
          </table:table-cell>
          <table:table-cell table:formula="of:=([.B77]-[.B76])*[.C77]+([.C77]-[.C76])*[.B77]" office:value-type="float" office:value="-125226377.6263" calcext:value-type="float">
            <text:p>-125,226,377.63</text:p>
          </table:table-cell>
        </table:table-row>
        <table:table-row table:style-name="ro1">
          <table:table-cell table:style-name="ce1" office:value-type="string" calcext:value-type="string">
            <text:p>2007-07-03</text:p>
          </table:table-cell>
          <table:table-cell office:value-type="float" office:value="61.790001" calcext:value-type="float">
            <text:p>61.790001</text:p>
          </table:table-cell>
          <table:table-cell office:value-type="float" office:value="5091700" calcext:value-type="float">
            <text:p>5091700</text:p>
          </table:table-cell>
          <table:table-cell table:formula="of:=([.B78]-[.B77])*[.C78]+([.C78]-[.C77])*[.B78]" office:value-type="float" office:value="-294916254.8687" calcext:value-type="float">
            <text:p>-294,916,254.87</text:p>
          </table:table-cell>
        </table:table-row>
        <table:table-row table:style-name="ro1">
          <table:table-cell table:style-name="ce1" office:value-type="string" calcext:value-type="string">
            <text:p>2007-07-05</text:p>
          </table:table-cell>
          <table:table-cell office:value-type="float" office:value="61.669998" calcext:value-type="float">
            <text:p>61.669998</text:p>
          </table:table-cell>
          <table:table-cell office:value-type="float" office:value="11880600" calcext:value-type="float">
            <text:p>11880600</text:p>
          </table:table-cell>
          <table:table-cell table:formula="of:=([.B79]-[.B78])*[.C79]+([.C79]-[.C78])*[.B79]" office:value-type="float" office:value="417245741.7804" calcext:value-type="float">
            <text:p>417,245,741.78</text:p>
          </table:table-cell>
        </table:table-row>
        <table:table-row table:style-name="ro1">
          <table:table-cell table:style-name="ce1" office:value-type="string" calcext:value-type="string">
            <text:p>2007-07-06</text:p>
          </table:table-cell>
          <table:table-cell office:value-type="float" office:value="61.48" calcext:value-type="float">
            <text:p>61.48</text:p>
          </table:table-cell>
          <table:table-cell office:value-type="float" office:value="8197100" calcext:value-type="float">
            <text:p>8197100</text:p>
          </table:table-cell>
          <table:table-cell table:formula="of:=([.B80]-[.B79])*[.C80]+([.C80]-[.C79])*[.B80]" office:value-type="float" office:value="-228019012.6058" calcext:value-type="float">
            <text:p>-228,019,012.61</text:p>
          </table:table-cell>
        </table:table-row>
        <table:table-row table:style-name="ro1">
          <table:table-cell table:style-name="ce1" office:value-type="string" calcext:value-type="string">
            <text:p>2007-07-09</text:p>
          </table:table-cell>
          <table:table-cell office:value-type="float" office:value="61.52" calcext:value-type="float">
            <text:p>61.52</text:p>
          </table:table-cell>
          <table:table-cell office:value-type="float" office:value="12073500" calcext:value-type="float">
            <text:p>12073500</text:p>
          </table:table-cell>
          <table:table-cell table:formula="of:=([.B81]-[.B80])*[.C81]+([.C81]-[.C80])*[.B81]" office:value-type="float" office:value="238959068" calcext:value-type="float">
            <text:p>238,959,068.00</text:p>
          </table:table-cell>
        </table:table-row>
        <table:table-row table:style-name="ro1">
          <table:table-cell table:style-name="ce1" office:value-type="string" calcext:value-type="string">
            <text:p>2007-07-10</text:p>
          </table:table-cell>
          <table:table-cell office:value-type="float" office:value="61.029999" calcext:value-type="float">
            <text:p>61.029999</text:p>
          </table:table-cell>
          <table:table-cell office:value-type="float" office:value="12677700" calcext:value-type="float">
            <text:p>12677700</text:p>
          </table:table-cell>
          <table:table-cell table:formula="of:=([.B82]-[.B81])*[.C82]+([.C82]-[.C81])*[.B82]" office:value-type="float" office:value="30662239.7180999" calcext:value-type="float">
            <text:p>30,662,239.72</text:p>
          </table:table-cell>
        </table:table-row>
        <table:table-row table:style-name="ro1">
          <table:table-cell table:style-name="ce1" office:value-type="string" calcext:value-type="string">
            <text:p>2007-07-11</text:p>
          </table:table-cell>
          <table:table-cell office:value-type="float" office:value="61.560001" calcext:value-type="float">
            <text:p>61.560001</text:p>
          </table:table-cell>
          <table:table-cell office:value-type="float" office:value="12056600" calcext:value-type="float">
            <text:p>12056600</text:p>
          </table:table-cell>
          <table:table-cell table:formula="of:=([.B83]-[.B82])*[.C83]+([.C83]-[.C82])*[.B83]" office:value-type="float" office:value="-31844894.5079" calcext:value-type="float">
            <text:p>-31,844,894.51</text:p>
          </table:table-cell>
        </table:table-row>
        <table:table-row table:style-name="ro1">
          <table:table-cell table:style-name="ce1" office:value-type="string" calcext:value-type="string">
            <text:p>2007-07-12</text:p>
          </table:table-cell>
          <table:table-cell office:value-type="float" office:value="62.93" calcext:value-type="float">
            <text:p>62.93</text:p>
          </table:table-cell>
          <table:table-cell office:value-type="float" office:value="17559900" calcext:value-type="float">
            <text:p>17559900</text:p>
          </table:table-cell>
          <table:table-cell table:formula="of:=([.B84]-[.B83])*[.C84]+([.C84]-[.C83])*[.B84]" office:value-type="float" office:value="370379714.4401" calcext:value-type="float">
            <text:p>370,379,714.44</text:p>
          </table:table-cell>
        </table:table-row>
        <table:table-row table:style-name="ro1">
          <table:table-cell table:style-name="ce1" office:value-type="string" calcext:value-type="string">
            <text:p>2007-07-13</text:p>
          </table:table-cell>
          <table:table-cell office:value-type="float" office:value="62.66" calcext:value-type="float">
            <text:p>62.66</text:p>
          </table:table-cell>
          <table:table-cell office:value-type="float" office:value="12006400" calcext:value-type="float">
            <text:p>12006400</text:p>
          </table:table-cell>
          <table:table-cell table:formula="of:=([.B85]-[.B84])*[.C85]+([.C85]-[.C84])*[.B85]" office:value-type="float" office:value="-351224038" calcext:value-type="float">
            <text:p>-351,224,038.00</text:p>
          </table:table-cell>
        </table:table-row>
        <table:table-row table:style-name="ro1">
          <table:table-cell table:style-name="ce1" office:value-type="string" calcext:value-type="string">
            <text:p>2007-07-16</text:p>
          </table:table-cell>
          <table:table-cell office:value-type="float" office:value="63.150002" calcext:value-type="float">
            <text:p>63.150002</text:p>
          </table:table-cell>
          <table:table-cell office:value-type="float" office:value="12873100" calcext:value-type="float">
            <text:p>12873100</text:p>
          </table:table-cell>
          <table:table-cell table:formula="of:=([.B86]-[.B85])*[.C86]+([.C86]-[.C85])*[.B86]" office:value-type="float" office:value="61039951.4796001" calcext:value-type="float">
            <text:p>61,039,951.48</text:p>
          </table:table-cell>
        </table:table-row>
        <table:table-row table:style-name="ro1">
          <table:table-cell table:style-name="ce1" office:value-type="string" calcext:value-type="string">
            <text:p>2007-07-17</text:p>
          </table:table-cell>
          <table:table-cell office:value-type="float" office:value="62.68" calcext:value-type="float">
            <text:p>62.68</text:p>
          </table:table-cell>
          <table:table-cell office:value-type="float" office:value="13777400" calcext:value-type="float">
            <text:p>13777400</text:p>
          </table:table-cell>
          <table:table-cell table:formula="of:=([.B87]-[.B86])*[.C87]+([.C87]-[.C86])*[.B87]" office:value-type="float" office:value="50206118.4452" calcext:value-type="float">
            <text:p>50,206,118.45</text:p>
          </table:table-cell>
        </table:table-row>
        <table:table-row table:style-name="ro1">
          <table:table-cell table:style-name="ce1" office:value-type="string" calcext:value-type="string">
            <text:p>2007-07-18</text:p>
          </table:table-cell>
          <table:table-cell office:value-type="float" office:value="62.59" calcext:value-type="float">
            <text:p>62.59</text:p>
          </table:table-cell>
          <table:table-cell office:value-type="float" office:value="11066000" calcext:value-type="float">
            <text:p>11066000</text:p>
          </table:table-cell>
          <table:table-cell table:formula="of:=([.B88]-[.B87])*[.C88]+([.C88]-[.C87])*[.B88]" office:value-type="float" office:value="-170702466" calcext:value-type="float">
            <text:p>-170,702,466.00</text:p>
          </table:table-cell>
        </table:table-row>
        <table:table-row table:style-name="ro1">
          <table:table-cell table:style-name="ce1" office:value-type="string" calcext:value-type="string">
            <text:p>2007-07-19</text:p>
          </table:table-cell>
          <table:table-cell office:value-type="float" office:value="62.790001" calcext:value-type="float">
            <text:p>62.790001</text:p>
          </table:table-cell>
          <table:table-cell office:value-type="float" office:value="8714300" calcext:value-type="float">
            <text:p>8714300</text:p>
          </table:table-cell>
          <table:table-cell table:formula="of:=([.B89]-[.B88])*[.C89]+([.C89]-[.C88])*[.B89]" office:value-type="float" office:value="-145920376.6374" calcext:value-type="float">
            <text:p>-145,920,376.64</text:p>
          </table:table-cell>
        </table:table-row>
        <table:table-row table:style-name="ro1">
          <table:table-cell table:style-name="ce1" office:value-type="string" calcext:value-type="string">
            <text:p>2007-07-20</text:p>
          </table:table-cell>
          <table:table-cell office:value-type="float" office:value="62.150002" calcext:value-type="float">
            <text:p>62.150002</text:p>
          </table:table-cell>
          <table:table-cell office:value-type="float" office:value="12207800" calcext:value-type="float">
            <text:p>12207800</text:p>
          </table:table-cell>
          <table:table-cell table:formula="of:=([.B90]-[.B89])*[.C90]+([.C90]-[.C89])*[.B90]" office:value-type="float" office:value="209308052.1948" calcext:value-type="float">
            <text:p>209,308,052.19</text:p>
          </table:table-cell>
        </table:table-row>
        <table:table-row table:style-name="ro1">
          <table:table-cell table:style-name="ce1" office:value-type="string" calcext:value-type="string">
            <text:p>2007-07-23</text:p>
          </table:table-cell>
          <table:table-cell office:value-type="float" office:value="63.34" calcext:value-type="float">
            <text:p>63.34</text:p>
          </table:table-cell>
          <table:table-cell office:value-type="float" office:value="9577000" calcext:value-type="float">
            <text:p>9577000</text:p>
          </table:table-cell>
          <table:table-cell table:formula="of:=([.B91]-[.B90])*[.C91]+([.C91]-[.C90])*[.B91]" office:value-type="float" office:value="-155238261.154" calcext:value-type="float">
            <text:p>-155,238,261.15</text:p>
          </table:table-cell>
        </table:table-row>
        <table:table-row table:style-name="ro1">
          <table:table-cell table:style-name="ce1" office:value-type="string" calcext:value-type="string">
            <text:p>2007-07-24</text:p>
          </table:table-cell>
          <table:table-cell office:value-type="float" office:value="62.959999" calcext:value-type="float">
            <text:p>62.959999</text:p>
          </table:table-cell>
          <table:table-cell office:value-type="float" office:value="14793500" calcext:value-type="float">
            <text:p>14793500</text:p>
          </table:table-cell>
          <table:table-cell table:formula="of:=([.B92]-[.B91])*[.C92]+([.C92]-[.C91])*[.B92]" office:value-type="float" office:value="322809289.99" calcext:value-type="float">
            <text:p>322,809,289.99</text:p>
          </table:table-cell>
        </table:table-row>
        <table:table-row table:style-name="ro1">
          <table:table-cell table:style-name="ce1" office:value-type="string" calcext:value-type="string">
            <text:p>2007-07-25</text:p>
          </table:table-cell>
          <table:table-cell office:value-type="float" office:value="62.98" calcext:value-type="float">
            <text:p>62.98</text:p>
          </table:table-cell>
          <table:table-cell office:value-type="float" office:value="13581900" calcext:value-type="float">
            <text:p>13581900</text:p>
          </table:table-cell>
          <table:table-cell table:formula="of:=([.B93]-[.B92])*[.C93]+([.C93]-[.C92])*[.B93]" office:value-type="float" office:value="-76034916.4181001" calcext:value-type="float">
            <text:p>-76,034,916.42</text:p>
          </table:table-cell>
        </table:table-row>
        <table:table-row table:style-name="ro1">
          <table:table-cell table:style-name="ce1" office:value-type="string" calcext:value-type="string">
            <text:p>2007-07-26</text:p>
          </table:table-cell>
          <table:table-cell office:value-type="float" office:value="62.560001" calcext:value-type="float">
            <text:p>62.560001</text:p>
          </table:table-cell>
          <table:table-cell office:value-type="float" office:value="22062300" calcext:value-type="float">
            <text:p>22062300</text:p>
          </table:table-cell>
          <table:table-cell table:formula="of:=([.B94]-[.B93])*[.C94]+([.C94]-[.C93])*[.B94]" office:value-type="float" office:value="521267688.5427" calcext:value-type="float">
            <text:p>521,267,688.54</text:p>
          </table:table-cell>
        </table:table-row>
        <table:table-row table:style-name="ro1">
          <table:table-cell table:style-name="ce1" office:value-type="string" calcext:value-type="string">
            <text:p>2007-07-27</text:p>
          </table:table-cell>
          <table:table-cell office:value-type="float" office:value="62.82" calcext:value-type="float">
            <text:p>62.82</text:p>
          </table:table-cell>
          <table:table-cell office:value-type="float" office:value="16874600" calcext:value-type="float">
            <text:p>16874600</text:p>
          </table:table-cell>
          <table:table-cell table:formula="of:=([.B95]-[.B94])*[.C95]+([.C95]-[.C94])*[.B95]" office:value-type="float" office:value="-321503934.8746" calcext:value-type="float">
            <text:p>-321,503,934.87</text:p>
          </table:table-cell>
        </table:table-row>
        <table:table-row table:style-name="ro1">
          <table:table-cell table:style-name="ce1" office:value-type="string" calcext:value-type="string">
            <text:p>2007-07-30</text:p>
          </table:table-cell>
          <table:table-cell office:value-type="float" office:value="63.27" calcext:value-type="float">
            <text:p>63.27</text:p>
          </table:table-cell>
          <table:table-cell office:value-type="float" office:value="14882700" calcext:value-type="float">
            <text:p>14882700</text:p>
          </table:table-cell>
          <table:table-cell table:formula="of:=([.B96]-[.B95])*[.C96]+([.C96]-[.C95])*[.B96]" office:value-type="float" office:value="-119330298" calcext:value-type="float">
            <text:p>-119,330,298.00</text:p>
          </table:table-cell>
        </table:table-row>
        <table:table-row table:style-name="ro1">
          <table:table-cell table:style-name="ce1" office:value-type="string" calcext:value-type="string">
            <text:p>2007-07-31</text:p>
          </table:table-cell>
          <table:table-cell office:value-type="float" office:value="61.860001" calcext:value-type="float">
            <text:p>61.860001</text:p>
          </table:table-cell>
          <table:table-cell office:value-type="float" office:value="15470800" calcext:value-type="float">
            <text:p>15470800</text:p>
          </table:table-cell>
          <table:table-cell table:formula="of:=([.B97]-[.B96])*[.C97]+([.C97]-[.C96])*[.B97]" office:value-type="float" office:value="14566054.0588999" calcext:value-type="float">
            <text:p>14,566,054.06</text:p>
          </table:table-cell>
        </table:table-row>
        <table:table-row table:style-name="ro1">
          <table:table-cell table:style-name="ce1" office:value-type="string" calcext:value-type="string">
            <text:p>2007-08-01</text:p>
          </table:table-cell>
          <table:table-cell office:value-type="float" office:value="63.16" calcext:value-type="float">
            <text:p>63.16</text:p>
          </table:table-cell>
          <table:table-cell office:value-type="float" office:value="14824200" calcext:value-type="float">
            <text:p>14824200</text:p>
          </table:table-cell>
          <table:table-cell table:formula="of:=([.B98]-[.B97])*[.C98]+([.C98]-[.C97])*[.B98]" office:value-type="float" office:value="-21567810.8242" calcext:value-type="float">
            <text:p>-21,567,810.82</text:p>
          </table:table-cell>
        </table:table-row>
        <table:table-row table:style-name="ro1">
          <table:table-cell table:style-name="ce1" office:value-type="string" calcext:value-type="string">
            <text:p>2007-08-02</text:p>
          </table:table-cell>
          <table:table-cell office:value-type="float" office:value="63.299999" calcext:value-type="float">
            <text:p>63.299999</text:p>
          </table:table-cell>
          <table:table-cell office:value-type="float" office:value="11878500" calcext:value-type="float">
            <text:p>11878500</text:p>
          </table:table-cell>
          <table:table-cell table:formula="of:=([.B99]-[.B98])*[.C99]+([.C99]-[.C98])*[.B99]" office:value-type="float" office:value="-184799828.9328" calcext:value-type="float">
            <text:p>-184,799,828.93</text:p>
          </table:table-cell>
        </table:table-row>
        <table:table-row table:style-name="ro1">
          <table:table-cell table:style-name="ce1" office:value-type="string" calcext:value-type="string">
            <text:p>2007-08-03</text:p>
          </table:table-cell>
          <table:table-cell office:value-type="float" office:value="62.880001" calcext:value-type="float">
            <text:p>62.880001</text:p>
          </table:table-cell>
          <table:table-cell office:value-type="float" office:value="20336700" calcext:value-type="float">
            <text:p>20336700</text:p>
          </table:table-cell>
          <table:table-cell table:formula="of:=([.B100]-[.B99])*[.C100]+([.C100]-[.C99])*[.B100]" office:value-type="float" office:value="523310251.1316" calcext:value-type="float">
            <text:p>523,310,251.13</text:p>
          </table:table-cell>
        </table:table-row>
        <table:table-row table:style-name="ro1">
          <table:table-cell table:style-name="ce1" office:value-type="string" calcext:value-type="string">
            <text:p>2007-08-06</text:p>
          </table:table-cell>
          <table:table-cell office:value-type="float" office:value="65" calcext:value-type="float">
            <text:p>65</text:p>
          </table:table-cell>
          <table:table-cell office:value-type="float" office:value="18583700" calcext:value-type="float">
            <text:p>18583700</text:p>
          </table:table-cell>
          <table:table-cell table:formula="of:=([.B101]-[.B100])*[.C101]+([.C101]-[.C100])*[.B101]" office:value-type="float" office:value="-74547574.5837" calcext:value-type="float">
            <text:p>-74,547,574.58</text:p>
          </table:table-cell>
        </table:table-row>
        <table:table-row table:style-name="ro1">
          <table:table-cell table:style-name="ce1" office:value-type="string" calcext:value-type="string">
            <text:p>2007-08-07</text:p>
          </table:table-cell>
          <table:table-cell office:value-type="float" office:value="65.230003" calcext:value-type="float">
            <text:p>65.230003</text:p>
          </table:table-cell>
          <table:table-cell office:value-type="float" office:value="19227700" calcext:value-type="float">
            <text:p>19227700</text:p>
          </table:table-cell>
          <table:table-cell table:formula="of:=([.B102]-[.B101])*[.C102]+([.C102]-[.C101])*[.B102]" office:value-type="float" office:value="46430550.6150999" calcext:value-type="float">
            <text:p>46,430,550.62</text:p>
          </table:table-cell>
        </table:table-row>
        <table:table-row table:style-name="ro1">
          <table:table-cell table:style-name="ce1" office:value-type="string" calcext:value-type="string">
            <text:p>2007-08-08</text:p>
          </table:table-cell>
          <table:table-cell office:value-type="float" office:value="65.160004" calcext:value-type="float">
            <text:p>65.160004</text:p>
          </table:table-cell>
          <table:table-cell office:value-type="float" office:value="13785200" calcext:value-type="float">
            <text:p>13785200</text:p>
          </table:table-cell>
          <table:table-cell table:formula="of:=([.B103]-[.B102])*[.C103]+([.C103]-[.C102])*[.B103]" office:value-type="float" office:value="-355598271.9848" calcext:value-type="float">
            <text:p>-355,598,271.98</text:p>
          </table:table-cell>
        </table:table-row>
        <table:table-row table:style-name="ro1">
          <table:table-cell table:style-name="ce1" office:value-type="string" calcext:value-type="string">
            <text:p>2007-08-09</text:p>
          </table:table-cell>
          <table:table-cell office:value-type="float" office:value="64.970001" calcext:value-type="float">
            <text:p>64.970001</text:p>
          </table:table-cell>
          <table:table-cell office:value-type="float" office:value="19540900" calcext:value-type="float">
            <text:p>19540900</text:p>
          </table:table-cell>
          <table:table-cell table:formula="of:=([.B104]-[.B103])*[.C104]+([.C104]-[.C103])*[.B104]" office:value-type="float" office:value="370235005.133" calcext:value-type="float">
            <text:p>370,235,005.13</text:p>
          </table:table-cell>
        </table:table-row>
        <table:table-row table:style-name="ro1">
          <table:table-cell table:style-name="ce1" office:value-type="string" calcext:value-type="string">
            <text:p>2007-08-10</text:p>
          </table:table-cell>
          <table:table-cell office:value-type="float" office:value="65.389999" calcext:value-type="float">
            <text:p>65.389999</text:p>
          </table:table-cell>
          <table:table-cell office:value-type="float" office:value="17234900" calcext:value-type="float">
            <text:p>17234900</text:p>
          </table:table-cell>
          <table:table-cell table:formula="of:=([.B105]-[.B104])*[.C105]+([.C105]-[.C104])*[.B105]" office:value-type="float" office:value="-143550714.1638" calcext:value-type="float">
            <text:p>-143,550,714.16</text:p>
          </table:table-cell>
        </table:table-row>
        <table:table-row table:style-name="ro1">
          <table:table-cell table:style-name="ce1" office:value-type="string" calcext:value-type="string">
            <text:p>2007-08-13</text:p>
          </table:table-cell>
          <table:table-cell office:value-type="float" office:value="64.279999" calcext:value-type="float">
            <text:p>64.279999</text:p>
          </table:table-cell>
          <table:table-cell office:value-type="float" office:value="15379400" calcext:value-type="float">
            <text:p>15379400</text:p>
          </table:table-cell>
          <table:table-cell table:formula="of:=([.B106]-[.B105])*[.C106]+([.C106]-[.C105])*[.B106]" office:value-type="float" office:value="-136342672.1445" calcext:value-type="float">
            <text:p>-136,342,672.14</text:p>
          </table:table-cell>
        </table:table-row>
        <table:table-row table:style-name="ro1">
          <table:table-cell table:style-name="ce1" office:value-type="string" calcext:value-type="string">
            <text:p>2007-08-14</text:p>
          </table:table-cell>
          <table:table-cell office:value-type="float" office:value="63.720001" calcext:value-type="float">
            <text:p>63.720001</text:p>
          </table:table-cell>
          <table:table-cell office:value-type="float" office:value="10928800" calcext:value-type="float">
            <text:p>10928800</text:p>
          </table:table-cell>
          <table:table-cell table:formula="of:=([.B107]-[.B106])*[.C107]+([.C107]-[.C106])*[.B107]" office:value-type="float" office:value="-289712342.593" calcext:value-type="float">
            <text:p>-289,712,342.59</text:p>
          </table:table-cell>
        </table:table-row>
        <table:table-row table:style-name="ro1">
          <table:table-cell table:style-name="ce1" office:value-type="string" calcext:value-type="string">
            <text:p>2007-08-15</text:p>
          </table:table-cell>
          <table:table-cell office:value-type="float" office:value="63.48" calcext:value-type="float">
            <text:p>63.48</text:p>
          </table:table-cell>
          <table:table-cell office:value-type="float" office:value="12162400" calcext:value-type="float">
            <text:p>12162400</text:p>
          </table:table-cell>
          <table:table-cell table:formula="of:=([.B108]-[.B107])*[.C108]+([.C108]-[.C107])*[.B108]" office:value-type="float" office:value="75389939.8375999" calcext:value-type="float">
            <text:p>75,389,939.84</text:p>
          </table:table-cell>
        </table:table-row>
        <table:table-row table:style-name="ro1">
          <table:table-cell table:style-name="ce1" office:value-type="string" calcext:value-type="string">
            <text:p>2007-08-16</text:p>
          </table:table-cell>
          <table:table-cell office:value-type="float" office:value="64.029999" calcext:value-type="float">
            <text:p>64.029999</text:p>
          </table:table-cell>
          <table:table-cell office:value-type="float" office:value="22611500" calcext:value-type="float">
            <text:p>22611500</text:p>
          </table:table-cell>
          <table:table-cell table:formula="of:=([.B109]-[.B108])*[.C109]+([.C109]-[.C108])*[.B109]" office:value-type="float" office:value="681492164.9394" calcext:value-type="float">
            <text:p>681,492,164.94</text:p>
          </table:table-cell>
        </table:table-row>
        <table:table-row table:style-name="ro1">
          <table:table-cell table:style-name="ce1" office:value-type="string" calcext:value-type="string">
            <text:p>2007-08-17</text:p>
          </table:table-cell>
          <table:table-cell office:value-type="float" office:value="65.349998" calcext:value-type="float">
            <text:p>65.349998</text:p>
          </table:table-cell>
          <table:table-cell office:value-type="float" office:value="19957300" calcext:value-type="float">
            <text:p>19957300</text:p>
          </table:table-cell>
          <table:table-cell table:formula="of:=([.B110]-[.B109])*[.C110]+([.C110]-[.C109])*[.B110]" office:value-type="float" office:value="-147108348.6489" calcext:value-type="float">
            <text:p>-147,108,348.65</text:p>
          </table:table-cell>
        </table:table-row>
        <table:table-row table:style-name="ro1">
          <table:table-cell table:style-name="ce1" office:value-type="string" calcext:value-type="string">
            <text:p>2007-08-20</text:p>
          </table:table-cell>
          <table:table-cell office:value-type="float" office:value="65.010002" calcext:value-type="float">
            <text:p>65.010002</text:p>
          </table:table-cell>
          <table:table-cell office:value-type="float" office:value="9519000" calcext:value-type="float">
            <text:p>9519000</text:p>
          </table:table-cell>
          <table:table-cell table:formula="of:=([.B111]-[.B110])*[.C111]+([.C111]-[.C110])*[.B111]" office:value-type="float" office:value="-681830325.8006" calcext:value-type="float">
            <text:p>-681,830,325.80</text:p>
          </table:table-cell>
        </table:table-row>
        <table:table-row table:style-name="ro1">
          <table:table-cell table:style-name="ce1" office:value-type="string" calcext:value-type="string">
            <text:p>2007-08-21</text:p>
          </table:table-cell>
          <table:table-cell office:value-type="float" office:value="64.459999" calcext:value-type="float">
            <text:p>64.459999</text:p>
          </table:table-cell>
          <table:table-cell office:value-type="float" office:value="9745800" calcext:value-type="float">
            <text:p>9745800</text:p>
          </table:table-cell>
          <table:table-cell table:formula="of:=([.B112]-[.B111])*[.C112]+([.C112]-[.C111])*[.B112]" office:value-type="float" office:value="9259308.53579996" calcext:value-type="float">
            <text:p>9,259,308.54</text:p>
          </table:table-cell>
        </table:table-row>
        <table:table-row table:style-name="ro1">
          <table:table-cell table:style-name="ce1" office:value-type="string" calcext:value-type="string">
            <text:p>2007-08-22</text:p>
          </table:table-cell>
          <table:table-cell office:value-type="float" office:value="64.739998" calcext:value-type="float">
            <text:p>64.739998</text:p>
          </table:table-cell>
          <table:table-cell office:value-type="float" office:value="9600400" calcext:value-type="float">
            <text:p>9600400</text:p>
          </table:table-cell>
          <table:table-cell table:formula="of:=([.B113]-[.B112])*[.C113]+([.C113]-[.C112])*[.B113]" office:value-type="float" office:value="-6725093.30959997" calcext:value-type="float">
            <text:p>-6,725,093.31</text:p>
          </table:table-cell>
        </table:table-row>
        <table:table-row table:style-name="ro1">
          <table:table-cell table:style-name="ce1" office:value-type="string" calcext:value-type="string">
            <text:p>2007-08-23</text:p>
          </table:table-cell>
          <table:table-cell office:value-type="float" office:value="65.040001" calcext:value-type="float">
            <text:p>65.040001</text:p>
          </table:table-cell>
          <table:table-cell office:value-type="float" office:value="10711600" calcext:value-type="float">
            <text:p>10711600</text:p>
          </table:table-cell>
          <table:table-cell table:formula="of:=([.B114]-[.B113])*[.C114]+([.C114]-[.C113])*[.B114]" office:value-type="float" office:value="75485961.2460001" calcext:value-type="float">
            <text:p>75,485,961.25</text:p>
          </table:table-cell>
        </table:table-row>
        <table:table-row table:style-name="ro1">
          <table:table-cell table:style-name="ce1" office:value-type="string" calcext:value-type="string">
            <text:p>2007-08-24</text:p>
          </table:table-cell>
          <table:table-cell office:value-type="float" office:value="65.93" calcext:value-type="float">
            <text:p>65.93</text:p>
          </table:table-cell>
          <table:table-cell office:value-type="float" office:value="8496800" calcext:value-type="float">
            <text:p>8496800</text:p>
          </table:table-cell>
          <table:table-cell table:formula="of:=([.B115]-[.B114])*[.C115]+([.C115]-[.C114])*[.B115]" office:value-type="float" office:value="-138459620.4968" calcext:value-type="float">
            <text:p>-138,459,620.50</text:p>
          </table:table-cell>
        </table:table-row>
        <table:table-row table:style-name="ro1">
          <table:table-cell table:style-name="ce1" office:value-type="string" calcext:value-type="string">
            <text:p>2007-08-27</text:p>
          </table:table-cell>
          <table:table-cell office:value-type="float" office:value="65.230003" calcext:value-type="float">
            <text:p>65.230003</text:p>
          </table:table-cell>
          <table:table-cell office:value-type="float" office:value="7794300" calcext:value-type="float">
            <text:p>7794300</text:p>
          </table:table-cell>
          <table:table-cell table:formula="of:=([.B116]-[.B115])*[.C116]+([.C116]-[.C115])*[.B116]" office:value-type="float" office:value="-51280063.7246001" calcext:value-type="float">
            <text:p>-51,280,063.72</text:p>
          </table:table-cell>
        </table:table-row>
        <table:table-row table:style-name="ro1">
          <table:table-cell table:style-name="ce1" office:value-type="string" calcext:value-type="string">
            <text:p>2007-08-28</text:p>
          </table:table-cell>
          <table:table-cell office:value-type="float" office:value="64.699997" calcext:value-type="float">
            <text:p>64.699997</text:p>
          </table:table-cell>
          <table:table-cell office:value-type="float" office:value="10828200" calcext:value-type="float">
            <text:p>10828200</text:p>
          </table:table-cell>
          <table:table-cell table:formula="of:=([.B117]-[.B116])*[.C117]+([.C117]-[.C116])*[.B117]" office:value-type="float" office:value="190554309.9291" calcext:value-type="float">
            <text:p>190,554,309.93</text:p>
          </table:table-cell>
        </table:table-row>
        <table:table-row table:style-name="ro1">
          <table:table-cell table:style-name="ce1" office:value-type="string" calcext:value-type="string">
            <text:p>2007-08-29</text:p>
          </table:table-cell>
          <table:table-cell office:value-type="float" office:value="65.120003" calcext:value-type="float">
            <text:p>65.120003</text:p>
          </table:table-cell>
          <table:table-cell office:value-type="float" office:value="8875500" calcext:value-type="float">
            <text:p>8875500</text:p>
          </table:table-cell>
          <table:table-cell table:formula="of:=([.B118]-[.B117])*[.C118]+([.C118]-[.C117])*[.B118]" office:value-type="float" office:value="-123432066.6051" calcext:value-type="float">
            <text:p>-123,432,066.61</text:p>
          </table:table-cell>
        </table:table-row>
        <table:table-row table:style-name="ro1">
          <table:table-cell table:style-name="ce1" office:value-type="string" calcext:value-type="string">
            <text:p>2007-08-30</text:p>
          </table:table-cell>
          <table:table-cell office:value-type="float" office:value="65.010002" calcext:value-type="float">
            <text:p>65.010002</text:p>
          </table:table-cell>
          <table:table-cell office:value-type="float" office:value="8297200" calcext:value-type="float">
            <text:p>8297200</text:p>
          </table:table-cell>
          <table:table-cell table:formula="of:=([.B119]-[.B118])*[.C119]+([.C119]-[.C118])*[.B119]" office:value-type="float" office:value="-38507984.4538" calcext:value-type="float">
            <text:p>-38,507,984.45</text:p>
          </table:table-cell>
        </table:table-row>
        <table:table-row table:style-name="ro1">
          <table:table-cell table:style-name="ce1" office:value-type="string" calcext:value-type="string">
            <text:p>2007-08-31</text:p>
          </table:table-cell>
          <table:table-cell office:value-type="float" office:value="65.309998" calcext:value-type="float">
            <text:p>65.309998</text:p>
          </table:table-cell>
          <table:table-cell office:value-type="float" office:value="8392900" calcext:value-type="float">
            <text:p>8392900</text:p>
          </table:table-cell>
          <table:table-cell table:formula="of:=([.B120]-[.B119])*[.C120]+([.C120]-[.C119])*[.B120]" office:value-type="float" office:value="8768003.23699994" calcext:value-type="float">
            <text:p>8,768,003.24</text:p>
          </table:table-cell>
        </table:table-row>
        <table:table-row table:style-name="ro1">
          <table:table-cell table:style-name="ce1" office:value-type="string" calcext:value-type="string">
            <text:p>2007-09-04</text:p>
          </table:table-cell>
          <table:table-cell office:value-type="float" office:value="65.449997" calcext:value-type="float">
            <text:p>65.449997</text:p>
          </table:table-cell>
          <table:table-cell office:value-type="float" office:value="8808600" calcext:value-type="float">
            <text:p>8808600</text:p>
          </table:table-cell>
          <table:table-cell table:formula="of:=([.B121]-[.B120])*[.C121]+([.C121]-[.C120])*[.B121]" office:value-type="float" office:value="28440758.9443" calcext:value-type="float">
            <text:p>28,440,758.94</text:p>
          </table:table-cell>
        </table:table-row>
        <table:table-row table:style-name="ro1">
          <table:table-cell table:style-name="ce1" office:value-type="string" calcext:value-type="string">
            <text:p>2007-09-05</text:p>
          </table:table-cell>
          <table:table-cell office:value-type="float" office:value="65.459999" calcext:value-type="float">
            <text:p>65.459999</text:p>
          </table:table-cell>
          <table:table-cell office:value-type="float" office:value="8978200" calcext:value-type="float">
            <text:p>8978200</text:p>
          </table:table-cell>
          <table:table-cell table:formula="of:=([.B122]-[.B121])*[.C122]+([.C122]-[.C121])*[.B122]" office:value-type="float" office:value="11191815.7868" calcext:value-type="float">
            <text:p>11,191,815.79</text:p>
          </table:table-cell>
        </table:table-row>
        <table:table-row table:style-name="ro1">
          <table:table-cell table:style-name="ce1" office:value-type="string" calcext:value-type="string">
            <text:p>2007-09-06</text:p>
          </table:table-cell>
          <table:table-cell office:value-type="float" office:value="66.110001" calcext:value-type="float">
            <text:p>66.110001</text:p>
          </table:table-cell>
          <table:table-cell office:value-type="float" office:value="11114600" calcext:value-type="float">
            <text:p>11114600</text:p>
          </table:table-cell>
          <table:table-cell table:formula="of:=([.B123]-[.B122])*[.C123]+([.C123]-[.C122])*[.B123]" office:value-type="float" office:value="148461918.3656" calcext:value-type="float">
            <text:p>148,461,918.37</text:p>
          </table:table-cell>
        </table:table-row>
        <table:table-row table:style-name="ro1">
          <table:table-cell table:style-name="ce1" office:value-type="string" calcext:value-type="string">
            <text:p>2007-09-07</text:p>
          </table:table-cell>
          <table:table-cell office:value-type="float" office:value="65.470001" calcext:value-type="float">
            <text:p>65.470001</text:p>
          </table:table-cell>
          <table:table-cell office:value-type="float" office:value="11491200" calcext:value-type="float">
            <text:p>11491200</text:p>
          </table:table-cell>
          <table:table-cell table:formula="of:=([.B124]-[.B123])*[.C124]+([.C124]-[.C123])*[.B124]" office:value-type="float" office:value="17301634.3766" calcext:value-type="float">
            <text:p>17,301,634.38</text:p>
          </table:table-cell>
        </table:table-row>
        <table:table-row table:style-name="ro1">
          <table:table-cell table:style-name="ce1" office:value-type="string" calcext:value-type="string">
            <text:p>2007-09-10</text:p>
          </table:table-cell>
          <table:table-cell office:value-type="float" office:value="65.900002" calcext:value-type="float">
            <text:p>65.900002</text:p>
          </table:table-cell>
          <table:table-cell office:value-type="float" office:value="8823000" calcext:value-type="float">
            <text:p>8823000</text:p>
          </table:table-cell>
          <table:table-cell table:formula="of:=([.B125]-[.B124])*[.C125]+([.C125]-[.C124])*[.B125]" office:value-type="float" office:value="-172040486.5134" calcext:value-type="float">
            <text:p>-172,040,486.51</text:p>
          </table:table-cell>
        </table:table-row>
        <table:table-row table:style-name="ro1">
          <table:table-cell table:style-name="ce1" office:value-type="string" calcext:value-type="string">
            <text:p>2007-09-11</text:p>
          </table:table-cell>
          <table:table-cell office:value-type="float" office:value="66.989998" calcext:value-type="float">
            <text:p>66.989998</text:p>
          </table:table-cell>
          <table:table-cell office:value-type="float" office:value="12452300" calcext:value-type="float">
            <text:p>12452300</text:p>
          </table:table-cell>
          <table:table-cell table:formula="of:=([.B126]-[.B125])*[.C126]+([.C126]-[.C125])*[.B126]" office:value-type="float" office:value="256699756.9322" calcext:value-type="float">
            <text:p>256,699,756.93</text:p>
          </table:table-cell>
        </table:table-row>
        <table:table-row table:style-name="ro1">
          <table:table-cell table:style-name="ce1" office:value-type="string" calcext:value-type="string">
            <text:p>2007-09-12</text:p>
          </table:table-cell>
          <table:table-cell office:value-type="float" office:value="67.309998" calcext:value-type="float">
            <text:p>67.309998</text:p>
          </table:table-cell>
          <table:table-cell office:value-type="float" office:value="9591100" calcext:value-type="float">
            <text:p>9591100</text:p>
          </table:table-cell>
          <table:table-cell table:formula="of:=([.B127]-[.B126])*[.C127]+([.C127]-[.C126])*[.B127]" office:value-type="float" office:value="-189518214.2776" calcext:value-type="float">
            <text:p>-189,518,214.28</text:p>
          </table:table-cell>
        </table:table-row>
        <table:table-row table:style-name="ro1">
          <table:table-cell table:style-name="ce1" office:value-type="string" calcext:value-type="string">
            <text:p>2007-09-13</text:p>
          </table:table-cell>
          <table:table-cell office:value-type="float" office:value="67.459999" calcext:value-type="float">
            <text:p>67.459999</text:p>
          </table:table-cell>
          <table:table-cell office:value-type="float" office:value="8547100" calcext:value-type="float">
            <text:p>8547100</text:p>
          </table:table-cell>
          <table:table-cell table:formula="of:=([.B128]-[.B127])*[.C128]+([.C128]-[.C127])*[.B128]" office:value-type="float" office:value="-69146165.4089" calcext:value-type="float">
            <text:p>-69,146,165.41</text:p>
          </table:table-cell>
        </table:table-row>
        <table:table-row table:style-name="ro1">
          <table:table-cell table:style-name="ce1" office:value-type="string" calcext:value-type="string">
            <text:p>2007-09-14</text:p>
          </table:table-cell>
          <table:table-cell office:value-type="float" office:value="67.809998" calcext:value-type="float">
            <text:p>67.809998</text:p>
          </table:table-cell>
          <table:table-cell office:value-type="float" office:value="8319800" calcext:value-type="float">
            <text:p>8319800</text:p>
          </table:table-cell>
          <table:table-cell table:formula="of:=([.B129]-[.B128])*[.C129]+([.C129]-[.C128])*[.B129]" office:value-type="float" office:value="-12501290.8652" calcext:value-type="float">
            <text:p>-12,501,290.87</text:p>
          </table:table-cell>
        </table:table-row>
        <table:table-row table:style-name="ro1">
          <table:table-cell table:style-name="ce1" office:value-type="string" calcext:value-type="string">
            <text:p>2007-09-17</text:p>
          </table:table-cell>
          <table:table-cell office:value-type="float" office:value="67.949997" calcext:value-type="float">
            <text:p>67.949997</text:p>
          </table:table-cell>
          <table:table-cell office:value-type="float" office:value="10281900" calcext:value-type="float">
            <text:p>10281900</text:p>
          </table:table-cell>
          <table:table-cell table:formula="of:=([.B130]-[.B129])*[.C130]+([.C130]-[.C129])*[.B130]" office:value-type="float" office:value="134764144.8318" calcext:value-type="float">
            <text:p>134,764,144.83</text:p>
          </table:table-cell>
        </table:table-row>
        <table:table-row table:style-name="ro1">
          <table:table-cell table:style-name="ce1" office:value-type="string" calcext:value-type="string">
            <text:p>2007-09-18</text:p>
          </table:table-cell>
          <table:table-cell office:value-type="float" office:value="68.68" calcext:value-type="float">
            <text:p>68.68</text:p>
          </table:table-cell>
          <table:table-cell office:value-type="float" office:value="15487900" calcext:value-type="float">
            <text:p>15487900</text:p>
          </table:table-cell>
          <table:table-cell table:formula="of:=([.B131]-[.B130])*[.C131]+([.C131]-[.C130])*[.B131]" office:value-type="float" office:value="368854293.4637" calcext:value-type="float">
            <text:p>368,854,293.46</text:p>
          </table:table-cell>
        </table:table-row>
        <table:table-row table:style-name="ro1">
          <table:table-cell table:style-name="ce1" office:value-type="string" calcext:value-type="string">
            <text:p>2007-09-19</text:p>
          </table:table-cell>
          <table:table-cell office:value-type="float" office:value="68.790001" calcext:value-type="float">
            <text:p>68.790001</text:p>
          </table:table-cell>
          <table:table-cell office:value-type="float" office:value="15034600" calcext:value-type="float">
            <text:p>15034600</text:p>
          </table:table-cell>
          <table:table-cell table:formula="of:=([.B132]-[.B131])*[.C132]+([.C132]-[.C131])*[.B132]" office:value-type="float" office:value="-29528686.4187001" calcext:value-type="float">
            <text:p>-29,528,686.42</text:p>
          </table:table-cell>
        </table:table-row>
        <table:table-row table:style-name="ro1">
          <table:table-cell table:style-name="ce1" office:value-type="string" calcext:value-type="string">
            <text:p>2007-09-20</text:p>
          </table:table-cell>
          <table:table-cell office:value-type="float" office:value="68.980003" calcext:value-type="float">
            <text:p>68.980003</text:p>
          </table:table-cell>
          <table:table-cell office:value-type="float" office:value="9045200" calcext:value-type="float">
            <text:p>9045200</text:p>
          </table:table-cell>
          <table:table-cell table:formula="of:=([.B133]-[.B132])*[.C133]+([.C133]-[.C132])*[.B133]" office:value-type="float" office:value="-411430223.8778" calcext:value-type="float">
            <text:p>-411,430,223.88</text:p>
          </table:table-cell>
        </table:table-row>
        <table:table-row table:style-name="ro1">
          <table:table-cell table:style-name="ce1" office:value-type="string" calcext:value-type="string">
            <text:p>2007-09-21</text:p>
          </table:table-cell>
          <table:table-cell office:value-type="float" office:value="69.389999" calcext:value-type="float">
            <text:p>69.389999</text:p>
          </table:table-cell>
          <table:table-cell office:value-type="float" office:value="16085200" calcext:value-type="float">
            <text:p>16085200</text:p>
          </table:table-cell>
          <table:table-cell table:formula="of:=([.B134]-[.B133])*[.C134]+([.C134]-[.C133])*[.B134]" office:value-type="float" office:value="495100460.6192" calcext:value-type="float">
            <text:p>495,100,460.62</text:p>
          </table:table-cell>
        </table:table-row>
        <table:table-row table:style-name="ro1">
          <table:table-cell table:style-name="ce1" office:value-type="string" calcext:value-type="string">
            <text:p>2007-09-24</text:p>
          </table:table-cell>
          <table:table-cell office:value-type="float" office:value="69.800003" calcext:value-type="float">
            <text:p>69.800003</text:p>
          </table:table-cell>
          <table:table-cell office:value-type="float" office:value="11617600" calcext:value-type="float">
            <text:p>11617600</text:p>
          </table:table-cell>
          <table:table-cell table:formula="of:=([.B135]-[.B134])*[.C135]+([.C135]-[.C134])*[.B135]" office:value-type="float" office:value="-307075230.9324" calcext:value-type="float">
            <text:p>-307,075,230.93</text:p>
          </table:table-cell>
        </table:table-row>
        <table:table-row table:style-name="ro1">
          <table:table-cell table:style-name="ce1" office:value-type="string" calcext:value-type="string">
            <text:p>2007-09-25</text:p>
          </table:table-cell>
          <table:table-cell office:value-type="float" office:value="69.849998" calcext:value-type="float">
            <text:p>69.849998</text:p>
          </table:table-cell>
          <table:table-cell office:value-type="float" office:value="9845200" calcext:value-type="float">
            <text:p>9845200</text:p>
          </table:table-cell>
          <table:table-cell table:formula="of:=([.B136]-[.B135])*[.C136]+([.C136]-[.C135])*[.B136]" office:value-type="float" office:value="-123309925.6812" calcext:value-type="float">
            <text:p>-123,309,925.68</text:p>
          </table:table-cell>
        </table:table-row>
        <table:table-row table:style-name="ro1">
          <table:table-cell table:style-name="ce1" office:value-type="string" calcext:value-type="string">
            <text:p>2007-09-26</text:p>
          </table:table-cell>
          <table:table-cell office:value-type="float" office:value="70.510002" calcext:value-type="float">
            <text:p>70.510002</text:p>
          </table:table-cell>
          <table:table-cell office:value-type="float" office:value="10491400" calcext:value-type="float">
            <text:p>10491400</text:p>
          </table:table-cell>
          <table:table-cell table:formula="of:=([.B137]-[.B136])*[.C137]+([.C137]-[.C136])*[.B137]" office:value-type="float" office:value="52487929.258" calcext:value-type="float">
            <text:p>52,487,929.26</text:p>
          </table:table-cell>
        </table:table-row>
        <table:table-row table:style-name="ro1">
          <table:table-cell table:style-name="ce1" office:value-type="string" calcext:value-type="string">
            <text:p>2007-09-27</text:p>
          </table:table-cell>
          <table:table-cell office:value-type="float" office:value="70.099998" calcext:value-type="float">
            <text:p>70.099998</text:p>
          </table:table-cell>
          <table:table-cell office:value-type="float" office:value="8618800" calcext:value-type="float">
            <text:p>8618800</text:p>
          </table:table-cell>
          <table:table-cell table:formula="of:=([.B138]-[.B137])*[.C138]+([.C138]-[.C137])*[.B138]" office:value-type="float" office:value="-134802998.73" calcext:value-type="float">
            <text:p>-134,802,998.73</text:p>
          </table:table-cell>
        </table:table-row>
        <table:table-row table:style-name="ro1">
          <table:table-cell table:style-name="ce1" office:value-type="string" calcext:value-type="string">
            <text:p>2007-09-28</text:p>
          </table:table-cell>
          <table:table-cell office:value-type="float" office:value="70.339996" calcext:value-type="float">
            <text:p>70.339996</text:p>
          </table:table-cell>
          <table:table-cell office:value-type="float" office:value="9747600" calcext:value-type="float">
            <text:p>9747600</text:p>
          </table:table-cell>
          <table:table-cell table:formula="of:=([.B139]-[.B138])*[.C139]+([.C139]-[.C138])*[.B139]" office:value-type="float" office:value="81739191.9896" calcext:value-type="float">
            <text:p>81,739,191.99</text:p>
          </table:table-cell>
        </table:table-row>
        <table:table-row table:style-name="ro1">
          <table:table-cell table:style-name="ce1" office:value-type="string" calcext:value-type="string">
            <text:p>2007-10-01</text:p>
          </table:table-cell>
          <table:table-cell office:value-type="float" office:value="70.910004" calcext:value-type="float">
            <text:p>70.910004</text:p>
          </table:table-cell>
          <table:table-cell office:value-type="float" office:value="11500200" calcext:value-type="float">
            <text:p>11500200</text:p>
          </table:table-cell>
          <table:table-cell table:formula="of:=([.B140]-[.B139])*[.C140]+([.C140]-[.C139])*[.B140]" office:value-type="float" office:value="130832079.012" calcext:value-type="float">
            <text:p>130,832,079.01</text:p>
          </table:table-cell>
        </table:table-row>
        <table:table-row table:style-name="ro1">
          <table:table-cell table:style-name="ce1" office:value-type="string" calcext:value-type="string">
            <text:p>2007-10-02</text:p>
          </table:table-cell>
          <table:table-cell office:value-type="float" office:value="70.730003" calcext:value-type="float">
            <text:p>70.730003</text:p>
          </table:table-cell>
          <table:table-cell office:value-type="float" office:value="9366500" calcext:value-type="float">
            <text:p>9366500</text:p>
          </table:table-cell>
          <table:table-cell table:formula="of:=([.B141]-[.B140])*[.C141]+([.C141]-[.C140])*[.B141]" office:value-type="float" office:value="-152602586.7676" calcext:value-type="float">
            <text:p>-152,602,586.77</text:p>
          </table:table-cell>
        </table:table-row>
        <table:table-row table:style-name="ro1">
          <table:table-cell table:style-name="ce1" office:value-type="string" calcext:value-type="string">
            <text:p>2007-10-03</text:p>
          </table:table-cell>
          <table:table-cell office:value-type="float" office:value="70.410004" calcext:value-type="float">
            <text:p>70.410004</text:p>
          </table:table-cell>
          <table:table-cell office:value-type="float" office:value="8697700" calcext:value-type="float">
            <text:p>8697700</text:p>
          </table:table-cell>
          <table:table-cell table:formula="of:=([.B142]-[.B141])*[.C142]+([.C142]-[.C141])*[.B142]" office:value-type="float" office:value="-49873465.9775" calcext:value-type="float">
            <text:p>-49,873,465.98</text:p>
          </table:table-cell>
        </table:table-row>
        <table:table-row table:style-name="ro1">
          <table:table-cell table:style-name="ce1" office:value-type="string" calcext:value-type="string">
            <text:p>2007-10-04</text:p>
          </table:table-cell>
          <table:table-cell office:value-type="float" office:value="70.830002" calcext:value-type="float">
            <text:p>70.830002</text:p>
          </table:table-cell>
          <table:table-cell office:value-type="float" office:value="11694600" calcext:value-type="float">
            <text:p>11694600</text:p>
          </table:table-cell>
          <table:table-cell table:formula="of:=([.B143]-[.B142])*[.C143]+([.C143]-[.C142])*[.B143]" office:value-type="float" office:value="217182141.6046" calcext:value-type="float">
            <text:p>217,182,141.60</text:p>
          </table:table-cell>
        </table:table-row>
        <table:table-row table:style-name="ro1">
          <table:table-cell table:style-name="ce1" office:value-type="string" calcext:value-type="string">
            <text:p>2007-10-05</text:p>
          </table:table-cell>
          <table:table-cell office:value-type="float" office:value="70.830002" calcext:value-type="float">
            <text:p>70.830002</text:p>
          </table:table-cell>
          <table:table-cell office:value-type="float" office:value="10286200" calcext:value-type="float">
            <text:p>10286200</text:p>
          </table:table-cell>
          <table:table-cell table:formula="of:=([.B144]-[.B143])*[.C144]+([.C144]-[.C143])*[.B144]" office:value-type="float" office:value="-99756974.8168" calcext:value-type="float">
            <text:p>-99,756,974.82</text:p>
          </table:table-cell>
        </table:table-row>
        <table:table-row table:style-name="ro1">
          <table:table-cell table:style-name="ce1" office:value-type="string" calcext:value-type="string">
            <text:p>2007-10-08</text:p>
          </table:table-cell>
          <table:table-cell office:value-type="float" office:value="70.709999" calcext:value-type="float">
            <text:p>70.709999</text:p>
          </table:table-cell>
          <table:table-cell office:value-type="float" office:value="6046800" calcext:value-type="float">
            <text:p>6046800</text:p>
          </table:table-cell>
          <table:table-cell table:formula="of:=([.B145]-[.B144])*[.C145]+([.C145]-[.C144])*[.B145]" office:value-type="float" office:value="-300493603.901" calcext:value-type="float">
            <text:p>-300,493,603.90</text:p>
          </table:table-cell>
        </table:table-row>
        <table:table-row table:style-name="ro1">
          <table:table-cell table:style-name="ce1" office:value-type="string" calcext:value-type="string">
            <text:p>2007-10-09</text:p>
          </table:table-cell>
          <table:table-cell office:value-type="float" office:value="71.080002" calcext:value-type="float">
            <text:p>71.080002</text:p>
          </table:table-cell>
          <table:table-cell office:value-type="float" office:value="8256800" calcext:value-type="float">
            <text:p>8256800</text:p>
          </table:table-cell>
          <table:table-cell table:formula="of:=([.B146]-[.B145])*[.C146]+([.C146]-[.C145])*[.B146]" office:value-type="float" office:value="160141845.1904" calcext:value-type="float">
            <text:p>160,141,845.19</text:p>
          </table:table-cell>
        </table:table-row>
        <table:table-row table:style-name="ro1">
          <table:table-cell table:style-name="ce1" office:value-type="string" calcext:value-type="string">
            <text:p>2007-10-10</text:p>
          </table:table-cell>
          <table:table-cell office:value-type="float" office:value="71.400002" calcext:value-type="float">
            <text:p>71.400002</text:p>
          </table:table-cell>
          <table:table-cell office:value-type="float" office:value="7719800" calcext:value-type="float">
            <text:p>7719800</text:p>
          </table:table-cell>
          <table:table-cell table:formula="of:=([.B147]-[.B146])*[.C147]+([.C147]-[.C146])*[.B147]" office:value-type="float" office:value="-35871465.0739999" calcext:value-type="float">
            <text:p>-35,871,465.07</text:p>
          </table:table-cell>
        </table:table-row>
        <table:table-row table:style-name="ro1">
          <table:table-cell table:style-name="ce1" office:value-type="string" calcext:value-type="string">
            <text:p>2007-10-11</text:p>
          </table:table-cell>
          <table:table-cell office:value-type="float" office:value="71.769997" calcext:value-type="float">
            <text:p>71.769997</text:p>
          </table:table-cell>
          <table:table-cell office:value-type="float" office:value="9204200" calcext:value-type="float">
            <text:p>9204200</text:p>
          </table:table-cell>
          <table:table-cell table:formula="of:=([.B148]-[.B147])*[.C148]+([.C148]-[.C147])*[.B148]" office:value-type="float" office:value="109940891.5258" calcext:value-type="float">
            <text:p>109,940,891.53</text:p>
          </table:table-cell>
        </table:table-row>
        <table:table-row table:style-name="ro1">
          <table:table-cell table:style-name="ce1" office:value-type="string" calcext:value-type="string">
            <text:p>2007-10-12</text:p>
          </table:table-cell>
          <table:table-cell office:value-type="float" office:value="71.699997" calcext:value-type="float">
            <text:p>71.699997</text:p>
          </table:table-cell>
          <table:table-cell office:value-type="float" office:value="8210600" calcext:value-type="float">
            <text:p>8210600</text:p>
          </table:table-cell>
          <table:table-cell table:formula="of:=([.B149]-[.B148])*[.C149]+([.C149]-[.C148])*[.B149]" office:value-type="float" office:value="-71815859.0192001" calcext:value-type="float">
            <text:p>-71,815,859.02</text:p>
          </table:table-cell>
        </table:table-row>
        <table:table-row table:style-name="ro1">
          <table:table-cell table:style-name="ce1" office:value-type="string" calcext:value-type="string">
            <text:p>2007-10-15</text:p>
          </table:table-cell>
          <table:table-cell office:value-type="float" office:value="71" calcext:value-type="float">
            <text:p>71</text:p>
          </table:table-cell>
          <table:table-cell office:value-type="float" office:value="8233500" calcext:value-type="float">
            <text:p>8233500</text:p>
          </table:table-cell>
          <table:table-cell table:formula="of:=([.B150]-[.B149])*[.C150]+([.C150]-[.C149])*[.B150]" office:value-type="float" office:value="-4137525.29949997" calcext:value-type="float">
            <text:p>-4,137,525.30</text:p>
          </table:table-cell>
        </table:table-row>
        <table:table-row table:style-name="ro1">
          <table:table-cell table:style-name="ce1" office:value-type="string" calcext:value-type="string">
            <text:p>2007-10-16</text:p>
          </table:table-cell>
          <table:table-cell office:value-type="float" office:value="70.82" calcext:value-type="float">
            <text:p>70.82</text:p>
          </table:table-cell>
          <table:table-cell office:value-type="float" office:value="9637700" calcext:value-type="float">
            <text:p>9637700</text:p>
          </table:table-cell>
          <table:table-cell table:formula="of:=([.B151]-[.B150])*[.C151]+([.C151]-[.C150])*[.B151]" office:value-type="float" office:value="97710657.9999999" calcext:value-type="float">
            <text:p>97,710,658.00</text:p>
          </table:table-cell>
        </table:table-row>
        <table:table-row table:style-name="ro1">
          <table:table-cell table:style-name="ce1" office:value-type="string" calcext:value-type="string">
            <text:p>2007-10-17</text:p>
          </table:table-cell>
          <table:table-cell office:value-type="float" office:value="70.589996" calcext:value-type="float">
            <text:p>70.589996</text:p>
          </table:table-cell>
          <table:table-cell office:value-type="float" office:value="11854600" calcext:value-type="float">
            <text:p>11854600</text:p>
          </table:table-cell>
          <table:table-cell table:formula="of:=([.B152]-[.B151])*[.C152]+([.C152]-[.C151])*[.B152]" office:value-type="float" office:value="153764356.714" calcext:value-type="float">
            <text:p>153,764,356.71</text:p>
          </table:table-cell>
        </table:table-row>
        <table:table-row table:style-name="ro1">
          <table:table-cell table:style-name="ce1" office:value-type="string" calcext:value-type="string">
            <text:p>2007-10-18</text:p>
          </table:table-cell>
          <table:table-cell office:value-type="float" office:value="70.900002" calcext:value-type="float">
            <text:p>70.900002</text:p>
          </table:table-cell>
          <table:table-cell office:value-type="float" office:value="8079900" calcext:value-type="float">
            <text:p>8079900</text:p>
          </table:table-cell>
          <table:table-cell table:formula="of:=([.B153]-[.B152])*[.C153]+([.C153]-[.C152])*[.B153]" office:value-type="float" office:value="-265121420.07" calcext:value-type="float">
            <text:p>-265,121,420.07</text:p>
          </table:table-cell>
        </table:table-row>
        <table:table-row table:style-name="ro1">
          <table:table-cell table:style-name="ce1" office:value-type="string" calcext:value-type="string">
            <text:p>2007-10-19</text:p>
          </table:table-cell>
          <table:table-cell office:value-type="float" office:value="70.800003" calcext:value-type="float">
            <text:p>70.800003</text:p>
          </table:table-cell>
          <table:table-cell office:value-type="float" office:value="15979700" calcext:value-type="float">
            <text:p>15979700</text:p>
          </table:table-cell>
          <table:table-cell table:formula="of:=([.B154]-[.B153])*[.C154]+([.C154]-[.C153])*[.B154]" office:value-type="float" office:value="557707909.6791" calcext:value-type="float">
            <text:p>557,707,909.68</text:p>
          </table:table-cell>
        </table:table-row>
        <table:table-row table:style-name="ro1">
          <table:table-cell table:style-name="ce1" office:value-type="string" calcext:value-type="string">
            <text:p>2007-10-22</text:p>
          </table:table-cell>
          <table:table-cell office:value-type="float" office:value="71.059998" calcext:value-type="float">
            <text:p>71.059998</text:p>
          </table:table-cell>
          <table:table-cell office:value-type="float" office:value="9040800" calcext:value-type="float">
            <text:p>9040800</text:p>
          </table:table-cell>
          <table:table-cell table:formula="of:=([.B155]-[.B154])*[.C155]+([.C155]-[.C154])*[.B155]" office:value-type="float" office:value="-490727657.3262" calcext:value-type="float">
            <text:p>-490,727,657.33</text:p>
          </table:table-cell>
        </table:table-row>
        <table:table-row table:style-name="ro1">
          <table:table-cell table:style-name="ce1" office:value-type="string" calcext:value-type="string">
            <text:p>2007-10-23</text:p>
          </table:table-cell>
          <table:table-cell office:value-type="float" office:value="71.260002" calcext:value-type="float">
            <text:p>71.260002</text:p>
          </table:table-cell>
          <table:table-cell office:value-type="float" office:value="7704700" calcext:value-type="float">
            <text:p>7704700</text:p>
          </table:table-cell>
          <table:table-cell table:formula="of:=([.B156]-[.B155])*[.C156]+([.C156]-[.C155])*[.B156]" office:value-type="float" office:value="-93669517.8533999" calcext:value-type="float">
            <text:p>-93,669,517.85</text:p>
          </table:table-cell>
        </table:table-row>
        <table:table-row table:style-name="ro1">
          <table:table-cell table:style-name="ce1" office:value-type="string" calcext:value-type="string">
            <text:p>2007-10-24</text:p>
          </table:table-cell>
          <table:table-cell office:value-type="float" office:value="71.379997" calcext:value-type="float">
            <text:p>71.379997</text:p>
          </table:table-cell>
          <table:table-cell office:value-type="float" office:value="10096300" calcext:value-type="float">
            <text:p>10096300</text:p>
          </table:table-cell>
          <table:table-cell table:formula="of:=([.B157]-[.B156])*[.C157]+([.C157]-[.C156])*[.B157]" office:value-type="float" office:value="171923906.3437" calcext:value-type="float">
            <text:p>171,923,906.34</text:p>
          </table:table-cell>
        </table:table-row>
        <table:table-row table:style-name="ro1">
          <table:table-cell table:style-name="ce1" office:value-type="string" calcext:value-type="string">
            <text:p>2007-10-25</text:p>
          </table:table-cell>
          <table:table-cell office:value-type="float" office:value="71.349998" calcext:value-type="float">
            <text:p>71.349998</text:p>
          </table:table-cell>
          <table:table-cell office:value-type="float" office:value="10406100" calcext:value-type="float">
            <text:p>10406100</text:p>
          </table:table-cell>
          <table:table-cell table:formula="of:=([.B158]-[.B157])*[.C158]+([.C158]-[.C157])*[.B158]" office:value-type="float" office:value="21792056.7865" calcext:value-type="float">
            <text:p>21,792,056.79</text:p>
          </table:table-cell>
        </table:table-row>
        <table:table-row table:style-name="ro1">
          <table:table-cell table:style-name="ce1" office:value-type="string" calcext:value-type="string">
            <text:p>2007-10-26</text:p>
          </table:table-cell>
          <table:table-cell office:value-type="float" office:value="71.75" calcext:value-type="float">
            <text:p>71.75</text:p>
          </table:table-cell>
          <table:table-cell office:value-type="float" office:value="9320000" calcext:value-type="float">
            <text:p>9320000</text:p>
          </table:table-cell>
          <table:table-cell table:formula="of:=([.B159]-[.B158])*[.C159]+([.C159]-[.C158])*[.B159]" office:value-type="float" office:value="-74199656.36" calcext:value-type="float">
            <text:p>-74,199,656.36</text:p>
          </table:table-cell>
        </table:table-row>
        <table:table-row table:style-name="ro1">
          <table:table-cell table:style-name="ce1" office:value-type="string" calcext:value-type="string">
            <text:p>2007-10-29</text:p>
          </table:table-cell>
          <table:table-cell office:value-type="float" office:value="71.830002" calcext:value-type="float">
            <text:p>71.830002</text:p>
          </table:table-cell>
          <table:table-cell office:value-type="float" office:value="11479700" calcext:value-type="float">
            <text:p>11479700</text:p>
          </table:table-cell>
          <table:table-cell table:formula="of:=([.B160]-[.B159])*[.C160]+([.C160]-[.C159])*[.B160]" office:value-type="float" office:value="156049654.2788" calcext:value-type="float">
            <text:p>156,049,654.28</text:p>
          </table:table-cell>
        </table:table-row>
        <table:table-row table:style-name="ro1">
          <table:table-cell table:style-name="ce1" office:value-type="string" calcext:value-type="string">
            <text:p>2007-10-30</text:p>
          </table:table-cell>
          <table:table-cell office:value-type="float" office:value="68.949997" calcext:value-type="float">
            <text:p>68.949997</text:p>
          </table:table-cell>
          <table:table-cell office:value-type="float" office:value="25799200" calcext:value-type="float">
            <text:p>25799200</text:p>
          </table:table-cell>
          <table:table-cell table:formula="of:=([.B161]-[.B160])*[.C161]+([.C161]-[.C160])*[.B161]" office:value-type="float" office:value="913027657.0455" calcext:value-type="float">
            <text:p>913,027,657.05</text:p>
          </table:table-cell>
        </table:table-row>
        <table:table-row table:style-name="ro1">
          <table:table-cell table:style-name="ce1" office:value-type="string" calcext:value-type="string">
            <text:p>2007-10-31</text:p>
          </table:table-cell>
          <table:table-cell office:value-type="float" office:value="69.519997" calcext:value-type="float">
            <text:p>69.519997</text:p>
          </table:table-cell>
          <table:table-cell office:value-type="float" office:value="14144500" calcext:value-type="float">
            <text:p>14144500</text:p>
          </table:table-cell>
          <table:table-cell table:formula="of:=([.B162]-[.B161])*[.C162]+([.C162]-[.C161])*[.B162]" office:value-type="float" office:value="-802172344.0359" calcext:value-type="float">
            <text:p>-802,172,344.04</text:p>
          </table:table-cell>
        </table:table-row>
        <table:table-row table:style-name="ro1">
          <table:table-cell table:style-name="ce1" office:value-type="string" calcext:value-type="string">
            <text:p>2007-11-01</text:p>
          </table:table-cell>
          <table:table-cell office:value-type="float" office:value="68.589996" calcext:value-type="float">
            <text:p>68.589996</text:p>
          </table:table-cell>
          <table:table-cell office:value-type="float" office:value="15104800" calcext:value-type="float">
            <text:p>15104800</text:p>
          </table:table-cell>
          <table:table-cell table:formula="of:=([.B163]-[.B162])*[.C163]+([.C163]-[.C162])*[.B163]" office:value-type="float" office:value="51819494.0539999" calcext:value-type="float">
            <text:p>51,819,494.05</text:p>
          </table:table-cell>
        </table:table-row>
        <table:table-row table:style-name="ro1">
          <table:table-cell table:style-name="ce1" office:value-type="string" calcext:value-type="string">
            <text:p>2007-11-02</text:p>
          </table:table-cell>
          <table:table-cell office:value-type="float" office:value="69.550003" calcext:value-type="float">
            <text:p>69.550003</text:p>
          </table:table-cell>
          <table:table-cell office:value-type="float" office:value="11447900" calcext:value-type="float">
            <text:p>11447900</text:p>
          </table:table-cell>
          <table:table-cell table:formula="of:=([.B164]-[.B163])*[.C164]+([.C164]-[.C163])*[.B164]" office:value-type="float" office:value="-243347341.8354" calcext:value-type="float">
            <text:p>-243,347,341.84</text:p>
          </table:table-cell>
        </table:table-row>
        <table:table-row table:style-name="ro1">
          <table:table-cell table:style-name="ce1" office:value-type="string" calcext:value-type="string">
            <text:p>2007-11-05</text:p>
          </table:table-cell>
          <table:table-cell office:value-type="float" office:value="70.18" calcext:value-type="float">
            <text:p>70.18</text:p>
          </table:table-cell>
          <table:table-cell office:value-type="float" office:value="12740000" calcext:value-type="float">
            <text:p>12740000</text:p>
          </table:table-cell>
          <table:table-cell table:formula="of:=([.B165]-[.B164])*[.C165]+([.C165]-[.C164])*[.B165]" office:value-type="float" office:value="98705739.7800001" calcext:value-type="float">
            <text:p>98,705,739.78</text:p>
          </table:table-cell>
        </table:table-row>
        <table:table-row table:style-name="ro1">
          <table:table-cell table:style-name="ce1" office:value-type="string" calcext:value-type="string">
            <text:p>2007-11-06</text:p>
          </table:table-cell>
          <table:table-cell office:value-type="float" office:value="70.470001" calcext:value-type="float">
            <text:p>70.470001</text:p>
          </table:table-cell>
          <table:table-cell office:value-type="float" office:value="8733700" calcext:value-type="float">
            <text:p>8733700</text:p>
          </table:table-cell>
          <table:table-cell table:formula="of:=([.B166]-[.B165])*[.C166]+([.C166]-[.C165])*[.B166]" office:value-type="float" office:value="-279791183.2726" calcext:value-type="float">
            <text:p>-279,791,183.27</text:p>
          </table:table-cell>
        </table:table-row>
        <table:table-row table:style-name="ro1">
          <table:table-cell table:style-name="ce1" office:value-type="string" calcext:value-type="string">
            <text:p>2007-11-07</text:p>
          </table:table-cell>
          <table:table-cell office:value-type="float" office:value="69.419998" calcext:value-type="float">
            <text:p>69.419998</text:p>
          </table:table-cell>
          <table:table-cell office:value-type="float" office:value="11873500" calcext:value-type="float">
            <text:p>11873500</text:p>
          </table:table-cell>
          <table:table-cell table:formula="of:=([.B167]-[.B166])*[.C167]+([.C167]-[.C166])*[.B167]" office:value-type="float" office:value="205497699.0999" calcext:value-type="float">
            <text:p>205,497,699.10</text:p>
          </table:table-cell>
        </table:table-row>
        <table:table-row table:style-name="ro1">
          <table:table-cell table:style-name="ce1" office:value-type="string" calcext:value-type="string">
            <text:p>2007-11-08</text:p>
          </table:table-cell>
          <table:table-cell office:value-type="float" office:value="70.839996" calcext:value-type="float">
            <text:p>70.839996</text:p>
          </table:table-cell>
          <table:table-cell office:value-type="float" office:value="14437100" calcext:value-type="float">
            <text:p>14437100</text:p>
          </table:table-cell>
          <table:table-cell table:formula="of:=([.B168]-[.B167])*[.C168]+([.C168]-[.C167])*[.B168]" office:value-type="float" office:value="202106066.8714" calcext:value-type="float">
            <text:p>202,106,066.87</text:p>
          </table:table-cell>
        </table:table-row>
        <table:table-row table:style-name="ro1">
          <table:table-cell table:style-name="ce1" office:value-type="string" calcext:value-type="string">
            <text:p>2007-11-09</text:p>
          </table:table-cell>
          <table:table-cell office:value-type="float" office:value="70.419998" calcext:value-type="float">
            <text:p>70.419998</text:p>
          </table:table-cell>
          <table:table-cell office:value-type="float" office:value="11899000" calcext:value-type="float">
            <text:p>11899000</text:p>
          </table:table-cell>
          <table:table-cell table:formula="of:=([.B169]-[.B168])*[.C169]+([.C169]-[.C168])*[.B169]" office:value-type="float" office:value="-183730553.1258" calcext:value-type="float">
            <text:p>-183,730,553.13</text:p>
          </table:table-cell>
        </table:table-row>
        <table:table-row table:style-name="ro1">
          <table:table-cell table:style-name="ce1" office:value-type="string" calcext:value-type="string">
            <text:p>2007-11-12</text:p>
          </table:table-cell>
          <table:table-cell office:value-type="float" office:value="70.769997" calcext:value-type="float">
            <text:p>70.769997</text:p>
          </table:table-cell>
          <table:table-cell office:value-type="float" office:value="10793800" calcext:value-type="float">
            <text:p>10793800</text:p>
          </table:table-cell>
          <table:table-cell table:formula="of:=([.B170]-[.B169])*[.C170]+([.C170]-[.C169])*[.B170]" office:value-type="float" office:value="-74437181.4782001" calcext:value-type="float">
            <text:p>-74,437,181.48</text:p>
          </table:table-cell>
        </table:table-row>
        <table:table-row table:style-name="ro1">
          <table:table-cell table:style-name="ce1" office:value-type="string" calcext:value-type="string">
            <text:p>2007-11-13</text:p>
          </table:table-cell>
          <table:table-cell office:value-type="float" office:value="71.57" calcext:value-type="float">
            <text:p>71.57</text:p>
          </table:table-cell>
          <table:table-cell office:value-type="float" office:value="12264600" calcext:value-type="float">
            <text:p>12264600</text:p>
          </table:table-cell>
          <table:table-cell table:formula="of:=([.B171]-[.B170])*[.C171]+([.C171]-[.C170])*[.B171]" office:value-type="float" office:value="115076872.7938" calcext:value-type="float">
            <text:p>115,076,872.79</text:p>
          </table:table-cell>
        </table:table-row>
        <table:table-row table:style-name="ro1">
          <table:table-cell table:style-name="ce1" office:value-type="string" calcext:value-type="string">
            <text:p>2007-11-14</text:p>
          </table:table-cell>
          <table:table-cell office:value-type="float" office:value="71.540001" calcext:value-type="float">
            <text:p>71.540001</text:p>
          </table:table-cell>
          <table:table-cell office:value-type="float" office:value="11907300" calcext:value-type="float">
            <text:p>11907300</text:p>
          </table:table-cell>
          <table:table-cell table:formula="of:=([.B172]-[.B171])*[.C172]+([.C172]-[.C171])*[.B172]" office:value-type="float" office:value="-25918449.4499999" calcext:value-type="float">
            <text:p>-25,918,449.45</text:p>
          </table:table-cell>
        </table:table-row>
        <table:table-row table:style-name="ro1">
          <table:table-cell table:style-name="ce1" office:value-type="string" calcext:value-type="string">
            <text:p>2007-11-15</text:p>
          </table:table-cell>
          <table:table-cell office:value-type="float" office:value="71.830002" calcext:value-type="float">
            <text:p>71.830002</text:p>
          </table:table-cell>
          <table:table-cell office:value-type="float" office:value="11440000" calcext:value-type="float">
            <text:p>11440000</text:p>
          </table:table-cell>
          <table:table-cell table:formula="of:=([.B173]-[.B172])*[.C173]+([.C173]-[.C172])*[.B173]" office:value-type="float" office:value="-30248548.4946001" calcext:value-type="float">
            <text:p>-30,248,548.49</text:p>
          </table:table-cell>
        </table:table-row>
        <table:table-row table:style-name="ro1">
          <table:table-cell table:style-name="ce1" office:value-type="string" calcext:value-type="string">
            <text:p>2007-11-16</text:p>
          </table:table-cell>
          <table:table-cell office:value-type="float" office:value="73.190002" calcext:value-type="float">
            <text:p>73.190002</text:p>
          </table:table-cell>
          <table:table-cell office:value-type="float" office:value="15145900" calcext:value-type="float">
            <text:p>15145900</text:p>
          </table:table-cell>
          <table:table-cell table:formula="of:=([.B174]-[.B173])*[.C174]+([.C174]-[.C173])*[.B174]" office:value-type="float" office:value="291833252.4118" calcext:value-type="float">
            <text:p>291,833,252.41</text:p>
          </table:table-cell>
        </table:table-row>
        <table:table-row table:style-name="ro1">
          <table:table-cell table:style-name="ce1" office:value-type="string" calcext:value-type="string">
            <text:p>2007-11-19</text:p>
          </table:table-cell>
          <table:table-cell office:value-type="float" office:value="72.82" calcext:value-type="float">
            <text:p>72.82</text:p>
          </table:table-cell>
          <table:table-cell office:value-type="float" office:value="11337900" calcext:value-type="float">
            <text:p>11337900</text:p>
          </table:table-cell>
          <table:table-cell table:formula="of:=([.B175]-[.B174])*[.C175]+([.C175]-[.C174])*[.B175]" office:value-type="float" office:value="-281493605.6758" calcext:value-type="float">
            <text:p>-281,493,605.68</text:p>
          </table:table-cell>
        </table:table-row>
        <table:table-row table:style-name="ro1">
          <table:table-cell table:style-name="ce1" office:value-type="string" calcext:value-type="string">
            <text:p>2007-11-20</text:p>
          </table:table-cell>
          <table:table-cell office:value-type="float" office:value="73.209999" calcext:value-type="float">
            <text:p>73.209999</text:p>
          </table:table-cell>
          <table:table-cell office:value-type="float" office:value="12771000" calcext:value-type="float">
            <text:p>12771000</text:p>
          </table:table-cell>
          <table:table-cell table:formula="of:=([.B176]-[.B175])*[.C176]+([.C176]-[.C175])*[.B176]" office:value-type="float" office:value="109897926.7959" calcext:value-type="float">
            <text:p>109,897,926.80</text:p>
          </table:table-cell>
        </table:table-row>
        <table:table-row table:style-name="ro1">
          <table:table-cell table:style-name="ce1" office:value-type="string" calcext:value-type="string">
            <text:p>2007-11-21</text:p>
          </table:table-cell>
          <table:table-cell office:value-type="float" office:value="72.260002" calcext:value-type="float">
            <text:p>72.260002</text:p>
          </table:table-cell>
          <table:table-cell office:value-type="float" office:value="10381700" calcext:value-type="float">
            <text:p>10381700</text:p>
          </table:table-cell>
          <table:table-cell table:formula="of:=([.B177]-[.B176])*[.C177]+([.C177]-[.C176])*[.B177]" office:value-type="float" office:value="-182513406.6335" calcext:value-type="float">
            <text:p>-182,513,406.63</text:p>
          </table:table-cell>
        </table:table-row>
        <table:table-row table:style-name="ro1">
          <table:table-cell table:style-name="ce1" office:value-type="string" calcext:value-type="string">
            <text:p>2007-11-23</text:p>
          </table:table-cell>
          <table:table-cell office:value-type="float" office:value="72.860001" calcext:value-type="float">
            <text:p>72.860001</text:p>
          </table:table-cell>
          <table:table-cell office:value-type="float" office:value="4592500" calcext:value-type="float">
            <text:p>4592500</text:p>
          </table:table-cell>
          <table:table-cell table:formula="of:=([.B178]-[.B177])*[.C178]+([.C178]-[.C177])*[.B178]" office:value-type="float" office:value="-419045622.3817" calcext:value-type="float">
            <text:p>-419,045,622.38</text:p>
          </table:table-cell>
        </table:table-row>
        <table:table-row table:style-name="ro1">
          <table:table-cell table:style-name="ce1" office:value-type="string" calcext:value-type="string">
            <text:p>2007-11-26</text:p>
          </table:table-cell>
          <table:table-cell office:value-type="float" office:value="72.190002" calcext:value-type="float">
            <text:p>72.190002</text:p>
          </table:table-cell>
          <table:table-cell office:value-type="float" office:value="13661100" calcext:value-type="float">
            <text:p>13661100</text:p>
          </table:table-cell>
          <table:table-cell table:formula="of:=([.B179]-[.B178])*[.C179]+([.C179]-[.C178])*[.B179]" office:value-type="float" office:value="645509328.7983" calcext:value-type="float">
            <text:p>645,509,328.80</text:p>
          </table:table-cell>
        </table:table-row>
        <table:table-row table:style-name="ro1">
          <table:table-cell table:style-name="ce1" office:value-type="string" calcext:value-type="string">
            <text:p>2007-11-27</text:p>
          </table:table-cell>
          <table:table-cell office:value-type="float" office:value="73.129997" calcext:value-type="float">
            <text:p>73.129997</text:p>
          </table:table-cell>
          <table:table-cell office:value-type="float" office:value="13090300" calcext:value-type="float">
            <text:p>13090300</text:p>
          </table:table-cell>
          <table:table-cell table:formula="of:=([.B180]-[.B179])*[.C180]+([.C180]-[.C179])*[.B180]" office:value-type="float" office:value="-29437785.7391001" calcext:value-type="float">
            <text:p>-29,437,785.74</text:p>
          </table:table-cell>
        </table:table-row>
        <table:table-row table:style-name="ro1">
          <table:table-cell table:style-name="ce1" office:value-type="string" calcext:value-type="string">
            <text:p>2007-11-28</text:p>
          </table:table-cell>
          <table:table-cell office:value-type="float" office:value="73.910004" calcext:value-type="float">
            <text:p>73.910004</text:p>
          </table:table-cell>
          <table:table-cell office:value-type="float" office:value="13638700" calcext:value-type="float">
            <text:p>13638700</text:p>
          </table:table-cell>
          <table:table-cell table:formula="of:=([.B181]-[.B180])*[.C181]+([.C181]-[.C180])*[.B181]" office:value-type="float" office:value="51170527.6645" calcext:value-type="float">
            <text:p>51,170,527.66</text:p>
          </table:table-cell>
        </table:table-row>
        <table:table-row table:style-name="ro1">
          <table:table-cell table:style-name="ce1" office:value-type="string" calcext:value-type="string">
            <text:p>2007-11-29</text:p>
          </table:table-cell>
          <table:table-cell office:value-type="float" office:value="74.150002" calcext:value-type="float">
            <text:p>74.150002</text:p>
          </table:table-cell>
          <table:table-cell office:value-type="float" office:value="7878900" calcext:value-type="float">
            <text:p>7878900</text:p>
          </table:table-cell>
          <table:table-cell table:formula="of:=([.B182]-[.B181])*[.C182]+([.C182]-[.C181])*[.B182]" office:value-type="float" office:value="-425198261.2774" calcext:value-type="float">
            <text:p>-425,198,261.28</text:p>
          </table:table-cell>
        </table:table-row>
        <table:table-row table:style-name="ro1">
          <table:table-cell table:style-name="ce1" office:value-type="string" calcext:value-type="string">
            <text:p>2007-11-30</text:p>
          </table:table-cell>
          <table:table-cell office:value-type="float" office:value="74" calcext:value-type="float">
            <text:p>74</text:p>
          </table:table-cell>
          <table:table-cell office:value-type="float" office:value="13784500" calcext:value-type="float">
            <text:p>13784500</text:p>
          </table:table-cell>
          <table:table-cell table:formula="of:=([.B183]-[.B182])*[.C183]+([.C183]-[.C182])*[.B183]" office:value-type="float" office:value="434946697.431" calcext:value-type="float">
            <text:p>434,946,697.43</text:p>
          </table:table-cell>
        </table:table-row>
        <table:table-row table:style-name="ro1">
          <table:table-cell table:style-name="ce1" office:value-type="string" calcext:value-type="string">
            <text:p>2007-12-03</text:p>
          </table:table-cell>
          <table:table-cell office:value-type="float" office:value="73.519997" calcext:value-type="float">
            <text:p>73.519997</text:p>
          </table:table-cell>
          <table:table-cell office:value-type="float" office:value="9036200" calcext:value-type="float">
            <text:p>9036200</text:p>
          </table:table-cell>
          <table:table-cell table:formula="of:=([.B184]-[.B183])*[.C184]+([.C184]-[.C183])*[.B184]" office:value-type="float" office:value="-353432404.8637" calcext:value-type="float">
            <text:p>-353,432,404.86</text:p>
          </table:table-cell>
        </table:table-row>
        <table:table-row table:style-name="ro1">
          <table:table-cell table:style-name="ce1" office:value-type="string" calcext:value-type="string">
            <text:p>2007-12-04</text:p>
          </table:table-cell>
          <table:table-cell office:value-type="float" office:value="73.290001" calcext:value-type="float">
            <text:p>73.290001</text:p>
          </table:table-cell>
          <table:table-cell office:value-type="float" office:value="9185600" calcext:value-type="float">
            <text:p>9185600</text:p>
          </table:table-cell>
          <table:table-cell table:formula="of:=([.B185]-[.B184])*[.C185]+([.C185]-[.C184])*[.B185]" office:value-type="float" office:value="8836874.8918" calcext:value-type="float">
            <text:p>8,836,874.89</text:p>
          </table:table-cell>
        </table:table-row>
        <table:table-row table:style-name="ro1">
          <table:table-cell table:style-name="ce1" office:value-type="string" calcext:value-type="string">
            <text:p>2007-12-05</text:p>
          </table:table-cell>
          <table:table-cell office:value-type="float" office:value="73.809998" calcext:value-type="float">
            <text:p>73.809998</text:p>
          </table:table-cell>
          <table:table-cell office:value-type="float" office:value="9682600" calcext:value-type="float">
            <text:p>9682600</text:p>
          </table:table-cell>
          <table:table-cell table:formula="of:=([.B186]-[.B185])*[.C186]+([.C186]-[.C185])*[.B186]" office:value-type="float" office:value="41718491.9581999" calcext:value-type="float">
            <text:p>41,718,491.96</text:p>
          </table:table-cell>
        </table:table-row>
        <table:table-row table:style-name="ro1">
          <table:table-cell table:style-name="ce1" office:value-type="string" calcext:value-type="string">
            <text:p>2007-12-06</text:p>
          </table:table-cell>
          <table:table-cell office:value-type="float" office:value="74.18" calcext:value-type="float">
            <text:p>74.18</text:p>
          </table:table-cell>
          <table:table-cell office:value-type="float" office:value="8469600" calcext:value-type="float">
            <text:p>8469600</text:p>
          </table:table-cell>
          <table:table-cell table:formula="of:=([.B187]-[.B186])*[.C187]+([.C187]-[.C186])*[.B187]" office:value-type="float" office:value="-86846571.0607999" calcext:value-type="float">
            <text:p>-86,846,571.06</text:p>
          </table:table-cell>
        </table:table-row>
        <table:table-row table:style-name="ro1">
          <table:table-cell table:style-name="ce1" office:value-type="string" calcext:value-type="string">
            <text:p>2007-12-07</text:p>
          </table:table-cell>
          <table:table-cell office:value-type="float" office:value="74.120003" calcext:value-type="float">
            <text:p>74.120003</text:p>
          </table:table-cell>
          <table:table-cell office:value-type="float" office:value="7692200" calcext:value-type="float">
            <text:p>7692200</text:p>
          </table:table-cell>
          <table:table-cell table:formula="of:=([.B188]-[.B187])*[.C188]+([.C188]-[.C187])*[.B188]" office:value-type="float" office:value="-58082399.2556001" calcext:value-type="float">
            <text:p>-58,082,399.26</text:p>
          </table:table-cell>
        </table:table-row>
        <table:table-row table:style-name="ro1">
          <table:table-cell table:style-name="ce1" office:value-type="string" calcext:value-type="string">
            <text:p>2007-12-10</text:p>
          </table:table-cell>
          <table:table-cell office:value-type="float" office:value="74.330002" calcext:value-type="float">
            <text:p>74.330002</text:p>
          </table:table-cell>
          <table:table-cell office:value-type="float" office:value="6521600" calcext:value-type="float">
            <text:p>6521600</text:p>
          </table:table-cell>
          <table:table-cell table:formula="of:=([.B189]-[.B188])*[.C189]+([.C189]-[.C188])*[.B189]" office:value-type="float" office:value="-85641170.8628" calcext:value-type="float">
            <text:p>-85,641,170.86</text:p>
          </table:table-cell>
        </table:table-row>
        <table:table-row table:style-name="ro1">
          <table:table-cell table:style-name="ce1" office:value-type="string" calcext:value-type="string">
            <text:p>2007-12-11</text:p>
          </table:table-cell>
          <table:table-cell office:value-type="float" office:value="73.839996" calcext:value-type="float">
            <text:p>73.839996</text:p>
          </table:table-cell>
          <table:table-cell office:value-type="float" office:value="13287400" calcext:value-type="float">
            <text:p>13287400</text:p>
          </table:table-cell>
          <table:table-cell table:formula="of:=([.B190]-[.B189])*[.C190]+([.C190]-[.C189])*[.B190]" office:value-type="float" office:value="493075739.2124" calcext:value-type="float">
            <text:p>493,075,739.21</text:p>
          </table:table-cell>
        </table:table-row>
        <table:table-row table:style-name="ro1">
          <table:table-cell table:style-name="ce1" office:value-type="string" calcext:value-type="string">
            <text:p>2007-12-12</text:p>
          </table:table-cell>
          <table:table-cell office:value-type="float" office:value="74.669998" calcext:value-type="float">
            <text:p>74.669998</text:p>
          </table:table-cell>
          <table:table-cell office:value-type="float" office:value="13647300" calcext:value-type="float">
            <text:p>13647300</text:p>
          </table:table-cell>
          <table:table-cell table:formula="of:=([.B191]-[.B190])*[.C191]+([.C191]-[.C190])*[.B191]" office:value-type="float" office:value="38201018.5748001" calcext:value-type="float">
            <text:p>38,201,018.57</text:p>
          </table:table-cell>
        </table:table-row>
        <table:table-row table:style-name="ro1">
          <table:table-cell table:style-name="ce1" office:value-type="string" calcext:value-type="string">
            <text:p>2007-12-13</text:p>
          </table:table-cell>
          <table:table-cell office:value-type="float" office:value="74.400002" calcext:value-type="float">
            <text:p>74.400002</text:p>
          </table:table-cell>
          <table:table-cell office:value-type="float" office:value="10568700" calcext:value-type="float">
            <text:p>10568700</text:p>
          </table:table-cell>
          <table:table-cell table:formula="of:=([.B192]-[.B191])*[.C192]+([.C192]-[.C191])*[.B192]" office:value-type="float" office:value="-231901352.8824" calcext:value-type="float">
            <text:p>-231,901,352.88</text:p>
          </table:table-cell>
        </table:table-row>
        <table:table-row table:style-name="ro1">
          <table:table-cell table:style-name="ce1" office:value-type="string" calcext:value-type="string">
            <text:p>2007-12-14</text:p>
          </table:table-cell>
          <table:table-cell office:value-type="float" office:value="73.900002" calcext:value-type="float">
            <text:p>73.900002</text:p>
          </table:table-cell>
          <table:table-cell office:value-type="float" office:value="13648100" calcext:value-type="float">
            <text:p>13648100</text:p>
          </table:table-cell>
          <table:table-cell table:formula="of:=([.B193]-[.B192])*[.C193]+([.C193]-[.C192])*[.B193]" office:value-type="float" office:value="220743616.1588" calcext:value-type="float">
            <text:p>220,743,616.16</text:p>
          </table:table-cell>
        </table:table-row>
        <table:table-row table:style-name="ro1">
          <table:table-cell table:style-name="ce1" office:value-type="string" calcext:value-type="string">
            <text:p>2007-12-17</text:p>
          </table:table-cell>
          <table:table-cell office:value-type="float" office:value="73.239998" calcext:value-type="float">
            <text:p>73.239998</text:p>
          </table:table-cell>
          <table:table-cell office:value-type="float" office:value="13268800" calcext:value-type="float">
            <text:p>13268800</text:p>
          </table:table-cell>
          <table:table-cell table:formula="of:=([.B194]-[.B193])*[.C194]+([.C194]-[.C193])*[.B194]" office:value-type="float" office:value="-36537392.3166" calcext:value-type="float">
            <text:p>-36,537,392.32</text:p>
          </table:table-cell>
        </table:table-row>
        <table:table-row table:style-name="ro1">
          <table:table-cell table:style-name="ce1" office:value-type="string" calcext:value-type="string">
            <text:p>2007-12-18</text:p>
          </table:table-cell>
          <table:table-cell office:value-type="float" office:value="72.839996" calcext:value-type="float">
            <text:p>72.839996</text:p>
          </table:table-cell>
          <table:table-cell office:value-type="float" office:value="10732100" calcext:value-type="float">
            <text:p>10732100</text:p>
          </table:table-cell>
          <table:table-cell table:formula="of:=([.B195]-[.B194])*[.C195]+([.C195]-[.C194])*[.B195]" office:value-type="float" office:value="-189066079.3174" calcext:value-type="float">
            <text:p>-189,066,079.32</text:p>
          </table:table-cell>
        </table:table-row>
        <table:table-row table:style-name="ro1">
          <table:table-cell table:style-name="ce1" office:value-type="string" calcext:value-type="string">
            <text:p>2007-12-19</text:p>
          </table:table-cell>
          <table:table-cell office:value-type="float" office:value="72.980003" calcext:value-type="float">
            <text:p>72.980003</text:p>
          </table:table-cell>
          <table:table-cell office:value-type="float" office:value="8169000" calcext:value-type="float">
            <text:p>8169000</text:p>
          </table:table-cell>
          <table:table-cell table:formula="of:=([.B196]-[.B195])*[.C196]+([.C196]-[.C195])*[.B196]" office:value-type="float" office:value="-185911328.5063" calcext:value-type="float">
            <text:p>-185,911,328.51</text:p>
          </table:table-cell>
        </table:table-row>
        <table:table-row table:style-name="ro1">
          <table:table-cell table:style-name="ce1" office:value-type="string" calcext:value-type="string">
            <text:p>2007-12-20</text:p>
          </table:table-cell>
          <table:table-cell office:value-type="float" office:value="73.190002" calcext:value-type="float">
            <text:p>73.190002</text:p>
          </table:table-cell>
          <table:table-cell office:value-type="float" office:value="7362200" calcext:value-type="float">
            <text:p>7362200</text:p>
          </table:table-cell>
          <table:table-cell table:formula="of:=([.B197]-[.B196])*[.C197]+([.C197]-[.C196])*[.B197]" office:value-type="float" office:value="-57503638.9757999" calcext:value-type="float">
            <text:p>-57,503,638.98</text:p>
          </table:table-cell>
        </table:table-row>
        <table:table-row table:style-name="ro1">
          <table:table-cell table:style-name="ce1" office:value-type="string" calcext:value-type="string">
            <text:p>2007-12-21</text:p>
          </table:table-cell>
          <table:table-cell office:value-type="float" office:value="74.080002" calcext:value-type="float">
            <text:p>74.080002</text:p>
          </table:table-cell>
          <table:table-cell office:value-type="float" office:value="16176800" calcext:value-type="float">
            <text:p>16176800</text:p>
          </table:table-cell>
          <table:table-cell table:formula="of:=([.B198]-[.B197])*[.C198]+([.C198]-[.C197])*[.B198]" office:value-type="float" office:value="667382937.6292" calcext:value-type="float">
            <text:p>667,382,937.63</text:p>
          </table:table-cell>
        </table:table-row>
        <table:table-row table:style-name="ro1">
          <table:table-cell table:style-name="ce1" office:value-type="string" calcext:value-type="string">
            <text:p>2007-12-24</text:p>
          </table:table-cell>
          <table:table-cell office:value-type="float" office:value="73.940002" calcext:value-type="float">
            <text:p>73.940002</text:p>
          </table:table-cell>
          <table:table-cell office:value-type="float" office:value="2827000" calcext:value-type="float">
            <text:p>2827000</text:p>
          </table:table-cell>
          <table:table-cell table:formula="of:=([.B199]-[.B198])*[.C199]+([.C199]-[.C198])*[.B199]" office:value-type="float" office:value="-987480018.6996" calcext:value-type="float">
            <text:p>-987,480,018.70</text:p>
          </table:table-cell>
        </table:table-row>
        <table:table-row table:style-name="ro1">
          <table:table-cell table:style-name="ce1" office:value-type="string" calcext:value-type="string">
            <text:p>2007-12-26</text:p>
          </table:table-cell>
          <table:table-cell office:value-type="float" office:value="74.040001" calcext:value-type="float">
            <text:p>74.040001</text:p>
          </table:table-cell>
          <table:table-cell office:value-type="float" office:value="6433800" calcext:value-type="float">
            <text:p>6433800</text:p>
          </table:table-cell>
          <table:table-cell table:formula="of:=([.B200]-[.B199])*[.C200]+([.C200]-[.C199])*[.B200]" office:value-type="float" office:value="267690849.173" calcext:value-type="float">
            <text:p>267,690,849.17</text:p>
          </table:table-cell>
        </table:table-row>
        <table:table-row table:style-name="ro1">
          <table:table-cell table:style-name="ce1" office:value-type="string" calcext:value-type="string">
            <text:p>2007-12-27</text:p>
          </table:table-cell>
          <table:table-cell office:value-type="float" office:value="73.889999" calcext:value-type="float">
            <text:p>73.889999</text:p>
          </table:table-cell>
          <table:table-cell office:value-type="float" office:value="6901300" calcext:value-type="float">
            <text:p>6901300</text:p>
          </table:table-cell>
          <table:table-cell table:formula="of:=([.B201]-[.B200])*[.C201]+([.C201]-[.C200])*[.B201]" office:value-type="float" office:value="33508365.7299" calcext:value-type="float">
            <text:p>33,508,365.73</text:p>
          </table:table-cell>
        </table:table-row>
        <table:table-row table:style-name="ro1">
          <table:table-cell table:style-name="ce1" office:value-type="string" calcext:value-type="string">
            <text:p>2007-12-28</text:p>
          </table:table-cell>
          <table:table-cell office:value-type="float" office:value="74.25" calcext:value-type="float">
            <text:p>74.25</text:p>
          </table:table-cell>
          <table:table-cell office:value-type="float" office:value="6637900" calcext:value-type="float">
            <text:p>6637900</text:p>
          </table:table-cell>
          <table:table-cell table:formula="of:=([.B202]-[.B201])*[.C202]+([.C202]-[.C201])*[.B202]" office:value-type="float" office:value="-17167799.3621" calcext:value-type="float">
            <text:p>-17,167,799.36</text:p>
          </table:table-cell>
        </table:table-row>
        <table:table-row table:style-name="ro1">
          <table:table-cell table:style-name="ce1" office:value-type="string" calcext:value-type="string">
            <text:p>2007-12-31</text:p>
          </table:table-cell>
          <table:table-cell office:value-type="float" office:value="73.419998" calcext:value-type="float">
            <text:p>73.419998</text:p>
          </table:table-cell>
          <table:table-cell office:value-type="float" office:value="7996700" calcext:value-type="float">
            <text:p>7996700</text:p>
          </table:table-cell>
          <table:table-cell table:formula="of:=([.B203]-[.B202])*[.C203]+([.C203]-[.C202])*[.B203]" office:value-type="float" office:value="93125816.2890001" calcext:value-type="float">
            <text:p>93,125,816.29</text:p>
          </table:table-cell>
        </table:table-row>
        <table:table-row table:style-name="ro1">
          <table:table-cell table:style-name="ce1" office:value-type="string" calcext:value-type="string">
            <text:p>2008-01-02</text:p>
          </table:table-cell>
          <table:table-cell office:value-type="float" office:value="72.309998" calcext:value-type="float">
            <text:p>72.309998</text:p>
          </table:table-cell>
          <table:table-cell office:value-type="float" office:value="12255300" calcext:value-type="float">
            <text:p>12255300</text:p>
          </table:table-cell>
          <table:table-cell table:formula="of:=([.B204]-[.B203])*[.C204]+([.C204]-[.C203])*[.B204]" office:value-type="float" office:value="294335974.4828" calcext:value-type="float">
            <text:p>294,335,974.48</text:p>
          </table:table-cell>
        </table:table-row>
        <table:table-row table:style-name="ro1">
          <table:table-cell table:style-name="ce1" office:value-type="string" calcext:value-type="string">
            <text:p>2008-01-03</text:p>
          </table:table-cell>
          <table:table-cell office:value-type="float" office:value="72.309998" calcext:value-type="float">
            <text:p>72.309998</text:p>
          </table:table-cell>
          <table:table-cell office:value-type="float" office:value="11162800" calcext:value-type="float">
            <text:p>11162800</text:p>
          </table:table-cell>
          <table:table-cell table:formula="of:=([.B205]-[.B204])*[.C205]+([.C205]-[.C204])*[.B205]" office:value-type="float" office:value="-78998672.815" calcext:value-type="float">
            <text:p>-78,998,672.82</text:p>
          </table:table-cell>
        </table:table-row>
        <table:table-row table:style-name="ro1">
          <table:table-cell table:style-name="ce1" office:value-type="string" calcext:value-type="string">
            <text:p>2008-01-04</text:p>
          </table:table-cell>
          <table:table-cell office:value-type="float" office:value="72.019997" calcext:value-type="float">
            <text:p>72.019997</text:p>
          </table:table-cell>
          <table:table-cell office:value-type="float" office:value="10049000" calcext:value-type="float">
            <text:p>10049000</text:p>
          </table:table-cell>
          <table:table-cell table:formula="of:=([.B206]-[.B205])*[.C206]+([.C206]-[.C205])*[.B206]" office:value-type="float" office:value="-83130092.7075999" calcext:value-type="float">
            <text:p>-83,130,092.71</text:p>
          </table:table-cell>
        </table:table-row>
        <table:table-row table:style-name="ro1">
          <table:table-cell table:style-name="ce1" office:value-type="string" calcext:value-type="string">
            <text:p>2008-01-07</text:p>
          </table:table-cell>
          <table:table-cell office:value-type="float" office:value="72.489998" calcext:value-type="float">
            <text:p>72.489998</text:p>
          </table:table-cell>
          <table:table-cell office:value-type="float" office:value="11916000" calcext:value-type="float">
            <text:p>11916000</text:p>
          </table:table-cell>
          <table:table-cell table:formula="of:=([.B207]-[.B206])*[.C207]+([.C207]-[.C206])*[.B207]" office:value-type="float" office:value="140939358.182" calcext:value-type="float">
            <text:p>140,939,358.18</text:p>
          </table:table-cell>
        </table:table-row>
        <table:table-row table:style-name="ro1">
          <table:table-cell table:style-name="ce1" office:value-type="string" calcext:value-type="string">
            <text:p>2008-01-08</text:p>
          </table:table-cell>
          <table:table-cell office:value-type="float" office:value="72.68" calcext:value-type="float">
            <text:p>72.68</text:p>
          </table:table-cell>
          <table:table-cell office:value-type="float" office:value="17169100" calcext:value-type="float">
            <text:p>17169100</text:p>
          </table:table-cell>
          <table:table-cell table:formula="of:=([.B208]-[.B207])*[.C208]+([.C208]-[.C207])*[.B208]" office:value-type="float" office:value="385057471.3382" calcext:value-type="float">
            <text:p>385,057,471.34</text:p>
          </table:table-cell>
        </table:table-row>
        <table:table-row table:style-name="ro1">
          <table:table-cell table:style-name="ce1" office:value-type="string" calcext:value-type="string">
            <text:p>2008-01-09</text:p>
          </table:table-cell>
          <table:table-cell office:value-type="float" office:value="72.540001" calcext:value-type="float">
            <text:p>72.540001</text:p>
          </table:table-cell>
          <table:table-cell office:value-type="float" office:value="14875400" calcext:value-type="float">
            <text:p>14875400</text:p>
          </table:table-cell>
          <table:table-cell table:formula="of:=([.B209]-[.B208])*[.C209]+([.C209]-[.C208])*[.B209]" office:value-type="float" office:value="-168467541.4183" calcext:value-type="float">
            <text:p>-168,467,541.42</text:p>
          </table:table-cell>
        </table:table-row>
        <table:table-row table:style-name="ro1">
          <table:table-cell table:style-name="ce1" office:value-type="string" calcext:value-type="string">
            <text:p>2008-01-10</text:p>
          </table:table-cell>
          <table:table-cell office:value-type="float" office:value="72.480003" calcext:value-type="float">
            <text:p>72.480003</text:p>
          </table:table-cell>
          <table:table-cell office:value-type="float" office:value="13039700" calcext:value-type="float">
            <text:p>13039700</text:p>
          </table:table-cell>
          <table:table-cell table:formula="of:=([.B210]-[.B209])*[.C210]+([.C210]-[.C209])*[.B210]" office:value-type="float" office:value="-133833897.4277" calcext:value-type="float">
            <text:p>-133,833,897.43</text:p>
          </table:table-cell>
        </table:table-row>
        <table:table-row table:style-name="ro1">
          <table:table-cell table:style-name="ce1" office:value-type="string" calcext:value-type="string">
            <text:p>2008-01-11</text:p>
          </table:table-cell>
          <table:table-cell office:value-type="float" office:value="70.18" calcext:value-type="float">
            <text:p>70.18</text:p>
          </table:table-cell>
          <table:table-cell office:value-type="float" office:value="18046500" calcext:value-type="float">
            <text:p>18046500</text:p>
          </table:table-cell>
          <table:table-cell table:formula="of:=([.B211]-[.B210])*[.C211]+([.C211]-[.C210])*[.B211]" office:value-type="float" office:value="309870219.8605" calcext:value-type="float">
            <text:p>309,870,219.86</text:p>
          </table:table-cell>
        </table:table-row>
        <table:table-row table:style-name="ro1">
          <table:table-cell table:style-name="ce1" office:value-type="string" calcext:value-type="string">
            <text:p>2008-01-14</text:p>
          </table:table-cell>
          <table:table-cell office:value-type="float" office:value="70.290001" calcext:value-type="float">
            <text:p>70.290001</text:p>
          </table:table-cell>
          <table:table-cell office:value-type="float" office:value="13145800" calcext:value-type="float">
            <text:p>13145800</text:p>
          </table:table-cell>
          <table:table-cell table:formula="of:=([.B212]-[.B211])*[.C212]+([.C212]-[.C211])*[.B212]" office:value-type="float" office:value="-343024156.7549" calcext:value-type="float">
            <text:p>-343,024,156.75</text:p>
          </table:table-cell>
        </table:table-row>
        <table:table-row table:style-name="ro1">
          <table:table-cell table:style-name="ce1" office:value-type="string" calcext:value-type="string">
            <text:p>2008-01-15</text:p>
          </table:table-cell>
          <table:table-cell office:value-type="float" office:value="69.699997" calcext:value-type="float">
            <text:p>69.699997</text:p>
          </table:table-cell>
          <table:table-cell office:value-type="float" office:value="12660600" calcext:value-type="float">
            <text:p>12660600</text:p>
          </table:table-cell>
          <table:table-cell table:formula="of:=([.B213]-[.B212])*[.C213]+([.C213]-[.C212])*[.B213]" office:value-type="float" office:value="-41288243.1868001" calcext:value-type="float">
            <text:p>-41,288,243.19</text:p>
          </table:table-cell>
        </table:table-row>
        <table:table-row table:style-name="ro1">
          <table:table-cell table:style-name="ce1" office:value-type="string" calcext:value-type="string">
            <text:p>2008-01-16</text:p>
          </table:table-cell>
          <table:table-cell office:value-type="float" office:value="68.839996" calcext:value-type="float">
            <text:p>68.839996</text:p>
          </table:table-cell>
          <table:table-cell office:value-type="float" office:value="14936800" calcext:value-type="float">
            <text:p>14936800</text:p>
          </table:table-cell>
          <table:table-cell table:formula="of:=([.B214]-[.B213])*[.C214]+([.C214]-[.C213])*[.B214]" office:value-type="float" office:value="143847935.9584" calcext:value-type="float">
            <text:p>143,847,935.96</text:p>
          </table:table-cell>
        </table:table-row>
        <table:table-row table:style-name="ro1">
          <table:table-cell table:style-name="ce1" office:value-type="string" calcext:value-type="string">
            <text:p>2008-01-17</text:p>
          </table:table-cell>
          <table:table-cell office:value-type="float" office:value="68.07" calcext:value-type="float">
            <text:p>68.07</text:p>
          </table:table-cell>
          <table:table-cell office:value-type="float" office:value="15130900" calcext:value-type="float">
            <text:p>15130900</text:p>
          </table:table-cell>
          <table:table-cell table:formula="of:=([.B215]-[.B214])*[.C215]+([.C215]-[.C214])*[.B215]" office:value-type="float" office:value="1561654.52359991" calcext:value-type="float">
            <text:p>1,561,654.52</text:p>
          </table:table-cell>
        </table:table-row>
        <table:table-row table:style-name="ro1">
          <table:table-cell table:style-name="ce1" office:value-type="string" calcext:value-type="string">
            <text:p>2008-01-18</text:p>
          </table:table-cell>
          <table:table-cell office:value-type="float" office:value="67.150002" calcext:value-type="float">
            <text:p>67.150002</text:p>
          </table:table-cell>
          <table:table-cell office:value-type="float" office:value="17975000" calcext:value-type="float">
            <text:p>17975000</text:p>
          </table:table-cell>
          <table:table-cell table:formula="of:=([.B216]-[.B215])*[.C216]+([.C216]-[.C215])*[.B216]" office:value-type="float" office:value="174444356.6382" calcext:value-type="float">
            <text:p>174,444,356.64</text:p>
          </table:table-cell>
        </table:table-row>
        <table:table-row table:style-name="ro1">
          <table:table-cell table:style-name="ce1" office:value-type="string" calcext:value-type="string">
            <text:p>2008-01-22</text:p>
          </table:table-cell>
          <table:table-cell office:value-type="float" office:value="65.129997" calcext:value-type="float">
            <text:p>65.129997</text:p>
          </table:table-cell>
          <table:table-cell office:value-type="float" office:value="25636100" calcext:value-type="float">
            <text:p>25636100</text:p>
          </table:table-cell>
          <table:table-cell table:formula="of:=([.B217]-[.B216])*[.C217]+([.C217]-[.C216])*[.B217]" office:value-type="float" office:value="447182369.8362" calcext:value-type="float">
            <text:p>447,182,369.84</text:p>
          </table:table-cell>
        </table:table-row>
        <table:table-row table:style-name="ro1">
          <table:table-cell table:style-name="ce1" office:value-type="string" calcext:value-type="string">
            <text:p>2008-01-23</text:p>
          </table:table-cell>
          <table:table-cell office:value-type="float" office:value="66.239998" calcext:value-type="float">
            <text:p>66.239998</text:p>
          </table:table-cell>
          <table:table-cell office:value-type="float" office:value="18489400" calcext:value-type="float">
            <text:p>18489400</text:p>
          </table:table-cell>
          <table:table-cell table:formula="of:=([.B218]-[.B217])*[.C218]+([.C218]-[.C217])*[.B218]" office:value-type="float" office:value="-452874141.2172" calcext:value-type="float">
            <text:p>-452,874,141.22</text:p>
          </table:table-cell>
        </table:table-row>
        <table:table-row table:style-name="ro1">
          <table:table-cell table:style-name="ce1" office:value-type="string" calcext:value-type="string">
            <text:p>2008-01-24</text:p>
          </table:table-cell>
          <table:table-cell office:value-type="float" office:value="66.150002" calcext:value-type="float">
            <text:p>66.150002</text:p>
          </table:table-cell>
          <table:table-cell office:value-type="float" office:value="12026900" calcext:value-type="float">
            <text:p>12026900</text:p>
          </table:table-cell>
          <table:table-cell table:formula="of:=([.B219]-[.B218])*[.C219]+([.C219]-[.C218])*[.B219]" office:value-type="float" office:value="-428576760.8174" calcext:value-type="float">
            <text:p>-428,576,760.82</text:p>
          </table:table-cell>
        </table:table-row>
        <table:table-row table:style-name="ro1">
          <table:table-cell table:style-name="ce1" office:value-type="string" calcext:value-type="string">
            <text:p>2008-01-25</text:p>
          </table:table-cell>
          <table:table-cell office:value-type="float" office:value="65.309998" calcext:value-type="float">
            <text:p>65.309998</text:p>
          </table:table-cell>
          <table:table-cell office:value-type="float" office:value="13000400" calcext:value-type="float">
            <text:p>13000400</text:p>
          </table:table-cell>
          <table:table-cell table:formula="of:=([.B220]-[.B219])*[.C220]+([.C220]-[.C219])*[.B220]" office:value-type="float" office:value="52658895.0513999" calcext:value-type="float">
            <text:p>52,658,895.05</text:p>
          </table:table-cell>
        </table:table-row>
        <table:table-row table:style-name="ro1">
          <table:table-cell table:style-name="ce1" office:value-type="string" calcext:value-type="string">
            <text:p>2008-01-28</text:p>
          </table:table-cell>
          <table:table-cell office:value-type="float" office:value="65.290001" calcext:value-type="float">
            <text:p>65.290001</text:p>
          </table:table-cell>
          <table:table-cell office:value-type="float" office:value="12868600" calcext:value-type="float">
            <text:p>12868600</text:p>
          </table:table-cell>
          <table:table-cell table:formula="of:=([.B221]-[.B220])*[.C221]+([.C221]-[.C220])*[.B221]" office:value-type="float" office:value="-8862555.52599986" calcext:value-type="float">
            <text:p>-8,862,555.53</text:p>
          </table:table-cell>
        </table:table-row>
        <table:table-row table:style-name="ro1">
          <table:table-cell table:style-name="ce1" office:value-type="string" calcext:value-type="string">
            <text:p>2008-01-29</text:p>
          </table:table-cell>
          <table:table-cell office:value-type="float" office:value="64.68" calcext:value-type="float">
            <text:p>64.68</text:p>
          </table:table-cell>
          <table:table-cell office:value-type="float" office:value="12683500" calcext:value-type="float">
            <text:p>12683500</text:p>
          </table:table-cell>
          <table:table-cell table:formula="of:=([.B222]-[.B221])*[.C222]+([.C222]-[.C221])*[.B222]" office:value-type="float" office:value="-19709215.6835" calcext:value-type="float">
            <text:p>-19,709,215.68</text:p>
          </table:table-cell>
        </table:table-row>
        <table:table-row table:style-name="ro1">
          <table:table-cell table:style-name="ce1" office:value-type="string" calcext:value-type="string">
            <text:p>2008-01-30</text:p>
          </table:table-cell>
          <table:table-cell office:value-type="float" office:value="65.089996" calcext:value-type="float">
            <text:p>65.089996</text:p>
          </table:table-cell>
          <table:table-cell office:value-type="float" office:value="12264900" calcext:value-type="float">
            <text:p>12264900</text:p>
          </table:table-cell>
          <table:table-cell table:formula="of:=([.B223]-[.B222])*[.C223]+([.C223]-[.C222])*[.B223]" office:value-type="float" office:value="-22218112.3852001" calcext:value-type="float">
            <text:p>-22,218,112.39</text:p>
          </table:table-cell>
        </table:table-row>
        <table:table-row table:style-name="ro1">
          <table:table-cell table:style-name="ce1" office:value-type="string" calcext:value-type="string">
            <text:p>2008-01-31</text:p>
          </table:table-cell>
          <table:table-cell office:value-type="float" office:value="65.419998" calcext:value-type="float">
            <text:p>65.419998</text:p>
          </table:table-cell>
          <table:table-cell office:value-type="float" office:value="19878500" calcext:value-type="float">
            <text:p>19878500</text:p>
          </table:table-cell>
          <table:table-cell table:formula="of:=([.B224]-[.B223])*[.C224]+([.C224]-[.C223])*[.B224]" office:value-type="float" office:value="504641641.5298" calcext:value-type="float">
            <text:p>504,641,641.53</text:p>
          </table:table-cell>
        </table:table-row>
        <table:table-row table:style-name="ro1">
          <table:table-cell table:style-name="ce1" office:value-type="string" calcext:value-type="string">
            <text:p>2008-02-01</text:p>
          </table:table-cell>
          <table:table-cell office:value-type="float" office:value="66.050003" calcext:value-type="float">
            <text:p>66.050003</text:p>
          </table:table-cell>
          <table:table-cell office:value-type="float" office:value="12166500" calcext:value-type="float">
            <text:p>12166500</text:p>
          </table:table-cell>
          <table:table-cell table:formula="of:=([.B225]-[.B224])*[.C225]+([.C225]-[.C224])*[.B225]" office:value-type="float" office:value="-501712667.3035" calcext:value-type="float">
            <text:p>-501,712,667.30</text:p>
          </table:table-cell>
        </table:table-row>
        <table:table-row table:style-name="ro1">
          <table:table-cell table:style-name="ce1" office:value-type="string" calcext:value-type="string">
            <text:p>2008-02-04</text:p>
          </table:table-cell>
          <table:table-cell office:value-type="float" office:value="66.150002" calcext:value-type="float">
            <text:p>66.150002</text:p>
          </table:table-cell>
          <table:table-cell office:value-type="float" office:value="10343000" calcext:value-type="float">
            <text:p>10343000</text:p>
          </table:table-cell>
          <table:table-cell table:formula="of:=([.B226]-[.B225])*[.C226]+([.C226]-[.C225])*[.B226]" office:value-type="float" office:value="-119590238.99" calcext:value-type="float">
            <text:p>-119,590,238.99</text:p>
          </table:table-cell>
        </table:table-row>
        <table:table-row table:style-name="ro1">
          <table:table-cell table:style-name="ce1" office:value-type="string" calcext:value-type="string">
            <text:p>2008-02-05</text:p>
          </table:table-cell>
          <table:table-cell office:value-type="float" office:value="65.040001" calcext:value-type="float">
            <text:p>65.040001</text:p>
          </table:table-cell>
          <table:table-cell office:value-type="float" office:value="14270600" calcext:value-type="float">
            <text:p>14270600</text:p>
          </table:table-cell>
          <table:table-cell table:formula="of:=([.B227]-[.B226])*[.C227]+([.C227]-[.C226])*[.B227]" office:value-type="float" office:value="239610727.657" calcext:value-type="float">
            <text:p>239,610,727.66</text:p>
          </table:table-cell>
        </table:table-row>
        <table:table-row table:style-name="ro1">
          <table:table-cell table:style-name="ce1" office:value-type="string" calcext:value-type="string">
            <text:p>2008-02-06</text:p>
          </table:table-cell>
          <table:table-cell office:value-type="float" office:value="65.309998" calcext:value-type="float">
            <text:p>65.309998</text:p>
          </table:table-cell>
          <table:table-cell office:value-type="float" office:value="13839800" calcext:value-type="float">
            <text:p>13839800</text:p>
          </table:table-cell>
          <table:table-cell table:formula="of:=([.B228]-[.B227])*[.C228]+([.C228]-[.C227])*[.B228]" office:value-type="float" office:value="-24398842.6578001" calcext:value-type="float">
            <text:p>-24,398,842.66</text:p>
          </table:table-cell>
        </table:table-row>
        <table:table-row table:style-name="ro1">
          <table:table-cell table:style-name="ce1" office:value-type="string" calcext:value-type="string">
            <text:p>2008-02-07</text:p>
          </table:table-cell>
          <table:table-cell office:value-type="float" office:value="65.769997" calcext:value-type="float">
            <text:p>65.769997</text:p>
          </table:table-cell>
          <table:table-cell office:value-type="float" office:value="16197800" calcext:value-type="float">
            <text:p>16197800</text:p>
          </table:table-cell>
          <table:table-cell table:formula="of:=([.B229]-[.B228])*[.C229]+([.C229]-[.C228])*[.B229]" office:value-type="float" office:value="162536624.7282" calcext:value-type="float">
            <text:p>162,536,624.73</text:p>
          </table:table-cell>
        </table:table-row>
        <table:table-row table:style-name="ro1">
          <table:table-cell table:style-name="ce1" office:value-type="string" calcext:value-type="string">
            <text:p>2008-02-08</text:p>
          </table:table-cell>
          <table:table-cell office:value-type="float" office:value="65.019997" calcext:value-type="float">
            <text:p>65.019997</text:p>
          </table:table-cell>
          <table:table-cell office:value-type="float" office:value="9271000" calcext:value-type="float">
            <text:p>9271000</text:p>
          </table:table-cell>
          <table:table-cell table:formula="of:=([.B230]-[.B229])*[.C230]+([.C230]-[.C229])*[.B230]" office:value-type="float" office:value="-457333765.2196" calcext:value-type="float">
            <text:p>-457,333,765.22</text:p>
          </table:table-cell>
        </table:table-row>
        <table:table-row table:style-name="ro1">
          <table:table-cell table:style-name="ce1" office:value-type="string" calcext:value-type="string">
            <text:p>2008-02-11</text:p>
          </table:table-cell>
          <table:table-cell office:value-type="float" office:value="66" calcext:value-type="float">
            <text:p>66</text:p>
          </table:table-cell>
          <table:table-cell office:value-type="float" office:value="10332800" calcext:value-type="float">
            <text:p>10332800</text:p>
          </table:table-cell>
          <table:table-cell table:formula="of:=([.B231]-[.B230])*[.C231]+([.C231]-[.C230])*[.B231]" office:value-type="float" office:value="80204974.9984" calcext:value-type="float">
            <text:p>80,204,975.00</text:p>
          </table:table-cell>
        </table:table-row>
        <table:table-row table:style-name="ro1">
          <table:table-cell table:style-name="ce1" office:value-type="string" calcext:value-type="string">
            <text:p>2008-02-12</text:p>
          </table:table-cell>
          <table:table-cell office:value-type="float" office:value="67.160004" calcext:value-type="float">
            <text:p>67.160004</text:p>
          </table:table-cell>
          <table:table-cell office:value-type="float" office:value="11107400" calcext:value-type="float">
            <text:p>11107400</text:p>
          </table:table-cell>
          <table:table-cell table:formula="of:=([.B232]-[.B231])*[.C232]+([.C232]-[.C231])*[.B232]" office:value-type="float" office:value="64906767.528" calcext:value-type="float">
            <text:p>64,906,767.53</text:p>
          </table:table-cell>
        </table:table-row>
        <table:table-row table:style-name="ro1">
          <table:table-cell table:style-name="ce1" office:value-type="string" calcext:value-type="string">
            <text:p>2008-02-13</text:p>
          </table:table-cell>
          <table:table-cell office:value-type="float" office:value="67" calcext:value-type="float">
            <text:p>67</text:p>
          </table:table-cell>
          <table:table-cell office:value-type="float" office:value="11051700" calcext:value-type="float">
            <text:p>11051700</text:p>
          </table:table-cell>
          <table:table-cell table:formula="of:=([.B233]-[.B232])*[.C233]+([.C233]-[.C232])*[.B233]" office:value-type="float" office:value="-5500216.20680001" calcext:value-type="float">
            <text:p>-5,500,216.21</text:p>
          </table:table-cell>
        </table:table-row>
        <table:table-row table:style-name="ro1">
          <table:table-cell table:style-name="ce1" office:value-type="string" calcext:value-type="string">
            <text:p>2008-02-14</text:p>
          </table:table-cell>
          <table:table-cell office:value-type="float" office:value="66.629997" calcext:value-type="float">
            <text:p>66.629997</text:p>
          </table:table-cell>
          <table:table-cell office:value-type="float" office:value="10952100" calcext:value-type="float">
            <text:p>10952100</text:p>
          </table:table-cell>
          <table:table-cell table:formula="of:=([.B234]-[.B233])*[.C234]+([.C234]-[.C233])*[.B234]" office:value-type="float" office:value="-10688657.5575" calcext:value-type="float">
            <text:p>-10,688,657.56</text:p>
          </table:table-cell>
        </table:table-row>
        <table:table-row table:style-name="ro1">
          <table:table-cell table:style-name="ce1" office:value-type="string" calcext:value-type="string">
            <text:p>2008-02-15</text:p>
          </table:table-cell>
          <table:table-cell office:value-type="float" office:value="66.300003" calcext:value-type="float">
            <text:p>66.300003</text:p>
          </table:table-cell>
          <table:table-cell office:value-type="float" office:value="11755100" calcext:value-type="float">
            <text:p>11755100</text:p>
          </table:table-cell>
          <table:table-cell table:formula="of:=([.B235]-[.B234])*[.C235]+([.C235]-[.C234])*[.B235]" office:value-type="float" office:value="49359789.9396" calcext:value-type="float">
            <text:p>49,359,789.94</text:p>
          </table:table-cell>
        </table:table-row>
        <table:table-row table:style-name="ro1">
          <table:table-cell table:style-name="ce1" office:value-type="string" calcext:value-type="string">
            <text:p>2008-02-19</text:p>
          </table:table-cell>
          <table:table-cell office:value-type="float" office:value="66.309998" calcext:value-type="float">
            <text:p>66.309998</text:p>
          </table:table-cell>
          <table:table-cell office:value-type="float" office:value="10404000" calcext:value-type="float">
            <text:p>10404000</text:p>
          </table:table-cell>
          <table:table-cell table:formula="of:=([.B236]-[.B235])*[.C236]+([.C236]-[.C235])*[.B236]" office:value-type="float" office:value="-89487450.3178001" calcext:value-type="float">
            <text:p>-89,487,450.32</text:p>
          </table:table-cell>
        </table:table-row>
        <table:table-row table:style-name="ro1">
          <table:table-cell table:style-name="ce1" office:value-type="string" calcext:value-type="string">
            <text:p>2008-02-20</text:p>
          </table:table-cell>
          <table:table-cell office:value-type="float" office:value="66.169998" calcext:value-type="float">
            <text:p>66.169998</text:p>
          </table:table-cell>
          <table:table-cell office:value-type="float" office:value="10843400" calcext:value-type="float">
            <text:p>10843400</text:p>
          </table:table-cell>
          <table:table-cell table:formula="of:=([.B237]-[.B236])*[.C237]+([.C237]-[.C236])*[.B237]" office:value-type="float" office:value="27557021.1212002" calcext:value-type="float">
            <text:p>27,557,021.12</text:p>
          </table:table-cell>
        </table:table-row>
        <table:table-row table:style-name="ro1">
          <table:table-cell table:style-name="ce1" office:value-type="string" calcext:value-type="string">
            <text:p>2008-02-21</text:p>
          </table:table-cell>
          <table:table-cell office:value-type="float" office:value="65.959999" calcext:value-type="float">
            <text:p>65.959999</text:p>
          </table:table-cell>
          <table:table-cell office:value-type="float" office:value="11931400" calcext:value-type="float">
            <text:p>11931400</text:p>
          </table:table-cell>
          <table:table-cell table:formula="of:=([.B238]-[.B237])*[.C238]+([.C238]-[.C237])*[.B238]" office:value-type="float" office:value="69258896.8433999" calcext:value-type="float">
            <text:p>69,258,896.84</text:p>
          </table:table-cell>
        </table:table-row>
        <table:table-row table:style-name="ro1">
          <table:table-cell table:style-name="ce1" office:value-type="string" calcext:value-type="string">
            <text:p>2008-02-22</text:p>
          </table:table-cell>
          <table:table-cell office:value-type="float" office:value="66.209999" calcext:value-type="float">
            <text:p>66.209999</text:p>
          </table:table-cell>
          <table:table-cell office:value-type="float" office:value="11139700" calcext:value-type="float">
            <text:p>11139700</text:p>
          </table:table-cell>
          <table:table-cell table:formula="of:=([.B239]-[.B238])*[.C239]+([.C239]-[.C238])*[.B239]" office:value-type="float" office:value="-49633531.2083" calcext:value-type="float">
            <text:p>-49,633,531.21</text:p>
          </table:table-cell>
        </table:table-row>
        <table:table-row table:style-name="ro1">
          <table:table-cell table:style-name="ce1" office:value-type="string" calcext:value-type="string">
            <text:p>2008-02-25</text:p>
          </table:table-cell>
          <table:table-cell office:value-type="float" office:value="66.68" calcext:value-type="float">
            <text:p>66.68</text:p>
          </table:table-cell>
          <table:table-cell office:value-type="float" office:value="11879700" calcext:value-type="float">
            <text:p>11879700</text:p>
          </table:table-cell>
          <table:table-cell table:formula="of:=([.B240]-[.B239])*[.C240]+([.C240]-[.C239])*[.B240]" office:value-type="float" office:value="54926670.8797001" calcext:value-type="float">
            <text:p>54,926,670.88</text:p>
          </table:table-cell>
        </table:table-row>
        <table:table-row table:style-name="ro1">
          <table:table-cell table:style-name="ce1" office:value-type="string" calcext:value-type="string">
            <text:p>2008-02-26</text:p>
          </table:table-cell>
          <table:table-cell office:value-type="float" office:value="67.68" calcext:value-type="float">
            <text:p>67.68</text:p>
          </table:table-cell>
          <table:table-cell office:value-type="float" office:value="11259700" calcext:value-type="float">
            <text:p>11259700</text:p>
          </table:table-cell>
          <table:table-cell table:formula="of:=([.B241]-[.B240])*[.C241]+([.C241]-[.C240])*[.B241]" office:value-type="float" office:value="-30701900" calcext:value-type="float">
            <text:p>-30,701,900.00</text:p>
          </table:table-cell>
        </table:table-row>
        <table:table-row table:style-name="ro1">
          <table:table-cell table:style-name="ce1" office:value-type="string" calcext:value-type="string">
            <text:p>2008-02-27</text:p>
          </table:table-cell>
          <table:table-cell office:value-type="float" office:value="67.209999" calcext:value-type="float">
            <text:p>67.209999</text:p>
          </table:table-cell>
          <table:table-cell office:value-type="float" office:value="11769800" calcext:value-type="float">
            <text:p>11769800</text:p>
          </table:table-cell>
          <table:table-cell table:formula="of:=([.B242]-[.B241])*[.C242]+([.C242]-[.C241])*[.B242]" office:value-type="float" office:value="28752002.7200999" calcext:value-type="float">
            <text:p>28,752,002.72</text:p>
          </table:table-cell>
        </table:table-row>
        <table:table-row table:style-name="ro1">
          <table:table-cell table:style-name="ce1" office:value-type="string" calcext:value-type="string">
            <text:p>2008-02-28</text:p>
          </table:table-cell>
          <table:table-cell office:value-type="float" office:value="66.970001" calcext:value-type="float">
            <text:p>66.970001</text:p>
          </table:table-cell>
          <table:table-cell office:value-type="float" office:value="11149300" calcext:value-type="float">
            <text:p>11149300</text:p>
          </table:table-cell>
          <table:table-cell table:formula="of:=([.B243]-[.B242])*[.C243]+([.C243]-[.C242])*[.B243]" office:value-type="float" office:value="-44230695.3219" calcext:value-type="float">
            <text:p>-44,230,695.32</text:p>
          </table:table-cell>
        </table:table-row>
        <table:table-row table:style-name="ro1">
          <table:table-cell table:style-name="ce1" office:value-type="string" calcext:value-type="string">
            <text:p>2008-02-29</text:p>
          </table:table-cell>
          <table:table-cell office:value-type="float" office:value="66.18" calcext:value-type="float">
            <text:p>66.18</text:p>
          </table:table-cell>
          <table:table-cell office:value-type="float" office:value="14640200" calcext:value-type="float">
            <text:p>14640200</text:p>
          </table:table-cell>
          <table:table-cell table:formula="of:=([.B244]-[.B243])*[.C244]+([.C244]-[.C243])*[.B244]" office:value-type="float" office:value="219461989.3598" calcext:value-type="float">
            <text:p>219,461,989.36</text:p>
          </table:table-cell>
        </table:table-row>
        <table:table-row table:style-name="ro1">
          <table:table-cell table:style-name="ce1" office:value-type="string" calcext:value-type="string">
            <text:p>2008-03-03</text:p>
          </table:table-cell>
          <table:table-cell office:value-type="float" office:value="66.349998" calcext:value-type="float">
            <text:p>66.349998</text:p>
          </table:table-cell>
          <table:table-cell office:value-type="float" office:value="11568500" calcext:value-type="float">
            <text:p>11568500</text:p>
          </table:table-cell>
          <table:table-cell table:formula="of:=([.B245]-[.B244])*[.C245]+([.C245]-[.C244])*[.B245]" office:value-type="float" office:value="-201840666.9936" calcext:value-type="float">
            <text:p>-201,840,666.99</text:p>
          </table:table-cell>
        </table:table-row>
        <table:table-row table:style-name="ro1">
          <table:table-cell table:style-name="ce1" office:value-type="string" calcext:value-type="string">
            <text:p>2008-03-04</text:p>
          </table:table-cell>
          <table:table-cell office:value-type="float" office:value="66.050003" calcext:value-type="float">
            <text:p>66.050003</text:p>
          </table:table-cell>
          <table:table-cell office:value-type="float" office:value="16500300" calcext:value-type="float">
            <text:p>16500300</text:p>
          </table:table-cell>
          <table:table-cell table:formula="of:=([.B246]-[.B245])*[.C246]+([.C246]-[.C245])*[.B246]" office:value-type="float" office:value="320795397.2969" calcext:value-type="float">
            <text:p>320,795,397.30</text:p>
          </table:table-cell>
        </table:table-row>
        <table:table-row table:style-name="ro1">
          <table:table-cell table:style-name="ce1" office:value-type="string" calcext:value-type="string">
            <text:p>2008-03-05</text:p>
          </table:table-cell>
          <table:table-cell office:value-type="float" office:value="66.699997" calcext:value-type="float">
            <text:p>66.699997</text:p>
          </table:table-cell>
          <table:table-cell office:value-type="float" office:value="11694500" calcext:value-type="float">
            <text:p>11694500</text:p>
          </table:table-cell>
          <table:table-cell table:formula="of:=([.B247]-[.B246])*[.C247]+([.C247]-[.C246])*[.B247]" office:value-type="float" office:value="-312945490.7496" calcext:value-type="float">
            <text:p>-312,945,490.75</text:p>
          </table:table-cell>
        </table:table-row>
        <table:table-row table:style-name="ro1">
          <table:table-cell table:style-name="ce1" office:value-type="string" calcext:value-type="string">
            <text:p>2008-03-06</text:p>
          </table:table-cell>
          <table:table-cell office:value-type="float" office:value="66.510002" calcext:value-type="float">
            <text:p>66.510002</text:p>
          </table:table-cell>
          <table:table-cell office:value-type="float" office:value="9957900" calcext:value-type="float">
            <text:p>9957900</text:p>
          </table:table-cell>
          <table:table-cell table:formula="of:=([.B248]-[.B247])*[.C248]+([.C248]-[.C247])*[.B248]" office:value-type="float" office:value="-117393220.6837" calcext:value-type="float">
            <text:p>-117,393,220.68</text:p>
          </table:table-cell>
        </table:table-row>
        <table:table-row table:style-name="ro1">
          <table:table-cell table:style-name="ce1" office:value-type="string" calcext:value-type="string">
            <text:p>2008-03-07</text:p>
          </table:table-cell>
          <table:table-cell office:value-type="float" office:value="65.800003" calcext:value-type="float">
            <text:p>65.800003</text:p>
          </table:table-cell>
          <table:table-cell office:value-type="float" office:value="13753900" calcext:value-type="float">
            <text:p>13753900</text:p>
          </table:table-cell>
          <table:table-cell table:formula="of:=([.B249]-[.B248])*[.C249]+([.C249]-[.C248])*[.B249]" office:value-type="float" office:value="240011556.1419" calcext:value-type="float">
            <text:p>240,011,556.14</text:p>
          </table:table-cell>
        </table:table-row>
        <table:table-row table:style-name="ro1">
          <table:table-cell table:style-name="ce1" office:value-type="string" calcext:value-type="string">
            <text:p>2008-03-10</text:p>
          </table:table-cell>
          <table:table-cell office:value-type="float" office:value="65.760002" calcext:value-type="float">
            <text:p>65.760002</text:p>
          </table:table-cell>
          <table:table-cell office:value-type="float" office:value="13774100" calcext:value-type="float">
            <text:p>13774100</text:p>
          </table:table-cell>
          <table:table-cell table:formula="of:=([.B250]-[.B249])*[.C250]+([.C250]-[.C249])*[.B250]" office:value-type="float" office:value="777374.266299949" calcext:value-type="float">
            <text:p>777,374.27</text:p>
          </table:table-cell>
        </table:table-row>
        <table:table-row table:style-name="ro1">
          <table:table-cell table:style-name="ce1" office:value-type="string" calcext:value-type="string">
            <text:p>2008-03-11</text:p>
          </table:table-cell>
          <table:table-cell office:value-type="float" office:value="66.660004" calcext:value-type="float">
            <text:p>66.660004</text:p>
          </table:table-cell>
          <table:table-cell office:value-type="float" office:value="14169500" calcext:value-type="float">
            <text:p>14169500</text:p>
          </table:table-cell>
          <table:table-cell table:formula="of:=([.B251]-[.B250])*[.C251]+([.C251]-[.C250])*[.B251]" office:value-type="float" office:value="39109943.9206" calcext:value-type="float">
            <text:p>39,109,943.92</text:p>
          </table:table-cell>
        </table:table-row>
        <table:table-row table:style-name="ro1">
          <table:table-cell table:style-name="ce1" office:value-type="string" calcext:value-type="string">
            <text:p>2008-03-12</text:p>
          </table:table-cell>
          <table:table-cell office:value-type="float" office:value="67.040001" calcext:value-type="float">
            <text:p>67.040001</text:p>
          </table:table-cell>
          <table:table-cell office:value-type="float" office:value="9641200" calcext:value-type="float">
            <text:p>9641200</text:p>
          </table:table-cell>
          <table:table-cell table:formula="of:=([.B252]-[.B251])*[.C252]+([.C252]-[.C251])*[.B252]" office:value-type="float" office:value="-299913609.4519" calcext:value-type="float">
            <text:p>-299,913,609.45</text:p>
          </table:table-cell>
        </table:table-row>
        <table:table-row table:style-name="ro1">
          <table:table-cell table:style-name="ce1" office:value-type="string" calcext:value-type="string">
            <text:p>2008-03-13</text:p>
          </table:table-cell>
          <table:table-cell office:value-type="float" office:value="67.360001" calcext:value-type="float">
            <text:p>67.360001</text:p>
          </table:table-cell>
          <table:table-cell office:value-type="float" office:value="16206400" calcext:value-type="float">
            <text:p>16206400</text:p>
          </table:table-cell>
          <table:table-cell table:formula="of:=([.B253]-[.B252])*[.C253]+([.C253]-[.C252])*[.B253]" office:value-type="float" office:value="447417926.5652" calcext:value-type="float">
            <text:p>447,417,926.57</text:p>
          </table:table-cell>
        </table:table-row>
        <table:table-row table:style-name="ro1">
          <table:table-cell table:style-name="ce1" office:value-type="string" calcext:value-type="string">
            <text:p>2008-03-14</text:p>
          </table:table-cell>
          <table:table-cell office:value-type="float" office:value="66.739998" calcext:value-type="float">
            <text:p>66.739998</text:p>
          </table:table-cell>
          <table:table-cell office:value-type="float" office:value="19283500" calcext:value-type="float">
            <text:p>19283500</text:p>
          </table:table-cell>
          <table:table-cell table:formula="of:=([.B254]-[.B253])*[.C254]+([.C254]-[.C253])*[.B254]" office:value-type="float" office:value="193409819.9953" calcext:value-type="float">
            <text:p>193,409,820.00</text:p>
          </table:table-cell>
        </table:table-row>
        <table:table-row table:style-name="ro1">
          <table:table-cell table:style-name="ce1" office:value-type="string" calcext:value-type="string">
            <text:p>2008-03-17</text:p>
          </table:table-cell>
          <table:table-cell office:value-type="float" office:value="67.050003" calcext:value-type="float">
            <text:p>67.050003</text:p>
          </table:table-cell>
          <table:table-cell office:value-type="float" office:value="17066600" calcext:value-type="float">
            <text:p>17066600</text:p>
          </table:table-cell>
          <table:table-cell table:formula="of:=([.B255]-[.B254])*[.C255]+([.C255]-[.C254])*[.B255]" office:value-type="float" office:value="-143352420.3177" calcext:value-type="float">
            <text:p>-143,352,420.32</text:p>
          </table:table-cell>
        </table:table-row>
        <table:table-row table:style-name="ro1">
          <table:table-cell table:style-name="ce1" office:value-type="string" calcext:value-type="string">
            <text:p>2008-03-18</text:p>
          </table:table-cell>
          <table:table-cell office:value-type="float" office:value="68.540001" calcext:value-type="float">
            <text:p>68.540001</text:p>
          </table:table-cell>
          <table:table-cell office:value-type="float" office:value="14680900" calcext:value-type="float">
            <text:p>14680900</text:p>
          </table:table-cell>
          <table:table-cell table:formula="of:=([.B256]-[.B255])*[.C256]+([.C256]-[.C255])*[.B256]" office:value-type="float" office:value="-141641368.7475" calcext:value-type="float">
            <text:p>-141,641,368.75</text:p>
          </table:table-cell>
        </table:table-row>
        <table:table-row table:style-name="ro1">
          <table:table-cell table:style-name="ce1" office:value-type="string" calcext:value-type="string">
            <text:p>2008-03-19</text:p>
          </table:table-cell>
          <table:table-cell office:value-type="float" office:value="67.809998" calcext:value-type="float">
            <text:p>67.809998</text:p>
          </table:table-cell>
          <table:table-cell office:value-type="float" office:value="15093900" calcext:value-type="float">
            <text:p>15093900</text:p>
          </table:table-cell>
          <table:table-cell table:formula="of:=([.B257]-[.B256])*[.C257]+([.C257]-[.C256])*[.B257]" office:value-type="float" office:value="16986936.8922998" calcext:value-type="float">
            <text:p>16,986,936.89</text:p>
          </table:table-cell>
        </table:table-row>
        <table:table-row table:style-name="ro1">
          <table:table-cell table:style-name="ce1" office:value-type="string" calcext:value-type="string">
            <text:p>2008-03-20</text:p>
          </table:table-cell>
          <table:table-cell office:value-type="float" office:value="69.370003" calcext:value-type="float">
            <text:p>69.370003</text:p>
          </table:table-cell>
          <table:table-cell office:value-type="float" office:value="16523000" calcext:value-type="float">
            <text:p>16523000</text:p>
          </table:table-cell>
          <table:table-cell table:formula="of:=([.B258]-[.B257])*[.C258]+([.C258]-[.C257])*[.B258]" office:value-type="float" office:value="124912633.9023" calcext:value-type="float">
            <text:p>124,912,633.90</text:p>
          </table:table-cell>
        </table:table-row>
        <table:table-row table:style-name="ro1">
          <table:table-cell table:style-name="ce1" office:value-type="string" calcext:value-type="string">
            <text:p>2008-03-24</text:p>
          </table:table-cell>
          <table:table-cell office:value-type="float" office:value="69.970001" calcext:value-type="float">
            <text:p>69.970001</text:p>
          </table:table-cell>
          <table:table-cell office:value-type="float" office:value="10100000" calcext:value-type="float">
            <text:p>10100000</text:p>
          </table:table-cell>
          <table:table-cell table:formula="of:=([.B259]-[.B258])*[.C259]+([.C259]-[.C258])*[.B259]" office:value-type="float" office:value="-443357336.623" calcext:value-type="float">
            <text:p>-443,357,336.62</text:p>
          </table:table-cell>
        </table:table-row>
        <table:table-row table:style-name="ro1">
          <table:table-cell table:style-name="ce1" office:value-type="string" calcext:value-type="string">
            <text:p>2008-03-25</text:p>
          </table:table-cell>
          <table:table-cell office:value-type="float" office:value="69.540001" calcext:value-type="float">
            <text:p>69.540001</text:p>
          </table:table-cell>
          <table:table-cell office:value-type="float" office:value="10581200" calcext:value-type="float">
            <text:p>10581200</text:p>
          </table:table-cell>
          <table:table-cell table:formula="of:=([.B260]-[.B259])*[.C260]+([.C260]-[.C259])*[.B260]" office:value-type="float" office:value="28912732.4812001" calcext:value-type="float">
            <text:p>28,912,732.48</text:p>
          </table:table-cell>
        </table:table-row>
        <table:table-row table:style-name="ro1">
          <table:table-cell table:style-name="ce1" office:value-type="string" calcext:value-type="string">
            <text:p>2008-03-26</text:p>
          </table:table-cell>
          <table:table-cell office:value-type="float" office:value="69.639999" calcext:value-type="float">
            <text:p>69.639999</text:p>
          </table:table-cell>
          <table:table-cell office:value-type="float" office:value="8431200" calcext:value-type="float">
            <text:p>8431200</text:p>
          </table:table-cell>
          <table:table-cell table:formula="of:=([.B261]-[.B260])*[.C261]+([.C261]-[.C260])*[.B261]" office:value-type="float" office:value="-148882894.7124" calcext:value-type="float">
            <text:p>-148,882,894.71</text:p>
          </table:table-cell>
        </table:table-row>
        <table:table-row table:style-name="ro1">
          <table:table-cell table:style-name="ce1" office:value-type="string" calcext:value-type="string">
            <text:p>2008-03-27</text:p>
          </table:table-cell>
          <table:table-cell office:value-type="float" office:value="69.410004" calcext:value-type="float">
            <text:p>69.410004</text:p>
          </table:table-cell>
          <table:table-cell office:value-type="float" office:value="11899700" calcext:value-type="float">
            <text:p>11899700</text:p>
          </table:table-cell>
          <table:table-cell table:formula="of:=([.B262]-[.B261])*[.C262]+([.C262]-[.C261])*[.B262]" office:value-type="float" office:value="238011727.3725" calcext:value-type="float">
            <text:p>238,011,727.37</text:p>
          </table:table-cell>
        </table:table-row>
        <table:table-row table:style-name="ro1">
          <table:table-cell table:style-name="ce1" office:value-type="string" calcext:value-type="string">
            <text:p>2008-03-28</text:p>
          </table:table-cell>
          <table:table-cell office:value-type="float" office:value="69.440002" calcext:value-type="float">
            <text:p>69.440002</text:p>
          </table:table-cell>
          <table:table-cell office:value-type="float" office:value="7432200" calcext:value-type="float">
            <text:p>7432200</text:p>
          </table:table-cell>
          <table:table-cell table:formula="of:=([.B263]-[.B262])*[.C263]+([.C263]-[.C262])*[.B263]" office:value-type="float" office:value="-310000257.7994" calcext:value-type="float">
            <text:p>-310,000,257.80</text:p>
          </table:table-cell>
        </table:table-row>
        <table:table-row table:style-name="ro1">
          <table:table-cell table:style-name="ce1" office:value-type="string" calcext:value-type="string">
            <text:p>2008-03-31</text:p>
          </table:table-cell>
          <table:table-cell office:value-type="float" office:value="70.07" calcext:value-type="float">
            <text:p>70.07</text:p>
          </table:table-cell>
          <table:table-cell office:value-type="float" office:value="13745600" calcext:value-type="float">
            <text:p>13745600</text:p>
          </table:table-cell>
          <table:table-cell table:formula="of:=([.B264]-[.B263])*[.C264]+([.C264]-[.C263])*[.B264]" office:value-type="float" office:value="451039638.5088" calcext:value-type="float">
            <text:p>451,039,638.51</text:p>
          </table:table-cell>
        </table:table-row>
        <table:table-row table:style-name="ro1">
          <table:table-cell table:style-name="ce1" office:value-type="string" calcext:value-type="string">
            <text:p>2008-04-01</text:p>
          </table:table-cell>
          <table:table-cell office:value-type="float" office:value="71.139999" calcext:value-type="float">
            <text:p>71.139999</text:p>
          </table:table-cell>
          <table:table-cell office:value-type="float" office:value="11590300" calcext:value-type="float">
            <text:p>11590300</text:p>
          </table:table-cell>
          <table:table-cell table:formula="of:=([.B265]-[.B264])*[.C265]+([.C265]-[.C264])*[.B265]" office:value-type="float" office:value="-140926430.435" calcext:value-type="float">
            <text:p>-140,926,430.44</text:p>
          </table:table-cell>
        </table:table-row>
        <table:table-row table:style-name="ro1">
          <table:table-cell table:style-name="ce1" office:value-type="string" calcext:value-type="string">
            <text:p>2008-04-02</text:p>
          </table:table-cell>
          <table:table-cell office:value-type="float" office:value="70.480003" calcext:value-type="float">
            <text:p>70.480003</text:p>
          </table:table-cell>
          <table:table-cell office:value-type="float" office:value="10209400" calcext:value-type="float">
            <text:p>10209400</text:p>
          </table:table-cell>
          <table:table-cell table:formula="of:=([.B266]-[.B265])*[.C266]+([.C266]-[.C265])*[.B266]" office:value-type="float" office:value="-104063999.3051" calcext:value-type="float">
            <text:p>-104,063,999.31</text:p>
          </table:table-cell>
        </table:table-row>
        <table:table-row table:style-name="ro1">
          <table:table-cell table:style-name="ce1" office:value-type="string" calcext:value-type="string">
            <text:p>2008-04-03</text:p>
          </table:table-cell>
          <table:table-cell office:value-type="float" office:value="70.470001" calcext:value-type="float">
            <text:p>70.470001</text:p>
          </table:table-cell>
          <table:table-cell office:value-type="float" office:value="9580000" calcext:value-type="float">
            <text:p>9580000</text:p>
          </table:table-cell>
          <table:table-cell table:formula="of:=([.B267]-[.B266])*[.C267]+([.C267]-[.C266])*[.B267]" office:value-type="float" office:value="-44449637.7894" calcext:value-type="float">
            <text:p>-44,449,637.79</text:p>
          </table:table-cell>
        </table:table-row>
        <table:table-row table:style-name="ro1">
          <table:table-cell table:style-name="ce1" office:value-type="string" calcext:value-type="string">
            <text:p>2008-04-04</text:p>
          </table:table-cell>
          <table:table-cell office:value-type="float" office:value="70.599998" calcext:value-type="float">
            <text:p>70.599998</text:p>
          </table:table-cell>
          <table:table-cell office:value-type="float" office:value="10160300" calcext:value-type="float">
            <text:p>10160300</text:p>
          </table:table-cell>
          <table:table-cell table:formula="of:=([.B268]-[.B267])*[.C268]+([.C268]-[.C267])*[.B268]" office:value-type="float" office:value="42289987.3585" calcext:value-type="float">
            <text:p>42,289,987.36</text:p>
          </table:table-cell>
        </table:table-row>
        <table:table-row table:style-name="ro1">
          <table:table-cell table:style-name="ce1" office:value-type="string" calcext:value-type="string">
            <text:p>2008-04-07</text:p>
          </table:table-cell>
          <table:table-cell office:value-type="float" office:value="70.510002" calcext:value-type="float">
            <text:p>70.510002</text:p>
          </table:table-cell>
          <table:table-cell office:value-type="float" office:value="9465400" calcext:value-type="float">
            <text:p>9465400</text:p>
          </table:table-cell>
          <table:table-cell table:formula="of:=([.B269]-[.B268])*[.C269]+([.C269]-[.C268])*[.B269]" office:value-type="float" office:value="-49849248.5282" calcext:value-type="float">
            <text:p>-49,849,248.53</text:p>
          </table:table-cell>
        </table:table-row>
        <table:table-row table:style-name="ro1">
          <table:table-cell table:style-name="ce1" office:value-type="string" calcext:value-type="string">
            <text:p>2008-04-08</text:p>
          </table:table-cell>
          <table:table-cell office:value-type="float" office:value="70.650002" calcext:value-type="float">
            <text:p>70.650002</text:p>
          </table:table-cell>
          <table:table-cell office:value-type="float" office:value="8748100" calcext:value-type="float">
            <text:p>8748100</text:p>
          </table:table-cell>
          <table:table-cell table:formula="of:=([.B270]-[.B269])*[.C270]+([.C270]-[.C269])*[.B270]" office:value-type="float" office:value="-49452512.4346" calcext:value-type="float">
            <text:p>-49,452,512.43</text:p>
          </table:table-cell>
        </table:table-row>
        <table:table-row table:style-name="ro1">
          <table:table-cell table:style-name="ce1" office:value-type="string" calcext:value-type="string">
            <text:p>2008-04-09</text:p>
          </table:table-cell>
          <table:table-cell office:value-type="float" office:value="70.209999" calcext:value-type="float">
            <text:p>70.209999</text:p>
          </table:table-cell>
          <table:table-cell office:value-type="float" office:value="11440400" calcext:value-type="float">
            <text:p>11440400</text:p>
          </table:table-cell>
          <table:table-cell table:formula="of:=([.B271]-[.B270])*[.C271]+([.C271]-[.C270])*[.B271]" office:value-type="float" office:value="183992569.9865" calcext:value-type="float">
            <text:p>183,992,569.99</text:p>
          </table:table-cell>
        </table:table-row>
        <table:table-row table:style-name="ro1">
          <table:table-cell table:style-name="ce1" office:value-type="string" calcext:value-type="string">
            <text:p>2008-04-10</text:p>
          </table:table-cell>
          <table:table-cell office:value-type="float" office:value="70.18" calcext:value-type="float">
            <text:p>70.18</text:p>
          </table:table-cell>
          <table:table-cell office:value-type="float" office:value="9656800" calcext:value-type="float">
            <text:p>9656800</text:p>
          </table:table-cell>
          <table:table-cell table:formula="of:=([.B272]-[.B271])*[.C272]+([.C272]-[.C271])*[.B272]" office:value-type="float" office:value="-125462742.3432" calcext:value-type="float">
            <text:p>-125,462,742.34</text:p>
          </table:table-cell>
        </table:table-row>
        <table:table-row table:style-name="ro1">
          <table:table-cell table:style-name="ce1" office:value-type="string" calcext:value-type="string">
            <text:p>2008-04-11</text:p>
          </table:table-cell>
          <table:table-cell office:value-type="float" office:value="70" calcext:value-type="float">
            <text:p>70</text:p>
          </table:table-cell>
          <table:table-cell office:value-type="float" office:value="11862200" calcext:value-type="float">
            <text:p>11862200</text:p>
          </table:table-cell>
          <table:table-cell table:formula="of:=([.B273]-[.B272])*[.C273]+([.C273]-[.C272])*[.B273]" office:value-type="float" office:value="152242804" calcext:value-type="float">
            <text:p>152,242,804.00</text:p>
          </table:table-cell>
        </table:table-row>
        <table:table-row table:style-name="ro1">
          <table:table-cell table:style-name="ce1" office:value-type="string" calcext:value-type="string">
            <text:p>2008-04-14</text:p>
          </table:table-cell>
          <table:table-cell office:value-type="float" office:value="70.120003" calcext:value-type="float">
            <text:p>70.120003</text:p>
          </table:table-cell>
          <table:table-cell office:value-type="float" office:value="9079300" calcext:value-type="float">
            <text:p>9079300</text:p>
          </table:table-cell>
          <table:table-cell table:formula="of:=([.B274]-[.B273])*[.C274]+([.C274]-[.C273])*[.B274]" office:value-type="float" office:value="-194047413.1108" calcext:value-type="float">
            <text:p>-194,047,413.11</text:p>
          </table:table-cell>
        </table:table-row>
        <table:table-row table:style-name="ro1">
          <table:table-cell table:style-name="ce1" office:value-type="string" calcext:value-type="string">
            <text:p>2008-04-15</text:p>
          </table:table-cell>
          <table:table-cell office:value-type="float" office:value="70.230003" calcext:value-type="float">
            <text:p>70.230003</text:p>
          </table:table-cell>
          <table:table-cell office:value-type="float" office:value="8604100" calcext:value-type="float">
            <text:p>8604100</text:p>
          </table:table-cell>
          <table:table-cell table:formula="of:=([.B275]-[.B274])*[.C275]+([.C275]-[.C274])*[.B275]" office:value-type="float" office:value="-32426846.4256" calcext:value-type="float">
            <text:p>-32,426,846.43</text:p>
          </table:table-cell>
        </table:table-row>
        <table:table-row table:style-name="ro1">
          <table:table-cell table:style-name="ce1" office:value-type="string" calcext:value-type="string">
            <text:p>2008-04-16</text:p>
          </table:table-cell>
          <table:table-cell office:value-type="float" office:value="69.269997" calcext:value-type="float">
            <text:p>69.269997</text:p>
          </table:table-cell>
          <table:table-cell office:value-type="float" office:value="19498400" calcext:value-type="float">
            <text:p>19498400</text:p>
          </table:table-cell>
          <table:table-cell table:formula="of:=([.B276]-[.B275])*[.C276]+([.C276]-[.C275])*[.B276]" office:value-type="float" office:value="735929547.3267" calcext:value-type="float">
            <text:p>735,929,547.33</text:p>
          </table:table-cell>
        </table:table-row>
        <table:table-row table:style-name="ro1">
          <table:table-cell table:style-name="ce1" office:value-type="string" calcext:value-type="string">
            <text:p>2008-04-17</text:p>
          </table:table-cell>
          <table:table-cell office:value-type="float" office:value="67.559998" calcext:value-type="float">
            <text:p>67.559998</text:p>
          </table:table-cell>
          <table:table-cell office:value-type="float" office:value="21014000" calcext:value-type="float">
            <text:p>21014000</text:p>
          </table:table-cell>
          <table:table-cell table:formula="of:=([.B277]-[.B276])*[.C277]+([.C277]-[.C276])*[.B277]" office:value-type="float" office:value="66460013.9827998" calcext:value-type="float">
            <text:p>66,460,013.98</text:p>
          </table:table-cell>
        </table:table-row>
        <table:table-row table:style-name="ro1">
          <table:table-cell table:style-name="ce1" office:value-type="string" calcext:value-type="string">
            <text:p>2008-04-18</text:p>
          </table:table-cell>
          <table:table-cell office:value-type="float" office:value="67.169998" calcext:value-type="float">
            <text:p>67.169998</text:p>
          </table:table-cell>
          <table:table-cell office:value-type="float" office:value="18345800" calcext:value-type="float">
            <text:p>18345800</text:p>
          </table:table-cell>
          <table:table-cell table:formula="of:=([.B278]-[.B277])*[.C278]+([.C278]-[.C277])*[.B278]" office:value-type="float" office:value="-186377850.6636" calcext:value-type="float">
            <text:p>-186,377,850.66</text:p>
          </table:table-cell>
        </table:table-row>
        <table:table-row table:style-name="ro1">
          <table:table-cell table:style-name="ce1" office:value-type="string" calcext:value-type="string">
            <text:p>2008-04-21</text:p>
          </table:table-cell>
          <table:table-cell office:value-type="float" office:value="67.800003" calcext:value-type="float">
            <text:p>67.800003</text:p>
          </table:table-cell>
          <table:table-cell office:value-type="float" office:value="10496700" calcext:value-type="float">
            <text:p>10496700</text:p>
          </table:table-cell>
          <table:table-cell table:formula="of:=([.B279]-[.B278])*[.C279]+([.C279]-[.C278])*[.B279]" office:value-type="float" office:value="-525556030.0638" calcext:value-type="float">
            <text:p>-525,556,030.06</text:p>
          </table:table-cell>
        </table:table-row>
        <table:table-row table:style-name="ro1">
          <table:table-cell table:style-name="ce1" office:value-type="string" calcext:value-type="string">
            <text:p>2008-04-22</text:p>
          </table:table-cell>
          <table:table-cell office:value-type="float" office:value="67.470001" calcext:value-type="float">
            <text:p>67.470001</text:p>
          </table:table-cell>
          <table:table-cell office:value-type="float" office:value="13148900" calcext:value-type="float">
            <text:p>13148900</text:p>
          </table:table-cell>
          <table:table-cell table:formula="of:=([.B280]-[.B279])*[.C280]+([.C280]-[.C279])*[.B280]" office:value-type="float" office:value="174604773.3544" calcext:value-type="float">
            <text:p>174,604,773.35</text:p>
          </table:table-cell>
        </table:table-row>
        <table:table-row table:style-name="ro1">
          <table:table-cell table:style-name="ce1" office:value-type="string" calcext:value-type="string">
            <text:p>2008-04-23</text:p>
          </table:table-cell>
          <table:table-cell office:value-type="float" office:value="67.169998" calcext:value-type="float">
            <text:p>67.169998</text:p>
          </table:table-cell>
          <table:table-cell office:value-type="float" office:value="14184800" calcext:value-type="float">
            <text:p>14184800</text:p>
          </table:table-cell>
          <table:table-cell table:formula="of:=([.B281]-[.B280])*[.C281]+([.C281]-[.C280])*[.B281]" office:value-type="float" office:value="65325918.3738002" calcext:value-type="float">
            <text:p>65,325,918.37</text:p>
          </table:table-cell>
        </table:table-row>
        <table:table-row table:style-name="ro1">
          <table:table-cell table:style-name="ce1" office:value-type="string" calcext:value-type="string">
            <text:p>2008-04-24</text:p>
          </table:table-cell>
          <table:table-cell office:value-type="float" office:value="66.830002" calcext:value-type="float">
            <text:p>66.830002</text:p>
          </table:table-cell>
          <table:table-cell office:value-type="float" office:value="12614800" calcext:value-type="float">
            <text:p>12614800</text:p>
          </table:table-cell>
          <table:table-cell table:formula="of:=([.B282]-[.B281])*[.C282]+([.C282]-[.C281])*[.B282]" office:value-type="float" office:value="-109212084.6808" calcext:value-type="float">
            <text:p>-109,212,084.68</text:p>
          </table:table-cell>
        </table:table-row>
        <table:table-row table:style-name="ro1">
          <table:table-cell table:style-name="ce1" office:value-type="string" calcext:value-type="string">
            <text:p>2008-04-25</text:p>
          </table:table-cell>
          <table:table-cell office:value-type="float" office:value="66.550003" calcext:value-type="float">
            <text:p>66.550003</text:p>
          </table:table-cell>
          <table:table-cell office:value-type="float" office:value="13674700" calcext:value-type="float">
            <text:p>13674700</text:p>
          </table:table-cell>
          <table:table-cell table:formula="of:=([.B283]-[.B282])*[.C283]+([.C283]-[.C282])*[.B283]" office:value-type="float" office:value="66707445.8544002" calcext:value-type="float">
            <text:p>66,707,445.85</text:p>
          </table:table-cell>
        </table:table-row>
        <table:table-row table:style-name="ro1">
          <table:table-cell table:style-name="ce1" office:value-type="string" calcext:value-type="string">
            <text:p>2008-04-28</text:p>
          </table:table-cell>
          <table:table-cell office:value-type="float" office:value="66.209999" calcext:value-type="float">
            <text:p>66.209999</text:p>
          </table:table-cell>
          <table:table-cell office:value-type="float" office:value="18166400" calcext:value-type="float">
            <text:p>18166400</text:p>
          </table:table-cell>
          <table:table-cell table:formula="of:=([.B284]-[.B283])*[.C284]+([.C284]-[.C283])*[.B284]" office:value-type="float" office:value="291218803.8427" calcext:value-type="float">
            <text:p>291,218,803.84</text:p>
          </table:table-cell>
        </table:table-row>
        <table:table-row table:style-name="ro1">
          <table:table-cell table:style-name="ce1" office:value-type="string" calcext:value-type="string">
            <text:p>2008-04-29</text:p>
          </table:table-cell>
          <table:table-cell office:value-type="float" office:value="65.900002" calcext:value-type="float">
            <text:p>65.900002</text:p>
          </table:table-cell>
          <table:table-cell office:value-type="float" office:value="16567800" calcext:value-type="float">
            <text:p>16567800</text:p>
          </table:table-cell>
          <table:table-cell table:formula="of:=([.B285]-[.B284])*[.C285]+([.C285]-[.C284])*[.B285]" office:value-type="float" office:value="-110483711.4938" calcext:value-type="float">
            <text:p>-110,483,711.49</text:p>
          </table:table-cell>
        </table:table-row>
        <table:table-row table:style-name="ro1">
          <table:table-cell table:style-name="ce1" office:value-type="string" calcext:value-type="string">
            <text:p>2008-04-30</text:p>
          </table:table-cell>
          <table:table-cell office:value-type="float" office:value="67.050003" calcext:value-type="float">
            <text:p>67.050003</text:p>
          </table:table-cell>
          <table:table-cell office:value-type="float" office:value="21859500" calcext:value-type="float">
            <text:p>21859500</text:p>
          </table:table-cell>
          <table:table-cell table:formula="of:=([.B286]-[.B285])*[.C286]+([.C286]-[.C285])*[.B286]" office:value-type="float" office:value="379946947.7346" calcext:value-type="float">
            <text:p>379,946,947.73</text:p>
          </table:table-cell>
        </table:table-row>
        <table:table-row table:style-name="ro1">
          <table:table-cell table:style-name="ce1" office:value-type="string" calcext:value-type="string">
            <text:p>2008-05-01</text:p>
          </table:table-cell>
          <table:table-cell office:value-type="float" office:value="67.029999" calcext:value-type="float">
            <text:p>67.029999</text:p>
          </table:table-cell>
          <table:table-cell office:value-type="float" office:value="13493700" calcext:value-type="float">
            <text:p>13493700</text:p>
          </table:table-cell>
          <table:table-cell table:formula="of:=([.B287]-[.B286])*[.C287]+([.C287]-[.C286])*[.B287]" office:value-type="float" office:value="-561029493.609" calcext:value-type="float">
            <text:p>-561,029,493.61</text:p>
          </table:table-cell>
        </table:table-row>
        <table:table-row table:style-name="ro1">
          <table:table-cell table:style-name="ce1" office:value-type="string" calcext:value-type="string">
            <text:p>2008-05-02</text:p>
          </table:table-cell>
          <table:table-cell office:value-type="float" office:value="66.800003" calcext:value-type="float">
            <text:p>66.800003</text:p>
          </table:table-cell>
          <table:table-cell office:value-type="float" office:value="13290300" calcext:value-type="float">
            <text:p>13290300</text:p>
          </table:table-cell>
          <table:table-cell table:formula="of:=([.B288]-[.B287])*[.C288]+([.C288]-[.C287])*[.B288]" office:value-type="float" office:value="-16643836.449" calcext:value-type="float">
            <text:p>-16,643,836.45</text:p>
          </table:table-cell>
        </table:table-row>
        <table:table-row table:style-name="ro1">
          <table:table-cell table:style-name="ce1" office:value-type="string" calcext:value-type="string">
            <text:p>2008-05-05</text:p>
          </table:table-cell>
          <table:table-cell office:value-type="float" office:value="66.650002" calcext:value-type="float">
            <text:p>66.650002</text:p>
          </table:table-cell>
          <table:table-cell office:value-type="float" office:value="10193200" calcext:value-type="float">
            <text:p>10193200</text:p>
          </table:table-cell>
          <table:table-cell table:formula="of:=([.B289]-[.B288])*[.C289]+([.C289]-[.C288])*[.B289]" office:value-type="float" office:value="-207950711.3874" calcext:value-type="float">
            <text:p>-207,950,711.39</text:p>
          </table:table-cell>
        </table:table-row>
        <table:table-row table:style-name="ro1">
          <table:table-cell table:style-name="ce1" office:value-type="string" calcext:value-type="string">
            <text:p>2008-05-06</text:p>
          </table:table-cell>
          <table:table-cell office:value-type="float" office:value="66.650002" calcext:value-type="float">
            <text:p>66.650002</text:p>
          </table:table-cell>
          <table:table-cell office:value-type="float" office:value="9819900" calcext:value-type="float">
            <text:p>9819900</text:p>
          </table:table-cell>
          <table:table-cell table:formula="of:=([.B290]-[.B289])*[.C290]+([.C290]-[.C289])*[.B290]" office:value-type="float" office:value="-24880445.7466" calcext:value-type="float">
            <text:p>-24,880,445.75</text:p>
          </table:table-cell>
        </table:table-row>
        <table:table-row table:style-name="ro1">
          <table:table-cell table:style-name="ce1" office:value-type="string" calcext:value-type="string">
            <text:p>2008-05-07</text:p>
          </table:table-cell>
          <table:table-cell office:value-type="float" office:value="65.800003" calcext:value-type="float">
            <text:p>65.800003</text:p>
          </table:table-cell>
          <table:table-cell office:value-type="float" office:value="13045900" calcext:value-type="float">
            <text:p>13045900</text:p>
          </table:table-cell>
          <table:table-cell table:formula="of:=([.B291]-[.B290])*[.C291]+([.C291]-[.C290])*[.B291]" office:value-type="float" office:value="201181807.7239" calcext:value-type="float">
            <text:p>201,181,807.72</text:p>
          </table:table-cell>
        </table:table-row>
        <table:table-row table:style-name="ro1">
          <table:table-cell table:style-name="ce1" office:value-type="string" calcext:value-type="string">
            <text:p>2008-05-08</text:p>
          </table:table-cell>
          <table:table-cell office:value-type="float" office:value="65.919998" calcext:value-type="float">
            <text:p>65.919998</text:p>
          </table:table-cell>
          <table:table-cell office:value-type="float" office:value="10081900" calcext:value-type="float">
            <text:p>10081900</text:p>
          </table:table-cell>
          <table:table-cell table:formula="of:=([.B292]-[.B291])*[.C292]+([.C292]-[.C291])*[.B292]" office:value-type="float" office:value="-194177096.4815" calcext:value-type="float">
            <text:p>-194,177,096.48</text:p>
          </table:table-cell>
        </table:table-row>
        <table:table-row table:style-name="ro1">
          <table:table-cell table:style-name="ce1" office:value-type="string" calcext:value-type="string">
            <text:p>2008-05-09</text:p>
          </table:table-cell>
          <table:table-cell office:value-type="float" office:value="65.209999" calcext:value-type="float">
            <text:p>65.209999</text:p>
          </table:table-cell>
          <table:table-cell office:value-type="float" office:value="9756700" calcext:value-type="float">
            <text:p>9756700</text:p>
          </table:table-cell>
          <table:table-cell table:formula="of:=([.B293]-[.B292])*[.C293]+([.C293]-[.C292])*[.B293]" office:value-type="float" office:value="-28133538.9181001" calcext:value-type="float">
            <text:p>-28,133,538.92</text:p>
          </table:table-cell>
        </table:table-row>
        <table:table-row table:style-name="ro1">
          <table:table-cell table:style-name="ce1" office:value-type="string" calcext:value-type="string">
            <text:p>2008-05-12</text:p>
          </table:table-cell>
          <table:table-cell office:value-type="float" office:value="65.349998" calcext:value-type="float">
            <text:p>65.349998</text:p>
          </table:table-cell>
          <table:table-cell office:value-type="float" office:value="11162200" calcext:value-type="float">
            <text:p>11162200</text:p>
          </table:table-cell>
          <table:table-cell table:formula="of:=([.B294]-[.B293])*[.C294]+([.C294]-[.C293])*[.B294]" office:value-type="float" office:value="93412119.0268" calcext:value-type="float">
            <text:p>93,412,119.03</text:p>
          </table:table-cell>
        </table:table-row>
        <table:table-row table:style-name="ro1">
          <table:table-cell table:style-name="ce1" office:value-type="string" calcext:value-type="string">
            <text:p>2008-05-13</text:p>
          </table:table-cell>
          <table:table-cell office:value-type="float" office:value="65.730003" calcext:value-type="float">
            <text:p>65.730003</text:p>
          </table:table-cell>
          <table:table-cell office:value-type="float" office:value="10942500" calcext:value-type="float">
            <text:p>10942500</text:p>
          </table:table-cell>
          <table:table-cell table:formula="of:=([.B295]-[.B294])*[.C295]+([.C295]-[.C294])*[.B295]" office:value-type="float" office:value="-10282676.9466" calcext:value-type="float">
            <text:p>-10,282,676.95</text:p>
          </table:table-cell>
        </table:table-row>
        <table:table-row table:style-name="ro1">
          <table:table-cell table:style-name="ce1" office:value-type="string" calcext:value-type="string">
            <text:p>2008-05-14</text:p>
          </table:table-cell>
          <table:table-cell office:value-type="float" office:value="65.5" calcext:value-type="float">
            <text:p>65.5</text:p>
          </table:table-cell>
          <table:table-cell office:value-type="float" office:value="13205200" calcext:value-type="float">
            <text:p>13205200</text:p>
          </table:table-cell>
          <table:table-cell table:formula="of:=([.B296]-[.B295])*[.C296]+([.C296]-[.C295])*[.B296]" office:value-type="float" office:value="145169614.3844" calcext:value-type="float">
            <text:p>145,169,614.38</text:p>
          </table:table-cell>
        </table:table-row>
        <table:table-row table:style-name="ro1">
          <table:table-cell table:style-name="ce1" office:value-type="string" calcext:value-type="string">
            <text:p>2008-05-15</text:p>
          </table:table-cell>
          <table:table-cell office:value-type="float" office:value="66.360001" calcext:value-type="float">
            <text:p>66.360001</text:p>
          </table:table-cell>
          <table:table-cell office:value-type="float" office:value="11877400" calcext:value-type="float">
            <text:p>11877400</text:p>
          </table:table-cell>
          <table:table-cell table:formula="of:=([.B297]-[.B296])*[.C297]+([.C297]-[.C296])*[.B297]" office:value-type="float" office:value="-77898233.4504" calcext:value-type="float">
            <text:p>-77,898,233.45</text:p>
          </table:table-cell>
        </table:table-row>
        <table:table-row table:style-name="ro1">
          <table:table-cell table:style-name="ce1" office:value-type="string" calcext:value-type="string">
            <text:p>2008-05-16</text:p>
          </table:table-cell>
          <table:table-cell office:value-type="float" office:value="66.75" calcext:value-type="float">
            <text:p>66.75</text:p>
          </table:table-cell>
          <table:table-cell office:value-type="float" office:value="12286200" calcext:value-type="float">
            <text:p>12286200</text:p>
          </table:table-cell>
          <table:table-cell table:formula="of:=([.B298]-[.B297])*[.C298]+([.C298]-[.C297])*[.B298]" office:value-type="float" office:value="32079005.7138" calcext:value-type="float">
            <text:p>32,079,005.71</text:p>
          </table:table-cell>
        </table:table-row>
        <table:table-row table:style-name="ro1">
          <table:table-cell table:style-name="ce1" office:value-type="string" calcext:value-type="string">
            <text:p>2008-05-19</text:p>
          </table:table-cell>
          <table:table-cell office:value-type="float" office:value="66.860001" calcext:value-type="float">
            <text:p>66.860001</text:p>
          </table:table-cell>
          <table:table-cell office:value-type="float" office:value="9182900" calcext:value-type="float">
            <text:p>9182900</text:p>
          </table:table-cell>
          <table:table-cell table:formula="of:=([.B299]-[.B298])*[.C299]+([.C299]-[.C298])*[.B299]" office:value-type="float" office:value="-206476512.9204" calcext:value-type="float">
            <text:p>-206,476,512.92</text:p>
          </table:table-cell>
        </table:table-row>
        <table:table-row table:style-name="ro1">
          <table:table-cell table:style-name="ce1" office:value-type="string" calcext:value-type="string">
            <text:p>2008-05-20</text:p>
          </table:table-cell>
          <table:table-cell office:value-type="float" office:value="65.860001" calcext:value-type="float">
            <text:p>65.860001</text:p>
          </table:table-cell>
          <table:table-cell office:value-type="float" office:value="11931600" calcext:value-type="float">
            <text:p>11931600</text:p>
          </table:table-cell>
          <table:table-cell table:formula="of:=([.B300]-[.B299])*[.C300]+([.C300]-[.C299])*[.B300]" office:value-type="float" office:value="169097784.7487" calcext:value-type="float">
            <text:p>169,097,784.75</text:p>
          </table:table-cell>
        </table:table-row>
        <table:table-row table:style-name="ro1">
          <table:table-cell table:style-name="ce1" office:value-type="string" calcext:value-type="string">
            <text:p>2008-05-21</text:p>
          </table:table-cell>
          <table:table-cell office:value-type="float" office:value="65.169998" calcext:value-type="float">
            <text:p>65.169998</text:p>
          </table:table-cell>
          <table:table-cell office:value-type="float" office:value="11650300" calcext:value-type="float">
            <text:p>11650300</text:p>
          </table:table-cell>
          <table:table-cell table:formula="of:=([.B301]-[.B300])*[.C301]+([.C301]-[.C300])*[.B301]" office:value-type="float" office:value="-26371062.3882999" calcext:value-type="float">
            <text:p>-26,371,062.39</text:p>
          </table:table-cell>
        </table:table-row>
        <table:table-row table:style-name="ro1">
          <table:table-cell table:style-name="ce1" office:value-type="string" calcext:value-type="string">
            <text:p>2008-05-22</text:p>
          </table:table-cell>
          <table:table-cell office:value-type="float" office:value="65.620003" calcext:value-type="float">
            <text:p>65.620003</text:p>
          </table:table-cell>
          <table:table-cell office:value-type="float" office:value="8639100" calcext:value-type="float">
            <text:p>8639100</text:p>
          </table:table-cell>
          <table:table-cell table:formula="of:=([.B302]-[.B301])*[.C302]+([.C302]-[.C301])*[.B302]" office:value-type="float" office:value="-193707314.8381" calcext:value-type="float">
            <text:p>-193,707,314.84</text:p>
          </table:table-cell>
        </table:table-row>
        <table:table-row table:style-name="ro1">
          <table:table-cell table:style-name="ce1" office:value-type="string" calcext:value-type="string">
            <text:p>2008-05-23</text:p>
          </table:table-cell>
          <table:table-cell office:value-type="float" office:value="65.269997" calcext:value-type="float">
            <text:p>65.269997</text:p>
          </table:table-cell>
          <table:table-cell office:value-type="float" office:value="8415300" calcext:value-type="float">
            <text:p>8415300</text:p>
          </table:table-cell>
          <table:table-cell table:formula="of:=([.B303]-[.B302])*[.C303]+([.C303]-[.C302])*[.B303]" office:value-type="float" office:value="-17552830.8203999" calcext:value-type="float">
            <text:p>-17,552,830.82</text:p>
          </table:table-cell>
        </table:table-row>
        <table:table-row table:style-name="ro1">
          <table:table-cell table:style-name="ce1" office:value-type="string" calcext:value-type="string">
            <text:p>2008-05-27</text:p>
          </table:table-cell>
          <table:table-cell office:value-type="float" office:value="65.07" calcext:value-type="float">
            <text:p>65.07</text:p>
          </table:table-cell>
          <table:table-cell office:value-type="float" office:value="10901600" calcext:value-type="float">
            <text:p>10901600</text:p>
          </table:table-cell>
          <table:table-cell table:formula="of:=([.B304]-[.B303])*[.C304]+([.C304]-[.C303])*[.B304]" office:value-type="float" office:value="159603253.7048" calcext:value-type="float">
            <text:p>159,603,253.70</text:p>
          </table:table-cell>
        </table:table-row>
        <table:table-row table:style-name="ro1">
          <table:table-cell table:style-name="ce1" office:value-type="string" calcext:value-type="string">
            <text:p>2008-05-28</text:p>
          </table:table-cell>
          <table:table-cell office:value-type="float" office:value="64.870003" calcext:value-type="float">
            <text:p>64.870003</text:p>
          </table:table-cell>
          <table:table-cell office:value-type="float" office:value="10195500" calcext:value-type="float">
            <text:p>10195500</text:p>
          </table:table-cell>
          <table:table-cell table:formula="of:=([.B305]-[.B304])*[.C305]+([.C305]-[.C304])*[.B305]" office:value-type="float" office:value="-47843778.5318" calcext:value-type="float">
            <text:p>-47,843,778.53</text:p>
          </table:table-cell>
        </table:table-row>
        <table:table-row table:style-name="ro1">
          <table:table-cell table:style-name="ce1" office:value-type="string" calcext:value-type="string">
            <text:p>2008-05-29</text:p>
          </table:table-cell>
          <table:table-cell office:value-type="float" office:value="65.470001" calcext:value-type="float">
            <text:p>65.470001</text:p>
          </table:table-cell>
          <table:table-cell office:value-type="float" office:value="10548200" calcext:value-type="float">
            <text:p>10548200</text:p>
          </table:table-cell>
          <table:table-cell table:formula="of:=([.B306]-[.B305])*[.C306]+([.C306]-[.C305])*[.B306]" office:value-type="float" office:value="29420168.2563" calcext:value-type="float">
            <text:p>29,420,168.26</text:p>
          </table:table-cell>
        </table:table-row>
        <table:table-row table:style-name="ro1">
          <table:table-cell table:style-name="ce1" office:value-type="string" calcext:value-type="string">
            <text:p>2008-05-30</text:p>
          </table:table-cell>
          <table:table-cell office:value-type="float" office:value="66.050003" calcext:value-type="float">
            <text:p>66.050003</text:p>
          </table:table-cell>
          <table:table-cell office:value-type="float" office:value="9761700" calcext:value-type="float">
            <text:p>9761700</text:p>
          </table:table-cell>
          <table:table-cell table:formula="of:=([.B307]-[.B306])*[.C307]+([.C307]-[.C306])*[.B307]" office:value-type="float" office:value="-46286521.8360999" calcext:value-type="float">
            <text:p>-46,286,521.84</text:p>
          </table:table-cell>
        </table:table-row>
        <table:table-row table:style-name="ro1">
          <table:table-cell table:style-name="ce1" office:value-type="string" calcext:value-type="string">
            <text:p>2008-06-02</text:p>
          </table:table-cell>
          <table:table-cell office:value-type="float" office:value="65.360001" calcext:value-type="float">
            <text:p>65.360001</text:p>
          </table:table-cell>
          <table:table-cell office:value-type="float" office:value="9980200" calcext:value-type="float">
            <text:p>9980200</text:p>
          </table:table-cell>
          <table:table-cell table:formula="of:=([.B308]-[.B307])*[.C308]+([.C308]-[.C307])*[.B308]" office:value-type="float" office:value="7394802.25809993" calcext:value-type="float">
            <text:p>7,394,802.26</text:p>
          </table:table-cell>
        </table:table-row>
        <table:table-row table:style-name="ro1">
          <table:table-cell table:style-name="ce1" office:value-type="string" calcext:value-type="string">
            <text:p>2008-06-03</text:p>
          </table:table-cell>
          <table:table-cell office:value-type="float" office:value="65.410004" calcext:value-type="float">
            <text:p>65.410004</text:p>
          </table:table-cell>
          <table:table-cell office:value-type="float" office:value="11417400" calcext:value-type="float">
            <text:p>11417400</text:p>
          </table:table-cell>
          <table:table-cell table:formula="of:=([.B309]-[.B308])*[.C309]+([.C309]-[.C308])*[.B309]" office:value-type="float" office:value="94578162.001" calcext:value-type="float">
            <text:p>94,578,162.00</text:p>
          </table:table-cell>
        </table:table-row>
        <table:table-row table:style-name="ro1">
          <table:table-cell table:style-name="ce1" office:value-type="string" calcext:value-type="string">
            <text:p>2008-06-04</text:p>
          </table:table-cell>
          <table:table-cell office:value-type="float" office:value="66.449997" calcext:value-type="float">
            <text:p>66.449997</text:p>
          </table:table-cell>
          <table:table-cell office:value-type="float" office:value="12590900" calcext:value-type="float">
            <text:p>12590900</text:p>
          </table:table-cell>
          <table:table-cell table:formula="of:=([.B310]-[.B309])*[.C310]+([.C310]-[.C309])*[.B310]" office:value-type="float" office:value="91073519.3431999" calcext:value-type="float">
            <text:p>91,073,519.34</text:p>
          </table:table-cell>
        </table:table-row>
        <table:table-row table:style-name="ro1">
          <table:table-cell table:style-name="ce1" office:value-type="string" calcext:value-type="string">
            <text:p>2008-06-05</text:p>
          </table:table-cell>
          <table:table-cell office:value-type="float" office:value="66.669998" calcext:value-type="float">
            <text:p>66.669998</text:p>
          </table:table-cell>
          <table:table-cell office:value-type="float" office:value="10784800" calcext:value-type="float">
            <text:p>10784800</text:p>
          </table:table-cell>
          <table:table-cell table:formula="of:=([.B311]-[.B310])*[.C311]+([.C311]-[.C310])*[.B311]" office:value-type="float" office:value="-118040016.603" calcext:value-type="float">
            <text:p>-118,040,016.60</text:p>
          </table:table-cell>
        </table:table-row>
        <table:table-row table:style-name="ro1">
          <table:table-cell table:style-name="ce1" office:value-type="string" calcext:value-type="string">
            <text:p>2008-06-06</text:p>
          </table:table-cell>
          <table:table-cell office:value-type="float" office:value="65.370003" calcext:value-type="float">
            <text:p>65.370003</text:p>
          </table:table-cell>
          <table:table-cell office:value-type="float" office:value="16364700" calcext:value-type="float">
            <text:p>16364700</text:p>
          </table:table-cell>
          <table:table-cell table:formula="of:=([.B312]-[.B311])*[.C312]+([.C312]-[.C311])*[.B312]" office:value-type="float" office:value="343484051.5632" calcext:value-type="float">
            <text:p>343,484,051.56</text:p>
          </table:table-cell>
        </table:table-row>
        <table:table-row table:style-name="ro1">
          <table:table-cell table:style-name="ce1" office:value-type="string" calcext:value-type="string">
            <text:p>2008-06-09</text:p>
          </table:table-cell>
          <table:table-cell office:value-type="float" office:value="66.07" calcext:value-type="float">
            <text:p>66.07</text:p>
          </table:table-cell>
          <table:table-cell office:value-type="float" office:value="12983000" calcext:value-type="float">
            <text:p>12983000</text:p>
          </table:table-cell>
          <table:table-cell table:formula="of:=([.B313]-[.B312])*[.C313]+([.C313]-[.C312])*[.B313]" office:value-type="float" office:value="-214340857.949" calcext:value-type="float">
            <text:p>-214,340,857.95</text:p>
          </table:table-cell>
        </table:table-row>
        <table:table-row table:style-name="ro1">
          <table:table-cell table:style-name="ce1" office:value-type="string" calcext:value-type="string">
            <text:p>2008-06-10</text:p>
          </table:table-cell>
          <table:table-cell office:value-type="float" office:value="66.660004" calcext:value-type="float">
            <text:p>66.660004</text:p>
          </table:table-cell>
          <table:table-cell office:value-type="float" office:value="13803400" calcext:value-type="float">
            <text:p>13803400</text:p>
          </table:table-cell>
          <table:table-cell table:formula="of:=([.B314]-[.B313])*[.C314]+([.C314]-[.C313])*[.B314]" office:value-type="float" office:value="62831928.4952001" calcext:value-type="float">
            <text:p>62,831,928.50</text:p>
          </table:table-cell>
        </table:table-row>
        <table:table-row table:style-name="ro1">
          <table:table-cell table:style-name="ce1" office:value-type="string" calcext:value-type="string">
            <text:p>2008-06-11</text:p>
          </table:table-cell>
          <table:table-cell office:value-type="float" office:value="66.199997" calcext:value-type="float">
            <text:p>66.199997</text:p>
          </table:table-cell>
          <table:table-cell office:value-type="float" office:value="12619500" calcext:value-type="float">
            <text:p>12619500</text:p>
          </table:table-cell>
          <table:table-cell table:formula="of:=([.B315]-[.B314])*[.C315]+([.C315]-[.C314])*[.B315]" office:value-type="float" office:value="-84179234.7848001" calcext:value-type="float">
            <text:p>-84,179,234.78</text:p>
          </table:table-cell>
        </table:table-row>
        <table:table-row table:style-name="ro1">
          <table:table-cell table:style-name="ce1" office:value-type="string" calcext:value-type="string">
            <text:p>2008-06-12</text:p>
          </table:table-cell>
          <table:table-cell office:value-type="float" office:value="66.459999" calcext:value-type="float">
            <text:p>66.459999</text:p>
          </table:table-cell>
          <table:table-cell office:value-type="float" office:value="11939500" calcext:value-type="float">
            <text:p>11939500</text:p>
          </table:table-cell>
          <table:table-cell table:formula="of:=([.B316]-[.B315])*[.C316]+([.C316]-[.C315])*[.B316]" office:value-type="float" office:value="-42088505.441" calcext:value-type="float">
            <text:p>-42,088,505.44</text:p>
          </table:table-cell>
        </table:table-row>
        <table:table-row table:style-name="ro1">
          <table:table-cell table:style-name="ce1" office:value-type="string" calcext:value-type="string">
            <text:p>2008-06-13</text:p>
          </table:table-cell>
          <table:table-cell office:value-type="float" office:value="66.449997" calcext:value-type="float">
            <text:p>66.449997</text:p>
          </table:table-cell>
          <table:table-cell office:value-type="float" office:value="10941500" calcext:value-type="float">
            <text:p>10941500</text:p>
          </table:table-cell>
          <table:table-cell table:formula="of:=([.B317]-[.B316])*[.C317]+([.C317]-[.C316])*[.B317]" office:value-type="float" office:value="-66426533.889" calcext:value-type="float">
            <text:p>-66,426,533.89</text:p>
          </table:table-cell>
        </table:table-row>
        <table:table-row table:style-name="ro1">
          <table:table-cell table:style-name="ce1" office:value-type="string" calcext:value-type="string">
            <text:p>2008-06-16</text:p>
          </table:table-cell>
          <table:table-cell office:value-type="float" office:value="65.900002" calcext:value-type="float">
            <text:p>65.900002</text:p>
          </table:table-cell>
          <table:table-cell office:value-type="float" office:value="12204700" calcext:value-type="float">
            <text:p>12204700</text:p>
          </table:table-cell>
          <table:table-cell table:formula="of:=([.B318]-[.B317])*[.C318]+([.C318]-[.C317])*[.B318]" office:value-type="float" office:value="76532358.5499001" calcext:value-type="float">
            <text:p>76,532,358.55</text:p>
          </table:table-cell>
        </table:table-row>
        <table:table-row table:style-name="ro1">
          <table:table-cell table:style-name="ce1" office:value-type="string" calcext:value-type="string">
            <text:p>2008-06-17</text:p>
          </table:table-cell>
          <table:table-cell office:value-type="float" office:value="65.800003" calcext:value-type="float">
            <text:p>65.800003</text:p>
          </table:table-cell>
          <table:table-cell office:value-type="float" office:value="8220900" calcext:value-type="float">
            <text:p>8220900</text:p>
          </table:table-cell>
          <table:table-cell table:formula="of:=([.B319]-[.B318])*[.C319]+([.C319]-[.C318])*[.B319]" office:value-type="float" office:value="-262956133.7305" calcext:value-type="float">
            <text:p>-262,956,133.73</text:p>
          </table:table-cell>
        </table:table-row>
        <table:table-row table:style-name="ro1">
          <table:table-cell table:style-name="ce1" office:value-type="string" calcext:value-type="string">
            <text:p>2008-06-18</text:p>
          </table:table-cell>
          <table:table-cell office:value-type="float" office:value="65" calcext:value-type="float">
            <text:p>65</text:p>
          </table:table-cell>
          <table:table-cell office:value-type="float" office:value="11511700" calcext:value-type="float">
            <text:p>11511700</text:p>
          </table:table-cell>
          <table:table-cell table:formula="of:=([.B320]-[.B319])*[.C320]+([.C320]-[.C319])*[.B320]" office:value-type="float" office:value="204692605.4649" calcext:value-type="float">
            <text:p>204,692,605.46</text:p>
          </table:table-cell>
        </table:table-row>
        <table:table-row table:style-name="ro1">
          <table:table-cell table:style-name="ce1" office:value-type="string" calcext:value-type="string">
            <text:p>2008-06-19</text:p>
          </table:table-cell>
          <table:table-cell office:value-type="float" office:value="64.900002" calcext:value-type="float">
            <text:p>64.900002</text:p>
          </table:table-cell>
          <table:table-cell office:value-type="float" office:value="11544300" calcext:value-type="float">
            <text:p>11544300</text:p>
          </table:table-cell>
          <table:table-cell table:formula="of:=([.B321]-[.B320])*[.C321]+([.C321]-[.C320])*[.B321]" office:value-type="float" office:value="961333.153800007" calcext:value-type="float">
            <text:p>961,333.15</text:p>
          </table:table-cell>
        </table:table-row>
        <table:table-row table:style-name="ro1">
          <table:table-cell table:style-name="ce1" office:value-type="string" calcext:value-type="string">
            <text:p>2008-06-20</text:p>
          </table:table-cell>
          <table:table-cell office:value-type="float" office:value="63.16" calcext:value-type="float">
            <text:p>63.16</text:p>
          </table:table-cell>
          <table:table-cell office:value-type="float" office:value="21461900" calcext:value-type="float">
            <text:p>21461900</text:p>
          </table:table-cell>
          <table:table-cell table:formula="of:=([.B322]-[.B321])*[.C322]+([.C322]-[.C321])*[.B322]" office:value-type="float" office:value="589051867.0762" calcext:value-type="float">
            <text:p>589,051,867.08</text:p>
          </table:table-cell>
        </table:table-row>
        <table:table-row table:style-name="ro1">
          <table:table-cell table:style-name="ce1" office:value-type="string" calcext:value-type="string">
            <text:p>2008-06-23</text:p>
          </table:table-cell>
          <table:table-cell office:value-type="float" office:value="62.93" calcext:value-type="float">
            <text:p>62.93</text:p>
          </table:table-cell>
          <table:table-cell office:value-type="float" office:value="10507400" calcext:value-type="float">
            <text:p>10507400</text:p>
          </table:table-cell>
          <table:table-cell table:formula="of:=([.B323]-[.B322])*[.C323]+([.C323]-[.C322])*[.B323]" office:value-type="float" office:value="-691783387" calcext:value-type="float">
            <text:p>-691,783,387.00</text:p>
          </table:table-cell>
        </table:table-row>
        <table:table-row table:style-name="ro1">
          <table:table-cell table:style-name="ce1" office:value-type="string" calcext:value-type="string">
            <text:p>2008-06-24</text:p>
          </table:table-cell>
          <table:table-cell office:value-type="float" office:value="62.860001" calcext:value-type="float">
            <text:p>62.860001</text:p>
          </table:table-cell>
          <table:table-cell office:value-type="float" office:value="11172200" calcext:value-type="float">
            <text:p>11172200</text:p>
          </table:table-cell>
          <table:table-cell table:formula="of:=([.B324]-[.B323])*[.C324]+([.C324]-[.C323])*[.B324]" office:value-type="float" office:value="41007285.837" calcext:value-type="float">
            <text:p>41,007,285.84</text:p>
          </table:table-cell>
        </table:table-row>
        <table:table-row table:style-name="ro1">
          <table:table-cell table:style-name="ce1" office:value-type="string" calcext:value-type="string">
            <text:p>2008-06-25</text:p>
          </table:table-cell>
          <table:table-cell office:value-type="float" office:value="63.490002" calcext:value-type="float">
            <text:p>63.490002</text:p>
          </table:table-cell>
          <table:table-cell office:value-type="float" office:value="12888400" calcext:value-type="float">
            <text:p>12888400</text:p>
          </table:table-cell>
          <table:table-cell table:formula="of:=([.B325]-[.B324])*[.C325]+([.C325]-[.C324])*[.B325]" office:value-type="float" office:value="117081246.3208" calcext:value-type="float">
            <text:p>117,081,246.32</text:p>
          </table:table-cell>
        </table:table-row>
        <table:table-row table:style-name="ro1">
          <table:table-cell table:style-name="ce1" office:value-type="string" calcext:value-type="string">
            <text:p>2008-06-26</text:p>
          </table:table-cell>
          <table:table-cell office:value-type="float" office:value="62.25" calcext:value-type="float">
            <text:p>62.25</text:p>
          </table:table-cell>
          <table:table-cell office:value-type="float" office:value="15244000" calcext:value-type="float">
            <text:p>15244000</text:p>
          </table:table-cell>
          <table:table-cell table:formula="of:=([.B326]-[.B325])*[.C326]+([.C326]-[.C325])*[.B326]" office:value-type="float" office:value="127733509.512" calcext:value-type="float">
            <text:p>127,733,509.51</text:p>
          </table:table-cell>
        </table:table-row>
        <table:table-row table:style-name="ro1">
          <table:table-cell table:style-name="ce1" office:value-type="string" calcext:value-type="string">
            <text:p>2008-06-27</text:p>
          </table:table-cell>
          <table:table-cell office:value-type="float" office:value="60.490002" calcext:value-type="float">
            <text:p>60.490002</text:p>
          </table:table-cell>
          <table:table-cell office:value-type="float" office:value="21773200" calcext:value-type="float">
            <text:p>21773200</text:p>
          </table:table-cell>
          <table:table-cell table:formula="of:=([.B327]-[.B326])*[.C327]+([.C327]-[.C326])*[.B327]" office:value-type="float" office:value="356630532.6048" calcext:value-type="float">
            <text:p>356,630,532.60</text:p>
          </table:table-cell>
        </table:table-row>
        <table:table-row table:style-name="ro1">
          <table:table-cell table:style-name="ce1" office:value-type="string" calcext:value-type="string">
            <text:p>2008-06-30</text:p>
          </table:table-cell>
          <table:table-cell office:value-type="float" office:value="60.810001" calcext:value-type="float">
            <text:p>60.810001</text:p>
          </table:table-cell>
          <table:table-cell office:value-type="float" office:value="14977700" calcext:value-type="float">
            <text:p>14977700</text:p>
          </table:table-cell>
          <table:table-cell table:formula="of:=([.B328]-[.B327])*[.C328]+([.C328]-[.C327])*[.B328]" office:value-type="float" office:value="-408441512.7732" calcext:value-type="float">
            <text:p>-408,441,512.77</text:p>
          </table:table-cell>
        </table:table-row>
        <table:table-row table:style-name="ro1">
          <table:table-cell table:style-name="ce1" office:value-type="string" calcext:value-type="string">
            <text:p>2008-07-01</text:p>
          </table:table-cell>
          <table:table-cell office:value-type="float" office:value="61.98" calcext:value-type="float">
            <text:p>61.98</text:p>
          </table:table-cell>
          <table:table-cell office:value-type="float" office:value="19060400" calcext:value-type="float">
            <text:p>19060400</text:p>
          </table:table-cell>
          <table:table-cell table:formula="of:=([.B329]-[.B328])*[.C329]+([.C329]-[.C328])*[.B329]" office:value-type="float" office:value="275346394.9396" calcext:value-type="float">
            <text:p>275,346,394.94</text:p>
          </table:table-cell>
        </table:table-row>
        <table:table-row table:style-name="ro1">
          <table:table-cell table:style-name="ce1" office:value-type="string" calcext:value-type="string">
            <text:p>2008-07-02</text:p>
          </table:table-cell>
          <table:table-cell office:value-type="float" office:value="62.689999" calcext:value-type="float">
            <text:p>62.689999</text:p>
          </table:table-cell>
          <table:table-cell office:value-type="float" office:value="18876400" calcext:value-type="float">
            <text:p>18876400</text:p>
          </table:table-cell>
          <table:table-cell table:formula="of:=([.B330]-[.B329])*[.C330]+([.C330]-[.C329])*[.B330]" office:value-type="float" office:value="1867265.30760006" calcext:value-type="float">
            <text:p>1,867,265.31</text:p>
          </table:table-cell>
        </table:table-row>
        <table:table-row table:style-name="ro1">
          <table:table-cell table:style-name="ce1" office:value-type="string" calcext:value-type="string">
            <text:p>2008-07-03</text:p>
          </table:table-cell>
          <table:table-cell office:value-type="float" office:value="63.669998" calcext:value-type="float">
            <text:p>63.669998</text:p>
          </table:table-cell>
          <table:table-cell office:value-type="float" office:value="11550400" calcext:value-type="float">
            <text:p>11550400</text:p>
          </table:table-cell>
          <table:table-cell table:formula="of:=([.B331]-[.B330])*[.C331]+([.C331]-[.C330])*[.B331]" office:value-type="float" office:value="-455127024.8984" calcext:value-type="float">
            <text:p>-455,127,024.90</text:p>
          </table:table-cell>
        </table:table-row>
        <table:table-row table:style-name="ro1">
          <table:table-cell table:style-name="ce1" office:value-type="string" calcext:value-type="string">
            <text:p>2008-07-07</text:p>
          </table:table-cell>
          <table:table-cell office:value-type="float" office:value="62.91" calcext:value-type="float">
            <text:p>62.91</text:p>
          </table:table-cell>
          <table:table-cell office:value-type="float" office:value="18716900" calcext:value-type="float">
            <text:p>18716900</text:p>
          </table:table-cell>
          <table:table-cell table:formula="of:=([.B332]-[.B331])*[.C332]+([.C332]-[.C331])*[.B332]" office:value-type="float" office:value="436619708.4338" calcext:value-type="float">
            <text:p>436,619,708.43</text:p>
          </table:table-cell>
        </table:table-row>
        <table:table-row table:style-name="ro1">
          <table:table-cell table:style-name="ce1" office:value-type="string" calcext:value-type="string">
            <text:p>2008-07-08</text:p>
          </table:table-cell>
          <table:table-cell office:value-type="float" office:value="63.66" calcext:value-type="float">
            <text:p>63.66</text:p>
          </table:table-cell>
          <table:table-cell office:value-type="float" office:value="18142100" calcext:value-type="float">
            <text:p>18142100</text:p>
          </table:table-cell>
          <table:table-cell table:formula="of:=([.B333]-[.B332])*[.C333]+([.C333]-[.C332])*[.B333]" office:value-type="float" office:value="-22985193" calcext:value-type="float">
            <text:p>-22,985,193.00</text:p>
          </table:table-cell>
        </table:table-row>
        <table:table-row table:style-name="ro1">
          <table:table-cell table:style-name="ce1" office:value-type="string" calcext:value-type="string">
            <text:p>2008-07-09</text:p>
          </table:table-cell>
          <table:table-cell office:value-type="float" office:value="63.799999" calcext:value-type="float">
            <text:p>63.799999</text:p>
          </table:table-cell>
          <table:table-cell office:value-type="float" office:value="15553100" calcext:value-type="float">
            <text:p>15553100</text:p>
          </table:table-cell>
          <table:table-cell table:formula="of:=([.B334]-[.B333])*[.C334]+([.C334]-[.C333])*[.B334]" office:value-type="float" office:value="-163000778.9641" calcext:value-type="float">
            <text:p>-163,000,778.96</text:p>
          </table:table-cell>
        </table:table-row>
        <table:table-row table:style-name="ro1">
          <table:table-cell table:style-name="ce1" office:value-type="string" calcext:value-type="string">
            <text:p>2008-07-10</text:p>
          </table:table-cell>
          <table:table-cell office:value-type="float" office:value="64.220001" calcext:value-type="float">
            <text:p>64.220001</text:p>
          </table:table-cell>
          <table:table-cell office:value-type="float" office:value="17753500" calcext:value-type="float">
            <text:p>17753500</text:p>
          </table:table-cell>
          <table:table-cell table:formula="of:=([.B335]-[.B334])*[.C335]+([.C335]-[.C334])*[.B335]" office:value-type="float" office:value="148766195.7074" calcext:value-type="float">
            <text:p>148,766,195.71</text:p>
          </table:table-cell>
        </table:table-row>
        <table:table-row table:style-name="ro1">
          <table:table-cell table:style-name="ce1" office:value-type="string" calcext:value-type="string">
            <text:p>2008-07-11</text:p>
          </table:table-cell>
          <table:table-cell office:value-type="float" office:value="63.450001" calcext:value-type="float">
            <text:p>63.450001</text:p>
          </table:table-cell>
          <table:table-cell office:value-type="float" office:value="21841200" calcext:value-type="float">
            <text:p>21841200</text:p>
          </table:table-cell>
          <table:table-cell table:formula="of:=([.B336]-[.B335])*[.C336]+([.C336]-[.C335])*[.B336]" office:value-type="float" office:value="242546845.0877" calcext:value-type="float">
            <text:p>242,546,845.09</text:p>
          </table:table-cell>
        </table:table-row>
        <table:table-row table:style-name="ro1">
          <table:table-cell table:style-name="ce1" office:value-type="string" calcext:value-type="string">
            <text:p>2008-07-14</text:p>
          </table:table-cell>
          <table:table-cell office:value-type="float" office:value="63.93" calcext:value-type="float">
            <text:p>63.93</text:p>
          </table:table-cell>
          <table:table-cell office:value-type="float" office:value="14939400" calcext:value-type="float">
            <text:p>14939400</text:p>
          </table:table-cell>
          <table:table-cell table:formula="of:=([.B337]-[.B336])*[.C337]+([.C337]-[.C336])*[.B337]" office:value-type="float" office:value="-434061176.9394" calcext:value-type="float">
            <text:p>-434,061,176.94</text:p>
          </table:table-cell>
        </table:table-row>
        <table:table-row table:style-name="ro1">
          <table:table-cell table:style-name="ce1" office:value-type="string" calcext:value-type="string">
            <text:p>2008-07-15</text:p>
          </table:table-cell>
          <table:table-cell office:value-type="float" office:value="64.349998" calcext:value-type="float">
            <text:p>64.349998</text:p>
          </table:table-cell>
          <table:table-cell office:value-type="float" office:value="25356900" calcext:value-type="float">
            <text:p>25356900</text:p>
          </table:table-cell>
          <table:table-cell table:formula="of:=([.B338]-[.B337])*[.C338]+([.C338]-[.C337])*[.B338]" office:value-type="float" office:value="681015951.4512" calcext:value-type="float">
            <text:p>681,015,951.45</text:p>
          </table:table-cell>
        </table:table-row>
        <table:table-row table:style-name="ro1">
          <table:table-cell table:style-name="ce1" office:value-type="string" calcext:value-type="string">
            <text:p>2008-07-16</text:p>
          </table:table-cell>
          <table:table-cell office:value-type="float" office:value="63.889999" calcext:value-type="float">
            <text:p>63.889999</text:p>
          </table:table-cell>
          <table:table-cell office:value-type="float" office:value="19482200" calcext:value-type="float">
            <text:p>19482200</text:p>
          </table:table-cell>
          <table:table-cell table:formula="of:=([.B339]-[.B338])*[.C339]+([.C339]-[.C338])*[.B339]" office:value-type="float" office:value="-384296369.6431" calcext:value-type="float">
            <text:p>-384,296,369.64</text:p>
          </table:table-cell>
        </table:table-row>
        <table:table-row table:style-name="ro1">
          <table:table-cell table:style-name="ce1" office:value-type="string" calcext:value-type="string">
            <text:p>2008-07-17</text:p>
          </table:table-cell>
          <table:table-cell office:value-type="float" office:value="63.889999" calcext:value-type="float">
            <text:p>63.889999</text:p>
          </table:table-cell>
          <table:table-cell office:value-type="float" office:value="15878800" calcext:value-type="float">
            <text:p>15878800</text:p>
          </table:table-cell>
          <table:table-cell table:formula="of:=([.B340]-[.B339])*[.C340]+([.C340]-[.C339])*[.B340]" office:value-type="float" office:value="-230221222.3966" calcext:value-type="float">
            <text:p>-230,221,222.40</text:p>
          </table:table-cell>
        </table:table-row>
        <table:table-row table:style-name="ro1">
          <table:table-cell table:style-name="ce1" office:value-type="string" calcext:value-type="string">
            <text:p>2008-07-18</text:p>
          </table:table-cell>
          <table:table-cell office:value-type="float" office:value="63.669998" calcext:value-type="float">
            <text:p>63.669998</text:p>
          </table:table-cell>
          <table:table-cell office:value-type="float" office:value="15478100" calcext:value-type="float">
            <text:p>15478100</text:p>
          </table:table-cell>
          <table:table-cell table:formula="of:=([.B341]-[.B340])*[.C341]+([.C341]-[.C340])*[.B341]" office:value-type="float" office:value="-28917765.6767001" calcext:value-type="float">
            <text:p>-28,917,765.68</text:p>
          </table:table-cell>
        </table:table-row>
        <table:table-row table:style-name="ro1">
          <table:table-cell table:style-name="ce1" office:value-type="string" calcext:value-type="string">
            <text:p>2008-07-21</text:p>
          </table:table-cell>
          <table:table-cell office:value-type="float" office:value="63.639999" calcext:value-type="float">
            <text:p>63.639999</text:p>
          </table:table-cell>
          <table:table-cell office:value-type="float" office:value="9811300" calcext:value-type="float">
            <text:p>9811300</text:p>
          </table:table-cell>
          <table:table-cell table:formula="of:=([.B342]-[.B341])*[.C342]+([.C342]-[.C341])*[.B342]" office:value-type="float" office:value="-360929475.5219" calcext:value-type="float">
            <text:p>-360,929,475.52</text:p>
          </table:table-cell>
        </table:table-row>
        <table:table-row table:style-name="ro1">
          <table:table-cell table:style-name="ce1" office:value-type="string" calcext:value-type="string">
            <text:p>2008-07-22</text:p>
          </table:table-cell>
          <table:table-cell office:value-type="float" office:value="64.099998" calcext:value-type="float">
            <text:p>64.099998</text:p>
          </table:table-cell>
          <table:table-cell office:value-type="float" office:value="13192200" calcext:value-type="float">
            <text:p>13192200</text:p>
          </table:table-cell>
          <table:table-cell table:formula="of:=([.B343]-[.B342])*[.C343]+([.C343]-[.C342])*[.B343]" office:value-type="float" office:value="222784082.046" calcext:value-type="float">
            <text:p>222,784,082.05</text:p>
          </table:table-cell>
        </table:table-row>
        <table:table-row table:style-name="ro1">
          <table:table-cell table:style-name="ce1" office:value-type="string" calcext:value-type="string">
            <text:p>2008-07-23</text:p>
          </table:table-cell>
          <table:table-cell office:value-type="float" office:value="64.699997" calcext:value-type="float">
            <text:p>64.699997</text:p>
          </table:table-cell>
          <table:table-cell office:value-type="float" office:value="11255000" calcext:value-type="float">
            <text:p>11255000</text:p>
          </table:table-cell>
          <table:table-cell table:formula="of:=([.B344]-[.B343])*[.C344]+([.C344]-[.C343])*[.B344]" office:value-type="float" office:value="-118583845.4434" calcext:value-type="float">
            <text:p>-118,583,845.44</text:p>
          </table:table-cell>
        </table:table-row>
        <table:table-row table:style-name="ro1">
          <table:table-cell table:style-name="ce1" office:value-type="string" calcext:value-type="string">
            <text:p>2008-07-24</text:p>
          </table:table-cell>
          <table:table-cell office:value-type="float" office:value="64.510002" calcext:value-type="float">
            <text:p>64.510002</text:p>
          </table:table-cell>
          <table:table-cell office:value-type="float" office:value="11091700" calcext:value-type="float">
            <text:p>11091700</text:p>
          </table:table-cell>
          <table:table-cell table:formula="of:=([.B345]-[.B344])*[.C345]+([.C345]-[.C344])*[.B345]" office:value-type="float" office:value="-12641850.8681" calcext:value-type="float">
            <text:p>-12,641,850.87</text:p>
          </table:table-cell>
        </table:table-row>
        <table:table-row table:style-name="ro1">
          <table:table-cell table:style-name="ce1" office:value-type="string" calcext:value-type="string">
            <text:p>2008-07-25</text:p>
          </table:table-cell>
          <table:table-cell office:value-type="float" office:value="64.459999" calcext:value-type="float">
            <text:p>64.459999</text:p>
          </table:table-cell>
          <table:table-cell office:value-type="float" office:value="11002700" calcext:value-type="float">
            <text:p>11002700</text:p>
          </table:table-cell>
          <table:table-cell table:formula="of:=([.B346]-[.B345])*[.C346]+([.C346]-[.C345])*[.B346]" office:value-type="float" office:value="-6287107.91910004" calcext:value-type="float">
            <text:p>-6,287,107.92</text:p>
          </table:table-cell>
        </table:table-row>
        <table:table-row table:style-name="ro1">
          <table:table-cell table:style-name="ce1" office:value-type="string" calcext:value-type="string">
            <text:p>2008-07-28</text:p>
          </table:table-cell>
          <table:table-cell office:value-type="float" office:value="63.830002" calcext:value-type="float">
            <text:p>63.830002</text:p>
          </table:table-cell>
          <table:table-cell office:value-type="float" office:value="12599100" calcext:value-type="float">
            <text:p>12599100</text:p>
          </table:table-cell>
          <table:table-cell table:formula="of:=([.B347]-[.B346])*[.C347]+([.C347]-[.C346])*[.B347]" office:value-type="float" office:value="93960819.9901001" calcext:value-type="float">
            <text:p>93,960,819.99</text:p>
          </table:table-cell>
        </table:table-row>
        <table:table-row table:style-name="ro1">
          <table:table-cell table:style-name="ce1" office:value-type="string" calcext:value-type="string">
            <text:p>2008-07-29</text:p>
          </table:table-cell>
          <table:table-cell office:value-type="float" office:value="65.540001" calcext:value-type="float">
            <text:p>65.540001</text:p>
          </table:table-cell>
          <table:table-cell office:value-type="float" office:value="16520700" calcext:value-type="float">
            <text:p>16520700</text:p>
          </table:table-cell>
          <table:table-cell table:formula="of:=([.B348]-[.B347])*[.C348]+([.C348]-[.C347])*[.B348]" office:value-type="float" office:value="285272048.4009" calcext:value-type="float">
            <text:p>285,272,048.40</text:p>
          </table:table-cell>
        </table:table-row>
        <table:table-row table:style-name="ro1">
          <table:table-cell table:style-name="ce1" office:value-type="string" calcext:value-type="string">
            <text:p>2008-07-30</text:p>
          </table:table-cell>
          <table:table-cell office:value-type="float" office:value="66.57" calcext:value-type="float">
            <text:p>66.57</text:p>
          </table:table-cell>
          <table:table-cell office:value-type="float" office:value="13648100" calcext:value-type="float">
            <text:p>13648100</text:p>
          </table:table-cell>
          <table:table-cell table:formula="of:=([.B349]-[.B348])*[.C349]+([.C349]-[.C348])*[.B349]" office:value-type="float" office:value="-177171452.6481" calcext:value-type="float">
            <text:p>-177,171,452.65</text:p>
          </table:table-cell>
        </table:table-row>
        <table:table-row table:style-name="ro1">
          <table:table-cell table:style-name="ce1" office:value-type="string" calcext:value-type="string">
            <text:p>2008-07-31</text:p>
          </table:table-cell>
          <table:table-cell office:value-type="float" office:value="65.480003" calcext:value-type="float">
            <text:p>65.480003</text:p>
          </table:table-cell>
          <table:table-cell office:value-type="float" office:value="14043700" calcext:value-type="float">
            <text:p>14043700</text:p>
          </table:table-cell>
          <table:table-cell table:formula="of:=([.B350]-[.B349])*[.C350]+([.C350]-[.C349])*[.B350]" office:value-type="float" office:value="10596298.3179" calcext:value-type="float">
            <text:p>10,596,298.32</text:p>
          </table:table-cell>
        </table:table-row>
        <table:table-row table:style-name="ro1">
          <table:table-cell table:style-name="ce1" office:value-type="string" calcext:value-type="string">
            <text:p>2008-08-01</text:p>
          </table:table-cell>
          <table:table-cell office:value-type="float" office:value="64.949997" calcext:value-type="float">
            <text:p>64.949997</text:p>
          </table:table-cell>
          <table:table-cell office:value-type="float" office:value="11147400" calcext:value-type="float">
            <text:p>11147400</text:p>
          </table:table-cell>
          <table:table-cell table:formula="of:=([.B351]-[.B350])*[.C351]+([.C351]-[.C350])*[.B351]" office:value-type="float" office:value="-194022865.1955" calcext:value-type="float">
            <text:p>-194,022,865.20</text:p>
          </table:table-cell>
        </table:table-row>
        <table:table-row table:style-name="ro1">
          <table:table-cell table:style-name="ce1" office:value-type="string" calcext:value-type="string">
            <text:p>2008-08-04</text:p>
          </table:table-cell>
          <table:table-cell office:value-type="float" office:value="65.82" calcext:value-type="float">
            <text:p>65.82</text:p>
          </table:table-cell>
          <table:table-cell office:value-type="float" office:value="12657600" calcext:value-type="float">
            <text:p>12657600</text:p>
          </table:table-cell>
          <table:table-cell table:formula="of:=([.B352]-[.B351])*[.C352]+([.C352]-[.C351])*[.B352]" office:value-type="float" office:value="110413513.9728" calcext:value-type="float">
            <text:p>110,413,513.97</text:p>
          </table:table-cell>
        </table:table-row>
        <table:table-row table:style-name="ro1">
          <table:table-cell table:style-name="ce1" office:value-type="string" calcext:value-type="string">
            <text:p>2008-08-05</text:p>
          </table:table-cell>
          <table:table-cell office:value-type="float" office:value="67.970001" calcext:value-type="float">
            <text:p>67.970001</text:p>
          </table:table-cell>
          <table:table-cell office:value-type="float" office:value="20383200" calcext:value-type="float">
            <text:p>20383200</text:p>
          </table:table-cell>
          <table:table-cell table:formula="of:=([.B353]-[.B352])*[.C353]+([.C353]-[.C352])*[.B353]" office:value-type="float" office:value="568932940.1088" calcext:value-type="float">
            <text:p>568,932,940.11</text:p>
          </table:table-cell>
        </table:table-row>
        <table:table-row table:style-name="ro1">
          <table:table-cell table:style-name="ce1" office:value-type="string" calcext:value-type="string">
            <text:p>2008-08-06</text:p>
          </table:table-cell>
          <table:table-cell office:value-type="float" office:value="67.769997" calcext:value-type="float">
            <text:p>67.769997</text:p>
          </table:table-cell>
          <table:table-cell office:value-type="float" office:value="13002200" calcext:value-type="float">
            <text:p>13002200</text:p>
          </table:table-cell>
          <table:table-cell table:formula="of:=([.B354]-[.B353])*[.C354]+([.C354]-[.C353])*[.B354]" office:value-type="float" office:value="-502810839.8658" calcext:value-type="float">
            <text:p>-502,810,839.87</text:p>
          </table:table-cell>
        </table:table-row>
        <table:table-row table:style-name="ro1">
          <table:table-cell table:style-name="ce1" office:value-type="string" calcext:value-type="string">
            <text:p>2008-08-07</text:p>
          </table:table-cell>
          <table:table-cell office:value-type="float" office:value="67.480003" calcext:value-type="float">
            <text:p>67.480003</text:p>
          </table:table-cell>
          <table:table-cell office:value-type="float" office:value="10964600" calcext:value-type="float">
            <text:p>10964600</text:p>
          </table:table-cell>
          <table:table-cell table:formula="of:=([.B355]-[.B354])*[.C355]+([.C355]-[.C354])*[.B355]" office:value-type="float" office:value="-140676922.3252" calcext:value-type="float">
            <text:p>-140,676,922.33</text:p>
          </table:table-cell>
        </table:table-row>
        <table:table-row table:style-name="ro1">
          <table:table-cell table:style-name="ce1" office:value-type="string" calcext:value-type="string">
            <text:p>2008-08-08</text:p>
          </table:table-cell>
          <table:table-cell office:value-type="float" office:value="69.629997" calcext:value-type="float">
            <text:p>69.629997</text:p>
          </table:table-cell>
          <table:table-cell office:value-type="float" office:value="15116500" calcext:value-type="float">
            <text:p>15116500</text:p>
          </table:table-cell>
          <table:table-cell table:formula="of:=([.B356]-[.B355])*[.C356]+([.C356]-[.C355])*[.B356]" office:value-type="float" office:value="321597168.8453" calcext:value-type="float">
            <text:p>321,597,168.85</text:p>
          </table:table-cell>
        </table:table-row>
        <table:table-row table:style-name="ro1">
          <table:table-cell table:style-name="ce1" office:value-type="string" calcext:value-type="string">
            <text:p>2008-08-11</text:p>
          </table:table-cell>
          <table:table-cell office:value-type="float" office:value="69.43" calcext:value-type="float">
            <text:p>69.43</text:p>
          </table:table-cell>
          <table:table-cell office:value-type="float" office:value="10843500" calcext:value-type="float">
            <text:p>10843500</text:p>
          </table:table-cell>
          <table:table-cell table:formula="of:=([.B357]-[.B356])*[.C357]+([.C357]-[.C356])*[.B357]" office:value-type="float" office:value="-298843057.4695" calcext:value-type="float">
            <text:p>-298,843,057.47</text:p>
          </table:table-cell>
        </table:table-row>
        <table:table-row table:style-name="ro1">
          <table:table-cell table:style-name="ce1" office:value-type="string" calcext:value-type="string">
            <text:p>2008-08-12</text:p>
          </table:table-cell>
          <table:table-cell office:value-type="float" office:value="70.339996" calcext:value-type="float">
            <text:p>70.339996</text:p>
          </table:table-cell>
          <table:table-cell office:value-type="float" office:value="14375000" calcext:value-type="float">
            <text:p>14375000</text:p>
          </table:table-cell>
          <table:table-cell table:formula="of:=([.B358]-[.B357])*[.C358]+([.C358]-[.C357])*[.B358]" office:value-type="float" office:value="261486888.374" calcext:value-type="float">
            <text:p>261,486,888.37</text:p>
          </table:table-cell>
        </table:table-row>
        <table:table-row table:style-name="ro1">
          <table:table-cell table:style-name="ce1" office:value-type="string" calcext:value-type="string">
            <text:p>2008-08-13</text:p>
          </table:table-cell>
          <table:table-cell office:value-type="float" office:value="69.599998" calcext:value-type="float">
            <text:p>69.599998</text:p>
          </table:table-cell>
          <table:table-cell office:value-type="float" office:value="10701100" calcext:value-type="float">
            <text:p>10701100</text:p>
          </table:table-cell>
          <table:table-cell table:formula="of:=([.B359]-[.B358])*[.C359]+([.C359]-[.C358])*[.B359]" office:value-type="float" office:value="-263622225.25" calcext:value-type="float">
            <text:p>-263,622,225.25</text:p>
          </table:table-cell>
        </table:table-row>
        <table:table-row table:style-name="ro1">
          <table:table-cell table:style-name="ce1" office:value-type="string" calcext:value-type="string">
            <text:p>2008-08-14</text:p>
          </table:table-cell>
          <table:table-cell office:value-type="float" office:value="69.709999" calcext:value-type="float">
            <text:p>69.709999</text:p>
          </table:table-cell>
          <table:table-cell office:value-type="float" office:value="9447400" calcext:value-type="float">
            <text:p>9447400</text:p>
          </table:table-cell>
          <table:table-cell table:formula="of:=([.B360]-[.B359])*[.C360]+([.C360]-[.C359])*[.B360]" office:value-type="float" office:value="-86356202.2989" calcext:value-type="float">
            <text:p>-86,356,202.30</text:p>
          </table:table-cell>
        </table:table-row>
        <table:table-row table:style-name="ro1">
          <table:table-cell table:style-name="ce1" office:value-type="string" calcext:value-type="string">
            <text:p>2008-08-15</text:p>
          </table:table-cell>
          <table:table-cell office:value-type="float" office:value="71.599998" calcext:value-type="float">
            <text:p>71.599998</text:p>
          </table:table-cell>
          <table:table-cell office:value-type="float" office:value="17615400" calcext:value-type="float">
            <text:p>17615400</text:p>
          </table:table-cell>
          <table:table-cell table:formula="of:=([.B361]-[.B360])*[.C361]+([.C361]-[.C360])*[.B361]" office:value-type="float" office:value="618121872.0486" calcext:value-type="float">
            <text:p>618,121,872.05</text:p>
          </table:table-cell>
        </table:table-row>
        <table:table-row table:style-name="ro1">
          <table:table-cell table:style-name="ce1" office:value-type="string" calcext:value-type="string">
            <text:p>2008-08-18</text:p>
          </table:table-cell>
          <table:table-cell office:value-type="float" office:value="71.269997" calcext:value-type="float">
            <text:p>71.269997</text:p>
          </table:table-cell>
          <table:table-cell office:value-type="float" office:value="12509100" calcext:value-type="float">
            <text:p>12509100</text:p>
          </table:table-cell>
          <table:table-cell table:formula="of:=([.B362]-[.B361])*[.C362]+([.C362]-[.C361])*[.B362]" office:value-type="float" office:value="-368054001.1902" calcext:value-type="float">
            <text:p>-368,054,001.19</text:p>
          </table:table-cell>
        </table:table-row>
        <table:table-row table:style-name="ro1">
          <table:table-cell table:style-name="ce1" office:value-type="string" calcext:value-type="string">
            <text:p>2008-08-19</text:p>
          </table:table-cell>
          <table:table-cell office:value-type="float" office:value="70.720001" calcext:value-type="float">
            <text:p>70.720001</text:p>
          </table:table-cell>
          <table:table-cell office:value-type="float" office:value="12332900" calcext:value-type="float">
            <text:p>12332900</text:p>
          </table:table-cell>
          <table:table-cell table:formula="of:=([.B363]-[.B362])*[.C363]+([.C363]-[.C362])*[.B363]" office:value-type="float" office:value="-19243909.8446001" calcext:value-type="float">
            <text:p>-19,243,909.84</text:p>
          </table:table-cell>
        </table:table-row>
        <table:table-row table:style-name="ro1">
          <table:table-cell table:style-name="ce1" office:value-type="string" calcext:value-type="string">
            <text:p>2008-08-20</text:p>
          </table:table-cell>
          <table:table-cell office:value-type="float" office:value="70.300003" calcext:value-type="float">
            <text:p>70.300003</text:p>
          </table:table-cell>
          <table:table-cell office:value-type="float" office:value="10981000" calcext:value-type="float">
            <text:p>10981000</text:p>
          </table:table-cell>
          <table:table-cell table:formula="of:=([.B364]-[.B363])*[.C364]+([.C364]-[.C363])*[.B364]" office:value-type="float" office:value="-99650572.0936999" calcext:value-type="float">
            <text:p>-99,650,572.09</text:p>
          </table:table-cell>
        </table:table-row>
        <table:table-row table:style-name="ro1">
          <table:table-cell table:style-name="ce1" office:value-type="string" calcext:value-type="string">
            <text:p>2008-08-21</text:p>
          </table:table-cell>
          <table:table-cell office:value-type="float" office:value="69.900002" calcext:value-type="float">
            <text:p>69.900002</text:p>
          </table:table-cell>
          <table:table-cell office:value-type="float" office:value="9722500" calcext:value-type="float">
            <text:p>9722500</text:p>
          </table:table-cell>
          <table:table-cell table:formula="of:=([.B365]-[.B364])*[.C365]+([.C365]-[.C364])*[.B365]" office:value-type="float" office:value="-91858162.2395" calcext:value-type="float">
            <text:p>-91,858,162.24</text:p>
          </table:table-cell>
        </table:table-row>
        <table:table-row table:style-name="ro1">
          <table:table-cell table:style-name="ce1" office:value-type="string" calcext:value-type="string">
            <text:p>2008-08-22</text:p>
          </table:table-cell>
          <table:table-cell office:value-type="float" office:value="71.610001" calcext:value-type="float">
            <text:p>71.610001</text:p>
          </table:table-cell>
          <table:table-cell office:value-type="float" office:value="11870400" calcext:value-type="float">
            <text:p>11870400</text:p>
          </table:table-cell>
          <table:table-cell table:formula="of:=([.B366]-[.B365])*[.C366]+([.C366]-[.C365])*[.B366]" office:value-type="float" office:value="174109493.2775" calcext:value-type="float">
            <text:p>174,109,493.28</text:p>
          </table:table-cell>
        </table:table-row>
        <table:table-row table:style-name="ro1">
          <table:table-cell table:style-name="ce1" office:value-type="string" calcext:value-type="string">
            <text:p>2008-08-25</text:p>
          </table:table-cell>
          <table:table-cell office:value-type="float" office:value="70.129997" calcext:value-type="float">
            <text:p>70.129997</text:p>
          </table:table-cell>
          <table:table-cell office:value-type="float" office:value="9493700" calcext:value-type="float">
            <text:p>9493700</text:p>
          </table:table-cell>
          <table:table-cell table:formula="of:=([.B367]-[.B366])*[.C367]+([.C367]-[.C366])*[.B367]" office:value-type="float" office:value="-180728677.8447" calcext:value-type="float">
            <text:p>-180,728,677.84</text:p>
          </table:table-cell>
        </table:table-row>
        <table:table-row table:style-name="ro1">
          <table:table-cell table:style-name="ce1" office:value-type="string" calcext:value-type="string">
            <text:p>2008-08-26</text:p>
          </table:table-cell>
          <table:table-cell office:value-type="float" office:value="69.839996" calcext:value-type="float">
            <text:p>69.839996</text:p>
          </table:table-cell>
          <table:table-cell office:value-type="float" office:value="8432900" calcext:value-type="float">
            <text:p>8432900</text:p>
          </table:table-cell>
          <table:table-cell table:formula="of:=([.B368]-[.B367])*[.C368]+([.C368]-[.C367])*[.B368]" office:value-type="float" office:value="-76531817.1897" calcext:value-type="float">
            <text:p>-76,531,817.19</text:p>
          </table:table-cell>
        </table:table-row>
        <table:table-row table:style-name="ro1">
          <table:table-cell table:style-name="ce1" office:value-type="string" calcext:value-type="string">
            <text:p>2008-08-27</text:p>
          </table:table-cell>
          <table:table-cell office:value-type="float" office:value="70.059998" calcext:value-type="float">
            <text:p>70.059998</text:p>
          </table:table-cell>
          <table:table-cell office:value-type="float" office:value="8307800" calcext:value-type="float">
            <text:p>8307800</text:p>
          </table:table-cell>
          <table:table-cell table:formula="of:=([.B369]-[.B368])*[.C369]+([.C369]-[.C368])*[.B369]" office:value-type="float" office:value="-6936773.13420005" calcext:value-type="float">
            <text:p>-6,936,773.13</text:p>
          </table:table-cell>
        </table:table-row>
        <table:table-row table:style-name="ro1">
          <table:table-cell table:style-name="ce1" office:value-type="string" calcext:value-type="string">
            <text:p>2008-08-28</text:p>
          </table:table-cell>
          <table:table-cell office:value-type="float" office:value="71.010002" calcext:value-type="float">
            <text:p>71.010002</text:p>
          </table:table-cell>
          <table:table-cell office:value-type="float" office:value="8106700" calcext:value-type="float">
            <text:p>8106700</text:p>
          </table:table-cell>
          <table:table-cell table:formula="of:=([.B370]-[.B369])*[.C370]+([.C370]-[.C369])*[.B370]" office:value-type="float" office:value="-6578713.97539994" calcext:value-type="float">
            <text:p>-6,578,713.98</text:p>
          </table:table-cell>
        </table:table-row>
        <table:table-row table:style-name="ro1">
          <table:table-cell table:style-name="ce1" office:value-type="string" calcext:value-type="string">
            <text:p>2008-08-29</text:p>
          </table:table-cell>
          <table:table-cell office:value-type="float" office:value="69.769997" calcext:value-type="float">
            <text:p>69.769997</text:p>
          </table:table-cell>
          <table:table-cell office:value-type="float" office:value="9569400" calcext:value-type="float">
            <text:p>9569400</text:p>
          </table:table-cell>
          <table:table-cell table:formula="of:=([.B371]-[.B370])*[.C371]+([.C371]-[.C370])*[.B371]" office:value-type="float" office:value="90186470.7649" calcext:value-type="float">
            <text:p>90,186,470.76</text:p>
          </table:table-cell>
        </table:table-row>
        <table:table-row table:style-name="ro1">
          <table:table-cell table:style-name="ce1" office:value-type="string" calcext:value-type="string">
            <text:p>2008-09-02</text:p>
          </table:table-cell>
          <table:table-cell office:value-type="float" office:value="70.470001" calcext:value-type="float">
            <text:p>70.470001</text:p>
          </table:table-cell>
          <table:table-cell office:value-type="float" office:value="11255200" calcext:value-type="float">
            <text:p>11255200</text:p>
          </table:table-cell>
          <table:table-cell table:formula="of:=([.B372]-[.B371])*[.C372]+([.C372]-[.C371])*[.B372]" office:value-type="float" office:value="126677012.7066" calcext:value-type="float">
            <text:p>126,677,012.71</text:p>
          </table:table-cell>
        </table:table-row>
        <table:table-row table:style-name="ro1">
          <table:table-cell table:style-name="ce1" office:value-type="string" calcext:value-type="string">
            <text:p>2008-09-03</text:p>
          </table:table-cell>
          <table:table-cell office:value-type="float" office:value="71.419998" calcext:value-type="float">
            <text:p>71.419998</text:p>
          </table:table-cell>
          <table:table-cell office:value-type="float" office:value="10433900" calcext:value-type="float">
            <text:p>10433900</text:p>
          </table:table-cell>
          <table:table-cell table:formula="of:=([.B373]-[.B372])*[.C373]+([.C373]-[.C372])*[.B373]" office:value-type="float" office:value="-48745070.6590999" calcext:value-type="float">
            <text:p>-48,745,070.66</text:p>
          </table:table-cell>
        </table:table-row>
        <table:table-row table:style-name="ro1">
          <table:table-cell table:style-name="ce1" office:value-type="string" calcext:value-type="string">
            <text:p>2008-09-04</text:p>
          </table:table-cell>
          <table:table-cell office:value-type="float" office:value="70.440002" calcext:value-type="float">
            <text:p>70.440002</text:p>
          </table:table-cell>
          <table:table-cell office:value-type="float" office:value="12298000" calcext:value-type="float">
            <text:p>12298000</text:p>
          </table:table-cell>
          <table:table-cell table:formula="of:=([.B374]-[.B373])*[.C374]+([.C374]-[.C373])*[.B374]" office:value-type="float" office:value="119255216.9202" calcext:value-type="float">
            <text:p>119,255,216.92</text:p>
          </table:table-cell>
        </table:table-row>
        <table:table-row table:style-name="ro1">
          <table:table-cell table:style-name="ce1" office:value-type="string" calcext:value-type="string">
            <text:p>2008-09-05</text:p>
          </table:table-cell>
          <table:table-cell office:value-type="float" office:value="70.779999" calcext:value-type="float">
            <text:p>70.779999</text:p>
          </table:table-cell>
          <table:table-cell office:value-type="float" office:value="11578800" calcext:value-type="float">
            <text:p>11578800</text:p>
          </table:table-cell>
          <table:table-cell table:formula="of:=([.B375]-[.B374])*[.C375]+([.C375]-[.C374])*[.B375]" office:value-type="float" office:value="-46968218.0172" calcext:value-type="float">
            <text:p>-46,968,218.02</text:p>
          </table:table-cell>
        </table:table-row>
        <table:table-row table:style-name="ro1">
          <table:table-cell table:style-name="ce1" office:value-type="string" calcext:value-type="string">
            <text:p>2008-09-08</text:p>
          </table:table-cell>
          <table:table-cell office:value-type="float" office:value="72.370003" calcext:value-type="float">
            <text:p>72.370003</text:p>
          </table:table-cell>
          <table:table-cell office:value-type="float" office:value="16521200" calcext:value-type="float">
            <text:p>16521200</text:p>
          </table:table-cell>
          <table:table-cell table:formula="of:=([.B376]-[.B375])*[.C376]+([.C376]-[.C375])*[.B376]" office:value-type="float" office:value="383950276.912" calcext:value-type="float">
            <text:p>383,950,276.91</text:p>
          </table:table-cell>
        </table:table-row>
        <table:table-row table:style-name="ro1">
          <table:table-cell table:style-name="ce1" office:value-type="string" calcext:value-type="string">
            <text:p>2008-09-09</text:p>
          </table:table-cell>
          <table:table-cell office:value-type="float" office:value="71.889999" calcext:value-type="float">
            <text:p>71.889999</text:p>
          </table:table-cell>
          <table:table-cell office:value-type="float" office:value="18542200" calcext:value-type="float">
            <text:p>18542200</text:p>
          </table:table-cell>
          <table:table-cell table:formula="of:=([.B377]-[.B376])*[.C377]+([.C377]-[.C376])*[.B377]" office:value-type="float" office:value="136389357.8102" calcext:value-type="float">
            <text:p>136,389,357.81</text:p>
          </table:table-cell>
        </table:table-row>
        <table:table-row table:style-name="ro1">
          <table:table-cell table:style-name="ce1" office:value-type="string" calcext:value-type="string">
            <text:p>2008-09-10</text:p>
          </table:table-cell>
          <table:table-cell office:value-type="float" office:value="72.389999" calcext:value-type="float">
            <text:p>72.389999</text:p>
          </table:table-cell>
          <table:table-cell office:value-type="float" office:value="19047700" calcext:value-type="float">
            <text:p>19047700</text:p>
          </table:table-cell>
          <table:table-cell table:formula="of:=([.B378]-[.B377])*[.C378]+([.C378]-[.C377])*[.B378]" office:value-type="float" office:value="46116994.4945" calcext:value-type="float">
            <text:p>46,116,994.49</text:p>
          </table:table-cell>
        </table:table-row>
        <table:table-row table:style-name="ro1">
          <table:table-cell table:style-name="ce1" office:value-type="string" calcext:value-type="string">
            <text:p>2008-09-11</text:p>
          </table:table-cell>
          <table:table-cell office:value-type="float" office:value="73.080002" calcext:value-type="float">
            <text:p>73.080002</text:p>
          </table:table-cell>
          <table:table-cell office:value-type="float" office:value="16200400" calcext:value-type="float">
            <text:p>16200400</text:p>
          </table:table-cell>
          <table:table-cell table:formula="of:=([.B379]-[.B378])*[.C379]+([.C379]-[.C378])*[.B379]" office:value-type="float" office:value="-196902365.0934" calcext:value-type="float">
            <text:p>-196,902,365.09</text:p>
          </table:table-cell>
        </table:table-row>
        <table:table-row table:style-name="ro1">
          <table:table-cell table:style-name="ce1" office:value-type="string" calcext:value-type="string">
            <text:p>2008-09-12</text:p>
          </table:table-cell>
          <table:table-cell office:value-type="float" office:value="73.150002" calcext:value-type="float">
            <text:p>73.150002</text:p>
          </table:table-cell>
          <table:table-cell office:value-type="float" office:value="11378700" calcext:value-type="float">
            <text:p>11378700</text:p>
          </table:table-cell>
          <table:table-cell table:formula="of:=([.B380]-[.B379])*[.C380]+([.C380]-[.C379])*[.B380]" office:value-type="float" office:value="-351910855.6434" calcext:value-type="float">
            <text:p>-351,910,855.64</text:p>
          </table:table-cell>
        </table:table-row>
        <table:table-row table:style-name="ro1">
          <table:table-cell table:style-name="ce1" office:value-type="string" calcext:value-type="string">
            <text:p>2008-09-15</text:p>
          </table:table-cell>
          <table:table-cell office:value-type="float" office:value="72.139999" calcext:value-type="float">
            <text:p>72.139999</text:p>
          </table:table-cell>
          <table:table-cell office:value-type="float" office:value="19748500" calcext:value-type="float">
            <text:p>19748500</text:p>
          </table:table-cell>
          <table:table-cell table:formula="of:=([.B381]-[.B380])*[.C381]+([.C381]-[.C380])*[.B381]" office:value-type="float" office:value="583851319.3847" calcext:value-type="float">
            <text:p>583,851,319.38</text:p>
          </table:table-cell>
        </table:table-row>
        <table:table-row table:style-name="ro1">
          <table:table-cell table:style-name="ce1" office:value-type="string" calcext:value-type="string">
            <text:p>2008-09-16</text:p>
          </table:table-cell>
          <table:table-cell office:value-type="float" office:value="72" calcext:value-type="float">
            <text:p>72</text:p>
          </table:table-cell>
          <table:table-cell office:value-type="float" office:value="21425800" calcext:value-type="float">
            <text:p>21425800</text:p>
          </table:table-cell>
          <table:table-cell table:formula="of:=([.B382]-[.B381])*[.C382]+([.C382]-[.C381])*[.B382]" office:value-type="float" office:value="117766009.4258" calcext:value-type="float">
            <text:p>117,766,009.43</text:p>
          </table:table-cell>
        </table:table-row>
        <table:table-row table:style-name="ro1">
          <table:table-cell table:style-name="ce1" office:value-type="string" calcext:value-type="string">
            <text:p>2008-09-17</text:p>
          </table:table-cell>
          <table:table-cell office:value-type="float" office:value="70.940002" calcext:value-type="float">
            <text:p>70.940002</text:p>
          </table:table-cell>
          <table:table-cell office:value-type="float" office:value="25324200" calcext:value-type="float">
            <text:p>25324200</text:p>
          </table:table-cell>
          <table:table-cell table:formula="of:=([.B383]-[.B382])*[.C383]+([.C383]-[.C382])*[.B383]" office:value-type="float" office:value="249708902.4452" calcext:value-type="float">
            <text:p>249,708,902.45</text:p>
          </table:table-cell>
        </table:table-row>
        <table:table-row table:style-name="ro1">
          <table:table-cell table:style-name="ce1" office:value-type="string" calcext:value-type="string">
            <text:p>2008-09-18</text:p>
          </table:table-cell>
          <table:table-cell office:value-type="float" office:value="71.309998" calcext:value-type="float">
            <text:p>71.309998</text:p>
          </table:table-cell>
          <table:table-cell office:value-type="float" office:value="28178600" calcext:value-type="float">
            <text:p>28178600</text:p>
          </table:table-cell>
          <table:table-cell table:formula="of:=([.B384]-[.B383])*[.C384]+([.C384]-[.C383])*[.B384]" office:value-type="float" office:value="213973227.5768" calcext:value-type="float">
            <text:p>213,973,227.58</text:p>
          </table:table-cell>
        </table:table-row>
        <table:table-row table:style-name="ro1">
          <table:table-cell table:style-name="ce1" office:value-type="string" calcext:value-type="string">
            <text:p>2008-09-19</text:p>
          </table:table-cell>
          <table:table-cell office:value-type="float" office:value="70.360001" calcext:value-type="float">
            <text:p>70.360001</text:p>
          </table:table-cell>
          <table:table-cell office:value-type="float" office:value="28562500" calcext:value-type="float">
            <text:p>28562500</text:p>
          </table:table-cell>
          <table:table-cell table:formula="of:=([.B385]-[.B384])*[.C385]+([.C385]-[.C384])*[.B385]" office:value-type="float" office:value="-123084.928599894" calcext:value-type="float">
            <text:p>-123,084.93</text:p>
          </table:table-cell>
        </table:table-row>
        <table:table-row table:style-name="ro1">
          <table:table-cell table:style-name="ce1" office:value-type="string" calcext:value-type="string">
            <text:p>2008-09-22</text:p>
          </table:table-cell>
          <table:table-cell office:value-type="float" office:value="68.040001" calcext:value-type="float">
            <text:p>68.040001</text:p>
          </table:table-cell>
          <table:table-cell office:value-type="float" office:value="14998700" calcext:value-type="float">
            <text:p>14998700</text:p>
          </table:table-cell>
          <table:table-cell table:formula="of:=([.B386]-[.B385])*[.C386]+([.C386]-[.C385])*[.B386]" office:value-type="float" office:value="-957677949.5638" calcext:value-type="float">
            <text:p>-957,677,949.56</text:p>
          </table:table-cell>
        </table:table-row>
        <table:table-row table:style-name="ro1">
          <table:table-cell table:style-name="ce1" office:value-type="string" calcext:value-type="string">
            <text:p>2008-09-23</text:p>
          </table:table-cell>
          <table:table-cell office:value-type="float" office:value="67.279999" calcext:value-type="float">
            <text:p>67.279999</text:p>
          </table:table-cell>
          <table:table-cell office:value-type="float" office:value="15133400" calcext:value-type="float">
            <text:p>15133400</text:p>
          </table:table-cell>
          <table:table-cell table:formula="of:=([.B387]-[.B386])*[.C387]+([.C387]-[.C386])*[.B387]" office:value-type="float" office:value="-2438798.4015" calcext:value-type="float">
            <text:p>-2,438,798.40</text:p>
          </table:table-cell>
        </table:table-row>
        <table:table-row table:style-name="ro1">
          <table:table-cell table:style-name="ce1" office:value-type="string" calcext:value-type="string">
            <text:p>2008-09-24</text:p>
          </table:table-cell>
          <table:table-cell office:value-type="float" office:value="68.739998" calcext:value-type="float">
            <text:p>68.739998</text:p>
          </table:table-cell>
          <table:table-cell office:value-type="float" office:value="13053800" calcext:value-type="float">
            <text:p>13053800</text:p>
          </table:table-cell>
          <table:table-cell table:formula="of:=([.B388]-[.B387])*[.C388]+([.C388]-[.C387])*[.B388]" office:value-type="float" office:value="-123893164.8946" calcext:value-type="float">
            <text:p>-123,893,164.89</text:p>
          </table:table-cell>
        </table:table-row>
        <table:table-row table:style-name="ro1">
          <table:table-cell table:style-name="ce1" office:value-type="string" calcext:value-type="string">
            <text:p>2008-09-25</text:p>
          </table:table-cell>
          <table:table-cell office:value-type="float" office:value="68.510002" calcext:value-type="float">
            <text:p>68.510002</text:p>
          </table:table-cell>
          <table:table-cell office:value-type="float" office:value="17513200" calcext:value-type="float">
            <text:p>17513200</text:p>
          </table:table-cell>
          <table:table-cell table:formula="of:=([.B389]-[.B388])*[.C389]+([.C389]-[.C388])*[.B389]" office:value-type="float" office:value="301485536.9716" calcext:value-type="float">
            <text:p>301,485,536.97</text:p>
          </table:table-cell>
        </table:table-row>
        <table:table-row table:style-name="ro1">
          <table:table-cell table:style-name="ce1" office:value-type="string" calcext:value-type="string">
            <text:p>2008-09-26</text:p>
          </table:table-cell>
          <table:table-cell office:value-type="float" office:value="68.839996" calcext:value-type="float">
            <text:p>68.839996</text:p>
          </table:table-cell>
          <table:table-cell office:value-type="float" office:value="13417000" calcext:value-type="float">
            <text:p>13417000</text:p>
          </table:table-cell>
          <table:table-cell table:formula="of:=([.B390]-[.B389])*[.C390]+([.C390]-[.C389])*[.B390]" office:value-type="float" office:value="-277554862.1172" calcext:value-type="float">
            <text:p>-277,554,862.12</text:p>
          </table:table-cell>
        </table:table-row>
        <table:table-row table:style-name="ro1">
          <table:table-cell table:style-name="ce1" office:value-type="string" calcext:value-type="string">
            <text:p>2008-09-29</text:p>
          </table:table-cell>
          <table:table-cell office:value-type="float" office:value="66.75" calcext:value-type="float">
            <text:p>66.75</text:p>
          </table:table-cell>
          <table:table-cell office:value-type="float" office:value="23388500" calcext:value-type="float">
            <text:p>23388500</text:p>
          </table:table-cell>
          <table:table-cell table:formula="of:=([.B391]-[.B390])*[.C391]+([.C391]-[.C390])*[.B391]" office:value-type="float" office:value="616715753.554" calcext:value-type="float">
            <text:p>616,715,753.55</text:p>
          </table:table-cell>
        </table:table-row>
        <table:table-row table:style-name="ro1">
          <table:table-cell table:style-name="ce1" office:value-type="string" calcext:value-type="string">
            <text:p>2008-09-30</text:p>
          </table:table-cell>
          <table:table-cell office:value-type="float" office:value="69.690002" calcext:value-type="float">
            <text:p>69.690002</text:p>
          </table:table-cell>
          <table:table-cell office:value-type="float" office:value="23102600" calcext:value-type="float">
            <text:p>23102600</text:p>
          </table:table-cell>
          <table:table-cell table:formula="of:=([.B392]-[.B391])*[.C392]+([.C392]-[.C391])*[.B392]" office:value-type="float" office:value="47997318.6334002" calcext:value-type="float">
            <text:p>47,997,318.63</text:p>
          </table:table-cell>
        </table:table-row>
        <table:table-row table:style-name="ro1">
          <table:table-cell table:style-name="ce1" office:value-type="string" calcext:value-type="string">
            <text:p>2008-10-01</text:p>
          </table:table-cell>
          <table:table-cell office:value-type="float" office:value="71.269997" calcext:value-type="float">
            <text:p>71.269997</text:p>
          </table:table-cell>
          <table:table-cell office:value-type="float" office:value="17760000" calcext:value-type="float">
            <text:p>17760000</text:p>
          </table:table-cell>
          <table:table-cell table:formula="of:=([.B393]-[.B392])*[.C393]+([.C393]-[.C392])*[.B393]" office:value-type="float" office:value="-352706374.7722" calcext:value-type="float">
            <text:p>-352,706,374.77</text:p>
          </table:table-cell>
        </table:table-row>
        <table:table-row table:style-name="ro1">
          <table:table-cell table:style-name="ce1" office:value-type="string" calcext:value-type="string">
            <text:p>2008-10-02</text:p>
          </table:table-cell>
          <table:table-cell office:value-type="float" office:value="71.440002" calcext:value-type="float">
            <text:p>71.440002</text:p>
          </table:table-cell>
          <table:table-cell office:value-type="float" office:value="21833600" calcext:value-type="float">
            <text:p>21833600</text:p>
          </table:table-cell>
          <table:table-cell table:formula="of:=([.B394]-[.B393])*[.C394]+([.C394]-[.C393])*[.B394]" office:value-type="float" office:value="294729813.3152" calcext:value-type="float">
            <text:p>294,729,813.32</text:p>
          </table:table-cell>
        </table:table-row>
        <table:table-row table:style-name="ro1">
          <table:table-cell table:style-name="ce1" office:value-type="string" calcext:value-type="string">
            <text:p>2008-10-03</text:p>
          </table:table-cell>
          <table:table-cell office:value-type="float" office:value="71.019997" calcext:value-type="float">
            <text:p>71.019997</text:p>
          </table:table-cell>
          <table:table-cell office:value-type="float" office:value="22923700" calcext:value-type="float">
            <text:p>22923700</text:p>
          </table:table-cell>
          <table:table-cell table:formula="of:=([.B395]-[.B394])*[.C395]+([.C395]-[.C394])*[.B395]" office:value-type="float" office:value="67790830.1111999" calcext:value-type="float">
            <text:p>67,790,830.11</text:p>
          </table:table-cell>
        </table:table-row>
        <table:table-row table:style-name="ro1">
          <table:table-cell table:style-name="ce1" office:value-type="string" calcext:value-type="string">
            <text:p>2008-10-06</text:p>
          </table:table-cell>
          <table:table-cell office:value-type="float" office:value="68.580002" calcext:value-type="float">
            <text:p>68.580002</text:p>
          </table:table-cell>
          <table:table-cell office:value-type="float" office:value="25914800" calcext:value-type="float">
            <text:p>25914800</text:p>
          </table:table-cell>
          <table:table-cell table:formula="of:=([.B396]-[.B395])*[.C396]+([.C396]-[.C395])*[.B396]" office:value-type="float" office:value="141897661.5562" calcext:value-type="float">
            <text:p>141,897,661.56</text:p>
          </table:table-cell>
        </table:table-row>
        <table:table-row table:style-name="ro1">
          <table:table-cell table:style-name="ce1" office:value-type="string" calcext:value-type="string">
            <text:p>2008-10-07</text:p>
          </table:table-cell>
          <table:table-cell office:value-type="float" office:value="66.25" calcext:value-type="float">
            <text:p>66.25</text:p>
          </table:table-cell>
          <table:table-cell office:value-type="float" office:value="23857700" calcext:value-type="float">
            <text:p>23857700</text:p>
          </table:table-cell>
          <table:table-cell table:formula="of:=([.B397]-[.B396])*[.C397]+([.C397]-[.C396])*[.B397]" office:value-type="float" office:value="-191871363.7154" calcext:value-type="float">
            <text:p>-191,871,363.72</text:p>
          </table:table-cell>
        </table:table-row>
        <table:table-row table:style-name="ro1">
          <table:table-cell table:style-name="ce1" office:value-type="string" calcext:value-type="string">
            <text:p>2008-10-08</text:p>
          </table:table-cell>
          <table:table-cell office:value-type="float" office:value="66.099998" calcext:value-type="float">
            <text:p>66.099998</text:p>
          </table:table-cell>
          <table:table-cell office:value-type="float" office:value="37290900" calcext:value-type="float">
            <text:p>37290900</text:p>
          </table:table-cell>
          <table:table-cell table:formula="of:=([.B398]-[.B397])*[.C398]+([.C398]-[.C397])*[.B398]" office:value-type="float" office:value="882340783.5518" calcext:value-type="float">
            <text:p>882,340,783.55</text:p>
          </table:table-cell>
        </table:table-row>
        <table:table-row table:style-name="ro1">
          <table:table-cell table:style-name="ce1" office:value-type="string" calcext:value-type="string">
            <text:p>2008-10-09</text:p>
          </table:table-cell>
          <table:table-cell office:value-type="float" office:value="60.880001" calcext:value-type="float">
            <text:p>60.880001</text:p>
          </table:table-cell>
          <table:table-cell office:value-type="float" office:value="30092600" calcext:value-type="float">
            <text:p>30092600</text:p>
          </table:table-cell>
          <table:table-cell table:formula="of:=([.B399]-[.B398])*[.C399]+([.C399]-[.C398])*[.B399]" office:value-type="float" office:value="-595315792.9205" calcext:value-type="float">
            <text:p>-595,315,792.92</text:p>
          </table:table-cell>
        </table:table-row>
        <table:table-row table:style-name="ro1">
          <table:table-cell table:style-name="ce1" office:value-type="string" calcext:value-type="string">
            <text:p>2008-10-10</text:p>
          </table:table-cell>
          <table:table-cell office:value-type="float" office:value="59.560001" calcext:value-type="float">
            <text:p>59.560001</text:p>
          </table:table-cell>
          <table:table-cell office:value-type="float" office:value="47113800" calcext:value-type="float">
            <text:p>47113800</text:p>
          </table:table-cell>
          <table:table-cell table:formula="of:=([.B400]-[.B399])*[.C400]+([.C400]-[.C399])*[.B400]" office:value-type="float" office:value="951592473.0212" calcext:value-type="float">
            <text:p>951,592,473.02</text:p>
          </table:table-cell>
        </table:table-row>
        <table:table-row table:style-name="ro1">
          <table:table-cell table:style-name="ce1" office:value-type="string" calcext:value-type="string">
            <text:p>2008-10-13</text:p>
          </table:table-cell>
          <table:table-cell office:value-type="float" office:value="63.290001" calcext:value-type="float">
            <text:p>63.290001</text:p>
          </table:table-cell>
          <table:table-cell office:value-type="float" office:value="25023000" calcext:value-type="float">
            <text:p>25023000</text:p>
          </table:table-cell>
          <table:table-cell table:formula="of:=([.B401]-[.B400])*[.C401]+([.C401]-[.C400])*[.B401]" office:value-type="float" office:value="-1304790964.0908" calcext:value-type="float">
            <text:p>-1,304,790,964.09</text:p>
          </table:table-cell>
        </table:table-row>
        <table:table-row table:style-name="ro1">
          <table:table-cell table:style-name="ce1" office:value-type="string" calcext:value-type="string">
            <text:p>2008-10-14</text:p>
          </table:table-cell>
          <table:table-cell office:value-type="float" office:value="64.099998" calcext:value-type="float">
            <text:p>64.099998</text:p>
          </table:table-cell>
          <table:table-cell office:value-type="float" office:value="29454500" calcext:value-type="float">
            <text:p>29454500</text:p>
          </table:table-cell>
          <table:table-cell table:formula="of:=([.B402]-[.B401])*[.C402]+([.C402]-[.C401])*[.B402]" office:value-type="float" office:value="307917197.7735" calcext:value-type="float">
            <text:p>307,917,197.77</text:p>
          </table:table-cell>
        </table:table-row>
        <table:table-row table:style-name="ro1">
          <table:table-cell table:style-name="ce1" office:value-type="string" calcext:value-type="string">
            <text:p>2008-10-15</text:p>
          </table:table-cell>
          <table:table-cell office:value-type="float" office:value="59.82" calcext:value-type="float">
            <text:p>59.82</text:p>
          </table:table-cell>
          <table:table-cell office:value-type="float" office:value="23606500" calcext:value-type="float">
            <text:p>23606500</text:p>
          </table:table-cell>
          <table:table-cell table:formula="of:=([.B403]-[.B402])*[.C403]+([.C403]-[.C402])*[.B403]" office:value-type="float" office:value="-450863132.787" calcext:value-type="float">
            <text:p>-450,863,132.79</text:p>
          </table:table-cell>
        </table:table-row>
        <table:table-row table:style-name="ro1">
          <table:table-cell table:style-name="ce1" office:value-type="string" calcext:value-type="string">
            <text:p>2008-10-16</text:p>
          </table:table-cell>
          <table:table-cell office:value-type="float" office:value="61.77" calcext:value-type="float">
            <text:p>61.77</text:p>
          </table:table-cell>
          <table:table-cell office:value-type="float" office:value="27622600" calcext:value-type="float">
            <text:p>27622600</text:p>
          </table:table-cell>
          <table:table-cell table:formula="of:=([.B404]-[.B403])*[.C404]+([.C404]-[.C403])*[.B404]" office:value-type="float" office:value="301938567" calcext:value-type="float">
            <text:p>301,938,567.00</text:p>
          </table:table-cell>
        </table:table-row>
        <table:table-row table:style-name="ro1">
          <table:table-cell table:style-name="ce1" office:value-type="string" calcext:value-type="string">
            <text:p>2008-10-17</text:p>
          </table:table-cell>
          <table:table-cell office:value-type="float" office:value="61.740002" calcext:value-type="float">
            <text:p>61.740002</text:p>
          </table:table-cell>
          <table:table-cell office:value-type="float" office:value="19589700" calcext:value-type="float">
            <text:p>19589700</text:p>
          </table:table-cell>
          <table:table-cell table:formula="of:=([.B405]-[.B404])*[.C405]+([.C405]-[.C404])*[.B405]" office:value-type="float" office:value="-496538913.8864" calcext:value-type="float">
            <text:p>-496,538,913.89</text:p>
          </table:table-cell>
        </table:table-row>
        <table:table-row table:style-name="ro1">
          <table:table-cell table:style-name="ce1" office:value-type="string" calcext:value-type="string">
            <text:p>2008-10-20</text:p>
          </table:table-cell>
          <table:table-cell office:value-type="float" office:value="63.91" calcext:value-type="float">
            <text:p>63.91</text:p>
          </table:table-cell>
          <table:table-cell office:value-type="float" office:value="16636400" calcext:value-type="float">
            <text:p>16636400</text:p>
          </table:table-cell>
          <table:table-cell table:formula="of:=([.B406]-[.B405])*[.C406]+([.C406]-[.C405])*[.B406]" office:value-type="float" office:value="-152644448.2728" calcext:value-type="float">
            <text:p>-152,644,448.27</text:p>
          </table:table-cell>
        </table:table-row>
        <table:table-row table:style-name="ro1">
          <table:table-cell table:style-name="ce1" office:value-type="string" calcext:value-type="string">
            <text:p>2008-10-21</text:p>
          </table:table-cell>
          <table:table-cell office:value-type="float" office:value="62.959999" calcext:value-type="float">
            <text:p>62.959999</text:p>
          </table:table-cell>
          <table:table-cell office:value-type="float" office:value="12739400" calcext:value-type="float">
            <text:p>12739400</text:p>
          </table:table-cell>
          <table:table-cell table:formula="of:=([.B407]-[.B406])*[.C407]+([.C407]-[.C406])*[.B407]" office:value-type="float" office:value="-257457558.8424" calcext:value-type="float">
            <text:p>-257,457,558.84</text:p>
          </table:table-cell>
        </table:table-row>
        <table:table-row table:style-name="ro1">
          <table:table-cell table:style-name="ce1" office:value-type="string" calcext:value-type="string">
            <text:p>2008-10-22</text:p>
          </table:table-cell>
          <table:table-cell office:value-type="float" office:value="58.759998" calcext:value-type="float">
            <text:p>58.759998</text:p>
          </table:table-cell>
          <table:table-cell office:value-type="float" office:value="34940700" calcext:value-type="float">
            <text:p>34940700</text:p>
          </table:table-cell>
          <table:table-cell table:formula="of:=([.B408]-[.B407])*[.C408]+([.C408]-[.C407])*[.B408]" office:value-type="float" office:value="1157797368.6567" calcext:value-type="float">
            <text:p>1,157,797,368.66</text:p>
          </table:table-cell>
        </table:table-row>
        <table:table-row table:style-name="ro1">
          <table:table-cell table:style-name="ce1" office:value-type="string" calcext:value-type="string">
            <text:p>2008-10-23</text:p>
          </table:table-cell>
          <table:table-cell office:value-type="float" office:value="60.57" calcext:value-type="float">
            <text:p>60.57</text:p>
          </table:table-cell>
          <table:table-cell office:value-type="float" office:value="25829200" calcext:value-type="float">
            <text:p>25829200</text:p>
          </table:table-cell>
          <table:table-cell table:formula="of:=([.B409]-[.B408])*[.C409]+([.C409]-[.C408])*[.B409]" office:value-type="float" office:value="-505132651.3416" calcext:value-type="float">
            <text:p>-505,132,651.34</text:p>
          </table:table-cell>
        </table:table-row>
        <table:table-row table:style-name="ro1">
          <table:table-cell table:style-name="ce1" office:value-type="string" calcext:value-type="string">
            <text:p>2008-10-24</text:p>
          </table:table-cell>
          <table:table-cell office:value-type="float" office:value="58.869999" calcext:value-type="float">
            <text:p>58.869999</text:p>
          </table:table-cell>
          <table:table-cell office:value-type="float" office:value="26572200" calcext:value-type="float">
            <text:p>26572200</text:p>
          </table:table-cell>
          <table:table-cell table:formula="of:=([.B410]-[.B409])*[.C410]+([.C410]-[.C409])*[.B410]" office:value-type="float" office:value="-1432357.31520001" calcext:value-type="float">
            <text:p>-1,432,357.32</text:p>
          </table:table-cell>
        </table:table-row>
        <table:table-row table:style-name="ro1">
          <table:table-cell table:style-name="ce1" office:value-type="string" calcext:value-type="string">
            <text:p>2008-10-27</text:p>
          </table:table-cell>
          <table:table-cell office:value-type="float" office:value="57.369999" calcext:value-type="float">
            <text:p>57.369999</text:p>
          </table:table-cell>
          <table:table-cell office:value-type="float" office:value="23484700" calcext:value-type="float">
            <text:p>23484700</text:p>
          </table:table-cell>
          <table:table-cell table:formula="of:=([.B411]-[.B410])*[.C411]+([.C411]-[.C410])*[.B411]" office:value-type="float" office:value="-212356921.9125" calcext:value-type="float">
            <text:p>-212,356,921.91</text:p>
          </table:table-cell>
        </table:table-row>
        <table:table-row table:style-name="ro1">
          <table:table-cell table:style-name="ce1" office:value-type="string" calcext:value-type="string">
            <text:p>2008-10-28</text:p>
          </table:table-cell>
          <table:table-cell office:value-type="float" office:value="63.23" calcext:value-type="float">
            <text:p>63.23</text:p>
          </table:table-cell>
          <table:table-cell office:value-type="float" office:value="35638500" calcext:value-type="float">
            <text:p>35638500</text:p>
          </table:table-cell>
          <table:table-cell table:formula="of:=([.B412]-[.B411])*[.C412]+([.C412]-[.C411])*[.B412]" office:value-type="float" office:value="977326419.6385" calcext:value-type="float">
            <text:p>977,326,419.64</text:p>
          </table:table-cell>
        </table:table-row>
        <table:table-row table:style-name="ro1">
          <table:table-cell table:style-name="ce1" office:value-type="string" calcext:value-type="string">
            <text:p>2008-10-29</text:p>
          </table:table-cell>
          <table:table-cell office:value-type="float" office:value="60.990002" calcext:value-type="float">
            <text:p>60.990002</text:p>
          </table:table-cell>
          <table:table-cell office:value-type="float" office:value="31023600" calcext:value-type="float">
            <text:p>31023600</text:p>
          </table:table-cell>
          <table:table-cell table:formula="of:=([.B413]-[.B412])*[.C413]+([.C413]-[.C412])*[.B413]" office:value-type="float" office:value="-350955562.1826" calcext:value-type="float">
            <text:p>-350,955,562.18</text:p>
          </table:table-cell>
        </table:table-row>
        <table:table-row table:style-name="ro1">
          <table:table-cell table:style-name="ce1" office:value-type="string" calcext:value-type="string">
            <text:p>2008-10-30</text:p>
          </table:table-cell>
          <table:table-cell office:value-type="float" office:value="63.080002" calcext:value-type="float">
            <text:p>63.080002</text:p>
          </table:table-cell>
          <table:table-cell office:value-type="float" office:value="36499800" calcext:value-type="float">
            <text:p>36499800</text:p>
          </table:table-cell>
          <table:table-cell table:formula="of:=([.B414]-[.B413])*[.C414]+([.C414]-[.C413])*[.B414]" office:value-type="float" office:value="421723288.9524" calcext:value-type="float">
            <text:p>421,723,288.95</text:p>
          </table:table-cell>
        </table:table-row>
        <table:table-row table:style-name="ro1">
          <table:table-cell table:style-name="ce1" office:value-type="string" calcext:value-type="string">
            <text:p>2008-10-31</text:p>
          </table:table-cell>
          <table:table-cell office:value-type="float" office:value="64.540001" calcext:value-type="float">
            <text:p>64.540001</text:p>
          </table:table-cell>
          <table:table-cell office:value-type="float" office:value="42624100" calcext:value-type="float">
            <text:p>42624100</text:p>
          </table:table-cell>
          <table:table-cell table:formula="of:=([.B415]-[.B414])*[.C415]+([.C415]-[.C414])*[.B415]" office:value-type="float" office:value="457493471.5002" calcext:value-type="float">
            <text:p>457,493,471.50</text:p>
          </table:table-cell>
        </table:table-row>
        <table:table-row table:style-name="ro1">
          <table:table-cell table:style-name="ce1" office:value-type="string" calcext:value-type="string">
            <text:p>2008-11-03</text:p>
          </table:table-cell>
          <table:table-cell office:value-type="float" office:value="64.400002" calcext:value-type="float">
            <text:p>64.400002</text:p>
          </table:table-cell>
          <table:table-cell office:value-type="float" office:value="50502400" calcext:value-type="float">
            <text:p>50502400</text:p>
          </table:table-cell>
          <table:table-cell table:formula="of:=([.B416]-[.B415])*[.C416]+([.C416]-[.C415])*[.B416]" office:value-type="float" office:value="500292250.259" calcext:value-type="float">
            <text:p>500,292,250.26</text:p>
          </table:table-cell>
        </table:table-row>
        <table:table-row table:style-name="ro1">
          <table:table-cell table:style-name="ce1" office:value-type="string" calcext:value-type="string">
            <text:p>2008-11-04</text:p>
          </table:table-cell>
          <table:table-cell office:value-type="float" office:value="66.07" calcext:value-type="float">
            <text:p>66.07</text:p>
          </table:table-cell>
          <table:table-cell office:value-type="float" office:value="46653300" calcext:value-type="float">
            <text:p>46653300</text:p>
          </table:table-cell>
          <table:table-cell table:formula="of:=([.B417]-[.B416])*[.C417]+([.C417]-[.C416])*[.B417]" office:value-type="float" office:value="-176399119.3066" calcext:value-type="float">
            <text:p>-176,399,119.31</text:p>
          </table:table-cell>
        </table:table-row>
        <table:table-row table:style-name="ro1">
          <table:table-cell table:style-name="ce1" office:value-type="string" calcext:value-type="string">
            <text:p>2008-11-05</text:p>
          </table:table-cell>
          <table:table-cell office:value-type="float" office:value="63.810001" calcext:value-type="float">
            <text:p>63.810001</text:p>
          </table:table-cell>
          <table:table-cell office:value-type="float" office:value="71833400" calcext:value-type="float">
            <text:p>71833400</text:p>
          </table:table-cell>
          <table:table-cell table:formula="of:=([.B418]-[.B417])*[.C418]+([.C418]-[.C417])*[.B418]" office:value-type="float" office:value="1444398794.0135" calcext:value-type="float">
            <text:p>1,444,398,794.01</text:p>
          </table:table-cell>
        </table:table-row>
        <table:table-row table:style-name="ro1">
          <table:table-cell table:style-name="ce1" office:value-type="string" calcext:value-type="string">
            <text:p>2008-11-06</text:p>
          </table:table-cell>
          <table:table-cell office:value-type="float" office:value="63.349998" calcext:value-type="float">
            <text:p>63.349998</text:p>
          </table:table-cell>
          <table:table-cell office:value-type="float" office:value="49444500" calcext:value-type="float">
            <text:p>49444500</text:p>
          </table:table-cell>
          <table:table-cell table:formula="of:=([.B419]-[.B418])*[.C419]+([.C419]-[.C418])*[.B419]" office:value-type="float" office:value="-1441081388.5557" calcext:value-type="float">
            <text:p>-1,441,081,388.56</text:p>
          </table:table-cell>
        </table:table-row>
        <table:table-row table:style-name="ro1">
          <table:table-cell table:style-name="ce1" office:value-type="string" calcext:value-type="string">
            <text:p>2008-11-07</text:p>
          </table:table-cell>
          <table:table-cell office:value-type="float" office:value="64.489998" calcext:value-type="float">
            <text:p>64.489998</text:p>
          </table:table-cell>
          <table:table-cell office:value-type="float" office:value="19003000" calcext:value-type="float">
            <text:p>19003000</text:p>
          </table:table-cell>
          <table:table-cell table:formula="of:=([.B420]-[.B419])*[.C420]+([.C420]-[.C419])*[.B420]" office:value-type="float" office:value="-1941508854.117" calcext:value-type="float">
            <text:p>-1,941,508,854.12</text:p>
          </table:table-cell>
        </table:table-row>
        <table:table-row table:style-name="ro1">
          <table:table-cell table:style-name="ce1" office:value-type="string" calcext:value-type="string">
            <text:p>2008-11-10</text:p>
          </table:table-cell>
          <table:table-cell office:value-type="float" office:value="64.949997" calcext:value-type="float">
            <text:p>64.949997</text:p>
          </table:table-cell>
          <table:table-cell office:value-type="float" office:value="16157100" calcext:value-type="float">
            <text:p>16157100</text:p>
          </table:table-cell>
          <table:table-cell table:formula="of:=([.B421]-[.B420])*[.C421]+([.C421]-[.C420])*[.B421]" office:value-type="float" office:value="-177408946.6194" calcext:value-type="float">
            <text:p>-177,408,946.62</text:p>
          </table:table-cell>
        </table:table-row>
        <table:table-row table:style-name="ro1">
          <table:table-cell table:style-name="ce1" office:value-type="string" calcext:value-type="string">
            <text:p>2008-11-11</text:p>
          </table:table-cell>
          <table:table-cell office:value-type="float" office:value="63.82" calcext:value-type="float">
            <text:p>63.82</text:p>
          </table:table-cell>
          <table:table-cell office:value-type="float" office:value="16256000" calcext:value-type="float">
            <text:p>16256000</text:p>
          </table:table-cell>
          <table:table-cell table:formula="of:=([.B422]-[.B421])*[.C422]+([.C422]-[.C421])*[.B422]" office:value-type="float" office:value="-12057433.2319999" calcext:value-type="float">
            <text:p>-12,057,433.23</text:p>
          </table:table-cell>
        </table:table-row>
        <table:table-row table:style-name="ro1">
          <table:table-cell table:style-name="ce1" office:value-type="string" calcext:value-type="string">
            <text:p>2008-11-12</text:p>
          </table:table-cell>
          <table:table-cell office:value-type="float" office:value="61.849998" calcext:value-type="float">
            <text:p>61.849998</text:p>
          </table:table-cell>
          <table:table-cell office:value-type="float" office:value="26012800" calcext:value-type="float">
            <text:p>26012800</text:p>
          </table:table-cell>
          <table:table-cell table:formula="of:=([.B423]-[.B422])*[.C423]+([.C423]-[.C422])*[.B423]" office:value-type="float" office:value="552212792.4608" calcext:value-type="float">
            <text:p>552,212,792.46</text:p>
          </table:table-cell>
        </table:table-row>
        <table:table-row table:style-name="ro1">
          <table:table-cell table:style-name="ce1" office:value-type="string" calcext:value-type="string">
            <text:p>2008-11-13</text:p>
          </table:table-cell>
          <table:table-cell office:value-type="float" office:value="65.050003" calcext:value-type="float">
            <text:p>65.050003</text:p>
          </table:table-cell>
          <table:table-cell office:value-type="float" office:value="44886300" calcext:value-type="float">
            <text:p>44886300</text:p>
          </table:table-cell>
          <table:table-cell table:formula="of:=([.B424]-[.B423])*[.C424]+([.C424]-[.C423])*[.B424]" office:value-type="float" office:value="1371357616.052" calcext:value-type="float">
            <text:p>1,371,357,616.05</text:p>
          </table:table-cell>
        </table:table-row>
        <table:table-row table:style-name="ro1">
          <table:table-cell table:style-name="ce1" office:value-type="string" calcext:value-type="string">
            <text:p>2008-11-14</text:p>
          </table:table-cell>
          <table:table-cell office:value-type="float" office:value="63.110001" calcext:value-type="float">
            <text:p>63.110001</text:p>
          </table:table-cell>
          <table:table-cell office:value-type="float" office:value="42262700" calcext:value-type="float">
            <text:p>42262700</text:p>
          </table:table-cell>
          <table:table-cell table:formula="of:=([.B425]-[.B424])*[.C425]+([.C425]-[.C424])*[.B425]" office:value-type="float" office:value="-247565121.149" calcext:value-type="float">
            <text:p>-247,565,121.15</text:p>
          </table:table-cell>
        </table:table-row>
        <table:table-row table:style-name="ro1">
          <table:table-cell table:style-name="ce1" office:value-type="string" calcext:value-type="string">
            <text:p>2008-11-17</text:p>
          </table:table-cell>
          <table:table-cell office:value-type="float" office:value="62.509998" calcext:value-type="float">
            <text:p>62.509998</text:p>
          </table:table-cell>
          <table:table-cell office:value-type="float" office:value="23074600" calcext:value-type="float">
            <text:p>23074600</text:p>
          </table:table-cell>
          <table:table-cell table:formula="of:=([.B426]-[.B425])*[.C426]+([.C426]-[.C425])*[.B426]" office:value-type="float" office:value="-1213292921.8476" calcext:value-type="float">
            <text:p>-1,213,292,921.85</text:p>
          </table:table-cell>
        </table:table-row>
        <table:table-row table:style-name="ro1">
          <table:table-cell table:style-name="ce1" office:value-type="string" calcext:value-type="string">
            <text:p>2008-11-18</text:p>
          </table:table-cell>
          <table:table-cell office:value-type="float" office:value="64.25" calcext:value-type="float">
            <text:p>64.25</text:p>
          </table:table-cell>
          <table:table-cell office:value-type="float" office:value="35518000" calcext:value-type="float">
            <text:p>35518000</text:p>
          </table:table-cell>
          <table:table-cell table:formula="of:=([.B427]-[.B426])*[.C427]+([.C427]-[.C426])*[.B427]" office:value-type="float" office:value="861289841.036" calcext:value-type="float">
            <text:p>861,289,841.04</text:p>
          </table:table-cell>
        </table:table-row>
        <table:table-row table:style-name="ro1">
          <table:table-cell table:style-name="ce1" office:value-type="string" calcext:value-type="string">
            <text:p>2008-11-19</text:p>
          </table:table-cell>
          <table:table-cell office:value-type="float" office:value="62.27" calcext:value-type="float">
            <text:p>62.27</text:p>
          </table:table-cell>
          <table:table-cell office:value-type="float" office:value="23344900" calcext:value-type="float">
            <text:p>23344900</text:p>
          </table:table-cell>
          <table:table-cell table:formula="of:=([.B428]-[.B427])*[.C428]+([.C428]-[.C427])*[.B428]" office:value-type="float" office:value="-804241839" calcext:value-type="float">
            <text:p>-804,241,839.00</text:p>
          </table:table-cell>
        </table:table-row>
        <table:table-row table:style-name="ro1">
          <table:table-cell table:style-name="ce1" office:value-type="string" calcext:value-type="string">
            <text:p>2008-11-20</text:p>
          </table:table-cell>
          <table:table-cell office:value-type="float" office:value="59.330002" calcext:value-type="float">
            <text:p>59.330002</text:p>
          </table:table-cell>
          <table:table-cell office:value-type="float" office:value="31313100" calcext:value-type="float">
            <text:p>31313100</text:p>
          </table:table-cell>
          <table:table-cell table:formula="of:=([.B429]-[.B428])*[.C429]+([.C429]-[.C428])*[.B429]" office:value-type="float" office:value="380692870.5626" calcext:value-type="float">
            <text:p>380,692,870.56</text:p>
          </table:table-cell>
        </table:table-row>
        <table:table-row table:style-name="ro1">
          <table:table-cell table:style-name="ce1" office:value-type="string" calcext:value-type="string">
            <text:p>2008-11-21</text:p>
          </table:table-cell>
          <table:table-cell office:value-type="float" office:value="63.09" calcext:value-type="float">
            <text:p>63.09</text:p>
          </table:table-cell>
          <table:table-cell office:value-type="float" office:value="34196200" calcext:value-type="float">
            <text:p>34196200</text:p>
          </table:table-cell>
          <table:table-cell table:formula="of:=([.B430]-[.B429])*[.C430]+([.C430]-[.C429])*[.B430]" office:value-type="float" office:value="310472422.6076" calcext:value-type="float">
            <text:p>310,472,422.61</text:p>
          </table:table-cell>
        </table:table-row>
        <table:table-row table:style-name="ro1">
          <table:table-cell table:style-name="ce1" office:value-type="string" calcext:value-type="string">
            <text:p>2008-11-24</text:p>
          </table:table-cell>
          <table:table-cell office:value-type="float" office:value="64.68" calcext:value-type="float">
            <text:p>64.68</text:p>
          </table:table-cell>
          <table:table-cell office:value-type="float" office:value="26076500" calcext:value-type="float">
            <text:p>26076500</text:p>
          </table:table-cell>
          <table:table-cell table:formula="of:=([.B431]-[.B430])*[.C431]+([.C431]-[.C430])*[.B431]" office:value-type="float" office:value="-483720561" calcext:value-type="float">
            <text:p>-483,720,561.00</text:p>
          </table:table-cell>
        </table:table-row>
        <table:table-row table:style-name="ro1">
          <table:table-cell table:style-name="ce1" office:value-type="string" calcext:value-type="string">
            <text:p>2008-11-25</text:p>
          </table:table-cell>
          <table:table-cell office:value-type="float" office:value="63.18" calcext:value-type="float">
            <text:p>63.18</text:p>
          </table:table-cell>
          <table:table-cell office:value-type="float" office:value="22843100" calcext:value-type="float">
            <text:p>22843100</text:p>
          </table:table-cell>
          <table:table-cell table:formula="of:=([.B432]-[.B431])*[.C432]+([.C432]-[.C431])*[.B432]" office:value-type="float" office:value="-238550862" calcext:value-type="float">
            <text:p>-238,550,862.00</text:p>
          </table:table-cell>
        </table:table-row>
        <table:table-row table:style-name="ro1">
          <table:table-cell table:style-name="ce1" office:value-type="string" calcext:value-type="string">
            <text:p>2008-11-26</text:p>
          </table:table-cell>
          <table:table-cell office:value-type="float" office:value="63.16" calcext:value-type="float">
            <text:p>63.16</text:p>
          </table:table-cell>
          <table:table-cell office:value-type="float" office:value="15151600" calcext:value-type="float">
            <text:p>15151600</text:p>
          </table:table-cell>
          <table:table-cell table:formula="of:=([.B433]-[.B432])*[.C433]+([.C433]-[.C432])*[.B433]" office:value-type="float" office:value="-486098172" calcext:value-type="float">
            <text:p>-486,098,172.00</text:p>
          </table:table-cell>
        </table:table-row>
        <table:table-row table:style-name="ro1">
          <table:table-cell table:style-name="ce1" office:value-type="string" calcext:value-type="string">
            <text:p>2008-11-28</text:p>
          </table:table-cell>
          <table:table-cell office:value-type="float" office:value="64.349998" calcext:value-type="float">
            <text:p>64.349998</text:p>
          </table:table-cell>
          <table:table-cell office:value-type="float" office:value="7768400" calcext:value-type="float">
            <text:p>7768400</text:p>
          </table:table-cell>
          <table:table-cell table:formula="of:=([.B434]-[.B433])*[.C434]+([.C434]-[.C433])*[.B434]" office:value-type="float" office:value="-465864524.7704" calcext:value-type="float">
            <text:p>-465,864,524.77</text:p>
          </table:table-cell>
        </table:table-row>
        <table:table-row table:style-name="ro1">
          <table:table-cell table:style-name="ce1" office:value-type="string" calcext:value-type="string">
            <text:p>2008-12-01</text:p>
          </table:table-cell>
          <table:table-cell office:value-type="float" office:value="60.490002" calcext:value-type="float">
            <text:p>60.490002</text:p>
          </table:table-cell>
          <table:table-cell office:value-type="float" office:value="20431200" calcext:value-type="float">
            <text:p>20431200</text:p>
          </table:table-cell>
          <table:table-cell table:formula="of:=([.B435]-[.B434])*[.C435]+([.C435]-[.C434])*[.B435]" office:value-type="float" office:value="687108447.0504" calcext:value-type="float">
            <text:p>687,108,447.05</text:p>
          </table:table-cell>
        </table:table-row>
        <table:table-row table:style-name="ro1">
          <table:table-cell table:style-name="ce1" office:value-type="string" calcext:value-type="string">
            <text:p>2008-12-02</text:p>
          </table:table-cell>
          <table:table-cell office:value-type="float" office:value="61.439999" calcext:value-type="float">
            <text:p>61.439999</text:p>
          </table:table-cell>
          <table:table-cell office:value-type="float" office:value="20242400" calcext:value-type="float">
            <text:p>20242400</text:p>
          </table:table-cell>
          <table:table-cell table:formula="of:=([.B436]-[.B435])*[.C436]+([.C436]-[.C435])*[.B436]" office:value-type="float" office:value="7630347.46160007" calcext:value-type="float">
            <text:p>7,630,347.46</text:p>
          </table:table-cell>
        </table:table-row>
        <table:table-row table:style-name="ro1">
          <table:table-cell table:style-name="ce1" office:value-type="string" calcext:value-type="string">
            <text:p>2008-12-03</text:p>
          </table:table-cell>
          <table:table-cell office:value-type="float" office:value="62.880001" calcext:value-type="float">
            <text:p>62.880001</text:p>
          </table:table-cell>
          <table:table-cell office:value-type="float" office:value="19967600" calcext:value-type="float">
            <text:p>19967600</text:p>
          </table:table-cell>
          <table:table-cell table:formula="of:=([.B437]-[.B436])*[.C437]+([.C437]-[.C436])*[.B437]" office:value-type="float" office:value="11473959.6604" calcext:value-type="float">
            <text:p>11,473,959.66</text:p>
          </table:table-cell>
        </table:table-row>
        <table:table-row table:style-name="ro1">
          <table:table-cell table:style-name="ce1" office:value-type="string" calcext:value-type="string">
            <text:p>2008-12-04</text:p>
          </table:table-cell>
          <table:table-cell office:value-type="float" office:value="61.25" calcext:value-type="float">
            <text:p>61.25</text:p>
          </table:table-cell>
          <table:table-cell office:value-type="float" office:value="17919600" calcext:value-type="float">
            <text:p>17919600</text:p>
          </table:table-cell>
          <table:table-cell table:formula="of:=([.B438]-[.B437])*[.C438]+([.C438]-[.C437])*[.B438]" office:value-type="float" office:value="-154648965.9196" calcext:value-type="float">
            <text:p>-154,648,965.92</text:p>
          </table:table-cell>
        </table:table-row>
        <table:table-row table:style-name="ro1">
          <table:table-cell table:style-name="ce1" office:value-type="string" calcext:value-type="string">
            <text:p>2008-12-05</text:p>
          </table:table-cell>
          <table:table-cell office:value-type="float" office:value="62.630001" calcext:value-type="float">
            <text:p>62.630001</text:p>
          </table:table-cell>
          <table:table-cell office:value-type="float" office:value="22060500" calcext:value-type="float">
            <text:p>22060500</text:p>
          </table:table-cell>
          <table:table-cell table:formula="of:=([.B439]-[.B438])*[.C439]+([.C439]-[.C438])*[.B439]" office:value-type="float" office:value="289788083.2014" calcext:value-type="float">
            <text:p>289,788,083.20</text:p>
          </table:table-cell>
        </table:table-row>
        <table:table-row table:style-name="ro1">
          <table:table-cell table:style-name="ce1" office:value-type="string" calcext:value-type="string">
            <text:p>2008-12-08</text:p>
          </table:table-cell>
          <table:table-cell office:value-type="float" office:value="62.490002" calcext:value-type="float">
            <text:p>62.490002</text:p>
          </table:table-cell>
          <table:table-cell office:value-type="float" office:value="20894200" calcext:value-type="float">
            <text:p>20894200</text:p>
          </table:table-cell>
          <table:table-cell table:formula="of:=([.B440]-[.B439])*[.C440]+([.C440]-[.C439])*[.B440]" office:value-type="float" office:value="-75807256.4384001" calcext:value-type="float">
            <text:p>-75,807,256.44</text:p>
          </table:table-cell>
        </table:table-row>
        <table:table-row table:style-name="ro1">
          <table:table-cell table:style-name="ce1" office:value-type="string" calcext:value-type="string">
            <text:p>2008-12-09</text:p>
          </table:table-cell>
          <table:table-cell office:value-type="float" office:value="59.790001" calcext:value-type="float">
            <text:p>59.790001</text:p>
          </table:table-cell>
          <table:table-cell office:value-type="float" office:value="21421800" calcext:value-type="float">
            <text:p>21421800</text:p>
          </table:table-cell>
          <table:table-cell table:formula="of:=([.B441]-[.B440])*[.C441]+([.C441]-[.C440])*[.B441]" office:value-type="float" office:value="-26293676.8942" calcext:value-type="float">
            <text:p>-26,293,676.89</text:p>
          </table:table-cell>
        </table:table-row>
        <table:table-row table:style-name="ro1">
          <table:table-cell table:style-name="ce1" office:value-type="string" calcext:value-type="string">
            <text:p>2008-12-10</text:p>
          </table:table-cell>
          <table:table-cell office:value-type="float" office:value="59.119999" calcext:value-type="float">
            <text:p>59.119999</text:p>
          </table:table-cell>
          <table:table-cell office:value-type="float" office:value="14721200" calcext:value-type="float">
            <text:p>14721200</text:p>
          </table:table-cell>
          <table:table-cell table:formula="of:=([.B442]-[.B441])*[.C442]+([.C442]-[.C441])*[.B442]" office:value-type="float" office:value="-406002698.7418" calcext:value-type="float">
            <text:p>-406,002,698.74</text:p>
          </table:table-cell>
        </table:table-row>
        <table:table-row table:style-name="ro1">
          <table:table-cell table:style-name="ce1" office:value-type="string" calcext:value-type="string">
            <text:p>2008-12-11</text:p>
          </table:table-cell>
          <table:table-cell office:value-type="float" office:value="58.580002" calcext:value-type="float">
            <text:p>58.580002</text:p>
          </table:table-cell>
          <table:table-cell office:value-type="float" office:value="18856600" calcext:value-type="float">
            <text:p>18856600</text:p>
          </table:table-cell>
          <table:table-cell table:formula="of:=([.B443]-[.B442])*[.C443]+([.C443]-[.C442])*[.B443]" office:value-type="float" office:value="232069232.8406" calcext:value-type="float">
            <text:p>232,069,232.84</text:p>
          </table:table-cell>
        </table:table-row>
        <table:table-row table:style-name="ro1">
          <table:table-cell table:style-name="ce1" office:value-type="string" calcext:value-type="string">
            <text:p>2008-12-12</text:p>
          </table:table-cell>
          <table:table-cell office:value-type="float" office:value="58.939999" calcext:value-type="float">
            <text:p>58.939999</text:p>
          </table:table-cell>
          <table:table-cell office:value-type="float" office:value="16817900" calcext:value-type="float">
            <text:p>16817900</text:p>
          </table:table-cell>
          <table:table-cell table:formula="of:=([.B444]-[.B443])*[.C444]+([.C444]-[.C443])*[.B444]" office:value-type="float" office:value="-114106582.415" calcext:value-type="float">
            <text:p>-114,106,582.42</text:p>
          </table:table-cell>
        </table:table-row>
        <table:table-row table:style-name="ro1">
          <table:table-cell table:style-name="ce1" office:value-type="string" calcext:value-type="string">
            <text:p>2008-12-15</text:p>
          </table:table-cell>
          <table:table-cell office:value-type="float" office:value="59.360001" calcext:value-type="float">
            <text:p>59.360001</text:p>
          </table:table-cell>
          <table:table-cell office:value-type="float" office:value="12230800" calcext:value-type="float">
            <text:p>12230800</text:p>
          </table:table-cell>
          <table:table-cell table:formula="of:=([.B445]-[.B444])*[.C445]+([.C445]-[.C444])*[.B445]" office:value-type="float" office:value="-267153300.1255" calcext:value-type="float">
            <text:p>-267,153,300.13</text:p>
          </table:table-cell>
        </table:table-row>
        <table:table-row table:style-name="ro1">
          <table:table-cell table:style-name="ce1" office:value-type="string" calcext:value-type="string">
            <text:p>2008-12-16</text:p>
          </table:table-cell>
          <table:table-cell office:value-type="float" office:value="61.619999" calcext:value-type="float">
            <text:p>61.619999</text:p>
          </table:table-cell>
          <table:table-cell office:value-type="float" office:value="17789000" calcext:value-type="float">
            <text:p>17789000</text:p>
          </table:table-cell>
          <table:table-cell table:formula="of:=([.B446]-[.B445])*[.C446]+([.C446]-[.C445])*[.B446]" office:value-type="float" office:value="382699382.8638" calcext:value-type="float">
            <text:p>382,699,382.86</text:p>
          </table:table-cell>
        </table:table-row>
        <table:table-row table:style-name="ro1">
          <table:table-cell table:style-name="ce1" office:value-type="string" calcext:value-type="string">
            <text:p>2008-12-17</text:p>
          </table:table-cell>
          <table:table-cell office:value-type="float" office:value="60.700001" calcext:value-type="float">
            <text:p>60.700001</text:p>
          </table:table-cell>
          <table:table-cell office:value-type="float" office:value="16119000" calcext:value-type="float">
            <text:p>16119000</text:p>
          </table:table-cell>
          <table:table-cell table:formula="of:=([.B447]-[.B446])*[.C447]+([.C447]-[.C446])*[.B447]" office:value-type="float" office:value="-116198449.432" calcext:value-type="float">
            <text:p>-116,198,449.43</text:p>
          </table:table-cell>
        </table:table-row>
        <table:table-row table:style-name="ro1">
          <table:table-cell table:style-name="ce1" office:value-type="string" calcext:value-type="string">
            <text:p>2008-12-18</text:p>
          </table:table-cell>
          <table:table-cell office:value-type="float" office:value="60.310001" calcext:value-type="float">
            <text:p>60.310001</text:p>
          </table:table-cell>
          <table:table-cell office:value-type="float" office:value="17195600" calcext:value-type="float">
            <text:p>17195600</text:p>
          </table:table-cell>
          <table:table-cell table:formula="of:=([.B448]-[.B447])*[.C448]+([.C448]-[.C447])*[.B448]" office:value-type="float" office:value="58223463.0766" calcext:value-type="float">
            <text:p>58,223,463.08</text:p>
          </table:table-cell>
        </table:table-row>
        <table:table-row table:style-name="ro1">
          <table:table-cell table:style-name="ce1" office:value-type="string" calcext:value-type="string">
            <text:p>2008-12-19</text:p>
          </table:table-cell>
          <table:table-cell office:value-type="float" office:value="60.18" calcext:value-type="float">
            <text:p>60.18</text:p>
          </table:table-cell>
          <table:table-cell office:value-type="float" office:value="23247400" calcext:value-type="float">
            <text:p>23247400</text:p>
          </table:table-cell>
          <table:table-cell table:formula="of:=([.B449]-[.B448])*[.C449]+([.C449]-[.C448])*[.B449]" office:value-type="float" office:value="361175138.7526" calcext:value-type="float">
            <text:p>361,175,138.75</text:p>
          </table:table-cell>
        </table:table-row>
        <table:table-row table:style-name="ro1">
          <table:table-cell table:style-name="ce1" office:value-type="string" calcext:value-type="string">
            <text:p>2008-12-22</text:p>
          </table:table-cell>
          <table:table-cell office:value-type="float" office:value="60.459999" calcext:value-type="float">
            <text:p>60.459999</text:p>
          </table:table-cell>
          <table:table-cell office:value-type="float" office:value="11407100" calcext:value-type="float">
            <text:p>11407100</text:p>
          </table:table-cell>
          <table:table-cell table:formula="of:=([.B450]-[.B449])*[.C450]+([.C450]-[.C449])*[.B450]" office:value-type="float" office:value="-712670549.5668" calcext:value-type="float">
            <text:p>-712,670,549.57</text:p>
          </table:table-cell>
        </table:table-row>
        <table:table-row table:style-name="ro1">
          <table:table-cell table:style-name="ce1" office:value-type="string" calcext:value-type="string">
            <text:p>2008-12-23</text:p>
          </table:table-cell>
          <table:table-cell office:value-type="float" office:value="59.830002" calcext:value-type="float">
            <text:p>59.830002</text:p>
          </table:table-cell>
          <table:table-cell office:value-type="float" office:value="10645200" calcext:value-type="float">
            <text:p>10645200</text:p>
          </table:table-cell>
          <table:table-cell table:formula="of:=([.B451]-[.B450])*[.C451]+([.C451]-[.C450])*[.B451]" office:value-type="float" office:value="-52290922.5882" calcext:value-type="float">
            <text:p>-52,290,922.59</text:p>
          </table:table-cell>
        </table:table-row>
        <table:table-row table:style-name="ro1">
          <table:table-cell table:style-name="ce1" office:value-type="string" calcext:value-type="string">
            <text:p>2008-12-24</text:p>
          </table:table-cell>
          <table:table-cell office:value-type="float" office:value="60.389999" calcext:value-type="float">
            <text:p>60.389999</text:p>
          </table:table-cell>
          <table:table-cell office:value-type="float" office:value="4036600" calcext:value-type="float">
            <text:p>4036600</text:p>
          </table:table-cell>
          <table:table-cell table:formula="of:=([.B452]-[.B451])*[.C452]+([.C452]-[.C451])*[.B452]" office:value-type="float" office:value="-396832863.5012" calcext:value-type="float">
            <text:p>-396,832,863.50</text:p>
          </table:table-cell>
        </table:table-row>
        <table:table-row table:style-name="ro1">
          <table:table-cell table:style-name="ce1" office:value-type="string" calcext:value-type="string">
            <text:p>2008-12-26</text:p>
          </table:table-cell>
          <table:table-cell office:value-type="float" office:value="60.529999" calcext:value-type="float">
            <text:p>60.529999</text:p>
          </table:table-cell>
          <table:table-cell office:value-type="float" office:value="4455600" calcext:value-type="float">
            <text:p>4455600</text:p>
          </table:table-cell>
          <table:table-cell table:formula="of:=([.B453]-[.B452])*[.C453]+([.C453]-[.C452])*[.B453]" office:value-type="float" office:value="25985853.581" calcext:value-type="float">
            <text:p>25,985,853.58</text:p>
          </table:table-cell>
        </table:table-row>
        <table:table-row table:style-name="ro1">
          <table:table-cell table:style-name="ce1" office:value-type="string" calcext:value-type="string">
            <text:p>2008-12-29</text:p>
          </table:table-cell>
          <table:table-cell office:value-type="float" office:value="60.200001" calcext:value-type="float">
            <text:p>60.200001</text:p>
          </table:table-cell>
          <table:table-cell office:value-type="float" office:value="8586300" calcext:value-type="float">
            <text:p>8586300</text:p>
          </table:table-cell>
          <table:table-cell table:formula="of:=([.B454]-[.B453])*[.C454]+([.C454]-[.C453])*[.B454]" office:value-type="float" office:value="245834682.3033" calcext:value-type="float">
            <text:p>245,834,682.30</text:p>
          </table:table-cell>
        </table:table-row>
        <table:table-row table:style-name="ro1">
          <table:table-cell table:style-name="ce1" office:value-type="string" calcext:value-type="string">
            <text:p>2008-12-30</text:p>
          </table:table-cell>
          <table:table-cell office:value-type="float" office:value="61.119999" calcext:value-type="float">
            <text:p>61.119999</text:p>
          </table:table-cell>
          <table:table-cell office:value-type="float" office:value="10007100" calcext:value-type="float">
            <text:p>10007100</text:p>
          </table:table-cell>
          <table:table-cell table:formula="of:=([.B455]-[.B454])*[.C455]+([.C455]-[.C454])*[.B455]" office:value-type="float" office:value="96045806.565" calcext:value-type="float">
            <text:p>96,045,806.57</text:p>
          </table:table-cell>
        </table:table-row>
        <table:table-row table:style-name="ro1">
          <table:table-cell table:style-name="ce1" office:value-type="string" calcext:value-type="string">
            <text:p>2008-12-31</text:p>
          </table:table-cell>
          <table:table-cell office:value-type="float" office:value="61.82" calcext:value-type="float">
            <text:p>61.82</text:p>
          </table:table-cell>
          <table:table-cell office:value-type="float" office:value="10844800" calcext:value-type="float">
            <text:p>10844800</text:p>
          </table:table-cell>
          <table:table-cell table:formula="of:=([.B456]-[.B455])*[.C456]+([.C456]-[.C455])*[.B456]" office:value-type="float" office:value="59377984.8448" calcext:value-type="float">
            <text:p>59,377,984.84</text:p>
          </table:table-cell>
        </table:table-row>
        <table:table-row table:style-name="ro1">
          <table:table-cell table:style-name="ce1" office:value-type="string" calcext:value-type="string">
            <text:p>2009-01-02</text:p>
          </table:table-cell>
          <table:table-cell office:value-type="float" office:value="62.799999" calcext:value-type="float">
            <text:p>62.799999</text:p>
          </table:table-cell>
          <table:table-cell office:value-type="float" office:value="11135700" calcext:value-type="float">
            <text:p>11135700</text:p>
          </table:table-cell>
          <table:table-cell table:formula="of:=([.B457]-[.B456])*[.C457]+([.C457]-[.C456])*[.B457]" office:value-type="float" office:value="29181494.5734" calcext:value-type="float">
            <text:p>29,181,494.57</text:p>
          </table:table-cell>
        </table:table-row>
        <table:table-row table:style-name="ro1">
          <table:table-cell table:style-name="ce1" office:value-type="string" calcext:value-type="string">
            <text:p>2009-01-05</text:p>
          </table:table-cell>
          <table:table-cell office:value-type="float" office:value="62.349998" calcext:value-type="float">
            <text:p>62.349998</text:p>
          </table:table-cell>
          <table:table-cell office:value-type="float" office:value="14322800" calcext:value-type="float">
            <text:p>14322800</text:p>
          </table:table-cell>
          <table:table-cell table:formula="of:=([.B458]-[.B457])*[.C458]+([.C458]-[.C457])*[.B458]" office:value-type="float" office:value="192270404.303" calcext:value-type="float">
            <text:p>192,270,404.30</text:p>
          </table:table-cell>
        </table:table-row>
        <table:table-row table:style-name="ro1">
          <table:table-cell table:style-name="ce1" office:value-type="string" calcext:value-type="string">
            <text:p>2009-01-06</text:p>
          </table:table-cell>
          <table:table-cell office:value-type="float" office:value="62.169998" calcext:value-type="float">
            <text:p>62.169998</text:p>
          </table:table-cell>
          <table:table-cell office:value-type="float" office:value="13401600" calcext:value-type="float">
            <text:p>13401600</text:p>
          </table:table-cell>
          <table:table-cell table:formula="of:=([.B459]-[.B458])*[.C459]+([.C459]-[.C458])*[.B459]" office:value-type="float" office:value="-59683290.1576" calcext:value-type="float">
            <text:p>-59,683,290.16</text:p>
          </table:table-cell>
        </table:table-row>
        <table:table-row table:style-name="ro1">
          <table:table-cell table:style-name="ce1" office:value-type="string" calcext:value-type="string">
            <text:p>2009-01-07</text:p>
          </table:table-cell>
          <table:table-cell office:value-type="float" office:value="61.080002" calcext:value-type="float">
            <text:p>61.080002</text:p>
          </table:table-cell>
          <table:table-cell office:value-type="float" office:value="12415600" calcext:value-type="float">
            <text:p>12415600</text:p>
          </table:table-cell>
          <table:table-cell table:formula="of:=([.B460]-[.B459])*[.C460]+([.C460]-[.C459])*[.B460]" office:value-type="float" office:value="-73757836.3096" calcext:value-type="float">
            <text:p>-73,757,836.31</text:p>
          </table:table-cell>
        </table:table-row>
        <table:table-row table:style-name="ro1">
          <table:table-cell table:style-name="ce1" office:value-type="string" calcext:value-type="string">
            <text:p>2009-01-08</text:p>
          </table:table-cell>
          <table:table-cell office:value-type="float" office:value="60.41" calcext:value-type="float">
            <text:p>60.41</text:p>
          </table:table-cell>
          <table:table-cell office:value-type="float" office:value="11508100" calcext:value-type="float">
            <text:p>11508100</text:p>
          </table:table-cell>
          <table:table-cell table:formula="of:=([.B461]-[.B460])*[.C461]+([.C461]-[.C460])*[.B461]" office:value-type="float" office:value="-62532525.0162" calcext:value-type="float">
            <text:p>-62,532,525.02</text:p>
          </table:table-cell>
        </table:table-row>
        <table:table-row table:style-name="ro1">
          <table:table-cell table:style-name="ce1" office:value-type="string" calcext:value-type="string">
            <text:p>2009-01-09</text:p>
          </table:table-cell>
          <table:table-cell office:value-type="float" office:value="59.860001" calcext:value-type="float">
            <text:p>59.860001</text:p>
          </table:table-cell>
          <table:table-cell office:value-type="float" office:value="10843200" calcext:value-type="float">
            <text:p>10843200</text:p>
          </table:table-cell>
          <table:table-cell table:formula="of:=([.B462]-[.B461])*[.C462]+([.C462]-[.C461])*[.B462]" office:value-type="float" office:value="-45764663.8217" calcext:value-type="float">
            <text:p>-45,764,663.82</text:p>
          </table:table-cell>
        </table:table-row>
        <table:table-row table:style-name="ro1">
          <table:table-cell table:style-name="ce1" office:value-type="string" calcext:value-type="string">
            <text:p>2009-01-12</text:p>
          </table:table-cell>
          <table:table-cell office:value-type="float" office:value="59.939999" calcext:value-type="float">
            <text:p>59.939999</text:p>
          </table:table-cell>
          <table:table-cell office:value-type="float" office:value="11373200" calcext:value-type="float">
            <text:p>11373200</text:p>
          </table:table-cell>
          <table:table-cell table:formula="of:=([.B463]-[.B462])*[.C463]+([.C463]-[.C462])*[.B463]" office:value-type="float" office:value="32678032.7236" calcext:value-type="float">
            <text:p>32,678,032.72</text:p>
          </table:table-cell>
        </table:table-row>
        <table:table-row table:style-name="ro1">
          <table:table-cell table:style-name="ce1" office:value-type="string" calcext:value-type="string">
            <text:p>2009-01-13</text:p>
          </table:table-cell>
          <table:table-cell office:value-type="float" office:value="59.470001" calcext:value-type="float">
            <text:p>59.470001</text:p>
          </table:table-cell>
          <table:table-cell office:value-type="float" office:value="15791900" calcext:value-type="float">
            <text:p>15791900</text:p>
          </table:table-cell>
          <table:table-cell table:formula="of:=([.B464]-[.B463])*[.C464]+([.C464]-[.C463])*[.B464]" office:value-type="float" office:value="255357932.0025" calcext:value-type="float">
            <text:p>255,357,932.00</text:p>
          </table:table-cell>
        </table:table-row>
        <table:table-row table:style-name="ro1">
          <table:table-cell table:style-name="ce1" office:value-type="string" calcext:value-type="string">
            <text:p>2009-01-14</text:p>
          </table:table-cell>
          <table:table-cell office:value-type="float" office:value="57.860001" calcext:value-type="float">
            <text:p>57.860001</text:p>
          </table:table-cell>
          <table:table-cell office:value-type="float" office:value="16108100" calcext:value-type="float">
            <text:p>16108100</text:p>
          </table:table-cell>
          <table:table-cell table:formula="of:=([.B465]-[.B464])*[.C465]+([.C465]-[.C464])*[.B465]" office:value-type="float" office:value="-7638708.68380011" calcext:value-type="float">
            <text:p>-7,638,708.68</text:p>
          </table:table-cell>
        </table:table-row>
        <table:table-row table:style-name="ro1">
          <table:table-cell table:style-name="ce1" office:value-type="string" calcext:value-type="string">
            <text:p>2009-01-15</text:p>
          </table:table-cell>
          <table:table-cell office:value-type="float" office:value="57.459999" calcext:value-type="float">
            <text:p>57.459999</text:p>
          </table:table-cell>
          <table:table-cell office:value-type="float" office:value="18807200" calcext:value-type="float">
            <text:p>18807200</text:p>
          </table:table-cell>
          <table:table-cell table:formula="of:=([.B466]-[.B465])*[.C466]+([.C466]-[.C465])*[.B466]" office:value-type="float" office:value="147567365.6865" calcext:value-type="float">
            <text:p>147,567,365.69</text:p>
          </table:table-cell>
        </table:table-row>
        <table:table-row table:style-name="ro1">
          <table:table-cell table:style-name="ce1" office:value-type="string" calcext:value-type="string">
            <text:p>2009-01-16</text:p>
          </table:table-cell>
          <table:table-cell office:value-type="float" office:value="57.73" calcext:value-type="float">
            <text:p>57.73</text:p>
          </table:table-cell>
          <table:table-cell office:value-type="float" office:value="18904200" calcext:value-type="float">
            <text:p>18904200</text:p>
          </table:table-cell>
          <table:table-cell table:formula="of:=([.B467]-[.B466])*[.C467]+([.C467]-[.C466])*[.B467]" office:value-type="float" office:value="10703962.9041999" calcext:value-type="float">
            <text:p>10,703,962.90</text:p>
          </table:table-cell>
        </table:table-row>
        <table:table-row table:style-name="ro1">
          <table:table-cell table:style-name="ce1" office:value-type="string" calcext:value-type="string">
            <text:p>2009-01-20</text:p>
          </table:table-cell>
          <table:table-cell office:value-type="float" office:value="57.43" calcext:value-type="float">
            <text:p>57.43</text:p>
          </table:table-cell>
          <table:table-cell office:value-type="float" office:value="17999300" calcext:value-type="float">
            <text:p>17999300</text:p>
          </table:table-cell>
          <table:table-cell table:formula="of:=([.B468]-[.B467])*[.C468]+([.C468]-[.C467])*[.B468]" office:value-type="float" office:value="-57368196.9999999" calcext:value-type="float">
            <text:p>-57,368,197.00</text:p>
          </table:table-cell>
        </table:table-row>
        <table:table-row table:style-name="ro1">
          <table:table-cell table:style-name="ce1" office:value-type="string" calcext:value-type="string">
            <text:p>2009-01-21</text:p>
          </table:table-cell>
          <table:table-cell office:value-type="float" office:value="57.57" calcext:value-type="float">
            <text:p>57.57</text:p>
          </table:table-cell>
          <table:table-cell office:value-type="float" office:value="18204700" calcext:value-type="float">
            <text:p>18204700</text:p>
          </table:table-cell>
          <table:table-cell table:formula="of:=([.B469]-[.B468])*[.C469]+([.C469]-[.C468])*[.B469]" office:value-type="float" office:value="14373536" calcext:value-type="float">
            <text:p>14,373,536.00</text:p>
          </table:table-cell>
        </table:table-row>
        <table:table-row table:style-name="ro1">
          <table:table-cell table:style-name="ce1" office:value-type="string" calcext:value-type="string">
            <text:p>2009-01-22</text:p>
          </table:table-cell>
          <table:table-cell office:value-type="float" office:value="56.959999" calcext:value-type="float">
            <text:p>56.959999</text:p>
          </table:table-cell>
          <table:table-cell office:value-type="float" office:value="19133700" calcext:value-type="float">
            <text:p>19133700</text:p>
          </table:table-cell>
          <table:table-cell table:formula="of:=([.B470]-[.B469])*[.C470]+([.C470]-[.C469])*[.B470]" office:value-type="float" office:value="41244262.9373001" calcext:value-type="float">
            <text:p>41,244,262.94</text:p>
          </table:table-cell>
        </table:table-row>
        <table:table-row table:style-name="ro1">
          <table:table-cell table:style-name="ce1" office:value-type="string" calcext:value-type="string">
            <text:p>2009-01-23</text:p>
          </table:table-cell>
          <table:table-cell office:value-type="float" office:value="56" calcext:value-type="float">
            <text:p>56</text:p>
          </table:table-cell>
          <table:table-cell office:value-type="float" office:value="21067500" calcext:value-type="float">
            <text:p>21067500</text:p>
          </table:table-cell>
          <table:table-cell table:formula="of:=([.B471]-[.B470])*[.C471]+([.C471]-[.C470])*[.B471]" office:value-type="float" office:value="88068021.0674999" calcext:value-type="float">
            <text:p>88,068,021.07</text:p>
          </table:table-cell>
        </table:table-row>
        <table:table-row table:style-name="ro1">
          <table:table-cell table:style-name="ce1" office:value-type="string" calcext:value-type="string">
            <text:p>2009-01-26</text:p>
          </table:table-cell>
          <table:table-cell office:value-type="float" office:value="56.369999" calcext:value-type="float">
            <text:p>56.369999</text:p>
          </table:table-cell>
          <table:table-cell office:value-type="float" office:value="17032100" calcext:value-type="float">
            <text:p>17032100</text:p>
          </table:table-cell>
          <table:table-cell table:formula="of:=([.B472]-[.B471])*[.C472]+([.C472]-[.C471])*[.B472]" office:value-type="float" office:value="-221173633.9967" calcext:value-type="float">
            <text:p>-221,173,634.00</text:p>
          </table:table-cell>
        </table:table-row>
        <table:table-row table:style-name="ro1">
          <table:table-cell table:style-name="ce1" office:value-type="string" calcext:value-type="string">
            <text:p>2009-01-27</text:p>
          </table:table-cell>
          <table:table-cell office:value-type="float" office:value="56.700001" calcext:value-type="float">
            <text:p>56.700001</text:p>
          </table:table-cell>
          <table:table-cell office:value-type="float" office:value="11962900" calcext:value-type="float">
            <text:p>11962900</text:p>
          </table:table-cell>
          <table:table-cell table:formula="of:=([.B473]-[.B472])*[.C473]+([.C473]-[.C472])*[.B473]" office:value-type="float" office:value="-283475864.1434" calcext:value-type="float">
            <text:p>-283,475,864.14</text:p>
          </table:table-cell>
        </table:table-row>
        <table:table-row table:style-name="ro1">
          <table:table-cell table:style-name="ce1" office:value-type="string" calcext:value-type="string">
            <text:p>2009-01-28</text:p>
          </table:table-cell>
          <table:table-cell office:value-type="float" office:value="58.18" calcext:value-type="float">
            <text:p>58.18</text:p>
          </table:table-cell>
          <table:table-cell office:value-type="float" office:value="17743200" calcext:value-type="float">
            <text:p>17743200</text:p>
          </table:table-cell>
          <table:table-cell table:formula="of:=([.B474]-[.B473])*[.C474]+([.C474]-[.C473])*[.B474]" office:value-type="float" office:value="362557772.2568" calcext:value-type="float">
            <text:p>362,557,772.26</text:p>
          </table:table-cell>
        </table:table-row>
        <table:table-row table:style-name="ro1">
          <table:table-cell table:style-name="ce1" office:value-type="string" calcext:value-type="string">
            <text:p>2009-01-29</text:p>
          </table:table-cell>
          <table:table-cell office:value-type="float" office:value="58.220001" calcext:value-type="float">
            <text:p>58.220001</text:p>
          </table:table-cell>
          <table:table-cell office:value-type="float" office:value="14550300" calcext:value-type="float">
            <text:p>14550300</text:p>
          </table:table-cell>
          <table:table-cell table:formula="of:=([.B475]-[.B474])*[.C475]+([.C475]-[.C474])*[.B475]" office:value-type="float" office:value="-185308614.6426" calcext:value-type="float">
            <text:p>-185,308,614.64</text:p>
          </table:table-cell>
        </table:table-row>
        <table:table-row table:style-name="ro1">
          <table:table-cell table:style-name="ce1" office:value-type="string" calcext:value-type="string">
            <text:p>2009-01-30</text:p>
          </table:table-cell>
          <table:table-cell office:value-type="float" office:value="54.5" calcext:value-type="float">
            <text:p>54.5</text:p>
          </table:table-cell>
          <table:table-cell office:value-type="float" office:value="35110700" calcext:value-type="float">
            <text:p>35110700</text:p>
          </table:table-cell>
          <table:table-cell table:formula="of:=([.B476]-[.B475])*[.C476]+([.C476]-[.C475])*[.B476]" office:value-type="float" office:value="989929960.8893" calcext:value-type="float">
            <text:p>989,929,960.89</text:p>
          </table:table-cell>
        </table:table-row>
        <table:table-row table:style-name="ro1">
          <table:table-cell table:style-name="ce1" office:value-type="string" calcext:value-type="string">
            <text:p>2009-02-02</text:p>
          </table:table-cell>
          <table:table-cell office:value-type="float" office:value="53.049999" calcext:value-type="float">
            <text:p>53.049999</text:p>
          </table:table-cell>
          <table:table-cell office:value-type="float" office:value="19427200" calcext:value-type="float">
            <text:p>19427200</text:p>
          </table:table-cell>
          <table:table-cell table:formula="of:=([.B477]-[.B476])*[.C477]+([.C477]-[.C476])*[.B477]" office:value-type="float" office:value="-860179118.7437" calcext:value-type="float">
            <text:p>-860,179,118.74</text:p>
          </table:table-cell>
        </table:table-row>
        <table:table-row table:style-name="ro1">
          <table:table-cell table:style-name="ce1" office:value-type="string" calcext:value-type="string">
            <text:p>2009-02-03</text:p>
          </table:table-cell>
          <table:table-cell office:value-type="float" office:value="53.91" calcext:value-type="float">
            <text:p>53.91</text:p>
          </table:table-cell>
          <table:table-cell office:value-type="float" office:value="14898500" calcext:value-type="float">
            <text:p>14898500</text:p>
          </table:table-cell>
          <table:table-cell table:formula="of:=([.B478]-[.B477])*[.C478]+([.C478]-[.C477])*[.B478]" office:value-type="float" office:value="-231329492.1015" calcext:value-type="float">
            <text:p>-231,329,492.10</text:p>
          </table:table-cell>
        </table:table-row>
        <table:table-row table:style-name="ro1">
          <table:table-cell table:style-name="ce1" office:value-type="string" calcext:value-type="string">
            <text:p>2009-02-04</text:p>
          </table:table-cell>
          <table:table-cell office:value-type="float" office:value="52.52" calcext:value-type="float">
            <text:p>52.52</text:p>
          </table:table-cell>
          <table:table-cell office:value-type="float" office:value="14760300" calcext:value-type="float">
            <text:p>14760300</text:p>
          </table:table-cell>
          <table:table-cell table:formula="of:=([.B479]-[.B478])*[.C479]+([.C479]-[.C478])*[.B479]" office:value-type="float" office:value="-27775080.9999999" calcext:value-type="float">
            <text:p>-27,775,081.00</text:p>
          </table:table-cell>
        </table:table-row>
        <table:table-row table:style-name="ro1">
          <table:table-cell table:style-name="ce1" office:value-type="string" calcext:value-type="string">
            <text:p>2009-02-05</text:p>
          </table:table-cell>
          <table:table-cell office:value-type="float" office:value="53.32" calcext:value-type="float">
            <text:p>53.32</text:p>
          </table:table-cell>
          <table:table-cell office:value-type="float" office:value="17727500" calcext:value-type="float">
            <text:p>17727500</text:p>
          </table:table-cell>
          <table:table-cell table:formula="of:=([.B480]-[.B479])*[.C480]+([.C480]-[.C479])*[.B480]" office:value-type="float" office:value="172393104" calcext:value-type="float">
            <text:p>172,393,104.00</text:p>
          </table:table-cell>
        </table:table-row>
        <table:table-row table:style-name="ro1">
          <table:table-cell table:style-name="ce1" office:value-type="string" calcext:value-type="string">
            <text:p>2009-02-06</text:p>
          </table:table-cell>
          <table:table-cell office:value-type="float" office:value="54" calcext:value-type="float">
            <text:p>54</text:p>
          </table:table-cell>
          <table:table-cell office:value-type="float" office:value="15338000" calcext:value-type="float">
            <text:p>15338000</text:p>
          </table:table-cell>
          <table:table-cell table:formula="of:=([.B481]-[.B480])*[.C481]+([.C481]-[.C480])*[.B481]" office:value-type="float" office:value="-118603160" calcext:value-type="float">
            <text:p>-118,603,160.00</text:p>
          </table:table-cell>
        </table:table-row>
        <table:table-row table:style-name="ro1">
          <table:table-cell table:style-name="ce1" office:value-type="string" calcext:value-type="string">
            <text:p>2009-02-09</text:p>
          </table:table-cell>
          <table:table-cell office:value-type="float" office:value="52.939999" calcext:value-type="float">
            <text:p>52.939999</text:p>
          </table:table-cell>
          <table:table-cell office:value-type="float" office:value="13422200" calcext:value-type="float">
            <text:p>13422200</text:p>
          </table:table-cell>
          <table:table-cell table:formula="of:=([.B482]-[.B481])*[.C482]+([.C482]-[.C481])*[.B482]" office:value-type="float" office:value="-115649995.5064" calcext:value-type="float">
            <text:p>-115,649,995.51</text:p>
          </table:table-cell>
        </table:table-row>
        <table:table-row table:style-name="ro1">
          <table:table-cell table:style-name="ce1" office:value-type="string" calcext:value-type="string">
            <text:p>2009-02-10</text:p>
          </table:table-cell>
          <table:table-cell office:value-type="float" office:value="51.450001" calcext:value-type="float">
            <text:p>51.450001</text:p>
          </table:table-cell>
          <table:table-cell office:value-type="float" office:value="22520700" calcext:value-type="float">
            <text:p>22520700</text:p>
          </table:table-cell>
          <table:table-cell table:formula="of:=([.B483]-[.B482])*[.C483]+([.C483]-[.C482])*[.B483]" office:value-type="float" office:value="434562036.1399" calcext:value-type="float">
            <text:p>434,562,036.14</text:p>
          </table:table-cell>
        </table:table-row>
        <table:table-row table:style-name="ro1">
          <table:table-cell table:style-name="ce1" office:value-type="string" calcext:value-type="string">
            <text:p>2009-02-11</text:p>
          </table:table-cell>
          <table:table-cell office:value-type="float" office:value="51.16" calcext:value-type="float">
            <text:p>51.16</text:p>
          </table:table-cell>
          <table:table-cell office:value-type="float" office:value="16404400" calcext:value-type="float">
            <text:p>16404400</text:p>
          </table:table-cell>
          <table:table-cell table:formula="of:=([.B484]-[.B483])*[.C484]+([.C484]-[.C483])*[.B484]" office:value-type="float" office:value="-317667200.4044" calcext:value-type="float">
            <text:p>-317,667,200.40</text:p>
          </table:table-cell>
        </table:table-row>
        <table:table-row table:style-name="ro1">
          <table:table-cell table:style-name="ce1" office:value-type="string" calcext:value-type="string">
            <text:p>2009-02-12</text:p>
          </table:table-cell>
          <table:table-cell office:value-type="float" office:value="51.279999" calcext:value-type="float">
            <text:p>51.279999</text:p>
          </table:table-cell>
          <table:table-cell office:value-type="float" office:value="18019300" calcext:value-type="float">
            <text:p>18019300</text:p>
          </table:table-cell>
          <table:table-cell table:formula="of:=([.B485]-[.B484])*[.C485]+([.C485]-[.C484])*[.B485]" office:value-type="float" office:value="84974368.3658" calcext:value-type="float">
            <text:p>84,974,368.37</text:p>
          </table:table-cell>
        </table:table-row>
        <table:table-row table:style-name="ro1">
          <table:table-cell table:style-name="ce1" office:value-type="string" calcext:value-type="string">
            <text:p>2009-02-13</text:p>
          </table:table-cell>
          <table:table-cell office:value-type="float" office:value="51.09" calcext:value-type="float">
            <text:p>51.09</text:p>
          </table:table-cell>
          <table:table-cell office:value-type="float" office:value="11644800" calcext:value-type="float">
            <text:p>11644800</text:p>
          </table:table-cell>
          <table:table-cell table:formula="of:=([.B486]-[.B485])*[.C486]+([.C486]-[.C485])*[.B486]" office:value-type="float" office:value="-327885705.3552" calcext:value-type="float">
            <text:p>-327,885,705.36</text:p>
          </table:table-cell>
        </table:table-row>
        <table:table-row table:style-name="ro1">
          <table:table-cell table:style-name="ce1" office:value-type="string" calcext:value-type="string">
            <text:p>2009-02-17</text:p>
          </table:table-cell>
          <table:table-cell office:value-type="float" office:value="50.110001" calcext:value-type="float">
            <text:p>50.110001</text:p>
          </table:table-cell>
          <table:table-cell office:value-type="float" office:value="20833900" calcext:value-type="float">
            <text:p>20833900</text:p>
          </table:table-cell>
          <table:table-cell table:formula="of:=([.B487]-[.B486])*[.C487]+([.C487]-[.C486])*[.B487]" office:value-type="float" office:value="440048609.023" calcext:value-type="float">
            <text:p>440,048,609.02</text:p>
          </table:table-cell>
        </table:table-row>
        <table:table-row table:style-name="ro1">
          <table:table-cell table:style-name="ce1" office:value-type="string" calcext:value-type="string">
            <text:p>2009-02-18</text:p>
          </table:table-cell>
          <table:table-cell office:value-type="float" office:value="50.950001" calcext:value-type="float">
            <text:p>50.950001</text:p>
          </table:table-cell>
          <table:table-cell office:value-type="float" office:value="16755100" calcext:value-type="float">
            <text:p>16755100</text:p>
          </table:table-cell>
          <table:table-cell table:formula="of:=([.B488]-[.B487])*[.C488]+([.C488]-[.C487])*[.B488]" office:value-type="float" office:value="-193740580.0788" calcext:value-type="float">
            <text:p>-193,740,580.08</text:p>
          </table:table-cell>
        </table:table-row>
        <table:table-row table:style-name="ro1">
          <table:table-cell table:style-name="ce1" office:value-type="string" calcext:value-type="string">
            <text:p>2009-02-19</text:p>
          </table:table-cell>
          <table:table-cell office:value-type="float" office:value="51.130001" calcext:value-type="float">
            <text:p>51.130001</text:p>
          </table:table-cell>
          <table:table-cell office:value-type="float" office:value="13503700" calcext:value-type="float">
            <text:p>13503700</text:p>
          </table:table-cell>
          <table:table-cell table:formula="of:=([.B489]-[.B488])*[.C489]+([.C489]-[.C488])*[.B489]" office:value-type="float" office:value="-163813419.2514" calcext:value-type="float">
            <text:p>-163,813,419.25</text:p>
          </table:table-cell>
        </table:table-row>
        <table:table-row table:style-name="ro1">
          <table:table-cell table:style-name="ce1" office:value-type="string" calcext:value-type="string">
            <text:p>2009-02-20</text:p>
          </table:table-cell>
          <table:table-cell office:value-type="float" office:value="50.25" calcext:value-type="float">
            <text:p>50.25</text:p>
          </table:table-cell>
          <table:table-cell office:value-type="float" office:value="19555100" calcext:value-type="float">
            <text:p>19555100</text:p>
          </table:table-cell>
          <table:table-cell table:formula="of:=([.B490]-[.B489])*[.C490]+([.C490]-[.C489])*[.B490]" office:value-type="float" office:value="286874342.4449" calcext:value-type="float">
            <text:p>286,874,342.44</text:p>
          </table:table-cell>
        </table:table-row>
        <table:table-row table:style-name="ro1">
          <table:table-cell table:style-name="ce1" office:value-type="string" calcext:value-type="string">
            <text:p>2009-02-23</text:p>
          </table:table-cell>
          <table:table-cell office:value-type="float" office:value="48.900002" calcext:value-type="float">
            <text:p>48.900002</text:p>
          </table:table-cell>
          <table:table-cell office:value-type="float" office:value="15129900" calcext:value-type="float">
            <text:p>15129900</text:p>
          </table:table-cell>
          <table:table-cell table:formula="of:=([.B491]-[.B490])*[.C491]+([.C491]-[.C490])*[.B491]" office:value-type="float" office:value="-236817623.5906" calcext:value-type="float">
            <text:p>-236,817,623.59</text:p>
          </table:table-cell>
        </table:table-row>
        <table:table-row table:style-name="ro1">
          <table:table-cell table:style-name="ce1" office:value-type="string" calcext:value-type="string">
            <text:p>2009-02-24</text:p>
          </table:table-cell>
          <table:table-cell office:value-type="float" office:value="49.77" calcext:value-type="float">
            <text:p>49.77</text:p>
          </table:table-cell>
          <table:table-cell office:value-type="float" office:value="14983500" calcext:value-type="float">
            <text:p>14983500</text:p>
          </table:table-cell>
          <table:table-cell table:formula="of:=([.B492]-[.B491])*[.C492]+([.C492]-[.C491])*[.B492]" office:value-type="float" office:value="5749287.03300004" calcext:value-type="float">
            <text:p>5,749,287.03</text:p>
          </table:table-cell>
        </table:table-row>
        <table:table-row table:style-name="ro1">
          <table:table-cell table:style-name="ce1" office:value-type="string" calcext:value-type="string">
            <text:p>2009-02-25</text:p>
          </table:table-cell>
          <table:table-cell office:value-type="float" office:value="49.919998" calcext:value-type="float">
            <text:p>49.919998</text:p>
          </table:table-cell>
          <table:table-cell office:value-type="float" office:value="17411600" calcext:value-type="float">
            <text:p>17411600</text:p>
          </table:table-cell>
          <table:table-cell table:formula="of:=([.B493]-[.B492])*[.C493]+([.C493]-[.C492])*[.B493]" office:value-type="float" office:value="123822452.3206" calcext:value-type="float">
            <text:p>123,822,452.32</text:p>
          </table:table-cell>
        </table:table-row>
        <table:table-row table:style-name="ro1">
          <table:table-cell table:style-name="ce1" office:value-type="string" calcext:value-type="string">
            <text:p>2009-02-26</text:p>
          </table:table-cell>
          <table:table-cell office:value-type="float" office:value="48.970001" calcext:value-type="float">
            <text:p>48.970001</text:p>
          </table:table-cell>
          <table:table-cell office:value-type="float" office:value="13606800" calcext:value-type="float">
            <text:p>13606800</text:p>
          </table:table-cell>
          <table:table-cell table:formula="of:=([.B494]-[.B493])*[.C494]+([.C494]-[.C493])*[.B494]" office:value-type="float" office:value="-199247478.9844" calcext:value-type="float">
            <text:p>-199,247,478.98</text:p>
          </table:table-cell>
        </table:table-row>
        <table:table-row table:style-name="ro1">
          <table:table-cell table:style-name="ce1" office:value-type="string" calcext:value-type="string">
            <text:p>2009-02-27</text:p>
          </table:table-cell>
          <table:table-cell office:value-type="float" office:value="48.169998" calcext:value-type="float">
            <text:p>48.169998</text:p>
          </table:table-cell>
          <table:table-cell office:value-type="float" office:value="20748000" calcext:value-type="float">
            <text:p>20748000</text:p>
          </table:table-cell>
          <table:table-cell table:formula="of:=([.B495]-[.B494])*[.C495]+([.C495]-[.C494])*[.B495]" office:value-type="float" office:value="327393127.4736" calcext:value-type="float">
            <text:p>327,393,127.47</text:p>
          </table:table-cell>
        </table:table-row>
        <table:table-row table:style-name="ro1">
          <table:table-cell table:style-name="ce1" office:value-type="string" calcext:value-type="string">
            <text:p>2009-03-02</text:p>
          </table:table-cell>
          <table:table-cell office:value-type="float" office:value="46.869999" calcext:value-type="float">
            <text:p>46.869999</text:p>
          </table:table-cell>
          <table:table-cell office:value-type="float" office:value="19033100" calcext:value-type="float">
            <text:p>19033100</text:p>
          </table:table-cell>
          <table:table-cell table:formula="of:=([.B496]-[.B495])*[.C496]+([.C496]-[.C495])*[.B496]" office:value-type="float" office:value="-105120372.252" calcext:value-type="float">
            <text:p>-105,120,372.25</text:p>
          </table:table-cell>
        </table:table-row>
        <table:table-row table:style-name="ro1">
          <table:table-cell table:style-name="ce1" office:value-type="string" calcext:value-type="string">
            <text:p>2009-03-03</text:p>
          </table:table-cell>
          <table:table-cell office:value-type="float" office:value="46.630001" calcext:value-type="float">
            <text:p>46.630001</text:p>
          </table:table-cell>
          <table:table-cell office:value-type="float" office:value="19531800" calcext:value-type="float">
            <text:p>19531800</text:p>
          </table:table-cell>
          <table:table-cell table:formula="of:=([.B497]-[.B496])*[.C497]+([.C497]-[.C496])*[.B497]" office:value-type="float" office:value="18566788.5623" calcext:value-type="float">
            <text:p>18,566,788.56</text:p>
          </table:table-cell>
        </table:table-row>
        <table:table-row table:style-name="ro1">
          <table:table-cell table:style-name="ce1" office:value-type="string" calcext:value-type="string">
            <text:p>2009-03-04</text:p>
          </table:table-cell>
          <table:table-cell office:value-type="float" office:value="47.310001" calcext:value-type="float">
            <text:p>47.310001</text:p>
          </table:table-cell>
          <table:table-cell office:value-type="float" office:value="15699900" calcext:value-type="float">
            <text:p>15699900</text:p>
          </table:table-cell>
          <table:table-cell table:formula="of:=([.B498]-[.B497])*[.C498]+([.C498]-[.C497])*[.B498]" office:value-type="float" office:value="-170611260.8319" calcext:value-type="float">
            <text:p>-170,611,260.83</text:p>
          </table:table-cell>
        </table:table-row>
        <table:table-row table:style-name="ro1">
          <table:table-cell table:style-name="ce1" office:value-type="string" calcext:value-type="string">
            <text:p>2009-03-05</text:p>
          </table:table-cell>
          <table:table-cell office:value-type="float" office:value="45.400002" calcext:value-type="float">
            <text:p>45.400002</text:p>
          </table:table-cell>
          <table:table-cell office:value-type="float" office:value="19466600" calcext:value-type="float">
            <text:p>19466600</text:p>
          </table:table-cell>
          <table:table-cell table:formula="of:=([.B499]-[.B498])*[.C499]+([.C499]-[.C498])*[.B499]" office:value-type="float" office:value="133827001" calcext:value-type="float">
            <text:p>133,827,001.00</text:p>
          </table:table-cell>
        </table:table-row>
        <table:table-row table:style-name="ro1">
          <table:table-cell table:style-name="ce1" office:value-type="string" calcext:value-type="string">
            <text:p>2009-03-06</text:p>
          </table:table-cell>
          <table:table-cell office:value-type="float" office:value="45.709999" calcext:value-type="float">
            <text:p>45.709999</text:p>
          </table:table-cell>
          <table:table-cell office:value-type="float" office:value="19553000" calcext:value-type="float">
            <text:p>19553000</text:p>
          </table:table-cell>
          <table:table-cell table:formula="of:=([.B500]-[.B499])*[.C500]+([.C500]-[.C499])*[.B500]" office:value-type="float" office:value="10010715.2546001" calcext:value-type="float">
            <text:p>10,010,715.25</text:p>
          </table:table-cell>
        </table:table-row>
        <table:table-row table:style-name="ro1">
          <table:table-cell table:style-name="ce1" office:value-type="string" calcext:value-type="string">
            <text:p>2009-03-09</text:p>
          </table:table-cell>
          <table:table-cell office:value-type="float" office:value="44.18" calcext:value-type="float">
            <text:p>44.18</text:p>
          </table:table-cell>
          <table:table-cell office:value-type="float" office:value="16927300" calcext:value-type="float">
            <text:p>16927300</text:p>
          </table:table-cell>
          <table:table-cell table:formula="of:=([.B501]-[.B500])*[.C501]+([.C501]-[.C500])*[.B501]" office:value-type="float" office:value="-141902178.0727" calcext:value-type="float">
            <text:p>-141,902,178.07</text:p>
          </table:table-cell>
        </table:table-row>
        <table:table-row table:style-name="ro1">
          <table:table-cell table:style-name="ce1" office:value-type="string" calcext:value-type="string">
            <text:p>2009-03-10</text:p>
          </table:table-cell>
          <table:table-cell office:value-type="float" office:value="45.169998" calcext:value-type="float">
            <text:p>45.169998</text:p>
          </table:table-cell>
          <table:table-cell office:value-type="float" office:value="20635700" calcext:value-type="float">
            <text:p>20635700</text:p>
          </table:table-cell>
          <table:table-cell table:formula="of:=([.B502]-[.B501])*[.C502]+([.C502]-[.C501])*[.B502]" office:value-type="float" office:value="187937722.3118" calcext:value-type="float">
            <text:p>187,937,722.31</text:p>
          </table:table-cell>
        </table:table-row>
        <table:table-row table:style-name="ro1">
          <table:table-cell table:style-name="ce1" office:value-type="string" calcext:value-type="string">
            <text:p>2009-03-11</text:p>
          </table:table-cell>
          <table:table-cell office:value-type="float" office:value="45.07" calcext:value-type="float">
            <text:p>45.07</text:p>
          </table:table-cell>
          <table:table-cell office:value-type="float" office:value="13395900" calcext:value-type="float">
            <text:p>13395900</text:p>
          </table:table-cell>
          <table:table-cell table:formula="of:=([.B503]-[.B502])*[.C503]+([.C503]-[.C502])*[.B503]" office:value-type="float" office:value="-327637349.2082" calcext:value-type="float">
            <text:p>-327,637,349.21</text:p>
          </table:table-cell>
        </table:table-row>
        <table:table-row table:style-name="ro1">
          <table:table-cell table:style-name="ce1" office:value-type="string" calcext:value-type="string">
            <text:p>2009-03-12</text:p>
          </table:table-cell>
          <table:table-cell office:value-type="float" office:value="45.779999" calcext:value-type="float">
            <text:p>45.779999</text:p>
          </table:table-cell>
          <table:table-cell office:value-type="float" office:value="13715200" calcext:value-type="float">
            <text:p>13715200</text:p>
          </table:table-cell>
          <table:table-cell table:formula="of:=([.B504]-[.B503])*[.C504]+([.C504]-[.C503])*[.B504]" office:value-type="float" office:value="24355331.9654999" calcext:value-type="float">
            <text:p>24,355,331.97</text:p>
          </table:table-cell>
        </table:table-row>
        <table:table-row table:style-name="ro1">
          <table:table-cell table:style-name="ce1" office:value-type="string" calcext:value-type="string">
            <text:p>2009-03-13</text:p>
          </table:table-cell>
          <table:table-cell office:value-type="float" office:value="46.950001" calcext:value-type="float">
            <text:p>46.950001</text:p>
          </table:table-cell>
          <table:table-cell office:value-type="float" office:value="13905600" calcext:value-type="float">
            <text:p>13905600</text:p>
          </table:table-cell>
          <table:table-cell table:formula="of:=([.B505]-[.B504])*[.C505]+([.C505]-[.C504])*[.B505]" office:value-type="float" office:value="25208860.0016001" calcext:value-type="float">
            <text:p>25,208,860.00</text:p>
          </table:table-cell>
        </table:table-row>
        <table:table-row table:style-name="ro1">
          <table:table-cell table:style-name="ce1" office:value-type="string" calcext:value-type="string">
            <text:p>2009-03-16</text:p>
          </table:table-cell>
          <table:table-cell office:value-type="float" office:value="47.82" calcext:value-type="float">
            <text:p>47.82</text:p>
          </table:table-cell>
          <table:table-cell office:value-type="float" office:value="15181900" calcext:value-type="float">
            <text:p>15181900</text:p>
          </table:table-cell>
          <table:table-cell table:formula="of:=([.B506]-[.B505])*[.C506]+([.C506]-[.C505])*[.B506]" office:value-type="float" office:value="74240903.8181" calcext:value-type="float">
            <text:p>74,240,903.82</text:p>
          </table:table-cell>
        </table:table-row>
        <table:table-row table:style-name="ro1">
          <table:table-cell table:style-name="ce1" office:value-type="string" calcext:value-type="string">
            <text:p>2009-03-17</text:p>
          </table:table-cell>
          <table:table-cell office:value-type="float" office:value="47.98" calcext:value-type="float">
            <text:p>47.98</text:p>
          </table:table-cell>
          <table:table-cell office:value-type="float" office:value="11481500" calcext:value-type="float">
            <text:p>11481500</text:p>
          </table:table-cell>
          <table:table-cell table:formula="of:=([.B507]-[.B506])*[.C507]+([.C507]-[.C506])*[.B507]" office:value-type="float" office:value="-175708152" calcext:value-type="float">
            <text:p>-175,708,152.00</text:p>
          </table:table-cell>
        </table:table-row>
        <table:table-row table:style-name="ro1">
          <table:table-cell table:style-name="ce1" office:value-type="string" calcext:value-type="string">
            <text:p>2009-03-18</text:p>
          </table:table-cell>
          <table:table-cell office:value-type="float" office:value="48.02" calcext:value-type="float">
            <text:p>48.02</text:p>
          </table:table-cell>
          <table:table-cell office:value-type="float" office:value="16707400" calcext:value-type="float">
            <text:p>16707400</text:p>
          </table:table-cell>
          <table:table-cell table:formula="of:=([.B508]-[.B507])*[.C508]+([.C508]-[.C507])*[.B508]" office:value-type="float" office:value="251616014" calcext:value-type="float">
            <text:p>251,616,014.00</text:p>
          </table:table-cell>
        </table:table-row>
        <table:table-row table:style-name="ro1">
          <table:table-cell table:style-name="ce1" office:value-type="string" calcext:value-type="string">
            <text:p>2009-03-19</text:p>
          </table:table-cell>
          <table:table-cell office:value-type="float" office:value="46.310001" calcext:value-type="float">
            <text:p>46.310001</text:p>
          </table:table-cell>
          <table:table-cell office:value-type="float" office:value="16169800" calcext:value-type="float">
            <text:p>16169800</text:p>
          </table:table-cell>
          <table:table-cell table:formula="of:=([.B509]-[.B508])*[.C509]+([.C509]-[.C508])*[.B509]" office:value-type="float" office:value="-52546598.3678001" calcext:value-type="float">
            <text:p>-52,546,598.37</text:p>
          </table:table-cell>
        </table:table-row>
        <table:table-row table:style-name="ro1">
          <table:table-cell table:style-name="ce1" office:value-type="string" calcext:value-type="string">
            <text:p>2009-03-20</text:p>
          </table:table-cell>
          <table:table-cell office:value-type="float" office:value="45.59" calcext:value-type="float">
            <text:p>45.59</text:p>
          </table:table-cell>
          <table:table-cell office:value-type="float" office:value="25558100" calcext:value-type="float">
            <text:p>25558100</text:p>
          </table:table-cell>
          <table:table-cell table:formula="of:=([.B510]-[.B509])*[.C510]+([.C510]-[.C509])*[.B510]" office:value-type="float" office:value="409610739.4419" calcext:value-type="float">
            <text:p>409,610,739.44</text:p>
          </table:table-cell>
        </table:table-row>
        <table:table-row table:style-name="ro1">
          <table:table-cell table:style-name="ce1" office:value-type="string" calcext:value-type="string">
            <text:p>2009-03-23</text:p>
          </table:table-cell>
          <table:table-cell office:value-type="float" office:value="47.740002" calcext:value-type="float">
            <text:p>47.740002</text:p>
          </table:table-cell>
          <table:table-cell office:value-type="float" office:value="16278000" calcext:value-type="float">
            <text:p>16278000</text:p>
          </table:table-cell>
          <table:table-cell table:formula="of:=([.B511]-[.B510])*[.C511]+([.C511]-[.C510])*[.B511]" office:value-type="float" office:value="-408034260.0042" calcext:value-type="float">
            <text:p>-408,034,260.00</text:p>
          </table:table-cell>
        </table:table-row>
        <table:table-row table:style-name="ro1">
          <table:table-cell table:style-name="ce1" office:value-type="string" calcext:value-type="string">
            <text:p>2009-03-24</text:p>
          </table:table-cell>
          <table:table-cell office:value-type="float" office:value="47.07" calcext:value-type="float">
            <text:p>47.07</text:p>
          </table:table-cell>
          <table:table-cell office:value-type="float" office:value="12158800" calcext:value-type="float">
            <text:p>12158800</text:p>
          </table:table-cell>
          <table:table-cell table:formula="of:=([.B512]-[.B511])*[.C512]+([.C512]-[.C511])*[.B512]" office:value-type="float" office:value="-202037164.3176" calcext:value-type="float">
            <text:p>-202,037,164.32</text:p>
          </table:table-cell>
        </table:table-row>
        <table:table-row table:style-name="ro1">
          <table:table-cell table:style-name="ce1" office:value-type="string" calcext:value-type="string">
            <text:p>2009-03-25</text:p>
          </table:table-cell>
          <table:table-cell office:value-type="float" office:value="48.060001" calcext:value-type="float">
            <text:p>48.060001</text:p>
          </table:table-cell>
          <table:table-cell office:value-type="float" office:value="15275900" calcext:value-type="float">
            <text:p>15275900</text:p>
          </table:table-cell>
          <table:table-cell table:formula="of:=([.B513]-[.B512])*[.C513]+([.C513]-[.C512])*[.B513]" office:value-type="float" office:value="164930985.393" calcext:value-type="float">
            <text:p>164,930,985.39</text:p>
          </table:table-cell>
        </table:table-row>
        <table:table-row table:style-name="ro1">
          <table:table-cell table:style-name="ce1" office:value-type="string" calcext:value-type="string">
            <text:p>2009-03-26</text:p>
          </table:table-cell>
          <table:table-cell office:value-type="float" office:value="48.759998" calcext:value-type="float">
            <text:p>48.759998</text:p>
          </table:table-cell>
          <table:table-cell office:value-type="float" office:value="16256400" calcext:value-type="float">
            <text:p>16256400</text:p>
          </table:table-cell>
          <table:table-cell table:formula="of:=([.B514]-[.B513])*[.C514]+([.C514]-[.C513])*[.B514]" office:value-type="float" office:value="59188609.2698001" calcext:value-type="float">
            <text:p>59,188,609.27</text:p>
          </table:table-cell>
        </table:table-row>
        <table:table-row table:style-name="ro1">
          <table:table-cell table:style-name="ce1" office:value-type="string" calcext:value-type="string">
            <text:p>2009-03-27</text:p>
          </table:table-cell>
          <table:table-cell office:value-type="float" office:value="48.57" calcext:value-type="float">
            <text:p>48.57</text:p>
          </table:table-cell>
          <table:table-cell office:value-type="float" office:value="10402200" calcext:value-type="float">
            <text:p>10402200</text:p>
          </table:table-cell>
          <table:table-cell table:formula="of:=([.B515]-[.B514])*[.C515]+([.C515]-[.C514])*[.B515]" office:value-type="float" office:value="-286314891.1956" calcext:value-type="float">
            <text:p>-286,314,891.20</text:p>
          </table:table-cell>
        </table:table-row>
        <table:table-row table:style-name="ro1">
          <table:table-cell table:style-name="ce1" office:value-type="string" calcext:value-type="string">
            <text:p>2009-03-30</text:p>
          </table:table-cell>
          <table:table-cell office:value-type="float" office:value="47.279999" calcext:value-type="float">
            <text:p>47.279999</text:p>
          </table:table-cell>
          <table:table-cell office:value-type="float" office:value="12747900" calcext:value-type="float">
            <text:p>12747900</text:p>
          </table:table-cell>
          <table:table-cell table:formula="of:=([.B516]-[.B515])*[.C516]+([.C516]-[.C515])*[.B516]" office:value-type="float" office:value="94459889.9063999" calcext:value-type="float">
            <text:p>94,459,889.91</text:p>
          </table:table-cell>
        </table:table-row>
        <table:table-row table:style-name="ro1">
          <table:table-cell table:style-name="ce1" office:value-type="string" calcext:value-type="string">
            <text:p>2009-03-31</text:p>
          </table:table-cell>
          <table:table-cell office:value-type="float" office:value="47.09" calcext:value-type="float">
            <text:p>47.09</text:p>
          </table:table-cell>
          <table:table-cell office:value-type="float" office:value="13847500" calcext:value-type="float">
            <text:p>13847500</text:p>
          </table:table-cell>
          <table:table-cell table:formula="of:=([.B517]-[.B516])*[.C517]+([.C517]-[.C516])*[.B517]" office:value-type="float" office:value="49149152.8475001" calcext:value-type="float">
            <text:p>49,149,152.85</text:p>
          </table:table-cell>
        </table:table-row>
        <table:table-row table:style-name="ro1">
          <table:table-cell table:style-name="ce1" office:value-type="string" calcext:value-type="string">
            <text:p>2009-04-01</text:p>
          </table:table-cell>
          <table:table-cell office:value-type="float" office:value="48.209999" calcext:value-type="float">
            <text:p>48.209999</text:p>
          </table:table-cell>
          <table:table-cell office:value-type="float" office:value="17104300" calcext:value-type="float">
            <text:p>17104300</text:p>
          </table:table-cell>
          <table:table-cell table:formula="of:=([.B518]-[.B517])*[.C518]+([.C518]-[.C517])*[.B518]" office:value-type="float" office:value="176167123.6389" calcext:value-type="float">
            <text:p>176,167,123.64</text:p>
          </table:table-cell>
        </table:table-row>
        <table:table-row table:style-name="ro1">
          <table:table-cell table:style-name="ce1" office:value-type="string" calcext:value-type="string">
            <text:p>2009-04-02</text:p>
          </table:table-cell>
          <table:table-cell office:value-type="float" office:value="49.419998" calcext:value-type="float">
            <text:p>49.419998</text:p>
          </table:table-cell>
          <table:table-cell office:value-type="float" office:value="18320500" calcext:value-type="float">
            <text:p>18320500</text:p>
          </table:table-cell>
          <table:table-cell table:formula="of:=([.B519]-[.B518])*[.C519]+([.C519]-[.C518])*[.B519]" office:value-type="float" office:value="82272388.2470999" calcext:value-type="float">
            <text:p>82,272,388.25</text:p>
          </table:table-cell>
        </table:table-row>
        <table:table-row table:style-name="ro1">
          <table:table-cell table:style-name="ce1" office:value-type="string" calcext:value-type="string">
            <text:p>2009-04-03</text:p>
          </table:table-cell>
          <table:table-cell office:value-type="float" office:value="49.630001" calcext:value-type="float">
            <text:p>49.630001</text:p>
          </table:table-cell>
          <table:table-cell office:value-type="float" office:value="14799800" calcext:value-type="float">
            <text:p>14799800</text:p>
          </table:table-cell>
          <table:table-cell table:formula="of:=([.B520]-[.B519])*[.C520]+([.C520]-[.C519])*[.B520]" office:value-type="float" office:value="-171624342.1213" calcext:value-type="float">
            <text:p>-171,624,342.12</text:p>
          </table:table-cell>
        </table:table-row>
        <table:table-row table:style-name="ro1">
          <table:table-cell table:style-name="ce1" office:value-type="string" calcext:value-type="string">
            <text:p>2009-04-06</text:p>
          </table:table-cell>
          <table:table-cell office:value-type="float" office:value="49.650002" calcext:value-type="float">
            <text:p>49.650002</text:p>
          </table:table-cell>
          <table:table-cell office:value-type="float" office:value="10345400" calcext:value-type="float">
            <text:p>10345400</text:p>
          </table:table-cell>
          <table:table-cell table:formula="of:=([.B521]-[.B520])*[.C521]+([.C521]-[.C520])*[.B521]" office:value-type="float" office:value="-220954050.5634" calcext:value-type="float">
            <text:p>-220,954,050.56</text:p>
          </table:table-cell>
        </table:table-row>
        <table:table-row table:style-name="ro1">
          <table:table-cell table:style-name="ce1" office:value-type="string" calcext:value-type="string">
            <text:p>2009-04-07</text:p>
          </table:table-cell>
          <table:table-cell office:value-type="float" office:value="48.68" calcext:value-type="float">
            <text:p>48.68</text:p>
          </table:table-cell>
          <table:table-cell office:value-type="float" office:value="9801300" calcext:value-type="float">
            <text:p>9801300</text:p>
          </table:table-cell>
          <table:table-cell table:formula="of:=([.B522]-[.B521])*[.C522]+([.C522]-[.C521])*[.B522]" office:value-type="float" office:value="-35994068.6026" calcext:value-type="float">
            <text:p>-35,994,068.60</text:p>
          </table:table-cell>
        </table:table-row>
        <table:table-row table:style-name="ro1">
          <table:table-cell table:style-name="ce1" office:value-type="string" calcext:value-type="string">
            <text:p>2009-04-08</text:p>
          </table:table-cell>
          <table:table-cell office:value-type="float" office:value="48.470001" calcext:value-type="float">
            <text:p>48.470001</text:p>
          </table:table-cell>
          <table:table-cell office:value-type="float" office:value="9434300" calcext:value-type="float">
            <text:p>9434300</text:p>
          </table:table-cell>
          <table:table-cell table:formula="of:=([.B523]-[.B522])*[.C523]+([.C523]-[.C522])*[.B523]" office:value-type="float" office:value="-19769683.9327" calcext:value-type="float">
            <text:p>-19,769,683.93</text:p>
          </table:table-cell>
        </table:table-row>
        <table:table-row table:style-name="ro1">
          <table:table-cell table:style-name="ce1" office:value-type="string" calcext:value-type="string">
            <text:p>2009-04-09</text:p>
          </table:table-cell>
          <table:table-cell office:value-type="float" office:value="49.189999" calcext:value-type="float">
            <text:p>49.189999</text:p>
          </table:table-cell>
          <table:table-cell office:value-type="float" office:value="14766300" calcext:value-type="float">
            <text:p>14766300</text:p>
          </table:table-cell>
          <table:table-cell table:formula="of:=([.B524]-[.B523])*[.C524]+([.C524]-[.C523])*[.B524]" office:value-type="float" office:value="272912781.1354" calcext:value-type="float">
            <text:p>272,912,781.14</text:p>
          </table:table-cell>
        </table:table-row>
        <table:table-row table:style-name="ro1">
          <table:table-cell table:style-name="ce1" office:value-type="string" calcext:value-type="string">
            <text:p>2009-04-13</text:p>
          </table:table-cell>
          <table:table-cell office:value-type="float" office:value="48.040001" calcext:value-type="float">
            <text:p>48.040001</text:p>
          </table:table-cell>
          <table:table-cell office:value-type="float" office:value="12908700" calcext:value-type="float">
            <text:p>12908700</text:p>
          </table:table-cell>
          <table:table-cell table:formula="of:=([.B525]-[.B524])*[.C525]+([.C525]-[.C524])*[.B525]" office:value-type="float" office:value="-104084085.0402" calcext:value-type="float">
            <text:p>-104,084,085.04</text:p>
          </table:table-cell>
        </table:table-row>
        <table:table-row table:style-name="ro1">
          <table:table-cell table:style-name="ce1" office:value-type="string" calcext:value-type="string">
            <text:p>2009-04-14</text:p>
          </table:table-cell>
          <table:table-cell office:value-type="float" office:value="47.25" calcext:value-type="float">
            <text:p>47.25</text:p>
          </table:table-cell>
          <table:table-cell office:value-type="float" office:value="15096100" calcext:value-type="float">
            <text:p>15096100</text:p>
          </table:table-cell>
          <table:table-cell table:formula="of:=([.B526]-[.B525])*[.C526]+([.C526]-[.C525])*[.B526]" office:value-type="float" office:value="91428715.9039001" calcext:value-type="float">
            <text:p>91,428,715.90</text:p>
          </table:table-cell>
        </table:table-row>
        <table:table-row table:style-name="ro1">
          <table:table-cell table:style-name="ce1" office:value-type="string" calcext:value-type="string">
            <text:p>2009-04-15</text:p>
          </table:table-cell>
          <table:table-cell office:value-type="float" office:value="48.75" calcext:value-type="float">
            <text:p>48.75</text:p>
          </table:table-cell>
          <table:table-cell office:value-type="float" office:value="14181600" calcext:value-type="float">
            <text:p>14181600</text:p>
          </table:table-cell>
          <table:table-cell table:formula="of:=([.B527]-[.B526])*[.C527]+([.C527]-[.C526])*[.B527]" office:value-type="float" office:value="-23309475" calcext:value-type="float">
            <text:p>-23,309,475.00</text:p>
          </table:table-cell>
        </table:table-row>
        <table:table-row table:style-name="ro1">
          <table:table-cell table:style-name="ce1" office:value-type="string" calcext:value-type="string">
            <text:p>2009-04-16</text:p>
          </table:table-cell>
          <table:table-cell office:value-type="float" office:value="50.43" calcext:value-type="float">
            <text:p>50.43</text:p>
          </table:table-cell>
          <table:table-cell office:value-type="float" office:value="16333200" calcext:value-type="float">
            <text:p>16333200</text:p>
          </table:table-cell>
          <table:table-cell table:formula="of:=([.B528]-[.B527])*[.C528]+([.C528]-[.C527])*[.B528]" office:value-type="float" office:value="135944964" calcext:value-type="float">
            <text:p>135,944,964.00</text:p>
          </table:table-cell>
        </table:table-row>
        <table:table-row table:style-name="ro1">
          <table:table-cell table:style-name="ce1" office:value-type="string" calcext:value-type="string">
            <text:p>2009-04-17</text:p>
          </table:table-cell>
          <table:table-cell office:value-type="float" office:value="51.66" calcext:value-type="float">
            <text:p>51.66</text:p>
          </table:table-cell>
          <table:table-cell office:value-type="float" office:value="21662400" calcext:value-type="float">
            <text:p>21662400</text:p>
          </table:table-cell>
          <table:table-cell table:formula="of:=([.B529]-[.B528])*[.C529]+([.C529]-[.C528])*[.B529]" office:value-type="float" office:value="301951224" calcext:value-type="float">
            <text:p>301,951,224.00</text:p>
          </table:table-cell>
        </table:table-row>
        <table:table-row table:style-name="ro1">
          <table:table-cell table:style-name="ce1" office:value-type="string" calcext:value-type="string">
            <text:p>2009-04-20</text:p>
          </table:table-cell>
          <table:table-cell office:value-type="float" office:value="50.73" calcext:value-type="float">
            <text:p>50.73</text:p>
          </table:table-cell>
          <table:table-cell office:value-type="float" office:value="15444400" calcext:value-type="float">
            <text:p>15444400</text:p>
          </table:table-cell>
          <table:table-cell table:formula="of:=([.B530]-[.B529])*[.C530]+([.C530]-[.C529])*[.B530]" office:value-type="float" office:value="-329802432" calcext:value-type="float">
            <text:p>-329,802,432.00</text:p>
          </table:table-cell>
        </table:table-row>
        <table:table-row table:style-name="ro1">
          <table:table-cell table:style-name="ce1" office:value-type="string" calcext:value-type="string">
            <text:p>2009-04-21</text:p>
          </table:table-cell>
          <table:table-cell office:value-type="float" office:value="51.369999" calcext:value-type="float">
            <text:p>51.369999</text:p>
          </table:table-cell>
          <table:table-cell office:value-type="float" office:value="12604100" calcext:value-type="float">
            <text:p>12604100</text:p>
          </table:table-cell>
          <table:table-cell table:formula="of:=([.B531]-[.B530])*[.C531]+([.C531]-[.C530])*[.B531]" office:value-type="float" office:value="-137839596.7638" calcext:value-type="float">
            <text:p>-137,839,596.76</text:p>
          </table:table-cell>
        </table:table-row>
        <table:table-row table:style-name="ro1">
          <table:table-cell table:style-name="ce1" office:value-type="string" calcext:value-type="string">
            <text:p>2009-04-22</text:p>
          </table:table-cell>
          <table:table-cell office:value-type="float" office:value="49.599998" calcext:value-type="float">
            <text:p>49.599998</text:p>
          </table:table-cell>
          <table:table-cell office:value-type="float" office:value="13385400" calcext:value-type="float">
            <text:p>13385400</text:p>
          </table:table-cell>
          <table:table-cell table:formula="of:=([.B532]-[.B531])*[.C532]+([.C532]-[.C531])*[.B532]" office:value-type="float" office:value="15060307.052" calcext:value-type="float">
            <text:p>15,060,307.05</text:p>
          </table:table-cell>
        </table:table-row>
        <table:table-row table:style-name="ro1">
          <table:table-cell table:style-name="ce1" office:value-type="string" calcext:value-type="string">
            <text:p>2009-04-23</text:p>
          </table:table-cell>
          <table:table-cell office:value-type="float" office:value="49.32" calcext:value-type="float">
            <text:p>49.32</text:p>
          </table:table-cell>
          <table:table-cell office:value-type="float" office:value="11859200" calcext:value-type="float">
            <text:p>11859200</text:p>
          </table:table-cell>
          <table:table-cell table:formula="of:=([.B533]-[.B532])*[.C533]+([.C533]-[.C532])*[.B533]" office:value-type="float" office:value="-78592736.2816" calcext:value-type="float">
            <text:p>-78,592,736.28</text:p>
          </table:table-cell>
        </table:table-row>
        <table:table-row table:style-name="ro1">
          <table:table-cell table:style-name="ce1" office:value-type="string" calcext:value-type="string">
            <text:p>2009-04-24</text:p>
          </table:table-cell>
          <table:table-cell office:value-type="float" office:value="49.509998" calcext:value-type="float">
            <text:p>49.509998</text:p>
          </table:table-cell>
          <table:table-cell office:value-type="float" office:value="11324200" calcext:value-type="float">
            <text:p>11324200</text:p>
          </table:table-cell>
          <table:table-cell table:formula="of:=([.B534]-[.B533])*[.C534]+([.C534]-[.C533])*[.B534]" office:value-type="float" office:value="-24336273.5784" calcext:value-type="float">
            <text:p>-24,336,273.58</text:p>
          </table:table-cell>
        </table:table-row>
        <table:table-row table:style-name="ro1">
          <table:table-cell table:style-name="ce1" office:value-type="string" calcext:value-type="string">
            <text:p>2009-04-27</text:p>
          </table:table-cell>
          <table:table-cell office:value-type="float" office:value="49.970001" calcext:value-type="float">
            <text:p>49.970001</text:p>
          </table:table-cell>
          <table:table-cell office:value-type="float" office:value="9603900" calcext:value-type="float">
            <text:p>9603900</text:p>
          </table:table-cell>
          <table:table-cell table:formula="of:=([.B535]-[.B534])*[.C535]+([.C535]-[.C534])*[.B535]" office:value-type="float" office:value="-81545569.9086" calcext:value-type="float">
            <text:p>-81,545,569.91</text:p>
          </table:table-cell>
        </table:table-row>
        <table:table-row table:style-name="ro1">
          <table:table-cell table:style-name="ce1" office:value-type="string" calcext:value-type="string">
            <text:p>2009-04-28</text:p>
          </table:table-cell>
          <table:table-cell office:value-type="float" office:value="49.689999" calcext:value-type="float">
            <text:p>49.689999</text:p>
          </table:table-cell>
          <table:table-cell office:value-type="float" office:value="9004800" calcext:value-type="float">
            <text:p>9004800</text:p>
          </table:table-cell>
          <table:table-cell table:formula="of:=([.B536]-[.B535])*[.C536]+([.C536]-[.C535])*[.B536]" office:value-type="float" office:value="-32290640.4105" calcext:value-type="float">
            <text:p>-32,290,640.41</text:p>
          </table:table-cell>
        </table:table-row>
        <table:table-row table:style-name="ro1">
          <table:table-cell table:style-name="ce1" office:value-type="string" calcext:value-type="string">
            <text:p>2009-04-29</text:p>
          </table:table-cell>
          <table:table-cell office:value-type="float" office:value="50.419998" calcext:value-type="float">
            <text:p>50.419998</text:p>
          </table:table-cell>
          <table:table-cell office:value-type="float" office:value="11399200" calcext:value-type="float">
            <text:p>11399200</text:p>
          </table:table-cell>
          <table:table-cell table:formula="of:=([.B537]-[.B536])*[.C537]+([.C537]-[.C536])*[.B537]" office:value-type="float" office:value="129047047.812" calcext:value-type="float">
            <text:p>129,047,047.81</text:p>
          </table:table-cell>
        </table:table-row>
        <table:table-row table:style-name="ro1">
          <table:table-cell table:style-name="ce1" office:value-type="string" calcext:value-type="string">
            <text:p>2009-04-30</text:p>
          </table:table-cell>
          <table:table-cell office:value-type="float" office:value="49.439999" calcext:value-type="float">
            <text:p>49.439999</text:p>
          </table:table-cell>
          <table:table-cell office:value-type="float" office:value="24582200" calcext:value-type="float">
            <text:p>24582200</text:p>
          </table:table-cell>
          <table:table-cell table:formula="of:=([.B538]-[.B537])*[.C538]+([.C538]-[.C537])*[.B538]" office:value-type="float" office:value="627676975.3992" calcext:value-type="float">
            <text:p>627,676,975.40</text:p>
          </table:table-cell>
        </table:table-row>
        <table:table-row table:style-name="ro1">
          <table:table-cell table:style-name="ce1" office:value-type="string" calcext:value-type="string">
            <text:p>2009-05-01</text:p>
          </table:table-cell>
          <table:table-cell office:value-type="float" office:value="49.5" calcext:value-type="float">
            <text:p>49.5</text:p>
          </table:table-cell>
          <table:table-cell office:value-type="float" office:value="11888500" calcext:value-type="float">
            <text:p>11888500</text:p>
          </table:table-cell>
          <table:table-cell table:formula="of:=([.B539]-[.B538])*[.C539]+([.C539]-[.C538])*[.B539]" office:value-type="float" office:value="-627624828.1115" calcext:value-type="float">
            <text:p>-627,624,828.11</text:p>
          </table:table-cell>
        </table:table-row>
        <table:table-row table:style-name="ro1">
          <table:table-cell table:style-name="ce1" office:value-type="string" calcext:value-type="string">
            <text:p>2009-05-04</text:p>
          </table:table-cell>
          <table:table-cell office:value-type="float" office:value="50.990002" calcext:value-type="float">
            <text:p>50.990002</text:p>
          </table:table-cell>
          <table:table-cell office:value-type="float" office:value="12625200" calcext:value-type="float">
            <text:p>12625200</text:p>
          </table:table-cell>
          <table:table-cell table:formula="of:=([.B540]-[.B539])*[.C540]+([.C540]-[.C539])*[.B540]" office:value-type="float" office:value="56375907.7238" calcext:value-type="float">
            <text:p>56,375,907.72</text:p>
          </table:table-cell>
        </table:table-row>
        <table:table-row table:style-name="ro1">
          <table:table-cell table:style-name="ce1" office:value-type="string" calcext:value-type="string">
            <text:p>2009-05-05</text:p>
          </table:table-cell>
          <table:table-cell office:value-type="float" office:value="49.790001" calcext:value-type="float">
            <text:p>49.790001</text:p>
          </table:table-cell>
          <table:table-cell office:value-type="float" office:value="12299300" calcext:value-type="float">
            <text:p>12299300</text:p>
          </table:table-cell>
          <table:table-cell table:formula="of:=([.B541]-[.B540])*[.C541]+([.C541]-[.C540])*[.B541]" office:value-type="float" office:value="-30985733.6252" calcext:value-type="float">
            <text:p>-30,985,733.63</text:p>
          </table:table-cell>
        </table:table-row>
        <table:table-row table:style-name="ro1">
          <table:table-cell table:style-name="ce1" office:value-type="string" calcext:value-type="string">
            <text:p>2009-05-06</text:p>
          </table:table-cell>
          <table:table-cell office:value-type="float" office:value="50.84" calcext:value-type="float">
            <text:p>50.84</text:p>
          </table:table-cell>
          <table:table-cell office:value-type="float" office:value="14932300" calcext:value-type="float">
            <text:p>14932300</text:p>
          </table:table-cell>
          <table:table-cell table:formula="of:=([.B542]-[.B541])*[.C542]+([.C542]-[.C541])*[.B542]" office:value-type="float" office:value="149540620.0677" calcext:value-type="float">
            <text:p>149,540,620.07</text:p>
          </table:table-cell>
        </table:table-row>
        <table:table-row table:style-name="ro1">
          <table:table-cell table:style-name="ce1" office:value-type="string" calcext:value-type="string">
            <text:p>2009-05-07</text:p>
          </table:table-cell>
          <table:table-cell office:value-type="float" office:value="51.34" calcext:value-type="float">
            <text:p>51.34</text:p>
          </table:table-cell>
          <table:table-cell office:value-type="float" office:value="13718200" calcext:value-type="float">
            <text:p>13718200</text:p>
          </table:table-cell>
          <table:table-cell table:formula="of:=([.B543]-[.B542])*[.C543]+([.C543]-[.C542])*[.B543]" office:value-type="float" office:value="-55472794" calcext:value-type="float">
            <text:p>-55,472,794.00</text:p>
          </table:table-cell>
        </table:table-row>
        <table:table-row table:style-name="ro1">
          <table:table-cell table:style-name="ce1" office:value-type="string" calcext:value-type="string">
            <text:p>2009-05-08</text:p>
          </table:table-cell>
          <table:table-cell office:value-type="float" office:value="51.57" calcext:value-type="float">
            <text:p>51.57</text:p>
          </table:table-cell>
          <table:table-cell office:value-type="float" office:value="13417100" calcext:value-type="float">
            <text:p>13417100</text:p>
          </table:table-cell>
          <table:table-cell table:formula="of:=([.B544]-[.B543])*[.C544]+([.C544]-[.C543])*[.B544]" office:value-type="float" office:value="-12441794" calcext:value-type="float">
            <text:p>-12,441,794.00</text:p>
          </table:table-cell>
        </table:table-row>
        <table:table-row table:style-name="ro1">
          <table:table-cell table:style-name="ce1" office:value-type="string" calcext:value-type="string">
            <text:p>2009-05-11</text:p>
          </table:table-cell>
          <table:table-cell office:value-type="float" office:value="50.369999" calcext:value-type="float">
            <text:p>50.369999</text:p>
          </table:table-cell>
          <table:table-cell office:value-type="float" office:value="13896700" calcext:value-type="float">
            <text:p>13896700</text:p>
          </table:table-cell>
          <table:table-cell table:formula="of:=([.B545]-[.B544])*[.C545]+([.C545]-[.C544])*[.B545]" office:value-type="float" office:value="7481397.6237" calcext:value-type="float">
            <text:p>7,481,397.62</text:p>
          </table:table-cell>
        </table:table-row>
        <table:table-row table:style-name="ro1">
          <table:table-cell table:style-name="ce1" office:value-type="string" calcext:value-type="string">
            <text:p>2009-05-12</text:p>
          </table:table-cell>
          <table:table-cell office:value-type="float" office:value="50.939999" calcext:value-type="float">
            <text:p>50.939999</text:p>
          </table:table-cell>
          <table:table-cell office:value-type="float" office:value="13779000" calcext:value-type="float">
            <text:p>13779000</text:p>
          </table:table-cell>
          <table:table-cell table:formula="of:=([.B546]-[.B545])*[.C546]+([.C546]-[.C545])*[.B546]" office:value-type="float" office:value="1858392.1177" calcext:value-type="float">
            <text:p>1,858,392.12</text:p>
          </table:table-cell>
        </table:table-row>
        <table:table-row table:style-name="ro1">
          <table:table-cell table:style-name="ce1" office:value-type="string" calcext:value-type="string">
            <text:p>2009-05-13</text:p>
          </table:table-cell>
          <table:table-cell office:value-type="float" office:value="50.959999" calcext:value-type="float">
            <text:p>50.959999</text:p>
          </table:table-cell>
          <table:table-cell office:value-type="float" office:value="11238900" calcext:value-type="float">
            <text:p>11238900</text:p>
          </table:table-cell>
          <table:table-cell table:formula="of:=([.B547]-[.B546])*[.C547]+([.C547]-[.C546])*[.B547]" office:value-type="float" office:value="-129218715.4599" calcext:value-type="float">
            <text:p>-129,218,715.46</text:p>
          </table:table-cell>
        </table:table-row>
        <table:table-row table:style-name="ro1">
          <table:table-cell table:style-name="ce1" office:value-type="string" calcext:value-type="string">
            <text:p>2009-05-14</text:p>
          </table:table-cell>
          <table:table-cell office:value-type="float" office:value="50.799999" calcext:value-type="float">
            <text:p>50.799999</text:p>
          </table:table-cell>
          <table:table-cell office:value-type="float" office:value="11105800" calcext:value-type="float">
            <text:p>11105800</text:p>
          </table:table-cell>
          <table:table-cell table:formula="of:=([.B548]-[.B547])*[.C548]+([.C548]-[.C547])*[.B548]" office:value-type="float" office:value="-8538407.86690004" calcext:value-type="float">
            <text:p>-8,538,407.87</text:p>
          </table:table-cell>
        </table:table-row>
        <table:table-row table:style-name="ro1">
          <table:table-cell table:style-name="ce1" office:value-type="string" calcext:value-type="string">
            <text:p>2009-05-15</text:p>
          </table:table-cell>
          <table:table-cell office:value-type="float" office:value="50.669998" calcext:value-type="float">
            <text:p>50.669998</text:p>
          </table:table-cell>
          <table:table-cell office:value-type="float" office:value="14120300" calcext:value-type="float">
            <text:p>14120300</text:p>
          </table:table-cell>
          <table:table-cell table:formula="of:=([.B549]-[.B548])*[.C549]+([.C549]-[.C548])*[.B549]" office:value-type="float" office:value="150909055.8507" calcext:value-type="float">
            <text:p>150,909,055.85</text:p>
          </table:table-cell>
        </table:table-row>
        <table:table-row table:style-name="ro1">
          <table:table-cell table:style-name="ce1" office:value-type="string" calcext:value-type="string">
            <text:p>2009-05-18</text:p>
          </table:table-cell>
          <table:table-cell office:value-type="float" office:value="52.52" calcext:value-type="float">
            <text:p>52.52</text:p>
          </table:table-cell>
          <table:table-cell office:value-type="float" office:value="14066100" calcext:value-type="float">
            <text:p>14066100</text:p>
          </table:table-cell>
          <table:table-cell table:formula="of:=([.B550]-[.B549])*[.C550]+([.C550]-[.C549])*[.B550]" office:value-type="float" office:value="23175729.1322" calcext:value-type="float">
            <text:p>23,175,729.13</text:p>
          </table:table-cell>
        </table:table-row>
        <table:table-row table:style-name="ro1">
          <table:table-cell table:style-name="ce1" office:value-type="string" calcext:value-type="string">
            <text:p>2009-05-19</text:p>
          </table:table-cell>
          <table:table-cell office:value-type="float" office:value="52.950001" calcext:value-type="float">
            <text:p>52.950001</text:p>
          </table:table-cell>
          <table:table-cell office:value-type="float" office:value="15215200" calcext:value-type="float">
            <text:p>15215200</text:p>
          </table:table-cell>
          <table:table-cell table:formula="of:=([.B551]-[.B550])*[.C551]+([.C551]-[.C550])*[.B551]" office:value-type="float" office:value="67387397.3643" calcext:value-type="float">
            <text:p>67,387,397.36</text:p>
          </table:table-cell>
        </table:table-row>
        <table:table-row table:style-name="ro1">
          <table:table-cell table:style-name="ce1" office:value-type="string" calcext:value-type="string">
            <text:p>2009-05-20</text:p>
          </table:table-cell>
          <table:table-cell office:value-type="float" office:value="54.02" calcext:value-type="float">
            <text:p>54.02</text:p>
          </table:table-cell>
          <table:table-cell office:value-type="float" office:value="15964200" calcext:value-type="float">
            <text:p>15964200</text:p>
          </table:table-cell>
          <table:table-cell table:formula="of:=([.B552]-[.B551])*[.C552]+([.C552]-[.C551])*[.B552]" office:value-type="float" office:value="57542658.0358" calcext:value-type="float">
            <text:p>57,542,658.04</text:p>
          </table:table-cell>
        </table:table-row>
        <table:table-row table:style-name="ro1">
          <table:table-cell table:style-name="ce1" office:value-type="string" calcext:value-type="string">
            <text:p>2009-05-21</text:p>
          </table:table-cell>
          <table:table-cell office:value-type="float" office:value="53.02" calcext:value-type="float">
            <text:p>53.02</text:p>
          </table:table-cell>
          <table:table-cell office:value-type="float" office:value="11225900" calcext:value-type="float">
            <text:p>11225900</text:p>
          </table:table-cell>
          <table:table-cell table:formula="of:=([.B553]-[.B552])*[.C553]+([.C553]-[.C552])*[.B553]" office:value-type="float" office:value="-262450566" calcext:value-type="float">
            <text:p>-262,450,566.00</text:p>
          </table:table-cell>
        </table:table-row>
        <table:table-row table:style-name="ro1">
          <table:table-cell table:style-name="ce1" office:value-type="string" calcext:value-type="string">
            <text:p>2009-05-22</text:p>
          </table:table-cell>
          <table:table-cell office:value-type="float" office:value="53.029999" calcext:value-type="float">
            <text:p>53.029999</text:p>
          </table:table-cell>
          <table:table-cell office:value-type="float" office:value="6765000" calcext:value-type="float">
            <text:p>6765000</text:p>
          </table:table-cell>
          <table:table-cell table:formula="of:=([.B554]-[.B553])*[.C554]+([.C554]-[.C553])*[.B554]" office:value-type="float" office:value="-236493879.3041" calcext:value-type="float">
            <text:p>-236,493,879.30</text:p>
          </table:table-cell>
        </table:table-row>
        <table:table-row table:style-name="ro1">
          <table:table-cell table:style-name="ce1" office:value-type="string" calcext:value-type="string">
            <text:p>2009-05-26</text:p>
          </table:table-cell>
          <table:table-cell office:value-type="float" office:value="53.779999" calcext:value-type="float">
            <text:p>53.779999</text:p>
          </table:table-cell>
          <table:table-cell office:value-type="float" office:value="10918600" calcext:value-type="float">
            <text:p>10918600</text:p>
          </table:table-cell>
          <table:table-cell table:formula="of:=([.B555]-[.B554])*[.C555]+([.C555]-[.C554])*[.B555]" office:value-type="float" office:value="231569553.8464" calcext:value-type="float">
            <text:p>231,569,553.85</text:p>
          </table:table-cell>
        </table:table-row>
        <table:table-row table:style-name="ro1">
          <table:table-cell table:style-name="ce1" office:value-type="string" calcext:value-type="string">
            <text:p>2009-05-27</text:p>
          </table:table-cell>
          <table:table-cell office:value-type="float" office:value="51.779999" calcext:value-type="float">
            <text:p>51.779999</text:p>
          </table:table-cell>
          <table:table-cell office:value-type="float" office:value="14497600" calcext:value-type="float">
            <text:p>14497600</text:p>
          </table:table-cell>
          <table:table-cell table:formula="of:=([.B556]-[.B555])*[.C556]+([.C556]-[.C555])*[.B556]" office:value-type="float" office:value="156325416.421" calcext:value-type="float">
            <text:p>156,325,416.42</text:p>
          </table:table-cell>
        </table:table-row>
        <table:table-row table:style-name="ro1">
          <table:table-cell table:style-name="ce1" office:value-type="string" calcext:value-type="string">
            <text:p>2009-05-28</text:p>
          </table:table-cell>
          <table:table-cell office:value-type="float" office:value="52.59" calcext:value-type="float">
            <text:p>52.59</text:p>
          </table:table-cell>
          <table:table-cell office:value-type="float" office:value="16611400" calcext:value-type="float">
            <text:p>16611400</text:p>
          </table:table-cell>
          <table:table-cell table:formula="of:=([.B557]-[.B556])*[.C557]+([.C557]-[.C556])*[.B557]" office:value-type="float" office:value="124619992.6114" calcext:value-type="float">
            <text:p>124,619,992.61</text:p>
          </table:table-cell>
        </table:table-row>
        <table:table-row table:style-name="ro1">
          <table:table-cell table:style-name="ce1" office:value-type="string" calcext:value-type="string">
            <text:p>2009-05-29</text:p>
          </table:table-cell>
          <table:table-cell office:value-type="float" office:value="51.939999" calcext:value-type="float">
            <text:p>51.939999</text:p>
          </table:table-cell>
          <table:table-cell office:value-type="float" office:value="15133700" calcext:value-type="float">
            <text:p>15133700</text:p>
          </table:table-cell>
          <table:table-cell table:formula="of:=([.B558]-[.B557])*[.C558]+([.C558]-[.C557])*[.B558]" office:value-type="float" office:value="-86588656.656" calcext:value-type="float">
            <text:p>-86,588,656.66</text:p>
          </table:table-cell>
        </table:table-row>
        <table:table-row table:style-name="ro1">
          <table:table-cell table:style-name="ce1" office:value-type="string" calcext:value-type="string">
            <text:p>2009-06-01</text:p>
          </table:table-cell>
          <table:table-cell office:value-type="float" office:value="53.360001" calcext:value-type="float">
            <text:p>53.360001</text:p>
          </table:table-cell>
          <table:table-cell office:value-type="float" office:value="12487300" calcext:value-type="float">
            <text:p>12487300</text:p>
          </table:table-cell>
          <table:table-cell table:formula="of:=([.B559]-[.B558])*[.C559]+([.C559]-[.C558])*[.B559]" office:value-type="float" office:value="-123479915.6718" calcext:value-type="float">
            <text:p>-123,479,915.67</text:p>
          </table:table-cell>
        </table:table-row>
        <table:table-row table:style-name="ro1">
          <table:table-cell table:style-name="ce1" office:value-type="string" calcext:value-type="string">
            <text:p>2009-06-02</text:p>
          </table:table-cell>
          <table:table-cell office:value-type="float" office:value="53.709999" calcext:value-type="float">
            <text:p>53.709999</text:p>
          </table:table-cell>
          <table:table-cell office:value-type="float" office:value="11923400" calcext:value-type="float">
            <text:p>11923400</text:p>
          </table:table-cell>
          <table:table-cell table:formula="of:=([.B560]-[.B559])*[.C560]+([.C560]-[.C559])*[.B560]" office:value-type="float" office:value="-26113902.2828999" calcext:value-type="float">
            <text:p>-26,113,902.28</text:p>
          </table:table-cell>
        </table:table-row>
        <table:table-row table:style-name="ro1">
          <table:table-cell table:style-name="ce1" office:value-type="string" calcext:value-type="string">
            <text:p>2009-06-03</text:p>
          </table:table-cell>
          <table:table-cell office:value-type="float" office:value="53.810001" calcext:value-type="float">
            <text:p>53.810001</text:p>
          </table:table-cell>
          <table:table-cell office:value-type="float" office:value="12643500" calcext:value-type="float">
            <text:p>12643500</text:p>
          </table:table-cell>
          <table:table-cell table:formula="of:=([.B561]-[.B560])*[.C561]+([.C561]-[.C560])*[.B561]" office:value-type="float" office:value="40012957.0071" calcext:value-type="float">
            <text:p>40,012,957.01</text:p>
          </table:table-cell>
        </table:table-row>
        <table:table-row table:style-name="ro1">
          <table:table-cell table:style-name="ce1" office:value-type="string" calcext:value-type="string">
            <text:p>2009-06-04</text:p>
          </table:table-cell>
          <table:table-cell office:value-type="float" office:value="53.349998" calcext:value-type="float">
            <text:p>53.349998</text:p>
          </table:table-cell>
          <table:table-cell office:value-type="float" office:value="9987000" calcext:value-type="float">
            <text:p>9987000</text:p>
          </table:table-cell>
          <table:table-cell table:formula="of:=([.B562]-[.B561])*[.C562]+([.C562]-[.C561])*[.B562]" office:value-type="float" office:value="-146318319.648" calcext:value-type="float">
            <text:p>-146,318,319.65</text:p>
          </table:table-cell>
        </table:table-row>
        <table:table-row table:style-name="ro1">
          <table:table-cell table:style-name="ce1" office:value-type="string" calcext:value-type="string">
            <text:p>2009-06-05</text:p>
          </table:table-cell>
          <table:table-cell office:value-type="float" office:value="53.18" calcext:value-type="float">
            <text:p>53.18</text:p>
          </table:table-cell>
          <table:table-cell office:value-type="float" office:value="10551000" calcext:value-type="float">
            <text:p>10551000</text:p>
          </table:table-cell>
          <table:table-cell table:formula="of:=([.B563]-[.B562])*[.C563]+([.C563]-[.C562])*[.B563]" office:value-type="float" office:value="28199871.102" calcext:value-type="float">
            <text:p>28,199,871.10</text:p>
          </table:table-cell>
        </table:table-row>
        <table:table-row table:style-name="ro1">
          <table:table-cell table:style-name="ce1" office:value-type="string" calcext:value-type="string">
            <text:p>2009-06-08</text:p>
          </table:table-cell>
          <table:table-cell office:value-type="float" office:value="53.139999" calcext:value-type="float">
            <text:p>53.139999</text:p>
          </table:table-cell>
          <table:table-cell office:value-type="float" office:value="10651800" calcext:value-type="float">
            <text:p>10651800</text:p>
          </table:table-cell>
          <table:table-cell table:formula="of:=([.B564]-[.B563])*[.C564]+([.C564]-[.C563])*[.B564]" office:value-type="float" office:value="4930429.24740004" calcext:value-type="float">
            <text:p>4,930,429.25</text:p>
          </table:table-cell>
        </table:table-row>
        <table:table-row table:style-name="ro1">
          <table:table-cell table:style-name="ce1" office:value-type="string" calcext:value-type="string">
            <text:p>2009-06-09</text:p>
          </table:table-cell>
          <table:table-cell office:value-type="float" office:value="52.41" calcext:value-type="float">
            <text:p>52.41</text:p>
          </table:table-cell>
          <table:table-cell office:value-type="float" office:value="11606000" calcext:value-type="float">
            <text:p>11606000</text:p>
          </table:table-cell>
          <table:table-cell table:formula="of:=([.B565]-[.B564])*[.C565]+([.C565]-[.C564])*[.B565]" office:value-type="float" office:value="41537253.6059999" calcext:value-type="float">
            <text:p>41,537,253.61</text:p>
          </table:table-cell>
        </table:table-row>
        <table:table-row table:style-name="ro1">
          <table:table-cell table:style-name="ce1" office:value-type="string" calcext:value-type="string">
            <text:p>2009-06-10</text:p>
          </table:table-cell>
          <table:table-cell office:value-type="float" office:value="52.080002" calcext:value-type="float">
            <text:p>52.080002</text:p>
          </table:table-cell>
          <table:table-cell office:value-type="float" office:value="13082500" calcext:value-type="float">
            <text:p>13082500</text:p>
          </table:table-cell>
          <table:table-cell table:formula="of:=([.B566]-[.B565])*[.C566]+([.C566]-[.C565])*[.B566]" office:value-type="float" office:value="72578924.1180001" calcext:value-type="float">
            <text:p>72,578,924.12</text:p>
          </table:table-cell>
        </table:table-row>
        <table:table-row table:style-name="ro1">
          <table:table-cell table:style-name="ce1" office:value-type="string" calcext:value-type="string">
            <text:p>2009-06-11</text:p>
          </table:table-cell>
          <table:table-cell office:value-type="float" office:value="52.009998" calcext:value-type="float">
            <text:p>52.009998</text:p>
          </table:table-cell>
          <table:table-cell office:value-type="float" office:value="10862400" calcext:value-type="float">
            <text:p>10862400</text:p>
          </table:table-cell>
          <table:table-cell table:formula="of:=([.B567]-[.B566])*[.C567]+([.C567]-[.C566])*[.B567]" office:value-type="float" office:value="-116227808.0094" calcext:value-type="float">
            <text:p>-116,227,808.01</text:p>
          </table:table-cell>
        </table:table-row>
        <table:table-row table:style-name="ro1">
          <table:table-cell table:style-name="ce1" office:value-type="string" calcext:value-type="string">
            <text:p>2009-06-12</text:p>
          </table:table-cell>
          <table:table-cell office:value-type="float" office:value="52.549999" calcext:value-type="float">
            <text:p>52.549999</text:p>
          </table:table-cell>
          <table:table-cell office:value-type="float" office:value="10352700" calcext:value-type="float">
            <text:p>10352700</text:p>
          </table:table-cell>
          <table:table-cell table:formula="of:=([.B568]-[.B567])*[.C568]+([.C568]-[.C567])*[.B568]" office:value-type="float" office:value="-21194266.1376" calcext:value-type="float">
            <text:p>-21,194,266.14</text:p>
          </table:table-cell>
        </table:table-row>
        <table:table-row table:style-name="ro1">
          <table:table-cell table:style-name="ce1" office:value-type="string" calcext:value-type="string">
            <text:p>2009-06-15</text:p>
          </table:table-cell>
          <table:table-cell office:value-type="float" office:value="51.330002" calcext:value-type="float">
            <text:p>51.330002</text:p>
          </table:table-cell>
          <table:table-cell office:value-type="float" office:value="12158000" calcext:value-type="float">
            <text:p>12158000</text:p>
          </table:table-cell>
          <table:table-cell table:formula="of:=([.B569]-[.B568])*[.C569]+([.C569]-[.C568])*[.B569]" office:value-type="float" office:value="77833329.0846" calcext:value-type="float">
            <text:p>77,833,329.08</text:p>
          </table:table-cell>
        </table:table-row>
        <table:table-row table:style-name="ro1">
          <table:table-cell table:style-name="ce1" office:value-type="string" calcext:value-type="string">
            <text:p>2009-06-16</text:p>
          </table:table-cell>
          <table:table-cell office:value-type="float" office:value="50.099998" calcext:value-type="float">
            <text:p>50.099998</text:p>
          </table:table-cell>
          <table:table-cell office:value-type="float" office:value="15721900" calcext:value-type="float">
            <text:p>15721900</text:p>
          </table:table-cell>
          <table:table-cell table:formula="of:=([.B570]-[.B569])*[.C570]+([.C570]-[.C569])*[.B570]" office:value-type="float" office:value="159213382.9846" calcext:value-type="float">
            <text:p>159,213,382.98</text:p>
          </table:table-cell>
        </table:table-row>
        <table:table-row table:style-name="ro1">
          <table:table-cell table:style-name="ce1" office:value-type="string" calcext:value-type="string">
            <text:p>2009-06-17</text:p>
          </table:table-cell>
          <table:table-cell office:value-type="float" office:value="50.009998" calcext:value-type="float">
            <text:p>50.009998</text:p>
          </table:table-cell>
          <table:table-cell office:value-type="float" office:value="12696700" calcext:value-type="float">
            <text:p>12696700</text:p>
          </table:table-cell>
          <table:table-cell table:formula="of:=([.B571]-[.B570])*[.C571]+([.C571]-[.C570])*[.B571]" office:value-type="float" office:value="-152432948.9496" calcext:value-type="float">
            <text:p>-152,432,948.95</text:p>
          </table:table-cell>
        </table:table-row>
        <table:table-row table:style-name="ro1">
          <table:table-cell table:style-name="ce1" office:value-type="string" calcext:value-type="string">
            <text:p>2009-06-18</text:p>
          </table:table-cell>
          <table:table-cell office:value-type="float" office:value="51.169998" calcext:value-type="float">
            <text:p>51.169998</text:p>
          </table:table-cell>
          <table:table-cell office:value-type="float" office:value="12999600" calcext:value-type="float">
            <text:p>12999600</text:p>
          </table:table-cell>
          <table:table-cell table:formula="of:=([.B572]-[.B571])*[.C572]+([.C572]-[.C571])*[.B572]" office:value-type="float" office:value="30578928.3942" calcext:value-type="float">
            <text:p>30,578,928.39</text:p>
          </table:table-cell>
        </table:table-row>
        <table:table-row table:style-name="ro1">
          <table:table-cell table:style-name="ce1" office:value-type="string" calcext:value-type="string">
            <text:p>2009-06-19</text:p>
          </table:table-cell>
          <table:table-cell office:value-type="float" office:value="50.639999" calcext:value-type="float">
            <text:p>50.639999</text:p>
          </table:table-cell>
          <table:table-cell office:value-type="float" office:value="19541900" calcext:value-type="float">
            <text:p>19541900</text:p>
          </table:table-cell>
          <table:table-cell table:formula="of:=([.B573]-[.B572])*[.C573]+([.C573]-[.C572])*[.B573]" office:value-type="float" office:value="320944877.9996" calcext:value-type="float">
            <text:p>320,944,878.00</text:p>
          </table:table-cell>
        </table:table-row>
        <table:table-row table:style-name="ro1">
          <table:table-cell table:style-name="ce1" office:value-type="string" calcext:value-type="string">
            <text:p>2009-06-22</text:p>
          </table:table-cell>
          <table:table-cell office:value-type="float" office:value="50.560001" calcext:value-type="float">
            <text:p>50.560001</text:p>
          </table:table-cell>
          <table:table-cell office:value-type="float" office:value="12992200" calcext:value-type="float">
            <text:p>12992200</text:p>
          </table:table-cell>
          <table:table-cell table:formula="of:=([.B574]-[.B573])*[.C574]+([.C574]-[.C573])*[.B574]" office:value-type="float" office:value="-332192188.5653" calcext:value-type="float">
            <text:p>-332,192,188.57</text:p>
          </table:table-cell>
        </table:table-row>
        <table:table-row table:style-name="ro1">
          <table:table-cell table:style-name="ce1" office:value-type="string" calcext:value-type="string">
            <text:p>2009-06-23</text:p>
          </table:table-cell>
          <table:table-cell office:value-type="float" office:value="50.549999" calcext:value-type="float">
            <text:p>50.549999</text:p>
          </table:table-cell>
          <table:table-cell office:value-type="float" office:value="10611800" calcext:value-type="float">
            <text:p>10611800</text:p>
          </table:table-cell>
          <table:table-cell table:formula="of:=([.B575]-[.B574])*[.C575]+([.C575]-[.C574])*[.B575]" office:value-type="float" office:value="-120435356.8432" calcext:value-type="float">
            <text:p>-120,435,356.84</text:p>
          </table:table-cell>
        </table:table-row>
        <table:table-row table:style-name="ro1">
          <table:table-cell table:style-name="ce1" office:value-type="string" calcext:value-type="string">
            <text:p>2009-06-24</text:p>
          </table:table-cell>
          <table:table-cell office:value-type="float" office:value="50.549999" calcext:value-type="float">
            <text:p>50.549999</text:p>
          </table:table-cell>
          <table:table-cell office:value-type="float" office:value="12399000" calcext:value-type="float">
            <text:p>12399000</text:p>
          </table:table-cell>
          <table:table-cell table:formula="of:=([.B576]-[.B575])*[.C576]+([.C576]-[.C575])*[.B576]" office:value-type="float" office:value="90342958.2128" calcext:value-type="float">
            <text:p>90,342,958.21</text:p>
          </table:table-cell>
        </table:table-row>
        <table:table-row table:style-name="ro1">
          <table:table-cell table:style-name="ce1" office:value-type="string" calcext:value-type="string">
            <text:p>2009-06-25</text:p>
          </table:table-cell>
          <table:table-cell office:value-type="float" office:value="51.68" calcext:value-type="float">
            <text:p>51.68</text:p>
          </table:table-cell>
          <table:table-cell office:value-type="float" office:value="13723300" calcext:value-type="float">
            <text:p>13723300</text:p>
          </table:table-cell>
          <table:table-cell table:formula="of:=([.B577]-[.B576])*[.C577]+([.C577]-[.C576])*[.B577]" office:value-type="float" office:value="83947166.7233" calcext:value-type="float">
            <text:p>83,947,166.72</text:p>
          </table:table-cell>
        </table:table-row>
        <table:table-row table:style-name="ro1">
          <table:table-cell table:style-name="ce1" office:value-type="string" calcext:value-type="string">
            <text:p>2009-06-26</text:p>
          </table:table-cell>
          <table:table-cell office:value-type="float" office:value="51.75" calcext:value-type="float">
            <text:p>51.75</text:p>
          </table:table-cell>
          <table:table-cell office:value-type="float" office:value="25128800" calcext:value-type="float">
            <text:p>25128800</text:p>
          </table:table-cell>
          <table:table-cell table:formula="of:=([.B578]-[.B577])*[.C578]+([.C578]-[.C577])*[.B578]" office:value-type="float" office:value="591993641" calcext:value-type="float">
            <text:p>591,993,641.00</text:p>
          </table:table-cell>
        </table:table-row>
        <table:table-row table:style-name="ro1">
          <table:table-cell table:style-name="ce1" office:value-type="string" calcext:value-type="string">
            <text:p>2009-06-29</text:p>
          </table:table-cell>
          <table:table-cell office:value-type="float" office:value="52.23" calcext:value-type="float">
            <text:p>52.23</text:p>
          </table:table-cell>
          <table:table-cell office:value-type="float" office:value="8899900" calcext:value-type="float">
            <text:p>8899900</text:p>
          </table:table-cell>
          <table:table-cell table:formula="of:=([.B579]-[.B578])*[.C579]+([.C579]-[.C578])*[.B579]" office:value-type="float" office:value="-843363495" calcext:value-type="float">
            <text:p>-843,363,495.00</text:p>
          </table:table-cell>
        </table:table-row>
        <table:table-row table:style-name="ro1">
          <table:table-cell table:style-name="ce1" office:value-type="string" calcext:value-type="string">
            <text:p>2009-06-30</text:p>
          </table:table-cell>
          <table:table-cell office:value-type="float" office:value="51.099998" calcext:value-type="float">
            <text:p>51.099998</text:p>
          </table:table-cell>
          <table:table-cell office:value-type="float" office:value="14393700" calcext:value-type="float">
            <text:p>14393700</text:p>
          </table:table-cell>
          <table:table-cell table:formula="of:=([.B580]-[.B579])*[.C580]+([.C580]-[.C579])*[.B580]" office:value-type="float" office:value="264468259.225" calcext:value-type="float">
            <text:p>264,468,259.23</text:p>
          </table:table-cell>
        </table:table-row>
        <table:table-row table:style-name="ro1">
          <table:table-cell table:style-name="ce1" office:value-type="string" calcext:value-type="string">
            <text:p>2009-07-01</text:p>
          </table:table-cell>
          <table:table-cell office:value-type="float" office:value="52" calcext:value-type="float">
            <text:p>52</text:p>
          </table:table-cell>
          <table:table-cell office:value-type="float" office:value="14314300" calcext:value-type="float">
            <text:p>14314300</text:p>
          </table:table-cell>
          <table:table-cell table:formula="of:=([.B581]-[.B580])*[.C581]+([.C581]-[.C580])*[.B581]" office:value-type="float" office:value="8754098.62860001" calcext:value-type="float">
            <text:p>8,754,098.63</text:p>
          </table:table-cell>
        </table:table-row>
        <table:table-row table:style-name="ro1">
          <table:table-cell table:style-name="ce1" office:value-type="string" calcext:value-type="string">
            <text:p>2009-07-02</text:p>
          </table:table-cell>
          <table:table-cell office:value-type="float" office:value="51.110001" calcext:value-type="float">
            <text:p>51.110001</text:p>
          </table:table-cell>
          <table:table-cell office:value-type="float" office:value="15212000" calcext:value-type="float">
            <text:p>15212000</text:p>
          </table:table-cell>
          <table:table-cell table:formula="of:=([.B582]-[.B581])*[.C582]+([.C582]-[.C581])*[.B582]" office:value-type="float" office:value="32342783.1096999" calcext:value-type="float">
            <text:p>32,342,783.11</text:p>
          </table:table-cell>
        </table:table-row>
        <table:table-row table:style-name="ro1">
          <table:table-cell table:style-name="ce1" office:value-type="string" calcext:value-type="string">
            <text:p>2009-07-06</text:p>
          </table:table-cell>
          <table:table-cell office:value-type="float" office:value="52.169998" calcext:value-type="float">
            <text:p>52.169998</text:p>
          </table:table-cell>
          <table:table-cell office:value-type="float" office:value="16040900" calcext:value-type="float">
            <text:p>16040900</text:p>
          </table:table-cell>
          <table:table-cell table:formula="of:=([.B583]-[.B582])*[.C583]+([.C583]-[.C582])*[.B583]" office:value-type="float" office:value="60247017.2195" calcext:value-type="float">
            <text:p>60,247,017.22</text:p>
          </table:table-cell>
        </table:table-row>
        <table:table-row table:style-name="ro1">
          <table:table-cell table:style-name="ce1" office:value-type="string" calcext:value-type="string">
            <text:p>2009-07-07</text:p>
          </table:table-cell>
          <table:table-cell office:value-type="float" office:value="51.91" calcext:value-type="float">
            <text:p>51.91</text:p>
          </table:table-cell>
          <table:table-cell office:value-type="float" office:value="13430500" calcext:value-type="float">
            <text:p>13430500</text:p>
          </table:table-cell>
          <table:table-cell table:formula="of:=([.B584]-[.B583])*[.C584]+([.C584]-[.C583])*[.B584]" office:value-type="float" office:value="-138997767.139" calcext:value-type="float">
            <text:p>-138,997,767.14</text:p>
          </table:table-cell>
        </table:table-row>
        <table:table-row table:style-name="ro1">
          <table:table-cell table:style-name="ce1" office:value-type="string" calcext:value-type="string">
            <text:p>2009-07-08</text:p>
          </table:table-cell>
          <table:table-cell office:value-type="float" office:value="52.639999" calcext:value-type="float">
            <text:p>52.639999</text:p>
          </table:table-cell>
          <table:table-cell office:value-type="float" office:value="16899500" calcext:value-type="float">
            <text:p>16899500</text:p>
          </table:table-cell>
          <table:table-cell table:formula="of:=([.B585]-[.B584])*[.C585]+([.C585]-[.C584])*[.B585]" office:value-type="float" office:value="194944774.6315" calcext:value-type="float">
            <text:p>194,944,774.63</text:p>
          </table:table-cell>
        </table:table-row>
        <table:table-row table:style-name="ro1">
          <table:table-cell table:style-name="ce1" office:value-type="string" calcext:value-type="string">
            <text:p>2009-07-09</text:p>
          </table:table-cell>
          <table:table-cell office:value-type="float" office:value="52.41" calcext:value-type="float">
            <text:p>52.41</text:p>
          </table:table-cell>
          <table:table-cell office:value-type="float" office:value="11648100" calcext:value-type="float">
            <text:p>11648100</text:p>
          </table:table-cell>
          <table:table-cell table:formula="of:=([.B586]-[.B585])*[.C586]+([.C586]-[.C585])*[.B586]" office:value-type="float" office:value="-277904925.3519" calcext:value-type="float">
            <text:p>-277,904,925.35</text:p>
          </table:table-cell>
        </table:table-row>
        <table:table-row table:style-name="ro1">
          <table:table-cell table:style-name="ce1" office:value-type="string" calcext:value-type="string">
            <text:p>2009-07-10</text:p>
          </table:table-cell>
          <table:table-cell office:value-type="float" office:value="52.220001" calcext:value-type="float">
            <text:p>52.220001</text:p>
          </table:table-cell>
          <table:table-cell office:value-type="float" office:value="9267400" calcext:value-type="float">
            <text:p>9267400</text:p>
          </table:table-cell>
          <table:table-cell table:formula="of:=([.B587]-[.B586])*[.C587]+([.C587]-[.C586])*[.B587]" office:value-type="float" office:value="-126080953.1133" calcext:value-type="float">
            <text:p>-126,080,953.11</text:p>
          </table:table-cell>
        </table:table-row>
        <table:table-row table:style-name="ro1">
          <table:table-cell table:style-name="ce1" office:value-type="string" calcext:value-type="string">
            <text:p>2009-07-13</text:p>
          </table:table-cell>
          <table:table-cell office:value-type="float" office:value="52.98" calcext:value-type="float">
            <text:p>52.98</text:p>
          </table:table-cell>
          <table:table-cell office:value-type="float" office:value="12289100" calcext:value-type="float">
            <text:p>12289100</text:p>
          </table:table-cell>
          <table:table-cell table:formula="of:=([.B588]-[.B587])*[.C588]+([.C588]-[.C587])*[.B588]" office:value-type="float" office:value="169429369.7109" calcext:value-type="float">
            <text:p>169,429,369.71</text:p>
          </table:table-cell>
        </table:table-row>
        <table:table-row table:style-name="ro1">
          <table:table-cell table:style-name="ce1" office:value-type="string" calcext:value-type="string">
            <text:p>2009-07-14</text:p>
          </table:table-cell>
          <table:table-cell office:value-type="float" office:value="53.540001" calcext:value-type="float">
            <text:p>53.540001</text:p>
          </table:table-cell>
          <table:table-cell office:value-type="float" office:value="12817300" calcext:value-type="float">
            <text:p>12817300</text:p>
          </table:table-cell>
          <table:table-cell table:formula="of:=([.B589]-[.B588])*[.C589]+([.C589]-[.C588])*[.B589]" office:value-type="float" office:value="35457529.3455" calcext:value-type="float">
            <text:p>35,457,529.35</text:p>
          </table:table-cell>
        </table:table-row>
        <table:table-row table:style-name="ro1">
          <table:table-cell table:style-name="ce1" office:value-type="string" calcext:value-type="string">
            <text:p>2009-07-15</text:p>
          </table:table-cell>
          <table:table-cell office:value-type="float" office:value="54.650002" calcext:value-type="float">
            <text:p>54.650002</text:p>
          </table:table-cell>
          <table:table-cell office:value-type="float" office:value="15161300" calcext:value-type="float">
            <text:p>15161300</text:p>
          </table:table-cell>
          <table:table-cell table:formula="of:=([.B590]-[.B589])*[.C590]+([.C590]-[.C589])*[.B590]" office:value-type="float" office:value="144928662.8493" calcext:value-type="float">
            <text:p>144,928,662.85</text:p>
          </table:table-cell>
        </table:table-row>
        <table:table-row table:style-name="ro1">
          <table:table-cell table:style-name="ce1" office:value-type="string" calcext:value-type="string">
            <text:p>2009-07-16</text:p>
          </table:table-cell>
          <table:table-cell office:value-type="float" office:value="55.209999" calcext:value-type="float">
            <text:p>55.209999</text:p>
          </table:table-cell>
          <table:table-cell office:value-type="float" office:value="12622000" calcext:value-type="float">
            <text:p>12622000</text:p>
          </table:table-cell>
          <table:table-cell table:formula="of:=([.B591]-[.B590])*[.C591]+([.C591]-[.C590])*[.B591]" office:value-type="float" office:value="-133126468.3267" calcext:value-type="float">
            <text:p>-133,126,468.33</text:p>
          </table:table-cell>
        </table:table-row>
        <table:table-row table:style-name="ro1">
          <table:table-cell table:style-name="ce1" office:value-type="string" calcext:value-type="string">
            <text:p>2009-07-17</text:p>
          </table:table-cell>
          <table:table-cell office:value-type="float" office:value="55.919998" calcext:value-type="float">
            <text:p>55.919998</text:p>
          </table:table-cell>
          <table:table-cell office:value-type="float" office:value="13344900" calcext:value-type="float">
            <text:p>13344900</text:p>
          </table:table-cell>
          <table:table-cell table:formula="of:=([.B592]-[.B591])*[.C592]+([.C592]-[.C591])*[.B592]" office:value-type="float" office:value="49899432.2093" calcext:value-type="float">
            <text:p>49,899,432.21</text:p>
          </table:table-cell>
        </table:table-row>
        <table:table-row table:style-name="ro1">
          <table:table-cell table:style-name="ce1" office:value-type="string" calcext:value-type="string">
            <text:p>2009-07-20</text:p>
          </table:table-cell>
          <table:table-cell office:value-type="float" office:value="55.560001" calcext:value-type="float">
            <text:p>55.560001</text:p>
          </table:table-cell>
          <table:table-cell office:value-type="float" office:value="10925100" calcext:value-type="float">
            <text:p>10925100</text:p>
          </table:table-cell>
          <table:table-cell table:formula="of:=([.B593]-[.B592])*[.C593]+([.C593]-[.C592])*[.B593]" office:value-type="float" office:value="-138377093.6445" calcext:value-type="float">
            <text:p>-138,377,093.64</text:p>
          </table:table-cell>
        </table:table-row>
        <table:table-row table:style-name="ro1">
          <table:table-cell table:style-name="ce1" office:value-type="string" calcext:value-type="string">
            <text:p>2009-07-21</text:p>
          </table:table-cell>
          <table:table-cell office:value-type="float" office:value="55.490002" calcext:value-type="float">
            <text:p>55.490002</text:p>
          </table:table-cell>
          <table:table-cell office:value-type="float" office:value="11131800" calcext:value-type="float">
            <text:p>11131800</text:p>
          </table:table-cell>
          <table:table-cell table:formula="of:=([.B594]-[.B593])*[.C594]+([.C594]-[.C593])*[.B594]" office:value-type="float" office:value="10690568.5452" calcext:value-type="float">
            <text:p>10,690,568.55</text:p>
          </table:table-cell>
        </table:table-row>
        <table:table-row table:style-name="ro1">
          <table:table-cell table:style-name="ce1" office:value-type="string" calcext:value-type="string">
            <text:p>2009-07-22</text:p>
          </table:table-cell>
          <table:table-cell office:value-type="float" office:value="54.869999" calcext:value-type="float">
            <text:p>54.869999</text:p>
          </table:table-cell>
          <table:table-cell office:value-type="float" office:value="10000100" calcext:value-type="float">
            <text:p>10000100</text:p>
          </table:table-cell>
          <table:table-cell table:formula="of:=([.B595]-[.B594])*[.C595]+([.C595]-[.C594])*[.B595]" office:value-type="float" office:value="-68296469.8686" calcext:value-type="float">
            <text:p>-68,296,469.87</text:p>
          </table:table-cell>
        </table:table-row>
        <table:table-row table:style-name="ro1">
          <table:table-cell table:style-name="ce1" office:value-type="string" calcext:value-type="string">
            <text:p>2009-07-23</text:p>
          </table:table-cell>
          <table:table-cell office:value-type="float" office:value="55.16" calcext:value-type="float">
            <text:p>55.16</text:p>
          </table:table-cell>
          <table:table-cell office:value-type="float" office:value="15014200" calcext:value-type="float">
            <text:p>15014200</text:p>
          </table:table-cell>
          <table:table-cell table:formula="of:=([.B596]-[.B595])*[.C596]+([.C596]-[.C595])*[.B596]" office:value-type="float" office:value="280931889.0142" calcext:value-type="float">
            <text:p>280,931,889.01</text:p>
          </table:table-cell>
        </table:table-row>
        <table:table-row table:style-name="ro1">
          <table:table-cell table:style-name="ce1" office:value-type="string" calcext:value-type="string">
            <text:p>2009-07-24</text:p>
          </table:table-cell>
          <table:table-cell office:value-type="float" office:value="55.84" calcext:value-type="float">
            <text:p>55.84</text:p>
          </table:table-cell>
          <table:table-cell office:value-type="float" office:value="8710300" calcext:value-type="float">
            <text:p>8710300</text:p>
          </table:table-cell>
          <table:table-cell table:formula="of:=([.B597]-[.B596])*[.C597]+([.C597]-[.C596])*[.B597]" office:value-type="float" office:value="-346086772" calcext:value-type="float">
            <text:p>-346,086,772.00</text:p>
          </table:table-cell>
        </table:table-row>
        <table:table-row table:style-name="ro1">
          <table:table-cell table:style-name="ce1" office:value-type="string" calcext:value-type="string">
            <text:p>2009-07-27</text:p>
          </table:table-cell>
          <table:table-cell office:value-type="float" office:value="55.779999" calcext:value-type="float">
            <text:p>55.779999</text:p>
          </table:table-cell>
          <table:table-cell office:value-type="float" office:value="6866800" calcext:value-type="float">
            <text:p>6866800</text:p>
          </table:table-cell>
          <table:table-cell table:formula="of:=([.B598]-[.B597])*[.C598]+([.C598]-[.C597])*[.B598]" office:value-type="float" office:value="-103242443.0233" calcext:value-type="float">
            <text:p>-103,242,443.02</text:p>
          </table:table-cell>
        </table:table-row>
        <table:table-row table:style-name="ro1">
          <table:table-cell table:style-name="ce1" office:value-type="string" calcext:value-type="string">
            <text:p>2009-07-28</text:p>
          </table:table-cell>
          <table:table-cell office:value-type="float" office:value="55.709999" calcext:value-type="float">
            <text:p>55.709999</text:p>
          </table:table-cell>
          <table:table-cell office:value-type="float" office:value="8142400" calcext:value-type="float">
            <text:p>8142400</text:p>
          </table:table-cell>
          <table:table-cell table:formula="of:=([.B599]-[.B598])*[.C599]+([.C599]-[.C598])*[.B599]" office:value-type="float" office:value="70493706.7244001" calcext:value-type="float">
            <text:p>70,493,706.72</text:p>
          </table:table-cell>
        </table:table-row>
        <table:table-row table:style-name="ro1">
          <table:table-cell table:style-name="ce1" office:value-type="string" calcext:value-type="string">
            <text:p>2009-07-29</text:p>
          </table:table-cell>
          <table:table-cell office:value-type="float" office:value="56.119999" calcext:value-type="float">
            <text:p>56.119999</text:p>
          </table:table-cell>
          <table:table-cell office:value-type="float" office:value="9666300" calcext:value-type="float">
            <text:p>9666300</text:p>
          </table:table-cell>
          <table:table-cell table:formula="of:=([.B600]-[.B599])*[.C600]+([.C600]-[.C599])*[.B600]" office:value-type="float" office:value="89484449.4761" calcext:value-type="float">
            <text:p>89,484,449.48</text:p>
          </table:table-cell>
        </table:table-row>
        <table:table-row table:style-name="ro1">
          <table:table-cell table:style-name="ce1" office:value-type="string" calcext:value-type="string">
            <text:p>2009-07-30</text:p>
          </table:table-cell>
          <table:table-cell office:value-type="float" office:value="56.23" calcext:value-type="float">
            <text:p>56.23</text:p>
          </table:table-cell>
          <table:table-cell office:value-type="float" office:value="11966500" calcext:value-type="float">
            <text:p>11966500</text:p>
          </table:table-cell>
          <table:table-cell table:formula="of:=([.B601]-[.B600])*[.C601]+([.C601]-[.C600])*[.B601]" office:value-type="float" office:value="130656572.9665" calcext:value-type="float">
            <text:p>130,656,572.97</text:p>
          </table:table-cell>
        </table:table-row>
        <table:table-row table:style-name="ro1">
          <table:table-cell table:style-name="ce1" office:value-type="string" calcext:value-type="string">
            <text:p>2009-07-31</text:p>
          </table:table-cell>
          <table:table-cell office:value-type="float" office:value="55.509998" calcext:value-type="float">
            <text:p>55.509998</text:p>
          </table:table-cell>
          <table:table-cell office:value-type="float" office:value="12663900" calcext:value-type="float">
            <text:p>12663900</text:p>
          </table:table-cell>
          <table:table-cell table:formula="of:=([.B602]-[.B601])*[.C602]+([.C602]-[.C601])*[.B602]" office:value-type="float" office:value="29594639.2774001" calcext:value-type="float">
            <text:p>29,594,639.28</text:p>
          </table:table-cell>
        </table:table-row>
        <table:table-row table:style-name="ro1">
          <table:table-cell table:style-name="ce1" office:value-type="string" calcext:value-type="string">
            <text:p>2009-08-03</text:p>
          </table:table-cell>
          <table:table-cell office:value-type="float" office:value="55.610001" calcext:value-type="float">
            <text:p>55.610001</text:p>
          </table:table-cell>
          <table:table-cell office:value-type="float" office:value="11225600" calcext:value-type="float">
            <text:p>11225600</text:p>
          </table:table-cell>
          <table:table-cell table:formula="of:=([.B603]-[.B602])*[.C603]+([.C603]-[.C602])*[.B603]" office:value-type="float" office:value="-78861270.7615001" calcext:value-type="float">
            <text:p>-78,861,270.76</text:p>
          </table:table-cell>
        </table:table-row>
        <table:table-row table:style-name="ro1">
          <table:table-cell table:style-name="ce1" office:value-type="string" calcext:value-type="string">
            <text:p>2009-08-04</text:p>
          </table:table-cell>
          <table:table-cell office:value-type="float" office:value="55.459999" calcext:value-type="float">
            <text:p>55.459999</text:p>
          </table:table-cell>
          <table:table-cell office:value-type="float" office:value="10988300" calcext:value-type="float">
            <text:p>10988300</text:p>
          </table:table-cell>
          <table:table-cell table:formula="of:=([.B604]-[.B603])*[.C604]+([.C604]-[.C603])*[.B604]" office:value-type="float" office:value="-14808924.7392999" calcext:value-type="float">
            <text:p>-14,808,924.74</text:p>
          </table:table-cell>
        </table:table-row>
        <table:table-row table:style-name="ro1">
          <table:table-cell table:style-name="ce1" office:value-type="string" calcext:value-type="string">
            <text:p>2009-08-05</text:p>
          </table:table-cell>
          <table:table-cell office:value-type="float" office:value="53.91" calcext:value-type="float">
            <text:p>53.91</text:p>
          </table:table-cell>
          <table:table-cell office:value-type="float" office:value="21314600" calcext:value-type="float">
            <text:p>21314600</text:p>
          </table:table-cell>
          <table:table-cell table:formula="of:=([.B605]-[.B604])*[.C605]+([.C605]-[.C604])*[.B605]" office:value-type="float" office:value="523653224.3146" calcext:value-type="float">
            <text:p>523,653,224.31</text:p>
          </table:table-cell>
        </table:table-row>
        <table:table-row table:style-name="ro1">
          <table:table-cell table:style-name="ce1" office:value-type="string" calcext:value-type="string">
            <text:p>2009-08-06</text:p>
          </table:table-cell>
          <table:table-cell office:value-type="float" office:value="51.459999" calcext:value-type="float">
            <text:p>51.459999</text:p>
          </table:table-cell>
          <table:table-cell office:value-type="float" office:value="29715100" calcext:value-type="float">
            <text:p>29715100</text:p>
          </table:table-cell>
          <table:table-cell table:formula="of:=([.B606]-[.B605])*[.C606]+([.C606]-[.C605])*[.B606]" office:value-type="float" office:value="359487696.8844" calcext:value-type="float">
            <text:p>359,487,696.88</text:p>
          </table:table-cell>
        </table:table-row>
        <table:table-row table:style-name="ro1">
          <table:table-cell table:style-name="ce1" office:value-type="string" calcext:value-type="string">
            <text:p>2009-08-07</text:p>
          </table:table-cell>
          <table:table-cell office:value-type="float" office:value="52.029999" calcext:value-type="float">
            <text:p>52.029999</text:p>
          </table:table-cell>
          <table:table-cell office:value-type="float" office:value="16314800" calcext:value-type="float">
            <text:p>16314800</text:p>
          </table:table-cell>
          <table:table-cell table:formula="of:=([.B607]-[.B606])*[.C607]+([.C607]-[.C606])*[.B607]" office:value-type="float" office:value="-687918159.5997" calcext:value-type="float">
            <text:p>-687,918,159.60</text:p>
          </table:table-cell>
        </table:table-row>
        <table:table-row table:style-name="ro1">
          <table:table-cell table:style-name="ce1" office:value-type="string" calcext:value-type="string">
            <text:p>2009-08-10</text:p>
          </table:table-cell>
          <table:table-cell office:value-type="float" office:value="52.169998" calcext:value-type="float">
            <text:p>52.169998</text:p>
          </table:table-cell>
          <table:table-cell office:value-type="float" office:value="11763800" calcext:value-type="float">
            <text:p>11763800</text:p>
          </table:table-cell>
          <table:table-cell table:formula="of:=([.B608]-[.B607])*[.C608]+([.C608]-[.C607])*[.B608]" office:value-type="float" office:value="-235778740.6618" calcext:value-type="float">
            <text:p>-235,778,740.66</text:p>
          </table:table-cell>
        </table:table-row>
        <table:table-row table:style-name="ro1">
          <table:table-cell table:style-name="ce1" office:value-type="string" calcext:value-type="string">
            <text:p>2009-08-11</text:p>
          </table:table-cell>
          <table:table-cell office:value-type="float" office:value="51.93" calcext:value-type="float">
            <text:p>51.93</text:p>
          </table:table-cell>
          <table:table-cell office:value-type="float" office:value="9293400" calcext:value-type="float">
            <text:p>9293400</text:p>
          </table:table-cell>
          <table:table-cell table:formula="of:=([.B609]-[.B608])*[.C609]+([.C609]-[.C608])*[.B609]" office:value-type="float" office:value="-130518269.4132" calcext:value-type="float">
            <text:p>-130,518,269.41</text:p>
          </table:table-cell>
        </table:table-row>
        <table:table-row table:style-name="ro1">
          <table:table-cell table:style-name="ce1" office:value-type="string" calcext:value-type="string">
            <text:p>2009-08-12</text:p>
          </table:table-cell>
          <table:table-cell office:value-type="float" office:value="52.080002" calcext:value-type="float">
            <text:p>52.080002</text:p>
          </table:table-cell>
          <table:table-cell office:value-type="float" office:value="10148400" calcext:value-type="float">
            <text:p>10148400</text:p>
          </table:table-cell>
          <table:table-cell table:formula="of:=([.B610]-[.B609])*[.C610]+([.C610]-[.C609])*[.B610]" office:value-type="float" office:value="46050682.0068" calcext:value-type="float">
            <text:p>46,050,682.01</text:p>
          </table:table-cell>
        </table:table-row>
        <table:table-row table:style-name="ro1">
          <table:table-cell table:style-name="ce1" office:value-type="string" calcext:value-type="string">
            <text:p>2009-08-13</text:p>
          </table:table-cell>
          <table:table-cell office:value-type="float" office:value="52.299999" calcext:value-type="float">
            <text:p>52.299999</text:p>
          </table:table-cell>
          <table:table-cell office:value-type="float" office:value="10486500" calcext:value-type="float">
            <text:p>10486500</text:p>
          </table:table-cell>
          <table:table-cell table:formula="of:=([.B611]-[.B610])*[.C611]+([.C611]-[.C610])*[.B611]" office:value-type="float" office:value="19989628.2024" calcext:value-type="float">
            <text:p>19,989,628.20</text:p>
          </table:table-cell>
        </table:table-row>
        <table:table-row table:style-name="ro1">
          <table:table-cell table:style-name="ce1" office:value-type="string" calcext:value-type="string">
            <text:p>2009-08-14</text:p>
          </table:table-cell>
          <table:table-cell office:value-type="float" office:value="52.369999" calcext:value-type="float">
            <text:p>52.369999</text:p>
          </table:table-cell>
          <table:table-cell office:value-type="float" office:value="12069600" calcext:value-type="float">
            <text:p>12069600</text:p>
          </table:table-cell>
          <table:table-cell table:formula="of:=([.B612]-[.B611])*[.C612]+([.C612]-[.C611])*[.B612]" office:value-type="float" office:value="83751817.4169" calcext:value-type="float">
            <text:p>83,751,817.42</text:p>
          </table:table-cell>
        </table:table-row>
        <table:table-row table:style-name="ro1">
          <table:table-cell table:style-name="ce1" office:value-type="string" calcext:value-type="string">
            <text:p>2009-08-17</text:p>
          </table:table-cell>
          <table:table-cell office:value-type="float" office:value="52.209999" calcext:value-type="float">
            <text:p>52.209999</text:p>
          </table:table-cell>
          <table:table-cell office:value-type="float" office:value="11384000" calcext:value-type="float">
            <text:p>11384000</text:p>
          </table:table-cell>
          <table:table-cell table:formula="of:=([.B613]-[.B612])*[.C613]+([.C613]-[.C612])*[.B613]" office:value-type="float" office:value="-37616615.3144" calcext:value-type="float">
            <text:p>-37,616,615.31</text:p>
          </table:table-cell>
        </table:table-row>
        <table:table-row table:style-name="ro1">
          <table:table-cell table:style-name="ce1" office:value-type="string" calcext:value-type="string">
            <text:p>2009-08-18</text:p>
          </table:table-cell>
          <table:table-cell office:value-type="float" office:value="52.450001" calcext:value-type="float">
            <text:p>52.450001</text:p>
          </table:table-cell>
          <table:table-cell office:value-type="float" office:value="8342800" calcext:value-type="float">
            <text:p>8342800</text:p>
          </table:table-cell>
          <table:table-cell table:formula="of:=([.B614]-[.B613])*[.C614]+([.C614]-[.C613])*[.B614]" office:value-type="float" office:value="-157508654.3556" calcext:value-type="float">
            <text:p>-157,508,654.36</text:p>
          </table:table-cell>
        </table:table-row>
        <table:table-row table:style-name="ro1">
          <table:table-cell table:style-name="ce1" office:value-type="string" calcext:value-type="string">
            <text:p>2009-08-19</text:p>
          </table:table-cell>
          <table:table-cell office:value-type="float" office:value="52.799999" calcext:value-type="float">
            <text:p>52.799999</text:p>
          </table:table-cell>
          <table:table-cell office:value-type="float" office:value="12152600" calcext:value-type="float">
            <text:p>12152600</text:p>
          </table:table-cell>
          <table:table-cell table:formula="of:=([.B615]-[.B614])*[.C615]+([.C615]-[.C614])*[.B615]" office:value-type="float" office:value="205410821.885" calcext:value-type="float">
            <text:p>205,410,821.89</text:p>
          </table:table-cell>
        </table:table-row>
        <table:table-row table:style-name="ro1">
          <table:table-cell table:style-name="ce1" office:value-type="string" calcext:value-type="string">
            <text:p>2009-08-20</text:p>
          </table:table-cell>
          <table:table-cell office:value-type="float" office:value="53.02" calcext:value-type="float">
            <text:p>53.02</text:p>
          </table:table-cell>
          <table:table-cell office:value-type="float" office:value="8471400" calcext:value-type="float">
            <text:p>8471400</text:p>
          </table:table-cell>
          <table:table-cell table:formula="of:=([.B616]-[.B615])*[.C616]+([.C616]-[.C615])*[.B616]" office:value-type="float" office:value="-193313507.5286" calcext:value-type="float">
            <text:p>-193,313,507.53</text:p>
          </table:table-cell>
        </table:table-row>
        <table:table-row table:style-name="ro1">
          <table:table-cell table:style-name="ce1" office:value-type="string" calcext:value-type="string">
            <text:p>2009-08-21</text:p>
          </table:table-cell>
          <table:table-cell office:value-type="float" office:value="53.580002" calcext:value-type="float">
            <text:p>53.580002</text:p>
          </table:table-cell>
          <table:table-cell office:value-type="float" office:value="13272800" calcext:value-type="float">
            <text:p>13272800</text:p>
          </table:table-cell>
          <table:table-cell table:formula="of:=([.B617]-[.B616])*[.C617]+([.C617]-[.C616])*[.B617]" office:value-type="float" office:value="264691816.1484" calcext:value-type="float">
            <text:p>264,691,816.15</text:p>
          </table:table-cell>
        </table:table-row>
        <table:table-row table:style-name="ro1">
          <table:table-cell table:style-name="ce1" office:value-type="string" calcext:value-type="string">
            <text:p>2009-08-24</text:p>
          </table:table-cell>
          <table:table-cell office:value-type="float" office:value="53.34" calcext:value-type="float">
            <text:p>53.34</text:p>
          </table:table-cell>
          <table:table-cell office:value-type="float" office:value="11781900" calcext:value-type="float">
            <text:p>11781900</text:p>
          </table:table-cell>
          <table:table-cell table:formula="of:=([.B618]-[.B617])*[.C618]+([.C618]-[.C617])*[.B618]" office:value-type="float" office:value="-82352285.5638" calcext:value-type="float">
            <text:p>-82,352,285.56</text:p>
          </table:table-cell>
        </table:table-row>
        <table:table-row table:style-name="ro1">
          <table:table-cell table:style-name="ce1" office:value-type="string" calcext:value-type="string">
            <text:p>2009-08-25</text:p>
          </table:table-cell>
          <table:table-cell office:value-type="float" office:value="53.400002" calcext:value-type="float">
            <text:p>53.400002</text:p>
          </table:table-cell>
          <table:table-cell office:value-type="float" office:value="12681600" calcext:value-type="float">
            <text:p>12681600</text:p>
          </table:table-cell>
          <table:table-cell table:formula="of:=([.B619]-[.B618])*[.C619]+([.C619]-[.C618])*[.B619]" office:value-type="float" office:value="48804903.1626" calcext:value-type="float">
            <text:p>48,804,903.16</text:p>
          </table:table-cell>
        </table:table-row>
        <table:table-row table:style-name="ro1">
          <table:table-cell table:style-name="ce1" office:value-type="string" calcext:value-type="string">
            <text:p>2009-08-26</text:p>
          </table:table-cell>
          <table:table-cell office:value-type="float" office:value="53.360001" calcext:value-type="float">
            <text:p>53.360001</text:p>
          </table:table-cell>
          <table:table-cell office:value-type="float" office:value="9380600" calcext:value-type="float">
            <text:p>9380600</text:p>
          </table:table-cell>
          <table:table-cell table:formula="of:=([.B620]-[.B619])*[.C620]+([.C620]-[.C619])*[.B620]" office:value-type="float" office:value="-176516596.6816" calcext:value-type="float">
            <text:p>-176,516,596.68</text:p>
          </table:table-cell>
        </table:table-row>
        <table:table-row table:style-name="ro1">
          <table:table-cell table:style-name="ce1" office:value-type="string" calcext:value-type="string">
            <text:p>2009-08-27</text:p>
          </table:table-cell>
          <table:table-cell office:value-type="float" office:value="53.060001" calcext:value-type="float">
            <text:p>53.060001</text:p>
          </table:table-cell>
          <table:table-cell office:value-type="float" office:value="10394900" calcext:value-type="float">
            <text:p>10394900</text:p>
          </table:table-cell>
          <table:table-cell table:formula="of:=([.B621]-[.B620])*[.C621]+([.C621]-[.C620])*[.B621]" office:value-type="float" office:value="50700289.0143" calcext:value-type="float">
            <text:p>50,700,289.01</text:p>
          </table:table-cell>
        </table:table-row>
        <table:table-row table:style-name="ro1">
          <table:table-cell table:style-name="ce1" office:value-type="string" calcext:value-type="string">
            <text:p>2009-08-28</text:p>
          </table:table-cell>
          <table:table-cell office:value-type="float" office:value="53.189999" calcext:value-type="float">
            <text:p>53.189999</text:p>
          </table:table-cell>
          <table:table-cell office:value-type="float" office:value="8998800" calcext:value-type="float">
            <text:p>8998800</text:p>
          </table:table-cell>
          <table:table-cell table:formula="of:=([.B622]-[.B621])*[.C622]+([.C622]-[.C621])*[.B622]" office:value-type="float" office:value="-73088731.6015" calcext:value-type="float">
            <text:p>-73,088,731.60</text:p>
          </table:table-cell>
        </table:table-row>
        <table:table-row table:style-name="ro1">
          <table:table-cell table:style-name="ce1" office:value-type="string" calcext:value-type="string">
            <text:p>2009-08-31</text:p>
          </table:table-cell>
          <table:table-cell office:value-type="float" office:value="54.110001" calcext:value-type="float">
            <text:p>54.110001</text:p>
          </table:table-cell>
          <table:table-cell office:value-type="float" office:value="15366900" calcext:value-type="float">
            <text:p>15366900</text:p>
          </table:table-cell>
          <table:table-cell table:formula="of:=([.B623]-[.B622])*[.C623]+([.C623]-[.C622])*[.B623]" office:value-type="float" office:value="358715476.1019" calcext:value-type="float">
            <text:p>358,715,476.10</text:p>
          </table:table-cell>
        </table:table-row>
        <table:table-row table:style-name="ro1">
          <table:table-cell table:style-name="ce1" office:value-type="string" calcext:value-type="string">
            <text:p>2009-09-01</text:p>
          </table:table-cell>
          <table:table-cell office:value-type="float" office:value="53.02" calcext:value-type="float">
            <text:p>53.02</text:p>
          </table:table-cell>
          <table:table-cell office:value-type="float" office:value="14424400" calcext:value-type="float">
            <text:p>14424400</text:p>
          </table:table-cell>
          <table:table-cell table:formula="of:=([.B624]-[.B623])*[.C624]+([.C624]-[.C623])*[.B624]" office:value-type="float" office:value="-65693960.4243999" calcext:value-type="float">
            <text:p>-65,693,960.42</text:p>
          </table:table-cell>
        </table:table-row>
        <table:table-row table:style-name="ro1">
          <table:table-cell table:style-name="ce1" office:value-type="string" calcext:value-type="string">
            <text:p>2009-09-02</text:p>
          </table:table-cell>
          <table:table-cell office:value-type="float" office:value="52.799999" calcext:value-type="float">
            <text:p>52.799999</text:p>
          </table:table-cell>
          <table:table-cell office:value-type="float" office:value="8875200" calcext:value-type="float">
            <text:p>8875200</text:p>
          </table:table-cell>
          <table:table-cell table:formula="of:=([.B625]-[.B624])*[.C625]+([.C625]-[.C624])*[.B625]" office:value-type="float" office:value="-294950307.326" calcext:value-type="float">
            <text:p>-294,950,307.33</text:p>
          </table:table-cell>
        </table:table-row>
        <table:table-row table:style-name="ro1">
          <table:table-cell table:style-name="ce1" office:value-type="string" calcext:value-type="string">
            <text:p>2009-09-03</text:p>
          </table:table-cell>
          <table:table-cell office:value-type="float" office:value="52.869999" calcext:value-type="float">
            <text:p>52.869999</text:p>
          </table:table-cell>
          <table:table-cell office:value-type="float" office:value="9120800" calcext:value-type="float">
            <text:p>9120800</text:p>
          </table:table-cell>
          <table:table-cell table:formula="of:=([.B626]-[.B625])*[.C626]+([.C626]-[.C625])*[.B626]" office:value-type="float" office:value="13623327.7544" calcext:value-type="float">
            <text:p>13,623,327.75</text:p>
          </table:table-cell>
        </table:table-row>
        <table:table-row table:style-name="ro1">
          <table:table-cell table:style-name="ce1" office:value-type="string" calcext:value-type="string">
            <text:p>2009-09-04</text:p>
          </table:table-cell>
          <table:table-cell office:value-type="float" office:value="52.860001" calcext:value-type="float">
            <text:p>52.860001</text:p>
          </table:table-cell>
          <table:table-cell office:value-type="float" office:value="7527700" calcext:value-type="float">
            <text:p>7527700</text:p>
          </table:table-cell>
          <table:table-cell table:formula="of:=([.B627]-[.B626])*[.C627]+([.C627]-[.C626])*[.B627]" office:value-type="float" office:value="-84286529.5377" calcext:value-type="float">
            <text:p>-84,286,529.54</text:p>
          </table:table-cell>
        </table:table-row>
        <table:table-row table:style-name="ro1">
          <table:table-cell table:style-name="ce1" office:value-type="string" calcext:value-type="string">
            <text:p>2009-09-08</text:p>
          </table:table-cell>
          <table:table-cell office:value-type="float" office:value="54.200001" calcext:value-type="float">
            <text:p>54.200001</text:p>
          </table:table-cell>
          <table:table-cell office:value-type="float" office:value="15674300" calcext:value-type="float">
            <text:p>15674300</text:p>
          </table:table-cell>
          <table:table-cell table:formula="of:=([.B628]-[.B627])*[.C628]+([.C628]-[.C627])*[.B628]" office:value-type="float" office:value="462549290.1466" calcext:value-type="float">
            <text:p>462,549,290.15</text:p>
          </table:table-cell>
        </table:table-row>
        <table:table-row table:style-name="ro1">
          <table:table-cell table:style-name="ce1" office:value-type="string" calcext:value-type="string">
            <text:p>2009-09-09</text:p>
          </table:table-cell>
          <table:table-cell office:value-type="float" office:value="53.759998" calcext:value-type="float">
            <text:p>53.759998</text:p>
          </table:table-cell>
          <table:table-cell office:value-type="float" office:value="11148100" calcext:value-type="float">
            <text:p>11148100</text:p>
          </table:table-cell>
          <table:table-cell table:formula="of:=([.B629]-[.B628])*[.C629]+([.C629]-[.C628])*[.B629]" office:value-type="float" office:value="-248233700.3919" calcext:value-type="float">
            <text:p>-248,233,700.39</text:p>
          </table:table-cell>
        </table:table-row>
        <table:table-row table:style-name="ro1">
          <table:table-cell table:style-name="ce1" office:value-type="string" calcext:value-type="string">
            <text:p>2009-09-10</text:p>
          </table:table-cell>
          <table:table-cell office:value-type="float" office:value="56.040001" calcext:value-type="float">
            <text:p>56.040001</text:p>
          </table:table-cell>
          <table:table-cell office:value-type="float" office:value="26758300" calcext:value-type="float">
            <text:p>26758300</text:p>
          </table:table-cell>
          <table:table-cell table:formula="of:=([.B630]-[.B629])*[.C630]+([.C630]-[.C629])*[.B630]" office:value-type="float" office:value="935804627.8851" calcext:value-type="float">
            <text:p>935,804,627.89</text:p>
          </table:table-cell>
        </table:table-row>
        <table:table-row table:style-name="ro1">
          <table:table-cell table:style-name="ce1" office:value-type="string" calcext:value-type="string">
            <text:p>2009-09-11</text:p>
          </table:table-cell>
          <table:table-cell office:value-type="float" office:value="55.639999" calcext:value-type="float">
            <text:p>55.639999</text:p>
          </table:table-cell>
          <table:table-cell office:value-type="float" office:value="12500400" calcext:value-type="float">
            <text:p>12500400</text:p>
          </table:table-cell>
          <table:table-cell table:formula="of:=([.B631]-[.B630])*[.C631]+([.C631]-[.C630])*[.B631]" office:value-type="float" office:value="-798309726.7429" calcext:value-type="float">
            <text:p>-798,309,726.74</text:p>
          </table:table-cell>
        </table:table-row>
        <table:table-row table:style-name="ro1">
          <table:table-cell table:style-name="ce1" office:value-type="string" calcext:value-type="string">
            <text:p>2009-09-14</text:p>
          </table:table-cell>
          <table:table-cell office:value-type="float" office:value="55.299999" calcext:value-type="float">
            <text:p>55.299999</text:p>
          </table:table-cell>
          <table:table-cell office:value-type="float" office:value="11139000" calcext:value-type="float">
            <text:p>11139000</text:p>
          </table:table-cell>
          <table:table-cell table:formula="of:=([.B632]-[.B631])*[.C632]+([.C632]-[.C631])*[.B632]" office:value-type="float" office:value="-79072678.6386001" calcext:value-type="float">
            <text:p>-79,072,678.64</text:p>
          </table:table-cell>
        </table:table-row>
        <table:table-row table:style-name="ro1">
          <table:table-cell table:style-name="ce1" office:value-type="string" calcext:value-type="string">
            <text:p>2009-09-15</text:p>
          </table:table-cell>
          <table:table-cell office:value-type="float" office:value="55.029999" calcext:value-type="float">
            <text:p>55.029999</text:p>
          </table:table-cell>
          <table:table-cell office:value-type="float" office:value="11674300" calcext:value-type="float">
            <text:p>11674300</text:p>
          </table:table-cell>
          <table:table-cell table:formula="of:=([.B633]-[.B632])*[.C633]+([.C633]-[.C632])*[.B633]" office:value-type="float" office:value="26305497.4647" calcext:value-type="float">
            <text:p>26,305,497.46</text:p>
          </table:table-cell>
        </table:table-row>
        <table:table-row table:style-name="ro1">
          <table:table-cell table:style-name="ce1" office:value-type="string" calcext:value-type="string">
            <text:p>2009-09-16</text:p>
          </table:table-cell>
          <table:table-cell office:value-type="float" office:value="55.310001" calcext:value-type="float">
            <text:p>55.310001</text:p>
          </table:table-cell>
          <table:table-cell office:value-type="float" office:value="12932200" calcext:value-type="float">
            <text:p>12932200</text:p>
          </table:table-cell>
          <table:table-cell table:formula="of:=([.B634]-[.B633])*[.C634]+([.C634]-[.C633])*[.B634]" office:value-type="float" office:value="73195492.1223" calcext:value-type="float">
            <text:p>73,195,492.12</text:p>
          </table:table-cell>
        </table:table-row>
        <table:table-row table:style-name="ro1">
          <table:table-cell table:style-name="ce1" office:value-type="string" calcext:value-type="string">
            <text:p>2009-09-17</text:p>
          </table:table-cell>
          <table:table-cell office:value-type="float" office:value="55.529999" calcext:value-type="float">
            <text:p>55.529999</text:p>
          </table:table-cell>
          <table:table-cell office:value-type="float" office:value="10665300" calcext:value-type="float">
            <text:p>10665300</text:p>
          </table:table-cell>
          <table:table-cell table:formula="of:=([.B635]-[.B634])*[.C635]+([.C635]-[.C634])*[.B635]" office:value-type="float" office:value="-123534610.0637" calcext:value-type="float">
            <text:p>-123,534,610.06</text:p>
          </table:table-cell>
        </table:table-row>
        <table:table-row table:style-name="ro1">
          <table:table-cell table:style-name="ce1" office:value-type="string" calcext:value-type="string">
            <text:p>2009-09-18</text:p>
          </table:table-cell>
          <table:table-cell office:value-type="float" office:value="57.32" calcext:value-type="float">
            <text:p>57.32</text:p>
          </table:table-cell>
          <table:table-cell office:value-type="float" office:value="25880200" calcext:value-type="float">
            <text:p>25880200</text:p>
          </table:table-cell>
          <table:table-cell table:formula="of:=([.B636]-[.B635])*[.C636]+([.C636]-[.C635])*[.B636]" office:value-type="float" office:value="918443651.8802" calcext:value-type="float">
            <text:p>918,443,651.88</text:p>
          </table:table-cell>
        </table:table-row>
        <table:table-row table:style-name="ro1">
          <table:table-cell table:style-name="ce1" office:value-type="string" calcext:value-type="string">
            <text:p>2009-09-21</text:p>
          </table:table-cell>
          <table:table-cell office:value-type="float" office:value="57.099998" calcext:value-type="float">
            <text:p>57.099998</text:p>
          </table:table-cell>
          <table:table-cell office:value-type="float" office:value="11672200" calcext:value-type="float">
            <text:p>11672200</text:p>
          </table:table-cell>
          <table:table-cell table:formula="of:=([.B637]-[.B636])*[.C637]+([.C637]-[.C636])*[.B637]" office:value-type="float" office:value="-813844678.9284" calcext:value-type="float">
            <text:p>-813,844,678.93</text:p>
          </table:table-cell>
        </table:table-row>
        <table:table-row table:style-name="ro1">
          <table:table-cell table:style-name="ce1" office:value-type="string" calcext:value-type="string">
            <text:p>2009-09-22</text:p>
          </table:table-cell>
          <table:table-cell office:value-type="float" office:value="57.240002" calcext:value-type="float">
            <text:p>57.240002</text:p>
          </table:table-cell>
          <table:table-cell office:value-type="float" office:value="11517000" calcext:value-type="float">
            <text:p>11517000</text:p>
          </table:table-cell>
          <table:table-cell table:formula="of:=([.B638]-[.B637])*[.C638]+([.C638]-[.C637])*[.B638]" office:value-type="float" office:value="-7271222.24240003" calcext:value-type="float">
            <text:p>-7,271,222.24</text:p>
          </table:table-cell>
        </table:table-row>
        <table:table-row table:style-name="ro1">
          <table:table-cell table:style-name="ce1" office:value-type="string" calcext:value-type="string">
            <text:p>2009-09-23</text:p>
          </table:table-cell>
          <table:table-cell office:value-type="float" office:value="57.25" calcext:value-type="float">
            <text:p>57.25</text:p>
          </table:table-cell>
          <table:table-cell office:value-type="float" office:value="14611400" calcext:value-type="float">
            <text:p>14611400</text:p>
          </table:table-cell>
          <table:table-cell table:formula="of:=([.B639]-[.B638])*[.C639]+([.C639]-[.C638])*[.B639]" office:value-type="float" office:value="177300484.7772" calcext:value-type="float">
            <text:p>177,300,484.78</text:p>
          </table:table-cell>
        </table:table-row>
        <table:table-row table:style-name="ro1">
          <table:table-cell table:style-name="ce1" office:value-type="string" calcext:value-type="string">
            <text:p>2009-09-24</text:p>
          </table:table-cell>
          <table:table-cell office:value-type="float" office:value="57.84" calcext:value-type="float">
            <text:p>57.84</text:p>
          </table:table-cell>
          <table:table-cell office:value-type="float" office:value="13589500" calcext:value-type="float">
            <text:p>13589500</text:p>
          </table:table-cell>
          <table:table-cell table:formula="of:=([.B640]-[.B639])*[.C640]+([.C640]-[.C639])*[.B640]" office:value-type="float" office:value="-51088891" calcext:value-type="float">
            <text:p>-51,088,891.00</text:p>
          </table:table-cell>
        </table:table-row>
        <table:table-row table:style-name="ro1">
          <table:table-cell table:style-name="ce1" office:value-type="string" calcext:value-type="string">
            <text:p>2009-09-25</text:p>
          </table:table-cell>
          <table:table-cell office:value-type="float" office:value="58.009998" calcext:value-type="float">
            <text:p>58.009998</text:p>
          </table:table-cell>
          <table:table-cell office:value-type="float" office:value="13477500" calcext:value-type="float">
            <text:p>13477500</text:p>
          </table:table-cell>
          <table:table-cell table:formula="of:=([.B641]-[.B640])*[.C641]+([.C641]-[.C640])*[.B641]" office:value-type="float" office:value="-4205971.73100001" calcext:value-type="float">
            <text:p>-4,205,971.73</text:p>
          </table:table-cell>
        </table:table-row>
        <table:table-row table:style-name="ro1">
          <table:table-cell table:style-name="ce1" office:value-type="string" calcext:value-type="string">
            <text:p>2009-09-28</text:p>
          </table:table-cell>
          <table:table-cell office:value-type="float" office:value="58.16" calcext:value-type="float">
            <text:p>58.16</text:p>
          </table:table-cell>
          <table:table-cell office:value-type="float" office:value="9008100" calcext:value-type="float">
            <text:p>9008100</text:p>
          </table:table-cell>
          <table:table-cell table:formula="of:=([.B642]-[.B641])*[.C642]+([.C642]-[.C641])*[.B642]" office:value-type="float" office:value="-258589070.9838" calcext:value-type="float">
            <text:p>-258,589,070.98</text:p>
          </table:table-cell>
        </table:table-row>
        <table:table-row table:style-name="ro1">
          <table:table-cell table:style-name="ce1" office:value-type="string" calcext:value-type="string">
            <text:p>2009-09-29</text:p>
          </table:table-cell>
          <table:table-cell office:value-type="float" office:value="57.91" calcext:value-type="float">
            <text:p>57.91</text:p>
          </table:table-cell>
          <table:table-cell office:value-type="float" office:value="7625300" calcext:value-type="float">
            <text:p>7625300</text:p>
          </table:table-cell>
          <table:table-cell table:formula="of:=([.B643]-[.B642])*[.C643]+([.C643]-[.C642])*[.B643]" office:value-type="float" office:value="-81984273" calcext:value-type="float">
            <text:p>-81,984,273.00</text:p>
          </table:table-cell>
        </table:table-row>
        <table:table-row table:style-name="ro1">
          <table:table-cell table:style-name="ce1" office:value-type="string" calcext:value-type="string">
            <text:p>2009-09-30</text:p>
          </table:table-cell>
          <table:table-cell office:value-type="float" office:value="57.919998" calcext:value-type="float">
            <text:p>57.919998</text:p>
          </table:table-cell>
          <table:table-cell office:value-type="float" office:value="14047300" calcext:value-type="float">
            <text:p>14047300</text:p>
          </table:table-cell>
          <table:table-cell table:formula="of:=([.B644]-[.B643])*[.C644]+([.C644]-[.C643])*[.B644]" office:value-type="float" office:value="372102672.0614" calcext:value-type="float">
            <text:p>372,102,672.06</text:p>
          </table:table-cell>
        </table:table-row>
        <table:table-row table:style-name="ro1">
          <table:table-cell table:style-name="ce1" office:value-type="string" calcext:value-type="string">
            <text:p>2009-10-01</text:p>
          </table:table-cell>
          <table:table-cell office:value-type="float" office:value="56.619999" calcext:value-type="float">
            <text:p>56.619999</text:p>
          </table:table-cell>
          <table:table-cell office:value-type="float" office:value="15894300" calcext:value-type="float">
            <text:p>15894300</text:p>
          </table:table-cell>
          <table:table-cell table:formula="of:=([.B645]-[.B644])*[.C645]+([.C645]-[.C644])*[.B645]" office:value-type="float" office:value="83914564.0473" calcext:value-type="float">
            <text:p>83,914,564.05</text:p>
          </table:table-cell>
        </table:table-row>
        <table:table-row table:style-name="ro1">
          <table:table-cell table:style-name="ce1" office:value-type="string" calcext:value-type="string">
            <text:p>2009-10-02</text:p>
          </table:table-cell>
          <table:table-cell office:value-type="float" office:value="56.75" calcext:value-type="float">
            <text:p>56.75</text:p>
          </table:table-cell>
          <table:table-cell office:value-type="float" office:value="13087600" calcext:value-type="float">
            <text:p>13087600</text:p>
          </table:table-cell>
          <table:table-cell table:formula="of:=([.B646]-[.B645])*[.C646]+([.C646]-[.C645])*[.B646]" office:value-type="float" office:value="-157578823.9124" calcext:value-type="float">
            <text:p>-157,578,823.91</text:p>
          </table:table-cell>
        </table:table-row>
        <table:table-row table:style-name="ro1">
          <table:table-cell table:style-name="ce1" office:value-type="string" calcext:value-type="string">
            <text:p>2009-10-05</text:p>
          </table:table-cell>
          <table:table-cell office:value-type="float" office:value="56.68" calcext:value-type="float">
            <text:p>56.68</text:p>
          </table:table-cell>
          <table:table-cell office:value-type="float" office:value="10879600" calcext:value-type="float">
            <text:p>10879600</text:p>
          </table:table-cell>
          <table:table-cell table:formula="of:=([.B647]-[.B646])*[.C647]+([.C647]-[.C646])*[.B647]" office:value-type="float" office:value="-125911012" calcext:value-type="float">
            <text:p>-125,911,012.00</text:p>
          </table:table-cell>
        </table:table-row>
        <table:table-row table:style-name="ro1">
          <table:table-cell table:style-name="ce1" office:value-type="string" calcext:value-type="string">
            <text:p>2009-10-06</text:p>
          </table:table-cell>
          <table:table-cell office:value-type="float" office:value="57.029999" calcext:value-type="float">
            <text:p>57.029999</text:p>
          </table:table-cell>
          <table:table-cell office:value-type="float" office:value="12000200" calcext:value-type="float">
            <text:p>12000200</text:p>
          </table:table-cell>
          <table:table-cell table:formula="of:=([.B648]-[.B647])*[.C648]+([.C648]-[.C647])*[.B648]" office:value-type="float" office:value="68107874.8792" calcext:value-type="float">
            <text:p>68,107,874.88</text:p>
          </table:table-cell>
        </table:table-row>
        <table:table-row table:style-name="ro1">
          <table:table-cell table:style-name="ce1" office:value-type="string" calcext:value-type="string">
            <text:p>2009-10-07</text:p>
          </table:table-cell>
          <table:table-cell office:value-type="float" office:value="56.950001" calcext:value-type="float">
            <text:p>56.950001</text:p>
          </table:table-cell>
          <table:table-cell office:value-type="float" office:value="7593900" calcext:value-type="float">
            <text:p>7593900</text:p>
          </table:table-cell>
          <table:table-cell table:formula="of:=([.B649]-[.B648])*[.C649]+([.C649]-[.C648])*[.B649]" office:value-type="float" office:value="-251546286.2185" calcext:value-type="float">
            <text:p>-251,546,286.22</text:p>
          </table:table-cell>
        </table:table-row>
        <table:table-row table:style-name="ro1">
          <table:table-cell table:style-name="ce1" office:value-type="string" calcext:value-type="string">
            <text:p>2009-10-08</text:p>
          </table:table-cell>
          <table:table-cell office:value-type="float" office:value="57.650002" calcext:value-type="float">
            <text:p>57.650002</text:p>
          </table:table-cell>
          <table:table-cell office:value-type="float" office:value="12817100" calcext:value-type="float">
            <text:p>12817100</text:p>
          </table:table-cell>
          <table:table-cell table:formula="of:=([.B650]-[.B649])*[.C650]+([.C650]-[.C649])*[.B650]" office:value-type="float" office:value="310089473.2635" calcext:value-type="float">
            <text:p>310,089,473.26</text:p>
          </table:table-cell>
        </table:table-row>
        <table:table-row table:style-name="ro1">
          <table:table-cell table:style-name="ce1" office:value-type="string" calcext:value-type="string">
            <text:p>2009-10-09</text:p>
          </table:table-cell>
          <table:table-cell office:value-type="float" office:value="57.560001" calcext:value-type="float">
            <text:p>57.560001</text:p>
          </table:table-cell>
          <table:table-cell office:value-type="float" office:value="6466800" calcext:value-type="float">
            <text:p>6466800</text:p>
          </table:table-cell>
          <table:table-cell table:formula="of:=([.B651]-[.B650])*[.C651]+([.C651]-[.C650])*[.B651]" office:value-type="float" office:value="-366105292.8171" calcext:value-type="float">
            <text:p>-366,105,292.82</text:p>
          </table:table-cell>
        </table:table-row>
        <table:table-row table:style-name="ro1">
          <table:table-cell table:style-name="ce1" office:value-type="string" calcext:value-type="string">
            <text:p>2009-10-12</text:p>
          </table:table-cell>
          <table:table-cell office:value-type="float" office:value="57.5" calcext:value-type="float">
            <text:p>57.5</text:p>
          </table:table-cell>
          <table:table-cell office:value-type="float" office:value="7928200" calcext:value-type="float">
            <text:p>7928200</text:p>
          </table:table-cell>
          <table:table-cell table:formula="of:=([.B652]-[.B651])*[.C652]+([.C652]-[.C651])*[.B652]" office:value-type="float" office:value="83554800.0718" calcext:value-type="float">
            <text:p>83,554,800.07</text:p>
          </table:table-cell>
        </table:table-row>
        <table:table-row table:style-name="ro1">
          <table:table-cell table:style-name="ce1" office:value-type="string" calcext:value-type="string">
            <text:p>2009-10-13</text:p>
          </table:table-cell>
          <table:table-cell office:value-type="float" office:value="57.259998" calcext:value-type="float">
            <text:p>57.259998</text:p>
          </table:table-cell>
          <table:table-cell office:value-type="float" office:value="11280500" calcext:value-type="float">
            <text:p>11280500</text:p>
          </table:table-cell>
          <table:table-cell table:formula="of:=([.B653]-[.B652])*[.C653]+([.C653]-[.C652])*[.B653]" office:value-type="float" office:value="189245348.7344" calcext:value-type="float">
            <text:p>189,245,348.73</text:p>
          </table:table-cell>
        </table:table-row>
        <table:table-row table:style-name="ro1">
          <table:table-cell table:style-name="ce1" office:value-type="string" calcext:value-type="string">
            <text:p>2009-10-14</text:p>
          </table:table-cell>
          <table:table-cell office:value-type="float" office:value="57.310001" calcext:value-type="float">
            <text:p>57.310001</text:p>
          </table:table-cell>
          <table:table-cell office:value-type="float" office:value="8385300" calcext:value-type="float">
            <text:p>8385300</text:p>
          </table:table-cell>
          <table:table-cell table:formula="of:=([.B654]-[.B653])*[.C654]+([.C654]-[.C653])*[.B654]" office:value-type="float" office:value="-165504624.7393" calcext:value-type="float">
            <text:p>-165,504,624.74</text:p>
          </table:table-cell>
        </table:table-row>
        <table:table-row table:style-name="ro1">
          <table:table-cell table:style-name="ce1" office:value-type="string" calcext:value-type="string">
            <text:p>2009-10-15</text:p>
          </table:table-cell>
          <table:table-cell office:value-type="float" office:value="57.240002" calcext:value-type="float">
            <text:p>57.240002</text:p>
          </table:table-cell>
          <table:table-cell office:value-type="float" office:value="11793900" calcext:value-type="float">
            <text:p>11793900</text:p>
          </table:table-cell>
          <table:table-cell table:formula="of:=([.B655]-[.B654])*[.C655]+([.C655]-[.C654])*[.B655]" office:value-type="float" office:value="194282709.6111" calcext:value-type="float">
            <text:p>194,282,709.61</text:p>
          </table:table-cell>
        </table:table-row>
        <table:table-row table:style-name="ro1">
          <table:table-cell table:style-name="ce1" office:value-type="string" calcext:value-type="string">
            <text:p>2009-10-16</text:p>
          </table:table-cell>
          <table:table-cell office:value-type="float" office:value="57.439999" calcext:value-type="float">
            <text:p>57.439999</text:p>
          </table:table-cell>
          <table:table-cell office:value-type="float" office:value="12248700" calcext:value-type="float">
            <text:p>12248700</text:p>
          </table:table-cell>
          <table:table-cell table:formula="of:=([.B656]-[.B655])*[.C656]+([.C656]-[.C655])*[.B656]" office:value-type="float" office:value="28573414.7991" calcext:value-type="float">
            <text:p>28,573,414.80</text:p>
          </table:table-cell>
        </table:table-row>
        <table:table-row table:style-name="ro1">
          <table:table-cell table:style-name="ce1" office:value-type="string" calcext:value-type="string">
            <text:p>2009-10-19</text:p>
          </table:table-cell>
          <table:table-cell office:value-type="float" office:value="57.790001" calcext:value-type="float">
            <text:p>57.790001</text:p>
          </table:table-cell>
          <table:table-cell office:value-type="float" office:value="7892600" calcext:value-type="float">
            <text:p>7892600</text:p>
          </table:table-cell>
          <table:table-cell table:formula="of:=([.B657]-[.B656])*[.C657]+([.C657]-[.C656])*[.B657]" office:value-type="float" office:value="-248976597.5709" calcext:value-type="float">
            <text:p>-248,976,597.57</text:p>
          </table:table-cell>
        </table:table-row>
        <table:table-row table:style-name="ro1">
          <table:table-cell table:style-name="ce1" office:value-type="string" calcext:value-type="string">
            <text:p>2009-10-20</text:p>
          </table:table-cell>
          <table:table-cell office:value-type="float" office:value="58.130001" calcext:value-type="float">
            <text:p>58.130001</text:p>
          </table:table-cell>
          <table:table-cell office:value-type="float" office:value="11321300" calcext:value-type="float">
            <text:p>11321300</text:p>
          </table:table-cell>
          <table:table-cell table:formula="of:=([.B658]-[.B657])*[.C658]+([.C658]-[.C657])*[.B658]" office:value-type="float" office:value="203159576.4287" calcext:value-type="float">
            <text:p>203,159,576.43</text:p>
          </table:table-cell>
        </table:table-row>
        <table:table-row table:style-name="ro1">
          <table:table-cell table:style-name="ce1" office:value-type="string" calcext:value-type="string">
            <text:p>2009-10-21</text:p>
          </table:table-cell>
          <table:table-cell office:value-type="float" office:value="57.490002" calcext:value-type="float">
            <text:p>57.490002</text:p>
          </table:table-cell>
          <table:table-cell office:value-type="float" office:value="11468700" calcext:value-type="float">
            <text:p>11468700</text:p>
          </table:table-cell>
          <table:table-cell table:formula="of:=([.B659]-[.B658])*[.C659]+([.C659]-[.C658])*[.B659]" office:value-type="float" office:value="1134069.76349997" calcext:value-type="float">
            <text:p>1,134,069.76</text:p>
          </table:table-cell>
        </table:table-row>
        <table:table-row table:style-name="ro1">
          <table:table-cell table:style-name="ce1" office:value-type="string" calcext:value-type="string">
            <text:p>2009-10-22</text:p>
          </table:table-cell>
          <table:table-cell office:value-type="float" office:value="58.130001" calcext:value-type="float">
            <text:p>58.130001</text:p>
          </table:table-cell>
          <table:table-cell office:value-type="float" office:value="10267200" calcext:value-type="float">
            <text:p>10267200</text:p>
          </table:table-cell>
          <table:table-cell table:formula="of:=([.B660]-[.B659])*[.C660]+([.C660]-[.C659])*[.B660]" office:value-type="float" office:value="-63272198.4687" calcext:value-type="float">
            <text:p>-63,272,198.47</text:p>
          </table:table-cell>
        </table:table-row>
        <table:table-row table:style-name="ro1">
          <table:table-cell table:style-name="ce1" office:value-type="string" calcext:value-type="string">
            <text:p>2009-10-23</text:p>
          </table:table-cell>
          <table:table-cell office:value-type="float" office:value="57.639999" calcext:value-type="float">
            <text:p>57.639999</text:p>
          </table:table-cell>
          <table:table-cell office:value-type="float" office:value="10811700" calcext:value-type="float">
            <text:p>10811700</text:p>
          </table:table-cell>
          <table:table-cell table:formula="of:=([.B661]-[.B660])*[.C661]+([.C661]-[.C660])*[.B661]" office:value-type="float" office:value="26087224.8321" calcext:value-type="float">
            <text:p>26,087,224.83</text:p>
          </table:table-cell>
        </table:table-row>
        <table:table-row table:style-name="ro1">
          <table:table-cell table:style-name="ce1" office:value-type="string" calcext:value-type="string">
            <text:p>2009-10-26</text:p>
          </table:table-cell>
          <table:table-cell office:value-type="float" office:value="56.900002" calcext:value-type="float">
            <text:p>56.900002</text:p>
          </table:table-cell>
          <table:table-cell office:value-type="float" office:value="10452900" calcext:value-type="float">
            <text:p>10452900</text:p>
          </table:table-cell>
          <table:table-cell table:formula="of:=([.B662]-[.B661])*[.C662]+([.C662]-[.C661])*[.B662]" office:value-type="float" office:value="-28150835.3589" calcext:value-type="float">
            <text:p>-28,150,835.36</text:p>
          </table:table-cell>
        </table:table-row>
        <table:table-row table:style-name="ro1">
          <table:table-cell table:style-name="ce1" office:value-type="string" calcext:value-type="string">
            <text:p>2009-10-27</text:p>
          </table:table-cell>
          <table:table-cell office:value-type="float" office:value="57.18" calcext:value-type="float">
            <text:p>57.18</text:p>
          </table:table-cell>
          <table:table-cell office:value-type="float" office:value="10433200" calcext:value-type="float">
            <text:p>10433200</text:p>
          </table:table-cell>
          <table:table-cell table:formula="of:=([.B663]-[.B662])*[.C663]+([.C663]-[.C662])*[.B663]" office:value-type="float" office:value="1794829.13359999" calcext:value-type="float">
            <text:p>1,794,829.13</text:p>
          </table:table-cell>
        </table:table-row>
        <table:table-row table:style-name="ro1">
          <table:table-cell table:style-name="ce1" office:value-type="string" calcext:value-type="string">
            <text:p>2009-10-28</text:p>
          </table:table-cell>
          <table:table-cell office:value-type="float" office:value="57.23" calcext:value-type="float">
            <text:p>57.23</text:p>
          </table:table-cell>
          <table:table-cell office:value-type="float" office:value="15642700" calcext:value-type="float">
            <text:p>15642700</text:p>
          </table:table-cell>
          <table:table-cell table:formula="of:=([.B664]-[.B663])*[.C664]+([.C664]-[.C663])*[.B664]" office:value-type="float" office:value="298921820" calcext:value-type="float">
            <text:p>298,921,820.00</text:p>
          </table:table-cell>
        </table:table-row>
        <table:table-row table:style-name="ro1">
          <table:table-cell table:style-name="ce1" office:value-type="string" calcext:value-type="string">
            <text:p>2009-10-29</text:p>
          </table:table-cell>
          <table:table-cell office:value-type="float" office:value="59.540001" calcext:value-type="float">
            <text:p>59.540001</text:p>
          </table:table-cell>
          <table:table-cell office:value-type="float" office:value="26539900" calcext:value-type="float">
            <text:p>26539900</text:p>
          </table:table-cell>
          <table:table-cell table:formula="of:=([.B665]-[.B664])*[.C665]+([.C665]-[.C664])*[.B665]" office:value-type="float" office:value="710126494.4371" calcext:value-type="float">
            <text:p>710,126,494.44</text:p>
          </table:table-cell>
        </table:table-row>
        <table:table-row table:style-name="ro1">
          <table:table-cell table:style-name="ce1" office:value-type="string" calcext:value-type="string">
            <text:p>2009-10-30</text:p>
          </table:table-cell>
          <table:table-cell office:value-type="float" office:value="58" calcext:value-type="float">
            <text:p>58</text:p>
          </table:table-cell>
          <table:table-cell office:value-type="float" office:value="21382000" calcext:value-type="float">
            <text:p>21382000</text:p>
          </table:table-cell>
          <table:table-cell table:formula="of:=([.B666]-[.B665])*[.C666]+([.C666]-[.C665])*[.B666]" office:value-type="float" office:value="-332086501.382" calcext:value-type="float">
            <text:p>-332,086,501.38</text:p>
          </table:table-cell>
        </table:table-row>
        <table:table-row table:style-name="ro1">
          <table:table-cell table:style-name="ce1" office:value-type="string" calcext:value-type="string">
            <text:p>2009-11-02</text:p>
          </table:table-cell>
          <table:table-cell office:value-type="float" office:value="58.950001" calcext:value-type="float">
            <text:p>58.950001</text:p>
          </table:table-cell>
          <table:table-cell office:value-type="float" office:value="14739500" calcext:value-type="float">
            <text:p>14739500</text:p>
          </table:table-cell>
          <table:table-cell table:formula="of:=([.B667]-[.B666])*[.C667]+([.C667]-[.C666])*[.B667]" office:value-type="float" office:value="-377572841.903" calcext:value-type="float">
            <text:p>-377,572,841.90</text:p>
          </table:table-cell>
        </table:table-row>
        <table:table-row table:style-name="ro1">
          <table:table-cell table:style-name="ce1" office:value-type="string" calcext:value-type="string">
            <text:p>2009-11-03</text:p>
          </table:table-cell>
          <table:table-cell office:value-type="float" office:value="58.580002" calcext:value-type="float">
            <text:p>58.580002</text:p>
          </table:table-cell>
          <table:table-cell office:value-type="float" office:value="12101200" calcext:value-type="float">
            <text:p>12101200</text:p>
          </table:table-cell>
          <table:table-cell table:formula="of:=([.B668]-[.B667])*[.C668]+([.C668]-[.C667])*[.B668]" office:value-type="float" office:value="-159029051.1754" calcext:value-type="float">
            <text:p>-159,029,051.18</text:p>
          </table:table-cell>
        </table:table-row>
        <table:table-row table:style-name="ro1">
          <table:table-cell table:style-name="ce1" office:value-type="string" calcext:value-type="string">
            <text:p>2009-11-04</text:p>
          </table:table-cell>
          <table:table-cell office:value-type="float" office:value="59.029999" calcext:value-type="float">
            <text:p>59.029999</text:p>
          </table:table-cell>
          <table:table-cell office:value-type="float" office:value="13176000" calcext:value-type="float">
            <text:p>13176000</text:p>
          </table:table-cell>
          <table:table-cell table:formula="of:=([.B669]-[.B668])*[.C669]+([.C669]-[.C668])*[.B669]" office:value-type="float" office:value="69374603.3971999" calcext:value-type="float">
            <text:p>69,374,603.40</text:p>
          </table:table-cell>
        </table:table-row>
        <table:table-row table:style-name="ro1">
          <table:table-cell table:style-name="ce1" office:value-type="string" calcext:value-type="string">
            <text:p>2009-11-05</text:p>
          </table:table-cell>
          <table:table-cell office:value-type="float" office:value="60.470001" calcext:value-type="float">
            <text:p>60.470001</text:p>
          </table:table-cell>
          <table:table-cell office:value-type="float" office:value="16328800" calcext:value-type="float">
            <text:p>16328800</text:p>
          </table:table-cell>
          <table:table-cell table:formula="of:=([.B670]-[.B669])*[.C670]+([.C670]-[.C669])*[.B670]" office:value-type="float" office:value="214163323.8104" calcext:value-type="float">
            <text:p>214,163,323.81</text:p>
          </table:table-cell>
        </table:table-row>
        <table:table-row table:style-name="ro1">
          <table:table-cell table:style-name="ce1" office:value-type="string" calcext:value-type="string">
            <text:p>2009-11-06</text:p>
          </table:table-cell>
          <table:table-cell office:value-type="float" office:value="61.040001" calcext:value-type="float">
            <text:p>61.040001</text:p>
          </table:table-cell>
          <table:table-cell office:value-type="float" office:value="16008900" calcext:value-type="float">
            <text:p>16008900</text:p>
          </table:table-cell>
          <table:table-cell table:formula="of:=([.B671]-[.B670])*[.C671]+([.C671]-[.C670])*[.B671]" office:value-type="float" office:value="-10401623.3199001" calcext:value-type="float">
            <text:p>-10,401,623.32</text:p>
          </table:table-cell>
        </table:table-row>
        <table:table-row table:style-name="ro1">
          <table:table-cell table:style-name="ce1" office:value-type="string" calcext:value-type="string">
            <text:p>2009-11-09</text:p>
          </table:table-cell>
          <table:table-cell office:value-type="float" office:value="61.849998" calcext:value-type="float">
            <text:p>61.849998</text:p>
          </table:table-cell>
          <table:table-cell office:value-type="float" office:value="14313000" calcext:value-type="float">
            <text:p>14313000</text:p>
          </table:table-cell>
          <table:table-cell table:formula="of:=([.B672]-[.B671])*[.C672]+([.C672]-[.C671])*[.B672]" office:value-type="float" office:value="-93297924.5472" calcext:value-type="float">
            <text:p>-93,297,924.55</text:p>
          </table:table-cell>
        </table:table-row>
        <table:table-row table:style-name="ro1">
          <table:table-cell table:style-name="ce1" office:value-type="string" calcext:value-type="string">
            <text:p>2009-11-10</text:p>
          </table:table-cell>
          <table:table-cell office:value-type="float" office:value="61.860001" calcext:value-type="float">
            <text:p>61.860001</text:p>
          </table:table-cell>
          <table:table-cell office:value-type="float" office:value="15118900" calcext:value-type="float">
            <text:p>15118900</text:p>
          </table:table-cell>
          <table:table-cell table:formula="of:=([.B673]-[.B672])*[.C673]+([.C673]-[.C672])*[.B673]" office:value-type="float" office:value="50004209.1626" calcext:value-type="float">
            <text:p>50,004,209.16</text:p>
          </table:table-cell>
        </table:table-row>
        <table:table-row table:style-name="ro1">
          <table:table-cell table:style-name="ce1" office:value-type="string" calcext:value-type="string">
            <text:p>2009-11-11</text:p>
          </table:table-cell>
          <table:table-cell office:value-type="float" office:value="62.23" calcext:value-type="float">
            <text:p>62.23</text:p>
          </table:table-cell>
          <table:table-cell office:value-type="float" office:value="9838800" calcext:value-type="float">
            <text:p>9838800</text:p>
          </table:table-cell>
          <table:table-cell table:formula="of:=([.B674]-[.B673])*[.C674]+([.C674]-[.C673])*[.B674]" office:value-type="float" office:value="-324940276.8388" calcext:value-type="float">
            <text:p>-324,940,276.84</text:p>
          </table:table-cell>
        </table:table-row>
        <table:table-row table:style-name="ro1">
          <table:table-cell table:style-name="ce1" office:value-type="string" calcext:value-type="string">
            <text:p>2009-11-12</text:p>
          </table:table-cell>
          <table:table-cell office:value-type="float" office:value="61.299999" calcext:value-type="float">
            <text:p>61.299999</text:p>
          </table:table-cell>
          <table:table-cell office:value-type="float" office:value="14167900" calcext:value-type="float">
            <text:p>14167900</text:p>
          </table:table-cell>
          <table:table-cell table:formula="of:=([.B675]-[.B674])*[.C675]+([.C675]-[.C674])*[.B675]" office:value-type="float" office:value="252197664.503" calcext:value-type="float">
            <text:p>252,197,664.50</text:p>
          </table:table-cell>
        </table:table-row>
        <table:table-row table:style-name="ro1">
          <table:table-cell table:style-name="ce1" office:value-type="string" calcext:value-type="string">
            <text:p>2009-11-13</text:p>
          </table:table-cell>
          <table:table-cell office:value-type="float" office:value="61.610001" calcext:value-type="float">
            <text:p>61.610001</text:p>
          </table:table-cell>
          <table:table-cell office:value-type="float" office:value="11793200" calcext:value-type="float">
            <text:p>11793200</text:p>
          </table:table-cell>
          <table:table-cell table:formula="of:=([.B676]-[.B675])*[.C676]+([.C676]-[.C675])*[.B676]" office:value-type="float" office:value="-142649353.7883" calcext:value-type="float">
            <text:p>-142,649,353.79</text:p>
          </table:table-cell>
        </table:table-row>
        <table:table-row table:style-name="ro1">
          <table:table-cell table:style-name="ce1" office:value-type="string" calcext:value-type="string">
            <text:p>2009-11-16</text:p>
          </table:table-cell>
          <table:table-cell office:value-type="float" office:value="62.27" calcext:value-type="float">
            <text:p>62.27</text:p>
          </table:table-cell>
          <table:table-cell office:value-type="float" office:value="12542100" calcext:value-type="float">
            <text:p>12542100</text:p>
          </table:table-cell>
          <table:table-cell table:formula="of:=([.B677]-[.B676])*[.C677]+([.C677]-[.C676])*[.B677]" office:value-type="float" office:value="54911776.4579001" calcext:value-type="float">
            <text:p>54,911,776.46</text:p>
          </table:table-cell>
        </table:table-row>
        <table:table-row table:style-name="ro1">
          <table:table-cell table:style-name="ce1" office:value-type="string" calcext:value-type="string">
            <text:p>2009-11-17</text:p>
          </table:table-cell>
          <table:table-cell office:value-type="float" office:value="62.310001" calcext:value-type="float">
            <text:p>62.310001</text:p>
          </table:table-cell>
          <table:table-cell office:value-type="float" office:value="11532100" calcext:value-type="float">
            <text:p>11532100</text:p>
          </table:table-cell>
          <table:table-cell table:formula="of:=([.B678]-[.B677])*[.C678]+([.C678]-[.C677])*[.B678]" office:value-type="float" office:value="-62471805.4779" calcext:value-type="float">
            <text:p>-62,471,805.48</text:p>
          </table:table-cell>
        </table:table-row>
        <table:table-row table:style-name="ro1">
          <table:table-cell table:style-name="ce1" office:value-type="string" calcext:value-type="string">
            <text:p>2009-11-18</text:p>
          </table:table-cell>
          <table:table-cell office:value-type="float" office:value="62.41" calcext:value-type="float">
            <text:p>62.41</text:p>
          </table:table-cell>
          <table:table-cell office:value-type="float" office:value="11983300" calcext:value-type="float">
            <text:p>11983300</text:p>
          </table:table-cell>
          <table:table-cell table:formula="of:=([.B679]-[.B678])*[.C679]+([.C679]-[.C678])*[.B679]" office:value-type="float" office:value="29357710.0167" calcext:value-type="float">
            <text:p>29,357,710.02</text:p>
          </table:table-cell>
        </table:table-row>
        <table:table-row table:style-name="ro1">
          <table:table-cell table:style-name="ce1" office:value-type="string" calcext:value-type="string">
            <text:p>2009-11-19</text:p>
          </table:table-cell>
          <table:table-cell office:value-type="float" office:value="62.150002" calcext:value-type="float">
            <text:p>62.150002</text:p>
          </table:table-cell>
          <table:table-cell office:value-type="float" office:value="9302600" calcext:value-type="float">
            <text:p>9302600</text:p>
          </table:table-cell>
          <table:table-cell table:formula="of:=([.B680]-[.B679])*[.C680]+([.C680]-[.C679])*[.B680]" office:value-type="float" office:value="-169024167.7562" calcext:value-type="float">
            <text:p>-169,024,167.76</text:p>
          </table:table-cell>
        </table:table-row>
        <table:table-row table:style-name="ro1">
          <table:table-cell table:style-name="ce1" office:value-type="string" calcext:value-type="string">
            <text:p>2009-11-20</text:p>
          </table:table-cell>
          <table:table-cell office:value-type="float" office:value="61.799999" calcext:value-type="float">
            <text:p>61.799999</text:p>
          </table:table-cell>
          <table:table-cell office:value-type="float" office:value="12353500" calcext:value-type="float">
            <text:p>12353500</text:p>
          </table:table-cell>
          <table:table-cell table:formula="of:=([.B681]-[.B680])*[.C681]+([.C681]-[.C680])*[.B681]" office:value-type="float" office:value="184221854.8886" calcext:value-type="float">
            <text:p>184,221,854.89</text:p>
          </table:table-cell>
        </table:table-row>
        <table:table-row table:style-name="ro1">
          <table:table-cell table:style-name="ce1" office:value-type="string" calcext:value-type="string">
            <text:p>2009-11-23</text:p>
          </table:table-cell>
          <table:table-cell office:value-type="float" office:value="62.73" calcext:value-type="float">
            <text:p>62.73</text:p>
          </table:table-cell>
          <table:table-cell office:value-type="float" office:value="10581500" calcext:value-type="float">
            <text:p>10581500</text:p>
          </table:table-cell>
          <table:table-cell table:formula="of:=([.B682]-[.B681])*[.C682]+([.C682]-[.C681])*[.B682]" office:value-type="float" office:value="-101316754.4185" calcext:value-type="float">
            <text:p>-101,316,754.42</text:p>
          </table:table-cell>
        </table:table-row>
        <table:table-row table:style-name="ro1">
          <table:table-cell table:style-name="ce1" office:value-type="string" calcext:value-type="string">
            <text:p>2009-11-24</text:p>
          </table:table-cell>
          <table:table-cell office:value-type="float" office:value="62.799999" calcext:value-type="float">
            <text:p>62.799999</text:p>
          </table:table-cell>
          <table:table-cell office:value-type="float" office:value="9769700" calcext:value-type="float">
            <text:p>9769700</text:p>
          </table:table-cell>
          <table:table-cell table:formula="of:=([.B683]-[.B682])*[.C683]+([.C683]-[.C682])*[.B683]" office:value-type="float" office:value="-50297169.9579" calcext:value-type="float">
            <text:p>-50,297,169.96</text:p>
          </table:table-cell>
        </table:table-row>
        <table:table-row table:style-name="ro1">
          <table:table-cell table:style-name="ce1" office:value-type="string" calcext:value-type="string">
            <text:p>2009-11-25</text:p>
          </table:table-cell>
          <table:table-cell office:value-type="float" office:value="62.869999" calcext:value-type="float">
            <text:p>62.869999</text:p>
          </table:table-cell>
          <table:table-cell office:value-type="float" office:value="8235200" calcext:value-type="float">
            <text:p>8235200</text:p>
          </table:table-cell>
          <table:table-cell table:formula="of:=([.B684]-[.B683])*[.C684]+([.C684]-[.C683])*[.B684]" office:value-type="float" office:value="-95897549.4655" calcext:value-type="float">
            <text:p>-95,897,549.47</text:p>
          </table:table-cell>
        </table:table-row>
        <table:table-row table:style-name="ro1">
          <table:table-cell table:style-name="ce1" office:value-type="string" calcext:value-type="string">
            <text:p>2009-11-27</text:p>
          </table:table-cell>
          <table:table-cell office:value-type="float" office:value="62.48" calcext:value-type="float">
            <text:p>62.48</text:p>
          </table:table-cell>
          <table:table-cell office:value-type="float" office:value="6195500" calcext:value-type="float">
            <text:p>6195500</text:p>
          </table:table-cell>
          <table:table-cell table:formula="of:=([.B685]-[.B684])*[.C685]+([.C685]-[.C684])*[.B685]" office:value-type="float" office:value="-129856694.8045" calcext:value-type="float">
            <text:p>-129,856,694.80</text:p>
          </table:table-cell>
        </table:table-row>
        <table:table-row table:style-name="ro1">
          <table:table-cell table:style-name="ce1" office:value-type="string" calcext:value-type="string">
            <text:p>2009-11-30</text:p>
          </table:table-cell>
          <table:table-cell office:value-type="float" office:value="62.349998" calcext:value-type="float">
            <text:p>62.349998</text:p>
          </table:table-cell>
          <table:table-cell office:value-type="float" office:value="12382400" calcext:value-type="float">
            <text:p>12382400</text:p>
          </table:table-cell>
          <table:table-cell table:formula="of:=([.B686]-[.B685])*[.C686]+([.C686]-[.C685])*[.B686]" office:value-type="float" office:value="384143465.8614" calcext:value-type="float">
            <text:p>384,143,465.86</text:p>
          </table:table-cell>
        </table:table-row>
        <table:table-row table:style-name="ro1">
          <table:table-cell table:style-name="ce1" office:value-type="string" calcext:value-type="string">
            <text:p>2009-12-01</text:p>
          </table:table-cell>
          <table:table-cell office:value-type="float" office:value="62.91" calcext:value-type="float">
            <text:p>62.91</text:p>
          </table:table-cell>
          <table:table-cell office:value-type="float" office:value="9560600" calcext:value-type="float">
            <text:p>9560600</text:p>
          </table:table-cell>
          <table:table-cell table:formula="of:=([.B687]-[.B686])*[.C687]+([.C687]-[.C686])*[.B687]" office:value-type="float" office:value="-172165482.8788" calcext:value-type="float">
            <text:p>-172,165,482.88</text:p>
          </table:table-cell>
        </table:table-row>
        <table:table-row table:style-name="ro1">
          <table:table-cell table:style-name="ce1" office:value-type="string" calcext:value-type="string">
            <text:p>2009-12-02</text:p>
          </table:table-cell>
          <table:table-cell office:value-type="float" office:value="63.189999" calcext:value-type="float">
            <text:p>63.189999</text:p>
          </table:table-cell>
          <table:table-cell office:value-type="float" office:value="9023800" calcext:value-type="float">
            <text:p>9023800</text:p>
          </table:table-cell>
          <table:table-cell table:formula="of:=([.B688]-[.B687])*[.C688]+([.C688]-[.C687])*[.B688]" office:value-type="float" office:value="-31393736.487" calcext:value-type="float">
            <text:p>-31,393,736.49</text:p>
          </table:table-cell>
        </table:table-row>
        <table:table-row table:style-name="ro1">
          <table:table-cell table:style-name="ce1" office:value-type="string" calcext:value-type="string">
            <text:p>2009-12-03</text:p>
          </table:table-cell>
          <table:table-cell office:value-type="float" office:value="62.560001" calcext:value-type="float">
            <text:p>62.560001</text:p>
          </table:table-cell>
          <table:table-cell office:value-type="float" office:value="9844300" calcext:value-type="float">
            <text:p>9844300</text:p>
          </table:table-cell>
          <table:table-cell table:formula="of:=([.B689]-[.B688])*[.C689]+([.C689]-[.C688])*[.B689]" office:value-type="float" office:value="45128591.5091" calcext:value-type="float">
            <text:p>45,128,591.51</text:p>
          </table:table-cell>
        </table:table-row>
        <table:table-row table:style-name="ro1">
          <table:table-cell table:style-name="ce1" office:value-type="string" calcext:value-type="string">
            <text:p>2009-12-04</text:p>
          </table:table-cell>
          <table:table-cell office:value-type="float" office:value="62.599998" calcext:value-type="float">
            <text:p>62.599998</text:p>
          </table:table-cell>
          <table:table-cell office:value-type="float" office:value="11300000" calcext:value-type="float">
            <text:p>11300000</text:p>
          </table:table-cell>
          <table:table-cell table:formula="of:=([.B690]-[.B689])*[.C690]+([.C690]-[.C689])*[.B690]" office:value-type="float" office:value="91578783.1886" calcext:value-type="float">
            <text:p>91,578,783.19</text:p>
          </table:table-cell>
        </table:table-row>
        <table:table-row table:style-name="ro1">
          <table:table-cell table:style-name="ce1" office:value-type="string" calcext:value-type="string">
            <text:p>2009-12-07</text:p>
          </table:table-cell>
          <table:table-cell office:value-type="float" office:value="62.470001" calcext:value-type="float">
            <text:p>62.470001</text:p>
          </table:table-cell>
          <table:table-cell office:value-type="float" office:value="8948000" calcext:value-type="float">
            <text:p>8948000</text:p>
          </table:table-cell>
          <table:table-cell table:formula="of:=([.B691]-[.B690])*[.C691]+([.C691]-[.C690])*[.B691]" office:value-type="float" office:value="-148092655.508" calcext:value-type="float">
            <text:p>-148,092,655.51</text:p>
          </table:table-cell>
        </table:table-row>
        <table:table-row table:style-name="ro1">
          <table:table-cell table:style-name="ce1" office:value-type="string" calcext:value-type="string">
            <text:p>2009-12-08</text:p>
          </table:table-cell>
          <table:table-cell office:value-type="float" office:value="61.869999" calcext:value-type="float">
            <text:p>61.869999</text:p>
          </table:table-cell>
          <table:table-cell office:value-type="float" office:value="11168700" calcext:value-type="float">
            <text:p>11168700</text:p>
          </table:table-cell>
          <table:table-cell table:formula="of:=([.B692]-[.B691])*[.C692]+([.C692]-[.C691])*[.B692]" office:value-type="float" office:value="130693464.4419" calcext:value-type="float">
            <text:p>130,693,464.44</text:p>
          </table:table-cell>
        </table:table-row>
        <table:table-row table:style-name="ro1">
          <table:table-cell table:style-name="ce1" office:value-type="string" calcext:value-type="string">
            <text:p>2009-12-09</text:p>
          </table:table-cell>
          <table:table-cell office:value-type="float" office:value="62.240002" calcext:value-type="float">
            <text:p>62.240002</text:p>
          </table:table-cell>
          <table:table-cell office:value-type="float" office:value="9118300" calcext:value-type="float">
            <text:p>9118300</text:p>
          </table:table-cell>
          <table:table-cell table:formula="of:=([.B693]-[.B692])*[.C693]+([.C693]-[.C692])*[.B693]" office:value-type="float" office:value="-124243101.7459" calcext:value-type="float">
            <text:p>-124,243,101.75</text:p>
          </table:table-cell>
        </table:table-row>
        <table:table-row table:style-name="ro1">
          <table:table-cell table:style-name="ce1" office:value-type="string" calcext:value-type="string">
            <text:p>2009-12-10</text:p>
          </table:table-cell>
          <table:table-cell office:value-type="float" office:value="62.240002" calcext:value-type="float">
            <text:p>62.240002</text:p>
          </table:table-cell>
          <table:table-cell office:value-type="float" office:value="10030400" calcext:value-type="float">
            <text:p>10030400</text:p>
          </table:table-cell>
          <table:table-cell table:formula="of:=([.B694]-[.B693])*[.C694]+([.C694]-[.C693])*[.B694]" office:value-type="float" office:value="56769105.8242" calcext:value-type="float">
            <text:p>56,769,105.82</text:p>
          </table:table-cell>
        </table:table-row>
        <table:table-row table:style-name="ro1">
          <table:table-cell table:style-name="ce1" office:value-type="string" calcext:value-type="string">
            <text:p>2009-12-11</text:p>
          </table:table-cell>
          <table:table-cell office:value-type="float" office:value="62.34" calcext:value-type="float">
            <text:p>62.34</text:p>
          </table:table-cell>
          <table:table-cell office:value-type="float" office:value="8932500" calcext:value-type="float">
            <text:p>8932500</text:p>
          </table:table-cell>
          <table:table-cell table:formula="of:=([.B695]-[.B694])*[.C695]+([.C695]-[.C694])*[.B695]" office:value-type="float" office:value="-67549853.8649999" calcext:value-type="float">
            <text:p>-67,549,853.87</text:p>
          </table:table-cell>
        </table:table-row>
        <table:table-row table:style-name="ro1">
          <table:table-cell table:style-name="ce1" office:value-type="string" calcext:value-type="string">
            <text:p>2009-12-14</text:p>
          </table:table-cell>
          <table:table-cell office:value-type="float" office:value="63.009998" calcext:value-type="float">
            <text:p>63.009998</text:p>
          </table:table-cell>
          <table:table-cell office:value-type="float" office:value="9535800" calcext:value-type="float">
            <text:p>9535800</text:p>
          </table:table-cell>
          <table:table-cell table:formula="of:=([.B696]-[.B695])*[.C696]+([.C696]-[.C695])*[.B696]" office:value-type="float" office:value="44402898.7218" calcext:value-type="float">
            <text:p>44,402,898.72</text:p>
          </table:table-cell>
        </table:table-row>
        <table:table-row table:style-name="ro1">
          <table:table-cell table:style-name="ce1" office:value-type="string" calcext:value-type="string">
            <text:p>2009-12-15</text:p>
          </table:table-cell>
          <table:table-cell office:value-type="float" office:value="62.119999" calcext:value-type="float">
            <text:p>62.119999</text:p>
          </table:table-cell>
          <table:table-cell office:value-type="float" office:value="11430900" calcext:value-type="float">
            <text:p>11430900</text:p>
          </table:table-cell>
          <table:table-cell table:formula="of:=([.B697]-[.B696])*[.C697]+([.C697]-[.C696])*[.B697]" office:value-type="float" office:value="107550120.5358" calcext:value-type="float">
            <text:p>107,550,120.54</text:p>
          </table:table-cell>
        </table:table-row>
        <table:table-row table:style-name="ro1">
          <table:table-cell table:style-name="ce1" office:value-type="string" calcext:value-type="string">
            <text:p>2009-12-16</text:p>
          </table:table-cell>
          <table:table-cell office:value-type="float" office:value="62.16" calcext:value-type="float">
            <text:p>62.16</text:p>
          </table:table-cell>
          <table:table-cell office:value-type="float" office:value="9871800" calcext:value-type="float">
            <text:p>9871800</text:p>
          </table:table-cell>
          <table:table-cell table:formula="of:=([.B698]-[.B697])*[.C698]+([.C698]-[.C697])*[.B698]" office:value-type="float" office:value="-96518774.1282" calcext:value-type="float">
            <text:p>-96,518,774.13</text:p>
          </table:table-cell>
        </table:table-row>
        <table:table-row table:style-name="ro1">
          <table:table-cell table:style-name="ce1" office:value-type="string" calcext:value-type="string">
            <text:p>2009-12-17</text:p>
          </table:table-cell>
          <table:table-cell office:value-type="float" office:value="61.59" calcext:value-type="float">
            <text:p>61.59</text:p>
          </table:table-cell>
          <table:table-cell office:value-type="float" office:value="10983600" calcext:value-type="float">
            <text:p>10983600</text:p>
          </table:table-cell>
          <table:table-cell table:formula="of:=([.B699]-[.B698])*[.C699]+([.C699]-[.C698])*[.B699]" office:value-type="float" office:value="62215110.0000001" calcext:value-type="float">
            <text:p>62,215,110.00</text:p>
          </table:table-cell>
        </table:table-row>
        <table:table-row table:style-name="ro1">
          <table:table-cell table:style-name="ce1" office:value-type="string" calcext:value-type="string">
            <text:p>2009-12-18</text:p>
          </table:table-cell>
          <table:table-cell office:value-type="float" office:value="61.549999" calcext:value-type="float">
            <text:p>61.549999</text:p>
          </table:table-cell>
          <table:table-cell office:value-type="float" office:value="22847800" calcext:value-type="float">
            <text:p>22847800</text:p>
          </table:table-cell>
          <table:table-cell table:formula="of:=([.B700]-[.B699])*[.C700]+([.C700]-[.C699])*[.B700]" office:value-type="float" office:value="729327563.288" calcext:value-type="float">
            <text:p>729,327,563.29</text:p>
          </table:table-cell>
        </table:table-row>
        <table:table-row table:style-name="ro1">
          <table:table-cell table:style-name="ce1" office:value-type="string" calcext:value-type="string">
            <text:p>2009-12-21</text:p>
          </table:table-cell>
          <table:table-cell office:value-type="float" office:value="61.299999" calcext:value-type="float">
            <text:p>61.299999</text:p>
          </table:table-cell>
          <table:table-cell office:value-type="float" office:value="9550100" calcext:value-type="float">
            <text:p>9550100</text:p>
          </table:table-cell>
          <table:table-cell table:formula="of:=([.B701]-[.B700])*[.C701]+([.C701]-[.C700])*[.B701]" office:value-type="float" office:value="-817536521.7023" calcext:value-type="float">
            <text:p>-817,536,521.70</text:p>
          </table:table-cell>
        </table:table-row>
        <table:table-row table:style-name="ro1">
          <table:table-cell table:style-name="ce1" office:value-type="string" calcext:value-type="string">
            <text:p>2009-12-22</text:p>
          </table:table-cell>
          <table:table-cell office:value-type="float" office:value="61.299999" calcext:value-type="float">
            <text:p>61.299999</text:p>
          </table:table-cell>
          <table:table-cell office:value-type="float" office:value="7178900" calcext:value-type="float">
            <text:p>7178900</text:p>
          </table:table-cell>
          <table:table-cell table:formula="of:=([.B702]-[.B701])*[.C702]+([.C702]-[.C701])*[.B702]" office:value-type="float" office:value="-145354557.6288" calcext:value-type="float">
            <text:p>-145,354,557.63</text:p>
          </table:table-cell>
        </table:table-row>
        <table:table-row table:style-name="ro1">
          <table:table-cell table:style-name="ce1" office:value-type="string" calcext:value-type="string">
            <text:p>2009-12-23</text:p>
          </table:table-cell>
          <table:table-cell office:value-type="float" office:value="61.310001" calcext:value-type="float">
            <text:p>61.310001</text:p>
          </table:table-cell>
          <table:table-cell office:value-type="float" office:value="5630600" calcext:value-type="float">
            <text:p>5630600</text:p>
          </table:table-cell>
          <table:table-cell table:formula="of:=([.B703]-[.B702])*[.C703]+([.C703]-[.C702])*[.B703]" office:value-type="float" office:value="-94869957.2871" calcext:value-type="float">
            <text:p>-94,869,957.29</text:p>
          </table:table-cell>
        </table:table-row>
        <table:table-row table:style-name="ro1">
          <table:table-cell table:style-name="ce1" office:value-type="string" calcext:value-type="string">
            <text:p>2009-12-24</text:p>
          </table:table-cell>
          <table:table-cell office:value-type="float" office:value="61.279999" calcext:value-type="float">
            <text:p>61.279999</text:p>
          </table:table-cell>
          <table:table-cell office:value-type="float" office:value="3357000" calcext:value-type="float">
            <text:p>3357000</text:p>
          </table:table-cell>
          <table:table-cell table:formula="of:=([.B704]-[.B703])*[.C704]+([.C704]-[.C703])*[.B704]" office:value-type="float" office:value="-139426922.4404" calcext:value-type="float">
            <text:p>-139,426,922.44</text:p>
          </table:table-cell>
        </table:table-row>
        <table:table-row table:style-name="ro1">
          <table:table-cell table:style-name="ce1" office:value-type="string" calcext:value-type="string">
            <text:p>2009-12-28</text:p>
          </table:table-cell>
          <table:table-cell office:value-type="float" office:value="61.25" calcext:value-type="float">
            <text:p>61.25</text:p>
          </table:table-cell>
          <table:table-cell office:value-type="float" office:value="6880600" calcext:value-type="float">
            <text:p>6880600</text:p>
          </table:table-cell>
          <table:table-cell table:formula="of:=([.B705]-[.B704])*[.C705]+([.C705]-[.C704])*[.B705]" office:value-type="float" office:value="215614088.8806" calcext:value-type="float">
            <text:p>215,614,088.88</text:p>
          </table:table-cell>
        </table:table-row>
        <table:table-row table:style-name="ro1">
          <table:table-cell table:style-name="ce1" office:value-type="string" calcext:value-type="string">
            <text:p>2009-12-29</text:p>
          </table:table-cell>
          <table:table-cell office:value-type="float" office:value="61.580002" calcext:value-type="float">
            <text:p>61.580002</text:p>
          </table:table-cell>
          <table:table-cell office:value-type="float" office:value="7281400" calcext:value-type="float">
            <text:p>7281400</text:p>
          </table:table-cell>
          <table:table-cell table:formula="of:=([.B706]-[.B705])*[.C706]+([.C706]-[.C705])*[.B706]" office:value-type="float" office:value="27084141.3644" calcext:value-type="float">
            <text:p>27,084,141.36</text:p>
          </table:table-cell>
        </table:table-row>
        <table:table-row table:style-name="ro1">
          <table:table-cell table:style-name="ce1" office:value-type="string" calcext:value-type="string">
            <text:p>2009-12-30</text:p>
          </table:table-cell>
          <table:table-cell office:value-type="float" office:value="61.369999" calcext:value-type="float">
            <text:p>61.369999</text:p>
          </table:table-cell>
          <table:table-cell office:value-type="float" office:value="5666200" calcext:value-type="float">
            <text:p>5666200</text:p>
          </table:table-cell>
          <table:table-cell table:formula="of:=([.B707]-[.B706])*[.C707]+([.C707]-[.C706])*[.B707]" office:value-type="float" office:value="-100314741.3834" calcext:value-type="float">
            <text:p>-100,314,741.38</text:p>
          </table:table-cell>
        </table:table-row>
        <table:table-row table:style-name="ro1">
          <table:table-cell table:style-name="ce1" office:value-type="string" calcext:value-type="string">
            <text:p>2009-12-31</text:p>
          </table:table-cell>
          <table:table-cell office:value-type="float" office:value="60.630001" calcext:value-type="float">
            <text:p>60.630001</text:p>
          </table:table-cell>
          <table:table-cell office:value-type="float" office:value="5942200" calcext:value-type="float">
            <text:p>5942200</text:p>
          </table:table-cell>
          <table:table-cell table:formula="of:=([.B708]-[.B707])*[.C708]+([.C708]-[.C707])*[.B708]" office:value-type="float" office:value="12336664.1604" calcext:value-type="float">
            <text:p>12,336,664.16</text:p>
          </table:table-cell>
        </table:table-row>
        <table:table-row table:style-name="ro1">
          <table:table-cell table:style-name="ce1" office:value-type="string" calcext:value-type="string">
            <text:p>2010-01-04</text:p>
          </table:table-cell>
          <table:table-cell office:value-type="float" office:value="61.119999" calcext:value-type="float">
            <text:p>61.119999</text:p>
          </table:table-cell>
          <table:table-cell office:value-type="float" office:value="9190800" calcext:value-type="float">
            <text:p>9190800</text:p>
          </table:table-cell>
          <table:table-cell table:formula="of:=([.B709]-[.B708])*[.C709]+([.C709]-[.C708])*[.B709]" office:value-type="float" office:value="203057902.3698" calcext:value-type="float">
            <text:p>203,057,902.37</text:p>
          </table:table-cell>
        </table:table-row>
        <table:table-row table:style-name="ro1">
          <table:table-cell table:style-name="ce1" office:value-type="string" calcext:value-type="string">
            <text:p>2010-01-05</text:p>
          </table:table-cell>
          <table:table-cell office:value-type="float" office:value="61.139999" calcext:value-type="float">
            <text:p>61.139999</text:p>
          </table:table-cell>
          <table:table-cell office:value-type="float" office:value="8649400" calcext:value-type="float">
            <text:p>8649400</text:p>
          </table:table-cell>
          <table:table-cell table:formula="of:=([.B710]-[.B709])*[.C710]+([.C710]-[.C709])*[.B710]" office:value-type="float" office:value="-32928207.4586" calcext:value-type="float">
            <text:p>-32,928,207.46</text:p>
          </table:table-cell>
        </table:table-row>
        <table:table-row table:style-name="ro1">
          <table:table-cell table:style-name="ce1" office:value-type="string" calcext:value-type="string">
            <text:p>2010-01-06</text:p>
          </table:table-cell>
          <table:table-cell office:value-type="float" office:value="60.849998" calcext:value-type="float">
            <text:p>60.849998</text:p>
          </table:table-cell>
          <table:table-cell office:value-type="float" office:value="9908400" calcext:value-type="float">
            <text:p>9908400</text:p>
          </table:table-cell>
          <table:table-cell table:formula="of:=([.B711]-[.B710])*[.C711]+([.C711]-[.C710])*[.B711]" office:value-type="float" office:value="73736701.5736" calcext:value-type="float">
            <text:p>73,736,701.57</text:p>
          </table:table-cell>
        </table:table-row>
        <table:table-row table:style-name="ro1">
          <table:table-cell table:style-name="ce1" office:value-type="string" calcext:value-type="string">
            <text:p>2010-01-07</text:p>
          </table:table-cell>
          <table:table-cell office:value-type="float" office:value="60.52" calcext:value-type="float">
            <text:p>60.52</text:p>
          </table:table-cell>
          <table:table-cell office:value-type="float" office:value="8972800" calcext:value-type="float">
            <text:p>8972800</text:p>
          </table:table-cell>
          <table:table-cell table:formula="of:=([.B712]-[.B711])*[.C712]+([.C712]-[.C711])*[.B712]" office:value-type="float" office:value="-59583518.0544" calcext:value-type="float">
            <text:p>-59,583,518.05</text:p>
          </table:table-cell>
        </table:table-row>
        <table:table-row table:style-name="ro1">
          <table:table-cell table:style-name="ce1" office:value-type="string" calcext:value-type="string">
            <text:p>2010-01-08</text:p>
          </table:table-cell>
          <table:table-cell office:value-type="float" office:value="60.439999" calcext:value-type="float">
            <text:p>60.439999</text:p>
          </table:table-cell>
          <table:table-cell office:value-type="float" office:value="8464600" calcext:value-type="float">
            <text:p>8464600</text:p>
          </table:table-cell>
          <table:table-cell table:formula="of:=([.B713]-[.B712])*[.C713]+([.C713]-[.C712])*[.B713]" office:value-type="float" office:value="-31392783.9564" calcext:value-type="float">
            <text:p>-31,392,783.96</text:p>
          </table:table-cell>
        </table:table-row>
        <table:table-row table:style-name="ro1">
          <table:table-cell table:style-name="ce1" office:value-type="string" calcext:value-type="string">
            <text:p>2010-01-11</text:p>
          </table:table-cell>
          <table:table-cell office:value-type="float" office:value="60.200001" calcext:value-type="float">
            <text:p>60.200001</text:p>
          </table:table-cell>
          <table:table-cell office:value-type="float" office:value="14774600" calcext:value-type="float">
            <text:p>14774600</text:p>
          </table:table-cell>
          <table:table-cell table:formula="of:=([.B714]-[.B713])*[.C714]+([.C714]-[.C713])*[.B714]" office:value-type="float" office:value="376316131.8592" calcext:value-type="float">
            <text:p>376,316,131.86</text:p>
          </table:table-cell>
        </table:table-row>
        <table:table-row table:style-name="ro1">
          <table:table-cell table:style-name="ce1" office:value-type="string" calcext:value-type="string">
            <text:p>2010-01-12</text:p>
          </table:table-cell>
          <table:table-cell office:value-type="float" office:value="60.889999" calcext:value-type="float">
            <text:p>60.889999</text:p>
          </table:table-cell>
          <table:table-cell office:value-type="float" office:value="13460700" calcext:value-type="float">
            <text:p>13460700</text:p>
          </table:table-cell>
          <table:table-cell table:formula="of:=([.B715]-[.B714])*[.C715]+([.C715]-[.C714])*[.B715]" office:value-type="float" office:value="-70715513.6075" calcext:value-type="float">
            <text:p>-70,715,513.61</text:p>
          </table:table-cell>
        </table:table-row>
        <table:table-row table:style-name="ro1">
          <table:table-cell table:style-name="ce1" office:value-type="string" calcext:value-type="string">
            <text:p>2010-01-13</text:p>
          </table:table-cell>
          <table:table-cell office:value-type="float" office:value="61.52" calcext:value-type="float">
            <text:p>61.52</text:p>
          </table:table-cell>
          <table:table-cell office:value-type="float" office:value="16968100" calcext:value-type="float">
            <text:p>16968100</text:p>
          </table:table-cell>
          <table:table-cell table:formula="of:=([.B716]-[.B715])*[.C716]+([.C716]-[.C715])*[.B716]" office:value-type="float" office:value="226465167.9681" calcext:value-type="float">
            <text:p>226,465,167.97</text:p>
          </table:table-cell>
        </table:table-row>
        <table:table-row table:style-name="ro1">
          <table:table-cell table:style-name="ce1" office:value-type="string" calcext:value-type="string">
            <text:p>2010-01-14</text:p>
          </table:table-cell>
          <table:table-cell office:value-type="float" office:value="61.580002" calcext:value-type="float">
            <text:p>61.580002</text:p>
          </table:table-cell>
          <table:table-cell office:value-type="float" office:value="9139500" calcext:value-type="float">
            <text:p>9139500</text:p>
          </table:table-cell>
          <table:table-cell table:formula="of:=([.B717]-[.B716])*[.C717]+([.C717]-[.C716])*[.B717]" office:value-type="float" office:value="-481536815.3782" calcext:value-type="float">
            <text:p>-481,536,815.38</text:p>
          </table:table-cell>
        </table:table-row>
        <table:table-row table:style-name="ro1">
          <table:table-cell table:style-name="ce1" office:value-type="string" calcext:value-type="string">
            <text:p>2010-01-15</text:p>
          </table:table-cell>
          <table:table-cell office:value-type="float" office:value="60.82" calcext:value-type="float">
            <text:p>60.82</text:p>
          </table:table-cell>
          <table:table-cell office:value-type="float" office:value="15768300" calcext:value-type="float">
            <text:p>15768300</text:p>
          </table:table-cell>
          <table:table-cell table:formula="of:=([.B718]-[.B717])*[.C718]+([.C718]-[.C717])*[.B718]" office:value-type="float" office:value="391179676.4634" calcext:value-type="float">
            <text:p>391,179,676.46</text:p>
          </table:table-cell>
        </table:table-row>
        <table:table-row table:style-name="ro1">
          <table:table-cell table:style-name="ce1" office:value-type="string" calcext:value-type="string">
            <text:p>2010-01-19</text:p>
          </table:table-cell>
          <table:table-cell office:value-type="float" office:value="61.720001" calcext:value-type="float">
            <text:p>61.720001</text:p>
          </table:table-cell>
          <table:table-cell office:value-type="float" office:value="11577700" calcext:value-type="float">
            <text:p>11577700</text:p>
          </table:table-cell>
          <table:table-cell table:formula="of:=([.B719]-[.B718])*[.C719]+([.C719]-[.C718])*[.B719]" office:value-type="float" office:value="-248223894.6129" calcext:value-type="float">
            <text:p>-248,223,894.61</text:p>
          </table:table-cell>
        </table:table-row>
        <table:table-row table:style-name="ro1">
          <table:table-cell table:style-name="ce1" office:value-type="string" calcext:value-type="string">
            <text:p>2010-01-20</text:p>
          </table:table-cell>
          <table:table-cell office:value-type="float" office:value="60.450001" calcext:value-type="float">
            <text:p>60.450001</text:p>
          </table:table-cell>
          <table:table-cell office:value-type="float" office:value="11557800" calcext:value-type="float">
            <text:p>11557800</text:p>
          </table:table-cell>
          <table:table-cell table:formula="of:=([.B720]-[.B719])*[.C720]+([.C720]-[.C719])*[.B720]" office:value-type="float" office:value="-15881361.0199" calcext:value-type="float">
            <text:p>-15,881,361.02</text:p>
          </table:table-cell>
        </table:table-row>
        <table:table-row table:style-name="ro1">
          <table:table-cell table:style-name="ce1" office:value-type="string" calcext:value-type="string">
            <text:p>2010-01-21</text:p>
          </table:table-cell>
          <table:table-cell office:value-type="float" office:value="59.84" calcext:value-type="float">
            <text:p>59.84</text:p>
          </table:table-cell>
          <table:table-cell office:value-type="float" office:value="14298400" calcext:value-type="float">
            <text:p>14298400</text:p>
          </table:table-cell>
          <table:table-cell table:formula="of:=([.B721]-[.B720])*[.C721]+([.C721]-[.C720])*[.B721]" office:value-type="float" office:value="155275465.7016" calcext:value-type="float">
            <text:p>155,275,465.70</text:p>
          </table:table-cell>
        </table:table-row>
        <table:table-row table:style-name="ro1">
          <table:table-cell table:style-name="ce1" office:value-type="string" calcext:value-type="string">
            <text:p>2010-01-22</text:p>
          </table:table-cell>
          <table:table-cell office:value-type="float" office:value="60.310001" calcext:value-type="float">
            <text:p>60.310001</text:p>
          </table:table-cell>
          <table:table-cell office:value-type="float" office:value="17703200" calcext:value-type="float">
            <text:p>17703200</text:p>
          </table:table-cell>
          <table:table-cell table:formula="of:=([.B722]-[.B721])*[.C722]+([.C722]-[.C721])*[.B722]" office:value-type="float" office:value="213664013.108" calcext:value-type="float">
            <text:p>213,664,013.11</text:p>
          </table:table-cell>
        </table:table-row>
        <table:table-row table:style-name="ro1">
          <table:table-cell table:style-name="ce1" office:value-type="string" calcext:value-type="string">
            <text:p>2010-01-25</text:p>
          </table:table-cell>
          <table:table-cell office:value-type="float" office:value="60.630001" calcext:value-type="float">
            <text:p>60.630001</text:p>
          </table:table-cell>
          <table:table-cell office:value-type="float" office:value="11630800" calcext:value-type="float">
            <text:p>11630800</text:p>
          </table:table-cell>
          <table:table-cell table:formula="of:=([.B723]-[.B722])*[.C723]+([.C723]-[.C722])*[.B723]" office:value-type="float" office:value="-364447762.0724" calcext:value-type="float">
            <text:p>-364,447,762.07</text:p>
          </table:table-cell>
        </table:table-row>
        <table:table-row table:style-name="ro1">
          <table:table-cell table:style-name="ce1" office:value-type="string" calcext:value-type="string">
            <text:p>2010-01-26</text:p>
          </table:table-cell>
          <table:table-cell office:value-type="float" office:value="60.689999" calcext:value-type="float">
            <text:p>60.689999</text:p>
          </table:table-cell>
          <table:table-cell office:value-type="float" office:value="13079000" calcext:value-type="float">
            <text:p>13079000</text:p>
          </table:table-cell>
          <table:table-cell table:formula="of:=([.B724]-[.B723])*[.C724]+([.C724]-[.C723])*[.B724]" office:value-type="float" office:value="88675970.3938" calcext:value-type="float">
            <text:p>88,675,970.39</text:p>
          </table:table-cell>
        </table:table-row>
        <table:table-row table:style-name="ro1">
          <table:table-cell table:style-name="ce1" office:value-type="string" calcext:value-type="string">
            <text:p>2010-01-27</text:p>
          </table:table-cell>
          <table:table-cell office:value-type="float" office:value="60.810001" calcext:value-type="float">
            <text:p>60.810001</text:p>
          </table:table-cell>
          <table:table-cell office:value-type="float" office:value="15228400" calcext:value-type="float">
            <text:p>15228400</text:p>
          </table:table-cell>
          <table:table-cell table:formula="of:=([.B725]-[.B724])*[.C725]+([.C725]-[.C724])*[.B725]" office:value-type="float" office:value="132532454.6062" calcext:value-type="float">
            <text:p>132,532,454.61</text:p>
          </table:table-cell>
        </table:table-row>
        <table:table-row table:style-name="ro1">
          <table:table-cell table:style-name="ce1" office:value-type="string" calcext:value-type="string">
            <text:p>2010-01-28</text:p>
          </table:table-cell>
          <table:table-cell office:value-type="float" office:value="61.68" calcext:value-type="float">
            <text:p>61.68</text:p>
          </table:table-cell>
          <table:table-cell office:value-type="float" office:value="26930000" calcext:value-type="float">
            <text:p>26930000</text:p>
          </table:table-cell>
          <table:table-cell table:formula="of:=([.B726]-[.B725])*[.C726]+([.C726]-[.C725])*[.B726]" office:value-type="float" office:value="745183761.07" calcext:value-type="float">
            <text:p>745,183,761.07</text:p>
          </table:table-cell>
        </table:table-row>
        <table:table-row table:style-name="ro1">
          <table:table-cell table:style-name="ce1" office:value-type="string" calcext:value-type="string">
            <text:p>2010-01-29</text:p>
          </table:table-cell>
          <table:table-cell office:value-type="float" office:value="61.549999" calcext:value-type="float">
            <text:p>61.549999</text:p>
          </table:table-cell>
          <table:table-cell office:value-type="float" office:value="17067100" calcext:value-type="float">
            <text:p>17067100</text:p>
          </table:table-cell>
          <table:table-cell table:formula="of:=([.B727]-[.B726])*[.C727]+([.C727]-[.C726])*[.B727]" office:value-type="float" office:value="-609280225.2042" calcext:value-type="float">
            <text:p>-609,280,225.20</text:p>
          </table:table-cell>
        </table:table-row>
        <table:table-row table:style-name="ro1">
          <table:table-cell table:style-name="ce1" office:value-type="string" calcext:value-type="string">
            <text:p>2010-02-01</text:p>
          </table:table-cell>
          <table:table-cell office:value-type="float" office:value="61.990002" calcext:value-type="float">
            <text:p>61.990002</text:p>
          </table:table-cell>
          <table:table-cell office:value-type="float" office:value="12908100" calcext:value-type="float">
            <text:p>12908100</text:p>
          </table:table-cell>
          <table:table-cell table:formula="of:=([.B728]-[.B727])*[.C728]+([.C728]-[.C727])*[.B728]" office:value-type="float" office:value="-252136815.5937" calcext:value-type="float">
            <text:p>-252,136,815.59</text:p>
          </table:table-cell>
        </table:table-row>
        <table:table-row table:style-name="ro1">
          <table:table-cell table:style-name="ce1" office:value-type="string" calcext:value-type="string">
            <text:p>2010-02-02</text:p>
          </table:table-cell>
          <table:table-cell office:value-type="float" office:value="62.900002" calcext:value-type="float">
            <text:p>62.900002</text:p>
          </table:table-cell>
          <table:table-cell office:value-type="float" office:value="17680700" calcext:value-type="float">
            <text:p>17680700</text:p>
          </table:table-cell>
          <table:table-cell table:formula="of:=([.B729]-[.B728])*[.C729]+([.C729]-[.C728])*[.B729]" office:value-type="float" office:value="316285986.5452" calcext:value-type="float">
            <text:p>316,285,986.55</text:p>
          </table:table-cell>
        </table:table-row>
        <table:table-row table:style-name="ro1">
          <table:table-cell table:style-name="ce1" office:value-type="string" calcext:value-type="string">
            <text:p>2010-02-03</text:p>
          </table:table-cell>
          <table:table-cell office:value-type="float" office:value="62.650002" calcext:value-type="float">
            <text:p>62.650002</text:p>
          </table:table-cell>
          <table:table-cell office:value-type="float" office:value="11083500" calcext:value-type="float">
            <text:p>11083500</text:p>
          </table:table-cell>
          <table:table-cell table:formula="of:=([.B730]-[.B729])*[.C730]+([.C730]-[.C729])*[.B730]" office:value-type="float" office:value="-416085468.1944" calcext:value-type="float">
            <text:p>-416,085,468.19</text:p>
          </table:table-cell>
        </table:table-row>
        <table:table-row table:style-name="ro1">
          <table:table-cell table:style-name="ce1" office:value-type="string" calcext:value-type="string">
            <text:p>2010-02-04</text:p>
          </table:table-cell>
          <table:table-cell office:value-type="float" office:value="61.400002" calcext:value-type="float">
            <text:p>61.400002</text:p>
          </table:table-cell>
          <table:table-cell office:value-type="float" office:value="14306600" calcext:value-type="float">
            <text:p>14306600</text:p>
          </table:table-cell>
          <table:table-cell table:formula="of:=([.B731]-[.B730])*[.C731]+([.C731]-[.C730])*[.B731]" office:value-type="float" office:value="180015096.4462" calcext:value-type="float">
            <text:p>180,015,096.45</text:p>
          </table:table-cell>
        </table:table-row>
        <table:table-row table:style-name="ro1">
          <table:table-cell table:style-name="ce1" office:value-type="string" calcext:value-type="string">
            <text:p>2010-02-05</text:p>
          </table:table-cell>
          <table:table-cell office:value-type="float" office:value="61.299999" calcext:value-type="float">
            <text:p>61.299999</text:p>
          </table:table-cell>
          <table:table-cell office:value-type="float" office:value="14844400" calcext:value-type="float">
            <text:p>14844400</text:p>
          </table:table-cell>
          <table:table-cell table:formula="of:=([.B732]-[.B731])*[.C732]+([.C732]-[.C731])*[.B732]" office:value-type="float" office:value="31482654.929" calcext:value-type="float">
            <text:p>31,482,654.93</text:p>
          </table:table-cell>
        </table:table-row>
        <table:table-row table:style-name="ro1">
          <table:table-cell table:style-name="ce1" office:value-type="string" calcext:value-type="string">
            <text:p>2010-02-08</text:p>
          </table:table-cell>
          <table:table-cell office:value-type="float" office:value="61.009998" calcext:value-type="float">
            <text:p>61.009998</text:p>
          </table:table-cell>
          <table:table-cell office:value-type="float" office:value="11431800" calcext:value-type="float">
            <text:p>11431800</text:p>
          </table:table-cell>
          <table:table-cell table:formula="of:=([.B733]-[.B732])*[.C733]+([.C733]-[.C732])*[.B733]" office:value-type="float" office:value="-211517952.6066" calcext:value-type="float">
            <text:p>-211,517,952.61</text:p>
          </table:table-cell>
        </table:table-row>
        <table:table-row table:style-name="ro1">
          <table:table-cell table:style-name="ce1" office:value-type="string" calcext:value-type="string">
            <text:p>2010-02-09</text:p>
          </table:table-cell>
          <table:table-cell office:value-type="float" office:value="61.759998" calcext:value-type="float">
            <text:p>61.759998</text:p>
          </table:table-cell>
          <table:table-cell office:value-type="float" office:value="11427100" calcext:value-type="float">
            <text:p>11427100</text:p>
          </table:table-cell>
          <table:table-cell table:formula="of:=([.B734]-[.B733])*[.C734]+([.C734]-[.C733])*[.B734]" office:value-type="float" office:value="8280053.0094" calcext:value-type="float">
            <text:p>8,280,053.01</text:p>
          </table:table-cell>
        </table:table-row>
        <table:table-row table:style-name="ro1">
          <table:table-cell table:style-name="ce1" office:value-type="string" calcext:value-type="string">
            <text:p>2010-02-10</text:p>
          </table:table-cell>
          <table:table-cell office:value-type="float" office:value="61.669998" calcext:value-type="float">
            <text:p>61.669998</text:p>
          </table:table-cell>
          <table:table-cell office:value-type="float" office:value="9854600" calcext:value-type="float">
            <text:p>9854600</text:p>
          </table:table-cell>
          <table:table-cell table:formula="of:=([.B735]-[.B734])*[.C735]+([.C735]-[.C734])*[.B735]" office:value-type="float" office:value="-97862985.855" calcext:value-type="float">
            <text:p>-97,862,985.86</text:p>
          </table:table-cell>
        </table:table-row>
        <table:table-row table:style-name="ro1">
          <table:table-cell table:style-name="ce1" office:value-type="string" calcext:value-type="string">
            <text:p>2010-02-11</text:p>
          </table:table-cell>
          <table:table-cell office:value-type="float" office:value="61.959999" calcext:value-type="float">
            <text:p>61.959999</text:p>
          </table:table-cell>
          <table:table-cell office:value-type="float" office:value="10383400" calcext:value-type="float">
            <text:p>10383400</text:p>
          </table:table-cell>
          <table:table-cell table:formula="of:=([.B736]-[.B735])*[.C736]+([.C736]-[.C735])*[.B736]" office:value-type="float" office:value="35775643.8546" calcext:value-type="float">
            <text:p>35,775,643.85</text:p>
          </table:table-cell>
        </table:table-row>
        <table:table-row table:style-name="ro1">
          <table:table-cell table:style-name="ce1" office:value-type="string" calcext:value-type="string">
            <text:p>2010-02-12</text:p>
          </table:table-cell>
          <table:table-cell office:value-type="float" office:value="61.759998" calcext:value-type="float">
            <text:p>61.759998</text:p>
          </table:table-cell>
          <table:table-cell office:value-type="float" office:value="16188300" calcext:value-type="float">
            <text:p>16188300</text:p>
          </table:table-cell>
          <table:table-cell table:formula="of:=([.B737]-[.B736])*[.C737]+([.C737]-[.C736])*[.B737]" office:value-type="float" office:value="355272936.2019" calcext:value-type="float">
            <text:p>355,272,936.20</text:p>
          </table:table-cell>
        </table:table-row>
        <table:table-row table:style-name="ro1">
          <table:table-cell table:style-name="ce1" office:value-type="string" calcext:value-type="string">
            <text:p>2010-02-16</text:p>
          </table:table-cell>
          <table:table-cell office:value-type="float" office:value="62.830002" calcext:value-type="float">
            <text:p>62.830002</text:p>
          </table:table-cell>
          <table:table-cell office:value-type="float" office:value="13273100" calcext:value-type="float">
            <text:p>13273100</text:p>
          </table:table-cell>
          <table:table-cell table:formula="of:=([.B738]-[.B737])*[.C738]+([.C738]-[.C737])*[.B738]" office:value-type="float" office:value="-168959751.738" calcext:value-type="float">
            <text:p>-168,959,751.74</text:p>
          </table:table-cell>
        </table:table-row>
        <table:table-row table:style-name="ro1">
          <table:table-cell table:style-name="ce1" office:value-type="string" calcext:value-type="string">
            <text:p>2010-02-17</text:p>
          </table:table-cell>
          <table:table-cell office:value-type="float" office:value="62.849998" calcext:value-type="float">
            <text:p>62.849998</text:p>
          </table:table-cell>
          <table:table-cell office:value-type="float" office:value="14384400" calcext:value-type="float">
            <text:p>14384400</text:p>
          </table:table-cell>
          <table:table-cell table:formula="of:=([.B739]-[.B738])*[.C739]+([.C739]-[.C738])*[.B739]" office:value-type="float" office:value="70132833.2398" calcext:value-type="float">
            <text:p>70,132,833.24</text:p>
          </table:table-cell>
        </table:table-row>
        <table:table-row table:style-name="ro1">
          <table:table-cell table:style-name="ce1" office:value-type="string" calcext:value-type="string">
            <text:p>2010-02-18</text:p>
          </table:table-cell>
          <table:table-cell office:value-type="float" office:value="63.389999" calcext:value-type="float">
            <text:p>63.389999</text:p>
          </table:table-cell>
          <table:table-cell office:value-type="float" office:value="17709000" calcext:value-type="float">
            <text:p>17709000</text:p>
          </table:table-cell>
          <table:table-cell table:formula="of:=([.B740]-[.B739])*[.C740]+([.C740]-[.C739])*[.B740]" office:value-type="float" office:value="220309268.3844" calcext:value-type="float">
            <text:p>220,309,268.38</text:p>
          </table:table-cell>
        </table:table-row>
        <table:table-row table:style-name="ro1">
          <table:table-cell table:style-name="ce1" office:value-type="string" calcext:value-type="string">
            <text:p>2010-02-19</text:p>
          </table:table-cell>
          <table:table-cell office:value-type="float" office:value="63.450001" calcext:value-type="float">
            <text:p>63.450001</text:p>
          </table:table-cell>
          <table:table-cell office:value-type="float" office:value="10897800" calcext:value-type="float">
            <text:p>10897800</text:p>
          </table:table-cell>
          <table:table-cell table:formula="of:=([.B741]-[.B740])*[.C741]+([.C741]-[.C740])*[.B741]" office:value-type="float" office:value="-431516757.0156" calcext:value-type="float">
            <text:p>-431,516,757.02</text:p>
          </table:table-cell>
        </table:table-row>
        <table:table-row table:style-name="ro1">
          <table:table-cell table:style-name="ce1" office:value-type="string" calcext:value-type="string">
            <text:p>2010-02-22</text:p>
          </table:table-cell>
          <table:table-cell office:value-type="float" office:value="63.419998" calcext:value-type="float">
            <text:p>63.419998</text:p>
          </table:table-cell>
          <table:table-cell office:value-type="float" office:value="9675300" calcext:value-type="float">
            <text:p>9675300</text:p>
          </table:table-cell>
          <table:table-cell table:formula="of:=([.B742]-[.B741])*[.C742]+([.C742]-[.C741])*[.B742]" office:value-type="float" office:value="-77821235.5809" calcext:value-type="float">
            <text:p>-77,821,235.58</text:p>
          </table:table-cell>
        </table:table-row>
        <table:table-row table:style-name="ro1">
          <table:table-cell table:style-name="ce1" office:value-type="string" calcext:value-type="string">
            <text:p>2010-02-23</text:p>
          </table:table-cell>
          <table:table-cell office:value-type="float" office:value="63.209999" calcext:value-type="float">
            <text:p>63.209999</text:p>
          </table:table-cell>
          <table:table-cell office:value-type="float" office:value="11948500" calcext:value-type="float">
            <text:p>11948500</text:p>
          </table:table-cell>
          <table:table-cell table:formula="of:=([.B743]-[.B742])*[.C743]+([.C743]-[.C742])*[.B743]" office:value-type="float" office:value="141179796.6753" calcext:value-type="float">
            <text:p>141,179,796.68</text:p>
          </table:table-cell>
        </table:table-row>
        <table:table-row table:style-name="ro1">
          <table:table-cell table:style-name="ce1" office:value-type="string" calcext:value-type="string">
            <text:p>2010-02-24</text:p>
          </table:table-cell>
          <table:table-cell office:value-type="float" office:value="63.889999" calcext:value-type="float">
            <text:p>63.889999</text:p>
          </table:table-cell>
          <table:table-cell office:value-type="float" office:value="12808800" calcext:value-type="float">
            <text:p>12808800</text:p>
          </table:table-cell>
          <table:table-cell table:formula="of:=([.B744]-[.B743])*[.C744]+([.C744]-[.C743])*[.B744]" office:value-type="float" office:value="63674550.1397" calcext:value-type="float">
            <text:p>63,674,550.14</text:p>
          </table:table-cell>
        </table:table-row>
        <table:table-row table:style-name="ro1">
          <table:table-cell table:style-name="ce1" office:value-type="string" calcext:value-type="string">
            <text:p>2010-02-25</text:p>
          </table:table-cell>
          <table:table-cell office:value-type="float" office:value="63.700001" calcext:value-type="float">
            <text:p>63.700001</text:p>
          </table:table-cell>
          <table:table-cell office:value-type="float" office:value="10085600" calcext:value-type="float">
            <text:p>10085600</text:p>
          </table:table-cell>
          <table:table-cell table:formula="of:=([.B745]-[.B744])*[.C745]+([.C745]-[.C744])*[.B745]" office:value-type="float" office:value="-175384086.552" calcext:value-type="float">
            <text:p>-175,384,086.55</text:p>
          </table:table-cell>
        </table:table-row>
        <table:table-row table:style-name="ro1">
          <table:table-cell table:style-name="ce1" office:value-type="string" calcext:value-type="string">
            <text:p>2010-02-26</text:p>
          </table:table-cell>
          <table:table-cell office:value-type="float" office:value="63.279999" calcext:value-type="float">
            <text:p>63.279999</text:p>
          </table:table-cell>
          <table:table-cell office:value-type="float" office:value="10640900" calcext:value-type="float">
            <text:p>10640900</text:p>
          </table:table-cell>
          <table:table-cell table:formula="of:=([.B746]-[.B745])*[.C746]+([.C746]-[.C745])*[.B746]" office:value-type="float" office:value="30670184.1629" calcext:value-type="float">
            <text:p>30,670,184.16</text:p>
          </table:table-cell>
        </table:table-row>
        <table:table-row table:style-name="ro1">
          <table:table-cell table:style-name="ce1" office:value-type="string" calcext:value-type="string">
            <text:p>2010-03-01</text:p>
          </table:table-cell>
          <table:table-cell office:value-type="float" office:value="63.509998" calcext:value-type="float">
            <text:p>63.509998</text:p>
          </table:table-cell>
          <table:table-cell office:value-type="float" office:value="7748600" calcext:value-type="float">
            <text:p>7748600</text:p>
          </table:table-cell>
          <table:table-cell table:formula="of:=([.B747]-[.B746])*[.C747]+([.C747]-[.C746])*[.B747]" office:value-type="float" office:value="-181907796.964" calcext:value-type="float">
            <text:p>-181,907,796.96</text:p>
          </table:table-cell>
        </table:table-row>
        <table:table-row table:style-name="ro1">
          <table:table-cell table:style-name="ce1" office:value-type="string" calcext:value-type="string">
            <text:p>2010-03-02</text:p>
          </table:table-cell>
          <table:table-cell office:value-type="float" office:value="63.709999" calcext:value-type="float">
            <text:p>63.709999</text:p>
          </table:table-cell>
          <table:table-cell office:value-type="float" office:value="8004000" calcext:value-type="float">
            <text:p>8004000</text:p>
          </table:table-cell>
          <table:table-cell table:formula="of:=([.B748]-[.B747])*[.C748]+([.C748]-[.C747])*[.B748]" office:value-type="float" office:value="17872341.7486" calcext:value-type="float">
            <text:p>17,872,341.75</text:p>
          </table:table-cell>
        </table:table-row>
        <table:table-row table:style-name="ro1">
          <table:table-cell table:style-name="ce1" office:value-type="string" calcext:value-type="string">
            <text:p>2010-03-03</text:p>
          </table:table-cell>
          <table:table-cell office:value-type="float" office:value="63.549999" calcext:value-type="float">
            <text:p>63.549999</text:p>
          </table:table-cell>
          <table:table-cell office:value-type="float" office:value="8608300" calcext:value-type="float">
            <text:p>8608300</text:p>
          </table:table-cell>
          <table:table-cell table:formula="of:=([.B749]-[.B748])*[.C749]+([.C749]-[.C748])*[.B749]" office:value-type="float" office:value="37025936.3957" calcext:value-type="float">
            <text:p>37,025,936.40</text:p>
          </table:table-cell>
        </table:table-row>
        <table:table-row table:style-name="ro1">
          <table:table-cell table:style-name="ce1" office:value-type="string" calcext:value-type="string">
            <text:p>2010-03-04</text:p>
          </table:table-cell>
          <table:table-cell office:value-type="float" office:value="63.669998" calcext:value-type="float">
            <text:p>63.669998</text:p>
          </table:table-cell>
          <table:table-cell office:value-type="float" office:value="8600300" calcext:value-type="float">
            <text:p>8600300</text:p>
          </table:table-cell>
          <table:table-cell table:formula="of:=([.B750]-[.B749])*[.C750]+([.C750]-[.C749])*[.B750]" office:value-type="float" office:value="522667.4157" calcext:value-type="float">
            <text:p>522,667.42</text:p>
          </table:table-cell>
        </table:table-row>
        <table:table-row table:style-name="ro1">
          <table:table-cell table:style-name="ce1" office:value-type="string" calcext:value-type="string">
            <text:p>2010-03-05</text:p>
          </table:table-cell>
          <table:table-cell office:value-type="float" office:value="63.689999" calcext:value-type="float">
            <text:p>63.689999</text:p>
          </table:table-cell>
          <table:table-cell office:value-type="float" office:value="10101100" calcext:value-type="float">
            <text:p>10101100</text:p>
          </table:table-cell>
          <table:table-cell table:formula="of:=([.B751]-[.B750])*[.C751]+([.C751]-[.C750])*[.B751]" office:value-type="float" office:value="95787982.6003" calcext:value-type="float">
            <text:p>95,787,982.60</text:p>
          </table:table-cell>
        </table:table-row>
        <table:table-row table:style-name="ro1">
          <table:table-cell table:style-name="ce1" office:value-type="string" calcext:value-type="string">
            <text:p>2010-03-08</text:p>
          </table:table-cell>
          <table:table-cell office:value-type="float" office:value="63.189999" calcext:value-type="float">
            <text:p>63.189999</text:p>
          </table:table-cell>
          <table:table-cell office:value-type="float" office:value="11293300" calcext:value-type="float">
            <text:p>11293300</text:p>
          </table:table-cell>
          <table:table-cell table:formula="of:=([.B752]-[.B751])*[.C752]+([.C752]-[.C751])*[.B752]" office:value-type="float" office:value="69688466.8078" calcext:value-type="float">
            <text:p>69,688,466.81</text:p>
          </table:table-cell>
        </table:table-row>
        <table:table-row table:style-name="ro1">
          <table:table-cell table:style-name="ce1" office:value-type="string" calcext:value-type="string">
            <text:p>2010-03-09</text:p>
          </table:table-cell>
          <table:table-cell office:value-type="float" office:value="63.299999" calcext:value-type="float">
            <text:p>63.299999</text:p>
          </table:table-cell>
          <table:table-cell office:value-type="float" office:value="7100900" calcext:value-type="float">
            <text:p>7100900</text:p>
          </table:table-cell>
          <table:table-cell table:formula="of:=([.B753]-[.B752])*[.C753]+([.C753]-[.C752])*[.B753]" office:value-type="float" office:value="-264597816.8076" calcext:value-type="float">
            <text:p>-264,597,816.81</text:p>
          </table:table-cell>
        </table:table-row>
        <table:table-row table:style-name="ro1">
          <table:table-cell table:style-name="ce1" office:value-type="string" calcext:value-type="string">
            <text:p>2010-03-10</text:p>
          </table:table-cell>
          <table:table-cell office:value-type="float" office:value="63.009998" calcext:value-type="float">
            <text:p>63.009998</text:p>
          </table:table-cell>
          <table:table-cell office:value-type="float" office:value="9813200" calcext:value-type="float">
            <text:p>9813200</text:p>
          </table:table-cell>
          <table:table-cell table:formula="of:=([.B754]-[.B753])*[.C754]+([.C754]-[.C753])*[.B754]" office:value-type="float" office:value="168056179.7622" calcext:value-type="float">
            <text:p>168,056,179.76</text:p>
          </table:table-cell>
        </table:table-row>
        <table:table-row table:style-name="ro1">
          <table:table-cell table:style-name="ce1" office:value-type="string" calcext:value-type="string">
            <text:p>2010-03-11</text:p>
          </table:table-cell>
          <table:table-cell office:value-type="float" office:value="63.169998" calcext:value-type="float">
            <text:p>63.169998</text:p>
          </table:table-cell>
          <table:table-cell office:value-type="float" office:value="10047900" calcext:value-type="float">
            <text:p>10047900</text:p>
          </table:table-cell>
          <table:table-cell table:formula="of:=([.B755]-[.B754])*[.C755]+([.C755]-[.C754])*[.B755]" office:value-type="float" office:value="16433662.5306" calcext:value-type="float">
            <text:p>16,433,662.53</text:p>
          </table:table-cell>
        </table:table-row>
        <table:table-row table:style-name="ro1">
          <table:table-cell table:style-name="ce1" office:value-type="string" calcext:value-type="string">
            <text:p>2010-03-12</text:p>
          </table:table-cell>
          <table:table-cell office:value-type="float" office:value="63.32" calcext:value-type="float">
            <text:p>63.32</text:p>
          </table:table-cell>
          <table:table-cell office:value-type="float" office:value="8099000" calcext:value-type="float">
            <text:p>8099000</text:p>
          </table:table-cell>
          <table:table-cell table:formula="of:=([.B756]-[.B755])*[.C756]+([.C756]-[.C755])*[.B756]" office:value-type="float" office:value="-122189481.802" calcext:value-type="float">
            <text:p>-122,189,481.80</text:p>
          </table:table-cell>
        </table:table-row>
        <table:table-row table:style-name="ro1">
          <table:table-cell table:style-name="ce1" office:value-type="string" calcext:value-type="string">
            <text:p>2010-03-15</text:p>
          </table:table-cell>
          <table:table-cell office:value-type="float" office:value="63.700001" calcext:value-type="float">
            <text:p>63.700001</text:p>
          </table:table-cell>
          <table:table-cell office:value-type="float" office:value="7674900" calcext:value-type="float">
            <text:p>7674900</text:p>
          </table:table-cell>
          <table:table-cell table:formula="of:=([.B757]-[.B756])*[.C757]+([.C757]-[.C756])*[.B757]" office:value-type="float" office:value="-24098700.7492" calcext:value-type="float">
            <text:p>-24,098,700.75</text:p>
          </table:table-cell>
        </table:table-row>
        <table:table-row table:style-name="ro1">
          <table:table-cell table:style-name="ce1" office:value-type="string" calcext:value-type="string">
            <text:p>2010-03-16</text:p>
          </table:table-cell>
          <table:table-cell office:value-type="float" office:value="63.529999" calcext:value-type="float">
            <text:p>63.529999</text:p>
          </table:table-cell>
          <table:table-cell office:value-type="float" office:value="8939300" calcext:value-type="float">
            <text:p>8939300</text:p>
          </table:table-cell>
          <table:table-cell table:formula="of:=([.B758]-[.B757])*[.C758]+([.C758]-[.C757])*[.B758]" office:value-type="float" office:value="78807631.857" calcext:value-type="float">
            <text:p>78,807,631.86</text:p>
          </table:table-cell>
        </table:table-row>
        <table:table-row table:style-name="ro1">
          <table:table-cell table:style-name="ce1" office:value-type="string" calcext:value-type="string">
            <text:p>2010-03-17</text:p>
          </table:table-cell>
          <table:table-cell office:value-type="float" office:value="64.010002" calcext:value-type="float">
            <text:p>64.010002</text:p>
          </table:table-cell>
          <table:table-cell office:value-type="float" office:value="10135400" calcext:value-type="float">
            <text:p>10135400</text:p>
          </table:table-cell>
          <table:table-cell table:formula="of:=([.B759]-[.B758])*[.C759]+([.C759]-[.C758])*[.B759]" office:value-type="float" office:value="81427385.7984" calcext:value-type="float">
            <text:p>81,427,385.80</text:p>
          </table:table-cell>
        </table:table-row>
        <table:table-row table:style-name="ro1">
          <table:table-cell table:style-name="ce1" office:value-type="string" calcext:value-type="string">
            <text:p>2010-03-18</text:p>
          </table:table-cell>
          <table:table-cell office:value-type="float" office:value="63.73" calcext:value-type="float">
            <text:p>63.73</text:p>
          </table:table-cell>
          <table:table-cell office:value-type="float" office:value="8867400" calcext:value-type="float">
            <text:p>8867400</text:p>
          </table:table-cell>
          <table:table-cell table:formula="of:=([.B760]-[.B759])*[.C760]+([.C760]-[.C759])*[.B760]" office:value-type="float" office:value="-83292529.7348" calcext:value-type="float">
            <text:p>-83,292,529.73</text:p>
          </table:table-cell>
        </table:table-row>
        <table:table-row table:style-name="ro1">
          <table:table-cell table:style-name="ce1" office:value-type="string" calcext:value-type="string">
            <text:p>2010-03-19</text:p>
          </table:table-cell>
          <table:table-cell office:value-type="float" office:value="63.84" calcext:value-type="float">
            <text:p>63.84</text:p>
          </table:table-cell>
          <table:table-cell office:value-type="float" office:value="17458100" calcext:value-type="float">
            <text:p>17458100</text:p>
          </table:table-cell>
          <table:table-cell table:formula="of:=([.B761]-[.B760])*[.C761]+([.C761]-[.C760])*[.B761]" office:value-type="float" office:value="550350679" calcext:value-type="float">
            <text:p>550,350,679.00</text:p>
          </table:table-cell>
        </table:table-row>
        <table:table-row table:style-name="ro1">
          <table:table-cell table:style-name="ce1" office:value-type="string" calcext:value-type="string">
            <text:p>2010-03-22</text:p>
          </table:table-cell>
          <table:table-cell office:value-type="float" office:value="63.880001" calcext:value-type="float">
            <text:p>63.880001</text:p>
          </table:table-cell>
          <table:table-cell office:value-type="float" office:value="9648000" calcext:value-type="float">
            <text:p>9648000</text:p>
          </table:table-cell>
          <table:table-cell table:formula="of:=([.B762]-[.B761])*[.C762]+([.C762]-[.C761])*[.B762]" office:value-type="float" office:value="-498523266.1621" calcext:value-type="float">
            <text:p>-498,523,266.16</text:p>
          </table:table-cell>
        </table:table-row>
        <table:table-row table:style-name="ro1">
          <table:table-cell table:style-name="ce1" office:value-type="string" calcext:value-type="string">
            <text:p>2010-03-23</text:p>
          </table:table-cell>
          <table:table-cell office:value-type="float" office:value="64.529999" calcext:value-type="float">
            <text:p>64.529999</text:p>
          </table:table-cell>
          <table:table-cell office:value-type="float" office:value="11807900" calcext:value-type="float">
            <text:p>11807900</text:p>
          </table:table-cell>
          <table:table-cell table:formula="of:=([.B763]-[.B762])*[.C763]+([.C763]-[.C762])*[.B763]" office:value-type="float" office:value="147053456.2243" calcext:value-type="float">
            <text:p>147,053,456.22</text:p>
          </table:table-cell>
        </table:table-row>
        <table:table-row table:style-name="ro1">
          <table:table-cell table:style-name="ce1" office:value-type="string" calcext:value-type="string">
            <text:p>2010-03-24</text:p>
          </table:table-cell>
          <table:table-cell office:value-type="float" office:value="63.610001" calcext:value-type="float">
            <text:p>63.610001</text:p>
          </table:table-cell>
          <table:table-cell office:value-type="float" office:value="11732100" calcext:value-type="float">
            <text:p>11732100</text:p>
          </table:table-cell>
          <table:table-cell table:formula="of:=([.B764]-[.B763])*[.C764]+([.C764]-[.C763])*[.B764]" office:value-type="float" office:value="-15615146.6116001" calcext:value-type="float">
            <text:p>-15,615,146.61</text:p>
          </table:table-cell>
        </table:table-row>
        <table:table-row table:style-name="ro1">
          <table:table-cell table:style-name="ce1" office:value-type="string" calcext:value-type="string">
            <text:p>2010-03-25</text:p>
          </table:table-cell>
          <table:table-cell office:value-type="float" office:value="63.619999" calcext:value-type="float">
            <text:p>63.619999</text:p>
          </table:table-cell>
          <table:table-cell office:value-type="float" office:value="8203200" calcext:value-type="float">
            <text:p>8203200</text:p>
          </table:table-cell>
          <table:table-cell table:formula="of:=([.B765]-[.B764])*[.C765]+([.C765]-[.C764])*[.B765]" office:value-type="float" office:value="-224426598.8775" calcext:value-type="float">
            <text:p>-224,426,598.88</text:p>
          </table:table-cell>
        </table:table-row>
        <table:table-row table:style-name="ro1">
          <table:table-cell table:style-name="ce1" office:value-type="string" calcext:value-type="string">
            <text:p>2010-03-26</text:p>
          </table:table-cell>
          <table:table-cell office:value-type="float" office:value="63.689999" calcext:value-type="float">
            <text:p>63.689999</text:p>
          </table:table-cell>
          <table:table-cell office:value-type="float" office:value="10630300" calcext:value-type="float">
            <text:p>10630300</text:p>
          </table:table-cell>
          <table:table-cell table:formula="of:=([.B766]-[.B765])*[.C766]+([.C766]-[.C765])*[.B766]" office:value-type="float" office:value="155326117.5729" calcext:value-type="float">
            <text:p>155,326,117.57</text:p>
          </table:table-cell>
        </table:table-row>
        <table:table-row table:style-name="ro1">
          <table:table-cell table:style-name="ce1" office:value-type="string" calcext:value-type="string">
            <text:p>2010-03-29</text:p>
          </table:table-cell>
          <table:table-cell office:value-type="float" office:value="63.73" calcext:value-type="float">
            <text:p>63.73</text:p>
          </table:table-cell>
          <table:table-cell office:value-type="float" office:value="8176700" calcext:value-type="float">
            <text:p>8176700</text:p>
          </table:table-cell>
          <table:table-cell table:formula="of:=([.B767]-[.B766])*[.C767]+([.C767]-[.C766])*[.B767]" office:value-type="float" office:value="-156040851.8233" calcext:value-type="float">
            <text:p>-156,040,851.82</text:p>
          </table:table-cell>
        </table:table-row>
        <table:table-row table:style-name="ro1">
          <table:table-cell table:style-name="ce1" office:value-type="string" calcext:value-type="string">
            <text:p>2010-03-30</text:p>
          </table:table-cell>
          <table:table-cell office:value-type="float" office:value="63.66" calcext:value-type="float">
            <text:p>63.66</text:p>
          </table:table-cell>
          <table:table-cell office:value-type="float" office:value="6113600" calcext:value-type="float">
            <text:p>6113600</text:p>
          </table:table-cell>
          <table:table-cell table:formula="of:=([.B768]-[.B767])*[.C768]+([.C768]-[.C767])*[.B768]" office:value-type="float" office:value="-131764898" calcext:value-type="float">
            <text:p>-131,764,898.00</text:p>
          </table:table-cell>
        </table:table-row>
        <table:table-row table:style-name="ro1">
          <table:table-cell table:style-name="ce1" office:value-type="string" calcext:value-type="string">
            <text:p>2010-03-31</text:p>
          </table:table-cell>
          <table:table-cell office:value-type="float" office:value="63.27" calcext:value-type="float">
            <text:p>63.27</text:p>
          </table:table-cell>
          <table:table-cell office:value-type="float" office:value="8193800" calcext:value-type="float">
            <text:p>8193800</text:p>
          </table:table-cell>
          <table:table-cell table:formula="of:=([.B769]-[.B768])*[.C769]+([.C769]-[.C768])*[.B769]" office:value-type="float" office:value="128418672" calcext:value-type="float">
            <text:p>128,418,672.00</text:p>
          </table:table-cell>
        </table:table-row>
        <table:table-row table:style-name="ro1">
          <table:table-cell table:style-name="ce1" office:value-type="string" calcext:value-type="string">
            <text:p>2010-04-01</text:p>
          </table:table-cell>
          <table:table-cell office:value-type="float" office:value="63.360001" calcext:value-type="float">
            <text:p>63.360001</text:p>
          </table:table-cell>
          <table:table-cell office:value-type="float" office:value="10554900" calcext:value-type="float">
            <text:p>10554900</text:p>
          </table:table-cell>
          <table:table-cell table:formula="of:=([.B770]-[.B769])*[.C770]+([.C770]-[.C769])*[.B770]" office:value-type="float" office:value="150549249.916" calcext:value-type="float">
            <text:p>150,549,249.92</text:p>
          </table:table-cell>
        </table:table-row>
        <table:table-row table:style-name="ro1">
          <table:table-cell table:style-name="ce1" office:value-type="string" calcext:value-type="string">
            <text:p>2010-04-05</text:p>
          </table:table-cell>
          <table:table-cell office:value-type="float" office:value="63.759998" calcext:value-type="float">
            <text:p>63.759998</text:p>
          </table:table-cell>
          <table:table-cell office:value-type="float" office:value="8579800" calcext:value-type="float">
            <text:p>8579800</text:p>
          </table:table-cell>
          <table:table-cell table:formula="of:=([.B771]-[.B770])*[.C771]+([.C771]-[.C770])*[.B771]" office:value-type="float" office:value="-122500477.7892" calcext:value-type="float">
            <text:p>-122,500,477.79</text:p>
          </table:table-cell>
        </table:table-row>
        <table:table-row table:style-name="ro1">
          <table:table-cell table:style-name="ce1" office:value-type="string" calcext:value-type="string">
            <text:p>2010-04-06</text:p>
          </table:table-cell>
          <table:table-cell office:value-type="float" office:value="63.110001" calcext:value-type="float">
            <text:p>63.110001</text:p>
          </table:table-cell>
          <table:table-cell office:value-type="float" office:value="11052300" calcext:value-type="float">
            <text:p>11052300</text:p>
          </table:table-cell>
          <table:table-cell table:formula="of:=([.B772]-[.B771])*[.C772]+([.C772]-[.C771])*[.B772]" office:value-type="float" office:value="148855515.6294" calcext:value-type="float">
            <text:p>148,855,515.63</text:p>
          </table:table-cell>
        </table:table-row>
        <table:table-row table:style-name="ro1">
          <table:table-cell table:style-name="ce1" office:value-type="string" calcext:value-type="string">
            <text:p>2010-04-07</text:p>
          </table:table-cell>
          <table:table-cell office:value-type="float" office:value="62.5" calcext:value-type="float">
            <text:p>62.5</text:p>
          </table:table-cell>
          <table:table-cell office:value-type="float" office:value="14043500" calcext:value-type="float">
            <text:p>14043500</text:p>
          </table:table-cell>
          <table:table-cell table:formula="of:=([.B773]-[.B772])*[.C773]+([.C773]-[.C772])*[.B773]" office:value-type="float" office:value="178383450.9565" calcext:value-type="float">
            <text:p>178,383,450.96</text:p>
          </table:table-cell>
        </table:table-row>
        <table:table-row table:style-name="ro1">
          <table:table-cell table:style-name="ce1" office:value-type="string" calcext:value-type="string">
            <text:p>2010-04-08</text:p>
          </table:table-cell>
          <table:table-cell office:value-type="float" office:value="62.560001" calcext:value-type="float">
            <text:p>62.560001</text:p>
          </table:table-cell>
          <table:table-cell office:value-type="float" office:value="8458800" calcext:value-type="float">
            <text:p>8458800</text:p>
          </table:table-cell>
          <table:table-cell table:formula="of:=([.B774]-[.B773])*[.C774]+([.C774]-[.C773])*[.B774]" office:value-type="float" office:value="-348871301.1259" calcext:value-type="float">
            <text:p>-348,871,301.13</text:p>
          </table:table-cell>
        </table:table-row>
        <table:table-row table:style-name="ro1">
          <table:table-cell table:style-name="ce1" office:value-type="string" calcext:value-type="string">
            <text:p>2010-04-09</text:p>
          </table:table-cell>
          <table:table-cell office:value-type="float" office:value="62.73" calcext:value-type="float">
            <text:p>62.73</text:p>
          </table:table-cell>
          <table:table-cell office:value-type="float" office:value="9146700" calcext:value-type="float">
            <text:p>9146700</text:p>
          </table:table-cell>
          <table:table-cell table:formula="of:=([.B775]-[.B774])*[.C775]+([.C775]-[.C774])*[.B775]" office:value-type="float" office:value="44706896.8533" calcext:value-type="float">
            <text:p>44,706,896.85</text:p>
          </table:table-cell>
        </table:table-row>
        <table:table-row table:style-name="ro1">
          <table:table-cell table:style-name="ce1" office:value-type="string" calcext:value-type="string">
            <text:p>2010-04-12</text:p>
          </table:table-cell>
          <table:table-cell office:value-type="float" office:value="62.700001" calcext:value-type="float">
            <text:p>62.700001</text:p>
          </table:table-cell>
          <table:table-cell office:value-type="float" office:value="9164400" calcext:value-type="float">
            <text:p>9164400</text:p>
          </table:table-cell>
          <table:table-cell table:formula="of:=([.B776]-[.B775])*[.C776]+([.C776]-[.C775])*[.B776]" office:value-type="float" office:value="834867.182100032" calcext:value-type="float">
            <text:p>834,867.18</text:p>
          </table:table-cell>
        </table:table-row>
        <table:table-row table:style-name="ro1">
          <table:table-cell table:style-name="ce1" office:value-type="string" calcext:value-type="string">
            <text:p>2010-04-13</text:p>
          </table:table-cell>
          <table:table-cell office:value-type="float" office:value="63" calcext:value-type="float">
            <text:p>63</text:p>
          </table:table-cell>
          <table:table-cell office:value-type="float" office:value="11229400" calcext:value-type="float">
            <text:p>11229400</text:p>
          </table:table-cell>
          <table:table-cell table:formula="of:=([.B777]-[.B776])*[.C777]+([.C777]-[.C776])*[.B777]" office:value-type="float" office:value="133463808.7706" calcext:value-type="float">
            <text:p>133,463,808.77</text:p>
          </table:table-cell>
        </table:table-row>
        <table:table-row table:style-name="ro1">
          <table:table-cell table:style-name="ce1" office:value-type="string" calcext:value-type="string">
            <text:p>2010-04-14</text:p>
          </table:table-cell>
          <table:table-cell office:value-type="float" office:value="63.189999" calcext:value-type="float">
            <text:p>63.189999</text:p>
          </table:table-cell>
          <table:table-cell office:value-type="float" office:value="7685600" calcext:value-type="float">
            <text:p>7685600</text:p>
          </table:table-cell>
          <table:table-cell table:formula="of:=([.B778]-[.B777])*[.C778]+([.C778]-[.C777])*[.B778]" office:value-type="float" office:value="-222472462.1418" calcext:value-type="float">
            <text:p>-222,472,462.14</text:p>
          </table:table-cell>
        </table:table-row>
        <table:table-row table:style-name="ro1">
          <table:table-cell table:style-name="ce1" office:value-type="string" calcext:value-type="string">
            <text:p>2010-04-15</text:p>
          </table:table-cell>
          <table:table-cell office:value-type="float" office:value="63" calcext:value-type="float">
            <text:p>63</text:p>
          </table:table-cell>
          <table:table-cell office:value-type="float" office:value="11314800" calcext:value-type="float">
            <text:p>11314800</text:p>
          </table:table-cell>
          <table:table-cell table:formula="of:=([.B779]-[.B778])*[.C779]+([.C779]-[.C778])*[.B779]" office:value-type="float" office:value="226489799.3148" calcext:value-type="float">
            <text:p>226,489,799.31</text:p>
          </table:table-cell>
        </table:table-row>
        <table:table-row table:style-name="ro1">
          <table:table-cell table:style-name="ce1" office:value-type="string" calcext:value-type="string">
            <text:p>2010-04-16</text:p>
          </table:table-cell>
          <table:table-cell office:value-type="float" office:value="62.849998" calcext:value-type="float">
            <text:p>62.849998</text:p>
          </table:table-cell>
          <table:table-cell office:value-type="float" office:value="12568700" calcext:value-type="float">
            <text:p>12568700</text:p>
          </table:table-cell>
          <table:table-cell table:formula="of:=([.B780]-[.B779])*[.C780]+([.C780]-[.C779])*[.B780]" office:value-type="float" office:value="76922282.3548" calcext:value-type="float">
            <text:p>76,922,282.35</text:p>
          </table:table-cell>
        </table:table-row>
        <table:table-row table:style-name="ro1">
          <table:table-cell table:style-name="ce1" office:value-type="string" calcext:value-type="string">
            <text:p>2010-04-19</text:p>
          </table:table-cell>
          <table:table-cell office:value-type="float" office:value="63.220001" calcext:value-type="float">
            <text:p>63.220001</text:p>
          </table:table-cell>
          <table:table-cell office:value-type="float" office:value="9548900" calcext:value-type="float">
            <text:p>9548900</text:p>
          </table:table-cell>
          <table:table-cell table:formula="of:=([.B781]-[.B780])*[.C781]+([.C781]-[.C780])*[.B781]" office:value-type="float" office:value="-187378637.3731" calcext:value-type="float">
            <text:p>-187,378,637.37</text:p>
          </table:table-cell>
        </table:table-row>
        <table:table-row table:style-name="ro1">
          <table:table-cell table:style-name="ce1" office:value-type="string" calcext:value-type="string">
            <text:p>2010-04-20</text:p>
          </table:table-cell>
          <table:table-cell office:value-type="float" office:value="63.189999" calcext:value-type="float">
            <text:p>63.189999</text:p>
          </table:table-cell>
          <table:table-cell office:value-type="float" office:value="11230400" calcext:value-type="float">
            <text:p>11230400</text:p>
          </table:table-cell>
          <table:table-cell table:formula="of:=([.B782]-[.B781])*[.C782]+([.C782]-[.C781])*[.B782]" office:value-type="float" office:value="105917048.8577" calcext:value-type="float">
            <text:p>105,917,048.86</text:p>
          </table:table-cell>
        </table:table-row>
        <table:table-row table:style-name="ro1">
          <table:table-cell table:style-name="ce1" office:value-type="string" calcext:value-type="string">
            <text:p>2010-04-21</text:p>
          </table:table-cell>
          <table:table-cell office:value-type="float" office:value="63.630001" calcext:value-type="float">
            <text:p>63.630001</text:p>
          </table:table-cell>
          <table:table-cell office:value-type="float" office:value="9858500" calcext:value-type="float">
            <text:p>9858500</text:p>
          </table:table-cell>
          <table:table-cell table:formula="of:=([.B783]-[.B782])*[.C783]+([.C783]-[.C782])*[.B783]" office:value-type="float" office:value="-82956238.6549" calcext:value-type="float">
            <text:p>-82,956,238.65</text:p>
          </table:table-cell>
        </table:table-row>
        <table:table-row table:style-name="ro1">
          <table:table-cell table:style-name="ce1" office:value-type="string" calcext:value-type="string">
            <text:p>2010-04-22</text:p>
          </table:table-cell>
          <table:table-cell office:value-type="float" office:value="63.59" calcext:value-type="float">
            <text:p>63.59</text:p>
          </table:table-cell>
          <table:table-cell office:value-type="float" office:value="8372900" calcext:value-type="float">
            <text:p>8372900</text:p>
          </table:table-cell>
          <table:table-cell table:formula="of:=([.B784]-[.B783])*[.C784]+([.C784]-[.C783])*[.B784]" office:value-type="float" office:value="-94804228.3729" calcext:value-type="float">
            <text:p>-94,804,228.37</text:p>
          </table:table-cell>
        </table:table-row>
        <table:table-row table:style-name="ro1">
          <table:table-cell table:style-name="ce1" office:value-type="string" calcext:value-type="string">
            <text:p>2010-04-23</text:p>
          </table:table-cell>
          <table:table-cell office:value-type="float" office:value="63.540001" calcext:value-type="float">
            <text:p>63.540001</text:p>
          </table:table-cell>
          <table:table-cell office:value-type="float" office:value="8452600" calcext:value-type="float">
            <text:p>8452600</text:p>
          </table:table-cell>
          <table:table-cell table:formula="of:=([.B785]-[.B784])*[.C785]+([.C785]-[.C784])*[.B785]" office:value-type="float" office:value="4641516.53229994" calcext:value-type="float">
            <text:p>4,641,516.53</text:p>
          </table:table-cell>
        </table:table-row>
        <table:table-row table:style-name="ro1">
          <table:table-cell table:style-name="ce1" office:value-type="string" calcext:value-type="string">
            <text:p>2010-04-26</text:p>
          </table:table-cell>
          <table:table-cell office:value-type="float" office:value="63.939999" calcext:value-type="float">
            <text:p>63.939999</text:p>
          </table:table-cell>
          <table:table-cell office:value-type="float" office:value="9262400" calcext:value-type="float">
            <text:p>9262400</text:p>
          </table:table-cell>
          <table:table-cell table:formula="of:=([.B786]-[.B785])*[.C786]+([.C786]-[.C785])*[.B786]" office:value-type="float" office:value="55483552.6654" calcext:value-type="float">
            <text:p>55,483,552.67</text:p>
          </table:table-cell>
        </table:table-row>
        <table:table-row table:style-name="ro1">
          <table:table-cell table:style-name="ce1" office:value-type="string" calcext:value-type="string">
            <text:p>2010-04-27</text:p>
          </table:table-cell>
          <table:table-cell office:value-type="float" office:value="63.110001" calcext:value-type="float">
            <text:p>63.110001</text:p>
          </table:table-cell>
          <table:table-cell office:value-type="float" office:value="12849900" calcext:value-type="float">
            <text:p>12849900</text:p>
          </table:table-cell>
          <table:table-cell table:formula="of:=([.B787]-[.B786])*[.C787]+([.C787]-[.C786])*[.B787]" office:value-type="float" office:value="215741737.2873" calcext:value-type="float">
            <text:p>215,741,737.29</text:p>
          </table:table-cell>
        </table:table-row>
        <table:table-row table:style-name="ro1">
          <table:table-cell table:style-name="ce1" office:value-type="string" calcext:value-type="string">
            <text:p>2010-04-28</text:p>
          </table:table-cell>
          <table:table-cell office:value-type="float" office:value="63.169998" calcext:value-type="float">
            <text:p>63.169998</text:p>
          </table:table-cell>
          <table:table-cell office:value-type="float" office:value="13090000" calcext:value-type="float">
            <text:p>13090000</text:p>
          </table:table-cell>
          <table:table-cell table:formula="of:=([.B788]-[.B787])*[.C788]+([.C788]-[.C787])*[.B788]" office:value-type="float" office:value="15952477.2498" calcext:value-type="float">
            <text:p>15,952,477.25</text:p>
          </table:table-cell>
        </table:table-row>
        <table:table-row table:style-name="ro1">
          <table:table-cell table:style-name="ce1" office:value-type="string" calcext:value-type="string">
            <text:p>2010-04-29</text:p>
          </table:table-cell>
          <table:table-cell office:value-type="float" office:value="62.200001" calcext:value-type="float">
            <text:p>62.200001</text:p>
          </table:table-cell>
          <table:table-cell office:value-type="float" office:value="27302400" calcext:value-type="float">
            <text:p>27302400</text:p>
          </table:table-cell>
          <table:table-cell table:formula="of:=([.B789]-[.B788])*[.C789]+([.C789]-[.C788])*[.B789]" office:value-type="float" office:value="857528048.1196" calcext:value-type="float">
            <text:p>857,528,048.12</text:p>
          </table:table-cell>
        </table:table-row>
        <table:table-row table:style-name="ro1">
          <table:table-cell table:style-name="ce1" office:value-type="string" calcext:value-type="string">
            <text:p>2010-04-30</text:p>
          </table:table-cell>
          <table:table-cell office:value-type="float" office:value="62.16" calcext:value-type="float">
            <text:p>62.16</text:p>
          </table:table-cell>
          <table:table-cell office:value-type="float" office:value="15768900" calcext:value-type="float">
            <text:p>15768900</text:p>
          </table:table-cell>
          <table:table-cell table:formula="of:=([.B790]-[.B789])*[.C790]+([.C790]-[.C789])*[.B790]" office:value-type="float" office:value="-717553131.7689" calcext:value-type="float">
            <text:p>-717,553,131.77</text:p>
          </table:table-cell>
        </table:table-row>
        <table:table-row table:style-name="ro1">
          <table:table-cell table:style-name="ce1" office:value-type="string" calcext:value-type="string">
            <text:p>2010-05-03</text:p>
          </table:table-cell>
          <table:table-cell office:value-type="float" office:value="62.68" calcext:value-type="float">
            <text:p>62.68</text:p>
          </table:table-cell>
          <table:table-cell office:value-type="float" office:value="9756600" calcext:value-type="float">
            <text:p>9756600</text:p>
          </table:table-cell>
          <table:table-cell table:formula="of:=([.B791]-[.B790])*[.C791]+([.C791]-[.C790])*[.B791]" office:value-type="float" office:value="-371777532" calcext:value-type="float">
            <text:p>-371,777,532.00</text:p>
          </table:table-cell>
        </table:table-row>
        <table:table-row table:style-name="ro1">
          <table:table-cell table:style-name="ce1" office:value-type="string" calcext:value-type="string">
            <text:p>2010-05-04</text:p>
          </table:table-cell>
          <table:table-cell office:value-type="float" office:value="61.709999" calcext:value-type="float">
            <text:p>61.709999</text:p>
          </table:table-cell>
          <table:table-cell office:value-type="float" office:value="11402600" calcext:value-type="float">
            <text:p>11402600</text:p>
          </table:table-cell>
          <table:table-cell table:formula="of:=([.B792]-[.B791])*[.C792]+([.C792]-[.C791])*[.B792]" office:value-type="float" office:value="90514124.9514" calcext:value-type="float">
            <text:p>90,514,124.95</text:p>
          </table:table-cell>
        </table:table-row>
        <table:table-row table:style-name="ro1">
          <table:table-cell table:style-name="ce1" office:value-type="string" calcext:value-type="string">
            <text:p>2010-05-05</text:p>
          </table:table-cell>
          <table:table-cell office:value-type="float" office:value="62.16" calcext:value-type="float">
            <text:p>62.16</text:p>
          </table:table-cell>
          <table:table-cell office:value-type="float" office:value="11611000" calcext:value-type="float">
            <text:p>11611000</text:p>
          </table:table-cell>
          <table:table-cell table:formula="of:=([.B793]-[.B792])*[.C793]+([.C793]-[.C792])*[.B793]" office:value-type="float" office:value="18179105.6109999" calcext:value-type="float">
            <text:p>18,179,105.61</text:p>
          </table:table-cell>
        </table:table-row>
        <table:table-row table:style-name="ro1">
          <table:table-cell table:style-name="ce1" office:value-type="string" calcext:value-type="string">
            <text:p>2010-05-06</text:p>
          </table:table-cell>
          <table:table-cell office:value-type="float" office:value="60.75" calcext:value-type="float">
            <text:p>60.75</text:p>
          </table:table-cell>
          <table:table-cell office:value-type="float" office:value="28560400" calcext:value-type="float">
            <text:p>28560400</text:p>
          </table:table-cell>
          <table:table-cell table:formula="of:=([.B794]-[.B793])*[.C794]+([.C794]-[.C793])*[.B794]" office:value-type="float" office:value="989405886" calcext:value-type="float">
            <text:p>989,405,886.00</text:p>
          </table:table-cell>
        </table:table-row>
        <table:table-row table:style-name="ro1">
          <table:table-cell table:style-name="ce1" office:value-type="string" calcext:value-type="string">
            <text:p>2010-05-07</text:p>
          </table:table-cell>
          <table:table-cell office:value-type="float" office:value="60.310001" calcext:value-type="float">
            <text:p>60.310001</text:p>
          </table:table-cell>
          <table:table-cell office:value-type="float" office:value="23976600" calcext:value-type="float">
            <text:p>23976600</text:p>
          </table:table-cell>
          <table:table-cell table:formula="of:=([.B795]-[.B794])*[.C795]+([.C795]-[.C794])*[.B795]" office:value-type="float" office:value="-286998662.6072" calcext:value-type="float">
            <text:p>-286,998,662.61</text:p>
          </table:table-cell>
        </table:table-row>
        <table:table-row table:style-name="ro1">
          <table:table-cell table:style-name="ce1" office:value-type="string" calcext:value-type="string">
            <text:p>2010-05-10</text:p>
          </table:table-cell>
          <table:table-cell office:value-type="float" office:value="62.419998" calcext:value-type="float">
            <text:p>62.419998</text:p>
          </table:table-cell>
          <table:table-cell office:value-type="float" office:value="16011300" calcext:value-type="float">
            <text:p>16011300</text:p>
          </table:table-cell>
          <table:table-cell table:formula="of:=([.B796]-[.B795])*[.C796]+([.C796]-[.C795])*[.B796]" office:value-type="float" office:value="-463410215.1033" calcext:value-type="float">
            <text:p>-463,410,215.10</text:p>
          </table:table-cell>
        </table:table-row>
        <table:table-row table:style-name="ro1">
          <table:table-cell table:style-name="ce1" office:value-type="string" calcext:value-type="string">
            <text:p>2010-05-11</text:p>
          </table:table-cell>
          <table:table-cell office:value-type="float" office:value="62.369999" calcext:value-type="float">
            <text:p>62.369999</text:p>
          </table:table-cell>
          <table:table-cell office:value-type="float" office:value="12397400" calcext:value-type="float">
            <text:p>12397400</text:p>
          </table:table-cell>
          <table:table-cell table:formula="of:=([.B797]-[.B796])*[.C797]+([.C797]-[.C796])*[.B797]" office:value-type="float" office:value="-226018796.9887" calcext:value-type="float">
            <text:p>-226,018,796.99</text:p>
          </table:table-cell>
        </table:table-row>
        <table:table-row table:style-name="ro1">
          <table:table-cell table:style-name="ce1" office:value-type="string" calcext:value-type="string">
            <text:p>2010-05-12</text:p>
          </table:table-cell>
          <table:table-cell office:value-type="float" office:value="63.02" calcext:value-type="float">
            <text:p>63.02</text:p>
          </table:table-cell>
          <table:table-cell office:value-type="float" office:value="11004800" calcext:value-type="float">
            <text:p>11004800</text:p>
          </table:table-cell>
          <table:table-cell table:formula="of:=([.B798]-[.B797])*[.C798]+([.C798]-[.C797])*[.B798]" office:value-type="float" office:value="-80608520.9952" calcext:value-type="float">
            <text:p>-80,608,521.00</text:p>
          </table:table-cell>
        </table:table-row>
        <table:table-row table:style-name="ro1">
          <table:table-cell table:style-name="ce1" office:value-type="string" calcext:value-type="string">
            <text:p>2010-05-13</text:p>
          </table:table-cell>
          <table:table-cell office:value-type="float" office:value="62.75" calcext:value-type="float">
            <text:p>62.75</text:p>
          </table:table-cell>
          <table:table-cell office:value-type="float" office:value="11157600" calcext:value-type="float">
            <text:p>11157600</text:p>
          </table:table-cell>
          <table:table-cell table:formula="of:=([.B799]-[.B798])*[.C799]+([.C799]-[.C798])*[.B799]" office:value-type="float" office:value="6575647.99999996" calcext:value-type="float">
            <text:p>6,575,648.00</text:p>
          </table:table-cell>
        </table:table-row>
        <table:table-row table:style-name="ro1">
          <table:table-cell table:style-name="ce1" office:value-type="string" calcext:value-type="string">
            <text:p>2010-05-14</text:p>
          </table:table-cell>
          <table:table-cell office:value-type="float" office:value="62.540001" calcext:value-type="float">
            <text:p>62.540001</text:p>
          </table:table-cell>
          <table:table-cell office:value-type="float" office:value="14651600" calcext:value-type="float">
            <text:p>14651600</text:p>
          </table:table-cell>
          <table:table-cell table:formula="of:=([.B800]-[.B799])*[.C800]+([.C800]-[.C799])*[.B800]" office:value-type="float" office:value="215437942.1456" calcext:value-type="float">
            <text:p>215,437,942.15</text:p>
          </table:table-cell>
        </table:table-row>
        <table:table-row table:style-name="ro1">
          <table:table-cell table:style-name="ce1" office:value-type="string" calcext:value-type="string">
            <text:p>2010-05-17</text:p>
          </table:table-cell>
          <table:table-cell office:value-type="float" office:value="63.380001" calcext:value-type="float">
            <text:p>63.380001</text:p>
          </table:table-cell>
          <table:table-cell office:value-type="float" office:value="14659000" calcext:value-type="float">
            <text:p>14659000</text:p>
          </table:table-cell>
          <table:table-cell table:formula="of:=([.B801]-[.B800])*[.C801]+([.C801]-[.C800])*[.B801]" office:value-type="float" office:value="12782572.0074001" calcext:value-type="float">
            <text:p>12,782,572.01</text:p>
          </table:table-cell>
        </table:table-row>
        <table:table-row table:style-name="ro1">
          <table:table-cell table:style-name="ce1" office:value-type="string" calcext:value-type="string">
            <text:p>2010-05-18</text:p>
          </table:table-cell>
          <table:table-cell office:value-type="float" office:value="63.209999" calcext:value-type="float">
            <text:p>63.209999</text:p>
          </table:table-cell>
          <table:table-cell office:value-type="float" office:value="15873100" calcext:value-type="float">
            <text:p>15873100</text:p>
          </table:table-cell>
          <table:table-cell table:formula="of:=([.B802]-[.B801])*[.C802]+([.C802]-[.C801])*[.B802]" office:value-type="float" office:value="74044801.0397" calcext:value-type="float">
            <text:p>74,044,801.04</text:p>
          </table:table-cell>
        </table:table-row>
        <table:table-row table:style-name="ro1">
          <table:table-cell table:style-name="ce1" office:value-type="string" calcext:value-type="string">
            <text:p>2010-05-19</text:p>
          </table:table-cell>
          <table:table-cell office:value-type="float" office:value="63.220001" calcext:value-type="float">
            <text:p>63.220001</text:p>
          </table:table-cell>
          <table:table-cell office:value-type="float" office:value="15928300" calcext:value-type="float">
            <text:p>15928300</text:p>
          </table:table-cell>
          <table:table-cell table:formula="of:=([.B803]-[.B802])*[.C803]+([.C803]-[.C802])*[.B803]" office:value-type="float" office:value="3649058.9118" calcext:value-type="float">
            <text:p>3,649,058.91</text:p>
          </table:table-cell>
        </table:table-row>
        <table:table-row table:style-name="ro1">
          <table:table-cell table:style-name="ce1" office:value-type="string" calcext:value-type="string">
            <text:p>2010-05-20</text:p>
          </table:table-cell>
          <table:table-cell office:value-type="float" office:value="61.610001" calcext:value-type="float">
            <text:p>61.610001</text:p>
          </table:table-cell>
          <table:table-cell office:value-type="float" office:value="23365800" calcext:value-type="float">
            <text:p>23365800</text:p>
          </table:table-cell>
          <table:table-cell table:formula="of:=([.B804]-[.B803])*[.C804]+([.C804]-[.C803])*[.B804]" office:value-type="float" office:value="420605444.4375" calcext:value-type="float">
            <text:p>420,605,444.44</text:p>
          </table:table-cell>
        </table:table-row>
        <table:table-row table:style-name="ro1">
          <table:table-cell table:style-name="ce1" office:value-type="string" calcext:value-type="string">
            <text:p>2010-05-21</text:p>
          </table:table-cell>
          <table:table-cell office:value-type="float" office:value="61.849998" calcext:value-type="float">
            <text:p>61.849998</text:p>
          </table:table-cell>
          <table:table-cell office:value-type="float" office:value="23162500" calcext:value-type="float">
            <text:p>23162500</text:p>
          </table:table-cell>
          <table:table-cell table:formula="of:=([.B805]-[.B804])*[.C805]+([.C805]-[.C804])*[.B805]" office:value-type="float" office:value="-7015174.08089994" calcext:value-type="float">
            <text:p>-7,015,174.08</text:p>
          </table:table-cell>
        </table:table-row>
        <table:table-row table:style-name="ro1">
          <table:table-cell table:style-name="ce1" office:value-type="string" calcext:value-type="string">
            <text:p>2010-05-24</text:p>
          </table:table-cell>
          <table:table-cell office:value-type="float" office:value="61.400002" calcext:value-type="float">
            <text:p>61.400002</text:p>
          </table:table-cell>
          <table:table-cell office:value-type="float" office:value="12718900" calcext:value-type="float">
            <text:p>12718900</text:p>
          </table:table-cell>
          <table:table-cell table:formula="of:=([.B806]-[.B805])*[.C806]+([.C806]-[.C805])*[.B806]" office:value-type="float" office:value="-646960515.0116" calcext:value-type="float">
            <text:p>-646,960,515.01</text:p>
          </table:table-cell>
        </table:table-row>
        <table:table-row table:style-name="ro1">
          <table:table-cell table:style-name="ce1" office:value-type="string" calcext:value-type="string">
            <text:p>2010-05-25</text:p>
          </table:table-cell>
          <table:table-cell office:value-type="float" office:value="61.049999" calcext:value-type="float">
            <text:p>61.049999</text:p>
          </table:table-cell>
          <table:table-cell office:value-type="float" office:value="18250900" calcext:value-type="float">
            <text:p>18250900</text:p>
          </table:table-cell>
          <table:table-cell table:formula="of:=([.B807]-[.B806])*[.C807]+([.C807]-[.C806])*[.B807]" office:value-type="float" office:value="331340724.7153" calcext:value-type="float">
            <text:p>331,340,724.72</text:p>
          </table:table-cell>
        </table:table-row>
        <table:table-row table:style-name="ro1">
          <table:table-cell table:style-name="ce1" office:value-type="string" calcext:value-type="string">
            <text:p>2010-05-26</text:p>
          </table:table-cell>
          <table:table-cell office:value-type="float" office:value="60.439999" calcext:value-type="float">
            <text:p>60.439999</text:p>
          </table:table-cell>
          <table:table-cell office:value-type="float" office:value="17432200" calcext:value-type="float">
            <text:p>17432200</text:p>
          </table:table-cell>
          <table:table-cell table:formula="of:=([.B808]-[.B807])*[.C808]+([.C808]-[.C807])*[.B808]" office:value-type="float" office:value="-60115869.1813" calcext:value-type="float">
            <text:p>-60,115,869.18</text:p>
          </table:table-cell>
        </table:table-row>
        <table:table-row table:style-name="ro1">
          <table:table-cell table:style-name="ce1" office:value-type="string" calcext:value-type="string">
            <text:p>2010-05-27</text:p>
          </table:table-cell>
          <table:table-cell office:value-type="float" office:value="60.950001" calcext:value-type="float">
            <text:p>60.950001</text:p>
          </table:table-cell>
          <table:table-cell office:value-type="float" office:value="14963400" calcext:value-type="float">
            <text:p>14963400</text:p>
          </table:table-cell>
          <table:table-cell table:formula="of:=([.B809]-[.B808])*[.C809]+([.C809]-[.C808])*[.B809]" office:value-type="float" office:value="-142841998.542" calcext:value-type="float">
            <text:p>-142,841,998.54</text:p>
          </table:table-cell>
        </table:table-row>
        <table:table-row table:style-name="ro1">
          <table:table-cell table:style-name="ce1" office:value-type="string" calcext:value-type="string">
            <text:p>2010-05-28</text:p>
          </table:table-cell>
          <table:table-cell office:value-type="float" office:value="61.09" calcext:value-type="float">
            <text:p>61.09</text:p>
          </table:table-cell>
          <table:table-cell office:value-type="float" office:value="13952100" calcext:value-type="float">
            <text:p>13952100</text:p>
          </table:table-cell>
          <table:table-cell table:formula="of:=([.B810]-[.B809])*[.C810]+([.C810]-[.C809])*[.B810]" office:value-type="float" office:value="-59827036.9521" calcext:value-type="float">
            <text:p>-59,827,036.95</text:p>
          </table:table-cell>
        </table:table-row>
        <table:table-row table:style-name="ro1">
          <table:table-cell table:style-name="ce1" office:value-type="string" calcext:value-type="string">
            <text:p>2010-06-01</text:p>
          </table:table-cell>
          <table:table-cell office:value-type="float" office:value="61.16" calcext:value-type="float">
            <text:p>61.16</text:p>
          </table:table-cell>
          <table:table-cell office:value-type="float" office:value="15341700" calcext:value-type="float">
            <text:p>15341700</text:p>
          </table:table-cell>
          <table:table-cell table:formula="of:=([.B811]-[.B810])*[.C811]+([.C811]-[.C810])*[.B811]" office:value-type="float" office:value="86061854.9999999" calcext:value-type="float">
            <text:p>86,061,855.00</text:p>
          </table:table-cell>
        </table:table-row>
        <table:table-row table:style-name="ro1">
          <table:table-cell table:style-name="ce1" office:value-type="string" calcext:value-type="string">
            <text:p>2010-06-02</text:p>
          </table:table-cell>
          <table:table-cell office:value-type="float" office:value="61.740002" calcext:value-type="float">
            <text:p>61.740002</text:p>
          </table:table-cell>
          <table:table-cell office:value-type="float" office:value="12985200" calcext:value-type="float">
            <text:p>12985200</text:p>
          </table:table-cell>
          <table:table-cell table:formula="of:=([.B812]-[.B811])*[.C812]+([.C812]-[.C811])*[.B812]" office:value-type="float" office:value="-137958872.7426" calcext:value-type="float">
            <text:p>-137,958,872.74</text:p>
          </table:table-cell>
        </table:table-row>
        <table:table-row table:style-name="ro1">
          <table:table-cell table:style-name="ce1" office:value-type="string" calcext:value-type="string">
            <text:p>2010-06-03</text:p>
          </table:table-cell>
          <table:table-cell office:value-type="float" office:value="61.799999" calcext:value-type="float">
            <text:p>61.799999</text:p>
          </table:table-cell>
          <table:table-cell office:value-type="float" office:value="10739800" calcext:value-type="float">
            <text:p>10739800</text:p>
          </table:table-cell>
          <table:table-cell table:formula="of:=([.B813]-[.B812])*[.C813]+([.C813]-[.C812])*[.B813]" office:value-type="float" office:value="-138121361.974" calcext:value-type="float">
            <text:p>-138,121,361.97</text:p>
          </table:table-cell>
        </table:table-row>
        <table:table-row table:style-name="ro1">
          <table:table-cell table:style-name="ce1" office:value-type="string" calcext:value-type="string">
            <text:p>2010-06-04</text:p>
          </table:table-cell>
          <table:table-cell office:value-type="float" office:value="60.799999" calcext:value-type="float">
            <text:p>60.799999</text:p>
          </table:table-cell>
          <table:table-cell office:value-type="float" office:value="17909700" calcext:value-type="float">
            <text:p>17909700</text:p>
          </table:table-cell>
          <table:table-cell table:formula="of:=([.B814]-[.B813])*[.C814]+([.C814]-[.C813])*[.B814]" office:value-type="float" office:value="418020212.8301" calcext:value-type="float">
            <text:p>418,020,212.83</text:p>
          </table:table-cell>
        </table:table-row>
        <table:table-row table:style-name="ro1">
          <table:table-cell table:style-name="ce1" office:value-type="string" calcext:value-type="string">
            <text:p>2010-06-07</text:p>
          </table:table-cell>
          <table:table-cell office:value-type="float" office:value="60.619999" calcext:value-type="float">
            <text:p>60.619999</text:p>
          </table:table-cell>
          <table:table-cell office:value-type="float" office:value="13182300" calcext:value-type="float">
            <text:p>13182300</text:p>
          </table:table-cell>
          <table:table-cell table:formula="of:=([.B815]-[.B814])*[.C815]+([.C815]-[.C814])*[.B815]" office:value-type="float" office:value="-288947797.2726" calcext:value-type="float">
            <text:p>-288,947,797.27</text:p>
          </table:table-cell>
        </table:table-row>
        <table:table-row table:style-name="ro1">
          <table:table-cell table:style-name="ce1" office:value-type="string" calcext:value-type="string">
            <text:p>2010-06-08</text:p>
          </table:table-cell>
          <table:table-cell office:value-type="float" office:value="62.139999" calcext:value-type="float">
            <text:p>62.139999</text:p>
          </table:table-cell>
          <table:table-cell office:value-type="float" office:value="15336800" calcext:value-type="float">
            <text:p>15336800</text:p>
          </table:table-cell>
          <table:table-cell table:formula="of:=([.B816]-[.B815])*[.C816]+([.C816]-[.C815])*[.B816]" office:value-type="float" office:value="157192563.8455" calcext:value-type="float">
            <text:p>157,192,563.85</text:p>
          </table:table-cell>
        </table:table-row>
        <table:table-row table:style-name="ro1">
          <table:table-cell table:style-name="ce1" office:value-type="string" calcext:value-type="string">
            <text:p>2010-06-09</text:p>
          </table:table-cell>
          <table:table-cell office:value-type="float" office:value="61.470001" calcext:value-type="float">
            <text:p>61.470001</text:p>
          </table:table-cell>
          <table:table-cell office:value-type="float" office:value="14211600" calcext:value-type="float">
            <text:p>14211600</text:p>
          </table:table-cell>
          <table:table-cell table:formula="of:=([.B817]-[.B816])*[.C817]+([.C817]-[.C816])*[.B817]" office:value-type="float" office:value="-78687788.702" calcext:value-type="float">
            <text:p>-78,687,788.70</text:p>
          </table:table-cell>
        </table:table-row>
        <table:table-row table:style-name="ro1">
          <table:table-cell table:style-name="ce1" office:value-type="string" calcext:value-type="string">
            <text:p>2010-06-10</text:p>
          </table:table-cell>
          <table:table-cell office:value-type="float" office:value="61.91" calcext:value-type="float">
            <text:p>61.91</text:p>
          </table:table-cell>
          <table:table-cell office:value-type="float" office:value="14756000" calcext:value-type="float">
            <text:p>14756000</text:p>
          </table:table-cell>
          <table:table-cell table:formula="of:=([.B818]-[.B817])*[.C818]+([.C818]-[.C817])*[.B818]" office:value-type="float" office:value="40196429.2439999" calcext:value-type="float">
            <text:p>40,196,429.24</text:p>
          </table:table-cell>
        </table:table-row>
        <table:table-row table:style-name="ro1">
          <table:table-cell table:style-name="ce1" office:value-type="string" calcext:value-type="string">
            <text:p>2010-06-11</text:p>
          </table:table-cell>
          <table:table-cell office:value-type="float" office:value="61.009998" calcext:value-type="float">
            <text:p>61.009998</text:p>
          </table:table-cell>
          <table:table-cell office:value-type="float" office:value="19772400" calcext:value-type="float">
            <text:p>19772400</text:p>
          </table:table-cell>
          <table:table-cell table:formula="of:=([.B819]-[.B818])*[.C819]+([.C819]-[.C818])*[.B819]" office:value-type="float" office:value="288255354.4224" calcext:value-type="float">
            <text:p>288,255,354.42</text:p>
          </table:table-cell>
        </table:table-row>
        <table:table-row table:style-name="ro1">
          <table:table-cell table:style-name="ce1" office:value-type="string" calcext:value-type="string">
            <text:p>2010-06-14</text:p>
          </table:table-cell>
          <table:table-cell office:value-type="float" office:value="61.25" calcext:value-type="float">
            <text:p>61.25</text:p>
          </table:table-cell>
          <table:table-cell office:value-type="float" office:value="10972800" calcext:value-type="float">
            <text:p>10972800</text:p>
          </table:table-cell>
          <table:table-cell table:formula="of:=([.B820]-[.B819])*[.C820]+([.C820]-[.C819])*[.B820]" office:value-type="float" office:value="-536342006.0544" calcext:value-type="float">
            <text:p>-536,342,006.05</text:p>
          </table:table-cell>
        </table:table-row>
        <table:table-row table:style-name="ro1">
          <table:table-cell table:style-name="ce1" office:value-type="string" calcext:value-type="string">
            <text:p>2010-06-15</text:p>
          </table:table-cell>
          <table:table-cell office:value-type="float" office:value="61.91" calcext:value-type="float">
            <text:p>61.91</text:p>
          </table:table-cell>
          <table:table-cell office:value-type="float" office:value="11944100" calcext:value-type="float">
            <text:p>11944100</text:p>
          </table:table-cell>
          <table:table-cell table:formula="of:=([.B821]-[.B820])*[.C821]+([.C821]-[.C820])*[.B821]" office:value-type="float" office:value="68016289" calcext:value-type="float">
            <text:p>68,016,289.00</text:p>
          </table:table-cell>
        </table:table-row>
        <table:table-row table:style-name="ro1">
          <table:table-cell table:style-name="ce1" office:value-type="string" calcext:value-type="string">
            <text:p>2010-06-16</text:p>
          </table:table-cell>
          <table:table-cell office:value-type="float" office:value="61.189999" calcext:value-type="float">
            <text:p>61.189999</text:p>
          </table:table-cell>
          <table:table-cell office:value-type="float" office:value="14628800" calcext:value-type="float">
            <text:p>14628800</text:p>
          </table:table-cell>
          <table:table-cell table:formula="of:=([.B822]-[.B821])*[.C822]+([.C822]-[.C821])*[.B822]" office:value-type="float" office:value="153744039.6865" calcext:value-type="float">
            <text:p>153,744,039.69</text:p>
          </table:table-cell>
        </table:table-row>
        <table:table-row table:style-name="ro1">
          <table:table-cell table:style-name="ce1" office:value-type="string" calcext:value-type="string">
            <text:p>2010-06-17</text:p>
          </table:table-cell>
          <table:table-cell office:value-type="float" office:value="61.759998" calcext:value-type="float">
            <text:p>61.759998</text:p>
          </table:table-cell>
          <table:table-cell office:value-type="float" office:value="12060100" calcext:value-type="float">
            <text:p>12060100</text:p>
          </table:table-cell>
          <table:table-cell table:formula="of:=([.B823]-[.B822])*[.C823]+([.C823]-[.C822])*[.B823]" office:value-type="float" office:value="-151768661.9227" calcext:value-type="float">
            <text:p>-151,768,661.92</text:p>
          </table:table-cell>
        </table:table-row>
        <table:table-row table:style-name="ro1">
          <table:table-cell table:style-name="ce1" office:value-type="string" calcext:value-type="string">
            <text:p>2010-06-18</text:p>
          </table:table-cell>
          <table:table-cell office:value-type="float" office:value="61.299999" calcext:value-type="float">
            <text:p>61.299999</text:p>
          </table:table-cell>
          <table:table-cell office:value-type="float" office:value="17518700" calcext:value-type="float">
            <text:p>17518700</text:p>
          </table:table-cell>
          <table:table-cell table:formula="of:=([.B824]-[.B823])*[.C824]+([.C824]-[.C823])*[.B824]" office:value-type="float" office:value="326553590.0601" calcext:value-type="float">
            <text:p>326,553,590.06</text:p>
          </table:table-cell>
        </table:table-row>
        <table:table-row table:style-name="ro1">
          <table:table-cell table:style-name="ce1" office:value-type="string" calcext:value-type="string">
            <text:p>2010-06-21</text:p>
          </table:table-cell>
          <table:table-cell office:value-type="float" office:value="61.099998" calcext:value-type="float">
            <text:p>61.099998</text:p>
          </table:table-cell>
          <table:table-cell office:value-type="float" office:value="9688200" calcext:value-type="float">
            <text:p>9688200</text:p>
          </table:table-cell>
          <table:table-cell table:formula="of:=([.B825]-[.B824])*[.C825]+([.C825]-[.C824])*[.B825]" office:value-type="float" office:value="-480381184.0272" calcext:value-type="float">
            <text:p>-480,381,184.03</text:p>
          </table:table-cell>
        </table:table-row>
        <table:table-row table:style-name="ro1">
          <table:table-cell table:style-name="ce1" office:value-type="string" calcext:value-type="string">
            <text:p>2010-06-22</text:p>
          </table:table-cell>
          <table:table-cell office:value-type="float" office:value="60.720001" calcext:value-type="float">
            <text:p>60.720001</text:p>
          </table:table-cell>
          <table:table-cell office:value-type="float" office:value="13228700" calcext:value-type="float">
            <text:p>13228700</text:p>
          </table:table-cell>
          <table:table-cell table:formula="of:=([.B826]-[.B825])*[.C826]+([.C826]-[.C825])*[.B826]" office:value-type="float" office:value="209952297.2266" calcext:value-type="float">
            <text:p>209,952,297.23</text:p>
          </table:table-cell>
        </table:table-row>
        <table:table-row table:style-name="ro1">
          <table:table-cell table:style-name="ce1" office:value-type="string" calcext:value-type="string">
            <text:p>2010-06-23</text:p>
          </table:table-cell>
          <table:table-cell office:value-type="float" office:value="61.380001" calcext:value-type="float">
            <text:p>61.380001</text:p>
          </table:table-cell>
          <table:table-cell office:value-type="float" office:value="13424400" calcext:value-type="float">
            <text:p>13424400</text:p>
          </table:table-cell>
          <table:table-cell table:formula="of:=([.B827]-[.B826])*[.C827]+([.C827]-[.C826])*[.B827]" office:value-type="float" office:value="20872170.1957" calcext:value-type="float">
            <text:p>20,872,170.20</text:p>
          </table:table-cell>
        </table:table-row>
        <table:table-row table:style-name="ro1">
          <table:table-cell table:style-name="ce1" office:value-type="string" calcext:value-type="string">
            <text:p>2010-06-24</text:p>
          </table:table-cell>
          <table:table-cell office:value-type="float" office:value="60.869999" calcext:value-type="float">
            <text:p>60.869999</text:p>
          </table:table-cell>
          <table:table-cell office:value-type="float" office:value="12932700" calcext:value-type="float">
            <text:p>12932700</text:p>
          </table:table-cell>
          <table:table-cell table:formula="of:=([.B828]-[.B827])*[.C828]+([.C828]-[.C827])*[.B828]" office:value-type="float" office:value="-36525481.3737" calcext:value-type="float">
            <text:p>-36,525,481.37</text:p>
          </table:table-cell>
        </table:table-row>
        <table:table-row table:style-name="ro1">
          <table:table-cell table:style-name="ce1" office:value-type="string" calcext:value-type="string">
            <text:p>2010-06-25</text:p>
          </table:table-cell>
          <table:table-cell office:value-type="float" office:value="59.790001" calcext:value-type="float">
            <text:p>59.790001</text:p>
          </table:table-cell>
          <table:table-cell office:value-type="float" office:value="44195600" calcext:value-type="float">
            <text:p>44195600</text:p>
          </table:table-cell>
          <table:table-cell table:formula="of:=([.B829]-[.B828])*[.C829]+([.C829]-[.C828])*[.B829]" office:value-type="float" office:value="1821477662.6541" calcext:value-type="float">
            <text:p>1,821,477,662.65</text:p>
          </table:table-cell>
        </table:table-row>
        <table:table-row table:style-name="ro1">
          <table:table-cell table:style-name="ce1" office:value-type="string" calcext:value-type="string">
            <text:p>2010-06-28</text:p>
          </table:table-cell>
          <table:table-cell office:value-type="float" office:value="60.619999" calcext:value-type="float">
            <text:p>60.619999</text:p>
          </table:table-cell>
          <table:table-cell office:value-type="float" office:value="14115500" calcext:value-type="float">
            <text:p>14115500</text:p>
          </table:table-cell>
          <table:table-cell table:formula="of:=([.B830]-[.B829])*[.C830]+([.C830]-[.C829])*[.B830]" office:value-type="float" office:value="-1811739795.1509" calcext:value-type="float">
            <text:p>-1,811,739,795.15</text:p>
          </table:table-cell>
        </table:table-row>
        <table:table-row table:style-name="ro1">
          <table:table-cell table:style-name="ce1" office:value-type="string" calcext:value-type="string">
            <text:p>2010-06-29</text:p>
          </table:table-cell>
          <table:table-cell office:value-type="float" office:value="60.32" calcext:value-type="float">
            <text:p>60.32</text:p>
          </table:table-cell>
          <table:table-cell office:value-type="float" office:value="17814300" calcext:value-type="float">
            <text:p>17814300</text:p>
          </table:table-cell>
          <table:table-cell table:formula="of:=([.B831]-[.B830])*[.C831]+([.C831]-[.C830])*[.B831]" office:value-type="float" office:value="217767343.8143" calcext:value-type="float">
            <text:p>217,767,343.81</text:p>
          </table:table-cell>
        </table:table-row>
        <table:table-row table:style-name="ro1">
          <table:table-cell table:style-name="ce1" office:value-type="string" calcext:value-type="string">
            <text:p>2010-06-30</text:p>
          </table:table-cell>
          <table:table-cell office:value-type="float" office:value="59.98" calcext:value-type="float">
            <text:p>59.98</text:p>
          </table:table-cell>
          <table:table-cell office:value-type="float" office:value="17273600" calcext:value-type="float">
            <text:p>17273600</text:p>
          </table:table-cell>
          <table:table-cell table:formula="of:=([.B832]-[.B831])*[.C832]+([.C832]-[.C831])*[.B832]" office:value-type="float" office:value="-38304210.0000001" calcext:value-type="float">
            <text:p>-38,304,210.00</text:p>
          </table:table-cell>
        </table:table-row>
        <table:table-row table:style-name="ro1">
          <table:table-cell table:style-name="ce1" office:value-type="string" calcext:value-type="string">
            <text:p>2010-07-01</text:p>
          </table:table-cell>
          <table:table-cell office:value-type="float" office:value="59.540001" calcext:value-type="float">
            <text:p>59.540001</text:p>
          </table:table-cell>
          <table:table-cell office:value-type="float" office:value="19338700" calcext:value-type="float">
            <text:p>19338700</text:p>
          </table:table-cell>
          <table:table-cell table:formula="of:=([.B833]-[.B832])*[.C833]+([.C833]-[.C832])*[.B833]" office:value-type="float" office:value="114447047.4038" calcext:value-type="float">
            <text:p>114,447,047.40</text:p>
          </table:table-cell>
        </table:table-row>
        <table:table-row table:style-name="ro1">
          <table:table-cell table:style-name="ce1" office:value-type="string" calcext:value-type="string">
            <text:p>2010-07-02</text:p>
          </table:table-cell>
          <table:table-cell office:value-type="float" office:value="59.380001" calcext:value-type="float">
            <text:p>59.380001</text:p>
          </table:table-cell>
          <table:table-cell office:value-type="float" office:value="12101900" calcext:value-type="float">
            <text:p>12101900</text:p>
          </table:table-cell>
          <table:table-cell table:formula="of:=([.B834]-[.B833])*[.C834]+([.C834]-[.C833])*[.B834]" office:value-type="float" office:value="-431657495.2368" calcext:value-type="float">
            <text:p>-431,657,495.24</text:p>
          </table:table-cell>
        </table:table-row>
        <table:table-row table:style-name="ro1">
          <table:table-cell table:style-name="ce1" office:value-type="string" calcext:value-type="string">
            <text:p>2010-07-06</text:p>
          </table:table-cell>
          <table:table-cell office:value-type="float" office:value="59.34" calcext:value-type="float">
            <text:p>59.34</text:p>
          </table:table-cell>
          <table:table-cell office:value-type="float" office:value="13959000" calcext:value-type="float">
            <text:p>13959000</text:p>
          </table:table-cell>
          <table:table-cell table:formula="of:=([.B835]-[.B834])*[.C835]+([.C835]-[.C834])*[.B835]" office:value-type="float" office:value="109641940.041" calcext:value-type="float">
            <text:p>109,641,940.04</text:p>
          </table:table-cell>
        </table:table-row>
        <table:table-row table:style-name="ro1">
          <table:table-cell table:style-name="ce1" office:value-type="string" calcext:value-type="string">
            <text:p>2010-07-07</text:p>
          </table:table-cell>
          <table:table-cell office:value-type="float" office:value="60.82" calcext:value-type="float">
            <text:p>60.82</text:p>
          </table:table-cell>
          <table:table-cell office:value-type="float" office:value="15470000" calcext:value-type="float">
            <text:p>15470000</text:p>
          </table:table-cell>
          <table:table-cell table:formula="of:=([.B836]-[.B835])*[.C836]+([.C836]-[.C835])*[.B836]" office:value-type="float" office:value="114794620" calcext:value-type="float">
            <text:p>114,794,620.00</text:p>
          </table:table-cell>
        </table:table-row>
        <table:table-row table:style-name="ro1">
          <table:table-cell table:style-name="ce1" office:value-type="string" calcext:value-type="string">
            <text:p>2010-07-08</text:p>
          </table:table-cell>
          <table:table-cell office:value-type="float" office:value="61.950001" calcext:value-type="float">
            <text:p>61.950001</text:p>
          </table:table-cell>
          <table:table-cell office:value-type="float" office:value="14770600" calcext:value-type="float">
            <text:p>14770600</text:p>
          </table:table-cell>
          <table:table-cell table:formula="of:=([.B837]-[.B836])*[.C837]+([.C837]-[.C836])*[.B837]" office:value-type="float" office:value="-26637037.9288" calcext:value-type="float">
            <text:p>-26,637,037.93</text:p>
          </table:table-cell>
        </table:table-row>
        <table:table-row table:style-name="ro1">
          <table:table-cell table:style-name="ce1" office:value-type="string" calcext:value-type="string">
            <text:p>2010-07-09</text:p>
          </table:table-cell>
          <table:table-cell office:value-type="float" office:value="61.75" calcext:value-type="float">
            <text:p>61.75</text:p>
          </table:table-cell>
          <table:table-cell office:value-type="float" office:value="9626800" calcext:value-type="float">
            <text:p>9626800</text:p>
          </table:table-cell>
          <table:table-cell table:formula="of:=([.B838]-[.B837])*[.C838]+([.C838]-[.C837])*[.B838]" office:value-type="float" office:value="-319555019.6268" calcext:value-type="float">
            <text:p>-319,555,019.63</text:p>
          </table:table-cell>
        </table:table-row>
        <table:table-row table:style-name="ro1">
          <table:table-cell table:style-name="ce1" office:value-type="string" calcext:value-type="string">
            <text:p>2010-07-12</text:p>
          </table:table-cell>
          <table:table-cell office:value-type="float" office:value="62.09" calcext:value-type="float">
            <text:p>62.09</text:p>
          </table:table-cell>
          <table:table-cell office:value-type="float" office:value="8324500" calcext:value-type="float">
            <text:p>8324500</text:p>
          </table:table-cell>
          <table:table-cell table:formula="of:=([.B839]-[.B838])*[.C839]+([.C839]-[.C838])*[.B839]" office:value-type="float" office:value="-78029477" calcext:value-type="float">
            <text:p>-78,029,477.00</text:p>
          </table:table-cell>
        </table:table-row>
        <table:table-row table:style-name="ro1">
          <table:table-cell table:style-name="ce1" office:value-type="string" calcext:value-type="string">
            <text:p>2010-07-13</text:p>
          </table:table-cell>
          <table:table-cell office:value-type="float" office:value="62.389999" calcext:value-type="float">
            <text:p>62.389999</text:p>
          </table:table-cell>
          <table:table-cell office:value-type="float" office:value="10497300" calcext:value-type="float">
            <text:p>10497300</text:p>
          </table:table-cell>
          <table:table-cell table:formula="of:=([.B840]-[.B839])*[.C840]+([.C840]-[.C839])*[.B840]" office:value-type="float" office:value="138710169.3299" calcext:value-type="float">
            <text:p>138,710,169.33</text:p>
          </table:table-cell>
        </table:table-row>
        <table:table-row table:style-name="ro1">
          <table:table-cell table:style-name="ce1" office:value-type="string" calcext:value-type="string">
            <text:p>2010-07-14</text:p>
          </table:table-cell>
          <table:table-cell office:value-type="float" office:value="62.66" calcext:value-type="float">
            <text:p>62.66</text:p>
          </table:table-cell>
          <table:table-cell office:value-type="float" office:value="13797100" calcext:value-type="float">
            <text:p>13797100</text:p>
          </table:table-cell>
          <table:table-cell table:formula="of:=([.B841]-[.B840])*[.C841]+([.C841]-[.C840])*[.B841]" office:value-type="float" office:value="210490698.7971" calcext:value-type="float">
            <text:p>210,490,698.80</text:p>
          </table:table-cell>
        </table:table-row>
        <table:table-row table:style-name="ro1">
          <table:table-cell table:style-name="ce1" office:value-type="string" calcext:value-type="string">
            <text:p>2010-07-15</text:p>
          </table:table-cell>
          <table:table-cell office:value-type="float" office:value="62.73" calcext:value-type="float">
            <text:p>62.73</text:p>
          </table:table-cell>
          <table:table-cell office:value-type="float" office:value="10267200" calcext:value-type="float">
            <text:p>10267200</text:p>
          </table:table-cell>
          <table:table-cell table:formula="of:=([.B842]-[.B841])*[.C842]+([.C842]-[.C841])*[.B842]" office:value-type="float" office:value="-220711923" calcext:value-type="float">
            <text:p>-220,711,923.00</text:p>
          </table:table-cell>
        </table:table-row>
        <table:table-row table:style-name="ro1">
          <table:table-cell table:style-name="ce1" office:value-type="string" calcext:value-type="string">
            <text:p>2010-07-16</text:p>
          </table:table-cell>
          <table:table-cell office:value-type="float" office:value="61.990002" calcext:value-type="float">
            <text:p>61.990002</text:p>
          </table:table-cell>
          <table:table-cell office:value-type="float" office:value="14142400" calcext:value-type="float">
            <text:p>14142400</text:p>
          </table:table-cell>
          <table:table-cell table:formula="of:=([.B843]-[.B842])*[.C843]+([.C843]-[.C842])*[.B843]" office:value-type="float" office:value="229758308.0352" calcext:value-type="float">
            <text:p>229,758,308.04</text:p>
          </table:table-cell>
        </table:table-row>
        <table:table-row table:style-name="ro1">
          <table:table-cell table:style-name="ce1" office:value-type="string" calcext:value-type="string">
            <text:p>2010-07-19</text:p>
          </table:table-cell>
          <table:table-cell office:value-type="float" office:value="61.860001" calcext:value-type="float">
            <text:p>61.860001</text:p>
          </table:table-cell>
          <table:table-cell office:value-type="float" office:value="9643600" calcext:value-type="float">
            <text:p>9643600</text:p>
          </table:table-cell>
          <table:table-cell table:formula="of:=([.B844]-[.B843])*[.C844]+([.C844]-[.C843])*[.B844]" office:value-type="float" office:value="-279549450.1424" calcext:value-type="float">
            <text:p>-279,549,450.14</text:p>
          </table:table-cell>
        </table:table-row>
        <table:table-row table:style-name="ro1">
          <table:table-cell table:style-name="ce1" office:value-type="string" calcext:value-type="string">
            <text:p>2010-07-20</text:p>
          </table:table-cell>
          <table:table-cell office:value-type="float" office:value="62.07" calcext:value-type="float">
            <text:p>62.07</text:p>
          </table:table-cell>
          <table:table-cell office:value-type="float" office:value="10930100" calcext:value-type="float">
            <text:p>10930100</text:p>
          </table:table-cell>
          <table:table-cell table:formula="of:=([.B845]-[.B844])*[.C845]+([.C845]-[.C844])*[.B845]" office:value-type="float" office:value="82148365.0699" calcext:value-type="float">
            <text:p>82,148,365.07</text:p>
          </table:table-cell>
        </table:table-row>
        <table:table-row table:style-name="ro1">
          <table:table-cell table:style-name="ce1" office:value-type="string" calcext:value-type="string">
            <text:p>2010-07-21</text:p>
          </table:table-cell>
          <table:table-cell office:value-type="float" office:value="61.110001" calcext:value-type="float">
            <text:p>61.110001</text:p>
          </table:table-cell>
          <table:table-cell office:value-type="float" office:value="14913600" calcext:value-type="float">
            <text:p>14913600</text:p>
          </table:table-cell>
          <table:table-cell table:formula="of:=([.B846]-[.B845])*[.C846]+([.C846]-[.C845])*[.B846]" office:value-type="float" office:value="229114647.8971" calcext:value-type="float">
            <text:p>229,114,647.90</text:p>
          </table:table-cell>
        </table:table-row>
        <table:table-row table:style-name="ro1">
          <table:table-cell table:style-name="ce1" office:value-type="string" calcext:value-type="string">
            <text:p>2010-07-22</text:p>
          </table:table-cell>
          <table:table-cell office:value-type="float" office:value="61.369999" calcext:value-type="float">
            <text:p>61.369999</text:p>
          </table:table-cell>
          <table:table-cell office:value-type="float" office:value="13007300" calcext:value-type="float">
            <text:p>13007300</text:p>
          </table:table-cell>
          <table:table-cell table:formula="of:=([.B847]-[.B846])*[.C847]+([.C847]-[.C846])*[.B847]" office:value-type="float" office:value="-113607757.1083" calcext:value-type="float">
            <text:p>-113,607,757.11</text:p>
          </table:table-cell>
        </table:table-row>
        <table:table-row table:style-name="ro1">
          <table:table-cell table:style-name="ce1" office:value-type="string" calcext:value-type="string">
            <text:p>2010-07-23</text:p>
          </table:table-cell>
          <table:table-cell office:value-type="float" office:value="61.91" calcext:value-type="float">
            <text:p>61.91</text:p>
          </table:table-cell>
          <table:table-cell office:value-type="float" office:value="8461600" calcext:value-type="float">
            <text:p>8461600</text:p>
          </table:table-cell>
          <table:table-cell table:formula="of:=([.B848]-[.B847])*[.C848]+([.C848]-[.C847])*[.B848]" office:value-type="float" office:value="-276855014.5384" calcext:value-type="float">
            <text:p>-276,855,014.54</text:p>
          </table:table-cell>
        </table:table-row>
        <table:table-row table:style-name="ro1">
          <table:table-cell table:style-name="ce1" office:value-type="string" calcext:value-type="string">
            <text:p>2010-07-26</text:p>
          </table:table-cell>
          <table:table-cell office:value-type="float" office:value="62.52" calcext:value-type="float">
            <text:p>62.52</text:p>
          </table:table-cell>
          <table:table-cell office:value-type="float" office:value="7807300" calcext:value-type="float">
            <text:p>7807300</text:p>
          </table:table-cell>
          <table:table-cell table:formula="of:=([.B849]-[.B848])*[.C849]+([.C849]-[.C848])*[.B849]" office:value-type="float" office:value="-36144382.9999999" calcext:value-type="float">
            <text:p>-36,144,383.00</text:p>
          </table:table-cell>
        </table:table-row>
        <table:table-row table:style-name="ro1">
          <table:table-cell table:style-name="ce1" office:value-type="string" calcext:value-type="string">
            <text:p>2010-07-27</text:p>
          </table:table-cell>
          <table:table-cell office:value-type="float" office:value="63.080002" calcext:value-type="float">
            <text:p>63.080002</text:p>
          </table:table-cell>
          <table:table-cell office:value-type="float" office:value="12532500" calcext:value-type="float">
            <text:p>12532500</text:p>
          </table:table-cell>
          <table:table-cell table:formula="of:=([.B850]-[.B849])*[.C850]+([.C850]-[.C849])*[.B850]" office:value-type="float" office:value="305083850.5154" calcext:value-type="float">
            <text:p>305,083,850.52</text:p>
          </table:table-cell>
        </table:table-row>
        <table:table-row table:style-name="ro1">
          <table:table-cell table:style-name="ce1" office:value-type="string" calcext:value-type="string">
            <text:p>2010-07-28</text:p>
          </table:table-cell>
          <table:table-cell office:value-type="float" office:value="62.700001" calcext:value-type="float">
            <text:p>62.700001</text:p>
          </table:table-cell>
          <table:table-cell office:value-type="float" office:value="7844500" calcext:value-type="float">
            <text:p>7844500</text:p>
          </table:table-cell>
          <table:table-cell table:formula="of:=([.B851]-[.B850])*[.C851]+([.C851]-[.C850])*[.B851]" office:value-type="float" office:value="-296918522.5325" calcext:value-type="float">
            <text:p>-296,918,522.53</text:p>
          </table:table-cell>
        </table:table-row>
        <table:table-row table:style-name="ro1">
          <table:table-cell table:style-name="ce1" office:value-type="string" calcext:value-type="string">
            <text:p>2010-07-29</text:p>
          </table:table-cell>
          <table:table-cell office:value-type="float" office:value="61.669998" calcext:value-type="float">
            <text:p>61.669998</text:p>
          </table:table-cell>
          <table:table-cell office:value-type="float" office:value="15776400" calcext:value-type="float">
            <text:p>15776400</text:p>
          </table:table-cell>
          <table:table-cell table:formula="of:=([.B852]-[.B851])*[.C852]+([.C852]-[.C851])*[.B852]" office:value-type="float" office:value="472910517.807" calcext:value-type="float">
            <text:p>472,910,517.81</text:p>
          </table:table-cell>
        </table:table-row>
        <table:table-row table:style-name="ro1">
          <table:table-cell table:style-name="ce1" office:value-type="string" calcext:value-type="string">
            <text:p>2010-07-30</text:p>
          </table:table-cell>
          <table:table-cell office:value-type="float" office:value="61.16" calcext:value-type="float">
            <text:p>61.16</text:p>
          </table:table-cell>
          <table:table-cell office:value-type="float" office:value="11931700" calcext:value-type="float">
            <text:p>11931700</text:p>
          </table:table-cell>
          <table:table-cell table:formula="of:=([.B853]-[.B852])*[.C853]+([.C853]-[.C852])*[.B853]" office:value-type="float" office:value="-241226995.1366" calcext:value-type="float">
            <text:p>-241,226,995.14</text:p>
          </table:table-cell>
        </table:table-row>
        <table:table-row table:style-name="ro1">
          <table:table-cell table:style-name="ce1" office:value-type="string" calcext:value-type="string">
            <text:p>2010-08-02</text:p>
          </table:table-cell>
          <table:table-cell office:value-type="float" office:value="62.060001" calcext:value-type="float">
            <text:p>62.060001</text:p>
          </table:table-cell>
          <table:table-cell office:value-type="float" office:value="11167800" calcext:value-type="float">
            <text:p>11167800</text:p>
          </table:table-cell>
          <table:table-cell table:formula="of:=([.B854]-[.B853])*[.C854]+([.C854]-[.C853])*[.B854]" office:value-type="float" office:value="-37356603.5961" calcext:value-type="float">
            <text:p>-37,356,603.60</text:p>
          </table:table-cell>
        </table:table-row>
        <table:table-row table:style-name="ro1">
          <table:table-cell table:style-name="ce1" office:value-type="string" calcext:value-type="string">
            <text:p>2010-08-03</text:p>
          </table:table-cell>
          <table:table-cell office:value-type="float" office:value="59.939999" calcext:value-type="float">
            <text:p>59.939999</text:p>
          </table:table-cell>
          <table:table-cell office:value-type="float" office:value="24449800" calcext:value-type="float">
            <text:p>24449800</text:p>
          </table:table-cell>
          <table:table-cell table:formula="of:=([.B855]-[.B854])*[.C855]+([.C855]-[.C854])*[.B855]" office:value-type="float" office:value="744289441.8184" calcext:value-type="float">
            <text:p>744,289,441.82</text:p>
          </table:table-cell>
        </table:table-row>
        <table:table-row table:style-name="ro1">
          <table:table-cell table:style-name="ce1" office:value-type="string" calcext:value-type="string">
            <text:p>2010-08-04</text:p>
          </table:table-cell>
          <table:table-cell office:value-type="float" office:value="59.549999" calcext:value-type="float">
            <text:p>59.549999</text:p>
          </table:table-cell>
          <table:table-cell office:value-type="float" office:value="19654100" calcext:value-type="float">
            <text:p>19654100</text:p>
          </table:table-cell>
          <table:table-cell table:formula="of:=([.B856]-[.B855])*[.C856]+([.C856]-[.C855])*[.B856]" office:value-type="float" office:value="-293249029.2043" calcext:value-type="float">
            <text:p>-293,249,029.20</text:p>
          </table:table-cell>
        </table:table-row>
        <table:table-row table:style-name="ro1">
          <table:table-cell table:style-name="ce1" office:value-type="string" calcext:value-type="string">
            <text:p>2010-08-05</text:p>
          </table:table-cell>
          <table:table-cell office:value-type="float" office:value="59.860001" calcext:value-type="float">
            <text:p>59.860001</text:p>
          </table:table-cell>
          <table:table-cell office:value-type="float" office:value="12620400" calcext:value-type="float">
            <text:p>12620400</text:p>
          </table:table-cell>
          <table:table-cell table:formula="of:=([.B857]-[.B856])*[.C857]+([.C857]-[.C856])*[.B857]" office:value-type="float" office:value="-417124939.7929" calcext:value-type="float">
            <text:p>-417,124,939.79</text:p>
          </table:table-cell>
        </table:table-row>
        <table:table-row table:style-name="ro1">
          <table:table-cell table:style-name="ce1" office:value-type="string" calcext:value-type="string">
            <text:p>2010-08-06</text:p>
          </table:table-cell>
          <table:table-cell office:value-type="float" office:value="60.02" calcext:value-type="float">
            <text:p>60.02</text:p>
          </table:table-cell>
          <table:table-cell office:value-type="float" office:value="12649700" calcext:value-type="float">
            <text:p>12649700</text:p>
          </table:table-cell>
          <table:table-cell table:formula="of:=([.B858]-[.B857])*[.C858]+([.C858]-[.C857])*[.B858]" office:value-type="float" office:value="3782525.35030008" calcext:value-type="float">
            <text:p>3,782,525.35</text:p>
          </table:table-cell>
        </table:table-row>
        <table:table-row table:style-name="ro1">
          <table:table-cell table:style-name="ce1" office:value-type="string" calcext:value-type="string">
            <text:p>2010-08-09</text:p>
          </table:table-cell>
          <table:table-cell office:value-type="float" office:value="60.380001" calcext:value-type="float">
            <text:p>60.380001</text:p>
          </table:table-cell>
          <table:table-cell office:value-type="float" office:value="11104800" calcext:value-type="float">
            <text:p>11104800</text:p>
          </table:table-cell>
          <table:table-cell table:formula="of:=([.B859]-[.B858])*[.C859]+([.C859]-[.C858])*[.B859]" office:value-type="float" office:value="-89283324.4401" calcext:value-type="float">
            <text:p>-89,283,324.44</text:p>
          </table:table-cell>
        </table:table-row>
        <table:table-row table:style-name="ro1">
          <table:table-cell table:style-name="ce1" office:value-type="string" calcext:value-type="string">
            <text:p>2010-08-10</text:p>
          </table:table-cell>
          <table:table-cell office:value-type="float" office:value="60.779999" calcext:value-type="float">
            <text:p>60.779999</text:p>
          </table:table-cell>
          <table:table-cell office:value-type="float" office:value="13450200" calcext:value-type="float">
            <text:p>13450200</text:p>
          </table:table-cell>
          <table:table-cell table:formula="of:=([.B860]-[.B859])*[.C860]+([.C860]-[.C859])*[.B860]" office:value-type="float" office:value="147933462.7542" calcext:value-type="float">
            <text:p>147,933,462.75</text:p>
          </table:table-cell>
        </table:table-row>
        <table:table-row table:style-name="ro1">
          <table:table-cell table:style-name="ce1" office:value-type="string" calcext:value-type="string">
            <text:p>2010-08-11</text:p>
          </table:table-cell>
          <table:table-cell office:value-type="float" office:value="60.27" calcext:value-type="float">
            <text:p>60.27</text:p>
          </table:table-cell>
          <table:table-cell office:value-type="float" office:value="12946800" calcext:value-type="float">
            <text:p>12946800</text:p>
          </table:table-cell>
          <table:table-cell table:formula="of:=([.B861]-[.B860])*[.C861]+([.C861]-[.C860])*[.B861]" office:value-type="float" office:value="-36942773.0531999" calcext:value-type="float">
            <text:p>-36,942,773.05</text:p>
          </table:table-cell>
        </table:table-row>
        <table:table-row table:style-name="ro1">
          <table:table-cell table:style-name="ce1" office:value-type="string" calcext:value-type="string">
            <text:p>2010-08-12</text:p>
          </table:table-cell>
          <table:table-cell office:value-type="float" office:value="59.990002" calcext:value-type="float">
            <text:p>59.990002</text:p>
          </table:table-cell>
          <table:table-cell office:value-type="float" office:value="11580500" calcext:value-type="float">
            <text:p>11580500</text:p>
          </table:table-cell>
          <table:table-cell table:formula="of:=([.B862]-[.B861])*[.C862]+([.C862]-[.C861])*[.B862]" office:value-type="float" office:value="-85206856.5716001" calcext:value-type="float">
            <text:p>-85,206,856.57</text:p>
          </table:table-cell>
        </table:table-row>
        <table:table-row table:style-name="ro1">
          <table:table-cell table:style-name="ce1" office:value-type="string" calcext:value-type="string">
            <text:p>2010-08-13</text:p>
          </table:table-cell>
          <table:table-cell office:value-type="float" office:value="59.82" calcext:value-type="float">
            <text:p>59.82</text:p>
          </table:table-cell>
          <table:table-cell office:value-type="float" office:value="8805300" calcext:value-type="float">
            <text:p>8805300</text:p>
          </table:table-cell>
          <table:table-cell table:formula="of:=([.B863]-[.B862])*[.C863]+([.C863]-[.C862])*[.B863]" office:value-type="float" office:value="-167509382.6106" calcext:value-type="float">
            <text:p>-167,509,382.61</text:p>
          </table:table-cell>
        </table:table-row>
        <table:table-row table:style-name="ro1">
          <table:table-cell table:style-name="ce1" office:value-type="string" calcext:value-type="string">
            <text:p>2010-08-16</text:p>
          </table:table-cell>
          <table:table-cell office:value-type="float" office:value="59.77" calcext:value-type="float">
            <text:p>59.77</text:p>
          </table:table-cell>
          <table:table-cell office:value-type="float" office:value="13138100" calcext:value-type="float">
            <text:p>13138100</text:p>
          </table:table-cell>
          <table:table-cell table:formula="of:=([.B864]-[.B863])*[.C864]+([.C864]-[.C863])*[.B864]" office:value-type="float" office:value="258314551" calcext:value-type="float">
            <text:p>258,314,551.00</text:p>
          </table:table-cell>
        </table:table-row>
        <table:table-row table:style-name="ro1">
          <table:table-cell table:style-name="ce1" office:value-type="string" calcext:value-type="string">
            <text:p>2010-08-17</text:p>
          </table:table-cell>
          <table:table-cell office:value-type="float" office:value="60.290001" calcext:value-type="float">
            <text:p>60.290001</text:p>
          </table:table-cell>
          <table:table-cell office:value-type="float" office:value="10878200" calcext:value-type="float">
            <text:p>10878200</text:p>
          </table:table-cell>
          <table:table-cell table:formula="of:=([.B865]-[.B864])*[.C865]+([.C865]-[.C864])*[.B865]" office:value-type="float" office:value="-130592698.3817" calcext:value-type="float">
            <text:p>-130,592,698.38</text:p>
          </table:table-cell>
        </table:table-row>
        <table:table-row table:style-name="ro1">
          <table:table-cell table:style-name="ce1" office:value-type="string" calcext:value-type="string">
            <text:p>2010-08-18</text:p>
          </table:table-cell>
          <table:table-cell office:value-type="float" office:value="60.75" calcext:value-type="float">
            <text:p>60.75</text:p>
          </table:table-cell>
          <table:table-cell office:value-type="float" office:value="10739300" calcext:value-type="float">
            <text:p>10739300</text:p>
          </table:table-cell>
          <table:table-cell table:formula="of:=([.B866]-[.B865])*[.C866]+([.C866]-[.C865])*[.B866]" office:value-type="float" office:value="-3498107.73929996" calcext:value-type="float">
            <text:p>-3,498,107.74</text:p>
          </table:table-cell>
        </table:table-row>
        <table:table-row table:style-name="ro1">
          <table:table-cell table:style-name="ce1" office:value-type="string" calcext:value-type="string">
            <text:p>2010-08-19</text:p>
          </table:table-cell>
          <table:table-cell office:value-type="float" office:value="60.189999" calcext:value-type="float">
            <text:p>60.189999</text:p>
          </table:table-cell>
          <table:table-cell office:value-type="float" office:value="9822700" calcext:value-type="float">
            <text:p>9822700</text:p>
          </table:table-cell>
          <table:table-cell table:formula="of:=([.B867]-[.B866])*[.C867]+([.C867]-[.C866])*[.B867]" office:value-type="float" office:value="-60670874.9061" calcext:value-type="float">
            <text:p>-60,670,874.91</text:p>
          </table:table-cell>
        </table:table-row>
        <table:table-row table:style-name="ro1">
          <table:table-cell table:style-name="ce1" office:value-type="string" calcext:value-type="string">
            <text:p>2010-08-20</text:p>
          </table:table-cell>
          <table:table-cell office:value-type="float" office:value="59.98" calcext:value-type="float">
            <text:p>59.98</text:p>
          </table:table-cell>
          <table:table-cell office:value-type="float" office:value="12107000" calcext:value-type="float">
            <text:p>12107000</text:p>
          </table:table-cell>
          <table:table-cell table:formula="of:=([.B868]-[.B867])*[.C868]+([.C868]-[.C867])*[.B868]" office:value-type="float" office:value="134469856.107" calcext:value-type="float">
            <text:p>134,469,856.11</text:p>
          </table:table-cell>
        </table:table-row>
        <table:table-row table:style-name="ro1">
          <table:table-cell table:style-name="ce1" office:value-type="string" calcext:value-type="string">
            <text:p>2010-08-23</text:p>
          </table:table-cell>
          <table:table-cell office:value-type="float" office:value="60.029999" calcext:value-type="float">
            <text:p>60.029999</text:p>
          </table:table-cell>
          <table:table-cell office:value-type="float" office:value="8468500" calcext:value-type="float">
            <text:p>8468500</text:p>
          </table:table-cell>
          <table:table-cell table:formula="of:=([.B869]-[.B868])*[.C869]+([.C869]-[.C868])*[.B869]" office:value-type="float" office:value="-217995734.83" calcext:value-type="float">
            <text:p>-217,995,734.83</text:p>
          </table:table-cell>
        </table:table-row>
        <table:table-row table:style-name="ro1">
          <table:table-cell table:style-name="ce1" office:value-type="string" calcext:value-type="string">
            <text:p>2010-08-24</text:p>
          </table:table-cell>
          <table:table-cell office:value-type="float" office:value="59.66" calcext:value-type="float">
            <text:p>59.66</text:p>
          </table:table-cell>
          <table:table-cell office:value-type="float" office:value="13728400" calcext:value-type="float">
            <text:p>13728400</text:p>
          </table:table-cell>
          <table:table-cell table:formula="of:=([.B870]-[.B869])*[.C870]+([.C870]-[.C869])*[.B870]" office:value-type="float" office:value="308726139.7284" calcext:value-type="float">
            <text:p>308,726,139.73</text:p>
          </table:table-cell>
        </table:table-row>
        <table:table-row table:style-name="ro1">
          <table:table-cell table:style-name="ce1" office:value-type="string" calcext:value-type="string">
            <text:p>2010-08-25</text:p>
          </table:table-cell>
          <table:table-cell office:value-type="float" office:value="59.669998" calcext:value-type="float">
            <text:p>59.669998</text:p>
          </table:table-cell>
          <table:table-cell office:value-type="float" office:value="10394900" calcext:value-type="float">
            <text:p>10394900</text:p>
          </table:table-cell>
          <table:table-cell table:formula="of:=([.B871]-[.B870])*[.C871]+([.C871]-[.C870])*[.B871]" office:value-type="float" office:value="-198806010.1228" calcext:value-type="float">
            <text:p>-198,806,010.12</text:p>
          </table:table-cell>
        </table:table-row>
        <table:table-row table:style-name="ro1">
          <table:table-cell table:style-name="ce1" office:value-type="string" calcext:value-type="string">
            <text:p>2010-08-26</text:p>
          </table:table-cell>
          <table:table-cell office:value-type="float" office:value="59.540001" calcext:value-type="float">
            <text:p>59.540001</text:p>
          </table:table-cell>
          <table:table-cell office:value-type="float" office:value="10264400" calcext:value-type="float">
            <text:p>10264400</text:p>
          </table:table-cell>
          <table:table-cell table:formula="of:=([.B872]-[.B871])*[.C872]+([.C872]-[.C871])*[.B872]" office:value-type="float" office:value="-9104311.33730003" calcext:value-type="float">
            <text:p>-9,104,311.34</text:p>
          </table:table-cell>
        </table:table-row>
        <table:table-row table:style-name="ro1">
          <table:table-cell table:style-name="ce1" office:value-type="string" calcext:value-type="string">
            <text:p>2010-08-27</text:p>
          </table:table-cell>
          <table:table-cell office:value-type="float" office:value="59.799999" calcext:value-type="float">
            <text:p>59.799999</text:p>
          </table:table-cell>
          <table:table-cell office:value-type="float" office:value="10317400" calcext:value-type="float">
            <text:p>10317400</text:p>
          </table:table-cell>
          <table:table-cell table:formula="of:=([.B873]-[.B872])*[.C873]+([.C873]-[.C872])*[.B873]" office:value-type="float" office:value="5851903.31220003" calcext:value-type="float">
            <text:p>5,851,903.31</text:p>
          </table:table-cell>
        </table:table-row>
        <table:table-row table:style-name="ro1">
          <table:table-cell table:style-name="ce1" office:value-type="string" calcext:value-type="string">
            <text:p>2010-08-30</text:p>
          </table:table-cell>
          <table:table-cell office:value-type="float" office:value="59.369999" calcext:value-type="float">
            <text:p>59.369999</text:p>
          </table:table-cell>
          <table:table-cell office:value-type="float" office:value="7462000" calcext:value-type="float">
            <text:p>7462000</text:p>
          </table:table-cell>
          <table:table-cell table:formula="of:=([.B874]-[.B873])*[.C874]+([.C874]-[.C873])*[.B874]" office:value-type="float" office:value="-172733755.1446" calcext:value-type="float">
            <text:p>-172,733,755.14</text:p>
          </table:table-cell>
        </table:table-row>
        <table:table-row table:style-name="ro1">
          <table:table-cell table:style-name="ce1" office:value-type="string" calcext:value-type="string">
            <text:p>2010-08-31</text:p>
          </table:table-cell>
          <table:table-cell office:value-type="float" office:value="59.669998" calcext:value-type="float">
            <text:p>59.669998</text:p>
          </table:table-cell>
          <table:table-cell office:value-type="float" office:value="12590100" calcext:value-type="float">
            <text:p>12590100</text:p>
          </table:table-cell>
          <table:table-cell table:formula="of:=([.B875]-[.B874])*[.C875]+([.C875]-[.C874])*[.B875]" office:value-type="float" office:value="309770734.1537" calcext:value-type="float">
            <text:p>309,770,734.15</text:p>
          </table:table-cell>
        </table:table-row>
        <table:table-row table:style-name="ro1">
          <table:table-cell table:style-name="ce1" office:value-type="string" calcext:value-type="string">
            <text:p>2010-09-01</text:p>
          </table:table-cell>
          <table:table-cell office:value-type="float" office:value="59.799999" calcext:value-type="float">
            <text:p>59.799999</text:p>
          </table:table-cell>
          <table:table-cell office:value-type="float" office:value="14748800" calcext:value-type="float">
            <text:p>14748800</text:p>
          </table:table-cell>
          <table:table-cell table:formula="of:=([.B876]-[.B875])*[.C876]+([.C876]-[.C875])*[.B876]" office:value-type="float" office:value="131007616.5901" calcext:value-type="float">
            <text:p>131,007,616.59</text:p>
          </table:table-cell>
        </table:table-row>
        <table:table-row table:style-name="ro1">
          <table:table-cell table:style-name="ce1" office:value-type="string" calcext:value-type="string">
            <text:p>2010-09-02</text:p>
          </table:table-cell>
          <table:table-cell office:value-type="float" office:value="60.07" calcext:value-type="float">
            <text:p>60.07</text:p>
          </table:table-cell>
          <table:table-cell office:value-type="float" office:value="10257800" calcext:value-type="float">
            <text:p>10257800</text:p>
          </table:table-cell>
          <table:table-cell table:formula="of:=([.B877]-[.B876])*[.C877]+([.C877]-[.C876])*[.B877]" office:value-type="float" office:value="-267004753.7422" calcext:value-type="float">
            <text:p>-267,004,753.74</text:p>
          </table:table-cell>
        </table:table-row>
        <table:table-row table:style-name="ro1">
          <table:table-cell table:style-name="ce1" office:value-type="string" calcext:value-type="string">
            <text:p>2010-09-03</text:p>
          </table:table-cell>
          <table:table-cell office:value-type="float" office:value="60.290001" calcext:value-type="float">
            <text:p>60.290001</text:p>
          </table:table-cell>
          <table:table-cell office:value-type="float" office:value="8970100" calcext:value-type="float">
            <text:p>8970100</text:p>
          </table:table-cell>
          <table:table-cell table:formula="of:=([.B878]-[.B877])*[.C878]+([.C878]-[.C877])*[.B878]" office:value-type="float" office:value="-75662003.3176" calcext:value-type="float">
            <text:p>-75,662,003.32</text:p>
          </table:table-cell>
        </table:table-row>
        <table:table-row table:style-name="ro1">
          <table:table-cell table:style-name="ce1" office:value-type="string" calcext:value-type="string">
            <text:p>2010-09-07</text:p>
          </table:table-cell>
          <table:table-cell office:value-type="float" office:value="60.139999" calcext:value-type="float">
            <text:p>60.139999</text:p>
          </table:table-cell>
          <table:table-cell office:value-type="float" office:value="7420600" calcext:value-type="float">
            <text:p>7420600</text:p>
          </table:table-cell>
          <table:table-cell table:formula="of:=([.B879]-[.B878])*[.C879]+([.C879]-[.C878])*[.B879]" office:value-type="float" office:value="-94300033.2917" calcext:value-type="float">
            <text:p>-94,300,033.29</text:p>
          </table:table-cell>
        </table:table-row>
        <table:table-row table:style-name="ro1">
          <table:table-cell table:style-name="ce1" office:value-type="string" calcext:value-type="string">
            <text:p>2010-09-08</text:p>
          </table:table-cell>
          <table:table-cell office:value-type="float" office:value="60.369999" calcext:value-type="float">
            <text:p>60.369999</text:p>
          </table:table-cell>
          <table:table-cell office:value-type="float" office:value="7719500" calcext:value-type="float">
            <text:p>7719500</text:p>
          </table:table-cell>
          <table:table-cell table:formula="of:=([.B880]-[.B879])*[.C880]+([.C880]-[.C879])*[.B880]" office:value-type="float" office:value="19820077.7011" calcext:value-type="float">
            <text:p>19,820,077.70</text:p>
          </table:table-cell>
        </table:table-row>
        <table:table-row table:style-name="ro1">
          <table:table-cell table:style-name="ce1" office:value-type="string" calcext:value-type="string">
            <text:p>2010-09-09</text:p>
          </table:table-cell>
          <table:table-cell office:value-type="float" office:value="60.290001" calcext:value-type="float">
            <text:p>60.290001</text:p>
          </table:table-cell>
          <table:table-cell office:value-type="float" office:value="7937500" calcext:value-type="float">
            <text:p>7937500</text:p>
          </table:table-cell>
          <table:table-cell table:formula="of:=([.B881]-[.B880])*[.C881]+([.C881]-[.C880])*[.B881]" office:value-type="float" office:value="12508236.093" calcext:value-type="float">
            <text:p>12,508,236.09</text:p>
          </table:table-cell>
        </table:table-row>
        <table:table-row table:style-name="ro1">
          <table:table-cell table:style-name="ce1" office:value-type="string" calcext:value-type="string">
            <text:p>2010-09-10</text:p>
          </table:table-cell>
          <table:table-cell office:value-type="float" office:value="60.400002" calcext:value-type="float">
            <text:p>60.400002</text:p>
          </table:table-cell>
          <table:table-cell office:value-type="float" office:value="7379100" calcext:value-type="float">
            <text:p>7379100</text:p>
          </table:table-cell>
          <table:table-cell table:formula="of:=([.B882]-[.B881])*[.C882]+([.C882]-[.C881])*[.B882]" office:value-type="float" office:value="-32915652.7377" calcext:value-type="float">
            <text:p>-32,915,652.74</text:p>
          </table:table-cell>
        </table:table-row>
        <table:table-row table:style-name="ro1">
          <table:table-cell table:style-name="ce1" office:value-type="string" calcext:value-type="string">
            <text:p>2010-09-13</text:p>
          </table:table-cell>
          <table:table-cell office:value-type="float" office:value="60.48" calcext:value-type="float">
            <text:p>60.48</text:p>
          </table:table-cell>
          <table:table-cell office:value-type="float" office:value="9808100" calcext:value-type="float">
            <text:p>9808100</text:p>
          </table:table-cell>
          <table:table-cell table:formula="of:=([.B883]-[.B882])*[.C883]+([.C883]-[.C882])*[.B883]" office:value-type="float" office:value="147690548.3838" calcext:value-type="float">
            <text:p>147,690,548.38</text:p>
          </table:table-cell>
        </table:table-row>
        <table:table-row table:style-name="ro1">
          <table:table-cell table:style-name="ce1" office:value-type="string" calcext:value-type="string">
            <text:p>2010-09-14</text:p>
          </table:table-cell>
          <table:table-cell office:value-type="float" office:value="60.639999" calcext:value-type="float">
            <text:p>60.639999</text:p>
          </table:table-cell>
          <table:table-cell office:value-type="float" office:value="11011300" calcext:value-type="float">
            <text:p>11011300</text:p>
          </table:table-cell>
          <table:table-cell table:formula="of:=([.B884]-[.B883])*[.C884]+([.C884]-[.C883])*[.B884]" office:value-type="float" office:value="74723843.7855001" calcext:value-type="float">
            <text:p>74,723,843.79</text:p>
          </table:table-cell>
        </table:table-row>
        <table:table-row table:style-name="ro1">
          <table:table-cell table:style-name="ce1" office:value-type="string" calcext:value-type="string">
            <text:p>2010-09-15</text:p>
          </table:table-cell>
          <table:table-cell office:value-type="float" office:value="61.110001" calcext:value-type="float">
            <text:p>61.110001</text:p>
          </table:table-cell>
          <table:table-cell office:value-type="float" office:value="9189700" calcext:value-type="float">
            <text:p>9189700</text:p>
          </table:table-cell>
          <table:table-cell table:formula="of:=([.B885]-[.B884])*[.C885]+([.C885]-[.C884])*[.B885]" office:value-type="float" office:value="-106998800.4422" calcext:value-type="float">
            <text:p>-106,998,800.44</text:p>
          </table:table-cell>
        </table:table-row>
        <table:table-row table:style-name="ro1">
          <table:table-cell table:style-name="ce1" office:value-type="string" calcext:value-type="string">
            <text:p>2010-09-16</text:p>
          </table:table-cell>
          <table:table-cell office:value-type="float" office:value="61.110001" calcext:value-type="float">
            <text:p>61.110001</text:p>
          </table:table-cell>
          <table:table-cell office:value-type="float" office:value="7647900" calcext:value-type="float">
            <text:p>7647900</text:p>
          </table:table-cell>
          <table:table-cell table:formula="of:=([.B886]-[.B885])*[.C886]+([.C886]-[.C885])*[.B886]" office:value-type="float" office:value="-94219399.5418" calcext:value-type="float">
            <text:p>-94,219,399.54</text:p>
          </table:table-cell>
        </table:table-row>
        <table:table-row table:style-name="ro1">
          <table:table-cell table:style-name="ce1" office:value-type="string" calcext:value-type="string">
            <text:p>2010-09-17</text:p>
          </table:table-cell>
          <table:table-cell office:value-type="float" office:value="60.970001" calcext:value-type="float">
            <text:p>60.970001</text:p>
          </table:table-cell>
          <table:table-cell office:value-type="float" office:value="17798000" calcext:value-type="float">
            <text:p>17798000</text:p>
          </table:table-cell>
          <table:table-cell table:formula="of:=([.B887]-[.B886])*[.C887]+([.C887]-[.C886])*[.B887]" office:value-type="float" office:value="616359887.1501" calcext:value-type="float">
            <text:p>616,359,887.15</text:p>
          </table:table-cell>
        </table:table-row>
        <table:table-row table:style-name="ro1">
          <table:table-cell table:style-name="ce1" office:value-type="string" calcext:value-type="string">
            <text:p>2010-09-20</text:p>
          </table:table-cell>
          <table:table-cell office:value-type="float" office:value="61.43" calcext:value-type="float">
            <text:p>61.43</text:p>
          </table:table-cell>
          <table:table-cell office:value-type="float" office:value="9053600" calcext:value-type="float">
            <text:p>9053600</text:p>
          </table:table-cell>
          <table:table-cell table:formula="of:=([.B888]-[.B887])*[.C888]+([.C888]-[.C887])*[.B888]" office:value-type="float" office:value="-533003845.0536" calcext:value-type="float">
            <text:p>-533,003,845.05</text:p>
          </table:table-cell>
        </table:table-row>
        <table:table-row table:style-name="ro1">
          <table:table-cell table:style-name="ce1" office:value-type="string" calcext:value-type="string">
            <text:p>2010-09-21</text:p>
          </table:table-cell>
          <table:table-cell office:value-type="float" office:value="61.52" calcext:value-type="float">
            <text:p>61.52</text:p>
          </table:table-cell>
          <table:table-cell office:value-type="float" office:value="11303600" calcext:value-type="float">
            <text:p>11303600</text:p>
          </table:table-cell>
          <table:table-cell table:formula="of:=([.B889]-[.B888])*[.C889]+([.C889]-[.C888])*[.B889]" office:value-type="float" office:value="139437324" calcext:value-type="float">
            <text:p>139,437,324.00</text:p>
          </table:table-cell>
        </table:table-row>
        <table:table-row table:style-name="ro1">
          <table:table-cell table:style-name="ce1" office:value-type="string" calcext:value-type="string">
            <text:p>2010-09-22</text:p>
          </table:table-cell>
          <table:table-cell office:value-type="float" office:value="61.790001" calcext:value-type="float">
            <text:p>61.790001</text:p>
          </table:table-cell>
          <table:table-cell office:value-type="float" office:value="9646300" calcext:value-type="float">
            <text:p>9646300</text:p>
          </table:table-cell>
          <table:table-cell table:formula="of:=([.B890]-[.B889])*[.C890]+([.C890]-[.C889])*[.B890]" office:value-type="float" office:value="-99800058.011" calcext:value-type="float">
            <text:p>-99,800,058.01</text:p>
          </table:table-cell>
        </table:table-row>
        <table:table-row table:style-name="ro1">
          <table:table-cell table:style-name="ce1" office:value-type="string" calcext:value-type="string">
            <text:p>2010-09-23</text:p>
          </table:table-cell>
          <table:table-cell office:value-type="float" office:value="61.220001" calcext:value-type="float">
            <text:p>61.220001</text:p>
          </table:table-cell>
          <table:table-cell office:value-type="float" office:value="10107400" calcext:value-type="float">
            <text:p>10107400</text:p>
          </table:table-cell>
          <table:table-cell table:formula="of:=([.B891]-[.B890])*[.C891]+([.C891]-[.C890])*[.B891]" office:value-type="float" office:value="22467324.4611001" calcext:value-type="float">
            <text:p>22,467,324.46</text:p>
          </table:table-cell>
        </table:table-row>
        <table:table-row table:style-name="ro1">
          <table:table-cell table:style-name="ce1" office:value-type="string" calcext:value-type="string">
            <text:p>2010-09-24</text:p>
          </table:table-cell>
          <table:table-cell office:value-type="float" office:value="61.639999" calcext:value-type="float">
            <text:p>61.639999</text:p>
          </table:table-cell>
          <table:table-cell office:value-type="float" office:value="10602800" calcext:value-type="float">
            <text:p>10602800</text:p>
          </table:table-cell>
          <table:table-cell table:formula="of:=([.B892]-[.B891])*[.C892]+([.C892]-[.C891])*[.B892]" office:value-type="float" office:value="34989610.299" calcext:value-type="float">
            <text:p>34,989,610.30</text:p>
          </table:table-cell>
        </table:table-row>
        <table:table-row table:style-name="ro1">
          <table:table-cell table:style-name="ce1" office:value-type="string" calcext:value-type="string">
            <text:p>2010-09-27</text:p>
          </table:table-cell>
          <table:table-cell office:value-type="float" office:value="61.040001" calcext:value-type="float">
            <text:p>61.040001</text:p>
          </table:table-cell>
          <table:table-cell office:value-type="float" office:value="10284100" calcext:value-type="float">
            <text:p>10284100</text:p>
          </table:table-cell>
          <table:table-cell table:formula="of:=([.B893]-[.B892])*[.C893]+([.C893]-[.C892])*[.B893]" office:value-type="float" office:value="-25623887.7505001" calcext:value-type="float">
            <text:p>-25,623,887.75</text:p>
          </table:table-cell>
        </table:table-row>
        <table:table-row table:style-name="ro1">
          <table:table-cell table:style-name="ce1" office:value-type="string" calcext:value-type="string">
            <text:p>2010-09-28</text:p>
          </table:table-cell>
          <table:table-cell office:value-type="float" office:value="60.619999" calcext:value-type="float">
            <text:p>60.619999</text:p>
          </table:table-cell>
          <table:table-cell office:value-type="float" office:value="11367300" calcext:value-type="float">
            <text:p>11367300</text:p>
          </table:table-cell>
          <table:table-cell table:formula="of:=([.B894]-[.B893])*[.C894]+([.C894]-[.C893])*[.B894]" office:value-type="float" office:value="60889294.1822" calcext:value-type="float">
            <text:p>60,889,294.18</text:p>
          </table:table-cell>
        </table:table-row>
        <table:table-row table:style-name="ro1">
          <table:table-cell table:style-name="ce1" office:value-type="string" calcext:value-type="string">
            <text:p>2010-09-29</text:p>
          </table:table-cell>
          <table:table-cell office:value-type="float" office:value="60.25" calcext:value-type="float">
            <text:p>60.25</text:p>
          </table:table-cell>
          <table:table-cell office:value-type="float" office:value="9709400" calcext:value-type="float">
            <text:p>9709400</text:p>
          </table:table-cell>
          <table:table-cell table:formula="of:=([.B895]-[.B894])*[.C895]+([.C895]-[.C894])*[.B895]" office:value-type="float" office:value="-103480943.2906" calcext:value-type="float">
            <text:p>-103,480,943.29</text:p>
          </table:table-cell>
        </table:table-row>
        <table:table-row table:style-name="ro1">
          <table:table-cell table:style-name="ce1" office:value-type="string" calcext:value-type="string">
            <text:p>2010-09-30</text:p>
          </table:table-cell>
          <table:table-cell office:value-type="float" office:value="59.970001" calcext:value-type="float">
            <text:p>59.970001</text:p>
          </table:table-cell>
          <table:table-cell office:value-type="float" office:value="13101700" calcext:value-type="float">
            <text:p>13101700</text:p>
          </table:table-cell>
          <table:table-cell table:formula="of:=([.B896]-[.B895])*[.C896]+([.C896]-[.C895])*[.B896]" office:value-type="float" office:value="199767771.494" calcext:value-type="float">
            <text:p>199,767,771.49</text:p>
          </table:table-cell>
        </table:table-row>
        <table:table-row table:style-name="ro1">
          <table:table-cell table:style-name="ce1" office:value-type="string" calcext:value-type="string">
            <text:p>2010-10-01</text:p>
          </table:table-cell>
          <table:table-cell office:value-type="float" office:value="60.16" calcext:value-type="float">
            <text:p>60.16</text:p>
          </table:table-cell>
          <table:table-cell office:value-type="float" office:value="10253300" calcext:value-type="float">
            <text:p>10253300</text:p>
          </table:table-cell>
          <table:table-cell table:formula="of:=([.B897]-[.B896])*[.C897]+([.C897]-[.C896])*[.B897]" office:value-type="float" office:value="-169411627.2533" calcext:value-type="float">
            <text:p>-169,411,627.25</text:p>
          </table:table-cell>
        </table:table-row>
        <table:table-row table:style-name="ro1">
          <table:table-cell table:style-name="ce1" office:value-type="string" calcext:value-type="string">
            <text:p>2010-10-04</text:p>
          </table:table-cell>
          <table:table-cell office:value-type="float" office:value="59.959999" calcext:value-type="float">
            <text:p>59.959999</text:p>
          </table:table-cell>
          <table:table-cell office:value-type="float" office:value="11620700" calcext:value-type="float">
            <text:p>11620700</text:p>
          </table:table-cell>
          <table:table-cell table:formula="of:=([.B898]-[.B897])*[.C898]+([.C898]-[.C897])*[.B898]" office:value-type="float" office:value="79665151.0119001" calcext:value-type="float">
            <text:p>79,665,151.01</text:p>
          </table:table-cell>
        </table:table-row>
        <table:table-row table:style-name="ro1">
          <table:table-cell table:style-name="ce1" office:value-type="string" calcext:value-type="string">
            <text:p>2010-10-05</text:p>
          </table:table-cell>
          <table:table-cell office:value-type="float" office:value="60.82" calcext:value-type="float">
            <text:p>60.82</text:p>
          </table:table-cell>
          <table:table-cell office:value-type="float" office:value="11412700" calcext:value-type="float">
            <text:p>11412700</text:p>
          </table:table-cell>
          <table:table-cell table:formula="of:=([.B899]-[.B898])*[.C899]+([.C899]-[.C898])*[.B899]" office:value-type="float" office:value="-2835626.58730004" calcext:value-type="float">
            <text:p>-2,835,626.59</text:p>
          </table:table-cell>
        </table:table-row>
        <table:table-row table:style-name="ro1">
          <table:table-cell table:style-name="ce1" office:value-type="string" calcext:value-type="string">
            <text:p>2010-10-06</text:p>
          </table:table-cell>
          <table:table-cell office:value-type="float" office:value="60.869999" calcext:value-type="float">
            <text:p>60.869999</text:p>
          </table:table-cell>
          <table:table-cell office:value-type="float" office:value="7229800" calcext:value-type="float">
            <text:p>7229800</text:p>
          </table:table-cell>
          <table:table-cell table:formula="of:=([.B900]-[.B899])*[.C900]+([.C900]-[.C899])*[.B900]" office:value-type="float" office:value="-254251636.0469" calcext:value-type="float">
            <text:p>-254,251,636.05</text:p>
          </table:table-cell>
        </table:table-row>
        <table:table-row table:style-name="ro1">
          <table:table-cell table:style-name="ce1" office:value-type="string" calcext:value-type="string">
            <text:p>2010-10-07</text:p>
          </table:table-cell>
          <table:table-cell office:value-type="float" office:value="60.799999" calcext:value-type="float">
            <text:p>60.799999</text:p>
          </table:table-cell>
          <table:table-cell office:value-type="float" office:value="23255800" calcext:value-type="float">
            <text:p>23255800</text:p>
          </table:table-cell>
          <table:table-cell table:formula="of:=([.B901]-[.B900])*[.C901]+([.C901]-[.C900])*[.B901]" office:value-type="float" office:value="972752877.974" calcext:value-type="float">
            <text:p>972,752,877.97</text:p>
          </table:table-cell>
        </table:table-row>
        <table:table-row table:style-name="ro1">
          <table:table-cell table:style-name="ce1" office:value-type="string" calcext:value-type="string">
            <text:p>2010-10-08</text:p>
          </table:table-cell>
          <table:table-cell office:value-type="float" office:value="61.860001" calcext:value-type="float">
            <text:p>61.860001</text:p>
          </table:table-cell>
          <table:table-cell office:value-type="float" office:value="30692500" calcext:value-type="float">
            <text:p>30692500</text:p>
          </table:table-cell>
          <table:table-cell table:formula="of:=([.B902]-[.B901])*[.C902]+([.C902]-[.C901])*[.B902]" office:value-type="float" office:value="492568380.8217" calcext:value-type="float">
            <text:p>492,568,380.82</text:p>
          </table:table-cell>
        </table:table-row>
        <table:table-row table:style-name="ro1">
          <table:table-cell table:style-name="ce1" office:value-type="string" calcext:value-type="string">
            <text:p>2010-10-11</text:p>
          </table:table-cell>
          <table:table-cell office:value-type="float" office:value="62.139999" calcext:value-type="float">
            <text:p>62.139999</text:p>
          </table:table-cell>
          <table:table-cell office:value-type="float" office:value="7425200" calcext:value-type="float">
            <text:p>7425200</text:p>
          </table:table-cell>
          <table:table-cell table:formula="of:=([.B903]-[.B902])*[.C903]+([.C903]-[.C902])*[.B903]" office:value-type="float" office:value="-1443750957.5831" calcext:value-type="float">
            <text:p>-1,443,750,957.58</text:p>
          </table:table-cell>
        </table:table-row>
        <table:table-row table:style-name="ro1">
          <table:table-cell table:style-name="ce1" office:value-type="string" calcext:value-type="string">
            <text:p>2010-10-12</text:p>
          </table:table-cell>
          <table:table-cell office:value-type="float" office:value="62.02" calcext:value-type="float">
            <text:p>62.02</text:p>
          </table:table-cell>
          <table:table-cell office:value-type="float" office:value="24975000" calcext:value-type="float">
            <text:p>24975000</text:p>
          </table:table-cell>
          <table:table-cell table:formula="of:=([.B904]-[.B903])*[.C904]+([.C904]-[.C903])*[.B904]" office:value-type="float" office:value="1085441620.975" calcext:value-type="float">
            <text:p>1,085,441,620.98</text:p>
          </table:table-cell>
        </table:table-row>
        <table:table-row table:style-name="ro1">
          <table:table-cell table:style-name="ce1" office:value-type="string" calcext:value-type="string">
            <text:p>2010-10-13</text:p>
          </table:table-cell>
          <table:table-cell office:value-type="float" office:value="62.630001" calcext:value-type="float">
            <text:p>62.630001</text:p>
          </table:table-cell>
          <table:table-cell office:value-type="float" office:value="9906000" calcext:value-type="float">
            <text:p>9906000</text:p>
          </table:table-cell>
          <table:table-cell table:formula="of:=([.B905]-[.B904])*[.C905]+([.C905]-[.C904])*[.B905]" office:value-type="float" office:value="-937728815.163" calcext:value-type="float">
            <text:p>-937,728,815.16</text:p>
          </table:table-cell>
        </table:table-row>
        <table:table-row table:style-name="ro1">
          <table:table-cell table:style-name="ce1" office:value-type="string" calcext:value-type="string">
            <text:p>2010-10-14</text:p>
          </table:table-cell>
          <table:table-cell office:value-type="float" office:value="62.799999" calcext:value-type="float">
            <text:p>62.799999</text:p>
          </table:table-cell>
          <table:table-cell office:value-type="float" office:value="8771400" calcext:value-type="float">
            <text:p>8771400</text:p>
          </table:table-cell>
          <table:table-cell table:formula="of:=([.B906]-[.B905])*[.C906]+([.C906]-[.C905])*[.B906]" office:value-type="float" office:value="-69761758.4082" calcext:value-type="float">
            <text:p>-69,761,758.41</text:p>
          </table:table-cell>
        </table:table-row>
        <table:table-row table:style-name="ro1">
          <table:table-cell table:style-name="ce1" office:value-type="string" calcext:value-type="string">
            <text:p>2010-10-15</text:p>
          </table:table-cell>
          <table:table-cell office:value-type="float" office:value="62.759998" calcext:value-type="float">
            <text:p>62.759998</text:p>
          </table:table-cell>
          <table:table-cell office:value-type="float" office:value="9943500" calcext:value-type="float">
            <text:p>9943500</text:p>
          </table:table-cell>
          <table:table-cell table:formula="of:=([.B907]-[.B906])*[.C907]+([.C907]-[.C906])*[.B907]" office:value-type="float" office:value="73163243.7123" calcext:value-type="float">
            <text:p>73,163,243.71</text:p>
          </table:table-cell>
        </table:table-row>
        <table:table-row table:style-name="ro1">
          <table:table-cell table:style-name="ce1" office:value-type="string" calcext:value-type="string">
            <text:p>2010-10-18</text:p>
          </table:table-cell>
          <table:table-cell office:value-type="float" office:value="63.349998" calcext:value-type="float">
            <text:p>63.349998</text:p>
          </table:table-cell>
          <table:table-cell office:value-type="float" office:value="11449200" calcext:value-type="float">
            <text:p>11449200</text:p>
          </table:table-cell>
          <table:table-cell table:formula="of:=([.B908]-[.B907])*[.C908]+([.C908]-[.C907])*[.B908]" office:value-type="float" office:value="102141119.9886" calcext:value-type="float">
            <text:p>102,141,119.99</text:p>
          </table:table-cell>
        </table:table-row>
        <table:table-row table:style-name="ro1">
          <table:table-cell table:style-name="ce1" office:value-type="string" calcext:value-type="string">
            <text:p>2010-10-19</text:p>
          </table:table-cell>
          <table:table-cell office:value-type="float" office:value="63.18" calcext:value-type="float">
            <text:p>63.18</text:p>
          </table:table-cell>
          <table:table-cell office:value-type="float" office:value="12109100" calcext:value-type="float">
            <text:p>12109100</text:p>
          </table:table-cell>
          <table:table-cell table:formula="of:=([.B909]-[.B908])*[.C909]+([.C909]-[.C908])*[.B909]" office:value-type="float" office:value="39633959.2182" calcext:value-type="float">
            <text:p>39,633,959.22</text:p>
          </table:table-cell>
        </table:table-row>
        <table:table-row table:style-name="ro1">
          <table:table-cell table:style-name="ce1" office:value-type="string" calcext:value-type="string">
            <text:p>2010-10-20</text:p>
          </table:table-cell>
          <table:table-cell office:value-type="float" office:value="63.369999" calcext:value-type="float">
            <text:p>63.369999</text:p>
          </table:table-cell>
          <table:table-cell office:value-type="float" office:value="10344900" calcext:value-type="float">
            <text:p>10344900</text:p>
          </table:table-cell>
          <table:table-cell table:formula="of:=([.B910]-[.B909])*[.C910]+([.C910]-[.C909])*[.B910]" office:value-type="float" office:value="-109831831.5807" calcext:value-type="float">
            <text:p>-109,831,831.58</text:p>
          </table:table-cell>
        </table:table-row>
        <table:table-row table:style-name="ro1">
          <table:table-cell table:style-name="ce1" office:value-type="string" calcext:value-type="string">
            <text:p>2010-10-21</text:p>
          </table:table-cell>
          <table:table-cell office:value-type="float" office:value="63.509998" calcext:value-type="float">
            <text:p>63.509998</text:p>
          </table:table-cell>
          <table:table-cell office:value-type="float" office:value="9612900" calcext:value-type="float">
            <text:p>9612900</text:p>
          </table:table-cell>
          <table:table-cell table:formula="of:=([.B911]-[.B910])*[.C911]+([.C911]-[.C910])*[.B911]" office:value-type="float" office:value="-45143522.1489" calcext:value-type="float">
            <text:p>-45,143,522.15</text:p>
          </table:table-cell>
        </table:table-row>
        <table:table-row table:style-name="ro1">
          <table:table-cell table:style-name="ce1" office:value-type="string" calcext:value-type="string">
            <text:p>2010-10-22</text:p>
          </table:table-cell>
          <table:table-cell office:value-type="float" office:value="63.400002" calcext:value-type="float">
            <text:p>63.400002</text:p>
          </table:table-cell>
          <table:table-cell office:value-type="float" office:value="5933400" calcext:value-type="float">
            <text:p>5933400</text:p>
          </table:table-cell>
          <table:table-cell table:formula="of:=([.B912]-[.B911])*[.C912]+([.C912]-[.C911])*[.B912]" office:value-type="float" office:value="-233932957.6254" calcext:value-type="float">
            <text:p>-233,932,957.63</text:p>
          </table:table-cell>
        </table:table-row>
        <table:table-row table:style-name="ro1">
          <table:table-cell table:style-name="ce1" office:value-type="string" calcext:value-type="string">
            <text:p>2010-10-25</text:p>
          </table:table-cell>
          <table:table-cell office:value-type="float" office:value="63.540001" calcext:value-type="float">
            <text:p>63.540001</text:p>
          </table:table-cell>
          <table:table-cell office:value-type="float" office:value="8928400" calcext:value-type="float">
            <text:p>8928400</text:p>
          </table:table-cell>
          <table:table-cell table:formula="of:=([.B913]-[.B912])*[.C913]+([.C913]-[.C912])*[.B913]" office:value-type="float" office:value="191552270.0666" calcext:value-type="float">
            <text:p>191,552,270.07</text:p>
          </table:table-cell>
        </table:table-row>
        <table:table-row table:style-name="ro1">
          <table:table-cell table:style-name="ce1" office:value-type="string" calcext:value-type="string">
            <text:p>2010-10-26</text:p>
          </table:table-cell>
          <table:table-cell office:value-type="float" office:value="62.860001" calcext:value-type="float">
            <text:p>62.860001</text:p>
          </table:table-cell>
          <table:table-cell office:value-type="float" office:value="12935900" calcext:value-type="float">
            <text:p>12935900</text:p>
          </table:table-cell>
          <table:table-cell table:formula="of:=([.B914]-[.B913])*[.C914]+([.C914]-[.C913])*[.B914]" office:value-type="float" office:value="243115042.0075" calcext:value-type="float">
            <text:p>243,115,042.01</text:p>
          </table:table-cell>
        </table:table-row>
        <table:table-row table:style-name="ro1">
          <table:table-cell table:style-name="ce1" office:value-type="string" calcext:value-type="string">
            <text:p>2010-10-27</text:p>
          </table:table-cell>
          <table:table-cell office:value-type="float" office:value="63.080002" calcext:value-type="float">
            <text:p>63.080002</text:p>
          </table:table-cell>
          <table:table-cell office:value-type="float" office:value="13348100" calcext:value-type="float">
            <text:p>13348100</text:p>
          </table:table-cell>
          <table:table-cell table:formula="of:=([.B915]-[.B914])*[.C915]+([.C915]-[.C914])*[.B915]" office:value-type="float" office:value="28938172.1725" calcext:value-type="float">
            <text:p>28,938,172.17</text:p>
          </table:table-cell>
        </table:table-row>
        <table:table-row table:style-name="ro1">
          <table:table-cell table:style-name="ce1" office:value-type="string" calcext:value-type="string">
            <text:p>2010-10-28</text:p>
          </table:table-cell>
          <table:table-cell office:value-type="float" office:value="63.189999" calcext:value-type="float">
            <text:p>63.189999</text:p>
          </table:table-cell>
          <table:table-cell office:value-type="float" office:value="9231200" calcext:value-type="float">
            <text:p>9231200</text:p>
          </table:table-cell>
          <table:table-cell table:formula="of:=([.B916]-[.B915])*[.C916]+([.C916]-[.C915])*[.B916]" office:value-type="float" office:value="-259131502.5767" calcext:value-type="float">
            <text:p>-259,131,502.58</text:p>
          </table:table-cell>
        </table:table-row>
        <table:table-row table:style-name="ro1">
          <table:table-cell table:style-name="ce1" office:value-type="string" calcext:value-type="string">
            <text:p>2010-10-29</text:p>
          </table:table-cell>
          <table:table-cell office:value-type="float" office:value="63.57" calcext:value-type="float">
            <text:p>63.57</text:p>
          </table:table-cell>
          <table:table-cell office:value-type="float" office:value="11368300" calcext:value-type="float">
            <text:p>11368300</text:p>
          </table:table-cell>
          <table:table-cell table:formula="of:=([.B917]-[.B916])*[.C917]+([.C917]-[.C916])*[.B917]" office:value-type="float" office:value="140175412.3683" calcext:value-type="float">
            <text:p>140,175,412.37</text:p>
          </table:table-cell>
        </table:table-row>
        <table:table-row table:style-name="ro1">
          <table:table-cell table:style-name="ce1" office:value-type="string" calcext:value-type="string">
            <text:p>2010-11-01</text:p>
          </table:table-cell>
          <table:table-cell office:value-type="float" office:value="63.619999" calcext:value-type="float">
            <text:p>63.619999</text:p>
          </table:table-cell>
          <table:table-cell office:value-type="float" office:value="11926700" calcext:value-type="float">
            <text:p>11926700</text:p>
          </table:table-cell>
          <table:table-cell table:formula="of:=([.B918]-[.B917])*[.C918]+([.C918]-[.C917])*[.B918]" office:value-type="float" office:value="36121730.5149" calcext:value-type="float">
            <text:p>36,121,730.51</text:p>
          </table:table-cell>
        </table:table-row>
        <table:table-row table:style-name="ro1">
          <table:table-cell table:style-name="ce1" office:value-type="string" calcext:value-type="string">
            <text:p>2010-11-02</text:p>
          </table:table-cell>
          <table:table-cell office:value-type="float" office:value="64.019997" calcext:value-type="float">
            <text:p>64.019997</text:p>
          </table:table-cell>
          <table:table-cell office:value-type="float" office:value="8129000" calcext:value-type="float">
            <text:p>8129000</text:p>
          </table:table-cell>
          <table:table-cell table:formula="of:=([.B919]-[.B918])*[.C919]+([.C919]-[.C918])*[.B919]" office:value-type="float" office:value="-239877158.8649" calcext:value-type="float">
            <text:p>-239,877,158.86</text:p>
          </table:table-cell>
        </table:table-row>
        <table:table-row table:style-name="ro1">
          <table:table-cell table:style-name="ce1" office:value-type="string" calcext:value-type="string">
            <text:p>2010-11-03</text:p>
          </table:table-cell>
          <table:table-cell office:value-type="float" office:value="64.309998" calcext:value-type="float">
            <text:p>64.309998</text:p>
          </table:table-cell>
          <table:table-cell office:value-type="float" office:value="8621300" calcext:value-type="float">
            <text:p>8621300</text:p>
          </table:table-cell>
          <table:table-cell table:formula="of:=([.B920]-[.B919])*[.C920]+([.C920]-[.C919])*[.B920]" office:value-type="float" office:value="34159997.6366999" calcext:value-type="float">
            <text:p>34,159,997.64</text:p>
          </table:table-cell>
        </table:table-row>
        <table:table-row table:style-name="ro1">
          <table:table-cell table:style-name="ce1" office:value-type="string" calcext:value-type="string">
            <text:p>2010-11-04</text:p>
          </table:table-cell>
          <table:table-cell office:value-type="float" office:value="65" calcext:value-type="float">
            <text:p>65</text:p>
          </table:table-cell>
          <table:table-cell office:value-type="float" office:value="11807500" calcext:value-type="float">
            <text:p>11807500</text:p>
          </table:table-cell>
          <table:table-cell table:formula="of:=([.B921]-[.B920])*[.C921]+([.C921]-[.C920])*[.B921]" office:value-type="float" office:value="215250198.615" calcext:value-type="float">
            <text:p>215,250,198.62</text:p>
          </table:table-cell>
        </table:table-row>
        <table:table-row table:style-name="ro1">
          <table:table-cell table:style-name="ce1" office:value-type="string" calcext:value-type="string">
            <text:p>2010-11-05</text:p>
          </table:table-cell>
          <table:table-cell office:value-type="float" office:value="65" calcext:value-type="float">
            <text:p>65</text:p>
          </table:table-cell>
          <table:table-cell office:value-type="float" office:value="9747000" calcext:value-type="float">
            <text:p>9747000</text:p>
          </table:table-cell>
          <table:table-cell table:formula="of:=([.B922]-[.B921])*[.C922]+([.C922]-[.C921])*[.B922]" office:value-type="float" office:value="-133932500" calcext:value-type="float">
            <text:p>-133,932,500.00</text:p>
          </table:table-cell>
        </table:table-row>
        <table:table-row table:style-name="ro1">
          <table:table-cell table:style-name="ce1" office:value-type="string" calcext:value-type="string">
            <text:p>2010-11-08</text:p>
          </table:table-cell>
          <table:table-cell office:value-type="float" office:value="64.75" calcext:value-type="float">
            <text:p>64.75</text:p>
          </table:table-cell>
          <table:table-cell office:value-type="float" office:value="7203100" calcext:value-type="float">
            <text:p>7203100</text:p>
          </table:table-cell>
          <table:table-cell table:formula="of:=([.B923]-[.B922])*[.C923]+([.C923]-[.C922])*[.B923]" office:value-type="float" office:value="-166518300" calcext:value-type="float">
            <text:p>-166,518,300.00</text:p>
          </table:table-cell>
        </table:table-row>
        <table:table-row table:style-name="ro1">
          <table:table-cell table:style-name="ce1" office:value-type="string" calcext:value-type="string">
            <text:p>2010-11-09</text:p>
          </table:table-cell>
          <table:table-cell office:value-type="float" office:value="64.809998" calcext:value-type="float">
            <text:p>64.809998</text:p>
          </table:table-cell>
          <table:table-cell office:value-type="float" office:value="8461200" calcext:value-type="float">
            <text:p>8461200</text:p>
          </table:table-cell>
          <table:table-cell table:formula="of:=([.B924]-[.B923])*[.C924]+([.C924]-[.C923])*[.B924]" office:value-type="float" office:value="82045113.5613999" calcext:value-type="float">
            <text:p>82,045,113.56</text:p>
          </table:table-cell>
        </table:table-row>
        <table:table-row table:style-name="ro1">
          <table:table-cell table:style-name="ce1" office:value-type="string" calcext:value-type="string">
            <text:p>2010-11-10</text:p>
          </table:table-cell>
          <table:table-cell office:value-type="float" office:value="64.57" calcext:value-type="float">
            <text:p>64.57</text:p>
          </table:table-cell>
          <table:table-cell office:value-type="float" office:value="8151400" calcext:value-type="float">
            <text:p>8151400</text:p>
          </table:table-cell>
          <table:table-cell table:formula="of:=([.B925]-[.B924])*[.C925]+([.C925]-[.C924])*[.B925]" office:value-type="float" office:value="-21960105.6972" calcext:value-type="float">
            <text:p>-21,960,105.70</text:p>
          </table:table-cell>
        </table:table-row>
        <table:table-row table:style-name="ro1">
          <table:table-cell table:style-name="ce1" office:value-type="string" calcext:value-type="string">
            <text:p>2010-11-11</text:p>
          </table:table-cell>
          <table:table-cell office:value-type="float" office:value="64.360001" calcext:value-type="float">
            <text:p>64.360001</text:p>
          </table:table-cell>
          <table:table-cell office:value-type="float" office:value="7003900" calcext:value-type="float">
            <text:p>7003900</text:p>
          </table:table-cell>
          <table:table-cell table:formula="of:=([.B926]-[.B925])*[.C926]+([.C926]-[.C925])*[.B926]" office:value-type="float" office:value="-75323913.1436" calcext:value-type="float">
            <text:p>-75,323,913.14</text:p>
          </table:table-cell>
        </table:table-row>
        <table:table-row table:style-name="ro1">
          <table:table-cell table:style-name="ce1" office:value-type="string" calcext:value-type="string">
            <text:p>2010-11-12</text:p>
          </table:table-cell>
          <table:table-cell office:value-type="float" office:value="64.330002" calcext:value-type="float">
            <text:p>64.330002</text:p>
          </table:table-cell>
          <table:table-cell office:value-type="float" office:value="9280400" calcext:value-type="float">
            <text:p>9280400</text:p>
          </table:table-cell>
          <table:table-cell table:formula="of:=([.B927]-[.B926])*[.C927]+([.C927]-[.C926])*[.B927]" office:value-type="float" office:value="146168846.8334" calcext:value-type="float">
            <text:p>146,168,846.83</text:p>
          </table:table-cell>
        </table:table-row>
        <table:table-row table:style-name="ro1">
          <table:table-cell table:style-name="ce1" office:value-type="string" calcext:value-type="string">
            <text:p>2010-11-15</text:p>
          </table:table-cell>
          <table:table-cell office:value-type="float" office:value="64.290001" calcext:value-type="float">
            <text:p>64.290001</text:p>
          </table:table-cell>
          <table:table-cell office:value-type="float" office:value="10861200" calcext:value-type="float">
            <text:p>10861200</text:p>
          </table:table-cell>
          <table:table-cell table:formula="of:=([.B928]-[.B927])*[.C928]+([.C928]-[.C927])*[.B928]" office:value-type="float" office:value="101195174.7196" calcext:value-type="float">
            <text:p>101,195,174.72</text:p>
          </table:table-cell>
        </table:table-row>
        <table:table-row table:style-name="ro1">
          <table:table-cell table:style-name="ce1" office:value-type="string" calcext:value-type="string">
            <text:p>2010-11-16</text:p>
          </table:table-cell>
          <table:table-cell office:value-type="float" office:value="63.450001" calcext:value-type="float">
            <text:p>63.450001</text:p>
          </table:table-cell>
          <table:table-cell office:value-type="float" office:value="14384500" calcext:value-type="float">
            <text:p>14384500</text:p>
          </table:table-cell>
          <table:table-cell table:formula="of:=([.B929]-[.B928])*[.C929]+([.C929]-[.C928])*[.B929]" office:value-type="float" office:value="211470408.5233" calcext:value-type="float">
            <text:p>211,470,408.52</text:p>
          </table:table-cell>
        </table:table-row>
        <table:table-row table:style-name="ro1">
          <table:table-cell table:style-name="ce1" office:value-type="string" calcext:value-type="string">
            <text:p>2010-11-17</text:p>
          </table:table-cell>
          <table:table-cell office:value-type="float" office:value="63.27" calcext:value-type="float">
            <text:p>63.27</text:p>
          </table:table-cell>
          <table:table-cell office:value-type="float" office:value="7938500" calcext:value-type="float">
            <text:p>7938500</text:p>
          </table:table-cell>
          <table:table-cell table:formula="of:=([.B930]-[.B929])*[.C930]+([.C930]-[.C929])*[.B930]" office:value-type="float" office:value="-409267357.9385" calcext:value-type="float">
            <text:p>-409,267,357.94</text:p>
          </table:table-cell>
        </table:table-row>
        <table:table-row table:style-name="ro1">
          <table:table-cell table:style-name="ce1" office:value-type="string" calcext:value-type="string">
            <text:p>2010-11-18</text:p>
          </table:table-cell>
          <table:table-cell office:value-type="float" office:value="64.019997" calcext:value-type="float">
            <text:p>64.019997</text:p>
          </table:table-cell>
          <table:table-cell office:value-type="float" office:value="11296700" calcext:value-type="float">
            <text:p>11296700</text:p>
          </table:table-cell>
          <table:table-cell table:formula="of:=([.B931]-[.B930])*[.C931]+([.C931]-[.C930])*[.B931]" office:value-type="float" office:value="223464445.0353" calcext:value-type="float">
            <text:p>223,464,445.04</text:p>
          </table:table-cell>
        </table:table-row>
        <table:table-row table:style-name="ro1">
          <table:table-cell table:style-name="ce1" office:value-type="string" calcext:value-type="string">
            <text:p>2010-11-19</text:p>
          </table:table-cell>
          <table:table-cell office:value-type="float" office:value="64.050003" calcext:value-type="float">
            <text:p>64.050003</text:p>
          </table:table-cell>
          <table:table-cell office:value-type="float" office:value="9495800" calcext:value-type="float">
            <text:p>9495800</text:p>
          </table:table-cell>
          <table:table-cell table:formula="of:=([.B932]-[.B931])*[.C932]+([.C932]-[.C931])*[.B932]" office:value-type="float" office:value="-115062719.4279" calcext:value-type="float">
            <text:p>-115,062,719.43</text:p>
          </table:table-cell>
        </table:table-row>
        <table:table-row table:style-name="ro1">
          <table:table-cell table:style-name="ce1" office:value-type="string" calcext:value-type="string">
            <text:p>2010-11-22</text:p>
          </table:table-cell>
          <table:table-cell office:value-type="float" office:value="63.560001" calcext:value-type="float">
            <text:p>63.560001</text:p>
          </table:table-cell>
          <table:table-cell office:value-type="float" office:value="9139700" calcext:value-type="float">
            <text:p>9139700</text:p>
          </table:table-cell>
          <table:table-cell table:formula="of:=([.B933]-[.B932])*[.C933]+([.C933]-[.C932])*[.B933]" office:value-type="float" office:value="-27112187.6355" calcext:value-type="float">
            <text:p>-27,112,187.64</text:p>
          </table:table-cell>
        </table:table-row>
        <table:table-row table:style-name="ro1">
          <table:table-cell table:style-name="ce1" office:value-type="string" calcext:value-type="string">
            <text:p>2010-11-23</text:p>
          </table:table-cell>
          <table:table-cell office:value-type="float" office:value="62.610001" calcext:value-type="float">
            <text:p>62.610001</text:p>
          </table:table-cell>
          <table:table-cell office:value-type="float" office:value="10488100" calcext:value-type="float">
            <text:p>10488100</text:p>
          </table:table-cell>
          <table:table-cell table:formula="of:=([.B934]-[.B933])*[.C934]+([.C934]-[.C933])*[.B934]" office:value-type="float" office:value="74459630.3484" calcext:value-type="float">
            <text:p>74,459,630.35</text:p>
          </table:table-cell>
        </table:table-row>
        <table:table-row table:style-name="ro1">
          <table:table-cell table:style-name="ce1" office:value-type="string" calcext:value-type="string">
            <text:p>2010-11-24</text:p>
          </table:table-cell>
          <table:table-cell office:value-type="float" office:value="62.599998" calcext:value-type="float">
            <text:p>62.599998</text:p>
          </table:table-cell>
          <table:table-cell office:value-type="float" office:value="8766300" calcext:value-type="float">
            <text:p>8766300</text:p>
          </table:table-cell>
          <table:table-cell table:formula="of:=([.B935]-[.B934])*[.C935]+([.C935]-[.C934])*[.B935]" office:value-type="float" office:value="-107872365.8553" calcext:value-type="float">
            <text:p>-107,872,365.86</text:p>
          </table:table-cell>
        </table:table-row>
        <table:table-row table:style-name="ro1">
          <table:table-cell table:style-name="ce1" office:value-type="string" calcext:value-type="string">
            <text:p>2010-11-26</text:p>
          </table:table-cell>
          <table:table-cell office:value-type="float" office:value="62.130001" calcext:value-type="float">
            <text:p>62.130001</text:p>
          </table:table-cell>
          <table:table-cell office:value-type="float" office:value="3916500" calcext:value-type="float">
            <text:p>3916500</text:p>
          </table:table-cell>
          <table:table-cell table:formula="of:=([.B936]-[.B935])*[.C936]+([.C936]-[.C935])*[.B936]" office:value-type="float" office:value="-303158822.1003" calcext:value-type="float">
            <text:p>-303,158,822.10</text:p>
          </table:table-cell>
        </table:table-row>
        <table:table-row table:style-name="ro1">
          <table:table-cell table:style-name="ce1" office:value-type="string" calcext:value-type="string">
            <text:p>2010-11-29</text:p>
          </table:table-cell>
          <table:table-cell office:value-type="float" office:value="62.130001" calcext:value-type="float">
            <text:p>62.130001</text:p>
          </table:table-cell>
          <table:table-cell office:value-type="float" office:value="8433700" calcext:value-type="float">
            <text:p>8433700</text:p>
          </table:table-cell>
          <table:table-cell table:formula="of:=([.B937]-[.B936])*[.C937]+([.C937]-[.C936])*[.B937]" office:value-type="float" office:value="280653640.5172" calcext:value-type="float">
            <text:p>280,653,640.52</text:p>
          </table:table-cell>
        </table:table-row>
        <table:table-row table:style-name="ro1">
          <table:table-cell table:style-name="ce1" office:value-type="string" calcext:value-type="string">
            <text:p>2010-11-30</text:p>
          </table:table-cell>
          <table:table-cell office:value-type="float" office:value="61.07" calcext:value-type="float">
            <text:p>61.07</text:p>
          </table:table-cell>
          <table:table-cell office:value-type="float" office:value="17675200" calcext:value-type="float">
            <text:p>17675200</text:p>
          </table:table-cell>
          <table:table-cell table:formula="of:=([.B938]-[.B937])*[.C938]+([.C938]-[.C937])*[.B938]" office:value-type="float" office:value="545642675.3248" calcext:value-type="float">
            <text:p>545,642,675.32</text:p>
          </table:table-cell>
        </table:table-row>
        <table:table-row table:style-name="ro1">
          <table:table-cell table:style-name="ce1" office:value-type="string" calcext:value-type="string">
            <text:p>2010-12-01</text:p>
          </table:table-cell>
          <table:table-cell office:value-type="float" office:value="62.150002" calcext:value-type="float">
            <text:p>62.150002</text:p>
          </table:table-cell>
          <table:table-cell office:value-type="float" office:value="11598600" calcext:value-type="float">
            <text:p>11598600</text:p>
          </table:table-cell>
          <table:table-cell table:formula="of:=([.B939]-[.B938])*[.C939]+([.C939]-[.C938])*[.B939]" office:value-type="float" office:value="-365134190.956" calcext:value-type="float">
            <text:p>-365,134,190.96</text:p>
          </table:table-cell>
        </table:table-row>
        <table:table-row table:style-name="ro1">
          <table:table-cell table:style-name="ce1" office:value-type="string" calcext:value-type="string">
            <text:p>2010-12-02</text:p>
          </table:table-cell>
          <table:table-cell office:value-type="float" office:value="62.360001" calcext:value-type="float">
            <text:p>62.360001</text:p>
          </table:table-cell>
          <table:table-cell office:value-type="float" office:value="7866500" calcext:value-type="float">
            <text:p>7866500</text:p>
          </table:table-cell>
          <table:table-cell table:formula="of:=([.B940]-[.B939])*[.C940]+([.C940]-[.C939])*[.B940]" office:value-type="float" office:value="-231081802.5986" calcext:value-type="float">
            <text:p>-231,081,802.60</text:p>
          </table:table-cell>
        </table:table-row>
        <table:table-row table:style-name="ro1">
          <table:table-cell table:style-name="ce1" office:value-type="string" calcext:value-type="string">
            <text:p>2010-12-03</text:p>
          </table:table-cell>
          <table:table-cell office:value-type="float" office:value="62.330002" calcext:value-type="float">
            <text:p>62.330002</text:p>
          </table:table-cell>
          <table:table-cell office:value-type="float" office:value="8971900" calcext:value-type="float">
            <text:p>8971900</text:p>
          </table:table-cell>
          <table:table-cell table:formula="of:=([.B941]-[.B940])*[.C941]+([.C941]-[.C940])*[.B941]" office:value-type="float" office:value="68630436.1827" calcext:value-type="float">
            <text:p>68,630,436.18</text:p>
          </table:table-cell>
        </table:table-row>
        <table:table-row table:style-name="ro1">
          <table:table-cell table:style-name="ce1" office:value-type="string" calcext:value-type="string">
            <text:p>2010-12-06</text:p>
          </table:table-cell>
          <table:table-cell office:value-type="float" office:value="62.060001" calcext:value-type="float">
            <text:p>62.060001</text:p>
          </table:table-cell>
          <table:table-cell office:value-type="float" office:value="5849500" calcext:value-type="float">
            <text:p>5849500</text:p>
          </table:table-cell>
          <table:table-cell table:formula="of:=([.B942]-[.B941])*[.C942]+([.C942]-[.C941])*[.B942]" office:value-type="float" office:value="-195355517.9719" calcext:value-type="float">
            <text:p>-195,355,517.97</text:p>
          </table:table-cell>
        </table:table-row>
        <table:table-row table:style-name="ro1">
          <table:table-cell table:style-name="ce1" office:value-type="string" calcext:value-type="string">
            <text:p>2010-12-07</text:p>
          </table:table-cell>
          <table:table-cell office:value-type="float" office:value="62.150002" calcext:value-type="float">
            <text:p>62.150002</text:p>
          </table:table-cell>
          <table:table-cell office:value-type="float" office:value="9882400" calcext:value-type="float">
            <text:p>9882400</text:p>
          </table:table-cell>
          <table:table-cell table:formula="of:=([.B943]-[.B942])*[.C943]+([.C943]-[.C942])*[.B943]" office:value-type="float" office:value="251534168.9482" calcext:value-type="float">
            <text:p>251,534,168.95</text:p>
          </table:table-cell>
        </table:table-row>
        <table:table-row table:style-name="ro1">
          <table:table-cell table:style-name="ce1" office:value-type="string" calcext:value-type="string">
            <text:p>2010-12-08</text:p>
          </table:table-cell>
          <table:table-cell office:value-type="float" office:value="62.630001" calcext:value-type="float">
            <text:p>62.630001</text:p>
          </table:table-cell>
          <table:table-cell office:value-type="float" office:value="8344500" calcext:value-type="float">
            <text:p>8344500</text:p>
          </table:table-cell>
          <table:table-cell table:formula="of:=([.B944]-[.B943])*[.C944]+([.C944]-[.C943])*[.B944]" office:value-type="float" office:value="-92313326.8824" calcext:value-type="float">
            <text:p>-92,313,326.88</text:p>
          </table:table-cell>
        </table:table-row>
        <table:table-row table:style-name="ro1">
          <table:table-cell table:style-name="ce1" office:value-type="string" calcext:value-type="string">
            <text:p>2010-12-09</text:p>
          </table:table-cell>
          <table:table-cell office:value-type="float" office:value="62.869999" calcext:value-type="float">
            <text:p>62.869999</text:p>
          </table:table-cell>
          <table:table-cell office:value-type="float" office:value="8541200" calcext:value-type="float">
            <text:p>8541200</text:p>
          </table:table-cell>
          <table:table-cell table:formula="of:=([.B945]-[.B944])*[.C945]+([.C945]-[.C944])*[.B945]" office:value-type="float" office:value="14416399.7209" calcext:value-type="float">
            <text:p>14,416,399.72</text:p>
          </table:table-cell>
        </table:table-row>
        <table:table-row table:style-name="ro1">
          <table:table-cell table:style-name="ce1" office:value-type="string" calcext:value-type="string">
            <text:p>2010-12-10</text:p>
          </table:table-cell>
          <table:table-cell office:value-type="float" office:value="63.200001" calcext:value-type="float">
            <text:p>63.200001</text:p>
          </table:table-cell>
          <table:table-cell office:value-type="float" office:value="11510100" calcext:value-type="float">
            <text:p>11510100</text:p>
          </table:table-cell>
          <table:table-cell table:formula="of:=([.B946]-[.B945])*[.C946]+([.C946]-[.C945])*[.B946]" office:value-type="float" office:value="191432838.9891" calcext:value-type="float">
            <text:p>191,432,838.99</text:p>
          </table:table-cell>
        </table:table-row>
        <table:table-row table:style-name="ro1">
          <table:table-cell table:style-name="ce1" office:value-type="string" calcext:value-type="string">
            <text:p>2010-12-13</text:p>
          </table:table-cell>
          <table:table-cell office:value-type="float" office:value="63.189999" calcext:value-type="float">
            <text:p>63.189999</text:p>
          </table:table-cell>
          <table:table-cell office:value-type="float" office:value="8783600" calcext:value-type="float">
            <text:p>8783600</text:p>
          </table:table-cell>
          <table:table-cell table:formula="of:=([.B947]-[.B946])*[.C947]+([.C947]-[.C946])*[.B947]" office:value-type="float" office:value="-172375385.8407" calcext:value-type="float">
            <text:p>-172,375,385.84</text:p>
          </table:table-cell>
        </table:table-row>
        <table:table-row table:style-name="ro1">
          <table:table-cell table:style-name="ce1" office:value-type="string" calcext:value-type="string">
            <text:p>2010-12-14</text:p>
          </table:table-cell>
          <table:table-cell office:value-type="float" office:value="63.549999" calcext:value-type="float">
            <text:p>63.549999</text:p>
          </table:table-cell>
          <table:table-cell office:value-type="float" office:value="8626100" calcext:value-type="float">
            <text:p>8626100</text:p>
          </table:table-cell>
          <table:table-cell table:formula="of:=([.B948]-[.B947])*[.C948]+([.C948]-[.C947])*[.B948]" office:value-type="float" office:value="-6903728.84250001" calcext:value-type="float">
            <text:p>-6,903,728.84</text:p>
          </table:table-cell>
        </table:table-row>
        <table:table-row table:style-name="ro1">
          <table:table-cell table:style-name="ce1" office:value-type="string" calcext:value-type="string">
            <text:p>2010-12-15</text:p>
          </table:table-cell>
          <table:table-cell office:value-type="float" office:value="63.639999" calcext:value-type="float">
            <text:p>63.639999</text:p>
          </table:table-cell>
          <table:table-cell office:value-type="float" office:value="11074500" calcext:value-type="float">
            <text:p>11074500</text:p>
          </table:table-cell>
          <table:table-cell table:formula="of:=([.B949]-[.B948])*[.C949]+([.C949]-[.C948])*[.B949]" office:value-type="float" office:value="156812878.5516" calcext:value-type="float">
            <text:p>156,812,878.55</text:p>
          </table:table-cell>
        </table:table-row>
        <table:table-row table:style-name="ro1">
          <table:table-cell table:style-name="ce1" office:value-type="string" calcext:value-type="string">
            <text:p>2010-12-16</text:p>
          </table:table-cell>
          <table:table-cell office:value-type="float" office:value="64.5" calcext:value-type="float">
            <text:p>64.5</text:p>
          </table:table-cell>
          <table:table-cell office:value-type="float" office:value="14337400" calcext:value-type="float">
            <text:p>14337400</text:p>
          </table:table-cell>
          <table:table-cell table:formula="of:=([.B950]-[.B949])*[.C950]+([.C950]-[.C949])*[.B950]" office:value-type="float" office:value="222787228.3374" calcext:value-type="float">
            <text:p>222,787,228.34</text:p>
          </table:table-cell>
        </table:table-row>
        <table:table-row table:style-name="ro1">
          <table:table-cell table:style-name="ce1" office:value-type="string" calcext:value-type="string">
            <text:p>2010-12-17</text:p>
          </table:table-cell>
          <table:table-cell office:value-type="float" office:value="64.809998" calcext:value-type="float">
            <text:p>64.809998</text:p>
          </table:table-cell>
          <table:table-cell office:value-type="float" office:value="23534700" calcext:value-type="float">
            <text:p>23534700</text:p>
          </table:table-cell>
          <table:table-cell table:formula="of:=([.B951]-[.B950])*[.C951]+([.C951]-[.C950])*[.B951]" office:value-type="float" office:value="603372704.536" calcext:value-type="float">
            <text:p>603,372,704.54</text:p>
          </table:table-cell>
        </table:table-row>
        <table:table-row table:style-name="ro1">
          <table:table-cell table:style-name="ce1" office:value-type="string" calcext:value-type="string">
            <text:p>2010-12-20</text:p>
          </table:table-cell>
          <table:table-cell office:value-type="float" office:value="64.970001" calcext:value-type="float">
            <text:p>64.970001</text:p>
          </table:table-cell>
          <table:table-cell office:value-type="float" office:value="10616100" calcext:value-type="float">
            <text:p>10616100</text:p>
          </table:table-cell>
          <table:table-cell table:formula="of:=([.B952]-[.B951])*[.C952]+([.C952]-[.C951])*[.B952]" office:value-type="float" office:value="-837622847.0703" calcext:value-type="float">
            <text:p>-837,622,847.07</text:p>
          </table:table-cell>
        </table:table-row>
        <table:table-row table:style-name="ro1">
          <table:table-cell table:style-name="ce1" office:value-type="string" calcext:value-type="string">
            <text:p>2010-12-21</text:p>
          </table:table-cell>
          <table:table-cell office:value-type="float" office:value="64.870003" calcext:value-type="float">
            <text:p>64.870003</text:p>
          </table:table-cell>
          <table:table-cell office:value-type="float" office:value="8193900" calcext:value-type="float">
            <text:p>8193900</text:p>
          </table:table-cell>
          <table:table-cell table:formula="of:=([.B953]-[.B952])*[.C953]+([.C953]-[.C952])*[.B953]" office:value-type="float" office:value="-157947494.8788" calcext:value-type="float">
            <text:p>-157,947,494.88</text:p>
          </table:table-cell>
        </table:table-row>
        <table:table-row table:style-name="ro1">
          <table:table-cell table:style-name="ce1" office:value-type="string" calcext:value-type="string">
            <text:p>2010-12-22</text:p>
          </table:table-cell>
          <table:table-cell office:value-type="float" office:value="64.949997" calcext:value-type="float">
            <text:p>64.949997</text:p>
          </table:table-cell>
          <table:table-cell office:value-type="float" office:value="7083400" calcext:value-type="float">
            <text:p>7083400</text:p>
          </table:table-cell>
          <table:table-cell table:formula="of:=([.B954]-[.B953])*[.C954]+([.C954]-[.C953])*[.B954]" office:value-type="float" office:value="-71560342.1689" calcext:value-type="float">
            <text:p>-71,560,342.17</text:p>
          </table:table-cell>
        </table:table-row>
        <table:table-row table:style-name="ro1">
          <table:table-cell table:style-name="ce1" office:value-type="string" calcext:value-type="string">
            <text:p>2010-12-23</text:p>
          </table:table-cell>
          <table:table-cell office:value-type="float" office:value="65.239998" calcext:value-type="float">
            <text:p>65.239998</text:p>
          </table:table-cell>
          <table:table-cell office:value-type="float" office:value="5950800" calcext:value-type="float">
            <text:p>5950800</text:p>
          </table:table-cell>
          <table:table-cell table:formula="of:=([.B955]-[.B954])*[.C955]+([.C955]-[.C954])*[.B955]" office:value-type="float" office:value="-72165083.784" calcext:value-type="float">
            <text:p>-72,165,083.78</text:p>
          </table:table-cell>
        </table:table-row>
        <table:table-row table:style-name="ro1">
          <table:table-cell table:style-name="ce1" office:value-type="string" calcext:value-type="string">
            <text:p>2010-12-27</text:p>
          </table:table-cell>
          <table:table-cell office:value-type="float" office:value="64.669998" calcext:value-type="float">
            <text:p>64.669998</text:p>
          </table:table-cell>
          <table:table-cell office:value-type="float" office:value="7195800" calcext:value-type="float">
            <text:p>7195800</text:p>
          </table:table-cell>
          <table:table-cell table:formula="of:=([.B956]-[.B955])*[.C956]+([.C956]-[.C955])*[.B956]" office:value-type="float" office:value="76412541.5100001" calcext:value-type="float">
            <text:p>76,412,541.51</text:p>
          </table:table-cell>
        </table:table-row>
        <table:table-row table:style-name="ro1">
          <table:table-cell table:style-name="ce1" office:value-type="string" calcext:value-type="string">
            <text:p>2010-12-28</text:p>
          </table:table-cell>
          <table:table-cell office:value-type="float" office:value="64.760002" calcext:value-type="float">
            <text:p>64.760002</text:p>
          </table:table-cell>
          <table:table-cell office:value-type="float" office:value="4648400" calcext:value-type="float">
            <text:p>4648400</text:p>
          </table:table-cell>
          <table:table-cell table:formula="of:=([.B957]-[.B956])*[.C957]+([.C957]-[.C956])*[.B957]" office:value-type="float" office:value="-164551254.5012" calcext:value-type="float">
            <text:p>-164,551,254.50</text:p>
          </table:table-cell>
        </table:table-row>
        <table:table-row table:style-name="ro1">
          <table:table-cell table:style-name="ce1" office:value-type="string" calcext:value-type="string">
            <text:p>2010-12-29</text:p>
          </table:table-cell>
          <table:table-cell office:value-type="float" office:value="64.400002" calcext:value-type="float">
            <text:p>64.400002</text:p>
          </table:table-cell>
          <table:table-cell office:value-type="float" office:value="4916400" calcext:value-type="float">
            <text:p>4916400</text:p>
          </table:table-cell>
          <table:table-cell table:formula="of:=([.B958]-[.B957])*[.C958]+([.C958]-[.C957])*[.B958]" office:value-type="float" office:value="15489296.536" calcext:value-type="float">
            <text:p>15,489,296.54</text:p>
          </table:table-cell>
        </table:table-row>
        <table:table-row table:style-name="ro1">
          <table:table-cell table:style-name="ce1" office:value-type="string" calcext:value-type="string">
            <text:p>2010-12-30</text:p>
          </table:table-cell>
          <table:table-cell office:value-type="float" office:value="64.279999" calcext:value-type="float">
            <text:p>64.279999</text:p>
          </table:table-cell>
          <table:table-cell office:value-type="float" office:value="3819900" calcext:value-type="float">
            <text:p>3819900</text:p>
          </table:table-cell>
          <table:table-cell table:formula="of:=([.B959]-[.B958])*[.C959]+([.C959]-[.C958])*[.B959]" office:value-type="float" office:value="-70941418.3632" calcext:value-type="float">
            <text:p>-70,941,418.36</text:p>
          </table:table-cell>
        </table:table-row>
        <table:table-row table:style-name="ro1">
          <table:table-cell table:style-name="ce1" office:value-type="string" calcext:value-type="string">
            <text:p>2010-12-31</text:p>
          </table:table-cell>
          <table:table-cell office:value-type="float" office:value="64.330002" calcext:value-type="float">
            <text:p>64.330002</text:p>
          </table:table-cell>
          <table:table-cell office:value-type="float" office:value="5245600" calcext:value-type="float">
            <text:p>5245600</text:p>
          </table:table-cell>
          <table:table-cell table:formula="of:=([.B960]-[.B959])*[.C960]+([.C960]-[.C959])*[.B960]" office:value-type="float" office:value="91977579.5881999" calcext:value-type="float">
            <text:p>91,977,579.59</text:p>
          </table:table-cell>
        </table:table-row>
        <table:table-row table:style-name="ro1">
          <table:table-cell table:style-name="ce1" office:value-type="string" calcext:value-type="string">
            <text:p>2011-01-03</text:p>
          </table:table-cell>
          <table:table-cell office:value-type="float" office:value="64.769997" calcext:value-type="float">
            <text:p>64.769997</text:p>
          </table:table-cell>
          <table:table-cell office:value-type="float" office:value="10004000" calcext:value-type="float">
            <text:p>10004000</text:p>
          </table:table-cell>
          <table:table-cell table:formula="of:=([.B961]-[.B960])*[.C961]+([.C961]-[.C960])*[.B961]" office:value-type="float" office:value="312603263.7048" calcext:value-type="float">
            <text:p>312,603,263.70</text:p>
          </table:table-cell>
        </table:table-row>
        <table:table-row table:style-name="ro1">
          <table:table-cell table:style-name="ce1" office:value-type="string" calcext:value-type="string">
            <text:p>2011-01-04</text:p>
          </table:table-cell>
          <table:table-cell office:value-type="float" office:value="64.949997" calcext:value-type="float">
            <text:p>64.949997</text:p>
          </table:table-cell>
          <table:table-cell office:value-type="float" office:value="11333200" calcext:value-type="float">
            <text:p>11333200</text:p>
          </table:table-cell>
          <table:table-cell table:formula="of:=([.B962]-[.B961])*[.C962]+([.C962]-[.C961])*[.B962]" office:value-type="float" office:value="88371512.0123999" calcext:value-type="float">
            <text:p>88,371,512.01</text:p>
          </table:table-cell>
        </table:table-row>
        <table:table-row table:style-name="ro1">
          <table:table-cell table:style-name="ce1" office:value-type="string" calcext:value-type="string">
            <text:p>2011-01-05</text:p>
          </table:table-cell>
          <table:table-cell office:value-type="float" office:value="64.800003" calcext:value-type="float">
            <text:p>64.800003</text:p>
          </table:table-cell>
          <table:table-cell office:value-type="float" office:value="7459600" calcext:value-type="float">
            <text:p>7459600</text:p>
          </table:table-cell>
          <table:table-cell table:formula="of:=([.B963]-[.B962])*[.C963]+([.C963]-[.C962])*[.B963]" office:value-type="float" office:value="-252128186.8632" calcext:value-type="float">
            <text:p>-252,128,186.86</text:p>
          </table:table-cell>
        </table:table-row>
        <table:table-row table:style-name="ro1">
          <table:table-cell table:style-name="ce1" office:value-type="string" calcext:value-type="string">
            <text:p>2011-01-06</text:p>
          </table:table-cell>
          <table:table-cell office:value-type="float" office:value="64.690002" calcext:value-type="float">
            <text:p>64.690002</text:p>
          </table:table-cell>
          <table:table-cell office:value-type="float" office:value="11585100" calcext:value-type="float">
            <text:p>11585100</text:p>
          </table:table-cell>
          <table:table-cell table:formula="of:=([.B964]-[.B963])*[.C964]+([.C964]-[.C963])*[.B964]" office:value-type="float" office:value="265604230.6659" calcext:value-type="float">
            <text:p>265,604,230.67</text:p>
          </table:table-cell>
        </table:table-row>
        <table:table-row table:style-name="ro1">
          <table:table-cell table:style-name="ce1" office:value-type="string" calcext:value-type="string">
            <text:p>2011-01-07</text:p>
          </table:table-cell>
          <table:table-cell office:value-type="float" office:value="64.5" calcext:value-type="float">
            <text:p>64.5</text:p>
          </table:table-cell>
          <table:table-cell office:value-type="float" office:value="11940000" calcext:value-type="float">
            <text:p>11940000</text:p>
          </table:table-cell>
          <table:table-cell table:formula="of:=([.B965]-[.B964])*[.C965]+([.C965]-[.C964])*[.B965]" office:value-type="float" office:value="20622426.1199999" calcext:value-type="float">
            <text:p>20,622,426.12</text:p>
          </table:table-cell>
        </table:table-row>
        <table:table-row table:style-name="ro1">
          <table:table-cell table:style-name="ce1" office:value-type="string" calcext:value-type="string">
            <text:p>2011-01-10</text:p>
          </table:table-cell>
          <table:table-cell office:value-type="float" office:value="64.360001" calcext:value-type="float">
            <text:p>64.360001</text:p>
          </table:table-cell>
          <table:table-cell office:value-type="float" office:value="12253700" calcext:value-type="float">
            <text:p>12253700</text:p>
          </table:table-cell>
          <table:table-cell table:formula="of:=([.B966]-[.B965])*[.C966]+([.C966]-[.C965])*[.B966]" office:value-type="float" office:value="18474226.5674" calcext:value-type="float">
            <text:p>18,474,226.57</text:p>
          </table:table-cell>
        </table:table-row>
        <table:table-row table:style-name="ro1">
          <table:table-cell table:style-name="ce1" office:value-type="string" calcext:value-type="string">
            <text:p>2011-01-11</text:p>
          </table:table-cell>
          <table:table-cell office:value-type="float" office:value="64.040001" calcext:value-type="float">
            <text:p>64.040001</text:p>
          </table:table-cell>
          <table:table-cell office:value-type="float" office:value="9624200" calcext:value-type="float">
            <text:p>9624200</text:p>
          </table:table-cell>
          <table:table-cell table:formula="of:=([.B967]-[.B966])*[.C967]+([.C967]-[.C966])*[.B967]" office:value-type="float" office:value="-171472926.6295" calcext:value-type="float">
            <text:p>-171,472,926.63</text:p>
          </table:table-cell>
        </table:table-row>
        <table:table-row table:style-name="ro1">
          <table:table-cell table:style-name="ce1" office:value-type="string" calcext:value-type="string">
            <text:p>2011-01-12</text:p>
          </table:table-cell>
          <table:table-cell office:value-type="float" office:value="64.970001" calcext:value-type="float">
            <text:p>64.970001</text:p>
          </table:table-cell>
          <table:table-cell office:value-type="float" office:value="10150600" calcext:value-type="float">
            <text:p>10150600</text:p>
          </table:table-cell>
          <table:table-cell table:formula="of:=([.B968]-[.B967])*[.C968]+([.C968]-[.C967])*[.B968]" office:value-type="float" office:value="43640266.5263999" calcext:value-type="float">
            <text:p>43,640,266.53</text:p>
          </table:table-cell>
        </table:table-row>
        <table:table-row table:style-name="ro1">
          <table:table-cell table:style-name="ce1" office:value-type="string" calcext:value-type="string">
            <text:p>2011-01-13</text:p>
          </table:table-cell>
          <table:table-cell office:value-type="float" office:value="65.480003" calcext:value-type="float">
            <text:p>65.480003</text:p>
          </table:table-cell>
          <table:table-cell office:value-type="float" office:value="9899100" calcext:value-type="float">
            <text:p>9899100</text:p>
          </table:table-cell>
          <table:table-cell table:formula="of:=([.B969]-[.B968])*[.C969]+([.C969]-[.C968])*[.B969]" office:value-type="float" office:value="-11419659.9563" calcext:value-type="float">
            <text:p>-11,419,659.96</text:p>
          </table:table-cell>
        </table:table-row>
        <table:table-row table:style-name="ro1">
          <table:table-cell table:style-name="ce1" office:value-type="string" calcext:value-type="string">
            <text:p>2011-01-14</text:p>
          </table:table-cell>
          <table:table-cell office:value-type="float" office:value="65.529999" calcext:value-type="float">
            <text:p>65.529999</text:p>
          </table:table-cell>
          <table:table-cell office:value-type="float" office:value="10947000" calcext:value-type="float">
            <text:p>10947000</text:p>
          </table:table-cell>
          <table:table-cell table:formula="of:=([.B970]-[.B969])*[.C970]+([.C970]-[.C969])*[.B970]" office:value-type="float" office:value="69216192.1641001" calcext:value-type="float">
            <text:p>69,216,192.16</text:p>
          </table:table-cell>
        </table:table-row>
        <table:table-row table:style-name="ro1">
          <table:table-cell table:style-name="ce1" office:value-type="string" calcext:value-type="string">
            <text:p>2011-01-18</text:p>
          </table:table-cell>
          <table:table-cell office:value-type="float" office:value="65.5" calcext:value-type="float">
            <text:p>65.5</text:p>
          </table:table-cell>
          <table:table-cell office:value-type="float" office:value="12395900" calcext:value-type="float">
            <text:p>12395900</text:p>
          </table:table-cell>
          <table:table-cell table:formula="of:=([.B971]-[.B970])*[.C971]+([.C971]-[.C970])*[.B971]" office:value-type="float" office:value="94531085.3958999" calcext:value-type="float">
            <text:p>94,531,085.40</text:p>
          </table:table-cell>
        </table:table-row>
        <table:table-row table:style-name="ro1">
          <table:table-cell table:style-name="ce1" office:value-type="string" calcext:value-type="string">
            <text:p>2011-01-19</text:p>
          </table:table-cell>
          <table:table-cell office:value-type="float" office:value="65.349998" calcext:value-type="float">
            <text:p>65.349998</text:p>
          </table:table-cell>
          <table:table-cell office:value-type="float" office:value="11763500" calcext:value-type="float">
            <text:p>11763500</text:p>
          </table:table-cell>
          <table:table-cell table:formula="of:=([.B972]-[.B971])*[.C972]+([.C972]-[.C971])*[.B972]" office:value-type="float" office:value="-43091887.2622" calcext:value-type="float">
            <text:p>-43,091,887.26</text:p>
          </table:table-cell>
        </table:table-row>
        <table:table-row table:style-name="ro1">
          <table:table-cell table:style-name="ce1" office:value-type="string" calcext:value-type="string">
            <text:p>2011-01-20</text:p>
          </table:table-cell>
          <table:table-cell office:value-type="float" office:value="65.800003" calcext:value-type="float">
            <text:p>65.800003</text:p>
          </table:table-cell>
          <table:table-cell office:value-type="float" office:value="12492800" calcext:value-type="float">
            <text:p>12492800</text:p>
          </table:table-cell>
          <table:table-cell table:formula="of:=([.B973]-[.B972])*[.C973]+([.C973]-[.C972])*[.B973]" office:value-type="float" office:value="53609764.6519001" calcext:value-type="float">
            <text:p>53,609,764.65</text:p>
          </table:table-cell>
        </table:table-row>
        <table:table-row table:style-name="ro1">
          <table:table-cell table:style-name="ce1" office:value-type="string" calcext:value-type="string">
            <text:p>2011-01-21</text:p>
          </table:table-cell>
          <table:table-cell office:value-type="float" office:value="65.910004" calcext:value-type="float">
            <text:p>65.910004</text:p>
          </table:table-cell>
          <table:table-cell office:value-type="float" office:value="9554100" calcext:value-type="float">
            <text:p>9554100</text:p>
          </table:table-cell>
          <table:table-cell table:formula="of:=([.B974]-[.B973])*[.C974]+([.C974]-[.C973])*[.B974]" office:value-type="float" office:value="-192638768.2007" calcext:value-type="float">
            <text:p>-192,638,768.20</text:p>
          </table:table-cell>
        </table:table-row>
        <table:table-row table:style-name="ro1">
          <table:table-cell table:style-name="ce1" office:value-type="string" calcext:value-type="string">
            <text:p>2011-01-24</text:p>
          </table:table-cell>
          <table:table-cell office:value-type="float" office:value="66.580002" calcext:value-type="float">
            <text:p>66.580002</text:p>
          </table:table-cell>
          <table:table-cell office:value-type="float" office:value="10568200" calcext:value-type="float">
            <text:p>10568200</text:p>
          </table:table-cell>
          <table:table-cell table:formula="of:=([.B975]-[.B974])*[.C975]+([.C975]-[.C974])*[.B975]" office:value-type="float" office:value="74599452.8917999" calcext:value-type="float">
            <text:p>74,599,452.89</text:p>
          </table:table-cell>
        </table:table-row>
        <table:table-row table:style-name="ro1">
          <table:table-cell table:style-name="ce1" office:value-type="string" calcext:value-type="string">
            <text:p>2011-01-25</text:p>
          </table:table-cell>
          <table:table-cell office:value-type="float" office:value="66.699997" calcext:value-type="float">
            <text:p>66.699997</text:p>
          </table:table-cell>
          <table:table-cell office:value-type="float" office:value="11064100" calcext:value-type="float">
            <text:p>11064100</text:p>
          </table:table-cell>
          <table:table-cell table:formula="of:=([.B976]-[.B975])*[.C976]+([.C976]-[.C975])*[.B976]" office:value-type="float" office:value="34404165.1918" calcext:value-type="float">
            <text:p>34,404,165.19</text:p>
          </table:table-cell>
        </table:table-row>
        <table:table-row table:style-name="ro1">
          <table:table-cell table:style-name="ce1" office:value-type="string" calcext:value-type="string">
            <text:p>2011-01-26</text:p>
          </table:table-cell>
          <table:table-cell office:value-type="float" office:value="66.110001" calcext:value-type="float">
            <text:p>66.110001</text:p>
          </table:table-cell>
          <table:table-cell office:value-type="float" office:value="9499500" calcext:value-type="float">
            <text:p>9499500</text:p>
          </table:table-cell>
          <table:table-cell table:formula="of:=([.B977]-[.B976])*[.C977]+([.C977]-[.C976])*[.B977]" office:value-type="float" office:value="-109040374.5666" calcext:value-type="float">
            <text:p>-109,040,374.57</text:p>
          </table:table-cell>
        </table:table-row>
        <table:table-row table:style-name="ro1">
          <table:table-cell table:style-name="ce1" office:value-type="string" calcext:value-type="string">
            <text:p>2011-01-27</text:p>
          </table:table-cell>
          <table:table-cell office:value-type="float" office:value="64.18" calcext:value-type="float">
            <text:p>64.18</text:p>
          </table:table-cell>
          <table:table-cell office:value-type="float" office:value="23967100" calcext:value-type="float">
            <text:p>23967100</text:p>
          </table:table-cell>
          <table:table-cell table:formula="of:=([.B978]-[.B977])*[.C978]+([.C978]-[.C977])*[.B978]" office:value-type="float" office:value="882274041.0329" calcext:value-type="float">
            <text:p>882,274,041.03</text:p>
          </table:table-cell>
        </table:table-row>
        <table:table-row table:style-name="ro1">
          <table:table-cell table:style-name="ce1" office:value-type="string" calcext:value-type="string">
            <text:p>2011-01-28</text:p>
          </table:table-cell>
          <table:table-cell office:value-type="float" office:value="64.199997" calcext:value-type="float">
            <text:p>64.199997</text:p>
          </table:table-cell>
          <table:table-cell office:value-type="float" office:value="14927400" calcext:value-type="float">
            <text:p>14927400</text:p>
          </table:table-cell>
          <table:table-cell table:formula="of:=([.B979]-[.B978])*[.C979]+([.C979]-[.C978])*[.B979]" office:value-type="float" office:value="-580050209.6631" calcext:value-type="float">
            <text:p>-580,050,209.66</text:p>
          </table:table-cell>
        </table:table-row>
        <table:table-row table:style-name="ro1">
          <table:table-cell table:style-name="ce1" office:value-type="string" calcext:value-type="string">
            <text:p>2011-01-31</text:p>
          </table:table-cell>
          <table:table-cell office:value-type="float" office:value="63.130001" calcext:value-type="float">
            <text:p>63.130001</text:p>
          </table:table-cell>
          <table:table-cell office:value-type="float" office:value="12568400" calcext:value-type="float">
            <text:p>12568400</text:p>
          </table:table-cell>
          <table:table-cell table:formula="of:=([.B980]-[.B979])*[.C980]+([.C980]-[.C979])*[.B980]" office:value-type="float" office:value="-162371810.0854" calcext:value-type="float">
            <text:p>-162,371,810.09</text:p>
          </table:table-cell>
        </table:table-row>
        <table:table-row table:style-name="ro1">
          <table:table-cell table:style-name="ce1" office:value-type="string" calcext:value-type="string">
            <text:p>2011-02-01</text:p>
          </table:table-cell>
          <table:table-cell office:value-type="float" office:value="62.919998" calcext:value-type="float">
            <text:p>62.919998</text:p>
          </table:table-cell>
          <table:table-cell office:value-type="float" office:value="14623900" calcext:value-type="float">
            <text:p>14623900</text:p>
          </table:table-cell>
          <table:table-cell table:formula="of:=([.B981]-[.B980])*[.C981]+([.C981]-[.C980])*[.B981]" office:value-type="float" office:value="126260993.0173" calcext:value-type="float">
            <text:p>126,260,993.02</text:p>
          </table:table-cell>
        </table:table-row>
        <table:table-row table:style-name="ro1">
          <table:table-cell table:style-name="ce1" office:value-type="string" calcext:value-type="string">
            <text:p>2011-02-02</text:p>
          </table:table-cell>
          <table:table-cell office:value-type="float" office:value="62.790001" calcext:value-type="float">
            <text:p>62.790001</text:p>
          </table:table-cell>
          <table:table-cell office:value-type="float" office:value="11626100" calcext:value-type="float">
            <text:p>11626100</text:p>
          </table:table-cell>
          <table:table-cell table:formula="of:=([.B982]-[.B981])*[.C982]+([.C982]-[.C981])*[.B982]" office:value-type="float" office:value="-189743223.1195" calcext:value-type="float">
            <text:p>-189,743,223.12</text:p>
          </table:table-cell>
        </table:table-row>
        <table:table-row table:style-name="ro1">
          <table:table-cell table:style-name="ce1" office:value-type="string" calcext:value-type="string">
            <text:p>2011-02-03</text:p>
          </table:table-cell>
          <table:table-cell office:value-type="float" office:value="62.900002" calcext:value-type="float">
            <text:p>62.900002</text:p>
          </table:table-cell>
          <table:table-cell office:value-type="float" office:value="8546700" calcext:value-type="float">
            <text:p>8546700</text:p>
          </table:table-cell>
          <table:table-cell table:formula="of:=([.B983]-[.B982])*[.C983]+([.C983]-[.C982])*[.B983]" office:value-type="float" office:value="-192754120.6121" calcext:value-type="float">
            <text:p>-192,754,120.61</text:p>
          </table:table-cell>
        </table:table-row>
        <table:table-row table:style-name="ro1">
          <table:table-cell table:style-name="ce1" office:value-type="string" calcext:value-type="string">
            <text:p>2011-02-04</text:p>
          </table:table-cell>
          <table:table-cell office:value-type="float" office:value="63.610001" calcext:value-type="float">
            <text:p>63.610001</text:p>
          </table:table-cell>
          <table:table-cell office:value-type="float" office:value="9827300" calcext:value-type="float">
            <text:p>9827300</text:p>
          </table:table-cell>
          <table:table-cell table:formula="of:=([.B984]-[.B983])*[.C984]+([.C984]-[.C983])*[.B984]" office:value-type="float" office:value="88436340.4533" calcext:value-type="float">
            <text:p>88,436,340.45</text:p>
          </table:table-cell>
        </table:table-row>
        <table:table-row table:style-name="ro1">
          <table:table-cell table:style-name="ce1" office:value-type="string" calcext:value-type="string">
            <text:p>2011-02-07</text:p>
          </table:table-cell>
          <table:table-cell office:value-type="float" office:value="64.550003" calcext:value-type="float">
            <text:p>64.550003</text:p>
          </table:table-cell>
          <table:table-cell office:value-type="float" office:value="12847100" calcext:value-type="float">
            <text:p>12847100</text:p>
          </table:table-cell>
          <table:table-cell table:formula="of:=([.B985]-[.B984])*[.C985]+([.C985]-[.C984])*[.B985]" office:value-type="float" office:value="207004398.7536" calcext:value-type="float">
            <text:p>207,004,398.75</text:p>
          </table:table-cell>
        </table:table-row>
        <table:table-row table:style-name="ro1">
          <table:table-cell table:style-name="ce1" office:value-type="string" calcext:value-type="string">
            <text:p>2011-02-08</text:p>
          </table:table-cell>
          <table:table-cell office:value-type="float" office:value="64.639999" calcext:value-type="float">
            <text:p>64.639999</text:p>
          </table:table-cell>
          <table:table-cell office:value-type="float" office:value="8193700" calcext:value-type="float">
            <text:p>8193700</text:p>
          </table:table-cell>
          <table:table-cell table:formula="of:=([.B986]-[.B985])*[.C986]+([.C986]-[.C985])*[.B986]" office:value-type="float" office:value="-300058371.1214" calcext:value-type="float">
            <text:p>-300,058,371.12</text:p>
          </table:table-cell>
        </table:table-row>
        <table:table-row table:style-name="ro1">
          <table:table-cell table:style-name="ce1" office:value-type="string" calcext:value-type="string">
            <text:p>2011-02-09</text:p>
          </table:table-cell>
          <table:table-cell office:value-type="float" office:value="64.389999" calcext:value-type="float">
            <text:p>64.389999</text:p>
          </table:table-cell>
          <table:table-cell office:value-type="float" office:value="11019900" calcext:value-type="float">
            <text:p>11019900</text:p>
          </table:table-cell>
          <table:table-cell table:formula="of:=([.B987]-[.B986])*[.C987]+([.C987]-[.C986])*[.B987]" office:value-type="float" office:value="179224040.1738" calcext:value-type="float">
            <text:p>179,224,040.17</text:p>
          </table:table-cell>
        </table:table-row>
        <table:table-row table:style-name="ro1">
          <table:table-cell table:style-name="ce1" office:value-type="string" calcext:value-type="string">
            <text:p>2011-02-10</text:p>
          </table:table-cell>
          <table:table-cell office:value-type="float" office:value="64.580002" calcext:value-type="float">
            <text:p>64.580002</text:p>
          </table:table-cell>
          <table:table-cell office:value-type="float" office:value="10977000" calcext:value-type="float">
            <text:p>10977000</text:p>
          </table:table-cell>
          <table:table-cell table:formula="of:=([.B988]-[.B987])*[.C988]+([.C988]-[.C987])*[.B988]" office:value-type="float" office:value="-684819.154800108" calcext:value-type="float">
            <text:p>-684,819.15</text:p>
          </table:table-cell>
        </table:table-row>
        <table:table-row table:style-name="ro1">
          <table:table-cell table:style-name="ce1" office:value-type="string" calcext:value-type="string">
            <text:p>2011-02-11</text:p>
          </table:table-cell>
          <table:table-cell office:value-type="float" office:value="64.730003" calcext:value-type="float">
            <text:p>64.730003</text:p>
          </table:table-cell>
          <table:table-cell office:value-type="float" office:value="8951600" calcext:value-type="float">
            <text:p>8951600</text:p>
          </table:table-cell>
          <table:table-cell table:formula="of:=([.B989]-[.B988])*[.C989]+([.C989]-[.C988])*[.B989]" office:value-type="float" office:value="-129761399.1246" calcext:value-type="float">
            <text:p>-129,761,399.12</text:p>
          </table:table-cell>
        </table:table-row>
        <table:table-row table:style-name="ro1">
          <table:table-cell table:style-name="ce1" office:value-type="string" calcext:value-type="string">
            <text:p>2011-02-14</text:p>
          </table:table-cell>
          <table:table-cell office:value-type="float" office:value="64.540001" calcext:value-type="float">
            <text:p>64.540001</text:p>
          </table:table-cell>
          <table:table-cell office:value-type="float" office:value="7093800" calcext:value-type="float">
            <text:p>7093800</text:p>
          </table:table-cell>
          <table:table-cell table:formula="of:=([.B990]-[.B989])*[.C990]+([.C990]-[.C989])*[.B990]" office:value-type="float" office:value="-121250250.0454" calcext:value-type="float">
            <text:p>-121,250,250.05</text:p>
          </table:table-cell>
        </table:table-row>
        <table:table-row table:style-name="ro1">
          <table:table-cell table:style-name="ce1" office:value-type="string" calcext:value-type="string">
            <text:p>2011-02-15</text:p>
          </table:table-cell>
          <table:table-cell office:value-type="float" office:value="63.919998" calcext:value-type="float">
            <text:p>63.919998</text:p>
          </table:table-cell>
          <table:table-cell office:value-type="float" office:value="11785000" calcext:value-type="float">
            <text:p>11785000</text:p>
          </table:table-cell>
          <table:table-cell table:formula="of:=([.B991]-[.B990])*[.C991]+([.C991]-[.C990])*[.B991]" office:value-type="float" office:value="292554759.2626" calcext:value-type="float">
            <text:p>292,554,759.26</text:p>
          </table:table-cell>
        </table:table-row>
        <table:table-row table:style-name="ro1">
          <table:table-cell table:style-name="ce1" office:value-type="string" calcext:value-type="string">
            <text:p>2011-02-16</text:p>
          </table:table-cell>
          <table:table-cell office:value-type="float" office:value="63.759998" calcext:value-type="float">
            <text:p>63.759998</text:p>
          </table:table-cell>
          <table:table-cell office:value-type="float" office:value="9851200" calcext:value-type="float">
            <text:p>9851200</text:p>
          </table:table-cell>
          <table:table-cell table:formula="of:=([.B992]-[.B991])*[.C992]+([.C992]-[.C991])*[.B992]" office:value-type="float" office:value="-124875276.1324" calcext:value-type="float">
            <text:p>-124,875,276.13</text:p>
          </table:table-cell>
        </table:table-row>
        <table:table-row table:style-name="ro1">
          <table:table-cell table:style-name="ce1" office:value-type="string" calcext:value-type="string">
            <text:p>2011-02-17</text:p>
          </table:table-cell>
          <table:table-cell office:value-type="float" office:value="64" calcext:value-type="float">
            <text:p>64</text:p>
          </table:table-cell>
          <table:table-cell office:value-type="float" office:value="7364600" calcext:value-type="float">
            <text:p>7364600</text:p>
          </table:table-cell>
          <table:table-cell table:formula="of:=([.B993]-[.B992])*[.C993]+([.C993]-[.C992])*[.B993]" office:value-type="float" office:value="-157374881.2708" calcext:value-type="float">
            <text:p>-157,374,881.27</text:p>
          </table:table-cell>
        </table:table-row>
        <table:table-row table:style-name="ro1">
          <table:table-cell table:style-name="ce1" office:value-type="string" calcext:value-type="string">
            <text:p>2011-02-18</text:p>
          </table:table-cell>
          <table:table-cell office:value-type="float" office:value="64.300003" calcext:value-type="float">
            <text:p>64.300003</text:p>
          </table:table-cell>
          <table:table-cell office:value-type="float" office:value="9093700" calcext:value-type="float">
            <text:p>9093700</text:p>
          </table:table-cell>
          <table:table-cell table:formula="of:=([.B994]-[.B993])*[.C994]+([.C994]-[.C993])*[.B994]" office:value-type="float" office:value="113909272.4684" calcext:value-type="float">
            <text:p>113,909,272.47</text:p>
          </table:table-cell>
        </table:table-row>
        <table:table-row table:style-name="ro1">
          <table:table-cell table:style-name="ce1" office:value-type="string" calcext:value-type="string">
            <text:p>2011-02-22</text:p>
          </table:table-cell>
          <table:table-cell office:value-type="float" office:value="64.07" calcext:value-type="float">
            <text:p>64.07</text:p>
          </table:table-cell>
          <table:table-cell office:value-type="float" office:value="9437500" calcext:value-type="float">
            <text:p>9437500</text:p>
          </table:table-cell>
          <table:table-cell table:formula="of:=([.B995]-[.B994])*[.C995]+([.C995]-[.C994])*[.B995]" office:value-type="float" office:value="19856612.6874999" calcext:value-type="float">
            <text:p>19,856,612.69</text:p>
          </table:table-cell>
        </table:table-row>
        <table:table-row table:style-name="ro1">
          <table:table-cell table:style-name="ce1" office:value-type="string" calcext:value-type="string">
            <text:p>2011-02-23</text:p>
          </table:table-cell>
          <table:table-cell office:value-type="float" office:value="64.150002" calcext:value-type="float">
            <text:p>64.150002</text:p>
          </table:table-cell>
          <table:table-cell office:value-type="float" office:value="11711100" calcext:value-type="float">
            <text:p>11711100</text:p>
          </table:table-cell>
          <table:table-cell table:formula="of:=([.B996]-[.B995])*[.C996]+([.C996]-[.C995])*[.B996]" office:value-type="float" office:value="146788355.9694" calcext:value-type="float">
            <text:p>146,788,355.97</text:p>
          </table:table-cell>
        </table:table-row>
        <table:table-row table:style-name="ro1">
          <table:table-cell table:style-name="ce1" office:value-type="string" calcext:value-type="string">
            <text:p>2011-02-24</text:p>
          </table:table-cell>
          <table:table-cell office:value-type="float" office:value="63.049999" calcext:value-type="float">
            <text:p>63.049999</text:p>
          </table:table-cell>
          <table:table-cell office:value-type="float" office:value="15218000" calcext:value-type="float">
            <text:p>15218000</text:p>
          </table:table-cell>
          <table:table-cell table:formula="of:=([.B997]-[.B996])*[.C997]+([.C997]-[.C996])*[.B997]" office:value-type="float" office:value="204370195.8391" calcext:value-type="float">
            <text:p>204,370,195.84</text:p>
          </table:table-cell>
        </table:table-row>
        <table:table-row table:style-name="ro1">
          <table:table-cell table:style-name="ce1" office:value-type="string" calcext:value-type="string">
            <text:p>2011-02-25</text:p>
          </table:table-cell>
          <table:table-cell office:value-type="float" office:value="62.84" calcext:value-type="float">
            <text:p>62.84</text:p>
          </table:table-cell>
          <table:table-cell office:value-type="float" office:value="11370400" calcext:value-type="float">
            <text:p>11370400</text:p>
          </table:table-cell>
          <table:table-cell table:formula="of:=([.B998]-[.B997])*[.C998]+([.C998]-[.C997])*[.B998]" office:value-type="float" office:value="-244170956.6296" calcext:value-type="float">
            <text:p>-244,170,956.63</text:p>
          </table:table-cell>
        </table:table-row>
        <table:table-row table:style-name="ro1">
          <table:table-cell table:style-name="ce1" office:value-type="string" calcext:value-type="string">
            <text:p>2011-02-28</text:p>
          </table:table-cell>
          <table:table-cell office:value-type="float" office:value="63.049999" calcext:value-type="float">
            <text:p>63.049999</text:p>
          </table:table-cell>
          <table:table-cell office:value-type="float" office:value="11558200" calcext:value-type="float">
            <text:p>11558200</text:p>
          </table:table-cell>
          <table:table-cell table:formula="of:=([.B999]-[.B998])*[.C999]+([.C999]-[.C998])*[.B999]" office:value-type="float" office:value="14268000.254" calcext:value-type="float">
            <text:p>14,268,000.25</text:p>
          </table:table-cell>
        </table:table-row>
        <table:table-row table:style-name="ro1">
          <table:table-cell table:style-name="ce1" office:value-type="string" calcext:value-type="string">
            <text:p>2011-03-01</text:p>
          </table:table-cell>
          <table:table-cell office:value-type="float" office:value="62.740002" calcext:value-type="float">
            <text:p>62.740002</text:p>
          </table:table-cell>
          <table:table-cell office:value-type="float" office:value="12134200" calcext:value-type="float">
            <text:p>12134200</text:p>
          </table:table-cell>
          <table:table-cell table:formula="of:=([.B1000]-[.B999])*[.C1000]+([.C1000]-[.C999])*[.B1000]" office:value-type="float" office:value="32376675.5546" calcext:value-type="float">
            <text:p>32,376,675.55</text:p>
          </table:table-cell>
        </table:table-row>
        <table:table-row table:style-name="ro1">
          <table:table-cell table:style-name="ce1" office:value-type="string" calcext:value-type="string">
            <text:p>2011-03-02</text:p>
          </table:table-cell>
          <table:table-cell office:value-type="float" office:value="62.41" calcext:value-type="float">
            <text:p>62.41</text:p>
          </table:table-cell>
          <table:table-cell office:value-type="float" office:value="10020700" calcext:value-type="float">
            <text:p>10020700</text:p>
          </table:table-cell>
          <table:table-cell table:formula="of:=([.B1001]-[.B1000])*[.C1001]+([.C1001]-[.C1000])*[.B1001]" office:value-type="float" office:value="-135210386.0414" calcext:value-type="float">
            <text:p>-135,210,386.04</text:p>
          </table:table-cell>
        </table:table-row>
        <table:table-row table:style-name="ro1">
          <table:table-cell table:style-name="ce1" office:value-type="string" calcext:value-type="string">
            <text:p>2011-03-03</text:p>
          </table:table-cell>
          <table:table-cell office:value-type="float" office:value="62.549999" calcext:value-type="float">
            <text:p>62.549999</text:p>
          </table:table-cell>
          <table:table-cell office:value-type="float" office:value="14193800" calcext:value-type="float">
            <text:p>14193800</text:p>
          </table:table-cell>
          <table:table-cell table:formula="of:=([.B1002]-[.B1001])*[.C1002]+([.C1002]-[.C1001])*[.B1002]" office:value-type="float" office:value="263014518.6331" calcext:value-type="float">
            <text:p>263,014,518.63</text:p>
          </table:table-cell>
        </table:table-row>
        <table:table-row table:style-name="ro1">
          <table:table-cell table:style-name="ce1" office:value-type="string" calcext:value-type="string">
            <text:p>2011-03-04</text:p>
          </table:table-cell>
          <table:table-cell office:value-type="float" office:value="62.029999" calcext:value-type="float">
            <text:p>62.029999</text:p>
          </table:table-cell>
          <table:table-cell office:value-type="float" office:value="11875900" calcext:value-type="float">
            <text:p>11875900</text:p>
          </table:table-cell>
          <table:table-cell table:formula="of:=([.B1003]-[.B1002])*[.C1003]+([.C1003]-[.C1002])*[.B1003]" office:value-type="float" office:value="-149954802.6821" calcext:value-type="float">
            <text:p>-149,954,802.68</text:p>
          </table:table-cell>
        </table:table-row>
        <table:table-row table:style-name="ro1">
          <table:table-cell table:style-name="ce1" office:value-type="string" calcext:value-type="string">
            <text:p>2011-03-07</text:p>
          </table:table-cell>
          <table:table-cell office:value-type="float" office:value="61.709999" calcext:value-type="float">
            <text:p>61.709999</text:p>
          </table:table-cell>
          <table:table-cell office:value-type="float" office:value="11300700" calcext:value-type="float">
            <text:p>11300700</text:p>
          </table:table-cell>
          <table:table-cell table:formula="of:=([.B1004]-[.B1003])*[.C1004]+([.C1004]-[.C1003])*[.B1004]" office:value-type="float" office:value="-39111815.4247999" calcext:value-type="float">
            <text:p>-39,111,815.42</text:p>
          </table:table-cell>
        </table:table-row>
        <table:table-row table:style-name="ro1">
          <table:table-cell table:style-name="ce1" office:value-type="string" calcext:value-type="string">
            <text:p>2011-03-08</text:p>
          </table:table-cell>
          <table:table-cell office:value-type="float" office:value="62.049999" calcext:value-type="float">
            <text:p>62.049999</text:p>
          </table:table-cell>
          <table:table-cell office:value-type="float" office:value="10944000" calcext:value-type="float">
            <text:p>10944000</text:p>
          </table:table-cell>
          <table:table-cell table:formula="of:=([.B1005]-[.B1004])*[.C1005]+([.C1005]-[.C1004])*[.B1005]" office:value-type="float" office:value="-18412274.6433" calcext:value-type="float">
            <text:p>-18,412,274.64</text:p>
          </table:table-cell>
        </table:table-row>
        <table:table-row table:style-name="ro1">
          <table:table-cell table:style-name="ce1" office:value-type="string" calcext:value-type="string">
            <text:p>2011-03-09</text:p>
          </table:table-cell>
          <table:table-cell office:value-type="float" office:value="62" calcext:value-type="float">
            <text:p>62</text:p>
          </table:table-cell>
          <table:table-cell office:value-type="float" office:value="8781500" calcext:value-type="float">
            <text:p>8781500</text:p>
          </table:table-cell>
          <table:table-cell table:formula="of:=([.B1006]-[.B1005])*[.C1006]+([.C1006]-[.C1005])*[.B1006]" office:value-type="float" office:value="-134514066.2185" calcext:value-type="float">
            <text:p>-134,514,066.22</text:p>
          </table:table-cell>
        </table:table-row>
        <table:table-row table:style-name="ro1">
          <table:table-cell table:style-name="ce1" office:value-type="string" calcext:value-type="string">
            <text:p>2011-03-10</text:p>
          </table:table-cell>
          <table:table-cell office:value-type="float" office:value="61.490002" calcext:value-type="float">
            <text:p>61.490002</text:p>
          </table:table-cell>
          <table:table-cell office:value-type="float" office:value="12106800" calcext:value-type="float">
            <text:p>12106800</text:p>
          </table:table-cell>
          <table:table-cell table:formula="of:=([.B1007]-[.B1006])*[.C1007]+([.C1007]-[.C1006])*[.B1007]" office:value-type="float" office:value="198298259.8642" calcext:value-type="float">
            <text:p>198,298,259.86</text:p>
          </table:table-cell>
        </table:table-row>
        <table:table-row table:style-name="ro1">
          <table:table-cell table:style-name="ce1" office:value-type="string" calcext:value-type="string">
            <text:p>2011-03-11</text:p>
          </table:table-cell>
          <table:table-cell office:value-type="float" office:value="61.490002" calcext:value-type="float">
            <text:p>61.490002</text:p>
          </table:table-cell>
          <table:table-cell office:value-type="float" office:value="9586700" calcext:value-type="float">
            <text:p>9586700</text:p>
          </table:table-cell>
          <table:table-cell table:formula="of:=([.B1008]-[.B1007])*[.C1008]+([.C1008]-[.C1007])*[.B1008]" office:value-type="float" office:value="-154960954.0402" calcext:value-type="float">
            <text:p>-154,960,954.04</text:p>
          </table:table-cell>
        </table:table-row>
        <table:table-row table:style-name="ro1">
          <table:table-cell table:style-name="ce1" office:value-type="string" calcext:value-type="string">
            <text:p>2011-03-14</text:p>
          </table:table-cell>
          <table:table-cell office:value-type="float" office:value="61.349998" calcext:value-type="float">
            <text:p>61.349998</text:p>
          </table:table-cell>
          <table:table-cell office:value-type="float" office:value="9135600" calcext:value-type="float">
            <text:p>9135600</text:p>
          </table:table-cell>
          <table:table-cell table:formula="of:=([.B1009]-[.B1008])*[.C1009]+([.C1009]-[.C1008])*[.B1009]" office:value-type="float" office:value="-28954004.6402" calcext:value-type="float">
            <text:p>-28,954,004.64</text:p>
          </table:table-cell>
        </table:table-row>
        <table:table-row table:style-name="ro1">
          <table:table-cell table:style-name="ce1" office:value-type="string" calcext:value-type="string">
            <text:p>2011-03-15</text:p>
          </table:table-cell>
          <table:table-cell office:value-type="float" office:value="60.66" calcext:value-type="float">
            <text:p>60.66</text:p>
          </table:table-cell>
          <table:table-cell office:value-type="float" office:value="13092400" calcext:value-type="float">
            <text:p>13092400</text:p>
          </table:table-cell>
          <table:table-cell table:formula="of:=([.B1010]-[.B1009])*[.C1010]+([.C1010]-[.C1009])*[.B1010]" office:value-type="float" office:value="230985758.1848" calcext:value-type="float">
            <text:p>230,985,758.18</text:p>
          </table:table-cell>
        </table:table-row>
        <table:table-row table:style-name="ro1">
          <table:table-cell table:style-name="ce1" office:value-type="string" calcext:value-type="string">
            <text:p>2011-03-16</text:p>
          </table:table-cell>
          <table:table-cell office:value-type="float" office:value="59.73" calcext:value-type="float">
            <text:p>59.73</text:p>
          </table:table-cell>
          <table:table-cell office:value-type="float" office:value="16378600" calcext:value-type="float">
            <text:p>16378600</text:p>
          </table:table-cell>
          <table:table-cell table:formula="of:=([.B1011]-[.B1010])*[.C1011]+([.C1011]-[.C1010])*[.B1011]" office:value-type="float" office:value="181052628" calcext:value-type="float">
            <text:p>181,052,628.00</text:p>
          </table:table-cell>
        </table:table-row>
        <table:table-row table:style-name="ro1">
          <table:table-cell table:style-name="ce1" office:value-type="string" calcext:value-type="string">
            <text:p>2011-03-17</text:p>
          </table:table-cell>
          <table:table-cell office:value-type="float" office:value="60.43" calcext:value-type="float">
            <text:p>60.43</text:p>
          </table:table-cell>
          <table:table-cell office:value-type="float" office:value="10646900" calcext:value-type="float">
            <text:p>10646900</text:p>
          </table:table-cell>
          <table:table-cell table:formula="of:=([.B1012]-[.B1011])*[.C1012]+([.C1012]-[.C1011])*[.B1012]" office:value-type="float" office:value="-338913801" calcext:value-type="float">
            <text:p>-338,913,801.00</text:p>
          </table:table-cell>
        </table:table-row>
        <table:table-row table:style-name="ro1">
          <table:table-cell table:style-name="ce1" office:value-type="string" calcext:value-type="string">
            <text:p>2011-03-18</text:p>
          </table:table-cell>
          <table:table-cell office:value-type="float" office:value="60.599998" calcext:value-type="float">
            <text:p>60.599998</text:p>
          </table:table-cell>
          <table:table-cell office:value-type="float" office:value="17016800" calcext:value-type="float">
            <text:p>17016800</text:p>
          </table:table-cell>
          <table:table-cell table:formula="of:=([.B1013]-[.B1012])*[.C1013]+([.C1013]-[.C1012])*[.B1013]" office:value-type="float" office:value="388908749.2266" calcext:value-type="float">
            <text:p>388,908,749.23</text:p>
          </table:table-cell>
        </table:table-row>
        <table:table-row table:style-name="ro1">
          <table:table-cell table:style-name="ce1" office:value-type="string" calcext:value-type="string">
            <text:p>2011-03-21</text:p>
          </table:table-cell>
          <table:table-cell office:value-type="float" office:value="61.299999" calcext:value-type="float">
            <text:p>61.299999</text:p>
          </table:table-cell>
          <table:table-cell office:value-type="float" office:value="9602500" calcext:value-type="float">
            <text:p>9602500</text:p>
          </table:table-cell>
          <table:table-cell table:formula="of:=([.B1014]-[.B1013])*[.C1014]+([.C1014]-[.C1013])*[.B1014]" office:value-type="float" office:value="-447774822.9832" calcext:value-type="float">
            <text:p>-447,774,822.98</text:p>
          </table:table-cell>
        </table:table-row>
        <table:table-row table:style-name="ro1">
          <table:table-cell table:style-name="ce1" office:value-type="string" calcext:value-type="string">
            <text:p>2011-03-22</text:p>
          </table:table-cell>
          <table:table-cell office:value-type="float" office:value="60.93" calcext:value-type="float">
            <text:p>60.93</text:p>
          </table:table-cell>
          <table:table-cell office:value-type="float" office:value="7772900" calcext:value-type="float">
            <text:p>7772900</text:p>
          </table:table-cell>
          <table:table-cell table:formula="of:=([.B1015]-[.B1014])*[.C1015]+([.C1015]-[.C1014])*[.B1015]" office:value-type="float" office:value="-114353493.2271" calcext:value-type="float">
            <text:p>-114,353,493.23</text:p>
          </table:table-cell>
        </table:table-row>
        <table:table-row table:style-name="ro1">
          <table:table-cell table:style-name="ce1" office:value-type="string" calcext:value-type="string">
            <text:p>2011-03-23</text:p>
          </table:table-cell>
          <table:table-cell office:value-type="float" office:value="60.91" calcext:value-type="float">
            <text:p>60.91</text:p>
          </table:table-cell>
          <table:table-cell office:value-type="float" office:value="7998200" calcext:value-type="float">
            <text:p>7998200</text:p>
          </table:table-cell>
          <table:table-cell table:formula="of:=([.B1016]-[.B1015])*[.C1016]+([.C1016]-[.C1015])*[.B1016]" office:value-type="float" office:value="13563059" calcext:value-type="float">
            <text:p>13,563,059.00</text:p>
          </table:table-cell>
        </table:table-row>
        <table:table-row table:style-name="ro1">
          <table:table-cell table:style-name="ce1" office:value-type="string" calcext:value-type="string">
            <text:p>2011-03-24</text:p>
          </table:table-cell>
          <table:table-cell office:value-type="float" office:value="61.139999" calcext:value-type="float">
            <text:p>61.139999</text:p>
          </table:table-cell>
          <table:table-cell office:value-type="float" office:value="8197900" calcext:value-type="float">
            <text:p>8197900</text:p>
          </table:table-cell>
          <table:table-cell table:formula="of:=([.B1017]-[.B1016])*[.C1017]+([.C1017]-[.C1016])*[.B1017]" office:value-type="float" office:value="14095166.6024001" calcext:value-type="float">
            <text:p>14,095,166.60</text:p>
          </table:table-cell>
        </table:table-row>
        <table:table-row table:style-name="ro1">
          <table:table-cell table:style-name="ce1" office:value-type="string" calcext:value-type="string">
            <text:p>2011-03-25</text:p>
          </table:table-cell>
          <table:table-cell office:value-type="float" office:value="60.880001" calcext:value-type="float">
            <text:p>60.880001</text:p>
          </table:table-cell>
          <table:table-cell office:value-type="float" office:value="7757900" calcext:value-type="float">
            <text:p>7757900</text:p>
          </table:table-cell>
          <table:table-cell table:formula="of:=([.B1018]-[.B1017])*[.C1018]+([.C1018]-[.C1017])*[.B1018]" office:value-type="float" office:value="-28804238.9242" calcext:value-type="float">
            <text:p>-28,804,238.92</text:p>
          </table:table-cell>
        </table:table-row>
        <table:table-row table:style-name="ro1">
          <table:table-cell table:style-name="ce1" office:value-type="string" calcext:value-type="string">
            <text:p>2011-03-28</text:p>
          </table:table-cell>
          <table:table-cell office:value-type="float" office:value="60.66" calcext:value-type="float">
            <text:p>60.66</text:p>
          </table:table-cell>
          <table:table-cell office:value-type="float" office:value="8381500" calcext:value-type="float">
            <text:p>8381500</text:p>
          </table:table-cell>
          <table:table-cell table:formula="of:=([.B1019]-[.B1018])*[.C1019]+([.C1019]-[.C1018])*[.B1019]" office:value-type="float" office:value="35983637.6185" calcext:value-type="float">
            <text:p>35,983,637.62</text:p>
          </table:table-cell>
        </table:table-row>
        <table:table-row table:style-name="ro1">
          <table:table-cell table:style-name="ce1" office:value-type="string" calcext:value-type="string">
            <text:p>2011-03-29</text:p>
          </table:table-cell>
          <table:table-cell office:value-type="float" office:value="61.279999" calcext:value-type="float">
            <text:p>61.279999</text:p>
          </table:table-cell>
          <table:table-cell office:value-type="float" office:value="7684300" calcext:value-type="float">
            <text:p>7684300</text:p>
          </table:table-cell>
          <table:table-cell table:formula="of:=([.B1020]-[.B1019])*[.C1020]+([.C1020]-[.C1019])*[.B1020]" office:value-type="float" office:value="-37960156.9871" calcext:value-type="float">
            <text:p>-37,960,156.99</text:p>
          </table:table-cell>
        </table:table-row>
        <table:table-row table:style-name="ro1">
          <table:table-cell table:style-name="ce1" office:value-type="string" calcext:value-type="string">
            <text:p>2011-03-30</text:p>
          </table:table-cell>
          <table:table-cell office:value-type="float" office:value="61.970001" calcext:value-type="float">
            <text:p>61.970001</text:p>
          </table:table-cell>
          <table:table-cell office:value-type="float" office:value="7552100" calcext:value-type="float">
            <text:p>7552100</text:p>
          </table:table-cell>
          <table:table-cell table:formula="of:=([.B1021]-[.B1020])*[.C1021]+([.C1021]-[.C1020])*[.B1021]" office:value-type="float" office:value="-2981470.02799995" calcext:value-type="float">
            <text:p>-2,981,470.03</text:p>
          </table:table-cell>
        </table:table-row>
        <table:table-row table:style-name="ro1">
          <table:table-cell table:style-name="ce1" office:value-type="string" calcext:value-type="string">
            <text:p>2011-03-31</text:p>
          </table:table-cell>
          <table:table-cell office:value-type="float" office:value="61.599998" calcext:value-type="float">
            <text:p>61.599998</text:p>
          </table:table-cell>
          <table:table-cell office:value-type="float" office:value="11569500" calcext:value-type="float">
            <text:p>11569500</text:p>
          </table:table-cell>
          <table:table-cell table:formula="of:=([.B1022]-[.B1021])*[.C1022]+([.C1022]-[.C1021])*[.B1022]" office:value-type="float" office:value="243191082.2567" calcext:value-type="float">
            <text:p>243,191,082.26</text:p>
          </table:table-cell>
        </table:table-row>
        <table:table-row table:style-name="ro1">
          <table:table-cell table:style-name="ce1" office:value-type="string" calcext:value-type="string">
            <text:p>2011-04-01</text:p>
          </table:table-cell>
          <table:table-cell office:value-type="float" office:value="62.080002" calcext:value-type="float">
            <text:p>62.080002</text:p>
          </table:table-cell>
          <table:table-cell office:value-type="float" office:value="8243700" calcext:value-type="float">
            <text:p>8243700</text:p>
          </table:table-cell>
          <table:table-cell table:formula="of:=([.B1023]-[.B1022])*[.C1023]+([.C1023]-[.C1022])*[.B1023]" office:value-type="float" office:value="-202508661.6768" calcext:value-type="float">
            <text:p>-202,508,661.68</text:p>
          </table:table-cell>
        </table:table-row>
        <table:table-row table:style-name="ro1">
          <table:table-cell table:style-name="ce1" office:value-type="string" calcext:value-type="string">
            <text:p>2011-04-04</text:p>
          </table:table-cell>
          <table:table-cell office:value-type="float" office:value="62.259998" calcext:value-type="float">
            <text:p>62.259998</text:p>
          </table:table-cell>
          <table:table-cell office:value-type="float" office:value="6438000" calcext:value-type="float">
            <text:p>6438000</text:p>
          </table:table-cell>
          <table:table-cell table:formula="of:=([.B1024]-[.B1023])*[.C1024]+([.C1024]-[.C1023])*[.B1024]" office:value-type="float" office:value="-111264064.1406" calcext:value-type="float">
            <text:p>-111,264,064.14</text:p>
          </table:table-cell>
        </table:table-row>
        <table:table-row table:style-name="ro1">
          <table:table-cell table:style-name="ce1" office:value-type="string" calcext:value-type="string">
            <text:p>2011-04-05</text:p>
          </table:table-cell>
          <table:table-cell office:value-type="float" office:value="61.669998" calcext:value-type="float">
            <text:p>61.669998</text:p>
          </table:table-cell>
          <table:table-cell office:value-type="float" office:value="9105800" calcext:value-type="float">
            <text:p>9105800</text:p>
          </table:table-cell>
          <table:table-cell table:formula="of:=([.B1025]-[.B1024])*[.C1025]+([.C1025]-[.C1024])*[.B1025]" office:value-type="float" office:value="159150798.6644" calcext:value-type="float">
            <text:p>159,150,798.66</text:p>
          </table:table-cell>
        </table:table-row>
        <table:table-row table:style-name="ro1">
          <table:table-cell table:style-name="ce1" office:value-type="string" calcext:value-type="string">
            <text:p>2011-04-06</text:p>
          </table:table-cell>
          <table:table-cell office:value-type="float" office:value="61.759998" calcext:value-type="float">
            <text:p>61.759998</text:p>
          </table:table-cell>
          <table:table-cell office:value-type="float" office:value="8249600" calcext:value-type="float">
            <text:p>8249600</text:p>
          </table:table-cell>
          <table:table-cell table:formula="of:=([.B1026]-[.B1025])*[.C1026]+([.C1026]-[.C1025])*[.B1026]" office:value-type="float" office:value="-52136446.2876" calcext:value-type="float">
            <text:p>-52,136,446.29</text:p>
          </table:table-cell>
        </table:table-row>
        <table:table-row table:style-name="ro1">
          <table:table-cell table:style-name="ce1" office:value-type="string" calcext:value-type="string">
            <text:p>2011-04-07</text:p>
          </table:table-cell>
          <table:table-cell office:value-type="float" office:value="62.130001" calcext:value-type="float">
            <text:p>62.130001</text:p>
          </table:table-cell>
          <table:table-cell office:value-type="float" office:value="7692800" calcext:value-type="float">
            <text:p>7692800</text:p>
          </table:table-cell>
          <table:table-cell table:formula="of:=([.B1027]-[.B1026])*[.C1027]+([.C1027]-[.C1026])*[.B1027]" office:value-type="float" office:value="-31747625.4784" calcext:value-type="float">
            <text:p>-31,747,625.48</text:p>
          </table:table-cell>
        </table:table-row>
        <table:table-row table:style-name="ro1">
          <table:table-cell table:style-name="ce1" office:value-type="string" calcext:value-type="string">
            <text:p>2011-04-08</text:p>
          </table:table-cell>
          <table:table-cell office:value-type="float" office:value="61.900002" calcext:value-type="float">
            <text:p>61.900002</text:p>
          </table:table-cell>
          <table:table-cell office:value-type="float" office:value="7271400" calcext:value-type="float">
            <text:p>7271400</text:p>
          </table:table-cell>
          <table:table-cell table:formula="of:=([.B1028]-[.B1027])*[.C1028]+([.C1028]-[.C1027])*[.B1028]" office:value-type="float" office:value="-27757075.5714" calcext:value-type="float">
            <text:p>-27,757,075.57</text:p>
          </table:table-cell>
        </table:table-row>
        <table:table-row table:style-name="ro1">
          <table:table-cell table:style-name="ce1" office:value-type="string" calcext:value-type="string">
            <text:p>2011-04-11</text:p>
          </table:table-cell>
          <table:table-cell office:value-type="float" office:value="62.189999" calcext:value-type="float">
            <text:p>62.189999</text:p>
          </table:table-cell>
          <table:table-cell office:value-type="float" office:value="7649500" calcext:value-type="float">
            <text:p>7649500</text:p>
          </table:table-cell>
          <table:table-cell table:formula="of:=([.B1029]-[.B1028])*[.C1029]+([.C1029]-[.C1028])*[.B1029]" office:value-type="float" office:value="25732370.6734" calcext:value-type="float">
            <text:p>25,732,370.67</text:p>
          </table:table-cell>
        </table:table-row>
        <table:table-row table:style-name="ro1">
          <table:table-cell table:style-name="ce1" office:value-type="string" calcext:value-type="string">
            <text:p>2011-04-12</text:p>
          </table:table-cell>
          <table:table-cell office:value-type="float" office:value="62.889999" calcext:value-type="float">
            <text:p>62.889999</text:p>
          </table:table-cell>
          <table:table-cell office:value-type="float" office:value="11415700" calcext:value-type="float">
            <text:p>11415700</text:p>
          </table:table-cell>
          <table:table-cell table:formula="of:=([.B1030]-[.B1029])*[.C1030]+([.C1030]-[.C1029])*[.B1030]" office:value-type="float" office:value="244847304.2338" calcext:value-type="float">
            <text:p>244,847,304.23</text:p>
          </table:table-cell>
        </table:table-row>
        <table:table-row table:style-name="ro1">
          <table:table-cell table:style-name="ce1" office:value-type="string" calcext:value-type="string">
            <text:p>2011-04-13</text:p>
          </table:table-cell>
          <table:table-cell office:value-type="float" office:value="62.990002" calcext:value-type="float">
            <text:p>62.990002</text:p>
          </table:table-cell>
          <table:table-cell office:value-type="float" office:value="10414900" calcext:value-type="float">
            <text:p>10414900</text:p>
          </table:table-cell>
          <table:table-cell table:formula="of:=([.B1031]-[.B1030])*[.C1031]+([.C1031]-[.C1030])*[.B1031]" office:value-type="float" office:value="-61998872.7569001" calcext:value-type="float">
            <text:p>-61,998,872.76</text:p>
          </table:table-cell>
        </table:table-row>
        <table:table-row table:style-name="ro1">
          <table:table-cell table:style-name="ce1" office:value-type="string" calcext:value-type="string">
            <text:p>2011-04-14</text:p>
          </table:table-cell>
          <table:table-cell office:value-type="float" office:value="63.299999" calcext:value-type="float">
            <text:p>63.299999</text:p>
          </table:table-cell>
          <table:table-cell office:value-type="float" office:value="10027100" calcext:value-type="float">
            <text:p>10027100</text:p>
          </table:table-cell>
          <table:table-cell table:formula="of:=([.B1032]-[.B1031])*[.C1032]+([.C1032]-[.C1031])*[.B1032]" office:value-type="float" office:value="-21439368.6935" calcext:value-type="float">
            <text:p>-21,439,368.69</text:p>
          </table:table-cell>
        </table:table-row>
        <table:table-row table:style-name="ro1">
          <table:table-cell table:style-name="ce1" office:value-type="string" calcext:value-type="string">
            <text:p>2011-04-15</text:p>
          </table:table-cell>
          <table:table-cell office:value-type="float" office:value="64.18" calcext:value-type="float">
            <text:p>64.18</text:p>
          </table:table-cell>
          <table:table-cell office:value-type="float" office:value="12378300" calcext:value-type="float">
            <text:p>12378300</text:p>
          </table:table-cell>
          <table:table-cell table:formula="of:=([.B1033]-[.B1032])*[.C1033]+([.C1033]-[.C1032])*[.B1033]" office:value-type="float" office:value="161792932.3783" calcext:value-type="float">
            <text:p>161,792,932.38</text:p>
          </table:table-cell>
        </table:table-row>
        <table:table-row table:style-name="ro1">
          <table:table-cell table:style-name="ce1" office:value-type="string" calcext:value-type="string">
            <text:p>2011-04-18</text:p>
          </table:table-cell>
          <table:table-cell office:value-type="float" office:value="64" calcext:value-type="float">
            <text:p>64</text:p>
          </table:table-cell>
          <table:table-cell office:value-type="float" office:value="11323800" calcext:value-type="float">
            <text:p>11323800</text:p>
          </table:table-cell>
          <table:table-cell table:formula="of:=([.B1034]-[.B1033])*[.C1034]+([.C1034]-[.C1033])*[.B1034]" office:value-type="float" office:value="-69526284.0000001" calcext:value-type="float">
            <text:p>-69,526,284.00</text:p>
          </table:table-cell>
        </table:table-row>
        <table:table-row table:style-name="ro1">
          <table:table-cell table:style-name="ce1" office:value-type="string" calcext:value-type="string">
            <text:p>2011-04-19</text:p>
          </table:table-cell>
          <table:table-cell office:value-type="float" office:value="63.860001" calcext:value-type="float">
            <text:p>63.860001</text:p>
          </table:table-cell>
          <table:table-cell office:value-type="float" office:value="9284200" calcext:value-type="float">
            <text:p>9284200</text:p>
          </table:table-cell>
          <table:table-cell table:formula="of:=([.B1035]-[.B1034])*[.C1035]+([.C1035]-[.C1034])*[.B1035]" office:value-type="float" office:value="-131548636.7554" calcext:value-type="float">
            <text:p>-131,548,636.76</text:p>
          </table:table-cell>
        </table:table-row>
        <table:table-row table:style-name="ro1">
          <table:table-cell table:style-name="ce1" office:value-type="string" calcext:value-type="string">
            <text:p>2011-04-20</text:p>
          </table:table-cell>
          <table:table-cell office:value-type="float" office:value="63.720001" calcext:value-type="float">
            <text:p>63.720001</text:p>
          </table:table-cell>
          <table:table-cell office:value-type="float" office:value="8844700" calcext:value-type="float">
            <text:p>8844700</text:p>
          </table:table-cell>
          <table:table-cell table:formula="of:=([.B1036]-[.B1035])*[.C1036]+([.C1036]-[.C1035])*[.B1036]" office:value-type="float" office:value="-29243198.4394999" calcext:value-type="float">
            <text:p>-29,243,198.44</text:p>
          </table:table-cell>
        </table:table-row>
        <table:table-row table:style-name="ro1">
          <table:table-cell table:style-name="ce1" office:value-type="string" calcext:value-type="string">
            <text:p>2011-04-21</text:p>
          </table:table-cell>
          <table:table-cell office:value-type="float" office:value="63.27" calcext:value-type="float">
            <text:p>63.27</text:p>
          </table:table-cell>
          <table:table-cell office:value-type="float" office:value="10600800" calcext:value-type="float">
            <text:p>10600800</text:p>
          </table:table-cell>
          <table:table-cell table:formula="of:=([.B1037]-[.B1036])*[.C1037]+([.C1037]-[.C1036])*[.B1037]" office:value-type="float" office:value="106338076.3992" calcext:value-type="float">
            <text:p>106,338,076.40</text:p>
          </table:table-cell>
        </table:table-row>
        <table:table-row table:style-name="ro1">
          <table:table-cell table:style-name="ce1" office:value-type="string" calcext:value-type="string">
            <text:p>2011-04-25</text:p>
          </table:table-cell>
          <table:table-cell office:value-type="float" office:value="63.369999" calcext:value-type="float">
            <text:p>63.369999</text:p>
          </table:table-cell>
          <table:table-cell office:value-type="float" office:value="7369600" calcext:value-type="float">
            <text:p>7369600</text:p>
          </table:table-cell>
          <table:table-cell table:formula="of:=([.B1038]-[.B1037])*[.C1038]+([.C1038]-[.C1037])*[.B1038]" office:value-type="float" office:value="-204024188.1384" calcext:value-type="float">
            <text:p>-204,024,188.14</text:p>
          </table:table-cell>
        </table:table-row>
        <table:table-row table:style-name="ro1">
          <table:table-cell table:style-name="ce1" office:value-type="string" calcext:value-type="string">
            <text:p>2011-04-26</text:p>
          </table:table-cell>
          <table:table-cell office:value-type="float" office:value="63.830002" calcext:value-type="float">
            <text:p>63.830002</text:p>
          </table:table-cell>
          <table:table-cell office:value-type="float" office:value="9500000" calcext:value-type="float">
            <text:p>9500000</text:p>
          </table:table-cell>
          <table:table-cell table:formula="of:=([.B1039]-[.B1038])*[.C1039]+([.C1039]-[.C1038])*[.B1039]" office:value-type="float" office:value="140353464.7608" calcext:value-type="float">
            <text:p>140,353,464.76</text:p>
          </table:table-cell>
        </table:table-row>
        <table:table-row table:style-name="ro1">
          <table:table-cell table:style-name="ce1" office:value-type="string" calcext:value-type="string">
            <text:p>2011-04-27</text:p>
          </table:table-cell>
          <table:table-cell office:value-type="float" office:value="64.019997" calcext:value-type="float">
            <text:p>64.019997</text:p>
          </table:table-cell>
          <table:table-cell office:value-type="float" office:value="9896600" calcext:value-type="float">
            <text:p>9896600</text:p>
          </table:table-cell>
          <table:table-cell table:formula="of:=([.B1040]-[.B1039])*[.C1040]+([.C1040]-[.C1039])*[.B1040]" office:value-type="float" office:value="27270635.3272" calcext:value-type="float">
            <text:p>27,270,635.33</text:p>
          </table:table-cell>
        </table:table-row>
        <table:table-row table:style-name="ro1">
          <table:table-cell table:style-name="ce1" office:value-type="string" calcext:value-type="string">
            <text:p>2011-04-28</text:p>
          </table:table-cell>
          <table:table-cell office:value-type="float" office:value="64.5" calcext:value-type="float">
            <text:p>64.5</text:p>
          </table:table-cell>
          <table:table-cell office:value-type="float" office:value="13366000" calcext:value-type="float">
            <text:p>13366000</text:p>
          </table:table-cell>
          <table:table-cell table:formula="of:=([.B1041]-[.B1040])*[.C1041]+([.C1041]-[.C1040])*[.B1041]" office:value-type="float" office:value="230192020.098" calcext:value-type="float">
            <text:p>230,192,020.10</text:p>
          </table:table-cell>
        </table:table-row>
        <table:table-row table:style-name="ro1">
          <table:table-cell table:style-name="ce1" office:value-type="string" calcext:value-type="string">
            <text:p>2011-04-29</text:p>
          </table:table-cell>
          <table:table-cell office:value-type="float" office:value="64.900002" calcext:value-type="float">
            <text:p>64.900002</text:p>
          </table:table-cell>
          <table:table-cell office:value-type="float" office:value="13357700" calcext:value-type="float">
            <text:p>13357700</text:p>
          </table:table-cell>
          <table:table-cell table:formula="of:=([.B1042]-[.B1041])*[.C1042]+([.C1042]-[.C1041])*[.B1042]" office:value-type="float" office:value="4804436.69880001" calcext:value-type="float">
            <text:p>4,804,436.70</text:p>
          </table:table-cell>
        </table:table-row>
        <table:table-row table:style-name="ro1">
          <table:table-cell table:style-name="ce1" office:value-type="string" calcext:value-type="string">
            <text:p>2011-05-02</text:p>
          </table:table-cell>
          <table:table-cell office:value-type="float" office:value="65.18" calcext:value-type="float">
            <text:p>65.18</text:p>
          </table:table-cell>
          <table:table-cell office:value-type="float" office:value="8909000" calcext:value-type="float">
            <text:p>8909000</text:p>
          </table:table-cell>
          <table:table-cell table:formula="of:=([.B1043]-[.B1042])*[.C1043]+([.C1043]-[.C1042])*[.B1043]" office:value-type="float" office:value="-287471763.818" calcext:value-type="float">
            <text:p>-287,471,763.82</text:p>
          </table:table-cell>
        </table:table-row>
        <table:table-row table:style-name="ro1">
          <table:table-cell table:style-name="ce1" office:value-type="string" calcext:value-type="string">
            <text:p>2011-05-03</text:p>
          </table:table-cell>
          <table:table-cell office:value-type="float" office:value="65.709999" calcext:value-type="float">
            <text:p>65.709999</text:p>
          </table:table-cell>
          <table:table-cell office:value-type="float" office:value="9924100" calcext:value-type="float">
            <text:p>9924100</text:p>
          </table:table-cell>
          <table:table-cell table:formula="of:=([.B1044]-[.B1043])*[.C1044]+([.C1044]-[.C1043])*[.B1044]" office:value-type="float" office:value="71961983.0607999" calcext:value-type="float">
            <text:p>71,961,983.06</text:p>
          </table:table-cell>
        </table:table-row>
        <table:table-row table:style-name="ro1">
          <table:table-cell table:style-name="ce1" office:value-type="string" calcext:value-type="string">
            <text:p>2011-05-04</text:p>
          </table:table-cell>
          <table:table-cell office:value-type="float" office:value="66.470001" calcext:value-type="float">
            <text:p>66.470001</text:p>
          </table:table-cell>
          <table:table-cell office:value-type="float" office:value="14236900" calcext:value-type="float">
            <text:p>14236900</text:p>
          </table:table-cell>
          <table:table-cell table:formula="of:=([.B1045]-[.B1044])*[.C1045]+([.C1045]-[.C1044])*[.B1045]" office:value-type="float" office:value="297491892.7866" calcext:value-type="float">
            <text:p>297,491,892.79</text:p>
          </table:table-cell>
        </table:table-row>
        <table:table-row table:style-name="ro1">
          <table:table-cell table:style-name="ce1" office:value-type="string" calcext:value-type="string">
            <text:p>2011-05-05</text:p>
          </table:table-cell>
          <table:table-cell office:value-type="float" office:value="65.879997" calcext:value-type="float">
            <text:p>65.879997</text:p>
          </table:table-cell>
          <table:table-cell office:value-type="float" office:value="10812500" calcext:value-type="float">
            <text:p>10812500</text:p>
          </table:table-cell>
          <table:table-cell table:formula="of:=([.B1046]-[.B1045])*[.C1046]+([.C1046]-[.C1045])*[.B1046]" office:value-type="float" office:value="-231978879.9768" calcext:value-type="float">
            <text:p>-231,978,879.98</text:p>
          </table:table-cell>
        </table:table-row>
        <table:table-row table:style-name="ro1">
          <table:table-cell table:style-name="ce1" office:value-type="string" calcext:value-type="string">
            <text:p>2011-05-06</text:p>
          </table:table-cell>
          <table:table-cell office:value-type="float" office:value="65.269997" calcext:value-type="float">
            <text:p>65.269997</text:p>
          </table:table-cell>
          <table:table-cell office:value-type="float" office:value="11125800" calcext:value-type="float">
            <text:p>11125800</text:p>
          </table:table-cell>
          <table:table-cell table:formula="of:=([.B1047]-[.B1046])*[.C1047]+([.C1047]-[.C1046])*[.B1047]" office:value-type="float" office:value="13662352.0601" calcext:value-type="float">
            <text:p>13,662,352.06</text:p>
          </table:table-cell>
        </table:table-row>
        <table:table-row table:style-name="ro1">
          <table:table-cell table:style-name="ce1" office:value-type="string" calcext:value-type="string">
            <text:p>2011-05-09</text:p>
          </table:table-cell>
          <table:table-cell office:value-type="float" office:value="65.139999" calcext:value-type="float">
            <text:p>65.139999</text:p>
          </table:table-cell>
          <table:table-cell office:value-type="float" office:value="8698800" calcext:value-type="float">
            <text:p>8698800</text:p>
          </table:table-cell>
          <table:table-cell table:formula="of:=([.B1048]-[.B1047])*[.C1048]+([.C1048]-[.C1047])*[.B1048]" office:value-type="float" office:value="-159225604.1754" calcext:value-type="float">
            <text:p>-159,225,604.18</text:p>
          </table:table-cell>
        </table:table-row>
        <table:table-row table:style-name="ro1">
          <table:table-cell table:style-name="ce1" office:value-type="string" calcext:value-type="string">
            <text:p>2011-05-10</text:p>
          </table:table-cell>
          <table:table-cell office:value-type="float" office:value="65.730003" calcext:value-type="float">
            <text:p>65.730003</text:p>
          </table:table-cell>
          <table:table-cell office:value-type="float" office:value="8076200" calcext:value-type="float">
            <text:p>8076200</text:p>
          </table:table-cell>
          <table:table-cell table:formula="of:=([.B1049]-[.B1048])*[.C1049]+([.C1049]-[.C1048])*[.B1049]" office:value-type="float" office:value="-36158509.5630001" calcext:value-type="float">
            <text:p>-36,158,509.56</text:p>
          </table:table-cell>
        </table:table-row>
        <table:table-row table:style-name="ro1">
          <table:table-cell table:style-name="ce1" office:value-type="string" calcext:value-type="string">
            <text:p>2011-05-11</text:p>
          </table:table-cell>
          <table:table-cell office:value-type="float" office:value="65.919998" calcext:value-type="float">
            <text:p>65.919998</text:p>
          </table:table-cell>
          <table:table-cell office:value-type="float" office:value="9176300" calcext:value-type="float">
            <text:p>9176300</text:p>
          </table:table-cell>
          <table:table-cell table:formula="of:=([.B1050]-[.B1049])*[.C1050]+([.C1050]-[.C1049])*[.B1050]" office:value-type="float" office:value="74262040.9183001" calcext:value-type="float">
            <text:p>74,262,040.92</text:p>
          </table:table-cell>
        </table:table-row>
        <table:table-row table:style-name="ro1">
          <table:table-cell table:style-name="ce1" office:value-type="string" calcext:value-type="string">
            <text:p>2011-05-12</text:p>
          </table:table-cell>
          <table:table-cell office:value-type="float" office:value="66.839996" calcext:value-type="float">
            <text:p>66.839996</text:p>
          </table:table-cell>
          <table:table-cell office:value-type="float" office:value="11100000" calcext:value-type="float">
            <text:p>11100000</text:p>
          </table:table-cell>
          <table:table-cell table:formula="of:=([.B1051]-[.B1050])*[.C1051]+([.C1051]-[.C1050])*[.B1051]" office:value-type="float" office:value="138792078.1052" calcext:value-type="float">
            <text:p>138,792,078.11</text:p>
          </table:table-cell>
        </table:table-row>
        <table:table-row table:style-name="ro1">
          <table:table-cell table:style-name="ce1" office:value-type="string" calcext:value-type="string">
            <text:p>2011-05-13</text:p>
          </table:table-cell>
          <table:table-cell office:value-type="float" office:value="66.860001" calcext:value-type="float">
            <text:p>66.860001</text:p>
          </table:table-cell>
          <table:table-cell office:value-type="float" office:value="12601200" calcext:value-type="float">
            <text:p>12601200</text:p>
          </table:table-cell>
          <table:table-cell table:formula="of:=([.B1052]-[.B1051])*[.C1052]+([.C1052]-[.C1051])*[.B1052]" office:value-type="float" office:value="100622320.5072" calcext:value-type="float">
            <text:p>100,622,320.51</text:p>
          </table:table-cell>
        </table:table-row>
        <table:table-row table:style-name="ro1">
          <table:table-cell table:style-name="ce1" office:value-type="string" calcext:value-type="string">
            <text:p>2011-05-16</text:p>
          </table:table-cell>
          <table:table-cell office:value-type="float" office:value="66.940002" calcext:value-type="float">
            <text:p>66.940002</text:p>
          </table:table-cell>
          <table:table-cell office:value-type="float" office:value="9880600" calcext:value-type="float">
            <text:p>9880600</text:p>
          </table:table-cell>
          <table:table-cell table:formula="of:=([.B1053]-[.B1052])*[.C1053]+([.C1053]-[.C1052])*[.B1053]" office:value-type="float" office:value="-181326511.5606" calcext:value-type="float">
            <text:p>-181,326,511.56</text:p>
          </table:table-cell>
        </table:table-row>
        <table:table-row table:style-name="ro1">
          <table:table-cell table:style-name="ce1" office:value-type="string" calcext:value-type="string">
            <text:p>2011-05-17</text:p>
          </table:table-cell>
          <table:table-cell office:value-type="float" office:value="67.419998" calcext:value-type="float">
            <text:p>67.419998</text:p>
          </table:table-cell>
          <table:table-cell office:value-type="float" office:value="12185600" calcext:value-type="float">
            <text:p>12185600</text:p>
          </table:table-cell>
          <table:table-cell table:formula="of:=([.B1054]-[.B1053])*[.C1054]+([.C1054]-[.C1053])*[.B1054]" office:value-type="float" office:value="161252134.6476" calcext:value-type="float">
            <text:p>161,252,134.65</text:p>
          </table:table-cell>
        </table:table-row>
        <table:table-row table:style-name="ro1">
          <table:table-cell table:style-name="ce1" office:value-type="string" calcext:value-type="string">
            <text:p>2011-05-18</text:p>
          </table:table-cell>
          <table:table-cell office:value-type="float" office:value="67.379997" calcext:value-type="float">
            <text:p>67.379997</text:p>
          </table:table-cell>
          <table:table-cell office:value-type="float" office:value="8870300" calcext:value-type="float">
            <text:p>8870300</text:p>
          </table:table-cell>
          <table:table-cell table:formula="of:=([.B1055]-[.B1054])*[.C1055]+([.C1055]-[.C1054])*[.B1055]" office:value-type="float" office:value="-223739724.9244" calcext:value-type="float">
            <text:p>-223,739,724.92</text:p>
          </table:table-cell>
        </table:table-row>
        <table:table-row table:style-name="ro1">
          <table:table-cell table:style-name="ce1" office:value-type="string" calcext:value-type="string">
            <text:p>2011-05-19</text:p>
          </table:table-cell>
          <table:table-cell office:value-type="float" office:value="67.459999" calcext:value-type="float">
            <text:p>67.459999</text:p>
          </table:table-cell>
          <table:table-cell office:value-type="float" office:value="7425400" calcext:value-type="float">
            <text:p>7425400</text:p>
          </table:table-cell>
          <table:table-cell table:formula="of:=([.B1056]-[.B1055])*[.C1056]+([.C1056]-[.C1055])*[.B1056]" office:value-type="float" office:value="-96878905.7043001" calcext:value-type="float">
            <text:p>-96,878,905.70</text:p>
          </table:table-cell>
        </table:table-row>
        <table:table-row table:style-name="ro1">
          <table:table-cell table:style-name="ce1" office:value-type="string" calcext:value-type="string">
            <text:p>2011-05-20</text:p>
          </table:table-cell>
          <table:table-cell office:value-type="float" office:value="67.360001" calcext:value-type="float">
            <text:p>67.360001</text:p>
          </table:table-cell>
          <table:table-cell office:value-type="float" office:value="9361500" calcext:value-type="float">
            <text:p>9361500</text:p>
          </table:table-cell>
          <table:table-cell table:formula="of:=([.B1057]-[.B1056])*[.C1057]+([.C1057]-[.C1056])*[.B1057]" office:value-type="float" office:value="129479566.6591" calcext:value-type="float">
            <text:p>129,479,566.66</text:p>
          </table:table-cell>
        </table:table-row>
        <table:table-row table:style-name="ro1">
          <table:table-cell table:style-name="ce1" office:value-type="string" calcext:value-type="string">
            <text:p>2011-05-23</text:p>
          </table:table-cell>
          <table:table-cell office:value-type="float" office:value="67.050003" calcext:value-type="float">
            <text:p>67.050003</text:p>
          </table:table-cell>
          <table:table-cell office:value-type="float" office:value="9406300" calcext:value-type="float">
            <text:p>9406300</text:p>
          </table:table-cell>
          <table:table-cell table:formula="of:=([.B1058]-[.B1057])*[.C1058]+([.C1058]-[.C1057])*[.B1058]" office:value-type="float" office:value="87905.9470000649" calcext:value-type="float">
            <text:p>87,905.95</text:p>
          </table:table-cell>
        </table:table-row>
        <table:table-row table:style-name="ro1">
          <table:table-cell table:style-name="ce1" office:value-type="string" calcext:value-type="string">
            <text:p>2011-05-24</text:p>
          </table:table-cell>
          <table:table-cell office:value-type="float" office:value="67.010002" calcext:value-type="float">
            <text:p>67.010002</text:p>
          </table:table-cell>
          <table:table-cell office:value-type="float" office:value="7105200" calcext:value-type="float">
            <text:p>7105200</text:p>
          </table:table-cell>
          <table:table-cell table:formula="of:=([.B1059]-[.B1058])*[.C1059]+([.C1059]-[.C1058])*[.B1059]" office:value-type="float" office:value="-154480930.7074" calcext:value-type="float">
            <text:p>-154,480,930.71</text:p>
          </table:table-cell>
        </table:table-row>
        <table:table-row table:style-name="ro1">
          <table:table-cell table:style-name="ce1" office:value-type="string" calcext:value-type="string">
            <text:p>2011-05-25</text:p>
          </table:table-cell>
          <table:table-cell office:value-type="float" office:value="66.379997" calcext:value-type="float">
            <text:p>66.379997</text:p>
          </table:table-cell>
          <table:table-cell office:value-type="float" office:value="11639200" calcext:value-type="float">
            <text:p>11639200</text:p>
          </table:table-cell>
          <table:table-cell table:formula="of:=([.B1060]-[.B1059])*[.C1060]+([.C1060]-[.C1059])*[.B1060]" office:value-type="float" office:value="293634152.202" calcext:value-type="float">
            <text:p>293,634,152.20</text:p>
          </table:table-cell>
        </table:table-row>
        <table:table-row table:style-name="ro1">
          <table:table-cell table:style-name="ce1" office:value-type="string" calcext:value-type="string">
            <text:p>2011-05-26</text:p>
          </table:table-cell>
          <table:table-cell office:value-type="float" office:value="66.190002" calcext:value-type="float">
            <text:p>66.190002</text:p>
          </table:table-cell>
          <table:table-cell office:value-type="float" office:value="8946700" calcext:value-type="float">
            <text:p>8946700</text:p>
          </table:table-cell>
          <table:table-cell table:formula="of:=([.B1061]-[.B1060])*[.C1061]+([.C1061]-[.C1060])*[.B1061]" office:value-type="float" office:value="-179916408.6515" calcext:value-type="float">
            <text:p>-179,916,408.65</text:p>
          </table:table-cell>
        </table:table-row>
        <table:table-row table:style-name="ro1">
          <table:table-cell table:style-name="ce1" office:value-type="string" calcext:value-type="string">
            <text:p>2011-05-27</text:p>
          </table:table-cell>
          <table:table-cell office:value-type="float" office:value="66.199997" calcext:value-type="float">
            <text:p>66.199997</text:p>
          </table:table-cell>
          <table:table-cell office:value-type="float" office:value="7973400" calcext:value-type="float">
            <text:p>7973400</text:p>
          </table:table-cell>
          <table:table-cell table:formula="of:=([.B1062]-[.B1061])*[.C1062]+([.C1062]-[.C1061])*[.B1062]" office:value-type="float" office:value="-64352762.9471001" calcext:value-type="float">
            <text:p>-64,352,762.95</text:p>
          </table:table-cell>
        </table:table-row>
        <table:table-row table:style-name="ro1">
          <table:table-cell table:style-name="ce1" office:value-type="string" calcext:value-type="string">
            <text:p>2011-05-31</text:p>
          </table:table-cell>
          <table:table-cell office:value-type="float" office:value="67" calcext:value-type="float">
            <text:p>67</text:p>
          </table:table-cell>
          <table:table-cell office:value-type="float" office:value="10603900" calcext:value-type="float">
            <text:p>10603900</text:p>
          </table:table-cell>
          <table:table-cell table:formula="of:=([.B1063]-[.B1062])*[.C1063]+([.C1063]-[.C1062])*[.B1063]" office:value-type="float" office:value="184726651.8117" calcext:value-type="float">
            <text:p>184,726,651.81</text:p>
          </table:table-cell>
        </table:table-row>
        <table:table-row table:style-name="ro1">
          <table:table-cell table:style-name="ce1" office:value-type="string" calcext:value-type="string">
            <text:p>2011-06-01</text:p>
          </table:table-cell>
          <table:table-cell office:value-type="float" office:value="66.400002" calcext:value-type="float">
            <text:p>66.400002</text:p>
          </table:table-cell>
          <table:table-cell office:value-type="float" office:value="9579500" calcext:value-type="float">
            <text:p>9579500</text:p>
          </table:table-cell>
          <table:table-cell table:formula="of:=([.B1064]-[.B1063])*[.C1064]+([.C1064]-[.C1063])*[.B1064]" office:value-type="float" office:value="-73767842.8898" calcext:value-type="float">
            <text:p>-73,767,842.89</text:p>
          </table:table-cell>
        </table:table-row>
        <table:table-row table:style-name="ro1">
          <table:table-cell table:style-name="ce1" office:value-type="string" calcext:value-type="string">
            <text:p>2011-06-02</text:p>
          </table:table-cell>
          <table:table-cell office:value-type="float" office:value="66.010002" calcext:value-type="float">
            <text:p>66.010002</text:p>
          </table:table-cell>
          <table:table-cell office:value-type="float" office:value="8540400" calcext:value-type="float">
            <text:p>8540400</text:p>
          </table:table-cell>
          <table:table-cell table:formula="of:=([.B1065]-[.B1064])*[.C1065]+([.C1065]-[.C1064])*[.B1065]" office:value-type="float" office:value="-71921749.0782" calcext:value-type="float">
            <text:p>-71,921,749.08</text:p>
          </table:table-cell>
        </table:table-row>
        <table:table-row table:style-name="ro1">
          <table:table-cell table:style-name="ce1" office:value-type="string" calcext:value-type="string">
            <text:p>2011-06-03</text:p>
          </table:table-cell>
          <table:table-cell office:value-type="float" office:value="65.43" calcext:value-type="float">
            <text:p>65.43</text:p>
          </table:table-cell>
          <table:table-cell office:value-type="float" office:value="8579100" calcext:value-type="float">
            <text:p>8579100</text:p>
          </table:table-cell>
          <table:table-cell table:formula="of:=([.B1066]-[.B1065])*[.C1066]+([.C1066]-[.C1065])*[.B1066]" office:value-type="float" office:value="-2443754.15819994" calcext:value-type="float">
            <text:p>-2,443,754.16</text:p>
          </table:table-cell>
        </table:table-row>
        <table:table-row table:style-name="ro1">
          <table:table-cell table:style-name="ce1" office:value-type="string" calcext:value-type="string">
            <text:p>2011-06-06</text:p>
          </table:table-cell>
          <table:table-cell office:value-type="float" office:value="65.5" calcext:value-type="float">
            <text:p>65.5</text:p>
          </table:table-cell>
          <table:table-cell office:value-type="float" office:value="7668800" calcext:value-type="float">
            <text:p>7668800</text:p>
          </table:table-cell>
          <table:table-cell table:formula="of:=([.B1067]-[.B1066])*[.C1067]+([.C1067]-[.C1066])*[.B1067]" office:value-type="float" office:value="-59087834.0000001" calcext:value-type="float">
            <text:p>-59,087,834.00</text:p>
          </table:table-cell>
        </table:table-row>
        <table:table-row table:style-name="ro1">
          <table:table-cell table:style-name="ce1" office:value-type="string" calcext:value-type="string">
            <text:p>2011-06-07</text:p>
          </table:table-cell>
          <table:table-cell office:value-type="float" office:value="65.059998" calcext:value-type="float">
            <text:p>65.059998</text:p>
          </table:table-cell>
          <table:table-cell office:value-type="float" office:value="8892500" calcext:value-type="float">
            <text:p>8892500</text:p>
          </table:table-cell>
          <table:table-cell table:formula="of:=([.B1068]-[.B1067])*[.C1068]+([.C1068]-[.C1067])*[.B1068]" office:value-type="float" office:value="75701201.7675999" calcext:value-type="float">
            <text:p>75,701,201.77</text:p>
          </table:table-cell>
        </table:table-row>
        <table:table-row table:style-name="ro1">
          <table:table-cell table:style-name="ce1" office:value-type="string" calcext:value-type="string">
            <text:p>2011-06-08</text:p>
          </table:table-cell>
          <table:table-cell office:value-type="float" office:value="64.849998" calcext:value-type="float">
            <text:p>64.849998</text:p>
          </table:table-cell>
          <table:table-cell office:value-type="float" office:value="11292100" calcext:value-type="float">
            <text:p>11292100</text:p>
          </table:table-cell>
          <table:table-cell table:formula="of:=([.B1069]-[.B1068])*[.C1069]+([.C1069]-[.C1068])*[.B1069]" office:value-type="float" office:value="153242714.2008" calcext:value-type="float">
            <text:p>153,242,714.20</text:p>
          </table:table-cell>
        </table:table-row>
        <table:table-row table:style-name="ro1">
          <table:table-cell table:style-name="ce1" office:value-type="string" calcext:value-type="string">
            <text:p>2011-06-09</text:p>
          </table:table-cell>
          <table:table-cell office:value-type="float" office:value="65.010002" calcext:value-type="float">
            <text:p>65.010002</text:p>
          </table:table-cell>
          <table:table-cell office:value-type="float" office:value="10219500" calcext:value-type="float">
            <text:p>10219500</text:p>
          </table:table-cell>
          <table:table-cell table:formula="of:=([.B1070]-[.B1069])*[.C1070]+([.C1070]-[.C1069])*[.B1070]" office:value-type="float" office:value="-68094567.2672" calcext:value-type="float">
            <text:p>-68,094,567.27</text:p>
          </table:table-cell>
        </table:table-row>
        <table:table-row table:style-name="ro1">
          <table:table-cell table:style-name="ce1" office:value-type="string" calcext:value-type="string">
            <text:p>2011-06-10</text:p>
          </table:table-cell>
          <table:table-cell office:value-type="float" office:value="64.699997" calcext:value-type="float">
            <text:p>64.699997</text:p>
          </table:table-cell>
          <table:table-cell office:value-type="float" office:value="10509000" calcext:value-type="float">
            <text:p>10509000</text:p>
          </table:table-cell>
          <table:table-cell table:formula="of:=([.B1071]-[.B1070])*[.C1071]+([.C1071]-[.C1070])*[.B1071]" office:value-type="float" office:value="15472806.5865" calcext:value-type="float">
            <text:p>15,472,806.59</text:p>
          </table:table-cell>
        </table:table-row>
        <table:table-row table:style-name="ro1">
          <table:table-cell table:style-name="ce1" office:value-type="string" calcext:value-type="string">
            <text:p>2011-06-13</text:p>
          </table:table-cell>
          <table:table-cell office:value-type="float" office:value="64.769997" calcext:value-type="float">
            <text:p>64.769997</text:p>
          </table:table-cell>
          <table:table-cell office:value-type="float" office:value="8873100" calcext:value-type="float">
            <text:p>8873100</text:p>
          </table:table-cell>
          <table:table-cell table:formula="of:=([.B1072]-[.B1071])*[.C1072]+([.C1072]-[.C1071])*[.B1072]" office:value-type="float" office:value="-105336121.0923" calcext:value-type="float">
            <text:p>-105,336,121.09</text:p>
          </table:table-cell>
        </table:table-row>
        <table:table-row table:style-name="ro1">
          <table:table-cell table:style-name="ce1" office:value-type="string" calcext:value-type="string">
            <text:p>2011-06-14</text:p>
          </table:table-cell>
          <table:table-cell office:value-type="float" office:value="64.760002" calcext:value-type="float">
            <text:p>64.760002</text:p>
          </table:table-cell>
          <table:table-cell office:value-type="float" office:value="7240100" calcext:value-type="float">
            <text:p>7240100</text:p>
          </table:table-cell>
          <table:table-cell table:formula="of:=([.B1073]-[.B1072])*[.C1073]+([.C1073]-[.C1072])*[.B1073]" office:value-type="float" office:value="-105825448.0655" calcext:value-type="float">
            <text:p>-105,825,448.07</text:p>
          </table:table-cell>
        </table:table-row>
        <table:table-row table:style-name="ro1">
          <table:table-cell table:style-name="ce1" office:value-type="string" calcext:value-type="string">
            <text:p>2011-06-15</text:p>
          </table:table-cell>
          <table:table-cell office:value-type="float" office:value="63.759998" calcext:value-type="float">
            <text:p>63.759998</text:p>
          </table:table-cell>
          <table:table-cell office:value-type="float" office:value="11790300" calcext:value-type="float">
            <text:p>11790300</text:p>
          </table:table-cell>
          <table:table-cell table:formula="of:=([.B1074]-[.B1073])*[.C1074]+([.C1074]-[.C1073])*[.B1074]" office:value-type="float" office:value="278330395.7384" calcext:value-type="float">
            <text:p>278,330,395.74</text:p>
          </table:table-cell>
        </table:table-row>
        <table:table-row table:style-name="ro1">
          <table:table-cell table:style-name="ce1" office:value-type="string" calcext:value-type="string">
            <text:p>2011-06-16</text:p>
          </table:table-cell>
          <table:table-cell office:value-type="float" office:value="64.260002" calcext:value-type="float">
            <text:p>64.260002</text:p>
          </table:table-cell>
          <table:table-cell office:value-type="float" office:value="8894300" calcext:value-type="float">
            <text:p>8894300</text:p>
          </table:table-cell>
          <table:table-cell table:formula="of:=([.B1075]-[.B1074])*[.C1075]+([.C1075]-[.C1074])*[.B1075]" office:value-type="float" office:value="-181649780.2148" calcext:value-type="float">
            <text:p>-181,649,780.21</text:p>
          </table:table-cell>
        </table:table-row>
        <table:table-row table:style-name="ro1">
          <table:table-cell table:style-name="ce1" office:value-type="string" calcext:value-type="string">
            <text:p>2011-06-17</text:p>
          </table:table-cell>
          <table:table-cell office:value-type="float" office:value="64.690002" calcext:value-type="float">
            <text:p>64.690002</text:p>
          </table:table-cell>
          <table:table-cell office:value-type="float" office:value="10057200" calcext:value-type="float">
            <text:p>10057200</text:p>
          </table:table-cell>
          <table:table-cell table:formula="of:=([.B1076]-[.B1075])*[.C1076]+([.C1076]-[.C1075])*[.B1076]" office:value-type="float" office:value="79552599.3258001" calcext:value-type="float">
            <text:p>79,552,599.33</text:p>
          </table:table-cell>
        </table:table-row>
        <table:table-row table:style-name="ro1">
          <table:table-cell table:style-name="ce1" office:value-type="string" calcext:value-type="string">
            <text:p>2011-06-20</text:p>
          </table:table-cell>
          <table:table-cell office:value-type="float" office:value="65.089996" calcext:value-type="float">
            <text:p>65.089996</text:p>
          </table:table-cell>
          <table:table-cell office:value-type="float" office:value="5911700" calcext:value-type="float">
            <text:p>5911700</text:p>
          </table:table-cell>
          <table:table-cell table:formula="of:=([.B1077]-[.B1076])*[.C1077]+([.C1077]-[.C1076])*[.B1077]" office:value-type="float" office:value="-267465933.8882" calcext:value-type="float">
            <text:p>-267,465,933.89</text:p>
          </table:table-cell>
        </table:table-row>
        <table:table-row table:style-name="ro1">
          <table:table-cell table:style-name="ce1" office:value-type="string" calcext:value-type="string">
            <text:p>2011-06-21</text:p>
          </table:table-cell>
          <table:table-cell office:value-type="float" office:value="64.220001" calcext:value-type="float">
            <text:p>64.220001</text:p>
          </table:table-cell>
          <table:table-cell office:value-type="float" office:value="11024200" calcext:value-type="float">
            <text:p>11024200</text:p>
          </table:table-cell>
          <table:table-cell table:formula="of:=([.B1078]-[.B1077])*[.C1078]+([.C1078]-[.C1077])*[.B1078]" office:value-type="float" office:value="318733756.2335" calcext:value-type="float">
            <text:p>318,733,756.23</text:p>
          </table:table-cell>
        </table:table-row>
        <table:table-row table:style-name="ro1">
          <table:table-cell table:style-name="ce1" office:value-type="string" calcext:value-type="string">
            <text:p>2011-06-22</text:p>
          </table:table-cell>
          <table:table-cell office:value-type="float" office:value="64.059998" calcext:value-type="float">
            <text:p>64.059998</text:p>
          </table:table-cell>
          <table:table-cell office:value-type="float" office:value="9107100" calcext:value-type="float">
            <text:p>9107100</text:p>
          </table:table-cell>
          <table:table-cell table:formula="of:=([.B1079]-[.B1078])*[.C1079]+([.C1079]-[.C1078])*[.B1079]" office:value-type="float" office:value="-124266585.4871" calcext:value-type="float">
            <text:p>-124,266,585.49</text:p>
          </table:table-cell>
        </table:table-row>
        <table:table-row table:style-name="ro1">
          <table:table-cell table:style-name="ce1" office:value-type="string" calcext:value-type="string">
            <text:p>2011-06-23</text:p>
          </table:table-cell>
          <table:table-cell office:value-type="float" office:value="63.459999" calcext:value-type="float">
            <text:p>63.459999</text:p>
          </table:table-cell>
          <table:table-cell office:value-type="float" office:value="11693900" calcext:value-type="float">
            <text:p>11693900</text:p>
          </table:table-cell>
          <table:table-cell table:formula="of:=([.B1080]-[.B1079])*[.C1080]+([.C1080]-[.C1079])*[.B1080]" office:value-type="float" office:value="157141997.1071" calcext:value-type="float">
            <text:p>157,141,997.11</text:p>
          </table:table-cell>
        </table:table-row>
        <table:table-row table:style-name="ro1">
          <table:table-cell table:style-name="ce1" office:value-type="string" calcext:value-type="string">
            <text:p>2011-06-24</text:p>
          </table:table-cell>
          <table:table-cell office:value-type="float" office:value="62.59" calcext:value-type="float">
            <text:p>62.59</text:p>
          </table:table-cell>
          <table:table-cell office:value-type="float" office:value="15278300" calcext:value-type="float">
            <text:p>15278300</text:p>
          </table:table-cell>
          <table:table-cell table:formula="of:=([.B1081]-[.B1080])*[.C1081]+([.C1081]-[.C1080])*[.B1081]" office:value-type="float" office:value="211055490.2783" calcext:value-type="float">
            <text:p>211,055,490.28</text:p>
          </table:table-cell>
        </table:table-row>
        <table:table-row table:style-name="ro1">
          <table:table-cell table:style-name="ce1" office:value-type="string" calcext:value-type="string">
            <text:p>2011-06-27</text:p>
          </table:table-cell>
          <table:table-cell office:value-type="float" office:value="62.82" calcext:value-type="float">
            <text:p>62.82</text:p>
          </table:table-cell>
          <table:table-cell office:value-type="float" office:value="6705500" calcext:value-type="float">
            <text:p>6705500</text:p>
          </table:table-cell>
          <table:table-cell table:formula="of:=([.B1082]-[.B1081])*[.C1082]+([.C1082]-[.C1081])*[.B1082]" office:value-type="float" office:value="-537001031" calcext:value-type="float">
            <text:p>-537,001,031.00</text:p>
          </table:table-cell>
        </table:table-row>
        <table:table-row table:style-name="ro1">
          <table:table-cell table:style-name="ce1" office:value-type="string" calcext:value-type="string">
            <text:p>2011-06-28</text:p>
          </table:table-cell>
          <table:table-cell office:value-type="float" office:value="62.720001" calcext:value-type="float">
            <text:p>62.720001</text:p>
          </table:table-cell>
          <table:table-cell office:value-type="float" office:value="8551500" calcext:value-type="float">
            <text:p>8551500</text:p>
          </table:table-cell>
          <table:table-cell table:formula="of:=([.B1083]-[.B1082])*[.C1083]+([.C1083]-[.C1082])*[.B1083]" office:value-type="float" office:value="114925980.3975" calcext:value-type="float">
            <text:p>114,925,980.40</text:p>
          </table:table-cell>
        </table:table-row>
        <table:table-row table:style-name="ro1">
          <table:table-cell table:style-name="ce1" office:value-type="string" calcext:value-type="string">
            <text:p>2011-06-29</text:p>
          </table:table-cell>
          <table:table-cell office:value-type="float" office:value="62.549999" calcext:value-type="float">
            <text:p>62.549999</text:p>
          </table:table-cell>
          <table:table-cell office:value-type="float" office:value="11386200" calcext:value-type="float">
            <text:p>11386200</text:p>
          </table:table-cell>
          <table:table-cell table:formula="of:=([.B1084]-[.B1083])*[.C1084]+([.C1084]-[.C1083])*[.B1084]" office:value-type="float" office:value="175374805.3929" calcext:value-type="float">
            <text:p>175,374,805.39</text:p>
          </table:table-cell>
        </table:table-row>
        <table:table-row table:style-name="ro1">
          <table:table-cell table:style-name="ce1" office:value-type="string" calcext:value-type="string">
            <text:p>2011-06-30</text:p>
          </table:table-cell>
          <table:table-cell office:value-type="float" office:value="63.57" calcext:value-type="float">
            <text:p>63.57</text:p>
          </table:table-cell>
          <table:table-cell office:value-type="float" office:value="11807400" calcext:value-type="float">
            <text:p>11807400</text:p>
          </table:table-cell>
          <table:table-cell table:formula="of:=([.B1085]-[.B1084])*[.C1085]+([.C1085]-[.C1084])*[.B1085]" office:value-type="float" office:value="38819243.8074" calcext:value-type="float">
            <text:p>38,819,243.81</text:p>
          </table:table-cell>
        </table:table-row>
        <table:table-row table:style-name="ro1">
          <table:table-cell table:style-name="ce1" office:value-type="string" calcext:value-type="string">
            <text:p>2011-07-01</text:p>
          </table:table-cell>
          <table:table-cell office:value-type="float" office:value="64.269997" calcext:value-type="float">
            <text:p>64.269997</text:p>
          </table:table-cell>
          <table:table-cell office:value-type="float" office:value="9700500" calcext:value-type="float">
            <text:p>9700500</text:p>
          </table:table-cell>
          <table:table-cell table:formula="of:=([.B1086]-[.B1085])*[.C1086]+([.C1086]-[.C1085])*[.B1086]" office:value-type="float" office:value="-128620135.7808" calcext:value-type="float">
            <text:p>-128,620,135.78</text:p>
          </table:table-cell>
        </table:table-row>
        <table:table-row table:style-name="ro1">
          <table:table-cell table:style-name="ce1" office:value-type="string" calcext:value-type="string">
            <text:p>2011-07-05</text:p>
          </table:table-cell>
          <table:table-cell office:value-type="float" office:value="64.260002" calcext:value-type="float">
            <text:p>64.260002</text:p>
          </table:table-cell>
          <table:table-cell office:value-type="float" office:value="9224100" calcext:value-type="float">
            <text:p>9224100</text:p>
          </table:table-cell>
          <table:table-cell table:formula="of:=([.B1087]-[.B1086])*[.C1087]+([.C1087]-[.C1086])*[.B1087]" office:value-type="float" office:value="-30705659.8323" calcext:value-type="float">
            <text:p>-30,705,659.83</text:p>
          </table:table-cell>
        </table:table-row>
        <table:table-row table:style-name="ro1">
          <table:table-cell table:style-name="ce1" office:value-type="string" calcext:value-type="string">
            <text:p>2011-07-06</text:p>
          </table:table-cell>
          <table:table-cell office:value-type="float" office:value="64.699997" calcext:value-type="float">
            <text:p>64.699997</text:p>
          </table:table-cell>
          <table:table-cell office:value-type="float" office:value="9334700" calcext:value-type="float">
            <text:p>9334700</text:p>
          </table:table-cell>
          <table:table-cell table:formula="of:=([.B1088]-[.B1087])*[.C1088]+([.C1088]-[.C1087])*[.B1088]" office:value-type="float" office:value="11263040.9947" calcext:value-type="float">
            <text:p>11,263,040.99</text:p>
          </table:table-cell>
        </table:table-row>
        <table:table-row table:style-name="ro1">
          <table:table-cell table:style-name="ce1" office:value-type="string" calcext:value-type="string">
            <text:p>2011-07-07</text:p>
          </table:table-cell>
          <table:table-cell office:value-type="float" office:value="64.949997" calcext:value-type="float">
            <text:p>64.949997</text:p>
          </table:table-cell>
          <table:table-cell office:value-type="float" office:value="8973600" calcext:value-type="float">
            <text:p>8973600</text:p>
          </table:table-cell>
          <table:table-cell table:formula="of:=([.B1089]-[.B1088])*[.C1089]+([.C1089]-[.C1088])*[.B1089]" office:value-type="float" office:value="-21210043.9167" calcext:value-type="float">
            <text:p>-21,210,043.92</text:p>
          </table:table-cell>
        </table:table-row>
        <table:table-row table:style-name="ro1">
          <table:table-cell table:style-name="ce1" office:value-type="string" calcext:value-type="string">
            <text:p>2011-07-08</text:p>
          </table:table-cell>
          <table:table-cell office:value-type="float" office:value="64.93" calcext:value-type="float">
            <text:p>64.93</text:p>
          </table:table-cell>
          <table:table-cell office:value-type="float" office:value="9227800" calcext:value-type="float">
            <text:p>9227800</text:p>
          </table:table-cell>
          <table:table-cell table:formula="of:=([.B1090]-[.B1089])*[.C1090]+([.C1090]-[.C1089])*[.B1090]" office:value-type="float" office:value="16320677.6834001" calcext:value-type="float">
            <text:p>16,320,677.68</text:p>
          </table:table-cell>
        </table:table-row>
        <table:table-row table:style-name="ro1">
          <table:table-cell table:style-name="ce1" office:value-type="string" calcext:value-type="string">
            <text:p>2011-07-11</text:p>
          </table:table-cell>
          <table:table-cell office:value-type="float" office:value="64.720001" calcext:value-type="float">
            <text:p>64.720001</text:p>
          </table:table-cell>
          <table:table-cell office:value-type="float" office:value="9206700" calcext:value-type="float">
            <text:p>9206700</text:p>
          </table:table-cell>
          <table:table-cell table:formula="of:=([.B1091]-[.B1090])*[.C1091]+([.C1091]-[.C1090])*[.B1091]" office:value-type="float" office:value="-3298989.8144001" calcext:value-type="float">
            <text:p>-3,298,989.81</text:p>
          </table:table-cell>
        </table:table-row>
        <table:table-row table:style-name="ro1">
          <table:table-cell table:style-name="ce1" office:value-type="string" calcext:value-type="string">
            <text:p>2011-07-12</text:p>
          </table:table-cell>
          <table:table-cell office:value-type="float" office:value="64.529999" calcext:value-type="float">
            <text:p>64.529999</text:p>
          </table:table-cell>
          <table:table-cell office:value-type="float" office:value="11583700" calcext:value-type="float">
            <text:p>11583700</text:p>
          </table:table-cell>
          <table:table-cell table:formula="of:=([.B1092]-[.B1091])*[.C1092]+([.C1092]-[.C1091])*[.B1092]" office:value-type="float" office:value="151186881.4556" calcext:value-type="float">
            <text:p>151,186,881.46</text:p>
          </table:table-cell>
        </table:table-row>
        <table:table-row table:style-name="ro1">
          <table:table-cell table:style-name="ce1" office:value-type="string" calcext:value-type="string">
            <text:p>2011-07-13</text:p>
          </table:table-cell>
          <table:table-cell office:value-type="float" office:value="64.639999" calcext:value-type="float">
            <text:p>64.639999</text:p>
          </table:table-cell>
          <table:table-cell office:value-type="float" office:value="9154200" calcext:value-type="float">
            <text:p>9154200</text:p>
          </table:table-cell>
          <table:table-cell table:formula="of:=([.B1093]-[.B1092])*[.C1093]+([.C1093]-[.C1092])*[.B1093]" office:value-type="float" office:value="-156035915.5705" calcext:value-type="float">
            <text:p>-156,035,915.57</text:p>
          </table:table-cell>
        </table:table-row>
        <table:table-row table:style-name="ro1">
          <table:table-cell table:style-name="ce1" office:value-type="string" calcext:value-type="string">
            <text:p>2011-07-14</text:p>
          </table:table-cell>
          <table:table-cell office:value-type="float" office:value="64.599998" calcext:value-type="float">
            <text:p>64.599998</text:p>
          </table:table-cell>
          <table:table-cell office:value-type="float" office:value="13269400" calcext:value-type="float">
            <text:p>13269400</text:p>
          </table:table-cell>
          <table:table-cell table:formula="of:=([.B1094]-[.B1093])*[.C1094]+([.C1094]-[.C1093])*[.B1094]" office:value-type="float" office:value="265311122.5002" calcext:value-type="float">
            <text:p>265,311,122.50</text:p>
          </table:table-cell>
        </table:table-row>
        <table:table-row table:style-name="ro1">
          <table:table-cell table:style-name="ce1" office:value-type="string" calcext:value-type="string">
            <text:p>2011-07-15</text:p>
          </table:table-cell>
          <table:table-cell office:value-type="float" office:value="64.830002" calcext:value-type="float">
            <text:p>64.830002</text:p>
          </table:table-cell>
          <table:table-cell office:value-type="float" office:value="20588800" calcext:value-type="float">
            <text:p>20588800</text:p>
          </table:table-cell>
          <table:table-cell table:formula="of:=([.B1095]-[.B1094])*[.C1095]+([.C1095]-[.C1094])*[.B1095]" office:value-type="float" office:value="479252222.994" calcext:value-type="float">
            <text:p>479,252,222.99</text:p>
          </table:table-cell>
        </table:table-row>
        <table:table-row table:style-name="ro1">
          <table:table-cell table:style-name="ce1" office:value-type="string" calcext:value-type="string">
            <text:p>2011-07-18</text:p>
          </table:table-cell>
          <table:table-cell office:value-type="float" office:value="64.550003" calcext:value-type="float">
            <text:p>64.550003</text:p>
          </table:table-cell>
          <table:table-cell office:value-type="float" office:value="13343700" calcext:value-type="float">
            <text:p>13343700</text:p>
          </table:table-cell>
          <table:table-cell table:formula="of:=([.B1096]-[.B1095])*[.C1096]+([.C1096]-[.C1095])*[.B1096]" office:value-type="float" office:value="-471407449.3916" calcext:value-type="float">
            <text:p>-471,407,449.39</text:p>
          </table:table-cell>
        </table:table-row>
        <table:table-row table:style-name="ro1">
          <table:table-cell table:style-name="ce1" office:value-type="string" calcext:value-type="string">
            <text:p>2011-07-19</text:p>
          </table:table-cell>
          <table:table-cell office:value-type="float" office:value="64.610001" calcext:value-type="float">
            <text:p>64.610001</text:p>
          </table:table-cell>
          <table:table-cell office:value-type="float" office:value="8393800" calcext:value-type="float">
            <text:p>8393800</text:p>
          </table:table-cell>
          <table:table-cell table:formula="of:=([.B1097]-[.B1096])*[.C1097]+([.C1097]-[.C1096])*[.B1097]" office:value-type="float" office:value="-319309432.7375" calcext:value-type="float">
            <text:p>-319,309,432.74</text:p>
          </table:table-cell>
        </table:table-row>
        <table:table-row table:style-name="ro1">
          <table:table-cell table:style-name="ce1" office:value-type="string" calcext:value-type="string">
            <text:p>2011-07-20</text:p>
          </table:table-cell>
          <table:table-cell office:value-type="float" office:value="64.199997" calcext:value-type="float">
            <text:p>64.199997</text:p>
          </table:table-cell>
          <table:table-cell office:value-type="float" office:value="13089600" calcext:value-type="float">
            <text:p>13089600</text:p>
          </table:table-cell>
          <table:table-cell table:formula="of:=([.B1098]-[.B1097])*[.C1098]+([.C1098]-[.C1097])*[.B1098]" office:value-type="float" office:value="296103557.5542" calcext:value-type="float">
            <text:p>296,103,557.55</text:p>
          </table:table-cell>
        </table:table-row>
        <table:table-row table:style-name="ro1">
          <table:table-cell table:style-name="ce1" office:value-type="string" calcext:value-type="string">
            <text:p>2011-07-21</text:p>
          </table:table-cell>
          <table:table-cell office:value-type="float" office:value="64.489998" calcext:value-type="float">
            <text:p>64.489998</text:p>
          </table:table-cell>
          <table:table-cell office:value-type="float" office:value="8564400" calcext:value-type="float">
            <text:p>8564400</text:p>
          </table:table-cell>
          <table:table-cell table:formula="of:=([.B1099]-[.B1098])*[.C1099]+([.C1099]-[.C1098])*[.B1099]" office:value-type="float" office:value="-289346454.3852" calcext:value-type="float">
            <text:p>-289,346,454.39</text:p>
          </table:table-cell>
        </table:table-row>
        <table:table-row table:style-name="ro1">
          <table:table-cell table:style-name="ce1" office:value-type="string" calcext:value-type="string">
            <text:p>2011-07-22</text:p>
          </table:table-cell>
          <table:table-cell office:value-type="float" office:value="64.25" calcext:value-type="float">
            <text:p>64.25</text:p>
          </table:table-cell>
          <table:table-cell office:value-type="float" office:value="6047200" calcext:value-type="float">
            <text:p>6047200</text:p>
          </table:table-cell>
          <table:table-cell table:formula="of:=([.B1100]-[.B1099])*[.C1100]+([.C1100]-[.C1099])*[.B1100]" office:value-type="float" office:value="-163181415.9056" calcext:value-type="float">
            <text:p>-163,181,415.91</text:p>
          </table:table-cell>
        </table:table-row>
        <table:table-row table:style-name="ro1">
          <table:table-cell table:style-name="ce1" office:value-type="string" calcext:value-type="string">
            <text:p>2011-07-25</text:p>
          </table:table-cell>
          <table:table-cell office:value-type="float" office:value="63.310001" calcext:value-type="float">
            <text:p>63.310001</text:p>
          </table:table-cell>
          <table:table-cell office:value-type="float" office:value="8801200" calcext:value-type="float">
            <text:p>8801200</text:p>
          </table:table-cell>
          <table:table-cell table:formula="of:=([.B1101]-[.B1100])*[.C1101]+([.C1101]-[.C1100])*[.B1101]" office:value-type="float" office:value="166082623.5552" calcext:value-type="float">
            <text:p>166,082,623.56</text:p>
          </table:table-cell>
        </table:table-row>
        <table:table-row table:style-name="ro1">
          <table:table-cell table:style-name="ce1" office:value-type="string" calcext:value-type="string">
            <text:p>2011-07-26</text:p>
          </table:table-cell>
          <table:table-cell office:value-type="float" office:value="63.09" calcext:value-type="float">
            <text:p>63.09</text:p>
          </table:table-cell>
          <table:table-cell office:value-type="float" office:value="8715200" calcext:value-type="float">
            <text:p>8715200</text:p>
          </table:table-cell>
          <table:table-cell table:formula="of:=([.B1102]-[.B1101])*[.C1102]+([.C1102]-[.C1101])*[.B1102]" office:value-type="float" office:value="-7343092.71519997" calcext:value-type="float">
            <text:p>-7,343,092.72</text:p>
          </table:table-cell>
        </table:table-row>
        <table:table-row table:style-name="ro1">
          <table:table-cell table:style-name="ce1" office:value-type="string" calcext:value-type="string">
            <text:p>2011-07-27</text:p>
          </table:table-cell>
          <table:table-cell office:value-type="float" office:value="62.200001" calcext:value-type="float">
            <text:p>62.200001</text:p>
          </table:table-cell>
          <table:table-cell office:value-type="float" office:value="11165200" calcext:value-type="float">
            <text:p>11165200</text:p>
          </table:table-cell>
          <table:table-cell table:formula="of:=([.B1103]-[.B1102])*[.C1103]+([.C1103]-[.C1102])*[.B1103]" office:value-type="float" office:value="142452985.6152" calcext:value-type="float">
            <text:p>142,452,985.62</text:p>
          </table:table-cell>
        </table:table-row>
        <table:table-row table:style-name="ro1">
          <table:table-cell table:style-name="ce1" office:value-type="string" calcext:value-type="string">
            <text:p>2011-07-28</text:p>
          </table:table-cell>
          <table:table-cell office:value-type="float" office:value="61.919998" calcext:value-type="float">
            <text:p>61.919998</text:p>
          </table:table-cell>
          <table:table-cell office:value-type="float" office:value="7535600" calcext:value-type="float">
            <text:p>7535600</text:p>
          </table:table-cell>
          <table:table-cell table:formula="of:=([.B1104]-[.B1103])*[.C1104]+([.C1104]-[.C1103])*[.B1104]" office:value-type="float" office:value="-226854815.3476" calcext:value-type="float">
            <text:p>-226,854,815.35</text:p>
          </table:table-cell>
        </table:table-row>
        <table:table-row table:style-name="ro1">
          <table:table-cell table:style-name="ce1" office:value-type="string" calcext:value-type="string">
            <text:p>2011-07-29</text:p>
          </table:table-cell>
          <table:table-cell office:value-type="float" office:value="61.490002" calcext:value-type="float">
            <text:p>61.490002</text:p>
          </table:table-cell>
          <table:table-cell office:value-type="float" office:value="10380300" calcext:value-type="float">
            <text:p>10380300</text:p>
          </table:table-cell>
          <table:table-cell table:formula="of:=([.B1105]-[.B1104])*[.C1105]+([.C1105]-[.C1104])*[.B1105]" office:value-type="float" office:value="170457121.2106" calcext:value-type="float">
            <text:p>170,457,121.21</text:p>
          </table:table-cell>
        </table:table-row>
        <table:table-row table:style-name="ro1">
          <table:table-cell table:style-name="ce1" office:value-type="string" calcext:value-type="string">
            <text:p>2011-08-01</text:p>
          </table:table-cell>
          <table:table-cell office:value-type="float" office:value="61.43" calcext:value-type="float">
            <text:p>61.43</text:p>
          </table:table-cell>
          <table:table-cell office:value-type="float" office:value="10103800" calcext:value-type="float">
            <text:p>10103800</text:p>
          </table:table-cell>
          <table:table-cell table:formula="of:=([.B1106]-[.B1105])*[.C1106]+([.C1106]-[.C1105])*[.B1106]" office:value-type="float" office:value="-17591643.2076" calcext:value-type="float">
            <text:p>-17,591,643.21</text:p>
          </table:table-cell>
        </table:table-row>
        <table:table-row table:style-name="ro1">
          <table:table-cell table:style-name="ce1" office:value-type="string" calcext:value-type="string">
            <text:p>2011-08-02</text:p>
          </table:table-cell>
          <table:table-cell office:value-type="float" office:value="60.869999" calcext:value-type="float">
            <text:p>60.869999</text:p>
          </table:table-cell>
          <table:table-cell office:value-type="float" office:value="9609000" calcext:value-type="float">
            <text:p>9609000</text:p>
          </table:table-cell>
          <table:table-cell table:formula="of:=([.B1107]-[.B1106])*[.C1107]+([.C1107]-[.C1106])*[.B1107]" office:value-type="float" office:value="-35499525.1142" calcext:value-type="float">
            <text:p>-35,499,525.11</text:p>
          </table:table-cell>
        </table:table-row>
        <table:table-row table:style-name="ro1">
          <table:table-cell table:style-name="ce1" office:value-type="string" calcext:value-type="string">
            <text:p>2011-08-03</text:p>
          </table:table-cell>
          <table:table-cell office:value-type="float" office:value="60.73" calcext:value-type="float">
            <text:p>60.73</text:p>
          </table:table-cell>
          <table:table-cell office:value-type="float" office:value="13107900" calcext:value-type="float">
            <text:p>13107900</text:p>
          </table:table-cell>
          <table:table-cell table:formula="of:=([.B1108]-[.B1107])*[.C1108]+([.C1108]-[.C1107])*[.B1108]" office:value-type="float" office:value="210653104.1079" calcext:value-type="float">
            <text:p>210,653,104.11</text:p>
          </table:table-cell>
        </table:table-row>
        <table:table-row table:style-name="ro1">
          <table:table-cell table:style-name="ce1" office:value-type="string" calcext:value-type="string">
            <text:p>2011-08-04</text:p>
          </table:table-cell>
          <table:table-cell office:value-type="float" office:value="59.580002" calcext:value-type="float">
            <text:p>59.580002</text:p>
          </table:table-cell>
          <table:table-cell office:value-type="float" office:value="17790100" calcext:value-type="float">
            <text:p>17790100</text:p>
          </table:table-cell>
          <table:table-cell table:formula="of:=([.B1109]-[.B1108])*[.C1109]+([.C1109]-[.C1108])*[.B1109]" office:value-type="float" office:value="258506905.9446" calcext:value-type="float">
            <text:p>258,506,905.94</text:p>
          </table:table-cell>
        </table:table-row>
        <table:table-row table:style-name="ro1">
          <table:table-cell table:style-name="ce1" office:value-type="string" calcext:value-type="string">
            <text:p>2011-08-05</text:p>
          </table:table-cell>
          <table:table-cell office:value-type="float" office:value="60.59" calcext:value-type="float">
            <text:p>60.59</text:p>
          </table:table-cell>
          <table:table-cell office:value-type="float" office:value="23699300" calcext:value-type="float">
            <text:p>23699300</text:p>
          </table:table-cell>
          <table:table-cell table:formula="of:=([.B1110]-[.B1109])*[.C1110]+([.C1110]-[.C1109])*[.B1110]" office:value-type="float" office:value="381974673.6014" calcext:value-type="float">
            <text:p>381,974,673.60</text:p>
          </table:table-cell>
        </table:table-row>
        <table:table-row table:style-name="ro1">
          <table:table-cell table:style-name="ce1" office:value-type="string" calcext:value-type="string">
            <text:p>2011-08-08</text:p>
          </table:table-cell>
          <table:table-cell office:value-type="float" office:value="59.290001" calcext:value-type="float">
            <text:p>59.290001</text:p>
          </table:table-cell>
          <table:table-cell office:value-type="float" office:value="30994600" calcext:value-type="float">
            <text:p>30994600</text:p>
          </table:table-cell>
          <table:table-cell table:formula="of:=([.B1111]-[.B1110])*[.C1111]+([.C1111]-[.C1110])*[.B1111]" office:value-type="float" office:value="392245395.2899" calcext:value-type="float">
            <text:p>392,245,395.29</text:p>
          </table:table-cell>
        </table:table-row>
        <table:table-row table:style-name="ro1">
          <table:table-cell table:style-name="ce1" office:value-type="string" calcext:value-type="string">
            <text:p>2011-08-09</text:p>
          </table:table-cell>
          <table:table-cell office:value-type="float" office:value="60.220001" calcext:value-type="float">
            <text:p>60.220001</text:p>
          </table:table-cell>
          <table:table-cell office:value-type="float" office:value="31875700" calcext:value-type="float">
            <text:p>31875700</text:p>
          </table:table-cell>
          <table:table-cell table:formula="of:=([.B1112]-[.B1111])*[.C1112]+([.C1112]-[.C1111])*[.B1112]" office:value-type="float" office:value="82704243.8811002" calcext:value-type="float">
            <text:p>82,704,243.88</text:p>
          </table:table-cell>
        </table:table-row>
        <table:table-row table:style-name="ro1">
          <table:table-cell table:style-name="ce1" office:value-type="string" calcext:value-type="string">
            <text:p>2011-08-10</text:p>
          </table:table-cell>
          <table:table-cell office:value-type="float" office:value="58.509998" calcext:value-type="float">
            <text:p>58.509998</text:p>
          </table:table-cell>
          <table:table-cell office:value-type="float" office:value="23417700" calcext:value-type="float">
            <text:p>23417700</text:p>
          </table:table-cell>
          <table:table-cell table:formula="of:=([.B1113]-[.B1112])*[.C1113]+([.C1113]-[.C1112])*[.B1113]" office:value-type="float" office:value="-534921900.3371" calcext:value-type="float">
            <text:p>-534,921,900.34</text:p>
          </table:table-cell>
        </table:table-row>
        <table:table-row table:style-name="ro1">
          <table:table-cell table:style-name="ce1" office:value-type="string" calcext:value-type="string">
            <text:p>2011-08-11</text:p>
          </table:table-cell>
          <table:table-cell office:value-type="float" office:value="60.450001" calcext:value-type="float">
            <text:p>60.450001</text:p>
          </table:table-cell>
          <table:table-cell office:value-type="float" office:value="18713900" calcext:value-type="float">
            <text:p>18713900</text:p>
          </table:table-cell>
          <table:table-cell table:formula="of:=([.B1114]-[.B1113])*[.C1114]+([.C1114]-[.C1113])*[.B1114]" office:value-type="float" office:value="-248039692.5621" calcext:value-type="float">
            <text:p>-248,039,692.56</text:p>
          </table:table-cell>
        </table:table-row>
        <table:table-row table:style-name="ro1">
          <table:table-cell table:style-name="ce1" office:value-type="string" calcext:value-type="string">
            <text:p>2011-08-12</text:p>
          </table:table-cell>
          <table:table-cell office:value-type="float" office:value="61.139999" calcext:value-type="float">
            <text:p>61.139999</text:p>
          </table:table-cell>
          <table:table-cell office:value-type="float" office:value="13520700" calcext:value-type="float">
            <text:p>13520700</text:p>
          </table:table-cell>
          <table:table-cell table:formula="of:=([.B1115]-[.B1114])*[.C1115]+([.C1115]-[.C1114])*[.B1115]" office:value-type="float" office:value="-308182986.8482" calcext:value-type="float">
            <text:p>-308,182,986.85</text:p>
          </table:table-cell>
        </table:table-row>
        <table:table-row table:style-name="ro1">
          <table:table-cell table:style-name="ce1" office:value-type="string" calcext:value-type="string">
            <text:p>2011-08-15</text:p>
          </table:table-cell>
          <table:table-cell office:value-type="float" office:value="61.880001" calcext:value-type="float">
            <text:p>61.880001</text:p>
          </table:table-cell>
          <table:table-cell office:value-type="float" office:value="12111500" calcext:value-type="float">
            <text:p>12111500</text:p>
          </table:table-cell>
          <table:table-cell table:formula="of:=([.B1116]-[.B1115])*[.C1116]+([.C1116]-[.C1115])*[.B1116]" office:value-type="float" office:value="-78238763.1862" calcext:value-type="float">
            <text:p>-78,238,763.19</text:p>
          </table:table-cell>
        </table:table-row>
        <table:table-row table:style-name="ro1">
          <table:table-cell table:style-name="ce1" office:value-type="string" calcext:value-type="string">
            <text:p>2011-08-16</text:p>
          </table:table-cell>
          <table:table-cell office:value-type="float" office:value="61.619999" calcext:value-type="float">
            <text:p>61.619999</text:p>
          </table:table-cell>
          <table:table-cell office:value-type="float" office:value="9420600" calcext:value-type="float">
            <text:p>9420600</text:p>
          </table:table-cell>
          <table:table-cell table:formula="of:=([.B1117]-[.B1116])*[.C1117]+([.C1117]-[.C1116])*[.B1117]" office:value-type="float" office:value="-168262630.1503" calcext:value-type="float">
            <text:p>-168,262,630.15</text:p>
          </table:table-cell>
        </table:table-row>
        <table:table-row table:style-name="ro1">
          <table:table-cell table:style-name="ce1" office:value-type="string" calcext:value-type="string">
            <text:p>2011-08-17</text:p>
          </table:table-cell>
          <table:table-cell office:value-type="float" office:value="61.669998" calcext:value-type="float">
            <text:p>61.669998</text:p>
          </table:table-cell>
          <table:table-cell office:value-type="float" office:value="7973100" calcext:value-type="float">
            <text:p>7973100</text:p>
          </table:table-cell>
          <table:table-cell table:formula="of:=([.B1118]-[.B1117])*[.C1118]+([.C1118]-[.C1117])*[.B1118]" office:value-type="float" office:value="-88868675.0781" calcext:value-type="float">
            <text:p>-88,868,675.08</text:p>
          </table:table-cell>
        </table:table-row>
        <table:table-row table:style-name="ro1">
          <table:table-cell table:style-name="ce1" office:value-type="string" calcext:value-type="string">
            <text:p>2011-08-18</text:p>
          </table:table-cell>
          <table:table-cell office:value-type="float" office:value="60.860001" calcext:value-type="float">
            <text:p>60.860001</text:p>
          </table:table-cell>
          <table:table-cell office:value-type="float" office:value="17846200" calcext:value-type="float">
            <text:p>17846200</text:p>
          </table:table-cell>
          <table:table-cell table:formula="of:=([.B1119]-[.B1118])*[.C1119]+([.C1119]-[.C1118])*[.B1119]" office:value-type="float" office:value="586421507.4117" calcext:value-type="float">
            <text:p>586,421,507.41</text:p>
          </table:table-cell>
        </table:table-row>
        <table:table-row table:style-name="ro1">
          <table:table-cell table:style-name="ce1" office:value-type="string" calcext:value-type="string">
            <text:p>2011-08-19</text:p>
          </table:table-cell>
          <table:table-cell office:value-type="float" office:value="60.959999" calcext:value-type="float">
            <text:p>60.959999</text:p>
          </table:table-cell>
          <table:table-cell office:value-type="float" office:value="16297700" calcext:value-type="float">
            <text:p>16297700</text:p>
          </table:table-cell>
          <table:table-cell table:formula="of:=([.B1120]-[.B1119])*[.C1120]+([.C1120]-[.C1119])*[.B1120]" office:value-type="float" office:value="-92766821.0468999" calcext:value-type="float">
            <text:p>-92,766,821.05</text:p>
          </table:table-cell>
        </table:table-row>
        <table:table-row table:style-name="ro1">
          <table:table-cell table:style-name="ce1" office:value-type="string" calcext:value-type="string">
            <text:p>2011-08-22</text:p>
          </table:table-cell>
          <table:table-cell office:value-type="float" office:value="61.709999" calcext:value-type="float">
            <text:p>61.709999</text:p>
          </table:table-cell>
          <table:table-cell office:value-type="float" office:value="12676600" calcext:value-type="float">
            <text:p>12676600</text:p>
          </table:table-cell>
          <table:table-cell table:formula="of:=([.B1121]-[.B1120])*[.C1121]+([.C1121]-[.C1120])*[.B1121]" office:value-type="float" office:value="-213950627.3789" calcext:value-type="float">
            <text:p>-213,950,627.38</text:p>
          </table:table-cell>
        </table:table-row>
        <table:table-row table:style-name="ro1">
          <table:table-cell table:style-name="ce1" office:value-type="string" calcext:value-type="string">
            <text:p>2011-08-23</text:p>
          </table:table-cell>
          <table:table-cell office:value-type="float" office:value="63.02" calcext:value-type="float">
            <text:p>63.02</text:p>
          </table:table-cell>
          <table:table-cell office:value-type="float" office:value="15222400" calcext:value-type="float">
            <text:p>15222400</text:p>
          </table:table-cell>
          <table:table-cell table:formula="of:=([.B1122]-[.B1121])*[.C1122]+([.C1122]-[.C1121])*[.B1122]" office:value-type="float" office:value="180377675.2224" calcext:value-type="float">
            <text:p>180,377,675.22</text:p>
          </table:table-cell>
        </table:table-row>
        <table:table-row table:style-name="ro1">
          <table:table-cell table:style-name="ce1" office:value-type="string" calcext:value-type="string">
            <text:p>2011-08-24</text:p>
          </table:table-cell>
          <table:table-cell office:value-type="float" office:value="63.310001" calcext:value-type="float">
            <text:p>63.310001</text:p>
          </table:table-cell>
          <table:table-cell office:value-type="float" office:value="8417200" calcext:value-type="float">
            <text:p>8417200</text:p>
          </table:table-cell>
          <table:table-cell table:formula="of:=([.B1123]-[.B1122])*[.C1123]+([.C1123]-[.C1122])*[.B1123]" office:value-type="float" office:value="-428396222.388" calcext:value-type="float">
            <text:p>-428,396,222.39</text:p>
          </table:table-cell>
        </table:table-row>
        <table:table-row table:style-name="ro1">
          <table:table-cell table:style-name="ce1" office:value-type="string" calcext:value-type="string">
            <text:p>2011-08-25</text:p>
          </table:table-cell>
          <table:table-cell office:value-type="float" office:value="62.529999" calcext:value-type="float">
            <text:p>62.529999</text:p>
          </table:table-cell>
          <table:table-cell office:value-type="float" office:value="15063000" calcext:value-type="float">
            <text:p>15063000</text:p>
          </table:table-cell>
          <table:table-cell table:formula="of:=([.B1124]-[.B1123])*[.C1124]+([.C1124]-[.C1123])*[.B1124]" office:value-type="float" office:value="403812697.2282" calcext:value-type="float">
            <text:p>403,812,697.23</text:p>
          </table:table-cell>
        </table:table-row>
        <table:table-row table:style-name="ro1">
          <table:table-cell table:style-name="ce1" office:value-type="string" calcext:value-type="string">
            <text:p>2011-08-26</text:p>
          </table:table-cell>
          <table:table-cell office:value-type="float" office:value="62.57" calcext:value-type="float">
            <text:p>62.57</text:p>
          </table:table-cell>
          <table:table-cell office:value-type="float" office:value="10374200" calcext:value-type="float">
            <text:p>10374200</text:p>
          </table:table-cell>
          <table:table-cell table:formula="of:=([.B1125]-[.B1124])*[.C1125]+([.C1125]-[.C1124])*[.B1125]" office:value-type="float" office:value="-292963237.6258" calcext:value-type="float">
            <text:p>-292,963,237.63</text:p>
          </table:table-cell>
        </table:table-row>
        <table:table-row table:style-name="ro1">
          <table:table-cell table:style-name="ce1" office:value-type="string" calcext:value-type="string">
            <text:p>2011-08-29</text:p>
          </table:table-cell>
          <table:table-cell office:value-type="float" office:value="63.09" calcext:value-type="float">
            <text:p>63.09</text:p>
          </table:table-cell>
          <table:table-cell office:value-type="float" office:value="9147700" calcext:value-type="float">
            <text:p>9147700</text:p>
          </table:table-cell>
          <table:table-cell table:formula="of:=([.B1126]-[.B1125])*[.C1126]+([.C1126]-[.C1125])*[.B1126]" office:value-type="float" office:value="-72623081" calcext:value-type="float">
            <text:p>-72,623,081.00</text:p>
          </table:table-cell>
        </table:table-row>
        <table:table-row table:style-name="ro1">
          <table:table-cell table:style-name="ce1" office:value-type="string" calcext:value-type="string">
            <text:p>2011-08-30</text:p>
          </table:table-cell>
          <table:table-cell office:value-type="float" office:value="63.5" calcext:value-type="float">
            <text:p>63.5</text:p>
          </table:table-cell>
          <table:table-cell office:value-type="float" office:value="9181100" calcext:value-type="float">
            <text:p>9181100</text:p>
          </table:table-cell>
          <table:table-cell table:formula="of:=([.B1127]-[.B1126])*[.C1127]+([.C1127]-[.C1126])*[.B1127]" office:value-type="float" office:value="5885150.99999997" calcext:value-type="float">
            <text:p>5,885,151.00</text:p>
          </table:table-cell>
        </table:table-row>
        <table:table-row table:style-name="ro1">
          <table:table-cell table:style-name="ce1" office:value-type="string" calcext:value-type="string">
            <text:p>2011-08-31</text:p>
          </table:table-cell>
          <table:table-cell office:value-type="float" office:value="63.68" calcext:value-type="float">
            <text:p>63.68</text:p>
          </table:table-cell>
          <table:table-cell office:value-type="float" office:value="8972600" calcext:value-type="float">
            <text:p>8972600</text:p>
          </table:table-cell>
          <table:table-cell table:formula="of:=([.B1128]-[.B1127])*[.C1128]+([.C1128]-[.C1127])*[.B1128]" office:value-type="float" office:value="-11662212" calcext:value-type="float">
            <text:p>-11,662,212.00</text:p>
          </table:table-cell>
        </table:table-row>
        <table:table-row table:style-name="ro1">
          <table:table-cell table:style-name="ce1" office:value-type="string" calcext:value-type="string">
            <text:p>2011-09-01</text:p>
          </table:table-cell>
          <table:table-cell office:value-type="float" office:value="63.259998" calcext:value-type="float">
            <text:p>63.259998</text:p>
          </table:table-cell>
          <table:table-cell office:value-type="float" office:value="8871400" calcext:value-type="float">
            <text:p>8871400</text:p>
          </table:table-cell>
          <table:table-cell table:formula="of:=([.B1129]-[.B1128])*[.C1129]+([.C1129]-[.C1128])*[.B1129]" office:value-type="float" office:value="-10127917.5404" calcext:value-type="float">
            <text:p>-10,127,917.54</text:p>
          </table:table-cell>
        </table:table-row>
        <table:table-row table:style-name="ro1">
          <table:table-cell table:style-name="ce1" office:value-type="string" calcext:value-type="string">
            <text:p>2011-09-02</text:p>
          </table:table-cell>
          <table:table-cell office:value-type="float" office:value="62.549999" calcext:value-type="float">
            <text:p>62.549999</text:p>
          </table:table-cell>
          <table:table-cell office:value-type="float" office:value="8817300" calcext:value-type="float">
            <text:p>8817300</text:p>
          </table:table-cell>
          <table:table-cell table:formula="of:=([.B1130]-[.B1129])*[.C1130]+([.C1130]-[.C1129])*[.B1130]" office:value-type="float" office:value="-9644229.12860003" calcext:value-type="float">
            <text:p>-9,644,229.13</text:p>
          </table:table-cell>
        </table:table-row>
        <table:table-row table:style-name="ro1">
          <table:table-cell table:style-name="ce1" office:value-type="string" calcext:value-type="string">
            <text:p>2011-09-06</text:p>
          </table:table-cell>
          <table:table-cell office:value-type="float" office:value="62.380001" calcext:value-type="float">
            <text:p>62.380001</text:p>
          </table:table-cell>
          <table:table-cell office:value-type="float" office:value="11458200" calcext:value-type="float">
            <text:p>11458200</text:p>
          </table:table-cell>
          <table:table-cell table:formula="of:=([.B1131]-[.B1130])*[.C1131]+([.C1131]-[.C1130])*[.B1131]" office:value-type="float" office:value="162791473.5573" calcext:value-type="float">
            <text:p>162,791,473.56</text:p>
          </table:table-cell>
        </table:table-row>
        <table:table-row table:style-name="ro1">
          <table:table-cell table:style-name="ce1" office:value-type="string" calcext:value-type="string">
            <text:p>2011-09-07</text:p>
          </table:table-cell>
          <table:table-cell office:value-type="float" office:value="62.720001" calcext:value-type="float">
            <text:p>62.720001</text:p>
          </table:table-cell>
          <table:table-cell office:value-type="float" office:value="8874900" calcext:value-type="float">
            <text:p>8874900</text:p>
          </table:table-cell>
          <table:table-cell table:formula="of:=([.B1132]-[.B1131])*[.C1132]+([.C1132]-[.C1131])*[.B1132]" office:value-type="float" office:value="-159007112.5833" calcext:value-type="float">
            <text:p>-159,007,112.58</text:p>
          </table:table-cell>
        </table:table-row>
        <table:table-row table:style-name="ro1">
          <table:table-cell table:style-name="ce1" office:value-type="string" calcext:value-type="string">
            <text:p>2011-09-08</text:p>
          </table:table-cell>
          <table:table-cell office:value-type="float" office:value="62.91" calcext:value-type="float">
            <text:p>62.91</text:p>
          </table:table-cell>
          <table:table-cell office:value-type="float" office:value="11124300" calcext:value-type="float">
            <text:p>11124300</text:p>
          </table:table-cell>
          <table:table-cell table:formula="of:=([.B1133]-[.B1132])*[.C1133]+([.C1133]-[.C1132])*[.B1133]" office:value-type="float" office:value="143623359.8757" calcext:value-type="float">
            <text:p>143,623,359.88</text:p>
          </table:table-cell>
        </table:table-row>
        <table:table-row table:style-name="ro1">
          <table:table-cell table:style-name="ce1" office:value-type="string" calcext:value-type="string">
            <text:p>2011-09-09</text:p>
          </table:table-cell>
          <table:table-cell office:value-type="float" office:value="61.84" calcext:value-type="float">
            <text:p>61.84</text:p>
          </table:table-cell>
          <table:table-cell office:value-type="float" office:value="12286400" calcext:value-type="float">
            <text:p>12286400</text:p>
          </table:table-cell>
          <table:table-cell table:formula="of:=([.B1134]-[.B1133])*[.C1134]+([.C1134]-[.C1133])*[.B1134]" office:value-type="float" office:value="58717816.0000001" calcext:value-type="float">
            <text:p>58,717,816.00</text:p>
          </table:table-cell>
        </table:table-row>
        <table:table-row table:style-name="ro1">
          <table:table-cell table:style-name="ce1" office:value-type="string" calcext:value-type="string">
            <text:p>2011-09-12</text:p>
          </table:table-cell>
          <table:table-cell office:value-type="float" office:value="61.830002" calcext:value-type="float">
            <text:p>61.830002</text:p>
          </table:table-cell>
          <table:table-cell office:value-type="float" office:value="9865500" calcext:value-type="float">
            <text:p>9865500</text:p>
          </table:table-cell>
          <table:table-cell table:formula="of:=([.B1135]-[.B1134])*[.C1135]+([.C1135]-[.C1134])*[.B1135]" office:value-type="float" office:value="-149782887.1108" calcext:value-type="float">
            <text:p>-149,782,887.11</text:p>
          </table:table-cell>
        </table:table-row>
        <table:table-row table:style-name="ro1">
          <table:table-cell table:style-name="ce1" office:value-type="string" calcext:value-type="string">
            <text:p>2011-09-13</text:p>
          </table:table-cell>
          <table:table-cell office:value-type="float" office:value="61.939999" calcext:value-type="float">
            <text:p>61.939999</text:p>
          </table:table-cell>
          <table:table-cell office:value-type="float" office:value="8329200" calcext:value-type="float">
            <text:p>8329200</text:p>
          </table:table-cell>
          <table:table-cell table:formula="of:=([.B1136]-[.B1135])*[.C1136]+([.C1136]-[.C1135])*[.B1136]" office:value-type="float" office:value="-94242233.4513" calcext:value-type="float">
            <text:p>-94,242,233.45</text:p>
          </table:table-cell>
        </table:table-row>
        <table:table-row table:style-name="ro1">
          <table:table-cell table:style-name="ce1" office:value-type="string" calcext:value-type="string">
            <text:p>2011-09-14</text:p>
          </table:table-cell>
          <table:table-cell office:value-type="float" office:value="62.34" calcext:value-type="float">
            <text:p>62.34</text:p>
          </table:table-cell>
          <table:table-cell office:value-type="float" office:value="11547700" calcext:value-type="float">
            <text:p>11547700</text:p>
          </table:table-cell>
          <table:table-cell table:formula="of:=([.B1137]-[.B1136])*[.C1137]+([.C1137]-[.C1136])*[.B1137]" office:value-type="float" office:value="205260381.5477" calcext:value-type="float">
            <text:p>205,260,381.55</text:p>
          </table:table-cell>
        </table:table-row>
        <table:table-row table:style-name="ro1">
          <table:table-cell table:style-name="ce1" office:value-type="string" calcext:value-type="string">
            <text:p>2011-09-15</text:p>
          </table:table-cell>
          <table:table-cell office:value-type="float" office:value="62.779999" calcext:value-type="float">
            <text:p>62.779999</text:p>
          </table:table-cell>
          <table:table-cell office:value-type="float" office:value="9161300" calcext:value-type="float">
            <text:p>9161300</text:p>
          </table:table-cell>
          <table:table-cell table:formula="of:=([.B1138]-[.B1137])*[.C1138]+([.C1138]-[.C1137])*[.B1138]" office:value-type="float" office:value="-145787226.7749" calcext:value-type="float">
            <text:p>-145,787,226.77</text:p>
          </table:table-cell>
        </table:table-row>
        <table:table-row table:style-name="ro1">
          <table:table-cell table:style-name="ce1" office:value-type="string" calcext:value-type="string">
            <text:p>2011-09-16</text:p>
          </table:table-cell>
          <table:table-cell office:value-type="float" office:value="64.330002" calcext:value-type="float">
            <text:p>64.330002</text:p>
          </table:table-cell>
          <table:table-cell office:value-type="float" office:value="24690100" calcext:value-type="float">
            <text:p>24690100</text:p>
          </table:table-cell>
          <table:table-cell table:formula="of:=([.B1139]-[.B1138])*[.C1139]+([.C1139]-[.C1138])*[.B1139]" office:value-type="float" office:value="1037237464.1279" calcext:value-type="float">
            <text:p>1,037,237,464.13</text:p>
          </table:table-cell>
        </table:table-row>
        <table:table-row table:style-name="ro1">
          <table:table-cell table:style-name="ce1" office:value-type="string" calcext:value-type="string">
            <text:p>2011-09-19</text:p>
          </table:table-cell>
          <table:table-cell office:value-type="float" office:value="63.810001" calcext:value-type="float">
            <text:p>63.810001</text:p>
          </table:table-cell>
          <table:table-cell office:value-type="float" office:value="11022700" calcext:value-type="float">
            <text:p>11022700</text:p>
          </table:table-cell>
          <table:table-cell table:formula="of:=([.B1140]-[.B1139])*[.C1140]+([.C1140]-[.C1139])*[.B1140]" office:value-type="float" office:value="-877848622.6901" calcext:value-type="float">
            <text:p>-877,848,622.69</text:p>
          </table:table-cell>
        </table:table-row>
        <table:table-row table:style-name="ro1">
          <table:table-cell table:style-name="ce1" office:value-type="string" calcext:value-type="string">
            <text:p>2011-09-20</text:p>
          </table:table-cell>
          <table:table-cell office:value-type="float" office:value="64.080002" calcext:value-type="float">
            <text:p>64.080002</text:p>
          </table:table-cell>
          <table:table-cell office:value-type="float" office:value="8215800" calcext:value-type="float">
            <text:p>8215800</text:p>
          </table:table-cell>
          <table:table-cell table:formula="of:=([.B1141]-[.B1140])*[.C1141]+([.C1141]-[.C1140])*[.B1141]" office:value-type="float" office:value="-177647883.398" calcext:value-type="float">
            <text:p>-177,647,883.40</text:p>
          </table:table-cell>
        </table:table-row>
        <table:table-row table:style-name="ro1">
          <table:table-cell table:style-name="ce1" office:value-type="string" calcext:value-type="string">
            <text:p>2011-09-21</text:p>
          </table:table-cell>
          <table:table-cell office:value-type="float" office:value="63.02" calcext:value-type="float">
            <text:p>63.02</text:p>
          </table:table-cell>
          <table:table-cell office:value-type="float" office:value="9649100" calcext:value-type="float">
            <text:p>9649100</text:p>
          </table:table-cell>
          <table:table-cell table:formula="of:=([.B1142]-[.B1141])*[.C1142]+([.C1142]-[.C1141])*[.B1142]" office:value-type="float" office:value="80098500.7018001" calcext:value-type="float">
            <text:p>80,098,500.70</text:p>
          </table:table-cell>
        </table:table-row>
        <table:table-row table:style-name="ro1">
          <table:table-cell table:style-name="ce1" office:value-type="string" calcext:value-type="string">
            <text:p>2011-09-22</text:p>
          </table:table-cell>
          <table:table-cell office:value-type="float" office:value="61.169998" calcext:value-type="float">
            <text:p>61.169998</text:p>
          </table:table-cell>
          <table:table-cell office:value-type="float" office:value="17381200" calcext:value-type="float">
            <text:p>17381200</text:p>
          </table:table-cell>
          <table:table-cell table:formula="of:=([.B1143]-[.B1142])*[.C1143]+([.C1143]-[.C1142])*[.B1143]" office:value-type="float" office:value="440817286.7734" calcext:value-type="float">
            <text:p>440,817,286.77</text:p>
          </table:table-cell>
        </table:table-row>
        <table:table-row table:style-name="ro1">
          <table:table-cell table:style-name="ce1" office:value-type="string" calcext:value-type="string">
            <text:p>2011-09-23</text:p>
          </table:table-cell>
          <table:table-cell office:value-type="float" office:value="61.25" calcext:value-type="float">
            <text:p>61.25</text:p>
          </table:table-cell>
          <table:table-cell office:value-type="float" office:value="9122500" calcext:value-type="float">
            <text:p>9122500</text:p>
          </table:table-cell>
          <table:table-cell table:formula="of:=([.B1144]-[.B1143])*[.C1144]+([.C1144]-[.C1143])*[.B1144]" office:value-type="float" office:value="-505115556.755" calcext:value-type="float">
            <text:p>-505,115,556.76</text:p>
          </table:table-cell>
        </table:table-row>
        <table:table-row table:style-name="ro1">
          <table:table-cell table:style-name="ce1" office:value-type="string" calcext:value-type="string">
            <text:p>2011-09-26</text:p>
          </table:table-cell>
          <table:table-cell office:value-type="float" office:value="62.540001" calcext:value-type="float">
            <text:p>62.540001</text:p>
          </table:table-cell>
          <table:table-cell office:value-type="float" office:value="13364100" calcext:value-type="float">
            <text:p>13364100</text:p>
          </table:table-cell>
          <table:table-cell table:formula="of:=([.B1145]-[.B1144])*[.C1145]+([.C1145]-[.C1144])*[.B1145]" office:value-type="float" office:value="282509370.6057" calcext:value-type="float">
            <text:p>282,509,370.61</text:p>
          </table:table-cell>
        </table:table-row>
        <table:table-row table:style-name="ro1">
          <table:table-cell table:style-name="ce1" office:value-type="string" calcext:value-type="string">
            <text:p>2011-09-27</text:p>
          </table:table-cell>
          <table:table-cell office:value-type="float" office:value="63.259998" calcext:value-type="float">
            <text:p>63.259998</text:p>
          </table:table-cell>
          <table:table-cell office:value-type="float" office:value="10732400" calcext:value-type="float">
            <text:p>10732400</text:p>
          </table:table-cell>
          <table:table-cell table:formula="of:=([.B1146]-[.B1145])*[.C1146]+([.C1146]-[.C1145])*[.B1146]" office:value-type="float" office:value="-158754040.9338" calcext:value-type="float">
            <text:p>-158,754,040.93</text:p>
          </table:table-cell>
        </table:table-row>
        <table:table-row table:style-name="ro1">
          <table:table-cell table:style-name="ce1" office:value-type="string" calcext:value-type="string">
            <text:p>2011-09-28</text:p>
          </table:table-cell>
          <table:table-cell office:value-type="float" office:value="62.73" calcext:value-type="float">
            <text:p>62.73</text:p>
          </table:table-cell>
          <table:table-cell office:value-type="float" office:value="9031800" calcext:value-type="float">
            <text:p>9031800</text:p>
          </table:table-cell>
          <table:table-cell table:formula="of:=([.B1147]-[.B1146])*[.C1147]+([.C1147]-[.C1146])*[.B1147]" office:value-type="float" office:value="-111465473.9364" calcext:value-type="float">
            <text:p>-111,465,473.94</text:p>
          </table:table-cell>
        </table:table-row>
        <table:table-row table:style-name="ro1">
          <table:table-cell table:style-name="ce1" office:value-type="string" calcext:value-type="string">
            <text:p>2011-09-29</text:p>
          </table:table-cell>
          <table:table-cell office:value-type="float" office:value="63.700001" calcext:value-type="float">
            <text:p>63.700001</text:p>
          </table:table-cell>
          <table:table-cell office:value-type="float" office:value="9798600" calcext:value-type="float">
            <text:p>9798600</text:p>
          </table:table-cell>
          <table:table-cell table:formula="of:=([.B1148]-[.B1147])*[.C1148]+([.C1148]-[.C1147])*[.B1148]" office:value-type="float" office:value="58349812.5654" calcext:value-type="float">
            <text:p>58,349,812.57</text:p>
          </table:table-cell>
        </table:table-row>
        <table:table-row table:style-name="ro1">
          <table:table-cell table:style-name="ce1" office:value-type="string" calcext:value-type="string">
            <text:p>2011-09-30</text:p>
          </table:table-cell>
          <table:table-cell office:value-type="float" office:value="63.18" calcext:value-type="float">
            <text:p>63.18</text:p>
          </table:table-cell>
          <table:table-cell office:value-type="float" office:value="11358100" calcext:value-type="float">
            <text:p>11358100</text:p>
          </table:table-cell>
          <table:table-cell table:formula="of:=([.B1149]-[.B1148])*[.C1149]+([.C1149]-[.C1148])*[.B1149]" office:value-type="float" office:value="92622986.6419" calcext:value-type="float">
            <text:p>92,622,986.64</text:p>
          </table:table-cell>
        </table:table-row>
        <table:table-row table:style-name="ro1">
          <table:table-cell table:style-name="ce1" office:value-type="string" calcext:value-type="string">
            <text:p>2011-10-03</text:p>
          </table:table-cell>
          <table:table-cell office:value-type="float" office:value="62.84" calcext:value-type="float">
            <text:p>62.84</text:p>
          </table:table-cell>
          <table:table-cell office:value-type="float" office:value="12323800" calcext:value-type="float">
            <text:p>12323800</text:p>
          </table:table-cell>
          <table:table-cell table:formula="of:=([.B1150]-[.B1149])*[.C1150]+([.C1150]-[.C1149])*[.B1150]" office:value-type="float" office:value="56494496" calcext:value-type="float">
            <text:p>56,494,496.00</text:p>
          </table:table-cell>
        </table:table-row>
        <table:table-row table:style-name="ro1">
          <table:table-cell table:style-name="ce1" office:value-type="string" calcext:value-type="string">
            <text:p>2011-10-04</text:p>
          </table:table-cell>
          <table:table-cell office:value-type="float" office:value="63.369999" calcext:value-type="float">
            <text:p>63.369999</text:p>
          </table:table-cell>
          <table:table-cell office:value-type="float" office:value="12800000" calcext:value-type="float">
            <text:p>12800000</text:p>
          </table:table-cell>
          <table:table-cell table:formula="of:=([.B1151]-[.B1150])*[.C1151]+([.C1151]-[.C1150])*[.B1151]" office:value-type="float" office:value="36960780.7238" calcext:value-type="float">
            <text:p>36,960,780.72</text:p>
          </table:table-cell>
        </table:table-row>
        <table:table-row table:style-name="ro1">
          <table:table-cell table:style-name="ce1" office:value-type="string" calcext:value-type="string">
            <text:p>2011-10-05</text:p>
          </table:table-cell>
          <table:table-cell office:value-type="float" office:value="63.34" calcext:value-type="float">
            <text:p>63.34</text:p>
          </table:table-cell>
          <table:table-cell office:value-type="float" office:value="12023100" calcext:value-type="float">
            <text:p>12023100</text:p>
          </table:table-cell>
          <table:table-cell table:formula="of:=([.B1152]-[.B1151])*[.C1152]+([.C1152]-[.C1151])*[.B1152]" office:value-type="float" office:value="-49569526.9769" calcext:value-type="float">
            <text:p>-49,569,526.98</text:p>
          </table:table-cell>
        </table:table-row>
        <table:table-row table:style-name="ro1">
          <table:table-cell table:style-name="ce1" office:value-type="string" calcext:value-type="string">
            <text:p>2011-10-06</text:p>
          </table:table-cell>
          <table:table-cell office:value-type="float" office:value="63.610001" calcext:value-type="float">
            <text:p>63.610001</text:p>
          </table:table-cell>
          <table:table-cell office:value-type="float" office:value="8691600" calcext:value-type="float">
            <text:p>8691600</text:p>
          </table:table-cell>
          <table:table-cell table:formula="of:=([.B1153]-[.B1152])*[.C1153]+([.C1153]-[.C1152])*[.B1153]" office:value-type="float" office:value="-209569977.6399" calcext:value-type="float">
            <text:p>-209,569,977.64</text:p>
          </table:table-cell>
        </table:table-row>
        <table:table-row table:style-name="ro1">
          <table:table-cell table:style-name="ce1" office:value-type="string" calcext:value-type="string">
            <text:p>2011-10-07</text:p>
          </table:table-cell>
          <table:table-cell office:value-type="float" office:value="63.91" calcext:value-type="float">
            <text:p>63.91</text:p>
          </table:table-cell>
          <table:table-cell office:value-type="float" office:value="8902000" calcext:value-type="float">
            <text:p>8902000</text:p>
          </table:table-cell>
          <table:table-cell table:formula="of:=([.B1154]-[.B1153])*[.C1154]+([.C1154]-[.C1153])*[.B1154]" office:value-type="float" office:value="16117255.098" calcext:value-type="float">
            <text:p>16,117,255.10</text:p>
          </table:table-cell>
        </table:table-row>
        <table:table-row table:style-name="ro1">
          <table:table-cell table:style-name="ce1" office:value-type="string" calcext:value-type="string">
            <text:p>2011-10-10</text:p>
          </table:table-cell>
          <table:table-cell office:value-type="float" office:value="64.800003" calcext:value-type="float">
            <text:p>64.800003</text:p>
          </table:table-cell>
          <table:table-cell office:value-type="float" office:value="6663600" calcext:value-type="float">
            <text:p>6663600</text:p>
          </table:table-cell>
          <table:table-cell table:formula="of:=([.B1155]-[.B1154])*[.C1155]+([.C1155]-[.C1154])*[.B1155]" office:value-type="float" office:value="-139117702.7244" calcext:value-type="float">
            <text:p>-139,117,702.72</text:p>
          </table:table-cell>
        </table:table-row>
        <table:table-row table:style-name="ro1">
          <table:table-cell table:style-name="ce1" office:value-type="string" calcext:value-type="string">
            <text:p>2011-10-11</text:p>
          </table:table-cell>
          <table:table-cell office:value-type="float" office:value="64.57" calcext:value-type="float">
            <text:p>64.57</text:p>
          </table:table-cell>
          <table:table-cell office:value-type="float" office:value="5705600" calcext:value-type="float">
            <text:p>5705600</text:p>
          </table:table-cell>
          <table:table-cell table:formula="of:=([.B1156]-[.B1155])*[.C1156]+([.C1156]-[.C1155])*[.B1156]" office:value-type="float" office:value="-63170365.1168001" calcext:value-type="float">
            <text:p>-63,170,365.12</text:p>
          </table:table-cell>
        </table:table-row>
        <table:table-row table:style-name="ro1">
          <table:table-cell table:style-name="ce1" office:value-type="string" calcext:value-type="string">
            <text:p>2011-10-12</text:p>
          </table:table-cell>
          <table:table-cell office:value-type="float" office:value="64.889999" calcext:value-type="float">
            <text:p>64.889999</text:p>
          </table:table-cell>
          <table:table-cell office:value-type="float" office:value="10206200" calcext:value-type="float">
            <text:p>10206200</text:p>
          </table:table-cell>
          <table:table-cell table:formula="of:=([.B1157]-[.B1156])*[.C1157]+([.C1157]-[.C1156])*[.B1157]" office:value-type="float" office:value="295309903.2932" calcext:value-type="float">
            <text:p>295,309,903.29</text:p>
          </table:table-cell>
        </table:table-row>
        <table:table-row table:style-name="ro1">
          <table:table-cell table:style-name="ce1" office:value-type="string" calcext:value-type="string">
            <text:p>2011-10-13</text:p>
          </table:table-cell>
          <table:table-cell office:value-type="float" office:value="64.650002" calcext:value-type="float">
            <text:p>64.650002</text:p>
          </table:table-cell>
          <table:table-cell office:value-type="float" office:value="7305200" calcext:value-type="float">
            <text:p>7305200</text:p>
          </table:table-cell>
          <table:table-cell table:formula="of:=([.B1158]-[.B1157])*[.C1158]+([.C1158]-[.C1157])*[.B1158]" office:value-type="float" office:value="-189302881.8864" calcext:value-type="float">
            <text:p>-189,302,881.89</text:p>
          </table:table-cell>
        </table:table-row>
        <table:table-row table:style-name="ro1">
          <table:table-cell table:style-name="ce1" office:value-type="string" calcext:value-type="string">
            <text:p>2011-10-14</text:p>
          </table:table-cell>
          <table:table-cell office:value-type="float" office:value="64.889999" calcext:value-type="float">
            <text:p>64.889999</text:p>
          </table:table-cell>
          <table:table-cell office:value-type="float" office:value="7485100" calcext:value-type="float">
            <text:p>7485100</text:p>
          </table:table-cell>
          <table:table-cell table:formula="of:=([.B1159]-[.B1158])*[.C1159]+([.C1159]-[.C1158])*[.B1159]" office:value-type="float" office:value="13470112.3648" calcext:value-type="float">
            <text:p>13,470,112.36</text:p>
          </table:table-cell>
        </table:table-row>
        <table:table-row table:style-name="ro1">
          <table:table-cell table:style-name="ce1" office:value-type="string" calcext:value-type="string">
            <text:p>2011-10-17</text:p>
          </table:table-cell>
          <table:table-cell office:value-type="float" office:value="64.260002" calcext:value-type="float">
            <text:p>64.260002</text:p>
          </table:table-cell>
          <table:table-cell office:value-type="float" office:value="7165000" calcext:value-type="float">
            <text:p>7165000</text:p>
          </table:table-cell>
          <table:table-cell table:formula="of:=([.B1160]-[.B1159])*[.C1160]+([.C1160]-[.C1159])*[.B1160]" office:value-type="float" office:value="-25083555.1452" calcext:value-type="float">
            <text:p>-25,083,555.15</text:p>
          </table:table-cell>
        </table:table-row>
        <table:table-row table:style-name="ro1">
          <table:table-cell table:style-name="ce1" office:value-type="string" calcext:value-type="string">
            <text:p>2011-10-18</text:p>
          </table:table-cell>
          <table:table-cell office:value-type="float" office:value="64.919998" calcext:value-type="float">
            <text:p>64.919998</text:p>
          </table:table-cell>
          <table:table-cell office:value-type="float" office:value="11796600" calcext:value-type="float">
            <text:p>11796600</text:p>
          </table:table-cell>
          <table:table-cell table:formula="of:=([.B1161]-[.B1160])*[.C1161]+([.C1161]-[.C1160])*[.B1161]" office:value-type="float" office:value="308469171.5504" calcext:value-type="float">
            <text:p>308,469,171.55</text:p>
          </table:table-cell>
        </table:table-row>
        <table:table-row table:style-name="ro1">
          <table:table-cell table:style-name="ce1" office:value-type="string" calcext:value-type="string">
            <text:p>2011-10-19</text:p>
          </table:table-cell>
          <table:table-cell office:value-type="float" office:value="64.75" calcext:value-type="float">
            <text:p>64.75</text:p>
          </table:table-cell>
          <table:table-cell office:value-type="float" office:value="9099100" calcext:value-type="float">
            <text:p>9099100</text:p>
          </table:table-cell>
          <table:table-cell table:formula="of:=([.B1162]-[.B1161])*[.C1162]+([.C1162]-[.C1161])*[.B1162]" office:value-type="float" office:value="-176209953.8018" calcext:value-type="float">
            <text:p>-176,209,953.80</text:p>
          </table:table-cell>
        </table:table-row>
        <table:table-row table:style-name="ro1">
          <table:table-cell table:style-name="ce1" office:value-type="string" calcext:value-type="string">
            <text:p>2011-10-20</text:p>
          </table:table-cell>
          <table:table-cell office:value-type="float" office:value="65.089996" calcext:value-type="float">
            <text:p>65.089996</text:p>
          </table:table-cell>
          <table:table-cell office:value-type="float" office:value="7728400" calcext:value-type="float">
            <text:p>7728400</text:p>
          </table:table-cell>
          <table:table-cell table:formula="of:=([.B1163]-[.B1162])*[.C1163]+([.C1163]-[.C1162])*[.B1163]" office:value-type="float" office:value="-86591232.4308" calcext:value-type="float">
            <text:p>-86,591,232.43</text:p>
          </table:table-cell>
        </table:table-row>
        <table:table-row table:style-name="ro1">
          <table:table-cell table:style-name="ce1" office:value-type="string" calcext:value-type="string">
            <text:p>2011-10-21</text:p>
          </table:table-cell>
          <table:table-cell office:value-type="float" office:value="66.260002" calcext:value-type="float">
            <text:p>66.260002</text:p>
          </table:table-cell>
          <table:table-cell office:value-type="float" office:value="13026800" calcext:value-type="float">
            <text:p>13026800</text:p>
          </table:table-cell>
          <table:table-cell table:formula="of:=([.B1164]-[.B1163])*[.C1164]+([.C1164]-[.C1163])*[.B1164]" office:value-type="float" office:value="366313428.7576" calcext:value-type="float">
            <text:p>366,313,428.76</text:p>
          </table:table-cell>
        </table:table-row>
        <table:table-row table:style-name="ro1">
          <table:table-cell table:style-name="ce1" office:value-type="string" calcext:value-type="string">
            <text:p>2011-10-24</text:p>
          </table:table-cell>
          <table:table-cell office:value-type="float" office:value="65.370003" calcext:value-type="float">
            <text:p>65.370003</text:p>
          </table:table-cell>
          <table:table-cell office:value-type="float" office:value="9819000" calcext:value-type="float">
            <text:p>9819000</text:p>
          </table:table-cell>
          <table:table-cell table:formula="of:=([.B1165]-[.B1164])*[.C1165]+([.C1165]-[.C1164])*[.B1165]" office:value-type="float" office:value="-218432795.8044" calcext:value-type="float">
            <text:p>-218,432,795.80</text:p>
          </table:table-cell>
        </table:table-row>
        <table:table-row table:style-name="ro1">
          <table:table-cell table:style-name="ce1" office:value-type="string" calcext:value-type="string">
            <text:p>2011-10-25</text:p>
          </table:table-cell>
          <table:table-cell office:value-type="float" office:value="64.510002" calcext:value-type="float">
            <text:p>64.510002</text:p>
          </table:table-cell>
          <table:table-cell office:value-type="float" office:value="8919200" calcext:value-type="float">
            <text:p>8919200</text:p>
          </table:table-cell>
          <table:table-cell table:formula="of:=([.B1166]-[.B1165])*[.C1166]+([.C1166]-[.C1165])*[.B1166]" office:value-type="float" office:value="-65716620.7188" calcext:value-type="float">
            <text:p>-65,716,620.72</text:p>
          </table:table-cell>
        </table:table-row>
        <table:table-row table:style-name="ro1">
          <table:table-cell table:style-name="ce1" office:value-type="string" calcext:value-type="string">
            <text:p>2011-10-26</text:p>
          </table:table-cell>
          <table:table-cell office:value-type="float" office:value="64.949997" calcext:value-type="float">
            <text:p>64.949997</text:p>
          </table:table-cell>
          <table:table-cell office:value-type="float" office:value="9401200" calcext:value-type="float">
            <text:p>9401200</text:p>
          </table:table-cell>
          <table:table-cell table:formula="of:=([.B1167]-[.B1166])*[.C1167]+([.C1167]-[.C1166])*[.B1167]" office:value-type="float" office:value="35442379.548" calcext:value-type="float">
            <text:p>35,442,379.55</text:p>
          </table:table-cell>
        </table:table-row>
        <table:table-row table:style-name="ro1">
          <table:table-cell table:style-name="ce1" office:value-type="string" calcext:value-type="string">
            <text:p>2011-10-27</text:p>
          </table:table-cell>
          <table:table-cell office:value-type="float" office:value="65.260002" calcext:value-type="float">
            <text:p>65.260002</text:p>
          </table:table-cell>
          <table:table-cell office:value-type="float" office:value="16764300" calcext:value-type="float">
            <text:p>16764300</text:p>
          </table:table-cell>
          <table:table-cell table:formula="of:=([.B1168]-[.B1167])*[.C1168]+([.C1168]-[.C1167])*[.B1168]" office:value-type="float" office:value="485712937.5477" calcext:value-type="float">
            <text:p>485,712,937.55</text:p>
          </table:table-cell>
        </table:table-row>
        <table:table-row table:style-name="ro1">
          <table:table-cell table:style-name="ce1" office:value-type="string" calcext:value-type="string">
            <text:p>2011-10-28</text:p>
          </table:table-cell>
          <table:table-cell office:value-type="float" office:value="64.730003" calcext:value-type="float">
            <text:p>64.730003</text:p>
          </table:table-cell>
          <table:table-cell office:value-type="float" office:value="10656200" calcext:value-type="float">
            <text:p>10656200</text:p>
          </table:table-cell>
          <table:table-cell table:formula="of:=([.B1169]-[.B1168])*[.C1169]+([.C1169]-[.C1168])*[.B1169]" office:value-type="float" office:value="-401025106.6681" calcext:value-type="float">
            <text:p>-401,025,106.67</text:p>
          </table:table-cell>
        </table:table-row>
        <table:table-row table:style-name="ro1">
          <table:table-cell table:style-name="ce1" office:value-type="string" calcext:value-type="string">
            <text:p>2011-10-31</text:p>
          </table:table-cell>
          <table:table-cell office:value-type="float" office:value="63.990002" calcext:value-type="float">
            <text:p>63.990002</text:p>
          </table:table-cell>
          <table:table-cell office:value-type="float" office:value="9438800" calcext:value-type="float">
            <text:p>9438800</text:p>
          </table:table-cell>
          <table:table-cell table:formula="of:=([.B1170]-[.B1169])*[.C1170]+([.C1170]-[.C1169])*[.B1170]" office:value-type="float" office:value="-84886149.8736" calcext:value-type="float">
            <text:p>-84,886,149.87</text:p>
          </table:table-cell>
        </table:table-row>
        <table:table-row table:style-name="ro1">
          <table:table-cell table:style-name="ce1" office:value-type="string" calcext:value-type="string">
            <text:p>2011-11-01</text:p>
          </table:table-cell>
          <table:table-cell office:value-type="float" office:value="62.709999" calcext:value-type="float">
            <text:p>62.709999</text:p>
          </table:table-cell>
          <table:table-cell office:value-type="float" office:value="13462600" calcext:value-type="float">
            <text:p>13462600</text:p>
          </table:table-cell>
          <table:table-cell table:formula="of:=([.B1171]-[.B1170])*[.C1171]+([.C1171]-[.C1170])*[.B1171]" office:value-type="float" office:value="235100325.5884" calcext:value-type="float">
            <text:p>235,100,325.59</text:p>
          </table:table-cell>
        </table:table-row>
        <table:table-row table:style-name="ro1">
          <table:table-cell table:style-name="ce1" office:value-type="string" calcext:value-type="string">
            <text:p>2011-11-02</text:p>
          </table:table-cell>
          <table:table-cell office:value-type="float" office:value="62.860001" calcext:value-type="float">
            <text:p>62.860001</text:p>
          </table:table-cell>
          <table:table-cell office:value-type="float" office:value="8783200" calcext:value-type="float">
            <text:p>8783200</text:p>
          </table:table-cell>
          <table:table-cell table:formula="of:=([.B1172]-[.B1171])*[.C1172]+([.C1172]-[.C1171])*[.B1172]" office:value-type="float" office:value="-292829591.113" calcext:value-type="float">
            <text:p>-292,829,591.11</text:p>
          </table:table-cell>
        </table:table-row>
        <table:table-row table:style-name="ro1">
          <table:table-cell table:style-name="ce1" office:value-type="string" calcext:value-type="string">
            <text:p>2011-11-03</text:p>
          </table:table-cell>
          <table:table-cell office:value-type="float" office:value="63.209999" calcext:value-type="float">
            <text:p>63.209999</text:p>
          </table:table-cell>
          <table:table-cell office:value-type="float" office:value="8532600" calcext:value-type="float">
            <text:p>8532600</text:p>
          </table:table-cell>
          <table:table-cell table:formula="of:=([.B1173]-[.B1172])*[.C1173]+([.C1173]-[.C1172])*[.B1173]" office:value-type="float" office:value="-12854032.8145999" calcext:value-type="float">
            <text:p>-12,854,032.81</text:p>
          </table:table-cell>
        </table:table-row>
        <table:table-row table:style-name="ro1">
          <table:table-cell table:style-name="ce1" office:value-type="string" calcext:value-type="string">
            <text:p>2011-11-04</text:p>
          </table:table-cell>
          <table:table-cell office:value-type="float" office:value="63.029999" calcext:value-type="float">
            <text:p>63.029999</text:p>
          </table:table-cell>
          <table:table-cell office:value-type="float" office:value="7758200" calcext:value-type="float">
            <text:p>7758200</text:p>
          </table:table-cell>
          <table:table-cell table:formula="of:=([.B1174]-[.B1173])*[.C1174]+([.C1174]-[.C1173])*[.B1174]" office:value-type="float" office:value="-50206907.2256001" calcext:value-type="float">
            <text:p>-50,206,907.23</text:p>
          </table:table-cell>
        </table:table-row>
        <table:table-row table:style-name="ro1">
          <table:table-cell table:style-name="ce1" office:value-type="string" calcext:value-type="string">
            <text:p>2011-11-07</text:p>
          </table:table-cell>
          <table:table-cell office:value-type="float" office:value="63.459999" calcext:value-type="float">
            <text:p>63.459999</text:p>
          </table:table-cell>
          <table:table-cell office:value-type="float" office:value="6559500" calcext:value-type="float">
            <text:p>6559500</text:p>
          </table:table-cell>
          <table:table-cell table:formula="of:=([.B1175]-[.B1174])*[.C1175]+([.C1175]-[.C1174])*[.B1175]" office:value-type="float" office:value="-73248915.8013" calcext:value-type="float">
            <text:p>-73,248,915.80</text:p>
          </table:table-cell>
        </table:table-row>
        <table:table-row table:style-name="ro1">
          <table:table-cell table:style-name="ce1" office:value-type="string" calcext:value-type="string">
            <text:p>2011-11-08</text:p>
          </table:table-cell>
          <table:table-cell office:value-type="float" office:value="64.209999" calcext:value-type="float">
            <text:p>64.209999</text:p>
          </table:table-cell>
          <table:table-cell office:value-type="float" office:value="7422000" calcext:value-type="float">
            <text:p>7422000</text:p>
          </table:table-cell>
          <table:table-cell table:formula="of:=([.B1176]-[.B1175])*[.C1176]+([.C1176]-[.C1175])*[.B1176]" office:value-type="float" office:value="60947624.1374999" calcext:value-type="float">
            <text:p>60,947,624.14</text:p>
          </table:table-cell>
        </table:table-row>
        <table:table-row table:style-name="ro1">
          <table:table-cell table:style-name="ce1" office:value-type="string" calcext:value-type="string">
            <text:p>2011-11-09</text:p>
          </table:table-cell>
          <table:table-cell office:value-type="float" office:value="62.720001" calcext:value-type="float">
            <text:p>62.720001</text:p>
          </table:table-cell>
          <table:table-cell office:value-type="float" office:value="9701300" calcext:value-type="float">
            <text:p>9701300</text:p>
          </table:table-cell>
          <table:table-cell table:formula="of:=([.B1177]-[.B1176])*[.C1177]+([.C1177]-[.C1176])*[.B1177]" office:value-type="float" office:value="128502780.6819" calcext:value-type="float">
            <text:p>128,502,780.68</text:p>
          </table:table-cell>
        </table:table-row>
        <table:table-row table:style-name="ro1">
          <table:table-cell table:style-name="ce1" office:value-type="string" calcext:value-type="string">
            <text:p>2011-11-10</text:p>
          </table:table-cell>
          <table:table-cell office:value-type="float" office:value="63.240002" calcext:value-type="float">
            <text:p>63.240002</text:p>
          </table:table-cell>
          <table:table-cell office:value-type="float" office:value="6143700" calcext:value-type="float">
            <text:p>6143700</text:p>
          </table:table-cell>
          <table:table-cell table:formula="of:=([.B1178]-[.B1177])*[.C1178]+([.C1178]-[.C1177])*[.B1178]" office:value-type="float" office:value="-221787900.9715" calcext:value-type="float">
            <text:p>-221,787,900.97</text:p>
          </table:table-cell>
        </table:table-row>
        <table:table-row table:style-name="ro1">
          <table:table-cell table:style-name="ce1" office:value-type="string" calcext:value-type="string">
            <text:p>2011-11-11</text:p>
          </table:table-cell>
          <table:table-cell office:value-type="float" office:value="63.889999" calcext:value-type="float">
            <text:p>63.889999</text:p>
          </table:table-cell>
          <table:table-cell office:value-type="float" office:value="5731100" calcext:value-type="float">
            <text:p>5731100</text:p>
          </table:table-cell>
          <table:table-cell table:formula="of:=([.B1179]-[.B1178])*[.C1179]+([.C1179]-[.C1178])*[.B1179]" office:value-type="float" office:value="-22635815.7807" calcext:value-type="float">
            <text:p>-22,635,815.78</text:p>
          </table:table-cell>
        </table:table-row>
        <table:table-row table:style-name="ro1">
          <table:table-cell table:style-name="ce1" office:value-type="string" calcext:value-type="string">
            <text:p>2011-11-14</text:p>
          </table:table-cell>
          <table:table-cell office:value-type="float" office:value="63.049999" calcext:value-type="float">
            <text:p>63.049999</text:p>
          </table:table-cell>
          <table:table-cell office:value-type="float" office:value="6832800" calcext:value-type="float">
            <text:p>6832800</text:p>
          </table:table-cell>
          <table:table-cell table:formula="of:=([.B1180]-[.B1179])*[.C1180]+([.C1180]-[.C1179])*[.B1180]" office:value-type="float" office:value="63722631.8983" calcext:value-type="float">
            <text:p>63,722,631.90</text:p>
          </table:table-cell>
        </table:table-row>
        <table:table-row table:style-name="ro1">
          <table:table-cell table:style-name="ce1" office:value-type="string" calcext:value-type="string">
            <text:p>2011-11-15</text:p>
          </table:table-cell>
          <table:table-cell office:value-type="float" office:value="63.560001" calcext:value-type="float">
            <text:p>63.560001</text:p>
          </table:table-cell>
          <table:table-cell office:value-type="float" office:value="7673800" calcext:value-type="float">
            <text:p>7673800</text:p>
          </table:table-cell>
          <table:table-cell table:formula="of:=([.B1181]-[.B1180])*[.C1181]+([.C1181]-[.C1180])*[.B1181]" office:value-type="float" office:value="57367614.1886" calcext:value-type="float">
            <text:p>57,367,614.19</text:p>
          </table:table-cell>
        </table:table-row>
        <table:table-row table:style-name="ro1">
          <table:table-cell table:style-name="ce1" office:value-type="string" calcext:value-type="string">
            <text:p>2011-11-16</text:p>
          </table:table-cell>
          <table:table-cell office:value-type="float" office:value="63.279999" calcext:value-type="float">
            <text:p>63.279999</text:p>
          </table:table-cell>
          <table:table-cell office:value-type="float" office:value="9228000" calcext:value-type="float">
            <text:p>9228000</text:p>
          </table:table-cell>
          <table:table-cell table:formula="of:=([.B1182]-[.B1181])*[.C1182]+([.C1182]-[.C1181])*[.B1182]" office:value-type="float" office:value="95765915.9898" calcext:value-type="float">
            <text:p>95,765,915.99</text:p>
          </table:table-cell>
        </table:table-row>
        <table:table-row table:style-name="ro1">
          <table:table-cell table:style-name="ce1" office:value-type="string" calcext:value-type="string">
            <text:p>2011-11-17</text:p>
          </table:table-cell>
          <table:table-cell office:value-type="float" office:value="62.939999" calcext:value-type="float">
            <text:p>62.939999</text:p>
          </table:table-cell>
          <table:table-cell office:value-type="float" office:value="8525500" calcext:value-type="float">
            <text:p>8525500</text:p>
          </table:table-cell>
          <table:table-cell table:formula="of:=([.B1183]-[.B1182])*[.C1183]+([.C1183]-[.C1182])*[.B1183]" office:value-type="float" office:value="-47114019.2975" calcext:value-type="float">
            <text:p>-47,114,019.30</text:p>
          </table:table-cell>
        </table:table-row>
        <table:table-row table:style-name="ro1">
          <table:table-cell table:style-name="ce1" office:value-type="string" calcext:value-type="string">
            <text:p>2011-11-18</text:p>
          </table:table-cell>
          <table:table-cell office:value-type="float" office:value="63.240002" calcext:value-type="float">
            <text:p>63.240002</text:p>
          </table:table-cell>
          <table:table-cell office:value-type="float" office:value="7624000" calcext:value-type="float">
            <text:p>7624000</text:p>
          </table:table-cell>
          <table:table-cell table:formula="of:=([.B1184]-[.B1183])*[.C1184]+([.C1184]-[.C1183])*[.B1184]" office:value-type="float" office:value="-54723638.931" calcext:value-type="float">
            <text:p>-54,723,638.93</text:p>
          </table:table-cell>
        </table:table-row>
        <table:table-row table:style-name="ro1">
          <table:table-cell table:style-name="ce1" office:value-type="string" calcext:value-type="string">
            <text:p>2011-11-21</text:p>
          </table:table-cell>
          <table:table-cell office:value-type="float" office:value="61.66" calcext:value-type="float">
            <text:p>61.66</text:p>
          </table:table-cell>
          <table:table-cell office:value-type="float" office:value="13254400" calcext:value-type="float">
            <text:p>13254400</text:p>
          </table:table-cell>
          <table:table-cell table:formula="of:=([.B1185]-[.B1184])*[.C1185]+([.C1185]-[.C1184])*[.B1185]" office:value-type="float" office:value="326228485.4912" calcext:value-type="float">
            <text:p>326,228,485.49</text:p>
          </table:table-cell>
        </table:table-row>
        <table:table-row table:style-name="ro1">
          <table:table-cell table:style-name="ce1" office:value-type="string" calcext:value-type="string">
            <text:p>2011-11-22</text:p>
          </table:table-cell>
          <table:table-cell office:value-type="float" office:value="61.689999" calcext:value-type="float">
            <text:p>61.689999</text:p>
          </table:table-cell>
          <table:table-cell office:value-type="float" office:value="8321500" calcext:value-type="float">
            <text:p>8321500</text:p>
          </table:table-cell>
          <table:table-cell table:formula="of:=([.B1186]-[.B1185])*[.C1186]+([.C1186]-[.C1185])*[.B1186]" office:value-type="float" office:value="-304060959.3886" calcext:value-type="float">
            <text:p>-304,060,959.39</text:p>
          </table:table-cell>
        </table:table-row>
        <table:table-row table:style-name="ro1">
          <table:table-cell table:style-name="ce1" office:value-type="string" calcext:value-type="string">
            <text:p>2011-11-23</text:p>
          </table:table-cell>
          <table:table-cell office:value-type="float" office:value="61.060001" calcext:value-type="float">
            <text:p>61.060001</text:p>
          </table:table-cell>
          <table:table-cell office:value-type="float" office:value="7488200" calcext:value-type="float">
            <text:p>7488200</text:p>
          </table:table-cell>
          <table:table-cell table:formula="of:=([.B1187]-[.B1186])*[.C1187]+([.C1187]-[.C1186])*[.B1187]" office:value-type="float" office:value="-55598849.8569" calcext:value-type="float">
            <text:p>-55,598,849.86</text:p>
          </table:table-cell>
        </table:table-row>
        <table:table-row table:style-name="ro1">
          <table:table-cell table:style-name="ce1" office:value-type="string" calcext:value-type="string">
            <text:p>2011-11-25</text:p>
          </table:table-cell>
          <table:table-cell office:value-type="float" office:value="61" calcext:value-type="float">
            <text:p>61</text:p>
          </table:table-cell>
          <table:table-cell office:value-type="float" office:value="4734800" calcext:value-type="float">
            <text:p>4734800</text:p>
          </table:table-cell>
          <table:table-cell table:formula="of:=([.B1188]-[.B1187])*[.C1188]+([.C1188]-[.C1187])*[.B1188]" office:value-type="float" office:value="-168241492.7348" calcext:value-type="float">
            <text:p>-168,241,492.73</text:p>
          </table:table-cell>
        </table:table-row>
        <table:table-row table:style-name="ro1">
          <table:table-cell table:style-name="ce1" office:value-type="string" calcext:value-type="string">
            <text:p>2011-11-28</text:p>
          </table:table-cell>
          <table:table-cell office:value-type="float" office:value="62.240002" calcext:value-type="float">
            <text:p>62.240002</text:p>
          </table:table-cell>
          <table:table-cell office:value-type="float" office:value="7673200" calcext:value-type="float">
            <text:p>7673200</text:p>
          </table:table-cell>
          <table:table-cell table:formula="of:=([.B1189]-[.B1188])*[.C1189]+([.C1189]-[.C1188])*[.B1189]" office:value-type="float" office:value="192400805.2232" calcext:value-type="float">
            <text:p>192,400,805.22</text:p>
          </table:table-cell>
        </table:table-row>
        <table:table-row table:style-name="ro1">
          <table:table-cell table:style-name="ce1" office:value-type="string" calcext:value-type="string">
            <text:p>2011-11-29</text:p>
          </table:table-cell>
          <table:table-cell office:value-type="float" office:value="62.529999" calcext:value-type="float">
            <text:p>62.529999</text:p>
          </table:table-cell>
          <table:table-cell office:value-type="float" office:value="6442700" calcext:value-type="float">
            <text:p>6442700</text:p>
          </table:table-cell>
          <table:table-cell table:formula="of:=([.B1190]-[.B1189])*[.C1190]+([.C1190]-[.C1189])*[.B1190]" office:value-type="float" office:value="-75074800.0976" calcext:value-type="float">
            <text:p>-75,074,800.10</text:p>
          </table:table-cell>
        </table:table-row>
        <table:table-row table:style-name="ro1">
          <table:table-cell table:style-name="ce1" office:value-type="string" calcext:value-type="string">
            <text:p>2011-11-30</text:p>
          </table:table-cell>
          <table:table-cell office:value-type="float" office:value="64.57" calcext:value-type="float">
            <text:p>64.57</text:p>
          </table:table-cell>
          <table:table-cell office:value-type="float" office:value="15034500" calcext:value-type="float">
            <text:p>15034500</text:p>
          </table:table-cell>
          <table:table-cell table:formula="of:=([.B1191]-[.B1190])*[.C1191]+([.C1191]-[.C1190])*[.B1191]" office:value-type="float" office:value="585442921.0345" calcext:value-type="float">
            <text:p>585,442,921.03</text:p>
          </table:table-cell>
        </table:table-row>
        <table:table-row table:style-name="ro1">
          <table:table-cell table:style-name="ce1" office:value-type="string" calcext:value-type="string">
            <text:p>2011-12-01</text:p>
          </table:table-cell>
          <table:table-cell office:value-type="float" office:value="64.080002" calcext:value-type="float">
            <text:p>64.080002</text:p>
          </table:table-cell>
          <table:table-cell office:value-type="float" office:value="9387600" calcext:value-type="float">
            <text:p>9387600</text:p>
          </table:table-cell>
          <table:table-cell table:formula="of:=([.B1192]-[.B1191])*[.C1192]+([.C1192]-[.C1191])*[.B1192]" office:value-type="float" office:value="-366453268.5186" calcext:value-type="float">
            <text:p>-366,453,268.52</text:p>
          </table:table-cell>
        </table:table-row>
        <table:table-row table:style-name="ro1">
          <table:table-cell table:style-name="ce1" office:value-type="string" calcext:value-type="string">
            <text:p>2011-12-02</text:p>
          </table:table-cell>
          <table:table-cell office:value-type="float" office:value="64.660004" calcext:value-type="float">
            <text:p>64.660004</text:p>
          </table:table-cell>
          <table:table-cell office:value-type="float" office:value="9952600" calcext:value-type="float">
            <text:p>9952600</text:p>
          </table:table-cell>
          <table:table-cell table:formula="of:=([.B1193]-[.B1192])*[.C1193]+([.C1193]-[.C1192])*[.B1193]" office:value-type="float" office:value="42305430.1652001" calcext:value-type="float">
            <text:p>42,305,430.17</text:p>
          </table:table-cell>
        </table:table-row>
        <table:table-row table:style-name="ro1">
          <table:table-cell table:style-name="ce1" office:value-type="string" calcext:value-type="string">
            <text:p>2011-12-05</text:p>
          </table:table-cell>
          <table:table-cell office:value-type="float" office:value="64.839996" calcext:value-type="float">
            <text:p>64.839996</text:p>
          </table:table-cell>
          <table:table-cell office:value-type="float" office:value="9820200" calcext:value-type="float">
            <text:p>9820200</text:p>
          </table:table-cell>
          <table:table-cell table:formula="of:=([.B1194]-[.B1193])*[.C1194]+([.C1194]-[.C1193])*[.B1194]" office:value-type="float" office:value="-6817258.03200001" calcext:value-type="float">
            <text:p>-6,817,258.03</text:p>
          </table:table-cell>
        </table:table-row>
        <table:table-row table:style-name="ro1">
          <table:table-cell table:style-name="ce1" office:value-type="string" calcext:value-type="string">
            <text:p>2011-12-06</text:p>
          </table:table-cell>
          <table:table-cell office:value-type="float" office:value="64.839996" calcext:value-type="float">
            <text:p>64.839996</text:p>
          </table:table-cell>
          <table:table-cell office:value-type="float" office:value="8315400" calcext:value-type="float">
            <text:p>8315400</text:p>
          </table:table-cell>
          <table:table-cell table:formula="of:=([.B1195]-[.B1194])*[.C1195]+([.C1195]-[.C1194])*[.B1195]" office:value-type="float" office:value="-97571225.9808" calcext:value-type="float">
            <text:p>-97,571,225.98</text:p>
          </table:table-cell>
        </table:table-row>
        <table:table-row table:style-name="ro1">
          <table:table-cell table:style-name="ce1" office:value-type="string" calcext:value-type="string">
            <text:p>2011-12-07</text:p>
          </table:table-cell>
          <table:table-cell office:value-type="float" office:value="65.230003" calcext:value-type="float">
            <text:p>65.230003</text:p>
          </table:table-cell>
          <table:table-cell office:value-type="float" office:value="11144700" calcext:value-type="float">
            <text:p>11144700</text:p>
          </table:table-cell>
          <table:table-cell table:formula="of:=([.B1196]-[.B1195])*[.C1196]+([.C1196]-[.C1195])*[.B1196]" office:value-type="float" office:value="188901758.5008" calcext:value-type="float">
            <text:p>188,901,758.50</text:p>
          </table:table-cell>
        </table:table-row>
        <table:table-row table:style-name="ro1">
          <table:table-cell table:style-name="ce1" office:value-type="string" calcext:value-type="string">
            <text:p>2011-12-08</text:p>
          </table:table-cell>
          <table:table-cell office:value-type="float" office:value="64.470001" calcext:value-type="float">
            <text:p>64.470001</text:p>
          </table:table-cell>
          <table:table-cell office:value-type="float" office:value="8352600" calcext:value-type="float">
            <text:p>8352600</text:p>
          </table:table-cell>
          <table:table-cell table:formula="of:=([.B1197]-[.B1196])*[.C1197]+([.C1197]-[.C1196])*[.B1197]" office:value-type="float" office:value="-186354682.4973" calcext:value-type="float">
            <text:p>-186,354,682.50</text:p>
          </table:table-cell>
        </table:table-row>
        <table:table-row table:style-name="ro1">
          <table:table-cell table:style-name="ce1" office:value-type="string" calcext:value-type="string">
            <text:p>2011-12-09</text:p>
          </table:table-cell>
          <table:table-cell office:value-type="float" office:value="64.970001" calcext:value-type="float">
            <text:p>64.970001</text:p>
          </table:table-cell>
          <table:table-cell office:value-type="float" office:value="7647800" calcext:value-type="float">
            <text:p>7647800</text:p>
          </table:table-cell>
          <table:table-cell table:formula="of:=([.B1198]-[.B1197])*[.C1198]+([.C1198]-[.C1197])*[.B1198]" office:value-type="float" office:value="-41966956.7048" calcext:value-type="float">
            <text:p>-41,966,956.70</text:p>
          </table:table-cell>
        </table:table-row>
        <table:table-row table:style-name="ro1">
          <table:table-cell table:style-name="ce1" office:value-type="string" calcext:value-type="string">
            <text:p>2011-12-12</text:p>
          </table:table-cell>
          <table:table-cell office:value-type="float" office:value="64.309998" calcext:value-type="float">
            <text:p>64.309998</text:p>
          </table:table-cell>
          <table:table-cell office:value-type="float" office:value="8793500" calcext:value-type="float">
            <text:p>8793500</text:p>
          </table:table-cell>
          <table:table-cell table:formula="of:=([.B1199]-[.B1198])*[.C1199]+([.C1199]-[.C1198])*[.B1199]" office:value-type="float" office:value="67876228.3281" calcext:value-type="float">
            <text:p>67,876,228.33</text:p>
          </table:table-cell>
        </table:table-row>
        <table:table-row table:style-name="ro1">
          <table:table-cell table:style-name="ce1" office:value-type="string" calcext:value-type="string">
            <text:p>2011-12-13</text:p>
          </table:table-cell>
          <table:table-cell office:value-type="float" office:value="64.730003" calcext:value-type="float">
            <text:p>64.730003</text:p>
          </table:table-cell>
          <table:table-cell office:value-type="float" office:value="11126100" calcext:value-type="float">
            <text:p>11126100</text:p>
          </table:table-cell>
          <table:table-cell table:formula="of:=([.B1200]-[.B1199])*[.C1200]+([.C1200]-[.C1199])*[.B1200]" office:value-type="float" office:value="155662222.6283" calcext:value-type="float">
            <text:p>155,662,222.63</text:p>
          </table:table-cell>
        </table:table-row>
        <table:table-row table:style-name="ro1">
          <table:table-cell table:style-name="ce1" office:value-type="string" calcext:value-type="string">
            <text:p>2011-12-14</text:p>
          </table:table-cell>
          <table:table-cell office:value-type="float" office:value="64.449997" calcext:value-type="float">
            <text:p>64.449997</text:p>
          </table:table-cell>
          <table:table-cell office:value-type="float" office:value="10326700" calcext:value-type="float">
            <text:p>10326700</text:p>
          </table:table-cell>
          <table:table-cell table:formula="of:=([.B1201]-[.B1200])*[.C1201]+([.C1201]-[.C1200])*[.B1201]" office:value-type="float" office:value="-54412865.562" calcext:value-type="float">
            <text:p>-54,412,865.56</text:p>
          </table:table-cell>
        </table:table-row>
        <table:table-row table:style-name="ro1">
          <table:table-cell table:style-name="ce1" office:value-type="string" calcext:value-type="string">
            <text:p>2011-12-15</text:p>
          </table:table-cell>
          <table:table-cell office:value-type="float" office:value="64.989998" calcext:value-type="float">
            <text:p>64.989998</text:p>
          </table:table-cell>
          <table:table-cell office:value-type="float" office:value="9654800" calcext:value-type="float">
            <text:p>9654800</text:p>
          </table:table-cell>
          <table:table-cell table:formula="of:=([.B1202]-[.B1201])*[.C1202]+([.C1202]-[.C1201])*[.B1202]" office:value-type="float" office:value="-38453178.0014" calcext:value-type="float">
            <text:p>-38,453,178.00</text:p>
          </table:table-cell>
        </table:table-row>
        <table:table-row table:style-name="ro1">
          <table:table-cell table:style-name="ce1" office:value-type="string" calcext:value-type="string">
            <text:p>2011-12-16</text:p>
          </table:table-cell>
          <table:table-cell office:value-type="float" office:value="65.139999" calcext:value-type="float">
            <text:p>65.139999</text:p>
          </table:table-cell>
          <table:table-cell office:value-type="float" office:value="18291900" calcext:value-type="float">
            <text:p>18291900</text:p>
          </table:table-cell>
          <table:table-cell table:formula="of:=([.B1203]-[.B1202])*[.C1203]+([.C1203]-[.C1202])*[.B1203]" office:value-type="float" office:value="565364488.6548" calcext:value-type="float">
            <text:p>565,364,488.65</text:p>
          </table:table-cell>
        </table:table-row>
        <table:table-row table:style-name="ro1">
          <table:table-cell table:style-name="ce1" office:value-type="string" calcext:value-type="string">
            <text:p>2011-12-19</text:p>
          </table:table-cell>
          <table:table-cell office:value-type="float" office:value="64.949997" calcext:value-type="float">
            <text:p>64.949997</text:p>
          </table:table-cell>
          <table:table-cell office:value-type="float" office:value="8172300" calcext:value-type="float">
            <text:p>8172300</text:p>
          </table:table-cell>
          <table:table-cell table:formula="of:=([.B1204]-[.B1203])*[.C1204]+([.C1204]-[.C1203])*[.B1204]" office:value-type="float" office:value="-658820742.9858" calcext:value-type="float">
            <text:p>-658,820,742.99</text:p>
          </table:table-cell>
        </table:table-row>
        <table:table-row table:style-name="ro1">
          <table:table-cell table:style-name="ce1" office:value-type="string" calcext:value-type="string">
            <text:p>2011-12-20</text:p>
          </table:table-cell>
          <table:table-cell office:value-type="float" office:value="65.790001" calcext:value-type="float">
            <text:p>65.790001</text:p>
          </table:table-cell>
          <table:table-cell office:value-type="float" office:value="9797100" calcext:value-type="float">
            <text:p>9797100</text:p>
          </table:table-cell>
          <table:table-cell table:formula="of:=([.B1205]-[.B1204])*[.C1205]+([.C1205]-[.C1204])*[.B1205]" office:value-type="float" office:value="115125196.8132" calcext:value-type="float">
            <text:p>115,125,196.81</text:p>
          </table:table-cell>
        </table:table-row>
        <table:table-row table:style-name="ro1">
          <table:table-cell table:style-name="ce1" office:value-type="string" calcext:value-type="string">
            <text:p>2011-12-21</text:p>
          </table:table-cell>
          <table:table-cell office:value-type="float" office:value="66" calcext:value-type="float">
            <text:p>66</text:p>
          </table:table-cell>
          <table:table-cell office:value-type="float" office:value="9479000" calcext:value-type="float">
            <text:p>9479000</text:p>
          </table:table-cell>
          <table:table-cell table:formula="of:=([.B1206]-[.B1205])*[.C1206]+([.C1206]-[.C1205])*[.B1206]" office:value-type="float" office:value="-19004019.479" calcext:value-type="float">
            <text:p>-19,004,019.48</text:p>
          </table:table-cell>
        </table:table-row>
        <table:table-row table:style-name="ro1">
          <table:table-cell table:style-name="ce1" office:value-type="string" calcext:value-type="string">
            <text:p>2011-12-22</text:p>
          </table:table-cell>
          <table:table-cell office:value-type="float" office:value="66.190002" calcext:value-type="float">
            <text:p>66.190002</text:p>
          </table:table-cell>
          <table:table-cell office:value-type="float" office:value="7666300" calcext:value-type="float">
            <text:p>7666300</text:p>
          </table:table-cell>
          <table:table-cell table:formula="of:=([.B1207]-[.B1206])*[.C1207]+([.C1207]-[.C1206])*[.B1207]" office:value-type="float" office:value="-118526004.2928" calcext:value-type="float">
            <text:p>-118,526,004.29</text:p>
          </table:table-cell>
        </table:table-row>
        <table:table-row table:style-name="ro1">
          <table:table-cell table:style-name="ce1" office:value-type="string" calcext:value-type="string">
            <text:p>2011-12-23</text:p>
          </table:table-cell>
          <table:table-cell office:value-type="float" office:value="66.669998" calcext:value-type="float">
            <text:p>66.669998</text:p>
          </table:table-cell>
          <table:table-cell office:value-type="float" office:value="5209800" calcext:value-type="float">
            <text:p>5209800</text:p>
          </table:table-cell>
          <table:table-cell table:formula="of:=([.B1208]-[.B1207])*[.C1208]+([.C1208]-[.C1207])*[.B1208]" office:value-type="float" office:value="-161274166.9262" calcext:value-type="float">
            <text:p>-161,274,166.93</text:p>
          </table:table-cell>
        </table:table-row>
        <table:table-row table:style-name="ro1">
          <table:table-cell table:style-name="ce1" office:value-type="string" calcext:value-type="string">
            <text:p>2011-12-27</text:p>
          </table:table-cell>
          <table:table-cell office:value-type="float" office:value="66.790001" calcext:value-type="float">
            <text:p>66.790001</text:p>
          </table:table-cell>
          <table:table-cell office:value-type="float" office:value="5604700" calcext:value-type="float">
            <text:p>5604700</text:p>
          </table:table-cell>
          <table:table-cell table:formula="of:=([.B1209]-[.B1208])*[.C1209]+([.C1209]-[.C1208])*[.B1209]" office:value-type="float" office:value="27047952.209" calcext:value-type="float">
            <text:p>27,047,952.21</text:p>
          </table:table-cell>
        </table:table-row>
        <table:table-row table:style-name="ro1">
          <table:table-cell table:style-name="ce1" office:value-type="string" calcext:value-type="string">
            <text:p>2011-12-28</text:p>
          </table:table-cell>
          <table:table-cell office:value-type="float" office:value="66.540001" calcext:value-type="float">
            <text:p>66.540001</text:p>
          </table:table-cell>
          <table:table-cell office:value-type="float" office:value="4152000" calcext:value-type="float">
            <text:p>4152000</text:p>
          </table:table-cell>
          <table:table-cell table:formula="of:=([.B1210]-[.B1209])*[.C1210]+([.C1210]-[.C1209])*[.B1210]" office:value-type="float" office:value="-97700659.4527" calcext:value-type="float">
            <text:p>-97,700,659.45</text:p>
          </table:table-cell>
        </table:table-row>
        <table:table-row table:style-name="ro1">
          <table:table-cell table:style-name="ce1" office:value-type="string" calcext:value-type="string">
            <text:p>2011-12-29</text:p>
          </table:table-cell>
          <table:table-cell office:value-type="float" office:value="66.970001" calcext:value-type="float">
            <text:p>66.970001</text:p>
          </table:table-cell>
          <table:table-cell office:value-type="float" office:value="4425900" calcext:value-type="float">
            <text:p>4425900</text:p>
          </table:table-cell>
          <table:table-cell table:formula="of:=([.B1211]-[.B1210])*[.C1211]+([.C1211]-[.C1210])*[.B1211]" office:value-type="float" office:value="20246220.2739" calcext:value-type="float">
            <text:p>20,246,220.27</text:p>
          </table:table-cell>
        </table:table-row>
        <table:table-row table:style-name="ro1">
          <table:table-cell table:style-name="ce1" office:value-type="string" calcext:value-type="string">
            <text:p>2011-12-30</text:p>
          </table:table-cell>
          <table:table-cell office:value-type="float" office:value="66.709999" calcext:value-type="float">
            <text:p>66.709999</text:p>
          </table:table-cell>
          <table:table-cell office:value-type="float" office:value="4062300" calcext:value-type="float">
            <text:p>4062300</text:p>
          </table:table-cell>
          <table:table-cell table:formula="of:=([.B1212]-[.B1211])*[.C1212]+([.C1212]-[.C1211])*[.B1212]" office:value-type="float" office:value="-25311961.761" calcext:value-type="float">
            <text:p>-25,311,961.76</text:p>
          </table:table-cell>
        </table:table-row>
        <table:table-row table:style-name="ro1">
          <table:table-cell table:style-name="ce1" office:value-type="string" calcext:value-type="string">
            <text:p>2012-01-03</text:p>
          </table:table-cell>
          <table:table-cell office:value-type="float" office:value="66.830002" calcext:value-type="float">
            <text:p>66.830002</text:p>
          </table:table-cell>
          <table:table-cell office:value-type="float" office:value="11565900" calcext:value-type="float">
            <text:p>11565900</text:p>
          </table:table-cell>
          <table:table-cell table:formula="of:=([.B1213]-[.B1212])*[.C1213]+([.C1213]-[.C1212])*[.B1213]" office:value-type="float" office:value="502853545.7049" calcext:value-type="float">
            <text:p>502,853,545.70</text:p>
          </table:table-cell>
        </table:table-row>
        <table:table-row table:style-name="ro1">
          <table:table-cell table:style-name="ce1" office:value-type="string" calcext:value-type="string">
            <text:p>2012-01-04</text:p>
          </table:table-cell>
          <table:table-cell office:value-type="float" office:value="66.800003" calcext:value-type="float">
            <text:p>66.800003</text:p>
          </table:table-cell>
          <table:table-cell office:value-type="float" office:value="10595400" calcext:value-type="float">
            <text:p>10595400</text:p>
          </table:table-cell>
          <table:table-cell table:formula="of:=([.B1214]-[.B1213])*[.C1214]+([.C1214]-[.C1213])*[.B1214]" office:value-type="float" office:value="-65147254.3160999" calcext:value-type="float">
            <text:p>-65,147,254.32</text:p>
          </table:table-cell>
        </table:table-row>
        <table:table-row table:style-name="ro1">
          <table:table-cell table:style-name="ce1" office:value-type="string" calcext:value-type="string">
            <text:p>2012-01-05</text:p>
          </table:table-cell>
          <table:table-cell office:value-type="float" office:value="66.519997" calcext:value-type="float">
            <text:p>66.519997</text:p>
          </table:table-cell>
          <table:table-cell office:value-type="float" office:value="10085300" calcext:value-type="float">
            <text:p>10085300</text:p>
          </table:table-cell>
          <table:table-cell table:formula="of:=([.B1215]-[.B1214])*[.C1215]+([.C1215]-[.C1214])*[.B1215]" office:value-type="float" office:value="-36755794.9815" calcext:value-type="float">
            <text:p>-36,755,794.98</text:p>
          </table:table-cell>
        </table:table-row>
        <table:table-row table:style-name="ro1">
          <table:table-cell table:style-name="ce1" office:value-type="string" calcext:value-type="string">
            <text:p>2012-01-06</text:p>
          </table:table-cell>
          <table:table-cell office:value-type="float" office:value="66.360001" calcext:value-type="float">
            <text:p>66.360001</text:p>
          </table:table-cell>
          <table:table-cell office:value-type="float" office:value="8421200" calcext:value-type="float">
            <text:p>8421200</text:p>
          </table:table-cell>
          <table:table-cell table:formula="of:=([.B1216]-[.B1215])*[.C1216]+([.C1216]-[.C1215])*[.B1216]" office:value-type="float" office:value="-111777035.9793" calcext:value-type="float">
            <text:p>-111,777,035.98</text:p>
          </table:table-cell>
        </table:table-row>
        <table:table-row table:style-name="ro1">
          <table:table-cell table:style-name="ce1" office:value-type="string" calcext:value-type="string">
            <text:p>2012-01-09</text:p>
          </table:table-cell>
          <table:table-cell office:value-type="float" office:value="66.639999" calcext:value-type="float">
            <text:p>66.639999</text:p>
          </table:table-cell>
          <table:table-cell office:value-type="float" office:value="7836100" calcext:value-type="float">
            <text:p>7836100</text:p>
          </table:table-cell>
          <table:table-cell table:formula="of:=([.B1217]-[.B1216])*[.C1217]+([.C1217]-[.C1216])*[.B1217]" office:value-type="float" office:value="-36796971.0871" calcext:value-type="float">
            <text:p>-36,796,971.09</text:p>
          </table:table-cell>
        </table:table-row>
        <table:table-row table:style-name="ro1">
          <table:table-cell table:style-name="ce1" office:value-type="string" calcext:value-type="string">
            <text:p>2012-01-10</text:p>
          </table:table-cell>
          <table:table-cell office:value-type="float" office:value="66.330002" calcext:value-type="float">
            <text:p>66.330002</text:p>
          </table:table-cell>
          <table:table-cell office:value-type="float" office:value="10318900" calcext:value-type="float">
            <text:p>10318900</text:p>
          </table:table-cell>
          <table:table-cell table:formula="of:=([.B1218]-[.B1217])*[.C1218]+([.C1218]-[.C1217])*[.B1218]" office:value-type="float" office:value="161485300.9223" calcext:value-type="float">
            <text:p>161,485,300.92</text:p>
          </table:table-cell>
        </table:table-row>
        <table:table-row table:style-name="ro1">
          <table:table-cell table:style-name="ce1" office:value-type="string" calcext:value-type="string">
            <text:p>2012-01-11</text:p>
          </table:table-cell>
          <table:table-cell office:value-type="float" office:value="65.68" calcext:value-type="float">
            <text:p>65.68</text:p>
          </table:table-cell>
          <table:table-cell office:value-type="float" office:value="14676800" calcext:value-type="float">
            <text:p>14676800</text:p>
          </table:table-cell>
          <table:table-cell table:formula="of:=([.B1219]-[.B1218])*[.C1219]+([.C1219]-[.C1218])*[.B1219]" office:value-type="float" office:value="276686922.6464" calcext:value-type="float">
            <text:p>276,686,922.65</text:p>
          </table:table-cell>
        </table:table-row>
        <table:table-row table:style-name="ro1">
          <table:table-cell table:style-name="ce1" office:value-type="string" calcext:value-type="string">
            <text:p>2012-01-12</text:p>
          </table:table-cell>
          <table:table-cell office:value-type="float" office:value="65.809998" calcext:value-type="float">
            <text:p>65.809998</text:p>
          </table:table-cell>
          <table:table-cell office:value-type="float" office:value="29758100" calcext:value-type="float">
            <text:p>29758100</text:p>
          </table:table-cell>
          <table:table-cell table:formula="of:=([.B1220]-[.B1219])*[.C1220]+([.C1220]-[.C1219])*[.B1220]" office:value-type="float" office:value="996368816.321199" calcext:value-type="float">
            <text:p>996,368,816.32</text:p>
          </table:table-cell>
        </table:table-row>
        <table:table-row table:style-name="ro1">
          <table:table-cell table:style-name="ce1" office:value-type="string" calcext:value-type="string">
            <text:p>2012-01-13</text:p>
          </table:table-cell>
          <table:table-cell office:value-type="float" office:value="65.809998" calcext:value-type="float">
            <text:p>65.809998</text:p>
          </table:table-cell>
          <table:table-cell office:value-type="float" office:value="33539100" calcext:value-type="float">
            <text:p>33539100</text:p>
          </table:table-cell>
          <table:table-cell table:formula="of:=([.B1221]-[.B1220])*[.C1221]+([.C1221]-[.C1220])*[.B1221]" office:value-type="float" office:value="248827602.438" calcext:value-type="float">
            <text:p>248,827,602.44</text:p>
          </table:table-cell>
        </table:table-row>
        <table:table-row table:style-name="ro1">
          <table:table-cell table:style-name="ce1" office:value-type="string" calcext:value-type="string">
            <text:p>2012-01-17</text:p>
          </table:table-cell>
          <table:table-cell office:value-type="float" office:value="66.260002" calcext:value-type="float">
            <text:p>66.260002</text:p>
          </table:table-cell>
          <table:table-cell office:value-type="float" office:value="35728800" calcext:value-type="float">
            <text:p>35728800</text:p>
          </table:table-cell>
          <table:table-cell table:formula="of:=([.B1222]-[.B1221])*[.C1222]+([.C1222]-[.C1221])*[.B1222]" office:value-type="float" office:value="161167629.2946" calcext:value-type="float">
            <text:p>161,167,629.29</text:p>
          </table:table-cell>
        </table:table-row>
        <table:table-row table:style-name="ro1">
          <table:table-cell table:style-name="ce1" office:value-type="string" calcext:value-type="string">
            <text:p>2012-01-18</text:p>
          </table:table-cell>
          <table:table-cell office:value-type="float" office:value="66.029999" calcext:value-type="float">
            <text:p>66.029999</text:p>
          </table:table-cell>
          <table:table-cell office:value-type="float" office:value="10386800" calcext:value-type="float">
            <text:p>10386800</text:p>
          </table:table-cell>
          <table:table-cell table:formula="of:=([.B1223]-[.B1222])*[.C1223]+([.C1223]-[.C1222])*[.B1223]" office:value-type="float" office:value="-1675721229.8184" calcext:value-type="float">
            <text:p>-1,675,721,229.82</text:p>
          </table:table-cell>
        </table:table-row>
        <table:table-row table:style-name="ro1">
          <table:table-cell table:style-name="ce1" office:value-type="string" calcext:value-type="string">
            <text:p>2012-01-19</text:p>
          </table:table-cell>
          <table:table-cell office:value-type="float" office:value="66.080002" calcext:value-type="float">
            <text:p>66.080002</text:p>
          </table:table-cell>
          <table:table-cell office:value-type="float" office:value="9346600" calcext:value-type="float">
            <text:p>9346600</text:p>
          </table:table-cell>
          <table:table-cell table:formula="of:=([.B1224]-[.B1223])*[.C1224]+([.C1224]-[.C1223])*[.B1224]" office:value-type="float" office:value="-68269060.0406001" calcext:value-type="float">
            <text:p>-68,269,060.04</text:p>
          </table:table-cell>
        </table:table-row>
        <table:table-row table:style-name="ro1">
          <table:table-cell table:style-name="ce1" office:value-type="string" calcext:value-type="string">
            <text:p>2012-01-20</text:p>
          </table:table-cell>
          <table:table-cell office:value-type="float" office:value="66.230003" calcext:value-type="float">
            <text:p>66.230003</text:p>
          </table:table-cell>
          <table:table-cell office:value-type="float" office:value="12190100" calcext:value-type="float">
            <text:p>12190100</text:p>
          </table:table-cell>
          <table:table-cell table:formula="of:=([.B1225]-[.B1224])*[.C1225]+([.C1225]-[.C1224])*[.B1225]" office:value-type="float" office:value="190153540.7206" calcext:value-type="float">
            <text:p>190,153,540.72</text:p>
          </table:table-cell>
        </table:table-row>
        <table:table-row table:style-name="ro1">
          <table:table-cell table:style-name="ce1" office:value-type="string" calcext:value-type="string">
            <text:p>2012-01-23</text:p>
          </table:table-cell>
          <table:table-cell office:value-type="float" office:value="65" calcext:value-type="float">
            <text:p>65</text:p>
          </table:table-cell>
          <table:table-cell office:value-type="float" office:value="14828100" calcext:value-type="float">
            <text:p>14828100</text:p>
          </table:table-cell>
          <table:table-cell table:formula="of:=([.B1226]-[.B1225])*[.C1226]+([.C1226]-[.C1225])*[.B1226]" office:value-type="float" office:value="153231392.5157" calcext:value-type="float">
            <text:p>153,231,392.52</text:p>
          </table:table-cell>
        </table:table-row>
        <table:table-row table:style-name="ro1">
          <table:table-cell table:style-name="ce1" office:value-type="string" calcext:value-type="string">
            <text:p>2012-01-24</text:p>
          </table:table-cell>
          <table:table-cell office:value-type="float" office:value="64.5" calcext:value-type="float">
            <text:p>64.5</text:p>
          </table:table-cell>
          <table:table-cell office:value-type="float" office:value="9742400" calcext:value-type="float">
            <text:p>9742400</text:p>
          </table:table-cell>
          <table:table-cell table:formula="of:=([.B1227]-[.B1226])*[.C1227]+([.C1227]-[.C1226])*[.B1227]" office:value-type="float" office:value="-332898850" calcext:value-type="float">
            <text:p>-332,898,850.00</text:p>
          </table:table-cell>
        </table:table-row>
        <table:table-row table:style-name="ro1">
          <table:table-cell table:style-name="ce1" office:value-type="string" calcext:value-type="string">
            <text:p>2012-01-25</text:p>
          </table:table-cell>
          <table:table-cell office:value-type="float" office:value="64.980003" calcext:value-type="float">
            <text:p>64.980003</text:p>
          </table:table-cell>
          <table:table-cell office:value-type="float" office:value="10913100" calcext:value-type="float">
            <text:p>10913100</text:p>
          </table:table-cell>
          <table:table-cell table:formula="of:=([.B1228]-[.B1227])*[.C1228]+([.C1228]-[.C1227])*[.B1228]" office:value-type="float" office:value="81310410.2514" calcext:value-type="float">
            <text:p>81,310,410.25</text:p>
          </table:table-cell>
        </table:table-row>
        <table:table-row table:style-name="ro1">
          <table:table-cell table:style-name="ce1" office:value-type="string" calcext:value-type="string">
            <text:p>2012-01-26</text:p>
          </table:table-cell>
          <table:table-cell office:value-type="float" office:value="64.800003" calcext:value-type="float">
            <text:p>64.800003</text:p>
          </table:table-cell>
          <table:table-cell office:value-type="float" office:value="11932100" calcext:value-type="float">
            <text:p>11932100</text:p>
          </table:table-cell>
          <table:table-cell table:formula="of:=([.B1229]-[.B1228])*[.C1229]+([.C1229]-[.C1228])*[.B1229]" office:value-type="float" office:value="63883425.0570001" calcext:value-type="float">
            <text:p>63,883,425.06</text:p>
          </table:table-cell>
        </table:table-row>
        <table:table-row table:style-name="ro1">
          <table:table-cell table:style-name="ce1" office:value-type="string" calcext:value-type="string">
            <text:p>2012-01-27</text:p>
          </table:table-cell>
          <table:table-cell office:value-type="float" office:value="64.300003" calcext:value-type="float">
            <text:p>64.300003</text:p>
          </table:table-cell>
          <table:table-cell office:value-type="float" office:value="10979900" calcext:value-type="float">
            <text:p>10979900</text:p>
          </table:table-cell>
          <table:table-cell table:formula="of:=([.B1230]-[.B1229])*[.C1230]+([.C1230]-[.C1229])*[.B1230]" office:value-type="float" office:value="-66716412.8566" calcext:value-type="float">
            <text:p>-66,716,412.86</text:p>
          </table:table-cell>
        </table:table-row>
        <table:table-row table:style-name="ro1">
          <table:table-cell table:style-name="ce1" office:value-type="string" calcext:value-type="string">
            <text:p>2012-01-30</text:p>
          </table:table-cell>
          <table:table-cell office:value-type="float" office:value="63.209999" calcext:value-type="float">
            <text:p>63.209999</text:p>
          </table:table-cell>
          <table:table-cell office:value-type="float" office:value="12492000" calcext:value-type="float">
            <text:p>12492000</text:p>
          </table:table-cell>
          <table:table-cell table:formula="of:=([.B1231]-[.B1230])*[.C1231]+([.C1231]-[.C1230])*[.B1231]" office:value-type="float" office:value="81963509.5199" calcext:value-type="float">
            <text:p>81,963,509.52</text:p>
          </table:table-cell>
        </table:table-row>
        <table:table-row table:style-name="ro1">
          <table:table-cell table:style-name="ce1" office:value-type="string" calcext:value-type="string">
            <text:p>2012-01-31</text:p>
          </table:table-cell>
          <table:table-cell office:value-type="float" office:value="63.040001" calcext:value-type="float">
            <text:p>63.040001</text:p>
          </table:table-cell>
          <table:table-cell office:value-type="float" office:value="11358600" calcext:value-type="float">
            <text:p>11358600</text:p>
          </table:table-cell>
          <table:table-cell table:formula="of:=([.B1232]-[.B1231])*[.C1232]+([.C1232]-[.C1231])*[.B1232]" office:value-type="float" office:value="-73380476.4162001" calcext:value-type="float">
            <text:p>-73,380,476.42</text:p>
          </table:table-cell>
        </table:table-row>
        <table:table-row table:style-name="ro1">
          <table:table-cell table:style-name="ce1" office:value-type="string" calcext:value-type="string">
            <text:p>2012-02-01</text:p>
          </table:table-cell>
          <table:table-cell office:value-type="float" office:value="63.209999" calcext:value-type="float">
            <text:p>63.209999</text:p>
          </table:table-cell>
          <table:table-cell office:value-type="float" office:value="12900500" calcext:value-type="float">
            <text:p>12900500</text:p>
          </table:table-cell>
          <table:table-cell table:formula="of:=([.B1233]-[.B1232])*[.C1233]+([.C1233]-[.C1232])*[.B1233]" office:value-type="float" office:value="99656556.6571001" calcext:value-type="float">
            <text:p>99,656,556.66</text:p>
          </table:table-cell>
        </table:table-row>
        <table:table-row table:style-name="ro1">
          <table:table-cell table:style-name="ce1" office:value-type="string" calcext:value-type="string">
            <text:p>2012-02-02</text:p>
          </table:table-cell>
          <table:table-cell office:value-type="float" office:value="63.32" calcext:value-type="float">
            <text:p>63.32</text:p>
          </table:table-cell>
          <table:table-cell office:value-type="float" office:value="12613100" calcext:value-type="float">
            <text:p>12613100</text:p>
          </table:table-cell>
          <table:table-cell table:formula="of:=([.B1234]-[.B1233])*[.C1234]+([.C1234]-[.C1233])*[.B1234]" office:value-type="float" office:value="-16810714.3869" calcext:value-type="float">
            <text:p>-16,810,714.39</text:p>
          </table:table-cell>
        </table:table-row>
        <table:table-row table:style-name="ro1">
          <table:table-cell table:style-name="ce1" office:value-type="string" calcext:value-type="string">
            <text:p>2012-02-03</text:p>
          </table:table-cell>
          <table:table-cell office:value-type="float" office:value="62.77" calcext:value-type="float">
            <text:p>62.77</text:p>
          </table:table-cell>
          <table:table-cell office:value-type="float" office:value="17440500" calcext:value-type="float">
            <text:p>17440500</text:p>
          </table:table-cell>
          <table:table-cell table:formula="of:=([.B1235]-[.B1234])*[.C1235]+([.C1235]-[.C1234])*[.B1235]" office:value-type="float" office:value="293423623" calcext:value-type="float">
            <text:p>293,423,623.00</text:p>
          </table:table-cell>
        </table:table-row>
        <table:table-row table:style-name="ro1">
          <table:table-cell table:style-name="ce1" office:value-type="string" calcext:value-type="string">
            <text:p>2012-02-06</text:p>
          </table:table-cell>
          <table:table-cell office:value-type="float" office:value="63.509998" calcext:value-type="float">
            <text:p>63.509998</text:p>
          </table:table-cell>
          <table:table-cell office:value-type="float" office:value="9851200" calcext:value-type="float">
            <text:p>9851200</text:p>
          </table:table-cell>
          <table:table-cell table:formula="of:=([.B1236]-[.B1235])*[.C1236]+([.C1236]-[.C1235])*[.B1236]" office:value-type="float" office:value="-474706559.5238" calcext:value-type="float">
            <text:p>-474,706,559.52</text:p>
          </table:table-cell>
        </table:table-row>
        <table:table-row table:style-name="ro1">
          <table:table-cell table:style-name="ce1" office:value-type="string" calcext:value-type="string">
            <text:p>2012-02-07</text:p>
          </table:table-cell>
          <table:table-cell office:value-type="float" office:value="63.700001" calcext:value-type="float">
            <text:p>63.700001</text:p>
          </table:table-cell>
          <table:table-cell office:value-type="float" office:value="8901600" calcext:value-type="float">
            <text:p>8901600</text:p>
          </table:table-cell>
          <table:table-cell table:formula="of:=([.B1237]-[.B1236])*[.C1237]+([.C1237]-[.C1236])*[.B1237]" office:value-type="float" office:value="-58798190.2448" calcext:value-type="float">
            <text:p>-58,798,190.24</text:p>
          </table:table-cell>
        </table:table-row>
        <table:table-row table:style-name="ro1">
          <table:table-cell table:style-name="ce1" office:value-type="string" calcext:value-type="string">
            <text:p>2012-02-08</text:p>
          </table:table-cell>
          <table:table-cell office:value-type="float" office:value="63.639999" calcext:value-type="float">
            <text:p>63.639999</text:p>
          </table:table-cell>
          <table:table-cell office:value-type="float" office:value="8174800" calcext:value-type="float">
            <text:p>8174800</text:p>
          </table:table-cell>
          <table:table-cell table:formula="of:=([.B1238]-[.B1237])*[.C1238]+([.C1238]-[.C1237])*[.B1238]" office:value-type="float" office:value="-46744055.6228" calcext:value-type="float">
            <text:p>-46,744,055.62</text:p>
          </table:table-cell>
        </table:table-row>
        <table:table-row table:style-name="ro1">
          <table:table-cell table:style-name="ce1" office:value-type="string" calcext:value-type="string">
            <text:p>2012-02-09</text:p>
          </table:table-cell>
          <table:table-cell office:value-type="float" office:value="64.040001" calcext:value-type="float">
            <text:p>64.040001</text:p>
          </table:table-cell>
          <table:table-cell office:value-type="float" office:value="9152000" calcext:value-type="float">
            <text:p>9152000</text:p>
          </table:table-cell>
          <table:table-cell table:formula="of:=([.B1239]-[.B1238])*[.C1239]+([.C1239]-[.C1238])*[.B1239]" office:value-type="float" office:value="66240707.2812" calcext:value-type="float">
            <text:p>66,240,707.28</text:p>
          </table:table-cell>
        </table:table-row>
        <table:table-row table:style-name="ro1">
          <table:table-cell table:style-name="ce1" office:value-type="string" calcext:value-type="string">
            <text:p>2012-02-10</text:p>
          </table:table-cell>
          <table:table-cell office:value-type="float" office:value="63.880001" calcext:value-type="float">
            <text:p>63.880001</text:p>
          </table:table-cell>
          <table:table-cell office:value-type="float" office:value="8295500" calcext:value-type="float">
            <text:p>8295500</text:p>
          </table:table-cell>
          <table:table-cell table:formula="of:=([.B1240]-[.B1239])*[.C1240]+([.C1240]-[.C1239])*[.B1240]" office:value-type="float" office:value="-56040500.8565" calcext:value-type="float">
            <text:p>-56,040,500.86</text:p>
          </table:table-cell>
        </table:table-row>
        <table:table-row table:style-name="ro1">
          <table:table-cell table:style-name="ce1" office:value-type="string" calcext:value-type="string">
            <text:p>2012-02-13</text:p>
          </table:table-cell>
          <table:table-cell office:value-type="float" office:value="64.230003" calcext:value-type="float">
            <text:p>64.230003</text:p>
          </table:table-cell>
          <table:table-cell office:value-type="float" office:value="6899400" calcext:value-type="float">
            <text:p>6899400</text:p>
          </table:table-cell>
          <table:table-cell table:formula="of:=([.B1241]-[.B1240])*[.C1241]+([.C1241]-[.C1240])*[.B1241]" office:value-type="float" office:value="-87256703.3895" calcext:value-type="float">
            <text:p>-87,256,703.39</text:p>
          </table:table-cell>
        </table:table-row>
        <table:table-row table:style-name="ro1">
          <table:table-cell table:style-name="ce1" office:value-type="string" calcext:value-type="string">
            <text:p>2012-02-14</text:p>
          </table:table-cell>
          <table:table-cell office:value-type="float" office:value="64.480003" calcext:value-type="float">
            <text:p>64.480003</text:p>
          </table:table-cell>
          <table:table-cell office:value-type="float" office:value="6997700" calcext:value-type="float">
            <text:p>6997700</text:p>
          </table:table-cell>
          <table:table-cell table:formula="of:=([.B1242]-[.B1241])*[.C1242]+([.C1242]-[.C1241])*[.B1242]" office:value-type="float" office:value="8087809.2949" calcext:value-type="float">
            <text:p>8,087,809.29</text:p>
          </table:table-cell>
        </table:table-row>
        <table:table-row table:style-name="ro1">
          <table:table-cell table:style-name="ce1" office:value-type="string" calcext:value-type="string">
            <text:p>2012-02-15</text:p>
          </table:table-cell>
          <table:table-cell office:value-type="float" office:value="64.550003" calcext:value-type="float">
            <text:p>64.550003</text:p>
          </table:table-cell>
          <table:table-cell office:value-type="float" office:value="11651700" calcext:value-type="float">
            <text:p>11651700</text:p>
          </table:table-cell>
          <table:table-cell table:formula="of:=([.B1243]-[.B1242])*[.C1243]+([.C1243]-[.C1242])*[.B1243]" office:value-type="float" office:value="301231332.962" calcext:value-type="float">
            <text:p>301,231,332.96</text:p>
          </table:table-cell>
        </table:table-row>
        <table:table-row table:style-name="ro1">
          <table:table-cell table:style-name="ce1" office:value-type="string" calcext:value-type="string">
            <text:p>2012-02-16</text:p>
          </table:table-cell>
          <table:table-cell office:value-type="float" office:value="65.199997" calcext:value-type="float">
            <text:p>65.199997</text:p>
          </table:table-cell>
          <table:table-cell office:value-type="float" office:value="10823300" calcext:value-type="float">
            <text:p>10823300</text:p>
          </table:table-cell>
          <table:table-cell table:formula="of:=([.B1244]-[.B1243])*[.C1244]+([.C1244]-[.C1243])*[.B1244]" office:value-type="float" office:value="-46976597.4546001" calcext:value-type="float">
            <text:p>-46,976,597.45</text:p>
          </table:table-cell>
        </table:table-row>
        <table:table-row table:style-name="ro1">
          <table:table-cell table:style-name="ce1" office:value-type="string" calcext:value-type="string">
            <text:p>2012-02-17</text:p>
          </table:table-cell>
          <table:table-cell office:value-type="float" office:value="64.910004" calcext:value-type="float">
            <text:p>64.910004</text:p>
          </table:table-cell>
          <table:table-cell office:value-type="float" office:value="10281600" calcext:value-type="float">
            <text:p>10281600</text:p>
          </table:table-cell>
          <table:table-cell table:formula="of:=([.B1245]-[.B1244])*[.C1245]+([.C1245]-[.C1244])*[.B1245]" office:value-type="float" office:value="-38143341.1955999" calcext:value-type="float">
            <text:p>-38,143,341.20</text:p>
          </table:table-cell>
        </table:table-row>
        <table:table-row table:style-name="ro1">
          <table:table-cell table:style-name="ce1" office:value-type="string" calcext:value-type="string">
            <text:p>2012-02-21</text:p>
          </table:table-cell>
          <table:table-cell office:value-type="float" office:value="64.419998" calcext:value-type="float">
            <text:p>64.419998</text:p>
          </table:table-cell>
          <table:table-cell office:value-type="float" office:value="10037700" calcext:value-type="float">
            <text:p>10037700</text:p>
          </table:table-cell>
          <table:table-cell table:formula="of:=([.B1246]-[.B1245])*[.C1246]+([.C1246]-[.C1245])*[.B1246]" office:value-type="float" office:value="-20630570.7383999" calcext:value-type="float">
            <text:p>-20,630,570.74</text:p>
          </table:table-cell>
        </table:table-row>
        <table:table-row table:style-name="ro1">
          <table:table-cell table:style-name="ce1" office:value-type="string" calcext:value-type="string">
            <text:p>2012-02-22</text:p>
          </table:table-cell>
          <table:table-cell office:value-type="float" office:value="64.440002" calcext:value-type="float">
            <text:p>64.440002</text:p>
          </table:table-cell>
          <table:table-cell office:value-type="float" office:value="7029500" calcext:value-type="float">
            <text:p>7029500</text:p>
          </table:table-cell>
          <table:table-cell table:formula="of:=([.B1247]-[.B1246])*[.C1247]+([.C1247]-[.C1246])*[.B1247]" office:value-type="float" office:value="-193707795.8984" calcext:value-type="float">
            <text:p>-193,707,795.90</text:p>
          </table:table-cell>
        </table:table-row>
        <table:table-row table:style-name="ro1">
          <table:table-cell table:style-name="ce1" office:value-type="string" calcext:value-type="string">
            <text:p>2012-02-23</text:p>
          </table:table-cell>
          <table:table-cell office:value-type="float" office:value="66.419998" calcext:value-type="float">
            <text:p>66.419998</text:p>
          </table:table-cell>
          <table:table-cell office:value-type="float" office:value="20163300" calcext:value-type="float">
            <text:p>20163300</text:p>
          </table:table-cell>
          <table:table-cell table:formula="of:=([.B1248]-[.B1247])*[.C1248]+([.C1248]-[.C1247])*[.B1248]" office:value-type="float" office:value="912270223.0792" calcext:value-type="float">
            <text:p>912,270,223.08</text:p>
          </table:table-cell>
        </table:table-row>
        <table:table-row table:style-name="ro1">
          <table:table-cell table:style-name="ce1" office:value-type="string" calcext:value-type="string">
            <text:p>2012-02-24</text:p>
          </table:table-cell>
          <table:table-cell office:value-type="float" office:value="66.709999" calcext:value-type="float">
            <text:p>66.709999</text:p>
          </table:table-cell>
          <table:table-cell office:value-type="float" office:value="17777100" calcext:value-type="float">
            <text:p>17777100</text:p>
          </table:table-cell>
          <table:table-cell table:formula="of:=([.B1249]-[.B1248])*[.C1249]+([.C1249]-[.C1248])*[.B1249]" office:value-type="float" office:value="-154028022.8367" calcext:value-type="float">
            <text:p>-154,028,022.84</text:p>
          </table:table-cell>
        </table:table-row>
        <table:table-row table:style-name="ro1">
          <table:table-cell table:style-name="ce1" office:value-type="string" calcext:value-type="string">
            <text:p>2012-02-27</text:p>
          </table:table-cell>
          <table:table-cell office:value-type="float" office:value="66.699997" calcext:value-type="float">
            <text:p>66.699997</text:p>
          </table:table-cell>
          <table:table-cell office:value-type="float" office:value="17903200" calcext:value-type="float">
            <text:p>17903200</text:p>
          </table:table-cell>
          <table:table-cell table:formula="of:=([.B1250]-[.B1249])*[.C1250]+([.C1250]-[.C1249])*[.B1250]" office:value-type="float" office:value="8231801.8153" calcext:value-type="float">
            <text:p>8,231,801.82</text:p>
          </table:table-cell>
        </table:table-row>
        <table:table-row table:style-name="ro1">
          <table:table-cell table:style-name="ce1" office:value-type="string" calcext:value-type="string">
            <text:p>2012-02-28</text:p>
          </table:table-cell>
          <table:table-cell office:value-type="float" office:value="67.389999" calcext:value-type="float">
            <text:p>67.389999</text:p>
          </table:table-cell>
          <table:table-cell office:value-type="float" office:value="13468100" calcext:value-type="float">
            <text:p>13468100</text:p>
          </table:table-cell>
          <table:table-cell table:formula="of:=([.B1251]-[.B1250])*[.C1251]+([.C1251]-[.C1250])*[.B1251]" office:value-type="float" office:value="-289588368.6287" calcext:value-type="float">
            <text:p>-289,588,368.63</text:p>
          </table:table-cell>
        </table:table-row>
        <table:table-row table:style-name="ro1">
          <table:table-cell table:style-name="ce1" office:value-type="string" calcext:value-type="string">
            <text:p>2012-02-29</text:p>
          </table:table-cell>
          <table:table-cell office:value-type="float" office:value="67.620003" calcext:value-type="float">
            <text:p>67.620003</text:p>
          </table:table-cell>
          <table:table-cell office:value-type="float" office:value="14742500" calcext:value-type="float">
            <text:p>14742500</text:p>
          </table:table-cell>
          <table:table-cell table:formula="of:=([.B1252]-[.B1251])*[.C1252]+([.C1252]-[.C1251])*[.B1252]" office:value-type="float" office:value="89565765.7931999" calcext:value-type="float">
            <text:p>89,565,765.79</text:p>
          </table:table-cell>
        </table:table-row>
        <table:table-row table:style-name="ro1">
          <table:table-cell table:style-name="ce1" office:value-type="string" calcext:value-type="string">
            <text:p>2012-03-01</text:p>
          </table:table-cell>
          <table:table-cell office:value-type="float" office:value="66.660004" calcext:value-type="float">
            <text:p>66.660004</text:p>
          </table:table-cell>
          <table:table-cell office:value-type="float" office:value="11967000" calcext:value-type="float">
            <text:p>11967000</text:p>
          </table:table-cell>
          <table:table-cell table:formula="of:=([.B1253]-[.B1252])*[.C1253]+([.C1253]-[.C1252])*[.B1253]" office:value-type="float" office:value="-196503149.135" calcext:value-type="float">
            <text:p>-196,503,149.14</text:p>
          </table:table-cell>
        </table:table-row>
        <table:table-row table:style-name="ro1">
          <table:table-cell table:style-name="ce1" office:value-type="string" calcext:value-type="string">
            <text:p>2012-03-02</text:p>
          </table:table-cell>
          <table:table-cell office:value-type="float" office:value="66.669998" calcext:value-type="float">
            <text:p>66.669998</text:p>
          </table:table-cell>
          <table:table-cell office:value-type="float" office:value="7022200" calcext:value-type="float">
            <text:p>7022200</text:p>
          </table:table-cell>
          <table:table-cell table:formula="of:=([.B1254]-[.B1253])*[.C1254]+([.C1254]-[.C1253])*[.B1254]" office:value-type="float" office:value="-329599626.2436" calcext:value-type="float">
            <text:p>-329,599,626.24</text:p>
          </table:table-cell>
        </table:table-row>
        <table:table-row table:style-name="ro1">
          <table:table-cell table:style-name="ce1" office:value-type="string" calcext:value-type="string">
            <text:p>2012-03-05</text:p>
          </table:table-cell>
          <table:table-cell office:value-type="float" office:value="66.949997" calcext:value-type="float">
            <text:p>66.949997</text:p>
          </table:table-cell>
          <table:table-cell office:value-type="float" office:value="6933400" calcext:value-type="float">
            <text:p>6933400</text:p>
          </table:table-cell>
          <table:table-cell table:formula="of:=([.B1255]-[.B1254])*[.C1255]+([.C1255]-[.C1254])*[.B1255]" office:value-type="float" office:value="-4003814.66700007" calcext:value-type="float">
            <text:p>-4,003,814.67</text:p>
          </table:table-cell>
        </table:table-row>
        <table:table-row table:style-name="ro1">
          <table:table-cell table:style-name="ce1" office:value-type="string" calcext:value-type="string">
            <text:p>2012-03-06</text:p>
          </table:table-cell>
          <table:table-cell office:value-type="float" office:value="66.839996" calcext:value-type="float">
            <text:p>66.839996</text:p>
          </table:table-cell>
          <table:table-cell office:value-type="float" office:value="9827000" calcext:value-type="float">
            <text:p>9827000</text:p>
          </table:table-cell>
          <table:table-cell table:formula="of:=([.B1256]-[.B1255])*[.C1256]+([.C1256]-[.C1255])*[.B1256]" office:value-type="float" office:value="192327232.5986" calcext:value-type="float">
            <text:p>192,327,232.60</text:p>
          </table:table-cell>
        </table:table-row>
        <table:table-row table:style-name="ro1">
          <table:table-cell table:style-name="ce1" office:value-type="string" calcext:value-type="string">
            <text:p>2012-03-07</text:p>
          </table:table-cell>
          <table:table-cell office:value-type="float" office:value="66.580002" calcext:value-type="float">
            <text:p>66.580002</text:p>
          </table:table-cell>
          <table:table-cell office:value-type="float" office:value="7470800" calcext:value-type="float">
            <text:p>7470800</text:p>
          </table:table-cell>
          <table:table-cell table:formula="of:=([.B1257]-[.B1256])*[.C1257]+([.C1257]-[.C1256])*[.B1257]" office:value-type="float" office:value="-158818163.8876" calcext:value-type="float">
            <text:p>-158,818,163.89</text:p>
          </table:table-cell>
        </table:table-row>
        <table:table-row table:style-name="ro1">
          <table:table-cell table:style-name="ce1" office:value-type="string" calcext:value-type="string">
            <text:p>2012-03-08</text:p>
          </table:table-cell>
          <table:table-cell office:value-type="float" office:value="66.900002" calcext:value-type="float">
            <text:p>66.900002</text:p>
          </table:table-cell>
          <table:table-cell office:value-type="float" office:value="5811500" calcext:value-type="float">
            <text:p>5811500</text:p>
          </table:table-cell>
          <table:table-cell table:formula="of:=([.B1258]-[.B1257])*[.C1258]+([.C1258]-[.C1257])*[.B1258]" office:value-type="float" office:value="-109147493.3186" calcext:value-type="float">
            <text:p>-109,147,493.32</text:p>
          </table:table-cell>
        </table:table-row>
        <table:table-row table:style-name="ro1">
          <table:table-cell table:style-name="ce1" office:value-type="string" calcext:value-type="string">
            <text:p>2012-03-09</text:p>
          </table:table-cell>
          <table:table-cell office:value-type="float" office:value="66.93" calcext:value-type="float">
            <text:p>66.93</text:p>
          </table:table-cell>
          <table:table-cell office:value-type="float" office:value="5710200" calcext:value-type="float">
            <text:p>5710200</text:p>
          </table:table-cell>
          <table:table-cell table:formula="of:=([.B1259]-[.B1258])*[.C1259]+([.C1259]-[.C1258])*[.B1259]" office:value-type="float" office:value="-6608714.42039997" calcext:value-type="float">
            <text:p>-6,608,714.42</text:p>
          </table:table-cell>
        </table:table-row>
        <table:table-row table:style-name="ro1">
          <table:table-cell table:style-name="ce1" office:value-type="string" calcext:value-type="string">
            <text:p>2012-03-12</text:p>
          </table:table-cell>
          <table:table-cell office:value-type="float" office:value="67.709999" calcext:value-type="float">
            <text:p>67.709999</text:p>
          </table:table-cell>
          <table:table-cell office:value-type="float" office:value="8825500" calcext:value-type="float">
            <text:p>8825500</text:p>
          </table:table-cell>
          <table:table-cell table:formula="of:=([.B1260]-[.B1259])*[.C1260]+([.C1260]-[.C1259])*[.B1260]" office:value-type="float" office:value="217820841.0592" calcext:value-type="float">
            <text:p>217,820,841.06</text:p>
          </table:table-cell>
        </table:table-row>
        <table:table-row table:style-name="ro1">
          <table:table-cell table:style-name="ce1" office:value-type="string" calcext:value-type="string">
            <text:p>2012-03-13</text:p>
          </table:table-cell>
          <table:table-cell office:value-type="float" office:value="67.900002" calcext:value-type="float">
            <text:p>67.900002</text:p>
          </table:table-cell>
          <table:table-cell office:value-type="float" office:value="9056700" calcext:value-type="float">
            <text:p>9056700</text:p>
          </table:table-cell>
          <table:table-cell table:formula="of:=([.B1261]-[.B1260])*[.C1261]+([.C1261]-[.C1260])*[.B1261]" office:value-type="float" office:value="17419280.6325" calcext:value-type="float">
            <text:p>17,419,280.63</text:p>
          </table:table-cell>
        </table:table-row>
        <table:table-row table:style-name="ro1">
          <table:table-cell table:style-name="ce1" office:value-type="string" calcext:value-type="string">
            <text:p>2012-03-14</text:p>
          </table:table-cell>
          <table:table-cell office:value-type="float" office:value="67.849998" calcext:value-type="float">
            <text:p>67.849998</text:p>
          </table:table-cell>
          <table:table-cell office:value-type="float" office:value="8056200" calcext:value-type="float">
            <text:p>8056200</text:p>
          </table:table-cell>
          <table:table-cell table:formula="of:=([.B1262]-[.B1261])*[.C1262]+([.C1262]-[.C1261])*[.B1262]" office:value-type="float" office:value="-68286765.2238" calcext:value-type="float">
            <text:p>-68,286,765.22</text:p>
          </table:table-cell>
        </table:table-row>
        <table:table-row table:style-name="ro1">
          <table:table-cell table:style-name="ce1" office:value-type="string" calcext:value-type="string">
            <text:p>2012-03-15</text:p>
          </table:table-cell>
          <table:table-cell office:value-type="float" office:value="67.68" calcext:value-type="float">
            <text:p>67.68</text:p>
          </table:table-cell>
          <table:table-cell office:value-type="float" office:value="8611500" calcext:value-type="float">
            <text:p>8611500</text:p>
          </table:table-cell>
          <table:table-cell table:formula="of:=([.B1263]-[.B1262])*[.C1263]+([.C1263]-[.C1262])*[.B1263]" office:value-type="float" office:value="36118766.2230001" calcext:value-type="float">
            <text:p>36,118,766.22</text:p>
          </table:table-cell>
        </table:table-row>
        <table:table-row table:style-name="ro1">
          <table:table-cell table:style-name="ce1" office:value-type="string" calcext:value-type="string">
            <text:p>2012-03-16</text:p>
          </table:table-cell>
          <table:table-cell office:value-type="float" office:value="67.25" calcext:value-type="float">
            <text:p>67.25</text:p>
          </table:table-cell>
          <table:table-cell office:value-type="float" office:value="15713500" calcext:value-type="float">
            <text:p>15713500</text:p>
          </table:table-cell>
          <table:table-cell table:formula="of:=([.B1264]-[.B1263])*[.C1264]+([.C1264]-[.C1263])*[.B1264]" office:value-type="float" office:value="470852695" calcext:value-type="float">
            <text:p>470,852,695.00</text:p>
          </table:table-cell>
        </table:table-row>
        <table:table-row table:style-name="ro1">
          <table:table-cell table:style-name="ce1" office:value-type="string" calcext:value-type="string">
            <text:p>2012-03-19</text:p>
          </table:table-cell>
          <table:table-cell office:value-type="float" office:value="67.209999" calcext:value-type="float">
            <text:p>67.209999</text:p>
          </table:table-cell>
          <table:table-cell office:value-type="float" office:value="7038900" calcext:value-type="float">
            <text:p>7038900</text:p>
          </table:table-cell>
          <table:table-cell table:formula="of:=([.B1265]-[.B1264])*[.C1265]+([.C1265]-[.C1264])*[.B1265]" office:value-type="float" office:value="-583301420.3643" calcext:value-type="float">
            <text:p>-583,301,420.36</text:p>
          </table:table-cell>
        </table:table-row>
        <table:table-row table:style-name="ro1">
          <table:table-cell table:style-name="ce1" office:value-type="string" calcext:value-type="string">
            <text:p>2012-03-20</text:p>
          </table:table-cell>
          <table:table-cell office:value-type="float" office:value="67.209999" calcext:value-type="float">
            <text:p>67.209999</text:p>
          </table:table-cell>
          <table:table-cell office:value-type="float" office:value="6139000" calcext:value-type="float">
            <text:p>6139000</text:p>
          </table:table-cell>
          <table:table-cell table:formula="of:=([.B1266]-[.B1265])*[.C1266]+([.C1266]-[.C1265])*[.B1266]" office:value-type="float" office:value="-60482278.1001" calcext:value-type="float">
            <text:p>-60,482,278.10</text:p>
          </table:table-cell>
        </table:table-row>
        <table:table-row table:style-name="ro1">
          <table:table-cell table:style-name="ce1" office:value-type="string" calcext:value-type="string">
            <text:p>2012-03-21</text:p>
          </table:table-cell>
          <table:table-cell office:value-type="float" office:value="67.199997" calcext:value-type="float">
            <text:p>67.199997</text:p>
          </table:table-cell>
          <table:table-cell office:value-type="float" office:value="6120400" calcext:value-type="float">
            <text:p>6120400</text:p>
          </table:table-cell>
          <table:table-cell table:formula="of:=([.B1267]-[.B1266])*[.C1267]+([.C1267]-[.C1266])*[.B1267]" office:value-type="float" office:value="-1311136.185" calcext:value-type="float">
            <text:p>-1,311,136.19</text:p>
          </table:table-cell>
        </table:table-row>
        <table:table-row table:style-name="ro1">
          <table:table-cell table:style-name="ce1" office:value-type="string" calcext:value-type="string">
            <text:p>2012-03-22</text:p>
          </table:table-cell>
          <table:table-cell office:value-type="float" office:value="67.519997" calcext:value-type="float">
            <text:p>67.519997</text:p>
          </table:table-cell>
          <table:table-cell office:value-type="float" office:value="7321000" calcext:value-type="float">
            <text:p>7321000</text:p>
          </table:table-cell>
          <table:table-cell table:formula="of:=([.B1268]-[.B1267])*[.C1268]+([.C1268]-[.C1267])*[.B1268]" office:value-type="float" office:value="83407228.3982001" calcext:value-type="float">
            <text:p>83,407,228.40</text:p>
          </table:table-cell>
        </table:table-row>
        <table:table-row table:style-name="ro1">
          <table:table-cell table:style-name="ce1" office:value-type="string" calcext:value-type="string">
            <text:p>2012-03-23</text:p>
          </table:table-cell>
          <table:table-cell office:value-type="float" office:value="67.43" calcext:value-type="float">
            <text:p>67.43</text:p>
          </table:table-cell>
          <table:table-cell office:value-type="float" office:value="6006400" calcext:value-type="float">
            <text:p>6006400</text:p>
          </table:table-cell>
          <table:table-cell table:formula="of:=([.B1269]-[.B1268])*[.C1269]+([.C1269]-[.C1268])*[.B1269]" office:value-type="float" office:value="-89184035.9808" calcext:value-type="float">
            <text:p>-89,184,035.98</text:p>
          </table:table-cell>
        </table:table-row>
        <table:table-row table:style-name="ro1">
          <table:table-cell table:style-name="ce1" office:value-type="string" calcext:value-type="string">
            <text:p>2012-03-26</text:p>
          </table:table-cell>
          <table:table-cell office:value-type="float" office:value="67.459999" calcext:value-type="float">
            <text:p>67.459999</text:p>
          </table:table-cell>
          <table:table-cell office:value-type="float" office:value="7818800" calcext:value-type="float">
            <text:p>7818800</text:p>
          </table:table-cell>
          <table:table-cell table:formula="of:=([.B1270]-[.B1269])*[.C1270]+([.C1270]-[.C1269])*[.B1270]" office:value-type="float" office:value="122499058.3688" calcext:value-type="float">
            <text:p>122,499,058.37</text:p>
          </table:table-cell>
        </table:table-row>
        <table:table-row table:style-name="ro1">
          <table:table-cell table:style-name="ce1" office:value-type="string" calcext:value-type="string">
            <text:p>2012-03-27</text:p>
          </table:table-cell>
          <table:table-cell office:value-type="float" office:value="67.150002" calcext:value-type="float">
            <text:p>67.150002</text:p>
          </table:table-cell>
          <table:table-cell office:value-type="float" office:value="7936900" calcext:value-type="float">
            <text:p>7936900</text:p>
          </table:table-cell>
          <table:table-cell table:formula="of:=([.B1271]-[.B1270])*[.C1271]+([.C1271]-[.C1270])*[.B1271]" office:value-type="float" office:value="5470000.04690004" calcext:value-type="float">
            <text:p>5,470,000.05</text:p>
          </table:table-cell>
        </table:table-row>
        <table:table-row table:style-name="ro1">
          <table:table-cell table:style-name="ce1" office:value-type="string" calcext:value-type="string">
            <text:p>2012-03-28</text:p>
          </table:table-cell>
          <table:table-cell office:value-type="float" office:value="67.190002" calcext:value-type="float">
            <text:p>67.190002</text:p>
          </table:table-cell>
          <table:table-cell office:value-type="float" office:value="7534600" calcext:value-type="float">
            <text:p>7534600</text:p>
          </table:table-cell>
          <table:table-cell table:formula="of:=([.B1272]-[.B1271])*[.C1272]+([.C1272]-[.C1271])*[.B1272]" office:value-type="float" office:value="-26729153.8046" calcext:value-type="float">
            <text:p>-26,729,153.80</text:p>
          </table:table-cell>
        </table:table-row>
        <table:table-row table:style-name="ro1">
          <table:table-cell table:style-name="ce1" office:value-type="string" calcext:value-type="string">
            <text:p>2012-03-29</text:p>
          </table:table-cell>
          <table:table-cell office:value-type="float" office:value="67.010002" calcext:value-type="float">
            <text:p>67.010002</text:p>
          </table:table-cell>
          <table:table-cell office:value-type="float" office:value="6917400" calcext:value-type="float">
            <text:p>6917400</text:p>
          </table:table-cell>
          <table:table-cell table:formula="of:=([.B1273]-[.B1272])*[.C1273]+([.C1273]-[.C1272])*[.B1273]" office:value-type="float" office:value="-42603705.2344" calcext:value-type="float">
            <text:p>-42,603,705.23</text:p>
          </table:table-cell>
        </table:table-row>
        <table:table-row table:style-name="ro1">
          <table:table-cell table:style-name="ce1" office:value-type="string" calcext:value-type="string">
            <text:p>2012-03-30</text:p>
          </table:table-cell>
          <table:table-cell office:value-type="float" office:value="67.209999" calcext:value-type="float">
            <text:p>67.209999</text:p>
          </table:table-cell>
          <table:table-cell office:value-type="float" office:value="8670300" calcext:value-type="float">
            <text:p>8670300</text:p>
          </table:table-cell>
          <table:table-cell table:formula="of:=([.B1274]-[.B1273])*[.C1274]+([.C1274]-[.C1273])*[.B1274]" office:value-type="float" office:value="119546441.2362" calcext:value-type="float">
            <text:p>119,546,441.24</text:p>
          </table:table-cell>
        </table:table-row>
        <table:table-row table:style-name="ro1">
          <table:table-cell table:style-name="ce1" office:value-type="string" calcext:value-type="string">
            <text:p>2012-04-02</text:p>
          </table:table-cell>
          <table:table-cell office:value-type="float" office:value="67.559998" calcext:value-type="float">
            <text:p>67.559998</text:p>
          </table:table-cell>
          <table:table-cell office:value-type="float" office:value="8595200" calcext:value-type="float">
            <text:p>8595200</text:p>
          </table:table-cell>
          <table:table-cell table:formula="of:=([.B1275]-[.B1274])*[.C1275]+([.C1275]-[.C1274])*[.B1275]" office:value-type="float" office:value="-2065444.44500003" calcext:value-type="float">
            <text:p>-2,065,444.45</text:p>
          </table:table-cell>
        </table:table-row>
        <table:table-row table:style-name="ro1">
          <table:table-cell table:style-name="ce1" office:value-type="string" calcext:value-type="string">
            <text:p>2012-04-03</text:p>
          </table:table-cell>
          <table:table-cell office:value-type="float" office:value="67.089996" calcext:value-type="float">
            <text:p>67.089996</text:p>
          </table:table-cell>
          <table:table-cell office:value-type="float" office:value="6954100" calcext:value-type="float">
            <text:p>6954100</text:p>
          </table:table-cell>
          <table:table-cell table:formula="of:=([.B1276]-[.B1275])*[.C1276]+([.C1276]-[.C1275])*[.B1276]" office:value-type="float" office:value="-113369833.3438" calcext:value-type="float">
            <text:p>-113,369,833.34</text:p>
          </table:table-cell>
        </table:table-row>
        <table:table-row table:style-name="ro1">
          <table:table-cell table:style-name="ce1" office:value-type="string" calcext:value-type="string">
            <text:p>2012-04-04</text:p>
          </table:table-cell>
          <table:table-cell office:value-type="float" office:value="67.260002" calcext:value-type="float">
            <text:p>67.260002</text:p>
          </table:table-cell>
          <table:table-cell office:value-type="float" office:value="8372200" calcext:value-type="float">
            <text:p>8372200</text:p>
          </table:table-cell>
          <table:table-cell table:formula="of:=([.B1277]-[.B1276])*[.C1277]+([.C1277]-[.C1276])*[.B1277]" office:value-type="float" office:value="96804733.0694" calcext:value-type="float">
            <text:p>96,804,733.07</text:p>
          </table:table-cell>
        </table:table-row>
        <table:table-row table:style-name="ro1">
          <table:table-cell table:style-name="ce1" office:value-type="string" calcext:value-type="string">
            <text:p>2012-04-05</text:p>
          </table:table-cell>
          <table:table-cell office:value-type="float" office:value="67.309998" calcext:value-type="float">
            <text:p>67.309998</text:p>
          </table:table-cell>
          <table:table-cell office:value-type="float" office:value="7696300" calcext:value-type="float">
            <text:p>7696300</text:p>
          </table:table-cell>
          <table:table-cell table:formula="of:=([.B1278]-[.B1277])*[.C1278]+([.C1278]-[.C1277])*[.B1278]" office:value-type="float" office:value="-45110043.4334001" calcext:value-type="float">
            <text:p>-45,110,043.43</text:p>
          </table:table-cell>
        </table:table-row>
        <table:table-row table:style-name="ro1">
          <table:table-cell table:style-name="ce1" office:value-type="string" calcext:value-type="string">
            <text:p>2012-04-09</text:p>
          </table:table-cell>
          <table:table-cell office:value-type="float" office:value="66.809998" calcext:value-type="float">
            <text:p>66.809998</text:p>
          </table:table-cell>
          <table:table-cell office:value-type="float" office:value="6890400" calcext:value-type="float">
            <text:p>6890400</text:p>
          </table:table-cell>
          <table:table-cell table:formula="of:=([.B1279]-[.B1278])*[.C1279]+([.C1279]-[.C1278])*[.B1279]" office:value-type="float" office:value="-57287377.3882" calcext:value-type="float">
            <text:p>-57,287,377.39</text:p>
          </table:table-cell>
        </table:table-row>
        <table:table-row table:style-name="ro1">
          <table:table-cell table:style-name="ce1" office:value-type="string" calcext:value-type="string">
            <text:p>2012-04-10</text:p>
          </table:table-cell>
          <table:table-cell office:value-type="float" office:value="66.349998" calcext:value-type="float">
            <text:p>66.349998</text:p>
          </table:table-cell>
          <table:table-cell office:value-type="float" office:value="9436700" calcext:value-type="float">
            <text:p>9436700</text:p>
          </table:table-cell>
          <table:table-cell table:formula="of:=([.B1280]-[.B1279])*[.C1280]+([.C1280]-[.C1279])*[.B1280]" office:value-type="float" office:value="164606117.9074" calcext:value-type="float">
            <text:p>164,606,117.91</text:p>
          </table:table-cell>
        </table:table-row>
        <table:table-row table:style-name="ro1">
          <table:table-cell table:style-name="ce1" office:value-type="string" calcext:value-type="string">
            <text:p>2012-04-11</text:p>
          </table:table-cell>
          <table:table-cell office:value-type="float" office:value="66.440002" calcext:value-type="float">
            <text:p>66.440002</text:p>
          </table:table-cell>
          <table:table-cell office:value-type="float" office:value="7593800" calcext:value-type="float">
            <text:p>7593800</text:p>
          </table:table-cell>
          <table:table-cell table:formula="of:=([.B1281]-[.B1280])*[.C1281]+([.C1281]-[.C1280])*[.B1281]" office:value-type="float" office:value="-121758807.3106" calcext:value-type="float">
            <text:p>-121,758,807.31</text:p>
          </table:table-cell>
        </table:table-row>
        <table:table-row table:style-name="ro1">
          <table:table-cell table:style-name="ce1" office:value-type="string" calcext:value-type="string">
            <text:p>2012-04-12</text:p>
          </table:table-cell>
          <table:table-cell office:value-type="float" office:value="66.089996" calcext:value-type="float">
            <text:p>66.089996</text:p>
          </table:table-cell>
          <table:table-cell office:value-type="float" office:value="27847200" calcext:value-type="float">
            <text:p>27847200</text:p>
          </table:table-cell>
          <table:table-cell table:formula="of:=([.B1282]-[.B1281])*[.C1282]+([.C1282]-[.C1281])*[.B1282]" office:value-type="float" office:value="1328800437.9032" calcext:value-type="float">
            <text:p>1,328,800,437.90</text:p>
          </table:table-cell>
        </table:table-row>
        <table:table-row table:style-name="ro1">
          <table:table-cell table:style-name="ce1" office:value-type="string" calcext:value-type="string">
            <text:p>2012-04-13</text:p>
          </table:table-cell>
          <table:table-cell office:value-type="float" office:value="65.809998" calcext:value-type="float">
            <text:p>65.809998</text:p>
          </table:table-cell>
          <table:table-cell office:value-type="float" office:value="29792000" calcext:value-type="float">
            <text:p>29792000</text:p>
          </table:table-cell>
          <table:table-cell table:formula="of:=([.B1283]-[.B1282])*[.C1283]+([.C1283]-[.C1282])*[.B1283]" office:value-type="float" office:value="119645583.6944" calcext:value-type="float">
            <text:p>119,645,583.69</text:p>
          </table:table-cell>
        </table:table-row>
        <table:table-row table:style-name="ro1">
          <table:table-cell table:style-name="ce1" office:value-type="string" calcext:value-type="string">
            <text:p>2012-04-16</text:p>
          </table:table-cell>
          <table:table-cell office:value-type="float" office:value="66.779999" calcext:value-type="float">
            <text:p>66.779999</text:p>
          </table:table-cell>
          <table:table-cell office:value-type="float" office:value="32810100" calcext:value-type="float">
            <text:p>32810100</text:p>
          </table:table-cell>
          <table:table-cell table:formula="of:=([.B1284]-[.B1283])*[.C1284]+([.C1284]-[.C1283])*[.B1284]" office:value-type="float" office:value="233374544.792" calcext:value-type="float">
            <text:p>233,374,544.79</text:p>
          </table:table-cell>
        </table:table-row>
        <table:table-row table:style-name="ro1">
          <table:table-cell table:style-name="ce1" office:value-type="string" calcext:value-type="string">
            <text:p>2012-04-17</text:p>
          </table:table-cell>
          <table:table-cell office:value-type="float" office:value="67.019997" calcext:value-type="float">
            <text:p>67.019997</text:p>
          </table:table-cell>
          <table:table-cell office:value-type="float" office:value="8894700" calcext:value-type="float">
            <text:p>8894700</text:p>
          </table:table-cell>
          <table:table-cell table:formula="of:=([.B1285]-[.B1284])*[.C1285]+([.C1285]-[.C1284])*[.B1285]" office:value-type="float" office:value="-1600675326.0432" calcext:value-type="float">
            <text:p>-1,600,675,326.04</text:p>
          </table:table-cell>
        </table:table-row>
        <table:table-row table:style-name="ro1">
          <table:table-cell table:style-name="ce1" office:value-type="string" calcext:value-type="string">
            <text:p>2012-04-18</text:p>
          </table:table-cell>
          <table:table-cell office:value-type="float" office:value="66.75" calcext:value-type="float">
            <text:p>66.75</text:p>
          </table:table-cell>
          <table:table-cell office:value-type="float" office:value="6081800" calcext:value-type="float">
            <text:p>6081800</text:p>
          </table:table-cell>
          <table:table-cell table:formula="of:=([.B1286]-[.B1285])*[.C1286]+([.C1286]-[.C1285])*[.B1286]" office:value-type="float" office:value="-189403142.7546" calcext:value-type="float">
            <text:p>-189,403,142.75</text:p>
          </table:table-cell>
        </table:table-row>
        <table:table-row table:style-name="ro1">
          <table:table-cell table:style-name="ce1" office:value-type="string" calcext:value-type="string">
            <text:p>2012-04-19</text:p>
          </table:table-cell>
          <table:table-cell office:value-type="float" office:value="66.57" calcext:value-type="float">
            <text:p>66.57</text:p>
          </table:table-cell>
          <table:table-cell office:value-type="float" office:value="7721200" calcext:value-type="float">
            <text:p>7721200</text:p>
          </table:table-cell>
          <table:table-cell table:formula="of:=([.B1287]-[.B1286])*[.C1287]+([.C1287]-[.C1286])*[.B1287]" office:value-type="float" office:value="107745042" calcext:value-type="float">
            <text:p>107,745,042.00</text:p>
          </table:table-cell>
        </table:table-row>
        <table:table-row table:style-name="ro1">
          <table:table-cell table:style-name="ce1" office:value-type="string" calcext:value-type="string">
            <text:p>2012-04-20</text:p>
          </table:table-cell>
          <table:table-cell office:value-type="float" office:value="67.510002" calcext:value-type="float">
            <text:p>67.510002</text:p>
          </table:table-cell>
          <table:table-cell office:value-type="float" office:value="11092600" calcext:value-type="float">
            <text:p>11092600</text:p>
          </table:table-cell>
          <table:table-cell table:formula="of:=([.B1288]-[.B1287])*[.C1288]+([.C1288]-[.C1287])*[.B1288]" office:value-type="float" office:value="238030286.928" calcext:value-type="float">
            <text:p>238,030,286.93</text:p>
          </table:table-cell>
        </table:table-row>
        <table:table-row table:style-name="ro1">
          <table:table-cell table:style-name="ce1" office:value-type="string" calcext:value-type="string">
            <text:p>2012-04-23</text:p>
          </table:table-cell>
          <table:table-cell office:value-type="float" office:value="66.650002" calcext:value-type="float">
            <text:p>66.650002</text:p>
          </table:table-cell>
          <table:table-cell office:value-type="float" office:value="8420500" calcext:value-type="float">
            <text:p>8420500</text:p>
          </table:table-cell>
          <table:table-cell table:formula="of:=([.B1289]-[.B1288])*[.C1289]+([.C1289]-[.C1288])*[.B1289]" office:value-type="float" office:value="-185337100.3442" calcext:value-type="float">
            <text:p>-185,337,100.34</text:p>
          </table:table-cell>
        </table:table-row>
        <table:table-row table:style-name="ro1">
          <table:table-cell table:style-name="ce1" office:value-type="string" calcext:value-type="string">
            <text:p>2012-04-24</text:p>
          </table:table-cell>
          <table:table-cell office:value-type="float" office:value="67" calcext:value-type="float">
            <text:p>67</text:p>
          </table:table-cell>
          <table:table-cell office:value-type="float" office:value="6962300" calcext:value-type="float">
            <text:p>6962300</text:p>
          </table:table-cell>
          <table:table-cell table:formula="of:=([.B1290]-[.B1289])*[.C1290]+([.C1290]-[.C1289])*[.B1290]" office:value-type="float" office:value="-95262608.9246" calcext:value-type="float">
            <text:p>-95,262,608.92</text:p>
          </table:table-cell>
        </table:table-row>
        <table:table-row table:style-name="ro1">
          <table:table-cell table:style-name="ce1" office:value-type="string" calcext:value-type="string">
            <text:p>2012-04-25</text:p>
          </table:table-cell>
          <table:table-cell office:value-type="float" office:value="66.889999" calcext:value-type="float">
            <text:p>66.889999</text:p>
          </table:table-cell>
          <table:table-cell office:value-type="float" office:value="6994200" calcext:value-type="float">
            <text:p>6994200</text:p>
          </table:table-cell>
          <table:table-cell table:formula="of:=([.B1291]-[.B1290])*[.C1291]+([.C1291]-[.C1290])*[.B1291]" office:value-type="float" office:value="1364421.97390002" calcext:value-type="float">
            <text:p>1,364,421.97</text:p>
          </table:table-cell>
        </table:table-row>
        <table:table-row table:style-name="ro1">
          <table:table-cell table:style-name="ce1" office:value-type="string" calcext:value-type="string">
            <text:p>2012-04-26</text:p>
          </table:table-cell>
          <table:table-cell office:value-type="float" office:value="66.870003" calcext:value-type="float">
            <text:p>66.870003</text:p>
          </table:table-cell>
          <table:table-cell office:value-type="float" office:value="8415000" calcext:value-type="float">
            <text:p>8415000</text:p>
          </table:table-cell>
          <table:table-cell table:formula="of:=([.B1292]-[.B1291])*[.C1292]+([.C1292]-[.C1291])*[.B1292]" office:value-type="float" office:value="94840633.9224" calcext:value-type="float">
            <text:p>94,840,633.92</text:p>
          </table:table-cell>
        </table:table-row>
        <table:table-row table:style-name="ro1">
          <table:table-cell table:style-name="ce1" office:value-type="string" calcext:value-type="string">
            <text:p>2012-04-27</text:p>
          </table:table-cell>
          <table:table-cell office:value-type="float" office:value="64.440002" calcext:value-type="float">
            <text:p>64.440002</text:p>
          </table:table-cell>
          <table:table-cell office:value-type="float" office:value="30719500" calcext:value-type="float">
            <text:p>30719500</text:p>
          </table:table-cell>
          <table:table-cell table:formula="of:=([.B1293]-[.B1292])*[.C1293]+([.C1293]-[.C1292])*[.B1293]" office:value-type="float" office:value="1362653608.8895" calcext:value-type="float">
            <text:p>1,362,653,608.89</text:p>
          </table:table-cell>
        </table:table-row>
        <table:table-row table:style-name="ro1">
          <table:table-cell table:style-name="ce1" office:value-type="string" calcext:value-type="string">
            <text:p>2012-04-30</text:p>
          </table:table-cell>
          <table:table-cell office:value-type="float" office:value="63.639999" calcext:value-type="float">
            <text:p>63.639999</text:p>
          </table:table-cell>
          <table:table-cell office:value-type="float" office:value="19195000" calcext:value-type="float">
            <text:p>19195000</text:p>
          </table:table-cell>
          <table:table-cell table:formula="of:=([.B1294]-[.B1293])*[.C1294]+([.C1294]-[.C1293])*[.B1294]" office:value-type="float" office:value="-748775226.0605" calcext:value-type="float">
            <text:p>-748,775,226.06</text:p>
          </table:table-cell>
        </table:table-row>
        <table:table-row table:style-name="ro1">
          <table:table-cell table:style-name="ce1" office:value-type="string" calcext:value-type="string">
            <text:p>2012-05-01</text:p>
          </table:table-cell>
          <table:table-cell office:value-type="float" office:value="63.57" calcext:value-type="float">
            <text:p>63.57</text:p>
          </table:table-cell>
          <table:table-cell office:value-type="float" office:value="11899600" calcext:value-type="float">
            <text:p>11899600</text:p>
          </table:table-cell>
          <table:table-cell table:formula="of:=([.B1295]-[.B1294])*[.C1295]+([.C1295]-[.C1294])*[.B1295]" office:value-type="float" office:value="-464601538.1004" calcext:value-type="float">
            <text:p>-464,601,538.10</text:p>
          </table:table-cell>
        </table:table-row>
        <table:table-row table:style-name="ro1">
          <table:table-cell table:style-name="ce1" office:value-type="string" calcext:value-type="string">
            <text:p>2012-05-02</text:p>
          </table:table-cell>
          <table:table-cell office:value-type="float" office:value="63.98" calcext:value-type="float">
            <text:p>63.98</text:p>
          </table:table-cell>
          <table:table-cell office:value-type="float" office:value="9689200" calcext:value-type="float">
            <text:p>9689200</text:p>
          </table:table-cell>
          <table:table-cell table:formula="of:=([.B1296]-[.B1295])*[.C1296]+([.C1296]-[.C1295])*[.B1296]" office:value-type="float" office:value="-137448820" calcext:value-type="float">
            <text:p>-137,448,820.00</text:p>
          </table:table-cell>
        </table:table-row>
        <table:table-row table:style-name="ro1">
          <table:table-cell table:style-name="ce1" office:value-type="string" calcext:value-type="string">
            <text:p>2012-05-03</text:p>
          </table:table-cell>
          <table:table-cell office:value-type="float" office:value="64.510002" calcext:value-type="float">
            <text:p>64.510002</text:p>
          </table:table-cell>
          <table:table-cell office:value-type="float" office:value="12079900" calcext:value-type="float">
            <text:p>12079900</text:p>
          </table:table-cell>
          <table:table-cell table:formula="of:=([.B1297]-[.B1296])*[.C1297]+([.C1297]-[.C1296])*[.B1297]" office:value-type="float" office:value="160626432.9412" calcext:value-type="float">
            <text:p>160,626,432.94</text:p>
          </table:table-cell>
        </table:table-row>
        <table:table-row table:style-name="ro1">
          <table:table-cell table:style-name="ce1" office:value-type="string" calcext:value-type="string">
            <text:p>2012-05-04</text:p>
          </table:table-cell>
          <table:table-cell office:value-type="float" office:value="64.279999" calcext:value-type="float">
            <text:p>64.279999</text:p>
          </table:table-cell>
          <table:table-cell office:value-type="float" office:value="12006500" calcext:value-type="float">
            <text:p>12006500</text:p>
          </table:table-cell>
          <table:table-cell table:formula="of:=([.B1298]-[.B1297])*[.C1298]+([.C1298]-[.C1297])*[.B1298]" office:value-type="float" office:value="-7479682.94609996" calcext:value-type="float">
            <text:p>-7,479,682.95</text:p>
          </table:table-cell>
        </table:table-row>
        <table:table-row table:style-name="ro1">
          <table:table-cell table:style-name="ce1" office:value-type="string" calcext:value-type="string">
            <text:p>2012-05-07</text:p>
          </table:table-cell>
          <table:table-cell office:value-type="float" office:value="64.25" calcext:value-type="float">
            <text:p>64.25</text:p>
          </table:table-cell>
          <table:table-cell office:value-type="float" office:value="11124300" calcext:value-type="float">
            <text:p>11124300</text:p>
          </table:table-cell>
          <table:table-cell table:formula="of:=([.B1299]-[.B1298])*[.C1299]+([.C1299]-[.C1298])*[.B1299]" office:value-type="float" office:value="-57015067.8757" calcext:value-type="float">
            <text:p>-57,015,067.88</text:p>
          </table:table-cell>
        </table:table-row>
        <table:table-row table:style-name="ro1">
          <table:table-cell table:style-name="ce1" office:value-type="string" calcext:value-type="string">
            <text:p>2012-05-08</text:p>
          </table:table-cell>
          <table:table-cell office:value-type="float" office:value="64.160004" calcext:value-type="float">
            <text:p>64.160004</text:p>
          </table:table-cell>
          <table:table-cell office:value-type="float" office:value="11481800" calcext:value-type="float">
            <text:p>11481800</text:p>
          </table:table-cell>
          <table:table-cell table:formula="of:=([.B1300]-[.B1299])*[.C1300]+([.C1300]-[.C1299])*[.B1300]" office:value-type="float" office:value="21903885.3572" calcext:value-type="float">
            <text:p>21,903,885.36</text:p>
          </table:table-cell>
        </table:table-row>
        <table:table-row table:style-name="ro1">
          <table:table-cell table:style-name="ce1" office:value-type="string" calcext:value-type="string">
            <text:p>2012-05-09</text:p>
          </table:table-cell>
          <table:table-cell office:value-type="float" office:value="63.669998" calcext:value-type="float">
            <text:p>63.669998</text:p>
          </table:table-cell>
          <table:table-cell office:value-type="float" office:value="13842600" calcext:value-type="float">
            <text:p>13842600</text:p>
          </table:table-cell>
          <table:table-cell table:formula="of:=([.B1301]-[.B1300])*[.C1301]+([.C1301]-[.C1300])*[.B1301]" office:value-type="float" office:value="143529174.2228" calcext:value-type="float">
            <text:p>143,529,174.22</text:p>
          </table:table-cell>
        </table:table-row>
        <table:table-row table:style-name="ro1">
          <table:table-cell table:style-name="ce1" office:value-type="string" calcext:value-type="string">
            <text:p>2012-05-10</text:p>
          </table:table-cell>
          <table:table-cell office:value-type="float" office:value="64.139999" calcext:value-type="float">
            <text:p>64.139999</text:p>
          </table:table-cell>
          <table:table-cell office:value-type="float" office:value="8109500" calcext:value-type="float">
            <text:p>8109500</text:p>
          </table:table-cell>
          <table:table-cell table:formula="of:=([.B1302]-[.B1301])*[.C1302]+([.C1302]-[.C1301])*[.B1302]" office:value-type="float" office:value="-363909555.1574" calcext:value-type="float">
            <text:p>-363,909,555.16</text:p>
          </table:table-cell>
        </table:table-row>
        <table:table-row table:style-name="ro1">
          <table:table-cell table:style-name="ce1" office:value-type="string" calcext:value-type="string">
            <text:p>2012-05-11</text:p>
          </table:table-cell>
          <table:table-cell office:value-type="float" office:value="63.68" calcext:value-type="float">
            <text:p>63.68</text:p>
          </table:table-cell>
          <table:table-cell office:value-type="float" office:value="11318000" calcext:value-type="float">
            <text:p>11318000</text:p>
          </table:table-cell>
          <table:table-cell table:formula="of:=([.B1303]-[.B1302])*[.C1303]+([.C1303]-[.C1302])*[.B1303]" office:value-type="float" office:value="199111011.318" calcext:value-type="float">
            <text:p>199,111,011.32</text:p>
          </table:table-cell>
        </table:table-row>
        <table:table-row table:style-name="ro1">
          <table:table-cell table:style-name="ce1" office:value-type="string" calcext:value-type="string">
            <text:p>2012-05-14</text:p>
          </table:table-cell>
          <table:table-cell office:value-type="float" office:value="63.580002" calcext:value-type="float">
            <text:p>63.580002</text:p>
          </table:table-cell>
          <table:table-cell office:value-type="float" office:value="9902700" calcext:value-type="float">
            <text:p>9902700</text:p>
          </table:table-cell>
          <table:table-cell table:formula="of:=([.B1304]-[.B1303])*[.C1304]+([.C1304]-[.C1303])*[.B1304]" office:value-type="float" office:value="-90975027.0252" calcext:value-type="float">
            <text:p>-90,975,027.03</text:p>
          </table:table-cell>
        </table:table-row>
        <table:table-row table:style-name="ro1">
          <table:table-cell table:style-name="ce1" office:value-type="string" calcext:value-type="string">
            <text:p>2012-05-15</text:p>
          </table:table-cell>
          <table:table-cell office:value-type="float" office:value="63.720001" calcext:value-type="float">
            <text:p>63.720001</text:p>
          </table:table-cell>
          <table:table-cell office:value-type="float" office:value="12824700" calcext:value-type="float">
            <text:p>12824700</text:p>
          </table:table-cell>
          <table:table-cell table:formula="of:=([.B1305]-[.B1304])*[.C1305]+([.C1305]-[.C1304])*[.B1305]" office:value-type="float" office:value="187985288.0973" calcext:value-type="float">
            <text:p>187,985,288.10</text:p>
          </table:table-cell>
        </table:table-row>
        <table:table-row table:style-name="ro1">
          <table:table-cell table:style-name="ce1" office:value-type="string" calcext:value-type="string">
            <text:p>2012-05-16</text:p>
          </table:table-cell>
          <table:table-cell office:value-type="float" office:value="64.290001" calcext:value-type="float">
            <text:p>64.290001</text:p>
          </table:table-cell>
          <table:table-cell office:value-type="float" office:value="12375000" calcext:value-type="float">
            <text:p>12375000</text:p>
          </table:table-cell>
          <table:table-cell table:formula="of:=([.B1306]-[.B1305])*[.C1306]+([.C1306]-[.C1305])*[.B1306]" office:value-type="float" office:value="-21857463.4497" calcext:value-type="float">
            <text:p>-21,857,463.45</text:p>
          </table:table-cell>
        </table:table-row>
        <table:table-row table:style-name="ro1">
          <table:table-cell table:style-name="ce1" office:value-type="string" calcext:value-type="string">
            <text:p>2012-05-17</text:p>
          </table:table-cell>
          <table:table-cell office:value-type="float" office:value="63.959999" calcext:value-type="float">
            <text:p>63.959999</text:p>
          </table:table-cell>
          <table:table-cell office:value-type="float" office:value="10261800" calcext:value-type="float">
            <text:p>10261800</text:p>
          </table:table-cell>
          <table:table-cell table:formula="of:=([.B1307]-[.B1306])*[.C1307]+([.C1307]-[.C1306])*[.B1307]" office:value-type="float" office:value="-138546684.4104" calcext:value-type="float">
            <text:p>-138,546,684.41</text:p>
          </table:table-cell>
        </table:table-row>
        <table:table-row table:style-name="ro1">
          <table:table-cell table:style-name="ce1" office:value-type="string" calcext:value-type="string">
            <text:p>2012-05-18</text:p>
          </table:table-cell>
          <table:table-cell office:value-type="float" office:value="63.52" calcext:value-type="float">
            <text:p>63.52</text:p>
          </table:table-cell>
          <table:table-cell office:value-type="float" office:value="11583100" calcext:value-type="float">
            <text:p>11583100</text:p>
          </table:table-cell>
          <table:table-cell table:formula="of:=([.B1308]-[.B1307])*[.C1308]+([.C1308]-[.C1307])*[.B1308]" office:value-type="float" office:value="78832423.5831" calcext:value-type="float">
            <text:p>78,832,423.58</text:p>
          </table:table-cell>
        </table:table-row>
        <table:table-row table:style-name="ro1">
          <table:table-cell table:style-name="ce1" office:value-type="string" calcext:value-type="string">
            <text:p>2012-05-21</text:p>
          </table:table-cell>
          <table:table-cell office:value-type="float" office:value="63.389999" calcext:value-type="float">
            <text:p>63.389999</text:p>
          </table:table-cell>
          <table:table-cell office:value-type="float" office:value="9553100" calcext:value-type="float">
            <text:p>9553100</text:p>
          </table:table-cell>
          <table:table-cell table:formula="of:=([.B1309]-[.B1308])*[.C1309]+([.C1309]-[.C1308])*[.B1309]" office:value-type="float" office:value="-129923610.5231" calcext:value-type="float">
            <text:p>-129,923,610.52</text:p>
          </table:table-cell>
        </table:table-row>
        <table:table-row table:style-name="ro1">
          <table:table-cell table:style-name="ce1" office:value-type="string" calcext:value-type="string">
            <text:p>2012-05-22</text:p>
          </table:table-cell>
          <table:table-cell office:value-type="float" office:value="63.150002" calcext:value-type="float">
            <text:p>63.150002</text:p>
          </table:table-cell>
          <table:table-cell office:value-type="float" office:value="7535500" calcext:value-type="float">
            <text:p>7535500</text:p>
          </table:table-cell>
          <table:table-cell table:formula="of:=([.B1310]-[.B1309])*[.C1310]+([.C1310]-[.C1309])*[.B1310]" office:value-type="float" office:value="-129219941.4287" calcext:value-type="float">
            <text:p>-129,219,941.43</text:p>
          </table:table-cell>
        </table:table-row>
        <table:table-row table:style-name="ro1">
          <table:table-cell table:style-name="ce1" office:value-type="string" calcext:value-type="string">
            <text:p>2012-05-23</text:p>
          </table:table-cell>
          <table:table-cell office:value-type="float" office:value="62.389999" calcext:value-type="float">
            <text:p>62.389999</text:p>
          </table:table-cell>
          <table:table-cell office:value-type="float" office:value="13765400" calcext:value-type="float">
            <text:p>13765400</text:p>
          </table:table-cell>
          <table:table-cell table:formula="of:=([.B1311]-[.B1310])*[.C1311]+([.C1311]-[.C1310])*[.B1311]" office:value-type="float" office:value="378221709.4739" calcext:value-type="float">
            <text:p>378,221,709.47</text:p>
          </table:table-cell>
        </table:table-row>
        <table:table-row table:style-name="ro1">
          <table:table-cell table:style-name="ce1" office:value-type="string" calcext:value-type="string">
            <text:p>2012-05-24</text:p>
          </table:table-cell>
          <table:table-cell office:value-type="float" office:value="62.57" calcext:value-type="float">
            <text:p>62.57</text:p>
          </table:table-cell>
          <table:table-cell office:value-type="float" office:value="9178100" calcext:value-type="float">
            <text:p>9178100</text:p>
          </table:table-cell>
          <table:table-cell table:formula="of:=([.B1312]-[.B1311])*[.C1312]+([.C1312]-[.C1311])*[.B1312]" office:value-type="float" office:value="-285375293.8219" calcext:value-type="float">
            <text:p>-285,375,293.82</text:p>
          </table:table-cell>
        </table:table-row>
        <table:table-row table:style-name="ro1">
          <table:table-cell table:style-name="ce1" office:value-type="string" calcext:value-type="string">
            <text:p>2012-05-25</text:p>
          </table:table-cell>
          <table:table-cell office:value-type="float" office:value="62.490002" calcext:value-type="float">
            <text:p>62.490002</text:p>
          </table:table-cell>
          <table:table-cell office:value-type="float" office:value="7377700" calcext:value-type="float">
            <text:p>7377700</text:p>
          </table:table-cell>
          <table:table-cell table:formula="of:=([.B1313]-[.B1312])*[.C1313]+([.C1313]-[.C1312])*[.B1313]" office:value-type="float" office:value="-113097200.8454" calcext:value-type="float">
            <text:p>-113,097,200.85</text:p>
          </table:table-cell>
        </table:table-row>
        <table:table-row table:style-name="ro1">
          <table:table-cell table:style-name="ce1" office:value-type="string" calcext:value-type="string">
            <text:p>2012-05-29</text:p>
          </table:table-cell>
          <table:table-cell office:value-type="float" office:value="62.950001" calcext:value-type="float">
            <text:p>62.950001</text:p>
          </table:table-cell>
          <table:table-cell office:value-type="float" office:value="7401000" calcext:value-type="float">
            <text:p>7401000</text:p>
          </table:table-cell>
          <table:table-cell table:formula="of:=([.B1314]-[.B1313])*[.C1314]+([.C1314]-[.C1313])*[.B1314]" office:value-type="float" office:value="4871187.62230003" calcext:value-type="float">
            <text:p>4,871,187.62</text:p>
          </table:table-cell>
        </table:table-row>
        <table:table-row table:style-name="ro1">
          <table:table-cell table:style-name="ce1" office:value-type="string" calcext:value-type="string">
            <text:p>2012-05-30</text:p>
          </table:table-cell>
          <table:table-cell office:value-type="float" office:value="62.32" calcext:value-type="float">
            <text:p>62.32</text:p>
          </table:table-cell>
          <table:table-cell office:value-type="float" office:value="7493400" calcext:value-type="float">
            <text:p>7493400</text:p>
          </table:table-cell>
          <table:table-cell table:formula="of:=([.B1315]-[.B1314])*[.C1315]+([.C1315]-[.C1314])*[.B1315]" office:value-type="float" office:value="1037518.5066" calcext:value-type="float">
            <text:p>1,037,518.51</text:p>
          </table:table-cell>
        </table:table-row>
        <table:table-row table:style-name="ro1">
          <table:table-cell table:style-name="ce1" office:value-type="string" calcext:value-type="string">
            <text:p>2012-05-31</text:p>
          </table:table-cell>
          <table:table-cell office:value-type="float" office:value="62.290001" calcext:value-type="float">
            <text:p>62.290001</text:p>
          </table:table-cell>
          <table:table-cell office:value-type="float" office:value="9268400" calcext:value-type="float">
            <text:p>9268400</text:p>
          </table:table-cell>
          <table:table-cell table:formula="of:=([.B1316]-[.B1315])*[.C1316]+([.C1316]-[.C1315])*[.B1316]" office:value-type="float" office:value="110286709.0434" calcext:value-type="float">
            <text:p>110,286,709.04</text:p>
          </table:table-cell>
        </table:table-row>
        <table:table-row table:style-name="ro1">
          <table:table-cell table:style-name="ce1" office:value-type="string" calcext:value-type="string">
            <text:p>2012-06-01</text:p>
          </table:table-cell>
          <table:table-cell office:value-type="float" office:value="61.549999" calcext:value-type="float">
            <text:p>61.549999</text:p>
          </table:table-cell>
          <table:table-cell office:value-type="float" office:value="12728000" calcext:value-type="float">
            <text:p>12728000</text:p>
          </table:table-cell>
          <table:table-cell table:formula="of:=([.B1317]-[.B1316])*[.C1317]+([.C1317]-[.C1316])*[.B1317]" office:value-type="float" office:value="203519631.0844" calcext:value-type="float">
            <text:p>203,519,631.08</text:p>
          </table:table-cell>
        </table:table-row>
        <table:table-row table:style-name="ro1">
          <table:table-cell table:style-name="ce1" office:value-type="string" calcext:value-type="string">
            <text:p>2012-06-04</text:p>
          </table:table-cell>
          <table:table-cell office:value-type="float" office:value="61.400002" calcext:value-type="float">
            <text:p>61.400002</text:p>
          </table:table-cell>
          <table:table-cell office:value-type="float" office:value="7768200" calcext:value-type="float">
            <text:p>7768200</text:p>
          </table:table-cell>
          <table:table-cell table:formula="of:=([.B1318]-[.B1317])*[.C1318]+([.C1318]-[.C1317])*[.B1318]" office:value-type="float" office:value="-305696936.615" calcext:value-type="float">
            <text:p>-305,696,936.62</text:p>
          </table:table-cell>
        </table:table-row>
        <table:table-row table:style-name="ro1">
          <table:table-cell table:style-name="ce1" office:value-type="string" calcext:value-type="string">
            <text:p>2012-06-05</text:p>
          </table:table-cell>
          <table:table-cell office:value-type="float" office:value="61.169998" calcext:value-type="float">
            <text:p>61.169998</text:p>
          </table:table-cell>
          <table:table-cell office:value-type="float" office:value="7855500" calcext:value-type="float">
            <text:p>7855500</text:p>
          </table:table-cell>
          <table:table-cell table:formula="of:=([.B1319]-[.B1318])*[.C1319]+([.C1319]-[.C1318])*[.B1319]" office:value-type="float" office:value="3533344.40339999" calcext:value-type="float">
            <text:p>3,533,344.40</text:p>
          </table:table-cell>
        </table:table-row>
        <table:table-row table:style-name="ro1">
          <table:table-cell table:style-name="ce1" office:value-type="string" calcext:value-type="string">
            <text:p>2012-06-06</text:p>
          </table:table-cell>
          <table:table-cell office:value-type="float" office:value="61.799999" calcext:value-type="float">
            <text:p>61.799999</text:p>
          </table:table-cell>
          <table:table-cell office:value-type="float" office:value="9622000" calcext:value-type="float">
            <text:p>9622000</text:p>
          </table:table-cell>
          <table:table-cell table:formula="of:=([.B1320]-[.B1319])*[.C1320]+([.C1320]-[.C1319])*[.B1320]" office:value-type="float" office:value="115231567.8555" calcext:value-type="float">
            <text:p>115,231,567.86</text:p>
          </table:table-cell>
        </table:table-row>
        <table:table-row table:style-name="ro1">
          <table:table-cell table:style-name="ce1" office:value-type="string" calcext:value-type="string">
            <text:p>2012-06-07</text:p>
          </table:table-cell>
          <table:table-cell office:value-type="float" office:value="62.759998" calcext:value-type="float">
            <text:p>62.759998</text:p>
          </table:table-cell>
          <table:table-cell office:value-type="float" office:value="13904700" calcext:value-type="float">
            <text:p>13904700</text:p>
          </table:table-cell>
          <table:table-cell table:formula="of:=([.B1321]-[.B1320])*[.C1321]+([.C1321]-[.C1320])*[.B1321]" office:value-type="float" office:value="282130741.5299" calcext:value-type="float">
            <text:p>282,130,741.53</text:p>
          </table:table-cell>
        </table:table-row>
        <table:table-row table:style-name="ro1">
          <table:table-cell table:style-name="ce1" office:value-type="string" calcext:value-type="string">
            <text:p>2012-06-08</text:p>
          </table:table-cell>
          <table:table-cell office:value-type="float" office:value="62.75" calcext:value-type="float">
            <text:p>62.75</text:p>
          </table:table-cell>
          <table:table-cell office:value-type="float" office:value="7697800" calcext:value-type="float">
            <text:p>7697800</text:p>
          </table:table-cell>
          <table:table-cell table:formula="of:=([.B1322]-[.B1321])*[.C1322]+([.C1322]-[.C1321])*[.B1322]" office:value-type="float" office:value="-389559937.6044" calcext:value-type="float">
            <text:p>-389,559,937.60</text:p>
          </table:table-cell>
        </table:table-row>
        <table:table-row table:style-name="ro1">
          <table:table-cell table:style-name="ce1" office:value-type="string" calcext:value-type="string">
            <text:p>2012-06-11</text:p>
          </table:table-cell>
          <table:table-cell office:value-type="float" office:value="62.540001" calcext:value-type="float">
            <text:p>62.540001</text:p>
          </table:table-cell>
          <table:table-cell office:value-type="float" office:value="6345500" calcext:value-type="float">
            <text:p>6345500</text:p>
          </table:table-cell>
          <table:table-cell table:formula="of:=([.B1323]-[.B1322])*[.C1323]+([.C1323]-[.C1322])*[.B1323]" office:value-type="float" office:value="-85905392.0068" calcext:value-type="float">
            <text:p>-85,905,392.01</text:p>
          </table:table-cell>
        </table:table-row>
        <table:table-row table:style-name="ro1">
          <table:table-cell table:style-name="ce1" office:value-type="string" calcext:value-type="string">
            <text:p>2012-06-12</text:p>
          </table:table-cell>
          <table:table-cell office:value-type="float" office:value="62.759998" calcext:value-type="float">
            <text:p>62.759998</text:p>
          </table:table-cell>
          <table:table-cell office:value-type="float" office:value="7814500" calcext:value-type="float">
            <text:p>7814500</text:p>
          </table:table-cell>
          <table:table-cell table:formula="of:=([.B1324]-[.B1323])*[.C1324]+([.C1324]-[.C1323])*[.B1324]" office:value-type="float" office:value="93913603.6185001" calcext:value-type="float">
            <text:p>93,913,603.62</text:p>
          </table:table-cell>
        </table:table-row>
        <table:table-row table:style-name="ro1">
          <table:table-cell table:style-name="ce1" office:value-type="string" calcext:value-type="string">
            <text:p>2012-06-13</text:p>
          </table:table-cell>
          <table:table-cell office:value-type="float" office:value="62.57" calcext:value-type="float">
            <text:p>62.57</text:p>
          </table:table-cell>
          <table:table-cell office:value-type="float" office:value="6838500" calcext:value-type="float">
            <text:p>6838500</text:p>
          </table:table-cell>
          <table:table-cell table:formula="of:=([.B1325]-[.B1324])*[.C1325]+([.C1325]-[.C1324])*[.B1325]" office:value-type="float" office:value="-62367621.323" calcext:value-type="float">
            <text:p>-62,367,621.32</text:p>
          </table:table-cell>
        </table:table-row>
        <table:table-row table:style-name="ro1">
          <table:table-cell table:style-name="ce1" office:value-type="string" calcext:value-type="string">
            <text:p>2012-06-14</text:p>
          </table:table-cell>
          <table:table-cell office:value-type="float" office:value="63.18" calcext:value-type="float">
            <text:p>63.18</text:p>
          </table:table-cell>
          <table:table-cell office:value-type="float" office:value="8389100" calcext:value-type="float">
            <text:p>8389100</text:p>
          </table:table-cell>
          <table:table-cell table:formula="of:=([.B1326]-[.B1325])*[.C1326]+([.C1326]-[.C1325])*[.B1326]" office:value-type="float" office:value="103084259" calcext:value-type="float">
            <text:p>103,084,259.00</text:p>
          </table:table-cell>
        </table:table-row>
        <table:table-row table:style-name="ro1">
          <table:table-cell table:style-name="ce1" office:value-type="string" calcext:value-type="string">
            <text:p>2012-06-15</text:p>
          </table:table-cell>
          <table:table-cell office:value-type="float" office:value="62.880001" calcext:value-type="float">
            <text:p>62.880001</text:p>
          </table:table-cell>
          <table:table-cell office:value-type="float" office:value="14126800" calcext:value-type="float">
            <text:p>14126800</text:p>
          </table:table-cell>
          <table:table-cell table:formula="of:=([.B1327]-[.B1326])*[.C1327]+([.C1327]-[.C1326])*[.B1327]" office:value-type="float" office:value="356548555.8645" calcext:value-type="float">
            <text:p>356,548,555.86</text:p>
          </table:table-cell>
        </table:table-row>
        <table:table-row table:style-name="ro1">
          <table:table-cell table:style-name="ce1" office:value-type="string" calcext:value-type="string">
            <text:p>2012-06-18</text:p>
          </table:table-cell>
          <table:table-cell office:value-type="float" office:value="62.290001" calcext:value-type="float">
            <text:p>62.290001</text:p>
          </table:table-cell>
          <table:table-cell office:value-type="float" office:value="10289300" calcext:value-type="float">
            <text:p>10289300</text:p>
          </table:table-cell>
          <table:table-cell table:formula="of:=([.B1328]-[.B1327])*[.C1328]+([.C1328]-[.C1327])*[.B1328]" office:value-type="float" office:value="-245108565.8375" calcext:value-type="float">
            <text:p>-245,108,565.84</text:p>
          </table:table-cell>
        </table:table-row>
        <table:table-row table:style-name="ro1">
          <table:table-cell table:style-name="ce1" office:value-type="string" calcext:value-type="string">
            <text:p>2012-06-19</text:p>
          </table:table-cell>
          <table:table-cell office:value-type="float" office:value="62.209999" calcext:value-type="float">
            <text:p>62.209999</text:p>
          </table:table-cell>
          <table:table-cell office:value-type="float" office:value="12844900" calcext:value-type="float">
            <text:p>12844900</text:p>
          </table:table-cell>
          <table:table-cell table:formula="of:=([.B1329]-[.B1328])*[.C1329]+([.C1329]-[.C1328])*[.B1329]" office:value-type="float" office:value="157956255.7546" calcext:value-type="float">
            <text:p>157,956,255.75</text:p>
          </table:table-cell>
        </table:table-row>
        <table:table-row table:style-name="ro1">
          <table:table-cell table:style-name="ce1" office:value-type="string" calcext:value-type="string">
            <text:p>2012-06-20</text:p>
          </table:table-cell>
          <table:table-cell office:value-type="float" office:value="60.389999" calcext:value-type="float">
            <text:p>60.389999</text:p>
          </table:table-cell>
          <table:table-cell office:value-type="float" office:value="39133900" calcext:value-type="float">
            <text:p>39133900</text:p>
          </table:table-cell>
          <table:table-cell table:formula="of:=([.B1330]-[.B1329])*[.C1330]+([.C1330]-[.C1329])*[.B1330]" office:value-type="float" office:value="1516368985.711" calcext:value-type="float">
            <text:p>1,516,368,985.71</text:p>
          </table:table-cell>
        </table:table-row>
        <table:table-row table:style-name="ro1">
          <table:table-cell table:style-name="ce1" office:value-type="string" calcext:value-type="string">
            <text:p>2012-06-21</text:p>
          </table:table-cell>
          <table:table-cell office:value-type="float" office:value="59.75" calcext:value-type="float">
            <text:p>59.75</text:p>
          </table:table-cell>
          <table:table-cell office:value-type="float" office:value="18876100" calcext:value-type="float">
            <text:p>18876100</text:p>
          </table:table-cell>
          <table:table-cell table:formula="of:=([.B1331]-[.B1330])*[.C1331]+([.C1331]-[.C1330])*[.B1331]" office:value-type="float" office:value="-1222484235.1239" calcext:value-type="float">
            <text:p>-1,222,484,235.12</text:p>
          </table:table-cell>
        </table:table-row>
        <table:table-row table:style-name="ro1">
          <table:table-cell table:style-name="ce1" office:value-type="string" calcext:value-type="string">
            <text:p>2012-06-22</text:p>
          </table:table-cell>
          <table:table-cell office:value-type="float" office:value="59.830002" calcext:value-type="float">
            <text:p>59.830002</text:p>
          </table:table-cell>
          <table:table-cell office:value-type="float" office:value="14395600" calcext:value-type="float">
            <text:p>14395600</text:p>
          </table:table-cell>
          <table:table-cell table:formula="of:=([.B1332]-[.B1331])*[.C1332]+([.C1332]-[.C1331])*[.B1332]" office:value-type="float" office:value="-266916647.1698" calcext:value-type="float">
            <text:p>-266,916,647.17</text:p>
          </table:table-cell>
        </table:table-row>
        <table:table-row table:style-name="ro1">
          <table:table-cell table:style-name="ce1" office:value-type="string" calcext:value-type="string">
            <text:p>2012-06-25</text:p>
          </table:table-cell>
          <table:table-cell office:value-type="float" office:value="59.310001" calcext:value-type="float">
            <text:p>59.310001</text:p>
          </table:table-cell>
          <table:table-cell office:value-type="float" office:value="11745100" calcext:value-type="float">
            <text:p>11745100</text:p>
          </table:table-cell>
          <table:table-cell table:formula="of:=([.B1333]-[.B1332])*[.C1333]+([.C1333]-[.C1332])*[.B1333]" office:value-type="float" office:value="-163308621.3956" calcext:value-type="float">
            <text:p>-163,308,621.40</text:p>
          </table:table-cell>
        </table:table-row>
        <table:table-row table:style-name="ro1">
          <table:table-cell table:style-name="ce1" office:value-type="string" calcext:value-type="string">
            <text:p>2012-06-26</text:p>
          </table:table-cell>
          <table:table-cell office:value-type="float" office:value="59.27" calcext:value-type="float">
            <text:p>59.27</text:p>
          </table:table-cell>
          <table:table-cell office:value-type="float" office:value="8794100" calcext:value-type="float">
            <text:p>8794100</text:p>
          </table:table-cell>
          <table:table-cell table:formula="of:=([.B1334]-[.B1333])*[.C1334]+([.C1334]-[.C1333])*[.B1334]" office:value-type="float" office:value="-175257542.7941" calcext:value-type="float">
            <text:p>-175,257,542.79</text:p>
          </table:table-cell>
        </table:table-row>
        <table:table-row table:style-name="ro1">
          <table:table-cell table:style-name="ce1" office:value-type="string" calcext:value-type="string">
            <text:p>2012-06-27</text:p>
          </table:table-cell>
          <table:table-cell office:value-type="float" office:value="59.98" calcext:value-type="float">
            <text:p>59.98</text:p>
          </table:table-cell>
          <table:table-cell office:value-type="float" office:value="11454100" calcext:value-type="float">
            <text:p>11454100</text:p>
          </table:table-cell>
          <table:table-cell table:formula="of:=([.B1335]-[.B1334])*[.C1335]+([.C1335]-[.C1334])*[.B1335]" office:value-type="float" office:value="167679211" calcext:value-type="float">
            <text:p>167,679,211.00</text:p>
          </table:table-cell>
        </table:table-row>
        <table:table-row table:style-name="ro1">
          <table:table-cell table:style-name="ce1" office:value-type="string" calcext:value-type="string">
            <text:p>2012-06-28</text:p>
          </table:table-cell>
          <table:table-cell office:value-type="float" office:value="60.290001" calcext:value-type="float">
            <text:p>60.290001</text:p>
          </table:table-cell>
          <table:table-cell office:value-type="float" office:value="9207600" calcext:value-type="float">
            <text:p>9207600</text:p>
          </table:table-cell>
          <table:table-cell table:formula="of:=([.B1336]-[.B1335])*[.C1336]+([.C1336]-[.C1335])*[.B1336]" office:value-type="float" office:value="-132587122.0389" calcext:value-type="float">
            <text:p>-132,587,122.04</text:p>
          </table:table-cell>
        </table:table-row>
        <table:table-row table:style-name="ro1">
          <table:table-cell table:style-name="ce1" office:value-type="string" calcext:value-type="string">
            <text:p>2012-06-29</text:p>
          </table:table-cell>
          <table:table-cell office:value-type="float" office:value="61.25" calcext:value-type="float">
            <text:p>61.25</text:p>
          </table:table-cell>
          <table:table-cell office:value-type="float" office:value="13301800" calcext:value-type="float">
            <text:p>13301800</text:p>
          </table:table-cell>
          <table:table-cell table:formula="of:=([.B1337]-[.B1336])*[.C1337]+([.C1337]-[.C1336])*[.B1337]" office:value-type="float" office:value="263539464.6982" calcext:value-type="float">
            <text:p>263,539,464.70</text:p>
          </table:table-cell>
        </table:table-row>
        <table:table-row table:style-name="ro1">
          <table:table-cell table:style-name="ce1" office:value-type="string" calcext:value-type="string">
            <text:p>2012-07-02</text:p>
          </table:table-cell>
          <table:table-cell office:value-type="float" office:value="61.189999" calcext:value-type="float">
            <text:p>61.189999</text:p>
          </table:table-cell>
          <table:table-cell office:value-type="float" office:value="8914300" calcext:value-type="float">
            <text:p>8914300</text:p>
          </table:table-cell>
          <table:table-cell table:formula="of:=([.B1338]-[.B1337])*[.C1338]+([.C1338]-[.C1337])*[.B1338]" office:value-type="float" office:value="-269005987.5268" calcext:value-type="float">
            <text:p>-269,005,987.53</text:p>
          </table:table-cell>
        </table:table-row>
        <table:table-row table:style-name="ro1">
          <table:table-cell table:style-name="ce1" office:value-type="string" calcext:value-type="string">
            <text:p>2012-07-03</text:p>
          </table:table-cell>
          <table:table-cell office:value-type="float" office:value="61.360001" calcext:value-type="float">
            <text:p>61.360001</text:p>
          </table:table-cell>
          <table:table-cell office:value-type="float" office:value="4817400" calcext:value-type="float">
            <text:p>4817400</text:p>
          </table:table-cell>
          <table:table-cell table:formula="of:=([.B1339]-[.B1338])*[.C1339]+([.C1339]-[.C1338])*[.B1339]" office:value-type="float" office:value="-250566820.4621" calcext:value-type="float">
            <text:p>-250,566,820.46</text:p>
          </table:table-cell>
        </table:table-row>
        <table:table-row table:style-name="ro1">
          <table:table-cell table:style-name="ce1" office:value-type="string" calcext:value-type="string">
            <text:p>2012-07-05</text:p>
          </table:table-cell>
          <table:table-cell office:value-type="float" office:value="61.349998" calcext:value-type="float">
            <text:p>61.349998</text:p>
          </table:table-cell>
          <table:table-cell office:value-type="float" office:value="35413700" calcext:value-type="float">
            <text:p>35413700</text:p>
          </table:table-cell>
          <table:table-cell table:formula="of:=([.B1340]-[.B1339])*[.C1340]+([.C1340]-[.C1339])*[.B1340]" office:value-type="float" office:value="1876728700.5663" calcext:value-type="float">
            <text:p>1,876,728,700.57</text:p>
          </table:table-cell>
        </table:table-row>
        <table:table-row table:style-name="ro1">
          <table:table-cell table:style-name="ce1" office:value-type="string" calcext:value-type="string">
            <text:p>2012-07-06</text:p>
          </table:table-cell>
          <table:table-cell office:value-type="float" office:value="61.279999" calcext:value-type="float">
            <text:p>61.279999</text:p>
          </table:table-cell>
          <table:table-cell office:value-type="float" office:value="36773400" calcext:value-type="float">
            <text:p>36773400</text:p>
          </table:table-cell>
          <table:table-cell table:formula="of:=([.B1341]-[.B1340])*[.C1341]+([.C1341]-[.C1340])*[.B1341]" office:value-type="float" office:value="80748313.4136999" calcext:value-type="float">
            <text:p>80,748,313.41</text:p>
          </table:table-cell>
        </table:table-row>
        <table:table-row table:style-name="ro1">
          <table:table-cell table:style-name="ce1" office:value-type="string" calcext:value-type="string">
            <text:p>2012-07-09</text:p>
          </table:table-cell>
          <table:table-cell office:value-type="float" office:value="61.549999" calcext:value-type="float">
            <text:p>61.549999</text:p>
          </table:table-cell>
          <table:table-cell office:value-type="float" office:value="33492400" calcext:value-type="float">
            <text:p>33492400</text:p>
          </table:table-cell>
          <table:table-cell table:formula="of:=([.B1342]-[.B1341])*[.C1342]+([.C1342]-[.C1341])*[.B1342]" office:value-type="float" office:value="-192902598.719" calcext:value-type="float">
            <text:p>-192,902,598.72</text:p>
          </table:table-cell>
        </table:table-row>
        <table:table-row table:style-name="ro1">
          <table:table-cell table:style-name="ce1" office:value-type="string" calcext:value-type="string">
            <text:p>2012-07-10</text:p>
          </table:table-cell>
          <table:table-cell office:value-type="float" office:value="61.73" calcext:value-type="float">
            <text:p>61.73</text:p>
          </table:table-cell>
          <table:table-cell office:value-type="float" office:value="8651900" calcext:value-type="float">
            <text:p>8651900</text:p>
          </table:table-cell>
          <table:table-cell table:formula="of:=([.B1343]-[.B1342])*[.C1343]+([.C1343]-[.C1342])*[.B1343]" office:value-type="float" office:value="-1531846714.3481" calcext:value-type="float">
            <text:p>-1,531,846,714.35</text:p>
          </table:table-cell>
        </table:table-row>
        <table:table-row table:style-name="ro1">
          <table:table-cell table:style-name="ce1" office:value-type="string" calcext:value-type="string">
            <text:p>2012-07-11</text:p>
          </table:table-cell>
          <table:table-cell office:value-type="float" office:value="61.400002" calcext:value-type="float">
            <text:p>61.400002</text:p>
          </table:table-cell>
          <table:table-cell office:value-type="float" office:value="9975600" calcext:value-type="float">
            <text:p>9975600</text:p>
          </table:table-cell>
          <table:table-cell table:formula="of:=([.B1344]-[.B1343])*[.C1344]+([.C1344]-[.C1343])*[.B1344]" office:value-type="float" office:value="77983254.5986" calcext:value-type="float">
            <text:p>77,983,254.60</text:p>
          </table:table-cell>
        </table:table-row>
        <table:table-row table:style-name="ro1">
          <table:table-cell table:style-name="ce1" office:value-type="string" calcext:value-type="string">
            <text:p>2012-07-12</text:p>
          </table:table-cell>
          <table:table-cell office:value-type="float" office:value="63.700001" calcext:value-type="float">
            <text:p>63.700001</text:p>
          </table:table-cell>
          <table:table-cell office:value-type="float" office:value="37140900" calcext:value-type="float">
            <text:p>37140900</text:p>
          </table:table-cell>
          <table:table-cell table:formula="of:=([.B1345]-[.B1344])*[.C1345]+([.C1345]-[.C1344])*[.B1345]" office:value-type="float" office:value="1815853670.0244" calcext:value-type="float">
            <text:p>1,815,853,670.02</text:p>
          </table:table-cell>
        </table:table-row>
        <table:table-row table:style-name="ro1">
          <table:table-cell table:style-name="ce1" office:value-type="string" calcext:value-type="string">
            <text:p>2012-07-13</text:p>
          </table:table-cell>
          <table:table-cell office:value-type="float" office:value="65.089996" calcext:value-type="float">
            <text:p>65.089996</text:p>
          </table:table-cell>
          <table:table-cell office:value-type="float" office:value="29170000" calcext:value-type="float">
            <text:p>29170000</text:p>
          </table:table-cell>
          <table:table-cell table:formula="of:=([.B1346]-[.B1345])*[.C1346]+([.C1346]-[.C1345])*[.B1346]" office:value-type="float" office:value="-478279694.9664" calcext:value-type="float">
            <text:p>-478,279,694.97</text:p>
          </table:table-cell>
        </table:table-row>
        <table:table-row table:style-name="ro1">
          <table:table-cell table:style-name="ce1" office:value-type="string" calcext:value-type="string">
            <text:p>2012-07-16</text:p>
          </table:table-cell>
          <table:table-cell office:value-type="float" office:value="64.809998" calcext:value-type="float">
            <text:p>64.809998</text:p>
          </table:table-cell>
          <table:table-cell office:value-type="float" office:value="10675900" calcext:value-type="float">
            <text:p>10675900</text:p>
          </table:table-cell>
          <table:table-cell table:formula="of:=([.B1347]-[.B1346])*[.C1347]+([.C1347]-[.C1346])*[.B1347]" office:value-type="float" office:value="-1201591814.66" calcext:value-type="float">
            <text:p>-1,201,591,814.66</text:p>
          </table:table-cell>
        </table:table-row>
        <table:table-row table:style-name="ro1">
          <table:table-cell table:style-name="ce1" office:value-type="string" calcext:value-type="string">
            <text:p>2012-07-17</text:p>
          </table:table-cell>
          <table:table-cell office:value-type="float" office:value="65.349998" calcext:value-type="float">
            <text:p>65.349998</text:p>
          </table:table-cell>
          <table:table-cell office:value-type="float" office:value="12565600" calcext:value-type="float">
            <text:p>12565600</text:p>
          </table:table-cell>
          <table:table-cell table:formula="of:=([.B1348]-[.B1347])*[.C1348]+([.C1348]-[.C1347])*[.B1348]" office:value-type="float" office:value="130277315.2206" calcext:value-type="float">
            <text:p>130,277,315.22</text:p>
          </table:table-cell>
        </table:table-row>
        <table:table-row table:style-name="ro1">
          <table:table-cell table:style-name="ce1" office:value-type="string" calcext:value-type="string">
            <text:p>2012-07-18</text:p>
          </table:table-cell>
          <table:table-cell office:value-type="float" office:value="64.82" calcext:value-type="float">
            <text:p>64.82</text:p>
          </table:table-cell>
          <table:table-cell office:value-type="float" office:value="13387400" calcext:value-type="float">
            <text:p>13387400</text:p>
          </table:table-cell>
          <table:table-cell table:formula="of:=([.B1349]-[.B1348])*[.C1349]+([.C1349]-[.C1348])*[.B1349]" office:value-type="float" office:value="46173780.7747999" calcext:value-type="float">
            <text:p>46,173,780.77</text:p>
          </table:table-cell>
        </table:table-row>
        <table:table-row table:style-name="ro1">
          <table:table-cell table:style-name="ce1" office:value-type="string" calcext:value-type="string">
            <text:p>2012-07-19</text:p>
          </table:table-cell>
          <table:table-cell office:value-type="float" office:value="64.919998" calcext:value-type="float">
            <text:p>64.919998</text:p>
          </table:table-cell>
          <table:table-cell office:value-type="float" office:value="8077600" calcext:value-type="float">
            <text:p>8077600</text:p>
          </table:table-cell>
          <table:table-cell table:formula="of:=([.B1350]-[.B1349])*[.C1350]+([.C1350]-[.C1349])*[.B1350]" office:value-type="float" office:value="-343904461.5356" calcext:value-type="float">
            <text:p>-343,904,461.54</text:p>
          </table:table-cell>
        </table:table-row>
        <table:table-row table:style-name="ro1">
          <table:table-cell table:style-name="ce1" office:value-type="string" calcext:value-type="string">
            <text:p>2012-07-20</text:p>
          </table:table-cell>
          <table:table-cell office:value-type="float" office:value="64.730003" calcext:value-type="float">
            <text:p>64.730003</text:p>
          </table:table-cell>
          <table:table-cell office:value-type="float" office:value="10121500" calcext:value-type="float">
            <text:p>10121500</text:p>
          </table:table-cell>
          <table:table-cell table:formula="of:=([.B1351]-[.B1350])*[.C1351]+([.C1351]-[.C1350])*[.B1351]" office:value-type="float" office:value="130378618.7392" calcext:value-type="float">
            <text:p>130,378,618.74</text:p>
          </table:table-cell>
        </table:table-row>
        <table:table-row table:style-name="ro1">
          <table:table-cell table:style-name="ce1" office:value-type="string" calcext:value-type="string">
            <text:p>2012-07-23</text:p>
          </table:table-cell>
          <table:table-cell office:value-type="float" office:value="64.389999" calcext:value-type="float">
            <text:p>64.389999</text:p>
          </table:table-cell>
          <table:table-cell office:value-type="float" office:value="10711100" calcext:value-type="float">
            <text:p>10711100</text:p>
          </table:table-cell>
          <table:table-cell table:formula="of:=([.B1352]-[.B1351])*[.C1352]+([.C1352]-[.C1351])*[.B1352]" office:value-type="float" office:value="34322526.5660001" calcext:value-type="float">
            <text:p>34,322,526.57</text:p>
          </table:table-cell>
        </table:table-row>
        <table:table-row table:style-name="ro1">
          <table:table-cell table:style-name="ce1" office:value-type="string" calcext:value-type="string">
            <text:p>2012-07-24</text:p>
          </table:table-cell>
          <table:table-cell office:value-type="float" office:value="64.019997" calcext:value-type="float">
            <text:p>64.019997</text:p>
          </table:table-cell>
          <table:table-cell office:value-type="float" office:value="8271700" calcext:value-type="float">
            <text:p>8271700</text:p>
          </table:table-cell>
          <table:table-cell table:formula="of:=([.B1353]-[.B1352])*[.C1353]+([.C1353]-[.C1352])*[.B1353]" office:value-type="float" office:value="-159230926.2252" calcext:value-type="float">
            <text:p>-159,230,926.23</text:p>
          </table:table-cell>
        </table:table-row>
        <table:table-row table:style-name="ro1">
          <table:table-cell table:style-name="ce1" office:value-type="string" calcext:value-type="string">
            <text:p>2012-07-25</text:p>
          </table:table-cell>
          <table:table-cell office:value-type="float" office:value="64.019997" calcext:value-type="float">
            <text:p>64.019997</text:p>
          </table:table-cell>
          <table:table-cell office:value-type="float" office:value="9424700" calcext:value-type="float">
            <text:p>9424700</text:p>
          </table:table-cell>
          <table:table-cell table:formula="of:=([.B1354]-[.B1353])*[.C1354]+([.C1354]-[.C1353])*[.B1354]" office:value-type="float" office:value="73815056.541" calcext:value-type="float">
            <text:p>73,815,056.54</text:p>
          </table:table-cell>
        </table:table-row>
        <table:table-row table:style-name="ro1">
          <table:table-cell table:style-name="ce1" office:value-type="string" calcext:value-type="string">
            <text:p>2012-07-26</text:p>
          </table:table-cell>
          <table:table-cell office:value-type="float" office:value="64.559998" calcext:value-type="float">
            <text:p>64.559998</text:p>
          </table:table-cell>
          <table:table-cell office:value-type="float" office:value="10472200" calcext:value-type="float">
            <text:p>10472200</text:p>
          </table:table-cell>
          <table:table-cell table:formula="of:=([.B1355]-[.B1354])*[.C1355]+([.C1355]-[.C1354])*[.B1355]" office:value-type="float" office:value="73281596.3771999" calcext:value-type="float">
            <text:p>73,281,596.38</text:p>
          </table:table-cell>
        </table:table-row>
        <table:table-row table:style-name="ro1">
          <table:table-cell table:style-name="ce1" office:value-type="string" calcext:value-type="string">
            <text:p>2012-07-27</text:p>
          </table:table-cell>
          <table:table-cell office:value-type="float" office:value="65.089996" calcext:value-type="float">
            <text:p>65.089996</text:p>
          </table:table-cell>
          <table:table-cell office:value-type="float" office:value="11141800" calcext:value-type="float">
            <text:p>11141800</text:p>
          </table:table-cell>
          <table:table-cell table:formula="of:=([.B1356]-[.B1355])*[.C1356]+([.C1356]-[.C1355])*[.B1356]" office:value-type="float" office:value="49489393.0380001" calcext:value-type="float">
            <text:p>49,489,393.04</text:p>
          </table:table-cell>
        </table:table-row>
        <table:table-row table:style-name="ro1">
          <table:table-cell table:style-name="ce1" office:value-type="string" calcext:value-type="string">
            <text:p>2012-07-30</text:p>
          </table:table-cell>
          <table:table-cell office:value-type="float" office:value="65.099998" calcext:value-type="float">
            <text:p>65.099998</text:p>
          </table:table-cell>
          <table:table-cell office:value-type="float" office:value="8388600" calcext:value-type="float">
            <text:p>8388600</text:p>
          </table:table-cell>
          <table:table-cell table:formula="of:=([.B1357]-[.B1356])*[.C1357]+([.C1357]-[.C1356])*[.B1357]" office:value-type="float" office:value="-179149411.7164" calcext:value-type="float">
            <text:p>-179,149,411.72</text:p>
          </table:table-cell>
        </table:table-row>
        <table:table-row table:style-name="ro1">
          <table:table-cell table:style-name="ce1" office:value-type="string" calcext:value-type="string">
            <text:p>2012-07-31</text:p>
          </table:table-cell>
          <table:table-cell office:value-type="float" office:value="64.540001" calcext:value-type="float">
            <text:p>64.540001</text:p>
          </table:table-cell>
          <table:table-cell office:value-type="float" office:value="9327200" calcext:value-type="float">
            <text:p>9327200</text:p>
          </table:table-cell>
          <table:table-cell table:formula="of:=([.B1358]-[.B1357])*[.C1358]+([.C1358]-[.C1357])*[.B1358]" office:value-type="float" office:value="55354040.9202" calcext:value-type="float">
            <text:p>55,354,040.92</text:p>
          </table:table-cell>
        </table:table-row>
        <table:table-row table:style-name="ro1">
          <table:table-cell table:style-name="ce1" office:value-type="string" calcext:value-type="string">
            <text:p>2012-08-01</text:p>
          </table:table-cell>
          <table:table-cell office:value-type="float" office:value="64.010002" calcext:value-type="float">
            <text:p>64.010002</text:p>
          </table:table-cell>
          <table:table-cell office:value-type="float" office:value="7782900" calcext:value-type="float">
            <text:p>7782900</text:p>
          </table:table-cell>
          <table:table-cell table:formula="of:=([.B1359]-[.B1358])*[.C1359]+([.C1359]-[.C1358])*[.B1359]" office:value-type="float" office:value="-102975575.3057" calcext:value-type="float">
            <text:p>-102,975,575.31</text:p>
          </table:table-cell>
        </table:table-row>
        <table:table-row table:style-name="ro1">
          <table:table-cell table:style-name="ce1" office:value-type="string" calcext:value-type="string">
            <text:p>2012-08-02</text:p>
          </table:table-cell>
          <table:table-cell office:value-type="float" office:value="63.509998" calcext:value-type="float">
            <text:p>63.509998</text:p>
          </table:table-cell>
          <table:table-cell office:value-type="float" office:value="9462400" calcext:value-type="float">
            <text:p>9462400</text:p>
          </table:table-cell>
          <table:table-cell table:formula="of:=([.B1360]-[.B1359])*[.C1360]+([.C1360]-[.C1359])*[.B1360]" office:value-type="float" office:value="101933803.7914" calcext:value-type="float">
            <text:p>101,933,803.79</text:p>
          </table:table-cell>
        </table:table-row>
        <table:table-row table:style-name="ro1">
          <table:table-cell table:style-name="ce1" office:value-type="string" calcext:value-type="string">
            <text:p>2012-08-03</text:p>
          </table:table-cell>
          <table:table-cell office:value-type="float" office:value="65.5" calcext:value-type="float">
            <text:p>65.5</text:p>
          </table:table-cell>
          <table:table-cell office:value-type="float" office:value="15279100" calcext:value-type="float">
            <text:p>15279100</text:p>
          </table:table-cell>
          <table:table-cell table:formula="of:=([.B1361]-[.B1360])*[.C1361]+([.C1361]-[.C1360])*[.B1361]" office:value-type="float" office:value="411399289.5582" calcext:value-type="float">
            <text:p>411,399,289.56</text:p>
          </table:table-cell>
        </table:table-row>
        <table:table-row table:style-name="ro1">
          <table:table-cell table:style-name="ce1" office:value-type="string" calcext:value-type="string">
            <text:p>2012-08-06</text:p>
          </table:table-cell>
          <table:table-cell office:value-type="float" office:value="65.809998" calcext:value-type="float">
            <text:p>65.809998</text:p>
          </table:table-cell>
          <table:table-cell office:value-type="float" office:value="10034400" calcext:value-type="float">
            <text:p>10034400</text:p>
          </table:table-cell>
          <table:table-cell table:formula="of:=([.B1362]-[.B1361])*[.C1362]+([.C1362]-[.C1361])*[.B1362]" office:value-type="float" office:value="-342043052.5794" calcext:value-type="float">
            <text:p>-342,043,052.58</text:p>
          </table:table-cell>
        </table:table-row>
        <table:table-row table:style-name="ro1">
          <table:table-cell table:style-name="ce1" office:value-type="string" calcext:value-type="string">
            <text:p>2012-08-07</text:p>
          </table:table-cell>
          <table:table-cell office:value-type="float" office:value="66.220001" calcext:value-type="float">
            <text:p>66.220001</text:p>
          </table:table-cell>
          <table:table-cell office:value-type="float" office:value="10463300" calcext:value-type="float">
            <text:p>10463300</text:p>
          </table:table-cell>
          <table:table-cell table:formula="of:=([.B1363]-[.B1362])*[.C1363]+([.C1363]-[.C1362])*[.B1363]" office:value-type="float" office:value="32691742.8188" calcext:value-type="float">
            <text:p>32,691,742.82</text:p>
          </table:table-cell>
        </table:table-row>
        <table:table-row table:style-name="ro1">
          <table:table-cell table:style-name="ce1" office:value-type="string" calcext:value-type="string">
            <text:p>2012-08-08</text:p>
          </table:table-cell>
          <table:table-cell office:value-type="float" office:value="66.720001" calcext:value-type="float">
            <text:p>66.720001</text:p>
          </table:table-cell>
          <table:table-cell office:value-type="float" office:value="9673200" calcext:value-type="float">
            <text:p>9673200</text:p>
          </table:table-cell>
          <table:table-cell table:formula="of:=([.B1364]-[.B1363])*[.C1364]+([.C1364]-[.C1363])*[.B1364]" office:value-type="float" office:value="-47878872.7901" calcext:value-type="float">
            <text:p>-47,878,872.79</text:p>
          </table:table-cell>
        </table:table-row>
        <table:table-row table:style-name="ro1">
          <table:table-cell table:style-name="ce1" office:value-type="string" calcext:value-type="string">
            <text:p>2012-08-09</text:p>
          </table:table-cell>
          <table:table-cell office:value-type="float" office:value="66.730003" calcext:value-type="float">
            <text:p>66.730003</text:p>
          </table:table-cell>
          <table:table-cell office:value-type="float" office:value="9677800" calcext:value-type="float">
            <text:p>9677800</text:p>
          </table:table-cell>
          <table:table-cell table:formula="of:=([.B1365]-[.B1364])*[.C1365]+([.C1365]-[.C1364])*[.B1365]" office:value-type="float" office:value="403755.369400001" calcext:value-type="float">
            <text:p>403,755.37</text:p>
          </table:table-cell>
        </table:table-row>
        <table:table-row table:style-name="ro1">
          <table:table-cell table:style-name="ce1" office:value-type="string" calcext:value-type="string">
            <text:p>2012-08-10</text:p>
          </table:table-cell>
          <table:table-cell office:value-type="float" office:value="66.769997" calcext:value-type="float">
            <text:p>66.769997</text:p>
          </table:table-cell>
          <table:table-cell office:value-type="float" office:value="7293600" calcext:value-type="float">
            <text:p>7293600</text:p>
          </table:table-cell>
          <table:table-cell table:formula="of:=([.B1366]-[.B1365])*[.C1366]+([.C1366]-[.C1365])*[.B1366]" office:value-type="float" office:value="-158901326.609" calcext:value-type="float">
            <text:p>-158,901,326.61</text:p>
          </table:table-cell>
        </table:table-row>
        <table:table-row table:style-name="ro1">
          <table:table-cell table:style-name="ce1" office:value-type="string" calcext:value-type="string">
            <text:p>2012-08-13</text:p>
          </table:table-cell>
          <table:table-cell office:value-type="float" office:value="66.480003" calcext:value-type="float">
            <text:p>66.480003</text:p>
          </table:table-cell>
          <table:table-cell office:value-type="float" office:value="6633900" calcext:value-type="float">
            <text:p>6633900</text:p>
          </table:table-cell>
          <table:table-cell table:formula="of:=([.B1367]-[.B1366])*[.C1367]+([.C1367]-[.C1366])*[.B1367]" office:value-type="float" office:value="-45780649.1757" calcext:value-type="float">
            <text:p>-45,780,649.18</text:p>
          </table:table-cell>
        </table:table-row>
        <table:table-row table:style-name="ro1">
          <table:table-cell table:style-name="ce1" office:value-type="string" calcext:value-type="string">
            <text:p>2012-08-14</text:p>
          </table:table-cell>
          <table:table-cell office:value-type="float" office:value="66.730003" calcext:value-type="float">
            <text:p>66.730003</text:p>
          </table:table-cell>
          <table:table-cell office:value-type="float" office:value="8887400" calcext:value-type="float">
            <text:p>8887400</text:p>
          </table:table-cell>
          <table:table-cell table:formula="of:=([.B1368]-[.B1367])*[.C1368]+([.C1368]-[.C1367])*[.B1368]" office:value-type="float" office:value="152597911.7605" calcext:value-type="float">
            <text:p>152,597,911.76</text:p>
          </table:table-cell>
        </table:table-row>
        <table:table-row table:style-name="ro1">
          <table:table-cell table:style-name="ce1" office:value-type="string" calcext:value-type="string">
            <text:p>2012-08-15</text:p>
          </table:table-cell>
          <table:table-cell office:value-type="float" office:value="66.639999" calcext:value-type="float">
            <text:p>66.639999</text:p>
          </table:table-cell>
          <table:table-cell office:value-type="float" office:value="9873600" calcext:value-type="float">
            <text:p>9873600</text:p>
          </table:table-cell>
          <table:table-cell table:formula="of:=([.B1369]-[.B1368])*[.C1369]+([.C1369]-[.C1368])*[.B1369]" office:value-type="float" office:value="64831703.5194001" calcext:value-type="float">
            <text:p>64,831,703.52</text:p>
          </table:table-cell>
        </table:table-row>
        <table:table-row table:style-name="ro1">
          <table:table-cell table:style-name="ce1" office:value-type="string" calcext:value-type="string">
            <text:p>2012-08-16</text:p>
          </table:table-cell>
          <table:table-cell office:value-type="float" office:value="67" calcext:value-type="float">
            <text:p>67</text:p>
          </table:table-cell>
          <table:table-cell office:value-type="float" office:value="10165100" calcext:value-type="float">
            <text:p>10165100</text:p>
          </table:table-cell>
          <table:table-cell table:formula="of:=([.B1370]-[.B1369])*[.C1370]+([.C1370]-[.C1369])*[.B1370]" office:value-type="float" office:value="23189946.1651" calcext:value-type="float">
            <text:p>23,189,946.17</text:p>
          </table:table-cell>
        </table:table-row>
        <table:table-row table:style-name="ro1">
          <table:table-cell table:style-name="ce1" office:value-type="string" calcext:value-type="string">
            <text:p>2012-08-17</text:p>
          </table:table-cell>
          <table:table-cell office:value-type="float" office:value="67" calcext:value-type="float">
            <text:p>67</text:p>
          </table:table-cell>
          <table:table-cell office:value-type="float" office:value="9394300" calcext:value-type="float">
            <text:p>9394300</text:p>
          </table:table-cell>
          <table:table-cell table:formula="of:=([.B1371]-[.B1370])*[.C1371]+([.C1371]-[.C1370])*[.B1371]" office:value-type="float" office:value="-51643600" calcext:value-type="float">
            <text:p>-51,643,600.00</text:p>
          </table:table-cell>
        </table:table-row>
        <table:table-row table:style-name="ro1">
          <table:table-cell table:style-name="ce1" office:value-type="string" calcext:value-type="string">
            <text:p>2012-08-20</text:p>
          </table:table-cell>
          <table:table-cell office:value-type="float" office:value="66.75" calcext:value-type="float">
            <text:p>66.75</text:p>
          </table:table-cell>
          <table:table-cell office:value-type="float" office:value="8938700" calcext:value-type="float">
            <text:p>8938700</text:p>
          </table:table-cell>
          <table:table-cell table:formula="of:=([.B1372]-[.B1371])*[.C1372]+([.C1372]-[.C1371])*[.B1372]" office:value-type="float" office:value="-32645975" calcext:value-type="float">
            <text:p>-32,645,975.00</text:p>
          </table:table-cell>
        </table:table-row>
        <table:table-row table:style-name="ro1">
          <table:table-cell table:style-name="ce1" office:value-type="string" calcext:value-type="string">
            <text:p>2012-08-21</text:p>
          </table:table-cell>
          <table:table-cell office:value-type="float" office:value="66.769997" calcext:value-type="float">
            <text:p>66.769997</text:p>
          </table:table-cell>
          <table:table-cell office:value-type="float" office:value="9145400" calcext:value-type="float">
            <text:p>9145400</text:p>
          </table:table-cell>
          <table:table-cell table:formula="of:=([.B1373]-[.B1372])*[.C1373]+([.C1373]-[.C1372])*[.B1373]" office:value-type="float" office:value="13984238.9437" calcext:value-type="float">
            <text:p>13,984,238.94</text:p>
          </table:table-cell>
        </table:table-row>
        <table:table-row table:style-name="ro1">
          <table:table-cell table:style-name="ce1" office:value-type="string" calcext:value-type="string">
            <text:p>2012-08-22</text:p>
          </table:table-cell>
          <table:table-cell office:value-type="float" office:value="66.849998" calcext:value-type="float">
            <text:p>66.849998</text:p>
          </table:table-cell>
          <table:table-cell office:value-type="float" office:value="7749600" calcext:value-type="float">
            <text:p>7749600</text:p>
          </table:table-cell>
          <table:table-cell table:formula="of:=([.B1374]-[.B1373])*[.C1374]+([.C1374]-[.C1373])*[.B1374]" office:value-type="float" office:value="-92689251.4588" calcext:value-type="float">
            <text:p>-92,689,251.46</text:p>
          </table:table-cell>
        </table:table-row>
        <table:table-row table:style-name="ro1">
          <table:table-cell table:style-name="ce1" office:value-type="string" calcext:value-type="string">
            <text:p>2012-08-23</text:p>
          </table:table-cell>
          <table:table-cell office:value-type="float" office:value="66.68" calcext:value-type="float">
            <text:p>66.68</text:p>
          </table:table-cell>
          <table:table-cell office:value-type="float" office:value="8006500" calcext:value-type="float">
            <text:p>8006500</text:p>
          </table:table-cell>
          <table:table-cell table:formula="of:=([.B1375]-[.B1374])*[.C1375]+([.C1375]-[.C1374])*[.B1375]" office:value-type="float" office:value="15769003.0130001" calcext:value-type="float">
            <text:p>15,769,003.01</text:p>
          </table:table-cell>
        </table:table-row>
        <table:table-row table:style-name="ro1">
          <table:table-cell table:style-name="ce1" office:value-type="string" calcext:value-type="string">
            <text:p>2012-08-24</text:p>
          </table:table-cell>
          <table:table-cell office:value-type="float" office:value="67.019997" calcext:value-type="float">
            <text:p>67.019997</text:p>
          </table:table-cell>
          <table:table-cell office:value-type="float" office:value="8580200" calcext:value-type="float">
            <text:p>8580200</text:p>
          </table:table-cell>
          <table:table-cell table:formula="of:=([.B1376]-[.B1375])*[.C1376]+([.C1376]-[.C1375])*[.B1376]" office:value-type="float" office:value="41366614.5383" calcext:value-type="float">
            <text:p>41,366,614.54</text:p>
          </table:table-cell>
        </table:table-row>
        <table:table-row table:style-name="ro1">
          <table:table-cell table:style-name="ce1" office:value-type="string" calcext:value-type="string">
            <text:p>2012-08-27</text:p>
          </table:table-cell>
          <table:table-cell office:value-type="float" office:value="67.110001" calcext:value-type="float">
            <text:p>67.110001</text:p>
          </table:table-cell>
          <table:table-cell office:value-type="float" office:value="6419600" calcext:value-type="float">
            <text:p>6419600</text:p>
          </table:table-cell>
          <table:table-cell table:formula="of:=([.B1377]-[.B1376])*[.C1377]+([.C1377]-[.C1376])*[.B1377]" office:value-type="float" office:value="-144420078.4822" calcext:value-type="float">
            <text:p>-144,420,078.48</text:p>
          </table:table-cell>
        </table:table-row>
        <table:table-row table:style-name="ro1">
          <table:table-cell table:style-name="ce1" office:value-type="string" calcext:value-type="string">
            <text:p>2012-08-28</text:p>
          </table:table-cell>
          <table:table-cell office:value-type="float" office:value="66.989998" calcext:value-type="float">
            <text:p>66.989998</text:p>
          </table:table-cell>
          <table:table-cell office:value-type="float" office:value="7605400" calcext:value-type="float">
            <text:p>7605400</text:p>
          </table:table-cell>
          <table:table-cell table:formula="of:=([.B1378]-[.B1377])*[.C1378]+([.C1378]-[.C1377])*[.B1378]" office:value-type="float" office:value="78524068.8122" calcext:value-type="float">
            <text:p>78,524,068.81</text:p>
          </table:table-cell>
        </table:table-row>
        <table:table-row table:style-name="ro1">
          <table:table-cell table:style-name="ce1" office:value-type="string" calcext:value-type="string">
            <text:p>2012-08-29</text:p>
          </table:table-cell>
          <table:table-cell office:value-type="float" office:value="66.870003" calcext:value-type="float">
            <text:p>66.870003</text:p>
          </table:table-cell>
          <table:table-cell office:value-type="float" office:value="6752200" calcext:value-type="float">
            <text:p>6752200</text:p>
          </table:table-cell>
          <table:table-cell table:formula="of:=([.B1379]-[.B1378])*[.C1379]+([.C1379]-[.C1378])*[.B1379]" office:value-type="float" office:value="-57863716.7986" calcext:value-type="float">
            <text:p>-57,863,716.80</text:p>
          </table:table-cell>
        </table:table-row>
        <table:table-row table:style-name="ro1">
          <table:table-cell table:style-name="ce1" office:value-type="string" calcext:value-type="string">
            <text:p>2012-08-30</text:p>
          </table:table-cell>
          <table:table-cell office:value-type="float" office:value="66.879997" calcext:value-type="float">
            <text:p>66.879997</text:p>
          </table:table-cell>
          <table:table-cell office:value-type="float" office:value="7285600" calcext:value-type="float">
            <text:p>7285600</text:p>
          </table:table-cell>
          <table:table-cell table:formula="of:=([.B1380]-[.B1379])*[.C1380]+([.C1380]-[.C1379])*[.B1380]" office:value-type="float" office:value="35746602.6862" calcext:value-type="float">
            <text:p>35,746,602.69</text:p>
          </table:table-cell>
        </table:table-row>
        <table:table-row table:style-name="ro1">
          <table:table-cell table:style-name="ce1" office:value-type="string" calcext:value-type="string">
            <text:p>2012-08-31</text:p>
          </table:table-cell>
          <table:table-cell office:value-type="float" office:value="67.190002" calcext:value-type="float">
            <text:p>67.190002</text:p>
          </table:table-cell>
          <table:table-cell office:value-type="float" office:value="10088600" calcext:value-type="float">
            <text:p>10088600</text:p>
          </table:table-cell>
          <table:table-cell table:formula="of:=([.B1381]-[.B1380])*[.C1381]+([.C1381]-[.C1380])*[.B1381]" office:value-type="float" office:value="191461092.049" calcext:value-type="float">
            <text:p>191,461,092.05</text:p>
          </table:table-cell>
        </table:table-row>
        <table:table-row table:style-name="ro1">
          <table:table-cell table:style-name="ce1" office:value-type="string" calcext:value-type="string">
            <text:p>2012-09-04</text:p>
          </table:table-cell>
          <table:table-cell office:value-type="float" office:value="67.400002" calcext:value-type="float">
            <text:p>67.400002</text:p>
          </table:table-cell>
          <table:table-cell office:value-type="float" office:value="7628600" calcext:value-type="float">
            <text:p>7628600</text:p>
          </table:table-cell>
          <table:table-cell table:formula="of:=([.B1382]-[.B1381])*[.C1382]+([.C1382]-[.C1381])*[.B1382]" office:value-type="float" office:value="-164201998.92" calcext:value-type="float">
            <text:p>-164,201,998.92</text:p>
          </table:table-cell>
        </table:table-row>
        <table:table-row table:style-name="ro1">
          <table:table-cell table:style-name="ce1" office:value-type="string" calcext:value-type="string">
            <text:p>2012-09-05</text:p>
          </table:table-cell>
          <table:table-cell office:value-type="float" office:value="67.290001" calcext:value-type="float">
            <text:p>67.290001</text:p>
          </table:table-cell>
          <table:table-cell office:value-type="float" office:value="7741100" calcext:value-type="float">
            <text:p>7741100</text:p>
          </table:table-cell>
          <table:table-cell table:formula="of:=([.B1383]-[.B1382])*[.C1383]+([.C1383]-[.C1382])*[.B1383]" office:value-type="float" office:value="6718596.37140002" calcext:value-type="float">
            <text:p>6,718,596.37</text:p>
          </table:table-cell>
        </table:table-row>
        <table:table-row table:style-name="ro1">
          <table:table-cell table:style-name="ce1" office:value-type="string" calcext:value-type="string">
            <text:p>2012-09-06</text:p>
          </table:table-cell>
          <table:table-cell office:value-type="float" office:value="68.239998" calcext:value-type="float">
            <text:p>68.239998</text:p>
          </table:table-cell>
          <table:table-cell office:value-type="float" office:value="13200500" calcext:value-type="float">
            <text:p>13200500</text:p>
          </table:table-cell>
          <table:table-cell table:formula="of:=([.B1384]-[.B1383])*[.C1384]+([.C1384]-[.C1383])*[.B1384]" office:value-type="float" office:value="385089880.4797" calcext:value-type="float">
            <text:p>385,089,880.48</text:p>
          </table:table-cell>
        </table:table-row>
        <table:table-row table:style-name="ro1">
          <table:table-cell table:style-name="ce1" office:value-type="string" calcext:value-type="string">
            <text:p>2012-09-07</text:p>
          </table:table-cell>
          <table:table-cell office:value-type="float" office:value="68.519997" calcext:value-type="float">
            <text:p>68.519997</text:p>
          </table:table-cell>
          <table:table-cell office:value-type="float" office:value="12656300" calcext:value-type="float">
            <text:p>12656300</text:p>
          </table:table-cell>
          <table:table-cell table:formula="of:=([.B1385]-[.B1384])*[.C1385]+([.C1385]-[.C1384])*[.B1385]" office:value-type="float" office:value="-33744831.0237" calcext:value-type="float">
            <text:p>-33,744,831.02</text:p>
          </table:table-cell>
        </table:table-row>
        <table:table-row table:style-name="ro1">
          <table:table-cell table:style-name="ce1" office:value-type="string" calcext:value-type="string">
            <text:p>2012-09-10</text:p>
          </table:table-cell>
          <table:table-cell office:value-type="float" office:value="68.510002" calcext:value-type="float">
            <text:p>68.510002</text:p>
          </table:table-cell>
          <table:table-cell office:value-type="float" office:value="8920600" calcext:value-type="float">
            <text:p>8920600</text:p>
          </table:table-cell>
          <table:table-cell table:formula="of:=([.B1386]-[.B1385])*[.C1386]+([.C1386]-[.C1385])*[.B1386]" office:value-type="float" office:value="-256021975.8684" calcext:value-type="float">
            <text:p>-256,021,975.87</text:p>
          </table:table-cell>
        </table:table-row>
        <table:table-row table:style-name="ro1">
          <table:table-cell table:style-name="ce1" office:value-type="string" calcext:value-type="string">
            <text:p>2012-09-11</text:p>
          </table:table-cell>
          <table:table-cell office:value-type="float" office:value="68.260002" calcext:value-type="float">
            <text:p>68.260002</text:p>
          </table:table-cell>
          <table:table-cell office:value-type="float" office:value="8840900" calcext:value-type="float">
            <text:p>8840900</text:p>
          </table:table-cell>
          <table:table-cell table:formula="of:=([.B1387]-[.B1386])*[.C1387]+([.C1387]-[.C1386])*[.B1387]" office:value-type="float" office:value="-7650547.1594" calcext:value-type="float">
            <text:p>-7,650,547.16</text:p>
          </table:table-cell>
        </table:table-row>
        <table:table-row table:style-name="ro1">
          <table:table-cell table:style-name="ce1" office:value-type="string" calcext:value-type="string">
            <text:p>2012-09-12</text:p>
          </table:table-cell>
          <table:table-cell office:value-type="float" office:value="68.099998" calcext:value-type="float">
            <text:p>68.099998</text:p>
          </table:table-cell>
          <table:table-cell office:value-type="float" office:value="6896000" calcext:value-type="float">
            <text:p>6896000</text:p>
          </table:table-cell>
          <table:table-cell table:formula="of:=([.B1388]-[.B1387])*[.C1388]+([.C1388]-[.C1387])*[.B1388]" office:value-type="float" office:value="-133551073.6942" calcext:value-type="float">
            <text:p>-133,551,073.69</text:p>
          </table:table-cell>
        </table:table-row>
        <table:table-row table:style-name="ro1">
          <table:table-cell table:style-name="ce1" office:value-type="string" calcext:value-type="string">
            <text:p>2012-09-13</text:p>
          </table:table-cell>
          <table:table-cell office:value-type="float" office:value="68.910004" calcext:value-type="float">
            <text:p>68.910004</text:p>
          </table:table-cell>
          <table:table-cell office:value-type="float" office:value="10495400" calcext:value-type="float">
            <text:p>10495400</text:p>
          </table:table-cell>
          <table:table-cell table:formula="of:=([.B1389]-[.B1388])*[.C1389]+([.C1389]-[.C1388])*[.B1389]" office:value-type="float" office:value="256536005.37" calcext:value-type="float">
            <text:p>256,536,005.37</text:p>
          </table:table-cell>
        </table:table-row>
        <table:table-row table:style-name="ro1">
          <table:table-cell table:style-name="ce1" office:value-type="string" calcext:value-type="string">
            <text:p>2012-09-14</text:p>
          </table:table-cell>
          <table:table-cell office:value-type="float" office:value="69.160004" calcext:value-type="float">
            <text:p>69.160004</text:p>
          </table:table-cell>
          <table:table-cell office:value-type="float" office:value="12269800" calcext:value-type="float">
            <text:p>12269800</text:p>
          </table:table-cell>
          <table:table-cell table:formula="of:=([.B1390]-[.B1389])*[.C1390]+([.C1390]-[.C1389])*[.B1390]" office:value-type="float" office:value="125784961.0976" calcext:value-type="float">
            <text:p>125,784,961.10</text:p>
          </table:table-cell>
        </table:table-row>
        <table:table-row table:style-name="ro1">
          <table:table-cell table:style-name="ce1" office:value-type="string" calcext:value-type="string">
            <text:p>2012-09-17</text:p>
          </table:table-cell>
          <table:table-cell office:value-type="float" office:value="69.25" calcext:value-type="float">
            <text:p>69.25</text:p>
          </table:table-cell>
          <table:table-cell office:value-type="float" office:value="11274600" calcext:value-type="float">
            <text:p>11274600</text:p>
          </table:table-cell>
          <table:table-cell table:formula="of:=([.B1391]-[.B1390])*[.C1391]+([.C1391]-[.C1390])*[.B1391]" office:value-type="float" office:value="-67902931.0984" calcext:value-type="float">
            <text:p>-67,902,931.10</text:p>
          </table:table-cell>
        </table:table-row>
        <table:table-row table:style-name="ro1">
          <table:table-cell table:style-name="ce1" office:value-type="string" calcext:value-type="string">
            <text:p>2012-09-18</text:p>
          </table:table-cell>
          <table:table-cell office:value-type="float" office:value="69.220001" calcext:value-type="float">
            <text:p>69.220001</text:p>
          </table:table-cell>
          <table:table-cell office:value-type="float" office:value="12833500" calcext:value-type="float">
            <text:p>12833500</text:p>
          </table:table-cell>
          <table:table-cell table:formula="of:=([.B1392]-[.B1391])*[.C1392]+([.C1392]-[.C1391])*[.B1392]" office:value-type="float" office:value="107522067.3924" calcext:value-type="float">
            <text:p>107,522,067.39</text:p>
          </table:table-cell>
        </table:table-row>
        <table:table-row table:style-name="ro1">
          <table:table-cell table:style-name="ce1" office:value-type="string" calcext:value-type="string">
            <text:p>2012-09-19</text:p>
          </table:table-cell>
          <table:table-cell office:value-type="float" office:value="69.260002" calcext:value-type="float">
            <text:p>69.260002</text:p>
          </table:table-cell>
          <table:table-cell office:value-type="float" office:value="8682900" calcext:value-type="float">
            <text:p>8682900</text:p>
          </table:table-cell>
          <table:table-cell table:formula="of:=([.B1393]-[.B1392])*[.C1393]+([.C1393]-[.C1392])*[.B1393]" office:value-type="float" office:value="-287123239.6183" calcext:value-type="float">
            <text:p>-287,123,239.62</text:p>
          </table:table-cell>
        </table:table-row>
        <table:table-row table:style-name="ro1">
          <table:table-cell table:style-name="ce1" office:value-type="string" calcext:value-type="string">
            <text:p>2012-09-20</text:p>
          </table:table-cell>
          <table:table-cell office:value-type="float" office:value="69.559998" calcext:value-type="float">
            <text:p>69.559998</text:p>
          </table:table-cell>
          <table:table-cell office:value-type="float" office:value="8652700" calcext:value-type="float">
            <text:p>8652700</text:p>
          </table:table-cell>
          <table:table-cell table:formula="of:=([.B1394]-[.B1393])*[.C1394]+([.C1394]-[.C1393])*[.B1394]" office:value-type="float" office:value="495063.44959994" calcext:value-type="float">
            <text:p>495,063.45</text:p>
          </table:table-cell>
        </table:table-row>
        <table:table-row table:style-name="ro1">
          <table:table-cell table:style-name="ce1" office:value-type="string" calcext:value-type="string">
            <text:p>2012-09-21</text:p>
          </table:table-cell>
          <table:table-cell office:value-type="float" office:value="69.419998" calcext:value-type="float">
            <text:p>69.419998</text:p>
          </table:table-cell>
          <table:table-cell office:value-type="float" office:value="20290300" calcext:value-type="float">
            <text:p>20290300</text:p>
          </table:table-cell>
          <table:table-cell table:formula="of:=([.B1395]-[.B1394])*[.C1395]+([.C1395]-[.C1394])*[.B1395]" office:value-type="float" office:value="805041526.7248" calcext:value-type="float">
            <text:p>805,041,526.72</text:p>
          </table:table-cell>
        </table:table-row>
        <table:table-row table:style-name="ro1">
          <table:table-cell table:style-name="ce1" office:value-type="string" calcext:value-type="string">
            <text:p>2012-09-24</text:p>
          </table:table-cell>
          <table:table-cell office:value-type="float" office:value="69.760002" calcext:value-type="float">
            <text:p>69.760002</text:p>
          </table:table-cell>
          <table:table-cell office:value-type="float" office:value="8361000" calcext:value-type="float">
            <text:p>8361000</text:p>
          </table:table-cell>
          <table:table-cell table:formula="of:=([.B1396]-[.B1395])*[.C1396]+([.C1396]-[.C1395])*[.B1396]" office:value-type="float" office:value="-829345218.4146" calcext:value-type="float">
            <text:p>-829,345,218.41</text:p>
          </table:table-cell>
        </table:table-row>
        <table:table-row table:style-name="ro1">
          <table:table-cell table:style-name="ce1" office:value-type="string" calcext:value-type="string">
            <text:p>2012-09-25</text:p>
          </table:table-cell>
          <table:table-cell office:value-type="float" office:value="69.589996" calcext:value-type="float">
            <text:p>69.589996</text:p>
          </table:table-cell>
          <table:table-cell office:value-type="float" office:value="10026700" calcext:value-type="float">
            <text:p>10026700</text:p>
          </table:table-cell>
          <table:table-cell table:formula="of:=([.B1397]-[.B1396])*[.C1397]+([.C1397]-[.C1396])*[.B1397]" office:value-type="float" office:value="114211457.177" calcext:value-type="float">
            <text:p>114,211,457.18</text:p>
          </table:table-cell>
        </table:table-row>
        <table:table-row table:style-name="ro1">
          <table:table-cell table:style-name="ce1" office:value-type="string" calcext:value-type="string">
            <text:p>2012-09-26</text:p>
          </table:table-cell>
          <table:table-cell office:value-type="float" office:value="69.300003" calcext:value-type="float">
            <text:p>69.300003</text:p>
          </table:table-cell>
          <table:table-cell office:value-type="float" office:value="7698400" calcext:value-type="float">
            <text:p>7698400</text:p>
          </table:table-cell>
          <table:table-cell table:formula="of:=([.B1398]-[.B1397])*[.C1398]+([.C1398]-[.C1397])*[.B1398]" office:value-type="float" office:value="-163583679.0961" calcext:value-type="float">
            <text:p>-163,583,679.10</text:p>
          </table:table-cell>
        </table:table-row>
        <table:table-row table:style-name="ro1">
          <table:table-cell table:style-name="ce1" office:value-type="string" calcext:value-type="string">
            <text:p>2012-09-27</text:p>
          </table:table-cell>
          <table:table-cell office:value-type="float" office:value="69.300003" calcext:value-type="float">
            <text:p>69.300003</text:p>
          </table:table-cell>
          <table:table-cell office:value-type="float" office:value="6773100" calcext:value-type="float">
            <text:p>6773100</text:p>
          </table:table-cell>
          <table:table-cell table:formula="of:=([.B1399]-[.B1398])*[.C1399]+([.C1399]-[.C1398])*[.B1399]" office:value-type="float" office:value="-64123292.7759" calcext:value-type="float">
            <text:p>-64,123,292.78</text:p>
          </table:table-cell>
        </table:table-row>
        <table:table-row table:style-name="ro1">
          <table:table-cell table:style-name="ce1" office:value-type="string" calcext:value-type="string">
            <text:p>2012-09-28</text:p>
          </table:table-cell>
          <table:table-cell office:value-type="float" office:value="69.360001" calcext:value-type="float">
            <text:p>69.360001</text:p>
          </table:table-cell>
          <table:table-cell office:value-type="float" office:value="8955100" calcext:value-type="float">
            <text:p>8955100</text:p>
          </table:table-cell>
          <table:table-cell table:formula="of:=([.B1400]-[.B1399])*[.C1400]+([.C1400]-[.C1399])*[.B1400]" office:value-type="float" office:value="151880810.2718" calcext:value-type="float">
            <text:p>151,880,810.27</text:p>
          </table:table-cell>
        </table:table-row>
        <table:table-row table:style-name="ro1">
          <table:table-cell table:style-name="ce1" office:value-type="string" calcext:value-type="string">
            <text:p>2012-10-01</text:p>
          </table:table-cell>
          <table:table-cell office:value-type="float" office:value="69.449997" calcext:value-type="float">
            <text:p>69.449997</text:p>
          </table:table-cell>
          <table:table-cell office:value-type="float" office:value="8588600" calcext:value-type="float">
            <text:p>8588600</text:p>
          </table:table-cell>
          <table:table-cell table:formula="of:=([.B1401]-[.B1400])*[.C1401]+([.C1401]-[.C1400])*[.B1401]" office:value-type="float" office:value="-24680484.2549" calcext:value-type="float">
            <text:p>-24,680,484.25</text:p>
          </table:table-cell>
        </table:table-row>
        <table:table-row table:style-name="ro1">
          <table:table-cell table:style-name="ce1" office:value-type="string" calcext:value-type="string">
            <text:p>2012-10-02</text:p>
          </table:table-cell>
          <table:table-cell office:value-type="float" office:value="68.790001" calcext:value-type="float">
            <text:p>68.790001</text:p>
          </table:table-cell>
          <table:table-cell office:value-type="float" office:value="11241400" calcext:value-type="float">
            <text:p>11241400</text:p>
          </table:table-cell>
          <table:table-cell table:formula="of:=([.B1402]-[.B1401])*[.C1402]+([.C1402]-[.C1401])*[.B1402]" office:value-type="float" office:value="175066835.6184" calcext:value-type="float">
            <text:p>175,066,835.62</text:p>
          </table:table-cell>
        </table:table-row>
        <table:table-row table:style-name="ro1">
          <table:table-cell table:style-name="ce1" office:value-type="string" calcext:value-type="string">
            <text:p>2012-10-03</text:p>
          </table:table-cell>
          <table:table-cell office:value-type="float" office:value="69.169998" calcext:value-type="float">
            <text:p>69.169998</text:p>
          </table:table-cell>
          <table:table-cell office:value-type="float" office:value="8869500" calcext:value-type="float">
            <text:p>8869500</text:p>
          </table:table-cell>
          <table:table-cell table:formula="of:=([.B1403]-[.B1402])*[.C1403]+([.C1403]-[.C1402])*[.B1403]" office:value-type="float" office:value="-160693934.8647" calcext:value-type="float">
            <text:p>-160,693,934.86</text:p>
          </table:table-cell>
        </table:table-row>
        <table:table-row table:style-name="ro1">
          <table:table-cell table:style-name="ce1" office:value-type="string" calcext:value-type="string">
            <text:p>2012-10-04</text:p>
          </table:table-cell>
          <table:table-cell office:value-type="float" office:value="69.379997" calcext:value-type="float">
            <text:p>69.379997</text:p>
          </table:table-cell>
          <table:table-cell office:value-type="float" office:value="7792700" calcext:value-type="float">
            <text:p>7792700</text:p>
          </table:table-cell>
          <table:table-cell table:formula="of:=([.B1404]-[.B1403])*[.C1404]+([.C1404]-[.C1403])*[.B1404]" office:value-type="float" office:value="-73071921.5623" calcext:value-type="float">
            <text:p>-73,071,921.56</text:p>
          </table:table-cell>
        </table:table-row>
        <table:table-row table:style-name="ro1">
          <table:table-cell table:style-name="ce1" office:value-type="string" calcext:value-type="string">
            <text:p>2012-10-05</text:p>
          </table:table-cell>
          <table:table-cell office:value-type="float" office:value="69.629997" calcext:value-type="float">
            <text:p>69.629997</text:p>
          </table:table-cell>
          <table:table-cell office:value-type="float" office:value="6907800" calcext:value-type="float">
            <text:p>6907800</text:p>
          </table:table-cell>
          <table:table-cell table:formula="of:=([.B1405]-[.B1404])*[.C1405]+([.C1405]-[.C1404])*[.B1405]" office:value-type="float" office:value="-59888634.3453" calcext:value-type="float">
            <text:p>-59,888,634.35</text:p>
          </table:table-cell>
        </table:table-row>
        <table:table-row table:style-name="ro1">
          <table:table-cell table:style-name="ce1" office:value-type="string" calcext:value-type="string">
            <text:p>2012-10-08</text:p>
          </table:table-cell>
          <table:table-cell office:value-type="float" office:value="69.099998" calcext:value-type="float">
            <text:p>69.099998</text:p>
          </table:table-cell>
          <table:table-cell office:value-type="float" office:value="6577000" calcext:value-type="float">
            <text:p>6577000</text:p>
          </table:table-cell>
          <table:table-cell table:formula="of:=([.B1406]-[.B1405])*[.C1406]+([.C1406]-[.C1405])*[.B1406]" office:value-type="float" office:value="-26344082.7614" calcext:value-type="float">
            <text:p>-26,344,082.76</text:p>
          </table:table-cell>
        </table:table-row>
        <table:table-row table:style-name="ro1">
          <table:table-cell table:style-name="ce1" office:value-type="string" calcext:value-type="string">
            <text:p>2012-10-09</text:p>
          </table:table-cell>
          <table:table-cell office:value-type="float" office:value="68.699997" calcext:value-type="float">
            <text:p>68.699997</text:p>
          </table:table-cell>
          <table:table-cell office:value-type="float" office:value="8200100" calcext:value-type="float">
            <text:p>8200100</text:p>
          </table:table-cell>
          <table:table-cell table:formula="of:=([.B1407]-[.B1406])*[.C1407]+([.C1407]-[.C1406])*[.B1407]" office:value-type="float" office:value="108226916.9306" calcext:value-type="float">
            <text:p>108,226,916.93</text:p>
          </table:table-cell>
        </table:table-row>
        <table:table-row table:style-name="ro1">
          <table:table-cell table:style-name="ce1" office:value-type="string" calcext:value-type="string">
            <text:p>2012-10-10</text:p>
          </table:table-cell>
          <table:table-cell office:value-type="float" office:value="68.139999" calcext:value-type="float">
            <text:p>68.139999</text:p>
          </table:table-cell>
          <table:table-cell office:value-type="float" office:value="8937500" calcext:value-type="float">
            <text:p>8937500</text:p>
          </table:table-cell>
          <table:table-cell table:formula="of:=([.B1408]-[.B1407])*[.C1408]+([.C1408]-[.C1407])*[.B1408]" office:value-type="float" office:value="45241453.1376001" calcext:value-type="float">
            <text:p>45,241,453.14</text:p>
          </table:table-cell>
        </table:table-row>
        <table:table-row table:style-name="ro1">
          <table:table-cell table:style-name="ce1" office:value-type="string" calcext:value-type="string">
            <text:p>2012-10-11</text:p>
          </table:table-cell>
          <table:table-cell office:value-type="float" office:value="68" calcext:value-type="float">
            <text:p>68</text:p>
          </table:table-cell>
          <table:table-cell office:value-type="float" office:value="6600700" calcext:value-type="float">
            <text:p>6600700</text:p>
          </table:table-cell>
          <table:table-cell table:formula="of:=([.B1409]-[.B1408])*[.C1409]+([.C1409]-[.C1408])*[.B1409]" office:value-type="float" office:value="-159826491.3993" calcext:value-type="float">
            <text:p>-159,826,491.40</text:p>
          </table:table-cell>
        </table:table-row>
        <table:table-row table:style-name="ro1">
          <table:table-cell table:style-name="ce1" office:value-type="string" calcext:value-type="string">
            <text:p>2012-10-12</text:p>
          </table:table-cell>
          <table:table-cell office:value-type="float" office:value="67.940002" calcext:value-type="float">
            <text:p>67.940002</text:p>
          </table:table-cell>
          <table:table-cell office:value-type="float" office:value="6537400" calcext:value-type="float">
            <text:p>6537400</text:p>
          </table:table-cell>
          <table:table-cell table:formula="of:=([.B1410]-[.B1409])*[.C1410]+([.C1410]-[.C1409])*[.B1410]" office:value-type="float" office:value="-4692833.05179996" calcext:value-type="float">
            <text:p>-4,692,833.05</text:p>
          </table:table-cell>
        </table:table-row>
        <table:table-row table:style-name="ro1">
          <table:table-cell table:style-name="ce1" office:value-type="string" calcext:value-type="string">
            <text:p>2012-10-15</text:p>
          </table:table-cell>
          <table:table-cell office:value-type="float" office:value="68.709999" calcext:value-type="float">
            <text:p>68.709999</text:p>
          </table:table-cell>
          <table:table-cell office:value-type="float" office:value="8359300" calcext:value-type="float">
            <text:p>8359300</text:p>
          </table:table-cell>
          <table:table-cell table:formula="of:=([.B1411]-[.B1410])*[.C1411]+([.C1411]-[.C1410])*[.B1411]" office:value-type="float" office:value="131619383.1002" calcext:value-type="float">
            <text:p>131,619,383.10</text:p>
          </table:table-cell>
        </table:table-row>
        <table:table-row table:style-name="ro1">
          <table:table-cell table:style-name="ce1" office:value-type="string" calcext:value-type="string">
            <text:p>2012-10-16</text:p>
          </table:table-cell>
          <table:table-cell office:value-type="float" office:value="69" calcext:value-type="float">
            <text:p>69</text:p>
          </table:table-cell>
          <table:table-cell office:value-type="float" office:value="7702700" calcext:value-type="float">
            <text:p>7702700</text:p>
          </table:table-cell>
          <table:table-cell table:formula="of:=([.B1412]-[.B1411])*[.C1412]+([.C1412]-[.C1411])*[.B1412]" office:value-type="float" office:value="-43071609.2973" calcext:value-type="float">
            <text:p>-43,071,609.30</text:p>
          </table:table-cell>
        </table:table-row>
        <table:table-row table:style-name="ro1">
          <table:table-cell table:style-name="ce1" office:value-type="string" calcext:value-type="string">
            <text:p>2012-10-17</text:p>
          </table:table-cell>
          <table:table-cell office:value-type="float" office:value="69.470001" calcext:value-type="float">
            <text:p>69.470001</text:p>
          </table:table-cell>
          <table:table-cell office:value-type="float" office:value="11061000" calcext:value-type="float">
            <text:p>11061000</text:p>
          </table:table-cell>
          <table:table-cell table:formula="of:=([.B1413]-[.B1412])*[.C1413]+([.C1413]-[.C1412])*[.B1413]" office:value-type="float" office:value="238499785.4193" calcext:value-type="float">
            <text:p>238,499,785.42</text:p>
          </table:table-cell>
        </table:table-row>
        <table:table-row table:style-name="ro1">
          <table:table-cell table:style-name="ce1" office:value-type="string" calcext:value-type="string">
            <text:p>2012-10-18</text:p>
          </table:table-cell>
          <table:table-cell office:value-type="float" office:value="69.470001" calcext:value-type="float">
            <text:p>69.470001</text:p>
          </table:table-cell>
          <table:table-cell office:value-type="float" office:value="7358100" calcext:value-type="float">
            <text:p>7358100</text:p>
          </table:table-cell>
          <table:table-cell table:formula="of:=([.B1414]-[.B1413])*[.C1414]+([.C1414]-[.C1413])*[.B1414]" office:value-type="float" office:value="-257240466.7029" calcext:value-type="float">
            <text:p>-257,240,466.70</text:p>
          </table:table-cell>
        </table:table-row>
        <table:table-row table:style-name="ro1">
          <table:table-cell table:style-name="ce1" office:value-type="string" calcext:value-type="string">
            <text:p>2012-10-19</text:p>
          </table:table-cell>
          <table:table-cell office:value-type="float" office:value="68.57" calcext:value-type="float">
            <text:p>68.57</text:p>
          </table:table-cell>
          <table:table-cell office:value-type="float" office:value="10125600" calcext:value-type="float">
            <text:p>10125600</text:p>
          </table:table-cell>
          <table:table-cell table:formula="of:=([.B1415]-[.B1414])*[.C1415]+([.C1415]-[.C1414])*[.B1415]" office:value-type="float" office:value="180654424.8744" calcext:value-type="float">
            <text:p>180,654,424.87</text:p>
          </table:table-cell>
        </table:table-row>
        <table:table-row table:style-name="ro1">
          <table:table-cell table:style-name="ce1" office:value-type="string" calcext:value-type="string">
            <text:p>2012-10-22</text:p>
          </table:table-cell>
          <table:table-cell office:value-type="float" office:value="68.5" calcext:value-type="float">
            <text:p>68.5</text:p>
          </table:table-cell>
          <table:table-cell office:value-type="float" office:value="7516800" calcext:value-type="float">
            <text:p>7516800</text:p>
          </table:table-cell>
          <table:table-cell table:formula="of:=([.B1416]-[.B1415])*[.C1416]+([.C1416]-[.C1415])*[.B1416]" office:value-type="float" office:value="-179228976" calcext:value-type="float">
            <text:p>-179,228,976.00</text:p>
          </table:table-cell>
        </table:table-row>
        <table:table-row table:style-name="ro1">
          <table:table-cell table:style-name="ce1" office:value-type="string" calcext:value-type="string">
            <text:p>2012-10-23</text:p>
          </table:table-cell>
          <table:table-cell office:value-type="float" office:value="67.440002" calcext:value-type="float">
            <text:p>67.440002</text:p>
          </table:table-cell>
          <table:table-cell office:value-type="float" office:value="8030800" calcext:value-type="float">
            <text:p>8030800</text:p>
          </table:table-cell>
          <table:table-cell table:formula="of:=([.B1417]-[.B1416])*[.C1417]+([.C1417]-[.C1416])*[.B1417]" office:value-type="float" office:value="26151529.0896001" calcext:value-type="float">
            <text:p>26,151,529.09</text:p>
          </table:table-cell>
        </table:table-row>
        <table:table-row table:style-name="ro1">
          <table:table-cell table:style-name="ce1" office:value-type="string" calcext:value-type="string">
            <text:p>2012-10-24</text:p>
          </table:table-cell>
          <table:table-cell office:value-type="float" office:value="68.080002" calcext:value-type="float">
            <text:p>68.080002</text:p>
          </table:table-cell>
          <table:table-cell office:value-type="float" office:value="10209600" calcext:value-type="float">
            <text:p>10209600</text:p>
          </table:table-cell>
          <table:table-cell table:formula="of:=([.B1418]-[.B1417])*[.C1418]+([.C1418]-[.C1417])*[.B1418]" office:value-type="float" office:value="154866852.3576" calcext:value-type="float">
            <text:p>154,866,852.36</text:p>
          </table:table-cell>
        </table:table-row>
        <table:table-row table:style-name="ro1">
          <table:table-cell table:style-name="ce1" office:value-type="string" calcext:value-type="string">
            <text:p>2012-10-25</text:p>
          </table:table-cell>
          <table:table-cell office:value-type="float" office:value="70.07" calcext:value-type="float">
            <text:p>70.07</text:p>
          </table:table-cell>
          <table:table-cell office:value-type="float" office:value="24479700" calcext:value-type="float">
            <text:p>24479700</text:p>
          </table:table-cell>
          <table:table-cell table:formula="of:=([.B1419]-[.B1418])*[.C1419]+([.C1419]-[.C1418])*[.B1419]" office:value-type="float" office:value="1048620461.0406" calcext:value-type="float">
            <text:p>1,048,620,461.04</text:p>
          </table:table-cell>
        </table:table-row>
        <table:table-row table:style-name="ro1">
          <table:table-cell table:style-name="ce1" office:value-type="string" calcext:value-type="string">
            <text:p>2012-10-26</text:p>
          </table:table-cell>
          <table:table-cell office:value-type="float" office:value="69.440002" calcext:value-type="float">
            <text:p>69.440002</text:p>
          </table:table-cell>
          <table:table-cell office:value-type="float" office:value="11945200" calcext:value-type="float">
            <text:p>11945200</text:p>
          </table:table-cell>
          <table:table-cell table:formula="of:=([.B1420]-[.B1419])*[.C1420]+([.C1420]-[.C1419])*[.B1420]" office:value-type="float" office:value="-877921157.1786" calcext:value-type="float">
            <text:p>-877,921,157.18</text:p>
          </table:table-cell>
        </table:table-row>
        <table:table-row table:style-name="ro1">
          <table:table-cell table:style-name="ce1" office:value-type="string" calcext:value-type="string">
            <text:p>2012-10-31</text:p>
          </table:table-cell>
          <table:table-cell office:value-type="float" office:value="69.239998" calcext:value-type="float">
            <text:p>69.239998</text:p>
          </table:table-cell>
          <table:table-cell office:value-type="float" office:value="9095400" calcext:value-type="float">
            <text:p>9095400</text:p>
          </table:table-cell>
          <table:table-cell table:formula="of:=([.B1421]-[.B1420])*[.C1421]+([.C1421]-[.C1420])*[.B1421]" office:value-type="float" office:value="-199139262.682" calcext:value-type="float">
            <text:p>-199,139,262.68</text:p>
          </table:table-cell>
        </table:table-row>
        <table:table-row table:style-name="ro1">
          <table:table-cell table:style-name="ce1" office:value-type="string" calcext:value-type="string">
            <text:p>2012-11-01</text:p>
          </table:table-cell>
          <table:table-cell office:value-type="float" office:value="69.25" calcext:value-type="float">
            <text:p>69.25</text:p>
          </table:table-cell>
          <table:table-cell office:value-type="float" office:value="7703800" calcext:value-type="float">
            <text:p>7703800</text:p>
          </table:table-cell>
          <table:table-cell table:formula="of:=([.B1422]-[.B1421])*[.C1422]+([.C1422]-[.C1421])*[.B1422]" office:value-type="float" office:value="-96291246.5924" calcext:value-type="float">
            <text:p>-96,291,246.59</text:p>
          </table:table-cell>
        </table:table-row>
        <table:table-row table:style-name="ro1">
          <table:table-cell table:style-name="ce1" office:value-type="string" calcext:value-type="string">
            <text:p>2012-11-02</text:p>
          </table:table-cell>
          <table:table-cell office:value-type="float" office:value="69.190002" calcext:value-type="float">
            <text:p>69.190002</text:p>
          </table:table-cell>
          <table:table-cell office:value-type="float" office:value="6963100" calcext:value-type="float">
            <text:p>6963100</text:p>
          </table:table-cell>
          <table:table-cell table:formula="of:=([.B1423]-[.B1422])*[.C1423]+([.C1423]-[.C1422])*[.B1423]" office:value-type="float" office:value="-51666806.5552" calcext:value-type="float">
            <text:p>-51,666,806.56</text:p>
          </table:table-cell>
        </table:table-row>
        <table:table-row table:style-name="ro1">
          <table:table-cell table:style-name="ce1" office:value-type="string" calcext:value-type="string">
            <text:p>2012-11-05</text:p>
          </table:table-cell>
          <table:table-cell office:value-type="float" office:value="68.669998" calcext:value-type="float">
            <text:p>68.669998</text:p>
          </table:table-cell>
          <table:table-cell office:value-type="float" office:value="6525700" calcext:value-type="float">
            <text:p>6525700</text:p>
          </table:table-cell>
          <table:table-cell table:formula="of:=([.B1424]-[.B1423])*[.C1424]+([.C1424]-[.C1423])*[.B1424]" office:value-type="float" office:value="-33429647.228" calcext:value-type="float">
            <text:p>-33,429,647.23</text:p>
          </table:table-cell>
        </table:table-row>
        <table:table-row table:style-name="ro1">
          <table:table-cell table:style-name="ce1" office:value-type="string" calcext:value-type="string">
            <text:p>2012-11-06</text:p>
          </table:table-cell>
          <table:table-cell office:value-type="float" office:value="68.93" calcext:value-type="float">
            <text:p>68.93</text:p>
          </table:table-cell>
          <table:table-cell office:value-type="float" office:value="6639800" calcext:value-type="float">
            <text:p>6639800</text:p>
          </table:table-cell>
          <table:table-cell table:formula="of:=([.B1425]-[.B1424])*[.C1425]+([.C1425]-[.C1424])*[.B1425]" office:value-type="float" office:value="9591274.2796" calcext:value-type="float">
            <text:p>9,591,274.28</text:p>
          </table:table-cell>
        </table:table-row>
        <table:table-row table:style-name="ro1">
          <table:table-cell table:style-name="ce1" office:value-type="string" calcext:value-type="string">
            <text:p>2012-11-07</text:p>
          </table:table-cell>
          <table:table-cell office:value-type="float" office:value="68.059998" calcext:value-type="float">
            <text:p>68.059998</text:p>
          </table:table-cell>
          <table:table-cell office:value-type="float" office:value="8849600" calcext:value-type="float">
            <text:p>8849600</text:p>
          </table:table-cell>
          <table:table-cell table:formula="of:=([.B1426]-[.B1425])*[.C1426]+([.C1426]-[.C1425])*[.B1426]" office:value-type="float" office:value="142699813.8812" calcext:value-type="float">
            <text:p>142,699,813.88</text:p>
          </table:table-cell>
        </table:table-row>
        <table:table-row table:style-name="ro1">
          <table:table-cell table:style-name="ce1" office:value-type="string" calcext:value-type="string">
            <text:p>2012-11-08</text:p>
          </table:table-cell>
          <table:table-cell office:value-type="float" office:value="66.910004" calcext:value-type="float">
            <text:p>66.910004</text:p>
          </table:table-cell>
          <table:table-cell office:value-type="float" office:value="7917700" calcext:value-type="float">
            <text:p>7917700</text:p>
          </table:table-cell>
          <table:table-cell table:formula="of:=([.B1427]-[.B1426])*[.C1427]+([.C1427]-[.C1426])*[.B1427]" office:value-type="float" office:value="-71458740.2213999" calcext:value-type="float">
            <text:p>-71,458,740.22</text:p>
          </table:table-cell>
        </table:table-row>
        <table:table-row table:style-name="ro1">
          <table:table-cell table:style-name="ce1" office:value-type="string" calcext:value-type="string">
            <text:p>2012-11-09</text:p>
          </table:table-cell>
          <table:table-cell office:value-type="float" office:value="67.010002" calcext:value-type="float">
            <text:p>67.010002</text:p>
          </table:table-cell>
          <table:table-cell office:value-type="float" office:value="8147700" calcext:value-type="float">
            <text:p>8147700</text:p>
          </table:table-cell>
          <table:table-cell table:formula="of:=([.B1428]-[.B1427])*[.C1428]+([.C1428]-[.C1427])*[.B1428]" office:value-type="float" office:value="16227054.1646" calcext:value-type="float">
            <text:p>16,227,054.16</text:p>
          </table:table-cell>
        </table:table-row>
        <table:table-row table:style-name="ro1">
          <table:table-cell table:style-name="ce1" office:value-type="string" calcext:value-type="string">
            <text:p>2012-11-12</text:p>
          </table:table-cell>
          <table:table-cell office:value-type="float" office:value="67.080002" calcext:value-type="float">
            <text:p>67.080002</text:p>
          </table:table-cell>
          <table:table-cell office:value-type="float" office:value="4371300" calcext:value-type="float">
            <text:p>4371300</text:p>
          </table:table-cell>
          <table:table-cell table:formula="of:=([.B1429]-[.B1428])*[.C1429]+([.C1429]-[.C1428])*[.B1429]" office:value-type="float" office:value="-253014928.5528" calcext:value-type="float">
            <text:p>-253,014,928.55</text:p>
          </table:table-cell>
        </table:table-row>
        <table:table-row table:style-name="ro1">
          <table:table-cell table:style-name="ce1" office:value-type="string" calcext:value-type="string">
            <text:p>2012-11-13</text:p>
          </table:table-cell>
          <table:table-cell office:value-type="float" office:value="66.849998" calcext:value-type="float">
            <text:p>66.849998</text:p>
          </table:table-cell>
          <table:table-cell office:value-type="float" office:value="6769100" calcext:value-type="float">
            <text:p>6769100</text:p>
          </table:table-cell>
          <table:table-cell table:formula="of:=([.B1430]-[.B1429])*[.C1430]+([.C1430]-[.C1429])*[.B1430]" office:value-type="float" office:value="158736005.128" calcext:value-type="float">
            <text:p>158,736,005.13</text:p>
          </table:table-cell>
        </table:table-row>
        <table:table-row table:style-name="ro1">
          <table:table-cell table:style-name="ce1" office:value-type="string" calcext:value-type="string">
            <text:p>2012-11-14</text:p>
          </table:table-cell>
          <table:table-cell office:value-type="float" office:value="66.529999" calcext:value-type="float">
            <text:p>66.529999</text:p>
          </table:table-cell>
          <table:table-cell office:value-type="float" office:value="9680100" calcext:value-type="float">
            <text:p>9680100</text:p>
          </table:table-cell>
          <table:table-cell table:formula="of:=([.B1431]-[.B1430])*[.C1431]+([.C1431]-[.C1430])*[.B1431]" office:value-type="float" office:value="190571204.7691" calcext:value-type="float">
            <text:p>190,571,204.77</text:p>
          </table:table-cell>
        </table:table-row>
        <table:table-row table:style-name="ro1">
          <table:table-cell table:style-name="ce1" office:value-type="string" calcext:value-type="string">
            <text:p>2012-11-15</text:p>
          </table:table-cell>
          <table:table-cell office:value-type="float" office:value="66.32" calcext:value-type="float">
            <text:p>66.32</text:p>
          </table:table-cell>
          <table:table-cell office:value-type="float" office:value="9290000" calcext:value-type="float">
            <text:p>9290000</text:p>
          </table:table-cell>
          <table:table-cell table:formula="of:=([.B1432]-[.B1431])*[.C1432]+([.C1432]-[.C1431])*[.B1432]" office:value-type="float" office:value="-27822322.7100001" calcext:value-type="float">
            <text:p>-27,822,322.71</text:p>
          </table:table-cell>
        </table:table-row>
        <table:table-row table:style-name="ro1">
          <table:table-cell table:style-name="ce1" office:value-type="string" calcext:value-type="string">
            <text:p>2012-11-16</text:p>
          </table:table-cell>
          <table:table-cell office:value-type="float" office:value="66.82" calcext:value-type="float">
            <text:p>66.82</text:p>
          </table:table-cell>
          <table:table-cell office:value-type="float" office:value="11354200" calcext:value-type="float">
            <text:p>11354200</text:p>
          </table:table-cell>
          <table:table-cell table:formula="of:=([.B1433]-[.B1432])*[.C1433]+([.C1433]-[.C1432])*[.B1433]" office:value-type="float" office:value="143606944" calcext:value-type="float">
            <text:p>143,606,944.00</text:p>
          </table:table-cell>
        </table:table-row>
        <table:table-row table:style-name="ro1">
          <table:table-cell table:style-name="ce1" office:value-type="string" calcext:value-type="string">
            <text:p>2012-11-19</text:p>
          </table:table-cell>
          <table:table-cell office:value-type="float" office:value="67.919998" calcext:value-type="float">
            <text:p>67.919998</text:p>
          </table:table-cell>
          <table:table-cell office:value-type="float" office:value="8741400" calcext:value-type="float">
            <text:p>8741400</text:p>
          </table:table-cell>
          <table:table-cell table:formula="of:=([.B1434]-[.B1433])*[.C1434]+([.C1434]-[.C1433])*[.B1434]" office:value-type="float" office:value="-167845848.2572" calcext:value-type="float">
            <text:p>-167,845,848.26</text:p>
          </table:table-cell>
        </table:table-row>
        <table:table-row table:style-name="ro1">
          <table:table-cell table:style-name="ce1" office:value-type="string" calcext:value-type="string">
            <text:p>2012-11-20</text:p>
          </table:table-cell>
          <table:table-cell office:value-type="float" office:value="68.300003" calcext:value-type="float">
            <text:p>68.300003</text:p>
          </table:table-cell>
          <table:table-cell office:value-type="float" office:value="7611600" calcext:value-type="float">
            <text:p>7611600</text:p>
          </table:table-cell>
          <table:table-cell table:formula="of:=([.B1435]-[.B1434])*[.C1435]+([.C1435]-[.C1434])*[.B1435]" office:value-type="float" office:value="-74272897.3314" calcext:value-type="float">
            <text:p>-74,272,897.33</text:p>
          </table:table-cell>
        </table:table-row>
        <table:table-row table:style-name="ro1">
          <table:table-cell table:style-name="ce1" office:value-type="string" calcext:value-type="string">
            <text:p>2012-11-21</text:p>
          </table:table-cell>
          <table:table-cell office:value-type="float" office:value="68.470001" calcext:value-type="float">
            <text:p>68.470001</text:p>
          </table:table-cell>
          <table:table-cell office:value-type="float" office:value="6201400" calcext:value-type="float">
            <text:p>6201400</text:p>
          </table:table-cell>
          <table:table-cell table:formula="of:=([.B1436]-[.B1435])*[.C1436]+([.C1436]-[.C1435])*[.B1436]" office:value-type="float" office:value="-95502169.8130001" calcext:value-type="float">
            <text:p>-95,502,169.81</text:p>
          </table:table-cell>
        </table:table-row>
        <table:table-row table:style-name="ro1">
          <table:table-cell table:style-name="ce1" office:value-type="string" calcext:value-type="string">
            <text:p>2012-11-23</text:p>
          </table:table-cell>
          <table:table-cell office:value-type="float" office:value="69.589996" calcext:value-type="float">
            <text:p>69.589996</text:p>
          </table:table-cell>
          <table:table-cell office:value-type="float" office:value="4598200" calcext:value-type="float">
            <text:p>4598200</text:p>
          </table:table-cell>
          <table:table-cell table:formula="of:=([.B1437]-[.B1436])*[.C1437]+([.C1437]-[.C1436])*[.B1437]" office:value-type="float" office:value="-106416720.5782" calcext:value-type="float">
            <text:p>-106,416,720.58</text:p>
          </table:table-cell>
        </table:table-row>
        <table:table-row table:style-name="ro1">
          <table:table-cell table:style-name="ce1" office:value-type="string" calcext:value-type="string">
            <text:p>2012-11-26</text:p>
          </table:table-cell>
          <table:table-cell office:value-type="float" office:value="69.480003" calcext:value-type="float">
            <text:p>69.480003</text:p>
          </table:table-cell>
          <table:table-cell office:value-type="float" office:value="7493600" calcext:value-type="float">
            <text:p>7493600</text:p>
          </table:table-cell>
          <table:table-cell table:formula="of:=([.B1438]-[.B1437])*[.C1438]+([.C1438]-[.C1437])*[.B1438]" office:value-type="float" office:value="200348157.1414" calcext:value-type="float">
            <text:p>200,348,157.14</text:p>
          </table:table-cell>
        </table:table-row>
        <table:table-row table:style-name="ro1">
          <table:table-cell table:style-name="ce1" office:value-type="string" calcext:value-type="string">
            <text:p>2012-11-27</text:p>
          </table:table-cell>
          <table:table-cell office:value-type="float" office:value="68.989998" calcext:value-type="float">
            <text:p>68.989998</text:p>
          </table:table-cell>
          <table:table-cell office:value-type="float" office:value="8154300" calcext:value-type="float">
            <text:p>8154300</text:p>
          </table:table-cell>
          <table:table-cell table:formula="of:=([.B1439]-[.B1438])*[.C1439]+([.C1439]-[.C1438])*[.B1439]" office:value-type="float" office:value="41586043.9071" calcext:value-type="float">
            <text:p>41,586,043.91</text:p>
          </table:table-cell>
        </table:table-row>
        <table:table-row table:style-name="ro1">
          <table:table-cell table:style-name="ce1" office:value-type="string" calcext:value-type="string">
            <text:p>2012-11-28</text:p>
          </table:table-cell>
          <table:table-cell office:value-type="float" office:value="69.440002" calcext:value-type="float">
            <text:p>69.440002</text:p>
          </table:table-cell>
          <table:table-cell office:value-type="float" office:value="11255800" calcext:value-type="float">
            <text:p>11255800</text:p>
          </table:table-cell>
          <table:table-cell table:formula="of:=([.B1440]-[.B1439])*[.C1440]+([.C1440]-[.C1439])*[.B1440]" office:value-type="float" office:value="220433321.2262" calcext:value-type="float">
            <text:p>220,433,321.23</text:p>
          </table:table-cell>
        </table:table-row>
        <table:table-row table:style-name="ro1">
          <table:table-cell table:style-name="ce1" office:value-type="string" calcext:value-type="string">
            <text:p>2012-11-29</text:p>
          </table:table-cell>
          <table:table-cell office:value-type="float" office:value="69.5" calcext:value-type="float">
            <text:p>69.5</text:p>
          </table:table-cell>
          <table:table-cell office:value-type="float" office:value="8783800" calcext:value-type="float">
            <text:p>8783800</text:p>
          </table:table-cell>
          <table:table-cell table:formula="of:=([.B1441]-[.B1440])*[.C1441]+([.C1441]-[.C1440])*[.B1441]" office:value-type="float" office:value="-171276989.5676" calcext:value-type="float">
            <text:p>-171,276,989.57</text:p>
          </table:table-cell>
        </table:table-row>
        <table:table-row table:style-name="ro1">
          <table:table-cell table:style-name="ce1" office:value-type="string" calcext:value-type="string">
            <text:p>2012-11-30</text:p>
          </table:table-cell>
          <table:table-cell office:value-type="float" office:value="69.830002" calcext:value-type="float">
            <text:p>69.830002</text:p>
          </table:table-cell>
          <table:table-cell office:value-type="float" office:value="8886800" calcext:value-type="float">
            <text:p>8886800</text:p>
          </table:table-cell>
          <table:table-cell table:formula="of:=([.B1442]-[.B1441])*[.C1442]+([.C1442]-[.C1441])*[.B1442]" office:value-type="float" office:value="10125151.9795999" calcext:value-type="float">
            <text:p>10,125,151.98</text:p>
          </table:table-cell>
        </table:table-row>
        <table:table-row table:style-name="ro1">
          <table:table-cell table:style-name="ce1" office:value-type="string" calcext:value-type="string">
            <text:p>2012-12-03</text:p>
          </table:table-cell>
          <table:table-cell office:value-type="float" office:value="69.580002" calcext:value-type="float">
            <text:p>69.580002</text:p>
          </table:table-cell>
          <table:table-cell office:value-type="float" office:value="7404600" calcext:value-type="float">
            <text:p>7404600</text:p>
          </table:table-cell>
          <table:table-cell table:formula="of:=([.B1443]-[.B1442])*[.C1443]+([.C1443]-[.C1442])*[.B1443]" office:value-type="float" office:value="-104982628.9644" calcext:value-type="float">
            <text:p>-104,982,628.96</text:p>
          </table:table-cell>
        </table:table-row>
        <table:table-row table:style-name="ro1">
          <table:table-cell table:style-name="ce1" office:value-type="string" calcext:value-type="string">
            <text:p>2012-12-04</text:p>
          </table:table-cell>
          <table:table-cell office:value-type="float" office:value="69.309998" calcext:value-type="float">
            <text:p>69.309998</text:p>
          </table:table-cell>
          <table:table-cell office:value-type="float" office:value="6634900" calcext:value-type="float">
            <text:p>6634900</text:p>
          </table:table-cell>
          <table:table-cell table:formula="of:=([.B1444]-[.B1443])*[.C1444]+([.C1444]-[.C1443])*[.B1444]" office:value-type="float" office:value="-55139355.0002" calcext:value-type="float">
            <text:p>-55,139,355.00</text:p>
          </table:table-cell>
        </table:table-row>
        <table:table-row table:style-name="ro1">
          <table:table-cell table:style-name="ce1" office:value-type="string" calcext:value-type="string">
            <text:p>2012-12-05</text:p>
          </table:table-cell>
          <table:table-cell office:value-type="float" office:value="69.410004" calcext:value-type="float">
            <text:p>69.410004</text:p>
          </table:table-cell>
          <table:table-cell office:value-type="float" office:value="7623400" calcext:value-type="float">
            <text:p>7623400</text:p>
          </table:table-cell>
          <table:table-cell table:formula="of:=([.B1445]-[.B1444])*[.C1445]+([.C1445]-[.C1444])*[.B1445]" office:value-type="float" office:value="69374174.6944001" calcext:value-type="float">
            <text:p>69,374,174.69</text:p>
          </table:table-cell>
        </table:table-row>
        <table:table-row table:style-name="ro1">
          <table:table-cell table:style-name="ce1" office:value-type="string" calcext:value-type="string">
            <text:p>2012-12-06</text:p>
          </table:table-cell>
          <table:table-cell office:value-type="float" office:value="69.949997" calcext:value-type="float">
            <text:p>69.949997</text:p>
          </table:table-cell>
          <table:table-cell office:value-type="float" office:value="10686900" calcext:value-type="float">
            <text:p>10686900</text:p>
          </table:table-cell>
          <table:table-cell table:formula="of:=([.B1446]-[.B1445])*[.C1446]+([.C1446]-[.C1445])*[.B1446]" office:value-type="float" office:value="220062667.0012" calcext:value-type="float">
            <text:p>220,062,667.00</text:p>
          </table:table-cell>
        </table:table-row>
        <table:table-row table:style-name="ro1">
          <table:table-cell table:style-name="ce1" office:value-type="string" calcext:value-type="string">
            <text:p>2012-12-07</text:p>
          </table:table-cell>
          <table:table-cell office:value-type="float" office:value="70.290001" calcext:value-type="float">
            <text:p>70.290001</text:p>
          </table:table-cell>
          <table:table-cell office:value-type="float" office:value="11590900" calcext:value-type="float">
            <text:p>11590900</text:p>
          </table:table-cell>
          <table:table-cell table:formula="of:=([.B1447]-[.B1446])*[.C1447]+([.C1447]-[.C1446])*[.B1447]" office:value-type="float" office:value="67483113.2676001" calcext:value-type="float">
            <text:p>67,483,113.27</text:p>
          </table:table-cell>
        </table:table-row>
        <table:table-row table:style-name="ro1">
          <table:table-cell table:style-name="ce1" office:value-type="string" calcext:value-type="string">
            <text:p>2012-12-10</text:p>
          </table:table-cell>
          <table:table-cell office:value-type="float" office:value="70.220001" calcext:value-type="float">
            <text:p>70.220001</text:p>
          </table:table-cell>
          <table:table-cell office:value-type="float" office:value="8124100" calcext:value-type="float">
            <text:p>8124100</text:p>
          </table:table-cell>
          <table:table-cell table:formula="of:=([.B1448]-[.B1447])*[.C1448]+([.C1448]-[.C1447])*[.B1448]" office:value-type="float" office:value="-244007386.4668" calcext:value-type="float">
            <text:p>-244,007,386.47</text:p>
          </table:table-cell>
        </table:table-row>
        <table:table-row table:style-name="ro1">
          <table:table-cell table:style-name="ce1" office:value-type="string" calcext:value-type="string">
            <text:p>2012-12-11</text:p>
          </table:table-cell>
          <table:table-cell office:value-type="float" office:value="70.660004" calcext:value-type="float">
            <text:p>70.660004</text:p>
          </table:table-cell>
          <table:table-cell office:value-type="float" office:value="9298000" calcext:value-type="float">
            <text:p>9298000</text:p>
          </table:table-cell>
          <table:table-cell table:formula="of:=([.B1449]-[.B1448])*[.C1449]+([.C1449]-[.C1448])*[.B1449]" office:value-type="float" office:value="87038926.5896" calcext:value-type="float">
            <text:p>87,038,926.59</text:p>
          </table:table-cell>
        </table:table-row>
        <table:table-row table:style-name="ro1">
          <table:table-cell table:style-name="ce1" office:value-type="string" calcext:value-type="string">
            <text:p>2012-12-12</text:p>
          </table:table-cell>
          <table:table-cell office:value-type="float" office:value="70.760002" calcext:value-type="float">
            <text:p>70.760002</text:p>
          </table:table-cell>
          <table:table-cell office:value-type="float" office:value="8405900" calcext:value-type="float">
            <text:p>8405900</text:p>
          </table:table-cell>
          <table:table-cell table:formula="of:=([.B1450]-[.B1449])*[.C1450]+([.C1450]-[.C1449])*[.B1450]" office:value-type="float" office:value="-62284424.596" calcext:value-type="float">
            <text:p>-62,284,424.60</text:p>
          </table:table-cell>
        </table:table-row>
        <table:table-row table:style-name="ro1">
          <table:table-cell table:style-name="ce1" office:value-type="string" calcext:value-type="string">
            <text:p>2012-12-13</text:p>
          </table:table-cell>
          <table:table-cell office:value-type="float" office:value="70.129997" calcext:value-type="float">
            <text:p>70.129997</text:p>
          </table:table-cell>
          <table:table-cell office:value-type="float" office:value="8478200" calcext:value-type="float">
            <text:p>8478200</text:p>
          </table:table-cell>
          <table:table-cell table:formula="of:=([.B1451]-[.B1450])*[.C1451]+([.C1451]-[.C1450])*[.B1451]" office:value-type="float" office:value="-270909.607899974" calcext:value-type="float">
            <text:p>-270,909.61</text:p>
          </table:table-cell>
        </table:table-row>
        <table:table-row table:style-name="ro1">
          <table:table-cell table:style-name="ce1" office:value-type="string" calcext:value-type="string">
            <text:p>2012-12-14</text:p>
          </table:table-cell>
          <table:table-cell office:value-type="float" office:value="69.93" calcext:value-type="float">
            <text:p>69.93</text:p>
          </table:table-cell>
          <table:table-cell office:value-type="float" office:value="8997600" calcext:value-type="float">
            <text:p>8997600</text:p>
          </table:table-cell>
          <table:table-cell table:formula="of:=([.B1452]-[.B1451])*[.C1452]+([.C1452]-[.C1451])*[.B1452]" office:value-type="float" office:value="34522148.9928" calcext:value-type="float">
            <text:p>34,522,148.99</text:p>
          </table:table-cell>
        </table:table-row>
        <table:table-row table:style-name="ro1">
          <table:table-cell table:style-name="ce1" office:value-type="string" calcext:value-type="string">
            <text:p>2012-12-17</text:p>
          </table:table-cell>
          <table:table-cell office:value-type="float" office:value="69.93" calcext:value-type="float">
            <text:p>69.93</text:p>
          </table:table-cell>
          <table:table-cell office:value-type="float" office:value="8791500" calcext:value-type="float">
            <text:p>8791500</text:p>
          </table:table-cell>
          <table:table-cell table:formula="of:=([.B1453]-[.B1452])*[.C1453]+([.C1453]-[.C1452])*[.B1453]" office:value-type="float" office:value="-14412573" calcext:value-type="float">
            <text:p>-14,412,573.00</text:p>
          </table:table-cell>
        </table:table-row>
        <table:table-row table:style-name="ro1">
          <table:table-cell table:style-name="ce1" office:value-type="string" calcext:value-type="string">
            <text:p>2012-12-18</text:p>
          </table:table-cell>
          <table:table-cell office:value-type="float" office:value="69.970001" calcext:value-type="float">
            <text:p>69.970001</text:p>
          </table:table-cell>
          <table:table-cell office:value-type="float" office:value="13568900" calcext:value-type="float">
            <text:p>13568900</text:p>
          </table:table-cell>
          <table:table-cell table:formula="of:=([.B1454]-[.B1453])*[.C1454]+([.C1454]-[.C1453])*[.B1454]" office:value-type="float" office:value="334817452.3463" calcext:value-type="float">
            <text:p>334,817,452.35</text:p>
          </table:table-cell>
        </table:table-row>
        <table:table-row table:style-name="ro1">
          <table:table-cell table:style-name="ce1" office:value-type="string" calcext:value-type="string">
            <text:p>2012-12-19</text:p>
          </table:table-cell>
          <table:table-cell office:value-type="float" office:value="69.339996" calcext:value-type="float">
            <text:p>69.339996</text:p>
          </table:table-cell>
          <table:table-cell office:value-type="float" office:value="10304800" calcext:value-type="float">
            <text:p>10304800</text:p>
          </table:table-cell>
          <table:table-cell table:formula="of:=([.B1455]-[.B1454])*[.C1455]+([.C1455]-[.C1454])*[.B1455]" office:value-type="float" office:value="-232824756.4676" calcext:value-type="float">
            <text:p>-232,824,756.47</text:p>
          </table:table-cell>
        </table:table-row>
        <table:table-row table:style-name="ro1">
          <table:table-cell table:style-name="ce1" office:value-type="string" calcext:value-type="string">
            <text:p>2012-12-20</text:p>
          </table:table-cell>
          <table:table-cell office:value-type="float" office:value="69.82" calcext:value-type="float">
            <text:p>69.82</text:p>
          </table:table-cell>
          <table:table-cell office:value-type="float" office:value="10218200" calcext:value-type="float">
            <text:p>10218200</text:p>
          </table:table-cell>
          <table:table-cell table:formula="of:=([.B1456]-[.B1455])*[.C1456]+([.C1456]-[.C1455])*[.B1456]" office:value-type="float" office:value="-1141635.12720006" calcext:value-type="float">
            <text:p>-1,141,635.13</text:p>
          </table:table-cell>
        </table:table-row>
        <table:table-row table:style-name="ro1">
          <table:table-cell table:style-name="ce1" office:value-type="string" calcext:value-type="string">
            <text:p>2012-12-21</text:p>
          </table:table-cell>
          <table:table-cell office:value-type="float" office:value="68.720001" calcext:value-type="float">
            <text:p>68.720001</text:p>
          </table:table-cell>
          <table:table-cell office:value-type="float" office:value="17746900" calcext:value-type="float">
            <text:p>17746900</text:p>
          </table:table-cell>
          <table:table-cell table:formula="of:=([.B1457]-[.B1456])*[.C1457]+([.C1457]-[.C1456])*[.B1457]" office:value-type="float" office:value="497850699.2756" calcext:value-type="float">
            <text:p>497,850,699.28</text:p>
          </table:table-cell>
        </table:table-row>
        <table:table-row table:style-name="ro1">
          <table:table-cell table:style-name="ce1" office:value-type="string" calcext:value-type="string">
            <text:p>2012-12-24</text:p>
          </table:table-cell>
          <table:table-cell office:value-type="float" office:value="68.519997" calcext:value-type="float">
            <text:p>68.519997</text:p>
          </table:table-cell>
          <table:table-cell office:value-type="float" office:value="3578800" calcext:value-type="float">
            <text:p>3578800</text:p>
          </table:table-cell>
          <table:table-cell table:formula="of:=([.B1458]-[.B1457])*[.C1458]+([.C1458]-[.C1457])*[.B1458]" office:value-type="float" office:value="-971513943.8109" calcext:value-type="float">
            <text:p>-971,513,943.81</text:p>
          </table:table-cell>
        </table:table-row>
        <table:table-row table:style-name="ro1">
          <table:table-cell table:style-name="ce1" office:value-type="string" calcext:value-type="string">
            <text:p>2012-12-26</text:p>
          </table:table-cell>
          <table:table-cell office:value-type="float" office:value="68" calcext:value-type="float">
            <text:p>68</text:p>
          </table:table-cell>
          <table:table-cell office:value-type="float" office:value="6937000" calcext:value-type="float">
            <text:p>6937000</text:p>
          </table:table-cell>
          <table:table-cell table:formula="of:=([.B1459]-[.B1458])*[.C1459]+([.C1459]-[.C1458])*[.B1459]" office:value-type="float" office:value="224750380.811" calcext:value-type="float">
            <text:p>224,750,380.81</text:p>
          </table:table-cell>
        </table:table-row>
        <table:table-row table:style-name="ro1">
          <table:table-cell table:style-name="ce1" office:value-type="string" calcext:value-type="string">
            <text:p>2012-12-27</text:p>
          </table:table-cell>
          <table:table-cell office:value-type="float" office:value="67.970001" calcext:value-type="float">
            <text:p>67.970001</text:p>
          </table:table-cell>
          <table:table-cell office:value-type="float" office:value="7648800" calcext:value-type="float">
            <text:p>7648800</text:p>
          </table:table-cell>
          <table:table-cell table:formula="of:=([.B1460]-[.B1459])*[.C1460]+([.C1460]-[.C1459])*[.B1460]" office:value-type="float" office:value="48151590.3606" calcext:value-type="float">
            <text:p>48,151,590.36</text:p>
          </table:table-cell>
        </table:table-row>
        <table:table-row table:style-name="ro1">
          <table:table-cell table:style-name="ce1" office:value-type="string" calcext:value-type="string">
            <text:p>2012-12-28</text:p>
          </table:table-cell>
          <table:table-cell office:value-type="float" office:value="67.150002" calcext:value-type="float">
            <text:p>67.150002</text:p>
          </table:table-cell>
          <table:table-cell office:value-type="float" office:value="6463300" calcext:value-type="float">
            <text:p>6463300</text:p>
          </table:table-cell>
          <table:table-cell table:formula="of:=([.B1461]-[.B1460])*[.C1461]+([.C1461]-[.C1460])*[.B1461]" office:value-type="float" office:value="-84906226.9077" calcext:value-type="float">
            <text:p>-84,906,226.91</text:p>
          </table:table-cell>
        </table:table-row>
        <table:table-row table:style-name="ro1">
          <table:table-cell table:style-name="ce1" office:value-type="string" calcext:value-type="string">
            <text:p>2012-12-31</text:p>
          </table:table-cell>
          <table:table-cell office:value-type="float" office:value="67.889999" calcext:value-type="float">
            <text:p>67.889999</text:p>
          </table:table-cell>
          <table:table-cell office:value-type="float" office:value="9061900" calcext:value-type="float">
            <text:p>9061900</text:p>
          </table:table-cell>
          <table:table-cell table:formula="of:=([.B1462]-[.B1461])*[.C1462]+([.C1462]-[.C1461])*[.B1462]" office:value-type="float" office:value="183124730.2157" calcext:value-type="float">
            <text:p>183,124,730.22</text:p>
          </table:table-cell>
        </table:table-row>
        <table:table-row table:style-name="ro1">
          <table:table-cell table:style-name="ce1" office:value-type="string" calcext:value-type="string">
            <text:p>2013-01-02</text:p>
          </table:table-cell>
          <table:table-cell office:value-type="float" office:value="69.389999" calcext:value-type="float">
            <text:p>69.389999</text:p>
          </table:table-cell>
          <table:table-cell office:value-type="float" office:value="9987000" calcext:value-type="float">
            <text:p>9987000</text:p>
          </table:table-cell>
          <table:table-cell table:formula="of:=([.B1463]-[.B1462])*[.C1463]+([.C1463]-[.C1462])*[.B1463]" office:value-type="float" office:value="79173188.0749" calcext:value-type="float">
            <text:p>79,173,188.07</text:p>
          </table:table-cell>
        </table:table-row>
        <table:table-row table:style-name="ro1">
          <table:table-cell table:style-name="ce1" office:value-type="string" calcext:value-type="string">
            <text:p>2013-01-03</text:p>
          </table:table-cell>
          <table:table-cell office:value-type="float" office:value="68.949997" calcext:value-type="float">
            <text:p>68.949997</text:p>
          </table:table-cell>
          <table:table-cell office:value-type="float" office:value="7741900" calcext:value-type="float">
            <text:p>7741900</text:p>
          </table:table-cell>
          <table:table-cell table:formula="of:=([.B1464]-[.B1463])*[.C1464]+([.C1464]-[.C1463])*[.B1464]" office:value-type="float" office:value="-158206089.7485" calcext:value-type="float">
            <text:p>-158,206,089.75</text:p>
          </table:table-cell>
        </table:table-row>
        <table:table-row table:style-name="ro1">
          <table:table-cell table:style-name="ce1" office:value-type="string" calcext:value-type="string">
            <text:p>2013-01-04</text:p>
          </table:table-cell>
          <table:table-cell office:value-type="float" office:value="69.089996" calcext:value-type="float">
            <text:p>69.089996</text:p>
          </table:table-cell>
          <table:table-cell office:value-type="float" office:value="5853700" calcext:value-type="float">
            <text:p>5853700</text:p>
          </table:table-cell>
          <table:table-cell table:formula="of:=([.B1465]-[.B1464])*[.C1465]+([.C1465]-[.C1464])*[.B1465]" office:value-type="float" office:value="-129636218.3009" calcext:value-type="float">
            <text:p>-129,636,218.30</text:p>
          </table:table-cell>
        </table:table-row>
        <table:table-row table:style-name="ro1">
          <table:table-cell table:style-name="ce1" office:value-type="string" calcext:value-type="string">
            <text:p>2013-01-07</text:p>
          </table:table-cell>
          <table:table-cell office:value-type="float" office:value="68.620003" calcext:value-type="float">
            <text:p>68.620003</text:p>
          </table:table-cell>
          <table:table-cell office:value-type="float" office:value="5269800" calcext:value-type="float">
            <text:p>5269800</text:p>
          </table:table-cell>
          <table:table-cell table:formula="of:=([.B1466]-[.B1465])*[.C1466]+([.C1466]-[.C1465])*[.B1466]" office:value-type="float" office:value="-42543988.8631" calcext:value-type="float">
            <text:p>-42,543,988.86</text:p>
          </table:table-cell>
        </table:table-row>
        <table:table-row table:style-name="ro1">
          <table:table-cell table:style-name="ce1" office:value-type="string" calcext:value-type="string">
            <text:p>2013-01-08</text:p>
          </table:table-cell>
          <table:table-cell office:value-type="float" office:value="68.510002" calcext:value-type="float">
            <text:p>68.510002</text:p>
          </table:table-cell>
          <table:table-cell office:value-type="float" office:value="7362000" calcext:value-type="float">
            <text:p>7362000</text:p>
          </table:table-cell>
          <table:table-cell table:formula="of:=([.B1467]-[.B1466])*[.C1467]+([.C1467]-[.C1466])*[.B1467]" office:value-type="float" office:value="142526798.8224" calcext:value-type="float">
            <text:p>142,526,798.82</text:p>
          </table:table-cell>
        </table:table-row>
        <table:table-row table:style-name="ro1">
          <table:table-cell table:style-name="ce1" office:value-type="string" calcext:value-type="string">
            <text:p>2013-01-09</text:p>
          </table:table-cell>
          <table:table-cell office:value-type="float" office:value="68.879997" calcext:value-type="float">
            <text:p>68.879997</text:p>
          </table:table-cell>
          <table:table-cell office:value-type="float" office:value="5762900" calcext:value-type="float">
            <text:p>5762900</text:p>
          </table:table-cell>
          <table:table-cell table:formula="of:=([.B1468]-[.B1467])*[.C1468]+([.C1468]-[.C1467])*[.B1468]" office:value-type="float" office:value="-108013759.0172" calcext:value-type="float">
            <text:p>-108,013,759.02</text:p>
          </table:table-cell>
        </table:table-row>
        <table:table-row table:style-name="ro1">
          <table:table-cell table:style-name="ce1" office:value-type="string" calcext:value-type="string">
            <text:p>2013-01-10</text:p>
          </table:table-cell>
          <table:table-cell office:value-type="float" office:value="69.269997" calcext:value-type="float">
            <text:p>69.269997</text:p>
          </table:table-cell>
          <table:table-cell office:value-type="float" office:value="12855000" calcext:value-type="float">
            <text:p>12855000</text:p>
          </table:table-cell>
          <table:table-cell table:formula="of:=([.B1469]-[.B1468])*[.C1469]+([.C1469]-[.C1468])*[.B1469]" office:value-type="float" office:value="496283195.7237" calcext:value-type="float">
            <text:p>496,283,195.72</text:p>
          </table:table-cell>
        </table:table-row>
        <table:table-row table:style-name="ro1">
          <table:table-cell table:style-name="ce1" office:value-type="string" calcext:value-type="string">
            <text:p>2013-01-11</text:p>
          </table:table-cell>
          <table:table-cell office:value-type="float" office:value="69.220001" calcext:value-type="float">
            <text:p>69.220001</text:p>
          </table:table-cell>
          <table:table-cell office:value-type="float" office:value="12193500" calcext:value-type="float">
            <text:p>12193500</text:p>
          </table:table-cell>
          <table:table-cell table:formula="of:=([.B1470]-[.B1469])*[.C1470]+([.C1470]-[.C1469])*[.B1470]" office:value-type="float" office:value="-46398656.8875001" calcext:value-type="float">
            <text:p>-46,398,656.89</text:p>
          </table:table-cell>
        </table:table-row>
        <table:table-row table:style-name="ro1">
          <table:table-cell table:style-name="ce1" office:value-type="string" calcext:value-type="string">
            <text:p>2013-01-14</text:p>
          </table:table-cell>
          <table:table-cell office:value-type="float" office:value="69.629997" calcext:value-type="float">
            <text:p>69.629997</text:p>
          </table:table-cell>
          <table:table-cell office:value-type="float" office:value="11570700" calcext:value-type="float">
            <text:p>11570700</text:p>
          </table:table-cell>
          <table:table-cell table:formula="of:=([.B1471]-[.B1470])*[.C1471]+([.C1471]-[.C1470])*[.B1471]" office:value-type="float" office:value="-38621621.4143999" calcext:value-type="float">
            <text:p>-38,621,621.41</text:p>
          </table:table-cell>
        </table:table-row>
        <table:table-row table:style-name="ro1">
          <table:table-cell table:style-name="ce1" office:value-type="string" calcext:value-type="string">
            <text:p>2013-01-15</text:p>
          </table:table-cell>
          <table:table-cell office:value-type="float" office:value="69.879997" calcext:value-type="float">
            <text:p>69.879997</text:p>
          </table:table-cell>
          <table:table-cell office:value-type="float" office:value="7563400" calcext:value-type="float">
            <text:p>7563400</text:p>
          </table:table-cell>
          <table:table-cell table:formula="of:=([.B1472]-[.B1471])*[.C1472]+([.C1472]-[.C1471])*[.B1472]" office:value-type="float" office:value="-278139261.9781" calcext:value-type="float">
            <text:p>-278,139,261.98</text:p>
          </table:table-cell>
        </table:table-row>
        <table:table-row table:style-name="ro1">
          <table:table-cell table:style-name="ce1" office:value-type="string" calcext:value-type="string">
            <text:p>2013-01-16</text:p>
          </table:table-cell>
          <table:table-cell office:value-type="float" office:value="69.339996" calcext:value-type="float">
            <text:p>69.339996</text:p>
          </table:table-cell>
          <table:table-cell office:value-type="float" office:value="7061000" calcext:value-type="float">
            <text:p>7061000</text:p>
          </table:table-cell>
          <table:table-cell table:formula="of:=([.B1473]-[.B1472])*[.C1473]+([.C1473]-[.C1472])*[.B1473]" office:value-type="float" office:value="-38649361.0514" calcext:value-type="float">
            <text:p>-38,649,361.05</text:p>
          </table:table-cell>
        </table:table-row>
        <table:table-row table:style-name="ro1">
          <table:table-cell table:style-name="ce1" office:value-type="string" calcext:value-type="string">
            <text:p>2013-01-17</text:p>
          </table:table-cell>
          <table:table-cell office:value-type="float" office:value="69.669998" calcext:value-type="float">
            <text:p>69.669998</text:p>
          </table:table-cell>
          <table:table-cell office:value-type="float" office:value="6263300" calcext:value-type="float">
            <text:p>6263300</text:p>
          </table:table-cell>
          <table:table-cell table:formula="of:=([.B1474]-[.B1473])*[.C1474]+([.C1474]-[.C1473])*[.B1474]" office:value-type="float" office:value="-53508855.878" calcext:value-type="float">
            <text:p>-53,508,855.88</text:p>
          </table:table-cell>
        </table:table-row>
        <table:table-row table:style-name="ro1">
          <table:table-cell table:style-name="ce1" office:value-type="string" calcext:value-type="string">
            <text:p>2013-01-18</text:p>
          </table:table-cell>
          <table:table-cell office:value-type="float" office:value="69.940002" calcext:value-type="float">
            <text:p>69.940002</text:p>
          </table:table-cell>
          <table:table-cell office:value-type="float" office:value="10610800" calcext:value-type="float">
            <text:p>10610800</text:p>
          </table:table-cell>
          <table:table-cell table:formula="of:=([.B1475]-[.B1474])*[.C1475]+([.C1475]-[.C1474])*[.B1475]" office:value-type="float" office:value="306929117.1382" calcext:value-type="float">
            <text:p>306,929,117.14</text:p>
          </table:table-cell>
        </table:table-row>
        <table:table-row table:style-name="ro1">
          <table:table-cell table:style-name="ce1" office:value-type="string" calcext:value-type="string">
            <text:p>2013-01-22</text:p>
          </table:table-cell>
          <table:table-cell office:value-type="float" office:value="69.949997" calcext:value-type="float">
            <text:p>69.949997</text:p>
          </table:table-cell>
          <table:table-cell office:value-type="float" office:value="8313600" calcext:value-type="float">
            <text:p>8313600</text:p>
          </table:table-cell>
          <table:table-cell table:formula="of:=([.B1476]-[.B1475])*[.C1476]+([.C1476]-[.C1475])*[.B1476]" office:value-type="float" office:value="-160606038.6764" calcext:value-type="float">
            <text:p>-160,606,038.68</text:p>
          </table:table-cell>
        </table:table-row>
        <table:table-row table:style-name="ro1">
          <table:table-cell table:style-name="ce1" office:value-type="string" calcext:value-type="string">
            <text:p>2013-01-23</text:p>
          </table:table-cell>
          <table:table-cell office:value-type="float" office:value="70.690002" calcext:value-type="float">
            <text:p>70.690002</text:p>
          </table:table-cell>
          <table:table-cell office:value-type="float" office:value="10588600" calcext:value-type="float">
            <text:p>10588600</text:p>
          </table:table-cell>
          <table:table-cell table:formula="of:=([.B1477]-[.B1476])*[.C1477]+([.C1477]-[.C1476])*[.B1477]" office:value-type="float" office:value="168655371.493" calcext:value-type="float">
            <text:p>168,655,371.49</text:p>
          </table:table-cell>
        </table:table-row>
        <table:table-row table:style-name="ro1">
          <table:table-cell table:style-name="ce1" office:value-type="string" calcext:value-type="string">
            <text:p>2013-01-24</text:p>
          </table:table-cell>
          <table:table-cell office:value-type="float" office:value="70.419998" calcext:value-type="float">
            <text:p>70.419998</text:p>
          </table:table-cell>
          <table:table-cell office:value-type="float" office:value="8877200" calcext:value-type="float">
            <text:p>8877200</text:p>
          </table:table-cell>
          <table:table-cell table:formula="of:=([.B1478]-[.B1477])*[.C1478]+([.C1478]-[.C1477])*[.B1478]" office:value-type="float" office:value="-122913664.086" calcext:value-type="float">
            <text:p>-122,913,664.09</text:p>
          </table:table-cell>
        </table:table-row>
        <table:table-row table:style-name="ro1">
          <table:table-cell table:style-name="ce1" office:value-type="string" calcext:value-type="string">
            <text:p>2013-01-25</text:p>
          </table:table-cell>
          <table:table-cell office:value-type="float" office:value="73.25" calcext:value-type="float">
            <text:p>73.25</text:p>
          </table:table-cell>
          <table:table-cell office:value-type="float" office:value="28760300" calcext:value-type="float">
            <text:p>28760300</text:p>
          </table:table-cell>
          <table:table-cell table:formula="of:=([.B1479]-[.B1478])*[.C1479]+([.C1479]-[.C1478])*[.B1479]" office:value-type="float" office:value="1537828781.5206" calcext:value-type="float">
            <text:p>1,537,828,781.52</text:p>
          </table:table-cell>
        </table:table-row>
        <table:table-row table:style-name="ro1">
          <table:table-cell table:style-name="ce1" office:value-type="string" calcext:value-type="string">
            <text:p>2013-01-28</text:p>
          </table:table-cell>
          <table:table-cell office:value-type="float" office:value="73.769997" calcext:value-type="float">
            <text:p>73.769997</text:p>
          </table:table-cell>
          <table:table-cell office:value-type="float" office:value="14010000" calcext:value-type="float">
            <text:p>14010000</text:p>
          </table:table-cell>
          <table:table-cell table:formula="of:=([.B1480]-[.B1479])*[.C1480]+([.C1480]-[.C1479])*[.B1480]" office:value-type="float" office:value="-1080844428.7791" calcext:value-type="float">
            <text:p>-1,080,844,428.78</text:p>
          </table:table-cell>
        </table:table-row>
        <table:table-row table:style-name="ro1">
          <table:table-cell table:style-name="ce1" office:value-type="string" calcext:value-type="string">
            <text:p>2013-01-29</text:p>
          </table:table-cell>
          <table:table-cell office:value-type="float" office:value="75" calcext:value-type="float">
            <text:p>75</text:p>
          </table:table-cell>
          <table:table-cell office:value-type="float" office:value="17576700" calcext:value-type="float">
            <text:p>17576700</text:p>
          </table:table-cell>
          <table:table-cell table:formula="of:=([.B1481]-[.B1480])*[.C1481]+([.C1481]-[.C1480])*[.B1481]" office:value-type="float" office:value="289121893.7301" calcext:value-type="float">
            <text:p>289,121,893.73</text:p>
          </table:table-cell>
        </table:table-row>
        <table:table-row table:style-name="ro1">
          <table:table-cell table:style-name="ce1" office:value-type="string" calcext:value-type="string">
            <text:p>2013-01-30</text:p>
          </table:table-cell>
          <table:table-cell office:value-type="float" office:value="75.080002" calcext:value-type="float">
            <text:p>75.080002</text:p>
          </table:table-cell>
          <table:table-cell office:value-type="float" office:value="12677800" calcext:value-type="float">
            <text:p>12677800</text:p>
          </table:table-cell>
          <table:table-cell table:formula="of:=([.B1482]-[.B1481])*[.C1482]+([.C1482]-[.C1481])*[.B1482]" office:value-type="float" office:value="-366795172.4422" calcext:value-type="float">
            <text:p>-366,795,172.44</text:p>
          </table:table-cell>
        </table:table-row>
        <table:table-row table:style-name="ro1">
          <table:table-cell table:style-name="ce1" office:value-type="string" calcext:value-type="string">
            <text:p>2013-01-31</text:p>
          </table:table-cell>
          <table:table-cell office:value-type="float" office:value="75.160004" calcext:value-type="float">
            <text:p>75.160004</text:p>
          </table:table-cell>
          <table:table-cell office:value-type="float" office:value="11661500" calcext:value-type="float">
            <text:p>11661500</text:p>
          </table:table-cell>
          <table:table-cell table:formula="of:=([.B1483]-[.B1482])*[.C1483]+([.C1483]-[.C1482])*[.B1483]" office:value-type="float" office:value="-75452168.7421999" calcext:value-type="float">
            <text:p>-75,452,168.74</text:p>
          </table:table-cell>
        </table:table-row>
        <table:table-row table:style-name="ro1">
          <table:table-cell table:style-name="ce1" office:value-type="string" calcext:value-type="string">
            <text:p>2013-02-01</text:p>
          </table:table-cell>
          <table:table-cell office:value-type="float" office:value="75.919998" calcext:value-type="float">
            <text:p>75.919998</text:p>
          </table:table-cell>
          <table:table-cell office:value-type="float" office:value="12204000" calcext:value-type="float">
            <text:p>12204000</text:p>
          </table:table-cell>
          <table:table-cell table:formula="of:=([.B1484]-[.B1483])*[.C1484]+([.C1484]-[.C1483])*[.B1484]" office:value-type="float" office:value="50461565.6910001" calcext:value-type="float">
            <text:p>50,461,565.69</text:p>
          </table:table-cell>
        </table:table-row>
        <table:table-row table:style-name="ro1">
          <table:table-cell table:style-name="ce1" office:value-type="string" calcext:value-type="string">
            <text:p>2013-02-04</text:p>
          </table:table-cell>
          <table:table-cell office:value-type="float" office:value="75.25" calcext:value-type="float">
            <text:p>75.25</text:p>
          </table:table-cell>
          <table:table-cell office:value-type="float" office:value="11086000" calcext:value-type="float">
            <text:p>11086000</text:p>
          </table:table-cell>
          <table:table-cell table:formula="of:=([.B1485]-[.B1484])*[.C1485]+([.C1485]-[.C1484])*[.B1485]" office:value-type="float" office:value="-91557097.8280001" calcext:value-type="float">
            <text:p>-91,557,097.83</text:p>
          </table:table-cell>
        </table:table-row>
        <table:table-row table:style-name="ro1">
          <table:table-cell table:style-name="ce1" office:value-type="string" calcext:value-type="string">
            <text:p>2013-02-05</text:p>
          </table:table-cell>
          <table:table-cell office:value-type="float" office:value="75.699997" calcext:value-type="float">
            <text:p>75.699997</text:p>
          </table:table-cell>
          <table:table-cell office:value-type="float" office:value="14851700" calcext:value-type="float">
            <text:p>14851700</text:p>
          </table:table-cell>
          <table:table-cell table:formula="of:=([.B1486]-[.B1485])*[.C1486]+([.C1486]-[.C1485])*[.B1486]" office:value-type="float" office:value="291746699.1478" calcext:value-type="float">
            <text:p>291,746,699.15</text:p>
          </table:table-cell>
        </table:table-row>
        <table:table-row table:style-name="ro1">
          <table:table-cell table:style-name="ce1" office:value-type="string" calcext:value-type="string">
            <text:p>2013-02-06</text:p>
          </table:table-cell>
          <table:table-cell office:value-type="float" office:value="76.150002" calcext:value-type="float">
            <text:p>76.150002</text:p>
          </table:table-cell>
          <table:table-cell office:value-type="float" office:value="17015800" calcext:value-type="float">
            <text:p>17015800</text:p>
          </table:table-cell>
          <table:table-cell table:formula="of:=([.B1487]-[.B1486])*[.C1487]+([.C1487]-[.C1486])*[.B1487]" office:value-type="float" office:value="172453414.4072" calcext:value-type="float">
            <text:p>172,453,414.41</text:p>
          </table:table-cell>
        </table:table-row>
        <table:table-row table:style-name="ro1">
          <table:table-cell table:style-name="ce1" office:value-type="string" calcext:value-type="string">
            <text:p>2013-02-07</text:p>
          </table:table-cell>
          <table:table-cell office:value-type="float" office:value="76.150002" calcext:value-type="float">
            <text:p>76.150002</text:p>
          </table:table-cell>
          <table:table-cell office:value-type="float" office:value="9897000" calcext:value-type="float">
            <text:p>9897000</text:p>
          </table:table-cell>
          <table:table-cell table:formula="of:=([.B1488]-[.B1487])*[.C1488]+([.C1488]-[.C1487])*[.B1488]" office:value-type="float" office:value="-542096634.2376" calcext:value-type="float">
            <text:p>-542,096,634.24</text:p>
          </table:table-cell>
        </table:table-row>
        <table:table-row table:style-name="ro1">
          <table:table-cell table:style-name="ce1" office:value-type="string" calcext:value-type="string">
            <text:p>2013-02-08</text:p>
          </table:table-cell>
          <table:table-cell office:value-type="float" office:value="75.75" calcext:value-type="float">
            <text:p>75.75</text:p>
          </table:table-cell>
          <table:table-cell office:value-type="float" office:value="9130700" calcext:value-type="float">
            <text:p>9130700</text:p>
          </table:table-cell>
          <table:table-cell table:formula="of:=([.B1489]-[.B1488])*[.C1489]+([.C1489]-[.C1488])*[.B1489]" office:value-type="float" office:value="-61699523.2614" calcext:value-type="float">
            <text:p>-61,699,523.26</text:p>
          </table:table-cell>
        </table:table-row>
        <table:table-row table:style-name="ro1">
          <table:table-cell table:style-name="ce1" office:value-type="string" calcext:value-type="string">
            <text:p>2013-02-11</text:p>
          </table:table-cell>
          <table:table-cell office:value-type="float" office:value="75.809998" calcext:value-type="float">
            <text:p>75.809998</text:p>
          </table:table-cell>
          <table:table-cell office:value-type="float" office:value="6928200" calcext:value-type="float">
            <text:p>6928200</text:p>
          </table:table-cell>
          <table:table-cell table:formula="of:=([.B1490]-[.B1489])*[.C1490]+([.C1490]-[.C1489])*[.B1490]" office:value-type="float" office:value="-166555842.4514" calcext:value-type="float">
            <text:p>-166,555,842.45</text:p>
          </table:table-cell>
        </table:table-row>
        <table:table-row table:style-name="ro1">
          <table:table-cell table:style-name="ce1" office:value-type="string" calcext:value-type="string">
            <text:p>2013-02-12</text:p>
          </table:table-cell>
          <table:table-cell office:value-type="float" office:value="75.980003" calcext:value-type="float">
            <text:p>75.980003</text:p>
          </table:table-cell>
          <table:table-cell office:value-type="float" office:value="6281000" calcext:value-type="float">
            <text:p>6281000</text:p>
          </table:table-cell>
          <table:table-cell table:formula="of:=([.B1491]-[.B1490])*[.C1491]+([.C1491]-[.C1490])*[.B1491]" office:value-type="float" office:value="-48106456.5366" calcext:value-type="float">
            <text:p>-48,106,456.54</text:p>
          </table:table-cell>
        </table:table-row>
        <table:table-row table:style-name="ro1">
          <table:table-cell table:style-name="ce1" office:value-type="string" calcext:value-type="string">
            <text:p>2013-02-13</text:p>
          </table:table-cell>
          <table:table-cell office:value-type="float" office:value="76.559998" calcext:value-type="float">
            <text:p>76.559998</text:p>
          </table:table-cell>
          <table:table-cell office:value-type="float" office:value="7113300" calcext:value-type="float">
            <text:p>7113300</text:p>
          </table:table-cell>
          <table:table-cell table:formula="of:=([.B1492]-[.B1491])*[.C1492]+([.C1492]-[.C1491])*[.B1492]" office:value-type="float" office:value="67846564.7689" calcext:value-type="float">
            <text:p>67,846,564.77</text:p>
          </table:table-cell>
        </table:table-row>
        <table:table-row table:style-name="ro1">
          <table:table-cell table:style-name="ce1" office:value-type="string" calcext:value-type="string">
            <text:p>2013-02-14</text:p>
          </table:table-cell>
          <table:table-cell office:value-type="float" office:value="76.779999" calcext:value-type="float">
            <text:p>76.779999</text:p>
          </table:table-cell>
          <table:table-cell office:value-type="float" office:value="10049400" calcext:value-type="float">
            <text:p>10049400</text:p>
          </table:table-cell>
          <table:table-cell table:formula="of:=([.B1493]-[.B1492])*[.C1493]+([.C1493]-[.C1492])*[.B1493]" office:value-type="float" office:value="227644633.1133" calcext:value-type="float">
            <text:p>227,644,633.11</text:p>
          </table:table-cell>
        </table:table-row>
        <table:table-row table:style-name="ro1">
          <table:table-cell table:style-name="ce1" office:value-type="string" calcext:value-type="string">
            <text:p>2013-02-15</text:p>
          </table:table-cell>
          <table:table-cell office:value-type="float" office:value="76.540001" calcext:value-type="float">
            <text:p>76.540001</text:p>
          </table:table-cell>
          <table:table-cell office:value-type="float" office:value="11165600" calcext:value-type="float">
            <text:p>11165600</text:p>
          </table:table-cell>
          <table:table-cell table:formula="of:=([.B1494]-[.B1493])*[.C1494]+([.C1494]-[.C1493])*[.B1494]" office:value-type="float" office:value="82754227.4474" calcext:value-type="float">
            <text:p>82,754,227.45</text:p>
          </table:table-cell>
        </table:table-row>
        <table:table-row table:style-name="ro1">
          <table:table-cell table:style-name="ce1" office:value-type="string" calcext:value-type="string">
            <text:p>2013-02-19</text:p>
          </table:table-cell>
          <table:table-cell office:value-type="float" office:value="77.379997" calcext:value-type="float">
            <text:p>77.379997</text:p>
          </table:table-cell>
          <table:table-cell office:value-type="float" office:value="11783500" calcext:value-type="float">
            <text:p>11783500</text:p>
          </table:table-cell>
          <table:table-cell table:formula="of:=([.B1495]-[.B1494])*[.C1495]+([.C1495]-[.C1494])*[.B1495]" office:value-type="float" office:value="57711193.0123" calcext:value-type="float">
            <text:p>57,711,193.01</text:p>
          </table:table-cell>
        </table:table-row>
        <table:table-row table:style-name="ro1">
          <table:table-cell table:style-name="ce1" office:value-type="string" calcext:value-type="string">
            <text:p>2013-02-20</text:p>
          </table:table-cell>
          <table:table-cell office:value-type="float" office:value="77.080002" calcext:value-type="float">
            <text:p>77.080002</text:p>
          </table:table-cell>
          <table:table-cell office:value-type="float" office:value="9275400" calcext:value-type="float">
            <text:p>9275400</text:p>
          </table:table-cell>
          <table:table-cell table:formula="of:=([.B1496]-[.B1495])*[.C1496]+([.C1496]-[.C1495])*[.B1496]" office:value-type="float" office:value="-196106926.6392" calcext:value-type="float">
            <text:p>-196,106,926.64</text:p>
          </table:table-cell>
        </table:table-row>
        <table:table-row table:style-name="ro1">
          <table:table-cell table:style-name="ce1" office:value-type="string" calcext:value-type="string">
            <text:p>2013-02-21</text:p>
          </table:table-cell>
          <table:table-cell office:value-type="float" office:value="77.040001" calcext:value-type="float">
            <text:p>77.040001</text:p>
          </table:table-cell>
          <table:table-cell office:value-type="float" office:value="10305200" calcext:value-type="float">
            <text:p>10305200</text:p>
          </table:table-cell>
          <table:table-cell table:formula="of:=([.B1497]-[.B1496])*[.C1497]+([.C1497]-[.C1496])*[.B1497]" office:value-type="float" office:value="78923574.7246001" calcext:value-type="float">
            <text:p>78,923,574.72</text:p>
          </table:table-cell>
        </table:table-row>
        <table:table-row table:style-name="ro1">
          <table:table-cell table:style-name="ce1" office:value-type="string" calcext:value-type="string">
            <text:p>2013-02-22</text:p>
          </table:table-cell>
          <table:table-cell office:value-type="float" office:value="76.989998" calcext:value-type="float">
            <text:p>76.989998</text:p>
          </table:table-cell>
          <table:table-cell office:value-type="float" office:value="8433200" calcext:value-type="float">
            <text:p>8433200</text:p>
          </table:table-cell>
          <table:table-cell table:formula="of:=([.B1498]-[.B1497])*[.C1498]+([.C1498]-[.C1497])*[.B1498]" office:value-type="float" office:value="-144546961.5556" calcext:value-type="float">
            <text:p>-144,546,961.56</text:p>
          </table:table-cell>
        </table:table-row>
        <table:table-row table:style-name="ro1">
          <table:table-cell table:style-name="ce1" office:value-type="string" calcext:value-type="string">
            <text:p>2013-02-25</text:p>
          </table:table-cell>
          <table:table-cell office:value-type="float" office:value="75.919998" calcext:value-type="float">
            <text:p>75.919998</text:p>
          </table:table-cell>
          <table:table-cell office:value-type="float" office:value="9970400" calcext:value-type="float">
            <text:p>9970400</text:p>
          </table:table-cell>
          <table:table-cell table:formula="of:=([.B1499]-[.B1498])*[.C1499]+([.C1499]-[.C1498])*[.B1499]" office:value-type="float" office:value="106035892.9256" calcext:value-type="float">
            <text:p>106,035,892.93</text:p>
          </table:table-cell>
        </table:table-row>
        <table:table-row table:style-name="ro1">
          <table:table-cell table:style-name="ce1" office:value-type="string" calcext:value-type="string">
            <text:p>2013-02-26</text:p>
          </table:table-cell>
          <table:table-cell office:value-type="float" office:value="76.080002" calcext:value-type="float">
            <text:p>76.080002</text:p>
          </table:table-cell>
          <table:table-cell office:value-type="float" office:value="8378900" calcext:value-type="float">
            <text:p>8378900</text:p>
          </table:table-cell>
          <table:table-cell table:formula="of:=([.B1500]-[.B1499])*[.C1500]+([.C1500]-[.C1499])*[.B1500]" office:value-type="float" office:value="-119740665.6674" calcext:value-type="float">
            <text:p>-119,740,665.67</text:p>
          </table:table-cell>
        </table:table-row>
        <table:table-row table:style-name="ro1">
          <table:table-cell table:style-name="ce1" office:value-type="string" calcext:value-type="string">
            <text:p>2013-02-27</text:p>
          </table:table-cell>
          <table:table-cell office:value-type="float" office:value="76.75" calcext:value-type="float">
            <text:p>76.75</text:p>
          </table:table-cell>
          <table:table-cell office:value-type="float" office:value="7567800" calcext:value-type="float">
            <text:p>7567800</text:p>
          </table:table-cell>
          <table:table-cell table:formula="of:=([.B1501]-[.B1500])*[.C1501]+([.C1501]-[.C1500])*[.B1501]" office:value-type="float" office:value="-57181514.1356" calcext:value-type="float">
            <text:p>-57,181,514.14</text:p>
          </table:table-cell>
        </table:table-row>
        <table:table-row table:style-name="ro1">
          <table:table-cell table:style-name="ce1" office:value-type="string" calcext:value-type="string">
            <text:p>2013-02-28</text:p>
          </table:table-cell>
          <table:table-cell office:value-type="float" office:value="76.18" calcext:value-type="float">
            <text:p>76.18</text:p>
          </table:table-cell>
          <table:table-cell office:value-type="float" office:value="10466900" calcext:value-type="float">
            <text:p>10466900</text:p>
          </table:table-cell>
          <table:table-cell table:formula="of:=([.B1502]-[.B1501])*[.C1502]+([.C1502]-[.C1501])*[.B1502]" office:value-type="float" office:value="214887305" calcext:value-type="float">
            <text:p>214,887,305.00</text:p>
          </table:table-cell>
        </table:table-row>
        <table:table-row table:style-name="ro1">
          <table:table-cell table:style-name="ce1" office:value-type="string" calcext:value-type="string">
            <text:p>2013-03-01</text:p>
          </table:table-cell>
          <table:table-cell office:value-type="float" office:value="76.489998" calcext:value-type="float">
            <text:p>76.489998</text:p>
          </table:table-cell>
          <table:table-cell office:value-type="float" office:value="9599700" calcext:value-type="float">
            <text:p>9599700</text:p>
          </table:table-cell>
          <table:table-cell table:formula="of:=([.B1503]-[.B1502])*[.C1503]+([.C1503]-[.C1502])*[.B1503]" office:value-type="float" office:value="-63356238.4650001" calcext:value-type="float">
            <text:p>-63,356,238.47</text:p>
          </table:table-cell>
        </table:table-row>
        <table:table-row table:style-name="ro1">
          <table:table-cell table:style-name="ce1" office:value-type="string" calcext:value-type="string">
            <text:p>2013-03-04</text:p>
          </table:table-cell>
          <table:table-cell office:value-type="float" office:value="76.68" calcext:value-type="float">
            <text:p>76.68</text:p>
          </table:table-cell>
          <table:table-cell office:value-type="float" office:value="7631000" calcext:value-type="float">
            <text:p>7631000</text:p>
          </table:table-cell>
          <table:table-cell table:formula="of:=([.B1504]-[.B1503])*[.C1504]+([.C1504]-[.C1503])*[.B1504]" office:value-type="float" office:value="-149510010.738" calcext:value-type="float">
            <text:p>-149,510,010.74</text:p>
          </table:table-cell>
        </table:table-row>
        <table:table-row table:style-name="ro1">
          <table:table-cell table:style-name="ce1" office:value-type="string" calcext:value-type="string">
            <text:p>2013-03-05</text:p>
          </table:table-cell>
          <table:table-cell office:value-type="float" office:value="77.050003" calcext:value-type="float">
            <text:p>77.050003</text:p>
          </table:table-cell>
          <table:table-cell office:value-type="float" office:value="9716200" calcext:value-type="float">
            <text:p>9716200</text:p>
          </table:table-cell>
          <table:table-cell table:formula="of:=([.B1505]-[.B1504])*[.C1505]+([.C1505]-[.C1504])*[.B1505]" office:value-type="float" office:value="164259689.4042" calcext:value-type="float">
            <text:p>164,259,689.40</text:p>
          </table:table-cell>
        </table:table-row>
        <table:table-row table:style-name="ro1">
          <table:table-cell table:style-name="ce1" office:value-type="string" calcext:value-type="string">
            <text:p>2013-03-06</text:p>
          </table:table-cell>
          <table:table-cell office:value-type="float" office:value="77.199997" calcext:value-type="float">
            <text:p>77.199997</text:p>
          </table:table-cell>
          <table:table-cell office:value-type="float" office:value="7194700" calcext:value-type="float">
            <text:p>7194700</text:p>
          </table:table-cell>
          <table:table-cell table:formula="of:=([.B1506]-[.B1505])*[.C1506]+([.C1506]-[.C1505])*[.B1506]" office:value-type="float" office:value="-193580630.6037" calcext:value-type="float">
            <text:p>-193,580,630.60</text:p>
          </table:table-cell>
        </table:table-row>
        <table:table-row table:style-name="ro1">
          <table:table-cell table:style-name="ce1" office:value-type="string" calcext:value-type="string">
            <text:p>2013-03-07</text:p>
          </table:table-cell>
          <table:table-cell office:value-type="float" office:value="76.900002" calcext:value-type="float">
            <text:p>76.900002</text:p>
          </table:table-cell>
          <table:table-cell office:value-type="float" office:value="7111400" calcext:value-type="float">
            <text:p>7111400</text:p>
          </table:table-cell>
          <table:table-cell table:formula="of:=([.B1507]-[.B1506])*[.C1507]+([.C1507]-[.C1506])*[.B1507]" office:value-type="float" office:value="-8539154.60959997" calcext:value-type="float">
            <text:p>-8,539,154.61</text:p>
          </table:table-cell>
        </table:table-row>
        <table:table-row table:style-name="ro1">
          <table:table-cell table:style-name="ce1" office:value-type="string" calcext:value-type="string">
            <text:p>2013-03-08</text:p>
          </table:table-cell>
          <table:table-cell office:value-type="float" office:value="77.18" calcext:value-type="float">
            <text:p>77.18</text:p>
          </table:table-cell>
          <table:table-cell office:value-type="float" office:value="7252800" calcext:value-type="float">
            <text:p>7252800</text:p>
          </table:table-cell>
          <table:table-cell table:formula="of:=([.B1508]-[.B1507])*[.C1508]+([.C1508]-[.C1507])*[.B1508]" office:value-type="float" office:value="12944021.4944" calcext:value-type="float">
            <text:p>12,944,021.49</text:p>
          </table:table-cell>
        </table:table-row>
        <table:table-row table:style-name="ro1">
          <table:table-cell table:style-name="ce1" office:value-type="string" calcext:value-type="string">
            <text:p>2013-03-11</text:p>
          </table:table-cell>
          <table:table-cell office:value-type="float" office:value="77.349998" calcext:value-type="float">
            <text:p>77.349998</text:p>
          </table:table-cell>
          <table:table-cell office:value-type="float" office:value="6621000" calcext:value-type="float">
            <text:p>6621000</text:p>
          </table:table-cell>
          <table:table-cell table:formula="of:=([.B1509]-[.B1508])*[.C1509]+([.C1509]-[.C1508])*[.B1509]" office:value-type="float" office:value="-47744171.9784001" calcext:value-type="float">
            <text:p>-47,744,171.98</text:p>
          </table:table-cell>
        </table:table-row>
        <table:table-row table:style-name="ro1">
          <table:table-cell table:style-name="ce1" office:value-type="string" calcext:value-type="string">
            <text:p>2013-03-12</text:p>
          </table:table-cell>
          <table:table-cell office:value-type="float" office:value="77.169998" calcext:value-type="float">
            <text:p>77.169998</text:p>
          </table:table-cell>
          <table:table-cell office:value-type="float" office:value="7016700" calcext:value-type="float">
            <text:p>7016700</text:p>
          </table:table-cell>
          <table:table-cell table:formula="of:=([.B1510]-[.B1509])*[.C1510]+([.C1510]-[.C1509])*[.B1510]" office:value-type="float" office:value="29273162.2086001" calcext:value-type="float">
            <text:p>29,273,162.21</text:p>
          </table:table-cell>
        </table:table-row>
        <table:table-row table:style-name="ro1">
          <table:table-cell table:style-name="ce1" office:value-type="string" calcext:value-type="string">
            <text:p>2013-03-13</text:p>
          </table:table-cell>
          <table:table-cell office:value-type="float" office:value="76.800003" calcext:value-type="float">
            <text:p>76.800003</text:p>
          </table:table-cell>
          <table:table-cell office:value-type="float" office:value="6340300" calcext:value-type="float">
            <text:p>6340300</text:p>
          </table:table-cell>
          <table:table-cell table:formula="of:=([.B1511]-[.B1510])*[.C1511]+([.C1511]-[.C1510])*[.B1511]" office:value-type="float" office:value="-54293401.3277" calcext:value-type="float">
            <text:p>-54,293,401.33</text:p>
          </table:table-cell>
        </table:table-row>
        <table:table-row table:style-name="ro1">
          <table:table-cell table:style-name="ce1" office:value-type="string" calcext:value-type="string">
            <text:p>2013-03-14</text:p>
          </table:table-cell>
          <table:table-cell office:value-type="float" office:value="77.389999" calcext:value-type="float">
            <text:p>77.389999</text:p>
          </table:table-cell>
          <table:table-cell office:value-type="float" office:value="8079100" calcext:value-type="float">
            <text:p>8079100</text:p>
          </table:table-cell>
          <table:table-cell table:formula="of:=([.B1512]-[.B1511])*[.C1512]+([.C1512]-[.C1511])*[.B1512]" office:value-type="float" office:value="139332366.9448" calcext:value-type="float">
            <text:p>139,332,366.94</text:p>
          </table:table-cell>
        </table:table-row>
        <table:table-row table:style-name="ro1">
          <table:table-cell table:style-name="ce1" office:value-type="string" calcext:value-type="string">
            <text:p>2013-03-15</text:p>
          </table:table-cell>
          <table:table-cell office:value-type="float" office:value="76.339996" calcext:value-type="float">
            <text:p>76.339996</text:p>
          </table:table-cell>
          <table:table-cell office:value-type="float" office:value="15237000" calcext:value-type="float">
            <text:p>15237000</text:p>
          </table:table-cell>
          <table:table-cell table:formula="of:=([.B1513]-[.B1512])*[.C1513]+([.C1513]-[.C1512])*[.B1513]" office:value-type="float" office:value="530435161.6574" calcext:value-type="float">
            <text:p>530,435,161.66</text:p>
          </table:table-cell>
        </table:table-row>
        <table:table-row table:style-name="ro1">
          <table:table-cell table:style-name="ce1" office:value-type="string" calcext:value-type="string">
            <text:p>2013-03-18</text:p>
          </table:table-cell>
          <table:table-cell office:value-type="float" office:value="76.160004" calcext:value-type="float">
            <text:p>76.160004</text:p>
          </table:table-cell>
          <table:table-cell office:value-type="float" office:value="7081800" calcext:value-type="float">
            <text:p>7081800</text:p>
          </table:table-cell>
          <table:table-cell table:formula="of:=([.B1514]-[.B1513])*[.C1514]+([.C1514]-[.C1513])*[.B1514]" office:value-type="float" office:value="-622374731.9664" calcext:value-type="float">
            <text:p>-622,374,731.97</text:p>
          </table:table-cell>
        </table:table-row>
        <table:table-row table:style-name="ro1">
          <table:table-cell table:style-name="ce1" office:value-type="string" calcext:value-type="string">
            <text:p>2013-03-19</text:p>
          </table:table-cell>
          <table:table-cell office:value-type="float" office:value="77.110001" calcext:value-type="float">
            <text:p>77.110001</text:p>
          </table:table-cell>
          <table:table-cell office:value-type="float" office:value="9326400" calcext:value-type="float">
            <text:p>9326400</text:p>
          </table:table-cell>
          <table:table-cell table:formula="of:=([.B1515]-[.B1514])*[.C1515]+([.C1515]-[.C1514])*[.B1515]" office:value-type="float" office:value="181941160.2654" calcext:value-type="float">
            <text:p>181,941,160.27</text:p>
          </table:table-cell>
        </table:table-row>
        <table:table-row table:style-name="ro1">
          <table:table-cell table:style-name="ce1" office:value-type="string" calcext:value-type="string">
            <text:p>2013-03-20</text:p>
          </table:table-cell>
          <table:table-cell office:value-type="float" office:value="77.580002" calcext:value-type="float">
            <text:p>77.580002</text:p>
          </table:table-cell>
          <table:table-cell office:value-type="float" office:value="8615800" calcext:value-type="float">
            <text:p>8615800</text:p>
          </table:table-cell>
          <table:table-cell table:formula="of:=([.B1516]-[.B1515])*[.C1516]+([.C1516]-[.C1515])*[.B1516]" office:value-type="float" office:value="-51078914.8054" calcext:value-type="float">
            <text:p>-51,078,914.81</text:p>
          </table:table-cell>
        </table:table-row>
        <table:table-row table:style-name="ro1">
          <table:table-cell table:style-name="ce1" office:value-type="string" calcext:value-type="string">
            <text:p>2013-03-21</text:p>
          </table:table-cell>
          <table:table-cell office:value-type="float" office:value="77.209999" calcext:value-type="float">
            <text:p>77.209999</text:p>
          </table:table-cell>
          <table:table-cell office:value-type="float" office:value="6319500" calcext:value-type="float">
            <text:p>6319500</text:p>
          </table:table-cell>
          <table:table-cell table:formula="of:=([.B1517]-[.B1516])*[.C1517]+([.C1517]-[.C1516])*[.B1517]" office:value-type="float" office:value="-179635554.6622" calcext:value-type="float">
            <text:p>-179,635,554.66</text:p>
          </table:table-cell>
        </table:table-row>
        <table:table-row table:style-name="ro1">
          <table:table-cell table:style-name="ce1" office:value-type="string" calcext:value-type="string">
            <text:p>2013-03-22</text:p>
          </table:table-cell>
          <table:table-cell office:value-type="float" office:value="77.269997" calcext:value-type="float">
            <text:p>77.269997</text:p>
          </table:table-cell>
          <table:table-cell office:value-type="float" office:value="5868400" calcext:value-type="float">
            <text:p>5868400</text:p>
          </table:table-cell>
          <table:table-cell table:formula="of:=([.B1518]-[.B1517])*[.C1518]+([.C1518]-[.C1517])*[.B1518]" office:value-type="float" office:value="-34504403.3835" calcext:value-type="float">
            <text:p>-34,504,403.38</text:p>
          </table:table-cell>
        </table:table-row>
        <table:table-row table:style-name="ro1">
          <table:table-cell table:style-name="ce1" office:value-type="string" calcext:value-type="string">
            <text:p>2013-03-25</text:p>
          </table:table-cell>
          <table:table-cell office:value-type="float" office:value="76.68" calcext:value-type="float">
            <text:p>76.68</text:p>
          </table:table-cell>
          <table:table-cell office:value-type="float" office:value="6843600" calcext:value-type="float">
            <text:p>6843600</text:p>
          </table:table-cell>
          <table:table-cell table:formula="of:=([.B1519]-[.B1518])*[.C1519]+([.C1519]-[.C1518])*[.B1519]" office:value-type="float" office:value="70740632.5308" calcext:value-type="float">
            <text:p>70,740,632.53</text:p>
          </table:table-cell>
        </table:table-row>
        <table:table-row table:style-name="ro1">
          <table:table-cell table:style-name="ce1" office:value-type="string" calcext:value-type="string">
            <text:p>2013-03-26</text:p>
          </table:table-cell>
          <table:table-cell office:value-type="float" office:value="77.400002" calcext:value-type="float">
            <text:p>77.400002</text:p>
          </table:table-cell>
          <table:table-cell office:value-type="float" office:value="5386000" calcext:value-type="float">
            <text:p>5386000</text:p>
          </table:table-cell>
          <table:table-cell table:formula="of:=([.B1520]-[.B1519])*[.C1520]+([.C1520]-[.C1519])*[.B1520]" office:value-type="float" office:value="-108940312.1432" calcext:value-type="float">
            <text:p>-108,940,312.14</text:p>
          </table:table-cell>
        </table:table-row>
        <table:table-row table:style-name="ro1">
          <table:table-cell table:style-name="ce1" office:value-type="string" calcext:value-type="string">
            <text:p>2013-03-27</text:p>
          </table:table-cell>
          <table:table-cell office:value-type="float" office:value="77.059998" calcext:value-type="float">
            <text:p>77.059998</text:p>
          </table:table-cell>
          <table:table-cell office:value-type="float" office:value="5274600" calcext:value-type="float">
            <text:p>5274600</text:p>
          </table:table-cell>
          <table:table-cell table:formula="of:=([.B1521]-[.B1520])*[.C1521]+([.C1521]-[.C1520])*[.B1521]" office:value-type="float" office:value="-10377868.8756" calcext:value-type="float">
            <text:p>-10,377,868.88</text:p>
          </table:table-cell>
        </table:table-row>
        <table:table-row table:style-name="ro1">
          <table:table-cell table:style-name="ce1" office:value-type="string" calcext:value-type="string">
            <text:p>2013-03-28</text:p>
          </table:table-cell>
          <table:table-cell office:value-type="float" office:value="77.059998" calcext:value-type="float">
            <text:p>77.059998</text:p>
          </table:table-cell>
          <table:table-cell office:value-type="float" office:value="8016700" calcext:value-type="float">
            <text:p>8016700</text:p>
          </table:table-cell>
          <table:table-cell table:formula="of:=([.B1522]-[.B1521])*[.C1522]+([.C1522]-[.C1521])*[.B1522]" office:value-type="float" office:value="211306220.5158" calcext:value-type="float">
            <text:p>211,306,220.52</text:p>
          </table:table-cell>
        </table:table-row>
        <table:table-row table:style-name="ro1">
          <table:table-cell table:style-name="ce1" office:value-type="string" calcext:value-type="string">
            <text:p>2013-04-01</text:p>
          </table:table-cell>
          <table:table-cell office:value-type="float" office:value="77.699997" calcext:value-type="float">
            <text:p>77.699997</text:p>
          </table:table-cell>
          <table:table-cell office:value-type="float" office:value="7266000" calcext:value-type="float">
            <text:p>7266000</text:p>
          </table:table-cell>
          <table:table-cell table:formula="of:=([.B1523]-[.B1522])*[.C1523]+([.C1523]-[.C1522])*[.B1523]" office:value-type="float" office:value="-53679155.0139" calcext:value-type="float">
            <text:p>-53,679,155.01</text:p>
          </table:table-cell>
        </table:table-row>
        <table:table-row table:style-name="ro1">
          <table:table-cell table:style-name="ce1" office:value-type="string" calcext:value-type="string">
            <text:p>2013-04-02</text:p>
          </table:table-cell>
          <table:table-cell office:value-type="float" office:value="78.959999" calcext:value-type="float">
            <text:p>78.959999</text:p>
          </table:table-cell>
          <table:table-cell office:value-type="float" office:value="13373600" calcext:value-type="float">
            <text:p>13373600</text:p>
          </table:table-cell>
          <table:table-cell table:formula="of:=([.B1524]-[.B1523])*[.C1524]+([.C1524]-[.C1523])*[.B1524]" office:value-type="float" office:value="499106852.6396" calcext:value-type="float">
            <text:p>499,106,852.64</text:p>
          </table:table-cell>
        </table:table-row>
        <table:table-row table:style-name="ro1">
          <table:table-cell table:style-name="ce1" office:value-type="string" calcext:value-type="string">
            <text:p>2013-04-03</text:p>
          </table:table-cell>
          <table:table-cell office:value-type="float" office:value="78.120003" calcext:value-type="float">
            <text:p>78.120003</text:p>
          </table:table-cell>
          <table:table-cell office:value-type="float" office:value="8426700" calcext:value-type="float">
            <text:p>8426700</text:p>
          </table:table-cell>
          <table:table-cell table:formula="of:=([.B1525]-[.B1524])*[.C1525]+([.C1525]-[.C1524])*[.B1525]" office:value-type="float" office:value="-393530237.1339" calcext:value-type="float">
            <text:p>-393,530,237.13</text:p>
          </table:table-cell>
        </table:table-row>
        <table:table-row table:style-name="ro1">
          <table:table-cell table:style-name="ce1" office:value-type="string" calcext:value-type="string">
            <text:p>2013-04-04</text:p>
          </table:table-cell>
          <table:table-cell office:value-type="float" office:value="78.540001" calcext:value-type="float">
            <text:p>78.540001</text:p>
          </table:table-cell>
          <table:table-cell office:value-type="float" office:value="8770600" calcext:value-type="float">
            <text:p>8770600</text:p>
          </table:table-cell>
          <table:table-cell table:formula="of:=([.B1526]-[.B1525])*[.C1526]+([.C1526]-[.C1525])*[.B1526]" office:value-type="float" office:value="30693540.8027001" calcext:value-type="float">
            <text:p>30,693,540.80</text:p>
          </table:table-cell>
        </table:table-row>
        <table:table-row table:style-name="ro1">
          <table:table-cell table:style-name="ce1" office:value-type="string" calcext:value-type="string">
            <text:p>2013-04-05</text:p>
          </table:table-cell>
          <table:table-cell office:value-type="float" office:value="78.230003" calcext:value-type="float">
            <text:p>78.230003</text:p>
          </table:table-cell>
          <table:table-cell office:value-type="float" office:value="6562600" calcext:value-type="float">
            <text:p>6562600</text:p>
          </table:table-cell>
          <table:table-cell table:formula="of:=([.B1527]-[.B1526])*[.C1527]+([.C1527]-[.C1526])*[.B1527]" office:value-type="float" office:value="-174766239.4988" calcext:value-type="float">
            <text:p>-174,766,239.50</text:p>
          </table:table-cell>
        </table:table-row>
        <table:table-row table:style-name="ro1">
          <table:table-cell table:style-name="ce1" office:value-type="string" calcext:value-type="string">
            <text:p>2013-04-08</text:p>
          </table:table-cell>
          <table:table-cell office:value-type="float" office:value="78.790001" calcext:value-type="float">
            <text:p>78.790001</text:p>
          </table:table-cell>
          <table:table-cell office:value-type="float" office:value="6284500" calcext:value-type="float">
            <text:p>6284500</text:p>
          </table:table-cell>
          <table:table-cell table:formula="of:=([.B1528]-[.B1527])*[.C1528]+([.C1528]-[.C1527])*[.B1528]" office:value-type="float" office:value="-18392191.8471" calcext:value-type="float">
            <text:p>-18,392,191.85</text:p>
          </table:table-cell>
        </table:table-row>
        <table:table-row table:style-name="ro1">
          <table:table-cell table:style-name="ce1" office:value-type="string" calcext:value-type="string">
            <text:p>2013-04-09</text:p>
          </table:table-cell>
          <table:table-cell office:value-type="float" office:value="78.260002" calcext:value-type="float">
            <text:p>78.260002</text:p>
          </table:table-cell>
          <table:table-cell office:value-type="float" office:value="6760600" calcext:value-type="float">
            <text:p>6760600</text:p>
          </table:table-cell>
          <table:table-cell table:formula="of:=([.B1529]-[.B1528])*[.C1529]+([.C1529]-[.C1528])*[.B1529]" office:value-type="float" office:value="33676475.7128" calcext:value-type="float">
            <text:p>33,676,475.71</text:p>
          </table:table-cell>
        </table:table-row>
        <table:table-row table:style-name="ro1">
          <table:table-cell table:style-name="ce1" office:value-type="string" calcext:value-type="string">
            <text:p>2013-04-10</text:p>
          </table:table-cell>
          <table:table-cell office:value-type="float" office:value="79.239998" calcext:value-type="float">
            <text:p>79.239998</text:p>
          </table:table-cell>
          <table:table-cell office:value-type="float" office:value="7947600" calcext:value-type="float">
            <text:p>7947600</text:p>
          </table:table-cell>
          <table:table-cell table:formula="of:=([.B1530]-[.B1529])*[.C1530]+([.C1530]-[.C1529])*[.B1530]" office:value-type="float" office:value="101846493.8356" calcext:value-type="float">
            <text:p>101,846,493.84</text:p>
          </table:table-cell>
        </table:table-row>
        <table:table-row table:style-name="ro1">
          <table:table-cell table:style-name="ce1" office:value-type="string" calcext:value-type="string">
            <text:p>2013-04-11</text:p>
          </table:table-cell>
          <table:table-cell office:value-type="float" office:value="79.669998" calcext:value-type="float">
            <text:p>79.669998</text:p>
          </table:table-cell>
          <table:table-cell office:value-type="float" office:value="11831600" calcext:value-type="float">
            <text:p>11831600</text:p>
          </table:table-cell>
          <table:table-cell table:formula="of:=([.B1531]-[.B1530])*[.C1531]+([.C1531]-[.C1530])*[.B1531]" office:value-type="float" office:value="314525860.232" calcext:value-type="float">
            <text:p>314,525,860.23</text:p>
          </table:table-cell>
        </table:table-row>
        <table:table-row table:style-name="ro1">
          <table:table-cell table:style-name="ce1" office:value-type="string" calcext:value-type="string">
            <text:p>2013-04-12</text:p>
          </table:table-cell>
          <table:table-cell office:value-type="float" office:value="80.080002" calcext:value-type="float">
            <text:p>80.080002</text:p>
          </table:table-cell>
          <table:table-cell office:value-type="float" office:value="9383400" calcext:value-type="float">
            <text:p>9383400</text:p>
          </table:table-cell>
          <table:table-cell table:formula="of:=([.B1532]-[.B1531])*[.C1532]+([.C1532]-[.C1531])*[.B1532]" office:value-type="float" office:value="-192204629.3628" calcext:value-type="float">
            <text:p>-192,204,629.36</text:p>
          </table:table-cell>
        </table:table-row>
        <table:table-row table:style-name="ro1">
          <table:table-cell table:style-name="ce1" office:value-type="string" calcext:value-type="string">
            <text:p>2013-04-15</text:p>
          </table:table-cell>
          <table:table-cell office:value-type="float" office:value="79.650002" calcext:value-type="float">
            <text:p>79.650002</text:p>
          </table:table-cell>
          <table:table-cell office:value-type="float" office:value="10877200" calcext:value-type="float">
            <text:p>10877200</text:p>
          </table:table-cell>
          <table:table-cell table:formula="of:=([.B1533]-[.B1532])*[.C1533]+([.C1533]-[.C1532])*[.B1533]" office:value-type="float" office:value="114303976.9876" calcext:value-type="float">
            <text:p>114,303,976.99</text:p>
          </table:table-cell>
        </table:table-row>
        <table:table-row table:style-name="ro1">
          <table:table-cell table:style-name="ce1" office:value-type="string" calcext:value-type="string">
            <text:p>2013-04-16</text:p>
          </table:table-cell>
          <table:table-cell office:value-type="float" office:value="80.099998" calcext:value-type="float">
            <text:p>80.099998</text:p>
          </table:table-cell>
          <table:table-cell office:value-type="float" office:value="9365600" calcext:value-type="float">
            <text:p>9365600</text:p>
          </table:table-cell>
          <table:table-cell table:formula="of:=([.B1534]-[.B1533])*[.C1534]+([.C1534]-[.C1533])*[.B1534]" office:value-type="float" office:value="-116864674.4392" calcext:value-type="float">
            <text:p>-116,864,674.44</text:p>
          </table:table-cell>
        </table:table-row>
        <table:table-row table:style-name="ro1">
          <table:table-cell table:style-name="ce1" office:value-type="string" calcext:value-type="string">
            <text:p>2013-04-17</text:p>
          </table:table-cell>
          <table:table-cell office:value-type="float" office:value="79.059998" calcext:value-type="float">
            <text:p>79.059998</text:p>
          </table:table-cell>
          <table:table-cell office:value-type="float" office:value="10964600" calcext:value-type="float">
            <text:p>10964600</text:p>
          </table:table-cell>
          <table:table-cell table:formula="of:=([.B1535]-[.B1534])*[.C1535]+([.C1535]-[.C1534])*[.B1535]" office:value-type="float" office:value="115013752.802" calcext:value-type="float">
            <text:p>115,013,752.80</text:p>
          </table:table-cell>
        </table:table-row>
        <table:table-row table:style-name="ro1">
          <table:table-cell table:style-name="ce1" office:value-type="string" calcext:value-type="string">
            <text:p>2013-04-18</text:p>
          </table:table-cell>
          <table:table-cell office:value-type="float" office:value="79.870003" calcext:value-type="float">
            <text:p>79.870003</text:p>
          </table:table-cell>
          <table:table-cell office:value-type="float" office:value="10896200" calcext:value-type="float">
            <text:p>10896200</text:p>
          </table:table-cell>
          <table:table-cell table:formula="of:=([.B1536]-[.B1535])*[.C1536]+([.C1536]-[.C1535])*[.B1536]" office:value-type="float" office:value="3362868.27580004" calcext:value-type="float">
            <text:p>3,362,868.28</text:p>
          </table:table-cell>
        </table:table-row>
        <table:table-row table:style-name="ro1">
          <table:table-cell table:style-name="ce1" office:value-type="string" calcext:value-type="string">
            <text:p>2013-04-19</text:p>
          </table:table-cell>
          <table:table-cell office:value-type="float" office:value="81.43" calcext:value-type="float">
            <text:p>81.43</text:p>
          </table:table-cell>
          <table:table-cell office:value-type="float" office:value="13147600" calcext:value-type="float">
            <text:p>13147600</text:p>
          </table:table-cell>
          <table:table-cell table:formula="of:=([.B1537]-[.B1536])*[.C1537]+([.C1537]-[.C1536])*[.B1537]" office:value-type="float" office:value="203841718.5572" calcext:value-type="float">
            <text:p>203,841,718.56</text:p>
          </table:table-cell>
        </table:table-row>
        <table:table-row table:style-name="ro1">
          <table:table-cell table:style-name="ce1" office:value-type="string" calcext:value-type="string">
            <text:p>2013-04-22</text:p>
          </table:table-cell>
          <table:table-cell office:value-type="float" office:value="81.400002" calcext:value-type="float">
            <text:p>81.400002</text:p>
          </table:table-cell>
          <table:table-cell office:value-type="float" office:value="7530300" calcext:value-type="float">
            <text:p>7530300</text:p>
          </table:table-cell>
          <table:table-cell table:formula="of:=([.B1538]-[.B1537])*[.C1538]+([.C1538]-[.C1537])*[.B1538]" office:value-type="float" office:value="-457474125.174" calcext:value-type="float">
            <text:p>-457,474,125.17</text:p>
          </table:table-cell>
        </table:table-row>
        <table:table-row table:style-name="ro1">
          <table:table-cell table:style-name="ce1" office:value-type="string" calcext:value-type="string">
            <text:p>2013-04-23</text:p>
          </table:table-cell>
          <table:table-cell office:value-type="float" office:value="82.540001" calcext:value-type="float">
            <text:p>82.540001</text:p>
          </table:table-cell>
          <table:table-cell office:value-type="float" office:value="12684800" calcext:value-type="float">
            <text:p>12684800</text:p>
          </table:table-cell>
          <table:table-cell table:formula="of:=([.B1539]-[.B1538])*[.C1539]+([.C1539]-[.C1538])*[.B1539]" office:value-type="float" office:value="439913094.4697" calcext:value-type="float">
            <text:p>439,913,094.47</text:p>
          </table:table-cell>
        </table:table-row>
        <table:table-row table:style-name="ro1">
          <table:table-cell table:style-name="ce1" office:value-type="string" calcext:value-type="string">
            <text:p>2013-04-24</text:p>
          </table:table-cell>
          <table:table-cell office:value-type="float" office:value="77.120003" calcext:value-type="float">
            <text:p>77.120003</text:p>
          </table:table-cell>
          <table:table-cell office:value-type="float" office:value="25708200" calcext:value-type="float">
            <text:p>25708200</text:p>
          </table:table-cell>
          <table:table-cell table:formula="of:=([.B1540]-[.B1539])*[.C1540]+([.C1540]-[.C1539])*[.B1540]" office:value-type="float" office:value="865026254.4866" calcext:value-type="float">
            <text:p>865,026,254.49</text:p>
          </table:table-cell>
        </table:table-row>
        <table:table-row table:style-name="ro1">
          <table:table-cell table:style-name="ce1" office:value-type="string" calcext:value-type="string">
            <text:p>2013-04-25</text:p>
          </table:table-cell>
          <table:table-cell office:value-type="float" office:value="76.580002" calcext:value-type="float">
            <text:p>76.580002</text:p>
          </table:table-cell>
          <table:table-cell office:value-type="float" office:value="14702300" calcext:value-type="float">
            <text:p>14702300</text:p>
          </table:table-cell>
          <table:table-cell table:formula="of:=([.B1541]-[.B1540])*[.C1541]+([.C1541]-[.C1540])*[.B1541]" office:value-type="float" office:value="-850771100.7141" calcext:value-type="float">
            <text:p>-850,771,100.71</text:p>
          </table:table-cell>
        </table:table-row>
        <table:table-row table:style-name="ro1">
          <table:table-cell table:style-name="ce1" office:value-type="string" calcext:value-type="string">
            <text:p>2013-04-26</text:p>
          </table:table-cell>
          <table:table-cell office:value-type="float" office:value="77.099998" calcext:value-type="float">
            <text:p>77.099998</text:p>
          </table:table-cell>
          <table:table-cell office:value-type="float" office:value="8769100" calcext:value-type="float">
            <text:p>8769100</text:p>
          </table:table-cell>
          <table:table-cell table:formula="of:=([.B1542]-[.B1541])*[.C1542]+([.C1542]-[.C1541])*[.B1542]" office:value-type="float" office:value="-452889811.21" calcext:value-type="float">
            <text:p>-452,889,811.21</text:p>
          </table:table-cell>
        </table:table-row>
        <table:table-row table:style-name="ro1">
          <table:table-cell table:style-name="ce1" office:value-type="string" calcext:value-type="string">
            <text:p>2013-04-29</text:p>
          </table:table-cell>
          <table:table-cell office:value-type="float" office:value="77.68" calcext:value-type="float">
            <text:p>77.68</text:p>
          </table:table-cell>
          <table:table-cell office:value-type="float" office:value="6638100" calcext:value-type="float">
            <text:p>6638100</text:p>
          </table:table-cell>
          <table:table-cell table:formula="of:=([.B1543]-[.B1542])*[.C1543]+([.C1543]-[.C1542])*[.B1543]" office:value-type="float" office:value="-161685968.7238" calcext:value-type="float">
            <text:p>-161,685,968.72</text:p>
          </table:table-cell>
        </table:table-row>
        <table:table-row table:style-name="ro1">
          <table:table-cell table:style-name="ce1" office:value-type="string" calcext:value-type="string">
            <text:p>2013-04-30</text:p>
          </table:table-cell>
          <table:table-cell office:value-type="float" office:value="76.769997" calcext:value-type="float">
            <text:p>76.769997</text:p>
          </table:table-cell>
          <table:table-cell office:value-type="float" office:value="9653800" calcext:value-type="float">
            <text:p>9653800</text:p>
          </table:table-cell>
          <table:table-cell table:formula="of:=([.B1544]-[.B1543])*[.C1544]+([.C1544]-[.C1543])*[.B1544]" office:value-type="float" office:value="222730292.9915" calcext:value-type="float">
            <text:p>222,730,292.99</text:p>
          </table:table-cell>
        </table:table-row>
        <table:table-row table:style-name="ro1">
          <table:table-cell table:style-name="ce1" office:value-type="string" calcext:value-type="string">
            <text:p>2013-05-01</text:p>
          </table:table-cell>
          <table:table-cell office:value-type="float" office:value="76.989998" calcext:value-type="float">
            <text:p>76.989998</text:p>
          </table:table-cell>
          <table:table-cell office:value-type="float" office:value="8388800" calcext:value-type="float">
            <text:p>8388800</text:p>
          </table:table-cell>
          <table:table-cell table:formula="of:=([.B1545]-[.B1544])*[.C1545]+([.C1545]-[.C1544])*[.B1545]" office:value-type="float" office:value="-95546803.0812" calcext:value-type="float">
            <text:p>-95,546,803.08</text:p>
          </table:table-cell>
        </table:table-row>
        <table:table-row table:style-name="ro1">
          <table:table-cell table:style-name="ce1" office:value-type="string" calcext:value-type="string">
            <text:p>2013-05-02</text:p>
          </table:table-cell>
          <table:table-cell office:value-type="float" office:value="77.760002" calcext:value-type="float">
            <text:p>77.760002</text:p>
          </table:table-cell>
          <table:table-cell office:value-type="float" office:value="7288200" calcext:value-type="float">
            <text:p>7288200</text:p>
          </table:table-cell>
          <table:table-cell table:formula="of:=([.B1546]-[.B1545])*[.C1546]+([.C1546]-[.C1545])*[.B1546]" office:value-type="float" office:value="-79970715.0484" calcext:value-type="float">
            <text:p>-79,970,715.05</text:p>
          </table:table-cell>
        </table:table-row>
        <table:table-row table:style-name="ro1">
          <table:table-cell table:style-name="ce1" office:value-type="string" calcext:value-type="string">
            <text:p>2013-05-03</text:p>
          </table:table-cell>
          <table:table-cell office:value-type="float" office:value="78.190002" calcext:value-type="float">
            <text:p>78.190002</text:p>
          </table:table-cell>
          <table:table-cell office:value-type="float" office:value="7884000" calcext:value-type="float">
            <text:p>7884000</text:p>
          </table:table-cell>
          <table:table-cell table:formula="of:=([.B1547]-[.B1546])*[.C1547]+([.C1547]-[.C1546])*[.B1547]" office:value-type="float" office:value="49975723.1916001" calcext:value-type="float">
            <text:p>49,975,723.19</text:p>
          </table:table-cell>
        </table:table-row>
        <table:table-row table:style-name="ro1">
          <table:table-cell table:style-name="ce1" office:value-type="string" calcext:value-type="string">
            <text:p>2013-05-06</text:p>
          </table:table-cell>
          <table:table-cell office:value-type="float" office:value="77.75" calcext:value-type="float">
            <text:p>77.75</text:p>
          </table:table-cell>
          <table:table-cell office:value-type="float" office:value="7204200" calcext:value-type="float">
            <text:p>7204200</text:p>
          </table:table-cell>
          <table:table-cell table:formula="of:=([.B1548]-[.B1547])*[.C1548]+([.C1548]-[.C1547])*[.B1548]" office:value-type="float" office:value="-56024312.4084001" calcext:value-type="float">
            <text:p>-56,024,312.41</text:p>
          </table:table-cell>
        </table:table-row>
        <table:table-row table:style-name="ro1">
          <table:table-cell table:style-name="ce1" office:value-type="string" calcext:value-type="string">
            <text:p>2013-05-07</text:p>
          </table:table-cell>
          <table:table-cell office:value-type="float" office:value="77.940002" calcext:value-type="float">
            <text:p>77.940002</text:p>
          </table:table-cell>
          <table:table-cell office:value-type="float" office:value="9574200" calcext:value-type="float">
            <text:p>9574200</text:p>
          </table:table-cell>
          <table:table-cell table:formula="of:=([.B1549]-[.B1548])*[.C1549]+([.C1549]-[.C1548])*[.B1549]" office:value-type="float" office:value="186536921.8884" calcext:value-type="float">
            <text:p>186,536,921.89</text:p>
          </table:table-cell>
        </table:table-row>
        <table:table-row table:style-name="ro1">
          <table:table-cell table:style-name="ce1" office:value-type="string" calcext:value-type="string">
            <text:p>2013-05-08</text:p>
          </table:table-cell>
          <table:table-cell office:value-type="float" office:value="78.440002" calcext:value-type="float">
            <text:p>78.440002</text:p>
          </table:table-cell>
          <table:table-cell office:value-type="float" office:value="12067300" calcext:value-type="float">
            <text:p>12067300</text:p>
          </table:table-cell>
          <table:table-cell table:formula="of:=([.B1550]-[.B1549])*[.C1550]+([.C1550]-[.C1549])*[.B1550]" office:value-type="float" office:value="201592418.9862" calcext:value-type="float">
            <text:p>201,592,418.99</text:p>
          </table:table-cell>
        </table:table-row>
        <table:table-row table:style-name="ro1">
          <table:table-cell table:style-name="ce1" office:value-type="string" calcext:value-type="string">
            <text:p>2013-05-09</text:p>
          </table:table-cell>
          <table:table-cell office:value-type="float" office:value="78.209999" calcext:value-type="float">
            <text:p>78.209999</text:p>
          </table:table-cell>
          <table:table-cell office:value-type="float" office:value="7189400" calcext:value-type="float">
            <text:p>7189400</text:p>
          </table:table-cell>
          <table:table-cell table:formula="of:=([.B1551]-[.B1550])*[.C1551]+([.C1551]-[.C1550])*[.B1551]" office:value-type="float" office:value="-383154137.6903" calcext:value-type="float">
            <text:p>-383,154,137.69</text:p>
          </table:table-cell>
        </table:table-row>
        <table:table-row table:style-name="ro1">
          <table:table-cell table:style-name="ce1" office:value-type="string" calcext:value-type="string">
            <text:p>2013-05-10</text:p>
          </table:table-cell>
          <table:table-cell office:value-type="float" office:value="78.760002" calcext:value-type="float">
            <text:p>78.760002</text:p>
          </table:table-cell>
          <table:table-cell office:value-type="float" office:value="6162500" calcext:value-type="float">
            <text:p>6162500</text:p>
          </table:table-cell>
          <table:table-cell table:formula="of:=([.B1552]-[.B1551])*[.C1552]+([.C1552]-[.C1551])*[.B1552]" office:value-type="float" office:value="-77489252.5663" calcext:value-type="float">
            <text:p>-77,489,252.57</text:p>
          </table:table-cell>
        </table:table-row>
        <table:table-row table:style-name="ro1">
          <table:table-cell table:style-name="ce1" office:value-type="string" calcext:value-type="string">
            <text:p>2013-05-13</text:p>
          </table:table-cell>
          <table:table-cell office:value-type="float" office:value="78.589996" calcext:value-type="float">
            <text:p>78.589996</text:p>
          </table:table-cell>
          <table:table-cell office:value-type="float" office:value="5420200" calcext:value-type="float">
            <text:p>5420200</text:p>
          </table:table-cell>
          <table:table-cell table:formula="of:=([.B1553]-[.B1552])*[.C1553]+([.C1553]-[.C1552])*[.B1553]" office:value-type="float" office:value="-59258820.552" calcext:value-type="float">
            <text:p>-59,258,820.55</text:p>
          </table:table-cell>
        </table:table-row>
        <table:table-row table:style-name="ro1">
          <table:table-cell table:style-name="ce1" office:value-type="string" calcext:value-type="string">
            <text:p>2013-05-14</text:p>
          </table:table-cell>
          <table:table-cell office:value-type="float" office:value="79.470001" calcext:value-type="float">
            <text:p>79.470001</text:p>
          </table:table-cell>
          <table:table-cell office:value-type="float" office:value="6867400" calcext:value-type="float">
            <text:p>6867400</text:p>
          </table:table-cell>
          <table:table-cell table:formula="of:=([.B1554]-[.B1553])*[.C1554]+([.C1554]-[.C1553])*[.B1554]" office:value-type="float" office:value="121052331.7842" calcext:value-type="float">
            <text:p>121,052,331.78</text:p>
          </table:table-cell>
        </table:table-row>
        <table:table-row table:style-name="ro1">
          <table:table-cell table:style-name="ce1" office:value-type="string" calcext:value-type="string">
            <text:p>2013-05-15</text:p>
          </table:table-cell>
          <table:table-cell office:value-type="float" office:value="80.68" calcext:value-type="float">
            <text:p>80.68</text:p>
          </table:table-cell>
          <table:table-cell office:value-type="float" office:value="11154400" calcext:value-type="float">
            <text:p>11154400</text:p>
          </table:table-cell>
          <table:table-cell table:formula="of:=([.B1555]-[.B1554])*[.C1555]+([.C1555]-[.C1554])*[.B1555]" office:value-type="float" office:value="359371972.8456" calcext:value-type="float">
            <text:p>359,371,972.85</text:p>
          </table:table-cell>
        </table:table-row>
        <table:table-row table:style-name="ro1">
          <table:table-cell table:style-name="ce1" office:value-type="string" calcext:value-type="string">
            <text:p>2013-05-16</text:p>
          </table:table-cell>
          <table:table-cell office:value-type="float" office:value="80.199997" calcext:value-type="float">
            <text:p>80.199997</text:p>
          </table:table-cell>
          <table:table-cell office:value-type="float" office:value="8065600" calcext:value-type="float">
            <text:p>8065600</text:p>
          </table:table-cell>
          <table:table-cell table:formula="of:=([.B1556]-[.B1555])*[.C1556]+([.C1556]-[.C1555])*[.B1556]" office:value-type="float" office:value="-251593262.9304" calcext:value-type="float">
            <text:p>-251,593,262.93</text:p>
          </table:table-cell>
        </table:table-row>
        <table:table-row table:style-name="ro1">
          <table:table-cell table:style-name="ce1" office:value-type="string" calcext:value-type="string">
            <text:p>2013-05-17</text:p>
          </table:table-cell>
          <table:table-cell office:value-type="float" office:value="80.019997" calcext:value-type="float">
            <text:p>80.019997</text:p>
          </table:table-cell>
          <table:table-cell office:value-type="float" office:value="8549900" calcext:value-type="float">
            <text:p>8549900</text:p>
          </table:table-cell>
          <table:table-cell table:formula="of:=([.B1557]-[.B1556])*[.C1557]+([.C1557]-[.C1556])*[.B1557]" office:value-type="float" office:value="37214702.5471001" calcext:value-type="float">
            <text:p>37,214,702.55</text:p>
          </table:table-cell>
        </table:table-row>
        <table:table-row table:style-name="ro1">
          <table:table-cell table:style-name="ce1" office:value-type="string" calcext:value-type="string">
            <text:p>2013-05-20</text:p>
          </table:table-cell>
          <table:table-cell office:value-type="float" office:value="79.089996" calcext:value-type="float">
            <text:p>79.089996</text:p>
          </table:table-cell>
          <table:table-cell office:value-type="float" office:value="7307300" calcext:value-type="float">
            <text:p>7307300</text:p>
          </table:table-cell>
          <table:table-cell table:formula="of:=([.B1558]-[.B1557])*[.C1558]+([.C1558]-[.C1557])*[.B1558]" office:value-type="float" office:value="-105073025.3369" calcext:value-type="float">
            <text:p>-105,073,025.34</text:p>
          </table:table-cell>
        </table:table-row>
        <table:table-row table:style-name="ro1">
          <table:table-cell table:style-name="ce1" office:value-type="string" calcext:value-type="string">
            <text:p>2013-05-21</text:p>
          </table:table-cell>
          <table:table-cell office:value-type="float" office:value="78.800003" calcext:value-type="float">
            <text:p>78.800003</text:p>
          </table:table-cell>
          <table:table-cell office:value-type="float" office:value="7377700" calcext:value-type="float">
            <text:p>7377700</text:p>
          </table:table-cell>
          <table:table-cell table:formula="of:=([.B1559]-[.B1558])*[.C1559]+([.C1559]-[.C1558])*[.B1559]" office:value-type="float" office:value="3408038.85510003" calcext:value-type="float">
            <text:p>3,408,038.86</text:p>
          </table:table-cell>
        </table:table-row>
        <table:table-row table:style-name="ro1">
          <table:table-cell table:style-name="ce1" office:value-type="string" calcext:value-type="string">
            <text:p>2013-05-22</text:p>
          </table:table-cell>
          <table:table-cell office:value-type="float" office:value="78.82" calcext:value-type="float">
            <text:p>78.82</text:p>
          </table:table-cell>
          <table:table-cell office:value-type="float" office:value="8873300" calcext:value-type="float">
            <text:p>8873300</text:p>
          </table:table-cell>
          <table:table-cell table:formula="of:=([.B1560]-[.B1559])*[.C1560]+([.C1560]-[.C1559])*[.B1560]" office:value-type="float" office:value="118060631.3801" calcext:value-type="float">
            <text:p>118,060,631.38</text:p>
          </table:table-cell>
        </table:table-row>
        <table:table-row table:style-name="ro1">
          <table:table-cell table:style-name="ce1" office:value-type="string" calcext:value-type="string">
            <text:p>2013-05-23</text:p>
          </table:table-cell>
          <table:table-cell office:value-type="float" office:value="78.699997" calcext:value-type="float">
            <text:p>78.699997</text:p>
          </table:table-cell>
          <table:table-cell office:value-type="float" office:value="7141200" calcext:value-type="float">
            <text:p>7141200</text:p>
          </table:table-cell>
          <table:table-cell table:formula="of:=([.B1561]-[.B1560])*[.C1561]+([.C1561]-[.C1560])*[.B1561]" office:value-type="float" office:value="-137173230.2273" calcext:value-type="float">
            <text:p>-137,173,230.23</text:p>
          </table:table-cell>
        </table:table-row>
        <table:table-row table:style-name="ro1">
          <table:table-cell table:style-name="ce1" office:value-type="string" calcext:value-type="string">
            <text:p>2013-05-24</text:p>
          </table:table-cell>
          <table:table-cell office:value-type="float" office:value="81.879997" calcext:value-type="float">
            <text:p>81.879997</text:p>
          </table:table-cell>
          <table:table-cell office:value-type="float" office:value="25580900" calcext:value-type="float">
            <text:p>25580900</text:p>
          </table:table-cell>
          <table:table-cell table:formula="of:=([.B1562]-[.B1561])*[.C1562]+([.C1562]-[.C1561])*[.B1562]" office:value-type="float" office:value="1591189842.6809" calcext:value-type="float">
            <text:p>1,591,189,842.68</text:p>
          </table:table-cell>
        </table:table-row>
        <table:table-row table:style-name="ro1">
          <table:table-cell table:style-name="ce1" office:value-type="string" calcext:value-type="string">
            <text:p>2013-05-28</text:p>
          </table:table-cell>
          <table:table-cell office:value-type="float" office:value="80.860001" calcext:value-type="float">
            <text:p>80.860001</text:p>
          </table:table-cell>
          <table:table-cell office:value-type="float" office:value="14372700" calcext:value-type="float">
            <text:p>14372700</text:p>
          </table:table-cell>
          <table:table-cell table:formula="of:=([.B1563]-[.B1562])*[.C1563]+([.C1563]-[.C1562])*[.B1563]" office:value-type="float" office:value="-920955159.7174" calcext:value-type="float">
            <text:p>-920,955,159.72</text:p>
          </table:table-cell>
        </table:table-row>
        <table:table-row table:style-name="ro1">
          <table:table-cell table:style-name="ce1" office:value-type="string" calcext:value-type="string">
            <text:p>2013-05-29</text:p>
          </table:table-cell>
          <table:table-cell office:value-type="float" office:value="78.900002" calcext:value-type="float">
            <text:p>78.900002</text:p>
          </table:table-cell>
          <table:table-cell office:value-type="float" office:value="9992500" calcext:value-type="float">
            <text:p>9992500</text:p>
          </table:table-cell>
          <table:table-cell table:formula="of:=([.B1564]-[.B1563])*[.C1564]+([.C1564]-[.C1563])*[.B1564]" office:value-type="float" office:value="-365183078.7679" calcext:value-type="float">
            <text:p>-365,183,078.77</text:p>
          </table:table-cell>
        </table:table-row>
        <table:table-row table:style-name="ro1">
          <table:table-cell table:style-name="ce1" office:value-type="string" calcext:value-type="string">
            <text:p>2013-05-30</text:p>
          </table:table-cell>
          <table:table-cell office:value-type="float" office:value="79.089996" calcext:value-type="float">
            <text:p>79.089996</text:p>
          </table:table-cell>
          <table:table-cell office:value-type="float" office:value="14761500" calcext:value-type="float">
            <text:p>14761500</text:p>
          </table:table-cell>
          <table:table-cell table:formula="of:=([.B1565]-[.B1564])*[.C1565]+([.C1565]-[.C1564])*[.B1565]" office:value-type="float" office:value="379984787.355" calcext:value-type="float">
            <text:p>379,984,787.36</text:p>
          </table:table-cell>
        </table:table-row>
        <table:table-row table:style-name="ro1">
          <table:table-cell table:style-name="ce1" office:value-type="string" calcext:value-type="string">
            <text:p>2013-05-31</text:p>
          </table:table-cell>
          <table:table-cell office:value-type="float" office:value="76.760002" calcext:value-type="float">
            <text:p>76.760002</text:p>
          </table:table-cell>
          <table:table-cell office:value-type="float" office:value="16461900" calcext:value-type="float">
            <text:p>16461900</text:p>
          </table:table-cell>
          <table:table-cell table:formula="of:=([.B1566]-[.B1565])*[.C1566]+([.C1566]-[.C1565])*[.B1566]" office:value-type="float" office:value="92166579.1722" calcext:value-type="float">
            <text:p>92,166,579.17</text:p>
          </table:table-cell>
        </table:table-row>
        <table:table-row table:style-name="ro1">
          <table:table-cell table:style-name="ce1" office:value-type="string" calcext:value-type="string">
            <text:p>2013-06-03</text:p>
          </table:table-cell>
          <table:table-cell office:value-type="float" office:value="77.660004" calcext:value-type="float">
            <text:p>77.660004</text:p>
          </table:table-cell>
          <table:table-cell office:value-type="float" office:value="11720600" calcext:value-type="float">
            <text:p>11720600</text:p>
          </table:table-cell>
          <table:table-cell table:formula="of:=([.B1567]-[.B1566])*[.C1567]+([.C1567]-[.C1566])*[.B1567]" office:value-type="float" office:value="-357660813.524" calcext:value-type="float">
            <text:p>-357,660,813.52</text:p>
          </table:table-cell>
        </table:table-row>
        <table:table-row table:style-name="ro1">
          <table:table-cell table:style-name="ce1" office:value-type="string" calcext:value-type="string">
            <text:p>2013-06-04</text:p>
          </table:table-cell>
          <table:table-cell office:value-type="float" office:value="77.370003" calcext:value-type="float">
            <text:p>77.370003</text:p>
          </table:table-cell>
          <table:table-cell office:value-type="float" office:value="11379300" calcext:value-type="float">
            <text:p>11379300</text:p>
          </table:table-cell>
          <table:table-cell table:formula="of:=([.B1568]-[.B1567])*[.C1568]+([.C1568]-[.C1567])*[.B1568]" office:value-type="float" office:value="-29706390.4032" calcext:value-type="float">
            <text:p>-29,706,390.40</text:p>
          </table:table-cell>
        </table:table-row>
        <table:table-row table:style-name="ro1">
          <table:table-cell table:style-name="ce1" office:value-type="string" calcext:value-type="string">
            <text:p>2013-06-05</text:p>
          </table:table-cell>
          <table:table-cell office:value-type="float" office:value="76.660004" calcext:value-type="float">
            <text:p>76.660004</text:p>
          </table:table-cell>
          <table:table-cell office:value-type="float" office:value="8826900" calcext:value-type="float">
            <text:p>8826900</text:p>
          </table:table-cell>
          <table:table-cell table:formula="of:=([.B1569]-[.B1568])*[.C1569]+([.C1569]-[.C1568])*[.B1569]" office:value-type="float" office:value="-201934084.3827" calcext:value-type="float">
            <text:p>-201,934,084.38</text:p>
          </table:table-cell>
        </table:table-row>
        <table:table-row table:style-name="ro1">
          <table:table-cell table:style-name="ce1" office:value-type="string" calcext:value-type="string">
            <text:p>2013-06-06</text:p>
          </table:table-cell>
          <table:table-cell office:value-type="float" office:value="76.82" calcext:value-type="float">
            <text:p>76.82</text:p>
          </table:table-cell>
          <table:table-cell office:value-type="float" office:value="11099900" calcext:value-type="float">
            <text:p>11099900</text:p>
          </table:table-cell>
          <table:table-cell table:formula="of:=([.B1570]-[.B1569])*[.C1570]+([.C1570]-[.C1569])*[.B1570]" office:value-type="float" office:value="176387799.6004" calcext:value-type="float">
            <text:p>176,387,799.60</text:p>
          </table:table-cell>
        </table:table-row>
        <table:table-row table:style-name="ro1">
          <table:table-cell table:style-name="ce1" office:value-type="string" calcext:value-type="string">
            <text:p>2013-06-07</text:p>
          </table:table-cell>
          <table:table-cell office:value-type="float" office:value="77.75" calcext:value-type="float">
            <text:p>77.75</text:p>
          </table:table-cell>
          <table:table-cell office:value-type="float" office:value="7839500" calcext:value-type="float">
            <text:p>7839500</text:p>
          </table:table-cell>
          <table:table-cell table:formula="of:=([.B1571]-[.B1570])*[.C1571]+([.C1571]-[.C1570])*[.B1571]" office:value-type="float" office:value="-246205365" calcext:value-type="float">
            <text:p>-246,205,365.00</text:p>
          </table:table-cell>
        </table:table-row>
        <table:table-row table:style-name="ro1">
          <table:table-cell table:style-name="ce1" office:value-type="string" calcext:value-type="string">
            <text:p>2013-06-10</text:p>
          </table:table-cell>
          <table:table-cell office:value-type="float" office:value="78.07" calcext:value-type="float">
            <text:p>78.07</text:p>
          </table:table-cell>
          <table:table-cell office:value-type="float" office:value="8966400" calcext:value-type="float">
            <text:p>8966400</text:p>
          </table:table-cell>
          <table:table-cell table:formula="of:=([.B1572]-[.B1571])*[.C1572]+([.C1572]-[.C1571])*[.B1572]" office:value-type="float" office:value="90846330.9999999" calcext:value-type="float">
            <text:p>90,846,331.00</text:p>
          </table:table-cell>
        </table:table-row>
        <table:table-row table:style-name="ro1">
          <table:table-cell table:style-name="ce1" office:value-type="string" calcext:value-type="string">
            <text:p>2013-06-11</text:p>
          </table:table-cell>
          <table:table-cell office:value-type="float" office:value="78.120003" calcext:value-type="float">
            <text:p>78.120003</text:p>
          </table:table-cell>
          <table:table-cell office:value-type="float" office:value="6781200" calcext:value-type="float">
            <text:p>6781200</text:p>
          </table:table-cell>
          <table:table-cell table:formula="of:=([.B1573]-[.B1572])*[.C1573]+([.C1573]-[.C1572])*[.B1573]" office:value-type="float" office:value="-170368750.212" calcext:value-type="float">
            <text:p>-170,368,750.21</text:p>
          </table:table-cell>
        </table:table-row>
        <table:table-row table:style-name="ro1">
          <table:table-cell table:style-name="ce1" office:value-type="string" calcext:value-type="string">
            <text:p>2013-06-12</text:p>
          </table:table-cell>
          <table:table-cell office:value-type="float" office:value="77.599998" calcext:value-type="float">
            <text:p>77.599998</text:p>
          </table:table-cell>
          <table:table-cell office:value-type="float" office:value="7834200" calcext:value-type="float">
            <text:p>7834200</text:p>
          </table:table-cell>
          <table:table-cell table:formula="of:=([.B1574]-[.B1573])*[.C1574]+([.C1574]-[.C1573])*[.B1574]" office:value-type="float" office:value="77638974.723" calcext:value-type="float">
            <text:p>77,638,974.72</text:p>
          </table:table-cell>
        </table:table-row>
        <table:table-row table:style-name="ro1">
          <table:table-cell table:style-name="ce1" office:value-type="string" calcext:value-type="string">
            <text:p>2013-06-13</text:p>
          </table:table-cell>
          <table:table-cell office:value-type="float" office:value="78.43" calcext:value-type="float">
            <text:p>78.43</text:p>
          </table:table-cell>
          <table:table-cell office:value-type="float" office:value="6927700" calcext:value-type="float">
            <text:p>6927700</text:p>
          </table:table-cell>
          <table:table-cell table:formula="of:=([.B1575]-[.B1574])*[.C1575]+([.C1575]-[.C1574])*[.B1575]" office:value-type="float" office:value="-65346790.1445999" calcext:value-type="float">
            <text:p>-65,346,790.14</text:p>
          </table:table-cell>
        </table:table-row>
        <table:table-row table:style-name="ro1">
          <table:table-cell table:style-name="ce1" office:value-type="string" calcext:value-type="string">
            <text:p>2013-06-14</text:p>
          </table:table-cell>
          <table:table-cell office:value-type="float" office:value="78.029999" calcext:value-type="float">
            <text:p>78.029999</text:p>
          </table:table-cell>
          <table:table-cell office:value-type="float" office:value="6825900" calcext:value-type="float">
            <text:p>6825900</text:p>
          </table:table-cell>
          <table:table-cell table:formula="of:=([.B1576]-[.B1575])*[.C1576]+([.C1576]-[.C1575])*[.B1576]" office:value-type="float" office:value="-10673820.7241" calcext:value-type="float">
            <text:p>-10,673,820.72</text:p>
          </table:table-cell>
        </table:table-row>
        <table:table-row table:style-name="ro1">
          <table:table-cell table:style-name="ce1" office:value-type="string" calcext:value-type="string">
            <text:p>2013-06-17</text:p>
          </table:table-cell>
          <table:table-cell office:value-type="float" office:value="78.959999" calcext:value-type="float">
            <text:p>78.959999</text:p>
          </table:table-cell>
          <table:table-cell office:value-type="float" office:value="7359900" calcext:value-type="float">
            <text:p>7359900</text:p>
          </table:table-cell>
          <table:table-cell table:formula="of:=([.B1577]-[.B1576])*[.C1577]+([.C1577]-[.C1576])*[.B1577]" office:value-type="float" office:value="49009346.4659999" calcext:value-type="float">
            <text:p>49,009,346.47</text:p>
          </table:table-cell>
        </table:table-row>
        <table:table-row table:style-name="ro1">
          <table:table-cell table:style-name="ce1" office:value-type="string" calcext:value-type="string">
            <text:p>2013-06-18</text:p>
          </table:table-cell>
          <table:table-cell office:value-type="float" office:value="79.040001" calcext:value-type="float">
            <text:p>79.040001</text:p>
          </table:table-cell>
          <table:table-cell office:value-type="float" office:value="6051400" calcext:value-type="float">
            <text:p>6051400</text:p>
          </table:table-cell>
          <table:table-cell table:formula="of:=([.B1578]-[.B1577])*[.C1578]+([.C1578]-[.C1577])*[.B1578]" office:value-type="float" office:value="-102939717.2057" calcext:value-type="float">
            <text:p>-102,939,717.21</text:p>
          </table:table-cell>
        </table:table-row>
        <table:table-row table:style-name="ro1">
          <table:table-cell table:style-name="ce1" office:value-type="string" calcext:value-type="string">
            <text:p>2013-06-19</text:p>
          </table:table-cell>
          <table:table-cell office:value-type="float" office:value="77.610001" calcext:value-type="float">
            <text:p>77.610001</text:p>
          </table:table-cell>
          <table:table-cell office:value-type="float" office:value="7424500" calcext:value-type="float">
            <text:p>7424500</text:p>
          </table:table-cell>
          <table:table-cell table:formula="of:=([.B1579]-[.B1578])*[.C1579]+([.C1579]-[.C1578])*[.B1579]" office:value-type="float" office:value="95949257.3731" calcext:value-type="float">
            <text:p>95,949,257.37</text:p>
          </table:table-cell>
        </table:table-row>
        <table:table-row table:style-name="ro1">
          <table:table-cell table:style-name="ce1" office:value-type="string" calcext:value-type="string">
            <text:p>2013-06-20</text:p>
          </table:table-cell>
          <table:table-cell office:value-type="float" office:value="75.25" calcext:value-type="float">
            <text:p>75.25</text:p>
          </table:table-cell>
          <table:table-cell office:value-type="float" office:value="15555700" calcext:value-type="float">
            <text:p>15555700</text:p>
          </table:table-cell>
          <table:table-cell table:formula="of:=([.B1580]-[.B1579])*[.C1580]+([.C1580]-[.C1579])*[.B1580]" office:value-type="float" office:value="575161332.4443" calcext:value-type="float">
            <text:p>575,161,332.44</text:p>
          </table:table-cell>
        </table:table-row>
        <table:table-row table:style-name="ro1">
          <table:table-cell table:style-name="ce1" office:value-type="string" calcext:value-type="string">
            <text:p>2013-06-21</text:p>
          </table:table-cell>
          <table:table-cell office:value-type="float" office:value="77.43" calcext:value-type="float">
            <text:p>77.43</text:p>
          </table:table-cell>
          <table:table-cell office:value-type="float" office:value="20055700" calcext:value-type="float">
            <text:p>20055700</text:p>
          </table:table-cell>
          <table:table-cell table:formula="of:=([.B1581]-[.B1580])*[.C1581]+([.C1581]-[.C1580])*[.B1581]" office:value-type="float" office:value="392156426" calcext:value-type="float">
            <text:p>392,156,426.00</text:p>
          </table:table-cell>
        </table:table-row>
        <table:table-row table:style-name="ro1">
          <table:table-cell table:style-name="ce1" office:value-type="string" calcext:value-type="string">
            <text:p>2013-06-24</text:p>
          </table:table-cell>
          <table:table-cell office:value-type="float" office:value="76.580002" calcext:value-type="float">
            <text:p>76.580002</text:p>
          </table:table-cell>
          <table:table-cell office:value-type="float" office:value="12563300" calcext:value-type="float">
            <text:p>12563300</text:p>
          </table:table-cell>
          <table:table-cell table:formula="of:=([.B1582]-[.B1581])*[.C1582]+([.C1582]-[.C1581])*[.B1582]" office:value-type="float" office:value="-584446786.8582" calcext:value-type="float">
            <text:p>-584,446,786.86</text:p>
          </table:table-cell>
        </table:table-row>
        <table:table-row table:style-name="ro1">
          <table:table-cell table:style-name="ce1" office:value-type="string" calcext:value-type="string">
            <text:p>2013-06-25</text:p>
          </table:table-cell>
          <table:table-cell office:value-type="float" office:value="76.690002" calcext:value-type="float">
            <text:p>76.690002</text:p>
          </table:table-cell>
          <table:table-cell office:value-type="float" office:value="7909400" calcext:value-type="float">
            <text:p>7909400</text:p>
          </table:table-cell>
          <table:table-cell table:formula="of:=([.B1583]-[.B1582])*[.C1583]+([.C1583]-[.C1582])*[.B1583]" office:value-type="float" office:value="-356037566.3078" calcext:value-type="float">
            <text:p>-356,037,566.31</text:p>
          </table:table-cell>
        </table:table-row>
        <table:table-row table:style-name="ro1">
          <table:table-cell table:style-name="ce1" office:value-type="string" calcext:value-type="string">
            <text:p>2013-06-26</text:p>
          </table:table-cell>
          <table:table-cell office:value-type="float" office:value="77.400002" calcext:value-type="float">
            <text:p>77.400002</text:p>
          </table:table-cell>
          <table:table-cell office:value-type="float" office:value="7326500" calcext:value-type="float">
            <text:p>7326500</text:p>
          </table:table-cell>
          <table:table-cell table:formula="of:=([.B1584]-[.B1583])*[.C1584]+([.C1584]-[.C1583])*[.B1584]" office:value-type="float" office:value="-39914646.1658" calcext:value-type="float">
            <text:p>-39,914,646.17</text:p>
          </table:table-cell>
        </table:table-row>
        <table:table-row table:style-name="ro1">
          <table:table-cell table:style-name="ce1" office:value-type="string" calcext:value-type="string">
            <text:p>2013-06-27</text:p>
          </table:table-cell>
          <table:table-cell office:value-type="float" office:value="77.669998" calcext:value-type="float">
            <text:p>77.669998</text:p>
          </table:table-cell>
          <table:table-cell office:value-type="float" office:value="14731500" calcext:value-type="float">
            <text:p>14731500</text:p>
          </table:table-cell>
          <table:table-cell table:formula="of:=([.B1585]-[.B1584])*[.C1585]+([.C1585]-[.C1584])*[.B1585]" office:value-type="float" office:value="579123781.264" calcext:value-type="float">
            <text:p>579,123,781.26</text:p>
          </table:table-cell>
        </table:table-row>
        <table:table-row table:style-name="ro1">
          <table:table-cell table:style-name="ce1" office:value-type="string" calcext:value-type="string">
            <text:p>2013-06-28</text:p>
          </table:table-cell>
          <table:table-cell office:value-type="float" office:value="76.989998" calcext:value-type="float">
            <text:p>76.989998</text:p>
          </table:table-cell>
          <table:table-cell office:value-type="float" office:value="9865300" calcext:value-type="float">
            <text:p>9865300</text:p>
          </table:table-cell>
          <table:table-cell table:formula="of:=([.B1586]-[.B1585])*[.C1586]+([.C1586]-[.C1585])*[.B1586]" office:value-type="float" office:value="-381357132.2676" calcext:value-type="float">
            <text:p>-381,357,132.27</text:p>
          </table:table-cell>
        </table:table-row>
        <table:table-row table:style-name="ro1">
          <table:table-cell table:style-name="ce1" office:value-type="string" calcext:value-type="string">
            <text:p>2013-07-01</text:p>
          </table:table-cell>
          <table:table-cell office:value-type="float" office:value="78.019997" calcext:value-type="float">
            <text:p>78.019997</text:p>
          </table:table-cell>
          <table:table-cell office:value-type="float" office:value="6699200" calcext:value-type="float">
            <text:p>6699200</text:p>
          </table:table-cell>
          <table:table-cell table:formula="of:=([.B1587]-[.B1586])*[.C1587]+([.C1587]-[.C1586])*[.B1587]" office:value-type="float" office:value="-240118943.2009" calcext:value-type="float">
            <text:p>-240,118,943.20</text:p>
          </table:table-cell>
        </table:table-row>
        <table:table-row table:style-name="ro1">
          <table:table-cell table:style-name="ce1" office:value-type="string" calcext:value-type="string">
            <text:p>2013-07-02</text:p>
          </table:table-cell>
          <table:table-cell office:value-type="float" office:value="78.440002" calcext:value-type="float">
            <text:p>78.440002</text:p>
          </table:table-cell>
          <table:table-cell office:value-type="float" office:value="10228500" calcext:value-type="float">
            <text:p>10228500</text:p>
          </table:table-cell>
          <table:table-cell table:formula="of:=([.B1588]-[.B1587])*[.C1588]+([.C1588]-[.C1587])*[.B1588]" office:value-type="float" office:value="281134320.2011" calcext:value-type="float">
            <text:p>281,134,320.20</text:p>
          </table:table-cell>
        </table:table-row>
        <table:table-row table:style-name="ro1">
          <table:table-cell table:style-name="ce1" office:value-type="string" calcext:value-type="string">
            <text:p>2013-07-03</text:p>
          </table:table-cell>
          <table:table-cell office:value-type="float" office:value="78.57" calcext:value-type="float">
            <text:p>78.57</text:p>
          </table:table-cell>
          <table:table-cell office:value-type="float" office:value="5339900" calcext:value-type="float">
            <text:p>5339900</text:p>
          </table:table-cell>
          <table:table-cell table:formula="of:=([.B1589]-[.B1588])*[.C1589]+([.C1589]-[.C1588])*[.B1589]" office:value-type="float" office:value="-383403125.6798" calcext:value-type="float">
            <text:p>-383,403,125.68</text:p>
          </table:table-cell>
        </table:table-row>
        <table:table-row table:style-name="ro1">
          <table:table-cell table:style-name="ce1" office:value-type="string" calcext:value-type="string">
            <text:p>2013-07-05</text:p>
          </table:table-cell>
          <table:table-cell office:value-type="float" office:value="78.339996" calcext:value-type="float">
            <text:p>78.339996</text:p>
          </table:table-cell>
          <table:table-cell office:value-type="float" office:value="7264700" calcext:value-type="float">
            <text:p>7264700</text:p>
          </table:table-cell>
          <table:table-cell table:formula="of:=([.B1590]-[.B1589])*[.C1590]+([.C1590]-[.C1589])*[.B1590]" office:value-type="float" office:value="149117914.242" calcext:value-type="float">
            <text:p>149,117,914.24</text:p>
          </table:table-cell>
        </table:table-row>
        <table:table-row table:style-name="ro1">
          <table:table-cell table:style-name="ce1" office:value-type="string" calcext:value-type="string">
            <text:p>2013-07-08</text:p>
          </table:table-cell>
          <table:table-cell office:value-type="float" office:value="78.760002" calcext:value-type="float">
            <text:p>78.760002</text:p>
          </table:table-cell>
          <table:table-cell office:value-type="float" office:value="11141400" calcext:value-type="float">
            <text:p>11141400</text:p>
          </table:table-cell>
          <table:table-cell table:formula="of:=([.B1591]-[.B1590])*[.C1591]+([.C1591]-[.C1590])*[.B1591]" office:value-type="float" office:value="310008354.6018" calcext:value-type="float">
            <text:p>310,008,354.60</text:p>
          </table:table-cell>
        </table:table-row>
        <table:table-row table:style-name="ro1">
          <table:table-cell table:style-name="ce1" office:value-type="string" calcext:value-type="string">
            <text:p>2013-07-09</text:p>
          </table:table-cell>
          <table:table-cell office:value-type="float" office:value="79.57" calcext:value-type="float">
            <text:p>79.57</text:p>
          </table:table-cell>
          <table:table-cell office:value-type="float" office:value="11456200" calcext:value-type="float">
            <text:p>11456200</text:p>
          </table:table-cell>
          <table:table-cell table:formula="of:=([.B1592]-[.B1591])*[.C1592]+([.C1592]-[.C1591])*[.B1592]" office:value-type="float" office:value="34328135.0875999" calcext:value-type="float">
            <text:p>34,328,135.09</text:p>
          </table:table-cell>
        </table:table-row>
        <table:table-row table:style-name="ro1">
          <table:table-cell table:style-name="ce1" office:value-type="string" calcext:value-type="string">
            <text:p>2013-07-10</text:p>
          </table:table-cell>
          <table:table-cell office:value-type="float" office:value="79.800003" calcext:value-type="float">
            <text:p>79.800003</text:p>
          </table:table-cell>
          <table:table-cell office:value-type="float" office:value="6862800" calcext:value-type="float">
            <text:p>6862800</text:p>
          </table:table-cell>
          <table:table-cell table:formula="of:=([.B1593]-[.B1592])*[.C1593]+([.C1593]-[.C1592])*[.B1593]" office:value-type="float" office:value="-364974869.1918" calcext:value-type="float">
            <text:p>-364,974,869.19</text:p>
          </table:table-cell>
        </table:table-row>
        <table:table-row table:style-name="ro1">
          <table:table-cell table:style-name="ce1" office:value-type="string" calcext:value-type="string">
            <text:p>2013-07-11</text:p>
          </table:table-cell>
          <table:table-cell office:value-type="float" office:value="80.769997" calcext:value-type="float">
            <text:p>80.769997</text:p>
          </table:table-cell>
          <table:table-cell office:value-type="float" office:value="9185400" calcext:value-type="float">
            <text:p>9185400</text:p>
          </table:table-cell>
          <table:table-cell table:formula="of:=([.B1594]-[.B1593])*[.C1594]+([.C1594]-[.C1593])*[.B1594]" office:value-type="float" office:value="196506177.9198" calcext:value-type="float">
            <text:p>196,506,177.92</text:p>
          </table:table-cell>
        </table:table-row>
        <table:table-row table:style-name="ro1">
          <table:table-cell table:style-name="ce1" office:value-type="string" calcext:value-type="string">
            <text:p>2013-07-12</text:p>
          </table:table-cell>
          <table:table-cell office:value-type="float" office:value="81.550003" calcext:value-type="float">
            <text:p>81.550003</text:p>
          </table:table-cell>
          <table:table-cell office:value-type="float" office:value="12586300" calcext:value-type="float">
            <text:p>12586300</text:p>
          </table:table-cell>
          <table:table-cell table:formula="of:=([.B1595]-[.B1594])*[.C1595]+([.C1595]-[.C1594])*[.B1595]" office:value-type="float" office:value="287160794.7205" calcext:value-type="float">
            <text:p>287,160,794.72</text:p>
          </table:table-cell>
        </table:table-row>
        <table:table-row table:style-name="ro1">
          <table:table-cell table:style-name="ce1" office:value-type="string" calcext:value-type="string">
            <text:p>2013-07-15</text:p>
          </table:table-cell>
          <table:table-cell office:value-type="float" office:value="81.510002" calcext:value-type="float">
            <text:p>81.510002</text:p>
          </table:table-cell>
          <table:table-cell office:value-type="float" office:value="10024700" calcext:value-type="float">
            <text:p>10024700</text:p>
          </table:table-cell>
          <table:table-cell table:formula="of:=([.B1596]-[.B1595])*[.C1596]+([.C1596]-[.C1595])*[.B1596]" office:value-type="float" office:value="-209197019.1479" calcext:value-type="float">
            <text:p>-209,197,019.15</text:p>
          </table:table-cell>
        </table:table-row>
        <table:table-row table:style-name="ro1">
          <table:table-cell table:style-name="ce1" office:value-type="string" calcext:value-type="string">
            <text:p>2013-07-16</text:p>
          </table:table-cell>
          <table:table-cell office:value-type="float" office:value="80.970001" calcext:value-type="float">
            <text:p>80.970001</text:p>
          </table:table-cell>
          <table:table-cell office:value-type="float" office:value="11208600" calcext:value-type="float">
            <text:p>11208600</text:p>
          </table:table-cell>
          <table:table-cell table:formula="of:=([.B1597]-[.B1596])*[.C1597]+([.C1597]-[.C1596])*[.B1597]" office:value-type="float" office:value="89807728.9753" calcext:value-type="float">
            <text:p>89,807,728.98</text:p>
          </table:table-cell>
        </table:table-row>
        <table:table-row table:style-name="ro1">
          <table:table-cell table:style-name="ce1" office:value-type="string" calcext:value-type="string">
            <text:p>2013-07-17</text:p>
          </table:table-cell>
          <table:table-cell office:value-type="float" office:value="80.089996" calcext:value-type="float">
            <text:p>80.089996</text:p>
          </table:table-cell>
          <table:table-cell office:value-type="float" office:value="7644300" calcext:value-type="float">
            <text:p>7644300</text:p>
          </table:table-cell>
          <table:table-cell table:formula="of:=([.B1598]-[.B1597])*[.C1598]+([.C1598]-[.C1597])*[.B1598]" office:value-type="float" office:value="-292191794.9643" calcext:value-type="float">
            <text:p>-292,191,794.96</text:p>
          </table:table-cell>
        </table:table-row>
        <table:table-row table:style-name="ro1">
          <table:table-cell table:style-name="ce1" office:value-type="string" calcext:value-type="string">
            <text:p>2013-07-18</text:p>
          </table:table-cell>
          <table:table-cell office:value-type="float" office:value="80.300003" calcext:value-type="float">
            <text:p>80.300003</text:p>
          </table:table-cell>
          <table:table-cell office:value-type="float" office:value="5526000" calcext:value-type="float">
            <text:p>5526000</text:p>
          </table:table-cell>
          <table:table-cell table:formula="of:=([.B1599]-[.B1598])*[.C1599]+([.C1599]-[.C1598])*[.B1599]" office:value-type="float" office:value="-168938997.6729" calcext:value-type="float">
            <text:p>-168,938,997.67</text:p>
          </table:table-cell>
        </table:table-row>
        <table:table-row table:style-name="ro1">
          <table:table-cell table:style-name="ce1" office:value-type="string" calcext:value-type="string">
            <text:p>2013-07-19</text:p>
          </table:table-cell>
          <table:table-cell office:value-type="float" office:value="81.370003" calcext:value-type="float">
            <text:p>81.370003</text:p>
          </table:table-cell>
          <table:table-cell office:value-type="float" office:value="7862600" calcext:value-type="float">
            <text:p>7862600</text:p>
          </table:table-cell>
          <table:table-cell table:formula="of:=([.B1600]-[.B1599])*[.C1600]+([.C1600]-[.C1599])*[.B1600]" office:value-type="float" office:value="198542131.0098" calcext:value-type="float">
            <text:p>198,542,131.01</text:p>
          </table:table-cell>
        </table:table-row>
        <table:table-row table:style-name="ro1">
          <table:table-cell table:style-name="ce1" office:value-type="string" calcext:value-type="string">
            <text:p>2013-07-22</text:p>
          </table:table-cell>
          <table:table-cell office:value-type="float" office:value="81.220001" calcext:value-type="float">
            <text:p>81.220001</text:p>
          </table:table-cell>
          <table:table-cell office:value-type="float" office:value="4813600" calcext:value-type="float">
            <text:p>4813600</text:p>
          </table:table-cell>
          <table:table-cell table:formula="of:=([.B1601]-[.B1600])*[.C1601]+([.C1601]-[.C1600])*[.B1601]" office:value-type="float" office:value="-248361832.6762" calcext:value-type="float">
            <text:p>-248,361,832.68</text:p>
          </table:table-cell>
        </table:table-row>
        <table:table-row table:style-name="ro1">
          <table:table-cell table:style-name="ce1" office:value-type="string" calcext:value-type="string">
            <text:p>2013-07-23</text:p>
          </table:table-cell>
          <table:table-cell office:value-type="float" office:value="80.949997" calcext:value-type="float">
            <text:p>80.949997</text:p>
          </table:table-cell>
          <table:table-cell office:value-type="float" office:value="4311700" calcext:value-type="float">
            <text:p>4311700</text:p>
          </table:table-cell>
          <table:table-cell table:formula="of:=([.B1602]-[.B1601])*[.C1602]+([.C1602]-[.C1601])*[.B1602]" office:value-type="float" office:value="-41792979.7411" calcext:value-type="float">
            <text:p>-41,792,979.74</text:p>
          </table:table-cell>
        </table:table-row>
        <table:table-row table:style-name="ro1">
          <table:table-cell table:style-name="ce1" office:value-type="string" calcext:value-type="string">
            <text:p>2013-07-24</text:p>
          </table:table-cell>
          <table:table-cell office:value-type="float" office:value="80.269997" calcext:value-type="float">
            <text:p>80.269997</text:p>
          </table:table-cell>
          <table:table-cell office:value-type="float" office:value="5606600" calcext:value-type="float">
            <text:p>5606600</text:p>
          </table:table-cell>
          <table:table-cell table:formula="of:=([.B1603]-[.B1602])*[.C1603]+([.C1603]-[.C1602])*[.B1603]" office:value-type="float" office:value="100129131.1153" calcext:value-type="float">
            <text:p>100,129,131.12</text:p>
          </table:table-cell>
        </table:table-row>
        <table:table-row table:style-name="ro1">
          <table:table-cell table:style-name="ce1" office:value-type="string" calcext:value-type="string">
            <text:p>2013-07-25</text:p>
          </table:table-cell>
          <table:table-cell office:value-type="float" office:value="80.410004" calcext:value-type="float">
            <text:p>80.410004</text:p>
          </table:table-cell>
          <table:table-cell office:value-type="float" office:value="6239900" calcext:value-type="float">
            <text:p>6239900</text:p>
          </table:table-cell>
          <table:table-cell table:formula="of:=([.B1604]-[.B1603])*[.C1604]+([.C1604]-[.C1603])*[.B1604]" office:value-type="float" office:value="51797285.2125" calcext:value-type="float">
            <text:p>51,797,285.21</text:p>
          </table:table-cell>
        </table:table-row>
        <table:table-row table:style-name="ro1">
          <table:table-cell table:style-name="ce1" office:value-type="string" calcext:value-type="string">
            <text:p>2013-07-26</text:p>
          </table:table-cell>
          <table:table-cell office:value-type="float" office:value="80.389999" calcext:value-type="float">
            <text:p>80.389999</text:p>
          </table:table-cell>
          <table:table-cell office:value-type="float" office:value="6543500" calcext:value-type="float">
            <text:p>6543500</text:p>
          </table:table-cell>
          <table:table-cell table:formula="of:=([.B1605]-[.B1604])*[.C1605]+([.C1605]-[.C1604])*[.B1605]" office:value-type="float" office:value="24275500.9789" calcext:value-type="float">
            <text:p>24,275,500.98</text:p>
          </table:table-cell>
        </table:table-row>
        <table:table-row table:style-name="ro1">
          <table:table-cell table:style-name="ce1" office:value-type="string" calcext:value-type="string">
            <text:p>2013-07-29</text:p>
          </table:table-cell>
          <table:table-cell office:value-type="float" office:value="80.089996" calcext:value-type="float">
            <text:p>80.089996</text:p>
          </table:table-cell>
          <table:table-cell office:value-type="float" office:value="4389400" calcext:value-type="float">
            <text:p>4389400</text:p>
          </table:table-cell>
          <table:table-cell table:formula="of:=([.B1606]-[.B1605])*[.C1606]+([.C1606]-[.C1605])*[.B1606]" office:value-type="float" office:value="-173838693.5518" calcext:value-type="float">
            <text:p>-173,838,693.55</text:p>
          </table:table-cell>
        </table:table-row>
        <table:table-row table:style-name="ro1">
          <table:table-cell table:style-name="ce1" office:value-type="string" calcext:value-type="string">
            <text:p>2013-07-30</text:p>
          </table:table-cell>
          <table:table-cell office:value-type="float" office:value="80.440002" calcext:value-type="float">
            <text:p>80.440002</text:p>
          </table:table-cell>
          <table:table-cell office:value-type="float" office:value="6434100" calcext:value-type="float">
            <text:p>6434100</text:p>
          </table:table-cell>
          <table:table-cell table:formula="of:=([.B1607]-[.B1606])*[.C1607]+([.C1607]-[.C1606])*[.B1607]" office:value-type="float" office:value="166727645.694" calcext:value-type="float">
            <text:p>166,727,645.69</text:p>
          </table:table-cell>
        </table:table-row>
        <table:table-row table:style-name="ro1">
          <table:table-cell table:style-name="ce1" office:value-type="string" calcext:value-type="string">
            <text:p>2013-07-31</text:p>
          </table:table-cell>
          <table:table-cell office:value-type="float" office:value="80.300003" calcext:value-type="float">
            <text:p>80.300003</text:p>
          </table:table-cell>
          <table:table-cell office:value-type="float" office:value="11857000" calcext:value-type="float">
            <text:p>11857000</text:p>
          </table:table-cell>
          <table:table-cell table:formula="of:=([.B1608]-[.B1607])*[.C1608]+([.C1608]-[.C1607])*[.B1608]" office:value-type="float" office:value="433798918.1257" calcext:value-type="float">
            <text:p>433,798,918.13</text:p>
          </table:table-cell>
        </table:table-row>
        <table:table-row table:style-name="ro1">
          <table:table-cell table:style-name="ce1" office:value-type="string" calcext:value-type="string">
            <text:p>2013-08-01</text:p>
          </table:table-cell>
          <table:table-cell office:value-type="float" office:value="81.639999" calcext:value-type="float">
            <text:p>81.639999</text:p>
          </table:table-cell>
          <table:table-cell office:value-type="float" office:value="10724800" calcext:value-type="float">
            <text:p>10724800</text:p>
          </table:table-cell>
          <table:table-cell table:formula="of:=([.B1609]-[.B1608])*[.C1609]+([.C1609]-[.C1608])*[.B1609]" office:value-type="float" office:value="-78061617.767" calcext:value-type="float">
            <text:p>-78,061,617.77</text:p>
          </table:table-cell>
        </table:table-row>
        <table:table-row table:style-name="ro1">
          <table:table-cell table:style-name="ce1" office:value-type="string" calcext:value-type="string">
            <text:p>2013-08-02</text:p>
          </table:table-cell>
          <table:table-cell office:value-type="float" office:value="81.290001" calcext:value-type="float">
            <text:p>81.290001</text:p>
          </table:table-cell>
          <table:table-cell office:value-type="float" office:value="6626300" calcext:value-type="float">
            <text:p>6626300</text:p>
          </table:table-cell>
          <table:table-cell table:formula="of:=([.B1610]-[.B1609])*[.C1610]+([.C1610]-[.C1609])*[.B1610]" office:value-type="float" office:value="-335486260.8459" calcext:value-type="float">
            <text:p>-335,486,260.85</text:p>
          </table:table-cell>
        </table:table-row>
        <table:table-row table:style-name="ro1">
          <table:table-cell table:style-name="ce1" office:value-type="string" calcext:value-type="string">
            <text:p>2013-08-05</text:p>
          </table:table-cell>
          <table:table-cell office:value-type="float" office:value="81.400002" calcext:value-type="float">
            <text:p>81.400002</text:p>
          </table:table-cell>
          <table:table-cell office:value-type="float" office:value="4662800" calcext:value-type="float">
            <text:p>4662800</text:p>
          </table:table-cell>
          <table:table-cell table:formula="of:=([.B1611]-[.B1610])*[.C1611]+([.C1611]-[.C1610])*[.B1611]" office:value-type="float" office:value="-159315991.2642" calcext:value-type="float">
            <text:p>-159,315,991.26</text:p>
          </table:table-cell>
        </table:table-row>
        <table:table-row table:style-name="ro1">
          <table:table-cell table:style-name="ce1" office:value-type="string" calcext:value-type="string">
            <text:p>2013-08-06</text:p>
          </table:table-cell>
          <table:table-cell office:value-type="float" office:value="81.739998" calcext:value-type="float">
            <text:p>81.739998</text:p>
          </table:table-cell>
          <table:table-cell office:value-type="float" office:value="6212500" calcext:value-type="float">
            <text:p>6212500</text:p>
          </table:table-cell>
          <table:table-cell table:formula="of:=([.B1612]-[.B1611])*[.C1612]+([.C1612]-[.C1611])*[.B1612]" office:value-type="float" office:value="128784700.0506" calcext:value-type="float">
            <text:p>128,784,700.05</text:p>
          </table:table-cell>
        </table:table-row>
        <table:table-row table:style-name="ro1">
          <table:table-cell table:style-name="ce1" office:value-type="string" calcext:value-type="string">
            <text:p>2013-08-07</text:p>
          </table:table-cell>
          <table:table-cell office:value-type="float" office:value="81.959999" calcext:value-type="float">
            <text:p>81.959999</text:p>
          </table:table-cell>
          <table:table-cell office:value-type="float" office:value="5828500" calcext:value-type="float">
            <text:p>5828500</text:p>
          </table:table-cell>
          <table:table-cell table:formula="of:=([.B1613]-[.B1612])*[.C1613]+([.C1613]-[.C1612])*[.B1613]" office:value-type="float" office:value="-30190363.7875" calcext:value-type="float">
            <text:p>-30,190,363.79</text:p>
          </table:table-cell>
        </table:table-row>
        <table:table-row table:style-name="ro1">
          <table:table-cell table:style-name="ce1" office:value-type="string" calcext:value-type="string">
            <text:p>2013-08-08</text:p>
          </table:table-cell>
          <table:table-cell office:value-type="float" office:value="82.169998" calcext:value-type="float">
            <text:p>82.169998</text:p>
          </table:table-cell>
          <table:table-cell office:value-type="float" office:value="6207900" calcext:value-type="float">
            <text:p>6207900</text:p>
          </table:table-cell>
          <table:table-cell table:formula="of:=([.B1614]-[.B1613])*[.C1614]+([.C1614]-[.C1613])*[.B1614]" office:value-type="float" office:value="32478950.0333001" calcext:value-type="float">
            <text:p>32,478,950.03</text:p>
          </table:table-cell>
        </table:table-row>
        <table:table-row table:style-name="ro1">
          <table:table-cell table:style-name="ce1" office:value-type="string" calcext:value-type="string">
            <text:p>2013-08-09</text:p>
          </table:table-cell>
          <table:table-cell office:value-type="float" office:value="81.639999" calcext:value-type="float">
            <text:p>81.639999</text:p>
          </table:table-cell>
          <table:table-cell office:value-type="float" office:value="6127200" calcext:value-type="float">
            <text:p>6127200</text:p>
          </table:table-cell>
          <table:table-cell table:formula="of:=([.B1615]-[.B1614])*[.C1615]+([.C1615]-[.C1614])*[.B1615]" office:value-type="float" office:value="-9835757.79210002" calcext:value-type="float">
            <text:p>-9,835,757.79</text:p>
          </table:table-cell>
        </table:table-row>
        <table:table-row table:style-name="ro1">
          <table:table-cell table:style-name="ce1" office:value-type="string" calcext:value-type="string">
            <text:p>2013-08-12</text:p>
          </table:table-cell>
          <table:table-cell office:value-type="float" office:value="81.620003" calcext:value-type="float">
            <text:p>81.620003</text:p>
          </table:table-cell>
          <table:table-cell office:value-type="float" office:value="4922200" calcext:value-type="float">
            <text:p>4922200</text:p>
          </table:table-cell>
          <table:table-cell table:formula="of:=([.B1616]-[.B1615])*[.C1616]+([.C1616]-[.C1615])*[.B1616]" office:value-type="float" office:value="-98450527.9262" calcext:value-type="float">
            <text:p>-98,450,527.93</text:p>
          </table:table-cell>
        </table:table-row>
        <table:table-row table:style-name="ro1">
          <table:table-cell table:style-name="ce1" office:value-type="string" calcext:value-type="string">
            <text:p>2013-08-13</text:p>
          </table:table-cell>
          <table:table-cell office:value-type="float" office:value="81.660004" calcext:value-type="float">
            <text:p>81.660004</text:p>
          </table:table-cell>
          <table:table-cell office:value-type="float" office:value="4936400" calcext:value-type="float">
            <text:p>4936400</text:p>
          </table:table-cell>
          <table:table-cell table:formula="of:=([.B1617]-[.B1616])*[.C1617]+([.C1617]-[.C1616])*[.B1617]" office:value-type="float" office:value="1357032.99320002" calcext:value-type="float">
            <text:p>1,357,032.99</text:p>
          </table:table-cell>
        </table:table-row>
        <table:table-row table:style-name="ro1">
          <table:table-cell table:style-name="ce1" office:value-type="string" calcext:value-type="string">
            <text:p>2013-08-14</text:p>
          </table:table-cell>
          <table:table-cell office:value-type="float" office:value="81.25" calcext:value-type="float">
            <text:p>81.25</text:p>
          </table:table-cell>
          <table:table-cell office:value-type="float" office:value="5167500" calcext:value-type="float">
            <text:p>5167500</text:p>
          </table:table-cell>
          <table:table-cell table:formula="of:=([.B1618]-[.B1617])*[.C1618]+([.C1618]-[.C1617])*[.B1618]" office:value-type="float" office:value="16658179.33" calcext:value-type="float">
            <text:p>16,658,179.33</text:p>
          </table:table-cell>
        </table:table-row>
        <table:table-row table:style-name="ro1">
          <table:table-cell table:style-name="ce1" office:value-type="string" calcext:value-type="string">
            <text:p>2013-08-15</text:p>
          </table:table-cell>
          <table:table-cell office:value-type="float" office:value="80.480003" calcext:value-type="float">
            <text:p>80.480003</text:p>
          </table:table-cell>
          <table:table-cell office:value-type="float" office:value="7415300" calcext:value-type="float">
            <text:p>7415300</text:p>
          </table:table-cell>
          <table:table-cell table:formula="of:=([.B1619]-[.B1618])*[.C1619]+([.C1619]-[.C1618])*[.B1619]" office:value-type="float" office:value="175193191.9893" calcext:value-type="float">
            <text:p>175,193,191.99</text:p>
          </table:table-cell>
        </table:table-row>
        <table:table-row table:style-name="ro1">
          <table:table-cell table:style-name="ce1" office:value-type="string" calcext:value-type="string">
            <text:p>2013-08-16</text:p>
          </table:table-cell>
          <table:table-cell office:value-type="float" office:value="79.900002" calcext:value-type="float">
            <text:p>79.900002</text:p>
          </table:table-cell>
          <table:table-cell office:value-type="float" office:value="9451600" calcext:value-type="float">
            <text:p>9451600</text:p>
          </table:table-cell>
          <table:table-cell table:formula="of:=([.B1620]-[.B1619])*[.C1620]+([.C1620]-[.C1619])*[.B1620]" office:value-type="float" office:value="157218436.621" calcext:value-type="float">
            <text:p>157,218,436.62</text:p>
          </table:table-cell>
        </table:table-row>
        <table:table-row table:style-name="ro1">
          <table:table-cell table:style-name="ce1" office:value-type="string" calcext:value-type="string">
            <text:p>2013-08-19</text:p>
          </table:table-cell>
          <table:table-cell office:value-type="float" office:value="79.589996" calcext:value-type="float">
            <text:p>79.589996</text:p>
          </table:table-cell>
          <table:table-cell office:value-type="float" office:value="5959400" calcext:value-type="float">
            <text:p>5959400</text:p>
          </table:table-cell>
          <table:table-cell table:formula="of:=([.B1621]-[.B1620])*[.C1621]+([.C1621]-[.C1620])*[.B1621]" office:value-type="float" office:value="-279791633.7876" calcext:value-type="float">
            <text:p>-279,791,633.79</text:p>
          </table:table-cell>
        </table:table-row>
        <table:table-row table:style-name="ro1">
          <table:table-cell table:style-name="ce1" office:value-type="string" calcext:value-type="string">
            <text:p>2013-08-20</text:p>
          </table:table-cell>
          <table:table-cell office:value-type="float" office:value="79.529999" calcext:value-type="float">
            <text:p>79.529999</text:p>
          </table:table-cell>
          <table:table-cell office:value-type="float" office:value="5172500" calcext:value-type="float">
            <text:p>5172500</text:p>
          </table:table-cell>
          <table:table-cell table:formula="of:=([.B1622]-[.B1621])*[.C1622]+([.C1622]-[.C1621])*[.B1622]" office:value-type="float" office:value="-62892490.6956" calcext:value-type="float">
            <text:p>-62,892,490.70</text:p>
          </table:table-cell>
        </table:table-row>
        <table:table-row table:style-name="ro1">
          <table:table-cell table:style-name="ce1" office:value-type="string" calcext:value-type="string">
            <text:p>2013-08-21</text:p>
          </table:table-cell>
          <table:table-cell office:value-type="float" office:value="79.379997" calcext:value-type="float">
            <text:p>79.379997</text:p>
          </table:table-cell>
          <table:table-cell office:value-type="float" office:value="7390900" calcext:value-type="float">
            <text:p>7390900</text:p>
          </table:table-cell>
          <table:table-cell table:formula="of:=([.B1623]-[.B1622])*[.C1623]+([.C1623]-[.C1622])*[.B1623]" office:value-type="float" office:value="174987935.563" calcext:value-type="float">
            <text:p>174,987,935.56</text:p>
          </table:table-cell>
        </table:table-row>
        <table:table-row table:style-name="ro1">
          <table:table-cell table:style-name="ce1" office:value-type="string" calcext:value-type="string">
            <text:p>2013-08-22</text:p>
          </table:table-cell>
          <table:table-cell office:value-type="float" office:value="79.769997" calcext:value-type="float">
            <text:p>79.769997</text:p>
          </table:table-cell>
          <table:table-cell office:value-type="float" office:value="6274400" calcext:value-type="float">
            <text:p>6274400</text:p>
          </table:table-cell>
          <table:table-cell table:formula="of:=([.B1624]-[.B1623])*[.C1624]+([.C1624]-[.C1623])*[.B1624]" office:value-type="float" office:value="-86616185.6505" calcext:value-type="float">
            <text:p>-86,616,185.65</text:p>
          </table:table-cell>
        </table:table-row>
        <table:table-row table:style-name="ro1">
          <table:table-cell table:style-name="ce1" office:value-type="string" calcext:value-type="string">
            <text:p>2013-08-23</text:p>
          </table:table-cell>
          <table:table-cell office:value-type="float" office:value="80.010002" calcext:value-type="float">
            <text:p>80.010002</text:p>
          </table:table-cell>
          <table:table-cell office:value-type="float" office:value="5219600" calcext:value-type="float">
            <text:p>5219600</text:p>
          </table:table-cell>
          <table:table-cell table:formula="of:=([.B1625]-[.B1624])*[.C1625]+([.C1625]-[.C1624])*[.B1625]" office:value-type="float" office:value="-83141820.0116" calcext:value-type="float">
            <text:p>-83,141,820.01</text:p>
          </table:table-cell>
        </table:table-row>
        <table:table-row table:style-name="ro1">
          <table:table-cell table:style-name="ce1" office:value-type="string" calcext:value-type="string">
            <text:p>2013-08-26</text:p>
          </table:table-cell>
          <table:table-cell office:value-type="float" office:value="78.540001" calcext:value-type="float">
            <text:p>78.540001</text:p>
          </table:table-cell>
          <table:table-cell office:value-type="float" office:value="6385400" calcext:value-type="float">
            <text:p>6385400</text:p>
          </table:table-cell>
          <table:table-cell table:formula="of:=([.B1626]-[.B1625])*[.C1626]+([.C1626]-[.C1625])*[.B1626]" office:value-type="float" office:value="82175388.7804" calcext:value-type="float">
            <text:p>82,175,388.78</text:p>
          </table:table-cell>
        </table:table-row>
        <table:table-row table:style-name="ro1">
          <table:table-cell table:style-name="ce1" office:value-type="string" calcext:value-type="string">
            <text:p>2013-08-27</text:p>
          </table:table-cell>
          <table:table-cell office:value-type="float" office:value="77.970001" calcext:value-type="float">
            <text:p>77.970001</text:p>
          </table:table-cell>
          <table:table-cell office:value-type="float" office:value="7052200" calcext:value-type="float">
            <text:p>7052200</text:p>
          </table:table-cell>
          <table:table-cell table:formula="of:=([.B1627]-[.B1626])*[.C1627]+([.C1627]-[.C1626])*[.B1627]" office:value-type="float" office:value="47970642.6668" calcext:value-type="float">
            <text:p>47,970,642.67</text:p>
          </table:table-cell>
        </table:table-row>
        <table:table-row table:style-name="ro1">
          <table:table-cell table:style-name="ce1" office:value-type="string" calcext:value-type="string">
            <text:p>2013-08-28</text:p>
          </table:table-cell>
          <table:table-cell office:value-type="float" office:value="76.849998" calcext:value-type="float">
            <text:p>76.849998</text:p>
          </table:table-cell>
          <table:table-cell office:value-type="float" office:value="9008500" calcext:value-type="float">
            <text:p>9008500</text:p>
          </table:table-cell>
          <table:table-cell table:formula="of:=([.B1628]-[.B1627])*[.C1628]+([.C1628]-[.C1627])*[.B1628]" office:value-type="float" office:value="140252104.0619" calcext:value-type="float">
            <text:p>140,252,104.06</text:p>
          </table:table-cell>
        </table:table-row>
        <table:table-row table:style-name="ro1">
          <table:table-cell table:style-name="ce1" office:value-type="string" calcext:value-type="string">
            <text:p>2013-08-29</text:p>
          </table:table-cell>
          <table:table-cell office:value-type="float" office:value="77.309998" calcext:value-type="float">
            <text:p>77.309998</text:p>
          </table:table-cell>
          <table:table-cell office:value-type="float" office:value="5961000" calcext:value-type="float">
            <text:p>5961000</text:p>
          </table:table-cell>
          <table:table-cell table:formula="of:=([.B1629]-[.B1628])*[.C1629]+([.C1629]-[.C1628])*[.B1629]" office:value-type="float" office:value="-232860158.905" calcext:value-type="float">
            <text:p>-232,860,158.91</text:p>
          </table:table-cell>
        </table:table-row>
        <table:table-row table:style-name="ro1">
          <table:table-cell table:style-name="ce1" office:value-type="string" calcext:value-type="string">
            <text:p>2013-08-30</text:p>
          </table:table-cell>
          <table:table-cell office:value-type="float" office:value="77.889999" calcext:value-type="float">
            <text:p>77.889999</text:p>
          </table:table-cell>
          <table:table-cell office:value-type="float" office:value="9039100" calcext:value-type="float">
            <text:p>9039100</text:p>
          </table:table-cell>
          <table:table-cell table:formula="of:=([.B1630]-[.B1629])*[.C1630]+([.C1630]-[.C1629])*[.B1630]" office:value-type="float" office:value="244995892.961" calcext:value-type="float">
            <text:p>244,995,892.96</text:p>
          </table:table-cell>
        </table:table-row>
        <table:table-row table:style-name="ro1">
          <table:table-cell table:style-name="ce1" office:value-type="string" calcext:value-type="string">
            <text:p>2013-09-03</text:p>
          </table:table-cell>
          <table:table-cell office:value-type="float" office:value="77.75" calcext:value-type="float">
            <text:p>77.75</text:p>
          </table:table-cell>
          <table:table-cell office:value-type="float" office:value="6743800" calcext:value-type="float">
            <text:p>6743800</text:p>
          </table:table-cell>
          <table:table-cell table:formula="of:=([.B1631]-[.B1630])*[.C1631]+([.C1631]-[.C1630])*[.B1631]" office:value-type="float" office:value="-179403700.2562" calcext:value-type="float">
            <text:p>-179,403,700.26</text:p>
          </table:table-cell>
        </table:table-row>
        <table:table-row table:style-name="ro1">
          <table:table-cell table:style-name="ce1" office:value-type="string" calcext:value-type="string">
            <text:p>2013-09-04</text:p>
          </table:table-cell>
          <table:table-cell office:value-type="float" office:value="77.489998" calcext:value-type="float">
            <text:p>77.489998</text:p>
          </table:table-cell>
          <table:table-cell office:value-type="float" office:value="6031300" calcext:value-type="float">
            <text:p>6031300</text:p>
          </table:table-cell>
          <table:table-cell table:formula="of:=([.B1632]-[.B1631])*[.C1632]+([.C1632]-[.C1631])*[.B1632]" office:value-type="float" office:value="-56779773.6376" calcext:value-type="float">
            <text:p>-56,779,773.64</text:p>
          </table:table-cell>
        </table:table-row>
        <table:table-row table:style-name="ro1">
          <table:table-cell table:style-name="ce1" office:value-type="string" calcext:value-type="string">
            <text:p>2013-09-05</text:p>
          </table:table-cell>
          <table:table-cell office:value-type="float" office:value="77.139999" calcext:value-type="float">
            <text:p>77.139999</text:p>
          </table:table-cell>
          <table:table-cell office:value-type="float" office:value="7163200" calcext:value-type="float">
            <text:p>7163200</text:p>
          </table:table-cell>
          <table:table-cell table:formula="of:=([.B1633]-[.B1632])*[.C1633]+([.C1633]-[.C1632])*[.B1633]" office:value-type="float" office:value="84807652.0313" calcext:value-type="float">
            <text:p>84,807,652.03</text:p>
          </table:table-cell>
        </table:table-row>
        <table:table-row table:style-name="ro1">
          <table:table-cell table:style-name="ce1" office:value-type="string" calcext:value-type="string">
            <text:p>2013-09-06</text:p>
          </table:table-cell>
          <table:table-cell office:value-type="float" office:value="77.150002" calcext:value-type="float">
            <text:p>77.150002</text:p>
          </table:table-cell>
          <table:table-cell office:value-type="float" office:value="6977400" calcext:value-type="float">
            <text:p>6977400</text:p>
          </table:table-cell>
          <table:table-cell table:formula="of:=([.B1634]-[.B1633])*[.C1634]+([.C1634]-[.C1633])*[.B1634]" office:value-type="float" office:value="-14264675.4394" calcext:value-type="float">
            <text:p>-14,264,675.44</text:p>
          </table:table-cell>
        </table:table-row>
        <table:table-row table:style-name="ro1">
          <table:table-cell table:style-name="ce1" office:value-type="string" calcext:value-type="string">
            <text:p>2013-09-09</text:p>
          </table:table-cell>
          <table:table-cell office:value-type="float" office:value="78.160004" calcext:value-type="float">
            <text:p>78.160004</text:p>
          </table:table-cell>
          <table:table-cell office:value-type="float" office:value="6089300" calcext:value-type="float">
            <text:p>6089300</text:p>
          </table:table-cell>
          <table:table-cell table:formula="of:=([.B1635]-[.B1634])*[.C1635]+([.C1635]-[.C1634])*[.B1635]" office:value-type="float" office:value="-63263694.3738" calcext:value-type="float">
            <text:p>-63,263,694.37</text:p>
          </table:table-cell>
        </table:table-row>
        <table:table-row table:style-name="ro1">
          <table:table-cell table:style-name="ce1" office:value-type="string" calcext:value-type="string">
            <text:p>2013-09-10</text:p>
          </table:table-cell>
          <table:table-cell office:value-type="float" office:value="77.949997" calcext:value-type="float">
            <text:p>77.949997</text:p>
          </table:table-cell>
          <table:table-cell office:value-type="float" office:value="6650200" calcext:value-type="float">
            <text:p>6650200</text:p>
          </table:table-cell>
          <table:table-cell table:formula="of:=([.B1636]-[.B1635])*[.C1636]+([.C1636]-[.C1635])*[.B1636]" office:value-type="float" office:value="42325564.7659" calcext:value-type="float">
            <text:p>42,325,564.77</text:p>
          </table:table-cell>
        </table:table-row>
        <table:table-row table:style-name="ro1">
          <table:table-cell table:style-name="ce1" office:value-type="string" calcext:value-type="string">
            <text:p>2013-09-11</text:p>
          </table:table-cell>
          <table:table-cell office:value-type="float" office:value="78.269997" calcext:value-type="float">
            <text:p>78.269997</text:p>
          </table:table-cell>
          <table:table-cell office:value-type="float" office:value="7049800" calcext:value-type="float">
            <text:p>7049800</text:p>
          </table:table-cell>
          <table:table-cell table:formula="of:=([.B1637]-[.B1636])*[.C1637]+([.C1637]-[.C1636])*[.B1637]" office:value-type="float" office:value="33532626.8012001" calcext:value-type="float">
            <text:p>33,532,626.80</text:p>
          </table:table-cell>
        </table:table-row>
        <table:table-row table:style-name="ro1">
          <table:table-cell table:style-name="ce1" office:value-type="string" calcext:value-type="string">
            <text:p>2013-09-12</text:p>
          </table:table-cell>
          <table:table-cell office:value-type="float" office:value="78.260002" calcext:value-type="float">
            <text:p>78.260002</text:p>
          </table:table-cell>
          <table:table-cell office:value-type="float" office:value="6944900" calcext:value-type="float">
            <text:p>6944900</text:p>
          </table:table-cell>
          <table:table-cell table:formula="of:=([.B1638]-[.B1637])*[.C1638]+([.C1638]-[.C1637])*[.B1638]" office:value-type="float" office:value="-8278888.48530002" calcext:value-type="float">
            <text:p>-8,278,888.49</text:p>
          </table:table-cell>
        </table:table-row>
        <table:table-row table:style-name="ro1">
          <table:table-cell table:style-name="ce1" office:value-type="string" calcext:value-type="string">
            <text:p>2013-09-13</text:p>
          </table:table-cell>
          <table:table-cell office:value-type="float" office:value="79.050003" calcext:value-type="float">
            <text:p>79.050003</text:p>
          </table:table-cell>
          <table:table-cell office:value-type="float" office:value="4894100" calcext:value-type="float">
            <text:p>4894100</text:p>
          </table:table-cell>
          <table:table-cell table:formula="of:=([.B1639]-[.B1638])*[.C1639]+([.C1639]-[.C1638])*[.B1639]" office:value-type="float" office:value="-158249402.2583" calcext:value-type="float">
            <text:p>-158,249,402.26</text:p>
          </table:table-cell>
        </table:table-row>
        <table:table-row table:style-name="ro1">
          <table:table-cell table:style-name="ce1" office:value-type="string" calcext:value-type="string">
            <text:p>2013-09-16</text:p>
          </table:table-cell>
          <table:table-cell office:value-type="float" office:value="80.160004" calcext:value-type="float">
            <text:p>80.160004</text:p>
          </table:table-cell>
          <table:table-cell office:value-type="float" office:value="7512800" calcext:value-type="float">
            <text:p>7512800</text:p>
          </table:table-cell>
          <table:table-cell table:formula="of:=([.B1640]-[.B1639])*[.C1640]+([.C1640]-[.C1639])*[.B1640]" office:value-type="float" office:value="218254217.9876" calcext:value-type="float">
            <text:p>218,254,217.99</text:p>
          </table:table-cell>
        </table:table-row>
        <table:table-row table:style-name="ro1">
          <table:table-cell table:style-name="ce1" office:value-type="string" calcext:value-type="string">
            <text:p>2013-09-17</text:p>
          </table:table-cell>
          <table:table-cell office:value-type="float" office:value="79.830002" calcext:value-type="float">
            <text:p>79.830002</text:p>
          </table:table-cell>
          <table:table-cell office:value-type="float" office:value="5457700" calcext:value-type="float">
            <text:p>5457700</text:p>
          </table:table-cell>
          <table:table-cell table:formula="of:=([.B1641]-[.B1640])*[.C1641]+([.C1641]-[.C1640])*[.B1641]" office:value-type="float" office:value="-165859689.0256" calcext:value-type="float">
            <text:p>-165,859,689.03</text:p>
          </table:table-cell>
        </table:table-row>
        <table:table-row table:style-name="ro1">
          <table:table-cell table:style-name="ce1" office:value-type="string" calcext:value-type="string">
            <text:p>2013-09-18</text:p>
          </table:table-cell>
          <table:table-cell office:value-type="float" office:value="80.300003" calcext:value-type="float">
            <text:p>80.300003</text:p>
          </table:table-cell>
          <table:table-cell office:value-type="float" office:value="10372100" calcext:value-type="float">
            <text:p>10372100</text:p>
          </table:table-cell>
          <table:table-cell table:formula="of:=([.B1642]-[.B1641])*[.C1642]+([.C1642]-[.C1641])*[.B1642]" office:value-type="float" office:value="399501232.1153" calcext:value-type="float">
            <text:p>399,501,232.12</text:p>
          </table:table-cell>
        </table:table-row>
        <table:table-row table:style-name="ro1">
          <table:table-cell table:style-name="ce1" office:value-type="string" calcext:value-type="string">
            <text:p>2013-09-19</text:p>
          </table:table-cell>
          <table:table-cell office:value-type="float" office:value="80.120003" calcext:value-type="float">
            <text:p>80.120003</text:p>
          </table:table-cell>
          <table:table-cell office:value-type="float" office:value="8157300" calcext:value-type="float">
            <text:p>8157300</text:p>
          </table:table-cell>
          <table:table-cell table:formula="of:=([.B1643]-[.B1642])*[.C1643]+([.C1643]-[.C1642])*[.B1643]" office:value-type="float" office:value="-178918096.6444" calcext:value-type="float">
            <text:p>-178,918,096.64</text:p>
          </table:table-cell>
        </table:table-row>
        <table:table-row table:style-name="ro1">
          <table:table-cell table:style-name="ce1" office:value-type="string" calcext:value-type="string">
            <text:p>2013-09-20</text:p>
          </table:table-cell>
          <table:table-cell office:value-type="float" office:value="79.389999" calcext:value-type="float">
            <text:p>79.389999</text:p>
          </table:table-cell>
          <table:table-cell office:value-type="float" office:value="11146100" calcext:value-type="float">
            <text:p>11146100</text:p>
          </table:table-cell>
          <table:table-cell table:formula="of:=([.B1644]-[.B1643])*[.C1644]+([.C1644]-[.C1643])*[.B1644]" office:value-type="float" office:value="229144131.4268" calcext:value-type="float">
            <text:p>229,144,131.43</text:p>
          </table:table-cell>
        </table:table-row>
        <table:table-row table:style-name="ro1">
          <table:table-cell table:style-name="ce1" office:value-type="string" calcext:value-type="string">
            <text:p>2013-09-23</text:p>
          </table:table-cell>
          <table:table-cell office:value-type="float" office:value="79.279999" calcext:value-type="float">
            <text:p>79.279999</text:p>
          </table:table-cell>
          <table:table-cell office:value-type="float" office:value="6304900" calcext:value-type="float">
            <text:p>6304900</text:p>
          </table:table-cell>
          <table:table-cell table:formula="of:=([.B1645]-[.B1644])*[.C1645]+([.C1645]-[.C1644])*[.B1645]" office:value-type="float" office:value="-384503870.1588" calcext:value-type="float">
            <text:p>-384,503,870.16</text:p>
          </table:table-cell>
        </table:table-row>
        <table:table-row table:style-name="ro1">
          <table:table-cell table:style-name="ce1" office:value-type="string" calcext:value-type="string">
            <text:p>2013-09-24</text:p>
          </table:table-cell>
          <table:table-cell office:value-type="float" office:value="78.620003" calcext:value-type="float">
            <text:p>78.620003</text:p>
          </table:table-cell>
          <table:table-cell office:value-type="float" office:value="7692100" calcext:value-type="float">
            <text:p>7692100</text:p>
          </table:table-cell>
          <table:table-cell table:formula="of:=([.B1646]-[.B1645])*[.C1646]+([.C1646]-[.C1645])*[.B1646]" office:value-type="float" office:value="103984912.93" calcext:value-type="float">
            <text:p>103,984,912.93</text:p>
          </table:table-cell>
        </table:table-row>
        <table:table-row table:style-name="ro1">
          <table:table-cell table:style-name="ce1" office:value-type="string" calcext:value-type="string">
            <text:p>2013-09-25</text:p>
          </table:table-cell>
          <table:table-cell office:value-type="float" office:value="77.720001" calcext:value-type="float">
            <text:p>77.720001</text:p>
          </table:table-cell>
          <table:table-cell office:value-type="float" office:value="7589300" calcext:value-type="float">
            <text:p>7589300</text:p>
          </table:table-cell>
          <table:table-cell table:formula="of:=([.B1647]-[.B1646])*[.C1647]+([.C1647]-[.C1646])*[.B1647]" office:value-type="float" office:value="-14820001.2814" calcext:value-type="float">
            <text:p>-14,820,001.28</text:p>
          </table:table-cell>
        </table:table-row>
        <table:table-row table:style-name="ro1">
          <table:table-cell table:style-name="ce1" office:value-type="string" calcext:value-type="string">
            <text:p>2013-09-26</text:p>
          </table:table-cell>
          <table:table-cell office:value-type="float" office:value="78.050003" calcext:value-type="float">
            <text:p>78.050003</text:p>
          </table:table-cell>
          <table:table-cell office:value-type="float" office:value="4632600" calcext:value-type="float">
            <text:p>4632600</text:p>
          </table:table-cell>
          <table:table-cell table:formula="of:=([.B1648]-[.B1647])*[.C1648]+([.C1648]-[.C1647])*[.B1648]" office:value-type="float" office:value="-229241676.6049" calcext:value-type="float">
            <text:p>-229,241,676.60</text:p>
          </table:table-cell>
        </table:table-row>
        <table:table-row table:style-name="ro1">
          <table:table-cell table:style-name="ce1" office:value-type="string" calcext:value-type="string">
            <text:p>2013-09-27</text:p>
          </table:table-cell>
          <table:table-cell office:value-type="float" office:value="77.209999" calcext:value-type="float">
            <text:p>77.209999</text:p>
          </table:table-cell>
          <table:table-cell office:value-type="float" office:value="6551300" calcext:value-type="float">
            <text:p>6551300</text:p>
          </table:table-cell>
          <table:table-cell table:formula="of:=([.B1649]-[.B1648])*[.C1649]+([.C1649]-[.C1648])*[.B1649]" office:value-type="float" office:value="142639706.8761" calcext:value-type="float">
            <text:p>142,639,706.88</text:p>
          </table:table-cell>
        </table:table-row>
        <table:table-row table:style-name="ro1">
          <table:table-cell table:style-name="ce1" office:value-type="string" calcext:value-type="string">
            <text:p>2013-09-30</text:p>
          </table:table-cell>
          <table:table-cell office:value-type="float" office:value="75.589996" calcext:value-type="float">
            <text:p>75.589996</text:p>
          </table:table-cell>
          <table:table-cell office:value-type="float" office:value="15028300" calcext:value-type="float">
            <text:p>15028300</text:p>
          </table:table-cell>
          <table:table-cell table:formula="of:=([.B1650]-[.B1649])*[.C1650]+([.C1650]-[.C1649])*[.B1650]" office:value-type="float" office:value="616430505.0071" calcext:value-type="float">
            <text:p>616,430,505.01</text:p>
          </table:table-cell>
        </table:table-row>
        <table:table-row table:style-name="ro1">
          <table:table-cell table:style-name="ce1" office:value-type="string" calcext:value-type="string">
            <text:p>2013-10-01</text:p>
          </table:table-cell>
          <table:table-cell office:value-type="float" office:value="76.160004" calcext:value-type="float">
            <text:p>76.160004</text:p>
          </table:table-cell>
          <table:table-cell office:value-type="float" office:value="8076100" calcext:value-type="float">
            <text:p>8076100</text:p>
          </table:table-cell>
          <table:table-cell table:formula="of:=([.B1651]-[.B1650])*[.C1651]+([.C1651]-[.C1650])*[.B1651]" office:value-type="float" office:value="-524876138.2" calcext:value-type="float">
            <text:p>-524,876,138.20</text:p>
          </table:table-cell>
        </table:table-row>
        <table:table-row table:style-name="ro1">
          <table:table-cell table:style-name="ce1" office:value-type="string" calcext:value-type="string">
            <text:p>2013-10-02</text:p>
          </table:table-cell>
          <table:table-cell office:value-type="float" office:value="75.93" calcext:value-type="float">
            <text:p>75.93</text:p>
          </table:table-cell>
          <table:table-cell office:value-type="float" office:value="8522900" calcext:value-type="float">
            <text:p>8522900</text:p>
          </table:table-cell>
          <table:table-cell table:formula="of:=([.B1652]-[.B1651])*[.C1652]+([.C1652]-[.C1651])*[.B1652]" office:value-type="float" office:value="31965222.9084001" calcext:value-type="float">
            <text:p>31,965,222.91</text:p>
          </table:table-cell>
        </table:table-row>
        <table:table-row table:style-name="ro1">
          <table:table-cell table:style-name="ce1" office:value-type="string" calcext:value-type="string">
            <text:p>2013-10-03</text:p>
          </table:table-cell>
          <table:table-cell office:value-type="float" office:value="75.839996" calcext:value-type="float">
            <text:p>75.839996</text:p>
          </table:table-cell>
          <table:table-cell office:value-type="float" office:value="9251600" calcext:value-type="float">
            <text:p>9251600</text:p>
          </table:table-cell>
          <table:table-cell table:formula="of:=([.B1653]-[.B1652])*[.C1653]+([.C1653]-[.C1652])*[.B1653]" office:value-type="float" office:value="54431924.0787999" calcext:value-type="float">
            <text:p>54,431,924.08</text:p>
          </table:table-cell>
        </table:table-row>
        <table:table-row table:style-name="ro1">
          <table:table-cell table:style-name="ce1" office:value-type="string" calcext:value-type="string">
            <text:p>2013-10-04</text:p>
          </table:table-cell>
          <table:table-cell office:value-type="float" office:value="76.019997" calcext:value-type="float">
            <text:p>76.019997</text:p>
          </table:table-cell>
          <table:table-cell office:value-type="float" office:value="4984700" calcext:value-type="float">
            <text:p>4984700</text:p>
          </table:table-cell>
          <table:table-cell table:formula="of:=([.B1654]-[.B1653])*[.C1654]+([.C1654]-[.C1653])*[.B1654]" office:value-type="float" office:value="-323472474.2146" calcext:value-type="float">
            <text:p>-323,472,474.21</text:p>
          </table:table-cell>
        </table:table-row>
        <table:table-row table:style-name="ro1">
          <table:table-cell table:style-name="ce1" office:value-type="string" calcext:value-type="string">
            <text:p>2013-10-07</text:p>
          </table:table-cell>
          <table:table-cell office:value-type="float" office:value="75.650002" calcext:value-type="float">
            <text:p>75.650002</text:p>
          </table:table-cell>
          <table:table-cell office:value-type="float" office:value="6373300" calcext:value-type="float">
            <text:p>6373300</text:p>
          </table:table-cell>
          <table:table-cell table:formula="of:=([.B1655]-[.B1654])*[.C1655]+([.C1655]-[.C1654])*[.B1655]" office:value-type="float" office:value="102689503.6437" calcext:value-type="float">
            <text:p>102,689,503.64</text:p>
          </table:table-cell>
        </table:table-row>
        <table:table-row table:style-name="ro1">
          <table:table-cell table:style-name="ce1" office:value-type="string" calcext:value-type="string">
            <text:p>2013-10-08</text:p>
          </table:table-cell>
          <table:table-cell office:value-type="float" office:value="76.330002" calcext:value-type="float">
            <text:p>76.330002</text:p>
          </table:table-cell>
          <table:table-cell office:value-type="float" office:value="9656600" calcext:value-type="float">
            <text:p>9656600</text:p>
          </table:table-cell>
          <table:table-cell table:formula="of:=([.B1656]-[.B1655])*[.C1656]+([.C1656]-[.C1655])*[.B1656]" office:value-type="float" office:value="257180783.5666" calcext:value-type="float">
            <text:p>257,180,783.57</text:p>
          </table:table-cell>
        </table:table-row>
        <table:table-row table:style-name="ro1">
          <table:table-cell table:style-name="ce1" office:value-type="string" calcext:value-type="string">
            <text:p>2013-10-09</text:p>
          </table:table-cell>
          <table:table-cell office:value-type="float" office:value="76.949997" calcext:value-type="float">
            <text:p>76.949997</text:p>
          </table:table-cell>
          <table:table-cell office:value-type="float" office:value="8470700" calcext:value-type="float">
            <text:p>8470700</text:p>
          </table:table-cell>
          <table:table-cell table:formula="of:=([.B1657]-[.B1656])*[.C1657]+([.C1657]-[.C1656])*[.B1657]" office:value-type="float" office:value="-86003209.7958" calcext:value-type="float">
            <text:p>-86,003,209.80</text:p>
          </table:table-cell>
        </table:table-row>
        <table:table-row table:style-name="ro1">
          <table:table-cell table:style-name="ce1" office:value-type="string" calcext:value-type="string">
            <text:p>2013-10-10</text:p>
          </table:table-cell>
          <table:table-cell office:value-type="float" office:value="77.889999" calcext:value-type="float">
            <text:p>77.889999</text:p>
          </table:table-cell>
          <table:table-cell office:value-type="float" office:value="10121900" calcext:value-type="float">
            <text:p>10121900</text:p>
          </table:table-cell>
          <table:table-cell table:formula="of:=([.B1658]-[.B1657])*[.C1658]+([.C1658]-[.C1657])*[.B1658]" office:value-type="float" office:value="138126572.5926" calcext:value-type="float">
            <text:p>138,126,572.59</text:p>
          </table:table-cell>
        </table:table-row>
        <table:table-row table:style-name="ro1">
          <table:table-cell table:style-name="ce1" office:value-type="string" calcext:value-type="string">
            <text:p>2013-10-11</text:p>
          </table:table-cell>
          <table:table-cell office:value-type="float" office:value="78.480003" calcext:value-type="float">
            <text:p>78.480003</text:p>
          </table:table-cell>
          <table:table-cell office:value-type="float" office:value="6082200" calcext:value-type="float">
            <text:p>6082200</text:p>
          </table:table-cell>
          <table:table-cell table:formula="of:=([.B1659]-[.B1658])*[.C1659]+([.C1659]-[.C1658])*[.B1659]" office:value-type="float" office:value="-313447145.7903" calcext:value-type="float">
            <text:p>-313,447,145.79</text:p>
          </table:table-cell>
        </table:table-row>
        <table:table-row table:style-name="ro1">
          <table:table-cell table:style-name="ce1" office:value-type="string" calcext:value-type="string">
            <text:p>2013-10-14</text:p>
          </table:table-cell>
          <table:table-cell office:value-type="float" office:value="78.739998" calcext:value-type="float">
            <text:p>78.739998</text:p>
          </table:table-cell>
          <table:table-cell office:value-type="float" office:value="6326100" calcext:value-type="float">
            <text:p>6326100</text:p>
          </table:table-cell>
          <table:table-cell table:formula="of:=([.B1660]-[.B1659])*[.C1660]+([.C1660]-[.C1659])*[.B1660]" office:value-type="float" office:value="20849439.8817" calcext:value-type="float">
            <text:p>20,849,439.88</text:p>
          </table:table-cell>
        </table:table-row>
        <table:table-row table:style-name="ro1">
          <table:table-cell table:style-name="ce1" office:value-type="string" calcext:value-type="string">
            <text:p>2013-10-15</text:p>
          </table:table-cell>
          <table:table-cell office:value-type="float" office:value="77.599998" calcext:value-type="float">
            <text:p>77.599998</text:p>
          </table:table-cell>
          <table:table-cell office:value-type="float" office:value="11192500" calcext:value-type="float">
            <text:p>11192500</text:p>
          </table:table-cell>
          <table:table-cell table:formula="of:=([.B1661]-[.B1660])*[.C1661]+([.C1661]-[.C1660])*[.B1661]" office:value-type="float" office:value="364873180.2672" calcext:value-type="float">
            <text:p>364,873,180.27</text:p>
          </table:table-cell>
        </table:table-row>
        <table:table-row table:style-name="ro1">
          <table:table-cell table:style-name="ce1" office:value-type="string" calcext:value-type="string">
            <text:p>2013-10-16</text:p>
          </table:table-cell>
          <table:table-cell office:value-type="float" office:value="78.339996" calcext:value-type="float">
            <text:p>78.339996</text:p>
          </table:table-cell>
          <table:table-cell office:value-type="float" office:value="6562600" calcext:value-type="float">
            <text:p>6562600</text:p>
          </table:table-cell>
          <table:table-cell table:formula="of:=([.B1662]-[.B1661])*[.C1662]+([.C1662]-[.C1661])*[.B1662]" office:value-type="float" office:value="-357850036.6056" calcext:value-type="float">
            <text:p>-357,850,036.61</text:p>
          </table:table-cell>
        </table:table-row>
        <table:table-row table:style-name="ro1">
          <table:table-cell table:style-name="ce1" office:value-type="string" calcext:value-type="string">
            <text:p>2013-10-17</text:p>
          </table:table-cell>
          <table:table-cell office:value-type="float" office:value="79.419998" calcext:value-type="float">
            <text:p>79.419998</text:p>
          </table:table-cell>
          <table:table-cell office:value-type="float" office:value="8671300" calcext:value-type="float">
            <text:p>8671300</text:p>
          </table:table-cell>
          <table:table-cell table:formula="of:=([.B1663]-[.B1662])*[.C1663]+([.C1663]-[.C1662])*[.B1663]" office:value-type="float" office:value="176837971.1252" calcext:value-type="float">
            <text:p>176,837,971.13</text:p>
          </table:table-cell>
        </table:table-row>
        <table:table-row table:style-name="ro1">
          <table:table-cell table:style-name="ce1" office:value-type="string" calcext:value-type="string">
            <text:p>2013-10-18</text:p>
          </table:table-cell>
          <table:table-cell office:value-type="float" office:value="79.410004" calcext:value-type="float">
            <text:p>79.410004</text:p>
          </table:table-cell>
          <table:table-cell office:value-type="float" office:value="7958500" calcext:value-type="float">
            <text:p>7958500</text:p>
          </table:table-cell>
          <table:table-cell table:formula="of:=([.B1664]-[.B1663])*[.C1664]+([.C1664]-[.C1663])*[.B1664]" office:value-type="float" office:value="-56682988.1002001" calcext:value-type="float">
            <text:p>-56,682,988.10</text:p>
          </table:table-cell>
        </table:table-row>
        <table:table-row table:style-name="ro1">
          <table:table-cell table:style-name="ce1" office:value-type="string" calcext:value-type="string">
            <text:p>2013-10-21</text:p>
          </table:table-cell>
          <table:table-cell office:value-type="float" office:value="78.970001" calcext:value-type="float">
            <text:p>78.970001</text:p>
          </table:table-cell>
          <table:table-cell office:value-type="float" office:value="6478700" calcext:value-type="float">
            <text:p>6478700</text:p>
          </table:table-cell>
          <table:table-cell table:formula="of:=([.B1665]-[.B1664])*[.C1665]+([.C1665]-[.C1664])*[.B1665]" office:value-type="float" office:value="-119710454.9159" calcext:value-type="float">
            <text:p>-119,710,454.92</text:p>
          </table:table-cell>
        </table:table-row>
        <table:table-row table:style-name="ro1">
          <table:table-cell table:style-name="ce1" office:value-type="string" calcext:value-type="string">
            <text:p>2013-10-22</text:p>
          </table:table-cell>
          <table:table-cell office:value-type="float" office:value="80.379997" calcext:value-type="float">
            <text:p>80.379997</text:p>
          </table:table-cell>
          <table:table-cell office:value-type="float" office:value="9572300" calcext:value-type="float">
            <text:p>9572300</text:p>
          </table:table-cell>
          <table:table-cell table:formula="of:=([.B1666]-[.B1665])*[.C1666]+([.C1666]-[.C1665])*[.B1666]" office:value-type="float" office:value="262160463.43" calcext:value-type="float">
            <text:p>262,160,463.43</text:p>
          </table:table-cell>
        </table:table-row>
        <table:table-row table:style-name="ro1">
          <table:table-cell table:style-name="ce1" office:value-type="string" calcext:value-type="string">
            <text:p>2013-10-23</text:p>
          </table:table-cell>
          <table:table-cell office:value-type="float" office:value="80.910004" calcext:value-type="float">
            <text:p>80.910004</text:p>
          </table:table-cell>
          <table:table-cell office:value-type="float" office:value="8960700" calcext:value-type="float">
            <text:p>8960700</text:p>
          </table:table-cell>
          <table:table-cell table:formula="of:=([.B1667]-[.B1666])*[.C1667]+([.C1667]-[.C1666])*[.B1667]" office:value-type="float" office:value="-44735324.7215" calcext:value-type="float">
            <text:p>-44,735,324.72</text:p>
          </table:table-cell>
        </table:table-row>
        <table:table-row table:style-name="ro1">
          <table:table-cell table:style-name="ce1" office:value-type="string" calcext:value-type="string">
            <text:p>2013-10-24</text:p>
          </table:table-cell>
          <table:table-cell office:value-type="float" office:value="80.610001" calcext:value-type="float">
            <text:p>80.610001</text:p>
          </table:table-cell>
          <table:table-cell office:value-type="float" office:value="7521100" calcext:value-type="float">
            <text:p>7521100</text:p>
          </table:table-cell>
          <table:table-cell table:formula="of:=([.B1668]-[.B1667])*[.C1668]+([.C1668]-[.C1667])*[.B1668]" office:value-type="float" office:value="-118302510.0029" calcext:value-type="float">
            <text:p>-118,302,510.00</text:p>
          </table:table-cell>
        </table:table-row>
        <table:table-row table:style-name="ro1">
          <table:table-cell table:style-name="ce1" office:value-type="string" calcext:value-type="string">
            <text:p>2013-10-25</text:p>
          </table:table-cell>
          <table:table-cell office:value-type="float" office:value="80" calcext:value-type="float">
            <text:p>80</text:p>
          </table:table-cell>
          <table:table-cell office:value-type="float" office:value="9606500" calcext:value-type="float">
            <text:p>9606500</text:p>
          </table:table-cell>
          <table:table-cell table:formula="of:=([.B1669]-[.B1668])*[.C1669]+([.C1669]-[.C1668])*[.B1669]" office:value-type="float" office:value="160972025.3935" calcext:value-type="float">
            <text:p>160,972,025.39</text:p>
          </table:table-cell>
        </table:table-row>
        <table:table-row table:style-name="ro1">
          <table:table-cell table:style-name="ce1" office:value-type="string" calcext:value-type="string">
            <text:p>2013-10-28</text:p>
          </table:table-cell>
          <table:table-cell office:value-type="float" office:value="81.300003" calcext:value-type="float">
            <text:p>81.300003</text:p>
          </table:table-cell>
          <table:table-cell office:value-type="float" office:value="9820900" calcext:value-type="float">
            <text:p>9820900</text:p>
          </table:table-cell>
          <table:table-cell table:formula="of:=([.B1670]-[.B1669])*[.C1670]+([.C1670]-[.C1669])*[.B1670]" office:value-type="float" office:value="30197920.1059" calcext:value-type="float">
            <text:p>30,197,920.11</text:p>
          </table:table-cell>
        </table:table-row>
        <table:table-row table:style-name="ro1">
          <table:table-cell table:style-name="ce1" office:value-type="string" calcext:value-type="string">
            <text:p>2013-10-29</text:p>
          </table:table-cell>
          <table:table-cell office:value-type="float" office:value="82.459999" calcext:value-type="float">
            <text:p>82.459999</text:p>
          </table:table-cell>
          <table:table-cell office:value-type="float" office:value="9482900" calcext:value-type="float">
            <text:p>9482900</text:p>
          </table:table-cell>
          <table:table-cell table:formula="of:=([.B1671]-[.B1670])*[.C1671]+([.C1671]-[.C1670])*[.B1671]" office:value-type="float" office:value="-16871353.5936001" calcext:value-type="float">
            <text:p>-16,871,353.59</text:p>
          </table:table-cell>
        </table:table-row>
        <table:table-row table:style-name="ro1">
          <table:table-cell table:style-name="ce1" office:value-type="string" calcext:value-type="string">
            <text:p>2013-10-30</text:p>
          </table:table-cell>
          <table:table-cell office:value-type="float" office:value="81.519997" calcext:value-type="float">
            <text:p>81.519997</text:p>
          </table:table-cell>
          <table:table-cell office:value-type="float" office:value="6490000" calcext:value-type="float">
            <text:p>6490000</text:p>
          </table:table-cell>
          <table:table-cell table:formula="of:=([.B1672]-[.B1671])*[.C1672]+([.C1672]-[.C1671])*[.B1672]" office:value-type="float" office:value="-250081812.0013" calcext:value-type="float">
            <text:p>-250,081,812.00</text:p>
          </table:table-cell>
        </table:table-row>
        <table:table-row table:style-name="ro1">
          <table:table-cell table:style-name="ce1" office:value-type="string" calcext:value-type="string">
            <text:p>2013-10-31</text:p>
          </table:table-cell>
          <table:table-cell office:value-type="float" office:value="80.75" calcext:value-type="float">
            <text:p>80.75</text:p>
          </table:table-cell>
          <table:table-cell office:value-type="float" office:value="7786800" calcext:value-type="float">
            <text:p>7786800</text:p>
          </table:table-cell>
          <table:table-cell table:formula="of:=([.B1673]-[.B1672])*[.C1673]+([.C1673]-[.C1672])*[.B1673]" office:value-type="float" office:value="98720787.3604" calcext:value-type="float">
            <text:p>98,720,787.36</text:p>
          </table:table-cell>
        </table:table-row>
        <table:table-row table:style-name="ro1">
          <table:table-cell table:style-name="ce1" office:value-type="string" calcext:value-type="string">
            <text:p>2013-11-01</text:p>
          </table:table-cell>
          <table:table-cell office:value-type="float" office:value="81.150002" calcext:value-type="float">
            <text:p>81.150002</text:p>
          </table:table-cell>
          <table:table-cell office:value-type="float" office:value="6802300" calcext:value-type="float">
            <text:p>6802300</text:p>
          </table:table-cell>
          <table:table-cell table:formula="of:=([.B1674]-[.B1673])*[.C1674]+([.C1674]-[.C1673])*[.B1674]" office:value-type="float" office:value="-77171243.3644" calcext:value-type="float">
            <text:p>-77,171,243.36</text:p>
          </table:table-cell>
        </table:table-row>
        <table:table-row table:style-name="ro1">
          <table:table-cell table:style-name="ce1" office:value-type="string" calcext:value-type="string">
            <text:p>2013-11-04</text:p>
          </table:table-cell>
          <table:table-cell office:value-type="float" office:value="81.330002" calcext:value-type="float">
            <text:p>81.330002</text:p>
          </table:table-cell>
          <table:table-cell office:value-type="float" office:value="5460100" calcext:value-type="float">
            <text:p>5460100</text:p>
          </table:table-cell>
          <table:table-cell table:formula="of:=([.B1675]-[.B1674])*[.C1675]+([.C1675]-[.C1674])*[.B1675]" office:value-type="float" office:value="-108178310.6844" calcext:value-type="float">
            <text:p>-108,178,310.68</text:p>
          </table:table-cell>
        </table:table-row>
        <table:table-row table:style-name="ro1">
          <table:table-cell table:style-name="ce1" office:value-type="string" calcext:value-type="string">
            <text:p>2013-11-05</text:p>
          </table:table-cell>
          <table:table-cell office:value-type="float" office:value="81.43" calcext:value-type="float">
            <text:p>81.43</text:p>
          </table:table-cell>
          <table:table-cell office:value-type="float" office:value="4949300" calcext:value-type="float">
            <text:p>4949300</text:p>
          </table:table-cell>
          <table:table-cell table:formula="of:=([.B1676]-[.B1675])*[.C1676]+([.C1676]-[.C1675])*[.B1676]" office:value-type="float" office:value="-41099523.8985999" calcext:value-type="float">
            <text:p>-41,099,523.90</text:p>
          </table:table-cell>
        </table:table-row>
        <table:table-row table:style-name="ro1">
          <table:table-cell table:style-name="ce1" office:value-type="string" calcext:value-type="string">
            <text:p>2013-11-06</text:p>
          </table:table-cell>
          <table:table-cell office:value-type="float" office:value="82.809998" calcext:value-type="float">
            <text:p>82.809998</text:p>
          </table:table-cell>
          <table:table-cell office:value-type="float" office:value="9526400" calcext:value-type="float">
            <text:p>9526400</text:p>
          </table:table-cell>
          <table:table-cell table:formula="of:=([.B1677]-[.B1676])*[.C1677]+([.C1677]-[.C1676])*[.B1677]" office:value-type="float" office:value="392176054.793" calcext:value-type="float">
            <text:p>392,176,054.79</text:p>
          </table:table-cell>
        </table:table-row>
        <table:table-row table:style-name="ro1">
          <table:table-cell table:style-name="ce1" office:value-type="string" calcext:value-type="string">
            <text:p>2013-11-07</text:p>
          </table:table-cell>
          <table:table-cell office:value-type="float" office:value="82.32" calcext:value-type="float">
            <text:p>82.32</text:p>
          </table:table-cell>
          <table:table-cell office:value-type="float" office:value="10087700" calcext:value-type="float">
            <text:p>10087700</text:p>
          </table:table-cell>
          <table:table-cell table:formula="of:=([.B1678]-[.B1677])*[.C1678]+([.C1678]-[.C1677])*[.B1678]" office:value-type="float" office:value="41263263.1754" calcext:value-type="float">
            <text:p>41,263,263.18</text:p>
          </table:table-cell>
        </table:table-row>
        <table:table-row table:style-name="ro1">
          <table:table-cell table:style-name="ce1" office:value-type="string" calcext:value-type="string">
            <text:p>2013-11-08</text:p>
          </table:table-cell>
          <table:table-cell office:value-type="float" office:value="82.510002" calcext:value-type="float">
            <text:p>82.510002</text:p>
          </table:table-cell>
          <table:table-cell office:value-type="float" office:value="9768400" calcext:value-type="float">
            <text:p>9768400</text:p>
          </table:table-cell>
          <table:table-cell table:formula="of:=([.B1679]-[.B1678])*[.C1679]+([.C1679]-[.C1678])*[.B1679]" office:value-type="float" office:value="-24489428.1017999" calcext:value-type="float">
            <text:p>-24,489,428.10</text:p>
          </table:table-cell>
        </table:table-row>
        <table:table-row table:style-name="ro1">
          <table:table-cell table:style-name="ce1" office:value-type="string" calcext:value-type="string">
            <text:p>2013-11-11</text:p>
          </table:table-cell>
          <table:table-cell office:value-type="float" office:value="82.260002" calcext:value-type="float">
            <text:p>82.260002</text:p>
          </table:table-cell>
          <table:table-cell office:value-type="float" office:value="6173600" calcext:value-type="float">
            <text:p>6173600</text:p>
          </table:table-cell>
          <table:table-cell table:formula="of:=([.B1680]-[.B1679])*[.C1680]+([.C1680]-[.C1679])*[.B1680]" office:value-type="float" office:value="-297251655.1896" calcext:value-type="float">
            <text:p>-297,251,655.19</text:p>
          </table:table-cell>
        </table:table-row>
        <table:table-row table:style-name="ro1">
          <table:table-cell table:style-name="ce1" office:value-type="string" calcext:value-type="string">
            <text:p>2013-11-12</text:p>
          </table:table-cell>
          <table:table-cell office:value-type="float" office:value="82.800003" calcext:value-type="float">
            <text:p>82.800003</text:p>
          </table:table-cell>
          <table:table-cell office:value-type="float" office:value="8201700" calcext:value-type="float">
            <text:p>8201700</text:p>
          </table:table-cell>
          <table:table-cell table:formula="of:=([.B1681]-[.B1680])*[.C1681]+([.C1681]-[.C1680])*[.B1681]" office:value-type="float" office:value="172355612.286" calcext:value-type="float">
            <text:p>172,355,612.29</text:p>
          </table:table-cell>
        </table:table-row>
        <table:table-row table:style-name="ro1">
          <table:table-cell table:style-name="ce1" office:value-type="string" calcext:value-type="string">
            <text:p>2013-11-13</text:p>
          </table:table-cell>
          <table:table-cell office:value-type="float" office:value="83.5" calcext:value-type="float">
            <text:p>83.5</text:p>
          </table:table-cell>
          <table:table-cell office:value-type="float" office:value="7581600" calcext:value-type="float">
            <text:p>7581600</text:p>
          </table:table-cell>
          <table:table-cell table:formula="of:=([.B1682]-[.B1681])*[.C1682]+([.C1682]-[.C1681])*[.B1682]" office:value-type="float" office:value="-46471252.7448" calcext:value-type="float">
            <text:p>-46,471,252.74</text:p>
          </table:table-cell>
        </table:table-row>
        <table:table-row table:style-name="ro1">
          <table:table-cell table:style-name="ce1" office:value-type="string" calcext:value-type="string">
            <text:p>2013-11-14</text:p>
          </table:table-cell>
          <table:table-cell office:value-type="float" office:value="84.32" calcext:value-type="float">
            <text:p>84.32</text:p>
          </table:table-cell>
          <table:table-cell office:value-type="float" office:value="7580500" calcext:value-type="float">
            <text:p>7580500</text:p>
          </table:table-cell>
          <table:table-cell table:formula="of:=([.B1683]-[.B1682])*[.C1683]+([.C1683]-[.C1682])*[.B1683]" office:value-type="float" office:value="6123257.99999995" calcext:value-type="float">
            <text:p>6,123,258.00</text:p>
          </table:table-cell>
        </table:table-row>
        <table:table-row table:style-name="ro1">
          <table:table-cell table:style-name="ce1" office:value-type="string" calcext:value-type="string">
            <text:p>2013-11-15</text:p>
          </table:table-cell>
          <table:table-cell office:value-type="float" office:value="84.839996" calcext:value-type="float">
            <text:p>84.839996</text:p>
          </table:table-cell>
          <table:table-cell office:value-type="float" office:value="9664700" calcext:value-type="float">
            <text:p>9664700</text:p>
          </table:table-cell>
          <table:table-cell table:formula="of:=([.B1684]-[.B1683])*[.C1684]+([.C1684]-[.C1683])*[.B1684]" office:value-type="float" office:value="181849125.0044" calcext:value-type="float">
            <text:p>181,849,125.00</text:p>
          </table:table-cell>
        </table:table-row>
        <table:table-row table:style-name="ro1">
          <table:table-cell table:style-name="ce1" office:value-type="string" calcext:value-type="string">
            <text:p>2013-11-18</text:p>
          </table:table-cell>
          <table:table-cell office:value-type="float" office:value="84.57" calcext:value-type="float">
            <text:p>84.57</text:p>
          </table:table-cell>
          <table:table-cell office:value-type="float" office:value="8507300" calcext:value-type="float">
            <text:p>8507300</text:p>
          </table:table-cell>
          <table:table-cell table:formula="of:=([.B1685]-[.B1684])*[.C1685]+([.C1685]-[.C1684])*[.B1685]" office:value-type="float" office:value="-100178254.9708" calcext:value-type="float">
            <text:p>-100,178,254.97</text:p>
          </table:table-cell>
        </table:table-row>
        <table:table-row table:style-name="ro1">
          <table:table-cell table:style-name="ce1" office:value-type="string" calcext:value-type="string">
            <text:p>2013-11-19</text:p>
          </table:table-cell>
          <table:table-cell office:value-type="float" office:value="84.339996" calcext:value-type="float">
            <text:p>84.339996</text:p>
          </table:table-cell>
          <table:table-cell office:value-type="float" office:value="7924200" calcext:value-type="float">
            <text:p>7924200</text:p>
          </table:table-cell>
          <table:table-cell table:formula="of:=([.B1686]-[.B1685])*[.C1686]+([.C1686]-[.C1685])*[.B1686]" office:value-type="float" office:value="-51001249.3644" calcext:value-type="float">
            <text:p>-51,001,249.36</text:p>
          </table:table-cell>
        </table:table-row>
        <table:table-row table:style-name="ro1">
          <table:table-cell table:style-name="ce1" office:value-type="string" calcext:value-type="string">
            <text:p>2013-11-20</text:p>
          </table:table-cell>
          <table:table-cell office:value-type="float" office:value="84.690002" calcext:value-type="float">
            <text:p>84.690002</text:p>
          </table:table-cell>
          <table:table-cell office:value-type="float" office:value="7680900" calcext:value-type="float">
            <text:p>7680900</text:p>
          </table:table-cell>
          <table:table-cell table:formula="of:=([.B1687]-[.B1686])*[.C1687]+([.C1687]-[.C1686])*[.B1687]" office:value-type="float" office:value="-17916716.4011999" calcext:value-type="float">
            <text:p>-17,916,716.40</text:p>
          </table:table-cell>
        </table:table-row>
        <table:table-row table:style-name="ro1">
          <table:table-cell table:style-name="ce1" office:value-type="string" calcext:value-type="string">
            <text:p>2013-11-21</text:p>
          </table:table-cell>
          <table:table-cell office:value-type="float" office:value="84.669998" calcext:value-type="float">
            <text:p>84.669998</text:p>
          </table:table-cell>
          <table:table-cell office:value-type="float" office:value="7287700" calcext:value-type="float">
            <text:p>7287700</text:p>
          </table:table-cell>
          <table:table-cell table:formula="of:=([.B1688]-[.B1687])*[.C1688]+([.C1688]-[.C1687])*[.B1688]" office:value-type="float" office:value="-33438026.3644" calcext:value-type="float">
            <text:p>-33,438,026.36</text:p>
          </table:table-cell>
        </table:table-row>
        <table:table-row table:style-name="ro1">
          <table:table-cell table:style-name="ce1" office:value-type="string" calcext:value-type="string">
            <text:p>2013-11-22</text:p>
          </table:table-cell>
          <table:table-cell office:value-type="float" office:value="84.949997" calcext:value-type="float">
            <text:p>84.949997</text:p>
          </table:table-cell>
          <table:table-cell office:value-type="float" office:value="7436200" calcext:value-type="float">
            <text:p>7436200</text:p>
          </table:table-cell>
          <table:table-cell table:formula="of:=([.B1689]-[.B1688])*[.C1689]+([.C1689]-[.C1688])*[.B1689]" office:value-type="float" office:value="14697203.1182999" calcext:value-type="float">
            <text:p>14,697,203.12</text:p>
          </table:table-cell>
        </table:table-row>
        <table:table-row table:style-name="ro1">
          <table:table-cell table:style-name="ce1" office:value-type="string" calcext:value-type="string">
            <text:p>2013-11-25</text:p>
          </table:table-cell>
          <table:table-cell office:value-type="float" office:value="85.410004" calcext:value-type="float">
            <text:p>85.410004</text:p>
          </table:table-cell>
          <table:table-cell office:value-type="float" office:value="9670500" calcext:value-type="float">
            <text:p>9670500</text:p>
          </table:table-cell>
          <table:table-cell table:formula="of:=([.B1690]-[.B1689])*[.C1690]+([.C1690]-[.C1689])*[.B1690]" office:value-type="float" office:value="195280069.6307" calcext:value-type="float">
            <text:p>195,280,069.63</text:p>
          </table:table-cell>
        </table:table-row>
        <table:table-row table:style-name="ro1">
          <table:table-cell table:style-name="ce1" office:value-type="string" calcext:value-type="string">
            <text:p>2013-11-26</text:p>
          </table:table-cell>
          <table:table-cell office:value-type="float" office:value="84.639999" calcext:value-type="float">
            <text:p>84.639999</text:p>
          </table:table-cell>
          <table:table-cell office:value-type="float" office:value="7111600" calcext:value-type="float">
            <text:p>7111600</text:p>
          </table:table-cell>
          <table:table-cell table:formula="of:=([.B1691]-[.B1690])*[.C1691]+([.C1691]-[.C1690])*[.B1691]" office:value-type="float" office:value="-222061260.9991" calcext:value-type="float">
            <text:p>-222,061,261.00</text:p>
          </table:table-cell>
        </table:table-row>
        <table:table-row table:style-name="ro1">
          <table:table-cell table:style-name="ce1" office:value-type="string" calcext:value-type="string">
            <text:p>2013-11-27</text:p>
          </table:table-cell>
          <table:table-cell office:value-type="float" office:value="84.279999" calcext:value-type="float">
            <text:p>84.279999</text:p>
          </table:table-cell>
          <table:table-cell office:value-type="float" office:value="4905000" calcext:value-type="float">
            <text:p>4905000</text:p>
          </table:table-cell>
          <table:table-cell table:formula="of:=([.B1692]-[.B1691])*[.C1692]+([.C1692]-[.C1691])*[.B1692]" office:value-type="float" office:value="-187738045.7934" calcext:value-type="float">
            <text:p>-187,738,045.79</text:p>
          </table:table-cell>
        </table:table-row>
        <table:table-row table:style-name="ro1">
          <table:table-cell table:style-name="ce1" office:value-type="string" calcext:value-type="string">
            <text:p>2013-11-29</text:p>
          </table:table-cell>
          <table:table-cell office:value-type="float" office:value="84.220001" calcext:value-type="float">
            <text:p>84.220001</text:p>
          </table:table-cell>
          <table:table-cell office:value-type="float" office:value="4954500" calcext:value-type="float">
            <text:p>4954500</text:p>
          </table:table-cell>
          <table:table-cell table:formula="of:=([.B1693]-[.B1692])*[.C1693]+([.C1693]-[.C1692])*[.B1693]" office:value-type="float" office:value="3871629.95849996" calcext:value-type="float">
            <text:p>3,871,629.96</text:p>
          </table:table-cell>
        </table:table-row>
        <table:table-row table:style-name="ro1">
          <table:table-cell table:style-name="ce1" office:value-type="string" calcext:value-type="string">
            <text:p>2013-12-02</text:p>
          </table:table-cell>
          <table:table-cell office:value-type="float" office:value="83.339996" calcext:value-type="float">
            <text:p>83.339996</text:p>
          </table:table-cell>
          <table:table-cell office:value-type="float" office:value="7497500" calcext:value-type="float">
            <text:p>7497500</text:p>
          </table:table-cell>
          <table:table-cell table:formula="of:=([.B1694]-[.B1693])*[.C1694]+([.C1694]-[.C1693])*[.B1694]" office:value-type="float" office:value="205335772.3405" calcext:value-type="float">
            <text:p>205,335,772.34</text:p>
          </table:table-cell>
        </table:table-row>
        <table:table-row table:style-name="ro1">
          <table:table-cell table:style-name="ce1" office:value-type="string" calcext:value-type="string">
            <text:p>2013-12-03</text:p>
          </table:table-cell>
          <table:table-cell office:value-type="float" office:value="83.830002" calcext:value-type="float">
            <text:p>83.830002</text:p>
          </table:table-cell>
          <table:table-cell office:value-type="float" office:value="7533200" calcext:value-type="float">
            <text:p>7533200</text:p>
          </table:table-cell>
          <table:table-cell table:formula="of:=([.B1695]-[.B1694])*[.C1695]+([.C1695]-[.C1694])*[.B1695]" office:value-type="float" office:value="6684044.27059995" calcext:value-type="float">
            <text:p>6,684,044.27</text:p>
          </table:table-cell>
        </table:table-row>
        <table:table-row table:style-name="ro1">
          <table:table-cell table:style-name="ce1" office:value-type="string" calcext:value-type="string">
            <text:p>2013-12-04</text:p>
          </table:table-cell>
          <table:table-cell office:value-type="float" office:value="83.349998" calcext:value-type="float">
            <text:p>83.349998</text:p>
          </table:table-cell>
          <table:table-cell office:value-type="float" office:value="6807200" calcext:value-type="float">
            <text:p>6807200</text:p>
          </table:table-cell>
          <table:table-cell table:formula="of:=([.B1696]-[.B1695])*[.C1696]+([.C1696]-[.C1695])*[.B1696]" office:value-type="float" office:value="-63779581.7768" calcext:value-type="float">
            <text:p>-63,779,581.78</text:p>
          </table:table-cell>
        </table:table-row>
        <table:table-row table:style-name="ro1">
          <table:table-cell table:style-name="ce1" office:value-type="string" calcext:value-type="string">
            <text:p>2013-12-05</text:p>
          </table:table-cell>
          <table:table-cell office:value-type="float" office:value="82.690002" calcext:value-type="float">
            <text:p>82.690002</text:p>
          </table:table-cell>
          <table:table-cell office:value-type="float" office:value="8186600" calcext:value-type="float">
            <text:p>8186600</text:p>
          </table:table-cell>
          <table:table-cell table:formula="of:=([.B1697]-[.B1696])*[.C1697]+([.C1697]-[.C1696])*[.B1697]" office:value-type="float" office:value="108659465.5052" calcext:value-type="float">
            <text:p>108,659,465.51</text:p>
          </table:table-cell>
        </table:table-row>
        <table:table-row table:style-name="ro1">
          <table:table-cell table:style-name="ce1" office:value-type="string" calcext:value-type="string">
            <text:p>2013-12-06</text:p>
          </table:table-cell>
          <table:table-cell office:value-type="float" office:value="84.519997" calcext:value-type="float">
            <text:p>84.519997</text:p>
          </table:table-cell>
          <table:table-cell office:value-type="float" office:value="7189400" calcext:value-type="float">
            <text:p>7189400</text:p>
          </table:table-cell>
          <table:table-cell table:formula="of:=([.B1698]-[.B1697])*[.C1698]+([.C1698]-[.C1697])*[.B1698]" office:value-type="float" office:value="-71126774.9554" calcext:value-type="float">
            <text:p>-71,126,774.96</text:p>
          </table:table-cell>
        </table:table-row>
        <table:table-row table:style-name="ro1">
          <table:table-cell table:style-name="ce1" office:value-type="string" calcext:value-type="string">
            <text:p>2013-12-09</text:p>
          </table:table-cell>
          <table:table-cell office:value-type="float" office:value="84.779999" calcext:value-type="float">
            <text:p>84.779999</text:p>
          </table:table-cell>
          <table:table-cell office:value-type="float" office:value="7395300" calcext:value-type="float">
            <text:p>7395300</text:p>
          </table:table-cell>
          <table:table-cell table:formula="of:=([.B1699]-[.B1698])*[.C1699]+([.C1699]-[.C1698])*[.B1699]" office:value-type="float" office:value="19378994.5847" calcext:value-type="float">
            <text:p>19,378,994.58</text:p>
          </table:table-cell>
        </table:table-row>
        <table:table-row table:style-name="ro1">
          <table:table-cell table:style-name="ce1" office:value-type="string" calcext:value-type="string">
            <text:p>2013-12-10</text:p>
          </table:table-cell>
          <table:table-cell office:value-type="float" office:value="83.650002" calcext:value-type="float">
            <text:p>83.650002</text:p>
          </table:table-cell>
          <table:table-cell office:value-type="float" office:value="7373300" calcext:value-type="float">
            <text:p>7373300</text:p>
          </table:table-cell>
          <table:table-cell table:formula="of:=([.B1700]-[.B1699])*[.C1700]+([.C1700]-[.C1699])*[.B1700]" office:value-type="float" office:value="-10172106.9241" calcext:value-type="float">
            <text:p>-10,172,106.92</text:p>
          </table:table-cell>
        </table:table-row>
        <table:table-row table:style-name="ro1">
          <table:table-cell table:style-name="ce1" office:value-type="string" calcext:value-type="string">
            <text:p>2013-12-11</text:p>
          </table:table-cell>
          <table:table-cell office:value-type="float" office:value="84.019997" calcext:value-type="float">
            <text:p>84.019997</text:p>
          </table:table-cell>
          <table:table-cell office:value-type="float" office:value="9787900" calcext:value-type="float">
            <text:p>9787900</text:p>
          </table:table-cell>
          <table:table-cell table:formula="of:=([.B1701]-[.B1700])*[.C1701]+([.C1701]-[.C1700])*[.B1701]" office:value-type="float" office:value="206496158.8167" calcext:value-type="float">
            <text:p>206,496,158.82</text:p>
          </table:table-cell>
        </table:table-row>
        <table:table-row table:style-name="ro1">
          <table:table-cell table:style-name="ce1" office:value-type="string" calcext:value-type="string">
            <text:p>2013-12-12</text:p>
          </table:table-cell>
          <table:table-cell office:value-type="float" office:value="82.300003" calcext:value-type="float">
            <text:p>82.300003</text:p>
          </table:table-cell>
          <table:table-cell office:value-type="float" office:value="10176300" calcext:value-type="float">
            <text:p>10176300</text:p>
          </table:table-cell>
          <table:table-cell table:formula="of:=([.B1702]-[.B1701])*[.C1702]+([.C1702]-[.C1701])*[.B1702]" office:value-type="float" office:value="14462146.223" calcext:value-type="float">
            <text:p>14,462,146.22</text:p>
          </table:table-cell>
        </table:table-row>
        <table:table-row table:style-name="ro1">
          <table:table-cell table:style-name="ce1" office:value-type="string" calcext:value-type="string">
            <text:p>2013-12-13</text:p>
          </table:table-cell>
          <table:table-cell office:value-type="float" office:value="82.370003" calcext:value-type="float">
            <text:p>82.370003</text:p>
          </table:table-cell>
          <table:table-cell office:value-type="float" office:value="7441600" calcext:value-type="float">
            <text:p>7441600</text:p>
          </table:table-cell>
          <table:table-cell table:formula="of:=([.B1703]-[.B1702])*[.C1703]+([.C1703]-[.C1702])*[.B1703]" office:value-type="float" office:value="-224736335.2041" calcext:value-type="float">
            <text:p>-224,736,335.20</text:p>
          </table:table-cell>
        </table:table-row>
        <table:table-row table:style-name="ro1">
          <table:table-cell table:style-name="ce1" office:value-type="string" calcext:value-type="string">
            <text:p>2013-12-16</text:p>
          </table:table-cell>
          <table:table-cell office:value-type="float" office:value="81.690002" calcext:value-type="float">
            <text:p>81.690002</text:p>
          </table:table-cell>
          <table:table-cell office:value-type="float" office:value="8849700" calcext:value-type="float">
            <text:p>8849700</text:p>
          </table:table-cell>
          <table:table-cell table:formula="of:=([.B1704]-[.B1703])*[.C1704]+([.C1704]-[.C1703])*[.B1704]" office:value-type="float" office:value="109009886.9665" calcext:value-type="float">
            <text:p>109,009,886.97</text:p>
          </table:table-cell>
        </table:table-row>
        <table:table-row table:style-name="ro1">
          <table:table-cell table:style-name="ce1" office:value-type="string" calcext:value-type="string">
            <text:p>2013-12-17</text:p>
          </table:table-cell>
          <table:table-cell office:value-type="float" office:value="80.910004" calcext:value-type="float">
            <text:p>80.910004</text:p>
          </table:table-cell>
          <table:table-cell office:value-type="float" office:value="11416400" calcext:value-type="float">
            <text:p>11416400</text:p>
          </table:table-cell>
          <table:table-cell table:formula="of:=([.B1705]-[.B1704])*[.C1705]+([.C1705]-[.C1704])*[.B1705]" office:value-type="float" office:value="198766938.0996" calcext:value-type="float">
            <text:p>198,766,938.10</text:p>
          </table:table-cell>
        </table:table-row>
        <table:table-row table:style-name="ro1">
          <table:table-cell table:style-name="ce1" office:value-type="string" calcext:value-type="string">
            <text:p>2013-12-18</text:p>
          </table:table-cell>
          <table:table-cell office:value-type="float" office:value="82.379997" calcext:value-type="float">
            <text:p>82.379997</text:p>
          </table:table-cell>
          <table:table-cell office:value-type="float" office:value="12036100" calcext:value-type="float">
            <text:p>12036100</text:p>
          </table:table-cell>
          <table:table-cell table:formula="of:=([.B1706]-[.B1705])*[.C1706]+([.C1706]-[.C1705])*[.B1706]" office:value-type="float" office:value="68743866.8882" calcext:value-type="float">
            <text:p>68,743,866.89</text:p>
          </table:table-cell>
        </table:table-row>
        <table:table-row table:style-name="ro1">
          <table:table-cell table:style-name="ce1" office:value-type="string" calcext:value-type="string">
            <text:p>2013-12-19</text:p>
          </table:table-cell>
          <table:table-cell office:value-type="float" office:value="81.900002" calcext:value-type="float">
            <text:p>81.900002</text:p>
          </table:table-cell>
          <table:table-cell office:value-type="float" office:value="6442600" calcext:value-type="float">
            <text:p>6442600</text:p>
          </table:table-cell>
          <table:table-cell table:formula="of:=([.B1707]-[.B1706])*[.C1707]+([.C1707]-[.C1706])*[.B1707]" office:value-type="float" office:value="-461200076.974" calcext:value-type="float">
            <text:p>-461,200,076.97</text:p>
          </table:table-cell>
        </table:table-row>
        <table:table-row table:style-name="ro1">
          <table:table-cell table:style-name="ce1" office:value-type="string" calcext:value-type="string">
            <text:p>2013-12-20</text:p>
          </table:table-cell>
          <table:table-cell office:value-type="float" office:value="81.839996" calcext:value-type="float">
            <text:p>81.839996</text:p>
          </table:table-cell>
          <table:table-cell office:value-type="float" office:value="13206100" calcext:value-type="float">
            <text:p>13206100</text:p>
          </table:table-cell>
          <table:table-cell table:formula="of:=([.B1708]-[.B1707])*[.C1708]+([.C1708]-[.C1707])*[.B1708]" office:value-type="float" office:value="552732367.7094" calcext:value-type="float">
            <text:p>552,732,367.71</text:p>
          </table:table-cell>
        </table:table-row>
        <table:table-row table:style-name="ro1">
          <table:table-cell table:style-name="ce1" office:value-type="string" calcext:value-type="string">
            <text:p>2013-12-23</text:p>
          </table:table-cell>
          <table:table-cell office:value-type="float" office:value="81.309998" calcext:value-type="float">
            <text:p>81.309998</text:p>
          </table:table-cell>
          <table:table-cell office:value-type="float" office:value="8653600" calcext:value-type="float">
            <text:p>8653600</text:p>
          </table:table-cell>
          <table:table-cell table:formula="of:=([.B1709]-[.B1708])*[.C1709]+([.C1709]-[.C1708])*[.B1709]" office:value-type="float" office:value="-374750156.5878" calcext:value-type="float">
            <text:p>-374,750,156.59</text:p>
          </table:table-cell>
        </table:table-row>
        <table:table-row table:style-name="ro1">
          <table:table-cell table:style-name="ce1" office:value-type="string" calcext:value-type="string">
            <text:p>2013-12-24</text:p>
          </table:table-cell>
          <table:table-cell office:value-type="float" office:value="81.309998" calcext:value-type="float">
            <text:p>81.309998</text:p>
          </table:table-cell>
          <table:table-cell office:value-type="float" office:value="2899100" calcext:value-type="float">
            <text:p>2899100</text:p>
          </table:table-cell>
          <table:table-cell table:formula="of:=([.B1710]-[.B1709])*[.C1710]+([.C1710]-[.C1709])*[.B1710]" office:value-type="float" office:value="-467898383.491" calcext:value-type="float">
            <text:p>-467,898,383.49</text:p>
          </table:table-cell>
        </table:table-row>
        <table:table-row table:style-name="ro1">
          <table:table-cell table:style-name="ce1" office:value-type="string" calcext:value-type="string">
            <text:p>2013-12-26</text:p>
          </table:table-cell>
          <table:table-cell office:value-type="float" office:value="81.760002" calcext:value-type="float">
            <text:p>81.760002</text:p>
          </table:table-cell>
          <table:table-cell office:value-type="float" office:value="5347000" calcext:value-type="float">
            <text:p>5347000</text:p>
          </table:table-cell>
          <table:table-cell table:formula="of:=([.B1711]-[.B1710])*[.C1711]+([.C1711]-[.C1710])*[.B1711]" office:value-type="float" office:value="202546480.2838" calcext:value-type="float">
            <text:p>202,546,480.28</text:p>
          </table:table-cell>
        </table:table-row>
        <table:table-row table:style-name="ro1">
          <table:table-cell table:style-name="ce1" office:value-type="string" calcext:value-type="string">
            <text:p>2013-12-27</text:p>
          </table:table-cell>
          <table:table-cell office:value-type="float" office:value="82.010002" calcext:value-type="float">
            <text:p>82.010002</text:p>
          </table:table-cell>
          <table:table-cell office:value-type="float" office:value="4006000" calcext:value-type="float">
            <text:p>4006000</text:p>
          </table:table-cell>
          <table:table-cell table:formula="of:=([.B1712]-[.B1711])*[.C1712]+([.C1712]-[.C1711])*[.B1712]" office:value-type="float" office:value="-108973912.682" calcext:value-type="float">
            <text:p>-108,973,912.68</text:p>
          </table:table-cell>
        </table:table-row>
        <table:table-row table:style-name="ro1">
          <table:table-cell table:style-name="ce1" office:value-type="string" calcext:value-type="string">
            <text:p>2013-12-30</text:p>
          </table:table-cell>
          <table:table-cell office:value-type="float" office:value="82" calcext:value-type="float">
            <text:p>82</text:p>
          </table:table-cell>
          <table:table-cell office:value-type="float" office:value="4145600" calcext:value-type="float">
            <text:p>4145600</text:p>
          </table:table-cell>
          <table:table-cell table:formula="of:=([.B1713]-[.B1712])*[.C1713]+([.C1713]-[.C1712])*[.B1713]" office:value-type="float" office:value="11405735.7088" calcext:value-type="float">
            <text:p>11,405,735.71</text:p>
          </table:table-cell>
        </table:table-row>
        <table:table-row table:style-name="ro1">
          <table:table-cell table:style-name="ce1" office:value-type="string" calcext:value-type="string">
            <text:p>2013-12-31</text:p>
          </table:table-cell>
          <table:table-cell office:value-type="float" office:value="81.410004" calcext:value-type="float">
            <text:p>81.410004</text:p>
          </table:table-cell>
          <table:table-cell office:value-type="float" office:value="5765300" calcext:value-type="float">
            <text:p>5765300</text:p>
          </table:table-cell>
          <table:table-cell table:formula="of:=([.B1714]-[.B1713])*[.C1714]+([.C1714]-[.C1713])*[.B1714]" office:value-type="float" office:value="128458279.54" calcext:value-type="float">
            <text:p>128,458,279.54</text:p>
          </table:table-cell>
        </table:table-row>
        <table:table-row table:style-name="ro1">
          <table:table-cell table:style-name="ce1" office:value-type="string" calcext:value-type="string">
            <text:p>2014-01-02</text:p>
          </table:table-cell>
          <table:table-cell office:value-type="float" office:value="80.540001" calcext:value-type="float">
            <text:p>80.540001</text:p>
          </table:table-cell>
          <table:table-cell office:value-type="float" office:value="6981700" calcext:value-type="float">
            <text:p>6981700</text:p>
          </table:table-cell>
          <table:table-cell table:formula="of:=([.B1715]-[.B1714])*[.C1715]+([.C1715]-[.C1714])*[.B1715]" office:value-type="float" office:value="91894757.2713" calcext:value-type="float">
            <text:p>91,894,757.27</text:p>
          </table:table-cell>
        </table:table-row>
        <table:table-row table:style-name="ro1">
          <table:table-cell table:style-name="ce1" office:value-type="string" calcext:value-type="string">
            <text:p>2014-01-03</text:p>
          </table:table-cell>
          <table:table-cell office:value-type="float" office:value="80.449997" calcext:value-type="float">
            <text:p>80.449997</text:p>
          </table:table-cell>
          <table:table-cell office:value-type="float" office:value="6925600" calcext:value-type="float">
            <text:p>6925600</text:p>
          </table:table-cell>
          <table:table-cell table:formula="of:=([.B1716]-[.B1715])*[.C1716]+([.C1716]-[.C1715])*[.B1716]" office:value-type="float" office:value="-5136576.53410005" calcext:value-type="float">
            <text:p>-5,136,576.53</text:p>
          </table:table-cell>
        </table:table-row>
        <table:table-row table:style-name="ro1">
          <table:table-cell table:style-name="ce1" office:value-type="string" calcext:value-type="string">
            <text:p>2014-01-06</text:p>
          </table:table-cell>
          <table:table-cell office:value-type="float" office:value="80.639999" calcext:value-type="float">
            <text:p>80.639999</text:p>
          </table:table-cell>
          <table:table-cell office:value-type="float" office:value="7208200" calcext:value-type="float">
            <text:p>7208200</text:p>
          </table:table-cell>
          <table:table-cell table:formula="of:=([.B1717]-[.B1716])*[.C1717]+([.C1717]-[.C1716])*[.B1717]" office:value-type="float" office:value="24158436.1338" calcext:value-type="float">
            <text:p>24,158,436.13</text:p>
          </table:table-cell>
        </table:table-row>
        <table:table-row table:style-name="ro1">
          <table:table-cell table:style-name="ce1" office:value-type="string" calcext:value-type="string">
            <text:p>2014-01-07</text:p>
          </table:table-cell>
          <table:table-cell office:value-type="float" office:value="81.419998" calcext:value-type="float">
            <text:p>81.419998</text:p>
          </table:table-cell>
          <table:table-cell office:value-type="float" office:value="7158200" calcext:value-type="float">
            <text:p>7158200</text:p>
          </table:table-cell>
          <table:table-cell table:formula="of:=([.B1718]-[.B1717])*[.C1718]+([.C1718]-[.C1717])*[.B1718]" office:value-type="float" office:value="1512388.94180003" calcext:value-type="float">
            <text:p>1,512,388.94</text:p>
          </table:table-cell>
        </table:table-row>
        <table:table-row table:style-name="ro1">
          <table:table-cell table:style-name="ce1" office:value-type="string" calcext:value-type="string">
            <text:p>2014-01-08</text:p>
          </table:table-cell>
          <table:table-cell office:value-type="float" office:value="80.239998" calcext:value-type="float">
            <text:p>80.239998</text:p>
          </table:table-cell>
          <table:table-cell office:value-type="float" office:value="13458800" calcext:value-type="float">
            <text:p>13458800</text:p>
          </table:table-cell>
          <table:table-cell table:formula="of:=([.B1719]-[.B1718])*[.C1719]+([.C1719]-[.C1718])*[.B1719]" office:value-type="float" office:value="489678747.3988" calcext:value-type="float">
            <text:p>489,678,747.40</text:p>
          </table:table-cell>
        </table:table-row>
        <table:table-row table:style-name="ro1">
          <table:table-cell table:style-name="ce1" office:value-type="string" calcext:value-type="string">
            <text:p>2014-01-09</text:p>
          </table:table-cell>
          <table:table-cell office:value-type="float" office:value="80.419998" calcext:value-type="float">
            <text:p>80.419998</text:p>
          </table:table-cell>
          <table:table-cell office:value-type="float" office:value="10833900" calcext:value-type="float">
            <text:p>10833900</text:p>
          </table:table-cell>
          <table:table-cell table:formula="of:=([.B1720]-[.B1719])*[.C1720]+([.C1720]-[.C1719])*[.B1720]" office:value-type="float" office:value="-209144350.7502" calcext:value-type="float">
            <text:p>-209,144,350.75</text:p>
          </table:table-cell>
        </table:table-row>
        <table:table-row table:style-name="ro1">
          <table:table-cell table:style-name="ce1" office:value-type="string" calcext:value-type="string">
            <text:p>2014-01-10</text:p>
          </table:table-cell>
          <table:table-cell office:value-type="float" office:value="80.300003" calcext:value-type="float">
            <text:p>80.300003</text:p>
          </table:table-cell>
          <table:table-cell office:value-type="float" office:value="8448300" calcext:value-type="float">
            <text:p>8448300</text:p>
          </table:table-cell>
          <table:table-cell table:formula="of:=([.B1721]-[.B1720])*[.C1721]+([.C1721]-[.C1720])*[.B1721]" office:value-type="float" office:value="-192577440.9153" calcext:value-type="float">
            <text:p>-192,577,440.92</text:p>
          </table:table-cell>
        </table:table-row>
        <table:table-row table:style-name="ro1">
          <table:table-cell table:style-name="ce1" office:value-type="string" calcext:value-type="string">
            <text:p>2014-01-13</text:p>
          </table:table-cell>
          <table:table-cell office:value-type="float" office:value="80.010002" calcext:value-type="float">
            <text:p>80.010002</text:p>
          </table:table-cell>
          <table:table-cell office:value-type="float" office:value="9360800" calcext:value-type="float">
            <text:p>9360800</text:p>
          </table:table-cell>
          <table:table-cell table:formula="of:=([.B1722]-[.B1721])*[.C1722]+([.C1722]-[.C1721])*[.B1722]" office:value-type="float" office:value="70294485.4642" calcext:value-type="float">
            <text:p>70,294,485.46</text:p>
          </table:table-cell>
        </table:table-row>
        <table:table-row table:style-name="ro1">
          <table:table-cell table:style-name="ce1" office:value-type="string" calcext:value-type="string">
            <text:p>2014-01-14</text:p>
          </table:table-cell>
          <table:table-cell office:value-type="float" office:value="80.870003" calcext:value-type="float">
            <text:p>80.870003</text:p>
          </table:table-cell>
          <table:table-cell office:value-type="float" office:value="8737100" calcext:value-type="float">
            <text:p>8737100</text:p>
          </table:table-cell>
          <table:table-cell table:formula="of:=([.B1723]-[.B1722])*[.C1723]+([.C1723]-[.C1722])*[.B1723]" office:value-type="float" office:value="-42924706.134" calcext:value-type="float">
            <text:p>-42,924,706.13</text:p>
          </table:table-cell>
        </table:table-row>
        <table:table-row table:style-name="ro1">
          <table:table-cell table:style-name="ce1" office:value-type="string" calcext:value-type="string">
            <text:p>2014-01-15</text:p>
          </table:table-cell>
          <table:table-cell office:value-type="float" office:value="80.790001" calcext:value-type="float">
            <text:p>80.790001</text:p>
          </table:table-cell>
          <table:table-cell office:value-type="float" office:value="8221900" calcext:value-type="float">
            <text:p>8221900</text:p>
          </table:table-cell>
          <table:table-cell table:formula="of:=([.B1724]-[.B1723])*[.C1724]+([.C1724]-[.C1723])*[.B1724]" office:value-type="float" office:value="-42280776.9589999" calcext:value-type="float">
            <text:p>-42,280,776.96</text:p>
          </table:table-cell>
        </table:table-row>
        <table:table-row table:style-name="ro1">
          <table:table-cell table:style-name="ce1" office:value-type="string" calcext:value-type="string">
            <text:p>2014-01-16</text:p>
          </table:table-cell>
          <table:table-cell office:value-type="float" office:value="80.559998" calcext:value-type="float">
            <text:p>80.559998</text:p>
          </table:table-cell>
          <table:table-cell office:value-type="float" office:value="11673300" calcext:value-type="float">
            <text:p>11673300</text:p>
          </table:table-cell>
          <table:table-cell table:formula="of:=([.B1725]-[.B1724])*[.C1725]+([.C1725]-[.C1724])*[.B1725]" office:value-type="float" office:value="275359883.0773" calcext:value-type="float">
            <text:p>275,359,883.08</text:p>
          </table:table-cell>
        </table:table-row>
        <table:table-row table:style-name="ro1">
          <table:table-cell table:style-name="ce1" office:value-type="string" calcext:value-type="string">
            <text:p>2014-01-17</text:p>
          </table:table-cell>
          <table:table-cell office:value-type="float" office:value="79.879997" calcext:value-type="float">
            <text:p>79.879997</text:p>
          </table:table-cell>
          <table:table-cell office:value-type="float" office:value="13629800" calcext:value-type="float">
            <text:p>13629800</text:p>
          </table:table-cell>
          <table:table-cell table:formula="of:=([.B1726]-[.B1725])*[.C1726]+([.C1726]-[.C1725])*[.B1726]" office:value-type="float" office:value="147016936.5007" calcext:value-type="float">
            <text:p>147,016,936.50</text:p>
          </table:table-cell>
        </table:table-row>
        <table:table-row table:style-name="ro1">
          <table:table-cell table:style-name="ce1" office:value-type="string" calcext:value-type="string">
            <text:p>2014-01-21</text:p>
          </table:table-cell>
          <table:table-cell office:value-type="float" office:value="80.18" calcext:value-type="float">
            <text:p>80.18</text:p>
          </table:table-cell>
          <table:table-cell office:value-type="float" office:value="13216400" calcext:value-type="float">
            <text:p>13216400</text:p>
          </table:table-cell>
          <table:table-cell table:formula="of:=([.B1727]-[.B1726])*[.C1727]+([.C1727]-[.C1726])*[.B1727]" office:value-type="float" office:value="-29181452.3508" calcext:value-type="float">
            <text:p>-29,181,452.35</text:p>
          </table:table-cell>
        </table:table-row>
        <table:table-row table:style-name="ro1">
          <table:table-cell table:style-name="ce1" office:value-type="string" calcext:value-type="string">
            <text:p>2014-01-22</text:p>
          </table:table-cell>
          <table:table-cell office:value-type="float" office:value="79.230003" calcext:value-type="float">
            <text:p>79.230003</text:p>
          </table:table-cell>
          <table:table-cell office:value-type="float" office:value="8455600" calcext:value-type="float">
            <text:p>8455600</text:p>
          </table:table-cell>
          <table:table-cell table:formula="of:=([.B1728]-[.B1727])*[.C1728]+([.C1728]-[.C1727])*[.B1728]" office:value-type="float" office:value="-385230992.9156" calcext:value-type="float">
            <text:p>-385,230,992.92</text:p>
          </table:table-cell>
        </table:table-row>
        <table:table-row table:style-name="ro1">
          <table:table-cell table:style-name="ce1" office:value-type="string" calcext:value-type="string">
            <text:p>2014-01-23</text:p>
          </table:table-cell>
          <table:table-cell office:value-type="float" office:value="78.239998" calcext:value-type="float">
            <text:p>78.239998</text:p>
          </table:table-cell>
          <table:table-cell office:value-type="float" office:value="12667700" calcext:value-type="float">
            <text:p>12667700</text:p>
          </table:table-cell>
          <table:table-cell table:formula="of:=([.B1729]-[.B1728])*[.C1729]+([.C1729]-[.C1728])*[.B1729]" office:value-type="float" office:value="317013609.2373" calcext:value-type="float">
            <text:p>317,013,609.24</text:p>
          </table:table-cell>
        </table:table-row>
        <table:table-row table:style-name="ro1">
          <table:table-cell table:style-name="ce1" office:value-type="string" calcext:value-type="string">
            <text:p>2014-01-24</text:p>
          </table:table-cell>
          <table:table-cell office:value-type="float" office:value="79.18" calcext:value-type="float">
            <text:p>79.18</text:p>
          </table:table-cell>
          <table:table-cell office:value-type="float" office:value="20163200" calcext:value-type="float">
            <text:p>20163200</text:p>
          </table:table-cell>
          <table:table-cell table:formula="of:=([.B1730]-[.B1729])*[.C1730]+([.C1730]-[.C1729])*[.B1730]" office:value-type="float" office:value="612447138.3264" calcext:value-type="float">
            <text:p>612,447,138.33</text:p>
          </table:table-cell>
        </table:table-row>
        <table:table-row table:style-name="ro1">
          <table:table-cell table:style-name="ce1" office:value-type="string" calcext:value-type="string">
            <text:p>2014-01-27</text:p>
          </table:table-cell>
          <table:table-cell office:value-type="float" office:value="78.470001" calcext:value-type="float">
            <text:p>78.470001</text:p>
          </table:table-cell>
          <table:table-cell office:value-type="float" office:value="10395400" calcext:value-type="float">
            <text:p>10395400</text:p>
          </table:table-cell>
          <table:table-cell table:formula="of:=([.B1731]-[.B1730])*[.C1731]+([.C1731]-[.C1730])*[.B1731]" office:value-type="float" office:value="-773859999.3724" calcext:value-type="float">
            <text:p>-773,859,999.37</text:p>
          </table:table-cell>
        </table:table-row>
        <table:table-row table:style-name="ro1">
          <table:table-cell table:style-name="ce1" office:value-type="string" calcext:value-type="string">
            <text:p>2014-01-28</text:p>
          </table:table-cell>
          <table:table-cell office:value-type="float" office:value="79.110001" calcext:value-type="float">
            <text:p>79.110001</text:p>
          </table:table-cell>
          <table:table-cell office:value-type="float" office:value="10060800" calcext:value-type="float">
            <text:p>10060800</text:p>
          </table:table-cell>
          <table:table-cell table:formula="of:=([.B1732]-[.B1731])*[.C1732]+([.C1732]-[.C1731])*[.B1732]" office:value-type="float" office:value="-20031294.3346" calcext:value-type="float">
            <text:p>-20,031,294.33</text:p>
          </table:table-cell>
        </table:table-row>
        <table:table-row table:style-name="ro1">
          <table:table-cell table:style-name="ce1" office:value-type="string" calcext:value-type="string">
            <text:p>2014-01-29</text:p>
          </table:table-cell>
          <table:table-cell office:value-type="float" office:value="77.639999" calcext:value-type="float">
            <text:p>77.639999</text:p>
          </table:table-cell>
          <table:table-cell office:value-type="float" office:value="13443100" calcext:value-type="float">
            <text:p>13443100</text:p>
          </table:table-cell>
          <table:table-cell table:formula="of:=([.B1733]-[.B1732])*[.C1733]+([.C1733]-[.C1732])*[.B1733]" office:value-type="float" office:value="242840384.7315" calcext:value-type="float">
            <text:p>242,840,384.73</text:p>
          </table:table-cell>
        </table:table-row>
        <table:table-row table:style-name="ro1">
          <table:table-cell table:style-name="ce1" office:value-type="string" calcext:value-type="string">
            <text:p>2014-01-30</text:p>
          </table:table-cell>
          <table:table-cell office:value-type="float" office:value="76.870003" calcext:value-type="float">
            <text:p>76.870003</text:p>
          </table:table-cell>
          <table:table-cell office:value-type="float" office:value="9450500" calcext:value-type="float">
            <text:p>9450500</text:p>
          </table:table-cell>
          <table:table-cell table:formula="of:=([.B1734]-[.B1733])*[.C1734]+([.C1734]-[.C1733])*[.B1734]" office:value-type="float" office:value="-314188021.1758" calcext:value-type="float">
            <text:p>-314,188,021.18</text:p>
          </table:table-cell>
        </table:table-row>
        <table:table-row table:style-name="ro1">
          <table:table-cell table:style-name="ce1" office:value-type="string" calcext:value-type="string">
            <text:p>2014-01-31</text:p>
          </table:table-cell>
          <table:table-cell office:value-type="float" office:value="76.620003" calcext:value-type="float">
            <text:p>76.620003</text:p>
          </table:table-cell>
          <table:table-cell office:value-type="float" office:value="12988800" calcext:value-type="float">
            <text:p>12988800</text:p>
          </table:table-cell>
          <table:table-cell table:formula="of:=([.B1735]-[.B1734])*[.C1735]+([.C1735]-[.C1734])*[.B1735]" office:value-type="float" office:value="267857356.6149" calcext:value-type="float">
            <text:p>267,857,356.61</text:p>
          </table:table-cell>
        </table:table-row>
        <table:table-row table:style-name="ro1">
          <table:table-cell table:style-name="ce1" office:value-type="string" calcext:value-type="string">
            <text:p>2014-02-03</text:p>
          </table:table-cell>
          <table:table-cell office:value-type="float" office:value="75.699997" calcext:value-type="float">
            <text:p>75.699997</text:p>
          </table:table-cell>
          <table:table-cell office:value-type="float" office:value="14292700" calcext:value-type="float">
            <text:p>14292700</text:p>
          </table:table-cell>
          <table:table-cell table:formula="of:=([.B1736]-[.B1735])*[.C1736]+([.C1736]-[.C1735])*[.B1736]" office:value-type="float" office:value="85555856.3321" calcext:value-type="float">
            <text:p>85,555,856.33</text:p>
          </table:table-cell>
        </table:table-row>
        <table:table-row table:style-name="ro1">
          <table:table-cell table:style-name="ce1" office:value-type="string" calcext:value-type="string">
            <text:p>2014-02-04</text:p>
          </table:table-cell>
          <table:table-cell office:value-type="float" office:value="76.089996" calcext:value-type="float">
            <text:p>76.089996</text:p>
          </table:table-cell>
          <table:table-cell office:value-type="float" office:value="12055400" calcext:value-type="float">
            <text:p>12055400</text:p>
          </table:table-cell>
          <table:table-cell table:formula="of:=([.B1737]-[.B1736])*[.C1737]+([.C1737]-[.C1736])*[.B1737]" office:value-type="float" office:value="-165534554.1062" calcext:value-type="float">
            <text:p>-165,534,554.11</text:p>
          </table:table-cell>
        </table:table-row>
        <table:table-row table:style-name="ro1">
          <table:table-cell table:style-name="ce1" office:value-type="string" calcext:value-type="string">
            <text:p>2014-02-05</text:p>
          </table:table-cell>
          <table:table-cell office:value-type="float" office:value="76.449997" calcext:value-type="float">
            <text:p>76.449997</text:p>
          </table:table-cell>
          <table:table-cell office:value-type="float" office:value="9734100" calcext:value-type="float">
            <text:p>9734100</text:p>
          </table:table-cell>
          <table:table-cell table:formula="of:=([.B1738]-[.B1737])*[.C1738]+([.C1738]-[.C1737])*[.B1738]" office:value-type="float" office:value="-173959092.302" calcext:value-type="float">
            <text:p>-173,959,092.30</text:p>
          </table:table-cell>
        </table:table-row>
        <table:table-row table:style-name="ro1">
          <table:table-cell table:style-name="ce1" office:value-type="string" calcext:value-type="string">
            <text:p>2014-02-06</text:p>
          </table:table-cell>
          <table:table-cell office:value-type="float" office:value="76.900002" calcext:value-type="float">
            <text:p>76.900002</text:p>
          </table:table-cell>
          <table:table-cell office:value-type="float" office:value="7819700" calcext:value-type="float">
            <text:p>7819700</text:p>
          </table:table-cell>
          <table:table-cell table:formula="of:=([.B1739]-[.B1738])*[.C1739]+([.C1739]-[.C1738])*[.B1739]" office:value-type="float" office:value="-143698459.7303" calcext:value-type="float">
            <text:p>-143,698,459.73</text:p>
          </table:table-cell>
        </table:table-row>
        <table:table-row table:style-name="ro1">
          <table:table-cell table:style-name="ce1" office:value-type="string" calcext:value-type="string">
            <text:p>2014-02-07</text:p>
          </table:table-cell>
          <table:table-cell office:value-type="float" office:value="77.309998" calcext:value-type="float">
            <text:p>77.309998</text:p>
          </table:table-cell>
          <table:table-cell office:value-type="float" office:value="7259200" calcext:value-type="float">
            <text:p>7259200</text:p>
          </table:table-cell>
          <table:table-cell table:formula="of:=([.B1740]-[.B1739])*[.C1740]+([.C1740]-[.C1739])*[.B1740]" office:value-type="float" office:value="-40356010.9158001" calcext:value-type="float">
            <text:p>-40,356,010.92</text:p>
          </table:table-cell>
        </table:table-row>
        <table:table-row table:style-name="ro1">
          <table:table-cell table:style-name="ce1" office:value-type="string" calcext:value-type="string">
            <text:p>2014-02-10</text:p>
          </table:table-cell>
          <table:table-cell office:value-type="float" office:value="78.029999" calcext:value-type="float">
            <text:p>78.029999</text:p>
          </table:table-cell>
          <table:table-cell office:value-type="float" office:value="8959700" calcext:value-type="float">
            <text:p>8959700</text:p>
          </table:table-cell>
          <table:table-cell table:formula="of:=([.B1741]-[.B1740])*[.C1741]+([.C1741]-[.C1740])*[.B1741]" office:value-type="float" office:value="139141006.2592" calcext:value-type="float">
            <text:p>139,141,006.26</text:p>
          </table:table-cell>
        </table:table-row>
        <table:table-row table:style-name="ro1">
          <table:table-cell table:style-name="ce1" office:value-type="string" calcext:value-type="string">
            <text:p>2014-02-11</text:p>
          </table:table-cell>
          <table:table-cell office:value-type="float" office:value="78.839996" calcext:value-type="float">
            <text:p>78.839996</text:p>
          </table:table-cell>
          <table:table-cell office:value-type="float" office:value="10500800" calcext:value-type="float">
            <text:p>10500800</text:p>
          </table:table-cell>
          <table:table-cell table:formula="of:=([.B1742]-[.B1741])*[.C1742]+([.C1742]-[.C1741])*[.B1742]" office:value-type="float" office:value="130005934.3332" calcext:value-type="float">
            <text:p>130,005,934.33</text:p>
          </table:table-cell>
        </table:table-row>
        <table:table-row table:style-name="ro1">
          <table:table-cell table:style-name="ce1" office:value-type="string" calcext:value-type="string">
            <text:p>2014-02-12</text:p>
          </table:table-cell>
          <table:table-cell office:value-type="float" office:value="77.489998" calcext:value-type="float">
            <text:p>77.489998</text:p>
          </table:table-cell>
          <table:table-cell office:value-type="float" office:value="11019700" calcext:value-type="float">
            <text:p>11019700</text:p>
          </table:table-cell>
          <table:table-cell table:formula="of:=([.B1743]-[.B1742])*[.C1743]+([.C1743]-[.C1742])*[.B1743]" office:value-type="float" office:value="25332987.0016" calcext:value-type="float">
            <text:p>25,332,987.00</text:p>
          </table:table-cell>
        </table:table-row>
        <table:table-row table:style-name="ro1">
          <table:table-cell table:style-name="ce1" office:value-type="string" calcext:value-type="string">
            <text:p>2014-02-13</text:p>
          </table:table-cell>
          <table:table-cell office:value-type="float" office:value="77.800003" calcext:value-type="float">
            <text:p>77.800003</text:p>
          </table:table-cell>
          <table:table-cell office:value-type="float" office:value="7420600" calcext:value-type="float">
            <text:p>7420600</text:p>
          </table:table-cell>
          <table:table-cell table:formula="of:=([.B1744]-[.B1743])*[.C1744]+([.C1744]-[.C1743])*[.B1744]" office:value-type="float" office:value="-277709567.6943" calcext:value-type="float">
            <text:p>-277,709,567.69</text:p>
          </table:table-cell>
        </table:table-row>
        <table:table-row table:style-name="ro1">
          <table:table-cell table:style-name="ce1" office:value-type="string" calcext:value-type="string">
            <text:p>2014-02-14</text:p>
          </table:table-cell>
          <table:table-cell office:value-type="float" office:value="79.400002" calcext:value-type="float">
            <text:p>79.400002</text:p>
          </table:table-cell>
          <table:table-cell office:value-type="float" office:value="10791900" calcext:value-type="float">
            <text:p>10791900</text:p>
          </table:table-cell>
          <table:table-cell table:formula="of:=([.B1745]-[.B1744])*[.C1745]+([.C1745]-[.C1744])*[.B1745]" office:value-type="float" office:value="284948255.9507" calcext:value-type="float">
            <text:p>284,948,255.95</text:p>
          </table:table-cell>
        </table:table-row>
        <table:table-row table:style-name="ro1">
          <table:table-cell table:style-name="ce1" office:value-type="string" calcext:value-type="string">
            <text:p>2014-02-18</text:p>
          </table:table-cell>
          <table:table-cell office:value-type="float" office:value="77.970001" calcext:value-type="float">
            <text:p>77.970001</text:p>
          </table:table-cell>
          <table:table-cell office:value-type="float" office:value="15750700" calcext:value-type="float">
            <text:p>15750700</text:p>
          </table:table-cell>
          <table:table-cell table:formula="of:=([.B1746]-[.B1745])*[.C1746]+([.C1746]-[.C1745])*[.B1746]" office:value-type="float" office:value="364114124.2081" calcext:value-type="float">
            <text:p>364,114,124.21</text:p>
          </table:table-cell>
        </table:table-row>
        <table:table-row table:style-name="ro1">
          <table:table-cell table:style-name="ce1" office:value-type="string" calcext:value-type="string">
            <text:p>2014-02-19</text:p>
          </table:table-cell>
          <table:table-cell office:value-type="float" office:value="78.139999" calcext:value-type="float">
            <text:p>78.139999</text:p>
          </table:table-cell>
          <table:table-cell office:value-type="float" office:value="8740000" calcext:value-type="float">
            <text:p>8740000</text:p>
          </table:table-cell>
          <table:table-cell table:formula="of:=([.B1747]-[.B1746])*[.C1747]+([.C1747]-[.C1746])*[.B1747]" office:value-type="float" office:value="-546330308.4693" calcext:value-type="float">
            <text:p>-546,330,308.47</text:p>
          </table:table-cell>
        </table:table-row>
        <table:table-row table:style-name="ro1">
          <table:table-cell table:style-name="ce1" office:value-type="string" calcext:value-type="string">
            <text:p>2014-02-20</text:p>
          </table:table-cell>
          <table:table-cell office:value-type="float" office:value="77.919998" calcext:value-type="float">
            <text:p>77.919998</text:p>
          </table:table-cell>
          <table:table-cell office:value-type="float" office:value="8275200" calcext:value-type="float">
            <text:p>8275200</text:p>
          </table:table-cell>
          <table:table-cell table:formula="of:=([.B1748]-[.B1747])*[.C1748]+([.C1748]-[.C1747])*[.B1748]" office:value-type="float" office:value="-38037767.3456" calcext:value-type="float">
            <text:p>-38,037,767.35</text:p>
          </table:table-cell>
        </table:table-row>
        <table:table-row table:style-name="ro1">
          <table:table-cell table:style-name="ce1" office:value-type="string" calcext:value-type="string">
            <text:p>2014-02-21</text:p>
          </table:table-cell>
          <table:table-cell office:value-type="float" office:value="77.970001" calcext:value-type="float">
            <text:p>77.970001</text:p>
          </table:table-cell>
          <table:table-cell office:value-type="float" office:value="8089200" calcext:value-type="float">
            <text:p>8089200</text:p>
          </table:table-cell>
          <table:table-cell table:formula="of:=([.B1749]-[.B1748])*[.C1749]+([.C1749]-[.C1748])*[.B1749]" office:value-type="float" office:value="-14097935.9184001" calcext:value-type="float">
            <text:p>-14,097,935.92</text:p>
          </table:table-cell>
        </table:table-row>
        <table:table-row table:style-name="ro1">
          <table:table-cell table:style-name="ce1" office:value-type="string" calcext:value-type="string">
            <text:p>2014-02-24</text:p>
          </table:table-cell>
          <table:table-cell office:value-type="float" office:value="77.860001" calcext:value-type="float">
            <text:p>77.860001</text:p>
          </table:table-cell>
          <table:table-cell office:value-type="float" office:value="7838700" calcext:value-type="float">
            <text:p>7838700</text:p>
          </table:table-cell>
          <table:table-cell table:formula="of:=([.B1750]-[.B1749])*[.C1750]+([.C1750]-[.C1749])*[.B1750]" office:value-type="float" office:value="-20366187.2505" calcext:value-type="float">
            <text:p>-20,366,187.25</text:p>
          </table:table-cell>
        </table:table-row>
        <table:table-row table:style-name="ro1">
          <table:table-cell table:style-name="ce1" office:value-type="string" calcext:value-type="string">
            <text:p>2014-02-25</text:p>
          </table:table-cell>
          <table:table-cell office:value-type="float" office:value="78.120003" calcext:value-type="float">
            <text:p>78.120003</text:p>
          </table:table-cell>
          <table:table-cell office:value-type="float" office:value="8177500" calcext:value-type="float">
            <text:p>8177500</text:p>
          </table:table-cell>
          <table:table-cell table:formula="of:=([.B1751]-[.B1750])*[.C1751]+([.C1751]-[.C1750])*[.B1751]" office:value-type="float" office:value="28593223.3714" calcext:value-type="float">
            <text:p>28,593,223.37</text:p>
          </table:table-cell>
        </table:table-row>
        <table:table-row table:style-name="ro1">
          <table:table-cell table:style-name="ce1" office:value-type="string" calcext:value-type="string">
            <text:p>2014-02-26</text:p>
          </table:table-cell>
          <table:table-cell office:value-type="float" office:value="77.860001" calcext:value-type="float">
            <text:p>77.860001</text:p>
          </table:table-cell>
          <table:table-cell office:value-type="float" office:value="7764700" calcext:value-type="float">
            <text:p>7764700</text:p>
          </table:table-cell>
          <table:table-cell table:formula="of:=([.B1752]-[.B1751])*[.C1752]+([.C1752]-[.C1751])*[.B1752]" office:value-type="float" office:value="-34159445.9422" calcext:value-type="float">
            <text:p>-34,159,445.94</text:p>
          </table:table-cell>
        </table:table-row>
        <table:table-row table:style-name="ro1">
          <table:table-cell table:style-name="ce1" office:value-type="string" calcext:value-type="string">
            <text:p>2014-02-27</text:p>
          </table:table-cell>
          <table:table-cell office:value-type="float" office:value="78.190002" calcext:value-type="float">
            <text:p>78.190002</text:p>
          </table:table-cell>
          <table:table-cell office:value-type="float" office:value="6549800" calcext:value-type="float">
            <text:p>6549800</text:p>
          </table:table-cell>
          <table:table-cell table:formula="of:=([.B1753]-[.B1752])*[.C1753]+([.C1753]-[.C1752])*[.B1753]" office:value-type="float" office:value="-92831592.8799999" calcext:value-type="float">
            <text:p>-92,831,592.88</text:p>
          </table:table-cell>
        </table:table-row>
        <table:table-row table:style-name="ro1">
          <table:table-cell table:style-name="ce1" office:value-type="string" calcext:value-type="string">
            <text:p>2014-02-28</text:p>
          </table:table-cell>
          <table:table-cell office:value-type="float" office:value="78.660004" calcext:value-type="float">
            <text:p>78.660004</text:p>
          </table:table-cell>
          <table:table-cell office:value-type="float" office:value="8489600" calcext:value-type="float">
            <text:p>8489600</text:p>
          </table:table-cell>
          <table:table-cell table:formula="of:=([.B1754]-[.B1753])*[.C1754]+([.C1754]-[.C1753])*[.B1754]" office:value-type="float" office:value="156574804.7384" calcext:value-type="float">
            <text:p>156,574,804.74</text:p>
          </table:table-cell>
        </table:table-row>
        <table:table-row table:style-name="ro1">
          <table:table-cell table:style-name="ce1" office:value-type="string" calcext:value-type="string">
            <text:p>2014-03-03</text:p>
          </table:table-cell>
          <table:table-cell office:value-type="float" office:value="77.480003" calcext:value-type="float">
            <text:p>77.480003</text:p>
          </table:table-cell>
          <table:table-cell office:value-type="float" office:value="8598600" calcext:value-type="float">
            <text:p>8598600</text:p>
          </table:table-cell>
          <table:table-cell table:formula="of:=([.B1755]-[.B1754])*[.C1755]+([.C1755]-[.C1754])*[.B1755]" office:value-type="float" office:value="-1701036.27160004" calcext:value-type="float">
            <text:p>-1,701,036.27</text:p>
          </table:table-cell>
        </table:table-row>
        <table:table-row table:style-name="ro1">
          <table:table-cell table:style-name="ce1" office:value-type="string" calcext:value-type="string">
            <text:p>2014-03-04</text:p>
          </table:table-cell>
          <table:table-cell office:value-type="float" office:value="78.449997" calcext:value-type="float">
            <text:p>78.449997</text:p>
          </table:table-cell>
          <table:table-cell office:value-type="float" office:value="8306900" calcext:value-type="float">
            <text:p>8306900</text:p>
          </table:table-cell>
          <table:table-cell table:formula="of:=([.B1756]-[.B1755])*[.C1756]+([.C1756]-[.C1755])*[.B1756]" office:value-type="float" office:value="-14826220.9663" calcext:value-type="float">
            <text:p>-14,826,220.97</text:p>
          </table:table-cell>
        </table:table-row>
        <table:table-row table:style-name="ro1">
          <table:table-cell table:style-name="ce1" office:value-type="string" calcext:value-type="string">
            <text:p>2014-03-05</text:p>
          </table:table-cell>
          <table:table-cell office:value-type="float" office:value="77.82" calcext:value-type="float">
            <text:p>77.82</text:p>
          </table:table-cell>
          <table:table-cell office:value-type="float" office:value="8542300" calcext:value-type="float">
            <text:p>8542300</text:p>
          </table:table-cell>
          <table:table-cell table:formula="of:=([.B1757]-[.B1756])*[.C1757]+([.C1757]-[.C1756])*[.B1757]" office:value-type="float" office:value="12937204.6269" calcext:value-type="float">
            <text:p>12,937,204.63</text:p>
          </table:table-cell>
        </table:table-row>
        <table:table-row table:style-name="ro1">
          <table:table-cell table:style-name="ce1" office:value-type="string" calcext:value-type="string">
            <text:p>2014-03-06</text:p>
          </table:table-cell>
          <table:table-cell office:value-type="float" office:value="78.059998" calcext:value-type="float">
            <text:p>78.059998</text:p>
          </table:table-cell>
          <table:table-cell office:value-type="float" office:value="6475600" calcext:value-type="float">
            <text:p>6475600</text:p>
          </table:table-cell>
          <table:table-cell table:formula="of:=([.B1758]-[.B1757])*[.C1758]+([.C1758]-[.C1757])*[.B1758]" office:value-type="float" office:value="-159772466.8178" calcext:value-type="float">
            <text:p>-159,772,466.82</text:p>
          </table:table-cell>
        </table:table-row>
        <table:table-row table:style-name="ro1">
          <table:table-cell table:style-name="ce1" office:value-type="string" calcext:value-type="string">
            <text:p>2014-03-07</text:p>
          </table:table-cell>
          <table:table-cell office:value-type="float" office:value="78.379997" calcext:value-type="float">
            <text:p>78.379997</text:p>
          </table:table-cell>
          <table:table-cell office:value-type="float" office:value="5865400" calcext:value-type="float">
            <text:p>5865400</text:p>
          </table:table-cell>
          <table:table-cell table:formula="of:=([.B1759]-[.B1758])*[.C1759]+([.C1759]-[.C1758])*[.B1759]" office:value-type="float" office:value="-45950552.0347999" calcext:value-type="float">
            <text:p>-45,950,552.03</text:p>
          </table:table-cell>
        </table:table-row>
        <table:table-row table:style-name="ro1">
          <table:table-cell table:style-name="ce1" office:value-type="string" calcext:value-type="string">
            <text:p>2014-03-10</text:p>
          </table:table-cell>
          <table:table-cell office:value-type="float" office:value="78.529999" calcext:value-type="float">
            <text:p>78.529999</text:p>
          </table:table-cell>
          <table:table-cell office:value-type="float" office:value="5229900" calcext:value-type="float">
            <text:p>5229900</text:p>
          </table:table-cell>
          <table:table-cell table:formula="of:=([.B1760]-[.B1759])*[.C1760]+([.C1760]-[.C1759])*[.B1760]" office:value-type="float" office:value="-49121318.9047" calcext:value-type="float">
            <text:p>-49,121,318.90</text:p>
          </table:table-cell>
        </table:table-row>
        <table:table-row table:style-name="ro1">
          <table:table-cell table:style-name="ce1" office:value-type="string" calcext:value-type="string">
            <text:p>2014-03-11</text:p>
          </table:table-cell>
          <table:table-cell office:value-type="float" office:value="78.949997" calcext:value-type="float">
            <text:p>78.949997</text:p>
          </table:table-cell>
          <table:table-cell office:value-type="float" office:value="6595800" calcext:value-type="float">
            <text:p>6595800</text:p>
          </table:table-cell>
          <table:table-cell table:formula="of:=([.B1761]-[.B1760])*[.C1761]+([.C1761]-[.C1760])*[.B1761]" office:value-type="float" office:value="110608023.7107" calcext:value-type="float">
            <text:p>110,608,023.71</text:p>
          </table:table-cell>
        </table:table-row>
        <table:table-row table:style-name="ro1">
          <table:table-cell table:style-name="ce1" office:value-type="string" calcext:value-type="string">
            <text:p>2014-03-12</text:p>
          </table:table-cell>
          <table:table-cell office:value-type="float" office:value="79.239998" calcext:value-type="float">
            <text:p>79.239998</text:p>
          </table:table-cell>
          <table:table-cell office:value-type="float" office:value="7469300" calcext:value-type="float">
            <text:p>7469300</text:p>
          </table:table-cell>
          <table:table-cell table:formula="of:=([.B1762]-[.B1761])*[.C1762]+([.C1762]-[.C1761])*[.B1762]" office:value-type="float" office:value="71382242.7223" calcext:value-type="float">
            <text:p>71,382,242.72</text:p>
          </table:table-cell>
        </table:table-row>
        <table:table-row table:style-name="ro1">
          <table:table-cell table:style-name="ce1" office:value-type="string" calcext:value-type="string">
            <text:p>2014-03-13</text:p>
          </table:table-cell>
          <table:table-cell office:value-type="float" office:value="79.190002" calcext:value-type="float">
            <text:p>79.190002</text:p>
          </table:table-cell>
          <table:table-cell office:value-type="float" office:value="9676600" calcext:value-type="float">
            <text:p>9676600</text:p>
          </table:table-cell>
          <table:table-cell table:formula="of:=([.B1763]-[.B1762])*[.C1763]+([.C1763]-[.C1762])*[.B1763]" office:value-type="float" office:value="174312300.121" calcext:value-type="float">
            <text:p>174,312,300.12</text:p>
          </table:table-cell>
        </table:table-row>
        <table:table-row table:style-name="ro1">
          <table:table-cell table:style-name="ce1" office:value-type="string" calcext:value-type="string">
            <text:p>2014-03-14</text:p>
          </table:table-cell>
          <table:table-cell office:value-type="float" office:value="78.980003" calcext:value-type="float">
            <text:p>78.980003</text:p>
          </table:table-cell>
          <table:table-cell office:value-type="float" office:value="14850700" calcext:value-type="float">
            <text:p>14850700</text:p>
          </table:table-cell>
          <table:table-cell table:formula="of:=([.B1764]-[.B1763])*[.C1764]+([.C1764]-[.C1763])*[.B1764]" office:value-type="float" office:value="405531801.373" calcext:value-type="float">
            <text:p>405,531,801.37</text:p>
          </table:table-cell>
        </table:table-row>
        <table:table-row table:style-name="ro1">
          <table:table-cell table:style-name="ce1" office:value-type="string" calcext:value-type="string">
            <text:p>2014-03-17</text:p>
          </table:table-cell>
          <table:table-cell office:value-type="float" office:value="79.839996" calcext:value-type="float">
            <text:p>79.839996</text:p>
          </table:table-cell>
          <table:table-cell office:value-type="float" office:value="8452100" calcext:value-type="float">
            <text:p>8452100</text:p>
          </table:table-cell>
          <table:table-cell table:formula="of:=([.B1765]-[.B1764])*[.C1765]+([.C1765]-[.C1764])*[.B1765]" office:value-type="float" office:value="-503595451.5703" calcext:value-type="float">
            <text:p>-503,595,451.57</text:p>
          </table:table-cell>
        </table:table-row>
        <table:table-row table:style-name="ro1">
          <table:table-cell table:style-name="ce1" office:value-type="string" calcext:value-type="string">
            <text:p>2014-03-18</text:p>
          </table:table-cell>
          <table:table-cell office:value-type="float" office:value="79.769997" calcext:value-type="float">
            <text:p>79.769997</text:p>
          </table:table-cell>
          <table:table-cell office:value-type="float" office:value="7703200" calcext:value-type="float">
            <text:p>7703200</text:p>
          </table:table-cell>
          <table:table-cell table:formula="of:=([.B1766]-[.B1765])*[.C1766]+([.C1766]-[.C1765])*[.B1766]" office:value-type="float" office:value="-60278967.0501" calcext:value-type="float">
            <text:p>-60,278,967.05</text:p>
          </table:table-cell>
        </table:table-row>
        <table:table-row table:style-name="ro1">
          <table:table-cell table:style-name="ce1" office:value-type="string" calcext:value-type="string">
            <text:p>2014-03-19</text:p>
          </table:table-cell>
          <table:table-cell office:value-type="float" office:value="78.779999" calcext:value-type="float">
            <text:p>78.779999</text:p>
          </table:table-cell>
          <table:table-cell office:value-type="float" office:value="8607200" calcext:value-type="float">
            <text:p>8607200</text:p>
          </table:table-cell>
          <table:table-cell table:formula="of:=([.B1767]-[.B1766])*[.C1767]+([.C1767]-[.C1766])*[.B1767]" office:value-type="float" office:value="62696008.3104" calcext:value-type="float">
            <text:p>62,696,008.31</text:p>
          </table:table-cell>
        </table:table-row>
        <table:table-row table:style-name="ro1">
          <table:table-cell table:style-name="ce1" office:value-type="string" calcext:value-type="string">
            <text:p>2014-03-20</text:p>
          </table:table-cell>
          <table:table-cell office:value-type="float" office:value="78.32" calcext:value-type="float">
            <text:p>78.32</text:p>
          </table:table-cell>
          <table:table-cell office:value-type="float" office:value="8659500" calcext:value-type="float">
            <text:p>8659500</text:p>
          </table:table-cell>
          <table:table-cell table:formula="of:=([.B1768]-[.B1767])*[.C1768]+([.C1768]-[.C1767])*[.B1768]" office:value-type="float" office:value="112774.659499909" calcext:value-type="float">
            <text:p>112,774.66</text:p>
          </table:table-cell>
        </table:table-row>
        <table:table-row table:style-name="ro1">
          <table:table-cell table:style-name="ce1" office:value-type="string" calcext:value-type="string">
            <text:p>2014-03-21</text:p>
          </table:table-cell>
          <table:table-cell office:value-type="float" office:value="77.879997" calcext:value-type="float">
            <text:p>77.879997</text:p>
          </table:table-cell>
          <table:table-cell office:value-type="float" office:value="21244400" calcext:value-type="float">
            <text:p>21244400</text:p>
          </table:table-cell>
          <table:table-cell table:formula="of:=([.B1769]-[.B1768])*[.C1769]+([.C1769]-[.C1768])*[.B1769]" office:value-type="float" office:value="970764374.5121" calcext:value-type="float">
            <text:p>970,764,374.51</text:p>
          </table:table-cell>
        </table:table-row>
        <table:table-row table:style-name="ro1">
          <table:table-cell table:style-name="ce1" office:value-type="string" calcext:value-type="string">
            <text:p>2014-03-24</text:p>
          </table:table-cell>
          <table:table-cell office:value-type="float" office:value="79.300003" calcext:value-type="float">
            <text:p>79.300003</text:p>
          </table:table-cell>
          <table:table-cell office:value-type="float" office:value="11221600" calcext:value-type="float">
            <text:p>11221600</text:p>
          </table:table-cell>
          <table:table-cell table:formula="of:=([.B1770]-[.B1769])*[.C1770]+([.C1770]-[.C1769])*[.B1770]" office:value-type="float" office:value="-778873330.7388" calcext:value-type="float">
            <text:p>-778,873,330.74</text:p>
          </table:table-cell>
        </table:table-row>
        <table:table-row table:style-name="ro1">
          <table:table-cell table:style-name="ce1" office:value-type="string" calcext:value-type="string">
            <text:p>2014-03-25</text:p>
          </table:table-cell>
          <table:table-cell office:value-type="float" office:value="79.809998" calcext:value-type="float">
            <text:p>79.809998</text:p>
          </table:table-cell>
          <table:table-cell office:value-type="float" office:value="8892500" calcext:value-type="float">
            <text:p>8892500</text:p>
          </table:table-cell>
          <table:table-cell table:formula="of:=([.B1771]-[.B1770])*[.C1771]+([.C1771]-[.C1770])*[.B1771]" office:value-type="float" office:value="-181350335.8043" calcext:value-type="float">
            <text:p>-181,350,335.80</text:p>
          </table:table-cell>
        </table:table-row>
        <table:table-row table:style-name="ro1">
          <table:table-cell table:style-name="ce1" office:value-type="string" calcext:value-type="string">
            <text:p>2014-03-26</text:p>
          </table:table-cell>
          <table:table-cell office:value-type="float" office:value="79.5" calcext:value-type="float">
            <text:p>79.5</text:p>
          </table:table-cell>
          <table:table-cell office:value-type="float" office:value="8269800" calcext:value-type="float">
            <text:p>8269800</text:p>
          </table:table-cell>
          <table:table-cell table:formula="of:=([.B1772]-[.B1771])*[.C1772]+([.C1772]-[.C1771])*[.B1772]" office:value-type="float" office:value="-52068271.4603999" calcext:value-type="float">
            <text:p>-52,068,271.46</text:p>
          </table:table-cell>
        </table:table-row>
        <table:table-row table:style-name="ro1">
          <table:table-cell table:style-name="ce1" office:value-type="string" calcext:value-type="string">
            <text:p>2014-03-27</text:p>
          </table:table-cell>
          <table:table-cell office:value-type="float" office:value="79.650002" calcext:value-type="float">
            <text:p>79.650002</text:p>
          </table:table-cell>
          <table:table-cell office:value-type="float" office:value="8134100" calcext:value-type="float">
            <text:p>8134100</text:p>
          </table:table-cell>
          <table:table-cell table:formula="of:=([.B1773]-[.B1772])*[.C1773]+([.C1773]-[.C1772])*[.B1773]" office:value-type="float" office:value="-9588374.0032" calcext:value-type="float">
            <text:p>-9,588,374.00</text:p>
          </table:table-cell>
        </table:table-row>
        <table:table-row table:style-name="ro1">
          <table:table-cell table:style-name="ce1" office:value-type="string" calcext:value-type="string">
            <text:p>2014-03-28</text:p>
          </table:table-cell>
          <table:table-cell office:value-type="float" office:value="79.760002" calcext:value-type="float">
            <text:p>79.760002</text:p>
          </table:table-cell>
          <table:table-cell office:value-type="float" office:value="6413500" calcext:value-type="float">
            <text:p>6413500</text:p>
          </table:table-cell>
          <table:table-cell table:formula="of:=([.B1774]-[.B1773])*[.C1774]+([.C1774]-[.C1773])*[.B1774]" office:value-type="float" office:value="-136529574.4412" calcext:value-type="float">
            <text:p>-136,529,574.44</text:p>
          </table:table-cell>
        </table:table-row>
        <table:table-row table:style-name="ro1">
          <table:table-cell table:style-name="ce1" office:value-type="string" calcext:value-type="string">
            <text:p>2014-03-31</text:p>
          </table:table-cell>
          <table:table-cell office:value-type="float" office:value="80.599998" calcext:value-type="float">
            <text:p>80.599998</text:p>
          </table:table-cell>
          <table:table-cell office:value-type="float" office:value="8492800" calcext:value-type="float">
            <text:p>8492800</text:p>
          </table:table-cell>
          <table:table-cell table:formula="of:=([.B1775]-[.B1774])*[.C1775]+([.C1775]-[.C1774])*[.B1775]" office:value-type="float" office:value="174725493.8702" calcext:value-type="float">
            <text:p>174,725,493.87</text:p>
          </table:table-cell>
        </table:table-row>
        <table:table-row table:style-name="ro1">
          <table:table-cell table:style-name="ce1" office:value-type="string" calcext:value-type="string">
            <text:p>2014-04-01</text:p>
          </table:table-cell>
          <table:table-cell office:value-type="float" office:value="80.339996" calcext:value-type="float">
            <text:p>80.339996</text:p>
          </table:table-cell>
          <table:table-cell office:value-type="float" office:value="8222300" calcext:value-type="float">
            <text:p>8222300</text:p>
          </table:table-cell>
          <table:table-cell table:formula="of:=([.B1776]-[.B1775])*[.C1776]+([.C1776]-[.C1775])*[.B1776]" office:value-type="float" office:value="-23869783.3626" calcext:value-type="float">
            <text:p>-23,869,783.36</text:p>
          </table:table-cell>
        </table:table-row>
        <table:table-row table:style-name="ro1">
          <table:table-cell table:style-name="ce1" office:value-type="string" calcext:value-type="string">
            <text:p>2014-04-02</text:p>
          </table:table-cell>
          <table:table-cell office:value-type="float" office:value="80.129997" calcext:value-type="float">
            <text:p>80.129997</text:p>
          </table:table-cell>
          <table:table-cell office:value-type="float" office:value="6741800" calcext:value-type="float">
            <text:p>6741800</text:p>
          </table:table-cell>
          <table:table-cell table:formula="of:=([.B1777]-[.B1776])*[.C1777]+([.C1777]-[.C1776])*[.B1777]" office:value-type="float" office:value="-120048231.8167" calcext:value-type="float">
            <text:p>-120,048,231.82</text:p>
          </table:table-cell>
        </table:table-row>
        <table:table-row table:style-name="ro1">
          <table:table-cell table:style-name="ce1" office:value-type="string" calcext:value-type="string">
            <text:p>2014-04-03</text:p>
          </table:table-cell>
          <table:table-cell office:value-type="float" office:value="80.099998" calcext:value-type="float">
            <text:p>80.099998</text:p>
          </table:table-cell>
          <table:table-cell office:value-type="float" office:value="5646000" calcext:value-type="float">
            <text:p>5646000</text:p>
          </table:table-cell>
          <table:table-cell table:formula="of:=([.B1778]-[.B1777])*[.C1778]+([.C1778]-[.C1777])*[.B1778]" office:value-type="float" office:value="-87942952.1624" calcext:value-type="float">
            <text:p>-87,942,952.16</text:p>
          </table:table-cell>
        </table:table-row>
        <table:table-row table:style-name="ro1">
          <table:table-cell table:style-name="ce1" office:value-type="string" calcext:value-type="string">
            <text:p>2014-04-04</text:p>
          </table:table-cell>
          <table:table-cell office:value-type="float" office:value="79.769997" calcext:value-type="float">
            <text:p>79.769997</text:p>
          </table:table-cell>
          <table:table-cell office:value-type="float" office:value="8649600" calcext:value-type="float">
            <text:p>8649600</text:p>
          </table:table-cell>
          <table:table-cell table:formula="of:=([.B1779]-[.B1778])*[.C1779]+([.C1779]-[.C1778])*[.B1779]" office:value-type="float" office:value="236742786.3396" calcext:value-type="float">
            <text:p>236,742,786.34</text:p>
          </table:table-cell>
        </table:table-row>
        <table:table-row table:style-name="ro1">
          <table:table-cell table:style-name="ce1" office:value-type="string" calcext:value-type="string">
            <text:p>2014-04-07</text:p>
          </table:table-cell>
          <table:table-cell office:value-type="float" office:value="80.489998" calcext:value-type="float">
            <text:p>80.489998</text:p>
          </table:table-cell>
          <table:table-cell office:value-type="float" office:value="13229000" calcext:value-type="float">
            <text:p>13229000</text:p>
          </table:table-cell>
          <table:table-cell table:formula="of:=([.B1780]-[.B1779])*[.C1780]+([.C1780]-[.C1779])*[.B1780]" office:value-type="float" office:value="378120790.0702" calcext:value-type="float">
            <text:p>378,120,790.07</text:p>
          </table:table-cell>
        </table:table-row>
        <table:table-row table:style-name="ro1">
          <table:table-cell table:style-name="ce1" office:value-type="string" calcext:value-type="string">
            <text:p>2014-04-08</text:p>
          </table:table-cell>
          <table:table-cell office:value-type="float" office:value="81.349998" calcext:value-type="float">
            <text:p>81.349998</text:p>
          </table:table-cell>
          <table:table-cell office:value-type="float" office:value="11880700" calcext:value-type="float">
            <text:p>11880700</text:p>
          </table:table-cell>
          <table:table-cell table:formula="of:=([.B1781]-[.B1780])*[.C1781]+([.C1781]-[.C1780])*[.B1781]" office:value-type="float" office:value="-99466800.3034" calcext:value-type="float">
            <text:p>-99,466,800.30</text:p>
          </table:table-cell>
        </table:table-row>
        <table:table-row table:style-name="ro1">
          <table:table-cell table:style-name="ce1" office:value-type="string" calcext:value-type="string">
            <text:p>2014-04-09</text:p>
          </table:table-cell>
          <table:table-cell office:value-type="float" office:value="81.489998" calcext:value-type="float">
            <text:p>81.489998</text:p>
          </table:table-cell>
          <table:table-cell office:value-type="float" office:value="11550700" calcext:value-type="float">
            <text:p>11550700</text:p>
          </table:table-cell>
          <table:table-cell table:formula="of:=([.B1782]-[.B1781])*[.C1782]+([.C1782]-[.C1781])*[.B1782]" office:value-type="float" office:value="-25274601.34" calcext:value-type="float">
            <text:p>-25,274,601.34</text:p>
          </table:table-cell>
        </table:table-row>
        <table:table-row table:style-name="ro1">
          <table:table-cell table:style-name="ce1" office:value-type="string" calcext:value-type="string">
            <text:p>2014-04-10</text:p>
          </table:table-cell>
          <table:table-cell office:value-type="float" office:value="81.089996" calcext:value-type="float">
            <text:p>81.089996</text:p>
          </table:table-cell>
          <table:table-cell office:value-type="float" office:value="12194300" calcext:value-type="float">
            <text:p>12194300</text:p>
          </table:table-cell>
          <table:table-cell table:formula="of:=([.B1783]-[.B1782])*[.C1783]+([.C1783]-[.C1782])*[.B1783]" office:value-type="float" office:value="47311777.037" calcext:value-type="float">
            <text:p>47,311,777.04</text:p>
          </table:table-cell>
        </table:table-row>
        <table:table-row table:style-name="ro1">
          <table:table-cell table:style-name="ce1" office:value-type="string" calcext:value-type="string">
            <text:p>2014-04-11</text:p>
          </table:table-cell>
          <table:table-cell office:value-type="float" office:value="80.760002" calcext:value-type="float">
            <text:p>80.760002</text:p>
          </table:table-cell>
          <table:table-cell office:value-type="float" office:value="11831400" calcext:value-type="float">
            <text:p>11831400</text:p>
          </table:table-cell>
          <table:table-cell table:formula="of:=([.B1784]-[.B1783])*[.C1784]+([.C1784]-[.C1783])*[.B1784]" office:value-type="float" office:value="-33212095.7374" calcext:value-type="float">
            <text:p>-33,212,095.74</text:p>
          </table:table-cell>
        </table:table-row>
        <table:table-row table:style-name="ro1">
          <table:table-cell table:style-name="ce1" office:value-type="string" calcext:value-type="string">
            <text:p>2014-04-14</text:p>
          </table:table-cell>
          <table:table-cell office:value-type="float" office:value="80.809998" calcext:value-type="float">
            <text:p>80.809998</text:p>
          </table:table-cell>
          <table:table-cell office:value-type="float" office:value="7105600" calcext:value-type="float">
            <text:p>7105600</text:p>
          </table:table-cell>
          <table:table-cell table:formula="of:=([.B1785]-[.B1784])*[.C1785]+([.C1785]-[.C1784])*[.B1785]" office:value-type="float" office:value="-381536636.9708" calcext:value-type="float">
            <text:p>-381,536,636.97</text:p>
          </table:table-cell>
        </table:table-row>
        <table:table-row table:style-name="ro1">
          <table:table-cell table:style-name="ce1" office:value-type="string" calcext:value-type="string">
            <text:p>2014-04-15</text:p>
          </table:table-cell>
          <table:table-cell office:value-type="float" office:value="80.839996" calcext:value-type="float">
            <text:p>80.839996</text:p>
          </table:table-cell>
          <table:table-cell office:value-type="float" office:value="9000800" calcext:value-type="float">
            <text:p>9000800</text:p>
          </table:table-cell>
          <table:table-cell table:formula="of:=([.B1786]-[.B1785])*[.C1786]+([.C1786]-[.C1785])*[.B1786]" office:value-type="float" office:value="153477966.4176" calcext:value-type="float">
            <text:p>153,477,966.42</text:p>
          </table:table-cell>
        </table:table-row>
        <table:table-row table:style-name="ro1">
          <table:table-cell table:style-name="ce1" office:value-type="string" calcext:value-type="string">
            <text:p>2014-04-16</text:p>
          </table:table-cell>
          <table:table-cell office:value-type="float" office:value="81.650002" calcext:value-type="float">
            <text:p>81.650002</text:p>
          </table:table-cell>
          <table:table-cell office:value-type="float" office:value="8300700" calcext:value-type="float">
            <text:p>8300700</text:p>
          </table:table-cell>
          <table:table-cell table:formula="of:=([.B1787]-[.B1786])*[.C1787]+([.C1787]-[.C1786])*[.B1787]" office:value-type="float" office:value="-50439549.596" calcext:value-type="float">
            <text:p>-50,439,549.60</text:p>
          </table:table-cell>
        </table:table-row>
        <table:table-row table:style-name="ro1">
          <table:table-cell table:style-name="ce1" office:value-type="string" calcext:value-type="string">
            <text:p>2014-04-17</text:p>
          </table:table-cell>
          <table:table-cell office:value-type="float" office:value="81.760002" calcext:value-type="float">
            <text:p>81.760002</text:p>
          </table:table-cell>
          <table:table-cell office:value-type="float" office:value="8374700" calcext:value-type="float">
            <text:p>8374700</text:p>
          </table:table-cell>
          <table:table-cell table:formula="of:=([.B1788]-[.B1787])*[.C1788]+([.C1788]-[.C1787])*[.B1788]" office:value-type="float" office:value="6971457.148" calcext:value-type="float">
            <text:p>6,971,457.15</text:p>
          </table:table-cell>
        </table:table-row>
        <table:table-row table:style-name="ro1">
          <table:table-cell table:style-name="ce1" office:value-type="string" calcext:value-type="string">
            <text:p>2014-04-21</text:p>
          </table:table-cell>
          <table:table-cell office:value-type="float" office:value="81.559998" calcext:value-type="float">
            <text:p>81.559998</text:p>
          </table:table-cell>
          <table:table-cell office:value-type="float" office:value="6391000" calcext:value-type="float">
            <text:p>6391000</text:p>
          </table:table-cell>
          <table:table-cell table:formula="of:=([.B1789]-[.B1788])*[.C1789]+([.C1789]-[.C1788])*[.B1789]" office:value-type="float" office:value="-163068793.5966" calcext:value-type="float">
            <text:p>-163,068,793.60</text:p>
          </table:table-cell>
        </table:table-row>
        <table:table-row table:style-name="ro1">
          <table:table-cell table:style-name="ce1" office:value-type="string" calcext:value-type="string">
            <text:p>2014-04-22</text:p>
          </table:table-cell>
          <table:table-cell office:value-type="float" office:value="81.25" calcext:value-type="float">
            <text:p>81.25</text:p>
          </table:table-cell>
          <table:table-cell office:value-type="float" office:value="9259100" calcext:value-type="float">
            <text:p>9259100</text:p>
          </table:table-cell>
          <table:table-cell table:formula="of:=([.B1790]-[.B1789])*[.C1790]+([.C1790]-[.C1789])*[.B1790]" office:value-type="float" office:value="230162822.5182" calcext:value-type="float">
            <text:p>230,162,822.52</text:p>
          </table:table-cell>
        </table:table-row>
        <table:table-row table:style-name="ro1">
          <table:table-cell table:style-name="ce1" office:value-type="string" calcext:value-type="string">
            <text:p>2014-04-23</text:p>
          </table:table-cell>
          <table:table-cell office:value-type="float" office:value="80.360001" calcext:value-type="float">
            <text:p>80.360001</text:p>
          </table:table-cell>
          <table:table-cell office:value-type="float" office:value="9577500" calcext:value-type="float">
            <text:p>9577500</text:p>
          </table:table-cell>
          <table:table-cell table:formula="of:=([.B1791]-[.B1790])*[.C1791]+([.C1791]-[.C1790])*[.B1791]" office:value-type="float" office:value="17062658.8959" calcext:value-type="float">
            <text:p>17,062,658.90</text:p>
          </table:table-cell>
        </table:table-row>
        <table:table-row table:style-name="ro1">
          <table:table-cell table:style-name="ce1" office:value-type="string" calcext:value-type="string">
            <text:p>2014-04-24</text:p>
          </table:table-cell>
          <table:table-cell office:value-type="float" office:value="81.150002" calcext:value-type="float">
            <text:p>81.150002</text:p>
          </table:table-cell>
          <table:table-cell office:value-type="float" office:value="9523200" calcext:value-type="float">
            <text:p>9523200</text:p>
          </table:table-cell>
          <table:table-cell table:formula="of:=([.B1792]-[.B1791])*[.C1792]+([.C1792]-[.C1791])*[.B1792]" office:value-type="float" office:value="3116892.41460004" calcext:value-type="float">
            <text:p>3,116,892.41</text:p>
          </table:table-cell>
        </table:table-row>
        <table:table-row table:style-name="ro1">
          <table:table-cell table:style-name="ce1" office:value-type="string" calcext:value-type="string">
            <text:p>2014-04-25</text:p>
          </table:table-cell>
          <table:table-cell office:value-type="float" office:value="81.410004" calcext:value-type="float">
            <text:p>81.410004</text:p>
          </table:table-cell>
          <table:table-cell office:value-type="float" office:value="7497400" calcext:value-type="float">
            <text:p>7497400</text:p>
          </table:table-cell>
          <table:table-cell table:formula="of:=([.B1793]-[.B1792])*[.C1793]+([.C1793]-[.C1792])*[.B1793]" office:value-type="float" office:value="-162971047.1084" calcext:value-type="float">
            <text:p>-162,971,047.11</text:p>
          </table:table-cell>
        </table:table-row>
        <table:table-row table:style-name="ro1">
          <table:table-cell table:style-name="ce1" office:value-type="string" calcext:value-type="string">
            <text:p>2014-04-28</text:p>
          </table:table-cell>
          <table:table-cell office:value-type="float" office:value="82.940002" calcext:value-type="float">
            <text:p>82.940002</text:p>
          </table:table-cell>
          <table:table-cell office:value-type="float" office:value="11595100" calcext:value-type="float">
            <text:p>11595100</text:p>
          </table:table-cell>
          <table:table-cell table:formula="of:=([.B1794]-[.B1793])*[.C1794]+([.C1794]-[.C1793])*[.B1794]" office:value-type="float" office:value="357603726.0052" calcext:value-type="float">
            <text:p>357,603,726.01</text:p>
          </table:table-cell>
        </table:table-row>
        <table:table-row table:style-name="ro1">
          <table:table-cell table:style-name="ce1" office:value-type="string" calcext:value-type="string">
            <text:p>2014-04-29</text:p>
          </table:table-cell>
          <table:table-cell office:value-type="float" office:value="82.440002" calcext:value-type="float">
            <text:p>82.440002</text:p>
          </table:table-cell>
          <table:table-cell office:value-type="float" office:value="7214300" calcext:value-type="float">
            <text:p>7214300</text:p>
          </table:table-cell>
          <table:table-cell table:formula="of:=([.B1795]-[.B1794])*[.C1795]+([.C1795]-[.C1794])*[.B1795]" office:value-type="float" office:value="-364760310.7616" calcext:value-type="float">
            <text:p>-364,760,310.76</text:p>
          </table:table-cell>
        </table:table-row>
        <table:table-row table:style-name="ro1">
          <table:table-cell table:style-name="ce1" office:value-type="string" calcext:value-type="string">
            <text:p>2014-04-30</text:p>
          </table:table-cell>
          <table:table-cell office:value-type="float" office:value="82.550003" calcext:value-type="float">
            <text:p>82.550003</text:p>
          </table:table-cell>
          <table:table-cell office:value-type="float" office:value="6243300" calcext:value-type="float">
            <text:p>6243300</text:p>
          </table:table-cell>
          <table:table-cell table:formula="of:=([.B1796]-[.B1795])*[.C1796]+([.C1796]-[.C1795])*[.B1796]" office:value-type="float" office:value="-79469283.6697" calcext:value-type="float">
            <text:p>-79,469,283.67</text:p>
          </table:table-cell>
        </table:table-row>
        <table:table-row table:style-name="ro1">
          <table:table-cell table:style-name="ce1" office:value-type="string" calcext:value-type="string">
            <text:p>2014-05-01</text:p>
          </table:table-cell>
          <table:table-cell office:value-type="float" office:value="82.339996" calcext:value-type="float">
            <text:p>82.339996</text:p>
          </table:table-cell>
          <table:table-cell office:value-type="float" office:value="5305000" calcext:value-type="float">
            <text:p>5305000</text:p>
          </table:table-cell>
          <table:table-cell table:formula="of:=([.B1797]-[.B1796])*[.C1797]+([.C1797]-[.C1796])*[.B1797]" office:value-type="float" office:value="-78373705.3818" calcext:value-type="float">
            <text:p>-78,373,705.38</text:p>
          </table:table-cell>
        </table:table-row>
        <table:table-row table:style-name="ro1">
          <table:table-cell table:style-name="ce1" office:value-type="string" calcext:value-type="string">
            <text:p>2014-05-02</text:p>
          </table:table-cell>
          <table:table-cell office:value-type="float" office:value="81.919998" calcext:value-type="float">
            <text:p>81.919998</text:p>
          </table:table-cell>
          <table:table-cell office:value-type="float" office:value="6629200" calcext:value-type="float">
            <text:p>6629200</text:p>
          </table:table-cell>
          <table:table-cell table:formula="of:=([.B1798]-[.B1797])*[.C1798]+([.C1798]-[.C1797])*[.B1798]" office:value-type="float" office:value="105694210.61" calcext:value-type="float">
            <text:p>105,694,210.61</text:p>
          </table:table-cell>
        </table:table-row>
        <table:table-row table:style-name="ro1">
          <table:table-cell table:style-name="ce1" office:value-type="string" calcext:value-type="string">
            <text:p>2014-05-05</text:p>
          </table:table-cell>
          <table:table-cell office:value-type="float" office:value="81.699997" calcext:value-type="float">
            <text:p>81.699997</text:p>
          </table:table-cell>
          <table:table-cell office:value-type="float" office:value="4563600" calcext:value-type="float">
            <text:p>4563600</text:p>
          </table:table-cell>
          <table:table-cell table:formula="of:=([.B1799]-[.B1798])*[.C1799]+([.C1799]-[.C1798])*[.B1799]" office:value-type="float" office:value="-169763510.3668" calcext:value-type="float">
            <text:p>-169,763,510.37</text:p>
          </table:table-cell>
        </table:table-row>
        <table:table-row table:style-name="ro1">
          <table:table-cell table:style-name="ce1" office:value-type="string" calcext:value-type="string">
            <text:p>2014-05-06</text:p>
          </table:table-cell>
          <table:table-cell office:value-type="float" office:value="81.129997" calcext:value-type="float">
            <text:p>81.129997</text:p>
          </table:table-cell>
          <table:table-cell office:value-type="float" office:value="4591300" calcext:value-type="float">
            <text:p>4591300</text:p>
          </table:table-cell>
          <table:table-cell table:formula="of:=([.B1800]-[.B1799])*[.C1800]+([.C1800]-[.C1799])*[.B1800]" office:value-type="float" office:value="-369740.083099969" calcext:value-type="float">
            <text:p>-369,740.08</text:p>
          </table:table-cell>
        </table:table-row>
        <table:table-row table:style-name="ro1">
          <table:table-cell table:style-name="ce1" office:value-type="string" calcext:value-type="string">
            <text:p>2014-05-07</text:p>
          </table:table-cell>
          <table:table-cell office:value-type="float" office:value="82.089996" calcext:value-type="float">
            <text:p>82.089996</text:p>
          </table:table-cell>
          <table:table-cell office:value-type="float" office:value="6639500" calcext:value-type="float">
            <text:p>6639500</text:p>
          </table:table-cell>
          <table:table-cell table:formula="of:=([.B1801]-[.B1800])*[.C1801]+([.C1801]-[.C1800])*[.B1801]" office:value-type="float" office:value="174510643.1677" calcext:value-type="float">
            <text:p>174,510,643.17</text:p>
          </table:table-cell>
        </table:table-row>
        <table:table-row table:style-name="ro1">
          <table:table-cell table:style-name="ce1" office:value-type="string" calcext:value-type="string">
            <text:p>2014-05-08</text:p>
          </table:table-cell>
          <table:table-cell office:value-type="float" office:value="82.160004" calcext:value-type="float">
            <text:p>82.160004</text:p>
          </table:table-cell>
          <table:table-cell office:value-type="float" office:value="4631200" calcext:value-type="float">
            <text:p>4631200</text:p>
          </table:table-cell>
          <table:table-cell table:formula="of:=([.B1802]-[.B1801])*[.C1802]+([.C1802]-[.C1801])*[.B1802]" office:value-type="float" office:value="-164677714.9836" calcext:value-type="float">
            <text:p>-164,677,714.98</text:p>
          </table:table-cell>
        </table:table-row>
        <table:table-row table:style-name="ro1">
          <table:table-cell table:style-name="ce1" office:value-type="string" calcext:value-type="string">
            <text:p>2014-05-09</text:p>
          </table:table-cell>
          <table:table-cell office:value-type="float" office:value="82.389999" calcext:value-type="float">
            <text:p>82.389999</text:p>
          </table:table-cell>
          <table:table-cell office:value-type="float" office:value="7303500" calcext:value-type="float">
            <text:p>7303500</text:p>
          </table:table-cell>
          <table:table-cell table:formula="of:=([.B1803]-[.B1802])*[.C1803]+([.C1803]-[.C1802])*[.B1803]" office:value-type="float" office:value="221850562.8102" calcext:value-type="float">
            <text:p>221,850,562.81</text:p>
          </table:table-cell>
        </table:table-row>
        <table:table-row table:style-name="ro1">
          <table:table-cell table:style-name="ce1" office:value-type="string" calcext:value-type="string">
            <text:p>2014-05-12</text:p>
          </table:table-cell>
          <table:table-cell office:value-type="float" office:value="81.730003" calcext:value-type="float">
            <text:p>81.730003</text:p>
          </table:table-cell>
          <table:table-cell office:value-type="float" office:value="7859000" calcext:value-type="float">
            <text:p>7859000</text:p>
          </table:table-cell>
          <table:table-cell table:formula="of:=([.B1804]-[.B1803])*[.C1804]+([.C1804]-[.C1803])*[.B1804]" office:value-type="float" office:value="40214108.1024999" calcext:value-type="float">
            <text:p>40,214,108.10</text:p>
          </table:table-cell>
        </table:table-row>
        <table:table-row table:style-name="ro1">
          <table:table-cell table:style-name="ce1" office:value-type="string" calcext:value-type="string">
            <text:p>2014-05-13</text:p>
          </table:table-cell>
          <table:table-cell office:value-type="float" office:value="81.610001" calcext:value-type="float">
            <text:p>81.610001</text:p>
          </table:table-cell>
          <table:table-cell office:value-type="float" office:value="6540200" calcext:value-type="float">
            <text:p>6540200</text:p>
          </table:table-cell>
          <table:table-cell table:formula="of:=([.B1805]-[.B1804])*[.C1805]+([.C1805]-[.C1804])*[.B1805]" office:value-type="float" office:value="-108412106.3992" calcext:value-type="float">
            <text:p>-108,412,106.40</text:p>
          </table:table-cell>
        </table:table-row>
        <table:table-row table:style-name="ro1">
          <table:table-cell table:style-name="ce1" office:value-type="string" calcext:value-type="string">
            <text:p>2014-05-14</text:p>
          </table:table-cell>
          <table:table-cell office:value-type="float" office:value="81.169998" calcext:value-type="float">
            <text:p>81.169998</text:p>
          </table:table-cell>
          <table:table-cell office:value-type="float" office:value="6867200" calcext:value-type="float">
            <text:p>6867200</text:p>
          </table:table-cell>
          <table:table-cell table:formula="of:=([.B1806]-[.B1805])*[.C1806]+([.C1806]-[.C1805])*[.B1806]" office:value-type="float" office:value="23521000.7444001" calcext:value-type="float">
            <text:p>23,521,000.74</text:p>
          </table:table-cell>
        </table:table-row>
        <table:table-row table:style-name="ro1">
          <table:table-cell table:style-name="ce1" office:value-type="string" calcext:value-type="string">
            <text:p>2014-05-15</text:p>
          </table:table-cell>
          <table:table-cell office:value-type="float" office:value="80.529999" calcext:value-type="float">
            <text:p>80.529999</text:p>
          </table:table-cell>
          <table:table-cell office:value-type="float" office:value="9402100" calcext:value-type="float">
            <text:p>9402100</text:p>
          </table:table-cell>
          <table:table-cell table:formula="of:=([.B1807]-[.B1806])*[.C1807]+([.C1807]-[.C1806])*[.B1807]" office:value-type="float" office:value="198118159.8672" calcext:value-type="float">
            <text:p>198,118,159.87</text:p>
          </table:table-cell>
        </table:table-row>
        <table:table-row table:style-name="ro1">
          <table:table-cell table:style-name="ce1" office:value-type="string" calcext:value-type="string">
            <text:p>2014-05-16</text:p>
          </table:table-cell>
          <table:table-cell office:value-type="float" office:value="80.330002" calcext:value-type="float">
            <text:p>80.330002</text:p>
          </table:table-cell>
          <table:table-cell office:value-type="float" office:value="11558900" calcext:value-type="float">
            <text:p>11558900</text:p>
          </table:table-cell>
          <table:table-cell table:formula="of:=([.B1808]-[.B1807])*[.C1808]+([.C1808]-[.C1807])*[.B1808]" office:value-type="float" office:value="170944002.9903" calcext:value-type="float">
            <text:p>170,944,002.99</text:p>
          </table:table-cell>
        </table:table-row>
        <table:table-row table:style-name="ro1">
          <table:table-cell table:style-name="ce1" office:value-type="string" calcext:value-type="string">
            <text:p>2014-05-19</text:p>
          </table:table-cell>
          <table:table-cell office:value-type="float" office:value="79.93" calcext:value-type="float">
            <text:p>79.93</text:p>
          </table:table-cell>
          <table:table-cell office:value-type="float" office:value="6068100" calcext:value-type="float">
            <text:p>6068100</text:p>
          </table:table-cell>
          <table:table-cell table:formula="of:=([.B1809]-[.B1808])*[.C1809]+([.C1809]-[.C1808])*[.B1809]" office:value-type="float" office:value="-441306896.1362" calcext:value-type="float">
            <text:p>-441,306,896.14</text:p>
          </table:table-cell>
        </table:table-row>
        <table:table-row table:style-name="ro1">
          <table:table-cell table:style-name="ce1" office:value-type="string" calcext:value-type="string">
            <text:p>2014-05-20</text:p>
          </table:table-cell>
          <table:table-cell office:value-type="float" office:value="80.230003" calcext:value-type="float">
            <text:p>80.230003</text:p>
          </table:table-cell>
          <table:table-cell office:value-type="float" office:value="7057200" calcext:value-type="float">
            <text:p>7057200</text:p>
          </table:table-cell>
          <table:table-cell table:formula="of:=([.B1810]-[.B1809])*[.C1810]+([.C1810]-[.C1809])*[.B1810]" office:value-type="float" office:value="81472677.1388999" calcext:value-type="float">
            <text:p>81,472,677.14</text:p>
          </table:table-cell>
        </table:table-row>
        <table:table-row table:style-name="ro1">
          <table:table-cell table:style-name="ce1" office:value-type="string" calcext:value-type="string">
            <text:p>2014-05-21</text:p>
          </table:table-cell>
          <table:table-cell office:value-type="float" office:value="80.489998" calcext:value-type="float">
            <text:p>80.489998</text:p>
          </table:table-cell>
          <table:table-cell office:value-type="float" office:value="6339800" calcext:value-type="float">
            <text:p>6339800</text:p>
          </table:table-cell>
          <table:table-cell table:formula="of:=([.B1811]-[.B1810])*[.C1811]+([.C1811]-[.C1810])*[.B1811]" office:value-type="float" office:value="-56095208.2642" calcext:value-type="float">
            <text:p>-56,095,208.26</text:p>
          </table:table-cell>
        </table:table-row>
        <table:table-row table:style-name="ro1">
          <table:table-cell table:style-name="ce1" office:value-type="string" calcext:value-type="string">
            <text:p>2014-05-22</text:p>
          </table:table-cell>
          <table:table-cell office:value-type="float" office:value="80.650002" calcext:value-type="float">
            <text:p>80.650002</text:p>
          </table:table-cell>
          <table:table-cell office:value-type="float" office:value="5561100" calcext:value-type="float">
            <text:p>5561100</text:p>
          </table:table-cell>
          <table:table-cell table:formula="of:=([.B1812]-[.B1811])*[.C1812]+([.C1812]-[.C1811])*[.B1812]" office:value-type="float" office:value="-61912358.313" calcext:value-type="float">
            <text:p>-61,912,358.31</text:p>
          </table:table-cell>
        </table:table-row>
        <table:table-row table:style-name="ro1">
          <table:table-cell table:style-name="ce1" office:value-type="string" calcext:value-type="string">
            <text:p>2014-05-23</text:p>
          </table:table-cell>
          <table:table-cell office:value-type="float" office:value="80.519997" calcext:value-type="float">
            <text:p>80.519997</text:p>
          </table:table-cell>
          <table:table-cell office:value-type="float" office:value="4472600" calcext:value-type="float">
            <text:p>4472600</text:p>
          </table:table-cell>
          <table:table-cell table:formula="of:=([.B1813]-[.B1812])*[.C1813]+([.C1813]-[.C1812])*[.B1813]" office:value-type="float" office:value="-88227477.0975" calcext:value-type="float">
            <text:p>-88,227,477.10</text:p>
          </table:table-cell>
        </table:table-row>
        <table:table-row table:style-name="ro1">
          <table:table-cell table:style-name="ce1" office:value-type="string" calcext:value-type="string">
            <text:p>2014-05-27</text:p>
          </table:table-cell>
          <table:table-cell office:value-type="float" office:value="80.080002" calcext:value-type="float">
            <text:p>80.080002</text:p>
          </table:table-cell>
          <table:table-cell office:value-type="float" office:value="7003800" calcext:value-type="float">
            <text:p>7003800</text:p>
          </table:table-cell>
          <table:table-cell table:formula="of:=([.B1814]-[.B1813])*[.C1814]+([.C1814]-[.C1813])*[.B1814]" office:value-type="float" office:value="199616864.0814" calcext:value-type="float">
            <text:p>199,616,864.08</text:p>
          </table:table-cell>
        </table:table-row>
        <table:table-row table:style-name="ro1">
          <table:table-cell table:style-name="ce1" office:value-type="string" calcext:value-type="string">
            <text:p>2014-05-28</text:p>
          </table:table-cell>
          <table:table-cell office:value-type="float" office:value="80.099998" calcext:value-type="float">
            <text:p>80.099998</text:p>
          </table:table-cell>
          <table:table-cell office:value-type="float" office:value="4201400" calcext:value-type="float">
            <text:p>4201400</text:p>
          </table:table-cell>
          <table:table-cell table:formula="of:=([.B1815]-[.B1814])*[.C1815]+([.C1815]-[.C1814])*[.B1815]" office:value-type="float" office:value="-224388223.2008" calcext:value-type="float">
            <text:p>-224,388,223.20</text:p>
          </table:table-cell>
        </table:table-row>
        <table:table-row table:style-name="ro1">
          <table:table-cell table:style-name="ce1" office:value-type="string" calcext:value-type="string">
            <text:p>2014-05-29</text:p>
          </table:table-cell>
          <table:table-cell office:value-type="float" office:value="80.400002" calcext:value-type="float">
            <text:p>80.400002</text:p>
          </table:table-cell>
          <table:table-cell office:value-type="float" office:value="3886800" calcext:value-type="float">
            <text:p>3886800</text:p>
          </table:table-cell>
          <table:table-cell table:formula="of:=([.B1816]-[.B1815])*[.C1816]+([.C1816]-[.C1815])*[.B1816]" office:value-type="float" office:value="-24127785.082" calcext:value-type="float">
            <text:p>-24,127,785.08</text:p>
          </table:table-cell>
        </table:table-row>
        <table:table-row table:style-name="ro1">
          <table:table-cell table:style-name="ce1" office:value-type="string" calcext:value-type="string">
            <text:p>2014-05-30</text:p>
          </table:table-cell>
          <table:table-cell office:value-type="float" office:value="80.790001" calcext:value-type="float">
            <text:p>80.790001</text:p>
          </table:table-cell>
          <table:table-cell office:value-type="float" office:value="7433000" calcext:value-type="float">
            <text:p>7433000</text:p>
          </table:table-cell>
          <table:table-cell table:formula="of:=([.B1817]-[.B1816])*[.C1817]+([.C1817]-[.C1816])*[.B1817]" office:value-type="float" office:value="289396364.1132" calcext:value-type="float">
            <text:p>289,396,364.11</text:p>
          </table:table-cell>
        </table:table-row>
        <table:table-row table:style-name="ro1">
          <table:table-cell table:style-name="ce1" office:value-type="string" calcext:value-type="string">
            <text:p>2014-06-02</text:p>
          </table:table-cell>
          <table:table-cell office:value-type="float" office:value="80.360001" calcext:value-type="float">
            <text:p>80.360001</text:p>
          </table:table-cell>
          <table:table-cell office:value-type="float" office:value="4331700" calcext:value-type="float">
            <text:p>4331700</text:p>
          </table:table-cell>
          <table:table-cell table:formula="of:=([.B1818]-[.B1817])*[.C1818]+([.C1818]-[.C1817])*[.B1818]" office:value-type="float" office:value="-251083102.1013" calcext:value-type="float">
            <text:p>-251,083,102.10</text:p>
          </table:table-cell>
        </table:table-row>
        <table:table-row table:style-name="ro1">
          <table:table-cell table:style-name="ce1" office:value-type="string" calcext:value-type="string">
            <text:p>2014-06-03</text:p>
          </table:table-cell>
          <table:table-cell office:value-type="float" office:value="79.93" calcext:value-type="float">
            <text:p>79.93</text:p>
          </table:table-cell>
          <table:table-cell office:value-type="float" office:value="6970600" calcext:value-type="float">
            <text:p>6970600</text:p>
          </table:table-cell>
          <table:table-cell table:formula="of:=([.B1819]-[.B1818])*[.C1819]+([.C1819]-[.C1818])*[.B1819]" office:value-type="float" office:value="207929912.0294" calcext:value-type="float">
            <text:p>207,929,912.03</text:p>
          </table:table-cell>
        </table:table-row>
        <table:table-row table:style-name="ro1">
          <table:table-cell table:style-name="ce1" office:value-type="string" calcext:value-type="string">
            <text:p>2014-06-04</text:p>
          </table:table-cell>
          <table:table-cell office:value-type="float" office:value="79.860001" calcext:value-type="float">
            <text:p>79.860001</text:p>
          </table:table-cell>
          <table:table-cell office:value-type="float" office:value="5427700" calcext:value-type="float">
            <text:p>5427700</text:p>
          </table:table-cell>
          <table:table-cell table:formula="of:=([.B1820]-[.B1819])*[.C1820]+([.C1820]-[.C1819])*[.B1820]" office:value-type="float" office:value="-123595929.1152" calcext:value-type="float">
            <text:p>-123,595,929.12</text:p>
          </table:table-cell>
        </table:table-row>
        <table:table-row table:style-name="ro1">
          <table:table-cell table:style-name="ce1" office:value-type="string" calcext:value-type="string">
            <text:p>2014-06-05</text:p>
          </table:table-cell>
          <table:table-cell office:value-type="float" office:value="80.110001" calcext:value-type="float">
            <text:p>80.110001</text:p>
          </table:table-cell>
          <table:table-cell office:value-type="float" office:value="5787700" calcext:value-type="float">
            <text:p>5787700</text:p>
          </table:table-cell>
          <table:table-cell table:formula="of:=([.B1821]-[.B1820])*[.C1821]+([.C1821]-[.C1820])*[.B1821]" office:value-type="float" office:value="30286525.36" calcext:value-type="float">
            <text:p>30,286,525.36</text:p>
          </table:table-cell>
        </table:table-row>
        <table:table-row table:style-name="ro1">
          <table:table-cell table:style-name="ce1" office:value-type="string" calcext:value-type="string">
            <text:p>2014-06-06</text:p>
          </table:table-cell>
          <table:table-cell office:value-type="float" office:value="80.029999" calcext:value-type="float">
            <text:p>80.029999</text:p>
          </table:table-cell>
          <table:table-cell office:value-type="float" office:value="5520500" calcext:value-type="float">
            <text:p>5520500</text:p>
          </table:table-cell>
          <table:table-cell table:formula="of:=([.B1822]-[.B1821])*[.C1822]+([.C1822]-[.C1821])*[.B1822]" office:value-type="float" office:value="-21825666.7738" calcext:value-type="float">
            <text:p>-21,825,666.77</text:p>
          </table:table-cell>
        </table:table-row>
        <table:table-row table:style-name="ro1">
          <table:table-cell table:style-name="ce1" office:value-type="string" calcext:value-type="string">
            <text:p>2014-06-09</text:p>
          </table:table-cell>
          <table:table-cell office:value-type="float" office:value="80.089996" calcext:value-type="float">
            <text:p>80.089996</text:p>
          </table:table-cell>
          <table:table-cell office:value-type="float" office:value="6352500" calcext:value-type="float">
            <text:p>6352500</text:p>
          </table:table-cell>
          <table:table-cell table:formula="of:=([.B1823]-[.B1822])*[.C1823]+([.C1823]-[.C1822])*[.B1823]" office:value-type="float" office:value="67016007.6145" calcext:value-type="float">
            <text:p>67,016,007.61</text:p>
          </table:table-cell>
        </table:table-row>
        <table:table-row table:style-name="ro1">
          <table:table-cell table:style-name="ce1" office:value-type="string" calcext:value-type="string">
            <text:p>2014-06-10</text:p>
          </table:table-cell>
          <table:table-cell office:value-type="float" office:value="80.150002" calcext:value-type="float">
            <text:p>80.150002</text:p>
          </table:table-cell>
          <table:table-cell office:value-type="float" office:value="5658400" calcext:value-type="float">
            <text:p>5658400</text:p>
          </table:table-cell>
          <table:table-cell table:formula="of:=([.B1824]-[.B1823])*[.C1824]+([.C1824]-[.C1823])*[.B1824]" office:value-type="float" office:value="-55292578.4378" calcext:value-type="float">
            <text:p>-55,292,578.44</text:p>
          </table:table-cell>
        </table:table-row>
        <table:table-row table:style-name="ro1">
          <table:table-cell table:style-name="ce1" office:value-type="string" calcext:value-type="string">
            <text:p>2014-06-11</text:p>
          </table:table-cell>
          <table:table-cell office:value-type="float" office:value="80.059998" calcext:value-type="float">
            <text:p>80.059998</text:p>
          </table:table-cell>
          <table:table-cell office:value-type="float" office:value="7453700" calcext:value-type="float">
            <text:p>7453700</text:p>
          </table:table-cell>
          <table:table-cell table:formula="of:=([.B1825]-[.B1824])*[.C1825]+([.C1825]-[.C1824])*[.B1825]" office:value-type="float" office:value="143060851.5946" calcext:value-type="float">
            <text:p>143,060,851.59</text:p>
          </table:table-cell>
        </table:table-row>
        <table:table-row table:style-name="ro1">
          <table:table-cell table:style-name="ce1" office:value-type="string" calcext:value-type="string">
            <text:p>2014-06-12</text:p>
          </table:table-cell>
          <table:table-cell office:value-type="float" office:value="79.760002" calcext:value-type="float">
            <text:p>79.760002</text:p>
          </table:table-cell>
          <table:table-cell office:value-type="float" office:value="6526800" calcext:value-type="float">
            <text:p>6526800</text:p>
          </table:table-cell>
          <table:table-cell table:formula="of:=([.B1826]-[.B1825])*[.C1826]+([.C1826]-[.C1825])*[.B1826]" office:value-type="float" office:value="-75887559.7466" calcext:value-type="float">
            <text:p>-75,887,559.75</text:p>
          </table:table-cell>
        </table:table-row>
        <table:table-row table:style-name="ro1">
          <table:table-cell table:style-name="ce1" office:value-type="string" calcext:value-type="string">
            <text:p>2014-06-13</text:p>
          </table:table-cell>
          <table:table-cell office:value-type="float" office:value="79.639999" calcext:value-type="float">
            <text:p>79.639999</text:p>
          </table:table-cell>
          <table:table-cell office:value-type="float" office:value="5214000" calcext:value-type="float">
            <text:p>5214000</text:p>
          </table:table-cell>
          <table:table-cell table:formula="of:=([.B1827]-[.B1826])*[.C1827]+([.C1827]-[.C1826])*[.B1827]" office:value-type="float" office:value="-105177086.3292" calcext:value-type="float">
            <text:p>-105,177,086.33</text:p>
          </table:table-cell>
        </table:table-row>
        <table:table-row table:style-name="ro1">
          <table:table-cell table:style-name="ce1" office:value-type="string" calcext:value-type="string">
            <text:p>2014-06-16</text:p>
          </table:table-cell>
          <table:table-cell office:value-type="float" office:value="79.690002" calcext:value-type="float">
            <text:p>79.690002</text:p>
          </table:table-cell>
          <table:table-cell office:value-type="float" office:value="5334600" calcext:value-type="float">
            <text:p>5334600</text:p>
          </table:table-cell>
          <table:table-cell table:formula="of:=([.B1828]-[.B1827])*[.C1828]+([.C1828]-[.C1827])*[.B1828]" office:value-type="float" office:value="9877360.24500002" calcext:value-type="float">
            <text:p>9,877,360.25</text:p>
          </table:table-cell>
        </table:table-row>
        <table:table-row table:style-name="ro1">
          <table:table-cell table:style-name="ce1" office:value-type="string" calcext:value-type="string">
            <text:p>2014-06-17</text:p>
          </table:table-cell>
          <table:table-cell office:value-type="float" office:value="79.580002" calcext:value-type="float">
            <text:p>79.580002</text:p>
          </table:table-cell>
          <table:table-cell office:value-type="float" office:value="5337300" calcext:value-type="float">
            <text:p>5337300</text:p>
          </table:table-cell>
          <table:table-cell table:formula="of:=([.B1829]-[.B1828])*[.C1829]+([.C1829]-[.C1828])*[.B1829]" office:value-type="float" office:value="-372236.994600073" calcext:value-type="float">
            <text:p>-372,236.99</text:p>
          </table:table-cell>
        </table:table-row>
        <table:table-row table:style-name="ro1">
          <table:table-cell table:style-name="ce1" office:value-type="string" calcext:value-type="string">
            <text:p>2014-06-18</text:p>
          </table:table-cell>
          <table:table-cell office:value-type="float" office:value="79.790001" calcext:value-type="float">
            <text:p>79.790001</text:p>
          </table:table-cell>
          <table:table-cell office:value-type="float" office:value="9614200" calcext:value-type="float">
            <text:p>9614200</text:p>
          </table:table-cell>
          <table:table-cell table:formula="of:=([.B1830]-[.B1829])*[.C1830]+([.C1830]-[.C1829])*[.B1830]" office:value-type="float" office:value="343272827.6627" calcext:value-type="float">
            <text:p>343,272,827.66</text:p>
          </table:table-cell>
        </table:table-row>
        <table:table-row table:style-name="ro1">
          <table:table-cell table:style-name="ce1" office:value-type="string" calcext:value-type="string">
            <text:p>2014-06-19</text:p>
          </table:table-cell>
          <table:table-cell office:value-type="float" office:value="80.239998" calcext:value-type="float">
            <text:p>80.239998</text:p>
          </table:table-cell>
          <table:table-cell office:value-type="float" office:value="12485100" calcext:value-type="float">
            <text:p>12485100</text:p>
          </table:table-cell>
          <table:table-cell table:formula="of:=([.B1831]-[.B1830])*[.C1831]+([.C1831]-[.C1830])*[.B1831]" office:value-type="float" office:value="235979267.8029" calcext:value-type="float">
            <text:p>235,979,267.80</text:p>
          </table:table-cell>
        </table:table-row>
        <table:table-row table:style-name="ro1">
          <table:table-cell table:style-name="ce1" office:value-type="string" calcext:value-type="string">
            <text:p>2014-06-20</text:p>
          </table:table-cell>
          <table:table-cell office:value-type="float" office:value="79.93" calcext:value-type="float">
            <text:p>79.93</text:p>
          </table:table-cell>
          <table:table-cell office:value-type="float" office:value="11659900" calcext:value-type="float">
            <text:p>11659900</text:p>
          </table:table-cell>
          <table:table-cell table:formula="of:=([.B1832]-[.B1831])*[.C1832]+([.C1832]-[.C1831])*[.B1832]" office:value-type="float" office:value="-69572781.6801999" calcext:value-type="float">
            <text:p>-69,572,781.68</text:p>
          </table:table-cell>
        </table:table-row>
        <table:table-row table:style-name="ro1">
          <table:table-cell table:style-name="ce1" office:value-type="string" calcext:value-type="string">
            <text:p>2014-06-23</text:p>
          </table:table-cell>
          <table:table-cell office:value-type="float" office:value="79.519997" calcext:value-type="float">
            <text:p>79.519997</text:p>
          </table:table-cell>
          <table:table-cell office:value-type="float" office:value="6938900" calcext:value-type="float">
            <text:p>6938900</text:p>
          </table:table-cell>
          <table:table-cell table:formula="of:=([.B1833]-[.B1832])*[.C1833]+([.C1833]-[.C1832])*[.B1833]" office:value-type="float" office:value="-378258875.6537" calcext:value-type="float">
            <text:p>-378,258,875.65</text:p>
          </table:table-cell>
        </table:table-row>
        <table:table-row table:style-name="ro1">
          <table:table-cell table:style-name="ce1" office:value-type="string" calcext:value-type="string">
            <text:p>2014-06-24</text:p>
          </table:table-cell>
          <table:table-cell office:value-type="float" office:value="79.010002" calcext:value-type="float">
            <text:p>79.010002</text:p>
          </table:table-cell>
          <table:table-cell office:value-type="float" office:value="8157300" calcext:value-type="float">
            <text:p>8157300</text:p>
          </table:table-cell>
          <table:table-cell table:formula="of:=([.B1834]-[.B1833])*[.C1834]+([.C1834]-[.C1833])*[.B1834]" office:value-type="float" office:value="92105604.2233" calcext:value-type="float">
            <text:p>92,105,604.22</text:p>
          </table:table-cell>
        </table:table-row>
        <table:table-row table:style-name="ro1">
          <table:table-cell table:style-name="ce1" office:value-type="string" calcext:value-type="string">
            <text:p>2014-06-25</text:p>
          </table:table-cell>
          <table:table-cell office:value-type="float" office:value="79.32" calcext:value-type="float">
            <text:p>79.32</text:p>
          </table:table-cell>
          <table:table-cell office:value-type="float" office:value="12569300" calcext:value-type="float">
            <text:p>12569300</text:p>
          </table:table-cell>
          <table:table-cell table:formula="of:=([.B1835]-[.B1834])*[.C1835]+([.C1835]-[.C1834])*[.B1835]" office:value-type="float" office:value="353856297.8614" calcext:value-type="float">
            <text:p>353,856,297.86</text:p>
          </table:table-cell>
        </table:table-row>
        <table:table-row table:style-name="ro1">
          <table:table-cell table:style-name="ce1" office:value-type="string" calcext:value-type="string">
            <text:p>2014-06-26</text:p>
          </table:table-cell>
          <table:table-cell office:value-type="float" office:value="78.620003" calcext:value-type="float">
            <text:p>78.620003</text:p>
          </table:table-cell>
          <table:table-cell office:value-type="float" office:value="7258800" calcext:value-type="float">
            <text:p>7258800</text:p>
          </table:table-cell>
          <table:table-cell table:formula="of:=([.B1836]-[.B1835])*[.C1836]+([.C1836]-[.C1835])*[.B1836]" office:value-type="float" office:value="-422592664.1551" calcext:value-type="float">
            <text:p>-422,592,664.16</text:p>
          </table:table-cell>
        </table:table-row>
        <table:table-row table:style-name="ro1">
          <table:table-cell table:style-name="ce1" office:value-type="string" calcext:value-type="string">
            <text:p>2014-06-27</text:p>
          </table:table-cell>
          <table:table-cell office:value-type="float" office:value="79.019997" calcext:value-type="float">
            <text:p>79.019997</text:p>
          </table:table-cell>
          <table:table-cell office:value-type="float" office:value="8974900" calcext:value-type="float">
            <text:p>8974900</text:p>
          </table:table-cell>
          <table:table-cell table:formula="of:=([.B1837]-[.B1836])*[.C1837]+([.C1837]-[.C1836])*[.B1837]" office:value-type="float" office:value="139196123.0023" calcext:value-type="float">
            <text:p>139,196,123.00</text:p>
          </table:table-cell>
        </table:table-row>
        <table:table-row table:style-name="ro1">
          <table:table-cell table:style-name="ce1" office:value-type="string" calcext:value-type="string">
            <text:p>2014-06-30</text:p>
          </table:table-cell>
          <table:table-cell office:value-type="float" office:value="78.589996" calcext:value-type="float">
            <text:p>78.589996</text:p>
          </table:table-cell>
          <table:table-cell office:value-type="float" office:value="10297700" calcext:value-type="float">
            <text:p>10297700</text:p>
          </table:table-cell>
          <table:table-cell table:formula="of:=([.B1838]-[.B1837])*[.C1838]+([.C1838]-[.C1837])*[.B1838]" office:value-type="float" office:value="99530825.4111" calcext:value-type="float">
            <text:p>99,530,825.41</text:p>
          </table:table-cell>
        </table:table-row>
        <table:table-row table:style-name="ro1">
          <table:table-cell table:style-name="ce1" office:value-type="string" calcext:value-type="string">
            <text:p>2014-07-01</text:p>
          </table:table-cell>
          <table:table-cell office:value-type="float" office:value="79.279999" calcext:value-type="float">
            <text:p>79.279999</text:p>
          </table:table-cell>
          <table:table-cell office:value-type="float" office:value="8421200" calcext:value-type="float">
            <text:p>8421200</text:p>
          </table:table-cell>
          <table:table-cell table:formula="of:=([.B1839]-[.B1838])*[.C1839]+([.C1839]-[.C1838])*[.B1839]" office:value-type="float" office:value="-142958264.8599" calcext:value-type="float">
            <text:p>-142,958,264.86</text:p>
          </table:table-cell>
        </table:table-row>
        <table:table-row table:style-name="ro1">
          <table:table-cell table:style-name="ce1" office:value-type="string" calcext:value-type="string">
            <text:p>2014-07-02</text:p>
          </table:table-cell>
          <table:table-cell office:value-type="float" office:value="79.559998" calcext:value-type="float">
            <text:p>79.559998</text:p>
          </table:table-cell>
          <table:table-cell office:value-type="float" office:value="6276600" calcext:value-type="float">
            <text:p>6276600</text:p>
          </table:table-cell>
          <table:table-cell table:formula="of:=([.B1840]-[.B1839])*[.C1840]+([.C1840]-[.C1839])*[.B1840]" office:value-type="float" office:value="-168866929.9874" calcext:value-type="float">
            <text:p>-168,866,929.99</text:p>
          </table:table-cell>
        </table:table-row>
        <table:table-row table:style-name="ro1">
          <table:table-cell table:style-name="ce1" office:value-type="string" calcext:value-type="string">
            <text:p>2014-07-03</text:p>
          </table:table-cell>
          <table:table-cell office:value-type="float" office:value="79.980003" calcext:value-type="float">
            <text:p>79.980003</text:p>
          </table:table-cell>
          <table:table-cell office:value-type="float" office:value="5501100" calcext:value-type="float">
            <text:p>5501100</text:p>
          </table:table-cell>
          <table:table-cell table:formula="of:=([.B1841]-[.B1840])*[.C1841]+([.C1841]-[.C1840])*[.B1841]" office:value-type="float" office:value="-59714002.821" calcext:value-type="float">
            <text:p>-59,714,002.82</text:p>
          </table:table-cell>
        </table:table-row>
        <table:table-row table:style-name="ro1">
          <table:table-cell table:style-name="ce1" office:value-type="string" calcext:value-type="string">
            <text:p>2014-07-07</text:p>
          </table:table-cell>
          <table:table-cell office:value-type="float" office:value="80.190002" calcext:value-type="float">
            <text:p>80.190002</text:p>
          </table:table-cell>
          <table:table-cell office:value-type="float" office:value="6673600" calcext:value-type="float">
            <text:p>6673600</text:p>
          </table:table-cell>
          <table:table-cell table:formula="of:=([.B1842]-[.B1841])*[.C1842]+([.C1842]-[.C1841])*[.B1842]" office:value-type="float" office:value="95424226.6714001" calcext:value-type="float">
            <text:p>95,424,226.67</text:p>
          </table:table-cell>
        </table:table-row>
        <table:table-row table:style-name="ro1">
          <table:table-cell table:style-name="ce1" office:value-type="string" calcext:value-type="string">
            <text:p>2014-07-08</text:p>
          </table:table-cell>
          <table:table-cell office:value-type="float" office:value="80.559998" calcext:value-type="float">
            <text:p>80.559998</text:p>
          </table:table-cell>
          <table:table-cell office:value-type="float" office:value="9150200" calcext:value-type="float">
            <text:p>9150200</text:p>
          </table:table-cell>
          <table:table-cell table:formula="of:=([.B1843]-[.B1842])*[.C1843]+([.C1843]-[.C1842])*[.B1843]" office:value-type="float" office:value="202900428.446" calcext:value-type="float">
            <text:p>202,900,428.45</text:p>
          </table:table-cell>
        </table:table-row>
        <table:table-row table:style-name="ro1">
          <table:table-cell table:style-name="ce1" office:value-type="string" calcext:value-type="string">
            <text:p>2014-07-09</text:p>
          </table:table-cell>
          <table:table-cell office:value-type="float" office:value="81.669998" calcext:value-type="float">
            <text:p>81.669998</text:p>
          </table:table-cell>
          <table:table-cell office:value-type="float" office:value="12113100" calcext:value-type="float">
            <text:p>12113100</text:p>
          </table:table-cell>
          <table:table-cell table:formula="of:=([.B1844]-[.B1843])*[.C1844]+([.C1844]-[.C1843])*[.B1844]" office:value-type="float" office:value="255425578.0742" calcext:value-type="float">
            <text:p>255,425,578.07</text:p>
          </table:table-cell>
        </table:table-row>
        <table:table-row table:style-name="ro1">
          <table:table-cell table:style-name="ce1" office:value-type="string" calcext:value-type="string">
            <text:p>2014-07-10</text:p>
          </table:table-cell>
          <table:table-cell office:value-type="float" office:value="81.610001" calcext:value-type="float">
            <text:p>81.610001</text:p>
          </table:table-cell>
          <table:table-cell office:value-type="float" office:value="8786500" calcext:value-type="float">
            <text:p>8786500</text:p>
          </table:table-cell>
          <table:table-cell table:formula="of:=([.B1845]-[.B1844])*[.C1845]+([.C1845]-[.C1844])*[.B1845]" office:value-type="float" office:value="-272010992.9671" calcext:value-type="float">
            <text:p>-272,010,992.97</text:p>
          </table:table-cell>
        </table:table-row>
        <table:table-row table:style-name="ro1">
          <table:table-cell table:style-name="ce1" office:value-type="string" calcext:value-type="string">
            <text:p>2014-07-11</text:p>
          </table:table-cell>
          <table:table-cell office:value-type="float" office:value="81.160004" calcext:value-type="float">
            <text:p>81.160004</text:p>
          </table:table-cell>
          <table:table-cell office:value-type="float" office:value="7519300" calcext:value-type="float">
            <text:p>7519300</text:p>
          </table:table-cell>
          <table:table-cell table:formula="of:=([.B1846]-[.B1845])*[.C1846]+([.C1846]-[.C1845])*[.B1846]" office:value-type="float" office:value="-106229619.5109" calcext:value-type="float">
            <text:p>-106,229,619.51</text:p>
          </table:table-cell>
        </table:table-row>
        <table:table-row table:style-name="ro1">
          <table:table-cell table:style-name="ce1" office:value-type="string" calcext:value-type="string">
            <text:p>2014-07-14</text:p>
          </table:table-cell>
          <table:table-cell office:value-type="float" office:value="81.32" calcext:value-type="float">
            <text:p>81.32</text:p>
          </table:table-cell>
          <table:table-cell office:value-type="float" office:value="6802000" calcext:value-type="float">
            <text:p>6802000</text:p>
          </table:table-cell>
          <table:table-cell table:formula="of:=([.B1847]-[.B1846])*[.C1847]+([.C1847]-[.C1846])*[.B1847]" office:value-type="float" office:value="-57242543.208" calcext:value-type="float">
            <text:p>-57,242,543.21</text:p>
          </table:table-cell>
        </table:table-row>
        <table:table-row table:style-name="ro1">
          <table:table-cell table:style-name="ce1" office:value-type="string" calcext:value-type="string">
            <text:p>2014-07-15</text:p>
          </table:table-cell>
          <table:table-cell office:value-type="float" office:value="81.260002" calcext:value-type="float">
            <text:p>81.260002</text:p>
          </table:table-cell>
          <table:table-cell office:value-type="float" office:value="9637600" calcext:value-type="float">
            <text:p>9637600</text:p>
          </table:table-cell>
          <table:table-cell table:formula="of:=([.B1848]-[.B1847])*[.C1848]+([.C1848]-[.C1847])*[.B1848]" office:value-type="float" office:value="229842624.9464" calcext:value-type="float">
            <text:p>229,842,624.95</text:p>
          </table:table-cell>
        </table:table-row>
        <table:table-row table:style-name="ro1">
          <table:table-cell table:style-name="ce1" office:value-type="string" calcext:value-type="string">
            <text:p>2014-07-16</text:p>
          </table:table-cell>
          <table:table-cell office:value-type="float" office:value="80.940002" calcext:value-type="float">
            <text:p>80.940002</text:p>
          </table:table-cell>
          <table:table-cell office:value-type="float" office:value="8940500" calcext:value-type="float">
            <text:p>8940500</text:p>
          </table:table-cell>
          <table:table-cell table:formula="of:=([.B1849]-[.B1848])*[.C1849]+([.C1849]-[.C1848])*[.B1849]" office:value-type="float" office:value="-59284235.3941999" calcext:value-type="float">
            <text:p>-59,284,235.39</text:p>
          </table:table-cell>
        </table:table-row>
        <table:table-row table:style-name="ro1">
          <table:table-cell table:style-name="ce1" office:value-type="string" calcext:value-type="string">
            <text:p>2014-07-17</text:p>
          </table:table-cell>
          <table:table-cell office:value-type="float" office:value="80.400002" calcext:value-type="float">
            <text:p>80.400002</text:p>
          </table:table-cell>
          <table:table-cell office:value-type="float" office:value="5844700" calcext:value-type="float">
            <text:p>5844700</text:p>
          </table:table-cell>
          <table:table-cell table:formula="of:=([.B1850]-[.B1849])*[.C1850]+([.C1850]-[.C1849])*[.B1850]" office:value-type="float" office:value="-252058464.1916" calcext:value-type="float">
            <text:p>-252,058,464.19</text:p>
          </table:table-cell>
        </table:table-row>
        <table:table-row table:style-name="ro1">
          <table:table-cell table:style-name="ce1" office:value-type="string" calcext:value-type="string">
            <text:p>2014-07-18</text:p>
          </table:table-cell>
          <table:table-cell office:value-type="float" office:value="80.550003" calcext:value-type="float">
            <text:p>80.550003</text:p>
          </table:table-cell>
          <table:table-cell office:value-type="float" office:value="6502400" calcext:value-type="float">
            <text:p>6502400</text:p>
          </table:table-cell>
          <table:table-cell table:formula="of:=([.B1851]-[.B1850])*[.C1851]+([.C1851]-[.C1850])*[.B1851]" office:value-type="float" office:value="53953103.4755" calcext:value-type="float">
            <text:p>53,953,103.48</text:p>
          </table:table-cell>
        </table:table-row>
        <table:table-row table:style-name="ro1">
          <table:table-cell table:style-name="ce1" office:value-type="string" calcext:value-type="string">
            <text:p>2014-07-21</text:p>
          </table:table-cell>
          <table:table-cell office:value-type="float" office:value="80.279999" calcext:value-type="float">
            <text:p>80.279999</text:p>
          </table:table-cell>
          <table:table-cell office:value-type="float" office:value="4434300" calcext:value-type="float">
            <text:p>4434300</text:p>
          </table:table-cell>
          <table:table-cell table:formula="of:=([.B1852]-[.B1851])*[.C1852]+([.C1852]-[.C1851])*[.B1852]" office:value-type="float" office:value="-167224344.6691" calcext:value-type="float">
            <text:p>-167,224,344.67</text:p>
          </table:table-cell>
        </table:table-row>
        <table:table-row table:style-name="ro1">
          <table:table-cell table:style-name="ce1" office:value-type="string" calcext:value-type="string">
            <text:p>2014-07-22</text:p>
          </table:table-cell>
          <table:table-cell office:value-type="float" office:value="80.099998" calcext:value-type="float">
            <text:p>80.099998</text:p>
          </table:table-cell>
          <table:table-cell office:value-type="float" office:value="6073200" calcext:value-type="float">
            <text:p>6073200</text:p>
          </table:table-cell>
          <table:table-cell table:formula="of:=([.B1853]-[.B1852])*[.C1853]+([.C1853]-[.C1852])*[.B1853]" office:value-type="float" office:value="130182704.649" calcext:value-type="float">
            <text:p>130,182,704.65</text:p>
          </table:table-cell>
        </table:table-row>
        <table:table-row table:style-name="ro1">
          <table:table-cell table:style-name="ce1" office:value-type="string" calcext:value-type="string">
            <text:p>2014-07-23</text:p>
          </table:table-cell>
          <table:table-cell office:value-type="float" office:value="79.989998" calcext:value-type="float">
            <text:p>79.989998</text:p>
          </table:table-cell>
          <table:table-cell office:value-type="float" office:value="5891200" calcext:value-type="float">
            <text:p>5891200</text:p>
          </table:table-cell>
          <table:table-cell table:formula="of:=([.B1854]-[.B1853])*[.C1854]+([.C1854]-[.C1853])*[.B1854]" office:value-type="float" office:value="-15206211.636" calcext:value-type="float">
            <text:p>-15,206,211.64</text:p>
          </table:table-cell>
        </table:table-row>
        <table:table-row table:style-name="ro1">
          <table:table-cell table:style-name="ce1" office:value-type="string" calcext:value-type="string">
            <text:p>2014-07-24</text:p>
          </table:table-cell>
          <table:table-cell office:value-type="float" office:value="80.260002" calcext:value-type="float">
            <text:p>80.260002</text:p>
          </table:table-cell>
          <table:table-cell office:value-type="float" office:value="6273100" calcext:value-type="float">
            <text:p>6273100</text:p>
          </table:table-cell>
          <table:table-cell table:formula="of:=([.B1855]-[.B1854])*[.C1855]+([.C1855]-[.C1854])*[.B1855]" office:value-type="float" office:value="32345056.8562" calcext:value-type="float">
            <text:p>32,345,056.86</text:p>
          </table:table-cell>
        </table:table-row>
        <table:table-row table:style-name="ro1">
          <table:table-cell table:style-name="ce1" office:value-type="string" calcext:value-type="string">
            <text:p>2014-07-25</text:p>
          </table:table-cell>
          <table:table-cell office:value-type="float" office:value="79.559998" calcext:value-type="float">
            <text:p>79.559998</text:p>
          </table:table-cell>
          <table:table-cell office:value-type="float" office:value="6293400" calcext:value-type="float">
            <text:p>6293400</text:p>
          </table:table-cell>
          <table:table-cell table:formula="of:=([.B1856]-[.B1855])*[.C1856]+([.C1856]-[.C1855])*[.B1856]" office:value-type="float" office:value="-2790337.21420004" calcext:value-type="float">
            <text:p>-2,790,337.21</text:p>
          </table:table-cell>
        </table:table-row>
        <table:table-row table:style-name="ro1">
          <table:table-cell table:style-name="ce1" office:value-type="string" calcext:value-type="string">
            <text:p>2014-07-28</text:p>
          </table:table-cell>
          <table:table-cell office:value-type="float" office:value="79.260002" calcext:value-type="float">
            <text:p>79.260002</text:p>
          </table:table-cell>
          <table:table-cell office:value-type="float" office:value="6757300" calcext:value-type="float">
            <text:p>6757300</text:p>
          </table:table-cell>
          <table:table-cell table:formula="of:=([.B1857]-[.B1856])*[.C1857]+([.C1857]-[.C1856])*[.B1857]" office:value-type="float" office:value="34741551.957" calcext:value-type="float">
            <text:p>34,741,551.96</text:p>
          </table:table-cell>
        </table:table-row>
        <table:table-row table:style-name="ro1">
          <table:table-cell table:style-name="ce1" office:value-type="string" calcext:value-type="string">
            <text:p>2014-07-29</text:p>
          </table:table-cell>
          <table:table-cell office:value-type="float" office:value="78.650002" calcext:value-type="float">
            <text:p>78.650002</text:p>
          </table:table-cell>
          <table:table-cell office:value-type="float" office:value="6419600" calcext:value-type="float">
            <text:p>6419600</text:p>
          </table:table-cell>
          <table:table-cell table:formula="of:=([.B1858]-[.B1857])*[.C1858]+([.C1858]-[.C1857])*[.B1858]" office:value-type="float" office:value="-30476061.6754" calcext:value-type="float">
            <text:p>-30,476,061.68</text:p>
          </table:table-cell>
        </table:table-row>
        <table:table-row table:style-name="ro1">
          <table:table-cell table:style-name="ce1" office:value-type="string" calcext:value-type="string">
            <text:p>2014-07-30</text:p>
          </table:table-cell>
          <table:table-cell office:value-type="float" office:value="78.160004" calcext:value-type="float">
            <text:p>78.160004</text:p>
          </table:table-cell>
          <table:table-cell office:value-type="float" office:value="8296500" calcext:value-type="float">
            <text:p>8296500</text:p>
          </table:table-cell>
          <table:table-cell table:formula="of:=([.B1859]-[.B1858])*[.C1859]+([.C1859]-[.C1858])*[.B1859]" office:value-type="float" office:value="142633243.1006" calcext:value-type="float">
            <text:p>142,633,243.10</text:p>
          </table:table-cell>
        </table:table-row>
        <table:table-row table:style-name="ro1">
          <table:table-cell table:style-name="ce1" office:value-type="string" calcext:value-type="string">
            <text:p>2014-07-31</text:p>
          </table:table-cell>
          <table:table-cell office:value-type="float" office:value="77.32" calcext:value-type="float">
            <text:p>77.32</text:p>
          </table:table-cell>
          <table:table-cell office:value-type="float" office:value="11235600" calcext:value-type="float">
            <text:p>11235600</text:p>
          </table:table-cell>
          <table:table-cell table:formula="of:=([.B1860]-[.B1859])*[.C1860]+([.C1860]-[.C1859])*[.B1860]" office:value-type="float" office:value="217813263.0576" calcext:value-type="float">
            <text:p>217,813,263.06</text:p>
          </table:table-cell>
        </table:table-row>
        <table:table-row table:style-name="ro1">
          <table:table-cell table:style-name="ce1" office:value-type="string" calcext:value-type="string">
            <text:p>2014-08-01</text:p>
          </table:table-cell>
          <table:table-cell office:value-type="float" office:value="79.650002" calcext:value-type="float">
            <text:p>79.650002</text:p>
          </table:table-cell>
          <table:table-cell office:value-type="float" office:value="18110700" calcext:value-type="float">
            <text:p>18110700</text:p>
          </table:table-cell>
          <table:table-cell table:formula="of:=([.B1861]-[.B1860])*[.C1861]+([.C1861]-[.C1860])*[.B1861]" office:value-type="float" office:value="589799695.9716" calcext:value-type="float">
            <text:p>589,799,695.97</text:p>
          </table:table-cell>
        </table:table-row>
        <table:table-row table:style-name="ro1">
          <table:table-cell table:style-name="ce1" office:value-type="string" calcext:value-type="string">
            <text:p>2014-08-04</text:p>
          </table:table-cell>
          <table:table-cell office:value-type="float" office:value="79.220001" calcext:value-type="float">
            <text:p>79.220001</text:p>
          </table:table-cell>
          <table:table-cell office:value-type="float" office:value="12075300" calcext:value-type="float">
            <text:p>12075300</text:p>
          </table:table-cell>
          <table:table-cell table:formula="of:=([.B1862]-[.B1861])*[.C1862]+([.C1862]-[.C1861])*[.B1862]" office:value-type="float" office:value="-483316785.1107" calcext:value-type="float">
            <text:p>-483,316,785.11</text:p>
          </table:table-cell>
        </table:table-row>
        <table:table-row table:style-name="ro1">
          <table:table-cell table:style-name="ce1" office:value-type="string" calcext:value-type="string">
            <text:p>2014-08-05</text:p>
          </table:table-cell>
          <table:table-cell office:value-type="float" office:value="79.410004" calcext:value-type="float">
            <text:p>79.410004</text:p>
          </table:table-cell>
          <table:table-cell office:value-type="float" office:value="7995900" calcext:value-type="float">
            <text:p>7995900</text:p>
          </table:table-cell>
          <table:table-cell table:formula="of:=([.B1863]-[.B1862])*[.C1863]+([.C1863]-[.C1862])*[.B1863]" office:value-type="float" office:value="-322425925.3299" calcext:value-type="float">
            <text:p>-322,425,925.33</text:p>
          </table:table-cell>
        </table:table-row>
        <table:table-row table:style-name="ro1">
          <table:table-cell table:style-name="ce1" office:value-type="string" calcext:value-type="string">
            <text:p>2014-08-06</text:p>
          </table:table-cell>
          <table:table-cell office:value-type="float" office:value="81.089996" calcext:value-type="float">
            <text:p>81.089996</text:p>
          </table:table-cell>
          <table:table-cell office:value-type="float" office:value="12839000" calcext:value-type="float">
            <text:p>12839000</text:p>
          </table:table-cell>
          <table:table-cell table:formula="of:=([.B1864]-[.B1863])*[.C1864]+([.C1864]-[.C1863])*[.B1864]" office:value-type="float" office:value="414296376.9156" calcext:value-type="float">
            <text:p>414,296,376.92</text:p>
          </table:table-cell>
        </table:table-row>
        <table:table-row table:style-name="ro1">
          <table:table-cell table:style-name="ce1" office:value-type="string" calcext:value-type="string">
            <text:p>2014-08-07</text:p>
          </table:table-cell>
          <table:table-cell office:value-type="float" office:value="80.139999" calcext:value-type="float">
            <text:p>80.139999</text:p>
          </table:table-cell>
          <table:table-cell office:value-type="float" office:value="7904000" calcext:value-type="float">
            <text:p>7904000</text:p>
          </table:table-cell>
          <table:table-cell table:formula="of:=([.B1865]-[.B1864])*[.C1865]+([.C1865]-[.C1864])*[.B1865]" office:value-type="float" office:value="-402999671.353" calcext:value-type="float">
            <text:p>-402,999,671.35</text:p>
          </table:table-cell>
        </table:table-row>
        <table:table-row table:style-name="ro1">
          <table:table-cell table:style-name="ce1" office:value-type="string" calcext:value-type="string">
            <text:p>2014-08-08</text:p>
          </table:table-cell>
          <table:table-cell office:value-type="float" office:value="80.949997" calcext:value-type="float">
            <text:p>80.949997</text:p>
          </table:table-cell>
          <table:table-cell office:value-type="float" office:value="6215600" calcext:value-type="float">
            <text:p>6215600</text:p>
          </table:table-cell>
          <table:table-cell table:formula="of:=([.B1866]-[.B1865])*[.C1866]+([.C1866]-[.C1865])*[.B1866]" office:value-type="float" office:value="-131641351.366" calcext:value-type="float">
            <text:p>-131,641,351.37</text:p>
          </table:table-cell>
        </table:table-row>
        <table:table-row table:style-name="ro1">
          <table:table-cell table:style-name="ce1" office:value-type="string" calcext:value-type="string">
            <text:p>2014-08-11</text:p>
          </table:table-cell>
          <table:table-cell office:value-type="float" office:value="81.480003" calcext:value-type="float">
            <text:p>81.480003</text:p>
          </table:table-cell>
          <table:table-cell office:value-type="float" office:value="8188000" calcext:value-type="float">
            <text:p>8188000</text:p>
          </table:table-cell>
          <table:table-cell table:formula="of:=([.B1867]-[.B1866])*[.C1867]+([.C1867]-[.C1866])*[.B1867]" office:value-type="float" office:value="165050847.0452" calcext:value-type="float">
            <text:p>165,050,847.05</text:p>
          </table:table-cell>
        </table:table-row>
        <table:table-row table:style-name="ro1">
          <table:table-cell table:style-name="ce1" office:value-type="string" calcext:value-type="string">
            <text:p>2014-08-12</text:p>
          </table:table-cell>
          <table:table-cell office:value-type="float" office:value="81.419998" calcext:value-type="float">
            <text:p>81.419998</text:p>
          </table:table-cell>
          <table:table-cell office:value-type="float" office:value="6591200" calcext:value-type="float">
            <text:p>6591200</text:p>
          </table:table-cell>
          <table:table-cell table:formula="of:=([.B1868]-[.B1867])*[.C1868]+([.C1868]-[.C1867])*[.B1868]" office:value-type="float" office:value="-130406957.7624" calcext:value-type="float">
            <text:p>-130,406,957.76</text:p>
          </table:table-cell>
        </table:table-row>
        <table:table-row table:style-name="ro1">
          <table:table-cell table:style-name="ce1" office:value-type="string" calcext:value-type="string">
            <text:p>2014-08-13</text:p>
          </table:table-cell>
          <table:table-cell office:value-type="float" office:value="81.480003" calcext:value-type="float">
            <text:p>81.480003</text:p>
          </table:table-cell>
          <table:table-cell office:value-type="float" office:value="5472200" calcext:value-type="float">
            <text:p>5472200</text:p>
          </table:table-cell>
          <table:table-cell table:formula="of:=([.B1869]-[.B1868])*[.C1869]+([.C1869]-[.C1868])*[.B1869]" office:value-type="float" office:value="-90847763.996" calcext:value-type="float">
            <text:p>-90,847,764.00</text:p>
          </table:table-cell>
        </table:table-row>
        <table:table-row table:style-name="ro1">
          <table:table-cell table:style-name="ce1" office:value-type="string" calcext:value-type="string">
            <text:p>2014-08-14</text:p>
          </table:table-cell>
          <table:table-cell office:value-type="float" office:value="81.949997" calcext:value-type="float">
            <text:p>81.949997</text:p>
          </table:table-cell>
          <table:table-cell office:value-type="float" office:value="5930700" calcext:value-type="float">
            <text:p>5930700</text:p>
          </table:table-cell>
          <table:table-cell table:formula="of:=([.B1870]-[.B1869])*[.C1870]+([.C1870]-[.C1869])*[.B1870]" office:value-type="float" office:value="40361467.0403" calcext:value-type="float">
            <text:p>40,361,467.04</text:p>
          </table:table-cell>
        </table:table-row>
        <table:table-row table:style-name="ro1">
          <table:table-cell table:style-name="ce1" office:value-type="string" calcext:value-type="string">
            <text:p>2014-08-15</text:p>
          </table:table-cell>
          <table:table-cell office:value-type="float" office:value="81.779999" calcext:value-type="float">
            <text:p>81.779999</text:p>
          </table:table-cell>
          <table:table-cell office:value-type="float" office:value="7418400" calcext:value-type="float">
            <text:p>7418400</text:p>
          </table:table-cell>
          <table:table-cell table:formula="of:=([.B1871]-[.B1870])*[.C1871]+([.C1871]-[.C1870])*[.B1871]" office:value-type="float" office:value="120402991.3491" calcext:value-type="float">
            <text:p>120,402,991.35</text:p>
          </table:table-cell>
        </table:table-row>
        <table:table-row table:style-name="ro1">
          <table:table-cell table:style-name="ce1" office:value-type="string" calcext:value-type="string">
            <text:p>2014-08-18</text:p>
          </table:table-cell>
          <table:table-cell office:value-type="float" office:value="82.440002" calcext:value-type="float">
            <text:p>82.440002</text:p>
          </table:table-cell>
          <table:table-cell office:value-type="float" office:value="8450500" calcext:value-type="float">
            <text:p>8450500</text:p>
          </table:table-cell>
          <table:table-cell table:formula="of:=([.B1872]-[.B1871])*[.C1872]+([.C1872]-[.C1871])*[.B1872]" office:value-type="float" office:value="90663681.4157" calcext:value-type="float">
            <text:p>90,663,681.42</text:p>
          </table:table-cell>
        </table:table-row>
        <table:table-row table:style-name="ro1">
          <table:table-cell table:style-name="ce1" office:value-type="string" calcext:value-type="string">
            <text:p>2014-08-19</text:p>
          </table:table-cell>
          <table:table-cell office:value-type="float" office:value="82.690002" calcext:value-type="float">
            <text:p>82.690002</text:p>
          </table:table-cell>
          <table:table-cell office:value-type="float" office:value="6867700" calcext:value-type="float">
            <text:p>6867700</text:p>
          </table:table-cell>
          <table:table-cell table:formula="of:=([.B1873]-[.B1872])*[.C1873]+([.C1873]-[.C1872])*[.B1873]" office:value-type="float" office:value="-129164810.1656" calcext:value-type="float">
            <text:p>-129,164,810.17</text:p>
          </table:table-cell>
        </table:table-row>
        <table:table-row table:style-name="ro1">
          <table:table-cell table:style-name="ce1" office:value-type="string" calcext:value-type="string">
            <text:p>2014-08-20</text:p>
          </table:table-cell>
          <table:table-cell office:value-type="float" office:value="82.809998" calcext:value-type="float">
            <text:p>82.809998</text:p>
          </table:table-cell>
          <table:table-cell office:value-type="float" office:value="4581800" calcext:value-type="float">
            <text:p>4581800</text:p>
          </table:table-cell>
          <table:table-cell table:formula="of:=([.B1874]-[.B1873])*[.C1874]+([.C1874]-[.C1873])*[.B1874]" office:value-type="float" office:value="-188745576.7554" calcext:value-type="float">
            <text:p>-188,745,576.76</text:p>
          </table:table-cell>
        </table:table-row>
        <table:table-row table:style-name="ro1">
          <table:table-cell table:style-name="ce1" office:value-type="string" calcext:value-type="string">
            <text:p>2014-08-21</text:p>
          </table:table-cell>
          <table:table-cell office:value-type="float" office:value="83.279999" calcext:value-type="float">
            <text:p>83.279999</text:p>
          </table:table-cell>
          <table:table-cell office:value-type="float" office:value="7099800" calcext:value-type="float">
            <text:p>7099800</text:p>
          </table:table-cell>
          <table:table-cell table:formula="of:=([.B1875]-[.B1874])*[.C1875]+([.C1875]-[.C1874])*[.B1875]" office:value-type="float" office:value="213035950.5818" calcext:value-type="float">
            <text:p>213,035,950.58</text:p>
          </table:table-cell>
        </table:table-row>
        <table:table-row table:style-name="ro1">
          <table:table-cell table:style-name="ce1" office:value-type="string" calcext:value-type="string">
            <text:p>2014-08-22</text:p>
          </table:table-cell>
          <table:table-cell office:value-type="float" office:value="83.389999" calcext:value-type="float">
            <text:p>83.389999</text:p>
          </table:table-cell>
          <table:table-cell office:value-type="float" office:value="6978500" calcext:value-type="float">
            <text:p>6978500</text:p>
          </table:table-cell>
          <table:table-cell table:formula="of:=([.B1876]-[.B1875])*[.C1876]+([.C1876]-[.C1875])*[.B1876]" office:value-type="float" office:value="-9347571.87870001" calcext:value-type="float">
            <text:p>-9,347,571.88</text:p>
          </table:table-cell>
        </table:table-row>
        <table:table-row table:style-name="ro1">
          <table:table-cell table:style-name="ce1" office:value-type="string" calcext:value-type="string">
            <text:p>2014-08-25</text:p>
          </table:table-cell>
          <table:table-cell office:value-type="float" office:value="83.540001" calcext:value-type="float">
            <text:p>83.540001</text:p>
          </table:table-cell>
          <table:table-cell office:value-type="float" office:value="5586800" calcext:value-type="float">
            <text:p>5586800</text:p>
          </table:table-cell>
          <table:table-cell table:formula="of:=([.B1877]-[.B1876])*[.C1877]+([.C1877]-[.C1876])*[.B1877]" office:value-type="float" office:value="-115424588.2181" calcext:value-type="float">
            <text:p>-115,424,588.22</text:p>
          </table:table-cell>
        </table:table-row>
        <table:table-row table:style-name="ro1">
          <table:table-cell table:style-name="ce1" office:value-type="string" calcext:value-type="string">
            <text:p>2014-08-26</text:p>
          </table:table-cell>
          <table:table-cell office:value-type="float" office:value="83.379997" calcext:value-type="float">
            <text:p>83.379997</text:p>
          </table:table-cell>
          <table:table-cell office:value-type="float" office:value="5188400" calcext:value-type="float">
            <text:p>5188400</text:p>
          </table:table-cell>
          <table:table-cell table:formula="of:=([.B1878]-[.B1877])*[.C1878]+([.C1878]-[.C1877])*[.B1878]" office:value-type="float" office:value="-34048755.5584" calcext:value-type="float">
            <text:p>-34,048,755.56</text:p>
          </table:table-cell>
        </table:table-row>
        <table:table-row table:style-name="ro1">
          <table:table-cell table:style-name="ce1" office:value-type="string" calcext:value-type="string">
            <text:p>2014-08-27</text:p>
          </table:table-cell>
          <table:table-cell office:value-type="float" office:value="83.309998" calcext:value-type="float">
            <text:p>83.309998</text:p>
          </table:table-cell>
          <table:table-cell office:value-type="float" office:value="4248300" calcext:value-type="float">
            <text:p>4248300</text:p>
          </table:table-cell>
          <table:table-cell table:formula="of:=([.B1879]-[.B1878])*[.C1879]+([.C1879]-[.C1878])*[.B1879]" office:value-type="float" office:value="-78617105.8715" calcext:value-type="float">
            <text:p>-78,617,105.87</text:p>
          </table:table-cell>
        </table:table-row>
        <table:table-row table:style-name="ro1">
          <table:table-cell table:style-name="ce1" office:value-type="string" calcext:value-type="string">
            <text:p>2014-08-28</text:p>
          </table:table-cell>
          <table:table-cell office:value-type="float" office:value="83.029999" calcext:value-type="float">
            <text:p>83.029999</text:p>
          </table:table-cell>
          <table:table-cell office:value-type="float" office:value="4278700" calcext:value-type="float">
            <text:p>4278700</text:p>
          </table:table-cell>
          <table:table-cell table:formula="of:=([.B1880]-[.B1879])*[.C1880]+([.C1880]-[.C1879])*[.B1880]" office:value-type="float" office:value="1326080.24830005" calcext:value-type="float">
            <text:p>1,326,080.25</text:p>
          </table:table-cell>
        </table:table-row>
        <table:table-row table:style-name="ro1">
          <table:table-cell table:style-name="ce1" office:value-type="string" calcext:value-type="string">
            <text:p>2014-08-29</text:p>
          </table:table-cell>
          <table:table-cell office:value-type="float" office:value="83.110001" calcext:value-type="float">
            <text:p>83.110001</text:p>
          </table:table-cell>
          <table:table-cell office:value-type="float" office:value="4901300" calcext:value-type="float">
            <text:p>4901300</text:p>
          </table:table-cell>
          <table:table-cell table:formula="of:=([.B1881]-[.B1880])*[.C1881]+([.C1881]-[.C1880])*[.B1881]" office:value-type="float" office:value="52136400.4252" calcext:value-type="float">
            <text:p>52,136,400.43</text:p>
          </table:table-cell>
        </table:table-row>
        <table:table-row table:style-name="ro1">
          <table:table-cell table:style-name="ce1" office:value-type="string" calcext:value-type="string">
            <text:p>2014-09-02</text:p>
          </table:table-cell>
          <table:table-cell office:value-type="float" office:value="82.980003" calcext:value-type="float">
            <text:p>82.980003</text:p>
          </table:table-cell>
          <table:table-cell office:value-type="float" office:value="5528900" calcext:value-type="float">
            <text:p>5528900</text:p>
          </table:table-cell>
          <table:table-cell table:formula="of:=([.B1882]-[.B1881])*[.C1882]+([.C1882]-[.C1881])*[.B1882]" office:value-type="float" office:value="51359503.9406" calcext:value-type="float">
            <text:p>51,359,503.94</text:p>
          </table:table-cell>
        </table:table-row>
        <table:table-row table:style-name="ro1">
          <table:table-cell table:style-name="ce1" office:value-type="string" calcext:value-type="string">
            <text:p>2014-09-03</text:p>
          </table:table-cell>
          <table:table-cell office:value-type="float" office:value="82.900002" calcext:value-type="float">
            <text:p>82.900002</text:p>
          </table:table-cell>
          <table:table-cell office:value-type="float" office:value="5851800" calcext:value-type="float">
            <text:p>5851800</text:p>
          </table:table-cell>
          <table:table-cell table:formula="of:=([.B1883]-[.B1882])*[.C1883]+([.C1883]-[.C1882])*[.B1883]" office:value-type="float" office:value="26300260.794" calcext:value-type="float">
            <text:p>26,300,260.79</text:p>
          </table:table-cell>
        </table:table-row>
        <table:table-row table:style-name="ro1">
          <table:table-cell table:style-name="ce1" office:value-type="string" calcext:value-type="string">
            <text:p>2014-09-04</text:p>
          </table:table-cell>
          <table:table-cell office:value-type="float" office:value="83.699997" calcext:value-type="float">
            <text:p>83.699997</text:p>
          </table:table-cell>
          <table:table-cell office:value-type="float" office:value="7444200" calcext:value-type="float">
            <text:p>7444200</text:p>
          </table:table-cell>
          <table:table-cell table:formula="of:=([.B1884]-[.B1883])*[.C1884]+([.C1884]-[.C1883])*[.B1884]" office:value-type="float" office:value="139239198.0018" calcext:value-type="float">
            <text:p>139,239,198.00</text:p>
          </table:table-cell>
        </table:table-row>
        <table:table-row table:style-name="ro1">
          <table:table-cell table:style-name="ce1" office:value-type="string" calcext:value-type="string">
            <text:p>2014-09-05</text:p>
          </table:table-cell>
          <table:table-cell office:value-type="float" office:value="83.769997" calcext:value-type="float">
            <text:p>83.769997</text:p>
          </table:table-cell>
          <table:table-cell office:value-type="float" office:value="5888900" calcext:value-type="float">
            <text:p>5888900</text:p>
          </table:table-cell>
          <table:table-cell table:formula="of:=([.B1885]-[.B1884])*[.C1885]+([.C1885]-[.C1884])*[.B1885]" office:value-type="float" office:value="-129875253.3341" calcext:value-type="float">
            <text:p>-129,875,253.33</text:p>
          </table:table-cell>
        </table:table-row>
        <table:table-row table:style-name="ro1">
          <table:table-cell table:style-name="ce1" office:value-type="string" calcext:value-type="string">
            <text:p>2014-09-08</text:p>
          </table:table-cell>
          <table:table-cell office:value-type="float" office:value="83.32" calcext:value-type="float">
            <text:p>83.32</text:p>
          </table:table-cell>
          <table:table-cell office:value-type="float" office:value="4899600" calcext:value-type="float">
            <text:p>4899600</text:p>
          </table:table-cell>
          <table:table-cell table:formula="of:=([.B1886]-[.B1885])*[.C1886]+([.C1886]-[.C1885])*[.B1886]" office:value-type="float" office:value="-84633281.3012" calcext:value-type="float">
            <text:p>-84,633,281.30</text:p>
          </table:table-cell>
        </table:table-row>
        <table:table-row table:style-name="ro1">
          <table:table-cell table:style-name="ce1" office:value-type="string" calcext:value-type="string">
            <text:p>2014-09-09</text:p>
          </table:table-cell>
          <table:table-cell office:value-type="float" office:value="82.989998" calcext:value-type="float">
            <text:p>82.989998</text:p>
          </table:table-cell>
          <table:table-cell office:value-type="float" office:value="5202900" calcext:value-type="float">
            <text:p>5202900</text:p>
          </table:table-cell>
          <table:table-cell table:formula="of:=([.B1887]-[.B1886])*[.C1887]+([.C1887]-[.C1886])*[.B1887]" office:value-type="float" office:value="23453898.9876" calcext:value-type="float">
            <text:p>23,453,898.99</text:p>
          </table:table-cell>
        </table:table-row>
        <table:table-row table:style-name="ro1">
          <table:table-cell table:style-name="ce1" office:value-type="string" calcext:value-type="string">
            <text:p>2014-09-10</text:p>
          </table:table-cell>
          <table:table-cell office:value-type="float" office:value="83.639999" calcext:value-type="float">
            <text:p>83.639999</text:p>
          </table:table-cell>
          <table:table-cell office:value-type="float" office:value="6715300" calcext:value-type="float">
            <text:p>6715300</text:p>
          </table:table-cell>
          <table:table-cell table:formula="of:=([.B1888]-[.B1887])*[.C1888]+([.C1888]-[.C1887])*[.B1888]" office:value-type="float" office:value="130862086.2029" calcext:value-type="float">
            <text:p>130,862,086.20</text:p>
          </table:table-cell>
        </table:table-row>
        <table:table-row table:style-name="ro1">
          <table:table-cell table:style-name="ce1" office:value-type="string" calcext:value-type="string">
            <text:p>2014-09-11</text:p>
          </table:table-cell>
          <table:table-cell office:value-type="float" office:value="83.489998" calcext:value-type="float">
            <text:p>83.489998</text:p>
          </table:table-cell>
          <table:table-cell office:value-type="float" office:value="6341600" calcext:value-type="float">
            <text:p>6341600</text:p>
          </table:table-cell>
          <table:table-cell table:formula="of:=([.B1889]-[.B1888])*[.C1889]+([.C1889]-[.C1888])*[.B1889]" office:value-type="float" office:value="-32151458.5942" calcext:value-type="float">
            <text:p>-32,151,458.59</text:p>
          </table:table-cell>
        </table:table-row>
        <table:table-row table:style-name="ro1">
          <table:table-cell table:style-name="ce1" office:value-type="string" calcext:value-type="string">
            <text:p>2014-09-12</text:p>
          </table:table-cell>
          <table:table-cell office:value-type="float" office:value="83.260002" calcext:value-type="float">
            <text:p>83.260002</text:p>
          </table:table-cell>
          <table:table-cell office:value-type="float" office:value="6358500" calcext:value-type="float">
            <text:p>6358500</text:p>
          </table:table-cell>
          <table:table-cell table:formula="of:=([.B1890]-[.B1889])*[.C1890]+([.C1890]-[.C1889])*[.B1890]" office:value-type="float" office:value="-55335.5321999991" calcext:value-type="float">
            <text:p>-55,335.53</text:p>
          </table:table-cell>
        </table:table-row>
        <table:table-row table:style-name="ro1">
          <table:table-cell table:style-name="ce1" office:value-type="string" calcext:value-type="string">
            <text:p>2014-09-15</text:p>
          </table:table-cell>
          <table:table-cell office:value-type="float" office:value="83.870003" calcext:value-type="float">
            <text:p>83.870003</text:p>
          </table:table-cell>
          <table:table-cell office:value-type="float" office:value="7004700" calcext:value-type="float">
            <text:p>7004700</text:p>
          </table:table-cell>
          <table:table-cell table:formula="of:=([.B1891]-[.B1890])*[.C1891]+([.C1891]-[.C1890])*[.B1891]" office:value-type="float" office:value="58469669.9433" calcext:value-type="float">
            <text:p>58,469,669.94</text:p>
          </table:table-cell>
        </table:table-row>
        <table:table-row table:style-name="ro1">
          <table:table-cell table:style-name="ce1" office:value-type="string" calcext:value-type="string">
            <text:p>2014-09-16</text:p>
          </table:table-cell>
          <table:table-cell office:value-type="float" office:value="84.080002" calcext:value-type="float">
            <text:p>84.080002</text:p>
          </table:table-cell>
          <table:table-cell office:value-type="float" office:value="7143800" calcext:value-type="float">
            <text:p>7143800</text:p>
          </table:table-cell>
          <table:table-cell table:formula="of:=([.B1892]-[.B1891])*[.C1892]+([.C1892]-[.C1891])*[.B1892]" office:value-type="float" office:value="13195719.1344" calcext:value-type="float">
            <text:p>13,195,719.13</text:p>
          </table:table-cell>
        </table:table-row>
        <table:table-row table:style-name="ro1">
          <table:table-cell table:style-name="ce1" office:value-type="string" calcext:value-type="string">
            <text:p>2014-09-17</text:p>
          </table:table-cell>
          <table:table-cell office:value-type="float" office:value="84.160004" calcext:value-type="float">
            <text:p>84.160004</text:p>
          </table:table-cell>
          <table:table-cell office:value-type="float" office:value="8273800" calcext:value-type="float">
            <text:p>8273800</text:p>
          </table:table-cell>
          <table:table-cell table:formula="of:=([.B1893]-[.B1892])*[.C1893]+([.C1893]-[.C1892])*[.B1893]" office:value-type="float" office:value="95762725.0676001" calcext:value-type="float">
            <text:p>95,762,725.07</text:p>
          </table:table-cell>
        </table:table-row>
        <table:table-row table:style-name="ro1">
          <table:table-cell table:style-name="ce1" office:value-type="string" calcext:value-type="string">
            <text:p>2014-09-18</text:p>
          </table:table-cell>
          <table:table-cell office:value-type="float" office:value="84.190002" calcext:value-type="float">
            <text:p>84.190002</text:p>
          </table:table-cell>
          <table:table-cell office:value-type="float" office:value="5309200" calcext:value-type="float">
            <text:p>5309200</text:p>
          </table:table-cell>
          <table:table-cell table:formula="of:=([.B1894]-[.B1893])*[.C1894]+([.C1894]-[.C1893])*[.B1894]" office:value-type="float" office:value="-249430414.5476" calcext:value-type="float">
            <text:p>-249,430,414.55</text:p>
          </table:table-cell>
        </table:table-row>
        <table:table-row table:style-name="ro1">
          <table:table-cell table:style-name="ce1" office:value-type="string" calcext:value-type="string">
            <text:p>2014-09-19</text:p>
          </table:table-cell>
          <table:table-cell office:value-type="float" office:value="84.470001" calcext:value-type="float">
            <text:p>84.470001</text:p>
          </table:table-cell>
          <table:table-cell office:value-type="float" office:value="11377700" calcext:value-type="float">
            <text:p>11377700</text:p>
          </table:table-cell>
          <table:table-cell table:formula="of:=([.B1895]-[.B1894])*[.C1895]+([.C1895]-[.C1894])*[.B1895]" office:value-type="float" office:value="515791945.6908" calcext:value-type="float">
            <text:p>515,791,945.69</text:p>
          </table:table-cell>
        </table:table-row>
        <table:table-row table:style-name="ro1">
          <table:table-cell table:style-name="ce1" office:value-type="string" calcext:value-type="string">
            <text:p>2014-09-22</text:p>
          </table:table-cell>
          <table:table-cell office:value-type="float" office:value="84.809998" calcext:value-type="float">
            <text:p>84.809998</text:p>
          </table:table-cell>
          <table:table-cell office:value-type="float" office:value="8397100" calcext:value-type="float">
            <text:p>8397100</text:p>
          </table:table-cell>
          <table:table-cell table:formula="of:=([.B1896]-[.B1895])*[.C1896]+([.C1896]-[.C1895])*[.B1896]" office:value-type="float" office:value="-249929691.2301" calcext:value-type="float">
            <text:p>-249,929,691.23</text:p>
          </table:table-cell>
        </table:table-row>
        <table:table-row table:style-name="ro1">
          <table:table-cell table:style-name="ce1" office:value-type="string" calcext:value-type="string">
            <text:p>2014-09-23</text:p>
          </table:table-cell>
          <table:table-cell office:value-type="float" office:value="84.440002" calcext:value-type="float">
            <text:p>84.440002</text:p>
          </table:table-cell>
          <table:table-cell office:value-type="float" office:value="7723500" calcext:value-type="float">
            <text:p>7723500</text:p>
          </table:table-cell>
          <table:table-cell table:formula="of:=([.B1897]-[.B1896])*[.C1897]+([.C1897]-[.C1896])*[.B1897]" office:value-type="float" office:value="-59736449.4531999" calcext:value-type="float">
            <text:p>-59,736,449.45</text:p>
          </table:table-cell>
        </table:table-row>
        <table:table-row table:style-name="ro1">
          <table:table-cell table:style-name="ce1" office:value-type="string" calcext:value-type="string">
            <text:p>2014-09-24</text:p>
          </table:table-cell>
          <table:table-cell office:value-type="float" office:value="85.239998" calcext:value-type="float">
            <text:p>85.239998</text:p>
          </table:table-cell>
          <table:table-cell office:value-type="float" office:value="11694700" calcext:value-type="float">
            <text:p>11694700</text:p>
          </table:table-cell>
          <table:table-cell table:formula="of:=([.B1898]-[.B1897])*[.C1898]+([.C1898]-[.C1897])*[.B1898]" office:value-type="float" office:value="347860793.2788" calcext:value-type="float">
            <text:p>347,860,793.28</text:p>
          </table:table-cell>
        </table:table-row>
        <table:table-row table:style-name="ro1">
          <table:table-cell table:style-name="ce1" office:value-type="string" calcext:value-type="string">
            <text:p>2014-09-25</text:p>
          </table:table-cell>
          <table:table-cell office:value-type="float" office:value="84.330002" calcext:value-type="float">
            <text:p>84.330002</text:p>
          </table:table-cell>
          <table:table-cell office:value-type="float" office:value="8212300" calcext:value-type="float">
            <text:p>8212300</text:p>
          </table:table-cell>
          <table:table-cell table:formula="of:=([.B1899]-[.B1898])*[.C1899]+([.C1899]-[.C1898])*[.B1899]" office:value-type="float" office:value="-301143959.1156" calcext:value-type="float">
            <text:p>-301,143,959.12</text:p>
          </table:table-cell>
        </table:table-row>
        <table:table-row table:style-name="ro1">
          <table:table-cell table:style-name="ce1" office:value-type="string" calcext:value-type="string">
            <text:p>2014-09-26</text:p>
          </table:table-cell>
          <table:table-cell office:value-type="float" office:value="84.580002" calcext:value-type="float">
            <text:p>84.580002</text:p>
          </table:table-cell>
          <table:table-cell office:value-type="float" office:value="5478000" calcext:value-type="float">
            <text:p>5478000</text:p>
          </table:table-cell>
          <table:table-cell table:formula="of:=([.B1900]-[.B1899])*[.C1900]+([.C1900]-[.C1899])*[.B1900]" office:value-type="float" office:value="-229897599.4686" calcext:value-type="float">
            <text:p>-229,897,599.47</text:p>
          </table:table-cell>
        </table:table-row>
        <table:table-row table:style-name="ro1">
          <table:table-cell table:style-name="ce1" office:value-type="string" calcext:value-type="string">
            <text:p>2014-09-29</text:p>
          </table:table-cell>
          <table:table-cell office:value-type="float" office:value="84.440002" calcext:value-type="float">
            <text:p>84.440002</text:p>
          </table:table-cell>
          <table:table-cell office:value-type="float" office:value="6360000" calcext:value-type="float">
            <text:p>6360000</text:p>
          </table:table-cell>
          <table:table-cell table:formula="of:=([.B1901]-[.B1900])*[.C1901]+([.C1901]-[.C1900])*[.B1901]" office:value-type="float" office:value="73585681.7640001" calcext:value-type="float">
            <text:p>73,585,681.76</text:p>
          </table:table-cell>
        </table:table-row>
        <table:table-row table:style-name="ro1">
          <table:table-cell table:style-name="ce1" office:value-type="string" calcext:value-type="string">
            <text:p>2014-09-30</text:p>
          </table:table-cell>
          <table:table-cell office:value-type="float" office:value="83.739998" calcext:value-type="float">
            <text:p>83.739998</text:p>
          </table:table-cell>
          <table:table-cell office:value-type="float" office:value="8074700" calcext:value-type="float">
            <text:p>8074700</text:p>
          </table:table-cell>
          <table:table-cell table:formula="of:=([.B1902]-[.B1901])*[.C1902]+([.C1902]-[.C1901])*[.B1902]" office:value-type="float" office:value="137936652.2718" calcext:value-type="float">
            <text:p>137,936,652.27</text:p>
          </table:table-cell>
        </table:table-row>
        <table:table-row table:style-name="ro1">
          <table:table-cell table:style-name="ce1" office:value-type="string" calcext:value-type="string">
            <text:p>2014-10-01</text:p>
          </table:table-cell>
          <table:table-cell office:value-type="float" office:value="83.139999" calcext:value-type="float">
            <text:p>83.139999</text:p>
          </table:table-cell>
          <table:table-cell office:value-type="float" office:value="9024700" calcext:value-type="float">
            <text:p>9024700</text:p>
          </table:table-cell>
          <table:table-cell table:formula="of:=([.B1903]-[.B1902])*[.C1903]+([.C1903]-[.C1902])*[.B1903]" office:value-type="float" office:value="73568188.0747" calcext:value-type="float">
            <text:p>73,568,188.07</text:p>
          </table:table-cell>
        </table:table-row>
        <table:table-row table:style-name="ro1">
          <table:table-cell table:style-name="ce1" office:value-type="string" calcext:value-type="string">
            <text:p>2014-10-02</text:p>
          </table:table-cell>
          <table:table-cell office:value-type="float" office:value="83.050003" calcext:value-type="float">
            <text:p>83.050003</text:p>
          </table:table-cell>
          <table:table-cell office:value-type="float" office:value="8858400" calcext:value-type="float">
            <text:p>8858400</text:p>
          </table:table-cell>
          <table:table-cell table:formula="of:=([.B1904]-[.B1903])*[.C1904]+([.C1904]-[.C1903])*[.B1904]" office:value-type="float" office:value="-14608436.0653" calcext:value-type="float">
            <text:p>-14,608,436.07</text:p>
          </table:table-cell>
        </table:table-row>
        <table:table-row table:style-name="ro1">
          <table:table-cell table:style-name="ce1" office:value-type="string" calcext:value-type="string">
            <text:p>2014-10-03</text:p>
          </table:table-cell>
          <table:table-cell office:value-type="float" office:value="83.790001" calcext:value-type="float">
            <text:p>83.790001</text:p>
          </table:table-cell>
          <table:table-cell office:value-type="float" office:value="6701500" calcext:value-type="float">
            <text:p>6701500</text:p>
          </table:table-cell>
          <table:table-cell table:formula="of:=([.B1905]-[.B1904])*[.C1905]+([.C1905]-[.C1904])*[.B1905]" office:value-type="float" office:value="-175767556.5599" calcext:value-type="float">
            <text:p>-175,767,556.56</text:p>
          </table:table-cell>
        </table:table-row>
        <table:table-row table:style-name="ro1">
          <table:table-cell table:style-name="ce1" office:value-type="string" calcext:value-type="string">
            <text:p>2014-10-06</text:p>
          </table:table-cell>
          <table:table-cell office:value-type="float" office:value="83.57" calcext:value-type="float">
            <text:p>83.57</text:p>
          </table:table-cell>
          <table:table-cell office:value-type="float" office:value="5656500" calcext:value-type="float">
            <text:p>5656500</text:p>
          </table:table-cell>
          <table:table-cell table:formula="of:=([.B1906]-[.B1905])*[.C1906]+([.C1906]-[.C1905])*[.B1906]" office:value-type="float" office:value="-88575085.6565001" calcext:value-type="float">
            <text:p>-88,575,085.66</text:p>
          </table:table-cell>
        </table:table-row>
        <table:table-row table:style-name="ro1">
          <table:table-cell table:style-name="ce1" office:value-type="string" calcext:value-type="string">
            <text:p>2014-10-07</text:p>
          </table:table-cell>
          <table:table-cell office:value-type="float" office:value="83.160004" calcext:value-type="float">
            <text:p>83.160004</text:p>
          </table:table-cell>
          <table:table-cell office:value-type="float" office:value="7378200" calcext:value-type="float">
            <text:p>7378200</text:p>
          </table:table-cell>
          <table:table-cell table:formula="of:=([.B1907]-[.B1906])*[.C1907]+([.C1907]-[.C1906])*[.B1907]" office:value-type="float" office:value="140151546.3996" calcext:value-type="float">
            <text:p>140,151,546.40</text:p>
          </table:table-cell>
        </table:table-row>
        <table:table-row table:style-name="ro1">
          <table:table-cell table:style-name="ce1" office:value-type="string" calcext:value-type="string">
            <text:p>2014-10-08</text:p>
          </table:table-cell>
          <table:table-cell office:value-type="float" office:value="84.18" calcext:value-type="float">
            <text:p>84.18</text:p>
          </table:table-cell>
          <table:table-cell office:value-type="float" office:value="8107100" calcext:value-type="float">
            <text:p>8107100</text:p>
          </table:table-cell>
          <table:table-cell table:formula="of:=([.B1908]-[.B1907])*[.C1908]+([.C1908]-[.C1907])*[.B1908]" office:value-type="float" office:value="69628011.5716001" calcext:value-type="float">
            <text:p>69,628,011.57</text:p>
          </table:table-cell>
        </table:table-row>
        <table:table-row table:style-name="ro1">
          <table:table-cell table:style-name="ce1" office:value-type="string" calcext:value-type="string">
            <text:p>2014-10-09</text:p>
          </table:table-cell>
          <table:table-cell office:value-type="float" office:value="83.660004" calcext:value-type="float">
            <text:p>83.660004</text:p>
          </table:table-cell>
          <table:table-cell office:value-type="float" office:value="7765700" calcext:value-type="float">
            <text:p>7765700</text:p>
          </table:table-cell>
          <table:table-cell table:formula="of:=([.B1909]-[.B1908])*[.C1909]+([.C1909]-[.C1908])*[.B1909]" office:value-type="float" office:value="-32599658.3028" calcext:value-type="float">
            <text:p>-32,599,658.30</text:p>
          </table:table-cell>
        </table:table-row>
        <table:table-row table:style-name="ro1">
          <table:table-cell table:style-name="ce1" office:value-type="string" calcext:value-type="string">
            <text:p>2014-10-10</text:p>
          </table:table-cell>
          <table:table-cell office:value-type="float" office:value="84.690002" calcext:value-type="float">
            <text:p>84.690002</text:p>
          </table:table-cell>
          <table:table-cell office:value-type="float" office:value="13732400" calcext:value-type="float">
            <text:p>13732400</text:p>
          </table:table-cell>
          <table:table-cell table:formula="of:=([.B1910]-[.B1909])*[.C1910]+([.C1910]-[.C1909])*[.B1910]" office:value-type="float" office:value="519464179.4686" calcext:value-type="float">
            <text:p>519,464,179.47</text:p>
          </table:table-cell>
        </table:table-row>
        <table:table-row table:style-name="ro1">
          <table:table-cell table:style-name="ce1" office:value-type="string" calcext:value-type="string">
            <text:p>2014-10-13</text:p>
          </table:table-cell>
          <table:table-cell office:value-type="float" office:value="83.370003" calcext:value-type="float">
            <text:p>83.370003</text:p>
          </table:table-cell>
          <table:table-cell office:value-type="float" office:value="10066100" calcext:value-type="float">
            <text:p>10066100</text:p>
          </table:table-cell>
          <table:table-cell table:formula="of:=([.B1911]-[.B1910])*[.C1911]+([.C1911]-[.C1910])*[.B1911]" office:value-type="float" office:value="-318946683.9328" calcext:value-type="float">
            <text:p>-318,946,683.93</text:p>
          </table:table-cell>
        </table:table-row>
        <table:table-row table:style-name="ro1">
          <table:table-cell table:style-name="ce1" office:value-type="string" calcext:value-type="string">
            <text:p>2014-10-14</text:p>
          </table:table-cell>
          <table:table-cell office:value-type="float" office:value="83.550003" calcext:value-type="float">
            <text:p>83.550003</text:p>
          </table:table-cell>
          <table:table-cell office:value-type="float" office:value="8210300" calcext:value-type="float">
            <text:p>8210300</text:p>
          </table:table-cell>
          <table:table-cell table:formula="of:=([.B1912]-[.B1911])*[.C1912]+([.C1912]-[.C1911])*[.B1912]" office:value-type="float" office:value="-153574241.5674" calcext:value-type="float">
            <text:p>-153,574,241.57</text:p>
          </table:table-cell>
        </table:table-row>
        <table:table-row table:style-name="ro1">
          <table:table-cell table:style-name="ce1" office:value-type="string" calcext:value-type="string">
            <text:p>2014-10-15</text:p>
          </table:table-cell>
          <table:table-cell office:value-type="float" office:value="82.949997" calcext:value-type="float">
            <text:p>82.949997</text:p>
          </table:table-cell>
          <table:table-cell office:value-type="float" office:value="13283200" calcext:value-type="float">
            <text:p>13283200</text:p>
          </table:table-cell>
          <table:table-cell table:formula="of:=([.B1913]-[.B1912])*[.C1913]+([.C1913]-[.C1912])*[.B1913]" office:value-type="float" office:value="412827040.0821" calcext:value-type="float">
            <text:p>412,827,040.08</text:p>
          </table:table-cell>
        </table:table-row>
        <table:table-row table:style-name="ro1">
          <table:table-cell table:style-name="ce1" office:value-type="string" calcext:value-type="string">
            <text:p>2014-10-16</text:p>
          </table:table-cell>
          <table:table-cell office:value-type="float" office:value="82.239998" calcext:value-type="float">
            <text:p>82.239998</text:p>
          </table:table-cell>
          <table:table-cell office:value-type="float" office:value="11310200" calcext:value-type="float">
            <text:p>11310200</text:p>
          </table:table-cell>
          <table:table-cell table:formula="of:=([.B1914]-[.B1913])*[.C1914]+([.C1914]-[.C1913])*[.B1914]" office:value-type="float" office:value="-170289746.7438" calcext:value-type="float">
            <text:p>-170,289,746.74</text:p>
          </table:table-cell>
        </table:table-row>
        <table:table-row table:style-name="ro1">
          <table:table-cell table:style-name="ce1" office:value-type="string" calcext:value-type="string">
            <text:p>2014-10-17</text:p>
          </table:table-cell>
          <table:table-cell office:value-type="float" office:value="83.269997" calcext:value-type="float">
            <text:p>83.269997</text:p>
          </table:table-cell>
          <table:table-cell office:value-type="float" office:value="11786600" calcext:value-type="float">
            <text:p>11786600</text:p>
          </table:table-cell>
          <table:table-cell table:formula="of:=([.B1915]-[.B1914])*[.C1915]+([.C1915]-[.C1914])*[.B1915]" office:value-type="float" office:value="51810012.7842" calcext:value-type="float">
            <text:p>51,810,012.78</text:p>
          </table:table-cell>
        </table:table-row>
        <table:table-row table:style-name="ro1">
          <table:table-cell table:style-name="ce1" office:value-type="string" calcext:value-type="string">
            <text:p>2014-10-20</text:p>
          </table:table-cell>
          <table:table-cell office:value-type="float" office:value="84.18" calcext:value-type="float">
            <text:p>84.18</text:p>
          </table:table-cell>
          <table:table-cell office:value-type="float" office:value="8558100" calcext:value-type="float">
            <text:p>8558100</text:p>
          </table:table-cell>
          <table:table-cell table:formula="of:=([.B1916]-[.B1915])*[.C1916]+([.C1916]-[.C1915])*[.B1916]" office:value-type="float" office:value="-263987233.3257" calcext:value-type="float">
            <text:p>-263,987,233.33</text:p>
          </table:table-cell>
        </table:table-row>
        <table:table-row table:style-name="ro1">
          <table:table-cell table:style-name="ce1" office:value-type="string" calcext:value-type="string">
            <text:p>2014-10-21</text:p>
          </table:table-cell>
          <table:table-cell office:value-type="float" office:value="84.610001" calcext:value-type="float">
            <text:p>84.610001</text:p>
          </table:table-cell>
          <table:table-cell office:value-type="float" office:value="12389600" calcext:value-type="float">
            <text:p>12389600</text:p>
          </table:table-cell>
          <table:table-cell table:formula="of:=([.B1917]-[.B1916])*[.C1917]+([.C1917]-[.C1916])*[.B1917]" office:value-type="float" office:value="329510759.2211" calcext:value-type="float">
            <text:p>329,510,759.22</text:p>
          </table:table-cell>
        </table:table-row>
        <table:table-row table:style-name="ro1">
          <table:table-cell table:style-name="ce1" office:value-type="string" calcext:value-type="string">
            <text:p>2014-10-22</text:p>
          </table:table-cell>
          <table:table-cell office:value-type="float" office:value="84.230003" calcext:value-type="float">
            <text:p>84.230003</text:p>
          </table:table-cell>
          <table:table-cell office:value-type="float" office:value="9747600" calcext:value-type="float">
            <text:p>9747600</text:p>
          </table:table-cell>
          <table:table-cell table:formula="of:=([.B1918]-[.B1917])*[.C1918]+([.C1918]-[.C1917])*[.B1918]" office:value-type="float" office:value="-226239736.4308" calcext:value-type="float">
            <text:p>-226,239,736.43</text:p>
          </table:table-cell>
        </table:table-row>
        <table:table-row table:style-name="ro1">
          <table:table-cell table:style-name="ce1" office:value-type="string" calcext:value-type="string">
            <text:p>2014-10-23</text:p>
          </table:table-cell>
          <table:table-cell office:value-type="float" office:value="83.230003" calcext:value-type="float">
            <text:p>83.230003</text:p>
          </table:table-cell>
          <table:table-cell office:value-type="float" office:value="14292100" calcext:value-type="float">
            <text:p>14292100</text:p>
          </table:table-cell>
          <table:table-cell table:formula="of:=([.B1919]-[.B1918])*[.C1919]+([.C1919]-[.C1918])*[.B1919]" office:value-type="float" office:value="363946648.6335" calcext:value-type="float">
            <text:p>363,946,648.63</text:p>
          </table:table-cell>
        </table:table-row>
        <table:table-row table:style-name="ro1">
          <table:table-cell table:style-name="ce1" office:value-type="string" calcext:value-type="string">
            <text:p>2014-10-24</text:p>
          </table:table-cell>
          <table:table-cell office:value-type="float" office:value="85.160004" calcext:value-type="float">
            <text:p>85.160004</text:p>
          </table:table-cell>
          <table:table-cell office:value-type="float" office:value="13465600" calcext:value-type="float">
            <text:p>13465600</text:p>
          </table:table-cell>
          <table:table-cell table:formula="of:=([.B1920]-[.B1919])*[.C1920]+([.C1920]-[.C1919])*[.B1920]" office:value-type="float" office:value="-44396121.8403999" calcext:value-type="float">
            <text:p>-44,396,121.84</text:p>
          </table:table-cell>
        </table:table-row>
        <table:table-row table:style-name="ro1">
          <table:table-cell table:style-name="ce1" office:value-type="string" calcext:value-type="string">
            <text:p>2014-10-27</text:p>
          </table:table-cell>
          <table:table-cell office:value-type="float" office:value="85.949997" calcext:value-type="float">
            <text:p>85.949997</text:p>
          </table:table-cell>
          <table:table-cell office:value-type="float" office:value="10316600" calcext:value-type="float">
            <text:p>10316600</text:p>
          </table:table-cell>
          <table:table-cell table:formula="of:=([.B1921]-[.B1920])*[.C1921]+([.C1921]-[.C1920])*[.B1921]" office:value-type="float" office:value="-262506498.7692" calcext:value-type="float">
            <text:p>-262,506,498.77</text:p>
          </table:table-cell>
        </table:table-row>
        <table:table-row table:style-name="ro1">
          <table:table-cell table:style-name="ce1" office:value-type="string" calcext:value-type="string">
            <text:p>2014-10-28</text:p>
          </table:table-cell>
          <table:table-cell office:value-type="float" office:value="86.470001" calcext:value-type="float">
            <text:p>86.470001</text:p>
          </table:table-cell>
          <table:table-cell office:value-type="float" office:value="9437700" calcext:value-type="float">
            <text:p>9437700</text:p>
          </table:table-cell>
          <table:table-cell table:formula="of:=([.B1922]-[.B1921])*[.C1922]+([.C1922]-[.C1921])*[.B1922]" office:value-type="float" office:value="-71090842.1281" calcext:value-type="float">
            <text:p>-71,090,842.13</text:p>
          </table:table-cell>
        </table:table-row>
        <table:table-row table:style-name="ro1">
          <table:table-cell table:style-name="ce1" office:value-type="string" calcext:value-type="string">
            <text:p>2014-10-29</text:p>
          </table:table-cell>
          <table:table-cell office:value-type="float" office:value="86.540001" calcext:value-type="float">
            <text:p>86.540001</text:p>
          </table:table-cell>
          <table:table-cell office:value-type="float" office:value="6880600" calcext:value-type="float">
            <text:p>6880600</text:p>
          </table:table-cell>
          <table:table-cell table:formula="of:=([.B1923]-[.B1922])*[.C1923]+([.C1923]-[.C1922])*[.B1923]" office:value-type="float" office:value="-220809794.5571" calcext:value-type="float">
            <text:p>-220,809,794.56</text:p>
          </table:table-cell>
        </table:table-row>
        <table:table-row table:style-name="ro1">
          <table:table-cell table:style-name="ce1" office:value-type="string" calcext:value-type="string">
            <text:p>2014-10-30</text:p>
          </table:table-cell>
          <table:table-cell office:value-type="float" office:value="86.940002" calcext:value-type="float">
            <text:p>86.940002</text:p>
          </table:table-cell>
          <table:table-cell office:value-type="float" office:value="5560300" calcext:value-type="float">
            <text:p>5560300</text:p>
          </table:table-cell>
          <table:table-cell table:formula="of:=([.B1924]-[.B1923])*[.C1924]+([.C1924]-[.C1923])*[.B1924]" office:value-type="float" office:value="-112562759.0803" calcext:value-type="float">
            <text:p>-112,562,759.08</text:p>
          </table:table-cell>
        </table:table-row>
        <table:table-row table:style-name="ro1">
          <table:table-cell table:style-name="ce1" office:value-type="string" calcext:value-type="string">
            <text:p>2014-10-31</text:p>
          </table:table-cell>
          <table:table-cell office:value-type="float" office:value="87.269997" calcext:value-type="float">
            <text:p>87.269997</text:p>
          </table:table-cell>
          <table:table-cell office:value-type="float" office:value="9359800" calcext:value-type="float">
            <text:p>9359800</text:p>
          </table:table-cell>
          <table:table-cell table:formula="of:=([.B1925]-[.B1924])*[.C1925]+([.C1925]-[.C1924])*[.B1925]" office:value-type="float" office:value="334671040.8025" calcext:value-type="float">
            <text:p>334,671,040.80</text:p>
          </table:table-cell>
        </table:table-row>
        <table:table-row table:style-name="ro1">
          <table:table-cell table:style-name="ce1" office:value-type="string" calcext:value-type="string">
            <text:p>2014-11-03</text:p>
          </table:table-cell>
          <table:table-cell office:value-type="float" office:value="87.379997" calcext:value-type="float">
            <text:p>87.379997</text:p>
          </table:table-cell>
          <table:table-cell office:value-type="float" office:value="7789500" calcext:value-type="float">
            <text:p>7789500</text:p>
          </table:table-cell>
          <table:table-cell table:formula="of:=([.B1926]-[.B1925])*[.C1926]+([.C1926]-[.C1925])*[.B1926]" office:value-type="float" office:value="-136355964.2891" calcext:value-type="float">
            <text:p>-136,355,964.29</text:p>
          </table:table-cell>
        </table:table-row>
        <table:table-row table:style-name="ro1">
          <table:table-cell table:style-name="ce1" office:value-type="string" calcext:value-type="string">
            <text:p>2014-11-04</text:p>
          </table:table-cell>
          <table:table-cell office:value-type="float" office:value="88.639999" calcext:value-type="float">
            <text:p>88.639999</text:p>
          </table:table-cell>
          <table:table-cell office:value-type="float" office:value="10594800" calcext:value-type="float">
            <text:p>10594800</text:p>
          </table:table-cell>
          <table:table-cell table:formula="of:=([.B1927]-[.B1926])*[.C1927]+([.C1927]-[.C1926])*[.B1927]" office:value-type="float" office:value="262011258.3843" calcext:value-type="float">
            <text:p>262,011,258.38</text:p>
          </table:table-cell>
        </table:table-row>
        <table:table-row table:style-name="ro1">
          <table:table-cell table:style-name="ce1" office:value-type="string" calcext:value-type="string">
            <text:p>2014-11-05</text:p>
          </table:table-cell>
          <table:table-cell office:value-type="float" office:value="89" calcext:value-type="float">
            <text:p>89</text:p>
          </table:table-cell>
          <table:table-cell office:value-type="float" office:value="8462000" calcext:value-type="float">
            <text:p>8462000</text:p>
          </table:table-cell>
          <table:table-cell table:formula="of:=([.B1928]-[.B1927])*[.C1928]+([.C1928]-[.C1927])*[.B1928]" office:value-type="float" office:value="-186772871.538" calcext:value-type="float">
            <text:p>-186,772,871.54</text:p>
          </table:table-cell>
        </table:table-row>
        <table:table-row table:style-name="ro1">
          <table:table-cell table:style-name="ce1" office:value-type="string" calcext:value-type="string">
            <text:p>2014-11-06</text:p>
          </table:table-cell>
          <table:table-cell office:value-type="float" office:value="88.900002" calcext:value-type="float">
            <text:p>88.900002</text:p>
          </table:table-cell>
          <table:table-cell office:value-type="float" office:value="6628900" calcext:value-type="float">
            <text:p>6628900</text:p>
          </table:table-cell>
          <table:table-cell table:formula="of:=([.B1929]-[.B1928])*[.C1929]+([.C1929]-[.C1928])*[.B1929]" office:value-type="float" office:value="-163625470.4084" calcext:value-type="float">
            <text:p>-163,625,470.41</text:p>
          </table:table-cell>
        </table:table-row>
        <table:table-row table:style-name="ro1">
          <table:table-cell table:style-name="ce1" office:value-type="string" calcext:value-type="string">
            <text:p>2014-11-07</text:p>
          </table:table-cell>
          <table:table-cell office:value-type="float" office:value="89.129997" calcext:value-type="float">
            <text:p>89.129997</text:p>
          </table:table-cell>
          <table:table-cell office:value-type="float" office:value="5975700" calcext:value-type="float">
            <text:p>5975700</text:p>
          </table:table-cell>
          <table:table-cell table:formula="of:=([.B1930]-[.B1929])*[.C1930]+([.C1930]-[.C1929])*[.B1930]" office:value-type="float" office:value="-56845332.9189" calcext:value-type="float">
            <text:p>-56,845,332.92</text:p>
          </table:table-cell>
        </table:table-row>
        <table:table-row table:style-name="ro1">
          <table:table-cell table:style-name="ce1" office:value-type="string" calcext:value-type="string">
            <text:p>2014-11-10</text:p>
          </table:table-cell>
          <table:table-cell office:value-type="float" office:value="89.449997" calcext:value-type="float">
            <text:p>89.449997</text:p>
          </table:table-cell>
          <table:table-cell office:value-type="float" office:value="5927100" calcext:value-type="float">
            <text:p>5927100</text:p>
          </table:table-cell>
          <table:table-cell table:formula="of:=([.B1931]-[.B1930])*[.C1931]+([.C1931]-[.C1930])*[.B1931]" office:value-type="float" office:value="-2450597.85420004" calcext:value-type="float">
            <text:p>-2,450,597.85</text:p>
          </table:table-cell>
        </table:table-row>
        <table:table-row table:style-name="ro1">
          <table:table-cell table:style-name="ce1" office:value-type="string" calcext:value-type="string">
            <text:p>2014-11-11</text:p>
          </table:table-cell>
          <table:table-cell office:value-type="float" office:value="89.669998" calcext:value-type="float">
            <text:p>89.669998</text:p>
          </table:table-cell>
          <table:table-cell office:value-type="float" office:value="6343900" calcext:value-type="float">
            <text:p>6343900</text:p>
          </table:table-cell>
          <table:table-cell table:formula="of:=([.B1932]-[.B1931])*[.C1932]+([.C1932]-[.C1931])*[.B1932]" office:value-type="float" office:value="38770119.5103001" calcext:value-type="float">
            <text:p>38,770,119.51</text:p>
          </table:table-cell>
        </table:table-row>
        <table:table-row table:style-name="ro1">
          <table:table-cell table:style-name="ce1" office:value-type="string" calcext:value-type="string">
            <text:p>2014-11-12</text:p>
          </table:table-cell>
          <table:table-cell office:value-type="float" office:value="89.480003" calcext:value-type="float">
            <text:p>89.480003</text:p>
          </table:table-cell>
          <table:table-cell office:value-type="float" office:value="6298700" calcext:value-type="float">
            <text:p>6298700</text:p>
          </table:table-cell>
          <table:table-cell table:formula="of:=([.B1933]-[.B1932])*[.C1933]+([.C1933]-[.C1932])*[.B1933]" office:value-type="float" office:value="-5241217.64210007" calcext:value-type="float">
            <text:p>-5,241,217.64</text:p>
          </table:table-cell>
        </table:table-row>
        <table:table-row table:style-name="ro1">
          <table:table-cell table:style-name="ce1" office:value-type="string" calcext:value-type="string">
            <text:p>2014-11-13</text:p>
          </table:table-cell>
          <table:table-cell office:value-type="float" office:value="88.599998" calcext:value-type="float">
            <text:p>88.599998</text:p>
          </table:table-cell>
          <table:table-cell office:value-type="float" office:value="10191600" calcext:value-type="float">
            <text:p>10191600</text:p>
          </table:table-cell>
          <table:table-cell table:formula="of:=([.B1934]-[.B1933])*[.C1934]+([.C1934]-[.C1933])*[.B1934]" office:value-type="float" office:value="335942273.2562" calcext:value-type="float">
            <text:p>335,942,273.26</text:p>
          </table:table-cell>
        </table:table-row>
        <table:table-row table:style-name="ro1">
          <table:table-cell table:style-name="ce1" office:value-type="string" calcext:value-type="string">
            <text:p>2014-11-14</text:p>
          </table:table-cell>
          <table:table-cell office:value-type="float" office:value="88.110001" calcext:value-type="float">
            <text:p>88.110001</text:p>
          </table:table-cell>
          <table:table-cell office:value-type="float" office:value="7559400" calcext:value-type="float">
            <text:p>7559400</text:p>
          </table:table-cell>
          <table:table-cell table:formula="of:=([.B1935]-[.B1934])*[.C1935]+([.C1935]-[.C1934])*[.B1935]" office:value-type="float" office:value="-235627227.954" calcext:value-type="float">
            <text:p>-235,627,227.95</text:p>
          </table:table-cell>
        </table:table-row>
        <table:table-row table:style-name="ro1">
          <table:table-cell table:style-name="ce1" office:value-type="string" calcext:value-type="string">
            <text:p>2014-11-17</text:p>
          </table:table-cell>
          <table:table-cell office:value-type="float" office:value="87.839996" calcext:value-type="float">
            <text:p>87.839996</text:p>
          </table:table-cell>
          <table:table-cell office:value-type="float" office:value="9475800" calcext:value-type="float">
            <text:p>9475800</text:p>
          </table:table-cell>
          <table:table-cell table:formula="of:=([.B1936]-[.B1935])*[.C1936]+([.C1936]-[.C1935])*[.B1936]" office:value-type="float" office:value="165778054.9554" calcext:value-type="float">
            <text:p>165,778,054.96</text:p>
          </table:table-cell>
        </table:table-row>
        <table:table-row table:style-name="ro1">
          <table:table-cell table:style-name="ce1" office:value-type="string" calcext:value-type="string">
            <text:p>2014-11-18</text:p>
          </table:table-cell>
          <table:table-cell office:value-type="float" office:value="87.949997" calcext:value-type="float">
            <text:p>87.949997</text:p>
          </table:table-cell>
          <table:table-cell office:value-type="float" office:value="6419400" calcext:value-type="float">
            <text:p>6419400</text:p>
          </table:table-cell>
          <table:table-cell table:formula="of:=([.B1937]-[.B1936])*[.C1937]+([.C1937]-[.C1936])*[.B1937]" office:value-type="float" office:value="-268104230.4114" calcext:value-type="float">
            <text:p>-268,104,230.41</text:p>
          </table:table-cell>
        </table:table-row>
        <table:table-row table:style-name="ro1">
          <table:table-cell table:style-name="ce1" office:value-type="string" calcext:value-type="string">
            <text:p>2014-11-19</text:p>
          </table:table-cell>
          <table:table-cell office:value-type="float" office:value="88.730003" calcext:value-type="float">
            <text:p>88.730003</text:p>
          </table:table-cell>
          <table:table-cell office:value-type="float" office:value="6570400" calcext:value-type="float">
            <text:p>6570400</text:p>
          </table:table-cell>
          <table:table-cell table:formula="of:=([.B1938]-[.B1937])*[.C1938]+([.C1938]-[.C1937])*[.B1938]" office:value-type="float" office:value="18523181.8754" calcext:value-type="float">
            <text:p>18,523,181.88</text:p>
          </table:table-cell>
        </table:table-row>
        <table:table-row table:style-name="ro1">
          <table:table-cell table:style-name="ce1" office:value-type="string" calcext:value-type="string">
            <text:p>2014-11-20</text:p>
          </table:table-cell>
          <table:table-cell office:value-type="float" office:value="88.470001" calcext:value-type="float">
            <text:p>88.470001</text:p>
          </table:table-cell>
          <table:table-cell office:value-type="float" office:value="5527600" calcext:value-type="float">
            <text:p>5527600</text:p>
          </table:table-cell>
          <table:table-cell table:formula="of:=([.B1939]-[.B1938])*[.C1939]+([.C1939]-[.C1938])*[.B1939]" office:value-type="float" office:value="-93693704.098" calcext:value-type="float">
            <text:p>-93,693,704.10</text:p>
          </table:table-cell>
        </table:table-row>
        <table:table-row table:style-name="ro1">
          <table:table-cell table:style-name="ce1" office:value-type="string" calcext:value-type="string">
            <text:p>2014-11-21</text:p>
          </table:table-cell>
          <table:table-cell office:value-type="float" office:value="88.599998" calcext:value-type="float">
            <text:p>88.599998</text:p>
          </table:table-cell>
          <table:table-cell office:value-type="float" office:value="8984100" calcext:value-type="float">
            <text:p>8984100</text:p>
          </table:table-cell>
          <table:table-cell table:formula="of:=([.B1940]-[.B1939])*[.C1940]+([.C1940]-[.C1939])*[.B1940]" office:value-type="float" office:value="307413799.1347" calcext:value-type="float">
            <text:p>307,413,799.13</text:p>
          </table:table-cell>
        </table:table-row>
        <table:table-row table:style-name="ro1">
          <table:table-cell table:style-name="ce1" office:value-type="string" calcext:value-type="string">
            <text:p>2014-11-24</text:p>
          </table:table-cell>
          <table:table-cell office:value-type="float" office:value="88.110001" calcext:value-type="float">
            <text:p>88.110001</text:p>
          </table:table-cell>
          <table:table-cell office:value-type="float" office:value="5569200" calcext:value-type="float">
            <text:p>5569200</text:p>
          </table:table-cell>
          <table:table-cell table:formula="of:=([.B1941]-[.B1940])*[.C1941]+([.C1941]-[.C1940])*[.B1941]" office:value-type="float" office:value="-303615733.7073" calcext:value-type="float">
            <text:p>-303,615,733.71</text:p>
          </table:table-cell>
        </table:table-row>
        <table:table-row table:style-name="ro1">
          <table:table-cell table:style-name="ce1" office:value-type="string" calcext:value-type="string">
            <text:p>2014-11-25</text:p>
          </table:table-cell>
          <table:table-cell office:value-type="float" office:value="88.800003" calcext:value-type="float">
            <text:p>88.800003</text:p>
          </table:table-cell>
          <table:table-cell office:value-type="float" office:value="6439700" calcext:value-type="float">
            <text:p>6439700</text:p>
          </table:table-cell>
          <table:table-cell table:formula="of:=([.B1942]-[.B1941])*[.C1942]+([.C1942]-[.C1941])*[.B1942]" office:value-type="float" office:value="81743808.4909001" calcext:value-type="float">
            <text:p>81,743,808.49</text:p>
          </table:table-cell>
        </table:table-row>
        <table:table-row table:style-name="ro1">
          <table:table-cell table:style-name="ce1" office:value-type="string" calcext:value-type="string">
            <text:p>2014-11-26</text:p>
          </table:table-cell>
          <table:table-cell office:value-type="float" office:value="88.879997" calcext:value-type="float">
            <text:p>88.879997</text:p>
          </table:table-cell>
          <table:table-cell office:value-type="float" office:value="4420000" calcext:value-type="float">
            <text:p>4420000</text:p>
          </table:table-cell>
          <table:table-cell table:formula="of:=([.B1943]-[.B1942])*[.C1943]+([.C1943]-[.C1942])*[.B1943]" office:value-type="float" office:value="-179157356.4609" calcext:value-type="float">
            <text:p>-179,157,356.46</text:p>
          </table:table-cell>
        </table:table-row>
        <table:table-row table:style-name="ro1">
          <table:table-cell table:style-name="ce1" office:value-type="string" calcext:value-type="string">
            <text:p>2014-11-28</text:p>
          </table:table-cell>
          <table:table-cell office:value-type="float" office:value="90.43" calcext:value-type="float">
            <text:p>90.43</text:p>
          </table:table-cell>
          <table:table-cell office:value-type="float" office:value="7661800" calcext:value-type="float">
            <text:p>7661800</text:p>
          </table:table-cell>
          <table:table-cell table:formula="of:=([.B1944]-[.B1943])*[.C1944]+([.C1944]-[.C1943])*[.B1944]" office:value-type="float" office:value="305031786.9854" calcext:value-type="float">
            <text:p>305,031,786.99</text:p>
          </table:table-cell>
        </table:table-row>
        <table:table-row table:style-name="ro1">
          <table:table-cell table:style-name="ce1" office:value-type="string" calcext:value-type="string">
            <text:p>2014-12-01</text:p>
          </table:table-cell>
          <table:table-cell office:value-type="float" office:value="90.080002" calcext:value-type="float">
            <text:p>90.080002</text:p>
          </table:table-cell>
          <table:table-cell office:value-type="float" office:value="6745100" calcext:value-type="float">
            <text:p>6745100</text:p>
          </table:table-cell>
          <table:table-cell table:formula="of:=([.B1945]-[.B1944])*[.C1945]+([.C1945]-[.C1944])*[.B1945]" office:value-type="float" office:value="-84937109.3432001" calcext:value-type="float">
            <text:p>-84,937,109.34</text:p>
          </table:table-cell>
        </table:table-row>
        <table:table-row table:style-name="ro1">
          <table:table-cell table:style-name="ce1" office:value-type="string" calcext:value-type="string">
            <text:p>2014-12-02</text:p>
          </table:table-cell>
          <table:table-cell office:value-type="float" office:value="91.07" calcext:value-type="float">
            <text:p>91.07</text:p>
          </table:table-cell>
          <table:table-cell office:value-type="float" office:value="7432900" calcext:value-type="float">
            <text:p>7432900</text:p>
          </table:table-cell>
          <table:table-cell table:formula="of:=([.B1946]-[.B1945])*[.C1946]+([.C1946]-[.C1945])*[.B1946]" office:value-type="float" office:value="69996502.1342" calcext:value-type="float">
            <text:p>69,996,502.13</text:p>
          </table:table-cell>
        </table:table-row>
        <table:table-row table:style-name="ro1">
          <table:table-cell table:style-name="ce1" office:value-type="string" calcext:value-type="string">
            <text:p>2014-12-03</text:p>
          </table:table-cell>
          <table:table-cell office:value-type="float" office:value="90" calcext:value-type="float">
            <text:p>90</text:p>
          </table:table-cell>
          <table:table-cell office:value-type="float" office:value="6465600" calcext:value-type="float">
            <text:p>6465600</text:p>
          </table:table-cell>
          <table:table-cell table:formula="of:=([.B1947]-[.B1946])*[.C1947]+([.C1947]-[.C1946])*[.B1947]" office:value-type="float" office:value="-93975192" calcext:value-type="float">
            <text:p>-93,975,192.00</text:p>
          </table:table-cell>
        </table:table-row>
        <table:table-row table:style-name="ro1">
          <table:table-cell table:style-name="ce1" office:value-type="string" calcext:value-type="string">
            <text:p>2014-12-04</text:p>
          </table:table-cell>
          <table:table-cell office:value-type="float" office:value="90.580002" calcext:value-type="float">
            <text:p>90.580002</text:p>
          </table:table-cell>
          <table:table-cell office:value-type="float" office:value="6406700" calcext:value-type="float">
            <text:p>6406700</text:p>
          </table:table-cell>
          <table:table-cell table:formula="of:=([.B1948]-[.B1947])*[.C1948]+([.C1948]-[.C1947])*[.B1948]" office:value-type="float" office:value="-1619263.30440004" calcext:value-type="float">
            <text:p>-1,619,263.30</text:p>
          </table:table-cell>
        </table:table-row>
        <table:table-row table:style-name="ro1">
          <table:table-cell table:style-name="ce1" office:value-type="string" calcext:value-type="string">
            <text:p>2014-12-05</text:p>
          </table:table-cell>
          <table:table-cell office:value-type="float" office:value="90.379997" calcext:value-type="float">
            <text:p>90.379997</text:p>
          </table:table-cell>
          <table:table-cell office:value-type="float" office:value="6383400" calcext:value-type="float">
            <text:p>6383400</text:p>
          </table:table-cell>
          <table:table-cell table:formula="of:=([.B1949]-[.B1948])*[.C1949]+([.C1949]-[.C1948])*[.B1949]" office:value-type="float" office:value="-3382565.84709994" calcext:value-type="float">
            <text:p>-3,382,565.85</text:p>
          </table:table-cell>
        </table:table-row>
        <table:table-row table:style-name="ro1">
          <table:table-cell table:style-name="ce1" office:value-type="string" calcext:value-type="string">
            <text:p>2014-12-08</text:p>
          </table:table-cell>
          <table:table-cell office:value-type="float" office:value="90.760002" calcext:value-type="float">
            <text:p>90.760002</text:p>
          </table:table-cell>
          <table:table-cell office:value-type="float" office:value="4721900" calcext:value-type="float">
            <text:p>4721900</text:p>
          </table:table-cell>
          <table:table-cell table:formula="of:=([.B1950]-[.B1949])*[.C1950]+([.C1950]-[.C1949])*[.B1950]" office:value-type="float" office:value="-149003397.7135" calcext:value-type="float">
            <text:p>-149,003,397.71</text:p>
          </table:table-cell>
        </table:table-row>
        <table:table-row table:style-name="ro1">
          <table:table-cell table:style-name="ce1" office:value-type="string" calcext:value-type="string">
            <text:p>2014-12-09</text:p>
          </table:table-cell>
          <table:table-cell office:value-type="float" office:value="90.709999" calcext:value-type="float">
            <text:p>90.709999</text:p>
          </table:table-cell>
          <table:table-cell office:value-type="float" office:value="5704000" calcext:value-type="float">
            <text:p>5704000</text:p>
          </table:table-cell>
          <table:table-cell table:formula="of:=([.B1951]-[.B1950])*[.C1951]+([.C1951]-[.C1950])*[.B1951]" office:value-type="float" office:value="88801072.9059" calcext:value-type="float">
            <text:p>88,801,072.91</text:p>
          </table:table-cell>
        </table:table-row>
        <table:table-row table:style-name="ro1">
          <table:table-cell table:style-name="ce1" office:value-type="string" calcext:value-type="string">
            <text:p>2014-12-10</text:p>
          </table:table-cell>
          <table:table-cell office:value-type="float" office:value="90" calcext:value-type="float">
            <text:p>90</text:p>
          </table:table-cell>
          <table:table-cell office:value-type="float" office:value="6293300" calcext:value-type="float">
            <text:p>6293300</text:p>
          </table:table-cell>
          <table:table-cell table:formula="of:=([.B1952]-[.B1951])*[.C1952]+([.C1952]-[.C1951])*[.B1952]" office:value-type="float" office:value="48568763.2933" calcext:value-type="float">
            <text:p>48,568,763.29</text:p>
          </table:table-cell>
        </table:table-row>
        <table:table-row table:style-name="ro1">
          <table:table-cell table:style-name="ce1" office:value-type="string" calcext:value-type="string">
            <text:p>2014-12-11</text:p>
          </table:table-cell>
          <table:table-cell office:value-type="float" office:value="90.410004" calcext:value-type="float">
            <text:p>90.410004</text:p>
          </table:table-cell>
          <table:table-cell office:value-type="float" office:value="6468700" calcext:value-type="float">
            <text:p>6468700</text:p>
          </table:table-cell>
          <table:table-cell table:formula="of:=([.B1953]-[.B1952])*[.C1953]+([.C1953]-[.C1952])*[.B1953]" office:value-type="float" office:value="18510107.5764" calcext:value-type="float">
            <text:p>18,510,107.58</text:p>
          </table:table-cell>
        </table:table-row>
        <table:table-row table:style-name="ro1">
          <table:table-cell table:style-name="ce1" office:value-type="string" calcext:value-type="string">
            <text:p>2014-12-12</text:p>
          </table:table-cell>
          <table:table-cell office:value-type="float" office:value="89.550003" calcext:value-type="float">
            <text:p>89.550003</text:p>
          </table:table-cell>
          <table:table-cell office:value-type="float" office:value="6574600" calcext:value-type="float">
            <text:p>6574600</text:p>
          </table:table-cell>
          <table:table-cell table:formula="of:=([.B1954]-[.B1953])*[.C1954]+([.C1954]-[.C1953])*[.B1954]" office:value-type="float" office:value="3829182.74310002" calcext:value-type="float">
            <text:p>3,829,182.74</text:p>
          </table:table-cell>
        </table:table-row>
        <table:table-row table:style-name="ro1">
          <table:table-cell table:style-name="ce1" office:value-type="string" calcext:value-type="string">
            <text:p>2014-12-15</text:p>
          </table:table-cell>
          <table:table-cell office:value-type="float" office:value="89.199997" calcext:value-type="float">
            <text:p>89.199997</text:p>
          </table:table-cell>
          <table:table-cell office:value-type="float" office:value="6511900" calcext:value-type="float">
            <text:p>6511900</text:p>
          </table:table-cell>
          <table:table-cell table:formula="of:=([.B1955]-[.B1954])*[.C1955]+([.C1955]-[.C1954])*[.B1955]" office:value-type="float" office:value="-7872043.88330005" calcext:value-type="float">
            <text:p>-7,872,043.88</text:p>
          </table:table-cell>
        </table:table-row>
        <table:table-row table:style-name="ro1">
          <table:table-cell table:style-name="ce1" office:value-type="string" calcext:value-type="string">
            <text:p>2014-12-16</text:p>
          </table:table-cell>
          <table:table-cell office:value-type="float" office:value="89.360001" calcext:value-type="float">
            <text:p>89.360001</text:p>
          </table:table-cell>
          <table:table-cell office:value-type="float" office:value="8773800" calcext:value-type="float">
            <text:p>8773800</text:p>
          </table:table-cell>
          <table:table-cell table:formula="of:=([.B1956]-[.B1955])*[.C1956]+([.C1956]-[.C1955])*[.B1956]" office:value-type="float" office:value="203527229.3571" calcext:value-type="float">
            <text:p>203,527,229.36</text:p>
          </table:table-cell>
        </table:table-row>
        <table:table-row table:style-name="ro1">
          <table:table-cell table:style-name="ce1" office:value-type="string" calcext:value-type="string">
            <text:p>2014-12-17</text:p>
          </table:table-cell>
          <table:table-cell office:value-type="float" office:value="90.699997" calcext:value-type="float">
            <text:p>90.699997</text:p>
          </table:table-cell>
          <table:table-cell office:value-type="float" office:value="7412700" calcext:value-type="float">
            <text:p>7412700</text:p>
          </table:table-cell>
          <table:table-cell table:formula="of:=([.B1957]-[.B1956])*[.C1957]+([.C1957]-[.C1956])*[.B1957]" office:value-type="float" office:value="-113518777.5675" calcext:value-type="float">
            <text:p>-113,518,777.57</text:p>
          </table:table-cell>
        </table:table-row>
        <table:table-row table:style-name="ro1">
          <table:table-cell table:style-name="ce1" office:value-type="string" calcext:value-type="string">
            <text:p>2014-12-18</text:p>
          </table:table-cell>
          <table:table-cell office:value-type="float" office:value="92" calcext:value-type="float">
            <text:p>92</text:p>
          </table:table-cell>
          <table:table-cell office:value-type="float" office:value="8724500" calcext:value-type="float">
            <text:p>8724500</text:p>
          </table:table-cell>
          <table:table-cell table:formula="of:=([.B1958]-[.B1957])*[.C1958]+([.C1958]-[.C1957])*[.B1958]" office:value-type="float" office:value="132027476.1735" calcext:value-type="float">
            <text:p>132,027,476.17</text:p>
          </table:table-cell>
        </table:table-row>
        <table:table-row table:style-name="ro1">
          <table:table-cell table:style-name="ce1" office:value-type="string" calcext:value-type="string">
            <text:p>2014-12-19</text:p>
          </table:table-cell>
          <table:table-cell office:value-type="float" office:value="92.050003" calcext:value-type="float">
            <text:p>92.050003</text:p>
          </table:table-cell>
          <table:table-cell office:value-type="float" office:value="14037800" calcext:value-type="float">
            <text:p>14037800</text:p>
          </table:table-cell>
          <table:table-cell table:formula="of:=([.B1959]-[.B1958])*[.C1959]+([.C1959]-[.C1958])*[.B1959]" office:value-type="float" office:value="489791213.0533" calcext:value-type="float">
            <text:p>489,791,213.05</text:p>
          </table:table-cell>
        </table:table-row>
        <table:table-row table:style-name="ro1">
          <table:table-cell table:style-name="ce1" office:value-type="string" calcext:value-type="string">
            <text:p>2014-12-22</text:p>
          </table:table-cell>
          <table:table-cell office:value-type="float" office:value="92.599998" calcext:value-type="float">
            <text:p>92.599998</text:p>
          </table:table-cell>
          <table:table-cell office:value-type="float" office:value="7157100" calcext:value-type="float">
            <text:p>7157100</text:p>
          </table:table-cell>
          <table:table-cell table:formula="of:=([.B1960]-[.B1959])*[.C1960]+([.C1960]-[.C1959])*[.B1960]" office:value-type="float" office:value="-633216437.0241" calcext:value-type="float">
            <text:p>-633,216,437.02</text:p>
          </table:table-cell>
        </table:table-row>
        <table:table-row table:style-name="ro1">
          <table:table-cell table:style-name="ce1" office:value-type="string" calcext:value-type="string">
            <text:p>2014-12-23</text:p>
          </table:table-cell>
          <table:table-cell office:value-type="float" office:value="93.290001" calcext:value-type="float">
            <text:p>93.290001</text:p>
          </table:table-cell>
          <table:table-cell office:value-type="float" office:value="5610600" calcext:value-type="float">
            <text:p>5610600</text:p>
          </table:table-cell>
          <table:table-cell table:formula="of:=([.B1961]-[.B1960])*[.C1961]+([.C1961]-[.C1960])*[.B1961]" office:value-type="float" office:value="-140401655.7147" calcext:value-type="float">
            <text:p>-140,401,655.71</text:p>
          </table:table-cell>
        </table:table-row>
        <table:table-row table:style-name="ro1">
          <table:table-cell table:style-name="ce1" office:value-type="string" calcext:value-type="string">
            <text:p>2014-12-24</text:p>
          </table:table-cell>
          <table:table-cell office:value-type="float" office:value="93.139999" calcext:value-type="float">
            <text:p>93.139999</text:p>
          </table:table-cell>
          <table:table-cell office:value-type="float" office:value="2403000" calcext:value-type="float">
            <text:p>2403000</text:p>
          </table:table-cell>
          <table:table-cell table:formula="of:=([.B1962]-[.B1961])*[.C1962]+([.C1962]-[.C1961])*[.B1962]" office:value-type="float" office:value="-299116315.5984" calcext:value-type="float">
            <text:p>-299,116,315.60</text:p>
          </table:table-cell>
        </table:table-row>
        <table:table-row table:style-name="ro1">
          <table:table-cell table:style-name="ce1" office:value-type="string" calcext:value-type="string">
            <text:p>2014-12-26</text:p>
          </table:table-cell>
          <table:table-cell office:value-type="float" office:value="93.459999" calcext:value-type="float">
            <text:p>93.459999</text:p>
          </table:table-cell>
          <table:table-cell office:value-type="float" office:value="3148700" calcext:value-type="float">
            <text:p>3148700</text:p>
          </table:table-cell>
          <table:table-cell table:formula="of:=([.B1963]-[.B1962])*[.C1963]+([.C1963]-[.C1962])*[.B1963]" office:value-type="float" office:value="70700705.2543" calcext:value-type="float">
            <text:p>70,700,705.25</text:p>
          </table:table-cell>
        </table:table-row>
        <table:table-row table:style-name="ro1">
          <table:table-cell table:style-name="ce1" office:value-type="string" calcext:value-type="string">
            <text:p>2014-12-29</text:p>
          </table:table-cell>
          <table:table-cell office:value-type="float" office:value="92.639999" calcext:value-type="float">
            <text:p>92.639999</text:p>
          </table:table-cell>
          <table:table-cell office:value-type="float" office:value="4657700" calcext:value-type="float">
            <text:p>4657700</text:p>
          </table:table-cell>
          <table:table-cell table:formula="of:=([.B1964]-[.B1963])*[.C1964]+([.C1964]-[.C1963])*[.B1964]" office:value-type="float" office:value="135974444.491" calcext:value-type="float">
            <text:p>135,974,444.49</text:p>
          </table:table-cell>
        </table:table-row>
        <table:table-row table:style-name="ro1">
          <table:table-cell table:style-name="ce1" office:value-type="string" calcext:value-type="string">
            <text:p>2014-12-30</text:p>
          </table:table-cell>
          <table:table-cell office:value-type="float" office:value="92.400002" calcext:value-type="float">
            <text:p>92.400002</text:p>
          </table:table-cell>
          <table:table-cell office:value-type="float" office:value="4730000" calcext:value-type="float">
            <text:p>4730000</text:p>
          </table:table-cell>
          <table:table-cell table:formula="of:=([.B1965]-[.B1964])*[.C1965]+([.C1965]-[.C1964])*[.B1965]" office:value-type="float" office:value="5545334.33459999" calcext:value-type="float">
            <text:p>5,545,334.33</text:p>
          </table:table-cell>
        </table:table-row>
        <table:table-row table:style-name="ro1">
          <table:table-cell table:style-name="ce1" office:value-type="string" calcext:value-type="string">
            <text:p>2014-12-31</text:p>
          </table:table-cell>
          <table:table-cell office:value-type="float" office:value="91.089996" calcext:value-type="float">
            <text:p>91.089996</text:p>
          </table:table-cell>
          <table:table-cell office:value-type="float" office:value="5712100" calcext:value-type="float">
            <text:p>5712100</text:p>
          </table:table-cell>
          <table:table-cell table:formula="of:=([.B1966]-[.B1965])*[.C1966]+([.C1966]-[.C1965])*[.B1966]" office:value-type="float" office:value="81976599.799" calcext:value-type="float">
            <text:p>81,976,599.80</text:p>
          </table:table-cell>
        </table:table-row>
        <table:table-row table:style-name="ro1">
          <table:table-cell table:style-name="ce1" office:value-type="string" calcext:value-type="string">
            <text:p>2015-01-02</text:p>
          </table:table-cell>
          <table:table-cell office:value-type="float" office:value="90.440002" calcext:value-type="float">
            <text:p>90.440002</text:p>
          </table:table-cell>
          <table:table-cell office:value-type="float" office:value="7251400" calcext:value-type="float">
            <text:p>7251400</text:p>
          </table:table-cell>
          <table:table-cell table:formula="of:=([.B1967]-[.B1966])*[.C1967]+([.C1967]-[.C1966])*[.B1967]" office:value-type="float" office:value="134500928.587" calcext:value-type="float">
            <text:p>134,500,928.59</text:p>
          </table:table-cell>
        </table:table-row>
        <table:table-row table:style-name="ro1">
          <table:table-cell table:style-name="ce1" office:value-type="string" calcext:value-type="string">
            <text:p>2015-01-05</text:p>
          </table:table-cell>
          <table:table-cell office:value-type="float" office:value="90.010002" calcext:value-type="float">
            <text:p>90.010002</text:p>
          </table:table-cell>
          <table:table-cell office:value-type="float" office:value="8626100" calcext:value-type="float">
            <text:p>8626100</text:p>
          </table:table-cell>
          <table:table-cell table:formula="of:=([.B1968]-[.B1967])*[.C1968]+([.C1968]-[.C1967])*[.B1968]" office:value-type="float" office:value="120027526.7494" calcext:value-type="float">
            <text:p>120,027,526.75</text:p>
          </table:table-cell>
        </table:table-row>
        <table:table-row table:style-name="ro1">
          <table:table-cell table:style-name="ce1" office:value-type="string" calcext:value-type="string">
            <text:p>2015-01-06</text:p>
          </table:table-cell>
          <table:table-cell office:value-type="float" office:value="89.599998" calcext:value-type="float">
            <text:p>89.599998</text:p>
          </table:table-cell>
          <table:table-cell office:value-type="float" office:value="7791200" calcext:value-type="float">
            <text:p>7791200</text:p>
          </table:table-cell>
          <table:table-cell table:formula="of:=([.B1969]-[.B1968])*[.C1969]+([.C1969]-[.C1968])*[.B1969]" office:value-type="float" office:value="-78001461.495" calcext:value-type="float">
            <text:p>-78,001,461.50</text:p>
          </table:table-cell>
        </table:table-row>
        <table:table-row table:style-name="ro1">
          <table:table-cell table:style-name="ce1" office:value-type="string" calcext:value-type="string">
            <text:p>2015-01-07</text:p>
          </table:table-cell>
          <table:table-cell office:value-type="float" office:value="90.07" calcext:value-type="float">
            <text:p>90.07</text:p>
          </table:table-cell>
          <table:table-cell office:value-type="float" office:value="5986600" calcext:value-type="float">
            <text:p>5986600</text:p>
          </table:table-cell>
          <table:table-cell table:formula="of:=([.B1970]-[.B1969])*[.C1970]+([.C1970]-[.C1969])*[.B1970]" office:value-type="float" office:value="-159726608.0268" calcext:value-type="float">
            <text:p>-159,726,608.03</text:p>
          </table:table-cell>
        </table:table-row>
        <table:table-row table:style-name="ro1">
          <table:table-cell table:style-name="ce1" office:value-type="string" calcext:value-type="string">
            <text:p>2015-01-08</text:p>
          </table:table-cell>
          <table:table-cell office:value-type="float" office:value="91.099998" calcext:value-type="float">
            <text:p>91.099998</text:p>
          </table:table-cell>
          <table:table-cell office:value-type="float" office:value="6823300" calcext:value-type="float">
            <text:p>6823300</text:p>
          </table:table-cell>
          <table:table-cell table:formula="of:=([.B1971]-[.B1970])*[.C1971]+([.C1971]-[.C1970])*[.B1971]" office:value-type="float" office:value="83251353.68" calcext:value-type="float">
            <text:p>83,251,353.68</text:p>
          </table:table-cell>
        </table:table-row>
        <table:table-row table:style-name="ro1">
          <table:table-cell table:style-name="ce1" office:value-type="string" calcext:value-type="string">
            <text:p>2015-01-09</text:p>
          </table:table-cell>
          <table:table-cell office:value-type="float" office:value="90.25" calcext:value-type="float">
            <text:p>90.25</text:p>
          </table:table-cell>
          <table:table-cell office:value-type="float" office:value="4872800" calcext:value-type="float">
            <text:p>4872800</text:p>
          </table:table-cell>
          <table:table-cell table:formula="of:=([.B1972]-[.B1971])*[.C1972]+([.C1972]-[.C1971])*[.B1972]" office:value-type="float" office:value="-180174495.2544" calcext:value-type="float">
            <text:p>-180,174,495.25</text:p>
          </table:table-cell>
        </table:table-row>
        <table:table-row table:style-name="ro1">
          <table:table-cell table:style-name="ce1" office:value-type="string" calcext:value-type="string">
            <text:p>2015-01-12</text:p>
          </table:table-cell>
          <table:table-cell office:value-type="float" office:value="89.919998" calcext:value-type="float">
            <text:p>89.919998</text:p>
          </table:table-cell>
          <table:table-cell office:value-type="float" office:value="5250900" calcext:value-type="float">
            <text:p>5250900</text:p>
          </table:table-cell>
          <table:table-cell table:formula="of:=([.B1973]-[.B1972])*[.C1973]+([.C1973]-[.C1972])*[.B1973]" office:value-type="float" office:value="32265943.742" calcext:value-type="float">
            <text:p>32,265,943.74</text:p>
          </table:table-cell>
        </table:table-row>
        <table:table-row table:style-name="ro1">
          <table:table-cell table:style-name="ce1" office:value-type="string" calcext:value-type="string">
            <text:p>2015-01-13</text:p>
          </table:table-cell>
          <table:table-cell office:value-type="float" office:value="90.300003" calcext:value-type="float">
            <text:p>90.300003</text:p>
          </table:table-cell>
          <table:table-cell office:value-type="float" office:value="6727100" calcext:value-type="float">
            <text:p>6727100</text:p>
          </table:table-cell>
          <table:table-cell table:formula="of:=([.B1974]-[.B1973])*[.C1974]+([.C1974]-[.C1973])*[.B1974]" office:value-type="float" office:value="135857196.0641" calcext:value-type="float">
            <text:p>135,857,196.06</text:p>
          </table:table-cell>
        </table:table-row>
        <table:table-row table:style-name="ro1">
          <table:table-cell table:style-name="ce1" office:value-type="string" calcext:value-type="string">
            <text:p>2015-01-14</text:p>
          </table:table-cell>
          <table:table-cell office:value-type="float" office:value="89.989998" calcext:value-type="float">
            <text:p>89.989998</text:p>
          </table:table-cell>
          <table:table-cell office:value-type="float" office:value="6418200" calcext:value-type="float">
            <text:p>6418200</text:p>
          </table:table-cell>
          <table:table-cell table:formula="of:=([.B1975]-[.B1974])*[.C1975]+([.C1975]-[.C1974])*[.B1975]" office:value-type="float" office:value="-29787584.4732" calcext:value-type="float">
            <text:p>-29,787,584.47</text:p>
          </table:table-cell>
        </table:table-row>
        <table:table-row table:style-name="ro1">
          <table:table-cell table:style-name="ce1" office:value-type="string" calcext:value-type="string">
            <text:p>2015-01-15</text:p>
          </table:table-cell>
          <table:table-cell office:value-type="float" office:value="89.860001" calcext:value-type="float">
            <text:p>89.860001</text:p>
          </table:table-cell>
          <table:table-cell office:value-type="float" office:value="6768200" calcext:value-type="float">
            <text:p>6768200</text:p>
          </table:table-cell>
          <table:table-cell table:formula="of:=([.B1976]-[.B1975])*[.C1976]+([.C1976]-[.C1975])*[.B1976]" office:value-type="float" office:value="30571154.6546" calcext:value-type="float">
            <text:p>30,571,154.65</text:p>
          </table:table-cell>
        </table:table-row>
        <table:table-row table:style-name="ro1">
          <table:table-cell table:style-name="ce1" office:value-type="string" calcext:value-type="string">
            <text:p>2015-01-16</text:p>
          </table:table-cell>
          <table:table-cell office:value-type="float" office:value="91.25" calcext:value-type="float">
            <text:p>91.25</text:p>
          </table:table-cell>
          <table:table-cell office:value-type="float" office:value="8815700" calcext:value-type="float">
            <text:p>8815700</text:p>
          </table:table-cell>
          <table:table-cell table:formula="of:=([.B1977]-[.B1976])*[.C1977]+([.C1977]-[.C1976])*[.B1977]" office:value-type="float" office:value="199088189.1843" calcext:value-type="float">
            <text:p>199,088,189.18</text:p>
          </table:table-cell>
        </table:table-row>
        <table:table-row table:style-name="ro1">
          <table:table-cell table:style-name="ce1" office:value-type="string" calcext:value-type="string">
            <text:p>2015-01-20</text:p>
          </table:table-cell>
          <table:table-cell office:value-type="float" office:value="91.190002" calcext:value-type="float">
            <text:p>91.190002</text:p>
          </table:table-cell>
          <table:table-cell office:value-type="float" office:value="9869900" calcext:value-type="float">
            <text:p>9869900</text:p>
          </table:table-cell>
          <table:table-cell table:formula="of:=([.B1978]-[.B1977])*[.C1978]+([.C1978]-[.C1977])*[.B1978]" office:value-type="float" office:value="95540325.8482001" calcext:value-type="float">
            <text:p>95,540,325.85</text:p>
          </table:table-cell>
        </table:table-row>
        <table:table-row table:style-name="ro1">
          <table:table-cell table:style-name="ce1" office:value-type="string" calcext:value-type="string">
            <text:p>2015-01-21</text:p>
          </table:table-cell>
          <table:table-cell office:value-type="float" office:value="90.730003" calcext:value-type="float">
            <text:p>90.730003</text:p>
          </table:table-cell>
          <table:table-cell office:value-type="float" office:value="6974500" calcext:value-type="float">
            <text:p>6974500</text:p>
          </table:table-cell>
          <table:table-cell table:formula="of:=([.B1979]-[.B1978])*[.C1979]+([.C1979]-[.C1978])*[.B1979]" office:value-type="float" office:value="-265907913.7117" calcext:value-type="float">
            <text:p>-265,907,913.71</text:p>
          </table:table-cell>
        </table:table-row>
        <table:table-row table:style-name="ro1">
          <table:table-cell table:style-name="ce1" office:value-type="string" calcext:value-type="string">
            <text:p>2015-01-22</text:p>
          </table:table-cell>
          <table:table-cell office:value-type="float" office:value="91.620003" calcext:value-type="float">
            <text:p>91.620003</text:p>
          </table:table-cell>
          <table:table-cell office:value-type="float" office:value="7211200" calcext:value-type="float">
            <text:p>7211200</text:p>
          </table:table-cell>
          <table:table-cell table:formula="of:=([.B1980]-[.B1979])*[.C1980]+([.C1980]-[.C1979])*[.B1980]" office:value-type="float" office:value="28104422.7101" calcext:value-type="float">
            <text:p>28,104,422.71</text:p>
          </table:table-cell>
        </table:table-row>
        <table:table-row table:style-name="ro1">
          <table:table-cell table:style-name="ce1" office:value-type="string" calcext:value-type="string">
            <text:p>2015-01-23</text:p>
          </table:table-cell>
          <table:table-cell office:value-type="float" office:value="90.080002" calcext:value-type="float">
            <text:p>90.080002</text:p>
          </table:table-cell>
          <table:table-cell office:value-type="float" office:value="6745700" calcext:value-type="float">
            <text:p>6745700</text:p>
          </table:table-cell>
          <table:table-cell table:formula="of:=([.B1981]-[.B1980])*[.C1981]+([.C1981]-[.C1980])*[.B1981]" office:value-type="float" office:value="-52320625.6767" calcext:value-type="float">
            <text:p>-52,320,625.68</text:p>
          </table:table-cell>
        </table:table-row>
        <table:table-row table:style-name="ro1">
          <table:table-cell table:style-name="ce1" office:value-type="string" calcext:value-type="string">
            <text:p>2015-01-26</text:p>
          </table:table-cell>
          <table:table-cell office:value-type="float" office:value="89.580002" calcext:value-type="float">
            <text:p>89.580002</text:p>
          </table:table-cell>
          <table:table-cell office:value-type="float" office:value="9371700" calcext:value-type="float">
            <text:p>9371700</text:p>
          </table:table-cell>
          <table:table-cell table:formula="of:=([.B1982]-[.B1981])*[.C1982]+([.C1982]-[.C1981])*[.B1982]" office:value-type="float" office:value="230551235.252" calcext:value-type="float">
            <text:p>230,551,235.25</text:p>
          </table:table-cell>
        </table:table-row>
        <table:table-row table:style-name="ro1">
          <table:table-cell table:style-name="ce1" office:value-type="string" calcext:value-type="string">
            <text:p>2015-01-27</text:p>
          </table:table-cell>
          <table:table-cell office:value-type="float" office:value="86.489998" calcext:value-type="float">
            <text:p>86.489998</text:p>
          </table:table-cell>
          <table:table-cell office:value-type="float" office:value="14417400" calcext:value-type="float">
            <text:p>14417400</text:p>
          </table:table-cell>
          <table:table-cell table:formula="of:=([.B1983]-[.B1982])*[.C1983]+([.C1983]-[.C1982])*[.B1983]" office:value-type="float" office:value="391852759.239" calcext:value-type="float">
            <text:p>391,852,759.24</text:p>
          </table:table-cell>
        </table:table-row>
        <table:table-row table:style-name="ro1">
          <table:table-cell table:style-name="ce1" office:value-type="string" calcext:value-type="string">
            <text:p>2015-01-28</text:p>
          </table:table-cell>
          <table:table-cell office:value-type="float" office:value="85.150002" calcext:value-type="float">
            <text:p>85.150002</text:p>
          </table:table-cell>
          <table:table-cell office:value-type="float" office:value="14033400" calcext:value-type="float">
            <text:p>14033400</text:p>
          </table:table-cell>
          <table:table-cell table:formula="of:=([.B1984]-[.B1983])*[.C1984]+([.C1984]-[.C1983])*[.B1984]" office:value-type="float" office:value="-51502300.6344" calcext:value-type="float">
            <text:p>-51,502,300.63</text:p>
          </table:table-cell>
        </table:table-row>
        <table:table-row table:style-name="ro1">
          <table:table-cell table:style-name="ce1" office:value-type="string" calcext:value-type="string">
            <text:p>2015-01-29</text:p>
          </table:table-cell>
          <table:table-cell office:value-type="float" office:value="85.669998" calcext:value-type="float">
            <text:p>85.669998</text:p>
          </table:table-cell>
          <table:table-cell office:value-type="float" office:value="12054500" calcext:value-type="float">
            <text:p>12054500</text:p>
          </table:table-cell>
          <table:table-cell table:formula="of:=([.B1985]-[.B1984])*[.C1985]+([.C1985]-[.C1984])*[.B1985]" office:value-type="float" office:value="-163264067.2602" calcext:value-type="float">
            <text:p>-163,264,067.26</text:p>
          </table:table-cell>
        </table:table-row>
        <table:table-row table:style-name="ro1">
          <table:table-cell table:style-name="ce1" office:value-type="string" calcext:value-type="string">
            <text:p>2015-01-30</text:p>
          </table:table-cell>
          <table:table-cell office:value-type="float" office:value="84.290001" calcext:value-type="float">
            <text:p>84.290001</text:p>
          </table:table-cell>
          <table:table-cell office:value-type="float" office:value="14685300" calcext:value-type="float">
            <text:p>14685300</text:p>
          </table:table-cell>
          <table:table-cell table:formula="of:=([.B1986]-[.B1985])*[.C1986]+([.C1986]-[.C1985])*[.B1986]" office:value-type="float" office:value="201484464.6867" calcext:value-type="float">
            <text:p>201,484,464.69</text:p>
          </table:table-cell>
        </table:table-row>
        <table:table-row table:style-name="ro1">
          <table:table-cell table:style-name="ce1" office:value-type="string" calcext:value-type="string">
            <text:p>2015-02-02</text:p>
          </table:table-cell>
          <table:table-cell office:value-type="float" office:value="85.120003" calcext:value-type="float">
            <text:p>85.120003</text:p>
          </table:table-cell>
          <table:table-cell office:value-type="float" office:value="10278700" calcext:value-type="float">
            <text:p>10278700</text:p>
          </table:table-cell>
          <table:table-cell table:formula="of:=([.B1987]-[.B1986])*[.C1987]+([.C1987]-[.C1986])*[.B1987]" office:value-type="float" office:value="-366558463.6624" calcext:value-type="float">
            <text:p>-366,558,463.66</text:p>
          </table:table-cell>
        </table:table-row>
        <table:table-row table:style-name="ro1">
          <table:table-cell table:style-name="ce1" office:value-type="string" calcext:value-type="string">
            <text:p>2015-02-03</text:p>
          </table:table-cell>
          <table:table-cell office:value-type="float" office:value="85.949997" calcext:value-type="float">
            <text:p>85.949997</text:p>
          </table:table-cell>
          <table:table-cell office:value-type="float" office:value="10747900" calcext:value-type="float">
            <text:p>10747900</text:p>
          </table:table-cell>
          <table:table-cell table:formula="of:=([.B1988]-[.B1987])*[.C1988]+([.C1988]-[.C1987])*[.B1988]" office:value-type="float" office:value="49248431.105" calcext:value-type="float">
            <text:p>49,248,431.11</text:p>
          </table:table-cell>
        </table:table-row>
        <table:table-row table:style-name="ro1">
          <table:table-cell table:style-name="ce1" office:value-type="string" calcext:value-type="string">
            <text:p>2015-02-04</text:p>
          </table:table-cell>
          <table:table-cell office:value-type="float" office:value="85.790001" calcext:value-type="float">
            <text:p>85.790001</text:p>
          </table:table-cell>
          <table:table-cell office:value-type="float" office:value="9212800" calcext:value-type="float">
            <text:p>9212800</text:p>
          </table:table-cell>
          <table:table-cell table:formula="of:=([.B1989]-[.B1988])*[.C1989]+([.C1989]-[.C1988])*[.B1989]" office:value-type="float" office:value="-133170241.6839" calcext:value-type="float">
            <text:p>-133,170,241.68</text:p>
          </table:table-cell>
        </table:table-row>
        <table:table-row table:style-name="ro1">
          <table:table-cell table:style-name="ce1" office:value-type="string" calcext:value-type="string">
            <text:p>2015-02-05</text:p>
          </table:table-cell>
          <table:table-cell office:value-type="float" office:value="86.699997" calcext:value-type="float">
            <text:p>86.699997</text:p>
          </table:table-cell>
          <table:table-cell office:value-type="float" office:value="6531300" calcext:value-type="float">
            <text:p>6531300</text:p>
          </table:table-cell>
          <table:table-cell table:formula="of:=([.B1990]-[.B1989])*[.C1990]+([.C1990]-[.C1989])*[.B1990]" office:value-type="float" office:value="-226542585.0807" calcext:value-type="float">
            <text:p>-226,542,585.08</text:p>
          </table:table-cell>
        </table:table-row>
        <table:table-row table:style-name="ro1">
          <table:table-cell table:style-name="ce1" office:value-type="string" calcext:value-type="string">
            <text:p>2015-02-06</text:p>
          </table:table-cell>
          <table:table-cell office:value-type="float" office:value="85.610001" calcext:value-type="float">
            <text:p>85.610001</text:p>
          </table:table-cell>
          <table:table-cell office:value-type="float" office:value="8429800" calcext:value-type="float">
            <text:p>8429800</text:p>
          </table:table-cell>
          <table:table-cell table:formula="of:=([.B1991]-[.B1990])*[.C1991]+([.C1991]-[.C1990])*[.B1991]" office:value-type="float" office:value="153342138.6177" calcext:value-type="float">
            <text:p>153,342,138.62</text:p>
          </table:table-cell>
        </table:table-row>
        <table:table-row table:style-name="ro1">
          <table:table-cell table:style-name="ce1" office:value-type="string" calcext:value-type="string">
            <text:p>2015-02-09</text:p>
          </table:table-cell>
          <table:table-cell office:value-type="float" office:value="85.050003" calcext:value-type="float">
            <text:p>85.050003</text:p>
          </table:table-cell>
          <table:table-cell office:value-type="float" office:value="8811500" calcext:value-type="float">
            <text:p>8811500</text:p>
          </table:table-cell>
          <table:table-cell table:formula="of:=([.B1992]-[.B1991])*[.C1992]+([.C1992]-[.C1991])*[.B1992]" office:value-type="float" office:value="27529163.7681001" calcext:value-type="float">
            <text:p>27,529,163.77</text:p>
          </table:table-cell>
        </table:table-row>
        <table:table-row table:style-name="ro1">
          <table:table-cell table:style-name="ce1" office:value-type="string" calcext:value-type="string">
            <text:p>2015-02-10</text:p>
          </table:table-cell>
          <table:table-cell office:value-type="float" office:value="85.389999" calcext:value-type="float">
            <text:p>85.389999</text:p>
          </table:table-cell>
          <table:table-cell office:value-type="float" office:value="7059300" calcext:value-type="float">
            <text:p>7059300</text:p>
          </table:table-cell>
          <table:table-cell table:formula="of:=([.B1993]-[.B1992])*[.C1993]+([.C1993]-[.C1992])*[.B1993]" office:value-type="float" office:value="-147220222.485" calcext:value-type="float">
            <text:p>-147,220,222.49</text:p>
          </table:table-cell>
        </table:table-row>
        <table:table-row table:style-name="ro1">
          <table:table-cell table:style-name="ce1" office:value-type="string" calcext:value-type="string">
            <text:p>2015-02-11</text:p>
          </table:table-cell>
          <table:table-cell office:value-type="float" office:value="85.639999" calcext:value-type="float">
            <text:p>85.639999</text:p>
          </table:table-cell>
          <table:table-cell office:value-type="float" office:value="7184600" calcext:value-type="float">
            <text:p>7184600</text:p>
          </table:table-cell>
          <table:table-cell table:formula="of:=([.B1994]-[.B1993])*[.C1994]+([.C1994]-[.C1993])*[.B1994]" office:value-type="float" office:value="12526841.8747" calcext:value-type="float">
            <text:p>12,526,841.87</text:p>
          </table:table-cell>
        </table:table-row>
        <table:table-row table:style-name="ro1">
          <table:table-cell table:style-name="ce1" office:value-type="string" calcext:value-type="string">
            <text:p>2015-02-12</text:p>
          </table:table-cell>
          <table:table-cell office:value-type="float" office:value="86.029999" calcext:value-type="float">
            <text:p>86.029999</text:p>
          </table:table-cell>
          <table:table-cell office:value-type="float" office:value="6074600" calcext:value-type="float">
            <text:p>6074600</text:p>
          </table:table-cell>
          <table:table-cell table:formula="of:=([.B1995]-[.B1994])*[.C1995]+([.C1995]-[.C1994])*[.B1995]" office:value-type="float" office:value="-93124204.89" calcext:value-type="float">
            <text:p>-93,124,204.89</text:p>
          </table:table-cell>
        </table:table-row>
        <table:table-row table:style-name="ro1">
          <table:table-cell table:style-name="ce1" office:value-type="string" calcext:value-type="string">
            <text:p>2015-02-13</text:p>
          </table:table-cell>
          <table:table-cell office:value-type="float" office:value="85.900002" calcext:value-type="float">
            <text:p>85.900002</text:p>
          </table:table-cell>
          <table:table-cell office:value-type="float" office:value="6272000" calcext:value-type="float">
            <text:p>6272000</text:p>
          </table:table-cell>
          <table:table-cell table:formula="of:=([.B1996]-[.B1995])*[.C1996]+([.C1996]-[.C1995])*[.B1996]" office:value-type="float" office:value="16141319.2108" calcext:value-type="float">
            <text:p>16,141,319.21</text:p>
          </table:table-cell>
        </table:table-row>
        <table:table-row table:style-name="ro1">
          <table:table-cell table:style-name="ce1" office:value-type="string" calcext:value-type="string">
            <text:p>2015-02-17</text:p>
          </table:table-cell>
          <table:table-cell office:value-type="float" office:value="85.489998" calcext:value-type="float">
            <text:p>85.489998</text:p>
          </table:table-cell>
          <table:table-cell office:value-type="float" office:value="10310400" calcext:value-type="float">
            <text:p>10310400</text:p>
          </table:table-cell>
          <table:table-cell table:formula="of:=([.B1997]-[.B1996])*[.C1997]+([.C1997]-[.C1996])*[.B1997]" office:value-type="float" office:value="341015502.6816" calcext:value-type="float">
            <text:p>341,015,502.68</text:p>
          </table:table-cell>
        </table:table-row>
        <table:table-row table:style-name="ro1">
          <table:table-cell table:style-name="ce1" office:value-type="string" calcext:value-type="string">
            <text:p>2015-02-18</text:p>
          </table:table-cell>
          <table:table-cell office:value-type="float" office:value="86.260002" calcext:value-type="float">
            <text:p>86.260002</text:p>
          </table:table-cell>
          <table:table-cell office:value-type="float" office:value="8132300" calcext:value-type="float">
            <text:p>8132300</text:p>
          </table:table-cell>
          <table:table-cell table:formula="of:=([.B1998]-[.B1997])*[.C1998]+([.C1998]-[.C1997])*[.B1998]" office:value-type="float" office:value="-181621006.827" calcext:value-type="float">
            <text:p>-181,621,006.83</text:p>
          </table:table-cell>
        </table:table-row>
        <table:table-row table:style-name="ro1">
          <table:table-cell table:style-name="ce1" office:value-type="string" calcext:value-type="string">
            <text:p>2015-02-19</text:p>
          </table:table-cell>
          <table:table-cell office:value-type="float" office:value="85.209999" calcext:value-type="float">
            <text:p>85.209999</text:p>
          </table:table-cell>
          <table:table-cell office:value-type="float" office:value="7271600" calcext:value-type="float">
            <text:p>7271600</text:p>
          </table:table-cell>
          <table:table-cell table:formula="of:=([.B1999]-[.B1998])*[.C1999]+([.C1999]-[.C1998])*[.B1999]" office:value-type="float" office:value="-80975447.9541" calcext:value-type="float">
            <text:p>-80,975,447.95</text:p>
          </table:table-cell>
        </table:table-row>
        <table:table-row table:style-name="ro1">
          <table:table-cell table:style-name="ce1" office:value-type="string" calcext:value-type="string">
            <text:p>2015-02-20</text:p>
          </table:table-cell>
          <table:table-cell office:value-type="float" office:value="84.870003" calcext:value-type="float">
            <text:p>84.870003</text:p>
          </table:table-cell>
          <table:table-cell office:value-type="float" office:value="9581300" calcext:value-type="float">
            <text:p>9581300</text:p>
          </table:table-cell>
          <table:table-cell table:formula="of:=([.B2000]-[.B1999])*[.C2000]+([.C2000]-[.C1999])*[.B2000]" office:value-type="float" office:value="192766642.2543" calcext:value-type="float">
            <text:p>192,766,642.25</text:p>
          </table:table-cell>
        </table:table-row>
        <table:table-row table:style-name="ro1">
          <table:table-cell table:style-name="ce1" office:value-type="string" calcext:value-type="string">
            <text:p>2015-02-23</text:p>
          </table:table-cell>
          <table:table-cell office:value-type="float" office:value="85.389999" calcext:value-type="float">
            <text:p>85.389999</text:p>
          </table:table-cell>
          <table:table-cell office:value-type="float" office:value="7919200" calcext:value-type="float">
            <text:p>7919200</text:p>
          </table:table-cell>
          <table:table-cell table:formula="of:=([.B2001]-[.B2000])*[.C2001]+([.C2001]-[.C2000])*[.B2001]" office:value-type="float" office:value="-137808765.0147" calcext:value-type="float">
            <text:p>-137,808,765.01</text:p>
          </table:table-cell>
        </table:table-row>
        <table:table-row table:style-name="ro1">
          <table:table-cell table:style-name="ce1" office:value-type="string" calcext:value-type="string">
            <text:p>2015-02-24</text:p>
          </table:table-cell>
          <table:table-cell office:value-type="float" office:value="85.5" calcext:value-type="float">
            <text:p>85.5</text:p>
          </table:table-cell>
          <table:table-cell office:value-type="float" office:value="6502200" calcext:value-type="float">
            <text:p>6502200</text:p>
          </table:table-cell>
          <table:table-cell table:formula="of:=([.B2002]-[.B2001])*[.C2002]+([.C2002]-[.C2001])*[.B2002]" office:value-type="float" office:value="-120438251.4978" calcext:value-type="float">
            <text:p>-120,438,251.50</text:p>
          </table:table-cell>
        </table:table-row>
        <table:table-row table:style-name="ro1">
          <table:table-cell table:style-name="ce1" office:value-type="string" calcext:value-type="string">
            <text:p>2015-02-25</text:p>
          </table:table-cell>
          <table:table-cell office:value-type="float" office:value="85.459999" calcext:value-type="float">
            <text:p>85.459999</text:p>
          </table:table-cell>
          <table:table-cell office:value-type="float" office:value="5975800" calcext:value-type="float">
            <text:p>5975800</text:p>
          </table:table-cell>
          <table:table-cell table:formula="of:=([.B2003]-[.B2002])*[.C2003]+([.C2003]-[.C2002])*[.B2003]" office:value-type="float" office:value="-45225181.4494" calcext:value-type="float">
            <text:p>-45,225,181.45</text:p>
          </table:table-cell>
        </table:table-row>
        <table:table-row table:style-name="ro1">
          <table:table-cell table:style-name="ce1" office:value-type="string" calcext:value-type="string">
            <text:p>2015-02-26</text:p>
          </table:table-cell>
          <table:table-cell office:value-type="float" office:value="85.169998" calcext:value-type="float">
            <text:p>85.169998</text:p>
          </table:table-cell>
          <table:table-cell office:value-type="float" office:value="7964500" calcext:value-type="float">
            <text:p>7964500</text:p>
          </table:table-cell>
          <table:table-cell table:formula="of:=([.B2004]-[.B2003])*[.C2004]+([.C2004]-[.C2003])*[.B2004]" office:value-type="float" office:value="167067862.0581" calcext:value-type="float">
            <text:p>167,067,862.06</text:p>
          </table:table-cell>
        </table:table-row>
        <table:table-row table:style-name="ro1">
          <table:table-cell table:style-name="ce1" office:value-type="string" calcext:value-type="string">
            <text:p>2015-02-27</text:p>
          </table:table-cell>
          <table:table-cell office:value-type="float" office:value="85.129997" calcext:value-type="float">
            <text:p>85.129997</text:p>
          </table:table-cell>
          <table:table-cell office:value-type="float" office:value="7685000" calcext:value-type="float">
            <text:p>7685000</text:p>
          </table:table-cell>
          <table:table-cell table:formula="of:=([.B2005]-[.B2004])*[.C2005]+([.C2005]-[.C2004])*[.B2005]" office:value-type="float" office:value="-24101241.8465" calcext:value-type="float">
            <text:p>-24,101,241.85</text:p>
          </table:table-cell>
        </table:table-row>
        <table:table-row table:style-name="ro1">
          <table:table-cell table:style-name="ce1" office:value-type="string" calcext:value-type="string">
            <text:p>2015-03-02</text:p>
          </table:table-cell>
          <table:table-cell office:value-type="float" office:value="85.410004" calcext:value-type="float">
            <text:p>85.410004</text:p>
          </table:table-cell>
          <table:table-cell office:value-type="float" office:value="7235200" calcext:value-type="float">
            <text:p>7235200</text:p>
          </table:table-cell>
          <table:table-cell table:formula="of:=([.B2006]-[.B2005])*[.C2006]+([.C2006]-[.C2005])*[.B2006]" office:value-type="float" office:value="-36391513.1528" calcext:value-type="float">
            <text:p>-36,391,513.15</text:p>
          </table:table-cell>
        </table:table-row>
        <table:table-row table:style-name="ro1">
          <table:table-cell table:style-name="ce1" office:value-type="string" calcext:value-type="string">
            <text:p>2015-03-03</text:p>
          </table:table-cell>
          <table:table-cell office:value-type="float" office:value="85.160004" calcext:value-type="float">
            <text:p>85.160004</text:p>
          </table:table-cell>
          <table:table-cell office:value-type="float" office:value="6095600" calcext:value-type="float">
            <text:p>6095600</text:p>
          </table:table-cell>
          <table:table-cell table:formula="of:=([.B2007]-[.B2006])*[.C2007]+([.C2007]-[.C2006])*[.B2007]" office:value-type="float" office:value="-98572240.5584" calcext:value-type="float">
            <text:p>-98,572,240.56</text:p>
          </table:table-cell>
        </table:table-row>
        <table:table-row table:style-name="ro1">
          <table:table-cell table:style-name="ce1" office:value-type="string" calcext:value-type="string">
            <text:p>2015-03-04</text:p>
          </table:table-cell>
          <table:table-cell office:value-type="float" office:value="84.349998" calcext:value-type="float">
            <text:p>84.349998</text:p>
          </table:table-cell>
          <table:table-cell office:value-type="float" office:value="7370000" calcext:value-type="float">
            <text:p>7370000</text:p>
          </table:table-cell>
          <table:table-cell table:formula="of:=([.B2008]-[.B2007])*[.C2008]+([.C2008]-[.C2007])*[.B2008]" office:value-type="float" office:value="101525893.2312" calcext:value-type="float">
            <text:p>101,525,893.23</text:p>
          </table:table-cell>
        </table:table-row>
        <table:table-row table:style-name="ro1">
          <table:table-cell table:style-name="ce1" office:value-type="string" calcext:value-type="string">
            <text:p>2015-03-05</text:p>
          </table:table-cell>
          <table:table-cell office:value-type="float" office:value="84.629997" calcext:value-type="float">
            <text:p>84.629997</text:p>
          </table:table-cell>
          <table:table-cell office:value-type="float" office:value="5914200" calcext:value-type="float">
            <text:p>5914200</text:p>
          </table:table-cell>
          <table:table-cell table:formula="of:=([.B2009]-[.B2008])*[.C2009]+([.C2009]-[.C2008])*[.B2009]" office:value-type="float" office:value="-121548379.5468" calcext:value-type="float">
            <text:p>-121,548,379.55</text:p>
          </table:table-cell>
        </table:table-row>
        <table:table-row table:style-name="ro1">
          <table:table-cell table:style-name="ce1" office:value-type="string" calcext:value-type="string">
            <text:p>2015-03-06</text:p>
          </table:table-cell>
          <table:table-cell office:value-type="float" office:value="82.660004" calcext:value-type="float">
            <text:p>82.660004</text:p>
          </table:table-cell>
          <table:table-cell office:value-type="float" office:value="11338700" calcext:value-type="float">
            <text:p>11338700</text:p>
          </table:table-cell>
          <table:table-cell table:formula="of:=([.B2010]-[.B2009])*[.C2010]+([.C2010]-[.C2009])*[.B2010]" office:value-type="float" office:value="426052032.0689" calcext:value-type="float">
            <text:p>426,052,032.07</text:p>
          </table:table-cell>
        </table:table-row>
        <table:table-row table:style-name="ro1">
          <table:table-cell table:style-name="ce1" office:value-type="string" calcext:value-type="string">
            <text:p>2015-03-09</text:p>
          </table:table-cell>
          <table:table-cell office:value-type="float" office:value="83.089996" calcext:value-type="float">
            <text:p>83.089996</text:p>
          </table:table-cell>
          <table:table-cell office:value-type="float" office:value="7326700" calcext:value-type="float">
            <text:p>7326700</text:p>
          </table:table-cell>
          <table:table-cell table:formula="of:=([.B2011]-[.B2010])*[.C2011]+([.C2011]-[.C2010])*[.B2011]" office:value-type="float" office:value="-330206641.5656" calcext:value-type="float">
            <text:p>-330,206,641.57</text:p>
          </table:table-cell>
        </table:table-row>
        <table:table-row table:style-name="ro1">
          <table:table-cell table:style-name="ce1" office:value-type="string" calcext:value-type="string">
            <text:p>2015-03-10</text:p>
          </table:table-cell>
          <table:table-cell office:value-type="float" office:value="81.540001" calcext:value-type="float">
            <text:p>81.540001</text:p>
          </table:table-cell>
          <table:table-cell office:value-type="float" office:value="9681400" calcext:value-type="float">
            <text:p>9681400</text:p>
          </table:table-cell>
          <table:table-cell table:formula="of:=([.B2012]-[.B2011])*[.C2012]+([.C2012]-[.C2011])*[.B2012]" office:value-type="float" office:value="176996118.7617" calcext:value-type="float">
            <text:p>176,996,118.76</text:p>
          </table:table-cell>
        </table:table-row>
        <table:table-row table:style-name="ro1">
          <table:table-cell table:style-name="ce1" office:value-type="string" calcext:value-type="string">
            <text:p>2015-03-11</text:p>
          </table:table-cell>
          <table:table-cell office:value-type="float" office:value="81.389999" calcext:value-type="float">
            <text:p>81.389999</text:p>
          </table:table-cell>
          <table:table-cell office:value-type="float" office:value="10066600" calcext:value-type="float">
            <text:p>10066600</text:p>
          </table:table-cell>
          <table:table-cell table:formula="of:=([.B2013]-[.B2012])*[.C2013]+([.C2013]-[.C2012])*[.B2013]" office:value-type="float" office:value="29841417.4816" calcext:value-type="float">
            <text:p>29,841,417.48</text:p>
          </table:table-cell>
        </table:table-row>
        <table:table-row table:style-name="ro1">
          <table:table-cell table:style-name="ce1" office:value-type="string" calcext:value-type="string">
            <text:p>2015-03-12</text:p>
          </table:table-cell>
          <table:table-cell office:value-type="float" office:value="82.089996" calcext:value-type="float">
            <text:p>82.089996</text:p>
          </table:table-cell>
          <table:table-cell office:value-type="float" office:value="6951100" calcext:value-type="float">
            <text:p>6951100</text:p>
          </table:table-cell>
          <table:table-cell table:formula="of:=([.B2014]-[.B2013])*[.C2014]+([.C2014]-[.C2013])*[.B2014]" office:value-type="float" office:value="-250885633.3913" calcext:value-type="float">
            <text:p>-250,885,633.39</text:p>
          </table:table-cell>
        </table:table-row>
        <table:table-row table:style-name="ro1">
          <table:table-cell table:style-name="ce1" office:value-type="string" calcext:value-type="string">
            <text:p>2015-03-13</text:p>
          </table:table-cell>
          <table:table-cell office:value-type="float" office:value="81.830002" calcext:value-type="float">
            <text:p>81.830002</text:p>
          </table:table-cell>
          <table:table-cell office:value-type="float" office:value="7492500" calcext:value-type="float">
            <text:p>7492500</text:p>
          </table:table-cell>
          <table:table-cell table:formula="of:=([.B2015]-[.B2014])*[.C2015]+([.C2015]-[.C2014])*[.B2015]" office:value-type="float" office:value="42354758.0377999" calcext:value-type="float">
            <text:p>42,354,758.04</text:p>
          </table:table-cell>
        </table:table-row>
        <table:table-row table:style-name="ro1">
          <table:table-cell table:style-name="ce1" office:value-type="string" calcext:value-type="string">
            <text:p>2015-03-16</text:p>
          </table:table-cell>
          <table:table-cell office:value-type="float" office:value="83.559998" calcext:value-type="float">
            <text:p>83.559998</text:p>
          </table:table-cell>
          <table:table-cell office:value-type="float" office:value="15618300" calcext:value-type="float">
            <text:p>15618300</text:p>
          </table:table-cell>
          <table:table-cell table:formula="of:=([.B2016]-[.B2015])*[.C2016]+([.C2016]-[.C2015])*[.B2016]" office:value-type="float" office:value="706011428.2752" calcext:value-type="float">
            <text:p>706,011,428.28</text:p>
          </table:table-cell>
        </table:table-row>
        <table:table-row table:style-name="ro1">
          <table:table-cell table:style-name="ce1" office:value-type="string" calcext:value-type="string">
            <text:p>2015-03-17</text:p>
          </table:table-cell>
          <table:table-cell office:value-type="float" office:value="82.849998" calcext:value-type="float">
            <text:p>82.849998</text:p>
          </table:table-cell>
          <table:table-cell office:value-type="float" office:value="7509300" calcext:value-type="float">
            <text:p>7509300</text:p>
          </table:table-cell>
          <table:table-cell table:formula="of:=([.B2017]-[.B2016])*[.C2017]+([.C2017]-[.C2016])*[.B2017]" office:value-type="float" office:value="-677162236.782" calcext:value-type="float">
            <text:p>-677,162,236.78</text:p>
          </table:table-cell>
        </table:table-row>
        <table:table-row table:style-name="ro1">
          <table:table-cell table:style-name="ce1" office:value-type="string" calcext:value-type="string">
            <text:p>2015-03-18</text:p>
          </table:table-cell>
          <table:table-cell office:value-type="float" office:value="83.75" calcext:value-type="float">
            <text:p>83.75</text:p>
          </table:table-cell>
          <table:table-cell office:value-type="float" office:value="12607900" calcext:value-type="float">
            <text:p>12607900</text:p>
          </table:table-cell>
          <table:table-cell table:formula="of:=([.B2018]-[.B2017])*[.C2018]+([.C2018]-[.C2017])*[.B2018]" office:value-type="float" office:value="438354885.2158" calcext:value-type="float">
            <text:p>438,354,885.22</text:p>
          </table:table-cell>
        </table:table-row>
        <table:table-row table:style-name="ro1">
          <table:table-cell table:style-name="ce1" office:value-type="string" calcext:value-type="string">
            <text:p>2015-03-19</text:p>
          </table:table-cell>
          <table:table-cell office:value-type="float" office:value="83.379997" calcext:value-type="float">
            <text:p>83.379997</text:p>
          </table:table-cell>
          <table:table-cell office:value-type="float" office:value="9257500" calcext:value-type="float">
            <text:p>9257500</text:p>
          </table:table-cell>
          <table:table-cell table:formula="of:=([.B2019]-[.B2018])*[.C2019]+([.C2019]-[.C2018])*[.B2019]" office:value-type="float" office:value="-282781644.7213" calcext:value-type="float">
            <text:p>-282,781,644.72</text:p>
          </table:table-cell>
        </table:table-row>
        <table:table-row table:style-name="ro1">
          <table:table-cell table:style-name="ce1" office:value-type="string" calcext:value-type="string">
            <text:p>2015-03-20</text:p>
          </table:table-cell>
          <table:table-cell office:value-type="float" office:value="84.739998" calcext:value-type="float">
            <text:p>84.739998</text:p>
          </table:table-cell>
          <table:table-cell office:value-type="float" office:value="22580300" calcext:value-type="float">
            <text:p>22580300</text:p>
          </table:table-cell>
          <table:table-cell table:formula="of:=([.B2020]-[.B2019])*[.C2020]+([.C2020]-[.C2019])*[.B2020]" office:value-type="float" office:value="1159683275.9347" calcext:value-type="float">
            <text:p>1,159,683,275.93</text:p>
          </table:table-cell>
        </table:table-row>
        <table:table-row table:style-name="ro1">
          <table:table-cell table:style-name="ce1" office:value-type="string" calcext:value-type="string">
            <text:p>2015-03-23</text:p>
          </table:table-cell>
          <table:table-cell office:value-type="float" office:value="84.860001" calcext:value-type="float">
            <text:p>84.860001</text:p>
          </table:table-cell>
          <table:table-cell office:value-type="float" office:value="9891100" calcext:value-type="float">
            <text:p>9891100</text:p>
          </table:table-cell>
          <table:table-cell table:formula="of:=([.B2021]-[.B2020])*[.C2021]+([.C2021]-[.C2020])*[.B2021]" office:value-type="float" office:value="-1075618563.0159" calcext:value-type="float">
            <text:p>-1,075,618,563.02</text:p>
          </table:table-cell>
        </table:table-row>
        <table:table-row table:style-name="ro1">
          <table:table-cell table:style-name="ce1" office:value-type="string" calcext:value-type="string">
            <text:p>2015-03-24</text:p>
          </table:table-cell>
          <table:table-cell office:value-type="float" office:value="83.919998" calcext:value-type="float">
            <text:p>83.919998</text:p>
          </table:table-cell>
          <table:table-cell office:value-type="float" office:value="7478800" calcext:value-type="float">
            <text:p>7478800</text:p>
          </table:table-cell>
          <table:table-cell table:formula="of:=([.B2022]-[.B2021])*[.C2022]+([.C2022]-[.C2021])*[.B2022]" office:value-type="float" office:value="-209470305.6118" calcext:value-type="float">
            <text:p>-209,470,305.61</text:p>
          </table:table-cell>
        </table:table-row>
        <table:table-row table:style-name="ro1">
          <table:table-cell table:style-name="ce1" office:value-type="string" calcext:value-type="string">
            <text:p>2015-03-25</text:p>
          </table:table-cell>
          <table:table-cell office:value-type="float" office:value="83.010002" calcext:value-type="float">
            <text:p>83.010002</text:p>
          </table:table-cell>
          <table:table-cell office:value-type="float" office:value="8482200" calcext:value-type="float">
            <text:p>8482200</text:p>
          </table:table-cell>
          <table:table-cell table:formula="of:=([.B2023]-[.B2022])*[.C2023]+([.C2023]-[.C2022])*[.B2023]" office:value-type="float" office:value="75573467.9355999" calcext:value-type="float">
            <text:p>75,573,467.94</text:p>
          </table:table-cell>
        </table:table-row>
        <table:table-row table:style-name="ro1">
          <table:table-cell table:style-name="ce1" office:value-type="string" calcext:value-type="string">
            <text:p>2015-03-26</text:p>
          </table:table-cell>
          <table:table-cell office:value-type="float" office:value="82.150002" calcext:value-type="float">
            <text:p>82.150002</text:p>
          </table:table-cell>
          <table:table-cell office:value-type="float" office:value="7311600" calcext:value-type="float">
            <text:p>7311600</text:p>
          </table:table-cell>
          <table:table-cell table:formula="of:=([.B2024]-[.B2023])*[.C2024]+([.C2024]-[.C2023])*[.B2024]" office:value-type="float" office:value="-102452768.3412" calcext:value-type="float">
            <text:p>-102,452,768.34</text:p>
          </table:table-cell>
        </table:table-row>
        <table:table-row table:style-name="ro1">
          <table:table-cell table:style-name="ce1" office:value-type="string" calcext:value-type="string">
            <text:p>2015-03-27</text:p>
          </table:table-cell>
          <table:table-cell office:value-type="float" office:value="82.309998" calcext:value-type="float">
            <text:p>82.309998</text:p>
          </table:table-cell>
          <table:table-cell office:value-type="float" office:value="6440600" calcext:value-type="float">
            <text:p>6440600</text:p>
          </table:table-cell>
          <table:table-cell table:formula="of:=([.B2025]-[.B2024])*[.C2025]+([.C2025]-[.C2024])*[.B2025]" office:value-type="float" office:value="-70661538.0204001" calcext:value-type="float">
            <text:p>-70,661,538.02</text:p>
          </table:table-cell>
        </table:table-row>
        <table:table-row table:style-name="ro1">
          <table:table-cell table:style-name="ce1" office:value-type="string" calcext:value-type="string">
            <text:p>2015-03-30</text:p>
          </table:table-cell>
          <table:table-cell office:value-type="float" office:value="82.720001" calcext:value-type="float">
            <text:p>82.720001</text:p>
          </table:table-cell>
          <table:table-cell office:value-type="float" office:value="6416800" calcext:value-type="float">
            <text:p>6416800</text:p>
          </table:table-cell>
          <table:table-cell table:formula="of:=([.B2026]-[.B2025])*[.C2026]+([.C2026]-[.C2025])*[.B2026]" office:value-type="float" office:value="662171.226600021" calcext:value-type="float">
            <text:p>662,171.23</text:p>
          </table:table-cell>
        </table:table-row>
        <table:table-row table:style-name="ro1">
          <table:table-cell table:style-name="ce1" office:value-type="string" calcext:value-type="string">
            <text:p>2015-03-31</text:p>
          </table:table-cell>
          <table:table-cell office:value-type="float" office:value="81.940002" calcext:value-type="float">
            <text:p>81.940002</text:p>
          </table:table-cell>
          <table:table-cell office:value-type="float" office:value="8649700" calcext:value-type="float">
            <text:p>8649700</text:p>
          </table:table-cell>
          <table:table-cell table:formula="of:=([.B2027]-[.B2026])*[.C2027]+([.C2027]-[.C2026])*[.B2027]" office:value-type="float" office:value="176217073.1155" calcext:value-type="float">
            <text:p>176,217,073.12</text:p>
          </table:table-cell>
        </table:table-row>
        <table:table-row table:style-name="ro1">
          <table:table-cell table:style-name="ce1" office:value-type="string" calcext:value-type="string">
            <text:p>2015-04-01</text:p>
          </table:table-cell>
          <table:table-cell office:value-type="float" office:value="82.32" calcext:value-type="float">
            <text:p>82.32</text:p>
          </table:table-cell>
          <table:table-cell office:value-type="float" office:value="7395300" calcext:value-type="float">
            <text:p>7395300</text:p>
          </table:table-cell>
          <table:table-cell table:formula="of:=([.B2028]-[.B2027])*[.C2028]+([.C2028]-[.C2027])*[.B2028]" office:value-type="float" office:value="-100452008.7906" calcext:value-type="float">
            <text:p>-100,452,008.79</text:p>
          </table:table-cell>
        </table:table-row>
        <table:table-row table:style-name="ro1">
          <table:table-cell table:style-name="ce1" office:value-type="string" calcext:value-type="string">
            <text:p>2015-04-02</text:p>
          </table:table-cell>
          <table:table-cell office:value-type="float" office:value="82.43" calcext:value-type="float">
            <text:p>82.43</text:p>
          </table:table-cell>
          <table:table-cell office:value-type="float" office:value="6169800" calcext:value-type="float">
            <text:p>6169800</text:p>
          </table:table-cell>
          <table:table-cell table:formula="of:=([.B2029]-[.B2028])*[.C2029]+([.C2029]-[.C2028])*[.B2029]" office:value-type="float" office:value="-100339287" calcext:value-type="float">
            <text:p>-100,339,287.00</text:p>
          </table:table-cell>
        </table:table-row>
        <table:table-row table:style-name="ro1">
          <table:table-cell table:style-name="ce1" office:value-type="string" calcext:value-type="string">
            <text:p>2015-04-06</text:p>
          </table:table-cell>
          <table:table-cell office:value-type="float" office:value="83.040001" calcext:value-type="float">
            <text:p>83.040001</text:p>
          </table:table-cell>
          <table:table-cell office:value-type="float" office:value="6856300" calcext:value-type="float">
            <text:p>6856300</text:p>
          </table:table-cell>
          <table:table-cell table:formula="of:=([.B2030]-[.B2029])*[.C2030]+([.C2030]-[.C2029])*[.B2030]" office:value-type="float" office:value="61189310.5428" calcext:value-type="float">
            <text:p>61,189,310.54</text:p>
          </table:table-cell>
        </table:table-row>
        <table:table-row table:style-name="ro1">
          <table:table-cell table:style-name="ce1" office:value-type="string" calcext:value-type="string">
            <text:p>2015-04-07</text:p>
          </table:table-cell>
          <table:table-cell office:value-type="float" office:value="82.389999" calcext:value-type="float">
            <text:p>82.389999</text:p>
          </table:table-cell>
          <table:table-cell office:value-type="float" office:value="6329900" calcext:value-type="float">
            <text:p>6329900</text:p>
          </table:table-cell>
          <table:table-cell table:formula="of:=([.B2031]-[.B2030])*[.C2031]+([.C2031]-[.C2030])*[.B2031]" office:value-type="float" office:value="-47484543.1334" calcext:value-type="float">
            <text:p>-47,484,543.13</text:p>
          </table:table-cell>
        </table:table-row>
        <table:table-row table:style-name="ro1">
          <table:table-cell table:style-name="ce1" office:value-type="string" calcext:value-type="string">
            <text:p>2015-04-08</text:p>
          </table:table-cell>
          <table:table-cell office:value-type="float" office:value="82.769997" calcext:value-type="float">
            <text:p>82.769997</text:p>
          </table:table-cell>
          <table:table-cell office:value-type="float" office:value="6523400" calcext:value-type="float">
            <text:p>6523400</text:p>
          </table:table-cell>
          <table:table-cell table:formula="of:=([.B2032]-[.B2031])*[.C2032]+([.C2032]-[.C2031])*[.B2032]" office:value-type="float" office:value="18494873.3727" calcext:value-type="float">
            <text:p>18,494,873.37</text:p>
          </table:table-cell>
        </table:table-row>
        <table:table-row table:style-name="ro1">
          <table:table-cell table:style-name="ce1" office:value-type="string" calcext:value-type="string">
            <text:p>2015-04-09</text:p>
          </table:table-cell>
          <table:table-cell office:value-type="float" office:value="82.889999" calcext:value-type="float">
            <text:p>82.889999</text:p>
          </table:table-cell>
          <table:table-cell office:value-type="float" office:value="6185000" calcext:value-type="float">
            <text:p>6185000</text:p>
          </table:table-cell>
          <table:table-cell table:formula="of:=([.B2033]-[.B2032])*[.C2033]+([.C2033]-[.C2032])*[.B2033]" office:value-type="float" office:value="-27307763.2916" calcext:value-type="float">
            <text:p>-27,307,763.29</text:p>
          </table:table-cell>
        </table:table-row>
        <table:table-row table:style-name="ro1">
          <table:table-cell table:style-name="ce1" office:value-type="string" calcext:value-type="string">
            <text:p>2015-04-10</text:p>
          </table:table-cell>
          <table:table-cell office:value-type="float" office:value="83.349998" calcext:value-type="float">
            <text:p>83.349998</text:p>
          </table:table-cell>
          <table:table-cell office:value-type="float" office:value="7001700" calcext:value-type="float">
            <text:p>7001700</text:p>
          </table:table-cell>
          <table:table-cell table:formula="of:=([.B2034]-[.B2033])*[.C2034]+([.C2034]-[.C2033])*[.B2034]" office:value-type="float" office:value="71292718.3649" calcext:value-type="float">
            <text:p>71,292,718.36</text:p>
          </table:table-cell>
        </table:table-row>
        <table:table-row table:style-name="ro1">
          <table:table-cell table:style-name="ce1" office:value-type="string" calcext:value-type="string">
            <text:p>2015-04-13</text:p>
          </table:table-cell>
          <table:table-cell office:value-type="float" office:value="83.43" calcext:value-type="float">
            <text:p>83.43</text:p>
          </table:table-cell>
          <table:table-cell office:value-type="float" office:value="8290500" calcext:value-type="float">
            <text:p>8290500</text:p>
          </table:table-cell>
          <table:table-cell table:formula="of:=([.B2035]-[.B2034])*[.C2035]+([.C2035]-[.C2034])*[.B2035]" office:value-type="float" office:value="108187840.581" calcext:value-type="float">
            <text:p>108,187,840.58</text:p>
          </table:table-cell>
        </table:table-row>
        <table:table-row table:style-name="ro1">
          <table:table-cell table:style-name="ce1" office:value-type="string" calcext:value-type="string">
            <text:p>2015-04-14</text:p>
          </table:table-cell>
          <table:table-cell office:value-type="float" office:value="83.599998" calcext:value-type="float">
            <text:p>83.599998</text:p>
          </table:table-cell>
          <table:table-cell office:value-type="float" office:value="6792600" calcext:value-type="float">
            <text:p>6792600</text:p>
          </table:table-cell>
          <table:table-cell table:formula="of:=([.B2036]-[.B2035])*[.C2036]+([.C2036]-[.C2035])*[.B2036]" office:value-type="float" office:value="-124069708.5894" calcext:value-type="float">
            <text:p>-124,069,708.59</text:p>
          </table:table-cell>
        </table:table-row>
        <table:table-row table:style-name="ro1">
          <table:table-cell table:style-name="ce1" office:value-type="string" calcext:value-type="string">
            <text:p>2015-04-15</text:p>
          </table:table-cell>
          <table:table-cell office:value-type="float" office:value="83.510002" calcext:value-type="float">
            <text:p>83.510002</text:p>
          </table:table-cell>
          <table:table-cell office:value-type="float" office:value="7006400" calcext:value-type="float">
            <text:p>7006400</text:p>
          </table:table-cell>
          <table:table-cell table:formula="of:=([.B2037]-[.B2036])*[.C2037]+([.C2037]-[.C2036])*[.B2037]" office:value-type="float" office:value="17223890.4532" calcext:value-type="float">
            <text:p>17,223,890.45</text:p>
          </table:table-cell>
        </table:table-row>
        <table:table-row table:style-name="ro1">
          <table:table-cell table:style-name="ce1" office:value-type="string" calcext:value-type="string">
            <text:p>2015-04-16</text:p>
          </table:table-cell>
          <table:table-cell office:value-type="float" office:value="83.5" calcext:value-type="float">
            <text:p>83.5</text:p>
          </table:table-cell>
          <table:table-cell office:value-type="float" office:value="7615900" calcext:value-type="float">
            <text:p>7615900</text:p>
          </table:table-cell>
          <table:table-cell table:formula="of:=([.B2038]-[.B2037])*[.C2038]+([.C2038]-[.C2037])*[.B2038]" office:value-type="float" office:value="50817075.7682" calcext:value-type="float">
            <text:p>50,817,075.77</text:p>
          </table:table-cell>
        </table:table-row>
        <table:table-row table:style-name="ro1">
          <table:table-cell table:style-name="ce1" office:value-type="string" calcext:value-type="string">
            <text:p>2015-04-17</text:p>
          </table:table-cell>
          <table:table-cell office:value-type="float" office:value="82.529999" calcext:value-type="float">
            <text:p>82.529999</text:p>
          </table:table-cell>
          <table:table-cell office:value-type="float" office:value="9533800" calcext:value-type="float">
            <text:p>9533800</text:p>
          </table:table-cell>
          <table:table-cell table:formula="of:=([.B2039]-[.B2038])*[.C2039]+([.C2039]-[.C2038])*[.B2039]" office:value-type="float" office:value="149036489.5483" calcext:value-type="float">
            <text:p>149,036,489.55</text:p>
          </table:table-cell>
        </table:table-row>
        <table:table-row table:style-name="ro1">
          <table:table-cell table:style-name="ce1" office:value-type="string" calcext:value-type="string">
            <text:p>2015-04-20</text:p>
          </table:table-cell>
          <table:table-cell office:value-type="float" office:value="82.870003" calcext:value-type="float">
            <text:p>82.870003</text:p>
          </table:table-cell>
          <table:table-cell office:value-type="float" office:value="7416000" calcext:value-type="float">
            <text:p>7416000</text:p>
          </table:table-cell>
          <table:table-cell table:formula="of:=([.B2040]-[.B2039])*[.C2040]+([.C2040]-[.C2039])*[.B2040]" office:value-type="float" office:value="-172980622.6894" calcext:value-type="float">
            <text:p>-172,980,622.69</text:p>
          </table:table-cell>
        </table:table-row>
        <table:table-row table:style-name="ro1">
          <table:table-cell table:style-name="ce1" office:value-type="string" calcext:value-type="string">
            <text:p>2015-04-21</text:p>
          </table:table-cell>
          <table:table-cell office:value-type="float" office:value="83.080002" calcext:value-type="float">
            <text:p>83.080002</text:p>
          </table:table-cell>
          <table:table-cell office:value-type="float" office:value="7696400" calcext:value-type="float">
            <text:p>7696400</text:p>
          </table:table-cell>
          <table:table-cell table:formula="of:=([.B2041]-[.B2040])*[.C2041]+([.C2041]-[.C2040])*[.B2041]" office:value-type="float" office:value="24911868.8644" calcext:value-type="float">
            <text:p>24,911,868.86</text:p>
          </table:table-cell>
        </table:table-row>
        <table:table-row table:style-name="ro1">
          <table:table-cell table:style-name="ce1" office:value-type="string" calcext:value-type="string">
            <text:p>2015-04-22</text:p>
          </table:table-cell>
          <table:table-cell office:value-type="float" office:value="83.089996" calcext:value-type="float">
            <text:p>83.089996</text:p>
          </table:table-cell>
          <table:table-cell office:value-type="float" office:value="6753100" calcext:value-type="float">
            <text:p>6753100</text:p>
          </table:table-cell>
          <table:table-cell table:formula="of:=([.B2042]-[.B2041])*[.C2042]+([.C2042]-[.C2041])*[.B2042]" office:value-type="float" office:value="-78311302.7454" calcext:value-type="float">
            <text:p>-78,311,302.75</text:p>
          </table:table-cell>
        </table:table-row>
        <table:table-row table:style-name="ro1">
          <table:table-cell table:style-name="ce1" office:value-type="string" calcext:value-type="string">
            <text:p>2015-04-23</text:p>
          </table:table-cell>
          <table:table-cell office:value-type="float" office:value="80.949997" calcext:value-type="float">
            <text:p>80.949997</text:p>
          </table:table-cell>
          <table:table-cell office:value-type="float" office:value="14569500" calcext:value-type="float">
            <text:p>14569500</text:p>
          </table:table-cell>
          <table:table-cell table:formula="of:=([.B2043]-[.B2042])*[.C2043]+([.C2043]-[.C2042])*[.B2043]" office:value-type="float" office:value="601558841.1203" calcext:value-type="float">
            <text:p>601,558,841.12</text:p>
          </table:table-cell>
        </table:table-row>
        <table:table-row table:style-name="ro1">
          <table:table-cell table:style-name="ce1" office:value-type="string" calcext:value-type="string">
            <text:p>2015-04-24</text:p>
          </table:table-cell>
          <table:table-cell office:value-type="float" office:value="81" calcext:value-type="float">
            <text:p>81</text:p>
          </table:table-cell>
          <table:table-cell office:value-type="float" office:value="8785500" calcext:value-type="float">
            <text:p>8785500</text:p>
          </table:table-cell>
          <table:table-cell table:formula="of:=([.B2044]-[.B2043])*[.C2044]+([.C2044]-[.C2043])*[.B2044]" office:value-type="float" office:value="-468064698.6435" calcext:value-type="float">
            <text:p>-468,064,698.64</text:p>
          </table:table-cell>
        </table:table-row>
        <table:table-row table:style-name="ro1">
          <table:table-cell table:style-name="ce1" office:value-type="string" calcext:value-type="string">
            <text:p>2015-04-27</text:p>
          </table:table-cell>
          <table:table-cell office:value-type="float" office:value="80.599998" calcext:value-type="float">
            <text:p>80.599998</text:p>
          </table:table-cell>
          <table:table-cell office:value-type="float" office:value="9192300" calcext:value-type="float">
            <text:p>9192300</text:p>
          </table:table-cell>
          <table:table-cell table:formula="of:=([.B2045]-[.B2044])*[.C2045]+([.C2045]-[.C2044])*[.B2045]" office:value-type="float" office:value="29111140.8018" calcext:value-type="float">
            <text:p>29,111,140.80</text:p>
          </table:table-cell>
        </table:table-row>
        <table:table-row table:style-name="ro1">
          <table:table-cell table:style-name="ce1" office:value-type="string" calcext:value-type="string">
            <text:p>2015-04-28</text:p>
          </table:table-cell>
          <table:table-cell office:value-type="float" office:value="80.419998" calcext:value-type="float">
            <text:p>80.419998</text:p>
          </table:table-cell>
          <table:table-cell office:value-type="float" office:value="8395500" calcext:value-type="float">
            <text:p>8395500</text:p>
          </table:table-cell>
          <table:table-cell table:formula="of:=([.B2046]-[.B2045])*[.C2046]+([.C2046]-[.C2045])*[.B2046]" office:value-type="float" office:value="-65589844.4063999" calcext:value-type="float">
            <text:p>-65,589,844.41</text:p>
          </table:table-cell>
        </table:table-row>
        <table:table-row table:style-name="ro1">
          <table:table-cell table:style-name="ce1" office:value-type="string" calcext:value-type="string">
            <text:p>2015-04-29</text:p>
          </table:table-cell>
          <table:table-cell office:value-type="float" office:value="79.849998" calcext:value-type="float">
            <text:p>79.849998</text:p>
          </table:table-cell>
          <table:table-cell office:value-type="float" office:value="11858500" calcext:value-type="float">
            <text:p>11858500</text:p>
          </table:table-cell>
          <table:table-cell table:formula="of:=([.B2047]-[.B2046])*[.C2047]+([.C2047]-[.C2046])*[.B2047]" office:value-type="float" office:value="269761198.074" calcext:value-type="float">
            <text:p>269,761,198.07</text:p>
          </table:table-cell>
        </table:table-row>
        <table:table-row table:style-name="ro1">
          <table:table-cell table:style-name="ce1" office:value-type="string" calcext:value-type="string">
            <text:p>2015-04-30</text:p>
          </table:table-cell>
          <table:table-cell office:value-type="float" office:value="79.510002" calcext:value-type="float">
            <text:p>79.510002</text:p>
          </table:table-cell>
          <table:table-cell office:value-type="float" office:value="9409300" calcext:value-type="float">
            <text:p>9409300</text:p>
          </table:table-cell>
          <table:table-cell table:formula="of:=([.B2048]-[.B2047])*[.C2048]+([.C2048]-[.C2047])*[.B2048]" office:value-type="float" office:value="-197935021.2612" calcext:value-type="float">
            <text:p>-197,935,021.26</text:p>
          </table:table-cell>
        </table:table-row>
        <table:table-row table:style-name="ro1">
          <table:table-cell table:style-name="ce1" office:value-type="string" calcext:value-type="string">
            <text:p>2015-05-01</text:p>
          </table:table-cell>
          <table:table-cell office:value-type="float" office:value="80.290001" calcext:value-type="float">
            <text:p>80.290001</text:p>
          </table:table-cell>
          <table:table-cell office:value-type="float" office:value="8193000" calcext:value-type="float">
            <text:p>8193000</text:p>
          </table:table-cell>
          <table:table-cell table:formula="of:=([.B2049]-[.B2048])*[.C2049]+([.C2049]-[.C2048])*[.B2049]" office:value-type="float" office:value="-91266196.4093" calcext:value-type="float">
            <text:p>-91,266,196.41</text:p>
          </table:table-cell>
        </table:table-row>
        <table:table-row table:style-name="ro1">
          <table:table-cell table:style-name="ce1" office:value-type="string" calcext:value-type="string">
            <text:p>2015-05-04</text:p>
          </table:table-cell>
          <table:table-cell office:value-type="float" office:value="80.349998" calcext:value-type="float">
            <text:p>80.349998</text:p>
          </table:table-cell>
          <table:table-cell office:value-type="float" office:value="7203800" calcext:value-type="float">
            <text:p>7203800</text:p>
          </table:table-cell>
          <table:table-cell table:formula="of:=([.B2050]-[.B2049])*[.C2050]+([.C2050]-[.C2049])*[.B2050]" office:value-type="float" office:value="-79050011.633" calcext:value-type="float">
            <text:p>-79,050,011.63</text:p>
          </table:table-cell>
        </table:table-row>
        <table:table-row table:style-name="ro1">
          <table:table-cell table:style-name="ce1" office:value-type="string" calcext:value-type="string">
            <text:p>2015-05-05</text:p>
          </table:table-cell>
          <table:table-cell office:value-type="float" office:value="80.07" calcext:value-type="float">
            <text:p>80.07</text:p>
          </table:table-cell>
          <table:table-cell office:value-type="float" office:value="6589400" calcext:value-type="float">
            <text:p>6589400</text:p>
          </table:table-cell>
          <table:table-cell table:formula="of:=([.B2051]-[.B2050])*[.C2051]+([.C2051]-[.C2050])*[.B2051]" office:value-type="float" office:value="-51040026.8212" calcext:value-type="float">
            <text:p>-51,040,026.82</text:p>
          </table:table-cell>
        </table:table-row>
        <table:table-row table:style-name="ro1">
          <table:table-cell table:style-name="ce1" office:value-type="string" calcext:value-type="string">
            <text:p>2015-05-06</text:p>
          </table:table-cell>
          <table:table-cell office:value-type="float" office:value="80.400002" calcext:value-type="float">
            <text:p>80.400002</text:p>
          </table:table-cell>
          <table:table-cell office:value-type="float" office:value="7335700" calcext:value-type="float">
            <text:p>7335700</text:p>
          </table:table-cell>
          <table:table-cell table:formula="of:=([.B2052]-[.B2051])*[.C2052]+([.C2052]-[.C2051])*[.B2052]" office:value-type="float" office:value="62423317.1640001" calcext:value-type="float">
            <text:p>62,423,317.16</text:p>
          </table:table-cell>
        </table:table-row>
        <table:table-row table:style-name="ro1">
          <table:table-cell table:style-name="ce1" office:value-type="string" calcext:value-type="string">
            <text:p>2015-05-07</text:p>
          </table:table-cell>
          <table:table-cell office:value-type="float" office:value="80.199997" calcext:value-type="float">
            <text:p>80.199997</text:p>
          </table:table-cell>
          <table:table-cell office:value-type="float" office:value="7224300" calcext:value-type="float">
            <text:p>7224300</text:p>
          </table:table-cell>
          <table:table-cell table:formula="of:=([.B2053]-[.B2052])*[.C2053]+([.C2053]-[.C2052])*[.B2053]" office:value-type="float" office:value="-10379175.7873" calcext:value-type="float">
            <text:p>-10,379,175.79</text:p>
          </table:table-cell>
        </table:table-row>
        <table:table-row table:style-name="ro1">
          <table:table-cell table:style-name="ce1" office:value-type="string" calcext:value-type="string">
            <text:p>2015-05-08</text:p>
          </table:table-cell>
          <table:table-cell office:value-type="float" office:value="80.959999" calcext:value-type="float">
            <text:p>80.959999</text:p>
          </table:table-cell>
          <table:table-cell office:value-type="float" office:value="6929400" calcext:value-type="float">
            <text:p>6929400</text:p>
          </table:table-cell>
          <table:table-cell table:formula="of:=([.B2054]-[.B2053])*[.C2054]+([.C2054]-[.C2053])*[.B2054]" office:value-type="float" office:value="-18608745.8463" calcext:value-type="float">
            <text:p>-18,608,745.85</text:p>
          </table:table-cell>
        </table:table-row>
        <table:table-row table:style-name="ro1">
          <table:table-cell table:style-name="ce1" office:value-type="string" calcext:value-type="string">
            <text:p>2015-05-11</text:p>
          </table:table-cell>
          <table:table-cell office:value-type="float" office:value="80.269997" calcext:value-type="float">
            <text:p>80.269997</text:p>
          </table:table-cell>
          <table:table-cell office:value-type="float" office:value="5237800" calcext:value-type="float">
            <text:p>5237800</text:p>
          </table:table-cell>
          <table:table-cell table:formula="of:=([.B2055]-[.B2054])*[.C2055]+([.C2055]-[.C2054])*[.B2055]" office:value-type="float" office:value="-139398819.4008" calcext:value-type="float">
            <text:p>-139,398,819.40</text:p>
          </table:table-cell>
        </table:table-row>
        <table:table-row table:style-name="ro1">
          <table:table-cell table:style-name="ce1" office:value-type="string" calcext:value-type="string">
            <text:p>2015-05-12</text:p>
          </table:table-cell>
          <table:table-cell office:value-type="float" office:value="79.949997" calcext:value-type="float">
            <text:p>79.949997</text:p>
          </table:table-cell>
          <table:table-cell office:value-type="float" office:value="6305800" calcext:value-type="float">
            <text:p>6305800</text:p>
          </table:table-cell>
          <table:table-cell table:formula="of:=([.B2056]-[.B2055])*[.C2056]+([.C2056]-[.C2055])*[.B2056]" office:value-type="float" office:value="83368740.7959999" calcext:value-type="float">
            <text:p>83,368,740.80</text:p>
          </table:table-cell>
        </table:table-row>
        <table:table-row table:style-name="ro1">
          <table:table-cell table:style-name="ce1" office:value-type="string" calcext:value-type="string">
            <text:p>2015-05-13</text:p>
          </table:table-cell>
          <table:table-cell office:value-type="float" office:value="79.699997" calcext:value-type="float">
            <text:p>79.699997</text:p>
          </table:table-cell>
          <table:table-cell office:value-type="float" office:value="6459900" calcext:value-type="float">
            <text:p>6459900</text:p>
          </table:table-cell>
          <table:table-cell table:formula="of:=([.B2057]-[.B2056])*[.C2057]+([.C2057]-[.C2056])*[.B2057]" office:value-type="float" office:value="10666794.5377" calcext:value-type="float">
            <text:p>10,666,794.54</text:p>
          </table:table-cell>
        </table:table-row>
        <table:table-row table:style-name="ro1">
          <table:table-cell table:style-name="ce1" office:value-type="string" calcext:value-type="string">
            <text:p>2015-05-14</text:p>
          </table:table-cell>
          <table:table-cell office:value-type="float" office:value="80.57" calcext:value-type="float">
            <text:p>80.57</text:p>
          </table:table-cell>
          <table:table-cell office:value-type="float" office:value="5634200" calcext:value-type="float">
            <text:p>5634200</text:p>
          </table:table-cell>
          <table:table-cell table:formula="of:=([.B2058]-[.B2057])*[.C2058]+([.C2058]-[.C2057])*[.B2058]" office:value-type="float" office:value="-61624878.0974" calcext:value-type="float">
            <text:p>-61,624,878.10</text:p>
          </table:table-cell>
        </table:table-row>
        <table:table-row table:style-name="ro1">
          <table:table-cell table:style-name="ce1" office:value-type="string" calcext:value-type="string">
            <text:p>2015-05-15</text:p>
          </table:table-cell>
          <table:table-cell office:value-type="float" office:value="81.050003" calcext:value-type="float">
            <text:p>81.050003</text:p>
          </table:table-cell>
          <table:table-cell office:value-type="float" office:value="7454800" calcext:value-type="float">
            <text:p>7454800</text:p>
          </table:table-cell>
          <table:table-cell table:formula="of:=([.B2059]-[.B2058])*[.C2059]+([.C2059]-[.C2058])*[.B2059]" office:value-type="float" office:value="151137961.8262" calcext:value-type="float">
            <text:p>151,137,961.83</text:p>
          </table:table-cell>
        </table:table-row>
        <table:table-row table:style-name="ro1">
          <table:table-cell table:style-name="ce1" office:value-type="string" calcext:value-type="string">
            <text:p>2015-05-18</text:p>
          </table:table-cell>
          <table:table-cell office:value-type="float" office:value="80.739998" calcext:value-type="float">
            <text:p>80.739998</text:p>
          </table:table-cell>
          <table:table-cell office:value-type="float" office:value="5590800" calcext:value-type="float">
            <text:p>5590800</text:p>
          </table:table-cell>
          <table:table-cell table:formula="of:=([.B2060]-[.B2059])*[.C2060]+([.C2060]-[.C2059])*[.B2060]" office:value-type="float" office:value="-152232532.226" calcext:value-type="float">
            <text:p>-152,232,532.23</text:p>
          </table:table-cell>
        </table:table-row>
        <table:table-row table:style-name="ro1">
          <table:table-cell table:style-name="ce1" office:value-type="string" calcext:value-type="string">
            <text:p>2015-05-19</text:p>
          </table:table-cell>
          <table:table-cell office:value-type="float" office:value="80.830002" calcext:value-type="float">
            <text:p>80.830002</text:p>
          </table:table-cell>
          <table:table-cell office:value-type="float" office:value="5729500" calcext:value-type="float">
            <text:p>5729500</text:p>
          </table:table-cell>
          <table:table-cell table:formula="of:=([.B2061]-[.B2060])*[.C2061]+([.C2061]-[.C2060])*[.B2061]" office:value-type="float" office:value="11726799.1954" calcext:value-type="float">
            <text:p>11,726,799.20</text:p>
          </table:table-cell>
        </table:table-row>
        <table:table-row table:style-name="ro1">
          <table:table-cell table:style-name="ce1" office:value-type="string" calcext:value-type="string">
            <text:p>2015-05-20</text:p>
          </table:table-cell>
          <table:table-cell office:value-type="float" office:value="80.480003" calcext:value-type="float">
            <text:p>80.480003</text:p>
          </table:table-cell>
          <table:table-cell office:value-type="float" office:value="5487000" calcext:value-type="float">
            <text:p>5487000</text:p>
          </table:table-cell>
          <table:table-cell table:formula="of:=([.B2062]-[.B2061])*[.C2062]+([.C2062]-[.C2061])*[.B2062]" office:value-type="float" office:value="-21436845.2405" calcext:value-type="float">
            <text:p>-21,436,845.24</text:p>
          </table:table-cell>
        </table:table-row>
        <table:table-row table:style-name="ro1">
          <table:table-cell table:style-name="ce1" office:value-type="string" calcext:value-type="string">
            <text:p>2015-05-21</text:p>
          </table:table-cell>
          <table:table-cell office:value-type="float" office:value="80.410004" calcext:value-type="float">
            <text:p>80.410004</text:p>
          </table:table-cell>
          <table:table-cell office:value-type="float" office:value="6054700" calcext:value-type="float">
            <text:p>6054700</text:p>
          </table:table-cell>
          <table:table-cell table:formula="of:=([.B2063]-[.B2062])*[.C2063]+([.C2063]-[.C2062])*[.B2063]" office:value-type="float" office:value="45224936.3255" calcext:value-type="float">
            <text:p>45,224,936.33</text:p>
          </table:table-cell>
        </table:table-row>
        <table:table-row table:style-name="ro1">
          <table:table-cell table:style-name="ce1" office:value-type="string" calcext:value-type="string">
            <text:p>2015-05-22</text:p>
          </table:table-cell>
          <table:table-cell office:value-type="float" office:value="79.949997" calcext:value-type="float">
            <text:p>79.949997</text:p>
          </table:table-cell>
          <table:table-cell office:value-type="float" office:value="6003600" calcext:value-type="float">
            <text:p>6003600</text:p>
          </table:table-cell>
          <table:table-cell table:formula="of:=([.B2064]-[.B2063])*[.C2064]+([.C2064]-[.C2063])*[.B2064]" office:value-type="float" office:value="-6847142.87190003" calcext:value-type="float">
            <text:p>-6,847,142.87</text:p>
          </table:table-cell>
        </table:table-row>
        <table:table-row table:style-name="ro1">
          <table:table-cell table:style-name="ce1" office:value-type="string" calcext:value-type="string">
            <text:p>2015-05-26</text:p>
          </table:table-cell>
          <table:table-cell office:value-type="float" office:value="79.139999" calcext:value-type="float">
            <text:p>79.139999</text:p>
          </table:table-cell>
          <table:table-cell office:value-type="float" office:value="6698300" calcext:value-type="float">
            <text:p>6698300</text:p>
          </table:table-cell>
          <table:table-cell table:formula="of:=([.B2065]-[.B2064])*[.C2065]+([.C2065]-[.C2064])*[.B2065]" office:value-type="float" office:value="49552947.7019001" calcext:value-type="float">
            <text:p>49,552,947.70</text:p>
          </table:table-cell>
        </table:table-row>
        <table:table-row table:style-name="ro1">
          <table:table-cell table:style-name="ce1" office:value-type="string" calcext:value-type="string">
            <text:p>2015-05-27</text:p>
          </table:table-cell>
          <table:table-cell office:value-type="float" office:value="79.389999" calcext:value-type="float">
            <text:p>79.389999</text:p>
          </table:table-cell>
          <table:table-cell office:value-type="float" office:value="8094600" calcext:value-type="float">
            <text:p>8094600</text:p>
          </table:table-cell>
          <table:table-cell table:formula="of:=([.B2066]-[.B2065])*[.C2066]+([.C2066]-[.C2065])*[.B2066]" office:value-type="float" office:value="112875905.6037" calcext:value-type="float">
            <text:p>112,875,905.60</text:p>
          </table:table-cell>
        </table:table-row>
        <table:table-row table:style-name="ro1">
          <table:table-cell table:style-name="ce1" office:value-type="string" calcext:value-type="string">
            <text:p>2015-05-28</text:p>
          </table:table-cell>
          <table:table-cell office:value-type="float" office:value="79.330002" calcext:value-type="float">
            <text:p>79.330002</text:p>
          </table:table-cell>
          <table:table-cell office:value-type="float" office:value="5803400" calcext:value-type="float">
            <text:p>5803400</text:p>
          </table:table-cell>
          <table:table-cell table:formula="of:=([.B2067]-[.B2066])*[.C2067]+([.C2067]-[.C2066])*[.B2067]" office:value-type="float" office:value="-182109087.1722" calcext:value-type="float">
            <text:p>-182,109,087.17</text:p>
          </table:table-cell>
        </table:table-row>
        <table:table-row table:style-name="ro1">
          <table:table-cell table:style-name="ce1" office:value-type="string" calcext:value-type="string">
            <text:p>2015-05-29</text:p>
          </table:table-cell>
          <table:table-cell office:value-type="float" office:value="78.389999" calcext:value-type="float">
            <text:p>78.389999</text:p>
          </table:table-cell>
          <table:table-cell office:value-type="float" office:value="12551700" calcext:value-type="float">
            <text:p>12551700</text:p>
          </table:table-cell>
          <table:table-cell table:formula="of:=([.B2068]-[.B2067])*[.C2068]+([.C2068]-[.C2067])*[.B2068]" office:value-type="float" office:value="517200594.5966" calcext:value-type="float">
            <text:p>517,200,594.60</text:p>
          </table:table-cell>
        </table:table-row>
        <table:table-row table:style-name="ro1">
          <table:table-cell table:style-name="ce1" office:value-type="string" calcext:value-type="string">
            <text:p>2015-06-01</text:p>
          </table:table-cell>
          <table:table-cell office:value-type="float" office:value="78.849998" calcext:value-type="float">
            <text:p>78.849998</text:p>
          </table:table-cell>
          <table:table-cell office:value-type="float" office:value="7588000" calcext:value-type="float">
            <text:p>7588000</text:p>
          </table:table-cell>
          <table:table-cell table:formula="of:=([.B2069]-[.B2068])*[.C2069]+([.C2069]-[.C2068])*[.B2069]" office:value-type="float" office:value="-387897262.6606" calcext:value-type="float">
            <text:p>-387,897,262.66</text:p>
          </table:table-cell>
        </table:table-row>
        <table:table-row table:style-name="ro1">
          <table:table-cell table:style-name="ce1" office:value-type="string" calcext:value-type="string">
            <text:p>2015-06-02</text:p>
          </table:table-cell>
          <table:table-cell office:value-type="float" office:value="78.540001" calcext:value-type="float">
            <text:p>78.540001</text:p>
          </table:table-cell>
          <table:table-cell office:value-type="float" office:value="7380800" calcext:value-type="float">
            <text:p>7380800</text:p>
          </table:table-cell>
          <table:table-cell table:formula="of:=([.B2070]-[.B2069])*[.C2070]+([.C2070]-[.C2069])*[.B2070]" office:value-type="float" office:value="-18561514.0648" calcext:value-type="float">
            <text:p>-18,561,514.06</text:p>
          </table:table-cell>
        </table:table-row>
        <table:table-row table:style-name="ro1">
          <table:table-cell table:style-name="ce1" office:value-type="string" calcext:value-type="string">
            <text:p>2015-06-03</text:p>
          </table:table-cell>
          <table:table-cell office:value-type="float" office:value="78.559998" calcext:value-type="float">
            <text:p>78.559998</text:p>
          </table:table-cell>
          <table:table-cell office:value-type="float" office:value="5946800" calcext:value-type="float">
            <text:p>5946800</text:p>
          </table:table-cell>
          <table:table-cell table:formula="of:=([.B2071]-[.B2070])*[.C2071]+([.C2071]-[.C2070])*[.B2071]" office:value-type="float" office:value="-112536118.9724" calcext:value-type="float">
            <text:p>-112,536,118.97</text:p>
          </table:table-cell>
        </table:table-row>
        <table:table-row table:style-name="ro1">
          <table:table-cell table:style-name="ce1" office:value-type="string" calcext:value-type="string">
            <text:p>2015-06-04</text:p>
          </table:table-cell>
          <table:table-cell office:value-type="float" office:value="78.150002" calcext:value-type="float">
            <text:p>78.150002</text:p>
          </table:table-cell>
          <table:table-cell office:value-type="float" office:value="7714600" calcext:value-type="float">
            <text:p>7714600</text:p>
          </table:table-cell>
          <table:table-cell table:formula="of:=([.B2072]-[.B2071])*[.C2072]+([.C2072]-[.C2071])*[.B2072]" office:value-type="float" office:value="134990618.394" calcext:value-type="float">
            <text:p>134,990,618.39</text:p>
          </table:table-cell>
        </table:table-row>
        <table:table-row table:style-name="ro1">
          <table:table-cell table:style-name="ce1" office:value-type="string" calcext:value-type="string">
            <text:p>2015-06-05</text:p>
          </table:table-cell>
          <table:table-cell office:value-type="float" office:value="77.43" calcext:value-type="float">
            <text:p>77.43</text:p>
          </table:table-cell>
          <table:table-cell office:value-type="float" office:value="9439700" calcext:value-type="float">
            <text:p>9439700</text:p>
          </table:table-cell>
          <table:table-cell table:formula="of:=([.B2073]-[.B2072])*[.C2073]+([.C2073]-[.C2072])*[.B2073]" office:value-type="float" office:value="126777890.1206" calcext:value-type="float">
            <text:p>126,777,890.12</text:p>
          </table:table-cell>
        </table:table-row>
        <table:table-row table:style-name="ro1">
          <table:table-cell table:style-name="ce1" office:value-type="string" calcext:value-type="string">
            <text:p>2015-06-08</text:p>
          </table:table-cell>
          <table:table-cell office:value-type="float" office:value="77.709999" calcext:value-type="float">
            <text:p>77.709999</text:p>
          </table:table-cell>
          <table:table-cell office:value-type="float" office:value="10916200" calcext:value-type="float">
            <text:p>10916200</text:p>
          </table:table-cell>
          <table:table-cell table:formula="of:=([.B2074]-[.B2073])*[.C2074]+([.C2074]-[.C2073])*[.B2074]" office:value-type="float" office:value="117795338.6073" calcext:value-type="float">
            <text:p>117,795,338.61</text:p>
          </table:table-cell>
        </table:table-row>
        <table:table-row table:style-name="ro1">
          <table:table-cell table:style-name="ce1" office:value-type="string" calcext:value-type="string">
            <text:p>2015-06-09</text:p>
          </table:table-cell>
          <table:table-cell office:value-type="float" office:value="78.900002" calcext:value-type="float">
            <text:p>78.900002</text:p>
          </table:table-cell>
          <table:table-cell office:value-type="float" office:value="11528900" calcext:value-type="float">
            <text:p>11528900</text:p>
          </table:table-cell>
          <table:table-cell table:formula="of:=([.B2075]-[.B2074])*[.C2075]+([.C2075]-[.C2074])*[.B2075]" office:value-type="float" office:value="62061456.8121001" calcext:value-type="float">
            <text:p>62,061,456.81</text:p>
          </table:table-cell>
        </table:table-row>
        <table:table-row table:style-name="ro1">
          <table:table-cell table:style-name="ce1" office:value-type="string" calcext:value-type="string">
            <text:p>2015-06-10</text:p>
          </table:table-cell>
          <table:table-cell office:value-type="float" office:value="79.540001" calcext:value-type="float">
            <text:p>79.540001</text:p>
          </table:table-cell>
          <table:table-cell office:value-type="float" office:value="9483500" calcext:value-type="float">
            <text:p>9483500</text:p>
          </table:table-cell>
          <table:table-cell table:formula="of:=([.B2076]-[.B2075])*[.C2076]+([.C2076]-[.C2075])*[.B2076]" office:value-type="float" office:value="-156621687.5289" calcext:value-type="float">
            <text:p>-156,621,687.53</text:p>
          </table:table-cell>
        </table:table-row>
        <table:table-row table:style-name="ro1">
          <table:table-cell table:style-name="ce1" office:value-type="string" calcext:value-type="string">
            <text:p>2015-06-11</text:p>
          </table:table-cell>
          <table:table-cell office:value-type="float" office:value="79.410004" calcext:value-type="float">
            <text:p>79.410004</text:p>
          </table:table-cell>
          <table:table-cell office:value-type="float" office:value="7633300" calcext:value-type="float">
            <text:p>7633300</text:p>
          </table:table-cell>
          <table:table-cell table:formula="of:=([.B2077]-[.B2076])*[.C2077]+([.C2077]-[.C2076])*[.B2077]" office:value-type="float" office:value="-147916695.5009" calcext:value-type="float">
            <text:p>-147,916,695.50</text:p>
          </table:table-cell>
        </table:table-row>
        <table:table-row table:style-name="ro1">
          <table:table-cell table:style-name="ce1" office:value-type="string" calcext:value-type="string">
            <text:p>2015-06-12</text:p>
          </table:table-cell>
          <table:table-cell office:value-type="float" office:value="78.870003" calcext:value-type="float">
            <text:p>78.870003</text:p>
          </table:table-cell>
          <table:table-cell office:value-type="float" office:value="6508600" calcext:value-type="float">
            <text:p>6508600</text:p>
          </table:table-cell>
          <table:table-cell table:formula="of:=([.B2078]-[.B2077])*[.C2078]+([.C2078]-[.C2077])*[.B2078]" office:value-type="float" office:value="-92219742.8827" calcext:value-type="float">
            <text:p>-92,219,742.88</text:p>
          </table:table-cell>
        </table:table-row>
        <table:table-row table:style-name="ro1">
          <table:table-cell table:style-name="ce1" office:value-type="string" calcext:value-type="string">
            <text:p>2015-06-15</text:p>
          </table:table-cell>
          <table:table-cell office:value-type="float" office:value="78.120003" calcext:value-type="float">
            <text:p>78.120003</text:p>
          </table:table-cell>
          <table:table-cell office:value-type="float" office:value="7527900" calcext:value-type="float">
            <text:p>7527900</text:p>
          </table:table-cell>
          <table:table-cell table:formula="of:=([.B2079]-[.B2078])*[.C2079]+([.C2079]-[.C2078])*[.B2079]" office:value-type="float" office:value="73981794.0579" calcext:value-type="float">
            <text:p>73,981,794.06</text:p>
          </table:table-cell>
        </table:table-row>
        <table:table-row table:style-name="ro1">
          <table:table-cell table:style-name="ce1" office:value-type="string" calcext:value-type="string">
            <text:p>2015-06-16</text:p>
          </table:table-cell>
          <table:table-cell office:value-type="float" office:value="79.099998" calcext:value-type="float">
            <text:p>79.099998</text:p>
          </table:table-cell>
          <table:table-cell office:value-type="float" office:value="8285700" calcext:value-type="float">
            <text:p>8285700</text:p>
          </table:table-cell>
          <table:table-cell table:formula="of:=([.B2080]-[.B2079])*[.C2080]+([.C2080]-[.C2079])*[.B2080]" office:value-type="float" office:value="68061923.0559" calcext:value-type="float">
            <text:p>68,061,923.06</text:p>
          </table:table-cell>
        </table:table-row>
        <table:table-row table:style-name="ro1">
          <table:table-cell table:style-name="ce1" office:value-type="string" calcext:value-type="string">
            <text:p>2015-06-17</text:p>
          </table:table-cell>
          <table:table-cell office:value-type="float" office:value="80.080002" calcext:value-type="float">
            <text:p>80.080002</text:p>
          </table:table-cell>
          <table:table-cell office:value-type="float" office:value="9305800" calcext:value-type="float">
            <text:p>9305800</text:p>
          </table:table-cell>
          <table:table-cell table:formula="of:=([.B2081]-[.B2080])*[.C2081]+([.C2081]-[.C2080])*[.B2081]" office:value-type="float" office:value="90809331.2633999" calcext:value-type="float">
            <text:p>90,809,331.26</text:p>
          </table:table-cell>
        </table:table-row>
        <table:table-row table:style-name="ro1">
          <table:table-cell table:style-name="ce1" office:value-type="string" calcext:value-type="string">
            <text:p>2015-06-18</text:p>
          </table:table-cell>
          <table:table-cell office:value-type="float" office:value="80.82" calcext:value-type="float">
            <text:p>80.82</text:p>
          </table:table-cell>
          <table:table-cell office:value-type="float" office:value="10712500" calcext:value-type="float">
            <text:p>10712500</text:p>
          </table:table-cell>
          <table:table-cell table:formula="of:=([.B2082]-[.B2081])*[.C2082]+([.C2082]-[.C2081])*[.B2082]" office:value-type="float" office:value="121616722.575" calcext:value-type="float">
            <text:p>121,616,722.58</text:p>
          </table:table-cell>
        </table:table-row>
        <table:table-row table:style-name="ro1">
          <table:table-cell table:style-name="ce1" office:value-type="string" calcext:value-type="string">
            <text:p>2015-06-19</text:p>
          </table:table-cell>
          <table:table-cell office:value-type="float" office:value="80.540001" calcext:value-type="float">
            <text:p>80.540001</text:p>
          </table:table-cell>
          <table:table-cell office:value-type="float" office:value="15598800" calcext:value-type="float">
            <text:p>15598800</text:p>
          </table:table-cell>
          <table:table-cell table:formula="of:=([.B2083]-[.B2082])*[.C2083]+([.C2083]-[.C2082])*[.B2083]" office:value-type="float" office:value="389174958.4851" calcext:value-type="float">
            <text:p>389,174,958.49</text:p>
          </table:table-cell>
        </table:table-row>
        <table:table-row table:style-name="ro1">
          <table:table-cell table:style-name="ce1" office:value-type="string" calcext:value-type="string">
            <text:p>2015-06-22</text:p>
          </table:table-cell>
          <table:table-cell office:value-type="float" office:value="80.449997" calcext:value-type="float">
            <text:p>80.449997</text:p>
          </table:table-cell>
          <table:table-cell office:value-type="float" office:value="6907900" calcext:value-type="float">
            <text:p>6907900</text:p>
          </table:table-cell>
          <table:table-cell table:formula="of:=([.B2084]-[.B2083])*[.C2084]+([.C2084]-[.C2083])*[.B2084]" office:value-type="float" office:value="-699804617.5589" calcext:value-type="float">
            <text:p>-699,804,617.56</text:p>
          </table:table-cell>
        </table:table-row>
        <table:table-row table:style-name="ro1">
          <table:table-cell table:style-name="ce1" office:value-type="string" calcext:value-type="string">
            <text:p>2015-06-23</text:p>
          </table:table-cell>
          <table:table-cell office:value-type="float" office:value="79.790001" calcext:value-type="float">
            <text:p>79.790001</text:p>
          </table:table-cell>
          <table:table-cell office:value-type="float" office:value="7190600" calcext:value-type="float">
            <text:p>7190600</text:p>
          </table:table-cell>
          <table:table-cell table:formula="of:=([.B2085]-[.B2084])*[.C2085]+([.C2085]-[.C2084])*[.B2085]" office:value-type="float" office:value="17810866.0451001" calcext:value-type="float">
            <text:p>17,810,866.05</text:p>
          </table:table-cell>
        </table:table-row>
        <table:table-row table:style-name="ro1">
          <table:table-cell table:style-name="ce1" office:value-type="string" calcext:value-type="string">
            <text:p>2015-06-24</text:p>
          </table:table-cell>
          <table:table-cell office:value-type="float" office:value="79.510002" calcext:value-type="float">
            <text:p>79.510002</text:p>
          </table:table-cell>
          <table:table-cell office:value-type="float" office:value="8843700" calcext:value-type="float">
            <text:p>8843700</text:p>
          </table:table-cell>
          <table:table-cell table:formula="of:=([.B2086]-[.B2085])*[.C2086]+([.C2086]-[.C2085])*[.B2086]" office:value-type="float" office:value="128961757.1499" calcext:value-type="float">
            <text:p>128,961,757.15</text:p>
          </table:table-cell>
        </table:table-row>
        <table:table-row table:style-name="ro1">
          <table:table-cell table:style-name="ce1" office:value-type="string" calcext:value-type="string">
            <text:p>2015-06-25</text:p>
          </table:table-cell>
          <table:table-cell office:value-type="float" office:value="79.389999" calcext:value-type="float">
            <text:p>79.389999</text:p>
          </table:table-cell>
          <table:table-cell office:value-type="float" office:value="5855700" calcext:value-type="float">
            <text:p>5855700</text:p>
          </table:table-cell>
          <table:table-cell table:formula="of:=([.B2087]-[.B2086])*[.C2087]+([.C2087]-[.C2086])*[.B2087]" office:value-type="float" office:value="-237920018.5791" calcext:value-type="float">
            <text:p>-237,920,018.58</text:p>
          </table:table-cell>
        </table:table-row>
        <table:table-row table:style-name="ro1">
          <table:table-cell table:style-name="ce1" office:value-type="string" calcext:value-type="string">
            <text:p>2015-06-26</text:p>
          </table:table-cell>
          <table:table-cell office:value-type="float" office:value="79.339996" calcext:value-type="float">
            <text:p>79.339996</text:p>
          </table:table-cell>
          <table:table-cell office:value-type="float" office:value="7703200" calcext:value-type="float">
            <text:p>7703200</text:p>
          </table:table-cell>
          <table:table-cell table:formula="of:=([.B2088]-[.B2087])*[.C2088]+([.C2088]-[.C2087])*[.B2088]" office:value-type="float" office:value="146195459.5004" calcext:value-type="float">
            <text:p>146,195,459.50</text:p>
          </table:table-cell>
        </table:table-row>
        <table:table-row table:style-name="ro1">
          <table:table-cell table:style-name="ce1" office:value-type="string" calcext:value-type="string">
            <text:p>2015-06-29</text:p>
          </table:table-cell>
          <table:table-cell office:value-type="float" office:value="78.32" calcext:value-type="float">
            <text:p>78.32</text:p>
          </table:table-cell>
          <table:table-cell office:value-type="float" office:value="7966200" calcext:value-type="float">
            <text:p>7966200</text:p>
          </table:table-cell>
          <table:table-cell table:formula="of:=([.B2089]-[.B2088])*[.C2089]+([.C2089]-[.C2088])*[.B2089]" office:value-type="float" office:value="12472667.8648" calcext:value-type="float">
            <text:p>12,472,667.86</text:p>
          </table:table-cell>
        </table:table-row>
        <table:table-row table:style-name="ro1">
          <table:table-cell table:style-name="ce1" office:value-type="string" calcext:value-type="string">
            <text:p>2015-06-30</text:p>
          </table:table-cell>
          <table:table-cell office:value-type="float" office:value="78.239998" calcext:value-type="float">
            <text:p>78.239998</text:p>
          </table:table-cell>
          <table:table-cell office:value-type="float" office:value="8451400" calcext:value-type="float">
            <text:p>8451400</text:p>
          </table:table-cell>
          <table:table-cell table:formula="of:=([.B2090]-[.B2089])*[.C2090]+([.C2090]-[.C2089])*[.B2090]" office:value-type="float" office:value="37285918.1268001" calcext:value-type="float">
            <text:p>37,285,918.13</text:p>
          </table:table-cell>
        </table:table-row>
        <table:table-row table:style-name="ro1">
          <table:table-cell table:style-name="ce1" office:value-type="string" calcext:value-type="string">
            <text:p>2015-07-01</text:p>
          </table:table-cell>
          <table:table-cell office:value-type="float" office:value="79.720001" calcext:value-type="float">
            <text:p>79.720001</text:p>
          </table:table-cell>
          <table:table-cell office:value-type="float" office:value="8868000" calcext:value-type="float">
            <text:p>8868000</text:p>
          </table:table-cell>
          <table:table-cell table:formula="of:=([.B2091]-[.B2090])*[.C2091]+([.C2091]-[.C2090])*[.B2091]" office:value-type="float" office:value="46336019.0206" calcext:value-type="float">
            <text:p>46,336,019.02</text:p>
          </table:table-cell>
        </table:table-row>
        <table:table-row table:style-name="ro1">
          <table:table-cell table:style-name="ce1" office:value-type="string" calcext:value-type="string">
            <text:p>2015-07-02</text:p>
          </table:table-cell>
          <table:table-cell office:value-type="float" office:value="79.93" calcext:value-type="float">
            <text:p>79.93</text:p>
          </table:table-cell>
          <table:table-cell office:value-type="float" office:value="6602500" calcext:value-type="float">
            <text:p>6602500</text:p>
          </table:table-cell>
          <table:table-cell table:formula="of:=([.B2092]-[.B2091])*[.C2092]+([.C2092]-[.C2091])*[.B2092]" office:value-type="float" office:value="-179694896.6025" calcext:value-type="float">
            <text:p>-179,694,896.60</text:p>
          </table:table-cell>
        </table:table-row>
        <table:table-row table:style-name="ro1">
          <table:table-cell table:style-name="ce1" office:value-type="string" calcext:value-type="string">
            <text:p>2015-07-06</text:p>
          </table:table-cell>
          <table:table-cell office:value-type="float" office:value="80.050003" calcext:value-type="float">
            <text:p>80.050003</text:p>
          </table:table-cell>
          <table:table-cell office:value-type="float" office:value="6601200" calcext:value-type="float">
            <text:p>6601200</text:p>
          </table:table-cell>
          <table:table-cell table:formula="of:=([.B2093]-[.B2092])*[.C2093]+([.C2093]-[.C2092])*[.B2093]" office:value-type="float" office:value="688098.79969998" calcext:value-type="float">
            <text:p>688,098.80</text:p>
          </table:table-cell>
        </table:table-row>
        <table:table-row table:style-name="ro1">
          <table:table-cell table:style-name="ce1" office:value-type="string" calcext:value-type="string">
            <text:p>2015-07-07</text:p>
          </table:table-cell>
          <table:table-cell office:value-type="float" office:value="81.720001" calcext:value-type="float">
            <text:p>81.720001</text:p>
          </table:table-cell>
          <table:table-cell office:value-type="float" office:value="11690400" calcext:value-type="float">
            <text:p>11690400</text:p>
          </table:table-cell>
          <table:table-cell table:formula="of:=([.B2094]-[.B2093])*[.C2094]+([.C2094]-[.C2093])*[.B2094]" office:value-type="float" office:value="435412373.7084" calcext:value-type="float">
            <text:p>435,412,373.71</text:p>
          </table:table-cell>
        </table:table-row>
        <table:table-row table:style-name="ro1">
          <table:table-cell table:style-name="ce1" office:value-type="string" calcext:value-type="string">
            <text:p>2015-07-08</text:p>
          </table:table-cell>
          <table:table-cell office:value-type="float" office:value="80.989998" calcext:value-type="float">
            <text:p>80.989998</text:p>
          </table:table-cell>
          <table:table-cell office:value-type="float" office:value="6724700" calcext:value-type="float">
            <text:p>6724700</text:p>
          </table:table-cell>
          <table:table-cell table:formula="of:=([.B2095]-[.B2094])*[.C2095]+([.C2095]-[.C2094])*[.B2095]" office:value-type="float" office:value="-407081084.2427" calcext:value-type="float">
            <text:p>-407,081,084.24</text:p>
          </table:table-cell>
        </table:table-row>
        <table:table-row table:style-name="ro1">
          <table:table-cell table:style-name="ce1" office:value-type="string" calcext:value-type="string">
            <text:p>2015-07-09</text:p>
          </table:table-cell>
          <table:table-cell office:value-type="float" office:value="80.660004" calcext:value-type="float">
            <text:p>80.660004</text:p>
          </table:table-cell>
          <table:table-cell office:value-type="float" office:value="9769900" calcext:value-type="float">
            <text:p>9769900</text:p>
          </table:table-cell>
          <table:table-cell table:formula="of:=([.B2096]-[.B2095])*[.C2096]+([.C2096]-[.C2095])*[.B2096]" office:value-type="float" office:value="242401835.8002" calcext:value-type="float">
            <text:p>242,401,835.80</text:p>
          </table:table-cell>
        </table:table-row>
        <table:table-row table:style-name="ro1">
          <table:table-cell table:style-name="ce1" office:value-type="string" calcext:value-type="string">
            <text:p>2015-07-10</text:p>
          </table:table-cell>
          <table:table-cell office:value-type="float" office:value="80.949997" calcext:value-type="float">
            <text:p>80.949997</text:p>
          </table:table-cell>
          <table:table-cell office:value-type="float" office:value="6892500" calcext:value-type="float">
            <text:p>6892500</text:p>
          </table:table-cell>
          <table:table-cell table:formula="of:=([.B2097]-[.B2096])*[.C2097]+([.C2097]-[.C2096])*[.B2097]" office:value-type="float" office:value="-230926744.6153" calcext:value-type="float">
            <text:p>-230,926,744.62</text:p>
          </table:table-cell>
        </table:table-row>
        <table:table-row table:style-name="ro1">
          <table:table-cell table:style-name="ce1" office:value-type="string" calcext:value-type="string">
            <text:p>2015-07-13</text:p>
          </table:table-cell>
          <table:table-cell office:value-type="float" office:value="81.910004" calcext:value-type="float">
            <text:p>81.910004</text:p>
          </table:table-cell>
          <table:table-cell office:value-type="float" office:value="7332900" calcext:value-type="float">
            <text:p>7332900</text:p>
          </table:table-cell>
          <table:table-cell table:formula="of:=([.B2098]-[.B2097])*[.C2098]+([.C2098]-[.C2097])*[.B2098]" office:value-type="float" office:value="43112801.0919" calcext:value-type="float">
            <text:p>43,112,801.09</text:p>
          </table:table-cell>
        </table:table-row>
        <table:table-row table:style-name="ro1">
          <table:table-cell table:style-name="ce1" office:value-type="string" calcext:value-type="string">
            <text:p>2015-07-14</text:p>
          </table:table-cell>
          <table:table-cell office:value-type="float" office:value="82.040001" calcext:value-type="float">
            <text:p>82.040001</text:p>
          </table:table-cell>
          <table:table-cell office:value-type="float" office:value="6119500" calcext:value-type="float">
            <text:p>6119500</text:p>
          </table:table-cell>
          <table:table-cell table:formula="of:=([.B2099]-[.B2098])*[.C2099]+([.C2099]-[.C2098])*[.B2099]" office:value-type="float" office:value="-98751820.5719" calcext:value-type="float">
            <text:p>-98,751,820.57</text:p>
          </table:table-cell>
        </table:table-row>
        <table:table-row table:style-name="ro1">
          <table:table-cell table:style-name="ce1" office:value-type="string" calcext:value-type="string">
            <text:p>2015-07-15</text:p>
          </table:table-cell>
          <table:table-cell office:value-type="float" office:value="82.150002" calcext:value-type="float">
            <text:p>82.150002</text:p>
          </table:table-cell>
          <table:table-cell office:value-type="float" office:value="6673700" calcext:value-type="float">
            <text:p>6673700</text:p>
          </table:table-cell>
          <table:table-cell table:formula="of:=([.B2100]-[.B2099])*[.C2100]+([.C2100]-[.C2099])*[.B2100]" office:value-type="float" office:value="46261644.7821" calcext:value-type="float">
            <text:p>46,261,644.78</text:p>
          </table:table-cell>
        </table:table-row>
        <table:table-row table:style-name="ro1">
          <table:table-cell table:style-name="ce1" office:value-type="string" calcext:value-type="string">
            <text:p>2015-07-16</text:p>
          </table:table-cell>
          <table:table-cell office:value-type="float" office:value="82.300003" calcext:value-type="float">
            <text:p>82.300003</text:p>
          </table:table-cell>
          <table:table-cell office:value-type="float" office:value="6623400" calcext:value-type="float">
            <text:p>6623400</text:p>
          </table:table-cell>
          <table:table-cell table:formula="of:=([.B2101]-[.B2100])*[.C2101]+([.C2101]-[.C2100])*[.B2101]" office:value-type="float" office:value="-3146173.52749998" calcext:value-type="float">
            <text:p>-3,146,173.53</text:p>
          </table:table-cell>
        </table:table-row>
        <table:table-row table:style-name="ro1">
          <table:table-cell table:style-name="ce1" office:value-type="string" calcext:value-type="string">
            <text:p>2015-07-17</text:p>
          </table:table-cell>
          <table:table-cell office:value-type="float" office:value="82.239998" calcext:value-type="float">
            <text:p>82.239998</text:p>
          </table:table-cell>
          <table:table-cell office:value-type="float" office:value="5827300" calcext:value-type="float">
            <text:p>5827300</text:p>
          </table:table-cell>
          <table:table-cell table:formula="of:=([.B2102]-[.B2101])*[.C2102]+([.C2102]-[.C2101])*[.B2102]" office:value-type="float" office:value="-65820929.5443" calcext:value-type="float">
            <text:p>-65,820,929.54</text:p>
          </table:table-cell>
        </table:table-row>
        <table:table-row table:style-name="ro1">
          <table:table-cell table:style-name="ce1" office:value-type="string" calcext:value-type="string">
            <text:p>2015-07-20</text:p>
          </table:table-cell>
          <table:table-cell office:value-type="float" office:value="82.190002" calcext:value-type="float">
            <text:p>82.190002</text:p>
          </table:table-cell>
          <table:table-cell office:value-type="float" office:value="5012900" calcext:value-type="float">
            <text:p>5012900</text:p>
          </table:table-cell>
          <table:table-cell table:formula="of:=([.B2103]-[.B2102])*[.C2103]+([.C2103]-[.C2102])*[.B2103]" office:value-type="float" office:value="-67186162.5772" calcext:value-type="float">
            <text:p>-67,186,162.58</text:p>
          </table:table-cell>
        </table:table-row>
        <table:table-row table:style-name="ro1">
          <table:table-cell table:style-name="ce1" office:value-type="string" calcext:value-type="string">
            <text:p>2015-07-21</text:p>
          </table:table-cell>
          <table:table-cell office:value-type="float" office:value="81.629997" calcext:value-type="float">
            <text:p>81.629997</text:p>
          </table:table-cell>
          <table:table-cell office:value-type="float" office:value="7512400" calcext:value-type="float">
            <text:p>7512400</text:p>
          </table:table-cell>
          <table:table-cell table:formula="of:=([.B2104]-[.B2103])*[.C2104]+([.C2104]-[.C2103])*[.B2104]" office:value-type="float" office:value="199827195.9395" calcext:value-type="float">
            <text:p>199,827,195.94</text:p>
          </table:table-cell>
        </table:table-row>
        <table:table-row table:style-name="ro1">
          <table:table-cell table:style-name="ce1" office:value-type="string" calcext:value-type="string">
            <text:p>2015-07-22</text:p>
          </table:table-cell>
          <table:table-cell office:value-type="float" office:value="80.830002" calcext:value-type="float">
            <text:p>80.830002</text:p>
          </table:table-cell>
          <table:table-cell office:value-type="float" office:value="6106400" calcext:value-type="float">
            <text:p>6106400</text:p>
          </table:table-cell>
          <table:table-cell table:formula="of:=([.B2105]-[.B2104])*[.C2105]+([.C2105]-[.C2104])*[.B2105]" office:value-type="float" office:value="-118532072.28" calcext:value-type="float">
            <text:p>-118,532,072.28</text:p>
          </table:table-cell>
        </table:table-row>
        <table:table-row table:style-name="ro1">
          <table:table-cell table:style-name="ce1" office:value-type="string" calcext:value-type="string">
            <text:p>2015-07-23</text:p>
          </table:table-cell>
          <table:table-cell office:value-type="float" office:value="80.699997" calcext:value-type="float">
            <text:p>80.699997</text:p>
          </table:table-cell>
          <table:table-cell office:value-type="float" office:value="5380900" calcext:value-type="float">
            <text:p>5380900</text:p>
          </table:table-cell>
          <table:table-cell table:formula="of:=([.B2106]-[.B2105])*[.C2106]+([.C2106]-[.C2105])*[.B2106]" office:value-type="float" office:value="-59247391.728" calcext:value-type="float">
            <text:p>-59,247,391.73</text:p>
          </table:table-cell>
        </table:table-row>
        <table:table-row table:style-name="ro1">
          <table:table-cell table:style-name="ce1" office:value-type="string" calcext:value-type="string">
            <text:p>2015-07-24</text:p>
          </table:table-cell>
          <table:table-cell office:value-type="float" office:value="80.290001" calcext:value-type="float">
            <text:p>80.290001</text:p>
          </table:table-cell>
          <table:table-cell office:value-type="float" office:value="5660800" calcext:value-type="float">
            <text:p>5660800</text:p>
          </table:table-cell>
          <table:table-cell table:formula="of:=([.B2107]-[.B2106])*[.C2107]+([.C2107]-[.C2106])*[.B2107]" office:value-type="float" office:value="20152265.9231" calcext:value-type="float">
            <text:p>20,152,265.92</text:p>
          </table:table-cell>
        </table:table-row>
        <table:table-row table:style-name="ro1">
          <table:table-cell table:style-name="ce1" office:value-type="string" calcext:value-type="string">
            <text:p>2015-07-27</text:p>
          </table:table-cell>
          <table:table-cell office:value-type="float" office:value="79.970001" calcext:value-type="float">
            <text:p>79.970001</text:p>
          </table:table-cell>
          <table:table-cell office:value-type="float" office:value="8613600" calcext:value-type="float">
            <text:p>8613600</text:p>
          </table:table-cell>
          <table:table-cell table:formula="of:=([.B2108]-[.B2107])*[.C2108]+([.C2108]-[.C2107])*[.B2108]" office:value-type="float" office:value="233379066.9528" calcext:value-type="float">
            <text:p>233,379,066.95</text:p>
          </table:table-cell>
        </table:table-row>
        <table:table-row table:style-name="ro1">
          <table:table-cell table:style-name="ce1" office:value-type="string" calcext:value-type="string">
            <text:p>2015-07-28</text:p>
          </table:table-cell>
          <table:table-cell office:value-type="float" office:value="80.230003" calcext:value-type="float">
            <text:p>80.230003</text:p>
          </table:table-cell>
          <table:table-cell office:value-type="float" office:value="8649900" calcext:value-type="float">
            <text:p>8649900</text:p>
          </table:table-cell>
          <table:table-cell table:formula="of:=([.B2109]-[.B2108])*[.C2109]+([.C2109]-[.C2108])*[.B2109]" office:value-type="float" office:value="5161340.4087" calcext:value-type="float">
            <text:p>5,161,340.41</text:p>
          </table:table-cell>
        </table:table-row>
        <table:table-row table:style-name="ro1">
          <table:table-cell table:style-name="ce1" office:value-type="string" calcext:value-type="string">
            <text:p>2015-07-29</text:p>
          </table:table-cell>
          <table:table-cell office:value-type="float" office:value="80.620003" calcext:value-type="float">
            <text:p>80.620003</text:p>
          </table:table-cell>
          <table:table-cell office:value-type="float" office:value="8921500" calcext:value-type="float">
            <text:p>8921500</text:p>
          </table:table-cell>
          <table:table-cell table:formula="of:=([.B2110]-[.B2109])*[.C2110]+([.C2110]-[.C2109])*[.B2110]" office:value-type="float" office:value="25375777.8148" calcext:value-type="float">
            <text:p>25,375,777.81</text:p>
          </table:table-cell>
        </table:table-row>
        <table:table-row table:style-name="ro1">
          <table:table-cell table:style-name="ce1" office:value-type="string" calcext:value-type="string">
            <text:p>2015-07-30</text:p>
          </table:table-cell>
          <table:table-cell office:value-type="float" office:value="77.389999" calcext:value-type="float">
            <text:p>77.389999</text:p>
          </table:table-cell>
          <table:table-cell office:value-type="float" office:value="22067800" calcext:value-type="float">
            <text:p>22067800</text:p>
          </table:table-cell>
          <table:table-cell table:formula="of:=([.B2111]-[.B2110])*[.C2111]+([.C2111]-[.C2110])*[.B2111]" office:value-type="float" office:value="946113061.5825" calcext:value-type="float">
            <text:p>946,113,061.58</text:p>
          </table:table-cell>
        </table:table-row>
        <table:table-row table:style-name="ro1">
          <table:table-cell table:style-name="ce1" office:value-type="string" calcext:value-type="string">
            <text:p>2015-07-31</text:p>
          </table:table-cell>
          <table:table-cell office:value-type="float" office:value="76.699997" calcext:value-type="float">
            <text:p>76.699997</text:p>
          </table:table-cell>
          <table:table-cell office:value-type="float" office:value="11877200" calcext:value-type="float">
            <text:p>11877200</text:p>
          </table:table-cell>
          <table:table-cell table:formula="of:=([.B2112]-[.B2111])*[.C2112]+([.C2112]-[.C2111])*[.B2112]" office:value-type="float" office:value="-789814281.1826" calcext:value-type="float">
            <text:p>-789,814,281.18</text:p>
          </table:table-cell>
        </table:table-row>
        <table:table-row table:style-name="ro1">
          <table:table-cell table:style-name="ce1" office:value-type="string" calcext:value-type="string">
            <text:p>2015-08-03</text:p>
          </table:table-cell>
          <table:table-cell office:value-type="float" office:value="76.400002" calcext:value-type="float">
            <text:p>76.400002</text:p>
          </table:table-cell>
          <table:table-cell office:value-type="float" office:value="9511300" calcext:value-type="float">
            <text:p>9511300</text:p>
          </table:table-cell>
          <table:table-cell table:formula="of:=([.B2113]-[.B2112])*[.C2113]+([.C2113]-[.C2112])*[.B2113]" office:value-type="float" office:value="-183608107.1753" calcext:value-type="float">
            <text:p>-183,608,107.18</text:p>
          </table:table-cell>
        </table:table-row>
        <table:table-row table:style-name="ro1">
          <table:table-cell table:style-name="ce1" office:value-type="string" calcext:value-type="string">
            <text:p>2015-08-04</text:p>
          </table:table-cell>
          <table:table-cell office:value-type="float" office:value="75.910004" calcext:value-type="float">
            <text:p>75.910004</text:p>
          </table:table-cell>
          <table:table-cell office:value-type="float" office:value="13369100" calcext:value-type="float">
            <text:p>13369100</text:p>
          </table:table-cell>
          <table:table-cell table:formula="of:=([.B2114]-[.B2113])*[.C2114]+([.C2114]-[.C2113])*[.B2114]" office:value-type="float" office:value="286294781.1694" calcext:value-type="float">
            <text:p>286,294,781.17</text:p>
          </table:table-cell>
        </table:table-row>
        <table:table-row table:style-name="ro1">
          <table:table-cell table:style-name="ce1" office:value-type="string" calcext:value-type="string">
            <text:p>2015-08-05</text:p>
          </table:table-cell>
          <table:table-cell office:value-type="float" office:value="75.769997" calcext:value-type="float">
            <text:p>75.769997</text:p>
          </table:table-cell>
          <table:table-cell office:value-type="float" office:value="10895400" calcext:value-type="float">
            <text:p>10895400</text:p>
          </table:table-cell>
          <table:table-cell table:formula="of:=([.B2115]-[.B2114])*[.C2115]+([.C2115]-[.C2114])*[.B2115]" office:value-type="float" office:value="-188957673.8467" calcext:value-type="float">
            <text:p>-188,957,673.85</text:p>
          </table:table-cell>
        </table:table-row>
        <table:table-row table:style-name="ro1">
          <table:table-cell table:style-name="ce1" office:value-type="string" calcext:value-type="string">
            <text:p>2015-08-06</text:p>
          </table:table-cell>
          <table:table-cell office:value-type="float" office:value="75.739998" calcext:value-type="float">
            <text:p>75.739998</text:p>
          </table:table-cell>
          <table:table-cell office:value-type="float" office:value="9353300" calcext:value-type="float">
            <text:p>9353300</text:p>
          </table:table-cell>
          <table:table-cell table:formula="of:=([.B2116]-[.B2115])*[.C2116]+([.C2116]-[.C2115])*[.B2116]" office:value-type="float" office:value="-117079240.5625" calcext:value-type="float">
            <text:p>-117,079,240.56</text:p>
          </table:table-cell>
        </table:table-row>
        <table:table-row table:style-name="ro1">
          <table:table-cell table:style-name="ce1" office:value-type="string" calcext:value-type="string">
            <text:p>2015-08-07</text:p>
          </table:table-cell>
          <table:table-cell office:value-type="float" office:value="75.480003" calcext:value-type="float">
            <text:p>75.480003</text:p>
          </table:table-cell>
          <table:table-cell office:value-type="float" office:value="10045400" calcext:value-type="float">
            <text:p>10045400</text:p>
          </table:table-cell>
          <table:table-cell table:formula="of:=([.B2117]-[.B2116])*[.C2117]+([.C2117]-[.C2116])*[.B2117]" office:value-type="float" office:value="49627956.3033" calcext:value-type="float">
            <text:p>49,627,956.30</text:p>
          </table:table-cell>
        </table:table-row>
        <table:table-row table:style-name="ro1">
          <table:table-cell table:style-name="ce1" office:value-type="string" calcext:value-type="string">
            <text:p>2015-08-10</text:p>
          </table:table-cell>
          <table:table-cell office:value-type="float" office:value="76.379997" calcext:value-type="float">
            <text:p>76.379997</text:p>
          </table:table-cell>
          <table:table-cell office:value-type="float" office:value="9165900" calcext:value-type="float">
            <text:p>9165900</text:p>
          </table:table-cell>
          <table:table-cell table:formula="of:=([.B2118]-[.B2117])*[.C2118]+([.C2118]-[.C2117])*[.B2118]" office:value-type="float" office:value="-58926952.3568999" calcext:value-type="float">
            <text:p>-58,926,952.36</text:p>
          </table:table-cell>
        </table:table-row>
        <table:table-row table:style-name="ro1">
          <table:table-cell table:style-name="ce1" office:value-type="string" calcext:value-type="string">
            <text:p>2015-08-11</text:p>
          </table:table-cell>
          <table:table-cell office:value-type="float" office:value="76.220001" calcext:value-type="float">
            <text:p>76.220001</text:p>
          </table:table-cell>
          <table:table-cell office:value-type="float" office:value="7491900" calcext:value-type="float">
            <text:p>7491900</text:p>
          </table:table-cell>
          <table:table-cell table:formula="of:=([.B2119]-[.B2118])*[.C2119]+([.C2119]-[.C2118])*[.B2119]" office:value-type="float" office:value="-128790955.7064" calcext:value-type="float">
            <text:p>-128,790,955.71</text:p>
          </table:table-cell>
        </table:table-row>
        <table:table-row table:style-name="ro1">
          <table:table-cell table:style-name="ce1" office:value-type="string" calcext:value-type="string">
            <text:p>2015-08-12</text:p>
          </table:table-cell>
          <table:table-cell office:value-type="float" office:value="76.389999" calcext:value-type="float">
            <text:p>76.389999</text:p>
          </table:table-cell>
          <table:table-cell office:value-type="float" office:value="10397700" calcext:value-type="float">
            <text:p>10397700</text:p>
          </table:table-cell>
          <table:table-cell table:formula="of:=([.B2120]-[.B2119])*[.C2120]+([.C2120]-[.C2119])*[.B2120]" office:value-type="float" office:value="223741647.2988" calcext:value-type="float">
            <text:p>223,741,647.30</text:p>
          </table:table-cell>
        </table:table-row>
        <table:table-row table:style-name="ro1">
          <table:table-cell table:style-name="ce1" office:value-type="string" calcext:value-type="string">
            <text:p>2015-08-13</text:p>
          </table:table-cell>
          <table:table-cell office:value-type="float" office:value="75.779999" calcext:value-type="float">
            <text:p>75.779999</text:p>
          </table:table-cell>
          <table:table-cell office:value-type="float" office:value="5948000" calcext:value-type="float">
            <text:p>5948000</text:p>
          </table:table-cell>
          <table:table-cell table:formula="of:=([.B2121]-[.B2120])*[.C2121]+([.C2121]-[.C2120])*[.B2121]" office:value-type="float" office:value="-340826541.5503" calcext:value-type="float">
            <text:p>-340,826,541.55</text:p>
          </table:table-cell>
        </table:table-row>
        <table:table-row table:style-name="ro1">
          <table:table-cell table:style-name="ce1" office:value-type="string" calcext:value-type="string">
            <text:p>2015-08-14</text:p>
          </table:table-cell>
          <table:table-cell office:value-type="float" office:value="75.620003" calcext:value-type="float">
            <text:p>75.620003</text:p>
          </table:table-cell>
          <table:table-cell office:value-type="float" office:value="5586900" calcext:value-type="float">
            <text:p>5586900</text:p>
          </table:table-cell>
          <table:table-cell table:formula="of:=([.B2122]-[.B2121])*[.C2122]+([.C2122]-[.C2121])*[.B2122]" office:value-type="float" office:value="-28200264.7357" calcext:value-type="float">
            <text:p>-28,200,264.74</text:p>
          </table:table-cell>
        </table:table-row>
        <table:table-row table:style-name="ro1">
          <table:table-cell table:style-name="ce1" office:value-type="string" calcext:value-type="string">
            <text:p>2015-08-17</text:p>
          </table:table-cell>
          <table:table-cell office:value-type="float" office:value="75.529999" calcext:value-type="float">
            <text:p>75.529999</text:p>
          </table:table-cell>
          <table:table-cell office:value-type="float" office:value="8683900" calcext:value-type="float">
            <text:p>8683900</text:p>
          </table:table-cell>
          <table:table-cell table:formula="of:=([.B2123]-[.B2122])*[.C2123]+([.C2123]-[.C2122])*[.B2123]" office:value-type="float" office:value="233134821.1674" calcext:value-type="float">
            <text:p>233,134,821.17</text:p>
          </table:table-cell>
        </table:table-row>
        <table:table-row table:style-name="ro1">
          <table:table-cell table:style-name="ce1" office:value-type="string" calcext:value-type="string">
            <text:p>2015-08-18</text:p>
          </table:table-cell>
          <table:table-cell office:value-type="float" office:value="75.129997" calcext:value-type="float">
            <text:p>75.129997</text:p>
          </table:table-cell>
          <table:table-cell office:value-type="float" office:value="7445900" calcext:value-type="float">
            <text:p>7445900</text:p>
          </table:table-cell>
          <table:table-cell table:formula="of:=([.B2124]-[.B2123])*[.C2124]+([.C2124]-[.C2123])*[.B2124]" office:value-type="float" office:value="-95989311.1778" calcext:value-type="float">
            <text:p>-95,989,311.18</text:p>
          </table:table-cell>
        </table:table-row>
        <table:table-row table:style-name="ro1">
          <table:table-cell table:style-name="ce1" office:value-type="string" calcext:value-type="string">
            <text:p>2015-08-19</text:p>
          </table:table-cell>
          <table:table-cell office:value-type="float" office:value="74.120003" calcext:value-type="float">
            <text:p>74.120003</text:p>
          </table:table-cell>
          <table:table-cell office:value-type="float" office:value="9775200" calcext:value-type="float">
            <text:p>9775200</text:p>
          </table:table-cell>
          <table:table-cell table:formula="of:=([.B2125]-[.B2124])*[.C2125]+([.C2125]-[.C2124])*[.B2125]" office:value-type="float" office:value="162774829.6391" calcext:value-type="float">
            <text:p>162,774,829.64</text:p>
          </table:table-cell>
        </table:table-row>
        <table:table-row table:style-name="ro1">
          <table:table-cell table:style-name="ce1" office:value-type="string" calcext:value-type="string">
            <text:p>2015-08-20</text:p>
          </table:table-cell>
          <table:table-cell office:value-type="float" office:value="73.910004" calcext:value-type="float">
            <text:p>73.910004</text:p>
          </table:table-cell>
          <table:table-cell office:value-type="float" office:value="10696500" calcext:value-type="float">
            <text:p>10696500</text:p>
          </table:table-cell>
          <table:table-cell table:formula="of:=([.B2126]-[.B2125])*[.C2126]+([.C2126]-[.C2125])*[.B2126]" office:value-type="float" office:value="65847032.3817001" calcext:value-type="float">
            <text:p>65,847,032.38</text:p>
          </table:table-cell>
        </table:table-row>
        <table:table-row table:style-name="ro1">
          <table:table-cell table:style-name="ce1" office:value-type="string" calcext:value-type="string">
            <text:p>2015-08-21</text:p>
          </table:table-cell>
          <table:table-cell office:value-type="float" office:value="71.839996" calcext:value-type="float">
            <text:p>71.839996</text:p>
          </table:table-cell>
          <table:table-cell office:value-type="float" office:value="15763900" calcext:value-type="float">
            <text:p>15763900</text:p>
          </table:table-cell>
          <table:table-cell table:formula="of:=([.B2127]-[.B2126])*[.C2127]+([.C2127]-[.C2126])*[.B2127]" office:value-type="float" office:value="331410596.6192" calcext:value-type="float">
            <text:p>331,410,596.62</text:p>
          </table:table-cell>
        </table:table-row>
        <table:table-row table:style-name="ro1">
          <table:table-cell table:style-name="ce1" office:value-type="string" calcext:value-type="string">
            <text:p>2015-08-24</text:p>
          </table:table-cell>
          <table:table-cell office:value-type="float" office:value="69.139999" calcext:value-type="float">
            <text:p>69.139999</text:p>
          </table:table-cell>
          <table:table-cell office:value-type="float" office:value="23696300" calcext:value-type="float">
            <text:p>23696300</text:p>
          </table:table-cell>
          <table:table-cell table:formula="of:=([.B2128]-[.B2127])*[.C2128]+([.C2128]-[.C2127])*[.B2128]" office:value-type="float" office:value="484466189.1565" calcext:value-type="float">
            <text:p>484,466,189.16</text:p>
          </table:table-cell>
        </table:table-row>
        <table:table-row table:style-name="ro1">
          <table:table-cell table:style-name="ce1" office:value-type="string" calcext:value-type="string">
            <text:p>2015-08-25</text:p>
          </table:table-cell>
          <table:table-cell office:value-type="float" office:value="68.419998" calcext:value-type="float">
            <text:p>68.419998</text:p>
          </table:table-cell>
          <table:table-cell office:value-type="float" office:value="21476900" calcext:value-type="float">
            <text:p>21476900</text:p>
          </table:table-cell>
          <table:table-cell table:formula="of:=([.B2129]-[.B2128])*[.C2129]+([.C2129]-[.C2128])*[.B2129]" office:value-type="float" office:value="-167314733.0381" calcext:value-type="float">
            <text:p>-167,314,733.04</text:p>
          </table:table-cell>
        </table:table-row>
        <table:table-row table:style-name="ro1">
          <table:table-cell table:style-name="ce1" office:value-type="string" calcext:value-type="string">
            <text:p>2015-08-26</text:p>
          </table:table-cell>
          <table:table-cell office:value-type="float" office:value="70.900002" calcext:value-type="float">
            <text:p>70.900002</text:p>
          </table:table-cell>
          <table:table-cell office:value-type="float" office:value="17464700" calcext:value-type="float">
            <text:p>17464700</text:p>
          </table:table-cell>
          <table:table-cell table:formula="of:=([.B2130]-[.B2129])*[.C2130]+([.C2130]-[.C2129])*[.B2130]" office:value-type="float" office:value="-241152462.1656" calcext:value-type="float">
            <text:p>-241,152,462.17</text:p>
          </table:table-cell>
        </table:table-row>
        <table:table-row table:style-name="ro1">
          <table:table-cell table:style-name="ce1" office:value-type="string" calcext:value-type="string">
            <text:p>2015-08-27</text:p>
          </table:table-cell>
          <table:table-cell office:value-type="float" office:value="71.480003" calcext:value-type="float">
            <text:p>71.480003</text:p>
          </table:table-cell>
          <table:table-cell office:value-type="float" office:value="13434000" calcext:value-type="float">
            <text:p>13434000</text:p>
          </table:table-cell>
          <table:table-cell table:formula="of:=([.B2131]-[.B2130])*[.C2131]+([.C2131]-[.C2130])*[.B2131]" office:value-type="float" office:value="-280322714.6581" calcext:value-type="float">
            <text:p>-280,322,714.66</text:p>
          </table:table-cell>
        </table:table-row>
        <table:table-row table:style-name="ro1">
          <table:table-cell table:style-name="ce1" office:value-type="string" calcext:value-type="string">
            <text:p>2015-08-28</text:p>
          </table:table-cell>
          <table:table-cell office:value-type="float" office:value="71.209999" calcext:value-type="float">
            <text:p>71.209999</text:p>
          </table:table-cell>
          <table:table-cell office:value-type="float" office:value="10020000" calcext:value-type="float">
            <text:p>10020000</text:p>
          </table:table-cell>
          <table:table-cell table:formula="of:=([.B2132]-[.B2131])*[.C2132]+([.C2132]-[.C2131])*[.B2132]" office:value-type="float" office:value="-245816376.666" calcext:value-type="float">
            <text:p>-245,816,376.67</text:p>
          </table:table-cell>
        </table:table-row>
        <table:table-row table:style-name="ro1">
          <table:table-cell table:style-name="ce1" office:value-type="string" calcext:value-type="string">
            <text:p>2015-08-31</text:p>
          </table:table-cell>
          <table:table-cell office:value-type="float" office:value="70.669998" calcext:value-type="float">
            <text:p>70.669998</text:p>
          </table:table-cell>
          <table:table-cell office:value-type="float" office:value="9520900" calcext:value-type="float">
            <text:p>9520900</text:p>
          </table:table-cell>
          <table:table-cell table:formula="of:=([.B2133]-[.B2132])*[.C2133]+([.C2133]-[.C2132])*[.B2133]" office:value-type="float" office:value="-40412691.5226999" calcext:value-type="float">
            <text:p>-40,412,691.52</text:p>
          </table:table-cell>
        </table:table-row>
        <table:table-row table:style-name="ro1">
          <table:table-cell table:style-name="ce1" office:value-type="string" calcext:value-type="string">
            <text:p>2015-09-01</text:p>
          </table:table-cell>
          <table:table-cell office:value-type="float" office:value="68.900002" calcext:value-type="float">
            <text:p>68.900002</text:p>
          </table:table-cell>
          <table:table-cell office:value-type="float" office:value="15437700" calcext:value-type="float">
            <text:p>15437700</text:p>
          </table:table-cell>
          <table:table-cell table:formula="of:=([.B2134]-[.B2133])*[.C2134]+([.C2134]-[.C2133])*[.B2134]" office:value-type="float" office:value="380342864.5844" calcext:value-type="float">
            <text:p>380,342,864.58</text:p>
          </table:table-cell>
        </table:table-row>
        <table:table-row table:style-name="ro1">
          <table:table-cell table:style-name="ce1" office:value-type="string" calcext:value-type="string">
            <text:p>2015-09-02</text:p>
          </table:table-cell>
          <table:table-cell office:value-type="float" office:value="69.809998" calcext:value-type="float">
            <text:p>69.809998</text:p>
          </table:table-cell>
          <table:table-cell office:value-type="float" office:value="8903700" calcext:value-type="float">
            <text:p>8903700</text:p>
          </table:table-cell>
          <table:table-cell table:formula="of:=([.B2135]-[.B2134])*[.C2135]+([.C2135]-[.C2134])*[.B2135]" office:value-type="float" office:value="-448036195.5468" calcext:value-type="float">
            <text:p>-448,036,195.55</text:p>
          </table:table-cell>
        </table:table-row>
        <table:table-row table:style-name="ro1">
          <table:table-cell table:style-name="ce1" office:value-type="string" calcext:value-type="string">
            <text:p>2015-09-03</text:p>
          </table:table-cell>
          <table:table-cell office:value-type="float" office:value="69.93" calcext:value-type="float">
            <text:p>69.93</text:p>
          </table:table-cell>
          <table:table-cell office:value-type="float" office:value="8468300" calcext:value-type="float">
            <text:p>8468300</text:p>
          </table:table-cell>
          <table:table-cell table:formula="of:=([.B2136]-[.B2135])*[.C2136]+([.C2136]-[.C2135])*[.B2136]" office:value-type="float" office:value="-29431309.0633999" calcext:value-type="float">
            <text:p>-29,431,309.06</text:p>
          </table:table-cell>
        </table:table-row>
        <table:table-row table:style-name="ro1">
          <table:table-cell table:style-name="ce1" office:value-type="string" calcext:value-type="string">
            <text:p>2015-09-04</text:p>
          </table:table-cell>
          <table:table-cell office:value-type="float" office:value="68.760002" calcext:value-type="float">
            <text:p>68.760002</text:p>
          </table:table-cell>
          <table:table-cell office:value-type="float" office:value="11497500" calcext:value-type="float">
            <text:p>11497500</text:p>
          </table:table-cell>
          <table:table-cell table:formula="of:=([.B2137]-[.B2136])*[.C2137]+([.C2137]-[.C2136])*[.B2137]" office:value-type="float" office:value="194835746.0534" calcext:value-type="float">
            <text:p>194,835,746.05</text:p>
          </table:table-cell>
        </table:table-row>
        <table:table-row table:style-name="ro1">
          <table:table-cell table:style-name="ce1" office:value-type="string" calcext:value-type="string">
            <text:p>2015-09-08</text:p>
          </table:table-cell>
          <table:table-cell office:value-type="float" office:value="69.980003" calcext:value-type="float">
            <text:p>69.980003</text:p>
          </table:table-cell>
          <table:table-cell office:value-type="float" office:value="9182300" calcext:value-type="float">
            <text:p>9182300</text:p>
          </table:table-cell>
          <table:table-cell table:formula="of:=([.B2138]-[.B2137])*[.C2138]+([.C2138]-[.C2137])*[.B2138]" office:value-type="float" office:value="-150815287.7633" calcext:value-type="float">
            <text:p>-150,815,287.76</text:p>
          </table:table-cell>
        </table:table-row>
        <table:table-row table:style-name="ro1">
          <table:table-cell table:style-name="ce1" office:value-type="string" calcext:value-type="string">
            <text:p>2015-09-09</text:p>
          </table:table-cell>
          <table:table-cell office:value-type="float" office:value="68.480003" calcext:value-type="float">
            <text:p>68.480003</text:p>
          </table:table-cell>
          <table:table-cell office:value-type="float" office:value="11070600" calcext:value-type="float">
            <text:p>11070600</text:p>
          </table:table-cell>
          <table:table-cell table:formula="of:=([.B2139]-[.B2138])*[.C2139]+([.C2139]-[.C2138])*[.B2139]" office:value-type="float" office:value="112704889.6649" calcext:value-type="float">
            <text:p>112,704,889.66</text:p>
          </table:table-cell>
        </table:table-row>
        <table:table-row table:style-name="ro1">
          <table:table-cell table:style-name="ce1" office:value-type="string" calcext:value-type="string">
            <text:p>2015-09-10</text:p>
          </table:table-cell>
          <table:table-cell office:value-type="float" office:value="68.32" calcext:value-type="float">
            <text:p>68.32</text:p>
          </table:table-cell>
          <table:table-cell office:value-type="float" office:value="12591100" calcext:value-type="float">
            <text:p>12591100</text:p>
          </table:table-cell>
          <table:table-cell table:formula="of:=([.B2140]-[.B2139])*[.C2140]+([.C2140]-[.C2139])*[.B2140]" office:value-type="float" office:value="101865946.2267" calcext:value-type="float">
            <text:p>101,865,946.23</text:p>
          </table:table-cell>
        </table:table-row>
        <table:table-row table:style-name="ro1">
          <table:table-cell table:style-name="ce1" office:value-type="string" calcext:value-type="string">
            <text:p>2015-09-11</text:p>
          </table:table-cell>
          <table:table-cell office:value-type="float" office:value="68.419998" calcext:value-type="float">
            <text:p>68.419998</text:p>
          </table:table-cell>
          <table:table-cell office:value-type="float" office:value="11291400" calcext:value-type="float">
            <text:p>11291400</text:p>
          </table:table-cell>
          <table:table-cell table:formula="of:=([.B2141]-[.B2140])*[.C2141]+([.C2141]-[.C2140])*[.B2141]" office:value-type="float" office:value="-87796353.9833999" calcext:value-type="float">
            <text:p>-87,796,353.98</text:p>
          </table:table-cell>
        </table:table-row>
        <table:table-row table:style-name="ro1">
          <table:table-cell table:style-name="ce1" office:value-type="string" calcext:value-type="string">
            <text:p>2015-09-14</text:p>
          </table:table-cell>
          <table:table-cell office:value-type="float" office:value="68.059998" calcext:value-type="float">
            <text:p>68.059998</text:p>
          </table:table-cell>
          <table:table-cell office:value-type="float" office:value="9712800" calcext:value-type="float">
            <text:p>9712800</text:p>
          </table:table-cell>
          <table:table-cell table:formula="of:=([.B2142]-[.B2141])*[.C2142]+([.C2142]-[.C2141])*[.B2142]" office:value-type="float" office:value="-110936120.8428" calcext:value-type="float">
            <text:p>-110,936,120.84</text:p>
          </table:table-cell>
        </table:table-row>
        <table:table-row table:style-name="ro1">
          <table:table-cell table:style-name="ce1" office:value-type="string" calcext:value-type="string">
            <text:p>2015-09-15</text:p>
          </table:table-cell>
          <table:table-cell office:value-type="float" office:value="69.449997" calcext:value-type="float">
            <text:p>69.449997</text:p>
          </table:table-cell>
          <table:table-cell office:value-type="float" office:value="11043700" calcext:value-type="float">
            <text:p>11043700</text:p>
          </table:table-cell>
          <table:table-cell table:formula="of:=([.B2143]-[.B2142])*[.C2143]+([.C2143]-[.C2142])*[.B2143]" office:value-type="float" office:value="107781732.9636" calcext:value-type="float">
            <text:p>107,781,732.96</text:p>
          </table:table-cell>
        </table:table-row>
        <table:table-row table:style-name="ro1">
          <table:table-cell table:style-name="ce1" office:value-type="string" calcext:value-type="string">
            <text:p>2015-09-16</text:p>
          </table:table-cell>
          <table:table-cell office:value-type="float" office:value="70.099998" calcext:value-type="float">
            <text:p>70.099998</text:p>
          </table:table-cell>
          <table:table-cell office:value-type="float" office:value="8704200" calcext:value-type="float">
            <text:p>8704200</text:p>
          </table:table-cell>
          <table:table-cell table:formula="of:=([.B2144]-[.B2143])*[.C2144]+([.C2144]-[.C2143])*[.B2144]" office:value-type="float" office:value="-158341206.6168" calcext:value-type="float">
            <text:p>-158,341,206.62</text:p>
          </table:table-cell>
        </table:table-row>
        <table:table-row table:style-name="ro1">
          <table:table-cell table:style-name="ce1" office:value-type="string" calcext:value-type="string">
            <text:p>2015-09-17</text:p>
          </table:table-cell>
          <table:table-cell office:value-type="float" office:value="70.239998" calcext:value-type="float">
            <text:p>70.239998</text:p>
          </table:table-cell>
          <table:table-cell office:value-type="float" office:value="11029600" calcext:value-type="float">
            <text:p>11029600</text:p>
          </table:table-cell>
          <table:table-cell table:formula="of:=([.B2145]-[.B2144])*[.C2145]+([.C2145]-[.C2144])*[.B2145]" office:value-type="float" office:value="164880235.3492" calcext:value-type="float">
            <text:p>164,880,235.35</text:p>
          </table:table-cell>
        </table:table-row>
        <table:table-row table:style-name="ro1">
          <table:table-cell table:style-name="ce1" office:value-type="string" calcext:value-type="string">
            <text:p>2015-09-18</text:p>
          </table:table-cell>
          <table:table-cell office:value-type="float" office:value="69.940002" calcext:value-type="float">
            <text:p>69.940002</text:p>
          </table:table-cell>
          <table:table-cell office:value-type="float" office:value="18210200" calcext:value-type="float">
            <text:p>18210200</text:p>
          </table:table-cell>
          <table:table-cell table:formula="of:=([.B2146]-[.B2145])*[.C2146]+([.C2146]-[.C2145])*[.B2146]" office:value-type="float" office:value="496748191.202" calcext:value-type="float">
            <text:p>496,748,191.20</text:p>
          </table:table-cell>
        </table:table-row>
        <table:table-row table:style-name="ro1">
          <table:table-cell table:style-name="ce1" office:value-type="string" calcext:value-type="string">
            <text:p>2015-09-21</text:p>
          </table:table-cell>
          <table:table-cell office:value-type="float" office:value="70.650002" calcext:value-type="float">
            <text:p>70.650002</text:p>
          </table:table-cell>
          <table:table-cell office:value-type="float" office:value="7742800" calcext:value-type="float">
            <text:p>7742800</text:p>
          </table:table-cell>
          <table:table-cell table:formula="of:=([.B2147]-[.B2146])*[.C2147]+([.C2147]-[.C2146])*[.B2147]" office:value-type="float" office:value="-734024442.9348" calcext:value-type="float">
            <text:p>-734,024,442.93</text:p>
          </table:table-cell>
        </table:table-row>
        <table:table-row table:style-name="ro1">
          <table:table-cell table:style-name="ce1" office:value-type="string" calcext:value-type="string">
            <text:p>2015-09-22</text:p>
          </table:table-cell>
          <table:table-cell office:value-type="float" office:value="70.190002" calcext:value-type="float">
            <text:p>70.190002</text:p>
          </table:table-cell>
          <table:table-cell office:value-type="float" office:value="10207800" calcext:value-type="float">
            <text:p>10207800</text:p>
          </table:table-cell>
          <table:table-cell table:formula="of:=([.B2148]-[.B2147])*[.C2148]+([.C2148]-[.C2147])*[.B2148]" office:value-type="float" office:value="168322766.93" calcext:value-type="float">
            <text:p>168,322,766.93</text:p>
          </table:table-cell>
        </table:table-row>
        <table:table-row table:style-name="ro1">
          <table:table-cell table:style-name="ce1" office:value-type="string" calcext:value-type="string">
            <text:p>2015-09-23</text:p>
          </table:table-cell>
          <table:table-cell office:value-type="float" office:value="70.260002" calcext:value-type="float">
            <text:p>70.260002</text:p>
          </table:table-cell>
          <table:table-cell office:value-type="float" office:value="6294200" calcext:value-type="float">
            <text:p>6294200</text:p>
          </table:table-cell>
          <table:table-cell table:formula="of:=([.B2149]-[.B2148])*[.C2149]+([.C2149]-[.C2148])*[.B2149]" office:value-type="float" office:value="-274528949.8272" calcext:value-type="float">
            <text:p>-274,528,949.83</text:p>
          </table:table-cell>
        </table:table-row>
        <table:table-row table:style-name="ro1">
          <table:table-cell table:style-name="ce1" office:value-type="string" calcext:value-type="string">
            <text:p>2015-09-24</text:p>
          </table:table-cell>
          <table:table-cell office:value-type="float" office:value="71.360001" calcext:value-type="float">
            <text:p>71.360001</text:p>
          </table:table-cell>
          <table:table-cell office:value-type="float" office:value="13423500" calcext:value-type="float">
            <text:p>13423500</text:p>
          </table:table-cell>
          <table:table-cell table:formula="of:=([.B2150]-[.B2149])*[.C2150]+([.C2150]-[.C2149])*[.B2150]" office:value-type="float" office:value="523512691.7058" calcext:value-type="float">
            <text:p>523,512,691.71</text:p>
          </table:table-cell>
        </table:table-row>
        <table:table-row table:style-name="ro1">
          <table:table-cell table:style-name="ce1" office:value-type="string" calcext:value-type="string">
            <text:p>2015-09-25</text:p>
          </table:table-cell>
          <table:table-cell office:value-type="float" office:value="72.669998" calcext:value-type="float">
            <text:p>72.669998</text:p>
          </table:table-cell>
          <table:table-cell office:value-type="float" office:value="15080700" calcext:value-type="float">
            <text:p>15080700</text:p>
          </table:table-cell>
          <table:table-cell table:formula="of:=([.B2151]-[.B2150])*[.C2151]+([.C2151]-[.C2150])*[.B2151]" office:value-type="float" office:value="140184392.4435" calcext:value-type="float">
            <text:p>140,184,392.44</text:p>
          </table:table-cell>
        </table:table-row>
        <table:table-row table:style-name="ro1">
          <table:table-cell table:style-name="ce1" office:value-type="string" calcext:value-type="string">
            <text:p>2015-09-28</text:p>
          </table:table-cell>
          <table:table-cell office:value-type="float" office:value="71.769997" calcext:value-type="float">
            <text:p>71.769997</text:p>
          </table:table-cell>
          <table:table-cell office:value-type="float" office:value="9207300" calcext:value-type="float">
            <text:p>9207300</text:p>
          </table:table-cell>
          <table:table-cell table:formula="of:=([.B2152]-[.B2151])*[.C2152]+([.C2152]-[.C2151])*[.B2152]" office:value-type="float" office:value="-429820479.5871" calcext:value-type="float">
            <text:p>-429,820,479.59</text:p>
          </table:table-cell>
        </table:table-row>
        <table:table-row table:style-name="ro1">
          <table:table-cell table:style-name="ce1" office:value-type="string" calcext:value-type="string">
            <text:p>2015-09-29</text:p>
          </table:table-cell>
          <table:table-cell office:value-type="float" office:value="72.279999" calcext:value-type="float">
            <text:p>72.279999</text:p>
          </table:table-cell>
          <table:table-cell office:value-type="float" office:value="9033300" calcext:value-type="float">
            <text:p>9033300</text:p>
          </table:table-cell>
          <table:table-cell table:formula="of:=([.B2153]-[.B2152])*[.C2153]+([.C2153]-[.C2152])*[.B2153]" office:value-type="float" office:value="-7969718.7594" calcext:value-type="float">
            <text:p>-7,969,718.76</text:p>
          </table:table-cell>
        </table:table-row>
        <table:table-row table:style-name="ro1">
          <table:table-cell table:style-name="ce1" office:value-type="string" calcext:value-type="string">
            <text:p>2015-09-30</text:p>
          </table:table-cell>
          <table:table-cell office:value-type="float" office:value="71.940002" calcext:value-type="float">
            <text:p>71.940002</text:p>
          </table:table-cell>
          <table:table-cell office:value-type="float" office:value="11041900" calcext:value-type="float">
            <text:p>11041900</text:p>
          </table:table-cell>
          <table:table-cell table:formula="of:=([.B2154]-[.B2153])*[.C2154]+([.C2154]-[.C2153])*[.B2154]" office:value-type="float" office:value="140744475.1429" calcext:value-type="float">
            <text:p>140,744,475.14</text:p>
          </table:table-cell>
        </table:table-row>
        <table:table-row table:style-name="ro1">
          <table:table-cell table:style-name="ce1" office:value-type="string" calcext:value-type="string">
            <text:p>2015-10-01</text:p>
          </table:table-cell>
          <table:table-cell office:value-type="float" office:value="71.949997" calcext:value-type="float">
            <text:p>71.949997</text:p>
          </table:table-cell>
          <table:table-cell office:value-type="float" office:value="8547600" calcext:value-type="float">
            <text:p>8547600</text:p>
          </table:table-cell>
          <table:table-cell table:formula="of:=([.B2155]-[.B2154])*[.C2155]+([.C2155]-[.C2154])*[.B2155]" office:value-type="float" office:value="-179379444.2551" calcext:value-type="float">
            <text:p>-179,379,444.26</text:p>
          </table:table-cell>
        </table:table-row>
        <table:table-row table:style-name="ro1">
          <table:table-cell table:style-name="ce1" office:value-type="string" calcext:value-type="string">
            <text:p>2015-10-02</text:p>
          </table:table-cell>
          <table:table-cell office:value-type="float" office:value="72.419998" calcext:value-type="float">
            <text:p>72.419998</text:p>
          </table:table-cell>
          <table:table-cell office:value-type="float" office:value="9085600" calcext:value-type="float">
            <text:p>9085600</text:p>
          </table:table-cell>
          <table:table-cell table:formula="of:=([.B2156]-[.B2155])*[.C2156]+([.C2156]-[.C2155])*[.B2156]" office:value-type="float" office:value="43232200.0096001" calcext:value-type="float">
            <text:p>43,232,200.01</text:p>
          </table:table-cell>
        </table:table-row>
        <table:table-row table:style-name="ro1">
          <table:table-cell table:style-name="ce1" office:value-type="string" calcext:value-type="string">
            <text:p>2015-10-05</text:p>
          </table:table-cell>
          <table:table-cell office:value-type="float" office:value="73.220001" calcext:value-type="float">
            <text:p>73.220001</text:p>
          </table:table-cell>
          <table:table-cell office:value-type="float" office:value="9187700" calcext:value-type="float">
            <text:p>9187700</text:p>
          </table:table-cell>
          <table:table-cell table:formula="of:=([.B2157]-[.B2156])*[.C2157]+([.C2157]-[.C2156])*[.B2157]" office:value-type="float" office:value="14825949.6651999" calcext:value-type="float">
            <text:p>14,825,949.67</text:p>
          </table:table-cell>
        </table:table-row>
        <table:table-row table:style-name="ro1">
          <table:table-cell table:style-name="ce1" office:value-type="string" calcext:value-type="string">
            <text:p>2015-10-06</text:p>
          </table:table-cell>
          <table:table-cell office:value-type="float" office:value="73.400002" calcext:value-type="float">
            <text:p>73.400002</text:p>
          </table:table-cell>
          <table:table-cell office:value-type="float" office:value="8851500" calcext:value-type="float">
            <text:p>8851500</text:p>
          </table:table-cell>
          <table:table-cell table:formula="of:=([.B2158]-[.B2157])*[.C2158]+([.C2158]-[.C2157])*[.B2158]" office:value-type="float" office:value="-23083801.8209" calcext:value-type="float">
            <text:p>-23,083,801.82</text:p>
          </table:table-cell>
        </table:table-row>
        <table:table-row table:style-name="ro1">
          <table:table-cell table:style-name="ce1" office:value-type="string" calcext:value-type="string">
            <text:p>2015-10-07</text:p>
          </table:table-cell>
          <table:table-cell office:value-type="float" office:value="73.720001" calcext:value-type="float">
            <text:p>73.720001</text:p>
          </table:table-cell>
          <table:table-cell office:value-type="float" office:value="8013200" calcext:value-type="float">
            <text:p>8013200</text:p>
          </table:table-cell>
          <table:table-cell table:formula="of:=([.B2159]-[.B2158])*[.C2159]+([.C2159]-[.C2158])*[.B2159]" office:value-type="float" office:value="-59235260.8515" calcext:value-type="float">
            <text:p>-59,235,260.85</text:p>
          </table:table-cell>
        </table:table-row>
        <table:table-row table:style-name="ro1">
          <table:table-cell table:style-name="ce1" office:value-type="string" calcext:value-type="string">
            <text:p>2015-10-08</text:p>
          </table:table-cell>
          <table:table-cell office:value-type="float" office:value="74.400002" calcext:value-type="float">
            <text:p>74.400002</text:p>
          </table:table-cell>
          <table:table-cell office:value-type="float" office:value="6856600" calcext:value-type="float">
            <text:p>6856600</text:p>
          </table:table-cell>
          <table:table-cell table:formula="of:=([.B2160]-[.B2159])*[.C2160]+([.C2160]-[.C2159])*[.B2160]" office:value-type="float" office:value="-81388547.4566" calcext:value-type="float">
            <text:p>-81,388,547.46</text:p>
          </table:table-cell>
        </table:table-row>
        <table:table-row table:style-name="ro1">
          <table:table-cell table:style-name="ce1" office:value-type="string" calcext:value-type="string">
            <text:p>2015-10-09</text:p>
          </table:table-cell>
          <table:table-cell office:value-type="float" office:value="74.480003" calcext:value-type="float">
            <text:p>74.480003</text:p>
          </table:table-cell>
          <table:table-cell office:value-type="float" office:value="6880100" calcext:value-type="float">
            <text:p>6880100</text:p>
          </table:table-cell>
          <table:table-cell table:formula="of:=([.B2161]-[.B2160])*[.C2161]+([.C2161]-[.C2160])*[.B2161]" office:value-type="float" office:value="2300694.95059997" calcext:value-type="float">
            <text:p>2,300,694.95</text:p>
          </table:table-cell>
        </table:table-row>
        <table:table-row table:style-name="ro1">
          <table:table-cell table:style-name="ce1" office:value-type="string" calcext:value-type="string">
            <text:p>2015-10-12</text:p>
          </table:table-cell>
          <table:table-cell office:value-type="float" office:value="74.330002" calcext:value-type="float">
            <text:p>74.330002</text:p>
          </table:table-cell>
          <table:table-cell office:value-type="float" office:value="6255900" calcext:value-type="float">
            <text:p>6255900</text:p>
          </table:table-cell>
          <table:table-cell table:formula="of:=([.B2162]-[.B2161])*[.C2162]+([.C2162]-[.C2161])*[.B2162]" office:value-type="float" office:value="-47335178.5043" calcext:value-type="float">
            <text:p>-47,335,178.50</text:p>
          </table:table-cell>
        </table:table-row>
        <table:table-row table:style-name="ro1">
          <table:table-cell table:style-name="ce1" office:value-type="string" calcext:value-type="string">
            <text:p>2015-10-13</text:p>
          </table:table-cell>
          <table:table-cell office:value-type="float" office:value="74.110001" calcext:value-type="float">
            <text:p>74.110001</text:p>
          </table:table-cell>
          <table:table-cell office:value-type="float" office:value="8390200" calcext:value-type="float">
            <text:p>8390200</text:p>
          </table:table-cell>
          <table:table-cell table:formula="of:=([.B2163]-[.B2162])*[.C2163]+([.C2163]-[.C2162])*[.B2163]" office:value-type="float" office:value="156327122.7441" calcext:value-type="float">
            <text:p>156,327,122.74</text:p>
          </table:table-cell>
        </table:table-row>
        <table:table-row table:style-name="ro1">
          <table:table-cell table:style-name="ce1" office:value-type="string" calcext:value-type="string">
            <text:p>2015-10-14</text:p>
          </table:table-cell>
          <table:table-cell office:value-type="float" office:value="74.209999" calcext:value-type="float">
            <text:p>74.209999</text:p>
          </table:table-cell>
          <table:table-cell office:value-type="float" office:value="8479200" calcext:value-type="float">
            <text:p>8479200</text:p>
          </table:table-cell>
          <table:table-cell table:formula="of:=([.B2164]-[.B2163])*[.C2164]+([.C2164]-[.C2163])*[.B2164]" office:value-type="float" office:value="7452592.95259999" calcext:value-type="float">
            <text:p>7,452,592.95</text:p>
          </table:table-cell>
        </table:table-row>
        <table:table-row table:style-name="ro1">
          <table:table-cell table:style-name="ce1" office:value-type="string" calcext:value-type="string">
            <text:p>2015-10-15</text:p>
          </table:table-cell>
          <table:table-cell office:value-type="float" office:value="74.269997" calcext:value-type="float">
            <text:p>74.269997</text:p>
          </table:table-cell>
          <table:table-cell office:value-type="float" office:value="8607400" calcext:value-type="float">
            <text:p>8607400</text:p>
          </table:table-cell>
          <table:table-cell table:formula="of:=([.B2165]-[.B2164])*[.C2165]+([.C2165]-[.C2164])*[.B2165]" office:value-type="float" office:value="10037840.4006001" calcext:value-type="float">
            <text:p>10,037,840.40</text:p>
          </table:table-cell>
        </table:table-row>
        <table:table-row table:style-name="ro1">
          <table:table-cell table:style-name="ce1" office:value-type="string" calcext:value-type="string">
            <text:p>2015-10-16</text:p>
          </table:table-cell>
          <table:table-cell office:value-type="float" office:value="74.900002" calcext:value-type="float">
            <text:p>74.900002</text:p>
          </table:table-cell>
          <table:table-cell office:value-type="float" office:value="9578900" calcext:value-type="float">
            <text:p>9578900</text:p>
          </table:table-cell>
          <table:table-cell table:formula="of:=([.B2166]-[.B2165])*[.C2166]+([.C2166]-[.C2165])*[.B2166]" office:value-type="float" office:value="78800106.8375" calcext:value-type="float">
            <text:p>78,800,106.84</text:p>
          </table:table-cell>
        </table:table-row>
        <table:table-row table:style-name="ro1">
          <table:table-cell table:style-name="ce1" office:value-type="string" calcext:value-type="string">
            <text:p>2015-10-19</text:p>
          </table:table-cell>
          <table:table-cell office:value-type="float" office:value="75.160004" calcext:value-type="float">
            <text:p>75.160004</text:p>
          </table:table-cell>
          <table:table-cell office:value-type="float" office:value="7292200" calcext:value-type="float">
            <text:p>7292200</text:p>
          </table:table-cell>
          <table:table-cell table:formula="of:=([.B2167]-[.B2166])*[.C2167]+([.C2167]-[.C2166])*[.B2167]" office:value-type="float" office:value="-169972394.5624" calcext:value-type="float">
            <text:p>-169,972,394.56</text:p>
          </table:table-cell>
        </table:table-row>
        <table:table-row table:style-name="ro1">
          <table:table-cell table:style-name="ce1" office:value-type="string" calcext:value-type="string">
            <text:p>2015-10-20</text:p>
          </table:table-cell>
          <table:table-cell office:value-type="float" office:value="74.43" calcext:value-type="float">
            <text:p>74.43</text:p>
          </table:table-cell>
          <table:table-cell office:value-type="float" office:value="8507100" calcext:value-type="float">
            <text:p>8507100</text:p>
          </table:table-cell>
          <table:table-cell table:formula="of:=([.B2168]-[.B2167])*[.C2168]+([.C2168]-[.C2167])*[.B2168]" office:value-type="float" office:value="84214789.9716001" calcext:value-type="float">
            <text:p>84,214,789.97</text:p>
          </table:table-cell>
        </table:table-row>
        <table:table-row table:style-name="ro1">
          <table:table-cell table:style-name="ce1" office:value-type="string" calcext:value-type="string">
            <text:p>2015-10-21</text:p>
          </table:table-cell>
          <table:table-cell office:value-type="float" office:value="73.589996" calcext:value-type="float">
            <text:p>73.589996</text:p>
          </table:table-cell>
          <table:table-cell office:value-type="float" office:value="8302100" calcext:value-type="float">
            <text:p>8302100</text:p>
          </table:table-cell>
          <table:table-cell table:formula="of:=([.B2169]-[.B2168])*[.C2169]+([.C2169]-[.C2168])*[.B2169]" office:value-type="float" office:value="-22059746.3884001" calcext:value-type="float">
            <text:p>-22,059,746.39</text:p>
          </table:table-cell>
        </table:table-row>
        <table:table-row table:style-name="ro1">
          <table:table-cell table:style-name="ce1" office:value-type="string" calcext:value-type="string">
            <text:p>2015-10-22</text:p>
          </table:table-cell>
          <table:table-cell office:value-type="float" office:value="74.849998" calcext:value-type="float">
            <text:p>74.849998</text:p>
          </table:table-cell>
          <table:table-cell office:value-type="float" office:value="14080900" calcext:value-type="float">
            <text:p>14080900</text:p>
          </table:table-cell>
          <table:table-cell table:formula="of:=([.B2170]-[.B2169])*[.C2170]+([.C2170]-[.C2169])*[.B2170]" office:value-type="float" office:value="450285130.6042" calcext:value-type="float">
            <text:p>450,285,130.60</text:p>
          </table:table-cell>
        </table:table-row>
        <table:table-row table:style-name="ro1">
          <table:table-cell table:style-name="ce1" office:value-type="string" calcext:value-type="string">
            <text:p>2015-10-23</text:p>
          </table:table-cell>
          <table:table-cell office:value-type="float" office:value="77.029999" calcext:value-type="float">
            <text:p>77.029999</text:p>
          </table:table-cell>
          <table:table-cell office:value-type="float" office:value="16451200" calcext:value-type="float">
            <text:p>16451200</text:p>
          </table:table-cell>
          <table:table-cell table:formula="of:=([.B2171]-[.B2170])*[.C2171]+([.C2171]-[.C2170])*[.B2171]" office:value-type="float" office:value="218447839.0809" calcext:value-type="float">
            <text:p>218,447,839.08</text:p>
          </table:table-cell>
        </table:table-row>
        <table:table-row table:style-name="ro1">
          <table:table-cell table:style-name="ce1" office:value-type="string" calcext:value-type="string">
            <text:p>2015-10-26</text:p>
          </table:table-cell>
          <table:table-cell office:value-type="float" office:value="77.489998" calcext:value-type="float">
            <text:p>77.489998</text:p>
          </table:table-cell>
          <table:table-cell office:value-type="float" office:value="11464700" calcext:value-type="float">
            <text:p>11464700</text:p>
          </table:table-cell>
          <table:table-cell table:formula="of:=([.B2172]-[.B2171])*[.C2172]+([.C2172]-[.C2171])*[.B2172]" office:value-type="float" office:value="-381130124.4917" calcext:value-type="float">
            <text:p>-381,130,124.49</text:p>
          </table:table-cell>
        </table:table-row>
        <table:table-row table:style-name="ro1">
          <table:table-cell table:style-name="ce1" office:value-type="string" calcext:value-type="string">
            <text:p>2015-10-27</text:p>
          </table:table-cell>
          <table:table-cell office:value-type="float" office:value="77.290001" calcext:value-type="float">
            <text:p>77.290001</text:p>
          </table:table-cell>
          <table:table-cell office:value-type="float" office:value="9423400" calcext:value-type="float">
            <text:p>9423400</text:p>
          </table:table-cell>
          <table:table-cell table:formula="of:=([.B2173]-[.B2172])*[.C2173]+([.C2173]-[.C2172])*[.B2173]" office:value-type="float" office:value="-159656730.7711" calcext:value-type="float">
            <text:p>-159,656,730.77</text:p>
          </table:table-cell>
        </table:table-row>
        <table:table-row table:style-name="ro1">
          <table:table-cell table:style-name="ce1" office:value-type="string" calcext:value-type="string">
            <text:p>2015-10-28</text:p>
          </table:table-cell>
          <table:table-cell office:value-type="float" office:value="76.510002" calcext:value-type="float">
            <text:p>76.510002</text:p>
          </table:table-cell>
          <table:table-cell office:value-type="float" office:value="10178400" calcext:value-type="float">
            <text:p>10178400</text:p>
          </table:table-cell>
          <table:table-cell table:formula="of:=([.B2174]-[.B2173])*[.C2174]+([.C2174]-[.C2173])*[.B2174]" office:value-type="float" office:value="49825909.6884" calcext:value-type="float">
            <text:p>49,825,909.69</text:p>
          </table:table-cell>
        </table:table-row>
        <table:table-row table:style-name="ro1">
          <table:table-cell table:style-name="ce1" office:value-type="string" calcext:value-type="string">
            <text:p>2015-10-29</text:p>
          </table:table-cell>
          <table:table-cell office:value-type="float" office:value="77.019997" calcext:value-type="float">
            <text:p>77.019997</text:p>
          </table:table-cell>
          <table:table-cell office:value-type="float" office:value="8230700" calcext:value-type="float">
            <text:p>8230700</text:p>
          </table:table-cell>
          <table:table-cell table:formula="of:=([.B2175]-[.B2174])*[.C2175]+([.C2175]-[.C2174])*[.B2175]" office:value-type="float" office:value="-145814232.3104" calcext:value-type="float">
            <text:p>-145,814,232.31</text:p>
          </table:table-cell>
        </table:table-row>
        <table:table-row table:style-name="ro1">
          <table:table-cell table:style-name="ce1" office:value-type="string" calcext:value-type="string">
            <text:p>2015-10-30</text:p>
          </table:table-cell>
          <table:table-cell office:value-type="float" office:value="76.379997" calcext:value-type="float">
            <text:p>76.379997</text:p>
          </table:table-cell>
          <table:table-cell office:value-type="float" office:value="9547700" calcext:value-type="float">
            <text:p>9547700</text:p>
          </table:table-cell>
          <table:table-cell table:formula="of:=([.B2176]-[.B2175])*[.C2176]+([.C2176]-[.C2175])*[.B2176]" office:value-type="float" office:value="94481928.049" calcext:value-type="float">
            <text:p>94,481,928.05</text:p>
          </table:table-cell>
        </table:table-row>
        <table:table-row table:style-name="ro1">
          <table:table-cell table:style-name="ce1" office:value-type="string" calcext:value-type="string">
            <text:p>2015-11-02</text:p>
          </table:table-cell>
          <table:table-cell office:value-type="float" office:value="76.599998" calcext:value-type="float">
            <text:p>76.599998</text:p>
          </table:table-cell>
          <table:table-cell office:value-type="float" office:value="7152900" calcext:value-type="float">
            <text:p>7152900</text:p>
          </table:table-cell>
          <table:table-cell table:formula="of:=([.B2177]-[.B2176])*[.C2177]+([.C2177]-[.C2176])*[.B2177]" office:value-type="float" office:value="-181868030.0575" calcext:value-type="float">
            <text:p>-181,868,030.06</text:p>
          </table:table-cell>
        </table:table-row>
        <table:table-row table:style-name="ro1">
          <table:table-cell table:style-name="ce1" office:value-type="string" calcext:value-type="string">
            <text:p>2015-11-03</text:p>
          </table:table-cell>
          <table:table-cell office:value-type="float" office:value="77.050003" calcext:value-type="float">
            <text:p>77.050003</text:p>
          </table:table-cell>
          <table:table-cell office:value-type="float" office:value="8013200" calcext:value-type="float">
            <text:p>8013200</text:p>
          </table:table-cell>
          <table:table-cell table:formula="of:=([.B2178]-[.B2177])*[.C2178]+([.C2178]-[.C2177])*[.B2178]" office:value-type="float" office:value="69892097.6469" calcext:value-type="float">
            <text:p>69,892,097.65</text:p>
          </table:table-cell>
        </table:table-row>
        <table:table-row table:style-name="ro1">
          <table:table-cell table:style-name="ce1" office:value-type="string" calcext:value-type="string">
            <text:p>2015-11-04</text:p>
          </table:table-cell>
          <table:table-cell office:value-type="float" office:value="77.059998" calcext:value-type="float">
            <text:p>77.059998</text:p>
          </table:table-cell>
          <table:table-cell office:value-type="float" office:value="6375400" calcext:value-type="float">
            <text:p>6375400</text:p>
          </table:table-cell>
          <table:table-cell table:formula="of:=([.B2179]-[.B2178])*[.C2179]+([.C2179]-[.C2178])*[.B2179]" office:value-type="float" office:value="-126145142.6014" calcext:value-type="float">
            <text:p>-126,145,142.60</text:p>
          </table:table-cell>
        </table:table-row>
        <table:table-row table:style-name="ro1">
          <table:table-cell table:style-name="ce1" office:value-type="string" calcext:value-type="string">
            <text:p>2015-11-05</text:p>
          </table:table-cell>
          <table:table-cell office:value-type="float" office:value="76.389999" calcext:value-type="float">
            <text:p>76.389999</text:p>
          </table:table-cell>
          <table:table-cell office:value-type="float" office:value="6860900" calcext:value-type="float">
            <text:p>6860900</text:p>
          </table:table-cell>
          <table:table-cell table:formula="of:=([.B2180]-[.B2179])*[.C2180]+([.C2180]-[.C2179])*[.B2180]" office:value-type="float" office:value="32490548.3754001" calcext:value-type="float">
            <text:p>32,490,548.38</text:p>
          </table:table-cell>
        </table:table-row>
        <table:table-row table:style-name="ro1">
          <table:table-cell table:style-name="ce1" office:value-type="string" calcext:value-type="string">
            <text:p>2015-11-06</text:p>
          </table:table-cell>
          <table:table-cell office:value-type="float" office:value="75.57" calcext:value-type="float">
            <text:p>75.57</text:p>
          </table:table-cell>
          <table:table-cell office:value-type="float" office:value="9483500" calcext:value-type="float">
            <text:p>9483500</text:p>
          </table:table-cell>
          <table:table-cell table:formula="of:=([.B2181]-[.B2180])*[.C2181]+([.C2181]-[.C2180])*[.B2181]" office:value-type="float" office:value="190413421.4835" calcext:value-type="float">
            <text:p>190,413,421.48</text:p>
          </table:table-cell>
        </table:table-row>
        <table:table-row table:style-name="ro1">
          <table:table-cell table:style-name="ce1" office:value-type="string" calcext:value-type="string">
            <text:p>2015-11-09</text:p>
          </table:table-cell>
          <table:table-cell office:value-type="float" office:value="75.400002" calcext:value-type="float">
            <text:p>75.400002</text:p>
          </table:table-cell>
          <table:table-cell office:value-type="float" office:value="8607200" calcext:value-type="float">
            <text:p>8607200</text:p>
          </table:table-cell>
          <table:table-cell table:formula="of:=([.B2182]-[.B2181])*[.C2182]+([.C2182]-[.C2181])*[.B2182]" office:value-type="float" office:value="-67536228.5381999" calcext:value-type="float">
            <text:p>-67,536,228.54</text:p>
          </table:table-cell>
        </table:table-row>
        <table:table-row table:style-name="ro1">
          <table:table-cell table:style-name="ce1" office:value-type="string" calcext:value-type="string">
            <text:p>2015-11-10</text:p>
          </table:table-cell>
          <table:table-cell office:value-type="float" office:value="75.769997" calcext:value-type="float">
            <text:p>75.769997</text:p>
          </table:table-cell>
          <table:table-cell office:value-type="float" office:value="6551000" calcext:value-type="float">
            <text:p>6551000</text:p>
          </table:table-cell>
          <table:table-cell table:formula="of:=([.B2183]-[.B2182])*[.C2183]+([.C2183]-[.C2182])*[.B2183]" office:value-type="float" office:value="-153374430.5864" calcext:value-type="float">
            <text:p>-153,374,430.59</text:p>
          </table:table-cell>
        </table:table-row>
        <table:table-row table:style-name="ro1">
          <table:table-cell table:style-name="ce1" office:value-type="string" calcext:value-type="string">
            <text:p>2015-11-11</text:p>
          </table:table-cell>
          <table:table-cell office:value-type="float" office:value="75.959999" calcext:value-type="float">
            <text:p>75.959999</text:p>
          </table:table-cell>
          <table:table-cell office:value-type="float" office:value="5295900" calcext:value-type="float">
            <text:p>5295900</text:p>
          </table:table-cell>
          <table:table-cell table:formula="of:=([.B2184]-[.B2183])*[.C2184]+([.C2184]-[.C2183])*[.B2184]" office:value-type="float" office:value="-94331163.1531" calcext:value-type="float">
            <text:p>-94,331,163.15</text:p>
          </table:table-cell>
        </table:table-row>
        <table:table-row table:style-name="ro1">
          <table:table-cell table:style-name="ce1" office:value-type="string" calcext:value-type="string">
            <text:p>2015-11-12</text:p>
          </table:table-cell>
          <table:table-cell office:value-type="float" office:value="74.660004" calcext:value-type="float">
            <text:p>74.660004</text:p>
          </table:table-cell>
          <table:table-cell office:value-type="float" office:value="7678600" calcext:value-type="float">
            <text:p>7678600</text:p>
          </table:table-cell>
          <table:table-cell table:formula="of:=([.B2185]-[.B2184])*[.C2185]+([.C2185]-[.C2184])*[.B2185]" office:value-type="float" office:value="167910249.9238" calcext:value-type="float">
            <text:p>167,910,249.92</text:p>
          </table:table-cell>
        </table:table-row>
        <table:table-row table:style-name="ro1">
          <table:table-cell table:style-name="ce1" office:value-type="string" calcext:value-type="string">
            <text:p>2015-11-13</text:p>
          </table:table-cell>
          <table:table-cell office:value-type="float" office:value="73.959999" calcext:value-type="float">
            <text:p>73.959999</text:p>
          </table:table-cell>
          <table:table-cell office:value-type="float" office:value="8468800" calcext:value-type="float">
            <text:p>8468800</text:p>
          </table:table-cell>
          <table:table-cell table:formula="of:=([.B2186]-[.B2185])*[.C2186]+([.C2186]-[.C2185])*[.B2186]" office:value-type="float" office:value="52514988.8658" calcext:value-type="float">
            <text:p>52,514,988.87</text:p>
          </table:table-cell>
        </table:table-row>
        <table:table-row table:style-name="ro1">
          <table:table-cell table:style-name="ce1" office:value-type="string" calcext:value-type="string">
            <text:p>2015-11-16</text:p>
          </table:table-cell>
          <table:table-cell office:value-type="float" office:value="75.300003" calcext:value-type="float">
            <text:p>75.300003</text:p>
          </table:table-cell>
          <table:table-cell office:value-type="float" office:value="7410600" calcext:value-type="float">
            <text:p>7410600</text:p>
          </table:table-cell>
          <table:table-cell table:formula="of:=([.B2187]-[.B2186])*[.C2187]+([.C2187]-[.C2186])*[.B2187]" office:value-type="float" office:value="-69752229.5322" calcext:value-type="float">
            <text:p>-69,752,229.53</text:p>
          </table:table-cell>
        </table:table-row>
        <table:table-row table:style-name="ro1">
          <table:table-cell table:style-name="ce1" office:value-type="string" calcext:value-type="string">
            <text:p>2015-11-17</text:p>
          </table:table-cell>
          <table:table-cell office:value-type="float" office:value="75.07" calcext:value-type="float">
            <text:p>75.07</text:p>
          </table:table-cell>
          <table:table-cell office:value-type="float" office:value="8761800" calcext:value-type="float">
            <text:p>8761800</text:p>
          </table:table-cell>
          <table:table-cell table:formula="of:=([.B2188]-[.B2187])*[.C2188]+([.C2188]-[.C2187])*[.B2188]" office:value-type="float" office:value="99419343.7145999" calcext:value-type="float">
            <text:p>99,419,343.71</text:p>
          </table:table-cell>
        </table:table-row>
        <table:table-row table:style-name="ro1">
          <table:table-cell table:style-name="ce1" office:value-type="string" calcext:value-type="string">
            <text:p>2015-11-18</text:p>
          </table:table-cell>
          <table:table-cell office:value-type="float" office:value="75.900002" calcext:value-type="float">
            <text:p>75.900002</text:p>
          </table:table-cell>
          <table:table-cell office:value-type="float" office:value="6447100" calcext:value-type="float">
            <text:p>6447100</text:p>
          </table:table-cell>
          <table:table-cell table:formula="of:=([.B2189]-[.B2188])*[.C2189]+([.C2189]-[.C2188])*[.B2189]" office:value-type="float" office:value="-170334628.7352" calcext:value-type="float">
            <text:p>-170,334,628.74</text:p>
          </table:table-cell>
        </table:table-row>
        <table:table-row table:style-name="ro1">
          <table:table-cell table:style-name="ce1" office:value-type="string" calcext:value-type="string">
            <text:p>2015-11-19</text:p>
          </table:table-cell>
          <table:table-cell office:value-type="float" office:value="76.220001" calcext:value-type="float">
            <text:p>76.220001</text:p>
          </table:table-cell>
          <table:table-cell office:value-type="float" office:value="7899500" calcext:value-type="float">
            <text:p>7899500</text:p>
          </table:table-cell>
          <table:table-cell table:formula="of:=([.B2190]-[.B2189])*[.C2190]+([.C2190]-[.C2189])*[.B2190]" office:value-type="float" office:value="113229761.5529" calcext:value-type="float">
            <text:p>113,229,761.55</text:p>
          </table:table-cell>
        </table:table-row>
        <table:table-row table:style-name="ro1">
          <table:table-cell table:style-name="ce1" office:value-type="string" calcext:value-type="string">
            <text:p>2015-11-20</text:p>
          </table:table-cell>
          <table:table-cell office:value-type="float" office:value="75.82" calcext:value-type="float">
            <text:p>75.82</text:p>
          </table:table-cell>
          <table:table-cell office:value-type="float" office:value="9533200" calcext:value-type="float">
            <text:p>9533200</text:p>
          </table:table-cell>
          <table:table-cell table:formula="of:=([.B2191]-[.B2190])*[.C2191]+([.C2191]-[.C2190])*[.B2191]" office:value-type="float" office:value="120053844.4668" calcext:value-type="float">
            <text:p>120,053,844.47</text:p>
          </table:table-cell>
        </table:table-row>
        <table:table-row table:style-name="ro1">
          <table:table-cell table:style-name="ce1" office:value-type="string" calcext:value-type="string">
            <text:p>2015-11-23</text:p>
          </table:table-cell>
          <table:table-cell office:value-type="float" office:value="75.970001" calcext:value-type="float">
            <text:p>75.970001</text:p>
          </table:table-cell>
          <table:table-cell office:value-type="float" office:value="9421300" calcext:value-type="float">
            <text:p>9421300</text:p>
          </table:table-cell>
          <table:table-cell table:formula="of:=([.B2192]-[.B2191])*[.C2192]+([.C2192]-[.C2191])*[.B2192]" office:value-type="float" office:value="-7087838.69059997" calcext:value-type="float">
            <text:p>-7,087,838.69</text:p>
          </table:table-cell>
        </table:table-row>
        <table:table-row table:style-name="ro1">
          <table:table-cell table:style-name="ce1" office:value-type="string" calcext:value-type="string">
            <text:p>2015-11-24</text:p>
          </table:table-cell>
          <table:table-cell office:value-type="float" office:value="76.449997" calcext:value-type="float">
            <text:p>76.449997</text:p>
          </table:table-cell>
          <table:table-cell office:value-type="float" office:value="7086800" calcext:value-type="float">
            <text:p>7086800</text:p>
          </table:table-cell>
          <table:table-cell table:formula="of:=([.B2193]-[.B2192])*[.C2193]+([.C2193]-[.C2192])*[.B2193]" office:value-type="float" office:value="-175070882.3437" calcext:value-type="float">
            <text:p>-175,070,882.34</text:p>
          </table:table-cell>
        </table:table-row>
        <table:table-row table:style-name="ro1">
          <table:table-cell table:style-name="ce1" office:value-type="string" calcext:value-type="string">
            <text:p>2015-11-25</text:p>
          </table:table-cell>
          <table:table-cell office:value-type="float" office:value="75.900002" calcext:value-type="float">
            <text:p>75.900002</text:p>
          </table:table-cell>
          <table:table-cell office:value-type="float" office:value="4266500" calcext:value-type="float">
            <text:p>4266500</text:p>
          </table:table-cell>
          <table:table-cell table:formula="of:=([.B2194]-[.B2193])*[.C2194]+([.C2194]-[.C2193])*[.B2194]" office:value-type="float" office:value="-216407329.3081" calcext:value-type="float">
            <text:p>-216,407,329.31</text:p>
          </table:table-cell>
        </table:table-row>
        <table:table-row table:style-name="ro1">
          <table:table-cell table:style-name="ce1" office:value-type="string" calcext:value-type="string">
            <text:p>2015-11-27</text:p>
          </table:table-cell>
          <table:table-cell office:value-type="float" office:value="75.699997" calcext:value-type="float">
            <text:p>75.699997</text:p>
          </table:table-cell>
          <table:table-cell office:value-type="float" office:value="2390100" calcext:value-type="float">
            <text:p>2390100</text:p>
          </table:table-cell>
          <table:table-cell table:formula="of:=([.B2195]-[.B2194])*[.C2195]+([.C2195]-[.C2194])*[.B2195]" office:value-type="float" office:value="-142521506.3213" calcext:value-type="float">
            <text:p>-142,521,506.32</text:p>
          </table:table-cell>
        </table:table-row>
        <table:table-row table:style-name="ro1">
          <table:table-cell table:style-name="ce1" office:value-type="string" calcext:value-type="string">
            <text:p>2015-11-30</text:p>
          </table:table-cell>
          <table:table-cell office:value-type="float" office:value="74.839996" calcext:value-type="float">
            <text:p>74.839996</text:p>
          </table:table-cell>
          <table:table-cell office:value-type="float" office:value="8935700" calcext:value-type="float">
            <text:p>8935700</text:p>
          </table:table-cell>
          <table:table-cell table:formula="of:=([.B2196]-[.B2195])*[.C2196]+([.C2196]-[.C2195])*[.B2196]" office:value-type="float" office:value="482187966.8819" calcext:value-type="float">
            <text:p>482,187,966.88</text:p>
          </table:table-cell>
        </table:table-row>
        <table:table-row table:style-name="ro1">
          <table:table-cell table:style-name="ce1" office:value-type="string" calcext:value-type="string">
            <text:p>2015-12-01</text:p>
          </table:table-cell>
          <table:table-cell office:value-type="float" office:value="75.940002" calcext:value-type="float">
            <text:p>75.940002</text:p>
          </table:table-cell>
          <table:table-cell office:value-type="float" office:value="8391700" calcext:value-type="float">
            <text:p>8391700</text:p>
          </table:table-cell>
          <table:table-cell table:formula="of:=([.B2197]-[.B2196])*[.C2197]+([.C2197]-[.C2196])*[.B2197]" office:value-type="float" office:value="-32080440.7377999" calcext:value-type="float">
            <text:p>-32,080,440.74</text:p>
          </table:table-cell>
        </table:table-row>
        <table:table-row table:style-name="ro1">
          <table:table-cell table:style-name="ce1" office:value-type="string" calcext:value-type="string">
            <text:p>2015-12-02</text:p>
          </table:table-cell>
          <table:table-cell office:value-type="float" office:value="75.790001" calcext:value-type="float">
            <text:p>75.790001</text:p>
          </table:table-cell>
          <table:table-cell office:value-type="float" office:value="8104200" calcext:value-type="float">
            <text:p>8104200</text:p>
          </table:table-cell>
          <table:table-cell table:formula="of:=([.B2198]-[.B2197])*[.C2198]+([.C2198]-[.C2197])*[.B2198]" office:value-type="float" office:value="-23005263.3917" calcext:value-type="float">
            <text:p>-23,005,263.39</text:p>
          </table:table-cell>
        </table:table-row>
        <table:table-row table:style-name="ro1">
          <table:table-cell table:style-name="ce1" office:value-type="string" calcext:value-type="string">
            <text:p>2015-12-03</text:p>
          </table:table-cell>
          <table:table-cell office:value-type="float" office:value="75.739998" calcext:value-type="float">
            <text:p>75.739998</text:p>
          </table:table-cell>
          <table:table-cell office:value-type="float" office:value="11177800" calcext:value-type="float">
            <text:p>11177800</text:p>
          </table:table-cell>
          <table:table-cell table:formula="of:=([.B2199]-[.B2198])*[.C2199]+([.C2199]-[.C2198])*[.B2199]" office:value-type="float" office:value="232235534.3194" calcext:value-type="float">
            <text:p>232,235,534.32</text:p>
          </table:table-cell>
        </table:table-row>
        <table:table-row table:style-name="ro1">
          <table:table-cell table:style-name="ce1" office:value-type="string" calcext:value-type="string">
            <text:p>2015-12-04</text:p>
          </table:table-cell>
          <table:table-cell office:value-type="float" office:value="77.830002" calcext:value-type="float">
            <text:p>77.830002</text:p>
          </table:table-cell>
          <table:table-cell office:value-type="float" office:value="11961000" calcext:value-type="float">
            <text:p>11961000</text:p>
          </table:table-cell>
          <table:table-cell table:formula="of:=([.B2200]-[.B2199])*[.C2200]+([.C2200]-[.C2199])*[.B2200]" office:value-type="float" office:value="85954995.4103999" calcext:value-type="float">
            <text:p>85,954,995.41</text:p>
          </table:table-cell>
        </table:table-row>
        <table:table-row table:style-name="ro1">
          <table:table-cell table:style-name="ce1" office:value-type="string" calcext:value-type="string">
            <text:p>2015-12-07</text:p>
          </table:table-cell>
          <table:table-cell office:value-type="float" office:value="78.370003" calcext:value-type="float">
            <text:p>78.370003</text:p>
          </table:table-cell>
          <table:table-cell office:value-type="float" office:value="9460000" calcext:value-type="float">
            <text:p>9460000</text:p>
          </table:table-cell>
          <table:table-cell table:formula="of:=([.B2201]-[.B2200])*[.C2201]+([.C2201]-[.C2200])*[.B2201]" office:value-type="float" office:value="-190894968.043" calcext:value-type="float">
            <text:p>-190,894,968.04</text:p>
          </table:table-cell>
        </table:table-row>
        <table:table-row table:style-name="ro1">
          <table:table-cell table:style-name="ce1" office:value-type="string" calcext:value-type="string">
            <text:p>2015-12-08</text:p>
          </table:table-cell>
          <table:table-cell office:value-type="float" office:value="77.75" calcext:value-type="float">
            <text:p>77.75</text:p>
          </table:table-cell>
          <table:table-cell office:value-type="float" office:value="8312700" calcext:value-type="float">
            <text:p>8312700</text:p>
          </table:table-cell>
          <table:table-cell table:formula="of:=([.B2202]-[.B2201])*[.C2202]+([.C2202]-[.C2201])*[.B2202]" office:value-type="float" office:value="-94356473.9381" calcext:value-type="float">
            <text:p>-94,356,473.94</text:p>
          </table:table-cell>
        </table:table-row>
        <table:table-row table:style-name="ro1">
          <table:table-cell table:style-name="ce1" office:value-type="string" calcext:value-type="string">
            <text:p>2015-12-09</text:p>
          </table:table-cell>
          <table:table-cell office:value-type="float" office:value="77.699997" calcext:value-type="float">
            <text:p>77.699997</text:p>
          </table:table-cell>
          <table:table-cell office:value-type="float" office:value="10081900" calcext:value-type="float">
            <text:p>10081900</text:p>
          </table:table-cell>
          <table:table-cell table:formula="of:=([.B2203]-[.B2202])*[.C2203]+([.C2203]-[.C2202])*[.B2203]" office:value-type="float" office:value="136962709.4467" calcext:value-type="float">
            <text:p>136,962,709.45</text:p>
          </table:table-cell>
        </table:table-row>
        <table:table-row table:style-name="ro1">
          <table:table-cell table:style-name="ce1" office:value-type="string" calcext:value-type="string">
            <text:p>2015-12-10</text:p>
          </table:table-cell>
          <table:table-cell office:value-type="float" office:value="77.790001" calcext:value-type="float">
            <text:p>77.790001</text:p>
          </table:table-cell>
          <table:table-cell office:value-type="float" office:value="8915900" calcext:value-type="float">
            <text:p>8915900</text:p>
          </table:table-cell>
          <table:table-cell table:formula="of:=([.B2204]-[.B2203])*[.C2204]+([.C2204]-[.C2203])*[.B2204]" office:value-type="float" office:value="-89900674.5023999" calcext:value-type="float">
            <text:p>-89,900,674.50</text:p>
          </table:table-cell>
        </table:table-row>
        <table:table-row table:style-name="ro1">
          <table:table-cell table:style-name="ce1" office:value-type="string" calcext:value-type="string">
            <text:p>2015-12-11</text:p>
          </table:table-cell>
          <table:table-cell office:value-type="float" office:value="77.779999" calcext:value-type="float">
            <text:p>77.779999</text:p>
          </table:table-cell>
          <table:table-cell office:value-type="float" office:value="12280500" calcext:value-type="float">
            <text:p>12280500</text:p>
          </table:table-cell>
          <table:table-cell table:formula="of:=([.B2205]-[.B2204])*[.C2205]+([.C2205]-[.C2204])*[.B2205]" office:value-type="float" office:value="261575755.0744" calcext:value-type="float">
            <text:p>261,575,755.07</text:p>
          </table:table-cell>
        </table:table-row>
        <table:table-row table:style-name="ro1">
          <table:table-cell table:style-name="ce1" office:value-type="string" calcext:value-type="string">
            <text:p>2015-12-14</text:p>
          </table:table-cell>
          <table:table-cell office:value-type="float" office:value="78.290001" calcext:value-type="float">
            <text:p>78.290001</text:p>
          </table:table-cell>
          <table:table-cell office:value-type="float" office:value="12179000" calcext:value-type="float">
            <text:p>12179000</text:p>
          </table:table-cell>
          <table:table-cell table:formula="of:=([.B2206]-[.B2205])*[.C2206]+([.C2206]-[.C2205])*[.B2206]" office:value-type="float" office:value="-1735120.7435" calcext:value-type="float">
            <text:p>-1,735,120.74</text:p>
          </table:table-cell>
        </table:table-row>
        <table:table-row table:style-name="ro1">
          <table:table-cell table:style-name="ce1" office:value-type="string" calcext:value-type="string">
            <text:p>2015-12-15</text:p>
          </table:table-cell>
          <table:table-cell office:value-type="float" office:value="79.68" calcext:value-type="float">
            <text:p>79.68</text:p>
          </table:table-cell>
          <table:table-cell office:value-type="float" office:value="14113400" calcext:value-type="float">
            <text:p>14113400</text:p>
          </table:table-cell>
          <table:table-cell table:formula="of:=([.B2207]-[.B2206])*[.C2207]+([.C2207]-[.C2206])*[.B2207]" office:value-type="float" office:value="173750603.8866" calcext:value-type="float">
            <text:p>173,750,603.89</text:p>
          </table:table-cell>
        </table:table-row>
        <table:table-row table:style-name="ro1">
          <table:table-cell table:style-name="ce1" office:value-type="string" calcext:value-type="string">
            <text:p>2015-12-16</text:p>
          </table:table-cell>
          <table:table-cell office:value-type="float" office:value="80.989998" calcext:value-type="float">
            <text:p>80.989998</text:p>
          </table:table-cell>
          <table:table-cell office:value-type="float" office:value="14102600" calcext:value-type="float">
            <text:p>14102600</text:p>
          </table:table-cell>
          <table:table-cell table:formula="of:=([.B2208]-[.B2207])*[.C2208]+([.C2208]-[.C2207])*[.B2208]" office:value-type="float" office:value="17599685.8163999" calcext:value-type="float">
            <text:p>17,599,685.82</text:p>
          </table:table-cell>
        </table:table-row>
        <table:table-row table:style-name="ro1">
          <table:table-cell table:style-name="ce1" office:value-type="string" calcext:value-type="string">
            <text:p>2015-12-17</text:p>
          </table:table-cell>
          <table:table-cell office:value-type="float" office:value="80.290001" calcext:value-type="float">
            <text:p>80.290001</text:p>
          </table:table-cell>
          <table:table-cell office:value-type="float" office:value="9864200" calcext:value-type="float">
            <text:p>9864200</text:p>
          </table:table-cell>
          <table:table-cell table:formula="of:=([.B2209]-[.B2208])*[.C2209]+([.C2209]-[.C2208])*[.B2209]" office:value-type="float" office:value="-347206050.6458" calcext:value-type="float">
            <text:p>-347,206,050.65</text:p>
          </table:table-cell>
        </table:table-row>
        <table:table-row table:style-name="ro1">
          <table:table-cell table:style-name="ce1" office:value-type="string" calcext:value-type="string">
            <text:p>2015-12-18</text:p>
          </table:table-cell>
          <table:table-cell office:value-type="float" office:value="78.129997" calcext:value-type="float">
            <text:p>78.129997</text:p>
          </table:table-cell>
          <table:table-cell office:value-type="float" office:value="21342100" calcext:value-type="float">
            <text:p>21342100</text:p>
          </table:table-cell>
          <table:table-cell table:formula="of:=([.B2210]-[.B2209])*[.C2210]+([.C2210]-[.C2209])*[.B2210]" office:value-type="float" office:value="850669271.1979" calcext:value-type="float">
            <text:p>850,669,271.20</text:p>
          </table:table-cell>
        </table:table-row>
        <table:table-row table:style-name="ro1">
          <table:table-cell table:style-name="ce1" office:value-type="string" calcext:value-type="string">
            <text:p>2015-12-21</text:p>
          </table:table-cell>
          <table:table-cell office:value-type="float" office:value="78.949997" calcext:value-type="float">
            <text:p>78.949997</text:p>
          </table:table-cell>
          <table:table-cell office:value-type="float" office:value="9105800" calcext:value-type="float">
            <text:p>9105800</text:p>
          </table:table-cell>
          <table:table-cell table:formula="of:=([.B2211]-[.B2210])*[.C2211]+([.C2211]-[.C2210])*[.B2211]" office:value-type="float" office:value="-958589092.2911" calcext:value-type="float">
            <text:p>-958,589,092.29</text:p>
          </table:table-cell>
        </table:table-row>
        <table:table-row table:style-name="ro1">
          <table:table-cell table:style-name="ce1" office:value-type="string" calcext:value-type="string">
            <text:p>2015-12-22</text:p>
          </table:table-cell>
          <table:table-cell office:value-type="float" office:value="79.599998" calcext:value-type="float">
            <text:p>79.599998</text:p>
          </table:table-cell>
          <table:table-cell office:value-type="float" office:value="9872200" calcext:value-type="float">
            <text:p>9872200</text:p>
          </table:table-cell>
          <table:table-cell table:formula="of:=([.B2212]-[.B2211])*[.C2212]+([.C2212]-[.C2211])*[.B2212]" office:value-type="float" office:value="67422378.3394" calcext:value-type="float">
            <text:p>67,422,378.34</text:p>
          </table:table-cell>
        </table:table-row>
        <table:table-row table:style-name="ro1">
          <table:table-cell table:style-name="ce1" office:value-type="string" calcext:value-type="string">
            <text:p>2015-12-23</text:p>
          </table:table-cell>
          <table:table-cell office:value-type="float" office:value="79.919998" calcext:value-type="float">
            <text:p>79.919998</text:p>
          </table:table-cell>
          <table:table-cell office:value-type="float" office:value="8254600" calcext:value-type="float">
            <text:p>8254600</text:p>
          </table:table-cell>
          <table:table-cell table:formula="of:=([.B2213]-[.B2212])*[.C2213]+([.C2213]-[.C2212])*[.B2213]" office:value-type="float" office:value="-126637116.7648" calcext:value-type="float">
            <text:p>-126,637,116.76</text:p>
          </table:table-cell>
        </table:table-row>
        <table:table-row table:style-name="ro1">
          <table:table-cell table:style-name="ce1" office:value-type="string" calcext:value-type="string">
            <text:p>2015-12-24</text:p>
          </table:table-cell>
          <table:table-cell office:value-type="float" office:value="79.790001" calcext:value-type="float">
            <text:p>79.790001</text:p>
          </table:table-cell>
          <table:table-cell office:value-type="float" office:value="2498000" calcext:value-type="float">
            <text:p>2498000</text:p>
          </table:table-cell>
          <table:table-cell table:formula="of:=([.B2214]-[.B2213])*[.C2214]+([.C2214]-[.C2213])*[.B2214]" office:value-type="float" office:value="-459643852.2626" calcext:value-type="float">
            <text:p>-459,643,852.26</text:p>
          </table:table-cell>
        </table:table-row>
        <table:table-row table:style-name="ro1">
          <table:table-cell table:style-name="ce1" office:value-type="string" calcext:value-type="string">
            <text:p>2015-12-28</text:p>
          </table:table-cell>
          <table:table-cell office:value-type="float" office:value="79.919998" calcext:value-type="float">
            <text:p>79.919998</text:p>
          </table:table-cell>
          <table:table-cell office:value-type="float" office:value="4150000" calcext:value-type="float">
            <text:p>4150000</text:p>
          </table:table-cell>
          <table:table-cell table:formula="of:=([.B2215]-[.B2214])*[.C2215]+([.C2215]-[.C2214])*[.B2215]" office:value-type="float" office:value="132567324.246" calcext:value-type="float">
            <text:p>132,567,324.25</text:p>
          </table:table-cell>
        </table:table-row>
        <table:table-row table:style-name="ro1">
          <table:table-cell table:style-name="ce1" office:value-type="string" calcext:value-type="string">
            <text:p>2015-12-29</text:p>
          </table:table-cell>
          <table:table-cell office:value-type="float" office:value="80.360001" calcext:value-type="float">
            <text:p>80.360001</text:p>
          </table:table-cell>
          <table:table-cell office:value-type="float" office:value="4406100" calcext:value-type="float">
            <text:p>4406100</text:p>
          </table:table-cell>
          <table:table-cell table:formula="of:=([.B2216]-[.B2215])*[.C2216]+([.C2216]-[.C2215])*[.B2216]" office:value-type="float" office:value="22518893.4744" calcext:value-type="float">
            <text:p>22,518,893.47</text:p>
          </table:table-cell>
        </table:table-row>
        <table:table-row table:style-name="ro1">
          <table:table-cell table:style-name="ce1" office:value-type="string" calcext:value-type="string">
            <text:p>2015-12-30</text:p>
          </table:table-cell>
          <table:table-cell office:value-type="float" office:value="80.07" calcext:value-type="float">
            <text:p>80.07</text:p>
          </table:table-cell>
          <table:table-cell office:value-type="float" office:value="3793200" calcext:value-type="float">
            <text:p>3793200</text:p>
          </table:table-cell>
          <table:table-cell table:formula="of:=([.B2217]-[.B2216])*[.C2217]+([.C2217]-[.C2216])*[.B2217]" office:value-type="float" office:value="-50174934.7932" calcext:value-type="float">
            <text:p>-50,174,934.79</text:p>
          </table:table-cell>
        </table:table-row>
        <table:table-row table:style-name="ro1">
          <table:table-cell table:style-name="ce1" office:value-type="string" calcext:value-type="string">
            <text:p>2015-12-31</text:p>
          </table:table-cell>
          <table:table-cell office:value-type="float" office:value="79.410004" calcext:value-type="float">
            <text:p>79.410004</text:p>
          </table:table-cell>
          <table:table-cell office:value-type="float" office:value="5042000" calcext:value-type="float">
            <text:p>5042000</text:p>
          </table:table-cell>
          <table:table-cell table:formula="of:=([.B2218]-[.B2217])*[.C2218]+([.C2218]-[.C2217])*[.B2218]" office:value-type="float" office:value="95839513.1632001" calcext:value-type="float">
            <text:p>95,839,513.16</text:p>
          </table:table-cell>
        </table:table-row>
        <table:table-row table:style-name="ro1">
          <table:table-cell table:style-name="ce1" office:value-type="string" calcext:value-type="string">
            <text:p>2016-01-04</text:p>
          </table:table-cell>
          <table:table-cell office:value-type="float" office:value="78.370003" calcext:value-type="float">
            <text:p>78.370003</text:p>
          </table:table-cell>
          <table:table-cell office:value-type="float" office:value="11529800" calcext:value-type="float">
            <text:p>11529800</text:p>
          </table:table-cell>
          <table:table-cell table:formula="of:=([.B2219]-[.B2218])*[.C2219]+([.C2219]-[.C2218])*[.B2219]" office:value-type="float" office:value="496457901.9336" calcext:value-type="float">
            <text:p>496,457,901.93</text:p>
          </table:table-cell>
        </table:table-row>
        <table:table-row table:style-name="ro1">
          <table:table-cell table:style-name="ce1" office:value-type="string" calcext:value-type="string">
            <text:p>2016-01-05</text:p>
          </table:table-cell>
          <table:table-cell office:value-type="float" office:value="78.620003" calcext:value-type="float">
            <text:p>78.620003</text:p>
          </table:table-cell>
          <table:table-cell office:value-type="float" office:value="8133700" calcext:value-type="float">
            <text:p>8133700</text:p>
          </table:table-cell>
          <table:table-cell table:formula="of:=([.B2220]-[.B2219])*[.C2220]+([.C2220]-[.C2219])*[.B2220]" office:value-type="float" office:value="-264967967.1883" calcext:value-type="float">
            <text:p>-264,967,967.19</text:p>
          </table:table-cell>
        </table:table-row>
        <table:table-row table:style-name="ro1">
          <table:table-cell table:style-name="ce1" office:value-type="string" calcext:value-type="string">
            <text:p>2016-01-06</text:p>
          </table:table-cell>
          <table:table-cell office:value-type="float" office:value="77.860001" calcext:value-type="float">
            <text:p>77.860001</text:p>
          </table:table-cell>
          <table:table-cell office:value-type="float" office:value="9551000" calcext:value-type="float">
            <text:p>9551000</text:p>
          </table:table-cell>
          <table:table-cell table:formula="of:=([.B2221]-[.B2220])*[.C2221]+([.C2221]-[.C2220])*[.B2221]" office:value-type="float" office:value="103092200.3153" calcext:value-type="float">
            <text:p>103,092,200.32</text:p>
          </table:table-cell>
        </table:table-row>
        <table:table-row table:style-name="ro1">
          <table:table-cell table:style-name="ce1" office:value-type="string" calcext:value-type="string">
            <text:p>2016-01-07</text:p>
          </table:table-cell>
          <table:table-cell office:value-type="float" office:value="77.18" calcext:value-type="float">
            <text:p>77.18</text:p>
          </table:table-cell>
          <table:table-cell office:value-type="float" office:value="11973900" calcext:value-type="float">
            <text:p>11973900</text:p>
          </table:table-cell>
          <table:table-cell table:formula="of:=([.B2222]-[.B2221])*[.C2222]+([.C2222]-[.C2221])*[.B2222]" office:value-type="float" office:value="178857158.0261" calcext:value-type="float">
            <text:p>178,857,158.03</text:p>
          </table:table-cell>
        </table:table-row>
        <table:table-row table:style-name="ro1">
          <table:table-cell table:style-name="ce1" office:value-type="string" calcext:value-type="string">
            <text:p>2016-01-08</text:p>
          </table:table-cell>
          <table:table-cell office:value-type="float" office:value="75.970001" calcext:value-type="float">
            <text:p>75.970001</text:p>
          </table:table-cell>
          <table:table-cell office:value-type="float" office:value="9676400" calcext:value-type="float">
            <text:p>9676400</text:p>
          </table:table-cell>
          <table:table-cell table:formula="of:=([.B2223]-[.B2222])*[.C2223]+([.C2223]-[.C2222])*[.B2223]" office:value-type="float" office:value="-186249511.6211" calcext:value-type="float">
            <text:p>-186,249,511.62</text:p>
          </table:table-cell>
        </table:table-row>
        <table:table-row table:style-name="ro1">
          <table:table-cell table:style-name="ce1" office:value-type="string" calcext:value-type="string">
            <text:p>2016-01-11</text:p>
          </table:table-cell>
          <table:table-cell office:value-type="float" office:value="76.669998" calcext:value-type="float">
            <text:p>76.669998</text:p>
          </table:table-cell>
          <table:table-cell office:value-type="float" office:value="10209200" calcext:value-type="float">
            <text:p>10209200</text:p>
          </table:table-cell>
          <table:table-cell table:formula="of:=([.B2224]-[.B2223])*[.C2224]+([.C2224]-[.C2223])*[.B2224]" office:value-type="float" office:value="47996184.3068001" calcext:value-type="float">
            <text:p>47,996,184.31</text:p>
          </table:table-cell>
        </table:table-row>
        <table:table-row table:style-name="ro1">
          <table:table-cell table:style-name="ce1" office:value-type="string" calcext:value-type="string">
            <text:p>2016-01-12</text:p>
          </table:table-cell>
          <table:table-cell office:value-type="float" office:value="76.510002" calcext:value-type="float">
            <text:p>76.510002</text:p>
          </table:table-cell>
          <table:table-cell office:value-type="float" office:value="8774700" calcext:value-type="float">
            <text:p>8774700</text:p>
          </table:table-cell>
          <table:table-cell table:formula="of:=([.B2225]-[.B2224])*[.C2225]+([.C2225]-[.C2224])*[.B2225]" office:value-type="float" office:value="-111157514.7702" calcext:value-type="float">
            <text:p>-111,157,514.77</text:p>
          </table:table-cell>
        </table:table-row>
        <table:table-row table:style-name="ro1">
          <table:table-cell table:style-name="ce1" office:value-type="string" calcext:value-type="string">
            <text:p>2016-01-13</text:p>
          </table:table-cell>
          <table:table-cell office:value-type="float" office:value="75.849998" calcext:value-type="float">
            <text:p>75.849998</text:p>
          </table:table-cell>
          <table:table-cell office:value-type="float" office:value="9310100" calcext:value-type="float">
            <text:p>9310100</text:p>
          </table:table-cell>
          <table:table-cell table:formula="of:=([.B2226]-[.B2225])*[.C2226]+([.C2226]-[.C2225])*[.B2226]" office:value-type="float" office:value="34465385.6888" calcext:value-type="float">
            <text:p>34,465,385.69</text:p>
          </table:table-cell>
        </table:table-row>
        <table:table-row table:style-name="ro1">
          <table:table-cell table:style-name="ce1" office:value-type="string" calcext:value-type="string">
            <text:p>2016-01-14</text:p>
          </table:table-cell>
          <table:table-cell office:value-type="float" office:value="76.150002" calcext:value-type="float">
            <text:p>76.150002</text:p>
          </table:table-cell>
          <table:table-cell office:value-type="float" office:value="12835100" calcext:value-type="float">
            <text:p>12835100</text:p>
          </table:table-cell>
          <table:table-cell table:formula="of:=([.B2227]-[.B2226])*[.C2227]+([.C2227]-[.C2226])*[.B2227]" office:value-type="float" office:value="272279338.3904" calcext:value-type="float">
            <text:p>272,279,338.39</text:p>
          </table:table-cell>
        </table:table-row>
        <table:table-row table:style-name="ro1">
          <table:table-cell table:style-name="ce1" office:value-type="string" calcext:value-type="string">
            <text:p>2016-01-15</text:p>
          </table:table-cell>
          <table:table-cell office:value-type="float" office:value="74.980003" calcext:value-type="float">
            <text:p>74.980003</text:p>
          </table:table-cell>
          <table:table-cell office:value-type="float" office:value="16724400" calcext:value-type="float">
            <text:p>16724400</text:p>
          </table:table-cell>
          <table:table-cell table:formula="of:=([.B2228]-[.B2227])*[.C2228]+([.C2228]-[.C2227])*[.B2228]" office:value-type="float" office:value="272052194.3923" calcext:value-type="float">
            <text:p>272,052,194.39</text:p>
          </table:table-cell>
        </table:table-row>
        <table:table-row table:style-name="ro1">
          <table:table-cell table:style-name="ce1" office:value-type="string" calcext:value-type="string">
            <text:p>2016-01-19</text:p>
          </table:table-cell>
          <table:table-cell office:value-type="float" office:value="76.730003" calcext:value-type="float">
            <text:p>76.730003</text:p>
          </table:table-cell>
          <table:table-cell office:value-type="float" office:value="13457300" calcext:value-type="float">
            <text:p>13457300</text:p>
          </table:table-cell>
          <table:table-cell table:formula="of:=([.B2229]-[.B2228])*[.C2229]+([.C2229]-[.C2228])*[.B2229]" office:value-type="float" office:value="-227134317.8013" calcext:value-type="float">
            <text:p>-227,134,317.80</text:p>
          </table:table-cell>
        </table:table-row>
        <table:table-row table:style-name="ro1">
          <table:table-cell table:style-name="ce1" office:value-type="string" calcext:value-type="string">
            <text:p>2016-01-20</text:p>
          </table:table-cell>
          <table:table-cell office:value-type="float" office:value="75.830002" calcext:value-type="float">
            <text:p>75.830002</text:p>
          </table:table-cell>
          <table:table-cell office:value-type="float" office:value="17795000" calcext:value-type="float">
            <text:p>17795000</text:p>
          </table:table-cell>
          <table:table-cell table:formula="of:=([.B2230]-[.B2229])*[.C2230]+([.C2230]-[.C2229])*[.B2230]" office:value-type="float" office:value="312912281.8804" calcext:value-type="float">
            <text:p>312,912,281.88</text:p>
          </table:table-cell>
        </table:table-row>
        <table:table-row table:style-name="ro1">
          <table:table-cell table:style-name="ce1" office:value-type="string" calcext:value-type="string">
            <text:p>2016-01-21</text:p>
          </table:table-cell>
          <table:table-cell office:value-type="float" office:value="76.720001" calcext:value-type="float">
            <text:p>76.720001</text:p>
          </table:table-cell>
          <table:table-cell office:value-type="float" office:value="12712900" calcext:value-type="float">
            <text:p>12712900</text:p>
          </table:table-cell>
          <table:table-cell table:formula="of:=([.B2231]-[.B2230])*[.C2231]+([.C2231]-[.C2230])*[.B2231]" office:value-type="float" office:value="-378584248.795" calcext:value-type="float">
            <text:p>-378,584,248.80</text:p>
          </table:table-cell>
        </table:table-row>
        <table:table-row table:style-name="ro1">
          <table:table-cell table:style-name="ce1" office:value-type="string" calcext:value-type="string">
            <text:p>2016-01-22</text:p>
          </table:table-cell>
          <table:table-cell office:value-type="float" office:value="77.360001" calcext:value-type="float">
            <text:p>77.360001</text:p>
          </table:table-cell>
          <table:table-cell office:value-type="float" office:value="9465800" calcext:value-type="float">
            <text:p>9465800</text:p>
          </table:table-cell>
          <table:table-cell table:formula="of:=([.B2232]-[.B2231])*[.C2232]+([.C2232]-[.C2231])*[.B2232]" office:value-type="float" office:value="-245137547.2471" calcext:value-type="float">
            <text:p>-245,137,547.25</text:p>
          </table:table-cell>
        </table:table-row>
        <table:table-row table:style-name="ro1">
          <table:table-cell table:style-name="ce1" office:value-type="string" calcext:value-type="string">
            <text:p>2016-01-25</text:p>
          </table:table-cell>
          <table:table-cell office:value-type="float" office:value="76.849998" calcext:value-type="float">
            <text:p>76.849998</text:p>
          </table:table-cell>
          <table:table-cell office:value-type="float" office:value="9870400" calcext:value-type="float">
            <text:p>9870400</text:p>
          </table:table-cell>
          <table:table-cell table:formula="of:=([.B2233]-[.B2232])*[.C2233]+([.C2233]-[.C2232])*[.B2233]" office:value-type="float" office:value="26059575.5796" calcext:value-type="float">
            <text:p>26,059,575.58</text:p>
          </table:table-cell>
        </table:table-row>
        <table:table-row table:style-name="ro1">
          <table:table-cell table:style-name="ce1" office:value-type="string" calcext:value-type="string">
            <text:p>2016-01-26</text:p>
          </table:table-cell>
          <table:table-cell office:value-type="float" office:value="78.809998" calcext:value-type="float">
            <text:p>78.809998</text:p>
          </table:table-cell>
          <table:table-cell office:value-type="float" office:value="16374800" calcext:value-type="float">
            <text:p>16374800</text:p>
          </table:table-cell>
          <table:table-cell table:formula="of:=([.B2234]-[.B2233])*[.C2234]+([.C2234]-[.C2233])*[.B2234]" office:value-type="float" office:value="544706358.9912" calcext:value-type="float">
            <text:p>544,706,358.99</text:p>
          </table:table-cell>
        </table:table-row>
        <table:table-row table:style-name="ro1">
          <table:table-cell table:style-name="ce1" office:value-type="string" calcext:value-type="string">
            <text:p>2016-01-27</text:p>
          </table:table-cell>
          <table:table-cell office:value-type="float" office:value="78.800003" calcext:value-type="float">
            <text:p>78.800003</text:p>
          </table:table-cell>
          <table:table-cell office:value-type="float" office:value="10816100" calcext:value-type="float">
            <text:p>10816100</text:p>
          </table:table-cell>
          <table:table-cell table:formula="of:=([.B2235]-[.B2234])*[.C2235]+([.C2235]-[.C2234])*[.B2235]" office:value-type="float" office:value="-438133683.5956" calcext:value-type="float">
            <text:p>-438,133,683.60</text:p>
          </table:table-cell>
        </table:table-row>
        <table:table-row table:style-name="ro1">
          <table:table-cell table:style-name="ce1" office:value-type="string" calcext:value-type="string">
            <text:p>2016-01-28</text:p>
          </table:table-cell>
          <table:table-cell office:value-type="float" office:value="79.82" calcext:value-type="float">
            <text:p>79.82</text:p>
          </table:table-cell>
          <table:table-cell office:value-type="float" office:value="9895100" calcext:value-type="float">
            <text:p>9895100</text:p>
          </table:table-cell>
          <table:table-cell table:formula="of:=([.B2236]-[.B2235])*[.C2236]+([.C2236]-[.C2235])*[.B2236]" office:value-type="float" office:value="-63421247.6853001" calcext:value-type="float">
            <text:p>-63,421,247.69</text:p>
          </table:table-cell>
        </table:table-row>
        <table:table-row table:style-name="ro1">
          <table:table-cell table:style-name="ce1" office:value-type="string" calcext:value-type="string">
            <text:p>2016-01-29</text:p>
          </table:table-cell>
          <table:table-cell office:value-type="float" office:value="81.690002" calcext:value-type="float">
            <text:p>81.690002</text:p>
          </table:table-cell>
          <table:table-cell office:value-type="float" office:value="19895000" calcext:value-type="float">
            <text:p>19895000</text:p>
          </table:table-cell>
          <table:table-cell table:formula="of:=([.B2237]-[.B2236])*[.C2237]+([.C2237]-[.C2236])*[.B2237]" office:value-type="float" office:value="854095540.7898" calcext:value-type="float">
            <text:p>854,095,540.79</text:p>
          </table:table-cell>
        </table:table-row>
        <table:table-row table:style-name="ro1">
          <table:table-cell table:style-name="ce1" office:value-type="string" calcext:value-type="string">
            <text:p>2016-02-01</text:p>
          </table:table-cell>
          <table:table-cell office:value-type="float" office:value="81.120003" calcext:value-type="float">
            <text:p>81.120003</text:p>
          </table:table-cell>
          <table:table-cell office:value-type="float" office:value="9657200" calcext:value-type="float">
            <text:p>9657200</text:p>
          </table:table-cell>
          <table:table-cell table:formula="of:=([.B2238]-[.B2237])*[.C2238]+([.C2238]-[.C2237])*[.B2238]" office:value-type="float" office:value="-835994961.0562" calcext:value-type="float">
            <text:p>-835,994,961.06</text:p>
          </table:table-cell>
        </table:table-row>
        <table:table-row table:style-name="ro1">
          <table:table-cell table:style-name="ce1" office:value-type="string" calcext:value-type="string">
            <text:p>2016-02-02</text:p>
          </table:table-cell>
          <table:table-cell office:value-type="float" office:value="80.220001" calcext:value-type="float">
            <text:p>80.220001</text:p>
          </table:table-cell>
          <table:table-cell office:value-type="float" office:value="9116400" calcext:value-type="float">
            <text:p>9116400</text:p>
          </table:table-cell>
          <table:table-cell table:formula="of:=([.B2239]-[.B2238])*[.C2239]+([.C2239]-[.C2238])*[.B2239]" office:value-type="float" office:value="-51587754.7736" calcext:value-type="float">
            <text:p>-51,587,754.77</text:p>
          </table:table-cell>
        </table:table-row>
        <table:table-row table:style-name="ro1">
          <table:table-cell table:style-name="ce1" office:value-type="string" calcext:value-type="string">
            <text:p>2016-02-03</text:p>
          </table:table-cell>
          <table:table-cell office:value-type="float" office:value="81.099998" calcext:value-type="float">
            <text:p>81.099998</text:p>
          </table:table-cell>
          <table:table-cell office:value-type="float" office:value="10149600" calcext:value-type="float">
            <text:p>10149600</text:p>
          </table:table-cell>
          <table:table-cell table:formula="of:=([.B2240]-[.B2239])*[.C2240]+([.C2240]-[.C2239])*[.B2240]" office:value-type="float" office:value="92724135.4848" calcext:value-type="float">
            <text:p>92,724,135.48</text:p>
          </table:table-cell>
        </table:table-row>
        <table:table-row table:style-name="ro1">
          <table:table-cell table:style-name="ce1" office:value-type="string" calcext:value-type="string">
            <text:p>2016-02-04</text:p>
          </table:table-cell>
          <table:table-cell office:value-type="float" office:value="80.699997" calcext:value-type="float">
            <text:p>80.699997</text:p>
          </table:table-cell>
          <table:table-cell office:value-type="float" office:value="8295100" calcext:value-type="float">
            <text:p>8295100</text:p>
          </table:table-cell>
          <table:table-cell table:formula="of:=([.B2241]-[.B2240])*[.C2241]+([.C2241]-[.C2240])*[.B2241]" office:value-type="float" office:value="-152976192.7316" calcext:value-type="float">
            <text:p>-152,976,192.73</text:p>
          </table:table-cell>
        </table:table-row>
        <table:table-row table:style-name="ro1">
          <table:table-cell table:style-name="ce1" office:value-type="string" calcext:value-type="string">
            <text:p>2016-02-05</text:p>
          </table:table-cell>
          <table:table-cell office:value-type="float" office:value="81.199997" calcext:value-type="float">
            <text:p>81.199997</text:p>
          </table:table-cell>
          <table:table-cell office:value-type="float" office:value="9957600" calcext:value-type="float">
            <text:p>9957600</text:p>
          </table:table-cell>
          <table:table-cell table:formula="of:=([.B2242]-[.B2241])*[.C2242]+([.C2242]-[.C2241])*[.B2242]" office:value-type="float" office:value="139973795.0125" calcext:value-type="float">
            <text:p>139,973,795.01</text:p>
          </table:table-cell>
        </table:table-row>
        <table:table-row table:style-name="ro1">
          <table:table-cell table:style-name="ce1" office:value-type="string" calcext:value-type="string">
            <text:p>2016-02-08</text:p>
          </table:table-cell>
          <table:table-cell office:value-type="float" office:value="82.620003" calcext:value-type="float">
            <text:p>82.620003</text:p>
          </table:table-cell>
          <table:table-cell office:value-type="float" office:value="16530200" calcext:value-type="float">
            <text:p>16530200</text:p>
          </table:table-cell>
          <table:table-cell table:formula="of:=([.B2243]-[.B2242])*[.C2243]+([.C2243]-[.C2242])*[.B2243]" office:value-type="float" office:value="566501214.899" calcext:value-type="float">
            <text:p>566,501,214.90</text:p>
          </table:table-cell>
        </table:table-row>
        <table:table-row table:style-name="ro1">
          <table:table-cell table:style-name="ce1" office:value-type="string" calcext:value-type="string">
            <text:p>2016-02-09</text:p>
          </table:table-cell>
          <table:table-cell office:value-type="float" office:value="82.639999" calcext:value-type="float">
            <text:p>82.639999</text:p>
          </table:table-cell>
          <table:table-cell office:value-type="float" office:value="14308900" calcext:value-type="float">
            <text:p>14308900</text:p>
          </table:table-cell>
          <table:table-cell table:formula="of:=([.B2244]-[.B2243])*[.C2244]+([.C2244]-[.C2243])*[.B2244]" office:value-type="float" office:value="-183282109.0143" calcext:value-type="float">
            <text:p>-183,282,109.01</text:p>
          </table:table-cell>
        </table:table-row>
        <table:table-row table:style-name="ro1">
          <table:table-cell table:style-name="ce1" office:value-type="string" calcext:value-type="string">
            <text:p>2016-02-10</text:p>
          </table:table-cell>
          <table:table-cell office:value-type="float" office:value="81.620003" calcext:value-type="float">
            <text:p>81.620003</text:p>
          </table:table-cell>
          <table:table-cell office:value-type="float" office:value="10585400" calcext:value-type="float">
            <text:p>10585400</text:p>
          </table:table-cell>
          <table:table-cell table:formula="of:=([.B2245]-[.B2244])*[.C2245]+([.C2245]-[.C2244])*[.B2245]" office:value-type="float" office:value="-314709146.8289" calcext:value-type="float">
            <text:p>-314,709,146.83</text:p>
          </table:table-cell>
        </table:table-row>
        <table:table-row table:style-name="ro1">
          <table:table-cell table:style-name="ce1" office:value-type="string" calcext:value-type="string">
            <text:p>2016-02-11</text:p>
          </table:table-cell>
          <table:table-cell office:value-type="float" office:value="79.900002" calcext:value-type="float">
            <text:p>79.900002</text:p>
          </table:table-cell>
          <table:table-cell office:value-type="float" office:value="12343900" calcext:value-type="float">
            <text:p>12343900</text:p>
          </table:table-cell>
          <table:table-cell table:formula="of:=([.B2246]-[.B2245])*[.C2246]+([.C2246]-[.C2245])*[.B2246]" office:value-type="float" office:value="119272633.1731" calcext:value-type="float">
            <text:p>119,272,633.17</text:p>
          </table:table-cell>
        </table:table-row>
        <table:table-row table:style-name="ro1">
          <table:table-cell table:style-name="ce1" office:value-type="string" calcext:value-type="string">
            <text:p>2016-02-12</text:p>
          </table:table-cell>
          <table:table-cell office:value-type="float" office:value="80.989998" calcext:value-type="float">
            <text:p>80.989998</text:p>
          </table:table-cell>
          <table:table-cell office:value-type="float" office:value="9306100" calcext:value-type="float">
            <text:p>9306100</text:p>
          </table:table-cell>
          <table:table-cell table:formula="of:=([.B2247]-[.B2246])*[.C2247]+([.C2247]-[.C2246])*[.B2247]" office:value-type="float" office:value="-235887804.1488" calcext:value-type="float">
            <text:p>-235,887,804.15</text:p>
          </table:table-cell>
        </table:table-row>
        <table:table-row table:style-name="ro1">
          <table:table-cell table:style-name="ce1" office:value-type="string" calcext:value-type="string">
            <text:p>2016-02-16</text:p>
          </table:table-cell>
          <table:table-cell office:value-type="float" office:value="81.470001" calcext:value-type="float">
            <text:p>81.470001</text:p>
          </table:table-cell>
          <table:table-cell office:value-type="float" office:value="9352600" calcext:value-type="float">
            <text:p>9352600</text:p>
          </table:table-cell>
          <table:table-cell table:formula="of:=([.B2248]-[.B2247])*[.C2248]+([.C2248]-[.C2247])*[.B2248]" office:value-type="float" office:value="8277631.10429997" calcext:value-type="float">
            <text:p>8,277,631.10</text:p>
          </table:table-cell>
        </table:table-row>
        <table:table-row table:style-name="ro1">
          <table:table-cell table:style-name="ce1" office:value-type="string" calcext:value-type="string">
            <text:p>2016-02-17</text:p>
          </table:table-cell>
          <table:table-cell office:value-type="float" office:value="82.449997" calcext:value-type="float">
            <text:p>82.449997</text:p>
          </table:table-cell>
          <table:table-cell office:value-type="float" office:value="10892900" calcext:value-type="float">
            <text:p>10892900</text:p>
          </table:table-cell>
          <table:table-cell table:formula="of:=([.B2249]-[.B2248])*[.C2249]+([.C2249]-[.C2248])*[.B2249]" office:value-type="float" office:value="137672728.8075" calcext:value-type="float">
            <text:p>137,672,728.81</text:p>
          </table:table-cell>
        </table:table-row>
        <table:table-row table:style-name="ro1">
          <table:table-cell table:style-name="ce1" office:value-type="string" calcext:value-type="string">
            <text:p>2016-02-18</text:p>
          </table:table-cell>
          <table:table-cell office:value-type="float" office:value="81.980003" calcext:value-type="float">
            <text:p>81.980003</text:p>
          </table:table-cell>
          <table:table-cell office:value-type="float" office:value="7702600" calcext:value-type="float">
            <text:p>7702600</text:p>
          </table:table-cell>
          <table:table-cell table:formula="of:=([.B2250]-[.B2249])*[.C2250]+([.C2250]-[.C2249])*[.B2250]" office:value-type="float" office:value="-265160979.3553" calcext:value-type="float">
            <text:p>-265,160,979.36</text:p>
          </table:table-cell>
        </table:table-row>
        <table:table-row table:style-name="ro1">
          <table:table-cell table:style-name="ce1" office:value-type="string" calcext:value-type="string">
            <text:p>2016-02-19</text:p>
          </table:table-cell>
          <table:table-cell office:value-type="float" office:value="81.790001" calcext:value-type="float">
            <text:p>81.790001</text:p>
          </table:table-cell>
          <table:table-cell office:value-type="float" office:value="7709600" calcext:value-type="float">
            <text:p>7709600</text:p>
          </table:table-cell>
          <table:table-cell table:formula="of:=([.B2251]-[.B2250])*[.C2251]+([.C2251]-[.C2250])*[.B2251]" office:value-type="float" office:value="-892309.412199944" calcext:value-type="float">
            <text:p>-892,309.41</text:p>
          </table:table-cell>
        </table:table-row>
        <table:table-row table:style-name="ro1">
          <table:table-cell table:style-name="ce1" office:value-type="string" calcext:value-type="string">
            <text:p>2016-02-22</text:p>
          </table:table-cell>
          <table:table-cell office:value-type="float" office:value="82.129997" calcext:value-type="float">
            <text:p>82.129997</text:p>
          </table:table-cell>
          <table:table-cell office:value-type="float" office:value="6916500" calcext:value-type="float">
            <text:p>6916500</text:p>
          </table:table-cell>
          <table:table-cell table:formula="of:=([.B2252]-[.B2251])*[.C2252]+([.C2252]-[.C2251])*[.B2252]" office:value-type="float" office:value="-62785718.2867" calcext:value-type="float">
            <text:p>-62,785,718.29</text:p>
          </table:table-cell>
        </table:table-row>
        <table:table-row table:style-name="ro1">
          <table:table-cell table:style-name="ce1" office:value-type="string" calcext:value-type="string">
            <text:p>2016-02-23</text:p>
          </table:table-cell>
          <table:table-cell office:value-type="float" office:value="81.809998" calcext:value-type="float">
            <text:p>81.809998</text:p>
          </table:table-cell>
          <table:table-cell office:value-type="float" office:value="5840600" calcext:value-type="float">
            <text:p>5840600</text:p>
          </table:table-cell>
          <table:table-cell table:formula="of:=([.B2253]-[.B2252])*[.C2253]+([.C2253]-[.C2252])*[.B2253]" office:value-type="float" office:value="-89888363.0076001" calcext:value-type="float">
            <text:p>-89,888,363.01</text:p>
          </table:table-cell>
        </table:table-row>
        <table:table-row table:style-name="ro1">
          <table:table-cell table:style-name="ce1" office:value-type="string" calcext:value-type="string">
            <text:p>2016-02-24</text:p>
          </table:table-cell>
          <table:table-cell office:value-type="float" office:value="81.559998" calcext:value-type="float">
            <text:p>81.559998</text:p>
          </table:table-cell>
          <table:table-cell office:value-type="float" office:value="6759800" calcext:value-type="float">
            <text:p>6759800</text:p>
          </table:table-cell>
          <table:table-cell table:formula="of:=([.B2254]-[.B2253])*[.C2254]+([.C2254]-[.C2253])*[.B2254]" office:value-type="float" office:value="73280000.1616" calcext:value-type="float">
            <text:p>73,280,000.16</text:p>
          </table:table-cell>
        </table:table-row>
        <table:table-row table:style-name="ro1">
          <table:table-cell table:style-name="ce1" office:value-type="string" calcext:value-type="string">
            <text:p>2016-02-25</text:p>
          </table:table-cell>
          <table:table-cell office:value-type="float" office:value="82.339996" calcext:value-type="float">
            <text:p>82.339996</text:p>
          </table:table-cell>
          <table:table-cell office:value-type="float" office:value="6789700" calcext:value-type="float">
            <text:p>6789700</text:p>
          </table:table-cell>
          <table:table-cell table:formula="of:=([.B2255]-[.B2254])*[.C2255]+([.C2255]-[.C2254])*[.B2255]" office:value-type="float" office:value="7757918.30100004" calcext:value-type="float">
            <text:p>7,757,918.30</text:p>
          </table:table-cell>
        </table:table-row>
        <table:table-row table:style-name="ro1">
          <table:table-cell table:style-name="ce1" office:value-type="string" calcext:value-type="string">
            <text:p>2016-02-26</text:p>
          </table:table-cell>
          <table:table-cell office:value-type="float" office:value="81.099998" calcext:value-type="float">
            <text:p>81.099998</text:p>
          </table:table-cell>
          <table:table-cell office:value-type="float" office:value="9281100" calcext:value-type="float">
            <text:p>9281100</text:p>
          </table:table-cell>
          <table:table-cell table:formula="of:=([.B2256]-[.B2255])*[.C2256]+([.C2256]-[.C2255])*[.B2256]" office:value-type="float" office:value="190543989.5794" calcext:value-type="float">
            <text:p>190,543,989.58</text:p>
          </table:table-cell>
        </table:table-row>
        <table:table-row table:style-name="ro1">
          <table:table-cell table:style-name="ce1" office:value-type="string" calcext:value-type="string">
            <text:p>2016-02-29</text:p>
          </table:table-cell>
          <table:table-cell office:value-type="float" office:value="80.290001" calcext:value-type="float">
            <text:p>80.290001</text:p>
          </table:table-cell>
          <table:table-cell office:value-type="float" office:value="11065300" calcext:value-type="float">
            <text:p>11065300</text:p>
          </table:table-cell>
          <table:table-cell table:formula="of:=([.B2257]-[.B2256])*[.C2257]+([.C2257]-[.C2256])*[.B2257]" office:value-type="float" office:value="134290559.9801" calcext:value-type="float">
            <text:p>134,290,559.98</text:p>
          </table:table-cell>
        </table:table-row>
        <table:table-row table:style-name="ro1">
          <table:table-cell table:style-name="ce1" office:value-type="string" calcext:value-type="string">
            <text:p>2016-03-01</text:p>
          </table:table-cell>
          <table:table-cell office:value-type="float" office:value="81.230003" calcext:value-type="float">
            <text:p>81.230003</text:p>
          </table:table-cell>
          <table:table-cell office:value-type="float" office:value="9483900" calcext:value-type="float">
            <text:p>9483900</text:p>
          </table:table-cell>
          <table:table-cell table:formula="of:=([.B2258]-[.B2257])*[.C2258]+([.C2258]-[.C2257])*[.B2258]" office:value-type="float" office:value="-119542241.7764" calcext:value-type="float">
            <text:p>-119,542,241.78</text:p>
          </table:table-cell>
        </table:table-row>
        <table:table-row table:style-name="ro1">
          <table:table-cell table:style-name="ce1" office:value-type="string" calcext:value-type="string">
            <text:p>2016-03-02</text:p>
          </table:table-cell>
          <table:table-cell office:value-type="float" office:value="82.550003" calcext:value-type="float">
            <text:p>82.550003</text:p>
          </table:table-cell>
          <table:table-cell office:value-type="float" office:value="12096600" calcext:value-type="float">
            <text:p>12096600</text:p>
          </table:table-cell>
          <table:table-cell table:formula="of:=([.B2259]-[.B2258])*[.C2259]+([.C2259]-[.C2258])*[.B2259]" office:value-type="float" office:value="231645904.8381" calcext:value-type="float">
            <text:p>231,645,904.84</text:p>
          </table:table-cell>
        </table:table-row>
        <table:table-row table:style-name="ro1">
          <table:table-cell table:style-name="ce1" office:value-type="string" calcext:value-type="string">
            <text:p>2016-03-03</text:p>
          </table:table-cell>
          <table:table-cell office:value-type="float" office:value="82.839996" calcext:value-type="float">
            <text:p>82.839996</text:p>
          </table:table-cell>
          <table:table-cell office:value-type="float" office:value="8747100" calcext:value-type="float">
            <text:p>8747100</text:p>
          </table:table-cell>
          <table:table-cell table:formula="of:=([.B2260]-[.B2259])*[.C2260]+([.C2260]-[.C2259])*[.B2260]" office:value-type="float" office:value="-274935968.8317" calcext:value-type="float">
            <text:p>-274,935,968.83</text:p>
          </table:table-cell>
        </table:table-row>
        <table:table-row table:style-name="ro1">
          <table:table-cell table:style-name="ce1" office:value-type="string" calcext:value-type="string">
            <text:p>2016-03-04</text:p>
          </table:table-cell>
          <table:table-cell office:value-type="float" office:value="83.489998" calcext:value-type="float">
            <text:p>83.489998</text:p>
          </table:table-cell>
          <table:table-cell office:value-type="float" office:value="9406700" calcext:value-type="float">
            <text:p>9406700</text:p>
          </table:table-cell>
          <table:table-cell table:formula="of:=([.B2261]-[.B2260])*[.C2261]+([.C2261]-[.C2260])*[.B2261]" office:value-type="float" office:value="61184376.4942" calcext:value-type="float">
            <text:p>61,184,376.49</text:p>
          </table:table-cell>
        </table:table-row>
        <table:table-row table:style-name="ro1">
          <table:table-cell table:style-name="ce1" office:value-type="string" calcext:value-type="string">
            <text:p>2016-03-07</text:p>
          </table:table-cell>
          <table:table-cell office:value-type="float" office:value="83.099998" calcext:value-type="float">
            <text:p>83.099998</text:p>
          </table:table-cell>
          <table:table-cell office:value-type="float" office:value="6792400" calcext:value-type="float">
            <text:p>6792400</text:p>
          </table:table-cell>
          <table:table-cell table:formula="of:=([.B2262]-[.B2261])*[.C2262]+([.C2262]-[.C2261])*[.B2262]" office:value-type="float" office:value="-219897360.7714" calcext:value-type="float">
            <text:p>-219,897,360.77</text:p>
          </table:table-cell>
        </table:table-row>
        <table:table-row table:style-name="ro1">
          <table:table-cell table:style-name="ce1" office:value-type="string" calcext:value-type="string">
            <text:p>2016-03-08</text:p>
          </table:table-cell>
          <table:table-cell office:value-type="float" office:value="83.059998" calcext:value-type="float">
            <text:p>83.059998</text:p>
          </table:table-cell>
          <table:table-cell office:value-type="float" office:value="7788400" calcext:value-type="float">
            <text:p>7788400</text:p>
          </table:table-cell>
          <table:table-cell table:formula="of:=([.B2263]-[.B2262])*[.C2263]+([.C2263]-[.C2262])*[.B2263]" office:value-type="float" office:value="82416222.008" calcext:value-type="float">
            <text:p>82,416,222.01</text:p>
          </table:table-cell>
        </table:table-row>
        <table:table-row table:style-name="ro1">
          <table:table-cell table:style-name="ce1" office:value-type="string" calcext:value-type="string">
            <text:p>2016-03-09</text:p>
          </table:table-cell>
          <table:table-cell office:value-type="float" office:value="82.959999" calcext:value-type="float">
            <text:p>82.959999</text:p>
          </table:table-cell>
          <table:table-cell office:value-type="float" office:value="8954800" calcext:value-type="float">
            <text:p>8954800</text:p>
          </table:table-cell>
          <table:table-cell table:formula="of:=([.B2264]-[.B2263])*[.C2264]+([.C2264]-[.C2263])*[.B2264]" office:value-type="float" office:value="95869071.7884" calcext:value-type="float">
            <text:p>95,869,071.79</text:p>
          </table:table-cell>
        </table:table-row>
        <table:table-row table:style-name="ro1">
          <table:table-cell table:style-name="ce1" office:value-type="string" calcext:value-type="string">
            <text:p>2016-03-10</text:p>
          </table:table-cell>
          <table:table-cell office:value-type="float" office:value="82.279999" calcext:value-type="float">
            <text:p>82.279999</text:p>
          </table:table-cell>
          <table:table-cell office:value-type="float" office:value="10385600" calcext:value-type="float">
            <text:p>10385600</text:p>
          </table:table-cell>
          <table:table-cell table:formula="of:=([.B2265]-[.B2264])*[.C2265]+([.C2265]-[.C2264])*[.B2265]" office:value-type="float" office:value="110664014.5692" calcext:value-type="float">
            <text:p>110,664,014.57</text:p>
          </table:table-cell>
        </table:table-row>
        <table:table-row table:style-name="ro1">
          <table:table-cell table:style-name="ce1" office:value-type="string" calcext:value-type="string">
            <text:p>2016-03-11</text:p>
          </table:table-cell>
          <table:table-cell office:value-type="float" office:value="81.75" calcext:value-type="float">
            <text:p>81.75</text:p>
          </table:table-cell>
          <table:table-cell office:value-type="float" office:value="11109500" calcext:value-type="float">
            <text:p>11109500</text:p>
          </table:table-cell>
          <table:table-cell table:formula="of:=([.B2266]-[.B2265])*[.C2266]+([.C2266]-[.C2265])*[.B2266]" office:value-type="float" office:value="53290801.1095" calcext:value-type="float">
            <text:p>53,290,801.11</text:p>
          </table:table-cell>
        </table:table-row>
        <table:table-row table:style-name="ro1">
          <table:table-cell table:style-name="ce1" office:value-type="string" calcext:value-type="string">
            <text:p>2016-03-14</text:p>
          </table:table-cell>
          <table:table-cell office:value-type="float" office:value="81.169998" calcext:value-type="float">
            <text:p>81.169998</text:p>
          </table:table-cell>
          <table:table-cell office:value-type="float" office:value="12389300" calcext:value-type="float">
            <text:p>12389300</text:p>
          </table:table-cell>
          <table:table-cell table:formula="of:=([.B2267]-[.B2266])*[.C2267]+([.C2267]-[.C2266])*[.B2267]" office:value-type="float" office:value="96695544.6618001" calcext:value-type="float">
            <text:p>96,695,544.66</text:p>
          </table:table-cell>
        </table:table-row>
        <table:table-row table:style-name="ro1">
          <table:table-cell table:style-name="ce1" office:value-type="string" calcext:value-type="string">
            <text:p>2016-03-15</text:p>
          </table:table-cell>
          <table:table-cell office:value-type="float" office:value="81.309998" calcext:value-type="float">
            <text:p>81.309998</text:p>
          </table:table-cell>
          <table:table-cell office:value-type="float" office:value="9297800" calcext:value-type="float">
            <text:p>9297800</text:p>
          </table:table-cell>
          <table:table-cell table:formula="of:=([.B2268]-[.B2267])*[.C2268]+([.C2268]-[.C2267])*[.B2268]" office:value-type="float" office:value="-250068166.817" calcext:value-type="float">
            <text:p>-250,068,166.82</text:p>
          </table:table-cell>
        </table:table-row>
        <table:table-row table:style-name="ro1">
          <table:table-cell table:style-name="ce1" office:value-type="string" calcext:value-type="string">
            <text:p>2016-03-16</text:p>
          </table:table-cell>
          <table:table-cell office:value-type="float" office:value="81.339996" calcext:value-type="float">
            <text:p>81.339996</text:p>
          </table:table-cell>
          <table:table-cell office:value-type="float" office:value="9490300" calcext:value-type="float">
            <text:p>9490300</text:p>
          </table:table-cell>
          <table:table-cell table:formula="of:=([.B2269]-[.B2268])*[.C2269]+([.C2269]-[.C2268])*[.B2269]" office:value-type="float" office:value="15942639.2494001" calcext:value-type="float">
            <text:p>15,942,639.25</text:p>
          </table:table-cell>
        </table:table-row>
        <table:table-row table:style-name="ro1">
          <table:table-cell table:style-name="ce1" office:value-type="string" calcext:value-type="string">
            <text:p>2016-03-17</text:p>
          </table:table-cell>
          <table:table-cell office:value-type="float" office:value="82.75" calcext:value-type="float">
            <text:p>82.75</text:p>
          </table:table-cell>
          <table:table-cell office:value-type="float" office:value="12061500" calcext:value-type="float">
            <text:p>12061500</text:p>
          </table:table-cell>
          <table:table-cell table:formula="of:=([.B2270]-[.B2269])*[.C2270]+([.C2270]-[.C2269])*[.B2270]" office:value-type="float" office:value="229773563.246" calcext:value-type="float">
            <text:p>229,773,563.25</text:p>
          </table:table-cell>
        </table:table-row>
        <table:table-row table:style-name="ro1">
          <table:table-cell table:style-name="ce1" office:value-type="string" calcext:value-type="string">
            <text:p>2016-03-18</text:p>
          </table:table-cell>
          <table:table-cell office:value-type="float" office:value="83.150002" calcext:value-type="float">
            <text:p>83.150002</text:p>
          </table:table-cell>
          <table:table-cell office:value-type="float" office:value="33635200" calcext:value-type="float">
            <text:p>33635200</text:p>
          </table:table-cell>
          <table:table-cell table:formula="of:=([.B2271]-[.B2270])*[.C2271]+([.C2271]-[.C2270])*[.B2271]" office:value-type="float" office:value="1807307345.4178" calcext:value-type="float">
            <text:p>1,807,307,345.42</text:p>
          </table:table-cell>
        </table:table-row>
        <table:table-row table:style-name="ro1">
          <table:table-cell table:style-name="ce1" office:value-type="string" calcext:value-type="string">
            <text:p>2016-03-21</text:p>
          </table:table-cell>
          <table:table-cell office:value-type="float" office:value="83.32" calcext:value-type="float">
            <text:p>83.32</text:p>
          </table:table-cell>
          <table:table-cell office:value-type="float" office:value="8625600" calcext:value-type="float">
            <text:p>8625600</text:p>
          </table:table-cell>
          <table:table-cell table:formula="of:=([.B2272]-[.B2271])*[.C2272]+([.C2272]-[.C2271])*[.B2272]" office:value-type="float" office:value="-2082333537.2512" calcext:value-type="float">
            <text:p>-2,082,333,537.25</text:p>
          </table:table-cell>
        </table:table-row>
        <table:table-row table:style-name="ro1">
          <table:table-cell table:style-name="ce1" office:value-type="string" calcext:value-type="string">
            <text:p>2016-03-22</text:p>
          </table:table-cell>
          <table:table-cell office:value-type="float" office:value="82.739998" calcext:value-type="float">
            <text:p>82.739998</text:p>
          </table:table-cell>
          <table:table-cell office:value-type="float" office:value="7205900" calcext:value-type="float">
            <text:p>7205900</text:p>
          </table:table-cell>
          <table:table-cell table:formula="of:=([.B2273]-[.B2272])*[.C2273]+([.C2273]-[.C2272])*[.B2273]" office:value-type="float" office:value="-121645411.5724" calcext:value-type="float">
            <text:p>-121,645,411.57</text:p>
          </table:table-cell>
        </table:table-row>
        <table:table-row table:style-name="ro1">
          <table:table-cell table:style-name="ce1" office:value-type="string" calcext:value-type="string">
            <text:p>2016-03-23</text:p>
          </table:table-cell>
          <table:table-cell office:value-type="float" office:value="82.82" calcext:value-type="float">
            <text:p>82.82</text:p>
          </table:table-cell>
          <table:table-cell office:value-type="float" office:value="5594600" calcext:value-type="float">
            <text:p>5594600</text:p>
          </table:table-cell>
          <table:table-cell table:formula="of:=([.B2274]-[.B2273])*[.C2274]+([.C2274]-[.C2273])*[.B2274]" office:value-type="float" office:value="-133000286.8108" calcext:value-type="float">
            <text:p>-133,000,286.81</text:p>
          </table:table-cell>
        </table:table-row>
        <table:table-row table:style-name="ro1">
          <table:table-cell table:style-name="ce1" office:value-type="string" calcext:value-type="string">
            <text:p>2016-03-24</text:p>
          </table:table-cell>
          <table:table-cell office:value-type="float" office:value="82.889999" calcext:value-type="float">
            <text:p>82.889999</text:p>
          </table:table-cell>
          <table:table-cell office:value-type="float" office:value="6645700" calcext:value-type="float">
            <text:p>6645700</text:p>
          </table:table-cell>
          <table:table-cell table:formula="of:=([.B2275]-[.B2274])*[.C2275]+([.C2275]-[.C2274])*[.B2275]" office:value-type="float" office:value="87590870.3032001" calcext:value-type="float">
            <text:p>87,590,870.30</text:p>
          </table:table-cell>
        </table:table-row>
        <table:table-row table:style-name="ro1">
          <table:table-cell table:style-name="ce1" office:value-type="string" calcext:value-type="string">
            <text:p>2016-03-28</text:p>
          </table:table-cell>
          <table:table-cell office:value-type="float" office:value="82.620003" calcext:value-type="float">
            <text:p>82.620003</text:p>
          </table:table-cell>
          <table:table-cell office:value-type="float" office:value="4988500" calcext:value-type="float">
            <text:p>4988500</text:p>
          </table:table-cell>
          <table:table-cell table:formula="of:=([.B2276]-[.B2275])*[.C2276]+([.C2276]-[.C2275])*[.B2276]" office:value-type="float" office:value="-138264744.0176" calcext:value-type="float">
            <text:p>-138,264,744.02</text:p>
          </table:table-cell>
        </table:table-row>
        <table:table-row table:style-name="ro1">
          <table:table-cell table:style-name="ce1" office:value-type="string" calcext:value-type="string">
            <text:p>2016-03-29</text:p>
          </table:table-cell>
          <table:table-cell office:value-type="float" office:value="82.800003" calcext:value-type="float">
            <text:p>82.800003</text:p>
          </table:table-cell>
          <table:table-cell office:value-type="float" office:value="6731400" calcext:value-type="float">
            <text:p>6731400</text:p>
          </table:table-cell>
          <table:table-cell table:formula="of:=([.B2277]-[.B2276])*[.C2277]+([.C2277]-[.C2276])*[.B2277]" office:value-type="float" office:value="145523777.2287" calcext:value-type="float">
            <text:p>145,523,777.23</text:p>
          </table:table-cell>
        </table:table-row>
        <table:table-row table:style-name="ro1">
          <table:table-cell table:style-name="ce1" office:value-type="string" calcext:value-type="string">
            <text:p>2016-03-30</text:p>
          </table:table-cell>
          <table:table-cell office:value-type="float" office:value="82.68" calcext:value-type="float">
            <text:p>82.68</text:p>
          </table:table-cell>
          <table:table-cell office:value-type="float" office:value="6925400" calcext:value-type="float">
            <text:p>6925400</text:p>
          </table:table-cell>
          <table:table-cell table:formula="of:=([.B2278]-[.B2277])*[.C2278]+([.C2278]-[.C2277])*[.B2278]" office:value-type="float" office:value="15208851.2238" calcext:value-type="float">
            <text:p>15,208,851.22</text:p>
          </table:table-cell>
        </table:table-row>
        <table:table-row table:style-name="ro1">
          <table:table-cell table:style-name="ce1" office:value-type="string" calcext:value-type="string">
            <text:p>2016-03-31</text:p>
          </table:table-cell>
          <table:table-cell office:value-type="float" office:value="82.309998" calcext:value-type="float">
            <text:p>82.309998</text:p>
          </table:table-cell>
          <table:table-cell office:value-type="float" office:value="6819200" calcext:value-type="float">
            <text:p>6819200</text:p>
          </table:table-cell>
          <table:table-cell table:formula="of:=([.B2279]-[.B2278])*[.C2279]+([.C2279]-[.C2278])*[.B2279]" office:value-type="float" office:value="-11264439.4260001" calcext:value-type="float">
            <text:p>-11,264,439.43</text:p>
          </table:table-cell>
        </table:table-row>
        <table:table-row table:style-name="ro1">
          <table:table-cell table:style-name="ce1" office:value-type="string" calcext:value-type="string">
            <text:p>2016-04-01</text:p>
          </table:table-cell>
          <table:table-cell office:value-type="float" office:value="83.529999" calcext:value-type="float">
            <text:p>83.529999</text:p>
          </table:table-cell>
          <table:table-cell office:value-type="float" office:value="8028600" calcext:value-type="float">
            <text:p>8028600</text:p>
          </table:table-cell>
          <table:table-cell table:formula="of:=([.B2280]-[.B2279])*[.C2280]+([.C2280]-[.C2279])*[.B2280]" office:value-type="float" office:value="110816080.8192" calcext:value-type="float">
            <text:p>110,816,080.82</text:p>
          </table:table-cell>
        </table:table-row>
        <table:table-row table:style-name="ro1">
          <table:table-cell table:style-name="ce1" office:value-type="string" calcext:value-type="string">
            <text:p>2016-04-04</text:p>
          </table:table-cell>
          <table:table-cell office:value-type="float" office:value="83.209999" calcext:value-type="float">
            <text:p>83.209999</text:p>
          </table:table-cell>
          <table:table-cell office:value-type="float" office:value="5593400" calcext:value-type="float">
            <text:p>5593400</text:p>
          </table:table-cell>
          <table:table-cell table:formula="of:=([.B2281]-[.B2280])*[.C2281]+([.C2281]-[.C2280])*[.B2281]" office:value-type="float" office:value="-204422877.5648" calcext:value-type="float">
            <text:p>-204,422,877.56</text:p>
          </table:table-cell>
        </table:table-row>
        <table:table-row table:style-name="ro1">
          <table:table-cell table:style-name="ce1" office:value-type="string" calcext:value-type="string">
            <text:p>2016-04-05</text:p>
          </table:table-cell>
          <table:table-cell office:value-type="float" office:value="83.160004" calcext:value-type="float">
            <text:p>83.160004</text:p>
          </table:table-cell>
          <table:table-cell office:value-type="float" office:value="5259100" calcext:value-type="float">
            <text:p>5259100</text:p>
          </table:table-cell>
          <table:table-cell table:formula="of:=([.B2282]-[.B2281])*[.C2282]+([.C2282]-[.C2281])*[.B2282]" office:value-type="float" office:value="-28063318.0417" calcext:value-type="float">
            <text:p>-28,063,318.04</text:p>
          </table:table-cell>
        </table:table-row>
        <table:table-row table:style-name="ro1">
          <table:table-cell table:style-name="ce1" office:value-type="string" calcext:value-type="string">
            <text:p>2016-04-06</text:p>
          </table:table-cell>
          <table:table-cell office:value-type="float" office:value="83.809998" calcext:value-type="float">
            <text:p>83.809998</text:p>
          </table:table-cell>
          <table:table-cell office:value-type="float" office:value="6292100" calcext:value-type="float">
            <text:p>6292100</text:p>
          </table:table-cell>
          <table:table-cell table:formula="of:=([.B2283]-[.B2282])*[.C2283]+([.C2283]-[.C2282])*[.B2283]" office:value-type="float" office:value="90665555.1813999" calcext:value-type="float">
            <text:p>90,665,555.18</text:p>
          </table:table-cell>
        </table:table-row>
        <table:table-row table:style-name="ro1">
          <table:table-cell table:style-name="ce1" office:value-type="string" calcext:value-type="string">
            <text:p>2016-04-07</text:p>
          </table:table-cell>
          <table:table-cell office:value-type="float" office:value="83.239998" calcext:value-type="float">
            <text:p>83.239998</text:p>
          </table:table-cell>
          <table:table-cell office:value-type="float" office:value="6655900" calcext:value-type="float">
            <text:p>6655900</text:p>
          </table:table-cell>
          <table:table-cell table:formula="of:=([.B2284]-[.B2283])*[.C2284]+([.C2284]-[.C2283])*[.B2284]" office:value-type="float" office:value="26488848.2724" calcext:value-type="float">
            <text:p>26,488,848.27</text:p>
          </table:table-cell>
        </table:table-row>
        <table:table-row table:style-name="ro1">
          <table:table-cell table:style-name="ce1" office:value-type="string" calcext:value-type="string">
            <text:p>2016-04-08</text:p>
          </table:table-cell>
          <table:table-cell office:value-type="float" office:value="83.199997" calcext:value-type="float">
            <text:p>83.199997</text:p>
          </table:table-cell>
          <table:table-cell office:value-type="float" office:value="5453000" calcext:value-type="float">
            <text:p>5453000</text:p>
          </table:table-cell>
          <table:table-cell table:formula="of:=([.B2285]-[.B2284])*[.C2285]+([.C2285]-[.C2284])*[.B2285]" office:value-type="float" office:value="-100299401.8443" calcext:value-type="float">
            <text:p>-100,299,401.84</text:p>
          </table:table-cell>
        </table:table-row>
        <table:table-row table:style-name="ro1">
          <table:table-cell table:style-name="ce1" office:value-type="string" calcext:value-type="string">
            <text:p>2016-04-11</text:p>
          </table:table-cell>
          <table:table-cell office:value-type="float" office:value="82.730003" calcext:value-type="float">
            <text:p>82.730003</text:p>
          </table:table-cell>
          <table:table-cell office:value-type="float" office:value="7081500" calcext:value-type="float">
            <text:p>7081500</text:p>
          </table:table-cell>
          <table:table-cell table:formula="of:=([.B2286]-[.B2285])*[.C2286]+([.C2286]-[.C2285])*[.B2286]" office:value-type="float" office:value="131397547.3745" calcext:value-type="float">
            <text:p>131,397,547.37</text:p>
          </table:table-cell>
        </table:table-row>
        <table:table-row table:style-name="ro1">
          <table:table-cell table:style-name="ce1" office:value-type="string" calcext:value-type="string">
            <text:p>2016-04-12</text:p>
          </table:table-cell>
          <table:table-cell office:value-type="float" office:value="82.830002" calcext:value-type="float">
            <text:p>82.830002</text:p>
          </table:table-cell>
          <table:table-cell office:value-type="float" office:value="7081600" calcext:value-type="float">
            <text:p>7081600</text:p>
          </table:table-cell>
          <table:table-cell table:formula="of:=([.B2287]-[.B2286])*[.C2287]+([.C2287]-[.C2286])*[.B2287]" office:value-type="float" office:value="716435.918599978" calcext:value-type="float">
            <text:p>716,435.92</text:p>
          </table:table-cell>
        </table:table-row>
        <table:table-row table:style-name="ro1">
          <table:table-cell table:style-name="ce1" office:value-type="string" calcext:value-type="string">
            <text:p>2016-04-13</text:p>
          </table:table-cell>
          <table:table-cell office:value-type="float" office:value="82.459999" calcext:value-type="float">
            <text:p>82.459999</text:p>
          </table:table-cell>
          <table:table-cell office:value-type="float" office:value="11738600" calcext:value-type="float">
            <text:p>11738600</text:p>
          </table:table-cell>
          <table:table-cell table:formula="of:=([.B2288]-[.B2287])*[.C2288]+([.C2288]-[.C2287])*[.B2288]" office:value-type="float" office:value="379672898.1272" calcext:value-type="float">
            <text:p>379,672,898.13</text:p>
          </table:table-cell>
        </table:table-row>
        <table:table-row table:style-name="ro1">
          <table:table-cell table:style-name="ce1" office:value-type="string" calcext:value-type="string">
            <text:p>2016-04-14</text:p>
          </table:table-cell>
          <table:table-cell office:value-type="float" office:value="82.010002" calcext:value-type="float">
            <text:p>82.010002</text:p>
          </table:table-cell>
          <table:table-cell office:value-type="float" office:value="6904400" calcext:value-type="float">
            <text:p>6904400</text:p>
          </table:table-cell>
          <table:table-cell table:formula="of:=([.B2289]-[.B2288])*[.C2289]+([.C2289]-[.C2288])*[.B2289]" office:value-type="float" office:value="-399559710.9552" calcext:value-type="float">
            <text:p>-399,559,710.96</text:p>
          </table:table-cell>
        </table:table-row>
        <table:table-row table:style-name="ro1">
          <table:table-cell table:style-name="ce1" office:value-type="string" calcext:value-type="string">
            <text:p>2016-04-15</text:p>
          </table:table-cell>
          <table:table-cell office:value-type="float" office:value="82.300003" calcext:value-type="float">
            <text:p>82.300003</text:p>
          </table:table-cell>
          <table:table-cell office:value-type="float" office:value="7299300" calcext:value-type="float">
            <text:p>7299300</text:p>
          </table:table-cell>
          <table:table-cell table:formula="of:=([.B2290]-[.B2289])*[.C2290]+([.C2290]-[.C2289])*[.B2290]" office:value-type="float" office:value="34617075.484" calcext:value-type="float">
            <text:p>34,617,075.48</text:p>
          </table:table-cell>
        </table:table-row>
        <table:table-row table:style-name="ro1">
          <table:table-cell table:style-name="ce1" office:value-type="string" calcext:value-type="string">
            <text:p>2016-04-18</text:p>
          </table:table-cell>
          <table:table-cell office:value-type="float" office:value="82.830002" calcext:value-type="float">
            <text:p>82.830002</text:p>
          </table:table-cell>
          <table:table-cell office:value-type="float" office:value="5545000" calcext:value-type="float">
            <text:p>5545000</text:p>
          </table:table-cell>
          <table:table-cell table:formula="of:=([.B2291]-[.B2290])*[.C2291]+([.C2291]-[.C2290])*[.B2291]" office:value-type="float" office:value="-142369828.0536" calcext:value-type="float">
            <text:p>-142,369,828.05</text:p>
          </table:table-cell>
        </table:table-row>
        <table:table-row table:style-name="ro1">
          <table:table-cell table:style-name="ce1" office:value-type="string" calcext:value-type="string">
            <text:p>2016-04-19</text:p>
          </table:table-cell>
          <table:table-cell office:value-type="float" office:value="83.279999" calcext:value-type="float">
            <text:p>83.279999</text:p>
          </table:table-cell>
          <table:table-cell office:value-type="float" office:value="6606100" calcext:value-type="float">
            <text:p>6606100</text:p>
          </table:table-cell>
          <table:table-cell table:formula="of:=([.B2292]-[.B2291])*[.C2292]+([.C2292]-[.C2291])*[.B2292]" office:value-type="float" office:value="91341132.1206001" calcext:value-type="float">
            <text:p>91,341,132.12</text:p>
          </table:table-cell>
        </table:table-row>
        <table:table-row table:style-name="ro1">
          <table:table-cell table:style-name="ce1" office:value-type="string" calcext:value-type="string">
            <text:p>2016-04-20</text:p>
          </table:table-cell>
          <table:table-cell office:value-type="float" office:value="81.550003" calcext:value-type="float">
            <text:p>81.550003</text:p>
          </table:table-cell>
          <table:table-cell office:value-type="float" office:value="9124200" calcext:value-type="float">
            <text:p>9124200</text:p>
          </table:table-cell>
          <table:table-cell table:formula="of:=([.B2293]-[.B2292])*[.C2293]+([.C2293]-[.C2292])*[.B2293]" office:value-type="float" office:value="189566233.0511" calcext:value-type="float">
            <text:p>189,566,233.05</text:p>
          </table:table-cell>
        </table:table-row>
        <table:table-row table:style-name="ro1">
          <table:table-cell table:style-name="ce1" office:value-type="string" calcext:value-type="string">
            <text:p>2016-04-21</text:p>
          </table:table-cell>
          <table:table-cell office:value-type="float" office:value="80.800003" calcext:value-type="float">
            <text:p>80.800003</text:p>
          </table:table-cell>
          <table:table-cell office:value-type="float" office:value="8802100" calcext:value-type="float">
            <text:p>8802100</text:p>
          </table:table-cell>
          <table:table-cell table:formula="of:=([.B2294]-[.B2293])*[.C2294]+([.C2294]-[.C2293])*[.B2294]" office:value-type="float" office:value="-32627255.9663" calcext:value-type="float">
            <text:p>-32,627,255.97</text:p>
          </table:table-cell>
        </table:table-row>
        <table:table-row table:style-name="ro1">
          <table:table-cell table:style-name="ce1" office:value-type="string" calcext:value-type="string">
            <text:p>2016-04-22</text:p>
          </table:table-cell>
          <table:table-cell office:value-type="float" office:value="80.949997" calcext:value-type="float">
            <text:p>80.949997</text:p>
          </table:table-cell>
          <table:table-cell office:value-type="float" office:value="8027700" calcext:value-type="float">
            <text:p>8027700</text:p>
          </table:table-cell>
          <table:table-cell table:formula="of:=([.B2295]-[.B2294])*[.C2295]+([.C2295]-[.C2294])*[.B2295]" office:value-type="float" office:value="-61483570.8430001" calcext:value-type="float">
            <text:p>-61,483,570.84</text:p>
          </table:table-cell>
        </table:table-row>
        <table:table-row table:style-name="ro1">
          <table:table-cell table:style-name="ce1" office:value-type="string" calcext:value-type="string">
            <text:p>2016-04-25</text:p>
          </table:table-cell>
          <table:table-cell office:value-type="float" office:value="81.410004" calcext:value-type="float">
            <text:p>81.410004</text:p>
          </table:table-cell>
          <table:table-cell office:value-type="float" office:value="7672800" calcext:value-type="float">
            <text:p>7672800</text:p>
          </table:table-cell>
          <table:table-cell table:formula="of:=([.B2296]-[.B2295])*[.C2296]+([.C2296]-[.C2295])*[.B2296]" office:value-type="float" office:value="-25362868.71" calcext:value-type="float">
            <text:p>-25,362,868.71</text:p>
          </table:table-cell>
        </table:table-row>
        <table:table-row table:style-name="ro1">
          <table:table-cell table:style-name="ce1" office:value-type="string" calcext:value-type="string">
            <text:p>2016-04-26</text:p>
          </table:table-cell>
          <table:table-cell office:value-type="float" office:value="79.550003" calcext:value-type="float">
            <text:p>79.550003</text:p>
          </table:table-cell>
          <table:table-cell office:value-type="float" office:value="13742300" calcext:value-type="float">
            <text:p>13742300</text:p>
          </table:table-cell>
          <table:table-cell table:formula="of:=([.B2297]-[.B2296])*[.C2297]+([.C2297]-[.C2296])*[.B2297]" office:value-type="float" office:value="457268051.4662" calcext:value-type="float">
            <text:p>457,268,051.47</text:p>
          </table:table-cell>
        </table:table-row>
        <table:table-row table:style-name="ro1">
          <table:table-cell table:style-name="ce1" office:value-type="string" calcext:value-type="string">
            <text:p>2016-04-27</text:p>
          </table:table-cell>
          <table:table-cell office:value-type="float" office:value="79.889999" calcext:value-type="float">
            <text:p>79.889999</text:p>
          </table:table-cell>
          <table:table-cell office:value-type="float" office:value="7689700" calcext:value-type="float">
            <text:p>7689700</text:p>
          </table:table-cell>
          <table:table-cell table:formula="of:=([.B2298]-[.B2297])*[.C2298]+([.C2298]-[.C2297])*[.B2298]" office:value-type="float" office:value="-480927740.7062" calcext:value-type="float">
            <text:p>-480,927,740.71</text:p>
          </table:table-cell>
        </table:table-row>
        <table:table-row table:style-name="ro1">
          <table:table-cell table:style-name="ce1" office:value-type="string" calcext:value-type="string">
            <text:p>2016-04-28</text:p>
          </table:table-cell>
          <table:table-cell office:value-type="float" office:value="79.760002" calcext:value-type="float">
            <text:p>79.760002</text:p>
          </table:table-cell>
          <table:table-cell office:value-type="float" office:value="7615900" calcext:value-type="float">
            <text:p>7615900</text:p>
          </table:table-cell>
          <table:table-cell table:formula="of:=([.B2299]-[.B2298])*[.C2299]+([.C2299]-[.C2298])*[.B2299]" office:value-type="float" office:value="-6876332.29990002" calcext:value-type="float">
            <text:p>-6,876,332.30</text:p>
          </table:table-cell>
        </table:table-row>
        <table:table-row table:style-name="ro1">
          <table:table-cell table:style-name="ce1" office:value-type="string" calcext:value-type="string">
            <text:p>2016-04-29</text:p>
          </table:table-cell>
          <table:table-cell office:value-type="float" office:value="80.120003" calcext:value-type="float">
            <text:p>80.120003</text:p>
          </table:table-cell>
          <table:table-cell office:value-type="float" office:value="9391000" calcext:value-type="float">
            <text:p>9391000</text:p>
          </table:table-cell>
          <table:table-cell table:formula="of:=([.B2300]-[.B2299])*[.C2300]+([.C2300]-[.C2299])*[.B2300]" office:value-type="float" office:value="145601786.7163" calcext:value-type="float">
            <text:p>145,601,786.72</text:p>
          </table:table-cell>
        </table:table-row>
        <table:table-row table:style-name="ro1">
          <table:table-cell table:style-name="ce1" office:value-type="string" calcext:value-type="string">
            <text:p>2016-05-02</text:p>
          </table:table-cell>
          <table:table-cell office:value-type="float" office:value="80.970001" calcext:value-type="float">
            <text:p>80.970001</text:p>
          </table:table-cell>
          <table:table-cell office:value-type="float" office:value="7862600" calcext:value-type="float">
            <text:p>7862600</text:p>
          </table:table-cell>
          <table:table-cell table:formula="of:=([.B2301]-[.B2300])*[.C2301]+([.C2301]-[.C2300])*[.B2301]" office:value-type="float" office:value="-117071355.2536" calcext:value-type="float">
            <text:p>-117,071,355.25</text:p>
          </table:table-cell>
        </table:table-row>
        <table:table-row table:style-name="ro1">
          <table:table-cell table:style-name="ce1" office:value-type="string" calcext:value-type="string">
            <text:p>2016-05-03</text:p>
          </table:table-cell>
          <table:table-cell office:value-type="float" office:value="81.099998" calcext:value-type="float">
            <text:p>81.099998</text:p>
          </table:table-cell>
          <table:table-cell office:value-type="float" office:value="7569400" calcext:value-type="float">
            <text:p>7569400</text:p>
          </table:table-cell>
          <table:table-cell table:formula="of:=([.B2302]-[.B2301])*[.C2302]+([.C2302]-[.C2301])*[.B2302]" office:value-type="float" office:value="-22794520.1218" calcext:value-type="float">
            <text:p>-22,794,520.12</text:p>
          </table:table-cell>
        </table:table-row>
        <table:table-row table:style-name="ro1">
          <table:table-cell table:style-name="ce1" office:value-type="string" calcext:value-type="string">
            <text:p>2016-05-04</text:p>
          </table:table-cell>
          <table:table-cell office:value-type="float" office:value="81.599998" calcext:value-type="float">
            <text:p>81.599998</text:p>
          </table:table-cell>
          <table:table-cell office:value-type="float" office:value="7365900" calcext:value-type="float">
            <text:p>7365900</text:p>
          </table:table-cell>
          <table:table-cell table:formula="of:=([.B2303]-[.B2302])*[.C2303]+([.C2303]-[.C2302])*[.B2303]" office:value-type="float" office:value="-12922649.593" calcext:value-type="float">
            <text:p>-12,922,649.59</text:p>
          </table:table-cell>
        </table:table-row>
        <table:table-row table:style-name="ro1">
          <table:table-cell table:style-name="ce1" office:value-type="string" calcext:value-type="string">
            <text:p>2016-05-05</text:p>
          </table:table-cell>
          <table:table-cell office:value-type="float" office:value="81.300003" calcext:value-type="float">
            <text:p>81.300003</text:p>
          </table:table-cell>
          <table:table-cell office:value-type="float" office:value="6399500" calcext:value-type="float">
            <text:p>6399500</text:p>
          </table:table-cell>
          <table:table-cell table:formula="of:=([.B2304]-[.B2303])*[.C2304]+([.C2304]-[.C2303])*[.B2304]" office:value-type="float" office:value="-80488140.9017" calcext:value-type="float">
            <text:p>-80,488,140.90</text:p>
          </table:table-cell>
        </table:table-row>
        <table:table-row table:style-name="ro1">
          <table:table-cell table:style-name="ce1" office:value-type="string" calcext:value-type="string">
            <text:p>2016-05-06</text:p>
          </table:table-cell>
          <table:table-cell office:value-type="float" office:value="82.129997" calcext:value-type="float">
            <text:p>82.129997</text:p>
          </table:table-cell>
          <table:table-cell office:value-type="float" office:value="6297200" calcext:value-type="float">
            <text:p>6297200</text:p>
          </table:table-cell>
          <table:table-cell table:formula="of:=([.B2305]-[.B2304])*[.C2305]+([.C2305]-[.C2304])*[.B2305]" office:value-type="float" office:value="-3175260.4763" calcext:value-type="float">
            <text:p>-3,175,260.48</text:p>
          </table:table-cell>
        </table:table-row>
        <table:table-row table:style-name="ro1">
          <table:table-cell table:style-name="ce1" office:value-type="string" calcext:value-type="string">
            <text:p>2016-05-09</text:p>
          </table:table-cell>
          <table:table-cell office:value-type="float" office:value="82.120003" calcext:value-type="float">
            <text:p>82.120003</text:p>
          </table:table-cell>
          <table:table-cell office:value-type="float" office:value="6718800" calcext:value-type="float">
            <text:p>6718800</text:p>
          </table:table-cell>
          <table:table-cell table:formula="of:=([.B2306]-[.B2305])*[.C2306]+([.C2306]-[.C2305])*[.B2306]" office:value-type="float" office:value="34554645.5776" calcext:value-type="float">
            <text:p>34,554,645.58</text:p>
          </table:table-cell>
        </table:table-row>
        <table:table-row table:style-name="ro1">
          <table:table-cell table:style-name="ce1" office:value-type="string" calcext:value-type="string">
            <text:p>2016-05-10</text:p>
          </table:table-cell>
          <table:table-cell office:value-type="float" office:value="82.480003" calcext:value-type="float">
            <text:p>82.480003</text:p>
          </table:table-cell>
          <table:table-cell office:value-type="float" office:value="6222400" calcext:value-type="float">
            <text:p>6222400</text:p>
          </table:table-cell>
          <table:table-cell table:formula="of:=([.B2307]-[.B2306])*[.C2307]+([.C2307]-[.C2306])*[.B2307]" office:value-type="float" office:value="-38703009.4892" calcext:value-type="float">
            <text:p>-38,703,009.49</text:p>
          </table:table-cell>
        </table:table-row>
        <table:table-row table:style-name="ro1">
          <table:table-cell table:style-name="ce1" office:value-type="string" calcext:value-type="string">
            <text:p>2016-05-11</text:p>
          </table:table-cell>
          <table:table-cell office:value-type="float" office:value="82.150002" calcext:value-type="float">
            <text:p>82.150002</text:p>
          </table:table-cell>
          <table:table-cell office:value-type="float" office:value="5975000" calcext:value-type="float">
            <text:p>5975000</text:p>
          </table:table-cell>
          <table:table-cell table:formula="of:=([.B2308]-[.B2307])*[.C2308]+([.C2308]-[.C2307])*[.B2308]" office:value-type="float" office:value="-22295666.4698" calcext:value-type="float">
            <text:p>-22,295,666.47</text:p>
          </table:table-cell>
        </table:table-row>
        <table:table-row table:style-name="ro1">
          <table:table-cell table:style-name="ce1" office:value-type="string" calcext:value-type="string">
            <text:p>2016-05-12</text:p>
          </table:table-cell>
          <table:table-cell office:value-type="float" office:value="82.410004" calcext:value-type="float">
            <text:p>82.410004</text:p>
          </table:table-cell>
          <table:table-cell office:value-type="float" office:value="4925000" calcext:value-type="float">
            <text:p>4925000</text:p>
          </table:table-cell>
          <table:table-cell table:formula="of:=([.B2309]-[.B2308])*[.C2309]+([.C2309]-[.C2308])*[.B2309]" office:value-type="float" office:value="-85249994.35" calcext:value-type="float">
            <text:p>-85,249,994.35</text:p>
          </table:table-cell>
        </table:table-row>
        <table:table-row table:style-name="ro1">
          <table:table-cell table:style-name="ce1" office:value-type="string" calcext:value-type="string">
            <text:p>2016-05-13</text:p>
          </table:table-cell>
          <table:table-cell office:value-type="float" office:value="81.230003" calcext:value-type="float">
            <text:p>81.230003</text:p>
          </table:table-cell>
          <table:table-cell office:value-type="float" office:value="6579000" calcext:value-type="float">
            <text:p>6579000</text:p>
          </table:table-cell>
          <table:table-cell table:formula="of:=([.B2310]-[.B2309])*[.C2310]+([.C2310]-[.C2309])*[.B2310]" office:value-type="float" office:value="126591198.383" calcext:value-type="float">
            <text:p>126,591,198.38</text:p>
          </table:table-cell>
        </table:table-row>
        <table:table-row table:style-name="ro1">
          <table:table-cell table:style-name="ce1" office:value-type="string" calcext:value-type="string">
            <text:p>2016-05-16</text:p>
          </table:table-cell>
          <table:table-cell office:value-type="float" office:value="81.629997" calcext:value-type="float">
            <text:p>81.629997</text:p>
          </table:table-cell>
          <table:table-cell office:value-type="float" office:value="6497200" calcext:value-type="float">
            <text:p>6497200</text:p>
          </table:table-cell>
          <table:table-cell table:formula="of:=([.B2311]-[.B2310])*[.C2311]+([.C2311]-[.C2310])*[.B2311]" office:value-type="float" office:value="-4078492.73779996" calcext:value-type="float">
            <text:p>-4,078,492.74</text:p>
          </table:table-cell>
        </table:table-row>
        <table:table-row table:style-name="ro1">
          <table:table-cell table:style-name="ce1" office:value-type="string" calcext:value-type="string">
            <text:p>2016-05-17</text:p>
          </table:table-cell>
          <table:table-cell office:value-type="float" office:value="80.620003" calcext:value-type="float">
            <text:p>80.620003</text:p>
          </table:table-cell>
          <table:table-cell office:value-type="float" office:value="10188200" calcext:value-type="float">
            <text:p>10188200</text:p>
          </table:table-cell>
          <table:table-cell table:formula="of:=([.B2312]-[.B2311])*[.C2312]+([.C2312]-[.C2311])*[.B2312]" office:value-type="float" office:value="287278410.2022" calcext:value-type="float">
            <text:p>287,278,410.20</text:p>
          </table:table-cell>
        </table:table-row>
        <table:table-row table:style-name="ro1">
          <table:table-cell table:style-name="ce1" office:value-type="string" calcext:value-type="string">
            <text:p>2016-05-18</text:p>
          </table:table-cell>
          <table:table-cell office:value-type="float" office:value="79.849998" calcext:value-type="float">
            <text:p>79.849998</text:p>
          </table:table-cell>
          <table:table-cell office:value-type="float" office:value="8344100" calcext:value-type="float">
            <text:p>8344100</text:p>
          </table:table-cell>
          <table:table-cell table:formula="of:=([.B2313]-[.B2312])*[.C2313]+([.C2313]-[.C2312])*[.B2313]" office:value-type="float" office:value="-153676380.0323" calcext:value-type="float">
            <text:p>-153,676,380.03</text:p>
          </table:table-cell>
        </table:table-row>
        <table:table-row table:style-name="ro1">
          <table:table-cell table:style-name="ce1" office:value-type="string" calcext:value-type="string">
            <text:p>2016-05-19</text:p>
          </table:table-cell>
          <table:table-cell office:value-type="float" office:value="80.190002" calcext:value-type="float">
            <text:p>80.190002</text:p>
          </table:table-cell>
          <table:table-cell office:value-type="float" office:value="6242500" calcext:value-type="float">
            <text:p>6242500</text:p>
          </table:table-cell>
          <table:table-cell table:formula="of:=([.B2314]-[.B2313])*[.C2314]+([.C2314]-[.C2313])*[.B2314]" office:value-type="float" office:value="-166404833.2332" calcext:value-type="float">
            <text:p>-166,404,833.23</text:p>
          </table:table-cell>
        </table:table-row>
        <table:table-row table:style-name="ro1">
          <table:table-cell table:style-name="ce1" office:value-type="string" calcext:value-type="string">
            <text:p>2016-05-20</text:p>
          </table:table-cell>
          <table:table-cell office:value-type="float" office:value="80.019997" calcext:value-type="float">
            <text:p>80.019997</text:p>
          </table:table-cell>
          <table:table-cell office:value-type="float" office:value="6526800" calcext:value-type="float">
            <text:p>6526800</text:p>
          </table:table-cell>
          <table:table-cell table:formula="of:=([.B2315]-[.B2314])*[.C2315]+([.C2315]-[.C2314])*[.B2315]" office:value-type="float" office:value="21640096.5131" calcext:value-type="float">
            <text:p>21,640,096.51</text:p>
          </table:table-cell>
        </table:table-row>
        <table:table-row table:style-name="ro1">
          <table:table-cell table:style-name="ce1" office:value-type="string" calcext:value-type="string">
            <text:p>2016-05-23</text:p>
          </table:table-cell>
          <table:table-cell office:value-type="float" office:value="80.199997" calcext:value-type="float">
            <text:p>80.199997</text:p>
          </table:table-cell>
          <table:table-cell office:value-type="float" office:value="5620600" calcext:value-type="float">
            <text:p>5620600</text:p>
          </table:table-cell>
          <table:table-cell table:formula="of:=([.B2316]-[.B2315])*[.C2316]+([.C2316]-[.C2315])*[.B2316]" office:value-type="float" office:value="-71665529.2814" calcext:value-type="float">
            <text:p>-71,665,529.28</text:p>
          </table:table-cell>
        </table:table-row>
        <table:table-row table:style-name="ro1">
          <table:table-cell table:style-name="ce1" office:value-type="string" calcext:value-type="string">
            <text:p>2016-05-24</text:p>
          </table:table-cell>
          <table:table-cell office:value-type="float" office:value="80.970001" calcext:value-type="float">
            <text:p>80.970001</text:p>
          </table:table-cell>
          <table:table-cell office:value-type="float" office:value="6293300" calcext:value-type="float">
            <text:p>6293300</text:p>
          </table:table-cell>
          <table:table-cell table:formula="of:=([.B2317]-[.B2316])*[.C2317]+([.C2317]-[.C2316])*[.B2317]" office:value-type="float" office:value="59314385.8459" calcext:value-type="float">
            <text:p>59,314,385.85</text:p>
          </table:table-cell>
        </table:table-row>
        <table:table-row table:style-name="ro1">
          <table:table-cell table:style-name="ce1" office:value-type="string" calcext:value-type="string">
            <text:p>2016-05-25</text:p>
          </table:table-cell>
          <table:table-cell office:value-type="float" office:value="81.480003" calcext:value-type="float">
            <text:p>81.480003</text:p>
          </table:table-cell>
          <table:table-cell office:value-type="float" office:value="6049800" calcext:value-type="float">
            <text:p>6049800</text:p>
          </table:table-cell>
          <table:table-cell table:formula="of:=([.B2318]-[.B2317])*[.C2318]+([.C2318]-[.C2317])*[.B2318]" office:value-type="float" office:value="-16754970.6309" calcext:value-type="float">
            <text:p>-16,754,970.63</text:p>
          </table:table-cell>
        </table:table-row>
        <table:table-row table:style-name="ro1">
          <table:table-cell table:style-name="ce1" office:value-type="string" calcext:value-type="string">
            <text:p>2016-05-26</text:p>
          </table:table-cell>
          <table:table-cell office:value-type="float" office:value="81.220001" calcext:value-type="float">
            <text:p>81.220001</text:p>
          </table:table-cell>
          <table:table-cell office:value-type="float" office:value="4622300" calcext:value-type="float">
            <text:p>4622300</text:p>
          </table:table-cell>
          <table:table-cell table:formula="of:=([.B2319]-[.B2318])*[.C2319]+([.C2319]-[.C2318])*[.B2319]" office:value-type="float" office:value="-117143358.6721" calcext:value-type="float">
            <text:p>-117,143,358.67</text:p>
          </table:table-cell>
        </table:table-row>
        <table:table-row table:style-name="ro1">
          <table:table-cell table:style-name="ce1" office:value-type="string" calcext:value-type="string">
            <text:p>2016-05-27</text:p>
          </table:table-cell>
          <table:table-cell office:value-type="float" office:value="81.43" calcext:value-type="float">
            <text:p>81.43</text:p>
          </table:table-cell>
          <table:table-cell office:value-type="float" office:value="4212000" calcext:value-type="float">
            <text:p>4212000</text:p>
          </table:table-cell>
          <table:table-cell table:formula="of:=([.B2320]-[.B2319])*[.C2320]+([.C2320]-[.C2319])*[.B2320]" office:value-type="float" office:value="-32526213.212" calcext:value-type="float">
            <text:p>-32,526,213.21</text:p>
          </table:table-cell>
        </table:table-row>
        <table:table-row table:style-name="ro1">
          <table:table-cell table:style-name="ce1" office:value-type="string" calcext:value-type="string">
            <text:p>2016-05-31</text:p>
          </table:table-cell>
          <table:table-cell office:value-type="float" office:value="81.040001" calcext:value-type="float">
            <text:p>81.040001</text:p>
          </table:table-cell>
          <table:table-cell office:value-type="float" office:value="6705000" calcext:value-type="float">
            <text:p>6705000</text:p>
          </table:table-cell>
          <table:table-cell table:formula="of:=([.B2321]-[.B2320])*[.C2321]+([.C2321]-[.C2320])*[.B2321]" office:value-type="float" office:value="199417779.198" calcext:value-type="float">
            <text:p>199,417,779.20</text:p>
          </table:table-cell>
        </table:table-row>
        <table:table-row table:style-name="ro1">
          <table:table-cell table:style-name="ce1" office:value-type="string" calcext:value-type="string">
            <text:p>2016-06-01</text:p>
          </table:table-cell>
          <table:table-cell office:value-type="float" office:value="81.790001" calcext:value-type="float">
            <text:p>81.790001</text:p>
          </table:table-cell>
          <table:table-cell office:value-type="float" office:value="6184100" calcext:value-type="float">
            <text:p>6184100</text:p>
          </table:table-cell>
          <table:table-cell table:formula="of:=([.B2322]-[.B2321])*[.C2322]+([.C2322]-[.C2321])*[.B2322]" office:value-type="float" office:value="-37966336.5209" calcext:value-type="float">
            <text:p>-37,966,336.52</text:p>
          </table:table-cell>
        </table:table-row>
        <table:table-row table:style-name="ro1">
          <table:table-cell table:style-name="ce1" office:value-type="string" calcext:value-type="string">
            <text:p>2016-06-02</text:p>
          </table:table-cell>
          <table:table-cell office:value-type="float" office:value="81.949997" calcext:value-type="float">
            <text:p>81.949997</text:p>
          </table:table-cell>
          <table:table-cell office:value-type="float" office:value="5186300" calcext:value-type="float">
            <text:p>5186300</text:p>
          </table:table-cell>
          <table:table-cell table:formula="of:=([.B2323]-[.B2322])*[.C2323]+([.C2323]-[.C2322])*[.B2323]" office:value-type="float" office:value="-80939919.7518" calcext:value-type="float">
            <text:p>-80,939,919.75</text:p>
          </table:table-cell>
        </table:table-row>
        <table:table-row table:style-name="ro1">
          <table:table-cell table:style-name="ce1" office:value-type="string" calcext:value-type="string">
            <text:p>2016-06-03</text:p>
          </table:table-cell>
          <table:table-cell office:value-type="float" office:value="82.470001" calcext:value-type="float">
            <text:p>82.470001</text:p>
          </table:table-cell>
          <table:table-cell office:value-type="float" office:value="6299800" calcext:value-type="float">
            <text:p>6299800</text:p>
          </table:table-cell>
          <table:table-cell table:formula="of:=([.B2324]-[.B2323])*[.C2324]+([.C2324]-[.C2323])*[.B2324]" office:value-type="float" office:value="95106267.3127" calcext:value-type="float">
            <text:p>95,106,267.31</text:p>
          </table:table-cell>
        </table:table-row>
        <table:table-row table:style-name="ro1">
          <table:table-cell table:style-name="ce1" office:value-type="string" calcext:value-type="string">
            <text:p>2016-06-06</text:p>
          </table:table-cell>
          <table:table-cell office:value-type="float" office:value="82.769997" calcext:value-type="float">
            <text:p>82.769997</text:p>
          </table:table-cell>
          <table:table-cell office:value-type="float" office:value="5292300" calcext:value-type="float">
            <text:p>5292300</text:p>
          </table:table-cell>
          <table:table-cell table:formula="of:=([.B2325]-[.B2324])*[.C2325]+([.C2325]-[.C2324])*[.B2325]" office:value-type="float" office:value="-81803103.1467" calcext:value-type="float">
            <text:p>-81,803,103.15</text:p>
          </table:table-cell>
        </table:table-row>
        <table:table-row table:style-name="ro1">
          <table:table-cell table:style-name="ce1" office:value-type="string" calcext:value-type="string">
            <text:p>2016-06-07</text:p>
          </table:table-cell>
          <table:table-cell office:value-type="float" office:value="82.32" calcext:value-type="float">
            <text:p>82.32</text:p>
          </table:table-cell>
          <table:table-cell office:value-type="float" office:value="6327500" calcext:value-type="float">
            <text:p>6327500</text:p>
          </table:table-cell>
          <table:table-cell table:formula="of:=([.B2326]-[.B2325])*[.C2326]+([.C2326]-[.C2325])*[.B2326]" office:value-type="float" office:value="82370307.9824999" calcext:value-type="float">
            <text:p>82,370,307.98</text:p>
          </table:table-cell>
        </table:table-row>
        <table:table-row table:style-name="ro1">
          <table:table-cell table:style-name="ce1" office:value-type="string" calcext:value-type="string">
            <text:p>2016-06-08</text:p>
          </table:table-cell>
          <table:table-cell office:value-type="float" office:value="82.650002" calcext:value-type="float">
            <text:p>82.650002</text:p>
          </table:table-cell>
          <table:table-cell office:value-type="float" office:value="4712600" calcext:value-type="float">
            <text:p>4712600</text:p>
          </table:table-cell>
          <table:table-cell table:formula="of:=([.B2327]-[.B2326])*[.C2327]+([.C2327]-[.C2326])*[.B2327]" office:value-type="float" office:value="-131916320.8046" calcext:value-type="float">
            <text:p>-131,916,320.80</text:p>
          </table:table-cell>
        </table:table-row>
        <table:table-row table:style-name="ro1">
          <table:table-cell table:style-name="ce1" office:value-type="string" calcext:value-type="string">
            <text:p>2016-06-09</text:p>
          </table:table-cell>
          <table:table-cell office:value-type="float" office:value="83.169998" calcext:value-type="float">
            <text:p>83.169998</text:p>
          </table:table-cell>
          <table:table-cell office:value-type="float" office:value="6144900" calcext:value-type="float">
            <text:p>6144900</text:p>
          </table:table-cell>
          <table:table-cell table:formula="of:=([.B2328]-[.B2327])*[.C2328]+([.C2328]-[.C2327])*[.B2328]" office:value-type="float" office:value="122319711.5558" calcext:value-type="float">
            <text:p>122,319,711.56</text:p>
          </table:table-cell>
        </table:table-row>
        <table:table-row table:style-name="ro1">
          <table:table-cell table:style-name="ce1" office:value-type="string" calcext:value-type="string">
            <text:p>2016-06-10</text:p>
          </table:table-cell>
          <table:table-cell office:value-type="float" office:value="83.199997" calcext:value-type="float">
            <text:p>83.199997</text:p>
          </table:table-cell>
          <table:table-cell office:value-type="float" office:value="6840800" calcext:value-type="float">
            <text:p>6840800</text:p>
          </table:table-cell>
          <table:table-cell table:formula="of:=([.B2329]-[.B2328])*[.C2329]+([.C2329]-[.C2328])*[.B2329]" office:value-type="float" office:value="58104095.0714999" calcext:value-type="float">
            <text:p>58,104,095.07</text:p>
          </table:table-cell>
        </table:table-row>
        <table:table-row table:style-name="ro1">
          <table:table-cell table:style-name="ce1" office:value-type="string" calcext:value-type="string">
            <text:p>2016-06-13</text:p>
          </table:table-cell>
          <table:table-cell office:value-type="float" office:value="82.57" calcext:value-type="float">
            <text:p>82.57</text:p>
          </table:table-cell>
          <table:table-cell office:value-type="float" office:value="6167400" calcext:value-type="float">
            <text:p>6167400</text:p>
          </table:table-cell>
          <table:table-cell table:formula="of:=([.B2330]-[.B2329])*[.C2330]+([.C2330]-[.C2329])*[.B2330]" office:value-type="float" office:value="-59488081.4978" calcext:value-type="float">
            <text:p>-59,488,081.50</text:p>
          </table:table-cell>
        </table:table-row>
        <table:table-row table:style-name="ro1">
          <table:table-cell table:style-name="ce1" office:value-type="string" calcext:value-type="string">
            <text:p>2016-06-14</text:p>
          </table:table-cell>
          <table:table-cell office:value-type="float" office:value="83.349998" calcext:value-type="float">
            <text:p>83.349998</text:p>
          </table:table-cell>
          <table:table-cell office:value-type="float" office:value="6868600" calcext:value-type="float">
            <text:p>6868600</text:p>
          </table:table-cell>
          <table:table-cell table:formula="of:=([.B2331]-[.B2330])*[.C2331]+([.C2331]-[.C2330])*[.B2331]" office:value-type="float" office:value="63802512.8604" calcext:value-type="float">
            <text:p>63,802,512.86</text:p>
          </table:table-cell>
        </table:table-row>
        <table:table-row table:style-name="ro1">
          <table:table-cell table:style-name="ce1" office:value-type="string" calcext:value-type="string">
            <text:p>2016-06-15</text:p>
          </table:table-cell>
          <table:table-cell office:value-type="float" office:value="82.949997" calcext:value-type="float">
            <text:p>82.949997</text:p>
          </table:table-cell>
          <table:table-cell office:value-type="float" office:value="7082200" calcext:value-type="float">
            <text:p>7082200</text:p>
          </table:table-cell>
          <table:table-cell table:formula="of:=([.B2332]-[.B2331])*[.C2332]+([.C2332]-[.C2331])*[.B2332]" office:value-type="float" office:value="14885232.277" calcext:value-type="float">
            <text:p>14,885,232.28</text:p>
          </table:table-cell>
        </table:table-row>
        <table:table-row table:style-name="ro1">
          <table:table-cell table:style-name="ce1" office:value-type="string" calcext:value-type="string">
            <text:p>2016-06-16</text:p>
          </table:table-cell>
          <table:table-cell office:value-type="float" office:value="83.410004" calcext:value-type="float">
            <text:p>83.410004</text:p>
          </table:table-cell>
          <table:table-cell office:value-type="float" office:value="6630100" calcext:value-type="float">
            <text:p>6630100</text:p>
          </table:table-cell>
          <table:table-cell table:formula="of:=([.B2333]-[.B2332])*[.C2333]+([.C2333]-[.C2332])*[.B2333]" office:value-type="float" office:value="-34659770.3977" calcext:value-type="float">
            <text:p>-34,659,770.40</text:p>
          </table:table-cell>
        </table:table-row>
        <table:table-row table:style-name="ro1">
          <table:table-cell table:style-name="ce1" office:value-type="string" calcext:value-type="string">
            <text:p>2016-06-17</text:p>
          </table:table-cell>
          <table:table-cell office:value-type="float" office:value="83.129997" calcext:value-type="float">
            <text:p>83.129997</text:p>
          </table:table-cell>
          <table:table-cell office:value-type="float" office:value="11741700" calcext:value-type="float">
            <text:p>11741700</text:p>
          </table:table-cell>
          <table:table-cell table:formula="of:=([.B2334]-[.B2333])*[.C2334]+([.C2334]-[.C2333])*[.B2334]" office:value-type="float" office:value="421639534.4733" calcext:value-type="float">
            <text:p>421,639,534.47</text:p>
          </table:table-cell>
        </table:table-row>
        <table:table-row table:style-name="ro1">
          <table:table-cell table:style-name="ce1" office:value-type="string" calcext:value-type="string">
            <text:p>2016-06-20</text:p>
          </table:table-cell>
          <table:table-cell office:value-type="float" office:value="83.040001" calcext:value-type="float">
            <text:p>83.040001</text:p>
          </table:table-cell>
          <table:table-cell office:value-type="float" office:value="6164300" calcext:value-type="float">
            <text:p>6164300</text:p>
          </table:table-cell>
          <table:table-cell table:formula="of:=([.B2335]-[.B2334])*[.C2335]+([.C2335]-[.C2334])*[.B2335]" office:value-type="float" office:value="-463702063.9202" calcext:value-type="float">
            <text:p>-463,702,063.92</text:p>
          </table:table-cell>
        </table:table-row>
        <table:table-row table:style-name="ro1">
          <table:table-cell table:style-name="ce1" office:value-type="string" calcext:value-type="string">
            <text:p>2016-06-21</text:p>
          </table:table-cell>
          <table:table-cell office:value-type="float" office:value="83.410004" calcext:value-type="float">
            <text:p>83.410004</text:p>
          </table:table-cell>
          <table:table-cell office:value-type="float" office:value="6594700" calcext:value-type="float">
            <text:p>6594700</text:p>
          </table:table-cell>
          <table:table-cell table:formula="of:=([.B2336]-[.B2335])*[.C2336]+([.C2336]-[.C2335])*[.B2336]" office:value-type="float" office:value="38339724.5057" calcext:value-type="float">
            <text:p>38,339,724.51</text:p>
          </table:table-cell>
        </table:table-row>
        <table:table-row table:style-name="ro1">
          <table:table-cell table:style-name="ce1" office:value-type="string" calcext:value-type="string">
            <text:p>2016-06-22</text:p>
          </table:table-cell>
          <table:table-cell office:value-type="float" office:value="83.57" calcext:value-type="float">
            <text:p>83.57</text:p>
          </table:table-cell>
          <table:table-cell office:value-type="float" office:value="4940100" calcext:value-type="float">
            <text:p>4940100</text:p>
          </table:table-cell>
          <table:table-cell table:formula="of:=([.B2337]-[.B2336])*[.C2337]+([.C2337]-[.C2336])*[.B2337]" office:value-type="float" office:value="-137484525.7604" calcext:value-type="float">
            <text:p>-137,484,525.76</text:p>
          </table:table-cell>
        </table:table-row>
        <table:table-row table:style-name="ro1">
          <table:table-cell table:style-name="ce1" office:value-type="string" calcext:value-type="string">
            <text:p>2016-06-23</text:p>
          </table:table-cell>
          <table:table-cell office:value-type="float" office:value="84.209999" calcext:value-type="float">
            <text:p>84.209999</text:p>
          </table:table-cell>
          <table:table-cell office:value-type="float" office:value="7361300" calcext:value-type="float">
            <text:p>7361300</text:p>
          </table:table-cell>
          <table:table-cell table:formula="of:=([.B2338]-[.B2337])*[.C2338]+([.C2338]-[.C2337])*[.B2338]" office:value-type="float" office:value="208600474.2175" calcext:value-type="float">
            <text:p>208,600,474.22</text:p>
          </table:table-cell>
        </table:table-row>
        <table:table-row table:style-name="ro1">
          <table:table-cell table:style-name="ce1" office:value-type="string" calcext:value-type="string">
            <text:p>2016-06-24</text:p>
          </table:table-cell>
          <table:table-cell office:value-type="float" office:value="82.260002" calcext:value-type="float">
            <text:p>82.260002</text:p>
          </table:table-cell>
          <table:table-cell office:value-type="float" office:value="12401100" calcext:value-type="float">
            <text:p>12401100</text:p>
          </table:table-cell>
          <table:table-cell table:formula="of:=([.B2339]-[.B2338])*[.C2339]+([.C2339]-[.C2338])*[.B2339]" office:value-type="float" office:value="390391850.2829" calcext:value-type="float">
            <text:p>390,391,850.28</text:p>
          </table:table-cell>
        </table:table-row>
        <table:table-row table:style-name="ro1">
          <table:table-cell table:style-name="ce1" office:value-type="string" calcext:value-type="string">
            <text:p>2016-06-27</text:p>
          </table:table-cell>
          <table:table-cell office:value-type="float" office:value="81.230003" calcext:value-type="float">
            <text:p>81.230003</text:p>
          </table:table-cell>
          <table:table-cell office:value-type="float" office:value="9601800" calcext:value-type="float">
            <text:p>9601800</text:p>
          </table:table-cell>
          <table:table-cell table:formula="of:=([.B2340]-[.B2339])*[.C2340]+([.C2340]-[.C2339])*[.B2340]" office:value-type="float" office:value="-237276991.7961" calcext:value-type="float">
            <text:p>-237,276,991.80</text:p>
          </table:table-cell>
        </table:table-row>
        <table:table-row table:style-name="ro1">
          <table:table-cell table:style-name="ce1" office:value-type="string" calcext:value-type="string">
            <text:p>2016-06-28</text:p>
          </table:table-cell>
          <table:table-cell office:value-type="float" office:value="82.459999" calcext:value-type="float">
            <text:p>82.459999</text:p>
          </table:table-cell>
          <table:table-cell office:value-type="float" office:value="9257100" calcext:value-type="float">
            <text:p>9257100</text:p>
          </table:table-cell>
          <table:table-cell table:formula="of:=([.B2341]-[.B2340])*[.C2341]+([.C2341]-[.C2340])*[.B2341]" office:value-type="float" office:value="-17037765.6837" calcext:value-type="float">
            <text:p>-17,037,765.68</text:p>
          </table:table-cell>
        </table:table-row>
        <table:table-row table:style-name="ro1">
          <table:table-cell table:style-name="ce1" office:value-type="string" calcext:value-type="string">
            <text:p>2016-06-29</text:p>
          </table:table-cell>
          <table:table-cell office:value-type="float" office:value="83.910004" calcext:value-type="float">
            <text:p>83.910004</text:p>
          </table:table-cell>
          <table:table-cell office:value-type="float" office:value="7927500" calcext:value-type="float">
            <text:p>7927500</text:p>
          </table:table-cell>
          <table:table-cell table:formula="of:=([.B2342]-[.B2341])*[.C2342]+([.C2342]-[.C2341])*[.B2342]" office:value-type="float" office:value="-100071826.6809" calcext:value-type="float">
            <text:p>-100,071,826.68</text:p>
          </table:table-cell>
        </table:table-row>
        <table:table-row table:style-name="ro1">
          <table:table-cell table:style-name="ce1" office:value-type="string" calcext:value-type="string">
            <text:p>2016-06-30</text:p>
          </table:table-cell>
          <table:table-cell office:value-type="float" office:value="84.669998" calcext:value-type="float">
            <text:p>84.669998</text:p>
          </table:table-cell>
          <table:table-cell office:value-type="float" office:value="10969300" calcext:value-type="float">
            <text:p>10969300</text:p>
          </table:table-cell>
          <table:table-cell table:formula="of:=([.B2343]-[.B2342])*[.C2343]+([.C2343]-[.C2342])*[.B2343]" office:value-type="float" office:value="265885802.1006" calcext:value-type="float">
            <text:p>265,885,802.10</text:p>
          </table:table-cell>
        </table:table-row>
        <table:table-row table:style-name="ro1">
          <table:table-cell table:style-name="ce1" office:value-type="string" calcext:value-type="string">
            <text:p>2016-07-01</text:p>
          </table:table-cell>
          <table:table-cell office:value-type="float" office:value="84.779999" calcext:value-type="float">
            <text:p>84.779999</text:p>
          </table:table-cell>
          <table:table-cell office:value-type="float" office:value="9531100" calcext:value-type="float">
            <text:p>9531100</text:p>
          </table:table-cell>
          <table:table-cell table:formula="of:=([.B2344]-[.B2343])*[.C2344]+([.C2344]-[.C2343])*[.B2344]" office:value-type="float" office:value="-120882164.0307" calcext:value-type="float">
            <text:p>-120,882,164.03</text:p>
          </table:table-cell>
        </table:table-row>
        <table:table-row table:style-name="ro1">
          <table:table-cell table:style-name="ce1" office:value-type="string" calcext:value-type="string">
            <text:p>2016-07-05</text:p>
          </table:table-cell>
          <table:table-cell office:value-type="float" office:value="85.440002" calcext:value-type="float">
            <text:p>85.440002</text:p>
          </table:table-cell>
          <table:table-cell office:value-type="float" office:value="11403100" calcext:value-type="float">
            <text:p>11403100</text:p>
          </table:table-cell>
          <table:table-cell table:formula="of:=([.B2345]-[.B2344])*[.C2345]+([.C2345]-[.C2344])*[.B2345]" office:value-type="float" office:value="167469763.9533" calcext:value-type="float">
            <text:p>167,469,763.95</text:p>
          </table:table-cell>
        </table:table-row>
        <table:table-row table:style-name="ro1">
          <table:table-cell table:style-name="ce1" office:value-type="string" calcext:value-type="string">
            <text:p>2016-07-06</text:p>
          </table:table-cell>
          <table:table-cell office:value-type="float" office:value="85.029999" calcext:value-type="float">
            <text:p>85.029999</text:p>
          </table:table-cell>
          <table:table-cell office:value-type="float" office:value="8356500" calcext:value-type="float">
            <text:p>8356500</text:p>
          </table:table-cell>
          <table:table-cell table:formula="of:=([.B2346]-[.B2345])*[.C2346]+([.C2346]-[.C2345])*[.B2346]" office:value-type="float" office:value="-262478585.0229" calcext:value-type="float">
            <text:p>-262,478,585.02</text:p>
          </table:table-cell>
        </table:table-row>
        <table:table-row table:style-name="ro1">
          <table:table-cell table:style-name="ce1" office:value-type="string" calcext:value-type="string">
            <text:p>2016-07-07</text:p>
          </table:table-cell>
          <table:table-cell office:value-type="float" office:value="84.830002" calcext:value-type="float">
            <text:p>84.830002</text:p>
          </table:table-cell>
          <table:table-cell office:value-type="float" office:value="7905700" calcext:value-type="float">
            <text:p>7905700</text:p>
          </table:table-cell>
          <table:table-cell table:formula="of:=([.B2347]-[.B2346])*[.C2347]+([.C2347]-[.C2346])*[.B2347]" office:value-type="float" office:value="-39822481.1845001" calcext:value-type="float">
            <text:p>-39,822,481.18</text:p>
          </table:table-cell>
        </table:table-row>
        <table:table-row table:style-name="ro1">
          <table:table-cell table:style-name="ce1" office:value-type="string" calcext:value-type="string">
            <text:p>2016-07-08</text:p>
          </table:table-cell>
          <table:table-cell office:value-type="float" office:value="85.769997" calcext:value-type="float">
            <text:p>85.769997</text:p>
          </table:table-cell>
          <table:table-cell office:value-type="float" office:value="6827300" calcext:value-type="float">
            <text:p>6827300</text:p>
          </table:table-cell>
          <table:table-cell table:formula="of:=([.B2348]-[.B2347])*[.C2348]+([.C2348]-[.C2347])*[.B2348]" office:value-type="float" office:value="-86076736.9012999" calcext:value-type="float">
            <text:p>-86,076,736.90</text:p>
          </table:table-cell>
        </table:table-row>
        <table:table-row table:style-name="ro1">
          <table:table-cell table:style-name="ce1" office:value-type="string" calcext:value-type="string">
            <text:p>2016-07-11</text:p>
          </table:table-cell>
          <table:table-cell office:value-type="float" office:value="85.75" calcext:value-type="float">
            <text:p>85.75</text:p>
          </table:table-cell>
          <table:table-cell office:value-type="float" office:value="6156800" calcext:value-type="float">
            <text:p>6156800</text:p>
          </table:table-cell>
          <table:table-cell table:formula="of:=([.B2349]-[.B2348])*[.C2349]+([.C2349]-[.C2348])*[.B2349]" office:value-type="float" office:value="-57618492.5296" calcext:value-type="float">
            <text:p>-57,618,492.53</text:p>
          </table:table-cell>
        </table:table-row>
        <table:table-row table:style-name="ro1">
          <table:table-cell table:style-name="ce1" office:value-type="string" calcext:value-type="string">
            <text:p>2016-07-12</text:p>
          </table:table-cell>
          <table:table-cell office:value-type="float" office:value="85.75" calcext:value-type="float">
            <text:p>85.75</text:p>
          </table:table-cell>
          <table:table-cell office:value-type="float" office:value="6649800" calcext:value-type="float">
            <text:p>6649800</text:p>
          </table:table-cell>
          <table:table-cell table:formula="of:=([.B2350]-[.B2349])*[.C2350]+([.C2350]-[.C2349])*[.B2350]" office:value-type="float" office:value="42274750" calcext:value-type="float">
            <text:p>42,274,750.00</text:p>
          </table:table-cell>
        </table:table-row>
        <table:table-row table:style-name="ro1">
          <table:table-cell table:style-name="ce1" office:value-type="string" calcext:value-type="string">
            <text:p>2016-07-13</text:p>
          </table:table-cell>
          <table:table-cell office:value-type="float" office:value="85.889999" calcext:value-type="float">
            <text:p>85.889999</text:p>
          </table:table-cell>
          <table:table-cell office:value-type="float" office:value="7572100" calcext:value-type="float">
            <text:p>7572100</text:p>
          </table:table-cell>
          <table:table-cell table:formula="of:=([.B2351]-[.B2350])*[.C2351]+([.C2351]-[.C2350])*[.B2351]" office:value-type="float" office:value="80276432.5056" calcext:value-type="float">
            <text:p>80,276,432.51</text:p>
          </table:table-cell>
        </table:table-row>
        <table:table-row table:style-name="ro1">
          <table:table-cell table:style-name="ce1" office:value-type="string" calcext:value-type="string">
            <text:p>2016-07-14</text:p>
          </table:table-cell>
          <table:table-cell office:value-type="float" office:value="85.870003" calcext:value-type="float">
            <text:p>85.870003</text:p>
          </table:table-cell>
          <table:table-cell office:value-type="float" office:value="11342600" calcext:value-type="float">
            <text:p>11342600</text:p>
          </table:table-cell>
          <table:table-cell table:formula="of:=([.B2352]-[.B2351])*[.C2352]+([.C2352]-[.C2351])*[.B2352]" office:value-type="float" office:value="323546039.6819" calcext:value-type="float">
            <text:p>323,546,039.68</text:p>
          </table:table-cell>
        </table:table-row>
        <table:table-row table:style-name="ro1">
          <table:table-cell table:style-name="ce1" office:value-type="string" calcext:value-type="string">
            <text:p>2016-07-15</text:p>
          </table:table-cell>
          <table:table-cell office:value-type="float" office:value="86.010002" calcext:value-type="float">
            <text:p>86.010002</text:p>
          </table:table-cell>
          <table:table-cell office:value-type="float" office:value="8491300" calcext:value-type="float">
            <text:p>8491300</text:p>
          </table:table-cell>
          <table:table-cell table:formula="of:=([.B2353]-[.B2352])*[.C2353]+([.C2353]-[.C2352])*[.B2353]" office:value-type="float" office:value="-244051545.1939" calcext:value-type="float">
            <text:p>-244,051,545.19</text:p>
          </table:table-cell>
        </table:table-row>
        <table:table-row table:style-name="ro1">
          <table:table-cell table:style-name="ce1" office:value-type="string" calcext:value-type="string">
            <text:p>2016-07-18</text:p>
          </table:table-cell>
          <table:table-cell office:value-type="float" office:value="85.93" calcext:value-type="float">
            <text:p>85.93</text:p>
          </table:table-cell>
          <table:table-cell office:value-type="float" office:value="4781300" calcext:value-type="float">
            <text:p>4781300</text:p>
          </table:table-cell>
          <table:table-cell table:formula="of:=([.B2354]-[.B2353])*[.C2354]+([.C2354]-[.C2353])*[.B2354]" office:value-type="float" office:value="-319182813.5626" calcext:value-type="float">
            <text:p>-319,182,813.56</text:p>
          </table:table-cell>
        </table:table-row>
        <table:table-row table:style-name="ro1">
          <table:table-cell table:style-name="ce1" office:value-type="string" calcext:value-type="string">
            <text:p>2016-07-19</text:p>
          </table:table-cell>
          <table:table-cell office:value-type="float" office:value="86.169998" calcext:value-type="float">
            <text:p>86.169998</text:p>
          </table:table-cell>
          <table:table-cell office:value-type="float" office:value="6078200" calcext:value-type="float">
            <text:p>6078200</text:p>
          </table:table-cell>
          <table:table-cell table:formula="of:=([.B2355]-[.B2354])*[.C2355]+([.C2355]-[.C2354])*[.B2355]" office:value-type="float" office:value="113212626.2498" calcext:value-type="float">
            <text:p>113,212,626.25</text:p>
          </table:table-cell>
        </table:table-row>
        <table:table-row table:style-name="ro1">
          <table:table-cell table:style-name="ce1" office:value-type="string" calcext:value-type="string">
            <text:p>2016-07-20</text:p>
          </table:table-cell>
          <table:table-cell office:value-type="float" office:value="85.32" calcext:value-type="float">
            <text:p>85.32</text:p>
          </table:table-cell>
          <table:table-cell office:value-type="float" office:value="6289000" calcext:value-type="float">
            <text:p>6289000</text:p>
          </table:table-cell>
          <table:table-cell table:formula="of:=([.B2356]-[.B2355])*[.C2356]+([.C2356]-[.C2355])*[.B2356]" office:value-type="float" office:value="12639818.5779999" calcext:value-type="float">
            <text:p>12,639,818.58</text:p>
          </table:table-cell>
        </table:table-row>
        <table:table-row table:style-name="ro1">
          <table:table-cell table:style-name="ce1" office:value-type="string" calcext:value-type="string">
            <text:p>2016-07-21</text:p>
          </table:table-cell>
          <table:table-cell office:value-type="float" office:value="85.260002" calcext:value-type="float">
            <text:p>85.260002</text:p>
          </table:table-cell>
          <table:table-cell office:value-type="float" office:value="5407000" calcext:value-type="float">
            <text:p>5407000</text:p>
          </table:table-cell>
          <table:table-cell table:formula="of:=([.B2357]-[.B2356])*[.C2357]+([.C2357]-[.C2356])*[.B2357]" office:value-type="float" office:value="-75523730.95" calcext:value-type="float">
            <text:p>-75,523,730.95</text:p>
          </table:table-cell>
        </table:table-row>
        <table:table-row table:style-name="ro1">
          <table:table-cell table:style-name="ce1" office:value-type="string" calcext:value-type="string">
            <text:p>2016-07-22</text:p>
          </table:table-cell>
          <table:table-cell office:value-type="float" office:value="85.720001" calcext:value-type="float">
            <text:p>85.720001</text:p>
          </table:table-cell>
          <table:table-cell office:value-type="float" office:value="6165600" calcext:value-type="float">
            <text:p>6165600</text:p>
          </table:table-cell>
          <table:table-cell table:formula="of:=([.B2358]-[.B2357])*[.C2358]+([.C2358]-[.C2357])*[.B2358]" office:value-type="float" office:value="67863362.593" calcext:value-type="float">
            <text:p>67,863,362.59</text:p>
          </table:table-cell>
        </table:table-row>
        <table:table-row table:style-name="ro1">
          <table:table-cell table:style-name="ce1" office:value-type="string" calcext:value-type="string">
            <text:p>2016-07-25</text:p>
          </table:table-cell>
          <table:table-cell office:value-type="float" office:value="85.800003" calcext:value-type="float">
            <text:p>85.800003</text:p>
          </table:table-cell>
          <table:table-cell office:value-type="float" office:value="5605300" calcext:value-type="float">
            <text:p>5605300</text:p>
          </table:table-cell>
          <table:table-cell table:formula="of:=([.B2359]-[.B2358])*[.C2359]+([.C2359]-[.C2358])*[.B2359]" office:value-type="float" office:value="-47625306.4703" calcext:value-type="float">
            <text:p>-47,625,306.47</text:p>
          </table:table-cell>
        </table:table-row>
        <table:table-row table:style-name="ro1">
          <table:table-cell table:style-name="ce1" office:value-type="string" calcext:value-type="string">
            <text:p>2016-07-26</text:p>
          </table:table-cell>
          <table:table-cell office:value-type="float" office:value="85.269997" calcext:value-type="float">
            <text:p>85.269997</text:p>
          </table:table-cell>
          <table:table-cell office:value-type="float" office:value="5379300" calcext:value-type="float">
            <text:p>5379300</text:p>
          </table:table-cell>
          <table:table-cell table:formula="of:=([.B2360]-[.B2359])*[.C2360]+([.C2360]-[.C2359])*[.B2360]" office:value-type="float" office:value="-22122080.5978" calcext:value-type="float">
            <text:p>-22,122,080.60</text:p>
          </table:table-cell>
        </table:table-row>
        <table:table-row table:style-name="ro1">
          <table:table-cell table:style-name="ce1" office:value-type="string" calcext:value-type="string">
            <text:p>2016-07-27</text:p>
          </table:table-cell>
          <table:table-cell office:value-type="float" office:value="84.459999" calcext:value-type="float">
            <text:p>84.459999</text:p>
          </table:table-cell>
          <table:table-cell office:value-type="float" office:value="7744700" calcext:value-type="float">
            <text:p>7744700</text:p>
          </table:table-cell>
          <table:table-cell table:formula="of:=([.B2361]-[.B2360])*[.C2361]+([.C2361]-[.C2360])*[.B2361]" office:value-type="float" office:value="193508490.124" calcext:value-type="float">
            <text:p>193,508,490.12</text:p>
          </table:table-cell>
        </table:table-row>
        <table:table-row table:style-name="ro1">
          <table:table-cell table:style-name="ce1" office:value-type="string" calcext:value-type="string">
            <text:p>2016-07-28</text:p>
          </table:table-cell>
          <table:table-cell office:value-type="float" office:value="84.809998" calcext:value-type="float">
            <text:p>84.809998</text:p>
          </table:table-cell>
          <table:table-cell office:value-type="float" office:value="5911600" calcext:value-type="float">
            <text:p>5911600</text:p>
          </table:table-cell>
          <table:table-cell table:formula="of:=([.B2362]-[.B2361])*[.C2362]+([.C2362]-[.C2361])*[.B2362]" office:value-type="float" office:value="-153396153.2454" calcext:value-type="float">
            <text:p>-153,396,153.25</text:p>
          </table:table-cell>
        </table:table-row>
        <table:table-row table:style-name="ro1">
          <table:table-cell table:style-name="ce1" office:value-type="string" calcext:value-type="string">
            <text:p>2016-07-29</text:p>
          </table:table-cell>
          <table:table-cell office:value-type="float" office:value="85.589996" calcext:value-type="float">
            <text:p>85.589996</text:p>
          </table:table-cell>
          <table:table-cell office:value-type="float" office:value="7520900" calcext:value-type="float">
            <text:p>7520900</text:p>
          </table:table-cell>
          <table:table-cell table:formula="of:=([.B2363]-[.B2362])*[.C2363]+([.C2363]-[.C2362])*[.B2363]" office:value-type="float" office:value="143606267.521" calcext:value-type="float">
            <text:p>143,606,267.52</text:p>
          </table:table-cell>
        </table:table-row>
        <table:table-row table:style-name="ro1">
          <table:table-cell table:style-name="ce1" office:value-type="string" calcext:value-type="string">
            <text:p>2016-08-01</text:p>
          </table:table-cell>
          <table:table-cell office:value-type="float" office:value="86.410004" calcext:value-type="float">
            <text:p>86.410004</text:p>
          </table:table-cell>
          <table:table-cell office:value-type="float" office:value="10420600" calcext:value-type="float">
            <text:p>10420600</text:p>
          </table:table-cell>
          <table:table-cell table:formula="of:=([.B2364]-[.B2363])*[.C2364]+([.C2364]-[.C2363])*[.B2364]" office:value-type="float" office:value="259108063.9636" calcext:value-type="float">
            <text:p>259,108,063.96</text:p>
          </table:table-cell>
        </table:table-row>
        <table:table-row table:style-name="ro1">
          <table:table-cell table:style-name="ce1" office:value-type="string" calcext:value-type="string">
            <text:p>2016-08-02</text:p>
          </table:table-cell>
          <table:table-cell office:value-type="float" office:value="86.760002" calcext:value-type="float">
            <text:p>86.760002</text:p>
          </table:table-cell>
          <table:table-cell office:value-type="float" office:value="13083200" calcext:value-type="float">
            <text:p>13083200</text:p>
          </table:table-cell>
          <table:table-cell table:formula="of:=([.B2365]-[.B2364])*[.C2365]+([.C2365]-[.C2364])*[.B2365]" office:value-type="float" office:value="235586275.1588" calcext:value-type="float">
            <text:p>235,586,275.16</text:p>
          </table:table-cell>
        </table:table-row>
        <table:table-row table:style-name="ro1">
          <table:table-cell table:style-name="ce1" office:value-type="string" calcext:value-type="string">
            <text:p>2016-08-03</text:p>
          </table:table-cell>
          <table:table-cell office:value-type="float" office:value="85.970001" calcext:value-type="float">
            <text:p>85.970001</text:p>
          </table:table-cell>
          <table:table-cell office:value-type="float" office:value="8192100" calcext:value-type="float">
            <text:p>8192100</text:p>
          </table:table-cell>
          <table:table-cell table:formula="of:=([.B2366]-[.B2365])*[.C2366]+([.C2366]-[.C2365])*[.B2366]" office:value-type="float" office:value="-426959639.0832" calcext:value-type="float">
            <text:p>-426,959,639.08</text:p>
          </table:table-cell>
        </table:table-row>
        <table:table-row table:style-name="ro1">
          <table:table-cell table:style-name="ce1" office:value-type="string" calcext:value-type="string">
            <text:p>2016-08-04</text:p>
          </table:table-cell>
          <table:table-cell office:value-type="float" office:value="86.050003" calcext:value-type="float">
            <text:p>86.050003</text:p>
          </table:table-cell>
          <table:table-cell office:value-type="float" office:value="5564100" calcext:value-type="float">
            <text:p>5564100</text:p>
          </table:table-cell>
          <table:table-cell table:formula="of:=([.B2367]-[.B2366])*[.C2367]+([.C2367]-[.C2366])*[.B2367]" office:value-type="float" office:value="-225694268.7558" calcext:value-type="float">
            <text:p>-225,694,268.76</text:p>
          </table:table-cell>
        </table:table-row>
        <table:table-row table:style-name="ro1">
          <table:table-cell table:style-name="ce1" office:value-type="string" calcext:value-type="string">
            <text:p>2016-08-05</text:p>
          </table:table-cell>
          <table:table-cell office:value-type="float" office:value="85.779999" calcext:value-type="float">
            <text:p>85.779999</text:p>
          </table:table-cell>
          <table:table-cell office:value-type="float" office:value="6729700" calcext:value-type="float">
            <text:p>6729700</text:p>
          </table:table-cell>
          <table:table-cell table:formula="of:=([.B2368]-[.B2367])*[.C2368]+([.C2368]-[.C2367])*[.B2368]" office:value-type="float" office:value="98168120.9156" calcext:value-type="float">
            <text:p>98,168,120.92</text:p>
          </table:table-cell>
        </table:table-row>
        <table:table-row table:style-name="ro1">
          <table:table-cell table:style-name="ce1" office:value-type="string" calcext:value-type="string">
            <text:p>2016-08-08</text:p>
          </table:table-cell>
          <table:table-cell office:value-type="float" office:value="85.760002" calcext:value-type="float">
            <text:p>85.760002</text:p>
          </table:table-cell>
          <table:table-cell office:value-type="float" office:value="5388200" calcext:value-type="float">
            <text:p>5388200</text:p>
          </table:table-cell>
          <table:table-cell table:formula="of:=([.B2369]-[.B2368])*[.C2369]+([.C2369]-[.C2368])*[.B2369]" office:value-type="float" office:value="-115154790.5184" calcext:value-type="float">
            <text:p>-115,154,790.52</text:p>
          </table:table-cell>
        </table:table-row>
        <table:table-row table:style-name="ro1">
          <table:table-cell table:style-name="ce1" office:value-type="string" calcext:value-type="string">
            <text:p>2016-08-09</text:p>
          </table:table-cell>
          <table:table-cell office:value-type="float" office:value="85.989998" calcext:value-type="float">
            <text:p>85.989998</text:p>
          </table:table-cell>
          <table:table-cell office:value-type="float" office:value="4158800" calcext:value-type="float">
            <text:p>4158800</text:p>
          </table:table-cell>
          <table:table-cell table:formula="of:=([.B2370]-[.B2369])*[.C2370]+([.C2370]-[.C2369])*[.B2370]" office:value-type="float" office:value="-104759596.1764" calcext:value-type="float">
            <text:p>-104,759,596.18</text:p>
          </table:table-cell>
        </table:table-row>
        <table:table-row table:style-name="ro1">
          <table:table-cell table:style-name="ce1" office:value-type="string" calcext:value-type="string">
            <text:p>2016-08-10</text:p>
          </table:table-cell>
          <table:table-cell office:value-type="float" office:value="86.309998" calcext:value-type="float">
            <text:p>86.309998</text:p>
          </table:table-cell>
          <table:table-cell office:value-type="float" office:value="5981400" calcext:value-type="float">
            <text:p>5981400</text:p>
          </table:table-cell>
          <table:table-cell table:formula="of:=([.B2371]-[.B2370])*[.C2371]+([.C2371]-[.C2370])*[.B2371]" office:value-type="float" office:value="159222650.3548" calcext:value-type="float">
            <text:p>159,222,650.35</text:p>
          </table:table-cell>
        </table:table-row>
        <table:table-row table:style-name="ro1">
          <table:table-cell table:style-name="ce1" office:value-type="string" calcext:value-type="string">
            <text:p>2016-08-11</text:p>
          </table:table-cell>
          <table:table-cell office:value-type="float" office:value="86.730003" calcext:value-type="float">
            <text:p>86.730003</text:p>
          </table:table-cell>
          <table:table-cell office:value-type="float" office:value="7387100" calcext:value-type="float">
            <text:p>7387100</text:p>
          </table:table-cell>
          <table:table-cell table:formula="of:=([.B2372]-[.B2371])*[.C2372]+([.C2372]-[.C2371])*[.B2372]" office:value-type="float" office:value="125018984.1526" calcext:value-type="float">
            <text:p>125,018,984.15</text:p>
          </table:table-cell>
        </table:table-row>
        <table:table-row table:style-name="ro1">
          <table:table-cell table:style-name="ce1" office:value-type="string" calcext:value-type="string">
            <text:p>2016-08-12</text:p>
          </table:table-cell>
          <table:table-cell office:value-type="float" office:value="87.040001" calcext:value-type="float">
            <text:p>87.040001</text:p>
          </table:table-cell>
          <table:table-cell office:value-type="float" office:value="8063400" calcext:value-type="float">
            <text:p>8063400</text:p>
          </table:table-cell>
          <table:table-cell table:formula="of:=([.B2373]-[.B2372])*[.C2373]+([.C2373]-[.C2372])*[.B2373]" office:value-type="float" office:value="61364790.5495001" calcext:value-type="float">
            <text:p>61,364,790.55</text:p>
          </table:table-cell>
        </table:table-row>
        <table:table-row table:style-name="ro1">
          <table:table-cell table:style-name="ce1" office:value-type="string" calcext:value-type="string">
            <text:p>2016-08-15</text:p>
          </table:table-cell>
          <table:table-cell office:value-type="float" office:value="87.019997" calcext:value-type="float">
            <text:p>87.019997</text:p>
          </table:table-cell>
          <table:table-cell office:value-type="float" office:value="6871200" calcext:value-type="float">
            <text:p>6871200</text:p>
          </table:table-cell>
          <table:table-cell table:formula="of:=([.B2374]-[.B2373])*[.C2374]+([.C2374]-[.C2373])*[.B2374]" office:value-type="float" office:value="-103882691.9082" calcext:value-type="float">
            <text:p>-103,882,691.91</text:p>
          </table:table-cell>
        </table:table-row>
        <table:table-row table:style-name="ro1">
          <table:table-cell table:style-name="ce1" office:value-type="string" calcext:value-type="string">
            <text:p>2016-08-16</text:p>
          </table:table-cell>
          <table:table-cell office:value-type="float" office:value="86.580002" calcext:value-type="float">
            <text:p>86.580002</text:p>
          </table:table-cell>
          <table:table-cell office:value-type="float" office:value="8071100" calcext:value-type="float">
            <text:p>8071100</text:p>
          </table:table-cell>
          <table:table-cell table:formula="of:=([.B2375]-[.B2374])*[.C2375]+([.C2375]-[.C2374])*[.B2375]" office:value-type="float" office:value="100336100.7553" calcext:value-type="float">
            <text:p>100,336,100.76</text:p>
          </table:table-cell>
        </table:table-row>
        <table:table-row table:style-name="ro1">
          <table:table-cell table:style-name="ce1" office:value-type="string" calcext:value-type="string">
            <text:p>2016-08-17</text:p>
          </table:table-cell>
          <table:table-cell office:value-type="float" office:value="86.959999" calcext:value-type="float">
            <text:p>86.959999</text:p>
          </table:table-cell>
          <table:table-cell office:value-type="float" office:value="6762100" calcext:value-type="float">
            <text:p>6762100</text:p>
          </table:table-cell>
          <table:table-cell table:formula="of:=([.B2376]-[.B2375])*[.C2376]+([.C2376]-[.C2375])*[.B2376]" office:value-type="float" office:value="-111261060.9773" calcext:value-type="float">
            <text:p>-111,261,060.98</text:p>
          </table:table-cell>
        </table:table-row>
        <table:table-row table:style-name="ro1">
          <table:table-cell table:style-name="ce1" office:value-type="string" calcext:value-type="string">
            <text:p>2016-08-18</text:p>
          </table:table-cell>
          <table:table-cell office:value-type="float" office:value="87.440002" calcext:value-type="float">
            <text:p>87.440002</text:p>
          </table:table-cell>
          <table:table-cell office:value-type="float" office:value="7082800" calcext:value-type="float">
            <text:p>7082800</text:p>
          </table:table-cell>
          <table:table-cell table:formula="of:=([.B2377]-[.B2376])*[.C2377]+([.C2377]-[.C2376])*[.B2377]" office:value-type="float" office:value="31441773.8898001" calcext:value-type="float">
            <text:p>31,441,773.89</text:p>
          </table:table-cell>
        </table:table-row>
        <table:table-row table:style-name="ro1">
          <table:table-cell table:style-name="ce1" office:value-type="string" calcext:value-type="string">
            <text:p>2016-08-19</text:p>
          </table:table-cell>
          <table:table-cell office:value-type="float" office:value="87.309998" calcext:value-type="float">
            <text:p>87.309998</text:p>
          </table:table-cell>
          <table:table-cell office:value-type="float" office:value="6199900" calcext:value-type="float">
            <text:p>6199900</text:p>
          </table:table-cell>
          <table:table-cell table:formula="of:=([.B2378]-[.B2377])*[.C2378]+([.C2378]-[.C2377])*[.B2378]" office:value-type="float" office:value="-77892009.0338001" calcext:value-type="float">
            <text:p>-77,892,009.03</text:p>
          </table:table-cell>
        </table:table-row>
        <table:table-row table:style-name="ro1">
          <table:table-cell table:style-name="ce1" office:value-type="string" calcext:value-type="string">
            <text:p>2016-08-22</text:p>
          </table:table-cell>
          <table:table-cell office:value-type="float" office:value="86.849998" calcext:value-type="float">
            <text:p>86.849998</text:p>
          </table:table-cell>
          <table:table-cell office:value-type="float" office:value="5921100" calcext:value-type="float">
            <text:p>5921100</text:p>
          </table:table-cell>
          <table:table-cell table:formula="of:=([.B2379]-[.B2378])*[.C2379]+([.C2379]-[.C2378])*[.B2379]" office:value-type="float" office:value="-26937485.4424" calcext:value-type="float">
            <text:p>-26,937,485.44</text:p>
          </table:table-cell>
        </table:table-row>
        <table:table-row table:style-name="ro1">
          <table:table-cell table:style-name="ce1" office:value-type="string" calcext:value-type="string">
            <text:p>2016-08-23</text:p>
          </table:table-cell>
          <table:table-cell office:value-type="float" office:value="87.400002" calcext:value-type="float">
            <text:p>87.400002</text:p>
          </table:table-cell>
          <table:table-cell office:value-type="float" office:value="5420100" calcext:value-type="float">
            <text:p>5420100</text:p>
          </table:table-cell>
          <table:table-cell table:formula="of:=([.B2380]-[.B2379])*[.C2380]+([.C2380]-[.C2379])*[.B2380]" office:value-type="float" office:value="-40806324.3216" calcext:value-type="float">
            <text:p>-40,806,324.32</text:p>
          </table:table-cell>
        </table:table-row>
        <table:table-row table:style-name="ro1">
          <table:table-cell table:style-name="ce1" office:value-type="string" calcext:value-type="string">
            <text:p>2016-08-24</text:p>
          </table:table-cell>
          <table:table-cell office:value-type="float" office:value="87.309998" calcext:value-type="float">
            <text:p>87.309998</text:p>
          </table:table-cell>
          <table:table-cell office:value-type="float" office:value="5713300" calcext:value-type="float">
            <text:p>5713300</text:p>
          </table:table-cell>
          <table:table-cell table:formula="of:=([.B2381]-[.B2380])*[.C2381]+([.C2381]-[.C2380])*[.B2381]" office:value-type="float" office:value="25085071.5604" calcext:value-type="float">
            <text:p>25,085,071.56</text:p>
          </table:table-cell>
        </table:table-row>
        <table:table-row table:style-name="ro1">
          <table:table-cell table:style-name="ce1" office:value-type="string" calcext:value-type="string">
            <text:p>2016-08-25</text:p>
          </table:table-cell>
          <table:table-cell office:value-type="float" office:value="87.900002" calcext:value-type="float">
            <text:p>87.900002</text:p>
          </table:table-cell>
          <table:table-cell office:value-type="float" office:value="10595500" calcext:value-type="float">
            <text:p>10595500</text:p>
          </table:table-cell>
          <table:table-cell table:formula="of:=([.B2382]-[.B2381])*[.C2382]+([.C2382]-[.C2381])*[.B2382]" office:value-type="float" office:value="435396777.1464" calcext:value-type="float">
            <text:p>435,396,777.15</text:p>
          </table:table-cell>
        </table:table-row>
        <table:table-row table:style-name="ro1">
          <table:table-cell table:style-name="ce1" office:value-type="string" calcext:value-type="string">
            <text:p>2016-08-26</text:p>
          </table:table-cell>
          <table:table-cell office:value-type="float" office:value="87.580002" calcext:value-type="float">
            <text:p>87.580002</text:p>
          </table:table-cell>
          <table:table-cell office:value-type="float" office:value="16408200" calcext:value-type="float">
            <text:p>16408200</text:p>
          </table:table-cell>
          <table:table-cell table:formula="of:=([.B2383]-[.B2382])*[.C2383]+([.C2383]-[.C2382])*[.B2383]" office:value-type="float" office:value="503825653.6254" calcext:value-type="float">
            <text:p>503,825,653.63</text:p>
          </table:table-cell>
        </table:table-row>
        <table:table-row table:style-name="ro1">
          <table:table-cell table:style-name="ce1" office:value-type="string" calcext:value-type="string">
            <text:p>2016-08-29</text:p>
          </table:table-cell>
          <table:table-cell office:value-type="float" office:value="88.300003" calcext:value-type="float">
            <text:p>88.300003</text:p>
          </table:table-cell>
          <table:table-cell office:value-type="float" office:value="8934500" calcext:value-type="float">
            <text:p>8934500</text:p>
          </table:table-cell>
          <table:table-cell table:formula="of:=([.B2384]-[.B2383])*[.C2384]+([.C2384]-[.C2383])*[.B2384]" office:value-type="float" office:value="-653494883.4866" calcext:value-type="float">
            <text:p>-653,494,883.49</text:p>
          </table:table-cell>
        </table:table-row>
        <table:table-row table:style-name="ro1">
          <table:table-cell table:style-name="ce1" office:value-type="string" calcext:value-type="string">
            <text:p>2016-08-30</text:p>
          </table:table-cell>
          <table:table-cell office:value-type="float" office:value="87.540001" calcext:value-type="float">
            <text:p>87.540001</text:p>
          </table:table-cell>
          <table:table-cell office:value-type="float" office:value="11619400" calcext:value-type="float">
            <text:p>11619400</text:p>
          </table:table-cell>
          <table:table-cell table:formula="of:=([.B2385]-[.B2384])*[.C2385]+([.C2385]-[.C2384])*[.B2385]" office:value-type="float" office:value="226205381.4461" calcext:value-type="float">
            <text:p>226,205,381.45</text:p>
          </table:table-cell>
        </table:table-row>
        <table:table-row table:style-name="ro1">
          <table:table-cell table:style-name="ce1" office:value-type="string" calcext:value-type="string">
            <text:p>2016-08-31</text:p>
          </table:table-cell>
          <table:table-cell office:value-type="float" office:value="87.309998" calcext:value-type="float">
            <text:p>87.309998</text:p>
          </table:table-cell>
          <table:table-cell office:value-type="float" office:value="11407800" calcext:value-type="float">
            <text:p>11407800</text:p>
          </table:table-cell>
          <table:table-cell table:formula="of:=([.B2386]-[.B2385])*[.C2386]+([.C2386]-[.C2385])*[.B2386]" office:value-type="float" office:value="-21098623.8002001" calcext:value-type="float">
            <text:p>-21,098,623.80</text:p>
          </table:table-cell>
        </table:table-row>
        <table:table-row table:style-name="ro1">
          <table:table-cell table:style-name="ce1" office:value-type="string" calcext:value-type="string">
            <text:p>2016-09-01</text:p>
          </table:table-cell>
          <table:table-cell office:value-type="float" office:value="88.309998" calcext:value-type="float">
            <text:p>88.309998</text:p>
          </table:table-cell>
          <table:table-cell office:value-type="float" office:value="29793300" calcext:value-type="float">
            <text:p>29793300</text:p>
          </table:table-cell>
          <table:table-cell table:formula="of:=([.B2387]-[.B2386])*[.C2387]+([.C2387]-[.C2386])*[.B2387]" office:value-type="float" office:value="1653416768.229" calcext:value-type="float">
            <text:p>1,653,416,768.23</text:p>
          </table:table-cell>
        </table:table-row>
        <table:table-row table:style-name="ro1">
          <table:table-cell table:style-name="ce1" office:value-type="string" calcext:value-type="string">
            <text:p>2016-09-02</text:p>
          </table:table-cell>
          <table:table-cell office:value-type="float" office:value="88.199997" calcext:value-type="float">
            <text:p>88.199997</text:p>
          </table:table-cell>
          <table:table-cell office:value-type="float" office:value="17470400" calcext:value-type="float">
            <text:p>17470400</text:p>
          </table:table-cell>
          <table:table-cell table:formula="of:=([.B2388]-[.B2387])*[.C2388]+([.C2388]-[.C2387])*[.B2388]" office:value-type="float" office:value="-1088801504.5017" calcext:value-type="float">
            <text:p>-1,088,801,504.50</text:p>
          </table:table-cell>
        </table:table-row>
        <table:table-row table:style-name="ro1">
          <table:table-cell table:style-name="ce1" office:value-type="string" calcext:value-type="string">
            <text:p>2016-09-06</text:p>
          </table:table-cell>
          <table:table-cell office:value-type="float" office:value="88.639999" calcext:value-type="float">
            <text:p>88.639999</text:p>
          </table:table-cell>
          <table:table-cell office:value-type="float" office:value="14472100" calcext:value-type="float">
            <text:p>14472100</text:p>
          </table:table-cell>
          <table:table-cell table:formula="of:=([.B2389]-[.B2388])*[.C2389]+([.C2389]-[.C2388])*[.B2389]" office:value-type="float" office:value="-259401556.0575" calcext:value-type="float">
            <text:p>-259,401,556.06</text:p>
          </table:table-cell>
        </table:table-row>
        <table:table-row table:style-name="ro1">
          <table:table-cell table:style-name="ce1" office:value-type="string" calcext:value-type="string">
            <text:p>2016-09-07</text:p>
          </table:table-cell>
          <table:table-cell office:value-type="float" office:value="87.949997" calcext:value-type="float">
            <text:p>87.949997</text:p>
          </table:table-cell>
          <table:table-cell office:value-type="float" office:value="17556400" calcext:value-type="float">
            <text:p>17556400</text:p>
          </table:table-cell>
          <table:table-cell table:formula="of:=([.B2390]-[.B2389])*[.C2390]+([.C2390]-[.C2389])*[.B2390]" office:value-type="float" office:value="259150224.6343" calcext:value-type="float">
            <text:p>259,150,224.63</text:p>
          </table:table-cell>
        </table:table-row>
        <table:table-row table:style-name="ro1">
          <table:table-cell table:style-name="ce1" office:value-type="string" calcext:value-type="string">
            <text:p>2016-09-08</text:p>
          </table:table-cell>
          <table:table-cell office:value-type="float" office:value="87.779999" calcext:value-type="float">
            <text:p>87.779999</text:p>
          </table:table-cell>
          <table:table-cell office:value-type="float" office:value="23465700" calcext:value-type="float">
            <text:p>23465700</text:p>
          </table:table-cell>
          <table:table-cell table:formula="of:=([.B2391]-[.B2390])*[.C2391]+([.C2391]-[.C2390])*[.B2391]" office:value-type="float" office:value="514729226.0221" calcext:value-type="float">
            <text:p>514,729,226.02</text:p>
          </table:table-cell>
        </table:table-row>
        <table:table-row table:style-name="ro1">
          <table:table-cell table:style-name="ce1" office:value-type="string" calcext:value-type="string">
            <text:p>2016-09-09</text:p>
          </table:table-cell>
          <table:table-cell office:value-type="float" office:value="86.239998" calcext:value-type="float">
            <text:p>86.239998</text:p>
          </table:table-cell>
          <table:table-cell office:value-type="float" office:value="21955000" calcext:value-type="float">
            <text:p>21955000</text:p>
          </table:table-cell>
          <table:table-cell table:formula="of:=([.B2392]-[.B2391])*[.C2392]+([.C2392]-[.C2391])*[.B2392]" office:value-type="float" office:value="-164093486.9336" calcext:value-type="float">
            <text:p>-164,093,486.93</text:p>
          </table:table-cell>
        </table:table-row>
        <table:table-row table:style-name="ro1">
          <table:table-cell table:style-name="ce1" office:value-type="string" calcext:value-type="string">
            <text:p>2016-09-12</text:p>
          </table:table-cell>
          <table:table-cell office:value-type="float" office:value="88.25" calcext:value-type="float">
            <text:p>88.25</text:p>
          </table:table-cell>
          <table:table-cell office:value-type="float" office:value="16105700" calcext:value-type="float">
            <text:p>16105700</text:p>
          </table:table-cell>
          <table:table-cell table:formula="of:=([.B2393]-[.B2392])*[.C2393]+([.C2393]-[.C2392])*[.B2393]" office:value-type="float" office:value="-483828235.7886" calcext:value-type="float">
            <text:p>-483,828,235.79</text:p>
          </table:table-cell>
        </table:table-row>
        <table:table-row table:style-name="ro1">
          <table:table-cell table:style-name="ce1" office:value-type="string" calcext:value-type="string">
            <text:p>2016-09-13</text:p>
          </table:table-cell>
          <table:table-cell office:value-type="float" office:value="87.050003" calcext:value-type="float">
            <text:p>87.050003</text:p>
          </table:table-cell>
          <table:table-cell office:value-type="float" office:value="19682700" calcext:value-type="float">
            <text:p>19682700</text:p>
          </table:table-cell>
          <table:table-cell table:formula="of:=([.B2394]-[.B2393])*[.C2394]+([.C2394]-[.C2393])*[.B2394]" office:value-type="float" office:value="287758679.7791" calcext:value-type="float">
            <text:p>287,758,679.78</text:p>
          </table:table-cell>
        </table:table-row>
        <table:table-row table:style-name="ro1">
          <table:table-cell table:style-name="ce1" office:value-type="string" calcext:value-type="string">
            <text:p>2016-09-14</text:p>
          </table:table-cell>
          <table:table-cell office:value-type="float" office:value="87.010002" calcext:value-type="float">
            <text:p>87.010002</text:p>
          </table:table-cell>
          <table:table-cell office:value-type="float" office:value="25397900" calcext:value-type="float">
            <text:p>25397900</text:p>
          </table:table-cell>
          <table:table-cell table:formula="of:=([.B2395]-[.B2394])*[.C2395]+([.C2395]-[.C2394])*[.B2395]" office:value-type="float" office:value="496263622.0325" calcext:value-type="float">
            <text:p>496,263,622.03</text:p>
          </table:table-cell>
        </table:table-row>
        <table:table-row table:style-name="ro1">
          <table:table-cell table:style-name="ce1" office:value-type="string" calcext:value-type="string">
            <text:p>2016-09-15</text:p>
          </table:table-cell>
          <table:table-cell office:value-type="float" office:value="88.059998" calcext:value-type="float">
            <text:p>88.059998</text:p>
          </table:table-cell>
          <table:table-cell office:value-type="float" office:value="13833600" calcext:value-type="float">
            <text:p>13833600</text:p>
          </table:table-cell>
          <table:table-cell table:formula="of:=([.B2396]-[.B2395])*[.C2396]+([.C2396]-[.C2395])*[.B2396]" office:value-type="float" office:value="-1003827010.2058" calcext:value-type="float">
            <text:p>-1,003,827,010.21</text:p>
          </table:table-cell>
        </table:table-row>
        <table:table-row table:style-name="ro1">
          <table:table-cell table:style-name="ce1" office:value-type="string" calcext:value-type="string">
            <text:p>2016-09-16</text:p>
          </table:table-cell>
          <table:table-cell office:value-type="float" office:value="88.050003" calcext:value-type="float">
            <text:p>88.050003</text:p>
          </table:table-cell>
          <table:table-cell office:value-type="float" office:value="23518300" calcext:value-type="float">
            <text:p>23518300</text:p>
          </table:table-cell>
          <table:table-cell table:formula="of:=([.B2397]-[.B2396])*[.C2397]+([.C2397]-[.C2396])*[.B2397]" office:value-type="float" office:value="852502798.6456" calcext:value-type="float">
            <text:p>852,502,798.65</text:p>
          </table:table-cell>
        </table:table-row>
        <table:table-row table:style-name="ro1">
          <table:table-cell table:style-name="ce1" office:value-type="string" calcext:value-type="string">
            <text:p>2016-09-19</text:p>
          </table:table-cell>
          <table:table-cell office:value-type="float" office:value="88.370003" calcext:value-type="float">
            <text:p>88.370003</text:p>
          </table:table-cell>
          <table:table-cell office:value-type="float" office:value="19173900" calcext:value-type="float">
            <text:p>19173900</text:p>
          </table:table-cell>
          <table:table-cell table:formula="of:=([.B2398]-[.B2397])*[.C2398]+([.C2398]-[.C2397])*[.B2398]" office:value-type="float" office:value="-377778993.0332" calcext:value-type="float">
            <text:p>-377,778,993.03</text:p>
          </table:table-cell>
        </table:table-row>
        <table:table-row table:style-name="ro1">
          <table:table-cell table:style-name="ce1" office:value-type="string" calcext:value-type="string">
            <text:p>2016-09-20</text:p>
          </table:table-cell>
          <table:table-cell office:value-type="float" office:value="88.580002" calcext:value-type="float">
            <text:p>88.580002</text:p>
          </table:table-cell>
          <table:table-cell office:value-type="float" office:value="33986500" calcext:value-type="float">
            <text:p>33986500</text:p>
          </table:table-cell>
          <table:table-cell table:formula="of:=([.B2399]-[.B2398])*[.C2399]+([.C2399]-[.C2398])*[.B2399]" office:value-type="float" office:value="1319237268.6387" calcext:value-type="float">
            <text:p>1,319,237,268.64</text:p>
          </table:table-cell>
        </table:table-row>
        <table:table-row table:style-name="ro1">
          <table:table-cell table:style-name="ce1" office:value-type="string" calcext:value-type="string">
            <text:p>2016-09-21</text:p>
          </table:table-cell>
          <table:table-cell office:value-type="float" office:value="87.800003" calcext:value-type="float">
            <text:p>87.800003</text:p>
          </table:table-cell>
          <table:table-cell office:value-type="float" office:value="55409800" calcext:value-type="float">
            <text:p>55409800</text:p>
          </table:table-cell>
          <table:table-cell table:formula="of:=([.B2400]-[.B2399])*[.C2400]+([.C2400]-[.C2399])*[.B2400]" office:value-type="float" office:value="1837746215.6797" calcext:value-type="float">
            <text:p>1,837,746,215.68</text:p>
          </table:table-cell>
        </table:table-row>
        <table:table-row table:style-name="ro1">
          <table:table-cell table:style-name="ce1" office:value-type="string" calcext:value-type="string">
            <text:p>2016-09-22</text:p>
          </table:table-cell>
          <table:table-cell office:value-type="float" office:value="88.989998" calcext:value-type="float">
            <text:p>88.989998</text:p>
          </table:table-cell>
          <table:table-cell office:value-type="float" office:value="52692700" calcext:value-type="float">
            <text:p>52692700</text:p>
          </table:table-cell>
          <table:table-cell table:formula="of:=([.B2401]-[.B2400])*[.C2401]+([.C2401]-[.C2400])*[.B2401]" office:value-type="float" office:value="-179090674.0293" calcext:value-type="float">
            <text:p>-179,090,674.03</text:p>
          </table:table-cell>
        </table:table-row>
        <table:table-row table:style-name="ro1">
          <table:table-cell table:style-name="ce1" office:value-type="string" calcext:value-type="string">
            <text:p>2016-09-23</text:p>
          </table:table-cell>
          <table:table-cell office:value-type="float" office:value="87.760002" calcext:value-type="float">
            <text:p>87.760002</text:p>
          </table:table-cell>
          <table:table-cell office:value-type="float" office:value="48281400" calcext:value-type="float">
            <text:p>48281400</text:p>
          </table:table-cell>
          <table:table-cell table:formula="of:=([.B2402]-[.B2401])*[.C2402]+([.C2402]-[.C2401])*[.B2402]" office:value-type="float" office:value="-446521625.697" calcext:value-type="float">
            <text:p>-446,521,625.70</text:p>
          </table:table-cell>
        </table:table-row>
        <table:table-row table:style-name="ro1">
          <table:table-cell table:style-name="ce1" office:value-type="string" calcext:value-type="string">
            <text:p>2016-09-26</text:p>
          </table:table-cell>
          <table:table-cell office:value-type="float" office:value="87.849998" calcext:value-type="float">
            <text:p>87.849998</text:p>
          </table:table-cell>
          <table:table-cell office:value-type="float" office:value="60276600" calcext:value-type="float">
            <text:p>60276600</text:p>
          </table:table-cell>
          <table:table-cell table:formula="of:=([.B2403]-[.B2402])*[.C2403]+([.C2403]-[.C2402])*[.B2403]" office:value-type="float" office:value="1059202948.9032" calcext:value-type="float">
            <text:p>1,059,202,948.90</text:p>
          </table:table-cell>
        </table:table-row>
        <table:table-row table:style-name="ro1">
          <table:table-cell table:style-name="ce1" office:value-type="string" calcext:value-type="string">
            <text:p>2016-09-27</text:p>
          </table:table-cell>
          <table:table-cell office:value-type="float" office:value="88.360001" calcext:value-type="float">
            <text:p>88.360001</text:p>
          </table:table-cell>
          <table:table-cell office:value-type="float" office:value="65150800" calcext:value-type="float">
            <text:p>65150800</text:p>
          </table:table-cell>
          <table:table-cell table:formula="of:=([.B2404]-[.B2403])*[.C2404]+([.C2404]-[.C2403])*[.B2404]" office:value-type="float" office:value="463911420.3266" calcext:value-type="float">
            <text:p>463,911,420.33</text:p>
          </table:table-cell>
        </table:table-row>
        <table:table-row table:style-name="ro1">
          <table:table-cell table:style-name="ce1" office:value-type="string" calcext:value-type="string">
            <text:p>2016-09-28</text:p>
          </table:table-cell>
          <table:table-cell office:value-type="float" office:value="89.459999" calcext:value-type="float">
            <text:p>89.459999</text:p>
          </table:table-cell>
          <table:table-cell office:value-type="float" office:value="89806000" calcext:value-type="float">
            <text:p>89806000</text:p>
          </table:table-cell>
          <table:table-cell table:formula="of:=([.B2405]-[.B2404])*[.C2405]+([.C2405]-[.C2404])*[.B2405]" office:value-type="float" office:value="2304440587.7328" calcext:value-type="float">
            <text:p>2,304,440,587.73</text:p>
          </table:table-cell>
        </table:table-row>
        <table:table-row table:style-name="ro1">
          <table:table-cell table:style-name="ce1" office:value-type="string" calcext:value-type="string">
            <text:p>2016-09-29</text:p>
          </table:table-cell>
          <table:table-cell office:value-type="float" office:value="88.230003" calcext:value-type="float">
            <text:p>88.230003</text:p>
          </table:table-cell>
          <table:table-cell office:value-type="float" office:value="74587500" calcext:value-type="float">
            <text:p>74587500</text:p>
          </table:table-cell>
          <table:table-cell table:formula="of:=([.B2406]-[.B2405])*[.C2406]+([.C2406]-[.C2405])*[.B2406]" office:value-type="float" office:value="-1434470627.3055" calcext:value-type="float">
            <text:p>-1,434,470,627.31</text:p>
          </table:table-cell>
        </table:table-row>
        <table:table-row table:style-name="ro1">
          <table:table-cell table:style-name="ce1" office:value-type="string" calcext:value-type="string">
            <text:p>2016-09-30</text:p>
          </table:table-cell>
          <table:table-cell office:value-type="float" office:value="89.75" calcext:value-type="float">
            <text:p>89.75</text:p>
          </table:table-cell>
          <table:table-cell office:value-type="float" office:value="123735700" calcext:value-type="float">
            <text:p>123735700</text:p>
          </table:table-cell>
          <table:table-cell table:formula="of:=([.B2407]-[.B2406])*[.C2407]+([.C2407]-[.C2406])*[.B2407]" office:value-type="float" office:value="4599128842.7929" calcext:value-type="float">
            <text:p>4,599,128,842.79</text:p>
          </table:table-cell>
        </table:table-row>
        <table:table-row table:style-name="ro1">
          <table:table-cell table:style-name="ce1" office:value-type="string" calcext:value-type="string">
            <text:p>2016-10-03</text:p>
          </table:table-cell>
          <table:table-cell office:value-type="float" office:value="88.660004" calcext:value-type="float">
            <text:p>88.660004</text:p>
          </table:table-cell>
          <table:table-cell office:value-type="float" office:value="26789500" calcext:value-type="float">
            <text:p>26789500</text:p>
          </table:table-cell>
          <table:table-cell table:formula="of:=([.B2408]-[.B2407])*[.C2408]+([.C2408]-[.C2407])*[.B2408]" office:value-type="float" office:value="-8624450927.6268" calcext:value-type="float">
            <text:p>-8,624,450,927.63</text:p>
          </table:table-cell>
        </table:table-row>
        <table:table-row table:style-name="ro1">
          <table:table-cell table:style-name="ce1" office:value-type="string" calcext:value-type="string">
            <text:p>2016-10-04</text:p>
          </table:table-cell>
          <table:table-cell office:value-type="float" office:value="88.349998" calcext:value-type="float">
            <text:p>88.349998</text:p>
          </table:table-cell>
          <table:table-cell office:value-type="float" office:value="23317600" calcext:value-type="float">
            <text:p>23317600</text:p>
          </table:table-cell>
          <table:table-cell table:formula="of:=([.B2409]-[.B2408])*[.C2409]+([.C2409]-[.C2408])*[.B2409]" office:value-type="float" office:value="-313970953.9618" calcext:value-type="float">
            <text:p>-313,970,953.96</text:p>
          </table:table-cell>
        </table:table-row>
        <table:table-row table:style-name="ro1">
          <table:table-cell table:style-name="ce1" office:value-type="string" calcext:value-type="string">
            <text:p>2016-10-05</text:p>
          </table:table-cell>
          <table:table-cell office:value-type="float" office:value="88.849998" calcext:value-type="float">
            <text:p>88.849998</text:p>
          </table:table-cell>
          <table:table-cell office:value-type="float" office:value="64580300" calcext:value-type="float">
            <text:p>64580300</text:p>
          </table:table-cell>
          <table:table-cell table:formula="of:=([.B2410]-[.B2409])*[.C2410]+([.C2410]-[.C2409])*[.B2410]" office:value-type="float" office:value="3698480962.4746" calcext:value-type="float">
            <text:p>3,698,480,962.47</text:p>
          </table:table-cell>
        </table:table-row>
        <table:table-row table:style-name="ro1">
          <table:table-cell table:style-name="ce1" office:value-type="string" calcext:value-type="string">
            <text:p>2016-10-06</text:p>
          </table:table-cell>
          <table:table-cell office:value-type="float" office:value="89.220001" calcext:value-type="float">
            <text:p>89.220001</text:p>
          </table:table-cell>
          <table:table-cell office:value-type="float" office:value="61462800" calcext:value-type="float">
            <text:p>61462800</text:p>
          </table:table-cell>
          <table:table-cell table:formula="of:=([.B2411]-[.B2410])*[.C2411]+([.C2411]-[.C2410])*[.B2411]" office:value-type="float" office:value="-255401932.7291" calcext:value-type="float">
            <text:p>-255,401,932.73</text:p>
          </table:table-cell>
        </table:table-row>
        <table:table-row table:style-name="ro1">
          <table:table-cell table:style-name="ce1" office:value-type="string" calcext:value-type="string">
            <text:p>2016-10-07</text:p>
          </table:table-cell>
          <table:table-cell office:value-type="float" office:value="90" calcext:value-type="float">
            <text:p>90</text:p>
          </table:table-cell>
          <table:table-cell office:value-type="float" office:value="20518800" calcext:value-type="float">
            <text:p>20518800</text:p>
          </table:table-cell>
          <table:table-cell table:formula="of:=([.B2412]-[.B2411])*[.C2412]+([.C2412]-[.C2411])*[.B2412]" office:value-type="float" office:value="-3668955356.5188" calcext:value-type="float">
            <text:p>-3,668,955,356.52</text:p>
          </table:table-cell>
        </table:table-row>
        <table:table-row table:style-name="ro1">
          <table:table-cell table:style-name="ce1" office:value-type="string" calcext:value-type="string">
            <text:p>2016-10-10</text:p>
          </table:table-cell>
          <table:table-cell office:value-type="float" office:value="89.059998" calcext:value-type="float">
            <text:p>89.059998</text:p>
          </table:table-cell>
          <table:table-cell office:value-type="float" office:value="15492400" calcext:value-type="float">
            <text:p>15492400</text:p>
          </table:table-cell>
          <table:table-cell table:formula="of:=([.B2413]-[.B2412])*[.C2413]+([.C2413]-[.C2412])*[.B2413]" office:value-type="float" office:value="-462214060.932" calcext:value-type="float">
            <text:p>-462,214,060.93</text:p>
          </table:table-cell>
        </table:table-row>
        <table:table-row table:style-name="ro1">
          <table:table-cell table:style-name="ce1" office:value-type="string" calcext:value-type="string">
            <text:p>2016-10-11</text:p>
          </table:table-cell>
          <table:table-cell office:value-type="float" office:value="88.540001" calcext:value-type="float">
            <text:p>88.540001</text:p>
          </table:table-cell>
          <table:table-cell office:value-type="float" office:value="11723100" calcext:value-type="float">
            <text:p>11723100</text:p>
          </table:table-cell>
          <table:table-cell table:formula="of:=([.B2414]-[.B2413])*[.C2414]+([.C2414]-[.C2413])*[.B2414]" office:value-type="float" office:value="-339829802.6" calcext:value-type="float">
            <text:p>-339,829,802.60</text:p>
          </table:table-cell>
        </table:table-row>
        <table:table-row table:style-name="ro1">
          <table:table-cell table:style-name="ce1" office:value-type="string" calcext:value-type="string">
            <text:p>2016-10-12</text:p>
          </table:table-cell>
          <table:table-cell office:value-type="float" office:value="88.57" calcext:value-type="float">
            <text:p>88.57</text:p>
          </table:table-cell>
          <table:table-cell office:value-type="float" office:value="17118000" calcext:value-type="float">
            <text:p>17118000</text:p>
          </table:table-cell>
          <table:table-cell table:formula="of:=([.B2415]-[.B2414])*[.C2415]+([.C2415]-[.C2414])*[.B2415]" office:value-type="float" office:value="478339815.882" calcext:value-type="float">
            <text:p>478,339,815.88</text:p>
          </table:table-cell>
        </table:table-row>
        <table:table-row table:style-name="ro1">
          <table:table-cell table:style-name="ce1" office:value-type="string" calcext:value-type="string">
            <text:p>2016-10-13</text:p>
          </table:table-cell>
          <table:table-cell office:value-type="float" office:value="88.239998" calcext:value-type="float">
            <text:p>88.239998</text:p>
          </table:table-cell>
          <table:table-cell office:value-type="float" office:value="11158100" calcext:value-type="float">
            <text:p>11158100</text:p>
          </table:table-cell>
          <table:table-cell table:formula="of:=([.B2416]-[.B2415])*[.C2416]+([.C2416]-[.C2415])*[.B2416]" office:value-type="float" office:value="-529583759.3964" calcext:value-type="float">
            <text:p>-529,583,759.40</text:p>
          </table:table-cell>
        </table:table-row>
        <table:table-row table:style-name="ro1">
          <table:table-cell table:style-name="ce1" office:value-type="string" calcext:value-type="string">
            <text:p>2016-10-14</text:p>
          </table:table-cell>
          <table:table-cell office:value-type="float" office:value="88.43" calcext:value-type="float">
            <text:p>88.43</text:p>
          </table:table-cell>
          <table:table-cell office:value-type="float" office:value="7369000" calcext:value-type="float">
            <text:p>7369000</text:p>
          </table:table-cell>
          <table:table-cell table:formula="of:=([.B2417]-[.B2416])*[.C2417]+([.C2417]-[.C2416])*[.B2417]" office:value-type="float" office:value="-333669988.262" calcext:value-type="float">
            <text:p>-333,669,988.26</text:p>
          </table:table-cell>
        </table:table-row>
        <table:table-row table:style-name="ro1">
          <table:table-cell table:style-name="ce1" office:value-type="string" calcext:value-type="string">
            <text:p>2016-10-17</text:p>
          </table:table-cell>
          <table:table-cell office:value-type="float" office:value="87.830002" calcext:value-type="float">
            <text:p>87.830002</text:p>
          </table:table-cell>
          <table:table-cell office:value-type="float" office:value="7610600" calcext:value-type="float">
            <text:p>7610600</text:p>
          </table:table-cell>
          <table:table-cell table:formula="of:=([.B2418]-[.B2417])*[.C2418]+([.C2418]-[.C2417])*[.B2418]" office:value-type="float" office:value="16653383.7043999" calcext:value-type="float">
            <text:p>16,653,383.70</text:p>
          </table:table-cell>
        </table:table-row>
        <table:table-row table:style-name="ro1">
          <table:table-cell table:style-name="ce1" office:value-type="string" calcext:value-type="string">
            <text:p>2016-10-18</text:p>
          </table:table-cell>
          <table:table-cell office:value-type="float" office:value="87.449997" calcext:value-type="float">
            <text:p>87.449997</text:p>
          </table:table-cell>
          <table:table-cell office:value-type="float" office:value="10749500" calcext:value-type="float">
            <text:p>10749500</text:p>
          </table:table-cell>
          <table:table-cell table:formula="of:=([.B2419]-[.B2418])*[.C2419]+([.C2419]-[.C2418])*[.B2419]" office:value-type="float" office:value="270411931.8358" calcext:value-type="float">
            <text:p>270,411,931.84</text:p>
          </table:table-cell>
        </table:table-row>
        <table:table-row table:style-name="ro1">
          <table:table-cell table:style-name="ce1" office:value-type="string" calcext:value-type="string">
            <text:p>2016-10-19</text:p>
          </table:table-cell>
          <table:table-cell office:value-type="float" office:value="85.540001" calcext:value-type="float">
            <text:p>85.540001</text:p>
          </table:table-cell>
          <table:table-cell office:value-type="float" office:value="12788800" calcext:value-type="float">
            <text:p>12788800</text:p>
          </table:table-cell>
          <table:table-cell table:formula="of:=([.B2420]-[.B2419])*[.C2420]+([.C2420]-[.C2419])*[.B2420]" office:value-type="float" office:value="150015167.1945" calcext:value-type="float">
            <text:p>150,015,167.19</text:p>
          </table:table-cell>
        </table:table-row>
        <table:table-row table:style-name="ro1">
          <table:table-cell table:style-name="ce1" office:value-type="string" calcext:value-type="string">
            <text:p>2016-10-20</text:p>
          </table:table-cell>
          <table:table-cell office:value-type="float" office:value="84.93" calcext:value-type="float">
            <text:p>84.93</text:p>
          </table:table-cell>
          <table:table-cell office:value-type="float" office:value="10175100" calcext:value-type="float">
            <text:p>10175100</text:p>
          </table:table-cell>
          <table:table-cell table:formula="of:=([.B2421]-[.B2420])*[.C2421]+([.C2421]-[.C2420])*[.B2421]" office:value-type="float" office:value="-228188362.1751" calcext:value-type="float">
            <text:p>-228,188,362.18</text:p>
          </table:table-cell>
        </table:table-row>
        <table:table-row table:style-name="ro1">
          <table:table-cell table:style-name="ce1" office:value-type="string" calcext:value-type="string">
            <text:p>2016-10-21</text:p>
          </table:table-cell>
          <table:table-cell office:value-type="float" office:value="84.330002" calcext:value-type="float">
            <text:p>84.330002</text:p>
          </table:table-cell>
          <table:table-cell office:value-type="float" office:value="13974100" calcext:value-type="float">
            <text:p>13974100</text:p>
          </table:table-cell>
          <table:table-cell table:formula="of:=([.B2422]-[.B2421])*[.C2422]+([.C2422]-[.C2421])*[.B2422]" office:value-type="float" office:value="311985245.5462" calcext:value-type="float">
            <text:p>311,985,245.55</text:p>
          </table:table-cell>
        </table:table-row>
        <table:table-row table:style-name="ro1">
          <table:table-cell table:style-name="ce1" office:value-type="string" calcext:value-type="string">
            <text:p>2016-10-24</text:p>
          </table:table-cell>
          <table:table-cell office:value-type="float" office:value="84.099998" calcext:value-type="float">
            <text:p>84.099998</text:p>
          </table:table-cell>
          <table:table-cell office:value-type="float" office:value="10573200" calcext:value-type="float">
            <text:p>10573200</text:p>
          </table:table-cell>
          <table:table-cell table:formula="of:=([.B2423]-[.B2422])*[.C2423]+([.C2423]-[.C2422])*[.B2423]" office:value-type="float" office:value="-288447561.491" calcext:value-type="float">
            <text:p>-288,447,561.49</text:p>
          </table:table-cell>
        </table:table-row>
        <table:table-row table:style-name="ro1">
          <table:table-cell table:style-name="ce1" office:value-type="string" calcext:value-type="string">
            <text:p>2016-10-25</text:p>
          </table:table-cell>
          <table:table-cell office:value-type="float" office:value="86.970001" calcext:value-type="float">
            <text:p>86.970001</text:p>
          </table:table-cell>
          <table:table-cell office:value-type="float" office:value="20761200" calcext:value-type="float">
            <text:p>20761200</text:p>
          </table:table-cell>
          <table:table-cell table:formula="of:=([.B2424]-[.B2423])*[.C2424]+([.C2424]-[.C2423])*[.B2424]" office:value-type="float" office:value="945635076.4716" calcext:value-type="float">
            <text:p>945,635,076.47</text:p>
          </table:table-cell>
        </table:table-row>
        <table:table-row table:style-name="ro1">
          <table:table-cell table:style-name="ce1" office:value-type="string" calcext:value-type="string">
            <text:p>2016-10-26</text:p>
          </table:table-cell>
          <table:table-cell office:value-type="float" office:value="87.400002" calcext:value-type="float">
            <text:p>87.400002</text:p>
          </table:table-cell>
          <table:table-cell office:value-type="float" office:value="8464100" calcext:value-type="float">
            <text:p>8464100</text:p>
          </table:table-cell>
          <table:table-cell table:formula="of:=([.B2425]-[.B2424])*[.C2425]+([.C2425]-[.C2424])*[.B2425]" office:value-type="float" office:value="-1071126993.1301" calcext:value-type="float">
            <text:p>-1,071,126,993.13</text:p>
          </table:table-cell>
        </table:table-row>
        <table:table-row table:style-name="ro1">
          <table:table-cell table:style-name="ce1" office:value-type="string" calcext:value-type="string">
            <text:p>2016-10-27</text:p>
          </table:table-cell>
          <table:table-cell office:value-type="float" office:value="86.580002" calcext:value-type="float">
            <text:p>86.580002</text:p>
          </table:table-cell>
          <table:table-cell office:value-type="float" office:value="6598300" calcext:value-type="float">
            <text:p>6598300</text:p>
          </table:table-cell>
          <table:table-cell table:formula="of:=([.B2426]-[.B2425])*[.C2426]+([.C2426]-[.C2425])*[.B2426]" office:value-type="float" office:value="-166951573.7316" calcext:value-type="float">
            <text:p>-166,951,573.73</text:p>
          </table:table-cell>
        </table:table-row>
        <table:table-row table:style-name="ro1">
          <table:table-cell table:style-name="ce1" office:value-type="string" calcext:value-type="string">
            <text:p>2016-10-28</text:p>
          </table:table-cell>
          <table:table-cell office:value-type="float" office:value="86.839996" calcext:value-type="float">
            <text:p>86.839996</text:p>
          </table:table-cell>
          <table:table-cell office:value-type="float" office:value="7021100" calcext:value-type="float">
            <text:p>7021100</text:p>
          </table:table-cell>
          <table:table-cell table:formula="of:=([.B2427]-[.B2426])*[.C2427]+([.C2427]-[.C2426])*[.B2427]" office:value-type="float" office:value="38541394.1822" calcext:value-type="float">
            <text:p>38,541,394.18</text:p>
          </table:table-cell>
        </table:table-row>
        <table:table-row table:style-name="ro1">
          <table:table-cell table:style-name="ce1" office:value-type="string" calcext:value-type="string">
            <text:p>2016-10-31</text:p>
          </table:table-cell>
          <table:table-cell office:value-type="float" office:value="86.800003" calcext:value-type="float">
            <text:p>86.800003</text:p>
          </table:table-cell>
          <table:table-cell office:value-type="float" office:value="8207100" calcext:value-type="float">
            <text:p>8207100</text:p>
          </table:table-cell>
          <table:table-cell table:formula="of:=([.B2428]-[.B2427])*[.C2428]+([.C2428]-[.C2427])*[.B2428]" office:value-type="float" office:value="102616577.0077" calcext:value-type="float">
            <text:p>102,616,577.01</text:p>
          </table:table-cell>
        </table:table-row>
        <table:table-row table:style-name="ro1">
          <table:table-cell table:style-name="ce1" office:value-type="string" calcext:value-type="string">
            <text:p>2016-11-01</text:p>
          </table:table-cell>
          <table:table-cell office:value-type="float" office:value="86.849998" calcext:value-type="float">
            <text:p>86.849998</text:p>
          </table:table-cell>
          <table:table-cell office:value-type="float" office:value="8564500" calcext:value-type="float">
            <text:p>8564500</text:p>
          </table:table-cell>
          <table:table-cell table:formula="of:=([.B2429]-[.B2428])*[.C2429]+([.C2429]-[.C2428])*[.B2429]" office:value-type="float" office:value="31468371.4627" calcext:value-type="float">
            <text:p>31,468,371.46</text:p>
          </table:table-cell>
        </table:table-row>
        <table:table-row table:style-name="ro1">
          <table:table-cell table:style-name="ce1" office:value-type="string" calcext:value-type="string">
            <text:p>2016-11-02</text:p>
          </table:table-cell>
          <table:table-cell office:value-type="float" office:value="86.739998" calcext:value-type="float">
            <text:p>86.739998</text:p>
          </table:table-cell>
          <table:table-cell office:value-type="float" office:value="7773200" calcext:value-type="float">
            <text:p>7773200</text:p>
          </table:table-cell>
          <table:table-cell table:formula="of:=([.B2430]-[.B2429])*[.C2430]+([.C2430]-[.C2429])*[.B2430]" office:value-type="float" office:value="-69492412.4174" calcext:value-type="float">
            <text:p>-69,492,412.42</text:p>
          </table:table-cell>
        </table:table-row>
        <table:table-row table:style-name="ro1">
          <table:table-cell table:style-name="ce1" office:value-type="string" calcext:value-type="string">
            <text:p>2016-11-03</text:p>
          </table:table-cell>
          <table:table-cell office:value-type="float" office:value="86.599998" calcext:value-type="float">
            <text:p>86.599998</text:p>
          </table:table-cell>
          <table:table-cell office:value-type="float" office:value="6899900" calcext:value-type="float">
            <text:p>6899900</text:p>
          </table:table-cell>
          <table:table-cell table:formula="of:=([.B2431]-[.B2430])*[.C2431]+([.C2431]-[.C2430])*[.B2431]" office:value-type="float" office:value="-76593764.2534" calcext:value-type="float">
            <text:p>-76,593,764.25</text:p>
          </table:table-cell>
        </table:table-row>
        <table:table-row table:style-name="ro1">
          <table:table-cell table:style-name="ce1" office:value-type="string" calcext:value-type="string">
            <text:p>2016-11-04</text:p>
          </table:table-cell>
          <table:table-cell office:value-type="float" office:value="85.080002" calcext:value-type="float">
            <text:p>85.080002</text:p>
          </table:table-cell>
          <table:table-cell office:value-type="float" office:value="9378100" calcext:value-type="float">
            <text:p>9378100</text:p>
          </table:table-cell>
          <table:table-cell table:formula="of:=([.B2432]-[.B2431])*[.C2432]+([.C2432]-[.C2431])*[.B2432]" office:value-type="float" office:value="196590586.4688" calcext:value-type="float">
            <text:p>196,590,586.47</text:p>
          </table:table-cell>
        </table:table-row>
        <table:table-row table:style-name="ro1">
          <table:table-cell table:style-name="ce1" office:value-type="string" calcext:value-type="string">
            <text:p>2016-11-07</text:p>
          </table:table-cell>
          <table:table-cell office:value-type="float" office:value="86.559998" calcext:value-type="float">
            <text:p>86.559998</text:p>
          </table:table-cell>
          <table:table-cell office:value-type="float" office:value="8878500" calcext:value-type="float">
            <text:p>8878500</text:p>
          </table:table-cell>
          <table:table-cell table:formula="of:=([.B2433]-[.B2432])*[.C2433]+([.C2433]-[.C2432])*[.B2433]" office:value-type="float" office:value="-30105230.5148" calcext:value-type="float">
            <text:p>-30,105,230.51</text:p>
          </table:table-cell>
        </table:table-row>
        <table:table-row table:style-name="ro1">
          <table:table-cell table:style-name="ce1" office:value-type="string" calcext:value-type="string">
            <text:p>2016-11-08</text:p>
          </table:table-cell>
          <table:table-cell office:value-type="float" office:value="87.459999" calcext:value-type="float">
            <text:p>87.459999</text:p>
          </table:table-cell>
          <table:table-cell office:value-type="float" office:value="7657000" calcext:value-type="float">
            <text:p>7657000</text:p>
          </table:table-cell>
          <table:table-cell table:formula="of:=([.B2434]-[.B2433])*[.C2434]+([.C2434]-[.C2433])*[.B2434]" office:value-type="float" office:value="-99941081.1215" calcext:value-type="float">
            <text:p>-99,941,081.12</text:p>
          </table:table-cell>
        </table:table-row>
        <table:table-row table:style-name="ro1">
          <table:table-cell table:style-name="ce1" office:value-type="string" calcext:value-type="string">
            <text:p>2016-11-09</text:p>
          </table:table-cell>
          <table:table-cell office:value-type="float" office:value="85.93" calcext:value-type="float">
            <text:p>85.93</text:p>
          </table:table-cell>
          <table:table-cell office:value-type="float" office:value="11972500" calcext:value-type="float">
            <text:p>11972500</text:p>
          </table:table-cell>
          <table:table-cell table:formula="of:=([.B2435]-[.B2434])*[.C2435]+([.C2435]-[.C2434])*[.B2435]" office:value-type="float" office:value="352513001.9725" calcext:value-type="float">
            <text:p>352,513,001.97</text:p>
          </table:table-cell>
        </table:table-row>
        <table:table-row table:style-name="ro1">
          <table:table-cell table:style-name="ce1" office:value-type="string" calcext:value-type="string">
            <text:p>2016-11-10</text:p>
          </table:table-cell>
          <table:table-cell office:value-type="float" office:value="82.959999" calcext:value-type="float">
            <text:p>82.959999</text:p>
          </table:table-cell>
          <table:table-cell office:value-type="float" office:value="22095000" calcext:value-type="float">
            <text:p>22095000</text:p>
          </table:table-cell>
          <table:table-cell table:formula="of:=([.B2436]-[.B2435])*[.C2436]+([.C2436]-[.C2435])*[.B2436]" office:value-type="float" office:value="774140417.7825" calcext:value-type="float">
            <text:p>774,140,417.78</text:p>
          </table:table-cell>
        </table:table-row>
        <table:table-row table:style-name="ro1">
          <table:table-cell table:style-name="ce1" office:value-type="string" calcext:value-type="string">
            <text:p>2016-11-11</text:p>
          </table:table-cell>
          <table:table-cell office:value-type="float" office:value="83.580002" calcext:value-type="float">
            <text:p>83.580002</text:p>
          </table:table-cell>
          <table:table-cell office:value-type="float" office:value="8894700" calcext:value-type="float">
            <text:p>8894700</text:p>
          </table:table-cell>
          <table:table-cell table:formula="of:=([.B2437]-[.B2436])*[.C2437]+([.C2437]-[.C2436])*[.B2437]" office:value-type="float" office:value="-1097766359.7165" calcext:value-type="float">
            <text:p>-1,097,766,359.72</text:p>
          </table:table-cell>
        </table:table-row>
        <table:table-row table:style-name="ro1">
          <table:table-cell table:style-name="ce1" office:value-type="string" calcext:value-type="string">
            <text:p>2016-11-14</text:p>
          </table:table-cell>
          <table:table-cell office:value-type="float" office:value="83" calcext:value-type="float">
            <text:p>83</text:p>
          </table:table-cell>
          <table:table-cell office:value-type="float" office:value="12862500" calcext:value-type="float">
            <text:p>12862500</text:p>
          </table:table-cell>
          <table:table-cell table:formula="of:=([.B2438]-[.B2437])*[.C2438]+([.C2438]-[.C2437])*[.B2438]" office:value-type="float" office:value="321867124.275" calcext:value-type="float">
            <text:p>321,867,124.28</text:p>
          </table:table-cell>
        </table:table-row>
        <table:table-row table:style-name="ro1">
          <table:table-cell table:style-name="ce1" office:value-type="string" calcext:value-type="string">
            <text:p>2016-11-15</text:p>
          </table:table-cell>
          <table:table-cell office:value-type="float" office:value="83.620003" calcext:value-type="float">
            <text:p>83.620003</text:p>
          </table:table-cell>
          <table:table-cell office:value-type="float" office:value="9464000" calcext:value-type="float">
            <text:p>9464000</text:p>
          </table:table-cell>
          <table:table-cell table:formula="of:=([.B2439]-[.B2438])*[.C2439]+([.C2439]-[.C2438])*[.B2439]" office:value-type="float" office:value="-278314871.8035" calcext:value-type="float">
            <text:p>-278,314,871.80</text:p>
          </table:table-cell>
        </table:table-row>
        <table:table-row table:style-name="ro1">
          <table:table-cell table:style-name="ce1" office:value-type="string" calcext:value-type="string">
            <text:p>2016-11-16</text:p>
          </table:table-cell>
          <table:table-cell office:value-type="float" office:value="83.190002" calcext:value-type="float">
            <text:p>83.190002</text:p>
          </table:table-cell>
          <table:table-cell office:value-type="float" office:value="8542900" calcext:value-type="float">
            <text:p>8542900</text:p>
          </table:table-cell>
          <table:table-cell table:formula="of:=([.B2440]-[.B2439])*[.C2440]+([.C2440]-[.C2439])*[.B2440]" office:value-type="float" office:value="-80299766.3850999" calcext:value-type="float">
            <text:p>-80,299,766.39</text:p>
          </table:table-cell>
        </table:table-row>
        <table:table-row table:style-name="ro1">
          <table:table-cell table:style-name="ce1" office:value-type="string" calcext:value-type="string">
            <text:p>2016-11-17</text:p>
          </table:table-cell>
          <table:table-cell office:value-type="float" office:value="83.07" calcext:value-type="float">
            <text:p>83.07</text:p>
          </table:table-cell>
          <table:table-cell office:value-type="float" office:value="9083700" calcext:value-type="float">
            <text:p>9083700</text:p>
          </table:table-cell>
          <table:table-cell table:formula="of:=([.B2441]-[.B2440])*[.C2441]+([.C2441]-[.C2440])*[.B2441]" office:value-type="float" office:value="43834193.8325999" calcext:value-type="float">
            <text:p>43,834,193.83</text:p>
          </table:table-cell>
        </table:table-row>
        <table:table-row table:style-name="ro1">
          <table:table-cell table:style-name="ce1" office:value-type="string" calcext:value-type="string">
            <text:p>2016-11-18</text:p>
          </table:table-cell>
          <table:table-cell office:value-type="float" office:value="82" calcext:value-type="float">
            <text:p>82</text:p>
          </table:table-cell>
          <table:table-cell office:value-type="float" office:value="14565500" calcext:value-type="float">
            <text:p>14565500</text:p>
          </table:table-cell>
          <table:table-cell table:formula="of:=([.B2442]-[.B2441])*[.C2442]+([.C2442]-[.C2441])*[.B2442]" office:value-type="float" office:value="433922515" calcext:value-type="float">
            <text:p>433,922,515.00</text:p>
          </table:table-cell>
        </table:table-row>
        <table:table-row table:style-name="ro1">
          <table:table-cell table:style-name="ce1" office:value-type="string" calcext:value-type="string">
            <text:p>2016-11-21</text:p>
          </table:table-cell>
          <table:table-cell office:value-type="float" office:value="82.639999" calcext:value-type="float">
            <text:p>82.639999</text:p>
          </table:table-cell>
          <table:table-cell office:value-type="float" office:value="11482100" calcext:value-type="float">
            <text:p>11482100</text:p>
          </table:table-cell>
          <table:table-cell table:formula="of:=([.B2443]-[.B2442])*[.C2443]+([.C2443]-[.C2442])*[.B2443]" office:value-type="float" office:value="-247463640.3987" calcext:value-type="float">
            <text:p>-247,463,640.40</text:p>
          </table:table-cell>
        </table:table-row>
        <table:table-row table:style-name="ro1">
          <table:table-cell table:style-name="ce1" office:value-type="string" calcext:value-type="string">
            <text:p>2016-11-22</text:p>
          </table:table-cell>
          <table:table-cell office:value-type="float" office:value="82.760002" calcext:value-type="float">
            <text:p>82.760002</text:p>
          </table:table-cell>
          <table:table-cell office:value-type="float" office:value="7426500" calcext:value-type="float">
            <text:p>7426500</text:p>
          </table:table-cell>
          <table:table-cell table:formula="of:=([.B2444]-[.B2443])*[.C2444]+([.C2444]-[.C2443])*[.B2444]" office:value-type="float" office:value="-334750261.8317" calcext:value-type="float">
            <text:p>-334,750,261.83</text:p>
          </table:table-cell>
        </table:table-row>
        <table:table-row table:style-name="ro1">
          <table:table-cell table:style-name="ce1" office:value-type="string" calcext:value-type="string">
            <text:p>2016-11-23</text:p>
          </table:table-cell>
          <table:table-cell office:value-type="float" office:value="82.68" calcext:value-type="float">
            <text:p>82.68</text:p>
          </table:table-cell>
          <table:table-cell office:value-type="float" office:value="7693300" calcext:value-type="float">
            <text:p>7693300</text:p>
          </table:table-cell>
          <table:table-cell table:formula="of:=([.B2445]-[.B2444])*[.C2445]+([.C2445]-[.C2444])*[.B2445]" office:value-type="float" office:value="21443544.6134001" calcext:value-type="float">
            <text:p>21,443,544.61</text:p>
          </table:table-cell>
        </table:table-row>
        <table:table-row table:style-name="ro1">
          <table:table-cell table:style-name="ce1" office:value-type="string" calcext:value-type="string">
            <text:p>2016-11-25</text:p>
          </table:table-cell>
          <table:table-cell office:value-type="float" office:value="83.459999" calcext:value-type="float">
            <text:p>83.459999</text:p>
          </table:table-cell>
          <table:table-cell office:value-type="float" office:value="3882900" calcext:value-type="float">
            <text:p>3882900</text:p>
          </table:table-cell>
          <table:table-cell table:formula="of:=([.B2446]-[.B2445])*[.C2446]+([.C2446]-[.C2445])*[.B2446]" office:value-type="float" office:value="-314987322.0725" calcext:value-type="float">
            <text:p>-314,987,322.07</text:p>
          </table:table-cell>
        </table:table-row>
        <table:table-row table:style-name="ro1">
          <table:table-cell table:style-name="ce1" office:value-type="string" calcext:value-type="string">
            <text:p>2016-11-28</text:p>
          </table:table-cell>
          <table:table-cell office:value-type="float" office:value="83.07" calcext:value-type="float">
            <text:p>83.07</text:p>
          </table:table-cell>
          <table:table-cell office:value-type="float" office:value="6990100" calcext:value-type="float">
            <text:p>6990100</text:p>
          </table:table-cell>
          <table:table-cell table:formula="of:=([.B2447]-[.B2446])*[.C2447]+([.C2447]-[.C2446])*[.B2447]" office:value-type="float" office:value="255388971.9901" calcext:value-type="float">
            <text:p>255,388,971.99</text:p>
          </table:table-cell>
        </table:table-row>
        <table:table-row table:style-name="ro1">
          <table:table-cell table:style-name="ce1" office:value-type="string" calcext:value-type="string">
            <text:p>2016-11-29</text:p>
          </table:table-cell>
          <table:table-cell office:value-type="float" office:value="82.889999" calcext:value-type="float">
            <text:p>82.889999</text:p>
          </table:table-cell>
          <table:table-cell office:value-type="float" office:value="6183100" calcext:value-type="float">
            <text:p>6183100</text:p>
          </table:table-cell>
          <table:table-cell table:formula="of:=([.B2448]-[.B2447])*[.C2448]+([.C2448]-[.C2447])*[.B2448]" office:value-type="float" office:value="-68005193.3760999" calcext:value-type="float">
            <text:p>-68,005,193.38</text:p>
          </table:table-cell>
        </table:table-row>
        <table:table-row table:style-name="ro1">
          <table:table-cell table:style-name="ce1" office:value-type="string" calcext:value-type="string">
            <text:p>2016-11-30</text:p>
          </table:table-cell>
          <table:table-cell office:value-type="float" office:value="82.459999" calcext:value-type="float">
            <text:p>82.459999</text:p>
          </table:table-cell>
          <table:table-cell office:value-type="float" office:value="12115500" calcext:value-type="float">
            <text:p>12115500</text:p>
          </table:table-cell>
          <table:table-cell table:formula="of:=([.B2449]-[.B2448])*[.C2449]+([.C2449]-[.C2448])*[.B2449]" office:value-type="float" office:value="483976033.0676" calcext:value-type="float">
            <text:p>483,976,033.07</text:p>
          </table:table-cell>
        </table:table-row>
        <table:table-row table:style-name="ro1">
          <table:table-cell table:style-name="ce1" office:value-type="string" calcext:value-type="string">
            <text:p>2016-12-01</text:p>
          </table:table-cell>
          <table:table-cell office:value-type="float" office:value="81.860001" calcext:value-type="float">
            <text:p>81.860001</text:p>
          </table:table-cell>
          <table:table-cell office:value-type="float" office:value="12516900" calcext:value-type="float">
            <text:p>12516900</text:p>
          </table:table-cell>
          <table:table-cell table:formula="of:=([.B2450]-[.B2449])*[.C2450]+([.C2450]-[.C2449])*[.B2450]" office:value-type="float" office:value="25348489.4352" calcext:value-type="float">
            <text:p>25,348,489.44</text:p>
          </table:table-cell>
        </table:table-row>
        <table:table-row table:style-name="ro1">
          <table:table-cell table:style-name="ce1" office:value-type="string" calcext:value-type="string">
            <text:p>2016-12-02</text:p>
          </table:table-cell>
          <table:table-cell office:value-type="float" office:value="82.400002" calcext:value-type="float">
            <text:p>82.400002</text:p>
          </table:table-cell>
          <table:table-cell office:value-type="float" office:value="9079400" calcext:value-type="float">
            <text:p>9079400</text:p>
          </table:table-cell>
          <table:table-cell table:formula="of:=([.B2451]-[.B2450])*[.C2451]+([.C2451]-[.C2450])*[.B2451]" office:value-type="float" office:value="-278347121.7956" calcext:value-type="float">
            <text:p>-278,347,121.80</text:p>
          </table:table-cell>
        </table:table-row>
        <table:table-row table:style-name="ro1">
          <table:table-cell table:style-name="ce1" office:value-type="string" calcext:value-type="string">
            <text:p>2016-12-05</text:p>
          </table:table-cell>
          <table:table-cell office:value-type="float" office:value="82.989998" calcext:value-type="float">
            <text:p>82.989998</text:p>
          </table:table-cell>
          <table:table-cell office:value-type="float" office:value="8597500" calcext:value-type="float">
            <text:p>8597500</text:p>
          </table:table-cell>
          <table:table-cell table:formula="of:=([.B2452]-[.B2451])*[.C2452]+([.C2452]-[.C2451])*[.B2452]" office:value-type="float" office:value="-34920389.4262" calcext:value-type="float">
            <text:p>-34,920,389.43</text:p>
          </table:table-cell>
        </table:table-row>
        <table:table-row table:style-name="ro1">
          <table:table-cell table:style-name="ce1" office:value-type="string" calcext:value-type="string">
            <text:p>2016-12-06</text:p>
          </table:table-cell>
          <table:table-cell office:value-type="float" office:value="82.910004" calcext:value-type="float">
            <text:p>82.910004</text:p>
          </table:table-cell>
          <table:table-cell office:value-type="float" office:value="7327200" calcext:value-type="float">
            <text:p>7327200</text:p>
          </table:table-cell>
          <table:table-cell table:formula="of:=([.B2453]-[.B2452])*[.C2453]+([.C2453]-[.C2452])*[.B2453]" office:value-type="float" office:value="-105906710.118" calcext:value-type="float">
            <text:p>-105,906,710.12</text:p>
          </table:table-cell>
        </table:table-row>
        <table:table-row table:style-name="ro1">
          <table:table-cell table:style-name="ce1" office:value-type="string" calcext:value-type="string">
            <text:p>2016-12-07</text:p>
          </table:table-cell>
          <table:table-cell office:value-type="float" office:value="84.18" calcext:value-type="float">
            <text:p>84.18</text:p>
          </table:table-cell>
          <table:table-cell office:value-type="float" office:value="8567700" calcext:value-type="float">
            <text:p>8567700</text:p>
          </table:table-cell>
          <table:table-cell table:formula="of:=([.B2454]-[.B2453])*[.C2454]+([.C2454]-[.C2453])*[.B2454]" office:value-type="float" office:value="115306234.7292" calcext:value-type="float">
            <text:p>115,306,234.73</text:p>
          </table:table-cell>
        </table:table-row>
        <table:table-row table:style-name="ro1">
          <table:table-cell table:style-name="ce1" office:value-type="string" calcext:value-type="string">
            <text:p>2016-12-08</text:p>
          </table:table-cell>
          <table:table-cell office:value-type="float" office:value="83.5" calcext:value-type="float">
            <text:p>83.5</text:p>
          </table:table-cell>
          <table:table-cell office:value-type="float" office:value="7522800" calcext:value-type="float">
            <text:p>7522800</text:p>
          </table:table-cell>
          <table:table-cell table:formula="of:=([.B2455]-[.B2454])*[.C2455]+([.C2455]-[.C2454])*[.B2455]" office:value-type="float" office:value="-92364654" calcext:value-type="float">
            <text:p>-92,364,654.00</text:p>
          </table:table-cell>
        </table:table-row>
        <table:table-row table:style-name="ro1">
          <table:table-cell table:style-name="ce1" office:value-type="string" calcext:value-type="string">
            <text:p>2016-12-09</text:p>
          </table:table-cell>
          <table:table-cell office:value-type="float" office:value="84.370003" calcext:value-type="float">
            <text:p>84.370003</text:p>
          </table:table-cell>
          <table:table-cell office:value-type="float" office:value="8004500" calcext:value-type="float">
            <text:p>8004500</text:p>
          </table:table-cell>
          <table:table-cell table:formula="of:=([.B2456]-[.B2455])*[.C2456]+([.C2456]-[.C2455])*[.B2456]" office:value-type="float" office:value="47604969.4586" calcext:value-type="float">
            <text:p>47,604,969.46</text:p>
          </table:table-cell>
        </table:table-row>
        <table:table-row table:style-name="ro1">
          <table:table-cell table:style-name="ce1" office:value-type="string" calcext:value-type="string">
            <text:p>2016-12-12</text:p>
          </table:table-cell>
          <table:table-cell office:value-type="float" office:value="85.129997" calcext:value-type="float">
            <text:p>85.129997</text:p>
          </table:table-cell>
          <table:table-cell office:value-type="float" office:value="7494100" calcext:value-type="float">
            <text:p>7494100</text:p>
          </table:table-cell>
          <table:table-cell table:formula="of:=([.B2457]-[.B2456])*[.C2457]+([.C2457]-[.C2456])*[.B2457]" office:value-type="float" office:value="-37754879.4334" calcext:value-type="float">
            <text:p>-37,754,879.43</text:p>
          </table:table-cell>
        </table:table-row>
        <table:table-row table:style-name="ro1">
          <table:table-cell table:style-name="ce1" office:value-type="string" calcext:value-type="string">
            <text:p>2016-12-13</text:p>
          </table:table-cell>
          <table:table-cell office:value-type="float" office:value="85.18" calcext:value-type="float">
            <text:p>85.18</text:p>
          </table:table-cell>
          <table:table-cell office:value-type="float" office:value="11795900" calcext:value-type="float">
            <text:p>11795900</text:p>
          </table:table-cell>
          <table:table-cell table:formula="of:=([.B2458]-[.B2457])*[.C2458]+([.C2458]-[.C2457])*[.B2458]" office:value-type="float" office:value="367017154.3877" calcext:value-type="float">
            <text:p>367,017,154.39</text:p>
          </table:table-cell>
        </table:table-row>
        <table:table-row table:style-name="ro1">
          <table:table-cell table:style-name="ce1" office:value-type="string" calcext:value-type="string">
            <text:p>2016-12-14</text:p>
          </table:table-cell>
          <table:table-cell office:value-type="float" office:value="84.370003" calcext:value-type="float">
            <text:p>84.370003</text:p>
          </table:table-cell>
          <table:table-cell office:value-type="float" office:value="12292200" calcext:value-type="float">
            <text:p>12292200</text:p>
          </table:table-cell>
          <table:table-cell table:formula="of:=([.B2459]-[.B2458])*[.C2459]+([.C2459]-[.C2458])*[.B2459]" office:value-type="float" office:value="31916187.3654999" calcext:value-type="float">
            <text:p>31,916,187.37</text:p>
          </table:table-cell>
        </table:table-row>
        <table:table-row table:style-name="ro1">
          <table:table-cell table:style-name="ce1" office:value-type="string" calcext:value-type="string">
            <text:p>2016-12-15</text:p>
          </table:table-cell>
          <table:table-cell office:value-type="float" office:value="84.68" calcext:value-type="float">
            <text:p>84.68</text:p>
          </table:table-cell>
          <table:table-cell office:value-type="float" office:value="8768100" calcext:value-type="float">
            <text:p>8768100</text:p>
          </table:table-cell>
          <table:table-cell table:formula="of:=([.B2460]-[.B2459])*[.C2460]+([.C2460]-[.C2459])*[.B2460]" office:value-type="float" office:value="-295702703.3043" calcext:value-type="float">
            <text:p>-295,702,703.30</text:p>
          </table:table-cell>
        </table:table-row>
        <table:table-row table:style-name="ro1">
          <table:table-cell table:style-name="ce1" office:value-type="string" calcext:value-type="string">
            <text:p>2016-12-16</text:p>
          </table:table-cell>
          <table:table-cell office:value-type="float" office:value="84.68" calcext:value-type="float">
            <text:p>84.68</text:p>
          </table:table-cell>
          <table:table-cell office:value-type="float" office:value="21172400" calcext:value-type="float">
            <text:p>21172400</text:p>
          </table:table-cell>
          <table:table-cell table:formula="of:=([.B2461]-[.B2460])*[.C2461]+([.C2461]-[.C2460])*[.B2461]" office:value-type="float" office:value="1050396124" calcext:value-type="float">
            <text:p>1,050,396,124.00</text:p>
          </table:table-cell>
        </table:table-row>
        <table:table-row table:style-name="ro1">
          <table:table-cell table:style-name="ce1" office:value-type="string" calcext:value-type="string">
            <text:p>2016-12-19</text:p>
          </table:table-cell>
          <table:table-cell office:value-type="float" office:value="84.709999" calcext:value-type="float">
            <text:p>84.709999</text:p>
          </table:table-cell>
          <table:table-cell office:value-type="float" office:value="6431200" calcext:value-type="float">
            <text:p>6431200</text:p>
          </table:table-cell>
          <table:table-cell table:formula="of:=([.B2462]-[.B2461])*[.C2462]+([.C2462]-[.C2461])*[.B2462]" office:value-type="float" office:value="-1248534107.69" calcext:value-type="float">
            <text:p>-1,248,534,107.69</text:p>
          </table:table-cell>
        </table:table-row>
        <table:table-row table:style-name="ro1">
          <table:table-cell table:style-name="ce1" office:value-type="string" calcext:value-type="string">
            <text:p>2016-12-20</text:p>
          </table:table-cell>
          <table:table-cell office:value-type="float" office:value="84.57" calcext:value-type="float">
            <text:p>84.57</text:p>
          </table:table-cell>
          <table:table-cell office:value-type="float" office:value="7485400" calcext:value-type="float">
            <text:p>7485400</text:p>
          </table:table-cell>
          <table:table-cell table:formula="of:=([.B2463]-[.B2462])*[.C2463]+([.C2463]-[.C2462])*[.B2463]" office:value-type="float" office:value="88105745.4854" calcext:value-type="float">
            <text:p>88,105,745.49</text:p>
          </table:table-cell>
        </table:table-row>
        <table:table-row table:style-name="ro1">
          <table:table-cell table:style-name="ce1" office:value-type="string" calcext:value-type="string">
            <text:p>2016-12-21</text:p>
          </table:table-cell>
          <table:table-cell office:value-type="float" office:value="84.279999" calcext:value-type="float">
            <text:p>84.279999</text:p>
          </table:table-cell>
          <table:table-cell office:value-type="float" office:value="6099300" calcext:value-type="float">
            <text:p>6099300</text:p>
          </table:table-cell>
          <table:table-cell table:formula="of:=([.B2464]-[.B2463])*[.C2464]+([.C2464]-[.C2463])*[.B2464]" office:value-type="float" office:value="-118589309.7132" calcext:value-type="float">
            <text:p>-118,589,309.71</text:p>
          </table:table-cell>
        </table:table-row>
        <table:table-row table:style-name="ro1">
          <table:table-cell table:style-name="ce1" office:value-type="string" calcext:value-type="string">
            <text:p>2016-12-22</text:p>
          </table:table-cell>
          <table:table-cell office:value-type="float" office:value="84.470001" calcext:value-type="float">
            <text:p>84.470001</text:p>
          </table:table-cell>
          <table:table-cell office:value-type="float" office:value="7864800" calcext:value-type="float">
            <text:p>7864800</text:p>
          </table:table-cell>
          <table:table-cell table:formula="of:=([.B2465]-[.B2464])*[.C2465]+([.C2465]-[.C2464])*[.B2465]" office:value-type="float" office:value="150626114.4951" calcext:value-type="float">
            <text:p>150,626,114.50</text:p>
          </table:table-cell>
        </table:table-row>
        <table:table-row table:style-name="ro1">
          <table:table-cell table:style-name="ce1" office:value-type="string" calcext:value-type="string">
            <text:p>2016-12-23</text:p>
          </table:table-cell>
          <table:table-cell office:value-type="float" office:value="84.959999" calcext:value-type="float">
            <text:p>84.959999</text:p>
          </table:table-cell>
          <table:table-cell office:value-type="float" office:value="5284200" calcext:value-type="float">
            <text:p>5284200</text:p>
          </table:table-cell>
          <table:table-cell table:formula="of:=([.B2466]-[.B2465])*[.C2466]+([.C2466]-[.C2465])*[.B2466]" office:value-type="float" office:value="-216658525.9878" calcext:value-type="float">
            <text:p>-216,658,525.99</text:p>
          </table:table-cell>
        </table:table-row>
        <table:table-row table:style-name="ro1">
          <table:table-cell table:style-name="ce1" office:value-type="string" calcext:value-type="string">
            <text:p>2016-12-27</text:p>
          </table:table-cell>
          <table:table-cell office:value-type="float" office:value="84.599998" calcext:value-type="float">
            <text:p>84.599998</text:p>
          </table:table-cell>
          <table:table-cell office:value-type="float" office:value="3782600" calcext:value-type="float">
            <text:p>3782600</text:p>
          </table:table-cell>
          <table:table-cell table:formula="of:=([.B2467]-[.B2466])*[.C2467]+([.C2467]-[.C2466])*[.B2467]" office:value-type="float" office:value="-128397096.7794" calcext:value-type="float">
            <text:p>-128,397,096.78</text:p>
          </table:table-cell>
        </table:table-row>
        <table:table-row table:style-name="ro1">
          <table:table-cell table:style-name="ce1" office:value-type="string" calcext:value-type="string">
            <text:p>2016-12-28</text:p>
          </table:table-cell>
          <table:table-cell office:value-type="float" office:value="84.07" calcext:value-type="float">
            <text:p>84.07</text:p>
          </table:table-cell>
          <table:table-cell office:value-type="float" office:value="4298800" calcext:value-type="float">
            <text:p>4298800</text:p>
          </table:table-cell>
          <table:table-cell table:formula="of:=([.B2468]-[.B2467])*[.C2468]+([.C2468]-[.C2467])*[.B2468]" office:value-type="float" office:value="41118578.5976" calcext:value-type="float">
            <text:p>41,118,578.60</text:p>
          </table:table-cell>
        </table:table-row>
        <table:table-row table:style-name="ro1">
          <table:table-cell table:style-name="ce1" office:value-type="string" calcext:value-type="string">
            <text:p>2016-12-29</text:p>
          </table:table-cell>
          <table:table-cell office:value-type="float" office:value="84.349998" calcext:value-type="float">
            <text:p>84.349998</text:p>
          </table:table-cell>
          <table:table-cell office:value-type="float" office:value="3718300" calcext:value-type="float">
            <text:p>3718300</text:p>
          </table:table-cell>
          <table:table-cell table:formula="of:=([.B2469]-[.B2468])*[.C2469]+([.C2469]-[.C2468])*[.B2469]" office:value-type="float" office:value="-47924057.2756" calcext:value-type="float">
            <text:p>-47,924,057.28</text:p>
          </table:table-cell>
        </table:table-row>
        <table:table-row table:style-name="ro1">
          <table:table-cell table:style-name="ce1" office:value-type="string" calcext:value-type="string">
            <text:p>2016-12-30</text:p>
          </table:table-cell>
          <table:table-cell office:value-type="float" office:value="84.080002" calcext:value-type="float">
            <text:p>84.080002</text:p>
          </table:table-cell>
          <table:table-cell office:value-type="float" office:value="6209800" calcext:value-type="float">
            <text:p>6209800</text:p>
          </table:table-cell>
          <table:table-cell table:formula="of:=([.B2470]-[.B2469])*[.C2470]+([.C2470]-[.C2469])*[.B2470]" office:value-type="float" office:value="207808703.8222" calcext:value-type="float">
            <text:p>207,808,703.82</text:p>
          </table:table-cell>
        </table:table-row>
        <table:table-row table:style-name="ro1">
          <table:table-cell table:style-name="ce1" office:value-type="string" calcext:value-type="string">
            <text:p>2017-01-03</text:p>
          </table:table-cell>
          <table:table-cell office:value-type="float" office:value="84.199997" calcext:value-type="float">
            <text:p>84.199997</text:p>
          </table:table-cell>
          <table:table-cell office:value-type="float" office:value="8792700" calcext:value-type="float">
            <text:p>8792700</text:p>
          </table:table-cell>
          <table:table-cell table:formula="of:=([.B2471]-[.B2470])*[.C2471]+([.C2471]-[.C2470])*[.B2471]" office:value-type="float" office:value="218535252.2878" calcext:value-type="float">
            <text:p>218,535,252.29</text:p>
          </table:table-cell>
        </table:table-row>
        <table:table-row table:style-name="ro1">
          <table:table-cell table:style-name="ce1" office:value-type="string" calcext:value-type="string">
            <text:p>2017-01-04</text:p>
          </table:table-cell>
          <table:table-cell office:value-type="float" office:value="84.5" calcext:value-type="float">
            <text:p>84.5</text:p>
          </table:table-cell>
          <table:table-cell office:value-type="float" office:value="8096700" calcext:value-type="float">
            <text:p>8096700</text:p>
          </table:table-cell>
          <table:table-cell table:formula="of:=([.B2472]-[.B2471])*[.C2472]+([.C2472]-[.C2471])*[.B2472]" office:value-type="float" office:value="-56382965.7099" calcext:value-type="float">
            <text:p>-56,382,965.71</text:p>
          </table:table-cell>
        </table:table-row>
        <table:table-row table:style-name="ro1">
          <table:table-cell table:style-name="ce1" office:value-type="string" calcext:value-type="string">
            <text:p>2017-01-05</text:p>
          </table:table-cell>
          <table:table-cell office:value-type="float" office:value="85.059998" calcext:value-type="float">
            <text:p>85.059998</text:p>
          </table:table-cell>
          <table:table-cell office:value-type="float" office:value="6852400" calcext:value-type="float">
            <text:p>6852400</text:p>
          </table:table-cell>
          <table:table-cell table:formula="of:=([.B2473]-[.B2472])*[.C2473]+([.C2473]-[.C2472])*[.B2473]" office:value-type="float" office:value="-102002825.2162" calcext:value-type="float">
            <text:p>-102,002,825.22</text:p>
          </table:table-cell>
        </table:table-row>
        <table:table-row table:style-name="ro1">
          <table:table-cell table:style-name="ce1" office:value-type="string" calcext:value-type="string">
            <text:p>2017-01-06</text:p>
          </table:table-cell>
          <table:table-cell office:value-type="float" office:value="85.029999" calcext:value-type="float">
            <text:p>85.029999</text:p>
          </table:table-cell>
          <table:table-cell office:value-type="float" office:value="4799900" calcext:value-type="float">
            <text:p>4799900</text:p>
          </table:table-cell>
          <table:table-cell table:formula="of:=([.B2474]-[.B2473])*[.C2474]+([.C2474]-[.C2473])*[.B2474]" office:value-type="float" office:value="-174668065.1476" calcext:value-type="float">
            <text:p>-174,668,065.15</text:p>
          </table:table-cell>
        </table:table-row>
        <table:table-row table:style-name="ro1">
          <table:table-cell table:style-name="ce1" office:value-type="string" calcext:value-type="string">
            <text:p>2017-01-09</text:p>
          </table:table-cell>
          <table:table-cell office:value-type="float" office:value="84.400002" calcext:value-type="float">
            <text:p>84.400002</text:p>
          </table:table-cell>
          <table:table-cell office:value-type="float" office:value="10981100" calcext:value-type="float">
            <text:p>10981100</text:p>
          </table:table-cell>
          <table:table-cell table:formula="of:=([.B2475]-[.B2474])*[.C2475]+([.C2475]-[.C2474])*[.B2475]" office:value-type="float" office:value="514775232.3057" calcext:value-type="float">
            <text:p>514,775,232.31</text:p>
          </table:table-cell>
        </table:table-row>
        <table:table-row table:style-name="ro1">
          <table:table-cell table:style-name="ce1" office:value-type="string" calcext:value-type="string">
            <text:p>2017-01-10</text:p>
          </table:table-cell>
          <table:table-cell office:value-type="float" office:value="83.489998" calcext:value-type="float">
            <text:p>83.489998</text:p>
          </table:table-cell>
          <table:table-cell office:value-type="float" office:value="10918200" calcext:value-type="float">
            <text:p>10918200</text:p>
          </table:table-cell>
          <table:table-cell table:formula="of:=([.B2476]-[.B2475])*[.C2476]+([.C2476]-[.C2475])*[.B2476]" office:value-type="float" office:value="-15187126.547" calcext:value-type="float">
            <text:p>-15,187,126.55</text:p>
          </table:table-cell>
        </table:table-row>
        <table:table-row table:style-name="ro1">
          <table:table-cell table:style-name="ce1" office:value-type="string" calcext:value-type="string">
            <text:p>2017-01-11</text:p>
          </table:table-cell>
          <table:table-cell office:value-type="float" office:value="83.75" calcext:value-type="float">
            <text:p>83.75</text:p>
          </table:table-cell>
          <table:table-cell office:value-type="float" office:value="9572300" calcext:value-type="float">
            <text:p>9572300</text:p>
          </table:table-cell>
          <table:table-cell table:formula="of:=([.B2477]-[.B2476])*[.C2477]+([.C2477]-[.C2476])*[.B2477]" office:value-type="float" office:value="-110230307.8554" calcext:value-type="float">
            <text:p>-110,230,307.86</text:p>
          </table:table-cell>
        </table:table-row>
        <table:table-row table:style-name="ro1">
          <table:table-cell table:style-name="ce1" office:value-type="string" calcext:value-type="string">
            <text:p>2017-01-12</text:p>
          </table:table-cell>
          <table:table-cell office:value-type="float" office:value="83.839996" calcext:value-type="float">
            <text:p>83.839996</text:p>
          </table:table-cell>
          <table:table-cell office:value-type="float" office:value="6545400" calcext:value-type="float">
            <text:p>6545400</text:p>
          </table:table-cell>
          <table:table-cell table:formula="of:=([.B2478]-[.B2477])*[.C2478]+([.C2478]-[.C2477])*[.B2478]" office:value-type="float" office:value="-253186224.074" calcext:value-type="float">
            <text:p>-253,186,224.07</text:p>
          </table:table-cell>
        </table:table-row>
        <table:table-row table:style-name="ro1">
          <table:table-cell table:style-name="ce1" office:value-type="string" calcext:value-type="string">
            <text:p>2017-01-13</text:p>
          </table:table-cell>
          <table:table-cell office:value-type="float" office:value="84.010002" calcext:value-type="float">
            <text:p>84.010002</text:p>
          </table:table-cell>
          <table:table-cell office:value-type="float" office:value="6762800" calcext:value-type="float">
            <text:p>6762800</text:p>
          </table:table-cell>
          <table:table-cell table:formula="of:=([.B2479]-[.B2478])*[.C2479]+([.C2479]-[.C2478])*[.B2479]" office:value-type="float" office:value="19413491.0116" calcext:value-type="float">
            <text:p>19,413,491.01</text:p>
          </table:table-cell>
        </table:table-row>
        <table:table-row table:style-name="ro1">
          <table:table-cell table:style-name="ce1" office:value-type="string" calcext:value-type="string">
            <text:p>2017-01-17</text:p>
          </table:table-cell>
          <table:table-cell office:value-type="float" office:value="85.209999" calcext:value-type="float">
            <text:p>85.209999</text:p>
          </table:table-cell>
          <table:table-cell office:value-type="float" office:value="13145100" calcext:value-type="float">
            <text:p>13145100</text:p>
          </table:table-cell>
          <table:table-cell table:formula="of:=([.B2480]-[.B2479])*[.C2480]+([.C2480]-[.C2479])*[.B2480]" office:value-type="float" office:value="559609857.1824" calcext:value-type="float">
            <text:p>559,609,857.18</text:p>
          </table:table-cell>
        </table:table-row>
        <table:table-row table:style-name="ro1">
          <table:table-cell table:style-name="ce1" office:value-type="string" calcext:value-type="string">
            <text:p>2017-01-18</text:p>
          </table:table-cell>
          <table:table-cell office:value-type="float" office:value="84.93" calcext:value-type="float">
            <text:p>84.93</text:p>
          </table:table-cell>
          <table:table-cell office:value-type="float" office:value="10520400" calcext:value-type="float">
            <text:p>10520400</text:p>
          </table:table-cell>
          <table:table-cell table:formula="of:=([.B2481]-[.B2480])*[.C2481]+([.C2481]-[.C2480])*[.B2481]" office:value-type="float" office:value="-225861472.4796" calcext:value-type="float">
            <text:p>-225,861,472.48</text:p>
          </table:table-cell>
        </table:table-row>
        <table:table-row table:style-name="ro1">
          <table:table-cell table:style-name="ce1" office:value-type="string" calcext:value-type="string">
            <text:p>2017-01-19</text:p>
          </table:table-cell>
          <table:table-cell office:value-type="float" office:value="84.699997" calcext:value-type="float">
            <text:p>84.699997</text:p>
          </table:table-cell>
          <table:table-cell office:value-type="float" office:value="14074500" calcext:value-type="float">
            <text:p>14074500</text:p>
          </table:table-cell>
          <table:table-cell table:formula="of:=([.B2482]-[.B2481])*[.C2482]+([.C2482]-[.C2481])*[.B2482]" office:value-type="float" office:value="297795082.1142" calcext:value-type="float">
            <text:p>297,795,082.11</text:p>
          </table:table-cell>
        </table:table-row>
        <table:table-row table:style-name="ro1">
          <table:table-cell table:style-name="ce1" office:value-type="string" calcext:value-type="string">
            <text:p>2017-01-20</text:p>
          </table:table-cell>
          <table:table-cell office:value-type="float" office:value="87.449997" calcext:value-type="float">
            <text:p>87.449997</text:p>
          </table:table-cell>
          <table:table-cell office:value-type="float" office:value="22944400" calcext:value-type="float">
            <text:p>22944400</text:p>
          </table:table-cell>
          <table:table-cell table:formula="of:=([.B2483]-[.B2482])*[.C2483]+([.C2483]-[.C2482])*[.B2483]" office:value-type="float" office:value="838769828.3903" calcext:value-type="float">
            <text:p>838,769,828.39</text:p>
          </table:table-cell>
        </table:table-row>
        <table:table-row table:style-name="ro1">
          <table:table-cell table:style-name="ce1" office:value-type="string" calcext:value-type="string">
            <text:p>2017-01-23</text:p>
          </table:table-cell>
          <table:table-cell office:value-type="float" office:value="86.959999" calcext:value-type="float">
            <text:p>86.959999</text:p>
          </table:table-cell>
          <table:table-cell office:value-type="float" office:value="9408900" calcext:value-type="float">
            <text:p>9408900</text:p>
          </table:table-cell>
          <table:table-cell table:formula="of:=([.B2484]-[.B2483])*[.C2484]+([.C2484]-[.C2483])*[.B2484]" office:value-type="float" office:value="-1181657408.6467" calcext:value-type="float">
            <text:p>-1,181,657,408.65</text:p>
          </table:table-cell>
        </table:table-row>
        <table:table-row table:style-name="ro1">
          <table:table-cell table:style-name="ce1" office:value-type="string" calcext:value-type="string">
            <text:p>2017-01-24</text:p>
          </table:table-cell>
          <table:table-cell office:value-type="float" office:value="87.860001" calcext:value-type="float">
            <text:p>87.860001</text:p>
          </table:table-cell>
          <table:table-cell office:value-type="float" office:value="8704700" calcext:value-type="float">
            <text:p>8704700</text:p>
          </table:table-cell>
          <table:table-cell table:formula="of:=([.B2485]-[.B2484])*[.C2485]+([.C2485]-[.C2484])*[.B2485]" office:value-type="float" office:value="-54036765.2948" calcext:value-type="float">
            <text:p>-54,036,765.29</text:p>
          </table:table-cell>
        </table:table-row>
        <table:table-row table:style-name="ro1">
          <table:table-cell table:style-name="ce1" office:value-type="string" calcext:value-type="string">
            <text:p>2017-01-25</text:p>
          </table:table-cell>
          <table:table-cell office:value-type="float" office:value="87.160004" calcext:value-type="float">
            <text:p>87.160004</text:p>
          </table:table-cell>
          <table:table-cell office:value-type="float" office:value="8082900" calcext:value-type="float">
            <text:p>8082900</text:p>
          </table:table-cell>
          <table:table-cell table:formula="of:=([.B2486]-[.B2485])*[.C2486]+([.C2486]-[.C2485])*[.B2486]" office:value-type="float" office:value="-59854096.2385" calcext:value-type="float">
            <text:p>-59,854,096.24</text:p>
          </table:table-cell>
        </table:table-row>
        <table:table-row table:style-name="ro1">
          <table:table-cell table:style-name="ce1" office:value-type="string" calcext:value-type="string">
            <text:p>2017-01-26</text:p>
          </table:table-cell>
          <table:table-cell office:value-type="float" office:value="86.599998" calcext:value-type="float">
            <text:p>86.599998</text:p>
          </table:table-cell>
          <table:table-cell office:value-type="float" office:value="6542300" calcext:value-type="float">
            <text:p>6542300</text:p>
          </table:table-cell>
          <table:table-cell table:formula="of:=([.B2487]-[.B2486])*[.C2487]+([.C2487]-[.C2486])*[.B2487]" office:value-type="float" office:value="-137079684.1726" calcext:value-type="float">
            <text:p>-137,079,684.17</text:p>
          </table:table-cell>
        </table:table-row>
        <table:table-row table:style-name="ro1">
          <table:table-cell table:style-name="ce1" office:value-type="string" calcext:value-type="string">
            <text:p>2017-01-27</text:p>
          </table:table-cell>
          <table:table-cell office:value-type="float" office:value="86.720001" calcext:value-type="float">
            <text:p>86.720001</text:p>
          </table:table-cell>
          <table:table-cell office:value-type="float" office:value="9332300" calcext:value-type="float">
            <text:p>9332300</text:p>
          </table:table-cell>
          <table:table-cell table:formula="of:=([.B2488]-[.B2487])*[.C2488]+([.C2488]-[.C2487])*[.B2488]" office:value-type="float" office:value="243068706.7869" calcext:value-type="float">
            <text:p>243,068,706.79</text:p>
          </table:table-cell>
        </table:table-row>
        <table:table-row table:style-name="ro1">
          <table:table-cell table:style-name="ce1" office:value-type="string" calcext:value-type="string">
            <text:p>2017-01-30</text:p>
          </table:table-cell>
          <table:table-cell office:value-type="float" office:value="86.75" calcext:value-type="float">
            <text:p>86.75</text:p>
          </table:table-cell>
          <table:table-cell office:value-type="float" office:value="7350000" calcext:value-type="float">
            <text:p>7350000</text:p>
          </table:table-cell>
          <table:table-cell table:formula="of:=([.B2489]-[.B2488])*[.C2489]+([.C2489]-[.C2488])*[.B2489]" office:value-type="float" office:value="-171744032.35" calcext:value-type="float">
            <text:p>-171,744,032.35</text:p>
          </table:table-cell>
        </table:table-row>
        <table:table-row table:style-name="ro1">
          <table:table-cell table:style-name="ce1" office:value-type="string" calcext:value-type="string">
            <text:p>2017-01-31</text:p>
          </table:table-cell>
          <table:table-cell office:value-type="float" office:value="87.599998" calcext:value-type="float">
            <text:p>87.599998</text:p>
          </table:table-cell>
          <table:table-cell office:value-type="float" office:value="9712400" calcext:value-type="float">
            <text:p>9712400</text:p>
          </table:table-cell>
          <table:table-cell table:formula="of:=([.B2490]-[.B2489])*[.C2490]+([.C2490]-[.C2489])*[.B2490]" office:value-type="float" office:value="215201755.8504" calcext:value-type="float">
            <text:p>215,201,755.85</text:p>
          </table:table-cell>
        </table:table-row>
        <table:table-row table:style-name="ro1">
          <table:table-cell table:style-name="ce1" office:value-type="string" calcext:value-type="string">
            <text:p>2017-02-01</text:p>
          </table:table-cell>
          <table:table-cell office:value-type="float" office:value="87.330002" calcext:value-type="float">
            <text:p>87.330002</text:p>
          </table:table-cell>
          <table:table-cell office:value-type="float" office:value="8291000" calcext:value-type="float">
            <text:p>8291000</text:p>
          </table:table-cell>
          <table:table-cell table:formula="of:=([.B2491]-[.B2490])*[.C2491]+([.C2491]-[.C2490])*[.B2491]" office:value-type="float" office:value="-126369401.6788" calcext:value-type="float">
            <text:p>-126,369,401.68</text:p>
          </table:table-cell>
        </table:table-row>
        <table:table-row table:style-name="ro1">
          <table:table-cell table:style-name="ce1" office:value-type="string" calcext:value-type="string">
            <text:p>2017-02-02</text:p>
          </table:table-cell>
          <table:table-cell office:value-type="float" office:value="87.760002" calcext:value-type="float">
            <text:p>87.760002</text:p>
          </table:table-cell>
          <table:table-cell office:value-type="float" office:value="8997200" calcext:value-type="float">
            <text:p>8997200</text:p>
          </table:table-cell>
          <table:table-cell table:formula="of:=([.B2492]-[.B2491])*[.C2492]+([.C2492]-[.C2491])*[.B2492]" office:value-type="float" office:value="65844909.4124001" calcext:value-type="float">
            <text:p>65,844,909.41</text:p>
          </table:table-cell>
        </table:table-row>
        <table:table-row table:style-name="ro1">
          <table:table-cell table:style-name="ce1" office:value-type="string" calcext:value-type="string">
            <text:p>2017-02-03</text:p>
          </table:table-cell>
          <table:table-cell office:value-type="float" office:value="87.410004" calcext:value-type="float">
            <text:p>87.410004</text:p>
          </table:table-cell>
          <table:table-cell office:value-type="float" office:value="7161900" calcext:value-type="float">
            <text:p>7161900</text:p>
          </table:table-cell>
          <table:table-cell table:formula="of:=([.B2493]-[.B2492])*[.C2493]+([.C2493]-[.C2492])*[.B2493]" office:value-type="float" office:value="-162930231.0174" calcext:value-type="float">
            <text:p>-162,930,231.02</text:p>
          </table:table-cell>
        </table:table-row>
        <table:table-row table:style-name="ro1">
          <table:table-cell table:style-name="ce1" office:value-type="string" calcext:value-type="string">
            <text:p>2017-02-06</text:p>
          </table:table-cell>
          <table:table-cell office:value-type="float" office:value="87.400002" calcext:value-type="float">
            <text:p>87.400002</text:p>
          </table:table-cell>
          <table:table-cell office:value-type="float" office:value="7483000" calcext:value-type="float">
            <text:p>7483000</text:p>
          </table:table-cell>
          <table:table-cell table:formula="of:=([.B2494]-[.B2493])*[.C2494]+([.C2494]-[.C2493])*[.B2494]" office:value-type="float" office:value="27989295.6762" calcext:value-type="float">
            <text:p>27,989,295.68</text:p>
          </table:table-cell>
        </table:table-row>
        <table:table-row table:style-name="ro1">
          <table:table-cell table:style-name="ce1" office:value-type="string" calcext:value-type="string">
            <text:p>2017-02-07</text:p>
          </table:table-cell>
          <table:table-cell office:value-type="float" office:value="88.010002" calcext:value-type="float">
            <text:p>88.010002</text:p>
          </table:table-cell>
          <table:table-cell office:value-type="float" office:value="6646100" calcext:value-type="float">
            <text:p>6646100</text:p>
          </table:table-cell>
          <table:table-cell table:formula="of:=([.B2495]-[.B2494])*[.C2495]+([.C2495]-[.C2494])*[.B2495]" office:value-type="float" office:value="-69601449.6738" calcext:value-type="float">
            <text:p>-69,601,449.67</text:p>
          </table:table-cell>
        </table:table-row>
        <table:table-row table:style-name="ro1">
          <table:table-cell table:style-name="ce1" office:value-type="string" calcext:value-type="string">
            <text:p>2017-02-08</text:p>
          </table:table-cell>
          <table:table-cell office:value-type="float" office:value="88.330002" calcext:value-type="float">
            <text:p>88.330002</text:p>
          </table:table-cell>
          <table:table-cell office:value-type="float" office:value="6815800" calcext:value-type="float">
            <text:p>6815800</text:p>
          </table:table-cell>
          <table:table-cell table:formula="of:=([.B2496]-[.B2495])*[.C2496]+([.C2496]-[.C2495])*[.B2496]" office:value-type="float" office:value="17170657.3394" calcext:value-type="float">
            <text:p>17,170,657.34</text:p>
          </table:table-cell>
        </table:table-row>
        <table:table-row table:style-name="ro1">
          <table:table-cell table:style-name="ce1" office:value-type="string" calcext:value-type="string">
            <text:p>2017-02-09</text:p>
          </table:table-cell>
          <table:table-cell office:value-type="float" office:value="88.669998" calcext:value-type="float">
            <text:p>88.669998</text:p>
          </table:table-cell>
          <table:table-cell office:value-type="float" office:value="9914100" calcext:value-type="float">
            <text:p>9914100</text:p>
          </table:table-cell>
          <table:table-cell table:formula="of:=([.B2497]-[.B2496])*[.C2497]+([.C2497]-[.C2496])*[.B2497]" office:value-type="float" office:value="278097009.147" calcext:value-type="float">
            <text:p>278,097,009.15</text:p>
          </table:table-cell>
        </table:table-row>
        <table:table-row table:style-name="ro1">
          <table:table-cell table:style-name="ce1" office:value-type="string" calcext:value-type="string">
            <text:p>2017-02-10</text:p>
          </table:table-cell>
          <table:table-cell office:value-type="float" office:value="87.970001" calcext:value-type="float">
            <text:p>87.970001</text:p>
          </table:table-cell>
          <table:table-cell office:value-type="float" office:value="11057600" calcext:value-type="float">
            <text:p>11057600</text:p>
          </table:table-cell>
          <table:table-cell table:formula="of:=([.B2498]-[.B2497])*[.C2498]+([.C2498]-[.C2497])*[.B2498]" office:value-type="float" office:value="92853409.3162999" calcext:value-type="float">
            <text:p>92,853,409.32</text:p>
          </table:table-cell>
        </table:table-row>
        <table:table-row table:style-name="ro1">
          <table:table-cell table:style-name="ce1" office:value-type="string" calcext:value-type="string">
            <text:p>2017-02-13</text:p>
          </table:table-cell>
          <table:table-cell office:value-type="float" office:value="88.309998" calcext:value-type="float">
            <text:p>88.309998</text:p>
          </table:table-cell>
          <table:table-cell office:value-type="float" office:value="6905100" calcext:value-type="float">
            <text:p>6905100</text:p>
          </table:table-cell>
          <table:table-cell table:formula="of:=([.B2499]-[.B2498])*[.C2499]+([.C2499]-[.C2498])*[.B2499]" office:value-type="float" office:value="-364359553.4103" calcext:value-type="float">
            <text:p>-364,359,553.41</text:p>
          </table:table-cell>
        </table:table-row>
        <table:table-row table:style-name="ro1">
          <table:table-cell table:style-name="ce1" office:value-type="string" calcext:value-type="string">
            <text:p>2017-02-14</text:p>
          </table:table-cell>
          <table:table-cell office:value-type="float" office:value="87.860001" calcext:value-type="float">
            <text:p>87.860001</text:p>
          </table:table-cell>
          <table:table-cell office:value-type="float" office:value="17199500" calcext:value-type="float">
            <text:p>17199500</text:p>
          </table:table-cell>
          <table:table-cell table:formula="of:=([.B2500]-[.B2499])*[.C2500]+([.C2500]-[.C2499])*[.B2500]" office:value-type="float" office:value="896726270.8929" calcext:value-type="float">
            <text:p>896,726,270.89</text:p>
          </table:table-cell>
        </table:table-row>
        <table:table-row table:style-name="ro1">
          <table:table-cell table:style-name="ce1" office:value-type="string" calcext:value-type="string">
            <text:p>2017-02-15</text:p>
          </table:table-cell>
          <table:table-cell office:value-type="float" office:value="91.120003" calcext:value-type="float">
            <text:p>91.120003</text:p>
          </table:table-cell>
          <table:table-cell office:value-type="float" office:value="25770700" calcext:value-type="float">
            <text:p>25770700</text:p>
          </table:table-cell>
          <table:table-cell table:formula="of:=([.B2501]-[.B2500])*[.C2501]+([.C2501]-[.C2500])*[.B2501]" office:value-type="float" office:value="865020303.255" calcext:value-type="float">
            <text:p>865,020,303.26</text:p>
          </table:table-cell>
        </table:table-row>
        <table:table-row table:style-name="ro1">
          <table:table-cell table:style-name="ce1" office:value-type="string" calcext:value-type="string">
            <text:p>2017-02-16</text:p>
          </table:table-cell>
          <table:table-cell office:value-type="float" office:value="90.790001" calcext:value-type="float">
            <text:p>90.790001</text:p>
          </table:table-cell>
          <table:table-cell office:value-type="float" office:value="12404400" calcext:value-type="float">
            <text:p>12404400</text:p>
          </table:table-cell>
          <table:table-cell table:formula="of:=([.B2502]-[.B2501])*[.C2502]+([.C2502]-[.C2501])*[.B2502]" office:value-type="float" office:value="-1217619867.1751" calcext:value-type="float">
            <text:p>-1,217,619,867.18</text:p>
          </table:table-cell>
        </table:table-row>
        <table:table-row table:style-name="ro1">
          <table:table-cell table:style-name="ce1" office:value-type="string" calcext:value-type="string">
            <text:p>2017-02-17</text:p>
          </table:table-cell>
          <table:table-cell office:value-type="float" office:value="91.089996" calcext:value-type="float">
            <text:p>91.089996</text:p>
          </table:table-cell>
          <table:table-cell office:value-type="float" office:value="12084400" calcext:value-type="float">
            <text:p>12084400</text:p>
          </table:table-cell>
          <table:table-cell table:formula="of:=([.B2503]-[.B2502])*[.C2503]+([.C2503]-[.C2502])*[.B2503]" office:value-type="float" office:value="-25523539.1420001" calcext:value-type="float">
            <text:p>-25,523,539.14</text:p>
          </table:table-cell>
        </table:table-row>
        <table:table-row table:style-name="ro1">
          <table:table-cell table:style-name="ce1" office:value-type="string" calcext:value-type="string">
            <text:p>2017-02-21</text:p>
          </table:table-cell>
          <table:table-cell office:value-type="float" office:value="91.669998" calcext:value-type="float">
            <text:p>91.669998</text:p>
          </table:table-cell>
          <table:table-cell office:value-type="float" office:value="8160600" calcext:value-type="float">
            <text:p>8160600</text:p>
          </table:table-cell>
          <table:table-cell table:formula="of:=([.B2504]-[.B2503])*[.C2504]+([.C2504]-[.C2503])*[.B2504]" office:value-type="float" office:value="-354961573.8312" calcext:value-type="float">
            <text:p>-354,961,573.83</text:p>
          </table:table-cell>
        </table:table-row>
        <table:table-row table:style-name="ro1">
          <table:table-cell table:style-name="ce1" office:value-type="string" calcext:value-type="string">
            <text:p>2017-02-22</text:p>
          </table:table-cell>
          <table:table-cell office:value-type="float" office:value="91.440002" calcext:value-type="float">
            <text:p>91.440002</text:p>
          </table:table-cell>
          <table:table-cell office:value-type="float" office:value="6742700" calcext:value-type="float">
            <text:p>6742700</text:p>
          </table:table-cell>
          <table:table-cell table:formula="of:=([.B2505]-[.B2504])*[.C2505]+([.C2505]-[.C2504])*[.B2505]" office:value-type="float" office:value="-131203572.865" calcext:value-type="float">
            <text:p>-131,203,572.87</text:p>
          </table:table-cell>
        </table:table-row>
        <table:table-row table:style-name="ro1">
          <table:table-cell table:style-name="ce1" office:value-type="string" calcext:value-type="string">
            <text:p>2017-02-23</text:p>
          </table:table-cell>
          <table:table-cell office:value-type="float" office:value="91.129997" calcext:value-type="float">
            <text:p>91.129997</text:p>
          </table:table-cell>
          <table:table-cell office:value-type="float" office:value="7574500" calcext:value-type="float">
            <text:p>7574500</text:p>
          </table:table-cell>
          <table:table-cell table:formula="of:=([.B2506]-[.B2505])*[.C2506]+([.C2506]-[.C2505])*[.B2506]" office:value-type="float" office:value="73453798.6321" calcext:value-type="float">
            <text:p>73,453,798.63</text:p>
          </table:table-cell>
        </table:table-row>
        <table:table-row table:style-name="ro1">
          <table:table-cell table:style-name="ce1" office:value-type="string" calcext:value-type="string">
            <text:p>2017-02-24</text:p>
          </table:table-cell>
          <table:table-cell office:value-type="float" office:value="91.050003" calcext:value-type="float">
            <text:p>91.050003</text:p>
          </table:table-cell>
          <table:table-cell office:value-type="float" office:value="6600100" calcext:value-type="float">
            <text:p>6600100</text:p>
          </table:table-cell>
          <table:table-cell table:formula="of:=([.B2507]-[.B2506])*[.C2507]+([.C2507]-[.C2506])*[.B2507]" office:value-type="float" office:value="-89247091.3226" calcext:value-type="float">
            <text:p>-89,247,091.32</text:p>
          </table:table-cell>
        </table:table-row>
        <table:table-row table:style-name="ro1">
          <table:table-cell table:style-name="ce1" office:value-type="string" calcext:value-type="string">
            <text:p>2017-02-27</text:p>
          </table:table-cell>
          <table:table-cell office:value-type="float" office:value="90.889999" calcext:value-type="float">
            <text:p>90.889999</text:p>
          </table:table-cell>
          <table:table-cell office:value-type="float" office:value="11640500" calcext:value-type="float">
            <text:p>11640500</text:p>
          </table:table-cell>
          <table:table-cell table:formula="of:=([.B2508]-[.B2507])*[.C2508]+([.C2508]-[.C2507])*[.B2508]" office:value-type="float" office:value="456259424.3976" calcext:value-type="float">
            <text:p>456,259,424.40</text:p>
          </table:table-cell>
        </table:table-row>
        <table:table-row table:style-name="ro1">
          <table:table-cell table:style-name="ce1" office:value-type="string" calcext:value-type="string">
            <text:p>2017-02-28</text:p>
          </table:table-cell>
          <table:table-cell office:value-type="float" office:value="91.07" calcext:value-type="float">
            <text:p>91.07</text:p>
          </table:table-cell>
          <table:table-cell office:value-type="float" office:value="10470400" calcext:value-type="float">
            <text:p>10470400</text:p>
          </table:table-cell>
          <table:table-cell table:formula="of:=([.B2509]-[.B2508])*[.C2509]+([.C2509]-[.C2508])*[.B2509]" office:value-type="float" office:value="-104676324.5296" calcext:value-type="float">
            <text:p>-104,676,324.53</text:p>
          </table:table-cell>
        </table:table-row>
        <table:table-row table:style-name="ro1">
          <table:table-cell table:style-name="ce1" office:value-type="string" calcext:value-type="string">
            <text:p>2017-03-01</text:p>
          </table:table-cell>
          <table:table-cell office:value-type="float" office:value="91.660004" calcext:value-type="float">
            <text:p>91.660004</text:p>
          </table:table-cell>
          <table:table-cell office:value-type="float" office:value="8747600" calcext:value-type="float">
            <text:p>8747600</text:p>
          </table:table-cell>
          <table:table-cell table:formula="of:=([.B2510]-[.B2509])*[.C2510]+([.C2510]-[.C2509])*[.B2510]" office:value-type="float" office:value="-152750735.9008" calcext:value-type="float">
            <text:p>-152,750,735.90</text:p>
          </table:table-cell>
        </table:table-row>
        <table:table-row table:style-name="ro1">
          <table:table-cell table:style-name="ce1" office:value-type="string" calcext:value-type="string">
            <text:p>2017-03-02</text:p>
          </table:table-cell>
          <table:table-cell office:value-type="float" office:value="90.910004" calcext:value-type="float">
            <text:p>90.910004</text:p>
          </table:table-cell>
          <table:table-cell office:value-type="float" office:value="7026300" calcext:value-type="float">
            <text:p>7026300</text:p>
          </table:table-cell>
          <table:table-cell table:formula="of:=([.B2511]-[.B2510])*[.C2511]+([.C2511]-[.C2510])*[.B2511]" office:value-type="float" office:value="-161753114.8852" calcext:value-type="float">
            <text:p>-161,753,114.89</text:p>
          </table:table-cell>
        </table:table-row>
        <table:table-row table:style-name="ro1">
          <table:table-cell table:style-name="ce1" office:value-type="string" calcext:value-type="string">
            <text:p>2017-03-03</text:p>
          </table:table-cell>
          <table:table-cell office:value-type="float" office:value="90.5" calcext:value-type="float">
            <text:p>90.5</text:p>
          </table:table-cell>
          <table:table-cell office:value-type="float" office:value="8334900" calcext:value-type="float">
            <text:p>8334900</text:p>
          </table:table-cell>
          <table:table-cell table:formula="of:=([.B2512]-[.B2511])*[.C2512]+([.C2512]-[.C2511])*[.B2512]" office:value-type="float" office:value="115010957.6604" calcext:value-type="float">
            <text:p>115,010,957.66</text:p>
          </table:table-cell>
        </table:table-row>
        <table:table-row table:style-name="ro1">
          <table:table-cell table:style-name="ce1" office:value-type="string" calcext:value-type="string">
            <text:p>2017-03-06</text:p>
          </table:table-cell>
          <table:table-cell office:value-type="float" office:value="90.370003" calcext:value-type="float">
            <text:p>90.370003</text:p>
          </table:table-cell>
          <table:table-cell office:value-type="float" office:value="6462800" calcext:value-type="float">
            <text:p>6462800</text:p>
          </table:table-cell>
          <table:table-cell table:formula="of:=([.B2513]-[.B2512])*[.C2513]+([.C2513]-[.C2512])*[.B2513]" office:value-type="float" office:value="-170021827.2279" calcext:value-type="float">
            <text:p>-170,021,827.23</text:p>
          </table:table-cell>
        </table:table-row>
        <table:table-row table:style-name="ro1">
          <table:table-cell table:style-name="ce1" office:value-type="string" calcext:value-type="string">
            <text:p>2017-03-07</text:p>
          </table:table-cell>
          <table:table-cell office:value-type="float" office:value="90.290001" calcext:value-type="float">
            <text:p>90.290001</text:p>
          </table:table-cell>
          <table:table-cell office:value-type="float" office:value="5236200" calcext:value-type="float">
            <text:p>5236200</text:p>
          </table:table-cell>
          <table:table-cell table:formula="of:=([.B2514]-[.B2513])*[.C2514]+([.C2514]-[.C2513])*[.B2514]" office:value-type="float" office:value="-111168621.699" calcext:value-type="float">
            <text:p>-111,168,621.70</text:p>
          </table:table-cell>
        </table:table-row>
        <table:table-row table:style-name="ro1">
          <table:table-cell table:style-name="ce1" office:value-type="string" calcext:value-type="string">
            <text:p>2017-03-08</text:p>
          </table:table-cell>
          <table:table-cell office:value-type="float" office:value="90.139999" calcext:value-type="float">
            <text:p>90.139999</text:p>
          </table:table-cell>
          <table:table-cell office:value-type="float" office:value="5503700" calcext:value-type="float">
            <text:p>5503700</text:p>
          </table:table-cell>
          <table:table-cell table:formula="of:=([.B2515]-[.B2514])*[.C2515]+([.C2515]-[.C2514])*[.B2515]" office:value-type="float" office:value="23286883.7251" calcext:value-type="float">
            <text:p>23,286,883.73</text:p>
          </table:table-cell>
        </table:table-row>
        <table:table-row table:style-name="ro1">
          <table:table-cell table:style-name="ce1" office:value-type="string" calcext:value-type="string">
            <text:p>2017-03-09</text:p>
          </table:table-cell>
          <table:table-cell office:value-type="float" office:value="90.339996" calcext:value-type="float">
            <text:p>90.339996</text:p>
          </table:table-cell>
          <table:table-cell office:value-type="float" office:value="5587400" calcext:value-type="float">
            <text:p>5587400</text:p>
          </table:table-cell>
          <table:table-cell table:formula="of:=([.B2516]-[.B2515])*[.C2516]+([.C2516]-[.C2515])*[.B2516]" office:value-type="float" office:value="8678920.90299998" calcext:value-type="float">
            <text:p>8,678,920.90</text:p>
          </table:table-cell>
        </table:table-row>
        <table:table-row table:style-name="ro1">
          <table:table-cell table:style-name="ce1" office:value-type="string" calcext:value-type="string">
            <text:p>2017-03-10</text:p>
          </table:table-cell>
          <table:table-cell office:value-type="float" office:value="91.07" calcext:value-type="float">
            <text:p>91.07</text:p>
          </table:table-cell>
          <table:table-cell office:value-type="float" office:value="6733300" calcext:value-type="float">
            <text:p>6733300</text:p>
          </table:table-cell>
          <table:table-cell table:formula="of:=([.B2517]-[.B2516])*[.C2517]+([.C2517]-[.C2516])*[.B2517]" office:value-type="float" office:value="109272448.9332" calcext:value-type="float">
            <text:p>109,272,448.93</text:p>
          </table:table-cell>
        </table:table-row>
        <table:table-row table:style-name="ro1">
          <table:table-cell table:style-name="ce1" office:value-type="string" calcext:value-type="string">
            <text:p>2017-03-13</text:p>
          </table:table-cell>
          <table:table-cell office:value-type="float" office:value="91.309998" calcext:value-type="float">
            <text:p>91.309998</text:p>
          </table:table-cell>
          <table:table-cell office:value-type="float" office:value="7073100" calcext:value-type="float">
            <text:p>7073100</text:p>
          </table:table-cell>
          <table:table-cell table:formula="of:=([.B2518]-[.B2517])*[.C2518]+([.C2518]-[.C2517])*[.B2518]" office:value-type="float" office:value="32724667.1742" calcext:value-type="float">
            <text:p>32,724,667.17</text:p>
          </table:table-cell>
        </table:table-row>
        <table:table-row table:style-name="ro1">
          <table:table-cell table:style-name="ce1" office:value-type="string" calcext:value-type="string">
            <text:p>2017-03-14</text:p>
          </table:table-cell>
          <table:table-cell office:value-type="float" office:value="91" calcext:value-type="float">
            <text:p>91</text:p>
          </table:table-cell>
          <table:table-cell office:value-type="float" office:value="6684200" calcext:value-type="float">
            <text:p>6684200</text:p>
          </table:table-cell>
          <table:table-cell table:formula="of:=([.B2519]-[.B2518])*[.C2519]+([.C2519]-[.C2518])*[.B2519]" office:value-type="float" office:value="-37461988.6316" calcext:value-type="float">
            <text:p>-37,461,988.63</text:p>
          </table:table-cell>
        </table:table-row>
        <table:table-row table:style-name="ro1" table:number-rows-repeated="104605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>
        <table:shapes>
          <draw:frame draw:z-index="0" draw:style-name="gr1" draw:text-style-name="P1" svg:width="1985.27pt" svg:height="755.91pt" svg:x="1.59pt" svg:y="65.54pt">
            <loext:p draw:notify-on-update-of-ranges="table.E32:table.E39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table.A1:table.C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5T17:26:00.847706206</dc:date>
    <meta:editing-duration>PT5M37S</meta:editing-duration>
    <meta:editing-cycles>2</meta:editing-cycles>
    <meta:generator>LibreOffice/5.1.6.2$Linux_X86_64 LibreOffice_project/10m0$Build-2</meta:generator>
    <meta:document-statistic meta:table-count="2" meta:cell-count="1007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0.037cm" svg:height="26.668cm" xlink:href=".." xlink:type="simple" chart:class="chart:line" chart:style-name="ch1">
        <chart:legend chart:legend-position="end" svg:x="67.185cm" svg:y="13.035cm" style:legend-expansion="high" chart:style-name="ch2"/>
        <chart:plot-area chart:style-name="ch3" table:cell-range-address="table.E32:table.E391" svg:x="1.4cm" svg:y="0.533cm" svg:width="64.385cm" svg:height="25.602cm">
          <chartooo:coordinate-region svg:x="2.021cm" svg:y="0.654cm" svg:width="63.764cm" svg:height="24.47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le.E32:table.E391" chart:class="chart:line">
            <chart:data-point chart:repeated="3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.E32:table.E3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